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ta-3" style:family="table" style:master-page-name="ta-mp-3">
      <style:table-properties table:display="true" style:writing-mode="lr-tb"/>
    </style:style>
    <style:style style:name="ta-4" style:family="table" style:master-page-name="ta-mp-4">
      <style:table-properties table:display="true" style:writing-mode="lr-tb"/>
    </style:style>
    <style:style style:name="ta-5" style:family="table" style:master-page-name="ta-mp-5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56.25pt" style:use-optimal-column-width="false"/>
    </style:style>
    <style:style style:name="ACOL-3" style:family="table-column">
      <style:table-column-properties style:column-width="23.82pt" style:use-optimal-column-width="true"/>
    </style:style>
    <style:style style:name="ACOL-4" style:family="table-column">
      <style:table-column-properties style:column-width="23.82pt" style:use-optimal-column-width="false"/>
    </style:style>
    <style:style style:name="ACOL-5" style:family="table-column">
      <style:table-column-properties style:column-width="13.5pt" style:use-optimal-column-width="true"/>
    </style:style>
    <style:style style:name="ACOL-6" style:family="table-column">
      <style:table-column-properties style:column-width="30pt" style:use-optimal-column-width="false"/>
    </style:style>
    <style:style style:name="ACOL-7" style:family="table-column">
      <style:table-column-properties style:column-width="13.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2"/>
        <table:table-column table:default-cell-style-name="ACE-0" table:style-name="ACOL-0" table:number-columns-repeated="50"/>
        <table:table-column table:default-cell-style-name="ACE-0" table:style-name="ACOL-0" table:number-columns-repeated="204"/>
        <table:table-row table:style-name="AROW-1" table:number-rows-repeated="5">
          <table:table-cell table:number-columns-repeated="256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5:.D7])-[$'Sheet4'.C6]=3;AND(SUM([$'Sheet4'.B5:.D7])-[$'Sheet4'.C6]=2;[$'Sheet4'.C6]=1));1;0);0;[$'Sheet6'.C6]);0;[$'Sheet2'.BB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5:.E7])-[$'Sheet4'.D6]=3;AND(SUM([$'Sheet4'.C5:.E7])-[$'Sheet4'.D6]=2;[$'Sheet4'.D6]=1));1;0);0;[$'Sheet6'.D6]);0;[$'Sheet2'.BC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5:.F7])-[$'Sheet4'.E6]=3;AND(SUM([$'Sheet4'.D5:.F7])-[$'Sheet4'.E6]=2;[$'Sheet4'.E6]=1));1;0);0;[$'Sheet6'.E6]);0;[$'Sheet2'.BD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5:.G7])-[$'Sheet4'.F6]=3;AND(SUM([$'Sheet4'.E5:.G7])-[$'Sheet4'.F6]=2;[$'Sheet4'.F6]=1));1;0);0;[$'Sheet6'.F6]);0;[$'Sheet2'.BE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5:.H7])-[$'Sheet4'.G6]=3;AND(SUM([$'Sheet4'.F5:.H7])-[$'Sheet4'.G6]=2;[$'Sheet4'.G6]=1));1;0);0;[$'Sheet6'.G6]);0;[$'Sheet2'.BF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5:.I7])-[$'Sheet4'.H6]=3;AND(SUM([$'Sheet4'.G5:.I7])-[$'Sheet4'.H6]=2;[$'Sheet4'.H6]=1));1;0);0;[$'Sheet6'.H6]);0;[$'Sheet2'.BG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5:.J7])-[$'Sheet4'.I6]=3;AND(SUM([$'Sheet4'.H5:.J7])-[$'Sheet4'.I6]=2;[$'Sheet4'.I6]=1));1;0);0;[$'Sheet6'.I6]);0;[$'Sheet2'.BH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5:.K7])-[$'Sheet4'.J6]=3;AND(SUM([$'Sheet4'.I5:.K7])-[$'Sheet4'.J6]=2;[$'Sheet4'.J6]=1));1;0);0;[$'Sheet6'.J6]);0;[$'Sheet2'.BI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5:.L7])-[$'Sheet4'.K6]=3;AND(SUM([$'Sheet4'.J5:.L7])-[$'Sheet4'.K6]=2;[$'Sheet4'.K6]=1));1;0);0;[$'Sheet6'.K6]);0;[$'Sheet2'.BJ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5:.M7])-[$'Sheet4'.L6]=3;AND(SUM([$'Sheet4'.K5:.M7])-[$'Sheet4'.L6]=2;[$'Sheet4'.L6]=1));1;0);0;[$'Sheet6'.L6]);0;[$'Sheet2'.BK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5:.N7])-[$'Sheet4'.M6]=3;AND(SUM([$'Sheet4'.L5:.N7])-[$'Sheet4'.M6]=2;[$'Sheet4'.M6]=1));1;0);0;[$'Sheet6'.M6]);0;[$'Sheet2'.BL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5:.O7])-[$'Sheet4'.N6]=3;AND(SUM([$'Sheet4'.M5:.O7])-[$'Sheet4'.N6]=2;[$'Sheet4'.N6]=1));1;0);0;[$'Sheet6'.N6]);0;[$'Sheet2'.BM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5:.P7])-[$'Sheet4'.O6]=3;AND(SUM([$'Sheet4'.N5:.P7])-[$'Sheet4'.O6]=2;[$'Sheet4'.O6]=1));1;0);0;[$'Sheet6'.O6]);0;[$'Sheet2'.BN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5:.Q7])-[$'Sheet4'.P6]=3;AND(SUM([$'Sheet4'.O5:.Q7])-[$'Sheet4'.P6]=2;[$'Sheet4'.P6]=1));1;0);0;[$'Sheet6'.P6]);0;[$'Sheet2'.BO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5:.R7])-[$'Sheet4'.Q6]=3;AND(SUM([$'Sheet4'.P5:.R7])-[$'Sheet4'.Q6]=2;[$'Sheet4'.Q6]=1));1;0);0;[$'Sheet6'.Q6]);0;[$'Sheet2'.BP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5:.S7])-[$'Sheet4'.R6]=3;AND(SUM([$'Sheet4'.Q5:.S7])-[$'Sheet4'.R6]=2;[$'Sheet4'.R6]=1));1;0);0;[$'Sheet6'.R6]);0;[$'Sheet2'.BQ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5:.T7])-[$'Sheet4'.S6]=3;AND(SUM([$'Sheet4'.R5:.T7])-[$'Sheet4'.S6]=2;[$'Sheet4'.S6]=1));1;0);0;[$'Sheet6'.S6]);0;[$'Sheet2'.BR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5:.U7])-[$'Sheet4'.T6]=3;AND(SUM([$'Sheet4'.S5:.U7])-[$'Sheet4'.T6]=2;[$'Sheet4'.T6]=1));1;0);0;[$'Sheet6'.T6]);0;[$'Sheet2'.BS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5:.V7])-[$'Sheet4'.U6]=3;AND(SUM([$'Sheet4'.T5:.V7])-[$'Sheet4'.U6]=2;[$'Sheet4'.U6]=1));1;0);0;[$'Sheet6'.U6]);0;[$'Sheet2'.BT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5:.W7])-[$'Sheet4'.V6]=3;AND(SUM([$'Sheet4'.U5:.W7])-[$'Sheet4'.V6]=2;[$'Sheet4'.V6]=1));1;0);0;[$'Sheet6'.V6]);0;[$'Sheet2'.BU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5:.X7])-[$'Sheet4'.W6]=3;AND(SUM([$'Sheet4'.V5:.X7])-[$'Sheet4'.W6]=2;[$'Sheet4'.W6]=1));1;0);0;[$'Sheet6'.W6]);0;[$'Sheet2'.BV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5:.Y7])-[$'Sheet4'.X6]=3;AND(SUM([$'Sheet4'.W5:.Y7])-[$'Sheet4'.X6]=2;[$'Sheet4'.X6]=1));1;0);0;[$'Sheet6'.X6]);0;[$'Sheet2'.BW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5:.Z7])-[$'Sheet4'.Y6]=3;AND(SUM([$'Sheet4'.X5:.Z7])-[$'Sheet4'.Y6]=2;[$'Sheet4'.Y6]=1));1;0);0;[$'Sheet6'.Y6]);0;[$'Sheet2'.BX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5:.AA7])-[$'Sheet4'.Z6]=3;AND(SUM([$'Sheet4'.Y5:.AA7])-[$'Sheet4'.Z6]=2;[$'Sheet4'.Z6]=1));1;0);0;[$'Sheet6'.Z6]);0;[$'Sheet2'.BY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5:.AB7])-[$'Sheet4'.AA6]=3;AND(SUM([$'Sheet4'.Z5:.AB7])-[$'Sheet4'.AA6]=2;[$'Sheet4'.AA6]=1));1;0);0;[$'Sheet6'.AA6]);0;[$'Sheet2'.BZ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5:.AC7])-[$'Sheet4'.AB6]=3;AND(SUM([$'Sheet4'.AA5:.AC7])-[$'Sheet4'.AB6]=2;[$'Sheet4'.AB6]=1));1;0);0;[$'Sheet6'.AB6]);0;[$'Sheet2'.CA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5:.AD7])-[$'Sheet4'.AC6]=3;AND(SUM([$'Sheet4'.AB5:.AD7])-[$'Sheet4'.AC6]=2;[$'Sheet4'.AC6]=1));1;0);0;[$'Sheet6'.AC6]);0;[$'Sheet2'.CB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5:.AE7])-[$'Sheet4'.AD6]=3;AND(SUM([$'Sheet4'.AC5:.AE7])-[$'Sheet4'.AD6]=2;[$'Sheet4'.AD6]=1));1;0);0;[$'Sheet6'.AD6]);0;[$'Sheet2'.CC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5:.AF7])-[$'Sheet4'.AE6]=3;AND(SUM([$'Sheet4'.AD5:.AF7])-[$'Sheet4'.AE6]=2;[$'Sheet4'.AE6]=1));1;0);0;[$'Sheet6'.AE6]);0;[$'Sheet2'.CD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5:.AG7])-[$'Sheet4'.AF6]=3;AND(SUM([$'Sheet4'.AE5:.AG7])-[$'Sheet4'.AF6]=2;[$'Sheet4'.AF6]=1));1;0);0;[$'Sheet6'.AF6]);0;[$'Sheet2'.CE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5:.AH7])-[$'Sheet4'.AG6]=3;AND(SUM([$'Sheet4'.AF5:.AH7])-[$'Sheet4'.AG6]=2;[$'Sheet4'.AG6]=1));1;0);0;[$'Sheet6'.AG6]);0;[$'Sheet2'.CF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5:.AI7])-[$'Sheet4'.AH6]=3;AND(SUM([$'Sheet4'.AG5:.AI7])-[$'Sheet4'.AH6]=2;[$'Sheet4'.AH6]=1));1;0);0;[$'Sheet6'.AH6]);0;[$'Sheet2'.CG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5:.AJ7])-[$'Sheet4'.AI6]=3;AND(SUM([$'Sheet4'.AH5:.AJ7])-[$'Sheet4'.AI6]=2;[$'Sheet4'.AI6]=1));1;0);0;[$'Sheet6'.AI6]);0;[$'Sheet2'.CH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5:.AK7])-[$'Sheet4'.AJ6]=3;AND(SUM([$'Sheet4'.AI5:.AK7])-[$'Sheet4'.AJ6]=2;[$'Sheet4'.AJ6]=1));1;0);0;[$'Sheet6'.AJ6]);0;[$'Sheet2'.CI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5:.AL7])-[$'Sheet4'.AK6]=3;AND(SUM([$'Sheet4'.AJ5:.AL7])-[$'Sheet4'.AK6]=2;[$'Sheet4'.AK6]=1));1;0);0;[$'Sheet6'.AK6]);0;[$'Sheet2'.CJ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5:.AM7])-[$'Sheet4'.AL6]=3;AND(SUM([$'Sheet4'.AK5:.AM7])-[$'Sheet4'.AL6]=2;[$'Sheet4'.AL6]=1));1;0);0;[$'Sheet6'.AL6]);0;[$'Sheet2'.CK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5:.AN7])-[$'Sheet4'.AM6]=3;AND(SUM([$'Sheet4'.AL5:.AN7])-[$'Sheet4'.AM6]=2;[$'Sheet4'.AM6]=1));1;0);0;[$'Sheet6'.AM6]);0;[$'Sheet2'.CL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5:.AO7])-[$'Sheet4'.AN6]=3;AND(SUM([$'Sheet4'.AM5:.AO7])-[$'Sheet4'.AN6]=2;[$'Sheet4'.AN6]=1));1;0);0;[$'Sheet6'.AN6]);0;[$'Sheet2'.CM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5:.AP7])-[$'Sheet4'.AO6]=3;AND(SUM([$'Sheet4'.AN5:.AP7])-[$'Sheet4'.AO6]=2;[$'Sheet4'.AO6]=1));1;0);0;[$'Sheet6'.AO6]);0;[$'Sheet2'.CN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5:.AQ7])-[$'Sheet4'.AP6]=3;AND(SUM([$'Sheet4'.AO5:.AQ7])-[$'Sheet4'.AP6]=2;[$'Sheet4'.AP6]=1));1;0);0;[$'Sheet6'.AP6]);0;[$'Sheet2'.CO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5:.AR7])-[$'Sheet4'.AQ6]=3;AND(SUM([$'Sheet4'.AP5:.AR7])-[$'Sheet4'.AQ6]=2;[$'Sheet4'.AQ6]=1));1;0);0;[$'Sheet6'.AQ6]);0;[$'Sheet2'.CP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5:.AS7])-[$'Sheet4'.AR6]=3;AND(SUM([$'Sheet4'.AQ5:.AS7])-[$'Sheet4'.AR6]=2;[$'Sheet4'.AR6]=1));1;0);0;[$'Sheet6'.AR6]);0;[$'Sheet2'.CQ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5:.AT7])-[$'Sheet4'.AS6]=3;AND(SUM([$'Sheet4'.AR5:.AT7])-[$'Sheet4'.AS6]=2;[$'Sheet4'.AS6]=1));1;0);0;[$'Sheet6'.AS6]);0;[$'Sheet2'.CR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5:.AU7])-[$'Sheet4'.AT6]=3;AND(SUM([$'Sheet4'.AS5:.AU7])-[$'Sheet4'.AT6]=2;[$'Sheet4'.AT6]=1));1;0);0;[$'Sheet6'.AT6]);0;[$'Sheet2'.CS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5:.AV7])-[$'Sheet4'.AU6]=3;AND(SUM([$'Sheet4'.AT5:.AV7])-[$'Sheet4'.AU6]=2;[$'Sheet4'.AU6]=1));1;0);0;[$'Sheet6'.AU6]);0;[$'Sheet2'.CT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5:.AW7])-[$'Sheet4'.AV6]=3;AND(SUM([$'Sheet4'.AU5:.AW7])-[$'Sheet4'.AV6]=2;[$'Sheet4'.AV6]=1));1;0);0;[$'Sheet6'.AV6]);0;[$'Sheet2'.CU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5:.AX7])-[$'Sheet4'.AW6]=3;AND(SUM([$'Sheet4'.AV5:.AX7])-[$'Sheet4'.AW6]=2;[$'Sheet4'.AW6]=1));1;0);0;[$'Sheet6'.AW6]);0;[$'Sheet2'.CV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5:.AY7])-[$'Sheet4'.AX6]=3;AND(SUM([$'Sheet4'.AW5:.AY7])-[$'Sheet4'.AX6]=2;[$'Sheet4'.AX6]=1));1;0);0;[$'Sheet6'.AX6]);0;[$'Sheet2'.CW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5:.AZ7])-[$'Sheet4'.AY6]=3;AND(SUM([$'Sheet4'.AX5:.AZ7])-[$'Sheet4'.AY6]=2;[$'Sheet4'.AY6]=1));1;0);0;[$'Sheet6'.AY6]);0;[$'Sheet2'.CX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5:.BA7])-[$'Sheet4'.AZ6]=3;AND(SUM([$'Sheet4'.AY5:.BA7])-[$'Sheet4'.AZ6]=2;[$'Sheet4'.AZ6]=1));1;0);0;[$'Sheet6'.AZ6]);0;[$'Sheet2'.CY6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6:.D8])-[$'Sheet4'.C7]=3;AND(SUM([$'Sheet4'.B6:.D8])-[$'Sheet4'.C7]=2;[$'Sheet4'.C7]=1));1;0);0;[$'Sheet6'.C7]);0;[$'Sheet2'.BB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6:.E8])-[$'Sheet4'.D7]=3;AND(SUM([$'Sheet4'.C6:.E8])-[$'Sheet4'.D7]=2;[$'Sheet4'.D7]=1));1;0);0;[$'Sheet6'.D7]);0;[$'Sheet2'.BC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6:.F8])-[$'Sheet4'.E7]=3;AND(SUM([$'Sheet4'.D6:.F8])-[$'Sheet4'.E7]=2;[$'Sheet4'.E7]=1));1;0);0;[$'Sheet6'.E7]);0;[$'Sheet2'.BD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6:.G8])-[$'Sheet4'.F7]=3;AND(SUM([$'Sheet4'.E6:.G8])-[$'Sheet4'.F7]=2;[$'Sheet4'.F7]=1));1;0);0;[$'Sheet6'.F7]);0;[$'Sheet2'.BE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6:.H8])-[$'Sheet4'.G7]=3;AND(SUM([$'Sheet4'.F6:.H8])-[$'Sheet4'.G7]=2;[$'Sheet4'.G7]=1));1;0);0;[$'Sheet6'.G7]);0;[$'Sheet2'.BF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6:.I8])-[$'Sheet4'.H7]=3;AND(SUM([$'Sheet4'.G6:.I8])-[$'Sheet4'.H7]=2;[$'Sheet4'.H7]=1));1;0);0;[$'Sheet6'.H7]);0;[$'Sheet2'.BG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6:.J8])-[$'Sheet4'.I7]=3;AND(SUM([$'Sheet4'.H6:.J8])-[$'Sheet4'.I7]=2;[$'Sheet4'.I7]=1));1;0);0;[$'Sheet6'.I7]);0;[$'Sheet2'.BH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6:.K8])-[$'Sheet4'.J7]=3;AND(SUM([$'Sheet4'.I6:.K8])-[$'Sheet4'.J7]=2;[$'Sheet4'.J7]=1));1;0);0;[$'Sheet6'.J7]);0;[$'Sheet2'.BI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6:.L8])-[$'Sheet4'.K7]=3;AND(SUM([$'Sheet4'.J6:.L8])-[$'Sheet4'.K7]=2;[$'Sheet4'.K7]=1));1;0);0;[$'Sheet6'.K7]);0;[$'Sheet2'.BJ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6:.M8])-[$'Sheet4'.L7]=3;AND(SUM([$'Sheet4'.K6:.M8])-[$'Sheet4'.L7]=2;[$'Sheet4'.L7]=1));1;0);0;[$'Sheet6'.L7]);0;[$'Sheet2'.BK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6:.N8])-[$'Sheet4'.M7]=3;AND(SUM([$'Sheet4'.L6:.N8])-[$'Sheet4'.M7]=2;[$'Sheet4'.M7]=1));1;0);0;[$'Sheet6'.M7]);0;[$'Sheet2'.BL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6:.O8])-[$'Sheet4'.N7]=3;AND(SUM([$'Sheet4'.M6:.O8])-[$'Sheet4'.N7]=2;[$'Sheet4'.N7]=1));1;0);0;[$'Sheet6'.N7]);0;[$'Sheet2'.BM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6:.P8])-[$'Sheet4'.O7]=3;AND(SUM([$'Sheet4'.N6:.P8])-[$'Sheet4'.O7]=2;[$'Sheet4'.O7]=1));1;0);0;[$'Sheet6'.O7]);0;[$'Sheet2'.BN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6:.Q8])-[$'Sheet4'.P7]=3;AND(SUM([$'Sheet4'.O6:.Q8])-[$'Sheet4'.P7]=2;[$'Sheet4'.P7]=1));1;0);0;[$'Sheet6'.P7]);0;[$'Sheet2'.BO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6:.R8])-[$'Sheet4'.Q7]=3;AND(SUM([$'Sheet4'.P6:.R8])-[$'Sheet4'.Q7]=2;[$'Sheet4'.Q7]=1));1;0);0;[$'Sheet6'.Q7]);0;[$'Sheet2'.BP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6:.S8])-[$'Sheet4'.R7]=3;AND(SUM([$'Sheet4'.Q6:.S8])-[$'Sheet4'.R7]=2;[$'Sheet4'.R7]=1));1;0);0;[$'Sheet6'.R7]);0;[$'Sheet2'.BQ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6:.T8])-[$'Sheet4'.S7]=3;AND(SUM([$'Sheet4'.R6:.T8])-[$'Sheet4'.S7]=2;[$'Sheet4'.S7]=1));1;0);0;[$'Sheet6'.S7]);0;[$'Sheet2'.BR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6:.U8])-[$'Sheet4'.T7]=3;AND(SUM([$'Sheet4'.S6:.U8])-[$'Sheet4'.T7]=2;[$'Sheet4'.T7]=1));1;0);0;[$'Sheet6'.T7]);0;[$'Sheet2'.BS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6:.V8])-[$'Sheet4'.U7]=3;AND(SUM([$'Sheet4'.T6:.V8])-[$'Sheet4'.U7]=2;[$'Sheet4'.U7]=1));1;0);0;[$'Sheet6'.U7]);0;[$'Sheet2'.BT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6:.W8])-[$'Sheet4'.V7]=3;AND(SUM([$'Sheet4'.U6:.W8])-[$'Sheet4'.V7]=2;[$'Sheet4'.V7]=1));1;0);0;[$'Sheet6'.V7]);0;[$'Sheet2'.BU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6:.X8])-[$'Sheet4'.W7]=3;AND(SUM([$'Sheet4'.V6:.X8])-[$'Sheet4'.W7]=2;[$'Sheet4'.W7]=1));1;0);0;[$'Sheet6'.W7]);0;[$'Sheet2'.BV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6:.Y8])-[$'Sheet4'.X7]=3;AND(SUM([$'Sheet4'.W6:.Y8])-[$'Sheet4'.X7]=2;[$'Sheet4'.X7]=1));1;0);0;[$'Sheet6'.X7]);0;[$'Sheet2'.BW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6:.Z8])-[$'Sheet4'.Y7]=3;AND(SUM([$'Sheet4'.X6:.Z8])-[$'Sheet4'.Y7]=2;[$'Sheet4'.Y7]=1));1;0);0;[$'Sheet6'.Y7]);0;[$'Sheet2'.BX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6:.AA8])-[$'Sheet4'.Z7]=3;AND(SUM([$'Sheet4'.Y6:.AA8])-[$'Sheet4'.Z7]=2;[$'Sheet4'.Z7]=1));1;0);0;[$'Sheet6'.Z7]);0;[$'Sheet2'.BY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6:.AB8])-[$'Sheet4'.AA7]=3;AND(SUM([$'Sheet4'.Z6:.AB8])-[$'Sheet4'.AA7]=2;[$'Sheet4'.AA7]=1));1;0);0;[$'Sheet6'.AA7]);0;[$'Sheet2'.BZ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6:.AC8])-[$'Sheet4'.AB7]=3;AND(SUM([$'Sheet4'.AA6:.AC8])-[$'Sheet4'.AB7]=2;[$'Sheet4'.AB7]=1));1;0);0;[$'Sheet6'.AB7]);0;[$'Sheet2'.CA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6:.AD8])-[$'Sheet4'.AC7]=3;AND(SUM([$'Sheet4'.AB6:.AD8])-[$'Sheet4'.AC7]=2;[$'Sheet4'.AC7]=1));1;0);0;[$'Sheet6'.AC7]);0;[$'Sheet2'.CB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6:.AE8])-[$'Sheet4'.AD7]=3;AND(SUM([$'Sheet4'.AC6:.AE8])-[$'Sheet4'.AD7]=2;[$'Sheet4'.AD7]=1));1;0);0;[$'Sheet6'.AD7]);0;[$'Sheet2'.CC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6:.AF8])-[$'Sheet4'.AE7]=3;AND(SUM([$'Sheet4'.AD6:.AF8])-[$'Sheet4'.AE7]=2;[$'Sheet4'.AE7]=1));1;0);0;[$'Sheet6'.AE7]);0;[$'Sheet2'.CD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6:.AG8])-[$'Sheet4'.AF7]=3;AND(SUM([$'Sheet4'.AE6:.AG8])-[$'Sheet4'.AF7]=2;[$'Sheet4'.AF7]=1));1;0);0;[$'Sheet6'.AF7]);0;[$'Sheet2'.CE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6:.AH8])-[$'Sheet4'.AG7]=3;AND(SUM([$'Sheet4'.AF6:.AH8])-[$'Sheet4'.AG7]=2;[$'Sheet4'.AG7]=1));1;0);0;[$'Sheet6'.AG7]);0;[$'Sheet2'.CF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6:.AI8])-[$'Sheet4'.AH7]=3;AND(SUM([$'Sheet4'.AG6:.AI8])-[$'Sheet4'.AH7]=2;[$'Sheet4'.AH7]=1));1;0);0;[$'Sheet6'.AH7]);0;[$'Sheet2'.CG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6:.AJ8])-[$'Sheet4'.AI7]=3;AND(SUM([$'Sheet4'.AH6:.AJ8])-[$'Sheet4'.AI7]=2;[$'Sheet4'.AI7]=1));1;0);0;[$'Sheet6'.AI7]);0;[$'Sheet2'.CH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6:.AK8])-[$'Sheet4'.AJ7]=3;AND(SUM([$'Sheet4'.AI6:.AK8])-[$'Sheet4'.AJ7]=2;[$'Sheet4'.AJ7]=1));1;0);0;[$'Sheet6'.AJ7]);0;[$'Sheet2'.CI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6:.AL8])-[$'Sheet4'.AK7]=3;AND(SUM([$'Sheet4'.AJ6:.AL8])-[$'Sheet4'.AK7]=2;[$'Sheet4'.AK7]=1));1;0);0;[$'Sheet6'.AK7]);0;[$'Sheet2'.CJ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6:.AM8])-[$'Sheet4'.AL7]=3;AND(SUM([$'Sheet4'.AK6:.AM8])-[$'Sheet4'.AL7]=2;[$'Sheet4'.AL7]=1));1;0);0;[$'Sheet6'.AL7]);0;[$'Sheet2'.CK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6:.AN8])-[$'Sheet4'.AM7]=3;AND(SUM([$'Sheet4'.AL6:.AN8])-[$'Sheet4'.AM7]=2;[$'Sheet4'.AM7]=1));1;0);0;[$'Sheet6'.AM7]);0;[$'Sheet2'.CL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6:.AO8])-[$'Sheet4'.AN7]=3;AND(SUM([$'Sheet4'.AM6:.AO8])-[$'Sheet4'.AN7]=2;[$'Sheet4'.AN7]=1));1;0);0;[$'Sheet6'.AN7]);0;[$'Sheet2'.CM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6:.AP8])-[$'Sheet4'.AO7]=3;AND(SUM([$'Sheet4'.AN6:.AP8])-[$'Sheet4'.AO7]=2;[$'Sheet4'.AO7]=1));1;0);0;[$'Sheet6'.AO7]);0;[$'Sheet2'.CN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6:.AQ8])-[$'Sheet4'.AP7]=3;AND(SUM([$'Sheet4'.AO6:.AQ8])-[$'Sheet4'.AP7]=2;[$'Sheet4'.AP7]=1));1;0);0;[$'Sheet6'.AP7]);0;[$'Sheet2'.CO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6:.AR8])-[$'Sheet4'.AQ7]=3;AND(SUM([$'Sheet4'.AP6:.AR8])-[$'Sheet4'.AQ7]=2;[$'Sheet4'.AQ7]=1));1;0);0;[$'Sheet6'.AQ7]);0;[$'Sheet2'.CP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6:.AS8])-[$'Sheet4'.AR7]=3;AND(SUM([$'Sheet4'.AQ6:.AS8])-[$'Sheet4'.AR7]=2;[$'Sheet4'.AR7]=1));1;0);0;[$'Sheet6'.AR7]);0;[$'Sheet2'.CQ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6:.AT8])-[$'Sheet4'.AS7]=3;AND(SUM([$'Sheet4'.AR6:.AT8])-[$'Sheet4'.AS7]=2;[$'Sheet4'.AS7]=1));1;0);0;[$'Sheet6'.AS7]);0;[$'Sheet2'.CR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6:.AU8])-[$'Sheet4'.AT7]=3;AND(SUM([$'Sheet4'.AS6:.AU8])-[$'Sheet4'.AT7]=2;[$'Sheet4'.AT7]=1));1;0);0;[$'Sheet6'.AT7]);0;[$'Sheet2'.CS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6:.AV8])-[$'Sheet4'.AU7]=3;AND(SUM([$'Sheet4'.AT6:.AV8])-[$'Sheet4'.AU7]=2;[$'Sheet4'.AU7]=1));1;0);0;[$'Sheet6'.AU7]);0;[$'Sheet2'.CT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6:.AW8])-[$'Sheet4'.AV7]=3;AND(SUM([$'Sheet4'.AU6:.AW8])-[$'Sheet4'.AV7]=2;[$'Sheet4'.AV7]=1));1;0);0;[$'Sheet6'.AV7]);0;[$'Sheet2'.CU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6:.AX8])-[$'Sheet4'.AW7]=3;AND(SUM([$'Sheet4'.AV6:.AX8])-[$'Sheet4'.AW7]=2;[$'Sheet4'.AW7]=1));1;0);0;[$'Sheet6'.AW7]);0;[$'Sheet2'.CV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6:.AY8])-[$'Sheet4'.AX7]=3;AND(SUM([$'Sheet4'.AW6:.AY8])-[$'Sheet4'.AX7]=2;[$'Sheet4'.AX7]=1));1;0);0;[$'Sheet6'.AX7]);0;[$'Sheet2'.CW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6:.AZ8])-[$'Sheet4'.AY7]=3;AND(SUM([$'Sheet4'.AX6:.AZ8])-[$'Sheet4'.AY7]=2;[$'Sheet4'.AY7]=1));1;0);0;[$'Sheet6'.AY7]);0;[$'Sheet2'.CX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6:.BA8])-[$'Sheet4'.AZ7]=3;AND(SUM([$'Sheet4'.AY6:.BA8])-[$'Sheet4'.AZ7]=2;[$'Sheet4'.AZ7]=1));1;0);0;[$'Sheet6'.AZ7]);0;[$'Sheet2'.CY7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7:.D9])-[$'Sheet4'.C8]=3;AND(SUM([$'Sheet4'.B7:.D9])-[$'Sheet4'.C8]=2;[$'Sheet4'.C8]=1));1;0);0;[$'Sheet6'.C8]);0;[$'Sheet2'.BB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7:.E9])-[$'Sheet4'.D8]=3;AND(SUM([$'Sheet4'.C7:.E9])-[$'Sheet4'.D8]=2;[$'Sheet4'.D8]=1));1;0);0;[$'Sheet6'.D8]);0;[$'Sheet2'.BC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7:.F9])-[$'Sheet4'.E8]=3;AND(SUM([$'Sheet4'.D7:.F9])-[$'Sheet4'.E8]=2;[$'Sheet4'.E8]=1));1;0);0;[$'Sheet6'.E8]);0;[$'Sheet2'.BD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7:.G9])-[$'Sheet4'.F8]=3;AND(SUM([$'Sheet4'.E7:.G9])-[$'Sheet4'.F8]=2;[$'Sheet4'.F8]=1));1;0);0;[$'Sheet6'.F8]);0;[$'Sheet2'.BE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7:.H9])-[$'Sheet4'.G8]=3;AND(SUM([$'Sheet4'.F7:.H9])-[$'Sheet4'.G8]=2;[$'Sheet4'.G8]=1));1;0);0;[$'Sheet6'.G8]);0;[$'Sheet2'.BF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7:.I9])-[$'Sheet4'.H8]=3;AND(SUM([$'Sheet4'.G7:.I9])-[$'Sheet4'.H8]=2;[$'Sheet4'.H8]=1));1;0);0;[$'Sheet6'.H8]);0;[$'Sheet2'.BG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7:.J9])-[$'Sheet4'.I8]=3;AND(SUM([$'Sheet4'.H7:.J9])-[$'Sheet4'.I8]=2;[$'Sheet4'.I8]=1));1;0);0;[$'Sheet6'.I8]);0;[$'Sheet2'.BH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7:.K9])-[$'Sheet4'.J8]=3;AND(SUM([$'Sheet4'.I7:.K9])-[$'Sheet4'.J8]=2;[$'Sheet4'.J8]=1));1;0);0;[$'Sheet6'.J8]);0;[$'Sheet2'.BI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7:.L9])-[$'Sheet4'.K8]=3;AND(SUM([$'Sheet4'.J7:.L9])-[$'Sheet4'.K8]=2;[$'Sheet4'.K8]=1));1;0);0;[$'Sheet6'.K8]);0;[$'Sheet2'.BJ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7:.M9])-[$'Sheet4'.L8]=3;AND(SUM([$'Sheet4'.K7:.M9])-[$'Sheet4'.L8]=2;[$'Sheet4'.L8]=1));1;0);0;[$'Sheet6'.L8]);0;[$'Sheet2'.BK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7:.N9])-[$'Sheet4'.M8]=3;AND(SUM([$'Sheet4'.L7:.N9])-[$'Sheet4'.M8]=2;[$'Sheet4'.M8]=1));1;0);0;[$'Sheet6'.M8]);0;[$'Sheet2'.BL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7:.O9])-[$'Sheet4'.N8]=3;AND(SUM([$'Sheet4'.M7:.O9])-[$'Sheet4'.N8]=2;[$'Sheet4'.N8]=1));1;0);0;[$'Sheet6'.N8]);0;[$'Sheet2'.BM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7:.P9])-[$'Sheet4'.O8]=3;AND(SUM([$'Sheet4'.N7:.P9])-[$'Sheet4'.O8]=2;[$'Sheet4'.O8]=1));1;0);0;[$'Sheet6'.O8]);0;[$'Sheet2'.BN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7:.Q9])-[$'Sheet4'.P8]=3;AND(SUM([$'Sheet4'.O7:.Q9])-[$'Sheet4'.P8]=2;[$'Sheet4'.P8]=1));1;0);0;[$'Sheet6'.P8]);0;[$'Sheet2'.BO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7:.R9])-[$'Sheet4'.Q8]=3;AND(SUM([$'Sheet4'.P7:.R9])-[$'Sheet4'.Q8]=2;[$'Sheet4'.Q8]=1));1;0);0;[$'Sheet6'.Q8]);0;[$'Sheet2'.BP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7:.S9])-[$'Sheet4'.R8]=3;AND(SUM([$'Sheet4'.Q7:.S9])-[$'Sheet4'.R8]=2;[$'Sheet4'.R8]=1));1;0);0;[$'Sheet6'.R8]);0;[$'Sheet2'.BQ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7:.T9])-[$'Sheet4'.S8]=3;AND(SUM([$'Sheet4'.R7:.T9])-[$'Sheet4'.S8]=2;[$'Sheet4'.S8]=1));1;0);0;[$'Sheet6'.S8]);0;[$'Sheet2'.BR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7:.U9])-[$'Sheet4'.T8]=3;AND(SUM([$'Sheet4'.S7:.U9])-[$'Sheet4'.T8]=2;[$'Sheet4'.T8]=1));1;0);0;[$'Sheet6'.T8]);0;[$'Sheet2'.BS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7:.V9])-[$'Sheet4'.U8]=3;AND(SUM([$'Sheet4'.T7:.V9])-[$'Sheet4'.U8]=2;[$'Sheet4'.U8]=1));1;0);0;[$'Sheet6'.U8]);0;[$'Sheet2'.BT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7:.W9])-[$'Sheet4'.V8]=3;AND(SUM([$'Sheet4'.U7:.W9])-[$'Sheet4'.V8]=2;[$'Sheet4'.V8]=1));1;0);0;[$'Sheet6'.V8]);0;[$'Sheet2'.BU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7:.X9])-[$'Sheet4'.W8]=3;AND(SUM([$'Sheet4'.V7:.X9])-[$'Sheet4'.W8]=2;[$'Sheet4'.W8]=1));1;0);0;[$'Sheet6'.W8]);0;[$'Sheet2'.BV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7:.Y9])-[$'Sheet4'.X8]=3;AND(SUM([$'Sheet4'.W7:.Y9])-[$'Sheet4'.X8]=2;[$'Sheet4'.X8]=1));1;0);0;[$'Sheet6'.X8]);0;[$'Sheet2'.BW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7:.Z9])-[$'Sheet4'.Y8]=3;AND(SUM([$'Sheet4'.X7:.Z9])-[$'Sheet4'.Y8]=2;[$'Sheet4'.Y8]=1));1;0);0;[$'Sheet6'.Y8]);0;[$'Sheet2'.BX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7:.AA9])-[$'Sheet4'.Z8]=3;AND(SUM([$'Sheet4'.Y7:.AA9])-[$'Sheet4'.Z8]=2;[$'Sheet4'.Z8]=1));1;0);0;[$'Sheet6'.Z8]);0;[$'Sheet2'.BY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7:.AB9])-[$'Sheet4'.AA8]=3;AND(SUM([$'Sheet4'.Z7:.AB9])-[$'Sheet4'.AA8]=2;[$'Sheet4'.AA8]=1));1;0);0;[$'Sheet6'.AA8]);0;[$'Sheet2'.BZ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7:.AC9])-[$'Sheet4'.AB8]=3;AND(SUM([$'Sheet4'.AA7:.AC9])-[$'Sheet4'.AB8]=2;[$'Sheet4'.AB8]=1));1;0);0;[$'Sheet6'.AB8]);0;[$'Sheet2'.CA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7:.AD9])-[$'Sheet4'.AC8]=3;AND(SUM([$'Sheet4'.AB7:.AD9])-[$'Sheet4'.AC8]=2;[$'Sheet4'.AC8]=1));1;0);0;[$'Sheet6'.AC8]);0;[$'Sheet2'.CB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7:.AE9])-[$'Sheet4'.AD8]=3;AND(SUM([$'Sheet4'.AC7:.AE9])-[$'Sheet4'.AD8]=2;[$'Sheet4'.AD8]=1));1;0);0;[$'Sheet6'.AD8]);0;[$'Sheet2'.CC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7:.AF9])-[$'Sheet4'.AE8]=3;AND(SUM([$'Sheet4'.AD7:.AF9])-[$'Sheet4'.AE8]=2;[$'Sheet4'.AE8]=1));1;0);0;[$'Sheet6'.AE8]);0;[$'Sheet2'.CD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7:.AG9])-[$'Sheet4'.AF8]=3;AND(SUM([$'Sheet4'.AE7:.AG9])-[$'Sheet4'.AF8]=2;[$'Sheet4'.AF8]=1));1;0);0;[$'Sheet6'.AF8]);0;[$'Sheet2'.CE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7:.AH9])-[$'Sheet4'.AG8]=3;AND(SUM([$'Sheet4'.AF7:.AH9])-[$'Sheet4'.AG8]=2;[$'Sheet4'.AG8]=1));1;0);0;[$'Sheet6'.AG8]);0;[$'Sheet2'.CF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7:.AI9])-[$'Sheet4'.AH8]=3;AND(SUM([$'Sheet4'.AG7:.AI9])-[$'Sheet4'.AH8]=2;[$'Sheet4'.AH8]=1));1;0);0;[$'Sheet6'.AH8]);0;[$'Sheet2'.CG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7:.AJ9])-[$'Sheet4'.AI8]=3;AND(SUM([$'Sheet4'.AH7:.AJ9])-[$'Sheet4'.AI8]=2;[$'Sheet4'.AI8]=1));1;0);0;[$'Sheet6'.AI8]);0;[$'Sheet2'.CH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7:.AK9])-[$'Sheet4'.AJ8]=3;AND(SUM([$'Sheet4'.AI7:.AK9])-[$'Sheet4'.AJ8]=2;[$'Sheet4'.AJ8]=1));1;0);0;[$'Sheet6'.AJ8]);0;[$'Sheet2'.CI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7:.AL9])-[$'Sheet4'.AK8]=3;AND(SUM([$'Sheet4'.AJ7:.AL9])-[$'Sheet4'.AK8]=2;[$'Sheet4'.AK8]=1));1;0);0;[$'Sheet6'.AK8]);0;[$'Sheet2'.CJ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7:.AM9])-[$'Sheet4'.AL8]=3;AND(SUM([$'Sheet4'.AK7:.AM9])-[$'Sheet4'.AL8]=2;[$'Sheet4'.AL8]=1));1;0);0;[$'Sheet6'.AL8]);0;[$'Sheet2'.CK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7:.AN9])-[$'Sheet4'.AM8]=3;AND(SUM([$'Sheet4'.AL7:.AN9])-[$'Sheet4'.AM8]=2;[$'Sheet4'.AM8]=1));1;0);0;[$'Sheet6'.AM8]);0;[$'Sheet2'.CL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7:.AO9])-[$'Sheet4'.AN8]=3;AND(SUM([$'Sheet4'.AM7:.AO9])-[$'Sheet4'.AN8]=2;[$'Sheet4'.AN8]=1));1;0);0;[$'Sheet6'.AN8]);0;[$'Sheet2'.CM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7:.AP9])-[$'Sheet4'.AO8]=3;AND(SUM([$'Sheet4'.AN7:.AP9])-[$'Sheet4'.AO8]=2;[$'Sheet4'.AO8]=1));1;0);0;[$'Sheet6'.AO8]);0;[$'Sheet2'.CN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7:.AQ9])-[$'Sheet4'.AP8]=3;AND(SUM([$'Sheet4'.AO7:.AQ9])-[$'Sheet4'.AP8]=2;[$'Sheet4'.AP8]=1));1;0);0;[$'Sheet6'.AP8]);0;[$'Sheet2'.CO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7:.AR9])-[$'Sheet4'.AQ8]=3;AND(SUM([$'Sheet4'.AP7:.AR9])-[$'Sheet4'.AQ8]=2;[$'Sheet4'.AQ8]=1));1;0);0;[$'Sheet6'.AQ8]);0;[$'Sheet2'.CP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7:.AS9])-[$'Sheet4'.AR8]=3;AND(SUM([$'Sheet4'.AQ7:.AS9])-[$'Sheet4'.AR8]=2;[$'Sheet4'.AR8]=1));1;0);0;[$'Sheet6'.AR8]);0;[$'Sheet2'.CQ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7:.AT9])-[$'Sheet4'.AS8]=3;AND(SUM([$'Sheet4'.AR7:.AT9])-[$'Sheet4'.AS8]=2;[$'Sheet4'.AS8]=1));1;0);0;[$'Sheet6'.AS8]);0;[$'Sheet2'.CR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7:.AU9])-[$'Sheet4'.AT8]=3;AND(SUM([$'Sheet4'.AS7:.AU9])-[$'Sheet4'.AT8]=2;[$'Sheet4'.AT8]=1));1;0);0;[$'Sheet6'.AT8]);0;[$'Sheet2'.CS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7:.AV9])-[$'Sheet4'.AU8]=3;AND(SUM([$'Sheet4'.AT7:.AV9])-[$'Sheet4'.AU8]=2;[$'Sheet4'.AU8]=1));1;0);0;[$'Sheet6'.AU8]);0;[$'Sheet2'.CT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7:.AW9])-[$'Sheet4'.AV8]=3;AND(SUM([$'Sheet4'.AU7:.AW9])-[$'Sheet4'.AV8]=2;[$'Sheet4'.AV8]=1));1;0);0;[$'Sheet6'.AV8]);0;[$'Sheet2'.CU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7:.AX9])-[$'Sheet4'.AW8]=3;AND(SUM([$'Sheet4'.AV7:.AX9])-[$'Sheet4'.AW8]=2;[$'Sheet4'.AW8]=1));1;0);0;[$'Sheet6'.AW8]);0;[$'Sheet2'.CV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7:.AY9])-[$'Sheet4'.AX8]=3;AND(SUM([$'Sheet4'.AW7:.AY9])-[$'Sheet4'.AX8]=2;[$'Sheet4'.AX8]=1));1;0);0;[$'Sheet6'.AX8]);0;[$'Sheet2'.CW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7:.AZ9])-[$'Sheet4'.AY8]=3;AND(SUM([$'Sheet4'.AX7:.AZ9])-[$'Sheet4'.AY8]=2;[$'Sheet4'.AY8]=1));1;0);0;[$'Sheet6'.AY8]);0;[$'Sheet2'.CX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7:.BA9])-[$'Sheet4'.AZ8]=3;AND(SUM([$'Sheet4'.AY7:.BA9])-[$'Sheet4'.AZ8]=2;[$'Sheet4'.AZ8]=1));1;0);0;[$'Sheet6'.AZ8]);0;[$'Sheet2'.CY8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8:.D10])-[$'Sheet4'.C9]=3;AND(SUM([$'Sheet4'.B8:.D10])-[$'Sheet4'.C9]=2;[$'Sheet4'.C9]=1));1;0);0;[$'Sheet6'.C9]);0;[$'Sheet2'.BB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8:.E10])-[$'Sheet4'.D9]=3;AND(SUM([$'Sheet4'.C8:.E10])-[$'Sheet4'.D9]=2;[$'Sheet4'.D9]=1));1;0);0;[$'Sheet6'.D9]);0;[$'Sheet2'.BC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8:.F10])-[$'Sheet4'.E9]=3;AND(SUM([$'Sheet4'.D8:.F10])-[$'Sheet4'.E9]=2;[$'Sheet4'.E9]=1));1;0);0;[$'Sheet6'.E9]);0;[$'Sheet2'.BD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8:.G10])-[$'Sheet4'.F9]=3;AND(SUM([$'Sheet4'.E8:.G10])-[$'Sheet4'.F9]=2;[$'Sheet4'.F9]=1));1;0);0;[$'Sheet6'.F9]);0;[$'Sheet2'.BE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8:.H10])-[$'Sheet4'.G9]=3;AND(SUM([$'Sheet4'.F8:.H10])-[$'Sheet4'.G9]=2;[$'Sheet4'.G9]=1));1;0);0;[$'Sheet6'.G9]);0;[$'Sheet2'.BF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8:.I10])-[$'Sheet4'.H9]=3;AND(SUM([$'Sheet4'.G8:.I10])-[$'Sheet4'.H9]=2;[$'Sheet4'.H9]=1));1;0);0;[$'Sheet6'.H9]);0;[$'Sheet2'.BG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8:.J10])-[$'Sheet4'.I9]=3;AND(SUM([$'Sheet4'.H8:.J10])-[$'Sheet4'.I9]=2;[$'Sheet4'.I9]=1));1;0);0;[$'Sheet6'.I9]);0;[$'Sheet2'.BH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8:.K10])-[$'Sheet4'.J9]=3;AND(SUM([$'Sheet4'.I8:.K10])-[$'Sheet4'.J9]=2;[$'Sheet4'.J9]=1));1;0);0;[$'Sheet6'.J9]);0;[$'Sheet2'.BI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8:.L10])-[$'Sheet4'.K9]=3;AND(SUM([$'Sheet4'.J8:.L10])-[$'Sheet4'.K9]=2;[$'Sheet4'.K9]=1));1;0);0;[$'Sheet6'.K9]);0;[$'Sheet2'.BJ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8:.M10])-[$'Sheet4'.L9]=3;AND(SUM([$'Sheet4'.K8:.M10])-[$'Sheet4'.L9]=2;[$'Sheet4'.L9]=1));1;0);0;[$'Sheet6'.L9]);0;[$'Sheet2'.BK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8:.N10])-[$'Sheet4'.M9]=3;AND(SUM([$'Sheet4'.L8:.N10])-[$'Sheet4'.M9]=2;[$'Sheet4'.M9]=1));1;0);0;[$'Sheet6'.M9]);0;[$'Sheet2'.BL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8:.O10])-[$'Sheet4'.N9]=3;AND(SUM([$'Sheet4'.M8:.O10])-[$'Sheet4'.N9]=2;[$'Sheet4'.N9]=1));1;0);0;[$'Sheet6'.N9]);0;[$'Sheet2'.BM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8:.P10])-[$'Sheet4'.O9]=3;AND(SUM([$'Sheet4'.N8:.P10])-[$'Sheet4'.O9]=2;[$'Sheet4'.O9]=1));1;0);0;[$'Sheet6'.O9]);0;[$'Sheet2'.BN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8:.Q10])-[$'Sheet4'.P9]=3;AND(SUM([$'Sheet4'.O8:.Q10])-[$'Sheet4'.P9]=2;[$'Sheet4'.P9]=1));1;0);0;[$'Sheet6'.P9]);0;[$'Sheet2'.BO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8:.R10])-[$'Sheet4'.Q9]=3;AND(SUM([$'Sheet4'.P8:.R10])-[$'Sheet4'.Q9]=2;[$'Sheet4'.Q9]=1));1;0);0;[$'Sheet6'.Q9]);0;[$'Sheet2'.BP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8:.S10])-[$'Sheet4'.R9]=3;AND(SUM([$'Sheet4'.Q8:.S10])-[$'Sheet4'.R9]=2;[$'Sheet4'.R9]=1));1;0);0;[$'Sheet6'.R9]);0;[$'Sheet2'.BQ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8:.T10])-[$'Sheet4'.S9]=3;AND(SUM([$'Sheet4'.R8:.T10])-[$'Sheet4'.S9]=2;[$'Sheet4'.S9]=1));1;0);0;[$'Sheet6'.S9]);0;[$'Sheet2'.BR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8:.U10])-[$'Sheet4'.T9]=3;AND(SUM([$'Sheet4'.S8:.U10])-[$'Sheet4'.T9]=2;[$'Sheet4'.T9]=1));1;0);0;[$'Sheet6'.T9]);0;[$'Sheet2'.BS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8:.V10])-[$'Sheet4'.U9]=3;AND(SUM([$'Sheet4'.T8:.V10])-[$'Sheet4'.U9]=2;[$'Sheet4'.U9]=1));1;0);0;[$'Sheet6'.U9]);0;[$'Sheet2'.BT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8:.W10])-[$'Sheet4'.V9]=3;AND(SUM([$'Sheet4'.U8:.W10])-[$'Sheet4'.V9]=2;[$'Sheet4'.V9]=1));1;0);0;[$'Sheet6'.V9]);0;[$'Sheet2'.BU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8:.X10])-[$'Sheet4'.W9]=3;AND(SUM([$'Sheet4'.V8:.X10])-[$'Sheet4'.W9]=2;[$'Sheet4'.W9]=1));1;0);0;[$'Sheet6'.W9]);0;[$'Sheet2'.BV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8:.Y10])-[$'Sheet4'.X9]=3;AND(SUM([$'Sheet4'.W8:.Y10])-[$'Sheet4'.X9]=2;[$'Sheet4'.X9]=1));1;0);0;[$'Sheet6'.X9]);0;[$'Sheet2'.BW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8:.Z10])-[$'Sheet4'.Y9]=3;AND(SUM([$'Sheet4'.X8:.Z10])-[$'Sheet4'.Y9]=2;[$'Sheet4'.Y9]=1));1;0);0;[$'Sheet6'.Y9]);0;[$'Sheet2'.BX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8:.AA10])-[$'Sheet4'.Z9]=3;AND(SUM([$'Sheet4'.Y8:.AA10])-[$'Sheet4'.Z9]=2;[$'Sheet4'.Z9]=1));1;0);0;[$'Sheet6'.Z9]);0;[$'Sheet2'.BY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8:.AB10])-[$'Sheet4'.AA9]=3;AND(SUM([$'Sheet4'.Z8:.AB10])-[$'Sheet4'.AA9]=2;[$'Sheet4'.AA9]=1));1;0);0;[$'Sheet6'.AA9]);0;[$'Sheet2'.BZ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8:.AC10])-[$'Sheet4'.AB9]=3;AND(SUM([$'Sheet4'.AA8:.AC10])-[$'Sheet4'.AB9]=2;[$'Sheet4'.AB9]=1));1;0);0;[$'Sheet6'.AB9]);0;[$'Sheet2'.CA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8:.AD10])-[$'Sheet4'.AC9]=3;AND(SUM([$'Sheet4'.AB8:.AD10])-[$'Sheet4'.AC9]=2;[$'Sheet4'.AC9]=1));1;0);0;[$'Sheet6'.AC9]);0;[$'Sheet2'.CB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8:.AE10])-[$'Sheet4'.AD9]=3;AND(SUM([$'Sheet4'.AC8:.AE10])-[$'Sheet4'.AD9]=2;[$'Sheet4'.AD9]=1));1;0);0;[$'Sheet6'.AD9]);0;[$'Sheet2'.CC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8:.AF10])-[$'Sheet4'.AE9]=3;AND(SUM([$'Sheet4'.AD8:.AF10])-[$'Sheet4'.AE9]=2;[$'Sheet4'.AE9]=1));1;0);0;[$'Sheet6'.AE9]);0;[$'Sheet2'.CD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8:.AG10])-[$'Sheet4'.AF9]=3;AND(SUM([$'Sheet4'.AE8:.AG10])-[$'Sheet4'.AF9]=2;[$'Sheet4'.AF9]=1));1;0);0;[$'Sheet6'.AF9]);0;[$'Sheet2'.CE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8:.AH10])-[$'Sheet4'.AG9]=3;AND(SUM([$'Sheet4'.AF8:.AH10])-[$'Sheet4'.AG9]=2;[$'Sheet4'.AG9]=1));1;0);0;[$'Sheet6'.AG9]);0;[$'Sheet2'.CF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8:.AI10])-[$'Sheet4'.AH9]=3;AND(SUM([$'Sheet4'.AG8:.AI10])-[$'Sheet4'.AH9]=2;[$'Sheet4'.AH9]=1));1;0);0;[$'Sheet6'.AH9]);0;[$'Sheet2'.CG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8:.AJ10])-[$'Sheet4'.AI9]=3;AND(SUM([$'Sheet4'.AH8:.AJ10])-[$'Sheet4'.AI9]=2;[$'Sheet4'.AI9]=1));1;0);0;[$'Sheet6'.AI9]);0;[$'Sheet2'.CH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8:.AK10])-[$'Sheet4'.AJ9]=3;AND(SUM([$'Sheet4'.AI8:.AK10])-[$'Sheet4'.AJ9]=2;[$'Sheet4'.AJ9]=1));1;0);0;[$'Sheet6'.AJ9]);0;[$'Sheet2'.CI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8:.AL10])-[$'Sheet4'.AK9]=3;AND(SUM([$'Sheet4'.AJ8:.AL10])-[$'Sheet4'.AK9]=2;[$'Sheet4'.AK9]=1));1;0);0;[$'Sheet6'.AK9]);0;[$'Sheet2'.CJ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8:.AM10])-[$'Sheet4'.AL9]=3;AND(SUM([$'Sheet4'.AK8:.AM10])-[$'Sheet4'.AL9]=2;[$'Sheet4'.AL9]=1));1;0);0;[$'Sheet6'.AL9]);0;[$'Sheet2'.CK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8:.AN10])-[$'Sheet4'.AM9]=3;AND(SUM([$'Sheet4'.AL8:.AN10])-[$'Sheet4'.AM9]=2;[$'Sheet4'.AM9]=1));1;0);0;[$'Sheet6'.AM9]);0;[$'Sheet2'.CL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8:.AO10])-[$'Sheet4'.AN9]=3;AND(SUM([$'Sheet4'.AM8:.AO10])-[$'Sheet4'.AN9]=2;[$'Sheet4'.AN9]=1));1;0);0;[$'Sheet6'.AN9]);0;[$'Sheet2'.CM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8:.AP10])-[$'Sheet4'.AO9]=3;AND(SUM([$'Sheet4'.AN8:.AP10])-[$'Sheet4'.AO9]=2;[$'Sheet4'.AO9]=1));1;0);0;[$'Sheet6'.AO9]);0;[$'Sheet2'.CN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8:.AQ10])-[$'Sheet4'.AP9]=3;AND(SUM([$'Sheet4'.AO8:.AQ10])-[$'Sheet4'.AP9]=2;[$'Sheet4'.AP9]=1));1;0);0;[$'Sheet6'.AP9]);0;[$'Sheet2'.CO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8:.AR10])-[$'Sheet4'.AQ9]=3;AND(SUM([$'Sheet4'.AP8:.AR10])-[$'Sheet4'.AQ9]=2;[$'Sheet4'.AQ9]=1));1;0);0;[$'Sheet6'.AQ9]);0;[$'Sheet2'.CP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8:.AS10])-[$'Sheet4'.AR9]=3;AND(SUM([$'Sheet4'.AQ8:.AS10])-[$'Sheet4'.AR9]=2;[$'Sheet4'.AR9]=1));1;0);0;[$'Sheet6'.AR9]);0;[$'Sheet2'.CQ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8:.AT10])-[$'Sheet4'.AS9]=3;AND(SUM([$'Sheet4'.AR8:.AT10])-[$'Sheet4'.AS9]=2;[$'Sheet4'.AS9]=1));1;0);0;[$'Sheet6'.AS9]);0;[$'Sheet2'.CR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8:.AU10])-[$'Sheet4'.AT9]=3;AND(SUM([$'Sheet4'.AS8:.AU10])-[$'Sheet4'.AT9]=2;[$'Sheet4'.AT9]=1));1;0);0;[$'Sheet6'.AT9]);0;[$'Sheet2'.CS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8:.AV10])-[$'Sheet4'.AU9]=3;AND(SUM([$'Sheet4'.AT8:.AV10])-[$'Sheet4'.AU9]=2;[$'Sheet4'.AU9]=1));1;0);0;[$'Sheet6'.AU9]);0;[$'Sheet2'.CT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8:.AW10])-[$'Sheet4'.AV9]=3;AND(SUM([$'Sheet4'.AU8:.AW10])-[$'Sheet4'.AV9]=2;[$'Sheet4'.AV9]=1));1;0);0;[$'Sheet6'.AV9]);0;[$'Sheet2'.CU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8:.AX10])-[$'Sheet4'.AW9]=3;AND(SUM([$'Sheet4'.AV8:.AX10])-[$'Sheet4'.AW9]=2;[$'Sheet4'.AW9]=1));1;0);0;[$'Sheet6'.AW9]);0;[$'Sheet2'.CV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8:.AY10])-[$'Sheet4'.AX9]=3;AND(SUM([$'Sheet4'.AW8:.AY10])-[$'Sheet4'.AX9]=2;[$'Sheet4'.AX9]=1));1;0);0;[$'Sheet6'.AX9]);0;[$'Sheet2'.CW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8:.AZ10])-[$'Sheet4'.AY9]=3;AND(SUM([$'Sheet4'.AX8:.AZ10])-[$'Sheet4'.AY9]=2;[$'Sheet4'.AY9]=1));1;0);0;[$'Sheet6'.AY9]);0;[$'Sheet2'.CX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8:.BA10])-[$'Sheet4'.AZ9]=3;AND(SUM([$'Sheet4'.AY8:.BA10])-[$'Sheet4'.AZ9]=2;[$'Sheet4'.AZ9]=1));1;0);0;[$'Sheet6'.AZ9]);0;[$'Sheet2'.CY9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9:.D11])-[$'Sheet4'.C10]=3;AND(SUM([$'Sheet4'.B9:.D11])-[$'Sheet4'.C10]=2;[$'Sheet4'.C10]=1));1;0);0;[$'Sheet6'.C10]);0;[$'Sheet2'.BB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9:.E11])-[$'Sheet4'.D10]=3;AND(SUM([$'Sheet4'.C9:.E11])-[$'Sheet4'.D10]=2;[$'Sheet4'.D10]=1));1;0);0;[$'Sheet6'.D10]);0;[$'Sheet2'.BC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9:.F11])-[$'Sheet4'.E10]=3;AND(SUM([$'Sheet4'.D9:.F11])-[$'Sheet4'.E10]=2;[$'Sheet4'.E10]=1));1;0);0;[$'Sheet6'.E10]);0;[$'Sheet2'.BD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9:.G11])-[$'Sheet4'.F10]=3;AND(SUM([$'Sheet4'.E9:.G11])-[$'Sheet4'.F10]=2;[$'Sheet4'.F10]=1));1;0);0;[$'Sheet6'.F10]);0;[$'Sheet2'.BE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9:.H11])-[$'Sheet4'.G10]=3;AND(SUM([$'Sheet4'.F9:.H11])-[$'Sheet4'.G10]=2;[$'Sheet4'.G10]=1));1;0);0;[$'Sheet6'.G10]);0;[$'Sheet2'.BF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9:.I11])-[$'Sheet4'.H10]=3;AND(SUM([$'Sheet4'.G9:.I11])-[$'Sheet4'.H10]=2;[$'Sheet4'.H10]=1));1;0);0;[$'Sheet6'.H10]);0;[$'Sheet2'.BG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9:.J11])-[$'Sheet4'.I10]=3;AND(SUM([$'Sheet4'.H9:.J11])-[$'Sheet4'.I10]=2;[$'Sheet4'.I10]=1));1;0);0;[$'Sheet6'.I10]);0;[$'Sheet2'.BH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9:.K11])-[$'Sheet4'.J10]=3;AND(SUM([$'Sheet4'.I9:.K11])-[$'Sheet4'.J10]=2;[$'Sheet4'.J10]=1));1;0);0;[$'Sheet6'.J10]);0;[$'Sheet2'.BI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9:.L11])-[$'Sheet4'.K10]=3;AND(SUM([$'Sheet4'.J9:.L11])-[$'Sheet4'.K10]=2;[$'Sheet4'.K10]=1));1;0);0;[$'Sheet6'.K10]);0;[$'Sheet2'.BJ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9:.M11])-[$'Sheet4'.L10]=3;AND(SUM([$'Sheet4'.K9:.M11])-[$'Sheet4'.L10]=2;[$'Sheet4'.L10]=1));1;0);0;[$'Sheet6'.L10]);0;[$'Sheet2'.BK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9:.N11])-[$'Sheet4'.M10]=3;AND(SUM([$'Sheet4'.L9:.N11])-[$'Sheet4'.M10]=2;[$'Sheet4'.M10]=1));1;0);0;[$'Sheet6'.M10]);0;[$'Sheet2'.BL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9:.O11])-[$'Sheet4'.N10]=3;AND(SUM([$'Sheet4'.M9:.O11])-[$'Sheet4'.N10]=2;[$'Sheet4'.N10]=1));1;0);0;[$'Sheet6'.N10]);0;[$'Sheet2'.BM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9:.P11])-[$'Sheet4'.O10]=3;AND(SUM([$'Sheet4'.N9:.P11])-[$'Sheet4'.O10]=2;[$'Sheet4'.O10]=1));1;0);0;[$'Sheet6'.O10]);0;[$'Sheet2'.BN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9:.Q11])-[$'Sheet4'.P10]=3;AND(SUM([$'Sheet4'.O9:.Q11])-[$'Sheet4'.P10]=2;[$'Sheet4'.P10]=1));1;0);0;[$'Sheet6'.P10]);0;[$'Sheet2'.BO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9:.R11])-[$'Sheet4'.Q10]=3;AND(SUM([$'Sheet4'.P9:.R11])-[$'Sheet4'.Q10]=2;[$'Sheet4'.Q10]=1));1;0);0;[$'Sheet6'.Q10]);0;[$'Sheet2'.BP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9:.S11])-[$'Sheet4'.R10]=3;AND(SUM([$'Sheet4'.Q9:.S11])-[$'Sheet4'.R10]=2;[$'Sheet4'.R10]=1));1;0);0;[$'Sheet6'.R10]);0;[$'Sheet2'.BQ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9:.T11])-[$'Sheet4'.S10]=3;AND(SUM([$'Sheet4'.R9:.T11])-[$'Sheet4'.S10]=2;[$'Sheet4'.S10]=1));1;0);0;[$'Sheet6'.S10]);0;[$'Sheet2'.BR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9:.U11])-[$'Sheet4'.T10]=3;AND(SUM([$'Sheet4'.S9:.U11])-[$'Sheet4'.T10]=2;[$'Sheet4'.T10]=1));1;0);0;[$'Sheet6'.T10]);0;[$'Sheet2'.BS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9:.V11])-[$'Sheet4'.U10]=3;AND(SUM([$'Sheet4'.T9:.V11])-[$'Sheet4'.U10]=2;[$'Sheet4'.U10]=1));1;0);0;[$'Sheet6'.U10]);0;[$'Sheet2'.BT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9:.W11])-[$'Sheet4'.V10]=3;AND(SUM([$'Sheet4'.U9:.W11])-[$'Sheet4'.V10]=2;[$'Sheet4'.V10]=1));1;0);0;[$'Sheet6'.V10]);0;[$'Sheet2'.BU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9:.X11])-[$'Sheet4'.W10]=3;AND(SUM([$'Sheet4'.V9:.X11])-[$'Sheet4'.W10]=2;[$'Sheet4'.W10]=1));1;0);0;[$'Sheet6'.W10]);0;[$'Sheet2'.BV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9:.Y11])-[$'Sheet4'.X10]=3;AND(SUM([$'Sheet4'.W9:.Y11])-[$'Sheet4'.X10]=2;[$'Sheet4'.X10]=1));1;0);0;[$'Sheet6'.X10]);0;[$'Sheet2'.BW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9:.Z11])-[$'Sheet4'.Y10]=3;AND(SUM([$'Sheet4'.X9:.Z11])-[$'Sheet4'.Y10]=2;[$'Sheet4'.Y10]=1));1;0);0;[$'Sheet6'.Y10]);0;[$'Sheet2'.BX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9:.AA11])-[$'Sheet4'.Z10]=3;AND(SUM([$'Sheet4'.Y9:.AA11])-[$'Sheet4'.Z10]=2;[$'Sheet4'.Z10]=1));1;0);0;[$'Sheet6'.Z10]);0;[$'Sheet2'.BY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9:.AB11])-[$'Sheet4'.AA10]=3;AND(SUM([$'Sheet4'.Z9:.AB11])-[$'Sheet4'.AA10]=2;[$'Sheet4'.AA10]=1));1;0);0;[$'Sheet6'.AA10]);0;[$'Sheet2'.BZ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9:.AC11])-[$'Sheet4'.AB10]=3;AND(SUM([$'Sheet4'.AA9:.AC11])-[$'Sheet4'.AB10]=2;[$'Sheet4'.AB10]=1));1;0);0;[$'Sheet6'.AB10]);0;[$'Sheet2'.CA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9:.AD11])-[$'Sheet4'.AC10]=3;AND(SUM([$'Sheet4'.AB9:.AD11])-[$'Sheet4'.AC10]=2;[$'Sheet4'.AC10]=1));1;0);0;[$'Sheet6'.AC10]);0;[$'Sheet2'.CB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9:.AE11])-[$'Sheet4'.AD10]=3;AND(SUM([$'Sheet4'.AC9:.AE11])-[$'Sheet4'.AD10]=2;[$'Sheet4'.AD10]=1));1;0);0;[$'Sheet6'.AD10]);0;[$'Sheet2'.CC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9:.AF11])-[$'Sheet4'.AE10]=3;AND(SUM([$'Sheet4'.AD9:.AF11])-[$'Sheet4'.AE10]=2;[$'Sheet4'.AE10]=1));1;0);0;[$'Sheet6'.AE10]);0;[$'Sheet2'.CD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9:.AG11])-[$'Sheet4'.AF10]=3;AND(SUM([$'Sheet4'.AE9:.AG11])-[$'Sheet4'.AF10]=2;[$'Sheet4'.AF10]=1));1;0);0;[$'Sheet6'.AF10]);0;[$'Sheet2'.CE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9:.AH11])-[$'Sheet4'.AG10]=3;AND(SUM([$'Sheet4'.AF9:.AH11])-[$'Sheet4'.AG10]=2;[$'Sheet4'.AG10]=1));1;0);0;[$'Sheet6'.AG10]);0;[$'Sheet2'.CF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9:.AI11])-[$'Sheet4'.AH10]=3;AND(SUM([$'Sheet4'.AG9:.AI11])-[$'Sheet4'.AH10]=2;[$'Sheet4'.AH10]=1));1;0);0;[$'Sheet6'.AH10]);0;[$'Sheet2'.CG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9:.AJ11])-[$'Sheet4'.AI10]=3;AND(SUM([$'Sheet4'.AH9:.AJ11])-[$'Sheet4'.AI10]=2;[$'Sheet4'.AI10]=1));1;0);0;[$'Sheet6'.AI10]);0;[$'Sheet2'.CH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9:.AK11])-[$'Sheet4'.AJ10]=3;AND(SUM([$'Sheet4'.AI9:.AK11])-[$'Sheet4'.AJ10]=2;[$'Sheet4'.AJ10]=1));1;0);0;[$'Sheet6'.AJ10]);0;[$'Sheet2'.CI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9:.AL11])-[$'Sheet4'.AK10]=3;AND(SUM([$'Sheet4'.AJ9:.AL11])-[$'Sheet4'.AK10]=2;[$'Sheet4'.AK10]=1));1;0);0;[$'Sheet6'.AK10]);0;[$'Sheet2'.CJ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9:.AM11])-[$'Sheet4'.AL10]=3;AND(SUM([$'Sheet4'.AK9:.AM11])-[$'Sheet4'.AL10]=2;[$'Sheet4'.AL10]=1));1;0);0;[$'Sheet6'.AL10]);0;[$'Sheet2'.CK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9:.AN11])-[$'Sheet4'.AM10]=3;AND(SUM([$'Sheet4'.AL9:.AN11])-[$'Sheet4'.AM10]=2;[$'Sheet4'.AM10]=1));1;0);0;[$'Sheet6'.AM10]);0;[$'Sheet2'.CL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9:.AO11])-[$'Sheet4'.AN10]=3;AND(SUM([$'Sheet4'.AM9:.AO11])-[$'Sheet4'.AN10]=2;[$'Sheet4'.AN10]=1));1;0);0;[$'Sheet6'.AN10]);0;[$'Sheet2'.CM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9:.AP11])-[$'Sheet4'.AO10]=3;AND(SUM([$'Sheet4'.AN9:.AP11])-[$'Sheet4'.AO10]=2;[$'Sheet4'.AO10]=1));1;0);0;[$'Sheet6'.AO10]);0;[$'Sheet2'.CN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9:.AQ11])-[$'Sheet4'.AP10]=3;AND(SUM([$'Sheet4'.AO9:.AQ11])-[$'Sheet4'.AP10]=2;[$'Sheet4'.AP10]=1));1;0);0;[$'Sheet6'.AP10]);0;[$'Sheet2'.CO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9:.AR11])-[$'Sheet4'.AQ10]=3;AND(SUM([$'Sheet4'.AP9:.AR11])-[$'Sheet4'.AQ10]=2;[$'Sheet4'.AQ10]=1));1;0);0;[$'Sheet6'.AQ10]);0;[$'Sheet2'.CP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9:.AS11])-[$'Sheet4'.AR10]=3;AND(SUM([$'Sheet4'.AQ9:.AS11])-[$'Sheet4'.AR10]=2;[$'Sheet4'.AR10]=1));1;0);0;[$'Sheet6'.AR10]);0;[$'Sheet2'.CQ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9:.AT11])-[$'Sheet4'.AS10]=3;AND(SUM([$'Sheet4'.AR9:.AT11])-[$'Sheet4'.AS10]=2;[$'Sheet4'.AS10]=1));1;0);0;[$'Sheet6'.AS10]);0;[$'Sheet2'.CR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9:.AU11])-[$'Sheet4'.AT10]=3;AND(SUM([$'Sheet4'.AS9:.AU11])-[$'Sheet4'.AT10]=2;[$'Sheet4'.AT10]=1));1;0);0;[$'Sheet6'.AT10]);0;[$'Sheet2'.CS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9:.AV11])-[$'Sheet4'.AU10]=3;AND(SUM([$'Sheet4'.AT9:.AV11])-[$'Sheet4'.AU10]=2;[$'Sheet4'.AU10]=1));1;0);0;[$'Sheet6'.AU10]);0;[$'Sheet2'.CT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9:.AW11])-[$'Sheet4'.AV10]=3;AND(SUM([$'Sheet4'.AU9:.AW11])-[$'Sheet4'.AV10]=2;[$'Sheet4'.AV10]=1));1;0);0;[$'Sheet6'.AV10]);0;[$'Sheet2'.CU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9:.AX11])-[$'Sheet4'.AW10]=3;AND(SUM([$'Sheet4'.AV9:.AX11])-[$'Sheet4'.AW10]=2;[$'Sheet4'.AW10]=1));1;0);0;[$'Sheet6'.AW10]);0;[$'Sheet2'.CV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9:.AY11])-[$'Sheet4'.AX10]=3;AND(SUM([$'Sheet4'.AW9:.AY11])-[$'Sheet4'.AX10]=2;[$'Sheet4'.AX10]=1));1;0);0;[$'Sheet6'.AX10]);0;[$'Sheet2'.CW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9:.AZ11])-[$'Sheet4'.AY10]=3;AND(SUM([$'Sheet4'.AX9:.AZ11])-[$'Sheet4'.AY10]=2;[$'Sheet4'.AY10]=1));1;0);0;[$'Sheet6'.AY10]);0;[$'Sheet2'.CX1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9:.BA11])-[$'Sheet4'.AZ10]=3;AND(SUM([$'Sheet4'.AY9:.BA11])-[$'Sheet4'.AZ10]=2;[$'Sheet4'.AZ10]=1));1;0);0;[$'Sheet6'.AZ10]);0;[$'Sheet2'.CY10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0:.D12])-[$'Sheet4'.C11]=3;AND(SUM([$'Sheet4'.B10:.D12])-[$'Sheet4'.C11]=2;[$'Sheet4'.C11]=1));1;0);0;[$'Sheet6'.C11]);0;[$'Sheet2'.BB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0:.E12])-[$'Sheet4'.D11]=3;AND(SUM([$'Sheet4'.C10:.E12])-[$'Sheet4'.D11]=2;[$'Sheet4'.D11]=1));1;0);0;[$'Sheet6'.D11]);0;[$'Sheet2'.BC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0:.F12])-[$'Sheet4'.E11]=3;AND(SUM([$'Sheet4'.D10:.F12])-[$'Sheet4'.E11]=2;[$'Sheet4'.E11]=1));1;0);0;[$'Sheet6'.E11]);0;[$'Sheet2'.BD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0:.G12])-[$'Sheet4'.F11]=3;AND(SUM([$'Sheet4'.E10:.G12])-[$'Sheet4'.F11]=2;[$'Sheet4'.F11]=1));1;0);0;[$'Sheet6'.F11]);0;[$'Sheet2'.BE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0:.H12])-[$'Sheet4'.G11]=3;AND(SUM([$'Sheet4'.F10:.H12])-[$'Sheet4'.G11]=2;[$'Sheet4'.G11]=1));1;0);0;[$'Sheet6'.G11]);0;[$'Sheet2'.BF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0:.I12])-[$'Sheet4'.H11]=3;AND(SUM([$'Sheet4'.G10:.I12])-[$'Sheet4'.H11]=2;[$'Sheet4'.H11]=1));1;0);0;[$'Sheet6'.H11]);0;[$'Sheet2'.BG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0:.J12])-[$'Sheet4'.I11]=3;AND(SUM([$'Sheet4'.H10:.J12])-[$'Sheet4'.I11]=2;[$'Sheet4'.I11]=1));1;0);0;[$'Sheet6'.I11]);0;[$'Sheet2'.BH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10:.K12])-[$'Sheet4'.J11]=3;AND(SUM([$'Sheet4'.I10:.K12])-[$'Sheet4'.J11]=2;[$'Sheet4'.J11]=1));1;0);0;[$'Sheet6'.J11]);0;[$'Sheet2'.BI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10:.L12])-[$'Sheet4'.K11]=3;AND(SUM([$'Sheet4'.J10:.L12])-[$'Sheet4'.K11]=2;[$'Sheet4'.K11]=1));1;0);0;[$'Sheet6'.K11]);0;[$'Sheet2'.BJ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0:.M12])-[$'Sheet4'.L11]=3;AND(SUM([$'Sheet4'.K10:.M12])-[$'Sheet4'.L11]=2;[$'Sheet4'.L11]=1));1;0);0;[$'Sheet6'.L11]);0;[$'Sheet2'.BK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0:.N12])-[$'Sheet4'.M11]=3;AND(SUM([$'Sheet4'.L10:.N12])-[$'Sheet4'.M11]=2;[$'Sheet4'.M11]=1));1;0);0;[$'Sheet6'.M11]);0;[$'Sheet2'.BL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0:.O12])-[$'Sheet4'.N11]=3;AND(SUM([$'Sheet4'.M10:.O12])-[$'Sheet4'.N11]=2;[$'Sheet4'.N11]=1));1;0);0;[$'Sheet6'.N11]);0;[$'Sheet2'.BM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0:.P12])-[$'Sheet4'.O11]=3;AND(SUM([$'Sheet4'.N10:.P12])-[$'Sheet4'.O11]=2;[$'Sheet4'.O11]=1));1;0);0;[$'Sheet6'.O11]);0;[$'Sheet2'.BN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0:.Q12])-[$'Sheet4'.P11]=3;AND(SUM([$'Sheet4'.O10:.Q12])-[$'Sheet4'.P11]=2;[$'Sheet4'.P11]=1));1;0);0;[$'Sheet6'.P11]);0;[$'Sheet2'.BO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0:.R12])-[$'Sheet4'.Q11]=3;AND(SUM([$'Sheet4'.P10:.R12])-[$'Sheet4'.Q11]=2;[$'Sheet4'.Q11]=1));1;0);0;[$'Sheet6'.Q11]);0;[$'Sheet2'.BP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10:.S12])-[$'Sheet4'.R11]=3;AND(SUM([$'Sheet4'.Q10:.S12])-[$'Sheet4'.R11]=2;[$'Sheet4'.R11]=1));1;0);0;[$'Sheet6'.R11]);0;[$'Sheet2'.BQ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10:.T12])-[$'Sheet4'.S11]=3;AND(SUM([$'Sheet4'.R10:.T12])-[$'Sheet4'.S11]=2;[$'Sheet4'.S11]=1));1;0);0;[$'Sheet6'.S11]);0;[$'Sheet2'.BR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10:.U12])-[$'Sheet4'.T11]=3;AND(SUM([$'Sheet4'.S10:.U12])-[$'Sheet4'.T11]=2;[$'Sheet4'.T11]=1));1;0);0;[$'Sheet6'.T11]);0;[$'Sheet2'.BS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0:.V12])-[$'Sheet4'.U11]=3;AND(SUM([$'Sheet4'.T10:.V12])-[$'Sheet4'.U11]=2;[$'Sheet4'.U11]=1));1;0);0;[$'Sheet6'.U11]);0;[$'Sheet2'.BT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0:.W12])-[$'Sheet4'.V11]=3;AND(SUM([$'Sheet4'.U10:.W12])-[$'Sheet4'.V11]=2;[$'Sheet4'.V11]=1));1;0);0;[$'Sheet6'.V11]);0;[$'Sheet2'.BU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0:.X12])-[$'Sheet4'.W11]=3;AND(SUM([$'Sheet4'.V10:.X12])-[$'Sheet4'.W11]=2;[$'Sheet4'.W11]=1));1;0);0;[$'Sheet6'.W11]);0;[$'Sheet2'.BV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0:.Y12])-[$'Sheet4'.X11]=3;AND(SUM([$'Sheet4'.W10:.Y12])-[$'Sheet4'.X11]=2;[$'Sheet4'.X11]=1));1;0);0;[$'Sheet6'.X11]);0;[$'Sheet2'.BW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0:.Z12])-[$'Sheet4'.Y11]=3;AND(SUM([$'Sheet4'.X10:.Z12])-[$'Sheet4'.Y11]=2;[$'Sheet4'.Y11]=1));1;0);0;[$'Sheet6'.Y11]);0;[$'Sheet2'.BX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10:.AA12])-[$'Sheet4'.Z11]=3;AND(SUM([$'Sheet4'.Y10:.AA12])-[$'Sheet4'.Z11]=2;[$'Sheet4'.Z11]=1));1;0);0;[$'Sheet6'.Z11]);0;[$'Sheet2'.BY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0:.AB12])-[$'Sheet4'.AA11]=3;AND(SUM([$'Sheet4'.Z10:.AB12])-[$'Sheet4'.AA11]=2;[$'Sheet4'.AA11]=1));1;0);0;[$'Sheet6'.AA11]);0;[$'Sheet2'.BZ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0:.AC12])-[$'Sheet4'.AB11]=3;AND(SUM([$'Sheet4'.AA10:.AC12])-[$'Sheet4'.AB11]=2;[$'Sheet4'.AB11]=1));1;0);0;[$'Sheet6'.AB11]);0;[$'Sheet2'.CA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0:.AD12])-[$'Sheet4'.AC11]=3;AND(SUM([$'Sheet4'.AB10:.AD12])-[$'Sheet4'.AC11]=2;[$'Sheet4'.AC11]=1));1;0);0;[$'Sheet6'.AC11]);0;[$'Sheet2'.CB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0:.AE12])-[$'Sheet4'.AD11]=3;AND(SUM([$'Sheet4'.AC10:.AE12])-[$'Sheet4'.AD11]=2;[$'Sheet4'.AD11]=1));1;0);0;[$'Sheet6'.AD11]);0;[$'Sheet2'.CC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0:.AF12])-[$'Sheet4'.AE11]=3;AND(SUM([$'Sheet4'.AD10:.AF12])-[$'Sheet4'.AE11]=2;[$'Sheet4'.AE11]=1));1;0);0;[$'Sheet6'.AE11]);0;[$'Sheet2'.CD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10:.AG12])-[$'Sheet4'.AF11]=3;AND(SUM([$'Sheet4'.AE10:.AG12])-[$'Sheet4'.AF11]=2;[$'Sheet4'.AF11]=1));1;0);0;[$'Sheet6'.AF11]);0;[$'Sheet2'.CE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10:.AH12])-[$'Sheet4'.AG11]=3;AND(SUM([$'Sheet4'.AF10:.AH12])-[$'Sheet4'.AG11]=2;[$'Sheet4'.AG11]=1));1;0);0;[$'Sheet6'.AG11]);0;[$'Sheet2'.CF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10:.AI12])-[$'Sheet4'.AH11]=3;AND(SUM([$'Sheet4'.AG10:.AI12])-[$'Sheet4'.AH11]=2;[$'Sheet4'.AH11]=1));1;0);0;[$'Sheet6'.AH11]);0;[$'Sheet2'.CG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0:.AJ12])-[$'Sheet4'.AI11]=3;AND(SUM([$'Sheet4'.AH10:.AJ12])-[$'Sheet4'.AI11]=2;[$'Sheet4'.AI11]=1));1;0);0;[$'Sheet6'.AI11]);0;[$'Sheet2'.CH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0:.AK12])-[$'Sheet4'.AJ11]=3;AND(SUM([$'Sheet4'.AI10:.AK12])-[$'Sheet4'.AJ11]=2;[$'Sheet4'.AJ11]=1));1;0);0;[$'Sheet6'.AJ11]);0;[$'Sheet2'.CI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0:.AL12])-[$'Sheet4'.AK11]=3;AND(SUM([$'Sheet4'.AJ10:.AL12])-[$'Sheet4'.AK11]=2;[$'Sheet4'.AK11]=1));1;0);0;[$'Sheet6'.AK11]);0;[$'Sheet2'.CJ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0:.AM12])-[$'Sheet4'.AL11]=3;AND(SUM([$'Sheet4'.AK10:.AM12])-[$'Sheet4'.AL11]=2;[$'Sheet4'.AL11]=1));1;0);0;[$'Sheet6'.AL11]);0;[$'Sheet2'.CK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0:.AN12])-[$'Sheet4'.AM11]=3;AND(SUM([$'Sheet4'.AL10:.AN12])-[$'Sheet4'.AM11]=2;[$'Sheet4'.AM11]=1));1;0);0;[$'Sheet6'.AM11]);0;[$'Sheet2'.CL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0:.AO12])-[$'Sheet4'.AN11]=3;AND(SUM([$'Sheet4'.AM10:.AO12])-[$'Sheet4'.AN11]=2;[$'Sheet4'.AN11]=1));1;0);0;[$'Sheet6'.AN11]);0;[$'Sheet2'.CM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0:.AP12])-[$'Sheet4'.AO11]=3;AND(SUM([$'Sheet4'.AN10:.AP12])-[$'Sheet4'.AO11]=2;[$'Sheet4'.AO11]=1));1;0);0;[$'Sheet6'.AO11]);0;[$'Sheet2'.CN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0:.AQ12])-[$'Sheet4'.AP11]=3;AND(SUM([$'Sheet4'.AO10:.AQ12])-[$'Sheet4'.AP11]=2;[$'Sheet4'.AP11]=1));1;0);0;[$'Sheet6'.AP11]);0;[$'Sheet2'.CO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0:.AR12])-[$'Sheet4'.AQ11]=3;AND(SUM([$'Sheet4'.AP10:.AR12])-[$'Sheet4'.AQ11]=2;[$'Sheet4'.AQ11]=1));1;0);0;[$'Sheet6'.AQ11]);0;[$'Sheet2'.CP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10:.AS12])-[$'Sheet4'.AR11]=3;AND(SUM([$'Sheet4'.AQ10:.AS12])-[$'Sheet4'.AR11]=2;[$'Sheet4'.AR11]=1));1;0);0;[$'Sheet6'.AR11]);0;[$'Sheet2'.CQ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10:.AT12])-[$'Sheet4'.AS11]=3;AND(SUM([$'Sheet4'.AR10:.AT12])-[$'Sheet4'.AS11]=2;[$'Sheet4'.AS11]=1));1;0);0;[$'Sheet6'.AS11]);0;[$'Sheet2'.CR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0:.AU12])-[$'Sheet4'.AT11]=3;AND(SUM([$'Sheet4'.AS10:.AU12])-[$'Sheet4'.AT11]=2;[$'Sheet4'.AT11]=1));1;0);0;[$'Sheet6'.AT11]);0;[$'Sheet2'.CS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0:.AV12])-[$'Sheet4'.AU11]=3;AND(SUM([$'Sheet4'.AT10:.AV12])-[$'Sheet4'.AU11]=2;[$'Sheet4'.AU11]=1));1;0);0;[$'Sheet6'.AU11]);0;[$'Sheet2'.CT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0:.AW12])-[$'Sheet4'.AV11]=3;AND(SUM([$'Sheet4'.AU10:.AW12])-[$'Sheet4'.AV11]=2;[$'Sheet4'.AV11]=1));1;0);0;[$'Sheet6'.AV11]);0;[$'Sheet2'.CU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0:.AX12])-[$'Sheet4'.AW11]=3;AND(SUM([$'Sheet4'.AV10:.AX12])-[$'Sheet4'.AW11]=2;[$'Sheet4'.AW11]=1));1;0);0;[$'Sheet6'.AW11]);0;[$'Sheet2'.CV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0:.AY12])-[$'Sheet4'.AX11]=3;AND(SUM([$'Sheet4'.AW10:.AY12])-[$'Sheet4'.AX11]=2;[$'Sheet4'.AX11]=1));1;0);0;[$'Sheet6'.AX11]);0;[$'Sheet2'.CW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0:.AZ12])-[$'Sheet4'.AY11]=3;AND(SUM([$'Sheet4'.AX10:.AZ12])-[$'Sheet4'.AY11]=2;[$'Sheet4'.AY11]=1));1;0);0;[$'Sheet6'.AY11]);0;[$'Sheet2'.CX1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0:.BA12])-[$'Sheet4'.AZ11]=3;AND(SUM([$'Sheet4'.AY10:.BA12])-[$'Sheet4'.AZ11]=2;[$'Sheet4'.AZ11]=1));1;0);0;[$'Sheet6'.AZ11]);0;[$'Sheet2'.CY11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1:.D13])-[$'Sheet4'.C12]=3;AND(SUM([$'Sheet4'.B11:.D13])-[$'Sheet4'.C12]=2;[$'Sheet4'.C12]=1));1;0);0;[$'Sheet6'.C12]);0;[$'Sheet2'.BB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1:.E13])-[$'Sheet4'.D12]=3;AND(SUM([$'Sheet4'.C11:.E13])-[$'Sheet4'.D12]=2;[$'Sheet4'.D12]=1));1;0);0;[$'Sheet6'.D12]);0;[$'Sheet2'.BC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1:.F13])-[$'Sheet4'.E12]=3;AND(SUM([$'Sheet4'.D11:.F13])-[$'Sheet4'.E12]=2;[$'Sheet4'.E12]=1));1;0);0;[$'Sheet6'.E12]);0;[$'Sheet2'.BD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1:.G13])-[$'Sheet4'.F12]=3;AND(SUM([$'Sheet4'.E11:.G13])-[$'Sheet4'.F12]=2;[$'Sheet4'.F12]=1));1;0);0;[$'Sheet6'.F12]);0;[$'Sheet2'.BE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1:.H13])-[$'Sheet4'.G12]=3;AND(SUM([$'Sheet4'.F11:.H13])-[$'Sheet4'.G12]=2;[$'Sheet4'.G12]=1));1;0);0;[$'Sheet6'.G12]);0;[$'Sheet2'.BF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1:.I13])-[$'Sheet4'.H12]=3;AND(SUM([$'Sheet4'.G11:.I13])-[$'Sheet4'.H12]=2;[$'Sheet4'.H12]=1));1;0);0;[$'Sheet6'.H12]);0;[$'Sheet2'.BG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1:.J13])-[$'Sheet4'.I12]=3;AND(SUM([$'Sheet4'.H11:.J13])-[$'Sheet4'.I12]=2;[$'Sheet4'.I12]=1));1;0);0;[$'Sheet6'.I12]);0;[$'Sheet2'.BH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11:.K13])-[$'Sheet4'.J12]=3;AND(SUM([$'Sheet4'.I11:.K13])-[$'Sheet4'.J12]=2;[$'Sheet4'.J12]=1));1;0);0;[$'Sheet6'.J12]);0;[$'Sheet2'.BI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11:.L13])-[$'Sheet4'.K12]=3;AND(SUM([$'Sheet4'.J11:.L13])-[$'Sheet4'.K12]=2;[$'Sheet4'.K12]=1));1;0);0;[$'Sheet6'.K12]);0;[$'Sheet2'.BJ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1:.M13])-[$'Sheet4'.L12]=3;AND(SUM([$'Sheet4'.K11:.M13])-[$'Sheet4'.L12]=2;[$'Sheet4'.L12]=1));1;0);0;[$'Sheet6'.L12]);0;[$'Sheet2'.BK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1:.N13])-[$'Sheet4'.M12]=3;AND(SUM([$'Sheet4'.L11:.N13])-[$'Sheet4'.M12]=2;[$'Sheet4'.M12]=1));1;0);0;[$'Sheet6'.M12]);0;[$'Sheet2'.BL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1:.O13])-[$'Sheet4'.N12]=3;AND(SUM([$'Sheet4'.M11:.O13])-[$'Sheet4'.N12]=2;[$'Sheet4'.N12]=1));1;0);0;[$'Sheet6'.N12]);0;[$'Sheet2'.BM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1:.P13])-[$'Sheet4'.O12]=3;AND(SUM([$'Sheet4'.N11:.P13])-[$'Sheet4'.O12]=2;[$'Sheet4'.O12]=1));1;0);0;[$'Sheet6'.O12]);0;[$'Sheet2'.BN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1:.Q13])-[$'Sheet4'.P12]=3;AND(SUM([$'Sheet4'.O11:.Q13])-[$'Sheet4'.P12]=2;[$'Sheet4'.P12]=1));1;0);0;[$'Sheet6'.P12]);0;[$'Sheet2'.BO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1:.R13])-[$'Sheet4'.Q12]=3;AND(SUM([$'Sheet4'.P11:.R13])-[$'Sheet4'.Q12]=2;[$'Sheet4'.Q12]=1));1;0);0;[$'Sheet6'.Q12]);0;[$'Sheet2'.BP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11:.S13])-[$'Sheet4'.R12]=3;AND(SUM([$'Sheet4'.Q11:.S13])-[$'Sheet4'.R12]=2;[$'Sheet4'.R12]=1));1;0);0;[$'Sheet6'.R12]);0;[$'Sheet2'.BQ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11:.T13])-[$'Sheet4'.S12]=3;AND(SUM([$'Sheet4'.R11:.T13])-[$'Sheet4'.S12]=2;[$'Sheet4'.S12]=1));1;0);0;[$'Sheet6'.S12]);0;[$'Sheet2'.BR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11:.U13])-[$'Sheet4'.T12]=3;AND(SUM([$'Sheet4'.S11:.U13])-[$'Sheet4'.T12]=2;[$'Sheet4'.T12]=1));1;0);0;[$'Sheet6'.T12]);0;[$'Sheet2'.BS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1:.V13])-[$'Sheet4'.U12]=3;AND(SUM([$'Sheet4'.T11:.V13])-[$'Sheet4'.U12]=2;[$'Sheet4'.U12]=1));1;0);0;[$'Sheet6'.U12]);0;[$'Sheet2'.BT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1:.W13])-[$'Sheet4'.V12]=3;AND(SUM([$'Sheet4'.U11:.W13])-[$'Sheet4'.V12]=2;[$'Sheet4'.V12]=1));1;0);0;[$'Sheet6'.V12]);0;[$'Sheet2'.BU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1:.X13])-[$'Sheet4'.W12]=3;AND(SUM([$'Sheet4'.V11:.X13])-[$'Sheet4'.W12]=2;[$'Sheet4'.W12]=1));1;0);0;[$'Sheet6'.W12]);0;[$'Sheet2'.BV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1:.Y13])-[$'Sheet4'.X12]=3;AND(SUM([$'Sheet4'.W11:.Y13])-[$'Sheet4'.X12]=2;[$'Sheet4'.X12]=1));1;0);0;[$'Sheet6'.X12]);0;[$'Sheet2'.BW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1:.Z13])-[$'Sheet4'.Y12]=3;AND(SUM([$'Sheet4'.X11:.Z13])-[$'Sheet4'.Y12]=2;[$'Sheet4'.Y12]=1));1;0);0;[$'Sheet6'.Y12]);0;[$'Sheet2'.BX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11:.AA13])-[$'Sheet4'.Z12]=3;AND(SUM([$'Sheet4'.Y11:.AA13])-[$'Sheet4'.Z12]=2;[$'Sheet4'.Z12]=1));1;0);0;[$'Sheet6'.Z12]);0;[$'Sheet2'.BY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1:.AB13])-[$'Sheet4'.AA12]=3;AND(SUM([$'Sheet4'.Z11:.AB13])-[$'Sheet4'.AA12]=2;[$'Sheet4'.AA12]=1));1;0);0;[$'Sheet6'.AA12]);0;[$'Sheet2'.BZ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1:.AC13])-[$'Sheet4'.AB12]=3;AND(SUM([$'Sheet4'.AA11:.AC13])-[$'Sheet4'.AB12]=2;[$'Sheet4'.AB12]=1));1;0);0;[$'Sheet6'.AB12]);0;[$'Sheet2'.CA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1:.AD13])-[$'Sheet4'.AC12]=3;AND(SUM([$'Sheet4'.AB11:.AD13])-[$'Sheet4'.AC12]=2;[$'Sheet4'.AC12]=1));1;0);0;[$'Sheet6'.AC12]);0;[$'Sheet2'.CB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1:.AE13])-[$'Sheet4'.AD12]=3;AND(SUM([$'Sheet4'.AC11:.AE13])-[$'Sheet4'.AD12]=2;[$'Sheet4'.AD12]=1));1;0);0;[$'Sheet6'.AD12]);0;[$'Sheet2'.CC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1:.AF13])-[$'Sheet4'.AE12]=3;AND(SUM([$'Sheet4'.AD11:.AF13])-[$'Sheet4'.AE12]=2;[$'Sheet4'.AE12]=1));1;0);0;[$'Sheet6'.AE12]);0;[$'Sheet2'.CD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11:.AG13])-[$'Sheet4'.AF12]=3;AND(SUM([$'Sheet4'.AE11:.AG13])-[$'Sheet4'.AF12]=2;[$'Sheet4'.AF12]=1));1;0);0;[$'Sheet6'.AF12]);0;[$'Sheet2'.CE12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F11:.AH13])-[$'Sheet4'.AG12]=3;AND(SUM([$'Sheet4'.AF11:.AH13])-[$'Sheet4'.AG12]=2;[$'Sheet4'.AG12]=1));1;0);0;[$'Sheet6'.AG12]);0;[$'Sheet2'.CF12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G11:.AI13])-[$'Sheet4'.AH12]=3;AND(SUM([$'Sheet4'.AG11:.AI13])-[$'Sheet4'.AH12]=2;[$'Sheet4'.AH12]=1));1;0);0;[$'Sheet6'.AH12]);0;[$'Sheet2'.CG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1:.AJ13])-[$'Sheet4'.AI12]=3;AND(SUM([$'Sheet4'.AH11:.AJ13])-[$'Sheet4'.AI12]=2;[$'Sheet4'.AI12]=1));1;0);0;[$'Sheet6'.AI12]);0;[$'Sheet2'.CH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1:.AK13])-[$'Sheet4'.AJ12]=3;AND(SUM([$'Sheet4'.AI11:.AK13])-[$'Sheet4'.AJ12]=2;[$'Sheet4'.AJ12]=1));1;0);0;[$'Sheet6'.AJ12]);0;[$'Sheet2'.CI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1:.AL13])-[$'Sheet4'.AK12]=3;AND(SUM([$'Sheet4'.AJ11:.AL13])-[$'Sheet4'.AK12]=2;[$'Sheet4'.AK12]=1));1;0);0;[$'Sheet6'.AK12]);0;[$'Sheet2'.CJ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1:.AM13])-[$'Sheet4'.AL12]=3;AND(SUM([$'Sheet4'.AK11:.AM13])-[$'Sheet4'.AL12]=2;[$'Sheet4'.AL12]=1));1;0);0;[$'Sheet6'.AL12]);0;[$'Sheet2'.CK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1:.AN13])-[$'Sheet4'.AM12]=3;AND(SUM([$'Sheet4'.AL11:.AN13])-[$'Sheet4'.AM12]=2;[$'Sheet4'.AM12]=1));1;0);0;[$'Sheet6'.AM12]);0;[$'Sheet2'.CL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1:.AO13])-[$'Sheet4'.AN12]=3;AND(SUM([$'Sheet4'.AM11:.AO13])-[$'Sheet4'.AN12]=2;[$'Sheet4'.AN12]=1));1;0);0;[$'Sheet6'.AN12]);0;[$'Sheet2'.CM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1:.AP13])-[$'Sheet4'.AO12]=3;AND(SUM([$'Sheet4'.AN11:.AP13])-[$'Sheet4'.AO12]=2;[$'Sheet4'.AO12]=1));1;0);0;[$'Sheet6'.AO12]);0;[$'Sheet2'.CN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1:.AQ13])-[$'Sheet4'.AP12]=3;AND(SUM([$'Sheet4'.AO11:.AQ13])-[$'Sheet4'.AP12]=2;[$'Sheet4'.AP12]=1));1;0);0;[$'Sheet6'.AP12]);0;[$'Sheet2'.CO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1:.AR13])-[$'Sheet4'.AQ12]=3;AND(SUM([$'Sheet4'.AP11:.AR13])-[$'Sheet4'.AQ12]=2;[$'Sheet4'.AQ12]=1));1;0);0;[$'Sheet6'.AQ12]);0;[$'Sheet2'.CP12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Q11:.AS13])-[$'Sheet4'.AR12]=3;AND(SUM([$'Sheet4'.AQ11:.AS13])-[$'Sheet4'.AR12]=2;[$'Sheet4'.AR12]=1));1;0);0;[$'Sheet6'.AR12]);0;[$'Sheet2'.CQ12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R11:.AT13])-[$'Sheet4'.AS12]=3;AND(SUM([$'Sheet4'.AR11:.AT13])-[$'Sheet4'.AS12]=2;[$'Sheet4'.AS12]=1));1;0);0;[$'Sheet6'.AS12]);0;[$'Sheet2'.CR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1:.AU13])-[$'Sheet4'.AT12]=3;AND(SUM([$'Sheet4'.AS11:.AU13])-[$'Sheet4'.AT12]=2;[$'Sheet4'.AT12]=1));1;0);0;[$'Sheet6'.AT12]);0;[$'Sheet2'.CS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1:.AV13])-[$'Sheet4'.AU12]=3;AND(SUM([$'Sheet4'.AT11:.AV13])-[$'Sheet4'.AU12]=2;[$'Sheet4'.AU12]=1));1;0);0;[$'Sheet6'.AU12]);0;[$'Sheet2'.CT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1:.AW13])-[$'Sheet4'.AV12]=3;AND(SUM([$'Sheet4'.AU11:.AW13])-[$'Sheet4'.AV12]=2;[$'Sheet4'.AV12]=1));1;0);0;[$'Sheet6'.AV12]);0;[$'Sheet2'.CU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1:.AX13])-[$'Sheet4'.AW12]=3;AND(SUM([$'Sheet4'.AV11:.AX13])-[$'Sheet4'.AW12]=2;[$'Sheet4'.AW12]=1));1;0);0;[$'Sheet6'.AW12]);0;[$'Sheet2'.CV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1:.AY13])-[$'Sheet4'.AX12]=3;AND(SUM([$'Sheet4'.AW11:.AY13])-[$'Sheet4'.AX12]=2;[$'Sheet4'.AX12]=1));1;0);0;[$'Sheet6'.AX12]);0;[$'Sheet2'.CW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1:.AZ13])-[$'Sheet4'.AY12]=3;AND(SUM([$'Sheet4'.AX11:.AZ13])-[$'Sheet4'.AY12]=2;[$'Sheet4'.AY12]=1));1;0);0;[$'Sheet6'.AY12]);0;[$'Sheet2'.CX1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1:.BA13])-[$'Sheet4'.AZ12]=3;AND(SUM([$'Sheet4'.AY11:.BA13])-[$'Sheet4'.AZ12]=2;[$'Sheet4'.AZ12]=1));1;0);0;[$'Sheet6'.AZ12]);0;[$'Sheet2'.CY12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2:.D14])-[$'Sheet4'.C13]=3;AND(SUM([$'Sheet4'.B12:.D14])-[$'Sheet4'.C13]=2;[$'Sheet4'.C13]=1));1;0);0;[$'Sheet6'.C13]);0;[$'Sheet2'.BB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2:.E14])-[$'Sheet4'.D13]=3;AND(SUM([$'Sheet4'.C12:.E14])-[$'Sheet4'.D13]=2;[$'Sheet4'.D13]=1));1;0);0;[$'Sheet6'.D13]);0;[$'Sheet2'.BC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2:.F14])-[$'Sheet4'.E13]=3;AND(SUM([$'Sheet4'.D12:.F14])-[$'Sheet4'.E13]=2;[$'Sheet4'.E13]=1));1;0);0;[$'Sheet6'.E13]);0;[$'Sheet2'.BD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2:.G14])-[$'Sheet4'.F13]=3;AND(SUM([$'Sheet4'.E12:.G14])-[$'Sheet4'.F13]=2;[$'Sheet4'.F13]=1));1;0);0;[$'Sheet6'.F13]);0;[$'Sheet2'.BE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2:.H14])-[$'Sheet4'.G13]=3;AND(SUM([$'Sheet4'.F12:.H14])-[$'Sheet4'.G13]=2;[$'Sheet4'.G13]=1));1;0);0;[$'Sheet6'.G13]);0;[$'Sheet2'.BF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2:.I14])-[$'Sheet4'.H13]=3;AND(SUM([$'Sheet4'.G12:.I14])-[$'Sheet4'.H13]=2;[$'Sheet4'.H13]=1));1;0);0;[$'Sheet6'.H13]);0;[$'Sheet2'.BG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2:.J14])-[$'Sheet4'.I13]=3;AND(SUM([$'Sheet4'.H12:.J14])-[$'Sheet4'.I13]=2;[$'Sheet4'.I13]=1));1;0);0;[$'Sheet6'.I13]);0;[$'Sheet2'.BH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12:.K14])-[$'Sheet4'.J13]=3;AND(SUM([$'Sheet4'.I12:.K14])-[$'Sheet4'.J13]=2;[$'Sheet4'.J13]=1));1;0);0;[$'Sheet6'.J13]);0;[$'Sheet2'.BI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12:.L14])-[$'Sheet4'.K13]=3;AND(SUM([$'Sheet4'.J12:.L14])-[$'Sheet4'.K13]=2;[$'Sheet4'.K13]=1));1;0);0;[$'Sheet6'.K13]);0;[$'Sheet2'.BJ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2:.M14])-[$'Sheet4'.L13]=3;AND(SUM([$'Sheet4'.K12:.M14])-[$'Sheet4'.L13]=2;[$'Sheet4'.L13]=1));1;0);0;[$'Sheet6'.L13]);0;[$'Sheet2'.BK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2:.N14])-[$'Sheet4'.M13]=3;AND(SUM([$'Sheet4'.L12:.N14])-[$'Sheet4'.M13]=2;[$'Sheet4'.M13]=1));1;0);0;[$'Sheet6'.M13]);0;[$'Sheet2'.BL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2:.O14])-[$'Sheet4'.N13]=3;AND(SUM([$'Sheet4'.M12:.O14])-[$'Sheet4'.N13]=2;[$'Sheet4'.N13]=1));1;0);0;[$'Sheet6'.N13]);0;[$'Sheet2'.BM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2:.P14])-[$'Sheet4'.O13]=3;AND(SUM([$'Sheet4'.N12:.P14])-[$'Sheet4'.O13]=2;[$'Sheet4'.O13]=1));1;0);0;[$'Sheet6'.O13]);0;[$'Sheet2'.BN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2:.Q14])-[$'Sheet4'.P13]=3;AND(SUM([$'Sheet4'.O12:.Q14])-[$'Sheet4'.P13]=2;[$'Sheet4'.P13]=1));1;0);0;[$'Sheet6'.P13]);0;[$'Sheet2'.BO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2:.R14])-[$'Sheet4'.Q13]=3;AND(SUM([$'Sheet4'.P12:.R14])-[$'Sheet4'.Q13]=2;[$'Sheet4'.Q13]=1));1;0);0;[$'Sheet6'.Q13]);0;[$'Sheet2'.BP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12:.S14])-[$'Sheet4'.R13]=3;AND(SUM([$'Sheet4'.Q12:.S14])-[$'Sheet4'.R13]=2;[$'Sheet4'.R13]=1));1;0);0;[$'Sheet6'.R13]);0;[$'Sheet2'.BQ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12:.T14])-[$'Sheet4'.S13]=3;AND(SUM([$'Sheet4'.R12:.T14])-[$'Sheet4'.S13]=2;[$'Sheet4'.S13]=1));1;0);0;[$'Sheet6'.S13]);0;[$'Sheet2'.BR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12:.U14])-[$'Sheet4'.T13]=3;AND(SUM([$'Sheet4'.S12:.U14])-[$'Sheet4'.T13]=2;[$'Sheet4'.T13]=1));1;0);0;[$'Sheet6'.T13]);0;[$'Sheet2'.BS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2:.V14])-[$'Sheet4'.U13]=3;AND(SUM([$'Sheet4'.T12:.V14])-[$'Sheet4'.U13]=2;[$'Sheet4'.U13]=1));1;0);0;[$'Sheet6'.U13]);0;[$'Sheet2'.BT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2:.W14])-[$'Sheet4'.V13]=3;AND(SUM([$'Sheet4'.U12:.W14])-[$'Sheet4'.V13]=2;[$'Sheet4'.V13]=1));1;0);0;[$'Sheet6'.V13]);0;[$'Sheet2'.BU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2:.X14])-[$'Sheet4'.W13]=3;AND(SUM([$'Sheet4'.V12:.X14])-[$'Sheet4'.W13]=2;[$'Sheet4'.W13]=1));1;0);0;[$'Sheet6'.W13]);0;[$'Sheet2'.BV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2:.Y14])-[$'Sheet4'.X13]=3;AND(SUM([$'Sheet4'.W12:.Y14])-[$'Sheet4'.X13]=2;[$'Sheet4'.X13]=1));1;0);0;[$'Sheet6'.X13]);0;[$'Sheet2'.BW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2:.Z14])-[$'Sheet4'.Y13]=3;AND(SUM([$'Sheet4'.X12:.Z14])-[$'Sheet4'.Y13]=2;[$'Sheet4'.Y13]=1));1;0);0;[$'Sheet6'.Y13]);0;[$'Sheet2'.BX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12:.AA14])-[$'Sheet4'.Z13]=3;AND(SUM([$'Sheet4'.Y12:.AA14])-[$'Sheet4'.Z13]=2;[$'Sheet4'.Z13]=1));1;0);0;[$'Sheet6'.Z13]);0;[$'Sheet2'.BY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2:.AB14])-[$'Sheet4'.AA13]=3;AND(SUM([$'Sheet4'.Z12:.AB14])-[$'Sheet4'.AA13]=2;[$'Sheet4'.AA13]=1));1;0);0;[$'Sheet6'.AA13]);0;[$'Sheet2'.BZ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2:.AC14])-[$'Sheet4'.AB13]=3;AND(SUM([$'Sheet4'.AA12:.AC14])-[$'Sheet4'.AB13]=2;[$'Sheet4'.AB13]=1));1;0);0;[$'Sheet6'.AB13]);0;[$'Sheet2'.CA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2:.AD14])-[$'Sheet4'.AC13]=3;AND(SUM([$'Sheet4'.AB12:.AD14])-[$'Sheet4'.AC13]=2;[$'Sheet4'.AC13]=1));1;0);0;[$'Sheet6'.AC13]);0;[$'Sheet2'.CB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2:.AE14])-[$'Sheet4'.AD13]=3;AND(SUM([$'Sheet4'.AC12:.AE14])-[$'Sheet4'.AD13]=2;[$'Sheet4'.AD13]=1));1;0);0;[$'Sheet6'.AD13]);0;[$'Sheet2'.CC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2:.AF14])-[$'Sheet4'.AE13]=3;AND(SUM([$'Sheet4'.AD12:.AF14])-[$'Sheet4'.AE13]=2;[$'Sheet4'.AE13]=1));1;0);0;[$'Sheet6'.AE13]);0;[$'Sheet2'.CD13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E12:.AG14])-[$'Sheet4'.AF13]=3;AND(SUM([$'Sheet4'.AE12:.AG14])-[$'Sheet4'.AF13]=2;[$'Sheet4'.AF13]=1));1;0);0;[$'Sheet6'.AF13]);0;[$'Sheet2'.CE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12:.AH14])-[$'Sheet4'.AG13]=3;AND(SUM([$'Sheet4'.AF12:.AH14])-[$'Sheet4'.AG13]=2;[$'Sheet4'.AG13]=1));1;0);0;[$'Sheet6'.AG13]);0;[$'Sheet2'.CF13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G12:.AI14])-[$'Sheet4'.AH13]=3;AND(SUM([$'Sheet4'.AG12:.AI14])-[$'Sheet4'.AH13]=2;[$'Sheet4'.AH13]=1));1;0);0;[$'Sheet6'.AH13]);0;[$'Sheet2'.CG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2:.AJ14])-[$'Sheet4'.AI13]=3;AND(SUM([$'Sheet4'.AH12:.AJ14])-[$'Sheet4'.AI13]=2;[$'Sheet4'.AI13]=1));1;0);0;[$'Sheet6'.AI13]);0;[$'Sheet2'.CH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2:.AK14])-[$'Sheet4'.AJ13]=3;AND(SUM([$'Sheet4'.AI12:.AK14])-[$'Sheet4'.AJ13]=2;[$'Sheet4'.AJ13]=1));1;0);0;[$'Sheet6'.AJ13]);0;[$'Sheet2'.CI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2:.AL14])-[$'Sheet4'.AK13]=3;AND(SUM([$'Sheet4'.AJ12:.AL14])-[$'Sheet4'.AK13]=2;[$'Sheet4'.AK13]=1));1;0);0;[$'Sheet6'.AK13]);0;[$'Sheet2'.CJ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2:.AM14])-[$'Sheet4'.AL13]=3;AND(SUM([$'Sheet4'.AK12:.AM14])-[$'Sheet4'.AL13]=2;[$'Sheet4'.AL13]=1));1;0);0;[$'Sheet6'.AL13]);0;[$'Sheet2'.CK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2:.AN14])-[$'Sheet4'.AM13]=3;AND(SUM([$'Sheet4'.AL12:.AN14])-[$'Sheet4'.AM13]=2;[$'Sheet4'.AM13]=1));1;0);0;[$'Sheet6'.AM13]);0;[$'Sheet2'.CL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2:.AO14])-[$'Sheet4'.AN13]=3;AND(SUM([$'Sheet4'.AM12:.AO14])-[$'Sheet4'.AN13]=2;[$'Sheet4'.AN13]=1));1;0);0;[$'Sheet6'.AN13]);0;[$'Sheet2'.CM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2:.AP14])-[$'Sheet4'.AO13]=3;AND(SUM([$'Sheet4'.AN12:.AP14])-[$'Sheet4'.AO13]=2;[$'Sheet4'.AO13]=1));1;0);0;[$'Sheet6'.AO13]);0;[$'Sheet2'.CN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2:.AQ14])-[$'Sheet4'.AP13]=3;AND(SUM([$'Sheet4'.AO12:.AQ14])-[$'Sheet4'.AP13]=2;[$'Sheet4'.AP13]=1));1;0);0;[$'Sheet6'.AP13]);0;[$'Sheet2'.CO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2:.AR14])-[$'Sheet4'.AQ13]=3;AND(SUM([$'Sheet4'.AP12:.AR14])-[$'Sheet4'.AQ13]=2;[$'Sheet4'.AQ13]=1));1;0);0;[$'Sheet6'.AQ13]);0;[$'Sheet2'.CP13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Q12:.AS14])-[$'Sheet4'.AR13]=3;AND(SUM([$'Sheet4'.AQ12:.AS14])-[$'Sheet4'.AR13]=2;[$'Sheet4'.AR13]=1));1;0);0;[$'Sheet6'.AR13]);0;[$'Sheet2'.CQ13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R12:.AT14])-[$'Sheet4'.AS13]=3;AND(SUM([$'Sheet4'.AR12:.AT14])-[$'Sheet4'.AS13]=2;[$'Sheet4'.AS13]=1));1;0);0;[$'Sheet6'.AS13]);0;[$'Sheet2'.CR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2:.AU14])-[$'Sheet4'.AT13]=3;AND(SUM([$'Sheet4'.AS12:.AU14])-[$'Sheet4'.AT13]=2;[$'Sheet4'.AT13]=1));1;0);0;[$'Sheet6'.AT13]);0;[$'Sheet2'.CS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2:.AV14])-[$'Sheet4'.AU13]=3;AND(SUM([$'Sheet4'.AT12:.AV14])-[$'Sheet4'.AU13]=2;[$'Sheet4'.AU13]=1));1;0);0;[$'Sheet6'.AU13]);0;[$'Sheet2'.CT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2:.AW14])-[$'Sheet4'.AV13]=3;AND(SUM([$'Sheet4'.AU12:.AW14])-[$'Sheet4'.AV13]=2;[$'Sheet4'.AV13]=1));1;0);0;[$'Sheet6'.AV13]);0;[$'Sheet2'.CU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2:.AX14])-[$'Sheet4'.AW13]=3;AND(SUM([$'Sheet4'.AV12:.AX14])-[$'Sheet4'.AW13]=2;[$'Sheet4'.AW13]=1));1;0);0;[$'Sheet6'.AW13]);0;[$'Sheet2'.CV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2:.AY14])-[$'Sheet4'.AX13]=3;AND(SUM([$'Sheet4'.AW12:.AY14])-[$'Sheet4'.AX13]=2;[$'Sheet4'.AX13]=1));1;0);0;[$'Sheet6'.AX13]);0;[$'Sheet2'.CW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2:.AZ14])-[$'Sheet4'.AY13]=3;AND(SUM([$'Sheet4'.AX12:.AZ14])-[$'Sheet4'.AY13]=2;[$'Sheet4'.AY13]=1));1;0);0;[$'Sheet6'.AY13]);0;[$'Sheet2'.CX1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2:.BA14])-[$'Sheet4'.AZ13]=3;AND(SUM([$'Sheet4'.AY12:.BA14])-[$'Sheet4'.AZ13]=2;[$'Sheet4'.AZ13]=1));1;0);0;[$'Sheet6'.AZ13]);0;[$'Sheet2'.CY13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3:.D15])-[$'Sheet4'.C14]=3;AND(SUM([$'Sheet4'.B13:.D15])-[$'Sheet4'.C14]=2;[$'Sheet4'.C14]=1));1;0);0;[$'Sheet6'.C14]);0;[$'Sheet2'.BB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3:.E15])-[$'Sheet4'.D14]=3;AND(SUM([$'Sheet4'.C13:.E15])-[$'Sheet4'.D14]=2;[$'Sheet4'.D14]=1));1;0);0;[$'Sheet6'.D14]);0;[$'Sheet2'.BC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3:.F15])-[$'Sheet4'.E14]=3;AND(SUM([$'Sheet4'.D13:.F15])-[$'Sheet4'.E14]=2;[$'Sheet4'.E14]=1));1;0);0;[$'Sheet6'.E14]);0;[$'Sheet2'.BD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3:.G15])-[$'Sheet4'.F14]=3;AND(SUM([$'Sheet4'.E13:.G15])-[$'Sheet4'.F14]=2;[$'Sheet4'.F14]=1));1;0);0;[$'Sheet6'.F14]);0;[$'Sheet2'.BE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3:.H15])-[$'Sheet4'.G14]=3;AND(SUM([$'Sheet4'.F13:.H15])-[$'Sheet4'.G14]=2;[$'Sheet4'.G14]=1));1;0);0;[$'Sheet6'.G14]);0;[$'Sheet2'.BF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3:.I15])-[$'Sheet4'.H14]=3;AND(SUM([$'Sheet4'.G13:.I15])-[$'Sheet4'.H14]=2;[$'Sheet4'.H14]=1));1;0);0;[$'Sheet6'.H14]);0;[$'Sheet2'.BG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3:.J15])-[$'Sheet4'.I14]=3;AND(SUM([$'Sheet4'.H13:.J15])-[$'Sheet4'.I14]=2;[$'Sheet4'.I14]=1));1;0);0;[$'Sheet6'.I14]);0;[$'Sheet2'.BH1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I13:.K15])-[$'Sheet4'.J14]=3;AND(SUM([$'Sheet4'.I13:.K15])-[$'Sheet4'.J14]=2;[$'Sheet4'.J14]=1));1;0);0;[$'Sheet6'.J14]);0;[$'Sheet2'.BI1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J13:.L15])-[$'Sheet4'.K14]=3;AND(SUM([$'Sheet4'.J13:.L15])-[$'Sheet4'.K14]=2;[$'Sheet4'.K14]=1));1;0);0;[$'Sheet6'.K14]);0;[$'Sheet2'.BJ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3:.M15])-[$'Sheet4'.L14]=3;AND(SUM([$'Sheet4'.K13:.M15])-[$'Sheet4'.L14]=2;[$'Sheet4'.L14]=1));1;0);0;[$'Sheet6'.L14]);0;[$'Sheet2'.BK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3:.N15])-[$'Sheet4'.M14]=3;AND(SUM([$'Sheet4'.L13:.N15])-[$'Sheet4'.M14]=2;[$'Sheet4'.M14]=1));1;0);0;[$'Sheet6'.M14]);0;[$'Sheet2'.BL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3:.O15])-[$'Sheet4'.N14]=3;AND(SUM([$'Sheet4'.M13:.O15])-[$'Sheet4'.N14]=2;[$'Sheet4'.N14]=1));1;0);0;[$'Sheet6'.N14]);0;[$'Sheet2'.BM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3:.P15])-[$'Sheet4'.O14]=3;AND(SUM([$'Sheet4'.N13:.P15])-[$'Sheet4'.O14]=2;[$'Sheet4'.O14]=1));1;0);0;[$'Sheet6'.O14]);0;[$'Sheet2'.BN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3:.Q15])-[$'Sheet4'.P14]=3;AND(SUM([$'Sheet4'.O13:.Q15])-[$'Sheet4'.P14]=2;[$'Sheet4'.P14]=1));1;0);0;[$'Sheet6'.P14]);0;[$'Sheet2'.BO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3:.R15])-[$'Sheet4'.Q14]=3;AND(SUM([$'Sheet4'.P13:.R15])-[$'Sheet4'.Q14]=2;[$'Sheet4'.Q14]=1));1;0);0;[$'Sheet6'.Q14]);0;[$'Sheet2'.BP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13:.S15])-[$'Sheet4'.R14]=3;AND(SUM([$'Sheet4'.Q13:.S15])-[$'Sheet4'.R14]=2;[$'Sheet4'.R14]=1));1;0);0;[$'Sheet6'.R14]);0;[$'Sheet2'.BQ1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R13:.T15])-[$'Sheet4'.S14]=3;AND(SUM([$'Sheet4'.R13:.T15])-[$'Sheet4'.S14]=2;[$'Sheet4'.S14]=1));1;0);0;[$'Sheet6'.S14]);0;[$'Sheet2'.BR1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S13:.U15])-[$'Sheet4'.T14]=3;AND(SUM([$'Sheet4'.S13:.U15])-[$'Sheet4'.T14]=2;[$'Sheet4'.T14]=1));1;0);0;[$'Sheet6'.T14]);0;[$'Sheet2'.BS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3:.V15])-[$'Sheet4'.U14]=3;AND(SUM([$'Sheet4'.T13:.V15])-[$'Sheet4'.U14]=2;[$'Sheet4'.U14]=1));1;0);0;[$'Sheet6'.U14]);0;[$'Sheet2'.BT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3:.W15])-[$'Sheet4'.V14]=3;AND(SUM([$'Sheet4'.U13:.W15])-[$'Sheet4'.V14]=2;[$'Sheet4'.V14]=1));1;0);0;[$'Sheet6'.V14]);0;[$'Sheet2'.BU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3:.X15])-[$'Sheet4'.W14]=3;AND(SUM([$'Sheet4'.V13:.X15])-[$'Sheet4'.W14]=2;[$'Sheet4'.W14]=1));1;0);0;[$'Sheet6'.W14]);0;[$'Sheet2'.BV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3:.Y15])-[$'Sheet4'.X14]=3;AND(SUM([$'Sheet4'.W13:.Y15])-[$'Sheet4'.X14]=2;[$'Sheet4'.X14]=1));1;0);0;[$'Sheet6'.X14]);0;[$'Sheet2'.BW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3:.Z15])-[$'Sheet4'.Y14]=3;AND(SUM([$'Sheet4'.X13:.Z15])-[$'Sheet4'.Y14]=2;[$'Sheet4'.Y14]=1));1;0);0;[$'Sheet6'.Y14]);0;[$'Sheet2'.BX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13:.AA15])-[$'Sheet4'.Z14]=3;AND(SUM([$'Sheet4'.Y13:.AA15])-[$'Sheet4'.Z14]=2;[$'Sheet4'.Z14]=1));1;0);0;[$'Sheet6'.Z14]);0;[$'Sheet2'.BY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3:.AB15])-[$'Sheet4'.AA14]=3;AND(SUM([$'Sheet4'.Z13:.AB15])-[$'Sheet4'.AA14]=2;[$'Sheet4'.AA14]=1));1;0);0;[$'Sheet6'.AA14]);0;[$'Sheet2'.BZ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3:.AC15])-[$'Sheet4'.AB14]=3;AND(SUM([$'Sheet4'.AA13:.AC15])-[$'Sheet4'.AB14]=2;[$'Sheet4'.AB14]=1));1;0);0;[$'Sheet6'.AB14]);0;[$'Sheet2'.CA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3:.AD15])-[$'Sheet4'.AC14]=3;AND(SUM([$'Sheet4'.AB13:.AD15])-[$'Sheet4'.AC14]=2;[$'Sheet4'.AC14]=1));1;0);0;[$'Sheet6'.AC14]);0;[$'Sheet2'.CB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3:.AE15])-[$'Sheet4'.AD14]=3;AND(SUM([$'Sheet4'.AC13:.AE15])-[$'Sheet4'.AD14]=2;[$'Sheet4'.AD14]=1));1;0);0;[$'Sheet6'.AD14]);0;[$'Sheet2'.CC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3:.AF15])-[$'Sheet4'.AE14]=3;AND(SUM([$'Sheet4'.AD13:.AF15])-[$'Sheet4'.AE14]=2;[$'Sheet4'.AE14]=1));1;0);0;[$'Sheet6'.AE14]);0;[$'Sheet2'.CD1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E13:.AG15])-[$'Sheet4'.AF14]=3;AND(SUM([$'Sheet4'.AE13:.AG15])-[$'Sheet4'.AF14]=2;[$'Sheet4'.AF14]=1));1;0);0;[$'Sheet6'.AF14]);0;[$'Sheet2'.CE1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F13:.AH15])-[$'Sheet4'.AG14]=3;AND(SUM([$'Sheet4'.AF13:.AH15])-[$'Sheet4'.AG14]=2;[$'Sheet4'.AG14]=1));1;0);0;[$'Sheet6'.AG14]);0;[$'Sheet2'.CF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13:.AI15])-[$'Sheet4'.AH14]=3;AND(SUM([$'Sheet4'.AG13:.AI15])-[$'Sheet4'.AH14]=2;[$'Sheet4'.AH14]=1));1;0);0;[$'Sheet6'.AH14]);0;[$'Sheet2'.CG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3:.AJ15])-[$'Sheet4'.AI14]=3;AND(SUM([$'Sheet4'.AH13:.AJ15])-[$'Sheet4'.AI14]=2;[$'Sheet4'.AI14]=1));1;0);0;[$'Sheet6'.AI14]);0;[$'Sheet2'.CH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3:.AK15])-[$'Sheet4'.AJ14]=3;AND(SUM([$'Sheet4'.AI13:.AK15])-[$'Sheet4'.AJ14]=2;[$'Sheet4'.AJ14]=1));1;0);0;[$'Sheet6'.AJ14]);0;[$'Sheet2'.CI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3:.AL15])-[$'Sheet4'.AK14]=3;AND(SUM([$'Sheet4'.AJ13:.AL15])-[$'Sheet4'.AK14]=2;[$'Sheet4'.AK14]=1));1;0);0;[$'Sheet6'.AK14]);0;[$'Sheet2'.CJ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3:.AM15])-[$'Sheet4'.AL14]=3;AND(SUM([$'Sheet4'.AK13:.AM15])-[$'Sheet4'.AL14]=2;[$'Sheet4'.AL14]=1));1;0);0;[$'Sheet6'.AL14]);0;[$'Sheet2'.CK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3:.AN15])-[$'Sheet4'.AM14]=3;AND(SUM([$'Sheet4'.AL13:.AN15])-[$'Sheet4'.AM14]=2;[$'Sheet4'.AM14]=1));1;0);0;[$'Sheet6'.AM14]);0;[$'Sheet2'.CL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3:.AO15])-[$'Sheet4'.AN14]=3;AND(SUM([$'Sheet4'.AM13:.AO15])-[$'Sheet4'.AN14]=2;[$'Sheet4'.AN14]=1));1;0);0;[$'Sheet6'.AN14]);0;[$'Sheet2'.CM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3:.AP15])-[$'Sheet4'.AO14]=3;AND(SUM([$'Sheet4'.AN13:.AP15])-[$'Sheet4'.AO14]=2;[$'Sheet4'.AO14]=1));1;0);0;[$'Sheet6'.AO14]);0;[$'Sheet2'.CN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3:.AQ15])-[$'Sheet4'.AP14]=3;AND(SUM([$'Sheet4'.AO13:.AQ15])-[$'Sheet4'.AP14]=2;[$'Sheet4'.AP14]=1));1;0);0;[$'Sheet6'.AP14]);0;[$'Sheet2'.CO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3:.AR15])-[$'Sheet4'.AQ14]=3;AND(SUM([$'Sheet4'.AP13:.AR15])-[$'Sheet4'.AQ14]=2;[$'Sheet4'.AQ14]=1));1;0);0;[$'Sheet6'.AQ14]);0;[$'Sheet2'.CP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13:.AS15])-[$'Sheet4'.AR14]=3;AND(SUM([$'Sheet4'.AQ13:.AS15])-[$'Sheet4'.AR14]=2;[$'Sheet4'.AR14]=1));1;0);0;[$'Sheet6'.AR14]);0;[$'Sheet2'.CQ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13:.AT15])-[$'Sheet4'.AS14]=3;AND(SUM([$'Sheet4'.AR13:.AT15])-[$'Sheet4'.AS14]=2;[$'Sheet4'.AS14]=1));1;0);0;[$'Sheet6'.AS14]);0;[$'Sheet2'.CR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3:.AU15])-[$'Sheet4'.AT14]=3;AND(SUM([$'Sheet4'.AS13:.AU15])-[$'Sheet4'.AT14]=2;[$'Sheet4'.AT14]=1));1;0);0;[$'Sheet6'.AT14]);0;[$'Sheet2'.CS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3:.AV15])-[$'Sheet4'.AU14]=3;AND(SUM([$'Sheet4'.AT13:.AV15])-[$'Sheet4'.AU14]=2;[$'Sheet4'.AU14]=1));1;0);0;[$'Sheet6'.AU14]);0;[$'Sheet2'.CT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3:.AW15])-[$'Sheet4'.AV14]=3;AND(SUM([$'Sheet4'.AU13:.AW15])-[$'Sheet4'.AV14]=2;[$'Sheet4'.AV14]=1));1;0);0;[$'Sheet6'.AV14]);0;[$'Sheet2'.CU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3:.AX15])-[$'Sheet4'.AW14]=3;AND(SUM([$'Sheet4'.AV13:.AX15])-[$'Sheet4'.AW14]=2;[$'Sheet4'.AW14]=1));1;0);0;[$'Sheet6'.AW14]);0;[$'Sheet2'.CV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3:.AY15])-[$'Sheet4'.AX14]=3;AND(SUM([$'Sheet4'.AW13:.AY15])-[$'Sheet4'.AX14]=2;[$'Sheet4'.AX14]=1));1;0);0;[$'Sheet6'.AX14]);0;[$'Sheet2'.CW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3:.AZ15])-[$'Sheet4'.AY14]=3;AND(SUM([$'Sheet4'.AX13:.AZ15])-[$'Sheet4'.AY14]=2;[$'Sheet4'.AY14]=1));1;0);0;[$'Sheet6'.AY14]);0;[$'Sheet2'.CX1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3:.BA15])-[$'Sheet4'.AZ14]=3;AND(SUM([$'Sheet4'.AY13:.BA15])-[$'Sheet4'.AZ14]=2;[$'Sheet4'.AZ14]=1));1;0);0;[$'Sheet6'.AZ14]);0;[$'Sheet2'.CY14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4:.D16])-[$'Sheet4'.C15]=3;AND(SUM([$'Sheet4'.B14:.D16])-[$'Sheet4'.C15]=2;[$'Sheet4'.C15]=1));1;0);0;[$'Sheet6'.C15]);0;[$'Sheet2'.BB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4:.E16])-[$'Sheet4'.D15]=3;AND(SUM([$'Sheet4'.C14:.E16])-[$'Sheet4'.D15]=2;[$'Sheet4'.D15]=1));1;0);0;[$'Sheet6'.D15]);0;[$'Sheet2'.BC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4:.F16])-[$'Sheet4'.E15]=3;AND(SUM([$'Sheet4'.D14:.F16])-[$'Sheet4'.E15]=2;[$'Sheet4'.E15]=1));1;0);0;[$'Sheet6'.E15]);0;[$'Sheet2'.BD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4:.G16])-[$'Sheet4'.F15]=3;AND(SUM([$'Sheet4'.E14:.G16])-[$'Sheet4'.F15]=2;[$'Sheet4'.F15]=1));1;0);0;[$'Sheet6'.F15]);0;[$'Sheet2'.BE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4:.H16])-[$'Sheet4'.G15]=3;AND(SUM([$'Sheet4'.F14:.H16])-[$'Sheet4'.G15]=2;[$'Sheet4'.G15]=1));1;0);0;[$'Sheet6'.G15]);0;[$'Sheet2'.BF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4:.I16])-[$'Sheet4'.H15]=3;AND(SUM([$'Sheet4'.G14:.I16])-[$'Sheet4'.H15]=2;[$'Sheet4'.H15]=1));1;0);0;[$'Sheet6'.H15]);0;[$'Sheet2'.BG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4:.J16])-[$'Sheet4'.I15]=3;AND(SUM([$'Sheet4'.H14:.J16])-[$'Sheet4'.I15]=2;[$'Sheet4'.I15]=1));1;0);0;[$'Sheet6'.I15]);0;[$'Sheet2'.BH15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I14:.K16])-[$'Sheet4'.J15]=3;AND(SUM([$'Sheet4'.I14:.K16])-[$'Sheet4'.J15]=2;[$'Sheet4'.J15]=1));1;0);0;[$'Sheet6'.J15]);0;[$'Sheet2'.BI15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J14:.L16])-[$'Sheet4'.K15]=3;AND(SUM([$'Sheet4'.J14:.L16])-[$'Sheet4'.K15]=2;[$'Sheet4'.K15]=1));1;0);0;[$'Sheet6'.K15]);0;[$'Sheet2'.BJ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4:.M16])-[$'Sheet4'.L15]=3;AND(SUM([$'Sheet4'.K14:.M16])-[$'Sheet4'.L15]=2;[$'Sheet4'.L15]=1));1;0);0;[$'Sheet6'.L15]);0;[$'Sheet2'.BK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4:.N16])-[$'Sheet4'.M15]=3;AND(SUM([$'Sheet4'.L14:.N16])-[$'Sheet4'.M15]=2;[$'Sheet4'.M15]=1));1;0);0;[$'Sheet6'.M15]);0;[$'Sheet2'.BL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4:.O16])-[$'Sheet4'.N15]=3;AND(SUM([$'Sheet4'.M14:.O16])-[$'Sheet4'.N15]=2;[$'Sheet4'.N15]=1));1;0);0;[$'Sheet6'.N15]);0;[$'Sheet2'.BM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4:.P16])-[$'Sheet4'.O15]=3;AND(SUM([$'Sheet4'.N14:.P16])-[$'Sheet4'.O15]=2;[$'Sheet4'.O15]=1));1;0);0;[$'Sheet6'.O15]);0;[$'Sheet2'.BN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4:.Q16])-[$'Sheet4'.P15]=3;AND(SUM([$'Sheet4'.O14:.Q16])-[$'Sheet4'.P15]=2;[$'Sheet4'.P15]=1));1;0);0;[$'Sheet6'.P15]);0;[$'Sheet2'.BO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4:.R16])-[$'Sheet4'.Q15]=3;AND(SUM([$'Sheet4'.P14:.R16])-[$'Sheet4'.Q15]=2;[$'Sheet4'.Q15]=1));1;0);0;[$'Sheet6'.Q15]);0;[$'Sheet2'.BP15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Q14:.S16])-[$'Sheet4'.R15]=3;AND(SUM([$'Sheet4'.Q14:.S16])-[$'Sheet4'.R15]=2;[$'Sheet4'.R15]=1));1;0);0;[$'Sheet6'.R15]);0;[$'Sheet2'.BQ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14:.T16])-[$'Sheet4'.S15]=3;AND(SUM([$'Sheet4'.R14:.T16])-[$'Sheet4'.S15]=2;[$'Sheet4'.S15]=1));1;0);0;[$'Sheet6'.S15]);0;[$'Sheet2'.BR15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S14:.U16])-[$'Sheet4'.T15]=3;AND(SUM([$'Sheet4'.S14:.U16])-[$'Sheet4'.T15]=2;[$'Sheet4'.T15]=1));1;0);0;[$'Sheet6'.T15]);0;[$'Sheet2'.BS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4:.V16])-[$'Sheet4'.U15]=3;AND(SUM([$'Sheet4'.T14:.V16])-[$'Sheet4'.U15]=2;[$'Sheet4'.U15]=1));1;0);0;[$'Sheet6'.U15]);0;[$'Sheet2'.BT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4:.W16])-[$'Sheet4'.V15]=3;AND(SUM([$'Sheet4'.U14:.W16])-[$'Sheet4'.V15]=2;[$'Sheet4'.V15]=1));1;0);0;[$'Sheet6'.V15]);0;[$'Sheet2'.BU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4:.X16])-[$'Sheet4'.W15]=3;AND(SUM([$'Sheet4'.V14:.X16])-[$'Sheet4'.W15]=2;[$'Sheet4'.W15]=1));1;0);0;[$'Sheet6'.W15]);0;[$'Sheet2'.BV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4:.Y16])-[$'Sheet4'.X15]=3;AND(SUM([$'Sheet4'.W14:.Y16])-[$'Sheet4'.X15]=2;[$'Sheet4'.X15]=1));1;0);0;[$'Sheet6'.X15]);0;[$'Sheet2'.BW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4:.Z16])-[$'Sheet4'.Y15]=3;AND(SUM([$'Sheet4'.X14:.Z16])-[$'Sheet4'.Y15]=2;[$'Sheet4'.Y15]=1));1;0);0;[$'Sheet6'.Y15]);0;[$'Sheet2'.BX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14:.AA16])-[$'Sheet4'.Z15]=3;AND(SUM([$'Sheet4'.Y14:.AA16])-[$'Sheet4'.Z15]=2;[$'Sheet4'.Z15]=1));1;0);0;[$'Sheet6'.Z15]);0;[$'Sheet2'.BY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4:.AB16])-[$'Sheet4'.AA15]=3;AND(SUM([$'Sheet4'.Z14:.AB16])-[$'Sheet4'.AA15]=2;[$'Sheet4'.AA15]=1));1;0);0;[$'Sheet6'.AA15]);0;[$'Sheet2'.BZ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4:.AC16])-[$'Sheet4'.AB15]=3;AND(SUM([$'Sheet4'.AA14:.AC16])-[$'Sheet4'.AB15]=2;[$'Sheet4'.AB15]=1));1;0);0;[$'Sheet6'.AB15]);0;[$'Sheet2'.CA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4:.AD16])-[$'Sheet4'.AC15]=3;AND(SUM([$'Sheet4'.AB14:.AD16])-[$'Sheet4'.AC15]=2;[$'Sheet4'.AC15]=1));1;0);0;[$'Sheet6'.AC15]);0;[$'Sheet2'.CB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4:.AE16])-[$'Sheet4'.AD15]=3;AND(SUM([$'Sheet4'.AC14:.AE16])-[$'Sheet4'.AD15]=2;[$'Sheet4'.AD15]=1));1;0);0;[$'Sheet6'.AD15]);0;[$'Sheet2'.CC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4:.AF16])-[$'Sheet4'.AE15]=3;AND(SUM([$'Sheet4'.AD14:.AF16])-[$'Sheet4'.AE15]=2;[$'Sheet4'.AE15]=1));1;0);0;[$'Sheet6'.AE15]);0;[$'Sheet2'.CD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14:.AG16])-[$'Sheet4'.AF15]=3;AND(SUM([$'Sheet4'.AE14:.AG16])-[$'Sheet4'.AF15]=2;[$'Sheet4'.AF15]=1));1;0);0;[$'Sheet6'.AF15]);0;[$'Sheet2'.CE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14:.AH16])-[$'Sheet4'.AG15]=3;AND(SUM([$'Sheet4'.AF14:.AH16])-[$'Sheet4'.AG15]=2;[$'Sheet4'.AG15]=1));1;0);0;[$'Sheet6'.AG15]);0;[$'Sheet2'.CF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14:.AI16])-[$'Sheet4'.AH15]=3;AND(SUM([$'Sheet4'.AG14:.AI16])-[$'Sheet4'.AH15]=2;[$'Sheet4'.AH15]=1));1;0);0;[$'Sheet6'.AH15]);0;[$'Sheet2'.CG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4:.AJ16])-[$'Sheet4'.AI15]=3;AND(SUM([$'Sheet4'.AH14:.AJ16])-[$'Sheet4'.AI15]=2;[$'Sheet4'.AI15]=1));1;0);0;[$'Sheet6'.AI15]);0;[$'Sheet2'.CH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4:.AK16])-[$'Sheet4'.AJ15]=3;AND(SUM([$'Sheet4'.AI14:.AK16])-[$'Sheet4'.AJ15]=2;[$'Sheet4'.AJ15]=1));1;0);0;[$'Sheet6'.AJ15]);0;[$'Sheet2'.CI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4:.AL16])-[$'Sheet4'.AK15]=3;AND(SUM([$'Sheet4'.AJ14:.AL16])-[$'Sheet4'.AK15]=2;[$'Sheet4'.AK15]=1));1;0);0;[$'Sheet6'.AK15]);0;[$'Sheet2'.CJ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4:.AM16])-[$'Sheet4'.AL15]=3;AND(SUM([$'Sheet4'.AK14:.AM16])-[$'Sheet4'.AL15]=2;[$'Sheet4'.AL15]=1));1;0);0;[$'Sheet6'.AL15]);0;[$'Sheet2'.CK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4:.AN16])-[$'Sheet4'.AM15]=3;AND(SUM([$'Sheet4'.AL14:.AN16])-[$'Sheet4'.AM15]=2;[$'Sheet4'.AM15]=1));1;0);0;[$'Sheet6'.AM15]);0;[$'Sheet2'.CL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4:.AO16])-[$'Sheet4'.AN15]=3;AND(SUM([$'Sheet4'.AM14:.AO16])-[$'Sheet4'.AN15]=2;[$'Sheet4'.AN15]=1));1;0);0;[$'Sheet6'.AN15]);0;[$'Sheet2'.CM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4:.AP16])-[$'Sheet4'.AO15]=3;AND(SUM([$'Sheet4'.AN14:.AP16])-[$'Sheet4'.AO15]=2;[$'Sheet4'.AO15]=1));1;0);0;[$'Sheet6'.AO15]);0;[$'Sheet2'.CN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4:.AQ16])-[$'Sheet4'.AP15]=3;AND(SUM([$'Sheet4'.AO14:.AQ16])-[$'Sheet4'.AP15]=2;[$'Sheet4'.AP15]=1));1;0);0;[$'Sheet6'.AP15]);0;[$'Sheet2'.CO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4:.AR16])-[$'Sheet4'.AQ15]=3;AND(SUM([$'Sheet4'.AP14:.AR16])-[$'Sheet4'.AQ15]=2;[$'Sheet4'.AQ15]=1));1;0);0;[$'Sheet6'.AQ15]);0;[$'Sheet2'.CP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14:.AS16])-[$'Sheet4'.AR15]=3;AND(SUM([$'Sheet4'.AQ14:.AS16])-[$'Sheet4'.AR15]=2;[$'Sheet4'.AR15]=1));1;0);0;[$'Sheet6'.AR15]);0;[$'Sheet2'.CQ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14:.AT16])-[$'Sheet4'.AS15]=3;AND(SUM([$'Sheet4'.AR14:.AT16])-[$'Sheet4'.AS15]=2;[$'Sheet4'.AS15]=1));1;0);0;[$'Sheet6'.AS15]);0;[$'Sheet2'.CR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4:.AU16])-[$'Sheet4'.AT15]=3;AND(SUM([$'Sheet4'.AS14:.AU16])-[$'Sheet4'.AT15]=2;[$'Sheet4'.AT15]=1));1;0);0;[$'Sheet6'.AT15]);0;[$'Sheet2'.CS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4:.AV16])-[$'Sheet4'.AU15]=3;AND(SUM([$'Sheet4'.AT14:.AV16])-[$'Sheet4'.AU15]=2;[$'Sheet4'.AU15]=1));1;0);0;[$'Sheet6'.AU15]);0;[$'Sheet2'.CT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4:.AW16])-[$'Sheet4'.AV15]=3;AND(SUM([$'Sheet4'.AU14:.AW16])-[$'Sheet4'.AV15]=2;[$'Sheet4'.AV15]=1));1;0);0;[$'Sheet6'.AV15]);0;[$'Sheet2'.CU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4:.AX16])-[$'Sheet4'.AW15]=3;AND(SUM([$'Sheet4'.AV14:.AX16])-[$'Sheet4'.AW15]=2;[$'Sheet4'.AW15]=1));1;0);0;[$'Sheet6'.AW15]);0;[$'Sheet2'.CV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4:.AY16])-[$'Sheet4'.AX15]=3;AND(SUM([$'Sheet4'.AW14:.AY16])-[$'Sheet4'.AX15]=2;[$'Sheet4'.AX15]=1));1;0);0;[$'Sheet6'.AX15]);0;[$'Sheet2'.CW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4:.AZ16])-[$'Sheet4'.AY15]=3;AND(SUM([$'Sheet4'.AX14:.AZ16])-[$'Sheet4'.AY15]=2;[$'Sheet4'.AY15]=1));1;0);0;[$'Sheet6'.AY15]);0;[$'Sheet2'.CX1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4:.BA16])-[$'Sheet4'.AZ15]=3;AND(SUM([$'Sheet4'.AY14:.BA16])-[$'Sheet4'.AZ15]=2;[$'Sheet4'.AZ15]=1));1;0);0;[$'Sheet6'.AZ15]);0;[$'Sheet2'.CY15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5:.D17])-[$'Sheet4'.C16]=3;AND(SUM([$'Sheet4'.B15:.D17])-[$'Sheet4'.C16]=2;[$'Sheet4'.C16]=1));1;0);0;[$'Sheet6'.C16]);0;[$'Sheet2'.BB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5:.E17])-[$'Sheet4'.D16]=3;AND(SUM([$'Sheet4'.C15:.E17])-[$'Sheet4'.D16]=2;[$'Sheet4'.D16]=1));1;0);0;[$'Sheet6'.D16]);0;[$'Sheet2'.BC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5:.F17])-[$'Sheet4'.E16]=3;AND(SUM([$'Sheet4'.D15:.F17])-[$'Sheet4'.E16]=2;[$'Sheet4'.E16]=1));1;0);0;[$'Sheet6'.E16]);0;[$'Sheet2'.BD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5:.G17])-[$'Sheet4'.F16]=3;AND(SUM([$'Sheet4'.E15:.G17])-[$'Sheet4'.F16]=2;[$'Sheet4'.F16]=1));1;0);0;[$'Sheet6'.F16]);0;[$'Sheet2'.BE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5:.H17])-[$'Sheet4'.G16]=3;AND(SUM([$'Sheet4'.F15:.H17])-[$'Sheet4'.G16]=2;[$'Sheet4'.G16]=1));1;0);0;[$'Sheet6'.G16]);0;[$'Sheet2'.BF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5:.I17])-[$'Sheet4'.H16]=3;AND(SUM([$'Sheet4'.G15:.I17])-[$'Sheet4'.H16]=2;[$'Sheet4'.H16]=1));1;0);0;[$'Sheet6'.H16]);0;[$'Sheet2'.BG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5:.J17])-[$'Sheet4'.I16]=3;AND(SUM([$'Sheet4'.H15:.J17])-[$'Sheet4'.I16]=2;[$'Sheet4'.I16]=1));1;0);0;[$'Sheet6'.I16]);0;[$'Sheet2'.BH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15:.K17])-[$'Sheet4'.J16]=3;AND(SUM([$'Sheet4'.I15:.K17])-[$'Sheet4'.J16]=2;[$'Sheet4'.J16]=1));1;0);0;[$'Sheet6'.J16]);0;[$'Sheet2'.BI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15:.L17])-[$'Sheet4'.K16]=3;AND(SUM([$'Sheet4'.J15:.L17])-[$'Sheet4'.K16]=2;[$'Sheet4'.K16]=1));1;0);0;[$'Sheet6'.K16]);0;[$'Sheet2'.BJ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5:.M17])-[$'Sheet4'.L16]=3;AND(SUM([$'Sheet4'.K15:.M17])-[$'Sheet4'.L16]=2;[$'Sheet4'.L16]=1));1;0);0;[$'Sheet6'.L16]);0;[$'Sheet2'.BK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5:.N17])-[$'Sheet4'.M16]=3;AND(SUM([$'Sheet4'.L15:.N17])-[$'Sheet4'.M16]=2;[$'Sheet4'.M16]=1));1;0);0;[$'Sheet6'.M16]);0;[$'Sheet2'.BL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5:.O17])-[$'Sheet4'.N16]=3;AND(SUM([$'Sheet4'.M15:.O17])-[$'Sheet4'.N16]=2;[$'Sheet4'.N16]=1));1;0);0;[$'Sheet6'.N16]);0;[$'Sheet2'.BM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5:.P17])-[$'Sheet4'.O16]=3;AND(SUM([$'Sheet4'.N15:.P17])-[$'Sheet4'.O16]=2;[$'Sheet4'.O16]=1));1;0);0;[$'Sheet6'.O16]);0;[$'Sheet2'.BN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5:.Q17])-[$'Sheet4'.P16]=3;AND(SUM([$'Sheet4'.O15:.Q17])-[$'Sheet4'.P16]=2;[$'Sheet4'.P16]=1));1;0);0;[$'Sheet6'.P16]);0;[$'Sheet2'.BO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5:.R17])-[$'Sheet4'.Q16]=3;AND(SUM([$'Sheet4'.P15:.R17])-[$'Sheet4'.Q16]=2;[$'Sheet4'.Q16]=1));1;0);0;[$'Sheet6'.Q16]);0;[$'Sheet2'.BP16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Q15:.S17])-[$'Sheet4'.R16]=3;AND(SUM([$'Sheet4'.Q15:.S17])-[$'Sheet4'.R16]=2;[$'Sheet4'.R16]=1));1;0);0;[$'Sheet6'.R16]);0;[$'Sheet2'.BQ16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R15:.T17])-[$'Sheet4'.S16]=3;AND(SUM([$'Sheet4'.R15:.T17])-[$'Sheet4'.S16]=2;[$'Sheet4'.S16]=1));1;0);0;[$'Sheet6'.S16]);0;[$'Sheet2'.BR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15:.U17])-[$'Sheet4'.T16]=3;AND(SUM([$'Sheet4'.S15:.U17])-[$'Sheet4'.T16]=2;[$'Sheet4'.T16]=1));1;0);0;[$'Sheet6'.T16]);0;[$'Sheet2'.BS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5:.V17])-[$'Sheet4'.U16]=3;AND(SUM([$'Sheet4'.T15:.V17])-[$'Sheet4'.U16]=2;[$'Sheet4'.U16]=1));1;0);0;[$'Sheet6'.U16]);0;[$'Sheet2'.BT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5:.W17])-[$'Sheet4'.V16]=3;AND(SUM([$'Sheet4'.U15:.W17])-[$'Sheet4'.V16]=2;[$'Sheet4'.V16]=1));1;0);0;[$'Sheet6'.V16]);0;[$'Sheet2'.BU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5:.X17])-[$'Sheet4'.W16]=3;AND(SUM([$'Sheet4'.V15:.X17])-[$'Sheet4'.W16]=2;[$'Sheet4'.W16]=1));1;0);0;[$'Sheet6'.W16]);0;[$'Sheet2'.BV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5:.Y17])-[$'Sheet4'.X16]=3;AND(SUM([$'Sheet4'.W15:.Y17])-[$'Sheet4'.X16]=2;[$'Sheet4'.X16]=1));1;0);0;[$'Sheet6'.X16]);0;[$'Sheet2'.BW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5:.Z17])-[$'Sheet4'.Y16]=3;AND(SUM([$'Sheet4'.X15:.Z17])-[$'Sheet4'.Y16]=2;[$'Sheet4'.Y16]=1));1;0);0;[$'Sheet6'.Y16]);0;[$'Sheet2'.BX16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Y15:.AA17])-[$'Sheet4'.Z16]=3;AND(SUM([$'Sheet4'.Y15:.AA17])-[$'Sheet4'.Z16]=2;[$'Sheet4'.Z16]=1));1;0);0;[$'Sheet6'.Z16]);0;[$'Sheet2'.BY16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Z15:.AB17])-[$'Sheet4'.AA16]=3;AND(SUM([$'Sheet4'.Z15:.AB17])-[$'Sheet4'.AA16]=2;[$'Sheet4'.AA16]=1));1;0);0;[$'Sheet6'.AA16]);0;[$'Sheet2'.BZ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5:.AC17])-[$'Sheet4'.AB16]=3;AND(SUM([$'Sheet4'.AA15:.AC17])-[$'Sheet4'.AB16]=2;[$'Sheet4'.AB16]=1));1;0);0;[$'Sheet6'.AB16]);0;[$'Sheet2'.CA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5:.AD17])-[$'Sheet4'.AC16]=3;AND(SUM([$'Sheet4'.AB15:.AD17])-[$'Sheet4'.AC16]=2;[$'Sheet4'.AC16]=1));1;0);0;[$'Sheet6'.AC16]);0;[$'Sheet2'.CB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5:.AE17])-[$'Sheet4'.AD16]=3;AND(SUM([$'Sheet4'.AC15:.AE17])-[$'Sheet4'.AD16]=2;[$'Sheet4'.AD16]=1));1;0);0;[$'Sheet6'.AD16]);0;[$'Sheet2'.CC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5:.AF17])-[$'Sheet4'.AE16]=3;AND(SUM([$'Sheet4'.AD15:.AF17])-[$'Sheet4'.AE16]=2;[$'Sheet4'.AE16]=1));1;0);0;[$'Sheet6'.AE16]);0;[$'Sheet2'.CD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15:.AG17])-[$'Sheet4'.AF16]=3;AND(SUM([$'Sheet4'.AE15:.AG17])-[$'Sheet4'.AF16]=2;[$'Sheet4'.AF16]=1));1;0);0;[$'Sheet6'.AF16]);0;[$'Sheet2'.CE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15:.AH17])-[$'Sheet4'.AG16]=3;AND(SUM([$'Sheet4'.AF15:.AH17])-[$'Sheet4'.AG16]=2;[$'Sheet4'.AG16]=1));1;0);0;[$'Sheet6'.AG16]);0;[$'Sheet2'.CF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15:.AI17])-[$'Sheet4'.AH16]=3;AND(SUM([$'Sheet4'.AG15:.AI17])-[$'Sheet4'.AH16]=2;[$'Sheet4'.AH16]=1));1;0);0;[$'Sheet6'.AH16]);0;[$'Sheet2'.CG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5:.AJ17])-[$'Sheet4'.AI16]=3;AND(SUM([$'Sheet4'.AH15:.AJ17])-[$'Sheet4'.AI16]=2;[$'Sheet4'.AI16]=1));1;0);0;[$'Sheet6'.AI16]);0;[$'Sheet2'.CH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5:.AK17])-[$'Sheet4'.AJ16]=3;AND(SUM([$'Sheet4'.AI15:.AK17])-[$'Sheet4'.AJ16]=2;[$'Sheet4'.AJ16]=1));1;0);0;[$'Sheet6'.AJ16]);0;[$'Sheet2'.CI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5:.AL17])-[$'Sheet4'.AK16]=3;AND(SUM([$'Sheet4'.AJ15:.AL17])-[$'Sheet4'.AK16]=2;[$'Sheet4'.AK16]=1));1;0);0;[$'Sheet6'.AK16]);0;[$'Sheet2'.CJ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5:.AM17])-[$'Sheet4'.AL16]=3;AND(SUM([$'Sheet4'.AK15:.AM17])-[$'Sheet4'.AL16]=2;[$'Sheet4'.AL16]=1));1;0);0;[$'Sheet6'.AL16]);0;[$'Sheet2'.CK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5:.AN17])-[$'Sheet4'.AM16]=3;AND(SUM([$'Sheet4'.AL15:.AN17])-[$'Sheet4'.AM16]=2;[$'Sheet4'.AM16]=1));1;0);0;[$'Sheet6'.AM16]);0;[$'Sheet2'.CL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5:.AO17])-[$'Sheet4'.AN16]=3;AND(SUM([$'Sheet4'.AM15:.AO17])-[$'Sheet4'.AN16]=2;[$'Sheet4'.AN16]=1));1;0);0;[$'Sheet6'.AN16]);0;[$'Sheet2'.CM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5:.AP17])-[$'Sheet4'.AO16]=3;AND(SUM([$'Sheet4'.AN15:.AP17])-[$'Sheet4'.AO16]=2;[$'Sheet4'.AO16]=1));1;0);0;[$'Sheet6'.AO16]);0;[$'Sheet2'.CN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5:.AQ17])-[$'Sheet4'.AP16]=3;AND(SUM([$'Sheet4'.AO15:.AQ17])-[$'Sheet4'.AP16]=2;[$'Sheet4'.AP16]=1));1;0);0;[$'Sheet6'.AP16]);0;[$'Sheet2'.CO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5:.AR17])-[$'Sheet4'.AQ16]=3;AND(SUM([$'Sheet4'.AP15:.AR17])-[$'Sheet4'.AQ16]=2;[$'Sheet4'.AQ16]=1));1;0);0;[$'Sheet6'.AQ16]);0;[$'Sheet2'.CP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15:.AS17])-[$'Sheet4'.AR16]=3;AND(SUM([$'Sheet4'.AQ15:.AS17])-[$'Sheet4'.AR16]=2;[$'Sheet4'.AR16]=1));1;0);0;[$'Sheet6'.AR16]);0;[$'Sheet2'.CQ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15:.AT17])-[$'Sheet4'.AS16]=3;AND(SUM([$'Sheet4'.AR15:.AT17])-[$'Sheet4'.AS16]=2;[$'Sheet4'.AS16]=1));1;0);0;[$'Sheet6'.AS16]);0;[$'Sheet2'.CR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5:.AU17])-[$'Sheet4'.AT16]=3;AND(SUM([$'Sheet4'.AS15:.AU17])-[$'Sheet4'.AT16]=2;[$'Sheet4'.AT16]=1));1;0);0;[$'Sheet6'.AT16]);0;[$'Sheet2'.CS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5:.AV17])-[$'Sheet4'.AU16]=3;AND(SUM([$'Sheet4'.AT15:.AV17])-[$'Sheet4'.AU16]=2;[$'Sheet4'.AU16]=1));1;0);0;[$'Sheet6'.AU16]);0;[$'Sheet2'.CT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5:.AW17])-[$'Sheet4'.AV16]=3;AND(SUM([$'Sheet4'.AU15:.AW17])-[$'Sheet4'.AV16]=2;[$'Sheet4'.AV16]=1));1;0);0;[$'Sheet6'.AV16]);0;[$'Sheet2'.CU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5:.AX17])-[$'Sheet4'.AW16]=3;AND(SUM([$'Sheet4'.AV15:.AX17])-[$'Sheet4'.AW16]=2;[$'Sheet4'.AW16]=1));1;0);0;[$'Sheet6'.AW16]);0;[$'Sheet2'.CV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5:.AY17])-[$'Sheet4'.AX16]=3;AND(SUM([$'Sheet4'.AW15:.AY17])-[$'Sheet4'.AX16]=2;[$'Sheet4'.AX16]=1));1;0);0;[$'Sheet6'.AX16]);0;[$'Sheet2'.CW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5:.AZ17])-[$'Sheet4'.AY16]=3;AND(SUM([$'Sheet4'.AX15:.AZ17])-[$'Sheet4'.AY16]=2;[$'Sheet4'.AY16]=1));1;0);0;[$'Sheet6'.AY16]);0;[$'Sheet2'.CX1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5:.BA17])-[$'Sheet4'.AZ16]=3;AND(SUM([$'Sheet4'.AY15:.BA17])-[$'Sheet4'.AZ16]=2;[$'Sheet4'.AZ16]=1));1;0);0;[$'Sheet6'.AZ16]);0;[$'Sheet2'.CY16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6:.D18])-[$'Sheet4'.C17]=3;AND(SUM([$'Sheet4'.B16:.D18])-[$'Sheet4'.C17]=2;[$'Sheet4'.C17]=1));1;0);0;[$'Sheet6'.C17]);0;[$'Sheet2'.BB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6:.E18])-[$'Sheet4'.D17]=3;AND(SUM([$'Sheet4'.C16:.E18])-[$'Sheet4'.D17]=2;[$'Sheet4'.D17]=1));1;0);0;[$'Sheet6'.D17]);0;[$'Sheet2'.BC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6:.F18])-[$'Sheet4'.E17]=3;AND(SUM([$'Sheet4'.D16:.F18])-[$'Sheet4'.E17]=2;[$'Sheet4'.E17]=1));1;0);0;[$'Sheet6'.E17]);0;[$'Sheet2'.BD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6:.G18])-[$'Sheet4'.F17]=3;AND(SUM([$'Sheet4'.E16:.G18])-[$'Sheet4'.F17]=2;[$'Sheet4'.F17]=1));1;0);0;[$'Sheet6'.F17]);0;[$'Sheet2'.BE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6:.H18])-[$'Sheet4'.G17]=3;AND(SUM([$'Sheet4'.F16:.H18])-[$'Sheet4'.G17]=2;[$'Sheet4'.G17]=1));1;0);0;[$'Sheet6'.G17]);0;[$'Sheet2'.BF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6:.I18])-[$'Sheet4'.H17]=3;AND(SUM([$'Sheet4'.G16:.I18])-[$'Sheet4'.H17]=2;[$'Sheet4'.H17]=1));1;0);0;[$'Sheet6'.H17]);0;[$'Sheet2'.BG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6:.J18])-[$'Sheet4'.I17]=3;AND(SUM([$'Sheet4'.H16:.J18])-[$'Sheet4'.I17]=2;[$'Sheet4'.I17]=1));1;0);0;[$'Sheet6'.I17]);0;[$'Sheet2'.BH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16:.K18])-[$'Sheet4'.J17]=3;AND(SUM([$'Sheet4'.I16:.K18])-[$'Sheet4'.J17]=2;[$'Sheet4'.J17]=1));1;0);0;[$'Sheet6'.J17]);0;[$'Sheet2'.BI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16:.L18])-[$'Sheet4'.K17]=3;AND(SUM([$'Sheet4'.J16:.L18])-[$'Sheet4'.K17]=2;[$'Sheet4'.K17]=1));1;0);0;[$'Sheet6'.K17]);0;[$'Sheet2'.BJ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6:.M18])-[$'Sheet4'.L17]=3;AND(SUM([$'Sheet4'.K16:.M18])-[$'Sheet4'.L17]=2;[$'Sheet4'.L17]=1));1;0);0;[$'Sheet6'.L17]);0;[$'Sheet2'.BK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6:.N18])-[$'Sheet4'.M17]=3;AND(SUM([$'Sheet4'.L16:.N18])-[$'Sheet4'.M17]=2;[$'Sheet4'.M17]=1));1;0);0;[$'Sheet6'.M17]);0;[$'Sheet2'.BL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6:.O18])-[$'Sheet4'.N17]=3;AND(SUM([$'Sheet4'.M16:.O18])-[$'Sheet4'.N17]=2;[$'Sheet4'.N17]=1));1;0);0;[$'Sheet6'.N17]);0;[$'Sheet2'.BM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6:.P18])-[$'Sheet4'.O17]=3;AND(SUM([$'Sheet4'.N16:.P18])-[$'Sheet4'.O17]=2;[$'Sheet4'.O17]=1));1;0);0;[$'Sheet6'.O17]);0;[$'Sheet2'.BN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6:.Q18])-[$'Sheet4'.P17]=3;AND(SUM([$'Sheet4'.O16:.Q18])-[$'Sheet4'.P17]=2;[$'Sheet4'.P17]=1));1;0);0;[$'Sheet6'.P17]);0;[$'Sheet2'.BO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6:.R18])-[$'Sheet4'.Q17]=3;AND(SUM([$'Sheet4'.P16:.R18])-[$'Sheet4'.Q17]=2;[$'Sheet4'.Q17]=1));1;0);0;[$'Sheet6'.Q17]);0;[$'Sheet2'.BP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16:.S18])-[$'Sheet4'.R17]=3;AND(SUM([$'Sheet4'.Q16:.S18])-[$'Sheet4'.R17]=2;[$'Sheet4'.R17]=1));1;0);0;[$'Sheet6'.R17]);0;[$'Sheet2'.BQ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16:.T18])-[$'Sheet4'.S17]=3;AND(SUM([$'Sheet4'.R16:.T18])-[$'Sheet4'.S17]=2;[$'Sheet4'.S17]=1));1;0);0;[$'Sheet6'.S17]);0;[$'Sheet2'.BR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16:.U18])-[$'Sheet4'.T17]=3;AND(SUM([$'Sheet4'.S16:.U18])-[$'Sheet4'.T17]=2;[$'Sheet4'.T17]=1));1;0);0;[$'Sheet6'.T17]);0;[$'Sheet2'.BS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6:.V18])-[$'Sheet4'.U17]=3;AND(SUM([$'Sheet4'.T16:.V18])-[$'Sheet4'.U17]=2;[$'Sheet4'.U17]=1));1;0);0;[$'Sheet6'.U17]);0;[$'Sheet2'.BT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6:.W18])-[$'Sheet4'.V17]=3;AND(SUM([$'Sheet4'.U16:.W18])-[$'Sheet4'.V17]=2;[$'Sheet4'.V17]=1));1;0);0;[$'Sheet6'.V17]);0;[$'Sheet2'.BU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6:.X18])-[$'Sheet4'.W17]=3;AND(SUM([$'Sheet4'.V16:.X18])-[$'Sheet4'.W17]=2;[$'Sheet4'.W17]=1));1;0);0;[$'Sheet6'.W17]);0;[$'Sheet2'.BV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6:.Y18])-[$'Sheet4'.X17]=3;AND(SUM([$'Sheet4'.W16:.Y18])-[$'Sheet4'.X17]=2;[$'Sheet4'.X17]=1));1;0);0;[$'Sheet6'.X17]);0;[$'Sheet2'.BW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6:.Z18])-[$'Sheet4'.Y17]=3;AND(SUM([$'Sheet4'.X16:.Z18])-[$'Sheet4'.Y17]=2;[$'Sheet4'.Y17]=1));1;0);0;[$'Sheet6'.Y17]);0;[$'Sheet2'.BX17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Y16:.AA18])-[$'Sheet4'.Z17]=3;AND(SUM([$'Sheet4'.Y16:.AA18])-[$'Sheet4'.Z17]=2;[$'Sheet4'.Z17]=1));1;0);0;[$'Sheet6'.Z17]);0;[$'Sheet2'.BY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6:.AB18])-[$'Sheet4'.AA17]=3;AND(SUM([$'Sheet4'.Z16:.AB18])-[$'Sheet4'.AA17]=2;[$'Sheet4'.AA17]=1));1;0);0;[$'Sheet6'.AA17]);0;[$'Sheet2'.BZ17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A16:.AC18])-[$'Sheet4'.AB17]=3;AND(SUM([$'Sheet4'.AA16:.AC18])-[$'Sheet4'.AB17]=2;[$'Sheet4'.AB17]=1));1;0);0;[$'Sheet6'.AB17]);0;[$'Sheet2'.CA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6:.AD18])-[$'Sheet4'.AC17]=3;AND(SUM([$'Sheet4'.AB16:.AD18])-[$'Sheet4'.AC17]=2;[$'Sheet4'.AC17]=1));1;0);0;[$'Sheet6'.AC17]);0;[$'Sheet2'.CB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6:.AE18])-[$'Sheet4'.AD17]=3;AND(SUM([$'Sheet4'.AC16:.AE18])-[$'Sheet4'.AD17]=2;[$'Sheet4'.AD17]=1));1;0);0;[$'Sheet6'.AD17]);0;[$'Sheet2'.CC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6:.AF18])-[$'Sheet4'.AE17]=3;AND(SUM([$'Sheet4'.AD16:.AF18])-[$'Sheet4'.AE17]=2;[$'Sheet4'.AE17]=1));1;0);0;[$'Sheet6'.AE17]);0;[$'Sheet2'.CD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16:.AG18])-[$'Sheet4'.AF17]=3;AND(SUM([$'Sheet4'.AE16:.AG18])-[$'Sheet4'.AF17]=2;[$'Sheet4'.AF17]=1));1;0);0;[$'Sheet6'.AF17]);0;[$'Sheet2'.CE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16:.AH18])-[$'Sheet4'.AG17]=3;AND(SUM([$'Sheet4'.AF16:.AH18])-[$'Sheet4'.AG17]=2;[$'Sheet4'.AG17]=1));1;0);0;[$'Sheet6'.AG17]);0;[$'Sheet2'.CF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16:.AI18])-[$'Sheet4'.AH17]=3;AND(SUM([$'Sheet4'.AG16:.AI18])-[$'Sheet4'.AH17]=2;[$'Sheet4'.AH17]=1));1;0);0;[$'Sheet6'.AH17]);0;[$'Sheet2'.CG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6:.AJ18])-[$'Sheet4'.AI17]=3;AND(SUM([$'Sheet4'.AH16:.AJ18])-[$'Sheet4'.AI17]=2;[$'Sheet4'.AI17]=1));1;0);0;[$'Sheet6'.AI17]);0;[$'Sheet2'.CH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6:.AK18])-[$'Sheet4'.AJ17]=3;AND(SUM([$'Sheet4'.AI16:.AK18])-[$'Sheet4'.AJ17]=2;[$'Sheet4'.AJ17]=1));1;0);0;[$'Sheet6'.AJ17]);0;[$'Sheet2'.CI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6:.AL18])-[$'Sheet4'.AK17]=3;AND(SUM([$'Sheet4'.AJ16:.AL18])-[$'Sheet4'.AK17]=2;[$'Sheet4'.AK17]=1));1;0);0;[$'Sheet6'.AK17]);0;[$'Sheet2'.CJ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6:.AM18])-[$'Sheet4'.AL17]=3;AND(SUM([$'Sheet4'.AK16:.AM18])-[$'Sheet4'.AL17]=2;[$'Sheet4'.AL17]=1));1;0);0;[$'Sheet6'.AL17]);0;[$'Sheet2'.CK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6:.AN18])-[$'Sheet4'.AM17]=3;AND(SUM([$'Sheet4'.AL16:.AN18])-[$'Sheet4'.AM17]=2;[$'Sheet4'.AM17]=1));1;0);0;[$'Sheet6'.AM17]);0;[$'Sheet2'.CL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6:.AO18])-[$'Sheet4'.AN17]=3;AND(SUM([$'Sheet4'.AM16:.AO18])-[$'Sheet4'.AN17]=2;[$'Sheet4'.AN17]=1));1;0);0;[$'Sheet6'.AN17]);0;[$'Sheet2'.CM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6:.AP18])-[$'Sheet4'.AO17]=3;AND(SUM([$'Sheet4'.AN16:.AP18])-[$'Sheet4'.AO17]=2;[$'Sheet4'.AO17]=1));1;0);0;[$'Sheet6'.AO17]);0;[$'Sheet2'.CN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6:.AQ18])-[$'Sheet4'.AP17]=3;AND(SUM([$'Sheet4'.AO16:.AQ18])-[$'Sheet4'.AP17]=2;[$'Sheet4'.AP17]=1));1;0);0;[$'Sheet6'.AP17]);0;[$'Sheet2'.CO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6:.AR18])-[$'Sheet4'.AQ17]=3;AND(SUM([$'Sheet4'.AP16:.AR18])-[$'Sheet4'.AQ17]=2;[$'Sheet4'.AQ17]=1));1;0);0;[$'Sheet6'.AQ17]);0;[$'Sheet2'.CP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16:.AS18])-[$'Sheet4'.AR17]=3;AND(SUM([$'Sheet4'.AQ16:.AS18])-[$'Sheet4'.AR17]=2;[$'Sheet4'.AR17]=1));1;0);0;[$'Sheet6'.AR17]);0;[$'Sheet2'.CQ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16:.AT18])-[$'Sheet4'.AS17]=3;AND(SUM([$'Sheet4'.AR16:.AT18])-[$'Sheet4'.AS17]=2;[$'Sheet4'.AS17]=1));1;0);0;[$'Sheet6'.AS17]);0;[$'Sheet2'.CR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6:.AU18])-[$'Sheet4'.AT17]=3;AND(SUM([$'Sheet4'.AS16:.AU18])-[$'Sheet4'.AT17]=2;[$'Sheet4'.AT17]=1));1;0);0;[$'Sheet6'.AT17]);0;[$'Sheet2'.CS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6:.AV18])-[$'Sheet4'.AU17]=3;AND(SUM([$'Sheet4'.AT16:.AV18])-[$'Sheet4'.AU17]=2;[$'Sheet4'.AU17]=1));1;0);0;[$'Sheet6'.AU17]);0;[$'Sheet2'.CT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6:.AW18])-[$'Sheet4'.AV17]=3;AND(SUM([$'Sheet4'.AU16:.AW18])-[$'Sheet4'.AV17]=2;[$'Sheet4'.AV17]=1));1;0);0;[$'Sheet6'.AV17]);0;[$'Sheet2'.CU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6:.AX18])-[$'Sheet4'.AW17]=3;AND(SUM([$'Sheet4'.AV16:.AX18])-[$'Sheet4'.AW17]=2;[$'Sheet4'.AW17]=1));1;0);0;[$'Sheet6'.AW17]);0;[$'Sheet2'.CV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6:.AY18])-[$'Sheet4'.AX17]=3;AND(SUM([$'Sheet4'.AW16:.AY18])-[$'Sheet4'.AX17]=2;[$'Sheet4'.AX17]=1));1;0);0;[$'Sheet6'.AX17]);0;[$'Sheet2'.CW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6:.AZ18])-[$'Sheet4'.AY17]=3;AND(SUM([$'Sheet4'.AX16:.AZ18])-[$'Sheet4'.AY17]=2;[$'Sheet4'.AY17]=1));1;0);0;[$'Sheet6'.AY17]);0;[$'Sheet2'.CX1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6:.BA18])-[$'Sheet4'.AZ17]=3;AND(SUM([$'Sheet4'.AY16:.BA18])-[$'Sheet4'.AZ17]=2;[$'Sheet4'.AZ17]=1));1;0);0;[$'Sheet6'.AZ17]);0;[$'Sheet2'.CY17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7:.D19])-[$'Sheet4'.C18]=3;AND(SUM([$'Sheet4'.B17:.D19])-[$'Sheet4'.C18]=2;[$'Sheet4'.C18]=1));1;0);0;[$'Sheet6'.C18]);0;[$'Sheet2'.BB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7:.E19])-[$'Sheet4'.D18]=3;AND(SUM([$'Sheet4'.C17:.E19])-[$'Sheet4'.D18]=2;[$'Sheet4'.D18]=1));1;0);0;[$'Sheet6'.D18]);0;[$'Sheet2'.BC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7:.F19])-[$'Sheet4'.E18]=3;AND(SUM([$'Sheet4'.D17:.F19])-[$'Sheet4'.E18]=2;[$'Sheet4'.E18]=1));1;0);0;[$'Sheet6'.E18]);0;[$'Sheet2'.BD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7:.G19])-[$'Sheet4'.F18]=3;AND(SUM([$'Sheet4'.E17:.G19])-[$'Sheet4'.F18]=2;[$'Sheet4'.F18]=1));1;0);0;[$'Sheet6'.F18]);0;[$'Sheet2'.BE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7:.H19])-[$'Sheet4'.G18]=3;AND(SUM([$'Sheet4'.F17:.H19])-[$'Sheet4'.G18]=2;[$'Sheet4'.G18]=1));1;0);0;[$'Sheet6'.G18]);0;[$'Sheet2'.BF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7:.I19])-[$'Sheet4'.H18]=3;AND(SUM([$'Sheet4'.G17:.I19])-[$'Sheet4'.H18]=2;[$'Sheet4'.H18]=1));1;0);0;[$'Sheet6'.H18]);0;[$'Sheet2'.BG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7:.J19])-[$'Sheet4'.I18]=3;AND(SUM([$'Sheet4'.H17:.J19])-[$'Sheet4'.I18]=2;[$'Sheet4'.I18]=1));1;0);0;[$'Sheet6'.I18]);0;[$'Sheet2'.BH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17:.K19])-[$'Sheet4'.J18]=3;AND(SUM([$'Sheet4'.I17:.K19])-[$'Sheet4'.J18]=2;[$'Sheet4'.J18]=1));1;0);0;[$'Sheet6'.J18]);0;[$'Sheet2'.BI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17:.L19])-[$'Sheet4'.K18]=3;AND(SUM([$'Sheet4'.J17:.L19])-[$'Sheet4'.K18]=2;[$'Sheet4'.K18]=1));1;0);0;[$'Sheet6'.K18]);0;[$'Sheet2'.BJ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7:.M19])-[$'Sheet4'.L18]=3;AND(SUM([$'Sheet4'.K17:.M19])-[$'Sheet4'.L18]=2;[$'Sheet4'.L18]=1));1;0);0;[$'Sheet6'.L18]);0;[$'Sheet2'.BK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7:.N19])-[$'Sheet4'.M18]=3;AND(SUM([$'Sheet4'.L17:.N19])-[$'Sheet4'.M18]=2;[$'Sheet4'.M18]=1));1;0);0;[$'Sheet6'.M18]);0;[$'Sheet2'.BL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7:.O19])-[$'Sheet4'.N18]=3;AND(SUM([$'Sheet4'.M17:.O19])-[$'Sheet4'.N18]=2;[$'Sheet4'.N18]=1));1;0);0;[$'Sheet6'.N18]);0;[$'Sheet2'.BM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7:.P19])-[$'Sheet4'.O18]=3;AND(SUM([$'Sheet4'.N17:.P19])-[$'Sheet4'.O18]=2;[$'Sheet4'.O18]=1));1;0);0;[$'Sheet6'.O18]);0;[$'Sheet2'.BN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7:.Q19])-[$'Sheet4'.P18]=3;AND(SUM([$'Sheet4'.O17:.Q19])-[$'Sheet4'.P18]=2;[$'Sheet4'.P18]=1));1;0);0;[$'Sheet6'.P18]);0;[$'Sheet2'.BO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7:.R19])-[$'Sheet4'.Q18]=3;AND(SUM([$'Sheet4'.P17:.R19])-[$'Sheet4'.Q18]=2;[$'Sheet4'.Q18]=1));1;0);0;[$'Sheet6'.Q18]);0;[$'Sheet2'.BP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17:.S19])-[$'Sheet4'.R18]=3;AND(SUM([$'Sheet4'.Q17:.S19])-[$'Sheet4'.R18]=2;[$'Sheet4'.R18]=1));1;0);0;[$'Sheet6'.R18]);0;[$'Sheet2'.BQ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17:.T19])-[$'Sheet4'.S18]=3;AND(SUM([$'Sheet4'.R17:.T19])-[$'Sheet4'.S18]=2;[$'Sheet4'.S18]=1));1;0);0;[$'Sheet6'.S18]);0;[$'Sheet2'.BR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17:.U19])-[$'Sheet4'.T18]=3;AND(SUM([$'Sheet4'.S17:.U19])-[$'Sheet4'.T18]=2;[$'Sheet4'.T18]=1));1;0);0;[$'Sheet6'.T18]);0;[$'Sheet2'.BS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7:.V19])-[$'Sheet4'.U18]=3;AND(SUM([$'Sheet4'.T17:.V19])-[$'Sheet4'.U18]=2;[$'Sheet4'.U18]=1));1;0);0;[$'Sheet6'.U18]);0;[$'Sheet2'.BT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7:.W19])-[$'Sheet4'.V18]=3;AND(SUM([$'Sheet4'.U17:.W19])-[$'Sheet4'.V18]=2;[$'Sheet4'.V18]=1));1;0);0;[$'Sheet6'.V18]);0;[$'Sheet2'.BU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7:.X19])-[$'Sheet4'.W18]=3;AND(SUM([$'Sheet4'.V17:.X19])-[$'Sheet4'.W18]=2;[$'Sheet4'.W18]=1));1;0);0;[$'Sheet6'.W18]);0;[$'Sheet2'.BV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7:.Y19])-[$'Sheet4'.X18]=3;AND(SUM([$'Sheet4'.W17:.Y19])-[$'Sheet4'.X18]=2;[$'Sheet4'.X18]=1));1;0);0;[$'Sheet6'.X18]);0;[$'Sheet2'.BW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7:.Z19])-[$'Sheet4'.Y18]=3;AND(SUM([$'Sheet4'.X17:.Z19])-[$'Sheet4'.Y18]=2;[$'Sheet4'.Y18]=1));1;0);0;[$'Sheet6'.Y18]);0;[$'Sheet2'.BX18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Y17:.AA19])-[$'Sheet4'.Z18]=3;AND(SUM([$'Sheet4'.Y17:.AA19])-[$'Sheet4'.Z18]=2;[$'Sheet4'.Z18]=1));1;0);0;[$'Sheet6'.Z18]);0;[$'Sheet2'.BY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7:.AB19])-[$'Sheet4'.AA18]=3;AND(SUM([$'Sheet4'.Z17:.AB19])-[$'Sheet4'.AA18]=2;[$'Sheet4'.AA18]=1));1;0);0;[$'Sheet6'.AA18]);0;[$'Sheet2'.BZ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7:.AC19])-[$'Sheet4'.AB18]=3;AND(SUM([$'Sheet4'.AA17:.AC19])-[$'Sheet4'.AB18]=2;[$'Sheet4'.AB18]=1));1;0);0;[$'Sheet6'.AB18]);0;[$'Sheet2'.CA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7:.AD19])-[$'Sheet4'.AC18]=3;AND(SUM([$'Sheet4'.AB17:.AD19])-[$'Sheet4'.AC18]=2;[$'Sheet4'.AC18]=1));1;0);0;[$'Sheet6'.AC18]);0;[$'Sheet2'.CB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7:.AE19])-[$'Sheet4'.AD18]=3;AND(SUM([$'Sheet4'.AC17:.AE19])-[$'Sheet4'.AD18]=2;[$'Sheet4'.AD18]=1));1;0);0;[$'Sheet6'.AD18]);0;[$'Sheet2'.CC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7:.AF19])-[$'Sheet4'.AE18]=3;AND(SUM([$'Sheet4'.AD17:.AF19])-[$'Sheet4'.AE18]=2;[$'Sheet4'.AE18]=1));1;0);0;[$'Sheet6'.AE18]);0;[$'Sheet2'.CD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17:.AG19])-[$'Sheet4'.AF18]=3;AND(SUM([$'Sheet4'.AE17:.AG19])-[$'Sheet4'.AF18]=2;[$'Sheet4'.AF18]=1));1;0);0;[$'Sheet6'.AF18]);0;[$'Sheet2'.CE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17:.AH19])-[$'Sheet4'.AG18]=3;AND(SUM([$'Sheet4'.AF17:.AH19])-[$'Sheet4'.AG18]=2;[$'Sheet4'.AG18]=1));1;0);0;[$'Sheet6'.AG18]);0;[$'Sheet2'.CF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17:.AI19])-[$'Sheet4'.AH18]=3;AND(SUM([$'Sheet4'.AG17:.AI19])-[$'Sheet4'.AH18]=2;[$'Sheet4'.AH18]=1));1;0);0;[$'Sheet6'.AH18]);0;[$'Sheet2'.CG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7:.AJ19])-[$'Sheet4'.AI18]=3;AND(SUM([$'Sheet4'.AH17:.AJ19])-[$'Sheet4'.AI18]=2;[$'Sheet4'.AI18]=1));1;0);0;[$'Sheet6'.AI18]);0;[$'Sheet2'.CH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7:.AK19])-[$'Sheet4'.AJ18]=3;AND(SUM([$'Sheet4'.AI17:.AK19])-[$'Sheet4'.AJ18]=2;[$'Sheet4'.AJ18]=1));1;0);0;[$'Sheet6'.AJ18]);0;[$'Sheet2'.CI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7:.AL19])-[$'Sheet4'.AK18]=3;AND(SUM([$'Sheet4'.AJ17:.AL19])-[$'Sheet4'.AK18]=2;[$'Sheet4'.AK18]=1));1;0);0;[$'Sheet6'.AK18]);0;[$'Sheet2'.CJ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7:.AM19])-[$'Sheet4'.AL18]=3;AND(SUM([$'Sheet4'.AK17:.AM19])-[$'Sheet4'.AL18]=2;[$'Sheet4'.AL18]=1));1;0);0;[$'Sheet6'.AL18]);0;[$'Sheet2'.CK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7:.AN19])-[$'Sheet4'.AM18]=3;AND(SUM([$'Sheet4'.AL17:.AN19])-[$'Sheet4'.AM18]=2;[$'Sheet4'.AM18]=1));1;0);0;[$'Sheet6'.AM18]);0;[$'Sheet2'.CL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7:.AO19])-[$'Sheet4'.AN18]=3;AND(SUM([$'Sheet4'.AM17:.AO19])-[$'Sheet4'.AN18]=2;[$'Sheet4'.AN18]=1));1;0);0;[$'Sheet6'.AN18]);0;[$'Sheet2'.CM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7:.AP19])-[$'Sheet4'.AO18]=3;AND(SUM([$'Sheet4'.AN17:.AP19])-[$'Sheet4'.AO18]=2;[$'Sheet4'.AO18]=1));1;0);0;[$'Sheet6'.AO18]);0;[$'Sheet2'.CN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7:.AQ19])-[$'Sheet4'.AP18]=3;AND(SUM([$'Sheet4'.AO17:.AQ19])-[$'Sheet4'.AP18]=2;[$'Sheet4'.AP18]=1));1;0);0;[$'Sheet6'.AP18]);0;[$'Sheet2'.CO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7:.AR19])-[$'Sheet4'.AQ18]=3;AND(SUM([$'Sheet4'.AP17:.AR19])-[$'Sheet4'.AQ18]=2;[$'Sheet4'.AQ18]=1));1;0);0;[$'Sheet6'.AQ18]);0;[$'Sheet2'.CP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17:.AS19])-[$'Sheet4'.AR18]=3;AND(SUM([$'Sheet4'.AQ17:.AS19])-[$'Sheet4'.AR18]=2;[$'Sheet4'.AR18]=1));1;0);0;[$'Sheet6'.AR18]);0;[$'Sheet2'.CQ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17:.AT19])-[$'Sheet4'.AS18]=3;AND(SUM([$'Sheet4'.AR17:.AT19])-[$'Sheet4'.AS18]=2;[$'Sheet4'.AS18]=1));1;0);0;[$'Sheet6'.AS18]);0;[$'Sheet2'.CR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7:.AU19])-[$'Sheet4'.AT18]=3;AND(SUM([$'Sheet4'.AS17:.AU19])-[$'Sheet4'.AT18]=2;[$'Sheet4'.AT18]=1));1;0);0;[$'Sheet6'.AT18]);0;[$'Sheet2'.CS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7:.AV19])-[$'Sheet4'.AU18]=3;AND(SUM([$'Sheet4'.AT17:.AV19])-[$'Sheet4'.AU18]=2;[$'Sheet4'.AU18]=1));1;0);0;[$'Sheet6'.AU18]);0;[$'Sheet2'.CT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7:.AW19])-[$'Sheet4'.AV18]=3;AND(SUM([$'Sheet4'.AU17:.AW19])-[$'Sheet4'.AV18]=2;[$'Sheet4'.AV18]=1));1;0);0;[$'Sheet6'.AV18]);0;[$'Sheet2'.CU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7:.AX19])-[$'Sheet4'.AW18]=3;AND(SUM([$'Sheet4'.AV17:.AX19])-[$'Sheet4'.AW18]=2;[$'Sheet4'.AW18]=1));1;0);0;[$'Sheet6'.AW18]);0;[$'Sheet2'.CV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7:.AY19])-[$'Sheet4'.AX18]=3;AND(SUM([$'Sheet4'.AW17:.AY19])-[$'Sheet4'.AX18]=2;[$'Sheet4'.AX18]=1));1;0);0;[$'Sheet6'.AX18]);0;[$'Sheet2'.CW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7:.AZ19])-[$'Sheet4'.AY18]=3;AND(SUM([$'Sheet4'.AX17:.AZ19])-[$'Sheet4'.AY18]=2;[$'Sheet4'.AY18]=1));1;0);0;[$'Sheet6'.AY18]);0;[$'Sheet2'.CX1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7:.BA19])-[$'Sheet4'.AZ18]=3;AND(SUM([$'Sheet4'.AY17:.BA19])-[$'Sheet4'.AZ18]=2;[$'Sheet4'.AZ18]=1));1;0);0;[$'Sheet6'.AZ18]);0;[$'Sheet2'.CY18])" office:value-type="float" office:value="0">
            <text:p>0</text:p>
          </table:table-cell>
          <table:table-cell table:number-columns-repeated="204" table:style-name="ACE-0"/>
        </table:table-row>
        <table:table-row table:style-name="AROW-1">
          <table:table-cell table:number-columns-repeated="2" table:style-name="ACE-0"/>
          <table:table-cell table:style-name="ACE-0" table:formula="of:=COM.MICROSOFT.SWITCH([$'Sheet3'.$A$1];1;COM.MICROSOFT.SWITCH([$'Sheet3'.$C$1];1;IF(OR(SUM([$'Sheet4'.B18:.D20])-[$'Sheet4'.C19]=3;AND(SUM([$'Sheet4'.B18:.D20])-[$'Sheet4'.C19]=2;[$'Sheet4'.C19]=1));1;0);0;[$'Sheet6'.C19]);0;[$'Sheet2'.BB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8:.E20])-[$'Sheet4'.D19]=3;AND(SUM([$'Sheet4'.C18:.E20])-[$'Sheet4'.D19]=2;[$'Sheet4'.D19]=1));1;0);0;[$'Sheet6'.D19]);0;[$'Sheet2'.BC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8:.F20])-[$'Sheet4'.E19]=3;AND(SUM([$'Sheet4'.D18:.F20])-[$'Sheet4'.E19]=2;[$'Sheet4'.E19]=1));1;0);0;[$'Sheet6'.E19]);0;[$'Sheet2'.BD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8:.G20])-[$'Sheet4'.F19]=3;AND(SUM([$'Sheet4'.E18:.G20])-[$'Sheet4'.F19]=2;[$'Sheet4'.F19]=1));1;0);0;[$'Sheet6'.F19]);0;[$'Sheet2'.BE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8:.H20])-[$'Sheet4'.G19]=3;AND(SUM([$'Sheet4'.F18:.H20])-[$'Sheet4'.G19]=2;[$'Sheet4'.G19]=1));1;0);0;[$'Sheet6'.G19]);0;[$'Sheet2'.BF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8:.I20])-[$'Sheet4'.H19]=3;AND(SUM([$'Sheet4'.G18:.I20])-[$'Sheet4'.H19]=2;[$'Sheet4'.H19]=1));1;0);0;[$'Sheet6'.H19]);0;[$'Sheet2'.BG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8:.J20])-[$'Sheet4'.I19]=3;AND(SUM([$'Sheet4'.H18:.J20])-[$'Sheet4'.I19]=2;[$'Sheet4'.I19]=1));1;0);0;[$'Sheet6'.I19]);0;[$'Sheet2'.BH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18:.K20])-[$'Sheet4'.J19]=3;AND(SUM([$'Sheet4'.I18:.K20])-[$'Sheet4'.J19]=2;[$'Sheet4'.J19]=1));1;0);0;[$'Sheet6'.J19]);0;[$'Sheet2'.BI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18:.L20])-[$'Sheet4'.K19]=3;AND(SUM([$'Sheet4'.J18:.L20])-[$'Sheet4'.K19]=2;[$'Sheet4'.K19]=1));1;0);0;[$'Sheet6'.K19]);0;[$'Sheet2'.BJ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8:.M20])-[$'Sheet4'.L19]=3;AND(SUM([$'Sheet4'.K18:.M20])-[$'Sheet4'.L19]=2;[$'Sheet4'.L19]=1));1;0);0;[$'Sheet6'.L19]);0;[$'Sheet2'.BK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8:.N20])-[$'Sheet4'.M19]=3;AND(SUM([$'Sheet4'.L18:.N20])-[$'Sheet4'.M19]=2;[$'Sheet4'.M19]=1));1;0);0;[$'Sheet6'.M19]);0;[$'Sheet2'.BL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8:.O20])-[$'Sheet4'.N19]=3;AND(SUM([$'Sheet4'.M18:.O20])-[$'Sheet4'.N19]=2;[$'Sheet4'.N19]=1));1;0);0;[$'Sheet6'.N19]);0;[$'Sheet2'.BM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8:.P20])-[$'Sheet4'.O19]=3;AND(SUM([$'Sheet4'.N18:.P20])-[$'Sheet4'.O19]=2;[$'Sheet4'.O19]=1));1;0);0;[$'Sheet6'.O19]);0;[$'Sheet2'.BN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8:.Q20])-[$'Sheet4'.P19]=3;AND(SUM([$'Sheet4'.O18:.Q20])-[$'Sheet4'.P19]=2;[$'Sheet4'.P19]=1));1;0);0;[$'Sheet6'.P19]);0;[$'Sheet2'.BO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8:.R20])-[$'Sheet4'.Q19]=3;AND(SUM([$'Sheet4'.P18:.R20])-[$'Sheet4'.Q19]=2;[$'Sheet4'.Q19]=1));1;0);0;[$'Sheet6'.Q19]);0;[$'Sheet2'.BP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18:.S20])-[$'Sheet4'.R19]=3;AND(SUM([$'Sheet4'.Q18:.S20])-[$'Sheet4'.R19]=2;[$'Sheet4'.R19]=1));1;0);0;[$'Sheet6'.R19]);0;[$'Sheet2'.BQ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18:.T20])-[$'Sheet4'.S19]=3;AND(SUM([$'Sheet4'.R18:.T20])-[$'Sheet4'.S19]=2;[$'Sheet4'.S19]=1));1;0);0;[$'Sheet6'.S19]);0;[$'Sheet2'.BR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18:.U20])-[$'Sheet4'.T19]=3;AND(SUM([$'Sheet4'.S18:.U20])-[$'Sheet4'.T19]=2;[$'Sheet4'.T19]=1));1;0);0;[$'Sheet6'.T19]);0;[$'Sheet2'.BS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8:.V20])-[$'Sheet4'.U19]=3;AND(SUM([$'Sheet4'.T18:.V20])-[$'Sheet4'.U19]=2;[$'Sheet4'.U19]=1));1;0);0;[$'Sheet6'.U19]);0;[$'Sheet2'.BT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8:.W20])-[$'Sheet4'.V19]=3;AND(SUM([$'Sheet4'.U18:.W20])-[$'Sheet4'.V19]=2;[$'Sheet4'.V19]=1));1;0);0;[$'Sheet6'.V19]);0;[$'Sheet2'.BU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8:.X20])-[$'Sheet4'.W19]=3;AND(SUM([$'Sheet4'.V18:.X20])-[$'Sheet4'.W19]=2;[$'Sheet4'.W19]=1));1;0);0;[$'Sheet6'.W19]);0;[$'Sheet2'.BV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8:.Y20])-[$'Sheet4'.X19]=3;AND(SUM([$'Sheet4'.W18:.Y20])-[$'Sheet4'.X19]=2;[$'Sheet4'.X19]=1));1;0);0;[$'Sheet6'.X19]);0;[$'Sheet2'.BW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8:.Z20])-[$'Sheet4'.Y19]=3;AND(SUM([$'Sheet4'.X18:.Z20])-[$'Sheet4'.Y19]=2;[$'Sheet4'.Y19]=1));1;0);0;[$'Sheet6'.Y19]);0;[$'Sheet2'.BX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18:.AA20])-[$'Sheet4'.Z19]=3;AND(SUM([$'Sheet4'.Y18:.AA20])-[$'Sheet4'.Z19]=2;[$'Sheet4'.Z19]=1));1;0);0;[$'Sheet6'.Z19]);0;[$'Sheet2'.BY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8:.AB20])-[$'Sheet4'.AA19]=3;AND(SUM([$'Sheet4'.Z18:.AB20])-[$'Sheet4'.AA19]=2;[$'Sheet4'.AA19]=1));1;0);0;[$'Sheet6'.AA19]);0;[$'Sheet2'.BZ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8:.AC20])-[$'Sheet4'.AB19]=3;AND(SUM([$'Sheet4'.AA18:.AC20])-[$'Sheet4'.AB19]=2;[$'Sheet4'.AB19]=1));1;0);0;[$'Sheet6'.AB19]);0;[$'Sheet2'.CA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8:.AD20])-[$'Sheet4'.AC19]=3;AND(SUM([$'Sheet4'.AB18:.AD20])-[$'Sheet4'.AC19]=2;[$'Sheet4'.AC19]=1));1;0);0;[$'Sheet6'.AC19]);0;[$'Sheet2'.CB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8:.AE20])-[$'Sheet4'.AD19]=3;AND(SUM([$'Sheet4'.AC18:.AE20])-[$'Sheet4'.AD19]=2;[$'Sheet4'.AD19]=1));1;0);0;[$'Sheet6'.AD19]);0;[$'Sheet2'.CC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8:.AF20])-[$'Sheet4'.AE19]=3;AND(SUM([$'Sheet4'.AD18:.AF20])-[$'Sheet4'.AE19]=2;[$'Sheet4'.AE19]=1));1;0);0;[$'Sheet6'.AE19]);0;[$'Sheet2'.CD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18:.AG20])-[$'Sheet4'.AF19]=3;AND(SUM([$'Sheet4'.AE18:.AG20])-[$'Sheet4'.AF19]=2;[$'Sheet4'.AF19]=1));1;0);0;[$'Sheet6'.AF19]);0;[$'Sheet2'.CE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18:.AH20])-[$'Sheet4'.AG19]=3;AND(SUM([$'Sheet4'.AF18:.AH20])-[$'Sheet4'.AG19]=2;[$'Sheet4'.AG19]=1));1;0);0;[$'Sheet6'.AG19]);0;[$'Sheet2'.CF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18:.AI20])-[$'Sheet4'.AH19]=3;AND(SUM([$'Sheet4'.AG18:.AI20])-[$'Sheet4'.AH19]=2;[$'Sheet4'.AH19]=1));1;0);0;[$'Sheet6'.AH19]);0;[$'Sheet2'.CG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8:.AJ20])-[$'Sheet4'.AI19]=3;AND(SUM([$'Sheet4'.AH18:.AJ20])-[$'Sheet4'.AI19]=2;[$'Sheet4'.AI19]=1));1;0);0;[$'Sheet6'.AI19]);0;[$'Sheet2'.CH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8:.AK20])-[$'Sheet4'.AJ19]=3;AND(SUM([$'Sheet4'.AI18:.AK20])-[$'Sheet4'.AJ19]=2;[$'Sheet4'.AJ19]=1));1;0);0;[$'Sheet6'.AJ19]);0;[$'Sheet2'.CI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8:.AL20])-[$'Sheet4'.AK19]=3;AND(SUM([$'Sheet4'.AJ18:.AL20])-[$'Sheet4'.AK19]=2;[$'Sheet4'.AK19]=1));1;0);0;[$'Sheet6'.AK19]);0;[$'Sheet2'.CJ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8:.AM20])-[$'Sheet4'.AL19]=3;AND(SUM([$'Sheet4'.AK18:.AM20])-[$'Sheet4'.AL19]=2;[$'Sheet4'.AL19]=1));1;0);0;[$'Sheet6'.AL19]);0;[$'Sheet2'.CK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8:.AN20])-[$'Sheet4'.AM19]=3;AND(SUM([$'Sheet4'.AL18:.AN20])-[$'Sheet4'.AM19]=2;[$'Sheet4'.AM19]=1));1;0);0;[$'Sheet6'.AM19]);0;[$'Sheet2'.CL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8:.AO20])-[$'Sheet4'.AN19]=3;AND(SUM([$'Sheet4'.AM18:.AO20])-[$'Sheet4'.AN19]=2;[$'Sheet4'.AN19]=1));1;0);0;[$'Sheet6'.AN19]);0;[$'Sheet2'.CM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8:.AP20])-[$'Sheet4'.AO19]=3;AND(SUM([$'Sheet4'.AN18:.AP20])-[$'Sheet4'.AO19]=2;[$'Sheet4'.AO19]=1));1;0);0;[$'Sheet6'.AO19]);0;[$'Sheet2'.CN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8:.AQ20])-[$'Sheet4'.AP19]=3;AND(SUM([$'Sheet4'.AO18:.AQ20])-[$'Sheet4'.AP19]=2;[$'Sheet4'.AP19]=1));1;0);0;[$'Sheet6'.AP19]);0;[$'Sheet2'.CO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8:.AR20])-[$'Sheet4'.AQ19]=3;AND(SUM([$'Sheet4'.AP18:.AR20])-[$'Sheet4'.AQ19]=2;[$'Sheet4'.AQ19]=1));1;0);0;[$'Sheet6'.AQ19]);0;[$'Sheet2'.CP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18:.AS20])-[$'Sheet4'.AR19]=3;AND(SUM([$'Sheet4'.AQ18:.AS20])-[$'Sheet4'.AR19]=2;[$'Sheet4'.AR19]=1));1;0);0;[$'Sheet6'.AR19]);0;[$'Sheet2'.CQ19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R18:.AT20])-[$'Sheet4'.AS19]=3;AND(SUM([$'Sheet4'.AR18:.AT20])-[$'Sheet4'.AS19]=2;[$'Sheet4'.AS19]=1));1;0);0;[$'Sheet6'.AS19]);0;[$'Sheet2'.CR19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S18:.AU20])-[$'Sheet4'.AT19]=3;AND(SUM([$'Sheet4'.AS18:.AU20])-[$'Sheet4'.AT19]=2;[$'Sheet4'.AT19]=1));1;0);0;[$'Sheet6'.AT19]);0;[$'Sheet2'.CS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18:.AV20])-[$'Sheet4'.AU19]=3;AND(SUM([$'Sheet4'.AT18:.AV20])-[$'Sheet4'.AU19]=2;[$'Sheet4'.AU19]=1));1;0);0;[$'Sheet6'.AU19]);0;[$'Sheet2'.CT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8:.AW20])-[$'Sheet4'.AV19]=3;AND(SUM([$'Sheet4'.AU18:.AW20])-[$'Sheet4'.AV19]=2;[$'Sheet4'.AV19]=1));1;0);0;[$'Sheet6'.AV19]);0;[$'Sheet2'.CU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8:.AX20])-[$'Sheet4'.AW19]=3;AND(SUM([$'Sheet4'.AV18:.AX20])-[$'Sheet4'.AW19]=2;[$'Sheet4'.AW19]=1));1;0);0;[$'Sheet6'.AW19]);0;[$'Sheet2'.CV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8:.AY20])-[$'Sheet4'.AX19]=3;AND(SUM([$'Sheet4'.AW18:.AY20])-[$'Sheet4'.AX19]=2;[$'Sheet4'.AX19]=1));1;0);0;[$'Sheet6'.AX19]);0;[$'Sheet2'.CW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8:.AZ20])-[$'Sheet4'.AY19]=3;AND(SUM([$'Sheet4'.AX18:.AZ20])-[$'Sheet4'.AY19]=2;[$'Sheet4'.AY19]=1));1;0);0;[$'Sheet6'.AY19]);0;[$'Sheet2'.CX1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8:.BA20])-[$'Sheet4'.AZ19]=3;AND(SUM([$'Sheet4'.AY18:.BA20])-[$'Sheet4'.AZ19]=2;[$'Sheet4'.AZ19]=1));1;0);0;[$'Sheet6'.AZ19]);0;[$'Sheet2'.CY19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19:.D21])-[$'Sheet4'.C20]=3;AND(SUM([$'Sheet4'.B19:.D21])-[$'Sheet4'.C20]=2;[$'Sheet4'.C20]=1));1;0);0;[$'Sheet6'.C20]);0;[$'Sheet2'.BB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19:.E21])-[$'Sheet4'.D20]=3;AND(SUM([$'Sheet4'.C19:.E21])-[$'Sheet4'.D20]=2;[$'Sheet4'.D20]=1));1;0);0;[$'Sheet6'.D20]);0;[$'Sheet2'.BC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19:.F21])-[$'Sheet4'.E20]=3;AND(SUM([$'Sheet4'.D19:.F21])-[$'Sheet4'.E20]=2;[$'Sheet4'.E20]=1));1;0);0;[$'Sheet6'.E20]);0;[$'Sheet2'.BD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19:.G21])-[$'Sheet4'.F20]=3;AND(SUM([$'Sheet4'.E19:.G21])-[$'Sheet4'.F20]=2;[$'Sheet4'.F20]=1));1;0);0;[$'Sheet6'.F20]);0;[$'Sheet2'.BE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19:.H21])-[$'Sheet4'.G20]=3;AND(SUM([$'Sheet4'.F19:.H21])-[$'Sheet4'.G20]=2;[$'Sheet4'.G20]=1));1;0);0;[$'Sheet6'.G20]);0;[$'Sheet2'.BF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19:.I21])-[$'Sheet4'.H20]=3;AND(SUM([$'Sheet4'.G19:.I21])-[$'Sheet4'.H20]=2;[$'Sheet4'.H20]=1));1;0);0;[$'Sheet6'.H20]);0;[$'Sheet2'.BG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19:.J21])-[$'Sheet4'.I20]=3;AND(SUM([$'Sheet4'.H19:.J21])-[$'Sheet4'.I20]=2;[$'Sheet4'.I20]=1));1;0);0;[$'Sheet6'.I20]);0;[$'Sheet2'.BH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19:.K21])-[$'Sheet4'.J20]=3;AND(SUM([$'Sheet4'.I19:.K21])-[$'Sheet4'.J20]=2;[$'Sheet4'.J20]=1));1;0);0;[$'Sheet6'.J20]);0;[$'Sheet2'.BI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19:.L21])-[$'Sheet4'.K20]=3;AND(SUM([$'Sheet4'.J19:.L21])-[$'Sheet4'.K20]=2;[$'Sheet4'.K20]=1));1;0);0;[$'Sheet6'.K20]);0;[$'Sheet2'.BJ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19:.M21])-[$'Sheet4'.L20]=3;AND(SUM([$'Sheet4'.K19:.M21])-[$'Sheet4'.L20]=2;[$'Sheet4'.L20]=1));1;0);0;[$'Sheet6'.L20]);0;[$'Sheet2'.BK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19:.N21])-[$'Sheet4'.M20]=3;AND(SUM([$'Sheet4'.L19:.N21])-[$'Sheet4'.M20]=2;[$'Sheet4'.M20]=1));1;0);0;[$'Sheet6'.M20]);0;[$'Sheet2'.BL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19:.O21])-[$'Sheet4'.N20]=3;AND(SUM([$'Sheet4'.M19:.O21])-[$'Sheet4'.N20]=2;[$'Sheet4'.N20]=1));1;0);0;[$'Sheet6'.N20]);0;[$'Sheet2'.BM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19:.P21])-[$'Sheet4'.O20]=3;AND(SUM([$'Sheet4'.N19:.P21])-[$'Sheet4'.O20]=2;[$'Sheet4'.O20]=1));1;0);0;[$'Sheet6'.O20]);0;[$'Sheet2'.BN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19:.Q21])-[$'Sheet4'.P20]=3;AND(SUM([$'Sheet4'.O19:.Q21])-[$'Sheet4'.P20]=2;[$'Sheet4'.P20]=1));1;0);0;[$'Sheet6'.P20]);0;[$'Sheet2'.BO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19:.R21])-[$'Sheet4'.Q20]=3;AND(SUM([$'Sheet4'.P19:.R21])-[$'Sheet4'.Q20]=2;[$'Sheet4'.Q20]=1));1;0);0;[$'Sheet6'.Q20]);0;[$'Sheet2'.BP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19:.S21])-[$'Sheet4'.R20]=3;AND(SUM([$'Sheet4'.Q19:.S21])-[$'Sheet4'.R20]=2;[$'Sheet4'.R20]=1));1;0);0;[$'Sheet6'.R20]);0;[$'Sheet2'.BQ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19:.T21])-[$'Sheet4'.S20]=3;AND(SUM([$'Sheet4'.R19:.T21])-[$'Sheet4'.S20]=2;[$'Sheet4'.S20]=1));1;0);0;[$'Sheet6'.S20]);0;[$'Sheet2'.BR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19:.U21])-[$'Sheet4'.T20]=3;AND(SUM([$'Sheet4'.S19:.U21])-[$'Sheet4'.T20]=2;[$'Sheet4'.T20]=1));1;0);0;[$'Sheet6'.T20]);0;[$'Sheet2'.BS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19:.V21])-[$'Sheet4'.U20]=3;AND(SUM([$'Sheet4'.T19:.V21])-[$'Sheet4'.U20]=2;[$'Sheet4'.U20]=1));1;0);0;[$'Sheet6'.U20]);0;[$'Sheet2'.BT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19:.W21])-[$'Sheet4'.V20]=3;AND(SUM([$'Sheet4'.U19:.W21])-[$'Sheet4'.V20]=2;[$'Sheet4'.V20]=1));1;0);0;[$'Sheet6'.V20]);0;[$'Sheet2'.BU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19:.X21])-[$'Sheet4'.W20]=3;AND(SUM([$'Sheet4'.V19:.X21])-[$'Sheet4'.W20]=2;[$'Sheet4'.W20]=1));1;0);0;[$'Sheet6'.W20]);0;[$'Sheet2'.BV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19:.Y21])-[$'Sheet4'.X20]=3;AND(SUM([$'Sheet4'.W19:.Y21])-[$'Sheet4'.X20]=2;[$'Sheet4'.X20]=1));1;0);0;[$'Sheet6'.X20]);0;[$'Sheet2'.BW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19:.Z21])-[$'Sheet4'.Y20]=3;AND(SUM([$'Sheet4'.X19:.Z21])-[$'Sheet4'.Y20]=2;[$'Sheet4'.Y20]=1));1;0);0;[$'Sheet6'.Y20]);0;[$'Sheet2'.BX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19:.AA21])-[$'Sheet4'.Z20]=3;AND(SUM([$'Sheet4'.Y19:.AA21])-[$'Sheet4'.Z20]=2;[$'Sheet4'.Z20]=1));1;0);0;[$'Sheet6'.Z20]);0;[$'Sheet2'.BY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19:.AB21])-[$'Sheet4'.AA20]=3;AND(SUM([$'Sheet4'.Z19:.AB21])-[$'Sheet4'.AA20]=2;[$'Sheet4'.AA20]=1));1;0);0;[$'Sheet6'.AA20]);0;[$'Sheet2'.BZ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19:.AC21])-[$'Sheet4'.AB20]=3;AND(SUM([$'Sheet4'.AA19:.AC21])-[$'Sheet4'.AB20]=2;[$'Sheet4'.AB20]=1));1;0);0;[$'Sheet6'.AB20]);0;[$'Sheet2'.CA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19:.AD21])-[$'Sheet4'.AC20]=3;AND(SUM([$'Sheet4'.AB19:.AD21])-[$'Sheet4'.AC20]=2;[$'Sheet4'.AC20]=1));1;0);0;[$'Sheet6'.AC20]);0;[$'Sheet2'.CB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19:.AE21])-[$'Sheet4'.AD20]=3;AND(SUM([$'Sheet4'.AC19:.AE21])-[$'Sheet4'.AD20]=2;[$'Sheet4'.AD20]=1));1;0);0;[$'Sheet6'.AD20]);0;[$'Sheet2'.CC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19:.AF21])-[$'Sheet4'.AE20]=3;AND(SUM([$'Sheet4'.AD19:.AF21])-[$'Sheet4'.AE20]=2;[$'Sheet4'.AE20]=1));1;0);0;[$'Sheet6'.AE20]);0;[$'Sheet2'.CD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19:.AG21])-[$'Sheet4'.AF20]=3;AND(SUM([$'Sheet4'.AE19:.AG21])-[$'Sheet4'.AF20]=2;[$'Sheet4'.AF20]=1));1;0);0;[$'Sheet6'.AF20]);0;[$'Sheet2'.CE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19:.AH21])-[$'Sheet4'.AG20]=3;AND(SUM([$'Sheet4'.AF19:.AH21])-[$'Sheet4'.AG20]=2;[$'Sheet4'.AG20]=1));1;0);0;[$'Sheet6'.AG20]);0;[$'Sheet2'.CF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19:.AI21])-[$'Sheet4'.AH20]=3;AND(SUM([$'Sheet4'.AG19:.AI21])-[$'Sheet4'.AH20]=2;[$'Sheet4'.AH20]=1));1;0);0;[$'Sheet6'.AH20]);0;[$'Sheet2'.CG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19:.AJ21])-[$'Sheet4'.AI20]=3;AND(SUM([$'Sheet4'.AH19:.AJ21])-[$'Sheet4'.AI20]=2;[$'Sheet4'.AI20]=1));1;0);0;[$'Sheet6'.AI20]);0;[$'Sheet2'.CH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19:.AK21])-[$'Sheet4'.AJ20]=3;AND(SUM([$'Sheet4'.AI19:.AK21])-[$'Sheet4'.AJ20]=2;[$'Sheet4'.AJ20]=1));1;0);0;[$'Sheet6'.AJ20]);0;[$'Sheet2'.CI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19:.AL21])-[$'Sheet4'.AK20]=3;AND(SUM([$'Sheet4'.AJ19:.AL21])-[$'Sheet4'.AK20]=2;[$'Sheet4'.AK20]=1));1;0);0;[$'Sheet6'.AK20]);0;[$'Sheet2'.CJ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19:.AM21])-[$'Sheet4'.AL20]=3;AND(SUM([$'Sheet4'.AK19:.AM21])-[$'Sheet4'.AL20]=2;[$'Sheet4'.AL20]=1));1;0);0;[$'Sheet6'.AL20]);0;[$'Sheet2'.CK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19:.AN21])-[$'Sheet4'.AM20]=3;AND(SUM([$'Sheet4'.AL19:.AN21])-[$'Sheet4'.AM20]=2;[$'Sheet4'.AM20]=1));1;0);0;[$'Sheet6'.AM20]);0;[$'Sheet2'.CL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19:.AO21])-[$'Sheet4'.AN20]=3;AND(SUM([$'Sheet4'.AM19:.AO21])-[$'Sheet4'.AN20]=2;[$'Sheet4'.AN20]=1));1;0);0;[$'Sheet6'.AN20]);0;[$'Sheet2'.CM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19:.AP21])-[$'Sheet4'.AO20]=3;AND(SUM([$'Sheet4'.AN19:.AP21])-[$'Sheet4'.AO20]=2;[$'Sheet4'.AO20]=1));1;0);0;[$'Sheet6'.AO20]);0;[$'Sheet2'.CN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19:.AQ21])-[$'Sheet4'.AP20]=3;AND(SUM([$'Sheet4'.AO19:.AQ21])-[$'Sheet4'.AP20]=2;[$'Sheet4'.AP20]=1));1;0);0;[$'Sheet6'.AP20]);0;[$'Sheet2'.CO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19:.AR21])-[$'Sheet4'.AQ20]=3;AND(SUM([$'Sheet4'.AP19:.AR21])-[$'Sheet4'.AQ20]=2;[$'Sheet4'.AQ20]=1));1;0);0;[$'Sheet6'.AQ20]);0;[$'Sheet2'.CP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19:.AS21])-[$'Sheet4'.AR20]=3;AND(SUM([$'Sheet4'.AQ19:.AS21])-[$'Sheet4'.AR20]=2;[$'Sheet4'.AR20]=1));1;0);0;[$'Sheet6'.AR20]);0;[$'Sheet2'.CQ20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R19:.AT21])-[$'Sheet4'.AS20]=3;AND(SUM([$'Sheet4'.AR19:.AT21])-[$'Sheet4'.AS20]=2;[$'Sheet4'.AS20]=1));1;0);0;[$'Sheet6'.AS20]);0;[$'Sheet2'.CR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19:.AU21])-[$'Sheet4'.AT20]=3;AND(SUM([$'Sheet4'.AS19:.AU21])-[$'Sheet4'.AT20]=2;[$'Sheet4'.AT20]=1));1;0);0;[$'Sheet6'.AT20]);0;[$'Sheet2'.CS20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T19:.AV21])-[$'Sheet4'.AU20]=3;AND(SUM([$'Sheet4'.AT19:.AV21])-[$'Sheet4'.AU20]=2;[$'Sheet4'.AU20]=1));1;0);0;[$'Sheet6'.AU20]);0;[$'Sheet2'.CT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19:.AW21])-[$'Sheet4'.AV20]=3;AND(SUM([$'Sheet4'.AU19:.AW21])-[$'Sheet4'.AV20]=2;[$'Sheet4'.AV20]=1));1;0);0;[$'Sheet6'.AV20]);0;[$'Sheet2'.CU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19:.AX21])-[$'Sheet4'.AW20]=3;AND(SUM([$'Sheet4'.AV19:.AX21])-[$'Sheet4'.AW20]=2;[$'Sheet4'.AW20]=1));1;0);0;[$'Sheet6'.AW20]);0;[$'Sheet2'.CV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19:.AY21])-[$'Sheet4'.AX20]=3;AND(SUM([$'Sheet4'.AW19:.AY21])-[$'Sheet4'.AX20]=2;[$'Sheet4'.AX20]=1));1;0);0;[$'Sheet6'.AX20]);0;[$'Sheet2'.CW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19:.AZ21])-[$'Sheet4'.AY20]=3;AND(SUM([$'Sheet4'.AX19:.AZ21])-[$'Sheet4'.AY20]=2;[$'Sheet4'.AY20]=1));1;0);0;[$'Sheet6'.AY20]);0;[$'Sheet2'.CX2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19:.BA21])-[$'Sheet4'.AZ20]=3;AND(SUM([$'Sheet4'.AY19:.BA21])-[$'Sheet4'.AZ20]=2;[$'Sheet4'.AZ20]=1));1;0);0;[$'Sheet6'.AZ20]);0;[$'Sheet2'.CY20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0:.D22])-[$'Sheet4'.C21]=3;AND(SUM([$'Sheet4'.B20:.D22])-[$'Sheet4'.C21]=2;[$'Sheet4'.C21]=1));1;0);0;[$'Sheet6'.C21]);0;[$'Sheet2'.BB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0:.E22])-[$'Sheet4'.D21]=3;AND(SUM([$'Sheet4'.C20:.E22])-[$'Sheet4'.D21]=2;[$'Sheet4'.D21]=1));1;0);0;[$'Sheet6'.D21]);0;[$'Sheet2'.BC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0:.F22])-[$'Sheet4'.E21]=3;AND(SUM([$'Sheet4'.D20:.F22])-[$'Sheet4'.E21]=2;[$'Sheet4'.E21]=1));1;0);0;[$'Sheet6'.E21]);0;[$'Sheet2'.BD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0:.G22])-[$'Sheet4'.F21]=3;AND(SUM([$'Sheet4'.E20:.G22])-[$'Sheet4'.F21]=2;[$'Sheet4'.F21]=1));1;0);0;[$'Sheet6'.F21]);0;[$'Sheet2'.BE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0:.H22])-[$'Sheet4'.G21]=3;AND(SUM([$'Sheet4'.F20:.H22])-[$'Sheet4'.G21]=2;[$'Sheet4'.G21]=1));1;0);0;[$'Sheet6'.G21]);0;[$'Sheet2'.BF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0:.I22])-[$'Sheet4'.H21]=3;AND(SUM([$'Sheet4'.G20:.I22])-[$'Sheet4'.H21]=2;[$'Sheet4'.H21]=1));1;0);0;[$'Sheet6'.H21]);0;[$'Sheet2'.BG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20:.J22])-[$'Sheet4'.I21]=3;AND(SUM([$'Sheet4'.H20:.J22])-[$'Sheet4'.I21]=2;[$'Sheet4'.I21]=1));1;0);0;[$'Sheet6'.I21]);0;[$'Sheet2'.BH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0:.K22])-[$'Sheet4'.J21]=3;AND(SUM([$'Sheet4'.I20:.K22])-[$'Sheet4'.J21]=2;[$'Sheet4'.J21]=1));1;0);0;[$'Sheet6'.J21]);0;[$'Sheet2'.BI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20:.L22])-[$'Sheet4'.K21]=3;AND(SUM([$'Sheet4'.J20:.L22])-[$'Sheet4'.K21]=2;[$'Sheet4'.K21]=1));1;0);0;[$'Sheet6'.K21]);0;[$'Sheet2'.BJ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0:.M22])-[$'Sheet4'.L21]=3;AND(SUM([$'Sheet4'.K20:.M22])-[$'Sheet4'.L21]=2;[$'Sheet4'.L21]=1));1;0);0;[$'Sheet6'.L21]);0;[$'Sheet2'.BK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0:.N22])-[$'Sheet4'.M21]=3;AND(SUM([$'Sheet4'.L20:.N22])-[$'Sheet4'.M21]=2;[$'Sheet4'.M21]=1));1;0);0;[$'Sheet6'.M21]);0;[$'Sheet2'.BL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0:.O22])-[$'Sheet4'.N21]=3;AND(SUM([$'Sheet4'.M20:.O22])-[$'Sheet4'.N21]=2;[$'Sheet4'.N21]=1));1;0);0;[$'Sheet6'.N21]);0;[$'Sheet2'.BM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0:.P22])-[$'Sheet4'.O21]=3;AND(SUM([$'Sheet4'.N20:.P22])-[$'Sheet4'.O21]=2;[$'Sheet4'.O21]=1));1;0);0;[$'Sheet6'.O21]);0;[$'Sheet2'.BN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0:.Q22])-[$'Sheet4'.P21]=3;AND(SUM([$'Sheet4'.O20:.Q22])-[$'Sheet4'.P21]=2;[$'Sheet4'.P21]=1));1;0);0;[$'Sheet6'.P21]);0;[$'Sheet2'.BO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0:.R22])-[$'Sheet4'.Q21]=3;AND(SUM([$'Sheet4'.P20:.R22])-[$'Sheet4'.Q21]=2;[$'Sheet4'.Q21]=1));1;0);0;[$'Sheet6'.Q21]);0;[$'Sheet2'.BP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0:.S22])-[$'Sheet4'.R21]=3;AND(SUM([$'Sheet4'.Q20:.S22])-[$'Sheet4'.R21]=2;[$'Sheet4'.R21]=1));1;0);0;[$'Sheet6'.R21]);0;[$'Sheet2'.BQ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0:.T22])-[$'Sheet4'.S21]=3;AND(SUM([$'Sheet4'.R20:.T22])-[$'Sheet4'.S21]=2;[$'Sheet4'.S21]=1));1;0);0;[$'Sheet6'.S21]);0;[$'Sheet2'.BR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0:.U22])-[$'Sheet4'.T21]=3;AND(SUM([$'Sheet4'.S20:.U22])-[$'Sheet4'.T21]=2;[$'Sheet4'.T21]=1));1;0);0;[$'Sheet6'.T21]);0;[$'Sheet2'.BS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0:.V22])-[$'Sheet4'.U21]=3;AND(SUM([$'Sheet4'.T20:.V22])-[$'Sheet4'.U21]=2;[$'Sheet4'.U21]=1));1;0);0;[$'Sheet6'.U21]);0;[$'Sheet2'.BT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0:.W22])-[$'Sheet4'.V21]=3;AND(SUM([$'Sheet4'.U20:.W22])-[$'Sheet4'.V21]=2;[$'Sheet4'.V21]=1));1;0);0;[$'Sheet6'.V21]);0;[$'Sheet2'.BU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0:.X22])-[$'Sheet4'.W21]=3;AND(SUM([$'Sheet4'.V20:.X22])-[$'Sheet4'.W21]=2;[$'Sheet4'.W21]=1));1;0);0;[$'Sheet6'.W21]);0;[$'Sheet2'.BV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0:.Y22])-[$'Sheet4'.X21]=3;AND(SUM([$'Sheet4'.W20:.Y22])-[$'Sheet4'.X21]=2;[$'Sheet4'.X21]=1));1;0);0;[$'Sheet6'.X21]);0;[$'Sheet2'.BW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0:.Z22])-[$'Sheet4'.Y21]=3;AND(SUM([$'Sheet4'.X20:.Z22])-[$'Sheet4'.Y21]=2;[$'Sheet4'.Y21]=1));1;0);0;[$'Sheet6'.Y21]);0;[$'Sheet2'.BX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0:.AA22])-[$'Sheet4'.Z21]=3;AND(SUM([$'Sheet4'.Y20:.AA22])-[$'Sheet4'.Z21]=2;[$'Sheet4'.Z21]=1));1;0);0;[$'Sheet6'.Z21]);0;[$'Sheet2'.BY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0:.AB22])-[$'Sheet4'.AA21]=3;AND(SUM([$'Sheet4'.Z20:.AB22])-[$'Sheet4'.AA21]=2;[$'Sheet4'.AA21]=1));1;0);0;[$'Sheet6'.AA21]);0;[$'Sheet2'.BZ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0:.AC22])-[$'Sheet4'.AB21]=3;AND(SUM([$'Sheet4'.AA20:.AC22])-[$'Sheet4'.AB21]=2;[$'Sheet4'.AB21]=1));1;0);0;[$'Sheet6'.AB21]);0;[$'Sheet2'.CA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0:.AD22])-[$'Sheet4'.AC21]=3;AND(SUM([$'Sheet4'.AB20:.AD22])-[$'Sheet4'.AC21]=2;[$'Sheet4'.AC21]=1));1;0);0;[$'Sheet6'.AC21]);0;[$'Sheet2'.CB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0:.AE22])-[$'Sheet4'.AD21]=3;AND(SUM([$'Sheet4'.AC20:.AE22])-[$'Sheet4'.AD21]=2;[$'Sheet4'.AD21]=1));1;0);0;[$'Sheet6'.AD21]);0;[$'Sheet2'.CC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0:.AF22])-[$'Sheet4'.AE21]=3;AND(SUM([$'Sheet4'.AD20:.AF22])-[$'Sheet4'.AE21]=2;[$'Sheet4'.AE21]=1));1;0);0;[$'Sheet6'.AE21]);0;[$'Sheet2'.CD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0:.AG22])-[$'Sheet4'.AF21]=3;AND(SUM([$'Sheet4'.AE20:.AG22])-[$'Sheet4'.AF21]=2;[$'Sheet4'.AF21]=1));1;0);0;[$'Sheet6'.AF21]);0;[$'Sheet2'.CE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0:.AH22])-[$'Sheet4'.AG21]=3;AND(SUM([$'Sheet4'.AF20:.AH22])-[$'Sheet4'.AG21]=2;[$'Sheet4'.AG21]=1));1;0);0;[$'Sheet6'.AG21]);0;[$'Sheet2'.CF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20:.AI22])-[$'Sheet4'.AH21]=3;AND(SUM([$'Sheet4'.AG20:.AI22])-[$'Sheet4'.AH21]=2;[$'Sheet4'.AH21]=1));1;0);0;[$'Sheet6'.AH21]);0;[$'Sheet2'.CG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20:.AJ22])-[$'Sheet4'.AI21]=3;AND(SUM([$'Sheet4'.AH20:.AJ22])-[$'Sheet4'.AI21]=2;[$'Sheet4'.AI21]=1));1;0);0;[$'Sheet6'.AI21]);0;[$'Sheet2'.CH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0:.AK22])-[$'Sheet4'.AJ21]=3;AND(SUM([$'Sheet4'.AI20:.AK22])-[$'Sheet4'.AJ21]=2;[$'Sheet4'.AJ21]=1));1;0);0;[$'Sheet6'.AJ21]);0;[$'Sheet2'.CI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0:.AL22])-[$'Sheet4'.AK21]=3;AND(SUM([$'Sheet4'.AJ20:.AL22])-[$'Sheet4'.AK21]=2;[$'Sheet4'.AK21]=1));1;0);0;[$'Sheet6'.AK21]);0;[$'Sheet2'.CJ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0:.AM22])-[$'Sheet4'.AL21]=3;AND(SUM([$'Sheet4'.AK20:.AM22])-[$'Sheet4'.AL21]=2;[$'Sheet4'.AL21]=1));1;0);0;[$'Sheet6'.AL21]);0;[$'Sheet2'.CK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0:.AN22])-[$'Sheet4'.AM21]=3;AND(SUM([$'Sheet4'.AL20:.AN22])-[$'Sheet4'.AM21]=2;[$'Sheet4'.AM21]=1));1;0);0;[$'Sheet6'.AM21]);0;[$'Sheet2'.CL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0:.AO22])-[$'Sheet4'.AN21]=3;AND(SUM([$'Sheet4'.AM20:.AO22])-[$'Sheet4'.AN21]=2;[$'Sheet4'.AN21]=1));1;0);0;[$'Sheet6'.AN21]);0;[$'Sheet2'.CM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0:.AP22])-[$'Sheet4'.AO21]=3;AND(SUM([$'Sheet4'.AN20:.AP22])-[$'Sheet4'.AO21]=2;[$'Sheet4'.AO21]=1));1;0);0;[$'Sheet6'.AO21]);0;[$'Sheet2'.CN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0:.AQ22])-[$'Sheet4'.AP21]=3;AND(SUM([$'Sheet4'.AO20:.AQ22])-[$'Sheet4'.AP21]=2;[$'Sheet4'.AP21]=1));1;0);0;[$'Sheet6'.AP21]);0;[$'Sheet2'.CO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0:.AR22])-[$'Sheet4'.AQ21]=3;AND(SUM([$'Sheet4'.AP20:.AR22])-[$'Sheet4'.AQ21]=2;[$'Sheet4'.AQ21]=1));1;0);0;[$'Sheet6'.AQ21]);0;[$'Sheet2'.CP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0:.AS22])-[$'Sheet4'.AR21]=3;AND(SUM([$'Sheet4'.AQ20:.AS22])-[$'Sheet4'.AR21]=2;[$'Sheet4'.AR21]=1));1;0);0;[$'Sheet6'.AR21]);0;[$'Sheet2'.CQ21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R20:.AT22])-[$'Sheet4'.AS21]=3;AND(SUM([$'Sheet4'.AR20:.AT22])-[$'Sheet4'.AS21]=2;[$'Sheet4'.AS21]=1));1;0);0;[$'Sheet6'.AS21]);0;[$'Sheet2'.CR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0:.AU22])-[$'Sheet4'.AT21]=3;AND(SUM([$'Sheet4'.AS20:.AU22])-[$'Sheet4'.AT21]=2;[$'Sheet4'.AT21]=1));1;0);0;[$'Sheet6'.AT21]);0;[$'Sheet2'.CS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0:.AV22])-[$'Sheet4'.AU21]=3;AND(SUM([$'Sheet4'.AT20:.AV22])-[$'Sheet4'.AU21]=2;[$'Sheet4'.AU21]=1));1;0);0;[$'Sheet6'.AU21]);0;[$'Sheet2'.CT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0:.AW22])-[$'Sheet4'.AV21]=3;AND(SUM([$'Sheet4'.AU20:.AW22])-[$'Sheet4'.AV21]=2;[$'Sheet4'.AV21]=1));1;0);0;[$'Sheet6'.AV21]);0;[$'Sheet2'.CU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0:.AX22])-[$'Sheet4'.AW21]=3;AND(SUM([$'Sheet4'.AV20:.AX22])-[$'Sheet4'.AW21]=2;[$'Sheet4'.AW21]=1));1;0);0;[$'Sheet6'.AW21]);0;[$'Sheet2'.CV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0:.AY22])-[$'Sheet4'.AX21]=3;AND(SUM([$'Sheet4'.AW20:.AY22])-[$'Sheet4'.AX21]=2;[$'Sheet4'.AX21]=1));1;0);0;[$'Sheet6'.AX21]);0;[$'Sheet2'.CW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0:.AZ22])-[$'Sheet4'.AY21]=3;AND(SUM([$'Sheet4'.AX20:.AZ22])-[$'Sheet4'.AY21]=2;[$'Sheet4'.AY21]=1));1;0);0;[$'Sheet6'.AY21]);0;[$'Sheet2'.CX2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0:.BA22])-[$'Sheet4'.AZ21]=3;AND(SUM([$'Sheet4'.AY20:.BA22])-[$'Sheet4'.AZ21]=2;[$'Sheet4'.AZ21]=1));1;0);0;[$'Sheet6'.AZ21]);0;[$'Sheet2'.CY21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1:.D23])-[$'Sheet4'.C22]=3;AND(SUM([$'Sheet4'.B21:.D23])-[$'Sheet4'.C22]=2;[$'Sheet4'.C22]=1));1;0);0;[$'Sheet6'.C22]);0;[$'Sheet2'.BB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1:.E23])-[$'Sheet4'.D22]=3;AND(SUM([$'Sheet4'.C21:.E23])-[$'Sheet4'.D22]=2;[$'Sheet4'.D22]=1));1;0);0;[$'Sheet6'.D22]);0;[$'Sheet2'.BC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1:.F23])-[$'Sheet4'.E22]=3;AND(SUM([$'Sheet4'.D21:.F23])-[$'Sheet4'.E22]=2;[$'Sheet4'.E22]=1));1;0);0;[$'Sheet6'.E22]);0;[$'Sheet2'.BD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1:.G23])-[$'Sheet4'.F22]=3;AND(SUM([$'Sheet4'.E21:.G23])-[$'Sheet4'.F22]=2;[$'Sheet4'.F22]=1));1;0);0;[$'Sheet6'.F22]);0;[$'Sheet2'.BE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1:.H23])-[$'Sheet4'.G22]=3;AND(SUM([$'Sheet4'.F21:.H23])-[$'Sheet4'.G22]=2;[$'Sheet4'.G22]=1));1;0);0;[$'Sheet6'.G22]);0;[$'Sheet2'.BF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1:.I23])-[$'Sheet4'.H22]=3;AND(SUM([$'Sheet4'.G21:.I23])-[$'Sheet4'.H22]=2;[$'Sheet4'.H22]=1));1;0);0;[$'Sheet6'.H22]);0;[$'Sheet2'.BG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21:.J23])-[$'Sheet4'.I22]=3;AND(SUM([$'Sheet4'.H21:.J23])-[$'Sheet4'.I22]=2;[$'Sheet4'.I22]=1));1;0);0;[$'Sheet6'.I22]);0;[$'Sheet2'.BH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1:.K23])-[$'Sheet4'.J22]=3;AND(SUM([$'Sheet4'.I21:.K23])-[$'Sheet4'.J22]=2;[$'Sheet4'.J22]=1));1;0);0;[$'Sheet6'.J22]);0;[$'Sheet2'.BI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21:.L23])-[$'Sheet4'.K22]=3;AND(SUM([$'Sheet4'.J21:.L23])-[$'Sheet4'.K22]=2;[$'Sheet4'.K22]=1));1;0);0;[$'Sheet6'.K22]);0;[$'Sheet2'.BJ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1:.M23])-[$'Sheet4'.L22]=3;AND(SUM([$'Sheet4'.K21:.M23])-[$'Sheet4'.L22]=2;[$'Sheet4'.L22]=1));1;0);0;[$'Sheet6'.L22]);0;[$'Sheet2'.BK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1:.N23])-[$'Sheet4'.M22]=3;AND(SUM([$'Sheet4'.L21:.N23])-[$'Sheet4'.M22]=2;[$'Sheet4'.M22]=1));1;0);0;[$'Sheet6'.M22]);0;[$'Sheet2'.BL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1:.O23])-[$'Sheet4'.N22]=3;AND(SUM([$'Sheet4'.M21:.O23])-[$'Sheet4'.N22]=2;[$'Sheet4'.N22]=1));1;0);0;[$'Sheet6'.N22]);0;[$'Sheet2'.BM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1:.P23])-[$'Sheet4'.O22]=3;AND(SUM([$'Sheet4'.N21:.P23])-[$'Sheet4'.O22]=2;[$'Sheet4'.O22]=1));1;0);0;[$'Sheet6'.O22]);0;[$'Sheet2'.BN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1:.Q23])-[$'Sheet4'.P22]=3;AND(SUM([$'Sheet4'.O21:.Q23])-[$'Sheet4'.P22]=2;[$'Sheet4'.P22]=1));1;0);0;[$'Sheet6'.P22]);0;[$'Sheet2'.BO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1:.R23])-[$'Sheet4'.Q22]=3;AND(SUM([$'Sheet4'.P21:.R23])-[$'Sheet4'.Q22]=2;[$'Sheet4'.Q22]=1));1;0);0;[$'Sheet6'.Q22]);0;[$'Sheet2'.BP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1:.S23])-[$'Sheet4'.R22]=3;AND(SUM([$'Sheet4'.Q21:.S23])-[$'Sheet4'.R22]=2;[$'Sheet4'.R22]=1));1;0);0;[$'Sheet6'.R22]);0;[$'Sheet2'.BQ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1:.T23])-[$'Sheet4'.S22]=3;AND(SUM([$'Sheet4'.R21:.T23])-[$'Sheet4'.S22]=2;[$'Sheet4'.S22]=1));1;0);0;[$'Sheet6'.S22]);0;[$'Sheet2'.BR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1:.U23])-[$'Sheet4'.T22]=3;AND(SUM([$'Sheet4'.S21:.U23])-[$'Sheet4'.T22]=2;[$'Sheet4'.T22]=1));1;0);0;[$'Sheet6'.T22]);0;[$'Sheet2'.BS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1:.V23])-[$'Sheet4'.U22]=3;AND(SUM([$'Sheet4'.T21:.V23])-[$'Sheet4'.U22]=2;[$'Sheet4'.U22]=1));1;0);0;[$'Sheet6'.U22]);0;[$'Sheet2'.BT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1:.W23])-[$'Sheet4'.V22]=3;AND(SUM([$'Sheet4'.U21:.W23])-[$'Sheet4'.V22]=2;[$'Sheet4'.V22]=1));1;0);0;[$'Sheet6'.V22]);0;[$'Sheet2'.BU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1:.X23])-[$'Sheet4'.W22]=3;AND(SUM([$'Sheet4'.V21:.X23])-[$'Sheet4'.W22]=2;[$'Sheet4'.W22]=1));1;0);0;[$'Sheet6'.W22]);0;[$'Sheet2'.BV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1:.Y23])-[$'Sheet4'.X22]=3;AND(SUM([$'Sheet4'.W21:.Y23])-[$'Sheet4'.X22]=2;[$'Sheet4'.X22]=1));1;0);0;[$'Sheet6'.X22]);0;[$'Sheet2'.BW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1:.Z23])-[$'Sheet4'.Y22]=3;AND(SUM([$'Sheet4'.X21:.Z23])-[$'Sheet4'.Y22]=2;[$'Sheet4'.Y22]=1));1;0);0;[$'Sheet6'.Y22]);0;[$'Sheet2'.BX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1:.AA23])-[$'Sheet4'.Z22]=3;AND(SUM([$'Sheet4'.Y21:.AA23])-[$'Sheet4'.Z22]=2;[$'Sheet4'.Z22]=1));1;0);0;[$'Sheet6'.Z22]);0;[$'Sheet2'.BY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1:.AB23])-[$'Sheet4'.AA22]=3;AND(SUM([$'Sheet4'.Z21:.AB23])-[$'Sheet4'.AA22]=2;[$'Sheet4'.AA22]=1));1;0);0;[$'Sheet6'.AA22]);0;[$'Sheet2'.BZ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1:.AC23])-[$'Sheet4'.AB22]=3;AND(SUM([$'Sheet4'.AA21:.AC23])-[$'Sheet4'.AB22]=2;[$'Sheet4'.AB22]=1));1;0);0;[$'Sheet6'.AB22]);0;[$'Sheet2'.CA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1:.AD23])-[$'Sheet4'.AC22]=3;AND(SUM([$'Sheet4'.AB21:.AD23])-[$'Sheet4'.AC22]=2;[$'Sheet4'.AC22]=1));1;0);0;[$'Sheet6'.AC22]);0;[$'Sheet2'.CB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1:.AE23])-[$'Sheet4'.AD22]=3;AND(SUM([$'Sheet4'.AC21:.AE23])-[$'Sheet4'.AD22]=2;[$'Sheet4'.AD22]=1));1;0);0;[$'Sheet6'.AD22]);0;[$'Sheet2'.CC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1:.AF23])-[$'Sheet4'.AE22]=3;AND(SUM([$'Sheet4'.AD21:.AF23])-[$'Sheet4'.AE22]=2;[$'Sheet4'.AE22]=1));1;0);0;[$'Sheet6'.AE22]);0;[$'Sheet2'.CD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1:.AG23])-[$'Sheet4'.AF22]=3;AND(SUM([$'Sheet4'.AE21:.AG23])-[$'Sheet4'.AF22]=2;[$'Sheet4'.AF22]=1));1;0);0;[$'Sheet6'.AF22]);0;[$'Sheet2'.CE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1:.AH23])-[$'Sheet4'.AG22]=3;AND(SUM([$'Sheet4'.AF21:.AH23])-[$'Sheet4'.AG22]=2;[$'Sheet4'.AG22]=1));1;0);0;[$'Sheet6'.AG22]);0;[$'Sheet2'.CF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21:.AI23])-[$'Sheet4'.AH22]=3;AND(SUM([$'Sheet4'.AG21:.AI23])-[$'Sheet4'.AH22]=2;[$'Sheet4'.AH22]=1));1;0);0;[$'Sheet6'.AH22]);0;[$'Sheet2'.CG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21:.AJ23])-[$'Sheet4'.AI22]=3;AND(SUM([$'Sheet4'.AH21:.AJ23])-[$'Sheet4'.AI22]=2;[$'Sheet4'.AI22]=1));1;0);0;[$'Sheet6'.AI22]);0;[$'Sheet2'.CH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1:.AK23])-[$'Sheet4'.AJ22]=3;AND(SUM([$'Sheet4'.AI21:.AK23])-[$'Sheet4'.AJ22]=2;[$'Sheet4'.AJ22]=1));1;0);0;[$'Sheet6'.AJ22]);0;[$'Sheet2'.CI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1:.AL23])-[$'Sheet4'.AK22]=3;AND(SUM([$'Sheet4'.AJ21:.AL23])-[$'Sheet4'.AK22]=2;[$'Sheet4'.AK22]=1));1;0);0;[$'Sheet6'.AK22]);0;[$'Sheet2'.CJ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1:.AM23])-[$'Sheet4'.AL22]=3;AND(SUM([$'Sheet4'.AK21:.AM23])-[$'Sheet4'.AL22]=2;[$'Sheet4'.AL22]=1));1;0);0;[$'Sheet6'.AL22]);0;[$'Sheet2'.CK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1:.AN23])-[$'Sheet4'.AM22]=3;AND(SUM([$'Sheet4'.AL21:.AN23])-[$'Sheet4'.AM22]=2;[$'Sheet4'.AM22]=1));1;0);0;[$'Sheet6'.AM22]);0;[$'Sheet2'.CL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1:.AO23])-[$'Sheet4'.AN22]=3;AND(SUM([$'Sheet4'.AM21:.AO23])-[$'Sheet4'.AN22]=2;[$'Sheet4'.AN22]=1));1;0);0;[$'Sheet6'.AN22]);0;[$'Sheet2'.CM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1:.AP23])-[$'Sheet4'.AO22]=3;AND(SUM([$'Sheet4'.AN21:.AP23])-[$'Sheet4'.AO22]=2;[$'Sheet4'.AO22]=1));1;0);0;[$'Sheet6'.AO22]);0;[$'Sheet2'.CN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1:.AQ23])-[$'Sheet4'.AP22]=3;AND(SUM([$'Sheet4'.AO21:.AQ23])-[$'Sheet4'.AP22]=2;[$'Sheet4'.AP22]=1));1;0);0;[$'Sheet6'.AP22]);0;[$'Sheet2'.CO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1:.AR23])-[$'Sheet4'.AQ22]=3;AND(SUM([$'Sheet4'.AP21:.AR23])-[$'Sheet4'.AQ22]=2;[$'Sheet4'.AQ22]=1));1;0);0;[$'Sheet6'.AQ22]);0;[$'Sheet2'.CP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1:.AS23])-[$'Sheet4'.AR22]=3;AND(SUM([$'Sheet4'.AQ21:.AS23])-[$'Sheet4'.AR22]=2;[$'Sheet4'.AR22]=1));1;0);0;[$'Sheet6'.AR22]);0;[$'Sheet2'.CQ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1:.AT23])-[$'Sheet4'.AS22]=3;AND(SUM([$'Sheet4'.AR21:.AT23])-[$'Sheet4'.AS22]=2;[$'Sheet4'.AS22]=1));1;0);0;[$'Sheet6'.AS22]);0;[$'Sheet2'.CR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1:.AU23])-[$'Sheet4'.AT22]=3;AND(SUM([$'Sheet4'.AS21:.AU23])-[$'Sheet4'.AT22]=2;[$'Sheet4'.AT22]=1));1;0);0;[$'Sheet6'.AT22]);0;[$'Sheet2'.CS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1:.AV23])-[$'Sheet4'.AU22]=3;AND(SUM([$'Sheet4'.AT21:.AV23])-[$'Sheet4'.AU22]=2;[$'Sheet4'.AU22]=1));1;0);0;[$'Sheet6'.AU22]);0;[$'Sheet2'.CT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1:.AW23])-[$'Sheet4'.AV22]=3;AND(SUM([$'Sheet4'.AU21:.AW23])-[$'Sheet4'.AV22]=2;[$'Sheet4'.AV22]=1));1;0);0;[$'Sheet6'.AV22]);0;[$'Sheet2'.CU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1:.AX23])-[$'Sheet4'.AW22]=3;AND(SUM([$'Sheet4'.AV21:.AX23])-[$'Sheet4'.AW22]=2;[$'Sheet4'.AW22]=1));1;0);0;[$'Sheet6'.AW22]);0;[$'Sheet2'.CV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1:.AY23])-[$'Sheet4'.AX22]=3;AND(SUM([$'Sheet4'.AW21:.AY23])-[$'Sheet4'.AX22]=2;[$'Sheet4'.AX22]=1));1;0);0;[$'Sheet6'.AX22]);0;[$'Sheet2'.CW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1:.AZ23])-[$'Sheet4'.AY22]=3;AND(SUM([$'Sheet4'.AX21:.AZ23])-[$'Sheet4'.AY22]=2;[$'Sheet4'.AY22]=1));1;0);0;[$'Sheet6'.AY22]);0;[$'Sheet2'.CX2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1:.BA23])-[$'Sheet4'.AZ22]=3;AND(SUM([$'Sheet4'.AY21:.BA23])-[$'Sheet4'.AZ22]=2;[$'Sheet4'.AZ22]=1));1;0);0;[$'Sheet6'.AZ22]);0;[$'Sheet2'.CY22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2:.D24])-[$'Sheet4'.C23]=3;AND(SUM([$'Sheet4'.B22:.D24])-[$'Sheet4'.C23]=2;[$'Sheet4'.C23]=1));1;0);0;[$'Sheet6'.C23]);0;[$'Sheet2'.BB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2:.E24])-[$'Sheet4'.D23]=3;AND(SUM([$'Sheet4'.C22:.E24])-[$'Sheet4'.D23]=2;[$'Sheet4'.D23]=1));1;0);0;[$'Sheet6'.D23]);0;[$'Sheet2'.BC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2:.F24])-[$'Sheet4'.E23]=3;AND(SUM([$'Sheet4'.D22:.F24])-[$'Sheet4'.E23]=2;[$'Sheet4'.E23]=1));1;0);0;[$'Sheet6'.E23]);0;[$'Sheet2'.BD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2:.G24])-[$'Sheet4'.F23]=3;AND(SUM([$'Sheet4'.E22:.G24])-[$'Sheet4'.F23]=2;[$'Sheet4'.F23]=1));1;0);0;[$'Sheet6'.F23]);0;[$'Sheet2'.BE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2:.H24])-[$'Sheet4'.G23]=3;AND(SUM([$'Sheet4'.F22:.H24])-[$'Sheet4'.G23]=2;[$'Sheet4'.G23]=1));1;0);0;[$'Sheet6'.G23]);0;[$'Sheet2'.BF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2:.I24])-[$'Sheet4'.H23]=3;AND(SUM([$'Sheet4'.G22:.I24])-[$'Sheet4'.H23]=2;[$'Sheet4'.H23]=1));1;0);0;[$'Sheet6'.H23]);0;[$'Sheet2'.BG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22:.J24])-[$'Sheet4'.I23]=3;AND(SUM([$'Sheet4'.H22:.J24])-[$'Sheet4'.I23]=2;[$'Sheet4'.I23]=1));1;0);0;[$'Sheet6'.I23]);0;[$'Sheet2'.BH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2:.K24])-[$'Sheet4'.J23]=3;AND(SUM([$'Sheet4'.I22:.K24])-[$'Sheet4'.J23]=2;[$'Sheet4'.J23]=1));1;0);0;[$'Sheet6'.J23]);0;[$'Sheet2'.BI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22:.L24])-[$'Sheet4'.K23]=3;AND(SUM([$'Sheet4'.J22:.L24])-[$'Sheet4'.K23]=2;[$'Sheet4'.K23]=1));1;0);0;[$'Sheet6'.K23]);0;[$'Sheet2'.BJ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2:.M24])-[$'Sheet4'.L23]=3;AND(SUM([$'Sheet4'.K22:.M24])-[$'Sheet4'.L23]=2;[$'Sheet4'.L23]=1));1;0);0;[$'Sheet6'.L23]);0;[$'Sheet2'.BK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2:.N24])-[$'Sheet4'.M23]=3;AND(SUM([$'Sheet4'.L22:.N24])-[$'Sheet4'.M23]=2;[$'Sheet4'.M23]=1));1;0);0;[$'Sheet6'.M23]);0;[$'Sheet2'.BL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2:.O24])-[$'Sheet4'.N23]=3;AND(SUM([$'Sheet4'.M22:.O24])-[$'Sheet4'.N23]=2;[$'Sheet4'.N23]=1));1;0);0;[$'Sheet6'.N23]);0;[$'Sheet2'.BM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2:.P24])-[$'Sheet4'.O23]=3;AND(SUM([$'Sheet4'.N22:.P24])-[$'Sheet4'.O23]=2;[$'Sheet4'.O23]=1));1;0);0;[$'Sheet6'.O23]);0;[$'Sheet2'.BN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2:.Q24])-[$'Sheet4'.P23]=3;AND(SUM([$'Sheet4'.O22:.Q24])-[$'Sheet4'.P23]=2;[$'Sheet4'.P23]=1));1;0);0;[$'Sheet6'.P23]);0;[$'Sheet2'.BO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2:.R24])-[$'Sheet4'.Q23]=3;AND(SUM([$'Sheet4'.P22:.R24])-[$'Sheet4'.Q23]=2;[$'Sheet4'.Q23]=1));1;0);0;[$'Sheet6'.Q23]);0;[$'Sheet2'.BP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2:.S24])-[$'Sheet4'.R23]=3;AND(SUM([$'Sheet4'.Q22:.S24])-[$'Sheet4'.R23]=2;[$'Sheet4'.R23]=1));1;0);0;[$'Sheet6'.R23]);0;[$'Sheet2'.BQ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2:.T24])-[$'Sheet4'.S23]=3;AND(SUM([$'Sheet4'.R22:.T24])-[$'Sheet4'.S23]=2;[$'Sheet4'.S23]=1));1;0);0;[$'Sheet6'.S23]);0;[$'Sheet2'.BR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2:.U24])-[$'Sheet4'.T23]=3;AND(SUM([$'Sheet4'.S22:.U24])-[$'Sheet4'.T23]=2;[$'Sheet4'.T23]=1));1;0);0;[$'Sheet6'.T23]);0;[$'Sheet2'.BS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2:.V24])-[$'Sheet4'.U23]=3;AND(SUM([$'Sheet4'.T22:.V24])-[$'Sheet4'.U23]=2;[$'Sheet4'.U23]=1));1;0);0;[$'Sheet6'.U23]);0;[$'Sheet2'.BT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2:.W24])-[$'Sheet4'.V23]=3;AND(SUM([$'Sheet4'.U22:.W24])-[$'Sheet4'.V23]=2;[$'Sheet4'.V23]=1));1;0);0;[$'Sheet6'.V23]);0;[$'Sheet2'.BU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2:.X24])-[$'Sheet4'.W23]=3;AND(SUM([$'Sheet4'.V22:.X24])-[$'Sheet4'.W23]=2;[$'Sheet4'.W23]=1));1;0);0;[$'Sheet6'.W23]);0;[$'Sheet2'.BV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2:.Y24])-[$'Sheet4'.X23]=3;AND(SUM([$'Sheet4'.W22:.Y24])-[$'Sheet4'.X23]=2;[$'Sheet4'.X23]=1));1;0);0;[$'Sheet6'.X23]);0;[$'Sheet2'.BW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2:.Z24])-[$'Sheet4'.Y23]=3;AND(SUM([$'Sheet4'.X22:.Z24])-[$'Sheet4'.Y23]=2;[$'Sheet4'.Y23]=1));1;0);0;[$'Sheet6'.Y23]);0;[$'Sheet2'.BX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2:.AA24])-[$'Sheet4'.Z23]=3;AND(SUM([$'Sheet4'.Y22:.AA24])-[$'Sheet4'.Z23]=2;[$'Sheet4'.Z23]=1));1;0);0;[$'Sheet6'.Z23]);0;[$'Sheet2'.BY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2:.AB24])-[$'Sheet4'.AA23]=3;AND(SUM([$'Sheet4'.Z22:.AB24])-[$'Sheet4'.AA23]=2;[$'Sheet4'.AA23]=1));1;0);0;[$'Sheet6'.AA23]);0;[$'Sheet2'.BZ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2:.AC24])-[$'Sheet4'.AB23]=3;AND(SUM([$'Sheet4'.AA22:.AC24])-[$'Sheet4'.AB23]=2;[$'Sheet4'.AB23]=1));1;0);0;[$'Sheet6'.AB23]);0;[$'Sheet2'.CA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2:.AD24])-[$'Sheet4'.AC23]=3;AND(SUM([$'Sheet4'.AB22:.AD24])-[$'Sheet4'.AC23]=2;[$'Sheet4'.AC23]=1));1;0);0;[$'Sheet6'.AC23]);0;[$'Sheet2'.CB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2:.AE24])-[$'Sheet4'.AD23]=3;AND(SUM([$'Sheet4'.AC22:.AE24])-[$'Sheet4'.AD23]=2;[$'Sheet4'.AD23]=1));1;0);0;[$'Sheet6'.AD23]);0;[$'Sheet2'.CC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2:.AF24])-[$'Sheet4'.AE23]=3;AND(SUM([$'Sheet4'.AD22:.AF24])-[$'Sheet4'.AE23]=2;[$'Sheet4'.AE23]=1));1;0);0;[$'Sheet6'.AE23]);0;[$'Sheet2'.CD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2:.AG24])-[$'Sheet4'.AF23]=3;AND(SUM([$'Sheet4'.AE22:.AG24])-[$'Sheet4'.AF23]=2;[$'Sheet4'.AF23]=1));1;0);0;[$'Sheet6'.AF23]);0;[$'Sheet2'.CE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2:.AH24])-[$'Sheet4'.AG23]=3;AND(SUM([$'Sheet4'.AF22:.AH24])-[$'Sheet4'.AG23]=2;[$'Sheet4'.AG23]=1));1;0);0;[$'Sheet6'.AG23]);0;[$'Sheet2'.CF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22:.AI24])-[$'Sheet4'.AH23]=3;AND(SUM([$'Sheet4'.AG22:.AI24])-[$'Sheet4'.AH23]=2;[$'Sheet4'.AH23]=1));1;0);0;[$'Sheet6'.AH23]);0;[$'Sheet2'.CG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22:.AJ24])-[$'Sheet4'.AI23]=3;AND(SUM([$'Sheet4'.AH22:.AJ24])-[$'Sheet4'.AI23]=2;[$'Sheet4'.AI23]=1));1;0);0;[$'Sheet6'.AI23]);0;[$'Sheet2'.CH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2:.AK24])-[$'Sheet4'.AJ23]=3;AND(SUM([$'Sheet4'.AI22:.AK24])-[$'Sheet4'.AJ23]=2;[$'Sheet4'.AJ23]=1));1;0);0;[$'Sheet6'.AJ23]);0;[$'Sheet2'.CI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2:.AL24])-[$'Sheet4'.AK23]=3;AND(SUM([$'Sheet4'.AJ22:.AL24])-[$'Sheet4'.AK23]=2;[$'Sheet4'.AK23]=1));1;0);0;[$'Sheet6'.AK23]);0;[$'Sheet2'.CJ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2:.AM24])-[$'Sheet4'.AL23]=3;AND(SUM([$'Sheet4'.AK22:.AM24])-[$'Sheet4'.AL23]=2;[$'Sheet4'.AL23]=1));1;0);0;[$'Sheet6'.AL23]);0;[$'Sheet2'.CK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2:.AN24])-[$'Sheet4'.AM23]=3;AND(SUM([$'Sheet4'.AL22:.AN24])-[$'Sheet4'.AM23]=2;[$'Sheet4'.AM23]=1));1;0);0;[$'Sheet6'.AM23]);0;[$'Sheet2'.CL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2:.AO24])-[$'Sheet4'.AN23]=3;AND(SUM([$'Sheet4'.AM22:.AO24])-[$'Sheet4'.AN23]=2;[$'Sheet4'.AN23]=1));1;0);0;[$'Sheet6'.AN23]);0;[$'Sheet2'.CM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2:.AP24])-[$'Sheet4'.AO23]=3;AND(SUM([$'Sheet4'.AN22:.AP24])-[$'Sheet4'.AO23]=2;[$'Sheet4'.AO23]=1));1;0);0;[$'Sheet6'.AO23]);0;[$'Sheet2'.CN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2:.AQ24])-[$'Sheet4'.AP23]=3;AND(SUM([$'Sheet4'.AO22:.AQ24])-[$'Sheet4'.AP23]=2;[$'Sheet4'.AP23]=1));1;0);0;[$'Sheet6'.AP23]);0;[$'Sheet2'.CO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2:.AR24])-[$'Sheet4'.AQ23]=3;AND(SUM([$'Sheet4'.AP22:.AR24])-[$'Sheet4'.AQ23]=2;[$'Sheet4'.AQ23]=1));1;0);0;[$'Sheet6'.AQ23]);0;[$'Sheet2'.CP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2:.AS24])-[$'Sheet4'.AR23]=3;AND(SUM([$'Sheet4'.AQ22:.AS24])-[$'Sheet4'.AR23]=2;[$'Sheet4'.AR23]=1));1;0);0;[$'Sheet6'.AR23]);0;[$'Sheet2'.CQ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2:.AT24])-[$'Sheet4'.AS23]=3;AND(SUM([$'Sheet4'.AR22:.AT24])-[$'Sheet4'.AS23]=2;[$'Sheet4'.AS23]=1));1;0);0;[$'Sheet6'.AS23]);0;[$'Sheet2'.CR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2:.AU24])-[$'Sheet4'.AT23]=3;AND(SUM([$'Sheet4'.AS22:.AU24])-[$'Sheet4'.AT23]=2;[$'Sheet4'.AT23]=1));1;0);0;[$'Sheet6'.AT23]);0;[$'Sheet2'.CS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2:.AV24])-[$'Sheet4'.AU23]=3;AND(SUM([$'Sheet4'.AT22:.AV24])-[$'Sheet4'.AU23]=2;[$'Sheet4'.AU23]=1));1;0);0;[$'Sheet6'.AU23]);0;[$'Sheet2'.CT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2:.AW24])-[$'Sheet4'.AV23]=3;AND(SUM([$'Sheet4'.AU22:.AW24])-[$'Sheet4'.AV23]=2;[$'Sheet4'.AV23]=1));1;0);0;[$'Sheet6'.AV23]);0;[$'Sheet2'.CU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2:.AX24])-[$'Sheet4'.AW23]=3;AND(SUM([$'Sheet4'.AV22:.AX24])-[$'Sheet4'.AW23]=2;[$'Sheet4'.AW23]=1));1;0);0;[$'Sheet6'.AW23]);0;[$'Sheet2'.CV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2:.AY24])-[$'Sheet4'.AX23]=3;AND(SUM([$'Sheet4'.AW22:.AY24])-[$'Sheet4'.AX23]=2;[$'Sheet4'.AX23]=1));1;0);0;[$'Sheet6'.AX23]);0;[$'Sheet2'.CW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2:.AZ24])-[$'Sheet4'.AY23]=3;AND(SUM([$'Sheet4'.AX22:.AZ24])-[$'Sheet4'.AY23]=2;[$'Sheet4'.AY23]=1));1;0);0;[$'Sheet6'.AY23]);0;[$'Sheet2'.CX2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2:.BA24])-[$'Sheet4'.AZ23]=3;AND(SUM([$'Sheet4'.AY22:.BA24])-[$'Sheet4'.AZ23]=2;[$'Sheet4'.AZ23]=1));1;0);0;[$'Sheet6'.AZ23]);0;[$'Sheet2'.CY23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3:.D25])-[$'Sheet4'.C24]=3;AND(SUM([$'Sheet4'.B23:.D25])-[$'Sheet4'.C24]=2;[$'Sheet4'.C24]=1));1;0);0;[$'Sheet6'.C24]);0;[$'Sheet2'.BB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3:.E25])-[$'Sheet4'.D24]=3;AND(SUM([$'Sheet4'.C23:.E25])-[$'Sheet4'.D24]=2;[$'Sheet4'.D24]=1));1;0);0;[$'Sheet6'.D24]);0;[$'Sheet2'.BC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3:.F25])-[$'Sheet4'.E24]=3;AND(SUM([$'Sheet4'.D23:.F25])-[$'Sheet4'.E24]=2;[$'Sheet4'.E24]=1));1;0);0;[$'Sheet6'.E24]);0;[$'Sheet2'.BD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3:.G25])-[$'Sheet4'.F24]=3;AND(SUM([$'Sheet4'.E23:.G25])-[$'Sheet4'.F24]=2;[$'Sheet4'.F24]=1));1;0);0;[$'Sheet6'.F24]);0;[$'Sheet2'.BE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3:.H25])-[$'Sheet4'.G24]=3;AND(SUM([$'Sheet4'.F23:.H25])-[$'Sheet4'.G24]=2;[$'Sheet4'.G24]=1));1;0);0;[$'Sheet6'.G24]);0;[$'Sheet2'.BF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3:.I25])-[$'Sheet4'.H24]=3;AND(SUM([$'Sheet4'.G23:.I25])-[$'Sheet4'.H24]=2;[$'Sheet4'.H24]=1));1;0);0;[$'Sheet6'.H24]);0;[$'Sheet2'.BG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23:.J25])-[$'Sheet4'.I24]=3;AND(SUM([$'Sheet4'.H23:.J25])-[$'Sheet4'.I24]=2;[$'Sheet4'.I24]=1));1;0);0;[$'Sheet6'.I24]);0;[$'Sheet2'.BH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3:.K25])-[$'Sheet4'.J24]=3;AND(SUM([$'Sheet4'.I23:.K25])-[$'Sheet4'.J24]=2;[$'Sheet4'.J24]=1));1;0);0;[$'Sheet6'.J24]);0;[$'Sheet2'.BI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23:.L25])-[$'Sheet4'.K24]=3;AND(SUM([$'Sheet4'.J23:.L25])-[$'Sheet4'.K24]=2;[$'Sheet4'.K24]=1));1;0);0;[$'Sheet6'.K24]);0;[$'Sheet2'.BJ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3:.M25])-[$'Sheet4'.L24]=3;AND(SUM([$'Sheet4'.K23:.M25])-[$'Sheet4'.L24]=2;[$'Sheet4'.L24]=1));1;0);0;[$'Sheet6'.L24]);0;[$'Sheet2'.BK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3:.N25])-[$'Sheet4'.M24]=3;AND(SUM([$'Sheet4'.L23:.N25])-[$'Sheet4'.M24]=2;[$'Sheet4'.M24]=1));1;0);0;[$'Sheet6'.M24]);0;[$'Sheet2'.BL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3:.O25])-[$'Sheet4'.N24]=3;AND(SUM([$'Sheet4'.M23:.O25])-[$'Sheet4'.N24]=2;[$'Sheet4'.N24]=1));1;0);0;[$'Sheet6'.N24]);0;[$'Sheet2'.BM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3:.P25])-[$'Sheet4'.O24]=3;AND(SUM([$'Sheet4'.N23:.P25])-[$'Sheet4'.O24]=2;[$'Sheet4'.O24]=1));1;0);0;[$'Sheet6'.O24]);0;[$'Sheet2'.BN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3:.Q25])-[$'Sheet4'.P24]=3;AND(SUM([$'Sheet4'.O23:.Q25])-[$'Sheet4'.P24]=2;[$'Sheet4'.P24]=1));1;0);0;[$'Sheet6'.P24]);0;[$'Sheet2'.BO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3:.R25])-[$'Sheet4'.Q24]=3;AND(SUM([$'Sheet4'.P23:.R25])-[$'Sheet4'.Q24]=2;[$'Sheet4'.Q24]=1));1;0);0;[$'Sheet6'.Q24]);0;[$'Sheet2'.BP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3:.S25])-[$'Sheet4'.R24]=3;AND(SUM([$'Sheet4'.Q23:.S25])-[$'Sheet4'.R24]=2;[$'Sheet4'.R24]=1));1;0);0;[$'Sheet6'.R24]);0;[$'Sheet2'.BQ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3:.T25])-[$'Sheet4'.S24]=3;AND(SUM([$'Sheet4'.R23:.T25])-[$'Sheet4'.S24]=2;[$'Sheet4'.S24]=1));1;0);0;[$'Sheet6'.S24]);0;[$'Sheet2'.BR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3:.U25])-[$'Sheet4'.T24]=3;AND(SUM([$'Sheet4'.S23:.U25])-[$'Sheet4'.T24]=2;[$'Sheet4'.T24]=1));1;0);0;[$'Sheet6'.T24]);0;[$'Sheet2'.BS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3:.V25])-[$'Sheet4'.U24]=3;AND(SUM([$'Sheet4'.T23:.V25])-[$'Sheet4'.U24]=2;[$'Sheet4'.U24]=1));1;0);0;[$'Sheet6'.U24]);0;[$'Sheet2'.BT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3:.W25])-[$'Sheet4'.V24]=3;AND(SUM([$'Sheet4'.U23:.W25])-[$'Sheet4'.V24]=2;[$'Sheet4'.V24]=1));1;0);0;[$'Sheet6'.V24]);0;[$'Sheet2'.BU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3:.X25])-[$'Sheet4'.W24]=3;AND(SUM([$'Sheet4'.V23:.X25])-[$'Sheet4'.W24]=2;[$'Sheet4'.W24]=1));1;0);0;[$'Sheet6'.W24]);0;[$'Sheet2'.BV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3:.Y25])-[$'Sheet4'.X24]=3;AND(SUM([$'Sheet4'.W23:.Y25])-[$'Sheet4'.X24]=2;[$'Sheet4'.X24]=1));1;0);0;[$'Sheet6'.X24]);0;[$'Sheet2'.BW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3:.Z25])-[$'Sheet4'.Y24]=3;AND(SUM([$'Sheet4'.X23:.Z25])-[$'Sheet4'.Y24]=2;[$'Sheet4'.Y24]=1));1;0);0;[$'Sheet6'.Y24]);0;[$'Sheet2'.BX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3:.AA25])-[$'Sheet4'.Z24]=3;AND(SUM([$'Sheet4'.Y23:.AA25])-[$'Sheet4'.Z24]=2;[$'Sheet4'.Z24]=1));1;0);0;[$'Sheet6'.Z24]);0;[$'Sheet2'.BY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3:.AB25])-[$'Sheet4'.AA24]=3;AND(SUM([$'Sheet4'.Z23:.AB25])-[$'Sheet4'.AA24]=2;[$'Sheet4'.AA24]=1));1;0);0;[$'Sheet6'.AA24]);0;[$'Sheet2'.BZ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3:.AC25])-[$'Sheet4'.AB24]=3;AND(SUM([$'Sheet4'.AA23:.AC25])-[$'Sheet4'.AB24]=2;[$'Sheet4'.AB24]=1));1;0);0;[$'Sheet6'.AB24]);0;[$'Sheet2'.CA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3:.AD25])-[$'Sheet4'.AC24]=3;AND(SUM([$'Sheet4'.AB23:.AD25])-[$'Sheet4'.AC24]=2;[$'Sheet4'.AC24]=1));1;0);0;[$'Sheet6'.AC24]);0;[$'Sheet2'.CB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3:.AE25])-[$'Sheet4'.AD24]=3;AND(SUM([$'Sheet4'.AC23:.AE25])-[$'Sheet4'.AD24]=2;[$'Sheet4'.AD24]=1));1;0);0;[$'Sheet6'.AD24]);0;[$'Sheet2'.CC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3:.AF25])-[$'Sheet4'.AE24]=3;AND(SUM([$'Sheet4'.AD23:.AF25])-[$'Sheet4'.AE24]=2;[$'Sheet4'.AE24]=1));1;0);0;[$'Sheet6'.AE24]);0;[$'Sheet2'.CD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3:.AG25])-[$'Sheet4'.AF24]=3;AND(SUM([$'Sheet4'.AE23:.AG25])-[$'Sheet4'.AF24]=2;[$'Sheet4'.AF24]=1));1;0);0;[$'Sheet6'.AF24]);0;[$'Sheet2'.CE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3:.AH25])-[$'Sheet4'.AG24]=3;AND(SUM([$'Sheet4'.AF23:.AH25])-[$'Sheet4'.AG24]=2;[$'Sheet4'.AG24]=1));1;0);0;[$'Sheet6'.AG24]);0;[$'Sheet2'.CF2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G23:.AI25])-[$'Sheet4'.AH24]=3;AND(SUM([$'Sheet4'.AG23:.AI25])-[$'Sheet4'.AH24]=2;[$'Sheet4'.AH24]=1));1;0);0;[$'Sheet6'.AH24]);0;[$'Sheet2'.CG2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H23:.AJ25])-[$'Sheet4'.AI24]=3;AND(SUM([$'Sheet4'.AH23:.AJ25])-[$'Sheet4'.AI24]=2;[$'Sheet4'.AI24]=1));1;0);0;[$'Sheet6'.AI24]);0;[$'Sheet2'.CH24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I23:.AK25])-[$'Sheet4'.AJ24]=3;AND(SUM([$'Sheet4'.AI23:.AK25])-[$'Sheet4'.AJ24]=2;[$'Sheet4'.AJ24]=1));1;0);0;[$'Sheet6'.AJ24]);0;[$'Sheet2'.CI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3:.AL25])-[$'Sheet4'.AK24]=3;AND(SUM([$'Sheet4'.AJ23:.AL25])-[$'Sheet4'.AK24]=2;[$'Sheet4'.AK24]=1));1;0);0;[$'Sheet6'.AK24]);0;[$'Sheet2'.CJ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3:.AM25])-[$'Sheet4'.AL24]=3;AND(SUM([$'Sheet4'.AK23:.AM25])-[$'Sheet4'.AL24]=2;[$'Sheet4'.AL24]=1));1;0);0;[$'Sheet6'.AL24]);0;[$'Sheet2'.CK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3:.AN25])-[$'Sheet4'.AM24]=3;AND(SUM([$'Sheet4'.AL23:.AN25])-[$'Sheet4'.AM24]=2;[$'Sheet4'.AM24]=1));1;0);0;[$'Sheet6'.AM24]);0;[$'Sheet2'.CL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3:.AO25])-[$'Sheet4'.AN24]=3;AND(SUM([$'Sheet4'.AM23:.AO25])-[$'Sheet4'.AN24]=2;[$'Sheet4'.AN24]=1));1;0);0;[$'Sheet6'.AN24]);0;[$'Sheet2'.CM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3:.AP25])-[$'Sheet4'.AO24]=3;AND(SUM([$'Sheet4'.AN23:.AP25])-[$'Sheet4'.AO24]=2;[$'Sheet4'.AO24]=1));1;0);0;[$'Sheet6'.AO24]);0;[$'Sheet2'.CN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3:.AQ25])-[$'Sheet4'.AP24]=3;AND(SUM([$'Sheet4'.AO23:.AQ25])-[$'Sheet4'.AP24]=2;[$'Sheet4'.AP24]=1));1;0);0;[$'Sheet6'.AP24]);0;[$'Sheet2'.CO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3:.AR25])-[$'Sheet4'.AQ24]=3;AND(SUM([$'Sheet4'.AP23:.AR25])-[$'Sheet4'.AQ24]=2;[$'Sheet4'.AQ24]=1));1;0);0;[$'Sheet6'.AQ24]);0;[$'Sheet2'.CP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3:.AS25])-[$'Sheet4'.AR24]=3;AND(SUM([$'Sheet4'.AQ23:.AS25])-[$'Sheet4'.AR24]=2;[$'Sheet4'.AR24]=1));1;0);0;[$'Sheet6'.AR24]);0;[$'Sheet2'.CQ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3:.AT25])-[$'Sheet4'.AS24]=3;AND(SUM([$'Sheet4'.AR23:.AT25])-[$'Sheet4'.AS24]=2;[$'Sheet4'.AS24]=1));1;0);0;[$'Sheet6'.AS24]);0;[$'Sheet2'.CR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3:.AU25])-[$'Sheet4'.AT24]=3;AND(SUM([$'Sheet4'.AS23:.AU25])-[$'Sheet4'.AT24]=2;[$'Sheet4'.AT24]=1));1;0);0;[$'Sheet6'.AT24]);0;[$'Sheet2'.CS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3:.AV25])-[$'Sheet4'.AU24]=3;AND(SUM([$'Sheet4'.AT23:.AV25])-[$'Sheet4'.AU24]=2;[$'Sheet4'.AU24]=1));1;0);0;[$'Sheet6'.AU24]);0;[$'Sheet2'.CT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3:.AW25])-[$'Sheet4'.AV24]=3;AND(SUM([$'Sheet4'.AU23:.AW25])-[$'Sheet4'.AV24]=2;[$'Sheet4'.AV24]=1));1;0);0;[$'Sheet6'.AV24]);0;[$'Sheet2'.CU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3:.AX25])-[$'Sheet4'.AW24]=3;AND(SUM([$'Sheet4'.AV23:.AX25])-[$'Sheet4'.AW24]=2;[$'Sheet4'.AW24]=1));1;0);0;[$'Sheet6'.AW24]);0;[$'Sheet2'.CV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3:.AY25])-[$'Sheet4'.AX24]=3;AND(SUM([$'Sheet4'.AW23:.AY25])-[$'Sheet4'.AX24]=2;[$'Sheet4'.AX24]=1));1;0);0;[$'Sheet6'.AX24]);0;[$'Sheet2'.CW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3:.AZ25])-[$'Sheet4'.AY24]=3;AND(SUM([$'Sheet4'.AX23:.AZ25])-[$'Sheet4'.AY24]=2;[$'Sheet4'.AY24]=1));1;0);0;[$'Sheet6'.AY24]);0;[$'Sheet2'.CX2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3:.BA25])-[$'Sheet4'.AZ24]=3;AND(SUM([$'Sheet4'.AY23:.BA25])-[$'Sheet4'.AZ24]=2;[$'Sheet4'.AZ24]=1));1;0);0;[$'Sheet6'.AZ24]);0;[$'Sheet2'.CY24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4:.D26])-[$'Sheet4'.C25]=3;AND(SUM([$'Sheet4'.B24:.D26])-[$'Sheet4'.C25]=2;[$'Sheet4'.C25]=1));1;0);0;[$'Sheet6'.C25]);0;[$'Sheet2'.BB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4:.E26])-[$'Sheet4'.D25]=3;AND(SUM([$'Sheet4'.C24:.E26])-[$'Sheet4'.D25]=2;[$'Sheet4'.D25]=1));1;0);0;[$'Sheet6'.D25]);0;[$'Sheet2'.BC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4:.F26])-[$'Sheet4'.E25]=3;AND(SUM([$'Sheet4'.D24:.F26])-[$'Sheet4'.E25]=2;[$'Sheet4'.E25]=1));1;0);0;[$'Sheet6'.E25]);0;[$'Sheet2'.BD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4:.G26])-[$'Sheet4'.F25]=3;AND(SUM([$'Sheet4'.E24:.G26])-[$'Sheet4'.F25]=2;[$'Sheet4'.F25]=1));1;0);0;[$'Sheet6'.F25]);0;[$'Sheet2'.BE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4:.H26])-[$'Sheet4'.G25]=3;AND(SUM([$'Sheet4'.F24:.H26])-[$'Sheet4'.G25]=2;[$'Sheet4'.G25]=1));1;0);0;[$'Sheet6'.G25]);0;[$'Sheet2'.BF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4:.I26])-[$'Sheet4'.H25]=3;AND(SUM([$'Sheet4'.G24:.I26])-[$'Sheet4'.H25]=2;[$'Sheet4'.H25]=1));1;0);0;[$'Sheet6'.H25]);0;[$'Sheet2'.BG25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H24:.J26])-[$'Sheet4'.I25]=3;AND(SUM([$'Sheet4'.H24:.J26])-[$'Sheet4'.I25]=2;[$'Sheet4'.I25]=1));1;0);0;[$'Sheet6'.I25]);0;[$'Sheet2'.BH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4:.K26])-[$'Sheet4'.J25]=3;AND(SUM([$'Sheet4'.I24:.K26])-[$'Sheet4'.J25]=2;[$'Sheet4'.J25]=1));1;0);0;[$'Sheet6'.J25]);0;[$'Sheet2'.BI25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J24:.L26])-[$'Sheet4'.K25]=3;AND(SUM([$'Sheet4'.J24:.L26])-[$'Sheet4'.K25]=2;[$'Sheet4'.K25]=1));1;0);0;[$'Sheet6'.K25]);0;[$'Sheet2'.BJ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4:.M26])-[$'Sheet4'.L25]=3;AND(SUM([$'Sheet4'.K24:.M26])-[$'Sheet4'.L25]=2;[$'Sheet4'.L25]=1));1;0);0;[$'Sheet6'.L25]);0;[$'Sheet2'.BK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4:.N26])-[$'Sheet4'.M25]=3;AND(SUM([$'Sheet4'.L24:.N26])-[$'Sheet4'.M25]=2;[$'Sheet4'.M25]=1));1;0);0;[$'Sheet6'.M25]);0;[$'Sheet2'.BL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4:.O26])-[$'Sheet4'.N25]=3;AND(SUM([$'Sheet4'.M24:.O26])-[$'Sheet4'.N25]=2;[$'Sheet4'.N25]=1));1;0);0;[$'Sheet6'.N25]);0;[$'Sheet2'.BM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4:.P26])-[$'Sheet4'.O25]=3;AND(SUM([$'Sheet4'.N24:.P26])-[$'Sheet4'.O25]=2;[$'Sheet4'.O25]=1));1;0);0;[$'Sheet6'.O25]);0;[$'Sheet2'.BN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4:.Q26])-[$'Sheet4'.P25]=3;AND(SUM([$'Sheet4'.O24:.Q26])-[$'Sheet4'.P25]=2;[$'Sheet4'.P25]=1));1;0);0;[$'Sheet6'.P25]);0;[$'Sheet2'.BO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4:.R26])-[$'Sheet4'.Q25]=3;AND(SUM([$'Sheet4'.P24:.R26])-[$'Sheet4'.Q25]=2;[$'Sheet4'.Q25]=1));1;0);0;[$'Sheet6'.Q25]);0;[$'Sheet2'.BP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4:.S26])-[$'Sheet4'.R25]=3;AND(SUM([$'Sheet4'.Q24:.S26])-[$'Sheet4'.R25]=2;[$'Sheet4'.R25]=1));1;0);0;[$'Sheet6'.R25]);0;[$'Sheet2'.BQ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4:.T26])-[$'Sheet4'.S25]=3;AND(SUM([$'Sheet4'.R24:.T26])-[$'Sheet4'.S25]=2;[$'Sheet4'.S25]=1));1;0);0;[$'Sheet6'.S25]);0;[$'Sheet2'.BR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4:.U26])-[$'Sheet4'.T25]=3;AND(SUM([$'Sheet4'.S24:.U26])-[$'Sheet4'.T25]=2;[$'Sheet4'.T25]=1));1;0);0;[$'Sheet6'.T25]);0;[$'Sheet2'.BS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4:.V26])-[$'Sheet4'.U25]=3;AND(SUM([$'Sheet4'.T24:.V26])-[$'Sheet4'.U25]=2;[$'Sheet4'.U25]=1));1;0);0;[$'Sheet6'.U25]);0;[$'Sheet2'.BT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4:.W26])-[$'Sheet4'.V25]=3;AND(SUM([$'Sheet4'.U24:.W26])-[$'Sheet4'.V25]=2;[$'Sheet4'.V25]=1));1;0);0;[$'Sheet6'.V25]);0;[$'Sheet2'.BU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4:.X26])-[$'Sheet4'.W25]=3;AND(SUM([$'Sheet4'.V24:.X26])-[$'Sheet4'.W25]=2;[$'Sheet4'.W25]=1));1;0);0;[$'Sheet6'.W25]);0;[$'Sheet2'.BV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4:.Y26])-[$'Sheet4'.X25]=3;AND(SUM([$'Sheet4'.W24:.Y26])-[$'Sheet4'.X25]=2;[$'Sheet4'.X25]=1));1;0);0;[$'Sheet6'.X25]);0;[$'Sheet2'.BW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4:.Z26])-[$'Sheet4'.Y25]=3;AND(SUM([$'Sheet4'.X24:.Z26])-[$'Sheet4'.Y25]=2;[$'Sheet4'.Y25]=1));1;0);0;[$'Sheet6'.Y25]);0;[$'Sheet2'.BX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4:.AA26])-[$'Sheet4'.Z25]=3;AND(SUM([$'Sheet4'.Y24:.AA26])-[$'Sheet4'.Z25]=2;[$'Sheet4'.Z25]=1));1;0);0;[$'Sheet6'.Z25]);0;[$'Sheet2'.BY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4:.AB26])-[$'Sheet4'.AA25]=3;AND(SUM([$'Sheet4'.Z24:.AB26])-[$'Sheet4'.AA25]=2;[$'Sheet4'.AA25]=1));1;0);0;[$'Sheet6'.AA25]);0;[$'Sheet2'.BZ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4:.AC26])-[$'Sheet4'.AB25]=3;AND(SUM([$'Sheet4'.AA24:.AC26])-[$'Sheet4'.AB25]=2;[$'Sheet4'.AB25]=1));1;0);0;[$'Sheet6'.AB25]);0;[$'Sheet2'.CA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4:.AD26])-[$'Sheet4'.AC25]=3;AND(SUM([$'Sheet4'.AB24:.AD26])-[$'Sheet4'.AC25]=2;[$'Sheet4'.AC25]=1));1;0);0;[$'Sheet6'.AC25]);0;[$'Sheet2'.CB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4:.AE26])-[$'Sheet4'.AD25]=3;AND(SUM([$'Sheet4'.AC24:.AE26])-[$'Sheet4'.AD25]=2;[$'Sheet4'.AD25]=1));1;0);0;[$'Sheet6'.AD25]);0;[$'Sheet2'.CC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4:.AF26])-[$'Sheet4'.AE25]=3;AND(SUM([$'Sheet4'.AD24:.AF26])-[$'Sheet4'.AE25]=2;[$'Sheet4'.AE25]=1));1;0);0;[$'Sheet6'.AE25]);0;[$'Sheet2'.CD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4:.AG26])-[$'Sheet4'.AF25]=3;AND(SUM([$'Sheet4'.AE24:.AG26])-[$'Sheet4'.AF25]=2;[$'Sheet4'.AF25]=1));1;0);0;[$'Sheet6'.AF25]);0;[$'Sheet2'.CE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4:.AH26])-[$'Sheet4'.AG25]=3;AND(SUM([$'Sheet4'.AF24:.AH26])-[$'Sheet4'.AG25]=2;[$'Sheet4'.AG25]=1));1;0);0;[$'Sheet6'.AG25]);0;[$'Sheet2'.CF25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G24:.AI26])-[$'Sheet4'.AH25]=3;AND(SUM([$'Sheet4'.AG24:.AI26])-[$'Sheet4'.AH25]=2;[$'Sheet4'.AH25]=1));1;0);0;[$'Sheet6'.AH25]);0;[$'Sheet2'.CG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24:.AJ26])-[$'Sheet4'.AI25]=3;AND(SUM([$'Sheet4'.AH24:.AJ26])-[$'Sheet4'.AI25]=2;[$'Sheet4'.AI25]=1));1;0);0;[$'Sheet6'.AI25]);0;[$'Sheet2'.CH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4:.AK26])-[$'Sheet4'.AJ25]=3;AND(SUM([$'Sheet4'.AI24:.AK26])-[$'Sheet4'.AJ25]=2;[$'Sheet4'.AJ25]=1));1;0);0;[$'Sheet6'.AJ25]);0;[$'Sheet2'.CI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4:.AL26])-[$'Sheet4'.AK25]=3;AND(SUM([$'Sheet4'.AJ24:.AL26])-[$'Sheet4'.AK25]=2;[$'Sheet4'.AK25]=1));1;0);0;[$'Sheet6'.AK25]);0;[$'Sheet2'.CJ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4:.AM26])-[$'Sheet4'.AL25]=3;AND(SUM([$'Sheet4'.AK24:.AM26])-[$'Sheet4'.AL25]=2;[$'Sheet4'.AL25]=1));1;0);0;[$'Sheet6'.AL25]);0;[$'Sheet2'.CK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4:.AN26])-[$'Sheet4'.AM25]=3;AND(SUM([$'Sheet4'.AL24:.AN26])-[$'Sheet4'.AM25]=2;[$'Sheet4'.AM25]=1));1;0);0;[$'Sheet6'.AM25]);0;[$'Sheet2'.CL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4:.AO26])-[$'Sheet4'.AN25]=3;AND(SUM([$'Sheet4'.AM24:.AO26])-[$'Sheet4'.AN25]=2;[$'Sheet4'.AN25]=1));1;0);0;[$'Sheet6'.AN25]);0;[$'Sheet2'.CM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4:.AP26])-[$'Sheet4'.AO25]=3;AND(SUM([$'Sheet4'.AN24:.AP26])-[$'Sheet4'.AO25]=2;[$'Sheet4'.AO25]=1));1;0);0;[$'Sheet6'.AO25]);0;[$'Sheet2'.CN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4:.AQ26])-[$'Sheet4'.AP25]=3;AND(SUM([$'Sheet4'.AO24:.AQ26])-[$'Sheet4'.AP25]=2;[$'Sheet4'.AP25]=1));1;0);0;[$'Sheet6'.AP25]);0;[$'Sheet2'.CO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4:.AR26])-[$'Sheet4'.AQ25]=3;AND(SUM([$'Sheet4'.AP24:.AR26])-[$'Sheet4'.AQ25]=2;[$'Sheet4'.AQ25]=1));1;0);0;[$'Sheet6'.AQ25]);0;[$'Sheet2'.CP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4:.AS26])-[$'Sheet4'.AR25]=3;AND(SUM([$'Sheet4'.AQ24:.AS26])-[$'Sheet4'.AR25]=2;[$'Sheet4'.AR25]=1));1;0);0;[$'Sheet6'.AR25]);0;[$'Sheet2'.CQ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4:.AT26])-[$'Sheet4'.AS25]=3;AND(SUM([$'Sheet4'.AR24:.AT26])-[$'Sheet4'.AS25]=2;[$'Sheet4'.AS25]=1));1;0);0;[$'Sheet6'.AS25]);0;[$'Sheet2'.CR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4:.AU26])-[$'Sheet4'.AT25]=3;AND(SUM([$'Sheet4'.AS24:.AU26])-[$'Sheet4'.AT25]=2;[$'Sheet4'.AT25]=1));1;0);0;[$'Sheet6'.AT25]);0;[$'Sheet2'.CS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4:.AV26])-[$'Sheet4'.AU25]=3;AND(SUM([$'Sheet4'.AT24:.AV26])-[$'Sheet4'.AU25]=2;[$'Sheet4'.AU25]=1));1;0);0;[$'Sheet6'.AU25]);0;[$'Sheet2'.CT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4:.AW26])-[$'Sheet4'.AV25]=3;AND(SUM([$'Sheet4'.AU24:.AW26])-[$'Sheet4'.AV25]=2;[$'Sheet4'.AV25]=1));1;0);0;[$'Sheet6'.AV25]);0;[$'Sheet2'.CU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4:.AX26])-[$'Sheet4'.AW25]=3;AND(SUM([$'Sheet4'.AV24:.AX26])-[$'Sheet4'.AW25]=2;[$'Sheet4'.AW25]=1));1;0);0;[$'Sheet6'.AW25]);0;[$'Sheet2'.CV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4:.AY26])-[$'Sheet4'.AX25]=3;AND(SUM([$'Sheet4'.AW24:.AY26])-[$'Sheet4'.AX25]=2;[$'Sheet4'.AX25]=1));1;0);0;[$'Sheet6'.AX25]);0;[$'Sheet2'.CW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4:.AZ26])-[$'Sheet4'.AY25]=3;AND(SUM([$'Sheet4'.AX24:.AZ26])-[$'Sheet4'.AY25]=2;[$'Sheet4'.AY25]=1));1;0);0;[$'Sheet6'.AY25]);0;[$'Sheet2'.CX2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4:.BA26])-[$'Sheet4'.AZ25]=3;AND(SUM([$'Sheet4'.AY24:.BA26])-[$'Sheet4'.AZ25]=2;[$'Sheet4'.AZ25]=1));1;0);0;[$'Sheet6'.AZ25]);0;[$'Sheet2'.CY25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5:.D27])-[$'Sheet4'.C26]=3;AND(SUM([$'Sheet4'.B25:.D27])-[$'Sheet4'.C26]=2;[$'Sheet4'.C26]=1));1;0);0;[$'Sheet6'.C26]);0;[$'Sheet2'.BB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5:.E27])-[$'Sheet4'.D26]=3;AND(SUM([$'Sheet4'.C25:.E27])-[$'Sheet4'.D26]=2;[$'Sheet4'.D26]=1));1;0);0;[$'Sheet6'.D26]);0;[$'Sheet2'.BC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5:.F27])-[$'Sheet4'.E26]=3;AND(SUM([$'Sheet4'.D25:.F27])-[$'Sheet4'.E26]=2;[$'Sheet4'.E26]=1));1;0);0;[$'Sheet6'.E26]);0;[$'Sheet2'.BD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5:.G27])-[$'Sheet4'.F26]=3;AND(SUM([$'Sheet4'.E25:.G27])-[$'Sheet4'.F26]=2;[$'Sheet4'.F26]=1));1;0);0;[$'Sheet6'.F26]);0;[$'Sheet2'.BE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5:.H27])-[$'Sheet4'.G26]=3;AND(SUM([$'Sheet4'.F25:.H27])-[$'Sheet4'.G26]=2;[$'Sheet4'.G26]=1));1;0);0;[$'Sheet6'.G26]);0;[$'Sheet2'.BF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5:.I27])-[$'Sheet4'.H26]=3;AND(SUM([$'Sheet4'.G25:.I27])-[$'Sheet4'.H26]=2;[$'Sheet4'.H26]=1));1;0);0;[$'Sheet6'.H26]);0;[$'Sheet2'.BG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25:.J27])-[$'Sheet4'.I26]=3;AND(SUM([$'Sheet4'.H25:.J27])-[$'Sheet4'.I26]=2;[$'Sheet4'.I26]=1));1;0);0;[$'Sheet6'.I26]);0;[$'Sheet2'.BH26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I25:.K27])-[$'Sheet4'.J26]=3;AND(SUM([$'Sheet4'.I25:.K27])-[$'Sheet4'.J26]=2;[$'Sheet4'.J26]=1));1;0);0;[$'Sheet6'.J26]);0;[$'Sheet2'.BI26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J25:.L27])-[$'Sheet4'.K26]=3;AND(SUM([$'Sheet4'.J25:.L27])-[$'Sheet4'.K26]=2;[$'Sheet4'.K26]=1));1;0);0;[$'Sheet6'.K26]);0;[$'Sheet2'.BJ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5:.M27])-[$'Sheet4'.L26]=3;AND(SUM([$'Sheet4'.K25:.M27])-[$'Sheet4'.L26]=2;[$'Sheet4'.L26]=1));1;0);0;[$'Sheet6'.L26]);0;[$'Sheet2'.BK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5:.N27])-[$'Sheet4'.M26]=3;AND(SUM([$'Sheet4'.L25:.N27])-[$'Sheet4'.M26]=2;[$'Sheet4'.M26]=1));1;0);0;[$'Sheet6'.M26]);0;[$'Sheet2'.BL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5:.O27])-[$'Sheet4'.N26]=3;AND(SUM([$'Sheet4'.M25:.O27])-[$'Sheet4'.N26]=2;[$'Sheet4'.N26]=1));1;0);0;[$'Sheet6'.N26]);0;[$'Sheet2'.BM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5:.P27])-[$'Sheet4'.O26]=3;AND(SUM([$'Sheet4'.N25:.P27])-[$'Sheet4'.O26]=2;[$'Sheet4'.O26]=1));1;0);0;[$'Sheet6'.O26]);0;[$'Sheet2'.BN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5:.Q27])-[$'Sheet4'.P26]=3;AND(SUM([$'Sheet4'.O25:.Q27])-[$'Sheet4'.P26]=2;[$'Sheet4'.P26]=1));1;0);0;[$'Sheet6'.P26]);0;[$'Sheet2'.BO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5:.R27])-[$'Sheet4'.Q26]=3;AND(SUM([$'Sheet4'.P25:.R27])-[$'Sheet4'.Q26]=2;[$'Sheet4'.Q26]=1));1;0);0;[$'Sheet6'.Q26]);0;[$'Sheet2'.BP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5:.S27])-[$'Sheet4'.R26]=3;AND(SUM([$'Sheet4'.Q25:.S27])-[$'Sheet4'.R26]=2;[$'Sheet4'.R26]=1));1;0);0;[$'Sheet6'.R26]);0;[$'Sheet2'.BQ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5:.T27])-[$'Sheet4'.S26]=3;AND(SUM([$'Sheet4'.R25:.T27])-[$'Sheet4'.S26]=2;[$'Sheet4'.S26]=1));1;0);0;[$'Sheet6'.S26]);0;[$'Sheet2'.BR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5:.U27])-[$'Sheet4'.T26]=3;AND(SUM([$'Sheet4'.S25:.U27])-[$'Sheet4'.T26]=2;[$'Sheet4'.T26]=1));1;0);0;[$'Sheet6'.T26]);0;[$'Sheet2'.BS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5:.V27])-[$'Sheet4'.U26]=3;AND(SUM([$'Sheet4'.T25:.V27])-[$'Sheet4'.U26]=2;[$'Sheet4'.U26]=1));1;0);0;[$'Sheet6'.U26]);0;[$'Sheet2'.BT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5:.W27])-[$'Sheet4'.V26]=3;AND(SUM([$'Sheet4'.U25:.W27])-[$'Sheet4'.V26]=2;[$'Sheet4'.V26]=1));1;0);0;[$'Sheet6'.V26]);0;[$'Sheet2'.BU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5:.X27])-[$'Sheet4'.W26]=3;AND(SUM([$'Sheet4'.V25:.X27])-[$'Sheet4'.W26]=2;[$'Sheet4'.W26]=1));1;0);0;[$'Sheet6'.W26]);0;[$'Sheet2'.BV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5:.Y27])-[$'Sheet4'.X26]=3;AND(SUM([$'Sheet4'.W25:.Y27])-[$'Sheet4'.X26]=2;[$'Sheet4'.X26]=1));1;0);0;[$'Sheet6'.X26]);0;[$'Sheet2'.BW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5:.Z27])-[$'Sheet4'.Y26]=3;AND(SUM([$'Sheet4'.X25:.Z27])-[$'Sheet4'.Y26]=2;[$'Sheet4'.Y26]=1));1;0);0;[$'Sheet6'.Y26]);0;[$'Sheet2'.BX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5:.AA27])-[$'Sheet4'.Z26]=3;AND(SUM([$'Sheet4'.Y25:.AA27])-[$'Sheet4'.Z26]=2;[$'Sheet4'.Z26]=1));1;0);0;[$'Sheet6'.Z26]);0;[$'Sheet2'.BY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5:.AB27])-[$'Sheet4'.AA26]=3;AND(SUM([$'Sheet4'.Z25:.AB27])-[$'Sheet4'.AA26]=2;[$'Sheet4'.AA26]=1));1;0);0;[$'Sheet6'.AA26]);0;[$'Sheet2'.BZ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5:.AC27])-[$'Sheet4'.AB26]=3;AND(SUM([$'Sheet4'.AA25:.AC27])-[$'Sheet4'.AB26]=2;[$'Sheet4'.AB26]=1));1;0);0;[$'Sheet6'.AB26]);0;[$'Sheet2'.CA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5:.AD27])-[$'Sheet4'.AC26]=3;AND(SUM([$'Sheet4'.AB25:.AD27])-[$'Sheet4'.AC26]=2;[$'Sheet4'.AC26]=1));1;0);0;[$'Sheet6'.AC26]);0;[$'Sheet2'.CB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5:.AE27])-[$'Sheet4'.AD26]=3;AND(SUM([$'Sheet4'.AC25:.AE27])-[$'Sheet4'.AD26]=2;[$'Sheet4'.AD26]=1));1;0);0;[$'Sheet6'.AD26]);0;[$'Sheet2'.CC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5:.AF27])-[$'Sheet4'.AE26]=3;AND(SUM([$'Sheet4'.AD25:.AF27])-[$'Sheet4'.AE26]=2;[$'Sheet4'.AE26]=1));1;0);0;[$'Sheet6'.AE26]);0;[$'Sheet2'.CD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5:.AG27])-[$'Sheet4'.AF26]=3;AND(SUM([$'Sheet4'.AE25:.AG27])-[$'Sheet4'.AF26]=2;[$'Sheet4'.AF26]=1));1;0);0;[$'Sheet6'.AF26]);0;[$'Sheet2'.CE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5:.AH27])-[$'Sheet4'.AG26]=3;AND(SUM([$'Sheet4'.AF25:.AH27])-[$'Sheet4'.AG26]=2;[$'Sheet4'.AG26]=1));1;0);0;[$'Sheet6'.AG26]);0;[$'Sheet2'.CF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25:.AI27])-[$'Sheet4'.AH26]=3;AND(SUM([$'Sheet4'.AG25:.AI27])-[$'Sheet4'.AH26]=2;[$'Sheet4'.AH26]=1));1;0);0;[$'Sheet6'.AH26]);0;[$'Sheet2'.CG26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AH25:.AJ27])-[$'Sheet4'.AI26]=3;AND(SUM([$'Sheet4'.AH25:.AJ27])-[$'Sheet4'.AI26]=2;[$'Sheet4'.AI26]=1));1;0);0;[$'Sheet6'.AI26]);0;[$'Sheet2'.CH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5:.AK27])-[$'Sheet4'.AJ26]=3;AND(SUM([$'Sheet4'.AI25:.AK27])-[$'Sheet4'.AJ26]=2;[$'Sheet4'.AJ26]=1));1;0);0;[$'Sheet6'.AJ26]);0;[$'Sheet2'.CI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5:.AL27])-[$'Sheet4'.AK26]=3;AND(SUM([$'Sheet4'.AJ25:.AL27])-[$'Sheet4'.AK26]=2;[$'Sheet4'.AK26]=1));1;0);0;[$'Sheet6'.AK26]);0;[$'Sheet2'.CJ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5:.AM27])-[$'Sheet4'.AL26]=3;AND(SUM([$'Sheet4'.AK25:.AM27])-[$'Sheet4'.AL26]=2;[$'Sheet4'.AL26]=1));1;0);0;[$'Sheet6'.AL26]);0;[$'Sheet2'.CK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5:.AN27])-[$'Sheet4'.AM26]=3;AND(SUM([$'Sheet4'.AL25:.AN27])-[$'Sheet4'.AM26]=2;[$'Sheet4'.AM26]=1));1;0);0;[$'Sheet6'.AM26]);0;[$'Sheet2'.CL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5:.AO27])-[$'Sheet4'.AN26]=3;AND(SUM([$'Sheet4'.AM25:.AO27])-[$'Sheet4'.AN26]=2;[$'Sheet4'.AN26]=1));1;0);0;[$'Sheet6'.AN26]);0;[$'Sheet2'.CM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5:.AP27])-[$'Sheet4'.AO26]=3;AND(SUM([$'Sheet4'.AN25:.AP27])-[$'Sheet4'.AO26]=2;[$'Sheet4'.AO26]=1));1;0);0;[$'Sheet6'.AO26]);0;[$'Sheet2'.CN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5:.AQ27])-[$'Sheet4'.AP26]=3;AND(SUM([$'Sheet4'.AO25:.AQ27])-[$'Sheet4'.AP26]=2;[$'Sheet4'.AP26]=1));1;0);0;[$'Sheet6'.AP26]);0;[$'Sheet2'.CO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5:.AR27])-[$'Sheet4'.AQ26]=3;AND(SUM([$'Sheet4'.AP25:.AR27])-[$'Sheet4'.AQ26]=2;[$'Sheet4'.AQ26]=1));1;0);0;[$'Sheet6'.AQ26]);0;[$'Sheet2'.CP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5:.AS27])-[$'Sheet4'.AR26]=3;AND(SUM([$'Sheet4'.AQ25:.AS27])-[$'Sheet4'.AR26]=2;[$'Sheet4'.AR26]=1));1;0);0;[$'Sheet6'.AR26]);0;[$'Sheet2'.CQ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5:.AT27])-[$'Sheet4'.AS26]=3;AND(SUM([$'Sheet4'.AR25:.AT27])-[$'Sheet4'.AS26]=2;[$'Sheet4'.AS26]=1));1;0);0;[$'Sheet6'.AS26]);0;[$'Sheet2'.CR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5:.AU27])-[$'Sheet4'.AT26]=3;AND(SUM([$'Sheet4'.AS25:.AU27])-[$'Sheet4'.AT26]=2;[$'Sheet4'.AT26]=1));1;0);0;[$'Sheet6'.AT26]);0;[$'Sheet2'.CS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5:.AV27])-[$'Sheet4'.AU26]=3;AND(SUM([$'Sheet4'.AT25:.AV27])-[$'Sheet4'.AU26]=2;[$'Sheet4'.AU26]=1));1;0);0;[$'Sheet6'.AU26]);0;[$'Sheet2'.CT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5:.AW27])-[$'Sheet4'.AV26]=3;AND(SUM([$'Sheet4'.AU25:.AW27])-[$'Sheet4'.AV26]=2;[$'Sheet4'.AV26]=1));1;0);0;[$'Sheet6'.AV26]);0;[$'Sheet2'.CU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5:.AX27])-[$'Sheet4'.AW26]=3;AND(SUM([$'Sheet4'.AV25:.AX27])-[$'Sheet4'.AW26]=2;[$'Sheet4'.AW26]=1));1;0);0;[$'Sheet6'.AW26]);0;[$'Sheet2'.CV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5:.AY27])-[$'Sheet4'.AX26]=3;AND(SUM([$'Sheet4'.AW25:.AY27])-[$'Sheet4'.AX26]=2;[$'Sheet4'.AX26]=1));1;0);0;[$'Sheet6'.AX26]);0;[$'Sheet2'.CW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5:.AZ27])-[$'Sheet4'.AY26]=3;AND(SUM([$'Sheet4'.AX25:.AZ27])-[$'Sheet4'.AY26]=2;[$'Sheet4'.AY26]=1));1;0);0;[$'Sheet6'.AY26]);0;[$'Sheet2'.CX2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5:.BA27])-[$'Sheet4'.AZ26]=3;AND(SUM([$'Sheet4'.AY25:.BA27])-[$'Sheet4'.AZ26]=2;[$'Sheet4'.AZ26]=1));1;0);0;[$'Sheet6'.AZ26]);0;[$'Sheet2'.CY26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6:.D28])-[$'Sheet4'.C27]=3;AND(SUM([$'Sheet4'.B26:.D28])-[$'Sheet4'.C27]=2;[$'Sheet4'.C27]=1));1;0);0;[$'Sheet6'.C27]);0;[$'Sheet2'.BB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6:.E28])-[$'Sheet4'.D27]=3;AND(SUM([$'Sheet4'.C26:.E28])-[$'Sheet4'.D27]=2;[$'Sheet4'.D27]=1));1;0);0;[$'Sheet6'.D27]);0;[$'Sheet2'.BC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6:.F28])-[$'Sheet4'.E27]=3;AND(SUM([$'Sheet4'.D26:.F28])-[$'Sheet4'.E27]=2;[$'Sheet4'.E27]=1));1;0);0;[$'Sheet6'.E27]);0;[$'Sheet2'.BD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6:.G28])-[$'Sheet4'.F27]=3;AND(SUM([$'Sheet4'.E26:.G28])-[$'Sheet4'.F27]=2;[$'Sheet4'.F27]=1));1;0);0;[$'Sheet6'.F27]);0;[$'Sheet2'.BE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6:.H28])-[$'Sheet4'.G27]=3;AND(SUM([$'Sheet4'.F26:.H28])-[$'Sheet4'.G27]=2;[$'Sheet4'.G27]=1));1;0);0;[$'Sheet6'.G27]);0;[$'Sheet2'.BF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6:.I28])-[$'Sheet4'.H27]=3;AND(SUM([$'Sheet4'.G26:.I28])-[$'Sheet4'.H27]=2;[$'Sheet4'.H27]=1));1;0);0;[$'Sheet6'.H27]);0;[$'Sheet2'.BG27])" office:value-type="float" office:value="1">
            <text:p>1</text:p>
          </table:table-cell>
          <table:table-cell table:style-name="ACE-0" table:formula="of:=COM.MICROSOFT.SWITCH([$'Sheet3'.$A$1];1;COM.MICROSOFT.SWITCH([$'Sheet3'.$C$1];1;IF(OR(SUM([$'Sheet4'.H26:.J28])-[$'Sheet4'.I27]=3;AND(SUM([$'Sheet4'.H26:.J28])-[$'Sheet4'.I27]=2;[$'Sheet4'.I27]=1));1;0);0;[$'Sheet6'.I27]);0;[$'Sheet2'.BH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6:.K28])-[$'Sheet4'.J27]=3;AND(SUM([$'Sheet4'.I26:.K28])-[$'Sheet4'.J27]=2;[$'Sheet4'.J27]=1));1;0);0;[$'Sheet6'.J27]);0;[$'Sheet2'.BI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26:.L28])-[$'Sheet4'.K27]=3;AND(SUM([$'Sheet4'.J26:.L28])-[$'Sheet4'.K27]=2;[$'Sheet4'.K27]=1));1;0);0;[$'Sheet6'.K27]);0;[$'Sheet2'.BJ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6:.M28])-[$'Sheet4'.L27]=3;AND(SUM([$'Sheet4'.K26:.M28])-[$'Sheet4'.L27]=2;[$'Sheet4'.L27]=1));1;0);0;[$'Sheet6'.L27]);0;[$'Sheet2'.BK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6:.N28])-[$'Sheet4'.M27]=3;AND(SUM([$'Sheet4'.L26:.N28])-[$'Sheet4'.M27]=2;[$'Sheet4'.M27]=1));1;0);0;[$'Sheet6'.M27]);0;[$'Sheet2'.BL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6:.O28])-[$'Sheet4'.N27]=3;AND(SUM([$'Sheet4'.M26:.O28])-[$'Sheet4'.N27]=2;[$'Sheet4'.N27]=1));1;0);0;[$'Sheet6'.N27]);0;[$'Sheet2'.BM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6:.P28])-[$'Sheet4'.O27]=3;AND(SUM([$'Sheet4'.N26:.P28])-[$'Sheet4'.O27]=2;[$'Sheet4'.O27]=1));1;0);0;[$'Sheet6'.O27]);0;[$'Sheet2'.BN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6:.Q28])-[$'Sheet4'.P27]=3;AND(SUM([$'Sheet4'.O26:.Q28])-[$'Sheet4'.P27]=2;[$'Sheet4'.P27]=1));1;0);0;[$'Sheet6'.P27]);0;[$'Sheet2'.BO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6:.R28])-[$'Sheet4'.Q27]=3;AND(SUM([$'Sheet4'.P26:.R28])-[$'Sheet4'.Q27]=2;[$'Sheet4'.Q27]=1));1;0);0;[$'Sheet6'.Q27]);0;[$'Sheet2'.BP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6:.S28])-[$'Sheet4'.R27]=3;AND(SUM([$'Sheet4'.Q26:.S28])-[$'Sheet4'.R27]=2;[$'Sheet4'.R27]=1));1;0);0;[$'Sheet6'.R27]);0;[$'Sheet2'.BQ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6:.T28])-[$'Sheet4'.S27]=3;AND(SUM([$'Sheet4'.R26:.T28])-[$'Sheet4'.S27]=2;[$'Sheet4'.S27]=1));1;0);0;[$'Sheet6'.S27]);0;[$'Sheet2'.BR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6:.U28])-[$'Sheet4'.T27]=3;AND(SUM([$'Sheet4'.S26:.U28])-[$'Sheet4'.T27]=2;[$'Sheet4'.T27]=1));1;0);0;[$'Sheet6'.T27]);0;[$'Sheet2'.BS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6:.V28])-[$'Sheet4'.U27]=3;AND(SUM([$'Sheet4'.T26:.V28])-[$'Sheet4'.U27]=2;[$'Sheet4'.U27]=1));1;0);0;[$'Sheet6'.U27]);0;[$'Sheet2'.BT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6:.W28])-[$'Sheet4'.V27]=3;AND(SUM([$'Sheet4'.U26:.W28])-[$'Sheet4'.V27]=2;[$'Sheet4'.V27]=1));1;0);0;[$'Sheet6'.V27]);0;[$'Sheet2'.BU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6:.X28])-[$'Sheet4'.W27]=3;AND(SUM([$'Sheet4'.V26:.X28])-[$'Sheet4'.W27]=2;[$'Sheet4'.W27]=1));1;0);0;[$'Sheet6'.W27]);0;[$'Sheet2'.BV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6:.Y28])-[$'Sheet4'.X27]=3;AND(SUM([$'Sheet4'.W26:.Y28])-[$'Sheet4'.X27]=2;[$'Sheet4'.X27]=1));1;0);0;[$'Sheet6'.X27]);0;[$'Sheet2'.BW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6:.Z28])-[$'Sheet4'.Y27]=3;AND(SUM([$'Sheet4'.X26:.Z28])-[$'Sheet4'.Y27]=2;[$'Sheet4'.Y27]=1));1;0);0;[$'Sheet6'.Y27]);0;[$'Sheet2'.BX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6:.AA28])-[$'Sheet4'.Z27]=3;AND(SUM([$'Sheet4'.Y26:.AA28])-[$'Sheet4'.Z27]=2;[$'Sheet4'.Z27]=1));1;0);0;[$'Sheet6'.Z27]);0;[$'Sheet2'.BY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6:.AB28])-[$'Sheet4'.AA27]=3;AND(SUM([$'Sheet4'.Z26:.AB28])-[$'Sheet4'.AA27]=2;[$'Sheet4'.AA27]=1));1;0);0;[$'Sheet6'.AA27]);0;[$'Sheet2'.BZ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6:.AC28])-[$'Sheet4'.AB27]=3;AND(SUM([$'Sheet4'.AA26:.AC28])-[$'Sheet4'.AB27]=2;[$'Sheet4'.AB27]=1));1;0);0;[$'Sheet6'.AB27]);0;[$'Sheet2'.CA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6:.AD28])-[$'Sheet4'.AC27]=3;AND(SUM([$'Sheet4'.AB26:.AD28])-[$'Sheet4'.AC27]=2;[$'Sheet4'.AC27]=1));1;0);0;[$'Sheet6'.AC27]);0;[$'Sheet2'.CB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6:.AE28])-[$'Sheet4'.AD27]=3;AND(SUM([$'Sheet4'.AC26:.AE28])-[$'Sheet4'.AD27]=2;[$'Sheet4'.AD27]=1));1;0);0;[$'Sheet6'.AD27]);0;[$'Sheet2'.CC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6:.AF28])-[$'Sheet4'.AE27]=3;AND(SUM([$'Sheet4'.AD26:.AF28])-[$'Sheet4'.AE27]=2;[$'Sheet4'.AE27]=1));1;0);0;[$'Sheet6'.AE27]);0;[$'Sheet2'.CD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6:.AG28])-[$'Sheet4'.AF27]=3;AND(SUM([$'Sheet4'.AE26:.AG28])-[$'Sheet4'.AF27]=2;[$'Sheet4'.AF27]=1));1;0);0;[$'Sheet6'.AF27]);0;[$'Sheet2'.CE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6:.AH28])-[$'Sheet4'.AG27]=3;AND(SUM([$'Sheet4'.AF26:.AH28])-[$'Sheet4'.AG27]=2;[$'Sheet4'.AG27]=1));1;0);0;[$'Sheet6'.AG27]);0;[$'Sheet2'.CF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26:.AI28])-[$'Sheet4'.AH27]=3;AND(SUM([$'Sheet4'.AG26:.AI28])-[$'Sheet4'.AH27]=2;[$'Sheet4'.AH27]=1));1;0);0;[$'Sheet6'.AH27]);0;[$'Sheet2'.CG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26:.AJ28])-[$'Sheet4'.AI27]=3;AND(SUM([$'Sheet4'.AH26:.AJ28])-[$'Sheet4'.AI27]=2;[$'Sheet4'.AI27]=1));1;0);0;[$'Sheet6'.AI27]);0;[$'Sheet2'.CH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6:.AK28])-[$'Sheet4'.AJ27]=3;AND(SUM([$'Sheet4'.AI26:.AK28])-[$'Sheet4'.AJ27]=2;[$'Sheet4'.AJ27]=1));1;0);0;[$'Sheet6'.AJ27]);0;[$'Sheet2'.CI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6:.AL28])-[$'Sheet4'.AK27]=3;AND(SUM([$'Sheet4'.AJ26:.AL28])-[$'Sheet4'.AK27]=2;[$'Sheet4'.AK27]=1));1;0);0;[$'Sheet6'.AK27]);0;[$'Sheet2'.CJ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6:.AM28])-[$'Sheet4'.AL27]=3;AND(SUM([$'Sheet4'.AK26:.AM28])-[$'Sheet4'.AL27]=2;[$'Sheet4'.AL27]=1));1;0);0;[$'Sheet6'.AL27]);0;[$'Sheet2'.CK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6:.AN28])-[$'Sheet4'.AM27]=3;AND(SUM([$'Sheet4'.AL26:.AN28])-[$'Sheet4'.AM27]=2;[$'Sheet4'.AM27]=1));1;0);0;[$'Sheet6'.AM27]);0;[$'Sheet2'.CL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6:.AO28])-[$'Sheet4'.AN27]=3;AND(SUM([$'Sheet4'.AM26:.AO28])-[$'Sheet4'.AN27]=2;[$'Sheet4'.AN27]=1));1;0);0;[$'Sheet6'.AN27]);0;[$'Sheet2'.CM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6:.AP28])-[$'Sheet4'.AO27]=3;AND(SUM([$'Sheet4'.AN26:.AP28])-[$'Sheet4'.AO27]=2;[$'Sheet4'.AO27]=1));1;0);0;[$'Sheet6'.AO27]);0;[$'Sheet2'.CN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6:.AQ28])-[$'Sheet4'.AP27]=3;AND(SUM([$'Sheet4'.AO26:.AQ28])-[$'Sheet4'.AP27]=2;[$'Sheet4'.AP27]=1));1;0);0;[$'Sheet6'.AP27]);0;[$'Sheet2'.CO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6:.AR28])-[$'Sheet4'.AQ27]=3;AND(SUM([$'Sheet4'.AP26:.AR28])-[$'Sheet4'.AQ27]=2;[$'Sheet4'.AQ27]=1));1;0);0;[$'Sheet6'.AQ27]);0;[$'Sheet2'.CP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6:.AS28])-[$'Sheet4'.AR27]=3;AND(SUM([$'Sheet4'.AQ26:.AS28])-[$'Sheet4'.AR27]=2;[$'Sheet4'.AR27]=1));1;0);0;[$'Sheet6'.AR27]);0;[$'Sheet2'.CQ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6:.AT28])-[$'Sheet4'.AS27]=3;AND(SUM([$'Sheet4'.AR26:.AT28])-[$'Sheet4'.AS27]=2;[$'Sheet4'.AS27]=1));1;0);0;[$'Sheet6'.AS27]);0;[$'Sheet2'.CR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6:.AU28])-[$'Sheet4'.AT27]=3;AND(SUM([$'Sheet4'.AS26:.AU28])-[$'Sheet4'.AT27]=2;[$'Sheet4'.AT27]=1));1;0);0;[$'Sheet6'.AT27]);0;[$'Sheet2'.CS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6:.AV28])-[$'Sheet4'.AU27]=3;AND(SUM([$'Sheet4'.AT26:.AV28])-[$'Sheet4'.AU27]=2;[$'Sheet4'.AU27]=1));1;0);0;[$'Sheet6'.AU27]);0;[$'Sheet2'.CT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6:.AW28])-[$'Sheet4'.AV27]=3;AND(SUM([$'Sheet4'.AU26:.AW28])-[$'Sheet4'.AV27]=2;[$'Sheet4'.AV27]=1));1;0);0;[$'Sheet6'.AV27]);0;[$'Sheet2'.CU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6:.AX28])-[$'Sheet4'.AW27]=3;AND(SUM([$'Sheet4'.AV26:.AX28])-[$'Sheet4'.AW27]=2;[$'Sheet4'.AW27]=1));1;0);0;[$'Sheet6'.AW27]);0;[$'Sheet2'.CV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6:.AY28])-[$'Sheet4'.AX27]=3;AND(SUM([$'Sheet4'.AW26:.AY28])-[$'Sheet4'.AX27]=2;[$'Sheet4'.AX27]=1));1;0);0;[$'Sheet6'.AX27]);0;[$'Sheet2'.CW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6:.AZ28])-[$'Sheet4'.AY27]=3;AND(SUM([$'Sheet4'.AX26:.AZ28])-[$'Sheet4'.AY27]=2;[$'Sheet4'.AY27]=1));1;0);0;[$'Sheet6'.AY27]);0;[$'Sheet2'.CX2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6:.BA28])-[$'Sheet4'.AZ27]=3;AND(SUM([$'Sheet4'.AY26:.BA28])-[$'Sheet4'.AZ27]=2;[$'Sheet4'.AZ27]=1));1;0);0;[$'Sheet6'.AZ27]);0;[$'Sheet2'.CY27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7:.D29])-[$'Sheet4'.C28]=3;AND(SUM([$'Sheet4'.B27:.D29])-[$'Sheet4'.C28]=2;[$'Sheet4'.C28]=1));1;0);0;[$'Sheet6'.C28]);0;[$'Sheet2'.BB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7:.E29])-[$'Sheet4'.D28]=3;AND(SUM([$'Sheet4'.C27:.E29])-[$'Sheet4'.D28]=2;[$'Sheet4'.D28]=1));1;0);0;[$'Sheet6'.D28]);0;[$'Sheet2'.BC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7:.F29])-[$'Sheet4'.E28]=3;AND(SUM([$'Sheet4'.D27:.F29])-[$'Sheet4'.E28]=2;[$'Sheet4'.E28]=1));1;0);0;[$'Sheet6'.E28]);0;[$'Sheet2'.BD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7:.G29])-[$'Sheet4'.F28]=3;AND(SUM([$'Sheet4'.E27:.G29])-[$'Sheet4'.F28]=2;[$'Sheet4'.F28]=1));1;0);0;[$'Sheet6'.F28]);0;[$'Sheet2'.BE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7:.H29])-[$'Sheet4'.G28]=3;AND(SUM([$'Sheet4'.F27:.H29])-[$'Sheet4'.G28]=2;[$'Sheet4'.G28]=1));1;0);0;[$'Sheet6'.G28]);0;[$'Sheet2'.BF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7:.I29])-[$'Sheet4'.H28]=3;AND(SUM([$'Sheet4'.G27:.I29])-[$'Sheet4'.H28]=2;[$'Sheet4'.H28]=1));1;0);0;[$'Sheet6'.H28]);0;[$'Sheet2'.BG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27:.J29])-[$'Sheet4'.I28]=3;AND(SUM([$'Sheet4'.H27:.J29])-[$'Sheet4'.I28]=2;[$'Sheet4'.I28]=1));1;0);0;[$'Sheet6'.I28]);0;[$'Sheet2'.BH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7:.K29])-[$'Sheet4'.J28]=3;AND(SUM([$'Sheet4'.I27:.K29])-[$'Sheet4'.J28]=2;[$'Sheet4'.J28]=1));1;0);0;[$'Sheet6'.J28]);0;[$'Sheet2'.BI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27:.L29])-[$'Sheet4'.K28]=3;AND(SUM([$'Sheet4'.J27:.L29])-[$'Sheet4'.K28]=2;[$'Sheet4'.K28]=1));1;0);0;[$'Sheet6'.K28]);0;[$'Sheet2'.BJ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7:.M29])-[$'Sheet4'.L28]=3;AND(SUM([$'Sheet4'.K27:.M29])-[$'Sheet4'.L28]=2;[$'Sheet4'.L28]=1));1;0);0;[$'Sheet6'.L28]);0;[$'Sheet2'.BK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7:.N29])-[$'Sheet4'.M28]=3;AND(SUM([$'Sheet4'.L27:.N29])-[$'Sheet4'.M28]=2;[$'Sheet4'.M28]=1));1;0);0;[$'Sheet6'.M28]);0;[$'Sheet2'.BL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7:.O29])-[$'Sheet4'.N28]=3;AND(SUM([$'Sheet4'.M27:.O29])-[$'Sheet4'.N28]=2;[$'Sheet4'.N28]=1));1;0);0;[$'Sheet6'.N28]);0;[$'Sheet2'.BM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7:.P29])-[$'Sheet4'.O28]=3;AND(SUM([$'Sheet4'.N27:.P29])-[$'Sheet4'.O28]=2;[$'Sheet4'.O28]=1));1;0);0;[$'Sheet6'.O28]);0;[$'Sheet2'.BN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7:.Q29])-[$'Sheet4'.P28]=3;AND(SUM([$'Sheet4'.O27:.Q29])-[$'Sheet4'.P28]=2;[$'Sheet4'.P28]=1));1;0);0;[$'Sheet6'.P28]);0;[$'Sheet2'.BO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7:.R29])-[$'Sheet4'.Q28]=3;AND(SUM([$'Sheet4'.P27:.R29])-[$'Sheet4'.Q28]=2;[$'Sheet4'.Q28]=1));1;0);0;[$'Sheet6'.Q28]);0;[$'Sheet2'.BP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7:.S29])-[$'Sheet4'.R28]=3;AND(SUM([$'Sheet4'.Q27:.S29])-[$'Sheet4'.R28]=2;[$'Sheet4'.R28]=1));1;0);0;[$'Sheet6'.R28]);0;[$'Sheet2'.BQ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7:.T29])-[$'Sheet4'.S28]=3;AND(SUM([$'Sheet4'.R27:.T29])-[$'Sheet4'.S28]=2;[$'Sheet4'.S28]=1));1;0);0;[$'Sheet6'.S28]);0;[$'Sheet2'.BR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7:.U29])-[$'Sheet4'.T28]=3;AND(SUM([$'Sheet4'.S27:.U29])-[$'Sheet4'.T28]=2;[$'Sheet4'.T28]=1));1;0);0;[$'Sheet6'.T28]);0;[$'Sheet2'.BS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7:.V29])-[$'Sheet4'.U28]=3;AND(SUM([$'Sheet4'.T27:.V29])-[$'Sheet4'.U28]=2;[$'Sheet4'.U28]=1));1;0);0;[$'Sheet6'.U28]);0;[$'Sheet2'.BT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7:.W29])-[$'Sheet4'.V28]=3;AND(SUM([$'Sheet4'.U27:.W29])-[$'Sheet4'.V28]=2;[$'Sheet4'.V28]=1));1;0);0;[$'Sheet6'.V28]);0;[$'Sheet2'.BU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7:.X29])-[$'Sheet4'.W28]=3;AND(SUM([$'Sheet4'.V27:.X29])-[$'Sheet4'.W28]=2;[$'Sheet4'.W28]=1));1;0);0;[$'Sheet6'.W28]);0;[$'Sheet2'.BV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7:.Y29])-[$'Sheet4'.X28]=3;AND(SUM([$'Sheet4'.W27:.Y29])-[$'Sheet4'.X28]=2;[$'Sheet4'.X28]=1));1;0);0;[$'Sheet6'.X28]);0;[$'Sheet2'.BW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7:.Z29])-[$'Sheet4'.Y28]=3;AND(SUM([$'Sheet4'.X27:.Z29])-[$'Sheet4'.Y28]=2;[$'Sheet4'.Y28]=1));1;0);0;[$'Sheet6'.Y28]);0;[$'Sheet2'.BX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7:.AA29])-[$'Sheet4'.Z28]=3;AND(SUM([$'Sheet4'.Y27:.AA29])-[$'Sheet4'.Z28]=2;[$'Sheet4'.Z28]=1));1;0);0;[$'Sheet6'.Z28]);0;[$'Sheet2'.BY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7:.AB29])-[$'Sheet4'.AA28]=3;AND(SUM([$'Sheet4'.Z27:.AB29])-[$'Sheet4'.AA28]=2;[$'Sheet4'.AA28]=1));1;0);0;[$'Sheet6'.AA28]);0;[$'Sheet2'.BZ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7:.AC29])-[$'Sheet4'.AB28]=3;AND(SUM([$'Sheet4'.AA27:.AC29])-[$'Sheet4'.AB28]=2;[$'Sheet4'.AB28]=1));1;0);0;[$'Sheet6'.AB28]);0;[$'Sheet2'.CA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7:.AD29])-[$'Sheet4'.AC28]=3;AND(SUM([$'Sheet4'.AB27:.AD29])-[$'Sheet4'.AC28]=2;[$'Sheet4'.AC28]=1));1;0);0;[$'Sheet6'.AC28]);0;[$'Sheet2'.CB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7:.AE29])-[$'Sheet4'.AD28]=3;AND(SUM([$'Sheet4'.AC27:.AE29])-[$'Sheet4'.AD28]=2;[$'Sheet4'.AD28]=1));1;0);0;[$'Sheet6'.AD28]);0;[$'Sheet2'.CC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7:.AF29])-[$'Sheet4'.AE28]=3;AND(SUM([$'Sheet4'.AD27:.AF29])-[$'Sheet4'.AE28]=2;[$'Sheet4'.AE28]=1));1;0);0;[$'Sheet6'.AE28]);0;[$'Sheet2'.CD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7:.AG29])-[$'Sheet4'.AF28]=3;AND(SUM([$'Sheet4'.AE27:.AG29])-[$'Sheet4'.AF28]=2;[$'Sheet4'.AF28]=1));1;0);0;[$'Sheet6'.AF28]);0;[$'Sheet2'.CE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7:.AH29])-[$'Sheet4'.AG28]=3;AND(SUM([$'Sheet4'.AF27:.AH29])-[$'Sheet4'.AG28]=2;[$'Sheet4'.AG28]=1));1;0);0;[$'Sheet6'.AG28]);0;[$'Sheet2'.CF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27:.AI29])-[$'Sheet4'.AH28]=3;AND(SUM([$'Sheet4'.AG27:.AI29])-[$'Sheet4'.AH28]=2;[$'Sheet4'.AH28]=1));1;0);0;[$'Sheet6'.AH28]);0;[$'Sheet2'.CG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27:.AJ29])-[$'Sheet4'.AI28]=3;AND(SUM([$'Sheet4'.AH27:.AJ29])-[$'Sheet4'.AI28]=2;[$'Sheet4'.AI28]=1));1;0);0;[$'Sheet6'.AI28]);0;[$'Sheet2'.CH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7:.AK29])-[$'Sheet4'.AJ28]=3;AND(SUM([$'Sheet4'.AI27:.AK29])-[$'Sheet4'.AJ28]=2;[$'Sheet4'.AJ28]=1));1;0);0;[$'Sheet6'.AJ28]);0;[$'Sheet2'.CI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7:.AL29])-[$'Sheet4'.AK28]=3;AND(SUM([$'Sheet4'.AJ27:.AL29])-[$'Sheet4'.AK28]=2;[$'Sheet4'.AK28]=1));1;0);0;[$'Sheet6'.AK28]);0;[$'Sheet2'.CJ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7:.AM29])-[$'Sheet4'.AL28]=3;AND(SUM([$'Sheet4'.AK27:.AM29])-[$'Sheet4'.AL28]=2;[$'Sheet4'.AL28]=1));1;0);0;[$'Sheet6'.AL28]);0;[$'Sheet2'.CK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7:.AN29])-[$'Sheet4'.AM28]=3;AND(SUM([$'Sheet4'.AL27:.AN29])-[$'Sheet4'.AM28]=2;[$'Sheet4'.AM28]=1));1;0);0;[$'Sheet6'.AM28]);0;[$'Sheet2'.CL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7:.AO29])-[$'Sheet4'.AN28]=3;AND(SUM([$'Sheet4'.AM27:.AO29])-[$'Sheet4'.AN28]=2;[$'Sheet4'.AN28]=1));1;0);0;[$'Sheet6'.AN28]);0;[$'Sheet2'.CM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7:.AP29])-[$'Sheet4'.AO28]=3;AND(SUM([$'Sheet4'.AN27:.AP29])-[$'Sheet4'.AO28]=2;[$'Sheet4'.AO28]=1));1;0);0;[$'Sheet6'.AO28]);0;[$'Sheet2'.CN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7:.AQ29])-[$'Sheet4'.AP28]=3;AND(SUM([$'Sheet4'.AO27:.AQ29])-[$'Sheet4'.AP28]=2;[$'Sheet4'.AP28]=1));1;0);0;[$'Sheet6'.AP28]);0;[$'Sheet2'.CO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7:.AR29])-[$'Sheet4'.AQ28]=3;AND(SUM([$'Sheet4'.AP27:.AR29])-[$'Sheet4'.AQ28]=2;[$'Sheet4'.AQ28]=1));1;0);0;[$'Sheet6'.AQ28]);0;[$'Sheet2'.CP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7:.AS29])-[$'Sheet4'.AR28]=3;AND(SUM([$'Sheet4'.AQ27:.AS29])-[$'Sheet4'.AR28]=2;[$'Sheet4'.AR28]=1));1;0);0;[$'Sheet6'.AR28]);0;[$'Sheet2'.CQ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7:.AT29])-[$'Sheet4'.AS28]=3;AND(SUM([$'Sheet4'.AR27:.AT29])-[$'Sheet4'.AS28]=2;[$'Sheet4'.AS28]=1));1;0);0;[$'Sheet6'.AS28]);0;[$'Sheet2'.CR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7:.AU29])-[$'Sheet4'.AT28]=3;AND(SUM([$'Sheet4'.AS27:.AU29])-[$'Sheet4'.AT28]=2;[$'Sheet4'.AT28]=1));1;0);0;[$'Sheet6'.AT28]);0;[$'Sheet2'.CS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7:.AV29])-[$'Sheet4'.AU28]=3;AND(SUM([$'Sheet4'.AT27:.AV29])-[$'Sheet4'.AU28]=2;[$'Sheet4'.AU28]=1));1;0);0;[$'Sheet6'.AU28]);0;[$'Sheet2'.CT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7:.AW29])-[$'Sheet4'.AV28]=3;AND(SUM([$'Sheet4'.AU27:.AW29])-[$'Sheet4'.AV28]=2;[$'Sheet4'.AV28]=1));1;0);0;[$'Sheet6'.AV28]);0;[$'Sheet2'.CU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7:.AX29])-[$'Sheet4'.AW28]=3;AND(SUM([$'Sheet4'.AV27:.AX29])-[$'Sheet4'.AW28]=2;[$'Sheet4'.AW28]=1));1;0);0;[$'Sheet6'.AW28]);0;[$'Sheet2'.CV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7:.AY29])-[$'Sheet4'.AX28]=3;AND(SUM([$'Sheet4'.AW27:.AY29])-[$'Sheet4'.AX28]=2;[$'Sheet4'.AX28]=1));1;0);0;[$'Sheet6'.AX28]);0;[$'Sheet2'.CW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7:.AZ29])-[$'Sheet4'.AY28]=3;AND(SUM([$'Sheet4'.AX27:.AZ29])-[$'Sheet4'.AY28]=2;[$'Sheet4'.AY28]=1));1;0);0;[$'Sheet6'.AY28]);0;[$'Sheet2'.CX2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7:.BA29])-[$'Sheet4'.AZ28]=3;AND(SUM([$'Sheet4'.AY27:.BA29])-[$'Sheet4'.AZ28]=2;[$'Sheet4'.AZ28]=1));1;0);0;[$'Sheet6'.AZ28]);0;[$'Sheet2'.CY28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8:.D30])-[$'Sheet4'.C29]=3;AND(SUM([$'Sheet4'.B28:.D30])-[$'Sheet4'.C29]=2;[$'Sheet4'.C29]=1));1;0);0;[$'Sheet6'.C29]);0;[$'Sheet2'.BB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8:.E30])-[$'Sheet4'.D29]=3;AND(SUM([$'Sheet4'.C28:.E30])-[$'Sheet4'.D29]=2;[$'Sheet4'.D29]=1));1;0);0;[$'Sheet6'.D29]);0;[$'Sheet2'.BC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8:.F30])-[$'Sheet4'.E29]=3;AND(SUM([$'Sheet4'.D28:.F30])-[$'Sheet4'.E29]=2;[$'Sheet4'.E29]=1));1;0);0;[$'Sheet6'.E29]);0;[$'Sheet2'.BD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8:.G30])-[$'Sheet4'.F29]=3;AND(SUM([$'Sheet4'.E28:.G30])-[$'Sheet4'.F29]=2;[$'Sheet4'.F29]=1));1;0);0;[$'Sheet6'.F29]);0;[$'Sheet2'.BE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8:.H30])-[$'Sheet4'.G29]=3;AND(SUM([$'Sheet4'.F28:.H30])-[$'Sheet4'.G29]=2;[$'Sheet4'.G29]=1));1;0);0;[$'Sheet6'.G29]);0;[$'Sheet2'.BF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8:.I30])-[$'Sheet4'.H29]=3;AND(SUM([$'Sheet4'.G28:.I30])-[$'Sheet4'.H29]=2;[$'Sheet4'.H29]=1));1;0);0;[$'Sheet6'.H29]);0;[$'Sheet2'.BG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28:.J30])-[$'Sheet4'.I29]=3;AND(SUM([$'Sheet4'.H28:.J30])-[$'Sheet4'.I29]=2;[$'Sheet4'.I29]=1));1;0);0;[$'Sheet6'.I29]);0;[$'Sheet2'.BH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8:.K30])-[$'Sheet4'.J29]=3;AND(SUM([$'Sheet4'.I28:.K30])-[$'Sheet4'.J29]=2;[$'Sheet4'.J29]=1));1;0);0;[$'Sheet6'.J29]);0;[$'Sheet2'.BI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28:.L30])-[$'Sheet4'.K29]=3;AND(SUM([$'Sheet4'.J28:.L30])-[$'Sheet4'.K29]=2;[$'Sheet4'.K29]=1));1;0);0;[$'Sheet6'.K29]);0;[$'Sheet2'.BJ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8:.M30])-[$'Sheet4'.L29]=3;AND(SUM([$'Sheet4'.K28:.M30])-[$'Sheet4'.L29]=2;[$'Sheet4'.L29]=1));1;0);0;[$'Sheet6'.L29]);0;[$'Sheet2'.BK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8:.N30])-[$'Sheet4'.M29]=3;AND(SUM([$'Sheet4'.L28:.N30])-[$'Sheet4'.M29]=2;[$'Sheet4'.M29]=1));1;0);0;[$'Sheet6'.M29]);0;[$'Sheet2'.BL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8:.O30])-[$'Sheet4'.N29]=3;AND(SUM([$'Sheet4'.M28:.O30])-[$'Sheet4'.N29]=2;[$'Sheet4'.N29]=1));1;0);0;[$'Sheet6'.N29]);0;[$'Sheet2'.BM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8:.P30])-[$'Sheet4'.O29]=3;AND(SUM([$'Sheet4'.N28:.P30])-[$'Sheet4'.O29]=2;[$'Sheet4'.O29]=1));1;0);0;[$'Sheet6'.O29]);0;[$'Sheet2'.BN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8:.Q30])-[$'Sheet4'.P29]=3;AND(SUM([$'Sheet4'.O28:.Q30])-[$'Sheet4'.P29]=2;[$'Sheet4'.P29]=1));1;0);0;[$'Sheet6'.P29]);0;[$'Sheet2'.BO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8:.R30])-[$'Sheet4'.Q29]=3;AND(SUM([$'Sheet4'.P28:.R30])-[$'Sheet4'.Q29]=2;[$'Sheet4'.Q29]=1));1;0);0;[$'Sheet6'.Q29]);0;[$'Sheet2'.BP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8:.S30])-[$'Sheet4'.R29]=3;AND(SUM([$'Sheet4'.Q28:.S30])-[$'Sheet4'.R29]=2;[$'Sheet4'.R29]=1));1;0);0;[$'Sheet6'.R29]);0;[$'Sheet2'.BQ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8:.T30])-[$'Sheet4'.S29]=3;AND(SUM([$'Sheet4'.R28:.T30])-[$'Sheet4'.S29]=2;[$'Sheet4'.S29]=1));1;0);0;[$'Sheet6'.S29]);0;[$'Sheet2'.BR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8:.U30])-[$'Sheet4'.T29]=3;AND(SUM([$'Sheet4'.S28:.U30])-[$'Sheet4'.T29]=2;[$'Sheet4'.T29]=1));1;0);0;[$'Sheet6'.T29]);0;[$'Sheet2'.BS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8:.V30])-[$'Sheet4'.U29]=3;AND(SUM([$'Sheet4'.T28:.V30])-[$'Sheet4'.U29]=2;[$'Sheet4'.U29]=1));1;0);0;[$'Sheet6'.U29]);0;[$'Sheet2'.BT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8:.W30])-[$'Sheet4'.V29]=3;AND(SUM([$'Sheet4'.U28:.W30])-[$'Sheet4'.V29]=2;[$'Sheet4'.V29]=1));1;0);0;[$'Sheet6'.V29]);0;[$'Sheet2'.BU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8:.X30])-[$'Sheet4'.W29]=3;AND(SUM([$'Sheet4'.V28:.X30])-[$'Sheet4'.W29]=2;[$'Sheet4'.W29]=1));1;0);0;[$'Sheet6'.W29]);0;[$'Sheet2'.BV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8:.Y30])-[$'Sheet4'.X29]=3;AND(SUM([$'Sheet4'.W28:.Y30])-[$'Sheet4'.X29]=2;[$'Sheet4'.X29]=1));1;0);0;[$'Sheet6'.X29]);0;[$'Sheet2'.BW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8:.Z30])-[$'Sheet4'.Y29]=3;AND(SUM([$'Sheet4'.X28:.Z30])-[$'Sheet4'.Y29]=2;[$'Sheet4'.Y29]=1));1;0);0;[$'Sheet6'.Y29]);0;[$'Sheet2'.BX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8:.AA30])-[$'Sheet4'.Z29]=3;AND(SUM([$'Sheet4'.Y28:.AA30])-[$'Sheet4'.Z29]=2;[$'Sheet4'.Z29]=1));1;0);0;[$'Sheet6'.Z29]);0;[$'Sheet2'.BY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8:.AB30])-[$'Sheet4'.AA29]=3;AND(SUM([$'Sheet4'.Z28:.AB30])-[$'Sheet4'.AA29]=2;[$'Sheet4'.AA29]=1));1;0);0;[$'Sheet6'.AA29]);0;[$'Sheet2'.BZ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8:.AC30])-[$'Sheet4'.AB29]=3;AND(SUM([$'Sheet4'.AA28:.AC30])-[$'Sheet4'.AB29]=2;[$'Sheet4'.AB29]=1));1;0);0;[$'Sheet6'.AB29]);0;[$'Sheet2'.CA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8:.AD30])-[$'Sheet4'.AC29]=3;AND(SUM([$'Sheet4'.AB28:.AD30])-[$'Sheet4'.AC29]=2;[$'Sheet4'.AC29]=1));1;0);0;[$'Sheet6'.AC29]);0;[$'Sheet2'.CB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8:.AE30])-[$'Sheet4'.AD29]=3;AND(SUM([$'Sheet4'.AC28:.AE30])-[$'Sheet4'.AD29]=2;[$'Sheet4'.AD29]=1));1;0);0;[$'Sheet6'.AD29]);0;[$'Sheet2'.CC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8:.AF30])-[$'Sheet4'.AE29]=3;AND(SUM([$'Sheet4'.AD28:.AF30])-[$'Sheet4'.AE29]=2;[$'Sheet4'.AE29]=1));1;0);0;[$'Sheet6'.AE29]);0;[$'Sheet2'.CD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8:.AG30])-[$'Sheet4'.AF29]=3;AND(SUM([$'Sheet4'.AE28:.AG30])-[$'Sheet4'.AF29]=2;[$'Sheet4'.AF29]=1));1;0);0;[$'Sheet6'.AF29]);0;[$'Sheet2'.CE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8:.AH30])-[$'Sheet4'.AG29]=3;AND(SUM([$'Sheet4'.AF28:.AH30])-[$'Sheet4'.AG29]=2;[$'Sheet4'.AG29]=1));1;0);0;[$'Sheet6'.AG29]);0;[$'Sheet2'.CF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28:.AI30])-[$'Sheet4'.AH29]=3;AND(SUM([$'Sheet4'.AG28:.AI30])-[$'Sheet4'.AH29]=2;[$'Sheet4'.AH29]=1));1;0);0;[$'Sheet6'.AH29]);0;[$'Sheet2'.CG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28:.AJ30])-[$'Sheet4'.AI29]=3;AND(SUM([$'Sheet4'.AH28:.AJ30])-[$'Sheet4'.AI29]=2;[$'Sheet4'.AI29]=1));1;0);0;[$'Sheet6'.AI29]);0;[$'Sheet2'.CH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8:.AK30])-[$'Sheet4'.AJ29]=3;AND(SUM([$'Sheet4'.AI28:.AK30])-[$'Sheet4'.AJ29]=2;[$'Sheet4'.AJ29]=1));1;0);0;[$'Sheet6'.AJ29]);0;[$'Sheet2'.CI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8:.AL30])-[$'Sheet4'.AK29]=3;AND(SUM([$'Sheet4'.AJ28:.AL30])-[$'Sheet4'.AK29]=2;[$'Sheet4'.AK29]=1));1;0);0;[$'Sheet6'.AK29]);0;[$'Sheet2'.CJ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8:.AM30])-[$'Sheet4'.AL29]=3;AND(SUM([$'Sheet4'.AK28:.AM30])-[$'Sheet4'.AL29]=2;[$'Sheet4'.AL29]=1));1;0);0;[$'Sheet6'.AL29]);0;[$'Sheet2'.CK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8:.AN30])-[$'Sheet4'.AM29]=3;AND(SUM([$'Sheet4'.AL28:.AN30])-[$'Sheet4'.AM29]=2;[$'Sheet4'.AM29]=1));1;0);0;[$'Sheet6'.AM29]);0;[$'Sheet2'.CL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8:.AO30])-[$'Sheet4'.AN29]=3;AND(SUM([$'Sheet4'.AM28:.AO30])-[$'Sheet4'.AN29]=2;[$'Sheet4'.AN29]=1));1;0);0;[$'Sheet6'.AN29]);0;[$'Sheet2'.CM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8:.AP30])-[$'Sheet4'.AO29]=3;AND(SUM([$'Sheet4'.AN28:.AP30])-[$'Sheet4'.AO29]=2;[$'Sheet4'.AO29]=1));1;0);0;[$'Sheet6'.AO29]);0;[$'Sheet2'.CN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8:.AQ30])-[$'Sheet4'.AP29]=3;AND(SUM([$'Sheet4'.AO28:.AQ30])-[$'Sheet4'.AP29]=2;[$'Sheet4'.AP29]=1));1;0);0;[$'Sheet6'.AP29]);0;[$'Sheet2'.CO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8:.AR30])-[$'Sheet4'.AQ29]=3;AND(SUM([$'Sheet4'.AP28:.AR30])-[$'Sheet4'.AQ29]=2;[$'Sheet4'.AQ29]=1));1;0);0;[$'Sheet6'.AQ29]);0;[$'Sheet2'.CP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8:.AS30])-[$'Sheet4'.AR29]=3;AND(SUM([$'Sheet4'.AQ28:.AS30])-[$'Sheet4'.AR29]=2;[$'Sheet4'.AR29]=1));1;0);0;[$'Sheet6'.AR29]);0;[$'Sheet2'.CQ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8:.AT30])-[$'Sheet4'.AS29]=3;AND(SUM([$'Sheet4'.AR28:.AT30])-[$'Sheet4'.AS29]=2;[$'Sheet4'.AS29]=1));1;0);0;[$'Sheet6'.AS29]);0;[$'Sheet2'.CR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8:.AU30])-[$'Sheet4'.AT29]=3;AND(SUM([$'Sheet4'.AS28:.AU30])-[$'Sheet4'.AT29]=2;[$'Sheet4'.AT29]=1));1;0);0;[$'Sheet6'.AT29]);0;[$'Sheet2'.CS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8:.AV30])-[$'Sheet4'.AU29]=3;AND(SUM([$'Sheet4'.AT28:.AV30])-[$'Sheet4'.AU29]=2;[$'Sheet4'.AU29]=1));1;0);0;[$'Sheet6'.AU29]);0;[$'Sheet2'.CT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8:.AW30])-[$'Sheet4'.AV29]=3;AND(SUM([$'Sheet4'.AU28:.AW30])-[$'Sheet4'.AV29]=2;[$'Sheet4'.AV29]=1));1;0);0;[$'Sheet6'.AV29]);0;[$'Sheet2'.CU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8:.AX30])-[$'Sheet4'.AW29]=3;AND(SUM([$'Sheet4'.AV28:.AX30])-[$'Sheet4'.AW29]=2;[$'Sheet4'.AW29]=1));1;0);0;[$'Sheet6'.AW29]);0;[$'Sheet2'.CV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8:.AY30])-[$'Sheet4'.AX29]=3;AND(SUM([$'Sheet4'.AW28:.AY30])-[$'Sheet4'.AX29]=2;[$'Sheet4'.AX29]=1));1;0);0;[$'Sheet6'.AX29]);0;[$'Sheet2'.CW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8:.AZ30])-[$'Sheet4'.AY29]=3;AND(SUM([$'Sheet4'.AX28:.AZ30])-[$'Sheet4'.AY29]=2;[$'Sheet4'.AY29]=1));1;0);0;[$'Sheet6'.AY29]);0;[$'Sheet2'.CX2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8:.BA30])-[$'Sheet4'.AZ29]=3;AND(SUM([$'Sheet4'.AY28:.BA30])-[$'Sheet4'.AZ29]=2;[$'Sheet4'.AZ29]=1));1;0);0;[$'Sheet6'.AZ29]);0;[$'Sheet2'.CY29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29:.D31])-[$'Sheet4'.C30]=3;AND(SUM([$'Sheet4'.B29:.D31])-[$'Sheet4'.C30]=2;[$'Sheet4'.C30]=1));1;0);0;[$'Sheet6'.C30]);0;[$'Sheet2'.BB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29:.E31])-[$'Sheet4'.D30]=3;AND(SUM([$'Sheet4'.C29:.E31])-[$'Sheet4'.D30]=2;[$'Sheet4'.D30]=1));1;0);0;[$'Sheet6'.D30]);0;[$'Sheet2'.BC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29:.F31])-[$'Sheet4'.E30]=3;AND(SUM([$'Sheet4'.D29:.F31])-[$'Sheet4'.E30]=2;[$'Sheet4'.E30]=1));1;0);0;[$'Sheet6'.E30]);0;[$'Sheet2'.BD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29:.G31])-[$'Sheet4'.F30]=3;AND(SUM([$'Sheet4'.E29:.G31])-[$'Sheet4'.F30]=2;[$'Sheet4'.F30]=1));1;0);0;[$'Sheet6'.F30]);0;[$'Sheet2'.BE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29:.H31])-[$'Sheet4'.G30]=3;AND(SUM([$'Sheet4'.F29:.H31])-[$'Sheet4'.G30]=2;[$'Sheet4'.G30]=1));1;0);0;[$'Sheet6'.G30]);0;[$'Sheet2'.BF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29:.I31])-[$'Sheet4'.H30]=3;AND(SUM([$'Sheet4'.G29:.I31])-[$'Sheet4'.H30]=2;[$'Sheet4'.H30]=1));1;0);0;[$'Sheet6'.H30]);0;[$'Sheet2'.BG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29:.J31])-[$'Sheet4'.I30]=3;AND(SUM([$'Sheet4'.H29:.J31])-[$'Sheet4'.I30]=2;[$'Sheet4'.I30]=1));1;0);0;[$'Sheet6'.I30]);0;[$'Sheet2'.BH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29:.K31])-[$'Sheet4'.J30]=3;AND(SUM([$'Sheet4'.I29:.K31])-[$'Sheet4'.J30]=2;[$'Sheet4'.J30]=1));1;0);0;[$'Sheet6'.J30]);0;[$'Sheet2'.BI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29:.L31])-[$'Sheet4'.K30]=3;AND(SUM([$'Sheet4'.J29:.L31])-[$'Sheet4'.K30]=2;[$'Sheet4'.K30]=1));1;0);0;[$'Sheet6'.K30]);0;[$'Sheet2'.BJ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29:.M31])-[$'Sheet4'.L30]=3;AND(SUM([$'Sheet4'.K29:.M31])-[$'Sheet4'.L30]=2;[$'Sheet4'.L30]=1));1;0);0;[$'Sheet6'.L30]);0;[$'Sheet2'.BK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29:.N31])-[$'Sheet4'.M30]=3;AND(SUM([$'Sheet4'.L29:.N31])-[$'Sheet4'.M30]=2;[$'Sheet4'.M30]=1));1;0);0;[$'Sheet6'.M30]);0;[$'Sheet2'.BL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29:.O31])-[$'Sheet4'.N30]=3;AND(SUM([$'Sheet4'.M29:.O31])-[$'Sheet4'.N30]=2;[$'Sheet4'.N30]=1));1;0);0;[$'Sheet6'.N30]);0;[$'Sheet2'.BM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29:.P31])-[$'Sheet4'.O30]=3;AND(SUM([$'Sheet4'.N29:.P31])-[$'Sheet4'.O30]=2;[$'Sheet4'.O30]=1));1;0);0;[$'Sheet6'.O30]);0;[$'Sheet2'.BN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29:.Q31])-[$'Sheet4'.P30]=3;AND(SUM([$'Sheet4'.O29:.Q31])-[$'Sheet4'.P30]=2;[$'Sheet4'.P30]=1));1;0);0;[$'Sheet6'.P30]);0;[$'Sheet2'.BO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29:.R31])-[$'Sheet4'.Q30]=3;AND(SUM([$'Sheet4'.P29:.R31])-[$'Sheet4'.Q30]=2;[$'Sheet4'.Q30]=1));1;0);0;[$'Sheet6'.Q30]);0;[$'Sheet2'.BP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29:.S31])-[$'Sheet4'.R30]=3;AND(SUM([$'Sheet4'.Q29:.S31])-[$'Sheet4'.R30]=2;[$'Sheet4'.R30]=1));1;0);0;[$'Sheet6'.R30]);0;[$'Sheet2'.BQ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29:.T31])-[$'Sheet4'.S30]=3;AND(SUM([$'Sheet4'.R29:.T31])-[$'Sheet4'.S30]=2;[$'Sheet4'.S30]=1));1;0);0;[$'Sheet6'.S30]);0;[$'Sheet2'.BR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29:.U31])-[$'Sheet4'.T30]=3;AND(SUM([$'Sheet4'.S29:.U31])-[$'Sheet4'.T30]=2;[$'Sheet4'.T30]=1));1;0);0;[$'Sheet6'.T30]);0;[$'Sheet2'.BS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29:.V31])-[$'Sheet4'.U30]=3;AND(SUM([$'Sheet4'.T29:.V31])-[$'Sheet4'.U30]=2;[$'Sheet4'.U30]=1));1;0);0;[$'Sheet6'.U30]);0;[$'Sheet2'.BT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29:.W31])-[$'Sheet4'.V30]=3;AND(SUM([$'Sheet4'.U29:.W31])-[$'Sheet4'.V30]=2;[$'Sheet4'.V30]=1));1;0);0;[$'Sheet6'.V30]);0;[$'Sheet2'.BU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29:.X31])-[$'Sheet4'.W30]=3;AND(SUM([$'Sheet4'.V29:.X31])-[$'Sheet4'.W30]=2;[$'Sheet4'.W30]=1));1;0);0;[$'Sheet6'.W30]);0;[$'Sheet2'.BV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29:.Y31])-[$'Sheet4'.X30]=3;AND(SUM([$'Sheet4'.W29:.Y31])-[$'Sheet4'.X30]=2;[$'Sheet4'.X30]=1));1;0);0;[$'Sheet6'.X30]);0;[$'Sheet2'.BW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29:.Z31])-[$'Sheet4'.Y30]=3;AND(SUM([$'Sheet4'.X29:.Z31])-[$'Sheet4'.Y30]=2;[$'Sheet4'.Y30]=1));1;0);0;[$'Sheet6'.Y30]);0;[$'Sheet2'.BX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29:.AA31])-[$'Sheet4'.Z30]=3;AND(SUM([$'Sheet4'.Y29:.AA31])-[$'Sheet4'.Z30]=2;[$'Sheet4'.Z30]=1));1;0);0;[$'Sheet6'.Z30]);0;[$'Sheet2'.BY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29:.AB31])-[$'Sheet4'.AA30]=3;AND(SUM([$'Sheet4'.Z29:.AB31])-[$'Sheet4'.AA30]=2;[$'Sheet4'.AA30]=1));1;0);0;[$'Sheet6'.AA30]);0;[$'Sheet2'.BZ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29:.AC31])-[$'Sheet4'.AB30]=3;AND(SUM([$'Sheet4'.AA29:.AC31])-[$'Sheet4'.AB30]=2;[$'Sheet4'.AB30]=1));1;0);0;[$'Sheet6'.AB30]);0;[$'Sheet2'.CA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29:.AD31])-[$'Sheet4'.AC30]=3;AND(SUM([$'Sheet4'.AB29:.AD31])-[$'Sheet4'.AC30]=2;[$'Sheet4'.AC30]=1));1;0);0;[$'Sheet6'.AC30]);0;[$'Sheet2'.CB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29:.AE31])-[$'Sheet4'.AD30]=3;AND(SUM([$'Sheet4'.AC29:.AE31])-[$'Sheet4'.AD30]=2;[$'Sheet4'.AD30]=1));1;0);0;[$'Sheet6'.AD30]);0;[$'Sheet2'.CC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29:.AF31])-[$'Sheet4'.AE30]=3;AND(SUM([$'Sheet4'.AD29:.AF31])-[$'Sheet4'.AE30]=2;[$'Sheet4'.AE30]=1));1;0);0;[$'Sheet6'.AE30]);0;[$'Sheet2'.CD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29:.AG31])-[$'Sheet4'.AF30]=3;AND(SUM([$'Sheet4'.AE29:.AG31])-[$'Sheet4'.AF30]=2;[$'Sheet4'.AF30]=1));1;0);0;[$'Sheet6'.AF30]);0;[$'Sheet2'.CE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29:.AH31])-[$'Sheet4'.AG30]=3;AND(SUM([$'Sheet4'.AF29:.AH31])-[$'Sheet4'.AG30]=2;[$'Sheet4'.AG30]=1));1;0);0;[$'Sheet6'.AG30]);0;[$'Sheet2'.CF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29:.AI31])-[$'Sheet4'.AH30]=3;AND(SUM([$'Sheet4'.AG29:.AI31])-[$'Sheet4'.AH30]=2;[$'Sheet4'.AH30]=1));1;0);0;[$'Sheet6'.AH30]);0;[$'Sheet2'.CG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29:.AJ31])-[$'Sheet4'.AI30]=3;AND(SUM([$'Sheet4'.AH29:.AJ31])-[$'Sheet4'.AI30]=2;[$'Sheet4'.AI30]=1));1;0);0;[$'Sheet6'.AI30]);0;[$'Sheet2'.CH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29:.AK31])-[$'Sheet4'.AJ30]=3;AND(SUM([$'Sheet4'.AI29:.AK31])-[$'Sheet4'.AJ30]=2;[$'Sheet4'.AJ30]=1));1;0);0;[$'Sheet6'.AJ30]);0;[$'Sheet2'.CI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29:.AL31])-[$'Sheet4'.AK30]=3;AND(SUM([$'Sheet4'.AJ29:.AL31])-[$'Sheet4'.AK30]=2;[$'Sheet4'.AK30]=1));1;0);0;[$'Sheet6'.AK30]);0;[$'Sheet2'.CJ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29:.AM31])-[$'Sheet4'.AL30]=3;AND(SUM([$'Sheet4'.AK29:.AM31])-[$'Sheet4'.AL30]=2;[$'Sheet4'.AL30]=1));1;0);0;[$'Sheet6'.AL30]);0;[$'Sheet2'.CK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29:.AN31])-[$'Sheet4'.AM30]=3;AND(SUM([$'Sheet4'.AL29:.AN31])-[$'Sheet4'.AM30]=2;[$'Sheet4'.AM30]=1));1;0);0;[$'Sheet6'.AM30]);0;[$'Sheet2'.CL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29:.AO31])-[$'Sheet4'.AN30]=3;AND(SUM([$'Sheet4'.AM29:.AO31])-[$'Sheet4'.AN30]=2;[$'Sheet4'.AN30]=1));1;0);0;[$'Sheet6'.AN30]);0;[$'Sheet2'.CM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29:.AP31])-[$'Sheet4'.AO30]=3;AND(SUM([$'Sheet4'.AN29:.AP31])-[$'Sheet4'.AO30]=2;[$'Sheet4'.AO30]=1));1;0);0;[$'Sheet6'.AO30]);0;[$'Sheet2'.CN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29:.AQ31])-[$'Sheet4'.AP30]=3;AND(SUM([$'Sheet4'.AO29:.AQ31])-[$'Sheet4'.AP30]=2;[$'Sheet4'.AP30]=1));1;0);0;[$'Sheet6'.AP30]);0;[$'Sheet2'.CO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29:.AR31])-[$'Sheet4'.AQ30]=3;AND(SUM([$'Sheet4'.AP29:.AR31])-[$'Sheet4'.AQ30]=2;[$'Sheet4'.AQ30]=1));1;0);0;[$'Sheet6'.AQ30]);0;[$'Sheet2'.CP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29:.AS31])-[$'Sheet4'.AR30]=3;AND(SUM([$'Sheet4'.AQ29:.AS31])-[$'Sheet4'.AR30]=2;[$'Sheet4'.AR30]=1));1;0);0;[$'Sheet6'.AR30]);0;[$'Sheet2'.CQ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29:.AT31])-[$'Sheet4'.AS30]=3;AND(SUM([$'Sheet4'.AR29:.AT31])-[$'Sheet4'.AS30]=2;[$'Sheet4'.AS30]=1));1;0);0;[$'Sheet6'.AS30]);0;[$'Sheet2'.CR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29:.AU31])-[$'Sheet4'.AT30]=3;AND(SUM([$'Sheet4'.AS29:.AU31])-[$'Sheet4'.AT30]=2;[$'Sheet4'.AT30]=1));1;0);0;[$'Sheet6'.AT30]);0;[$'Sheet2'.CS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29:.AV31])-[$'Sheet4'.AU30]=3;AND(SUM([$'Sheet4'.AT29:.AV31])-[$'Sheet4'.AU30]=2;[$'Sheet4'.AU30]=1));1;0);0;[$'Sheet6'.AU30]);0;[$'Sheet2'.CT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29:.AW31])-[$'Sheet4'.AV30]=3;AND(SUM([$'Sheet4'.AU29:.AW31])-[$'Sheet4'.AV30]=2;[$'Sheet4'.AV30]=1));1;0);0;[$'Sheet6'.AV30]);0;[$'Sheet2'.CU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29:.AX31])-[$'Sheet4'.AW30]=3;AND(SUM([$'Sheet4'.AV29:.AX31])-[$'Sheet4'.AW30]=2;[$'Sheet4'.AW30]=1));1;0);0;[$'Sheet6'.AW30]);0;[$'Sheet2'.CV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29:.AY31])-[$'Sheet4'.AX30]=3;AND(SUM([$'Sheet4'.AW29:.AY31])-[$'Sheet4'.AX30]=2;[$'Sheet4'.AX30]=1));1;0);0;[$'Sheet6'.AX30]);0;[$'Sheet2'.CW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29:.AZ31])-[$'Sheet4'.AY30]=3;AND(SUM([$'Sheet4'.AX29:.AZ31])-[$'Sheet4'.AY30]=2;[$'Sheet4'.AY30]=1));1;0);0;[$'Sheet6'.AY30]);0;[$'Sheet2'.CX3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29:.BA31])-[$'Sheet4'.AZ30]=3;AND(SUM([$'Sheet4'.AY29:.BA31])-[$'Sheet4'.AZ30]=2;[$'Sheet4'.AZ30]=1));1;0);0;[$'Sheet6'.AZ30]);0;[$'Sheet2'.CY30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0:.D32])-[$'Sheet4'.C31]=3;AND(SUM([$'Sheet4'.B30:.D32])-[$'Sheet4'.C31]=2;[$'Sheet4'.C31]=1));1;0);0;[$'Sheet6'.C31]);0;[$'Sheet2'.BB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0:.E32])-[$'Sheet4'.D31]=3;AND(SUM([$'Sheet4'.C30:.E32])-[$'Sheet4'.D31]=2;[$'Sheet4'.D31]=1));1;0);0;[$'Sheet6'.D31]);0;[$'Sheet2'.BC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0:.F32])-[$'Sheet4'.E31]=3;AND(SUM([$'Sheet4'.D30:.F32])-[$'Sheet4'.E31]=2;[$'Sheet4'.E31]=1));1;0);0;[$'Sheet6'.E31]);0;[$'Sheet2'.BD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0:.G32])-[$'Sheet4'.F31]=3;AND(SUM([$'Sheet4'.E30:.G32])-[$'Sheet4'.F31]=2;[$'Sheet4'.F31]=1));1;0);0;[$'Sheet6'.F31]);0;[$'Sheet2'.BE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0:.H32])-[$'Sheet4'.G31]=3;AND(SUM([$'Sheet4'.F30:.H32])-[$'Sheet4'.G31]=2;[$'Sheet4'.G31]=1));1;0);0;[$'Sheet6'.G31]);0;[$'Sheet2'.BF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0:.I32])-[$'Sheet4'.H31]=3;AND(SUM([$'Sheet4'.G30:.I32])-[$'Sheet4'.H31]=2;[$'Sheet4'.H31]=1));1;0);0;[$'Sheet6'.H31]);0;[$'Sheet2'.BG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0:.J32])-[$'Sheet4'.I31]=3;AND(SUM([$'Sheet4'.H30:.J32])-[$'Sheet4'.I31]=2;[$'Sheet4'.I31]=1));1;0);0;[$'Sheet6'.I31]);0;[$'Sheet2'.BH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0:.K32])-[$'Sheet4'.J31]=3;AND(SUM([$'Sheet4'.I30:.K32])-[$'Sheet4'.J31]=2;[$'Sheet4'.J31]=1));1;0);0;[$'Sheet6'.J31]);0;[$'Sheet2'.BI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0:.L32])-[$'Sheet4'.K31]=3;AND(SUM([$'Sheet4'.J30:.L32])-[$'Sheet4'.K31]=2;[$'Sheet4'.K31]=1));1;0);0;[$'Sheet6'.K31]);0;[$'Sheet2'.BJ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0:.M32])-[$'Sheet4'.L31]=3;AND(SUM([$'Sheet4'.K30:.M32])-[$'Sheet4'.L31]=2;[$'Sheet4'.L31]=1));1;0);0;[$'Sheet6'.L31]);0;[$'Sheet2'.BK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0:.N32])-[$'Sheet4'.M31]=3;AND(SUM([$'Sheet4'.L30:.N32])-[$'Sheet4'.M31]=2;[$'Sheet4'.M31]=1));1;0);0;[$'Sheet6'.M31]);0;[$'Sheet2'.BL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0:.O32])-[$'Sheet4'.N31]=3;AND(SUM([$'Sheet4'.M30:.O32])-[$'Sheet4'.N31]=2;[$'Sheet4'.N31]=1));1;0);0;[$'Sheet6'.N31]);0;[$'Sheet2'.BM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0:.P32])-[$'Sheet4'.O31]=3;AND(SUM([$'Sheet4'.N30:.P32])-[$'Sheet4'.O31]=2;[$'Sheet4'.O31]=1));1;0);0;[$'Sheet6'.O31]);0;[$'Sheet2'.BN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0:.Q32])-[$'Sheet4'.P31]=3;AND(SUM([$'Sheet4'.O30:.Q32])-[$'Sheet4'.P31]=2;[$'Sheet4'.P31]=1));1;0);0;[$'Sheet6'.P31]);0;[$'Sheet2'.BO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0:.R32])-[$'Sheet4'.Q31]=3;AND(SUM([$'Sheet4'.P30:.R32])-[$'Sheet4'.Q31]=2;[$'Sheet4'.Q31]=1));1;0);0;[$'Sheet6'.Q31]);0;[$'Sheet2'.BP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0:.S32])-[$'Sheet4'.R31]=3;AND(SUM([$'Sheet4'.Q30:.S32])-[$'Sheet4'.R31]=2;[$'Sheet4'.R31]=1));1;0);0;[$'Sheet6'.R31]);0;[$'Sheet2'.BQ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0:.T32])-[$'Sheet4'.S31]=3;AND(SUM([$'Sheet4'.R30:.T32])-[$'Sheet4'.S31]=2;[$'Sheet4'.S31]=1));1;0);0;[$'Sheet6'.S31]);0;[$'Sheet2'.BR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0:.U32])-[$'Sheet4'.T31]=3;AND(SUM([$'Sheet4'.S30:.U32])-[$'Sheet4'.T31]=2;[$'Sheet4'.T31]=1));1;0);0;[$'Sheet6'.T31]);0;[$'Sheet2'.BS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0:.V32])-[$'Sheet4'.U31]=3;AND(SUM([$'Sheet4'.T30:.V32])-[$'Sheet4'.U31]=2;[$'Sheet4'.U31]=1));1;0);0;[$'Sheet6'.U31]);0;[$'Sheet2'.BT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0:.W32])-[$'Sheet4'.V31]=3;AND(SUM([$'Sheet4'.U30:.W32])-[$'Sheet4'.V31]=2;[$'Sheet4'.V31]=1));1;0);0;[$'Sheet6'.V31]);0;[$'Sheet2'.BU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0:.X32])-[$'Sheet4'.W31]=3;AND(SUM([$'Sheet4'.V30:.X32])-[$'Sheet4'.W31]=2;[$'Sheet4'.W31]=1));1;0);0;[$'Sheet6'.W31]);0;[$'Sheet2'.BV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0:.Y32])-[$'Sheet4'.X31]=3;AND(SUM([$'Sheet4'.W30:.Y32])-[$'Sheet4'.X31]=2;[$'Sheet4'.X31]=1));1;0);0;[$'Sheet6'.X31]);0;[$'Sheet2'.BW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0:.Z32])-[$'Sheet4'.Y31]=3;AND(SUM([$'Sheet4'.X30:.Z32])-[$'Sheet4'.Y31]=2;[$'Sheet4'.Y31]=1));1;0);0;[$'Sheet6'.Y31]);0;[$'Sheet2'.BX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0:.AA32])-[$'Sheet4'.Z31]=3;AND(SUM([$'Sheet4'.Y30:.AA32])-[$'Sheet4'.Z31]=2;[$'Sheet4'.Z31]=1));1;0);0;[$'Sheet6'.Z31]);0;[$'Sheet2'.BY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0:.AB32])-[$'Sheet4'.AA31]=3;AND(SUM([$'Sheet4'.Z30:.AB32])-[$'Sheet4'.AA31]=2;[$'Sheet4'.AA31]=1));1;0);0;[$'Sheet6'.AA31]);0;[$'Sheet2'.BZ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0:.AC32])-[$'Sheet4'.AB31]=3;AND(SUM([$'Sheet4'.AA30:.AC32])-[$'Sheet4'.AB31]=2;[$'Sheet4'.AB31]=1));1;0);0;[$'Sheet6'.AB31]);0;[$'Sheet2'.CA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0:.AD32])-[$'Sheet4'.AC31]=3;AND(SUM([$'Sheet4'.AB30:.AD32])-[$'Sheet4'.AC31]=2;[$'Sheet4'.AC31]=1));1;0);0;[$'Sheet6'.AC31]);0;[$'Sheet2'.CB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0:.AE32])-[$'Sheet4'.AD31]=3;AND(SUM([$'Sheet4'.AC30:.AE32])-[$'Sheet4'.AD31]=2;[$'Sheet4'.AD31]=1));1;0);0;[$'Sheet6'.AD31]);0;[$'Sheet2'.CC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0:.AF32])-[$'Sheet4'.AE31]=3;AND(SUM([$'Sheet4'.AD30:.AF32])-[$'Sheet4'.AE31]=2;[$'Sheet4'.AE31]=1));1;0);0;[$'Sheet6'.AE31]);0;[$'Sheet2'.CD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0:.AG32])-[$'Sheet4'.AF31]=3;AND(SUM([$'Sheet4'.AE30:.AG32])-[$'Sheet4'.AF31]=2;[$'Sheet4'.AF31]=1));1;0);0;[$'Sheet6'.AF31]);0;[$'Sheet2'.CE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0:.AH32])-[$'Sheet4'.AG31]=3;AND(SUM([$'Sheet4'.AF30:.AH32])-[$'Sheet4'.AG31]=2;[$'Sheet4'.AG31]=1));1;0);0;[$'Sheet6'.AG31]);0;[$'Sheet2'.CF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0:.AI32])-[$'Sheet4'.AH31]=3;AND(SUM([$'Sheet4'.AG30:.AI32])-[$'Sheet4'.AH31]=2;[$'Sheet4'.AH31]=1));1;0);0;[$'Sheet6'.AH31]);0;[$'Sheet2'.CG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0:.AJ32])-[$'Sheet4'.AI31]=3;AND(SUM([$'Sheet4'.AH30:.AJ32])-[$'Sheet4'.AI31]=2;[$'Sheet4'.AI31]=1));1;0);0;[$'Sheet6'.AI31]);0;[$'Sheet2'.CH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0:.AK32])-[$'Sheet4'.AJ31]=3;AND(SUM([$'Sheet4'.AI30:.AK32])-[$'Sheet4'.AJ31]=2;[$'Sheet4'.AJ31]=1));1;0);0;[$'Sheet6'.AJ31]);0;[$'Sheet2'.CI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0:.AL32])-[$'Sheet4'.AK31]=3;AND(SUM([$'Sheet4'.AJ30:.AL32])-[$'Sheet4'.AK31]=2;[$'Sheet4'.AK31]=1));1;0);0;[$'Sheet6'.AK31]);0;[$'Sheet2'.CJ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0:.AM32])-[$'Sheet4'.AL31]=3;AND(SUM([$'Sheet4'.AK30:.AM32])-[$'Sheet4'.AL31]=2;[$'Sheet4'.AL31]=1));1;0);0;[$'Sheet6'.AL31]);0;[$'Sheet2'.CK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0:.AN32])-[$'Sheet4'.AM31]=3;AND(SUM([$'Sheet4'.AL30:.AN32])-[$'Sheet4'.AM31]=2;[$'Sheet4'.AM31]=1));1;0);0;[$'Sheet6'.AM31]);0;[$'Sheet2'.CL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0:.AO32])-[$'Sheet4'.AN31]=3;AND(SUM([$'Sheet4'.AM30:.AO32])-[$'Sheet4'.AN31]=2;[$'Sheet4'.AN31]=1));1;0);0;[$'Sheet6'.AN31]);0;[$'Sheet2'.CM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0:.AP32])-[$'Sheet4'.AO31]=3;AND(SUM([$'Sheet4'.AN30:.AP32])-[$'Sheet4'.AO31]=2;[$'Sheet4'.AO31]=1));1;0);0;[$'Sheet6'.AO31]);0;[$'Sheet2'.CN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0:.AQ32])-[$'Sheet4'.AP31]=3;AND(SUM([$'Sheet4'.AO30:.AQ32])-[$'Sheet4'.AP31]=2;[$'Sheet4'.AP31]=1));1;0);0;[$'Sheet6'.AP31]);0;[$'Sheet2'.CO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0:.AR32])-[$'Sheet4'.AQ31]=3;AND(SUM([$'Sheet4'.AP30:.AR32])-[$'Sheet4'.AQ31]=2;[$'Sheet4'.AQ31]=1));1;0);0;[$'Sheet6'.AQ31]);0;[$'Sheet2'.CP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0:.AS32])-[$'Sheet4'.AR31]=3;AND(SUM([$'Sheet4'.AQ30:.AS32])-[$'Sheet4'.AR31]=2;[$'Sheet4'.AR31]=1));1;0);0;[$'Sheet6'.AR31]);0;[$'Sheet2'.CQ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0:.AT32])-[$'Sheet4'.AS31]=3;AND(SUM([$'Sheet4'.AR30:.AT32])-[$'Sheet4'.AS31]=2;[$'Sheet4'.AS31]=1));1;0);0;[$'Sheet6'.AS31]);0;[$'Sheet2'.CR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0:.AU32])-[$'Sheet4'.AT31]=3;AND(SUM([$'Sheet4'.AS30:.AU32])-[$'Sheet4'.AT31]=2;[$'Sheet4'.AT31]=1));1;0);0;[$'Sheet6'.AT31]);0;[$'Sheet2'.CS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0:.AV32])-[$'Sheet4'.AU31]=3;AND(SUM([$'Sheet4'.AT30:.AV32])-[$'Sheet4'.AU31]=2;[$'Sheet4'.AU31]=1));1;0);0;[$'Sheet6'.AU31]);0;[$'Sheet2'.CT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0:.AW32])-[$'Sheet4'.AV31]=3;AND(SUM([$'Sheet4'.AU30:.AW32])-[$'Sheet4'.AV31]=2;[$'Sheet4'.AV31]=1));1;0);0;[$'Sheet6'.AV31]);0;[$'Sheet2'.CU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0:.AX32])-[$'Sheet4'.AW31]=3;AND(SUM([$'Sheet4'.AV30:.AX32])-[$'Sheet4'.AW31]=2;[$'Sheet4'.AW31]=1));1;0);0;[$'Sheet6'.AW31]);0;[$'Sheet2'.CV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0:.AY32])-[$'Sheet4'.AX31]=3;AND(SUM([$'Sheet4'.AW30:.AY32])-[$'Sheet4'.AX31]=2;[$'Sheet4'.AX31]=1));1;0);0;[$'Sheet6'.AX31]);0;[$'Sheet2'.CW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0:.AZ32])-[$'Sheet4'.AY31]=3;AND(SUM([$'Sheet4'.AX30:.AZ32])-[$'Sheet4'.AY31]=2;[$'Sheet4'.AY31]=1));1;0);0;[$'Sheet6'.AY31]);0;[$'Sheet2'.CX3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0:.BA32])-[$'Sheet4'.AZ31]=3;AND(SUM([$'Sheet4'.AY30:.BA32])-[$'Sheet4'.AZ31]=2;[$'Sheet4'.AZ31]=1));1;0);0;[$'Sheet6'.AZ31]);0;[$'Sheet2'.CY31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1:.D33])-[$'Sheet4'.C32]=3;AND(SUM([$'Sheet4'.B31:.D33])-[$'Sheet4'.C32]=2;[$'Sheet4'.C32]=1));1;0);0;[$'Sheet6'.C32]);0;[$'Sheet2'.BB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1:.E33])-[$'Sheet4'.D32]=3;AND(SUM([$'Sheet4'.C31:.E33])-[$'Sheet4'.D32]=2;[$'Sheet4'.D32]=1));1;0);0;[$'Sheet6'.D32]);0;[$'Sheet2'.BC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1:.F33])-[$'Sheet4'.E32]=3;AND(SUM([$'Sheet4'.D31:.F33])-[$'Sheet4'.E32]=2;[$'Sheet4'.E32]=1));1;0);0;[$'Sheet6'.E32]);0;[$'Sheet2'.BD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1:.G33])-[$'Sheet4'.F32]=3;AND(SUM([$'Sheet4'.E31:.G33])-[$'Sheet4'.F32]=2;[$'Sheet4'.F32]=1));1;0);0;[$'Sheet6'.F32]);0;[$'Sheet2'.BE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1:.H33])-[$'Sheet4'.G32]=3;AND(SUM([$'Sheet4'.F31:.H33])-[$'Sheet4'.G32]=2;[$'Sheet4'.G32]=1));1;0);0;[$'Sheet6'.G32]);0;[$'Sheet2'.BF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1:.I33])-[$'Sheet4'.H32]=3;AND(SUM([$'Sheet4'.G31:.I33])-[$'Sheet4'.H32]=2;[$'Sheet4'.H32]=1));1;0);0;[$'Sheet6'.H32]);0;[$'Sheet2'.BG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1:.J33])-[$'Sheet4'.I32]=3;AND(SUM([$'Sheet4'.H31:.J33])-[$'Sheet4'.I32]=2;[$'Sheet4'.I32]=1));1;0);0;[$'Sheet6'.I32]);0;[$'Sheet2'.BH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1:.K33])-[$'Sheet4'.J32]=3;AND(SUM([$'Sheet4'.I31:.K33])-[$'Sheet4'.J32]=2;[$'Sheet4'.J32]=1));1;0);0;[$'Sheet6'.J32]);0;[$'Sheet2'.BI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1:.L33])-[$'Sheet4'.K32]=3;AND(SUM([$'Sheet4'.J31:.L33])-[$'Sheet4'.K32]=2;[$'Sheet4'.K32]=1));1;0);0;[$'Sheet6'.K32]);0;[$'Sheet2'.BJ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1:.M33])-[$'Sheet4'.L32]=3;AND(SUM([$'Sheet4'.K31:.M33])-[$'Sheet4'.L32]=2;[$'Sheet4'.L32]=1));1;0);0;[$'Sheet6'.L32]);0;[$'Sheet2'.BK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1:.N33])-[$'Sheet4'.M32]=3;AND(SUM([$'Sheet4'.L31:.N33])-[$'Sheet4'.M32]=2;[$'Sheet4'.M32]=1));1;0);0;[$'Sheet6'.M32]);0;[$'Sheet2'.BL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1:.O33])-[$'Sheet4'.N32]=3;AND(SUM([$'Sheet4'.M31:.O33])-[$'Sheet4'.N32]=2;[$'Sheet4'.N32]=1));1;0);0;[$'Sheet6'.N32]);0;[$'Sheet2'.BM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1:.P33])-[$'Sheet4'.O32]=3;AND(SUM([$'Sheet4'.N31:.P33])-[$'Sheet4'.O32]=2;[$'Sheet4'.O32]=1));1;0);0;[$'Sheet6'.O32]);0;[$'Sheet2'.BN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1:.Q33])-[$'Sheet4'.P32]=3;AND(SUM([$'Sheet4'.O31:.Q33])-[$'Sheet4'.P32]=2;[$'Sheet4'.P32]=1));1;0);0;[$'Sheet6'.P32]);0;[$'Sheet2'.BO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1:.R33])-[$'Sheet4'.Q32]=3;AND(SUM([$'Sheet4'.P31:.R33])-[$'Sheet4'.Q32]=2;[$'Sheet4'.Q32]=1));1;0);0;[$'Sheet6'.Q32]);0;[$'Sheet2'.BP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1:.S33])-[$'Sheet4'.R32]=3;AND(SUM([$'Sheet4'.Q31:.S33])-[$'Sheet4'.R32]=2;[$'Sheet4'.R32]=1));1;0);0;[$'Sheet6'.R32]);0;[$'Sheet2'.BQ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1:.T33])-[$'Sheet4'.S32]=3;AND(SUM([$'Sheet4'.R31:.T33])-[$'Sheet4'.S32]=2;[$'Sheet4'.S32]=1));1;0);0;[$'Sheet6'.S32]);0;[$'Sheet2'.BR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1:.U33])-[$'Sheet4'.T32]=3;AND(SUM([$'Sheet4'.S31:.U33])-[$'Sheet4'.T32]=2;[$'Sheet4'.T32]=1));1;0);0;[$'Sheet6'.T32]);0;[$'Sheet2'.BS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1:.V33])-[$'Sheet4'.U32]=3;AND(SUM([$'Sheet4'.T31:.V33])-[$'Sheet4'.U32]=2;[$'Sheet4'.U32]=1));1;0);0;[$'Sheet6'.U32]);0;[$'Sheet2'.BT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1:.W33])-[$'Sheet4'.V32]=3;AND(SUM([$'Sheet4'.U31:.W33])-[$'Sheet4'.V32]=2;[$'Sheet4'.V32]=1));1;0);0;[$'Sheet6'.V32]);0;[$'Sheet2'.BU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1:.X33])-[$'Sheet4'.W32]=3;AND(SUM([$'Sheet4'.V31:.X33])-[$'Sheet4'.W32]=2;[$'Sheet4'.W32]=1));1;0);0;[$'Sheet6'.W32]);0;[$'Sheet2'.BV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1:.Y33])-[$'Sheet4'.X32]=3;AND(SUM([$'Sheet4'.W31:.Y33])-[$'Sheet4'.X32]=2;[$'Sheet4'.X32]=1));1;0);0;[$'Sheet6'.X32]);0;[$'Sheet2'.BW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1:.Z33])-[$'Sheet4'.Y32]=3;AND(SUM([$'Sheet4'.X31:.Z33])-[$'Sheet4'.Y32]=2;[$'Sheet4'.Y32]=1));1;0);0;[$'Sheet6'.Y32]);0;[$'Sheet2'.BX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1:.AA33])-[$'Sheet4'.Z32]=3;AND(SUM([$'Sheet4'.Y31:.AA33])-[$'Sheet4'.Z32]=2;[$'Sheet4'.Z32]=1));1;0);0;[$'Sheet6'.Z32]);0;[$'Sheet2'.BY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1:.AB33])-[$'Sheet4'.AA32]=3;AND(SUM([$'Sheet4'.Z31:.AB33])-[$'Sheet4'.AA32]=2;[$'Sheet4'.AA32]=1));1;0);0;[$'Sheet6'.AA32]);0;[$'Sheet2'.BZ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1:.AC33])-[$'Sheet4'.AB32]=3;AND(SUM([$'Sheet4'.AA31:.AC33])-[$'Sheet4'.AB32]=2;[$'Sheet4'.AB32]=1));1;0);0;[$'Sheet6'.AB32]);0;[$'Sheet2'.CA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1:.AD33])-[$'Sheet4'.AC32]=3;AND(SUM([$'Sheet4'.AB31:.AD33])-[$'Sheet4'.AC32]=2;[$'Sheet4'.AC32]=1));1;0);0;[$'Sheet6'.AC32]);0;[$'Sheet2'.CB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1:.AE33])-[$'Sheet4'.AD32]=3;AND(SUM([$'Sheet4'.AC31:.AE33])-[$'Sheet4'.AD32]=2;[$'Sheet4'.AD32]=1));1;0);0;[$'Sheet6'.AD32]);0;[$'Sheet2'.CC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1:.AF33])-[$'Sheet4'.AE32]=3;AND(SUM([$'Sheet4'.AD31:.AF33])-[$'Sheet4'.AE32]=2;[$'Sheet4'.AE32]=1));1;0);0;[$'Sheet6'.AE32]);0;[$'Sheet2'.CD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1:.AG33])-[$'Sheet4'.AF32]=3;AND(SUM([$'Sheet4'.AE31:.AG33])-[$'Sheet4'.AF32]=2;[$'Sheet4'.AF32]=1));1;0);0;[$'Sheet6'.AF32]);0;[$'Sheet2'.CE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1:.AH33])-[$'Sheet4'.AG32]=3;AND(SUM([$'Sheet4'.AF31:.AH33])-[$'Sheet4'.AG32]=2;[$'Sheet4'.AG32]=1));1;0);0;[$'Sheet6'.AG32]);0;[$'Sheet2'.CF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1:.AI33])-[$'Sheet4'.AH32]=3;AND(SUM([$'Sheet4'.AG31:.AI33])-[$'Sheet4'.AH32]=2;[$'Sheet4'.AH32]=1));1;0);0;[$'Sheet6'.AH32]);0;[$'Sheet2'.CG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1:.AJ33])-[$'Sheet4'.AI32]=3;AND(SUM([$'Sheet4'.AH31:.AJ33])-[$'Sheet4'.AI32]=2;[$'Sheet4'.AI32]=1));1;0);0;[$'Sheet6'.AI32]);0;[$'Sheet2'.CH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1:.AK33])-[$'Sheet4'.AJ32]=3;AND(SUM([$'Sheet4'.AI31:.AK33])-[$'Sheet4'.AJ32]=2;[$'Sheet4'.AJ32]=1));1;0);0;[$'Sheet6'.AJ32]);0;[$'Sheet2'.CI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1:.AL33])-[$'Sheet4'.AK32]=3;AND(SUM([$'Sheet4'.AJ31:.AL33])-[$'Sheet4'.AK32]=2;[$'Sheet4'.AK32]=1));1;0);0;[$'Sheet6'.AK32]);0;[$'Sheet2'.CJ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1:.AM33])-[$'Sheet4'.AL32]=3;AND(SUM([$'Sheet4'.AK31:.AM33])-[$'Sheet4'.AL32]=2;[$'Sheet4'.AL32]=1));1;0);0;[$'Sheet6'.AL32]);0;[$'Sheet2'.CK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1:.AN33])-[$'Sheet4'.AM32]=3;AND(SUM([$'Sheet4'.AL31:.AN33])-[$'Sheet4'.AM32]=2;[$'Sheet4'.AM32]=1));1;0);0;[$'Sheet6'.AM32]);0;[$'Sheet2'.CL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1:.AO33])-[$'Sheet4'.AN32]=3;AND(SUM([$'Sheet4'.AM31:.AO33])-[$'Sheet4'.AN32]=2;[$'Sheet4'.AN32]=1));1;0);0;[$'Sheet6'.AN32]);0;[$'Sheet2'.CM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1:.AP33])-[$'Sheet4'.AO32]=3;AND(SUM([$'Sheet4'.AN31:.AP33])-[$'Sheet4'.AO32]=2;[$'Sheet4'.AO32]=1));1;0);0;[$'Sheet6'.AO32]);0;[$'Sheet2'.CN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1:.AQ33])-[$'Sheet4'.AP32]=3;AND(SUM([$'Sheet4'.AO31:.AQ33])-[$'Sheet4'.AP32]=2;[$'Sheet4'.AP32]=1));1;0);0;[$'Sheet6'.AP32]);0;[$'Sheet2'.CO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1:.AR33])-[$'Sheet4'.AQ32]=3;AND(SUM([$'Sheet4'.AP31:.AR33])-[$'Sheet4'.AQ32]=2;[$'Sheet4'.AQ32]=1));1;0);0;[$'Sheet6'.AQ32]);0;[$'Sheet2'.CP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1:.AS33])-[$'Sheet4'.AR32]=3;AND(SUM([$'Sheet4'.AQ31:.AS33])-[$'Sheet4'.AR32]=2;[$'Sheet4'.AR32]=1));1;0);0;[$'Sheet6'.AR32]);0;[$'Sheet2'.CQ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1:.AT33])-[$'Sheet4'.AS32]=3;AND(SUM([$'Sheet4'.AR31:.AT33])-[$'Sheet4'.AS32]=2;[$'Sheet4'.AS32]=1));1;0);0;[$'Sheet6'.AS32]);0;[$'Sheet2'.CR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1:.AU33])-[$'Sheet4'.AT32]=3;AND(SUM([$'Sheet4'.AS31:.AU33])-[$'Sheet4'.AT32]=2;[$'Sheet4'.AT32]=1));1;0);0;[$'Sheet6'.AT32]);0;[$'Sheet2'.CS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1:.AV33])-[$'Sheet4'.AU32]=3;AND(SUM([$'Sheet4'.AT31:.AV33])-[$'Sheet4'.AU32]=2;[$'Sheet4'.AU32]=1));1;0);0;[$'Sheet6'.AU32]);0;[$'Sheet2'.CT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1:.AW33])-[$'Sheet4'.AV32]=3;AND(SUM([$'Sheet4'.AU31:.AW33])-[$'Sheet4'.AV32]=2;[$'Sheet4'.AV32]=1));1;0);0;[$'Sheet6'.AV32]);0;[$'Sheet2'.CU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1:.AX33])-[$'Sheet4'.AW32]=3;AND(SUM([$'Sheet4'.AV31:.AX33])-[$'Sheet4'.AW32]=2;[$'Sheet4'.AW32]=1));1;0);0;[$'Sheet6'.AW32]);0;[$'Sheet2'.CV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1:.AY33])-[$'Sheet4'.AX32]=3;AND(SUM([$'Sheet4'.AW31:.AY33])-[$'Sheet4'.AX32]=2;[$'Sheet4'.AX32]=1));1;0);0;[$'Sheet6'.AX32]);0;[$'Sheet2'.CW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1:.AZ33])-[$'Sheet4'.AY32]=3;AND(SUM([$'Sheet4'.AX31:.AZ33])-[$'Sheet4'.AY32]=2;[$'Sheet4'.AY32]=1));1;0);0;[$'Sheet6'.AY32]);0;[$'Sheet2'.CX3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1:.BA33])-[$'Sheet4'.AZ32]=3;AND(SUM([$'Sheet4'.AY31:.BA33])-[$'Sheet4'.AZ32]=2;[$'Sheet4'.AZ32]=1));1;0);0;[$'Sheet6'.AZ32]);0;[$'Sheet2'.CY32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2:.D34])-[$'Sheet4'.C33]=3;AND(SUM([$'Sheet4'.B32:.D34])-[$'Sheet4'.C33]=2;[$'Sheet4'.C33]=1));1;0);0;[$'Sheet6'.C33]);0;[$'Sheet2'.BB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2:.E34])-[$'Sheet4'.D33]=3;AND(SUM([$'Sheet4'.C32:.E34])-[$'Sheet4'.D33]=2;[$'Sheet4'.D33]=1));1;0);0;[$'Sheet6'.D33]);0;[$'Sheet2'.BC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2:.F34])-[$'Sheet4'.E33]=3;AND(SUM([$'Sheet4'.D32:.F34])-[$'Sheet4'.E33]=2;[$'Sheet4'.E33]=1));1;0);0;[$'Sheet6'.E33]);0;[$'Sheet2'.BD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2:.G34])-[$'Sheet4'.F33]=3;AND(SUM([$'Sheet4'.E32:.G34])-[$'Sheet4'.F33]=2;[$'Sheet4'.F33]=1));1;0);0;[$'Sheet6'.F33]);0;[$'Sheet2'.BE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2:.H34])-[$'Sheet4'.G33]=3;AND(SUM([$'Sheet4'.F32:.H34])-[$'Sheet4'.G33]=2;[$'Sheet4'.G33]=1));1;0);0;[$'Sheet6'.G33]);0;[$'Sheet2'.BF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2:.I34])-[$'Sheet4'.H33]=3;AND(SUM([$'Sheet4'.G32:.I34])-[$'Sheet4'.H33]=2;[$'Sheet4'.H33]=1));1;0);0;[$'Sheet6'.H33]);0;[$'Sheet2'.BG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2:.J34])-[$'Sheet4'.I33]=3;AND(SUM([$'Sheet4'.H32:.J34])-[$'Sheet4'.I33]=2;[$'Sheet4'.I33]=1));1;0);0;[$'Sheet6'.I33]);0;[$'Sheet2'.BH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2:.K34])-[$'Sheet4'.J33]=3;AND(SUM([$'Sheet4'.I32:.K34])-[$'Sheet4'.J33]=2;[$'Sheet4'.J33]=1));1;0);0;[$'Sheet6'.J33]);0;[$'Sheet2'.BI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2:.L34])-[$'Sheet4'.K33]=3;AND(SUM([$'Sheet4'.J32:.L34])-[$'Sheet4'.K33]=2;[$'Sheet4'.K33]=1));1;0);0;[$'Sheet6'.K33]);0;[$'Sheet2'.BJ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2:.M34])-[$'Sheet4'.L33]=3;AND(SUM([$'Sheet4'.K32:.M34])-[$'Sheet4'.L33]=2;[$'Sheet4'.L33]=1));1;0);0;[$'Sheet6'.L33]);0;[$'Sheet2'.BK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2:.N34])-[$'Sheet4'.M33]=3;AND(SUM([$'Sheet4'.L32:.N34])-[$'Sheet4'.M33]=2;[$'Sheet4'.M33]=1));1;0);0;[$'Sheet6'.M33]);0;[$'Sheet2'.BL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2:.O34])-[$'Sheet4'.N33]=3;AND(SUM([$'Sheet4'.M32:.O34])-[$'Sheet4'.N33]=2;[$'Sheet4'.N33]=1));1;0);0;[$'Sheet6'.N33]);0;[$'Sheet2'.BM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2:.P34])-[$'Sheet4'.O33]=3;AND(SUM([$'Sheet4'.N32:.P34])-[$'Sheet4'.O33]=2;[$'Sheet4'.O33]=1));1;0);0;[$'Sheet6'.O33]);0;[$'Sheet2'.BN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2:.Q34])-[$'Sheet4'.P33]=3;AND(SUM([$'Sheet4'.O32:.Q34])-[$'Sheet4'.P33]=2;[$'Sheet4'.P33]=1));1;0);0;[$'Sheet6'.P33]);0;[$'Sheet2'.BO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2:.R34])-[$'Sheet4'.Q33]=3;AND(SUM([$'Sheet4'.P32:.R34])-[$'Sheet4'.Q33]=2;[$'Sheet4'.Q33]=1));1;0);0;[$'Sheet6'.Q33]);0;[$'Sheet2'.BP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2:.S34])-[$'Sheet4'.R33]=3;AND(SUM([$'Sheet4'.Q32:.S34])-[$'Sheet4'.R33]=2;[$'Sheet4'.R33]=1));1;0);0;[$'Sheet6'.R33]);0;[$'Sheet2'.BQ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2:.T34])-[$'Sheet4'.S33]=3;AND(SUM([$'Sheet4'.R32:.T34])-[$'Sheet4'.S33]=2;[$'Sheet4'.S33]=1));1;0);0;[$'Sheet6'.S33]);0;[$'Sheet2'.BR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2:.U34])-[$'Sheet4'.T33]=3;AND(SUM([$'Sheet4'.S32:.U34])-[$'Sheet4'.T33]=2;[$'Sheet4'.T33]=1));1;0);0;[$'Sheet6'.T33]);0;[$'Sheet2'.BS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2:.V34])-[$'Sheet4'.U33]=3;AND(SUM([$'Sheet4'.T32:.V34])-[$'Sheet4'.U33]=2;[$'Sheet4'.U33]=1));1;0);0;[$'Sheet6'.U33]);0;[$'Sheet2'.BT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2:.W34])-[$'Sheet4'.V33]=3;AND(SUM([$'Sheet4'.U32:.W34])-[$'Sheet4'.V33]=2;[$'Sheet4'.V33]=1));1;0);0;[$'Sheet6'.V33]);0;[$'Sheet2'.BU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2:.X34])-[$'Sheet4'.W33]=3;AND(SUM([$'Sheet4'.V32:.X34])-[$'Sheet4'.W33]=2;[$'Sheet4'.W33]=1));1;0);0;[$'Sheet6'.W33]);0;[$'Sheet2'.BV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2:.Y34])-[$'Sheet4'.X33]=3;AND(SUM([$'Sheet4'.W32:.Y34])-[$'Sheet4'.X33]=2;[$'Sheet4'.X33]=1));1;0);0;[$'Sheet6'.X33]);0;[$'Sheet2'.BW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2:.Z34])-[$'Sheet4'.Y33]=3;AND(SUM([$'Sheet4'.X32:.Z34])-[$'Sheet4'.Y33]=2;[$'Sheet4'.Y33]=1));1;0);0;[$'Sheet6'.Y33]);0;[$'Sheet2'.BX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2:.AA34])-[$'Sheet4'.Z33]=3;AND(SUM([$'Sheet4'.Y32:.AA34])-[$'Sheet4'.Z33]=2;[$'Sheet4'.Z33]=1));1;0);0;[$'Sheet6'.Z33]);0;[$'Sheet2'.BY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2:.AB34])-[$'Sheet4'.AA33]=3;AND(SUM([$'Sheet4'.Z32:.AB34])-[$'Sheet4'.AA33]=2;[$'Sheet4'.AA33]=1));1;0);0;[$'Sheet6'.AA33]);0;[$'Sheet2'.BZ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2:.AC34])-[$'Sheet4'.AB33]=3;AND(SUM([$'Sheet4'.AA32:.AC34])-[$'Sheet4'.AB33]=2;[$'Sheet4'.AB33]=1));1;0);0;[$'Sheet6'.AB33]);0;[$'Sheet2'.CA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2:.AD34])-[$'Sheet4'.AC33]=3;AND(SUM([$'Sheet4'.AB32:.AD34])-[$'Sheet4'.AC33]=2;[$'Sheet4'.AC33]=1));1;0);0;[$'Sheet6'.AC33]);0;[$'Sheet2'.CB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2:.AE34])-[$'Sheet4'.AD33]=3;AND(SUM([$'Sheet4'.AC32:.AE34])-[$'Sheet4'.AD33]=2;[$'Sheet4'.AD33]=1));1;0);0;[$'Sheet6'.AD33]);0;[$'Sheet2'.CC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2:.AF34])-[$'Sheet4'.AE33]=3;AND(SUM([$'Sheet4'.AD32:.AF34])-[$'Sheet4'.AE33]=2;[$'Sheet4'.AE33]=1));1;0);0;[$'Sheet6'.AE33]);0;[$'Sheet2'.CD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2:.AG34])-[$'Sheet4'.AF33]=3;AND(SUM([$'Sheet4'.AE32:.AG34])-[$'Sheet4'.AF33]=2;[$'Sheet4'.AF33]=1));1;0);0;[$'Sheet6'.AF33]);0;[$'Sheet2'.CE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2:.AH34])-[$'Sheet4'.AG33]=3;AND(SUM([$'Sheet4'.AF32:.AH34])-[$'Sheet4'.AG33]=2;[$'Sheet4'.AG33]=1));1;0);0;[$'Sheet6'.AG33]);0;[$'Sheet2'.CF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2:.AI34])-[$'Sheet4'.AH33]=3;AND(SUM([$'Sheet4'.AG32:.AI34])-[$'Sheet4'.AH33]=2;[$'Sheet4'.AH33]=1));1;0);0;[$'Sheet6'.AH33]);0;[$'Sheet2'.CG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2:.AJ34])-[$'Sheet4'.AI33]=3;AND(SUM([$'Sheet4'.AH32:.AJ34])-[$'Sheet4'.AI33]=2;[$'Sheet4'.AI33]=1));1;0);0;[$'Sheet6'.AI33]);0;[$'Sheet2'.CH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2:.AK34])-[$'Sheet4'.AJ33]=3;AND(SUM([$'Sheet4'.AI32:.AK34])-[$'Sheet4'.AJ33]=2;[$'Sheet4'.AJ33]=1));1;0);0;[$'Sheet6'.AJ33]);0;[$'Sheet2'.CI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2:.AL34])-[$'Sheet4'.AK33]=3;AND(SUM([$'Sheet4'.AJ32:.AL34])-[$'Sheet4'.AK33]=2;[$'Sheet4'.AK33]=1));1;0);0;[$'Sheet6'.AK33]);0;[$'Sheet2'.CJ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2:.AM34])-[$'Sheet4'.AL33]=3;AND(SUM([$'Sheet4'.AK32:.AM34])-[$'Sheet4'.AL33]=2;[$'Sheet4'.AL33]=1));1;0);0;[$'Sheet6'.AL33]);0;[$'Sheet2'.CK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2:.AN34])-[$'Sheet4'.AM33]=3;AND(SUM([$'Sheet4'.AL32:.AN34])-[$'Sheet4'.AM33]=2;[$'Sheet4'.AM33]=1));1;0);0;[$'Sheet6'.AM33]);0;[$'Sheet2'.CL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2:.AO34])-[$'Sheet4'.AN33]=3;AND(SUM([$'Sheet4'.AM32:.AO34])-[$'Sheet4'.AN33]=2;[$'Sheet4'.AN33]=1));1;0);0;[$'Sheet6'.AN33]);0;[$'Sheet2'.CM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2:.AP34])-[$'Sheet4'.AO33]=3;AND(SUM([$'Sheet4'.AN32:.AP34])-[$'Sheet4'.AO33]=2;[$'Sheet4'.AO33]=1));1;0);0;[$'Sheet6'.AO33]);0;[$'Sheet2'.CN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2:.AQ34])-[$'Sheet4'.AP33]=3;AND(SUM([$'Sheet4'.AO32:.AQ34])-[$'Sheet4'.AP33]=2;[$'Sheet4'.AP33]=1));1;0);0;[$'Sheet6'.AP33]);0;[$'Sheet2'.CO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2:.AR34])-[$'Sheet4'.AQ33]=3;AND(SUM([$'Sheet4'.AP32:.AR34])-[$'Sheet4'.AQ33]=2;[$'Sheet4'.AQ33]=1));1;0);0;[$'Sheet6'.AQ33]);0;[$'Sheet2'.CP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2:.AS34])-[$'Sheet4'.AR33]=3;AND(SUM([$'Sheet4'.AQ32:.AS34])-[$'Sheet4'.AR33]=2;[$'Sheet4'.AR33]=1));1;0);0;[$'Sheet6'.AR33]);0;[$'Sheet2'.CQ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2:.AT34])-[$'Sheet4'.AS33]=3;AND(SUM([$'Sheet4'.AR32:.AT34])-[$'Sheet4'.AS33]=2;[$'Sheet4'.AS33]=1));1;0);0;[$'Sheet6'.AS33]);0;[$'Sheet2'.CR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2:.AU34])-[$'Sheet4'.AT33]=3;AND(SUM([$'Sheet4'.AS32:.AU34])-[$'Sheet4'.AT33]=2;[$'Sheet4'.AT33]=1));1;0);0;[$'Sheet6'.AT33]);0;[$'Sheet2'.CS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2:.AV34])-[$'Sheet4'.AU33]=3;AND(SUM([$'Sheet4'.AT32:.AV34])-[$'Sheet4'.AU33]=2;[$'Sheet4'.AU33]=1));1;0);0;[$'Sheet6'.AU33]);0;[$'Sheet2'.CT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2:.AW34])-[$'Sheet4'.AV33]=3;AND(SUM([$'Sheet4'.AU32:.AW34])-[$'Sheet4'.AV33]=2;[$'Sheet4'.AV33]=1));1;0);0;[$'Sheet6'.AV33]);0;[$'Sheet2'.CU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2:.AX34])-[$'Sheet4'.AW33]=3;AND(SUM([$'Sheet4'.AV32:.AX34])-[$'Sheet4'.AW33]=2;[$'Sheet4'.AW33]=1));1;0);0;[$'Sheet6'.AW33]);0;[$'Sheet2'.CV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2:.AY34])-[$'Sheet4'.AX33]=3;AND(SUM([$'Sheet4'.AW32:.AY34])-[$'Sheet4'.AX33]=2;[$'Sheet4'.AX33]=1));1;0);0;[$'Sheet6'.AX33]);0;[$'Sheet2'.CW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2:.AZ34])-[$'Sheet4'.AY33]=3;AND(SUM([$'Sheet4'.AX32:.AZ34])-[$'Sheet4'.AY33]=2;[$'Sheet4'.AY33]=1));1;0);0;[$'Sheet6'.AY33]);0;[$'Sheet2'.CX3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2:.BA34])-[$'Sheet4'.AZ33]=3;AND(SUM([$'Sheet4'.AY32:.BA34])-[$'Sheet4'.AZ33]=2;[$'Sheet4'.AZ33]=1));1;0);0;[$'Sheet6'.AZ33]);0;[$'Sheet2'.CY33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3:.D35])-[$'Sheet4'.C34]=3;AND(SUM([$'Sheet4'.B33:.D35])-[$'Sheet4'.C34]=2;[$'Sheet4'.C34]=1));1;0);0;[$'Sheet6'.C34]);0;[$'Sheet2'.BB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3:.E35])-[$'Sheet4'.D34]=3;AND(SUM([$'Sheet4'.C33:.E35])-[$'Sheet4'.D34]=2;[$'Sheet4'.D34]=1));1;0);0;[$'Sheet6'.D34]);0;[$'Sheet2'.BC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3:.F35])-[$'Sheet4'.E34]=3;AND(SUM([$'Sheet4'.D33:.F35])-[$'Sheet4'.E34]=2;[$'Sheet4'.E34]=1));1;0);0;[$'Sheet6'.E34]);0;[$'Sheet2'.BD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3:.G35])-[$'Sheet4'.F34]=3;AND(SUM([$'Sheet4'.E33:.G35])-[$'Sheet4'.F34]=2;[$'Sheet4'.F34]=1));1;0);0;[$'Sheet6'.F34]);0;[$'Sheet2'.BE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3:.H35])-[$'Sheet4'.G34]=3;AND(SUM([$'Sheet4'.F33:.H35])-[$'Sheet4'.G34]=2;[$'Sheet4'.G34]=1));1;0);0;[$'Sheet6'.G34]);0;[$'Sheet2'.BF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3:.I35])-[$'Sheet4'.H34]=3;AND(SUM([$'Sheet4'.G33:.I35])-[$'Sheet4'.H34]=2;[$'Sheet4'.H34]=1));1;0);0;[$'Sheet6'.H34]);0;[$'Sheet2'.BG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3:.J35])-[$'Sheet4'.I34]=3;AND(SUM([$'Sheet4'.H33:.J35])-[$'Sheet4'.I34]=2;[$'Sheet4'.I34]=1));1;0);0;[$'Sheet6'.I34]);0;[$'Sheet2'.BH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3:.K35])-[$'Sheet4'.J34]=3;AND(SUM([$'Sheet4'.I33:.K35])-[$'Sheet4'.J34]=2;[$'Sheet4'.J34]=1));1;0);0;[$'Sheet6'.J34]);0;[$'Sheet2'.BI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3:.L35])-[$'Sheet4'.K34]=3;AND(SUM([$'Sheet4'.J33:.L35])-[$'Sheet4'.K34]=2;[$'Sheet4'.K34]=1));1;0);0;[$'Sheet6'.K34]);0;[$'Sheet2'.BJ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3:.M35])-[$'Sheet4'.L34]=3;AND(SUM([$'Sheet4'.K33:.M35])-[$'Sheet4'.L34]=2;[$'Sheet4'.L34]=1));1;0);0;[$'Sheet6'.L34]);0;[$'Sheet2'.BK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3:.N35])-[$'Sheet4'.M34]=3;AND(SUM([$'Sheet4'.L33:.N35])-[$'Sheet4'.M34]=2;[$'Sheet4'.M34]=1));1;0);0;[$'Sheet6'.M34]);0;[$'Sheet2'.BL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3:.O35])-[$'Sheet4'.N34]=3;AND(SUM([$'Sheet4'.M33:.O35])-[$'Sheet4'.N34]=2;[$'Sheet4'.N34]=1));1;0);0;[$'Sheet6'.N34]);0;[$'Sheet2'.BM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3:.P35])-[$'Sheet4'.O34]=3;AND(SUM([$'Sheet4'.N33:.P35])-[$'Sheet4'.O34]=2;[$'Sheet4'.O34]=1));1;0);0;[$'Sheet6'.O34]);0;[$'Sheet2'.BN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3:.Q35])-[$'Sheet4'.P34]=3;AND(SUM([$'Sheet4'.O33:.Q35])-[$'Sheet4'.P34]=2;[$'Sheet4'.P34]=1));1;0);0;[$'Sheet6'.P34]);0;[$'Sheet2'.BO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3:.R35])-[$'Sheet4'.Q34]=3;AND(SUM([$'Sheet4'.P33:.R35])-[$'Sheet4'.Q34]=2;[$'Sheet4'.Q34]=1));1;0);0;[$'Sheet6'.Q34]);0;[$'Sheet2'.BP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3:.S35])-[$'Sheet4'.R34]=3;AND(SUM([$'Sheet4'.Q33:.S35])-[$'Sheet4'.R34]=2;[$'Sheet4'.R34]=1));1;0);0;[$'Sheet6'.R34]);0;[$'Sheet2'.BQ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3:.T35])-[$'Sheet4'.S34]=3;AND(SUM([$'Sheet4'.R33:.T35])-[$'Sheet4'.S34]=2;[$'Sheet4'.S34]=1));1;0);0;[$'Sheet6'.S34]);0;[$'Sheet2'.BR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3:.U35])-[$'Sheet4'.T34]=3;AND(SUM([$'Sheet4'.S33:.U35])-[$'Sheet4'.T34]=2;[$'Sheet4'.T34]=1));1;0);0;[$'Sheet6'.T34]);0;[$'Sheet2'.BS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3:.V35])-[$'Sheet4'.U34]=3;AND(SUM([$'Sheet4'.T33:.V35])-[$'Sheet4'.U34]=2;[$'Sheet4'.U34]=1));1;0);0;[$'Sheet6'.U34]);0;[$'Sheet2'.BT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3:.W35])-[$'Sheet4'.V34]=3;AND(SUM([$'Sheet4'.U33:.W35])-[$'Sheet4'.V34]=2;[$'Sheet4'.V34]=1));1;0);0;[$'Sheet6'.V34]);0;[$'Sheet2'.BU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3:.X35])-[$'Sheet4'.W34]=3;AND(SUM([$'Sheet4'.V33:.X35])-[$'Sheet4'.W34]=2;[$'Sheet4'.W34]=1));1;0);0;[$'Sheet6'.W34]);0;[$'Sheet2'.BV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3:.Y35])-[$'Sheet4'.X34]=3;AND(SUM([$'Sheet4'.W33:.Y35])-[$'Sheet4'.X34]=2;[$'Sheet4'.X34]=1));1;0);0;[$'Sheet6'.X34]);0;[$'Sheet2'.BW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3:.Z35])-[$'Sheet4'.Y34]=3;AND(SUM([$'Sheet4'.X33:.Z35])-[$'Sheet4'.Y34]=2;[$'Sheet4'.Y34]=1));1;0);0;[$'Sheet6'.Y34]);0;[$'Sheet2'.BX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3:.AA35])-[$'Sheet4'.Z34]=3;AND(SUM([$'Sheet4'.Y33:.AA35])-[$'Sheet4'.Z34]=2;[$'Sheet4'.Z34]=1));1;0);0;[$'Sheet6'.Z34]);0;[$'Sheet2'.BY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3:.AB35])-[$'Sheet4'.AA34]=3;AND(SUM([$'Sheet4'.Z33:.AB35])-[$'Sheet4'.AA34]=2;[$'Sheet4'.AA34]=1));1;0);0;[$'Sheet6'.AA34]);0;[$'Sheet2'.BZ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3:.AC35])-[$'Sheet4'.AB34]=3;AND(SUM([$'Sheet4'.AA33:.AC35])-[$'Sheet4'.AB34]=2;[$'Sheet4'.AB34]=1));1;0);0;[$'Sheet6'.AB34]);0;[$'Sheet2'.CA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3:.AD35])-[$'Sheet4'.AC34]=3;AND(SUM([$'Sheet4'.AB33:.AD35])-[$'Sheet4'.AC34]=2;[$'Sheet4'.AC34]=1));1;0);0;[$'Sheet6'.AC34]);0;[$'Sheet2'.CB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3:.AE35])-[$'Sheet4'.AD34]=3;AND(SUM([$'Sheet4'.AC33:.AE35])-[$'Sheet4'.AD34]=2;[$'Sheet4'.AD34]=1));1;0);0;[$'Sheet6'.AD34]);0;[$'Sheet2'.CC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3:.AF35])-[$'Sheet4'.AE34]=3;AND(SUM([$'Sheet4'.AD33:.AF35])-[$'Sheet4'.AE34]=2;[$'Sheet4'.AE34]=1));1;0);0;[$'Sheet6'.AE34]);0;[$'Sheet2'.CD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3:.AG35])-[$'Sheet4'.AF34]=3;AND(SUM([$'Sheet4'.AE33:.AG35])-[$'Sheet4'.AF34]=2;[$'Sheet4'.AF34]=1));1;0);0;[$'Sheet6'.AF34]);0;[$'Sheet2'.CE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3:.AH35])-[$'Sheet4'.AG34]=3;AND(SUM([$'Sheet4'.AF33:.AH35])-[$'Sheet4'.AG34]=2;[$'Sheet4'.AG34]=1));1;0);0;[$'Sheet6'.AG34]);0;[$'Sheet2'.CF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3:.AI35])-[$'Sheet4'.AH34]=3;AND(SUM([$'Sheet4'.AG33:.AI35])-[$'Sheet4'.AH34]=2;[$'Sheet4'.AH34]=1));1;0);0;[$'Sheet6'.AH34]);0;[$'Sheet2'.CG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3:.AJ35])-[$'Sheet4'.AI34]=3;AND(SUM([$'Sheet4'.AH33:.AJ35])-[$'Sheet4'.AI34]=2;[$'Sheet4'.AI34]=1));1;0);0;[$'Sheet6'.AI34]);0;[$'Sheet2'.CH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3:.AK35])-[$'Sheet4'.AJ34]=3;AND(SUM([$'Sheet4'.AI33:.AK35])-[$'Sheet4'.AJ34]=2;[$'Sheet4'.AJ34]=1));1;0);0;[$'Sheet6'.AJ34]);0;[$'Sheet2'.CI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3:.AL35])-[$'Sheet4'.AK34]=3;AND(SUM([$'Sheet4'.AJ33:.AL35])-[$'Sheet4'.AK34]=2;[$'Sheet4'.AK34]=1));1;0);0;[$'Sheet6'.AK34]);0;[$'Sheet2'.CJ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3:.AM35])-[$'Sheet4'.AL34]=3;AND(SUM([$'Sheet4'.AK33:.AM35])-[$'Sheet4'.AL34]=2;[$'Sheet4'.AL34]=1));1;0);0;[$'Sheet6'.AL34]);0;[$'Sheet2'.CK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3:.AN35])-[$'Sheet4'.AM34]=3;AND(SUM([$'Sheet4'.AL33:.AN35])-[$'Sheet4'.AM34]=2;[$'Sheet4'.AM34]=1));1;0);0;[$'Sheet6'.AM34]);0;[$'Sheet2'.CL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3:.AO35])-[$'Sheet4'.AN34]=3;AND(SUM([$'Sheet4'.AM33:.AO35])-[$'Sheet4'.AN34]=2;[$'Sheet4'.AN34]=1));1;0);0;[$'Sheet6'.AN34]);0;[$'Sheet2'.CM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3:.AP35])-[$'Sheet4'.AO34]=3;AND(SUM([$'Sheet4'.AN33:.AP35])-[$'Sheet4'.AO34]=2;[$'Sheet4'.AO34]=1));1;0);0;[$'Sheet6'.AO34]);0;[$'Sheet2'.CN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3:.AQ35])-[$'Sheet4'.AP34]=3;AND(SUM([$'Sheet4'.AO33:.AQ35])-[$'Sheet4'.AP34]=2;[$'Sheet4'.AP34]=1));1;0);0;[$'Sheet6'.AP34]);0;[$'Sheet2'.CO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3:.AR35])-[$'Sheet4'.AQ34]=3;AND(SUM([$'Sheet4'.AP33:.AR35])-[$'Sheet4'.AQ34]=2;[$'Sheet4'.AQ34]=1));1;0);0;[$'Sheet6'.AQ34]);0;[$'Sheet2'.CP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3:.AS35])-[$'Sheet4'.AR34]=3;AND(SUM([$'Sheet4'.AQ33:.AS35])-[$'Sheet4'.AR34]=2;[$'Sheet4'.AR34]=1));1;0);0;[$'Sheet6'.AR34]);0;[$'Sheet2'.CQ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3:.AT35])-[$'Sheet4'.AS34]=3;AND(SUM([$'Sheet4'.AR33:.AT35])-[$'Sheet4'.AS34]=2;[$'Sheet4'.AS34]=1));1;0);0;[$'Sheet6'.AS34]);0;[$'Sheet2'.CR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3:.AU35])-[$'Sheet4'.AT34]=3;AND(SUM([$'Sheet4'.AS33:.AU35])-[$'Sheet4'.AT34]=2;[$'Sheet4'.AT34]=1));1;0);0;[$'Sheet6'.AT34]);0;[$'Sheet2'.CS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3:.AV35])-[$'Sheet4'.AU34]=3;AND(SUM([$'Sheet4'.AT33:.AV35])-[$'Sheet4'.AU34]=2;[$'Sheet4'.AU34]=1));1;0);0;[$'Sheet6'.AU34]);0;[$'Sheet2'.CT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3:.AW35])-[$'Sheet4'.AV34]=3;AND(SUM([$'Sheet4'.AU33:.AW35])-[$'Sheet4'.AV34]=2;[$'Sheet4'.AV34]=1));1;0);0;[$'Sheet6'.AV34]);0;[$'Sheet2'.CU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3:.AX35])-[$'Sheet4'.AW34]=3;AND(SUM([$'Sheet4'.AV33:.AX35])-[$'Sheet4'.AW34]=2;[$'Sheet4'.AW34]=1));1;0);0;[$'Sheet6'.AW34]);0;[$'Sheet2'.CV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3:.AY35])-[$'Sheet4'.AX34]=3;AND(SUM([$'Sheet4'.AW33:.AY35])-[$'Sheet4'.AX34]=2;[$'Sheet4'.AX34]=1));1;0);0;[$'Sheet6'.AX34]);0;[$'Sheet2'.CW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3:.AZ35])-[$'Sheet4'.AY34]=3;AND(SUM([$'Sheet4'.AX33:.AZ35])-[$'Sheet4'.AY34]=2;[$'Sheet4'.AY34]=1));1;0);0;[$'Sheet6'.AY34]);0;[$'Sheet2'.CX3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3:.BA35])-[$'Sheet4'.AZ34]=3;AND(SUM([$'Sheet4'.AY33:.BA35])-[$'Sheet4'.AZ34]=2;[$'Sheet4'.AZ34]=1));1;0);0;[$'Sheet6'.AZ34]);0;[$'Sheet2'.CY34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4:.D36])-[$'Sheet4'.C35]=3;AND(SUM([$'Sheet4'.B34:.D36])-[$'Sheet4'.C35]=2;[$'Sheet4'.C35]=1));1;0);0;[$'Sheet6'.C35]);0;[$'Sheet2'.BB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4:.E36])-[$'Sheet4'.D35]=3;AND(SUM([$'Sheet4'.C34:.E36])-[$'Sheet4'.D35]=2;[$'Sheet4'.D35]=1));1;0);0;[$'Sheet6'.D35]);0;[$'Sheet2'.BC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4:.F36])-[$'Sheet4'.E35]=3;AND(SUM([$'Sheet4'.D34:.F36])-[$'Sheet4'.E35]=2;[$'Sheet4'.E35]=1));1;0);0;[$'Sheet6'.E35]);0;[$'Sheet2'.BD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4:.G36])-[$'Sheet4'.F35]=3;AND(SUM([$'Sheet4'.E34:.G36])-[$'Sheet4'.F35]=2;[$'Sheet4'.F35]=1));1;0);0;[$'Sheet6'.F35]);0;[$'Sheet2'.BE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4:.H36])-[$'Sheet4'.G35]=3;AND(SUM([$'Sheet4'.F34:.H36])-[$'Sheet4'.G35]=2;[$'Sheet4'.G35]=1));1;0);0;[$'Sheet6'.G35]);0;[$'Sheet2'.BF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4:.I36])-[$'Sheet4'.H35]=3;AND(SUM([$'Sheet4'.G34:.I36])-[$'Sheet4'.H35]=2;[$'Sheet4'.H35]=1));1;0);0;[$'Sheet6'.H35]);0;[$'Sheet2'.BG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4:.J36])-[$'Sheet4'.I35]=3;AND(SUM([$'Sheet4'.H34:.J36])-[$'Sheet4'.I35]=2;[$'Sheet4'.I35]=1));1;0);0;[$'Sheet6'.I35]);0;[$'Sheet2'.BH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4:.K36])-[$'Sheet4'.J35]=3;AND(SUM([$'Sheet4'.I34:.K36])-[$'Sheet4'.J35]=2;[$'Sheet4'.J35]=1));1;0);0;[$'Sheet6'.J35]);0;[$'Sheet2'.BI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4:.L36])-[$'Sheet4'.K35]=3;AND(SUM([$'Sheet4'.J34:.L36])-[$'Sheet4'.K35]=2;[$'Sheet4'.K35]=1));1;0);0;[$'Sheet6'.K35]);0;[$'Sheet2'.BJ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4:.M36])-[$'Sheet4'.L35]=3;AND(SUM([$'Sheet4'.K34:.M36])-[$'Sheet4'.L35]=2;[$'Sheet4'.L35]=1));1;0);0;[$'Sheet6'.L35]);0;[$'Sheet2'.BK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4:.N36])-[$'Sheet4'.M35]=3;AND(SUM([$'Sheet4'.L34:.N36])-[$'Sheet4'.M35]=2;[$'Sheet4'.M35]=1));1;0);0;[$'Sheet6'.M35]);0;[$'Sheet2'.BL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4:.O36])-[$'Sheet4'.N35]=3;AND(SUM([$'Sheet4'.M34:.O36])-[$'Sheet4'.N35]=2;[$'Sheet4'.N35]=1));1;0);0;[$'Sheet6'.N35]);0;[$'Sheet2'.BM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4:.P36])-[$'Sheet4'.O35]=3;AND(SUM([$'Sheet4'.N34:.P36])-[$'Sheet4'.O35]=2;[$'Sheet4'.O35]=1));1;0);0;[$'Sheet6'.O35]);0;[$'Sheet2'.BN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4:.Q36])-[$'Sheet4'.P35]=3;AND(SUM([$'Sheet4'.O34:.Q36])-[$'Sheet4'.P35]=2;[$'Sheet4'.P35]=1));1;0);0;[$'Sheet6'.P35]);0;[$'Sheet2'.BO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4:.R36])-[$'Sheet4'.Q35]=3;AND(SUM([$'Sheet4'.P34:.R36])-[$'Sheet4'.Q35]=2;[$'Sheet4'.Q35]=1));1;0);0;[$'Sheet6'.Q35]);0;[$'Sheet2'.BP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4:.S36])-[$'Sheet4'.R35]=3;AND(SUM([$'Sheet4'.Q34:.S36])-[$'Sheet4'.R35]=2;[$'Sheet4'.R35]=1));1;0);0;[$'Sheet6'.R35]);0;[$'Sheet2'.BQ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4:.T36])-[$'Sheet4'.S35]=3;AND(SUM([$'Sheet4'.R34:.T36])-[$'Sheet4'.S35]=2;[$'Sheet4'.S35]=1));1;0);0;[$'Sheet6'.S35]);0;[$'Sheet2'.BR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4:.U36])-[$'Sheet4'.T35]=3;AND(SUM([$'Sheet4'.S34:.U36])-[$'Sheet4'.T35]=2;[$'Sheet4'.T35]=1));1;0);0;[$'Sheet6'.T35]);0;[$'Sheet2'.BS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4:.V36])-[$'Sheet4'.U35]=3;AND(SUM([$'Sheet4'.T34:.V36])-[$'Sheet4'.U35]=2;[$'Sheet4'.U35]=1));1;0);0;[$'Sheet6'.U35]);0;[$'Sheet2'.BT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4:.W36])-[$'Sheet4'.V35]=3;AND(SUM([$'Sheet4'.U34:.W36])-[$'Sheet4'.V35]=2;[$'Sheet4'.V35]=1));1;0);0;[$'Sheet6'.V35]);0;[$'Sheet2'.BU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4:.X36])-[$'Sheet4'.W35]=3;AND(SUM([$'Sheet4'.V34:.X36])-[$'Sheet4'.W35]=2;[$'Sheet4'.W35]=1));1;0);0;[$'Sheet6'.W35]);0;[$'Sheet2'.BV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4:.Y36])-[$'Sheet4'.X35]=3;AND(SUM([$'Sheet4'.W34:.Y36])-[$'Sheet4'.X35]=2;[$'Sheet4'.X35]=1));1;0);0;[$'Sheet6'.X35]);0;[$'Sheet2'.BW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4:.Z36])-[$'Sheet4'.Y35]=3;AND(SUM([$'Sheet4'.X34:.Z36])-[$'Sheet4'.Y35]=2;[$'Sheet4'.Y35]=1));1;0);0;[$'Sheet6'.Y35]);0;[$'Sheet2'.BX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4:.AA36])-[$'Sheet4'.Z35]=3;AND(SUM([$'Sheet4'.Y34:.AA36])-[$'Sheet4'.Z35]=2;[$'Sheet4'.Z35]=1));1;0);0;[$'Sheet6'.Z35]);0;[$'Sheet2'.BY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4:.AB36])-[$'Sheet4'.AA35]=3;AND(SUM([$'Sheet4'.Z34:.AB36])-[$'Sheet4'.AA35]=2;[$'Sheet4'.AA35]=1));1;0);0;[$'Sheet6'.AA35]);0;[$'Sheet2'.BZ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4:.AC36])-[$'Sheet4'.AB35]=3;AND(SUM([$'Sheet4'.AA34:.AC36])-[$'Sheet4'.AB35]=2;[$'Sheet4'.AB35]=1));1;0);0;[$'Sheet6'.AB35]);0;[$'Sheet2'.CA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4:.AD36])-[$'Sheet4'.AC35]=3;AND(SUM([$'Sheet4'.AB34:.AD36])-[$'Sheet4'.AC35]=2;[$'Sheet4'.AC35]=1));1;0);0;[$'Sheet6'.AC35]);0;[$'Sheet2'.CB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4:.AE36])-[$'Sheet4'.AD35]=3;AND(SUM([$'Sheet4'.AC34:.AE36])-[$'Sheet4'.AD35]=2;[$'Sheet4'.AD35]=1));1;0);0;[$'Sheet6'.AD35]);0;[$'Sheet2'.CC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4:.AF36])-[$'Sheet4'.AE35]=3;AND(SUM([$'Sheet4'.AD34:.AF36])-[$'Sheet4'.AE35]=2;[$'Sheet4'.AE35]=1));1;0);0;[$'Sheet6'.AE35]);0;[$'Sheet2'.CD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4:.AG36])-[$'Sheet4'.AF35]=3;AND(SUM([$'Sheet4'.AE34:.AG36])-[$'Sheet4'.AF35]=2;[$'Sheet4'.AF35]=1));1;0);0;[$'Sheet6'.AF35]);0;[$'Sheet2'.CE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4:.AH36])-[$'Sheet4'.AG35]=3;AND(SUM([$'Sheet4'.AF34:.AH36])-[$'Sheet4'.AG35]=2;[$'Sheet4'.AG35]=1));1;0);0;[$'Sheet6'.AG35]);0;[$'Sheet2'.CF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4:.AI36])-[$'Sheet4'.AH35]=3;AND(SUM([$'Sheet4'.AG34:.AI36])-[$'Sheet4'.AH35]=2;[$'Sheet4'.AH35]=1));1;0);0;[$'Sheet6'.AH35]);0;[$'Sheet2'.CG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4:.AJ36])-[$'Sheet4'.AI35]=3;AND(SUM([$'Sheet4'.AH34:.AJ36])-[$'Sheet4'.AI35]=2;[$'Sheet4'.AI35]=1));1;0);0;[$'Sheet6'.AI35]);0;[$'Sheet2'.CH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4:.AK36])-[$'Sheet4'.AJ35]=3;AND(SUM([$'Sheet4'.AI34:.AK36])-[$'Sheet4'.AJ35]=2;[$'Sheet4'.AJ35]=1));1;0);0;[$'Sheet6'.AJ35]);0;[$'Sheet2'.CI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4:.AL36])-[$'Sheet4'.AK35]=3;AND(SUM([$'Sheet4'.AJ34:.AL36])-[$'Sheet4'.AK35]=2;[$'Sheet4'.AK35]=1));1;0);0;[$'Sheet6'.AK35]);0;[$'Sheet2'.CJ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4:.AM36])-[$'Sheet4'.AL35]=3;AND(SUM([$'Sheet4'.AK34:.AM36])-[$'Sheet4'.AL35]=2;[$'Sheet4'.AL35]=1));1;0);0;[$'Sheet6'.AL35]);0;[$'Sheet2'.CK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4:.AN36])-[$'Sheet4'.AM35]=3;AND(SUM([$'Sheet4'.AL34:.AN36])-[$'Sheet4'.AM35]=2;[$'Sheet4'.AM35]=1));1;0);0;[$'Sheet6'.AM35]);0;[$'Sheet2'.CL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4:.AO36])-[$'Sheet4'.AN35]=3;AND(SUM([$'Sheet4'.AM34:.AO36])-[$'Sheet4'.AN35]=2;[$'Sheet4'.AN35]=1));1;0);0;[$'Sheet6'.AN35]);0;[$'Sheet2'.CM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4:.AP36])-[$'Sheet4'.AO35]=3;AND(SUM([$'Sheet4'.AN34:.AP36])-[$'Sheet4'.AO35]=2;[$'Sheet4'.AO35]=1));1;0);0;[$'Sheet6'.AO35]);0;[$'Sheet2'.CN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4:.AQ36])-[$'Sheet4'.AP35]=3;AND(SUM([$'Sheet4'.AO34:.AQ36])-[$'Sheet4'.AP35]=2;[$'Sheet4'.AP35]=1));1;0);0;[$'Sheet6'.AP35]);0;[$'Sheet2'.CO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4:.AR36])-[$'Sheet4'.AQ35]=3;AND(SUM([$'Sheet4'.AP34:.AR36])-[$'Sheet4'.AQ35]=2;[$'Sheet4'.AQ35]=1));1;0);0;[$'Sheet6'.AQ35]);0;[$'Sheet2'.CP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4:.AS36])-[$'Sheet4'.AR35]=3;AND(SUM([$'Sheet4'.AQ34:.AS36])-[$'Sheet4'.AR35]=2;[$'Sheet4'.AR35]=1));1;0);0;[$'Sheet6'.AR35]);0;[$'Sheet2'.CQ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4:.AT36])-[$'Sheet4'.AS35]=3;AND(SUM([$'Sheet4'.AR34:.AT36])-[$'Sheet4'.AS35]=2;[$'Sheet4'.AS35]=1));1;0);0;[$'Sheet6'.AS35]);0;[$'Sheet2'.CR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4:.AU36])-[$'Sheet4'.AT35]=3;AND(SUM([$'Sheet4'.AS34:.AU36])-[$'Sheet4'.AT35]=2;[$'Sheet4'.AT35]=1));1;0);0;[$'Sheet6'.AT35]);0;[$'Sheet2'.CS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4:.AV36])-[$'Sheet4'.AU35]=3;AND(SUM([$'Sheet4'.AT34:.AV36])-[$'Sheet4'.AU35]=2;[$'Sheet4'.AU35]=1));1;0);0;[$'Sheet6'.AU35]);0;[$'Sheet2'.CT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4:.AW36])-[$'Sheet4'.AV35]=3;AND(SUM([$'Sheet4'.AU34:.AW36])-[$'Sheet4'.AV35]=2;[$'Sheet4'.AV35]=1));1;0);0;[$'Sheet6'.AV35]);0;[$'Sheet2'.CU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4:.AX36])-[$'Sheet4'.AW35]=3;AND(SUM([$'Sheet4'.AV34:.AX36])-[$'Sheet4'.AW35]=2;[$'Sheet4'.AW35]=1));1;0);0;[$'Sheet6'.AW35]);0;[$'Sheet2'.CV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4:.AY36])-[$'Sheet4'.AX35]=3;AND(SUM([$'Sheet4'.AW34:.AY36])-[$'Sheet4'.AX35]=2;[$'Sheet4'.AX35]=1));1;0);0;[$'Sheet6'.AX35]);0;[$'Sheet2'.CW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4:.AZ36])-[$'Sheet4'.AY35]=3;AND(SUM([$'Sheet4'.AX34:.AZ36])-[$'Sheet4'.AY35]=2;[$'Sheet4'.AY35]=1));1;0);0;[$'Sheet6'.AY35]);0;[$'Sheet2'.CX3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4:.BA36])-[$'Sheet4'.AZ35]=3;AND(SUM([$'Sheet4'.AY34:.BA36])-[$'Sheet4'.AZ35]=2;[$'Sheet4'.AZ35]=1));1;0);0;[$'Sheet6'.AZ35]);0;[$'Sheet2'.CY35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5:.D37])-[$'Sheet4'.C36]=3;AND(SUM([$'Sheet4'.B35:.D37])-[$'Sheet4'.C36]=2;[$'Sheet4'.C36]=1));1;0);0;[$'Sheet6'.C36]);0;[$'Sheet2'.BB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5:.E37])-[$'Sheet4'.D36]=3;AND(SUM([$'Sheet4'.C35:.E37])-[$'Sheet4'.D36]=2;[$'Sheet4'.D36]=1));1;0);0;[$'Sheet6'.D36]);0;[$'Sheet2'.BC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5:.F37])-[$'Sheet4'.E36]=3;AND(SUM([$'Sheet4'.D35:.F37])-[$'Sheet4'.E36]=2;[$'Sheet4'.E36]=1));1;0);0;[$'Sheet6'.E36]);0;[$'Sheet2'.BD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5:.G37])-[$'Sheet4'.F36]=3;AND(SUM([$'Sheet4'.E35:.G37])-[$'Sheet4'.F36]=2;[$'Sheet4'.F36]=1));1;0);0;[$'Sheet6'.F36]);0;[$'Sheet2'.BE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5:.H37])-[$'Sheet4'.G36]=3;AND(SUM([$'Sheet4'.F35:.H37])-[$'Sheet4'.G36]=2;[$'Sheet4'.G36]=1));1;0);0;[$'Sheet6'.G36]);0;[$'Sheet2'.BF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5:.I37])-[$'Sheet4'.H36]=3;AND(SUM([$'Sheet4'.G35:.I37])-[$'Sheet4'.H36]=2;[$'Sheet4'.H36]=1));1;0);0;[$'Sheet6'.H36]);0;[$'Sheet2'.BG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5:.J37])-[$'Sheet4'.I36]=3;AND(SUM([$'Sheet4'.H35:.J37])-[$'Sheet4'.I36]=2;[$'Sheet4'.I36]=1));1;0);0;[$'Sheet6'.I36]);0;[$'Sheet2'.BH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5:.K37])-[$'Sheet4'.J36]=3;AND(SUM([$'Sheet4'.I35:.K37])-[$'Sheet4'.J36]=2;[$'Sheet4'.J36]=1));1;0);0;[$'Sheet6'.J36]);0;[$'Sheet2'.BI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5:.L37])-[$'Sheet4'.K36]=3;AND(SUM([$'Sheet4'.J35:.L37])-[$'Sheet4'.K36]=2;[$'Sheet4'.K36]=1));1;0);0;[$'Sheet6'.K36]);0;[$'Sheet2'.BJ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5:.M37])-[$'Sheet4'.L36]=3;AND(SUM([$'Sheet4'.K35:.M37])-[$'Sheet4'.L36]=2;[$'Sheet4'.L36]=1));1;0);0;[$'Sheet6'.L36]);0;[$'Sheet2'.BK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5:.N37])-[$'Sheet4'.M36]=3;AND(SUM([$'Sheet4'.L35:.N37])-[$'Sheet4'.M36]=2;[$'Sheet4'.M36]=1));1;0);0;[$'Sheet6'.M36]);0;[$'Sheet2'.BL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5:.O37])-[$'Sheet4'.N36]=3;AND(SUM([$'Sheet4'.M35:.O37])-[$'Sheet4'.N36]=2;[$'Sheet4'.N36]=1));1;0);0;[$'Sheet6'.N36]);0;[$'Sheet2'.BM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5:.P37])-[$'Sheet4'.O36]=3;AND(SUM([$'Sheet4'.N35:.P37])-[$'Sheet4'.O36]=2;[$'Sheet4'.O36]=1));1;0);0;[$'Sheet6'.O36]);0;[$'Sheet2'.BN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5:.Q37])-[$'Sheet4'.P36]=3;AND(SUM([$'Sheet4'.O35:.Q37])-[$'Sheet4'.P36]=2;[$'Sheet4'.P36]=1));1;0);0;[$'Sheet6'.P36]);0;[$'Sheet2'.BO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5:.R37])-[$'Sheet4'.Q36]=3;AND(SUM([$'Sheet4'.P35:.R37])-[$'Sheet4'.Q36]=2;[$'Sheet4'.Q36]=1));1;0);0;[$'Sheet6'.Q36]);0;[$'Sheet2'.BP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5:.S37])-[$'Sheet4'.R36]=3;AND(SUM([$'Sheet4'.Q35:.S37])-[$'Sheet4'.R36]=2;[$'Sheet4'.R36]=1));1;0);0;[$'Sheet6'.R36]);0;[$'Sheet2'.BQ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5:.T37])-[$'Sheet4'.S36]=3;AND(SUM([$'Sheet4'.R35:.T37])-[$'Sheet4'.S36]=2;[$'Sheet4'.S36]=1));1;0);0;[$'Sheet6'.S36]);0;[$'Sheet2'.BR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5:.U37])-[$'Sheet4'.T36]=3;AND(SUM([$'Sheet4'.S35:.U37])-[$'Sheet4'.T36]=2;[$'Sheet4'.T36]=1));1;0);0;[$'Sheet6'.T36]);0;[$'Sheet2'.BS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5:.V37])-[$'Sheet4'.U36]=3;AND(SUM([$'Sheet4'.T35:.V37])-[$'Sheet4'.U36]=2;[$'Sheet4'.U36]=1));1;0);0;[$'Sheet6'.U36]);0;[$'Sheet2'.BT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5:.W37])-[$'Sheet4'.V36]=3;AND(SUM([$'Sheet4'.U35:.W37])-[$'Sheet4'.V36]=2;[$'Sheet4'.V36]=1));1;0);0;[$'Sheet6'.V36]);0;[$'Sheet2'.BU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5:.X37])-[$'Sheet4'.W36]=3;AND(SUM([$'Sheet4'.V35:.X37])-[$'Sheet4'.W36]=2;[$'Sheet4'.W36]=1));1;0);0;[$'Sheet6'.W36]);0;[$'Sheet2'.BV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5:.Y37])-[$'Sheet4'.X36]=3;AND(SUM([$'Sheet4'.W35:.Y37])-[$'Sheet4'.X36]=2;[$'Sheet4'.X36]=1));1;0);0;[$'Sheet6'.X36]);0;[$'Sheet2'.BW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5:.Z37])-[$'Sheet4'.Y36]=3;AND(SUM([$'Sheet4'.X35:.Z37])-[$'Sheet4'.Y36]=2;[$'Sheet4'.Y36]=1));1;0);0;[$'Sheet6'.Y36]);0;[$'Sheet2'.BX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5:.AA37])-[$'Sheet4'.Z36]=3;AND(SUM([$'Sheet4'.Y35:.AA37])-[$'Sheet4'.Z36]=2;[$'Sheet4'.Z36]=1));1;0);0;[$'Sheet6'.Z36]);0;[$'Sheet2'.BY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5:.AB37])-[$'Sheet4'.AA36]=3;AND(SUM([$'Sheet4'.Z35:.AB37])-[$'Sheet4'.AA36]=2;[$'Sheet4'.AA36]=1));1;0);0;[$'Sheet6'.AA36]);0;[$'Sheet2'.BZ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5:.AC37])-[$'Sheet4'.AB36]=3;AND(SUM([$'Sheet4'.AA35:.AC37])-[$'Sheet4'.AB36]=2;[$'Sheet4'.AB36]=1));1;0);0;[$'Sheet6'.AB36]);0;[$'Sheet2'.CA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5:.AD37])-[$'Sheet4'.AC36]=3;AND(SUM([$'Sheet4'.AB35:.AD37])-[$'Sheet4'.AC36]=2;[$'Sheet4'.AC36]=1));1;0);0;[$'Sheet6'.AC36]);0;[$'Sheet2'.CB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5:.AE37])-[$'Sheet4'.AD36]=3;AND(SUM([$'Sheet4'.AC35:.AE37])-[$'Sheet4'.AD36]=2;[$'Sheet4'.AD36]=1));1;0);0;[$'Sheet6'.AD36]);0;[$'Sheet2'.CC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5:.AF37])-[$'Sheet4'.AE36]=3;AND(SUM([$'Sheet4'.AD35:.AF37])-[$'Sheet4'.AE36]=2;[$'Sheet4'.AE36]=1));1;0);0;[$'Sheet6'.AE36]);0;[$'Sheet2'.CD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5:.AG37])-[$'Sheet4'.AF36]=3;AND(SUM([$'Sheet4'.AE35:.AG37])-[$'Sheet4'.AF36]=2;[$'Sheet4'.AF36]=1));1;0);0;[$'Sheet6'.AF36]);0;[$'Sheet2'.CE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5:.AH37])-[$'Sheet4'.AG36]=3;AND(SUM([$'Sheet4'.AF35:.AH37])-[$'Sheet4'.AG36]=2;[$'Sheet4'.AG36]=1));1;0);0;[$'Sheet6'.AG36]);0;[$'Sheet2'.CF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5:.AI37])-[$'Sheet4'.AH36]=3;AND(SUM([$'Sheet4'.AG35:.AI37])-[$'Sheet4'.AH36]=2;[$'Sheet4'.AH36]=1));1;0);0;[$'Sheet6'.AH36]);0;[$'Sheet2'.CG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5:.AJ37])-[$'Sheet4'.AI36]=3;AND(SUM([$'Sheet4'.AH35:.AJ37])-[$'Sheet4'.AI36]=2;[$'Sheet4'.AI36]=1));1;0);0;[$'Sheet6'.AI36]);0;[$'Sheet2'.CH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5:.AK37])-[$'Sheet4'.AJ36]=3;AND(SUM([$'Sheet4'.AI35:.AK37])-[$'Sheet4'.AJ36]=2;[$'Sheet4'.AJ36]=1));1;0);0;[$'Sheet6'.AJ36]);0;[$'Sheet2'.CI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5:.AL37])-[$'Sheet4'.AK36]=3;AND(SUM([$'Sheet4'.AJ35:.AL37])-[$'Sheet4'.AK36]=2;[$'Sheet4'.AK36]=1));1;0);0;[$'Sheet6'.AK36]);0;[$'Sheet2'.CJ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5:.AM37])-[$'Sheet4'.AL36]=3;AND(SUM([$'Sheet4'.AK35:.AM37])-[$'Sheet4'.AL36]=2;[$'Sheet4'.AL36]=1));1;0);0;[$'Sheet6'.AL36]);0;[$'Sheet2'.CK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5:.AN37])-[$'Sheet4'.AM36]=3;AND(SUM([$'Sheet4'.AL35:.AN37])-[$'Sheet4'.AM36]=2;[$'Sheet4'.AM36]=1));1;0);0;[$'Sheet6'.AM36]);0;[$'Sheet2'.CL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5:.AO37])-[$'Sheet4'.AN36]=3;AND(SUM([$'Sheet4'.AM35:.AO37])-[$'Sheet4'.AN36]=2;[$'Sheet4'.AN36]=1));1;0);0;[$'Sheet6'.AN36]);0;[$'Sheet2'.CM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5:.AP37])-[$'Sheet4'.AO36]=3;AND(SUM([$'Sheet4'.AN35:.AP37])-[$'Sheet4'.AO36]=2;[$'Sheet4'.AO36]=1));1;0);0;[$'Sheet6'.AO36]);0;[$'Sheet2'.CN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5:.AQ37])-[$'Sheet4'.AP36]=3;AND(SUM([$'Sheet4'.AO35:.AQ37])-[$'Sheet4'.AP36]=2;[$'Sheet4'.AP36]=1));1;0);0;[$'Sheet6'.AP36]);0;[$'Sheet2'.CO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5:.AR37])-[$'Sheet4'.AQ36]=3;AND(SUM([$'Sheet4'.AP35:.AR37])-[$'Sheet4'.AQ36]=2;[$'Sheet4'.AQ36]=1));1;0);0;[$'Sheet6'.AQ36]);0;[$'Sheet2'.CP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5:.AS37])-[$'Sheet4'.AR36]=3;AND(SUM([$'Sheet4'.AQ35:.AS37])-[$'Sheet4'.AR36]=2;[$'Sheet4'.AR36]=1));1;0);0;[$'Sheet6'.AR36]);0;[$'Sheet2'.CQ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5:.AT37])-[$'Sheet4'.AS36]=3;AND(SUM([$'Sheet4'.AR35:.AT37])-[$'Sheet4'.AS36]=2;[$'Sheet4'.AS36]=1));1;0);0;[$'Sheet6'.AS36]);0;[$'Sheet2'.CR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5:.AU37])-[$'Sheet4'.AT36]=3;AND(SUM([$'Sheet4'.AS35:.AU37])-[$'Sheet4'.AT36]=2;[$'Sheet4'.AT36]=1));1;0);0;[$'Sheet6'.AT36]);0;[$'Sheet2'.CS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5:.AV37])-[$'Sheet4'.AU36]=3;AND(SUM([$'Sheet4'.AT35:.AV37])-[$'Sheet4'.AU36]=2;[$'Sheet4'.AU36]=1));1;0);0;[$'Sheet6'.AU36]);0;[$'Sheet2'.CT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5:.AW37])-[$'Sheet4'.AV36]=3;AND(SUM([$'Sheet4'.AU35:.AW37])-[$'Sheet4'.AV36]=2;[$'Sheet4'.AV36]=1));1;0);0;[$'Sheet6'.AV36]);0;[$'Sheet2'.CU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5:.AX37])-[$'Sheet4'.AW36]=3;AND(SUM([$'Sheet4'.AV35:.AX37])-[$'Sheet4'.AW36]=2;[$'Sheet4'.AW36]=1));1;0);0;[$'Sheet6'.AW36]);0;[$'Sheet2'.CV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5:.AY37])-[$'Sheet4'.AX36]=3;AND(SUM([$'Sheet4'.AW35:.AY37])-[$'Sheet4'.AX36]=2;[$'Sheet4'.AX36]=1));1;0);0;[$'Sheet6'.AX36]);0;[$'Sheet2'.CW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5:.AZ37])-[$'Sheet4'.AY36]=3;AND(SUM([$'Sheet4'.AX35:.AZ37])-[$'Sheet4'.AY36]=2;[$'Sheet4'.AY36]=1));1;0);0;[$'Sheet6'.AY36]);0;[$'Sheet2'.CX36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5:.BA37])-[$'Sheet4'.AZ36]=3;AND(SUM([$'Sheet4'.AY35:.BA37])-[$'Sheet4'.AZ36]=2;[$'Sheet4'.AZ36]=1));1;0);0;[$'Sheet6'.AZ36]);0;[$'Sheet2'.CY36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6:.D38])-[$'Sheet4'.C37]=3;AND(SUM([$'Sheet4'.B36:.D38])-[$'Sheet4'.C37]=2;[$'Sheet4'.C37]=1));1;0);0;[$'Sheet6'.C37]);0;[$'Sheet2'.BB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6:.E38])-[$'Sheet4'.D37]=3;AND(SUM([$'Sheet4'.C36:.E38])-[$'Sheet4'.D37]=2;[$'Sheet4'.D37]=1));1;0);0;[$'Sheet6'.D37]);0;[$'Sheet2'.BC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6:.F38])-[$'Sheet4'.E37]=3;AND(SUM([$'Sheet4'.D36:.F38])-[$'Sheet4'.E37]=2;[$'Sheet4'.E37]=1));1;0);0;[$'Sheet6'.E37]);0;[$'Sheet2'.BD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6:.G38])-[$'Sheet4'.F37]=3;AND(SUM([$'Sheet4'.E36:.G38])-[$'Sheet4'.F37]=2;[$'Sheet4'.F37]=1));1;0);0;[$'Sheet6'.F37]);0;[$'Sheet2'.BE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6:.H38])-[$'Sheet4'.G37]=3;AND(SUM([$'Sheet4'.F36:.H38])-[$'Sheet4'.G37]=2;[$'Sheet4'.G37]=1));1;0);0;[$'Sheet6'.G37]);0;[$'Sheet2'.BF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6:.I38])-[$'Sheet4'.H37]=3;AND(SUM([$'Sheet4'.G36:.I38])-[$'Sheet4'.H37]=2;[$'Sheet4'.H37]=1));1;0);0;[$'Sheet6'.H37]);0;[$'Sheet2'.BG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6:.J38])-[$'Sheet4'.I37]=3;AND(SUM([$'Sheet4'.H36:.J38])-[$'Sheet4'.I37]=2;[$'Sheet4'.I37]=1));1;0);0;[$'Sheet6'.I37]);0;[$'Sheet2'.BH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6:.K38])-[$'Sheet4'.J37]=3;AND(SUM([$'Sheet4'.I36:.K38])-[$'Sheet4'.J37]=2;[$'Sheet4'.J37]=1));1;0);0;[$'Sheet6'.J37]);0;[$'Sheet2'.BI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6:.L38])-[$'Sheet4'.K37]=3;AND(SUM([$'Sheet4'.J36:.L38])-[$'Sheet4'.K37]=2;[$'Sheet4'.K37]=1));1;0);0;[$'Sheet6'.K37]);0;[$'Sheet2'.BJ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6:.M38])-[$'Sheet4'.L37]=3;AND(SUM([$'Sheet4'.K36:.M38])-[$'Sheet4'.L37]=2;[$'Sheet4'.L37]=1));1;0);0;[$'Sheet6'.L37]);0;[$'Sheet2'.BK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6:.N38])-[$'Sheet4'.M37]=3;AND(SUM([$'Sheet4'.L36:.N38])-[$'Sheet4'.M37]=2;[$'Sheet4'.M37]=1));1;0);0;[$'Sheet6'.M37]);0;[$'Sheet2'.BL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6:.O38])-[$'Sheet4'.N37]=3;AND(SUM([$'Sheet4'.M36:.O38])-[$'Sheet4'.N37]=2;[$'Sheet4'.N37]=1));1;0);0;[$'Sheet6'.N37]);0;[$'Sheet2'.BM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6:.P38])-[$'Sheet4'.O37]=3;AND(SUM([$'Sheet4'.N36:.P38])-[$'Sheet4'.O37]=2;[$'Sheet4'.O37]=1));1;0);0;[$'Sheet6'.O37]);0;[$'Sheet2'.BN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6:.Q38])-[$'Sheet4'.P37]=3;AND(SUM([$'Sheet4'.O36:.Q38])-[$'Sheet4'.P37]=2;[$'Sheet4'.P37]=1));1;0);0;[$'Sheet6'.P37]);0;[$'Sheet2'.BO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6:.R38])-[$'Sheet4'.Q37]=3;AND(SUM([$'Sheet4'.P36:.R38])-[$'Sheet4'.Q37]=2;[$'Sheet4'.Q37]=1));1;0);0;[$'Sheet6'.Q37]);0;[$'Sheet2'.BP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6:.S38])-[$'Sheet4'.R37]=3;AND(SUM([$'Sheet4'.Q36:.S38])-[$'Sheet4'.R37]=2;[$'Sheet4'.R37]=1));1;0);0;[$'Sheet6'.R37]);0;[$'Sheet2'.BQ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6:.T38])-[$'Sheet4'.S37]=3;AND(SUM([$'Sheet4'.R36:.T38])-[$'Sheet4'.S37]=2;[$'Sheet4'.S37]=1));1;0);0;[$'Sheet6'.S37]);0;[$'Sheet2'.BR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6:.U38])-[$'Sheet4'.T37]=3;AND(SUM([$'Sheet4'.S36:.U38])-[$'Sheet4'.T37]=2;[$'Sheet4'.T37]=1));1;0);0;[$'Sheet6'.T37]);0;[$'Sheet2'.BS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6:.V38])-[$'Sheet4'.U37]=3;AND(SUM([$'Sheet4'.T36:.V38])-[$'Sheet4'.U37]=2;[$'Sheet4'.U37]=1));1;0);0;[$'Sheet6'.U37]);0;[$'Sheet2'.BT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6:.W38])-[$'Sheet4'.V37]=3;AND(SUM([$'Sheet4'.U36:.W38])-[$'Sheet4'.V37]=2;[$'Sheet4'.V37]=1));1;0);0;[$'Sheet6'.V37]);0;[$'Sheet2'.BU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6:.X38])-[$'Sheet4'.W37]=3;AND(SUM([$'Sheet4'.V36:.X38])-[$'Sheet4'.W37]=2;[$'Sheet4'.W37]=1));1;0);0;[$'Sheet6'.W37]);0;[$'Sheet2'.BV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6:.Y38])-[$'Sheet4'.X37]=3;AND(SUM([$'Sheet4'.W36:.Y38])-[$'Sheet4'.X37]=2;[$'Sheet4'.X37]=1));1;0);0;[$'Sheet6'.X37]);0;[$'Sheet2'.BW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6:.Z38])-[$'Sheet4'.Y37]=3;AND(SUM([$'Sheet4'.X36:.Z38])-[$'Sheet4'.Y37]=2;[$'Sheet4'.Y37]=1));1;0);0;[$'Sheet6'.Y37]);0;[$'Sheet2'.BX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6:.AA38])-[$'Sheet4'.Z37]=3;AND(SUM([$'Sheet4'.Y36:.AA38])-[$'Sheet4'.Z37]=2;[$'Sheet4'.Z37]=1));1;0);0;[$'Sheet6'.Z37]);0;[$'Sheet2'.BY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6:.AB38])-[$'Sheet4'.AA37]=3;AND(SUM([$'Sheet4'.Z36:.AB38])-[$'Sheet4'.AA37]=2;[$'Sheet4'.AA37]=1));1;0);0;[$'Sheet6'.AA37]);0;[$'Sheet2'.BZ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6:.AC38])-[$'Sheet4'.AB37]=3;AND(SUM([$'Sheet4'.AA36:.AC38])-[$'Sheet4'.AB37]=2;[$'Sheet4'.AB37]=1));1;0);0;[$'Sheet6'.AB37]);0;[$'Sheet2'.CA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6:.AD38])-[$'Sheet4'.AC37]=3;AND(SUM([$'Sheet4'.AB36:.AD38])-[$'Sheet4'.AC37]=2;[$'Sheet4'.AC37]=1));1;0);0;[$'Sheet6'.AC37]);0;[$'Sheet2'.CB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6:.AE38])-[$'Sheet4'.AD37]=3;AND(SUM([$'Sheet4'.AC36:.AE38])-[$'Sheet4'.AD37]=2;[$'Sheet4'.AD37]=1));1;0);0;[$'Sheet6'.AD37]);0;[$'Sheet2'.CC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6:.AF38])-[$'Sheet4'.AE37]=3;AND(SUM([$'Sheet4'.AD36:.AF38])-[$'Sheet4'.AE37]=2;[$'Sheet4'.AE37]=1));1;0);0;[$'Sheet6'.AE37]);0;[$'Sheet2'.CD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6:.AG38])-[$'Sheet4'.AF37]=3;AND(SUM([$'Sheet4'.AE36:.AG38])-[$'Sheet4'.AF37]=2;[$'Sheet4'.AF37]=1));1;0);0;[$'Sheet6'.AF37]);0;[$'Sheet2'.CE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6:.AH38])-[$'Sheet4'.AG37]=3;AND(SUM([$'Sheet4'.AF36:.AH38])-[$'Sheet4'.AG37]=2;[$'Sheet4'.AG37]=1));1;0);0;[$'Sheet6'.AG37]);0;[$'Sheet2'.CF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6:.AI38])-[$'Sheet4'.AH37]=3;AND(SUM([$'Sheet4'.AG36:.AI38])-[$'Sheet4'.AH37]=2;[$'Sheet4'.AH37]=1));1;0);0;[$'Sheet6'.AH37]);0;[$'Sheet2'.CG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6:.AJ38])-[$'Sheet4'.AI37]=3;AND(SUM([$'Sheet4'.AH36:.AJ38])-[$'Sheet4'.AI37]=2;[$'Sheet4'.AI37]=1));1;0);0;[$'Sheet6'.AI37]);0;[$'Sheet2'.CH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6:.AK38])-[$'Sheet4'.AJ37]=3;AND(SUM([$'Sheet4'.AI36:.AK38])-[$'Sheet4'.AJ37]=2;[$'Sheet4'.AJ37]=1));1;0);0;[$'Sheet6'.AJ37]);0;[$'Sheet2'.CI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6:.AL38])-[$'Sheet4'.AK37]=3;AND(SUM([$'Sheet4'.AJ36:.AL38])-[$'Sheet4'.AK37]=2;[$'Sheet4'.AK37]=1));1;0);0;[$'Sheet6'.AK37]);0;[$'Sheet2'.CJ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6:.AM38])-[$'Sheet4'.AL37]=3;AND(SUM([$'Sheet4'.AK36:.AM38])-[$'Sheet4'.AL37]=2;[$'Sheet4'.AL37]=1));1;0);0;[$'Sheet6'.AL37]);0;[$'Sheet2'.CK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6:.AN38])-[$'Sheet4'.AM37]=3;AND(SUM([$'Sheet4'.AL36:.AN38])-[$'Sheet4'.AM37]=2;[$'Sheet4'.AM37]=1));1;0);0;[$'Sheet6'.AM37]);0;[$'Sheet2'.CL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6:.AO38])-[$'Sheet4'.AN37]=3;AND(SUM([$'Sheet4'.AM36:.AO38])-[$'Sheet4'.AN37]=2;[$'Sheet4'.AN37]=1));1;0);0;[$'Sheet6'.AN37]);0;[$'Sheet2'.CM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6:.AP38])-[$'Sheet4'.AO37]=3;AND(SUM([$'Sheet4'.AN36:.AP38])-[$'Sheet4'.AO37]=2;[$'Sheet4'.AO37]=1));1;0);0;[$'Sheet6'.AO37]);0;[$'Sheet2'.CN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6:.AQ38])-[$'Sheet4'.AP37]=3;AND(SUM([$'Sheet4'.AO36:.AQ38])-[$'Sheet4'.AP37]=2;[$'Sheet4'.AP37]=1));1;0);0;[$'Sheet6'.AP37]);0;[$'Sheet2'.CO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6:.AR38])-[$'Sheet4'.AQ37]=3;AND(SUM([$'Sheet4'.AP36:.AR38])-[$'Sheet4'.AQ37]=2;[$'Sheet4'.AQ37]=1));1;0);0;[$'Sheet6'.AQ37]);0;[$'Sheet2'.CP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6:.AS38])-[$'Sheet4'.AR37]=3;AND(SUM([$'Sheet4'.AQ36:.AS38])-[$'Sheet4'.AR37]=2;[$'Sheet4'.AR37]=1));1;0);0;[$'Sheet6'.AR37]);0;[$'Sheet2'.CQ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6:.AT38])-[$'Sheet4'.AS37]=3;AND(SUM([$'Sheet4'.AR36:.AT38])-[$'Sheet4'.AS37]=2;[$'Sheet4'.AS37]=1));1;0);0;[$'Sheet6'.AS37]);0;[$'Sheet2'.CR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6:.AU38])-[$'Sheet4'.AT37]=3;AND(SUM([$'Sheet4'.AS36:.AU38])-[$'Sheet4'.AT37]=2;[$'Sheet4'.AT37]=1));1;0);0;[$'Sheet6'.AT37]);0;[$'Sheet2'.CS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6:.AV38])-[$'Sheet4'.AU37]=3;AND(SUM([$'Sheet4'.AT36:.AV38])-[$'Sheet4'.AU37]=2;[$'Sheet4'.AU37]=1));1;0);0;[$'Sheet6'.AU37]);0;[$'Sheet2'.CT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6:.AW38])-[$'Sheet4'.AV37]=3;AND(SUM([$'Sheet4'.AU36:.AW38])-[$'Sheet4'.AV37]=2;[$'Sheet4'.AV37]=1));1;0);0;[$'Sheet6'.AV37]);0;[$'Sheet2'.CU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6:.AX38])-[$'Sheet4'.AW37]=3;AND(SUM([$'Sheet4'.AV36:.AX38])-[$'Sheet4'.AW37]=2;[$'Sheet4'.AW37]=1));1;0);0;[$'Sheet6'.AW37]);0;[$'Sheet2'.CV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6:.AY38])-[$'Sheet4'.AX37]=3;AND(SUM([$'Sheet4'.AW36:.AY38])-[$'Sheet4'.AX37]=2;[$'Sheet4'.AX37]=1));1;0);0;[$'Sheet6'.AX37]);0;[$'Sheet2'.CW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6:.AZ38])-[$'Sheet4'.AY37]=3;AND(SUM([$'Sheet4'.AX36:.AZ38])-[$'Sheet4'.AY37]=2;[$'Sheet4'.AY37]=1));1;0);0;[$'Sheet6'.AY37]);0;[$'Sheet2'.CX37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6:.BA38])-[$'Sheet4'.AZ37]=3;AND(SUM([$'Sheet4'.AY36:.BA38])-[$'Sheet4'.AZ37]=2;[$'Sheet4'.AZ37]=1));1;0);0;[$'Sheet6'.AZ37]);0;[$'Sheet2'.CY37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7:.D39])-[$'Sheet4'.C38]=3;AND(SUM([$'Sheet4'.B37:.D39])-[$'Sheet4'.C38]=2;[$'Sheet4'.C38]=1));1;0);0;[$'Sheet6'.C38]);0;[$'Sheet2'.BB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7:.E39])-[$'Sheet4'.D38]=3;AND(SUM([$'Sheet4'.C37:.E39])-[$'Sheet4'.D38]=2;[$'Sheet4'.D38]=1));1;0);0;[$'Sheet6'.D38]);0;[$'Sheet2'.BC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7:.F39])-[$'Sheet4'.E38]=3;AND(SUM([$'Sheet4'.D37:.F39])-[$'Sheet4'.E38]=2;[$'Sheet4'.E38]=1));1;0);0;[$'Sheet6'.E38]);0;[$'Sheet2'.BD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7:.G39])-[$'Sheet4'.F38]=3;AND(SUM([$'Sheet4'.E37:.G39])-[$'Sheet4'.F38]=2;[$'Sheet4'.F38]=1));1;0);0;[$'Sheet6'.F38]);0;[$'Sheet2'.BE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7:.H39])-[$'Sheet4'.G38]=3;AND(SUM([$'Sheet4'.F37:.H39])-[$'Sheet4'.G38]=2;[$'Sheet4'.G38]=1));1;0);0;[$'Sheet6'.G38]);0;[$'Sheet2'.BF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7:.I39])-[$'Sheet4'.H38]=3;AND(SUM([$'Sheet4'.G37:.I39])-[$'Sheet4'.H38]=2;[$'Sheet4'.H38]=1));1;0);0;[$'Sheet6'.H38]);0;[$'Sheet2'.BG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7:.J39])-[$'Sheet4'.I38]=3;AND(SUM([$'Sheet4'.H37:.J39])-[$'Sheet4'.I38]=2;[$'Sheet4'.I38]=1));1;0);0;[$'Sheet6'.I38]);0;[$'Sheet2'.BH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7:.K39])-[$'Sheet4'.J38]=3;AND(SUM([$'Sheet4'.I37:.K39])-[$'Sheet4'.J38]=2;[$'Sheet4'.J38]=1));1;0);0;[$'Sheet6'.J38]);0;[$'Sheet2'.BI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7:.L39])-[$'Sheet4'.K38]=3;AND(SUM([$'Sheet4'.J37:.L39])-[$'Sheet4'.K38]=2;[$'Sheet4'.K38]=1));1;0);0;[$'Sheet6'.K38]);0;[$'Sheet2'.BJ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7:.M39])-[$'Sheet4'.L38]=3;AND(SUM([$'Sheet4'.K37:.M39])-[$'Sheet4'.L38]=2;[$'Sheet4'.L38]=1));1;0);0;[$'Sheet6'.L38]);0;[$'Sheet2'.BK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7:.N39])-[$'Sheet4'.M38]=3;AND(SUM([$'Sheet4'.L37:.N39])-[$'Sheet4'.M38]=2;[$'Sheet4'.M38]=1));1;0);0;[$'Sheet6'.M38]);0;[$'Sheet2'.BL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7:.O39])-[$'Sheet4'.N38]=3;AND(SUM([$'Sheet4'.M37:.O39])-[$'Sheet4'.N38]=2;[$'Sheet4'.N38]=1));1;0);0;[$'Sheet6'.N38]);0;[$'Sheet2'.BM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7:.P39])-[$'Sheet4'.O38]=3;AND(SUM([$'Sheet4'.N37:.P39])-[$'Sheet4'.O38]=2;[$'Sheet4'.O38]=1));1;0);0;[$'Sheet6'.O38]);0;[$'Sheet2'.BN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7:.Q39])-[$'Sheet4'.P38]=3;AND(SUM([$'Sheet4'.O37:.Q39])-[$'Sheet4'.P38]=2;[$'Sheet4'.P38]=1));1;0);0;[$'Sheet6'.P38]);0;[$'Sheet2'.BO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7:.R39])-[$'Sheet4'.Q38]=3;AND(SUM([$'Sheet4'.P37:.R39])-[$'Sheet4'.Q38]=2;[$'Sheet4'.Q38]=1));1;0);0;[$'Sheet6'.Q38]);0;[$'Sheet2'.BP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7:.S39])-[$'Sheet4'.R38]=3;AND(SUM([$'Sheet4'.Q37:.S39])-[$'Sheet4'.R38]=2;[$'Sheet4'.R38]=1));1;0);0;[$'Sheet6'.R38]);0;[$'Sheet2'.BQ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7:.T39])-[$'Sheet4'.S38]=3;AND(SUM([$'Sheet4'.R37:.T39])-[$'Sheet4'.S38]=2;[$'Sheet4'.S38]=1));1;0);0;[$'Sheet6'.S38]);0;[$'Sheet2'.BR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7:.U39])-[$'Sheet4'.T38]=3;AND(SUM([$'Sheet4'.S37:.U39])-[$'Sheet4'.T38]=2;[$'Sheet4'.T38]=1));1;0);0;[$'Sheet6'.T38]);0;[$'Sheet2'.BS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7:.V39])-[$'Sheet4'.U38]=3;AND(SUM([$'Sheet4'.T37:.V39])-[$'Sheet4'.U38]=2;[$'Sheet4'.U38]=1));1;0);0;[$'Sheet6'.U38]);0;[$'Sheet2'.BT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7:.W39])-[$'Sheet4'.V38]=3;AND(SUM([$'Sheet4'.U37:.W39])-[$'Sheet4'.V38]=2;[$'Sheet4'.V38]=1));1;0);0;[$'Sheet6'.V38]);0;[$'Sheet2'.BU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7:.X39])-[$'Sheet4'.W38]=3;AND(SUM([$'Sheet4'.V37:.X39])-[$'Sheet4'.W38]=2;[$'Sheet4'.W38]=1));1;0);0;[$'Sheet6'.W38]);0;[$'Sheet2'.BV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7:.Y39])-[$'Sheet4'.X38]=3;AND(SUM([$'Sheet4'.W37:.Y39])-[$'Sheet4'.X38]=2;[$'Sheet4'.X38]=1));1;0);0;[$'Sheet6'.X38]);0;[$'Sheet2'.BW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7:.Z39])-[$'Sheet4'.Y38]=3;AND(SUM([$'Sheet4'.X37:.Z39])-[$'Sheet4'.Y38]=2;[$'Sheet4'.Y38]=1));1;0);0;[$'Sheet6'.Y38]);0;[$'Sheet2'.BX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7:.AA39])-[$'Sheet4'.Z38]=3;AND(SUM([$'Sheet4'.Y37:.AA39])-[$'Sheet4'.Z38]=2;[$'Sheet4'.Z38]=1));1;0);0;[$'Sheet6'.Z38]);0;[$'Sheet2'.BY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7:.AB39])-[$'Sheet4'.AA38]=3;AND(SUM([$'Sheet4'.Z37:.AB39])-[$'Sheet4'.AA38]=2;[$'Sheet4'.AA38]=1));1;0);0;[$'Sheet6'.AA38]);0;[$'Sheet2'.BZ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7:.AC39])-[$'Sheet4'.AB38]=3;AND(SUM([$'Sheet4'.AA37:.AC39])-[$'Sheet4'.AB38]=2;[$'Sheet4'.AB38]=1));1;0);0;[$'Sheet6'.AB38]);0;[$'Sheet2'.CA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7:.AD39])-[$'Sheet4'.AC38]=3;AND(SUM([$'Sheet4'.AB37:.AD39])-[$'Sheet4'.AC38]=2;[$'Sheet4'.AC38]=1));1;0);0;[$'Sheet6'.AC38]);0;[$'Sheet2'.CB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7:.AE39])-[$'Sheet4'.AD38]=3;AND(SUM([$'Sheet4'.AC37:.AE39])-[$'Sheet4'.AD38]=2;[$'Sheet4'.AD38]=1));1;0);0;[$'Sheet6'.AD38]);0;[$'Sheet2'.CC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7:.AF39])-[$'Sheet4'.AE38]=3;AND(SUM([$'Sheet4'.AD37:.AF39])-[$'Sheet4'.AE38]=2;[$'Sheet4'.AE38]=1));1;0);0;[$'Sheet6'.AE38]);0;[$'Sheet2'.CD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7:.AG39])-[$'Sheet4'.AF38]=3;AND(SUM([$'Sheet4'.AE37:.AG39])-[$'Sheet4'.AF38]=2;[$'Sheet4'.AF38]=1));1;0);0;[$'Sheet6'.AF38]);0;[$'Sheet2'.CE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7:.AH39])-[$'Sheet4'.AG38]=3;AND(SUM([$'Sheet4'.AF37:.AH39])-[$'Sheet4'.AG38]=2;[$'Sheet4'.AG38]=1));1;0);0;[$'Sheet6'.AG38]);0;[$'Sheet2'.CF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7:.AI39])-[$'Sheet4'.AH38]=3;AND(SUM([$'Sheet4'.AG37:.AI39])-[$'Sheet4'.AH38]=2;[$'Sheet4'.AH38]=1));1;0);0;[$'Sheet6'.AH38]);0;[$'Sheet2'.CG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7:.AJ39])-[$'Sheet4'.AI38]=3;AND(SUM([$'Sheet4'.AH37:.AJ39])-[$'Sheet4'.AI38]=2;[$'Sheet4'.AI38]=1));1;0);0;[$'Sheet6'.AI38]);0;[$'Sheet2'.CH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7:.AK39])-[$'Sheet4'.AJ38]=3;AND(SUM([$'Sheet4'.AI37:.AK39])-[$'Sheet4'.AJ38]=2;[$'Sheet4'.AJ38]=1));1;0);0;[$'Sheet6'.AJ38]);0;[$'Sheet2'.CI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7:.AL39])-[$'Sheet4'.AK38]=3;AND(SUM([$'Sheet4'.AJ37:.AL39])-[$'Sheet4'.AK38]=2;[$'Sheet4'.AK38]=1));1;0);0;[$'Sheet6'.AK38]);0;[$'Sheet2'.CJ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7:.AM39])-[$'Sheet4'.AL38]=3;AND(SUM([$'Sheet4'.AK37:.AM39])-[$'Sheet4'.AL38]=2;[$'Sheet4'.AL38]=1));1;0);0;[$'Sheet6'.AL38]);0;[$'Sheet2'.CK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7:.AN39])-[$'Sheet4'.AM38]=3;AND(SUM([$'Sheet4'.AL37:.AN39])-[$'Sheet4'.AM38]=2;[$'Sheet4'.AM38]=1));1;0);0;[$'Sheet6'.AM38]);0;[$'Sheet2'.CL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7:.AO39])-[$'Sheet4'.AN38]=3;AND(SUM([$'Sheet4'.AM37:.AO39])-[$'Sheet4'.AN38]=2;[$'Sheet4'.AN38]=1));1;0);0;[$'Sheet6'.AN38]);0;[$'Sheet2'.CM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7:.AP39])-[$'Sheet4'.AO38]=3;AND(SUM([$'Sheet4'.AN37:.AP39])-[$'Sheet4'.AO38]=2;[$'Sheet4'.AO38]=1));1;0);0;[$'Sheet6'.AO38]);0;[$'Sheet2'.CN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7:.AQ39])-[$'Sheet4'.AP38]=3;AND(SUM([$'Sheet4'.AO37:.AQ39])-[$'Sheet4'.AP38]=2;[$'Sheet4'.AP38]=1));1;0);0;[$'Sheet6'.AP38]);0;[$'Sheet2'.CO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7:.AR39])-[$'Sheet4'.AQ38]=3;AND(SUM([$'Sheet4'.AP37:.AR39])-[$'Sheet4'.AQ38]=2;[$'Sheet4'.AQ38]=1));1;0);0;[$'Sheet6'.AQ38]);0;[$'Sheet2'.CP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7:.AS39])-[$'Sheet4'.AR38]=3;AND(SUM([$'Sheet4'.AQ37:.AS39])-[$'Sheet4'.AR38]=2;[$'Sheet4'.AR38]=1));1;0);0;[$'Sheet6'.AR38]);0;[$'Sheet2'.CQ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7:.AT39])-[$'Sheet4'.AS38]=3;AND(SUM([$'Sheet4'.AR37:.AT39])-[$'Sheet4'.AS38]=2;[$'Sheet4'.AS38]=1));1;0);0;[$'Sheet6'.AS38]);0;[$'Sheet2'.CR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7:.AU39])-[$'Sheet4'.AT38]=3;AND(SUM([$'Sheet4'.AS37:.AU39])-[$'Sheet4'.AT38]=2;[$'Sheet4'.AT38]=1));1;0);0;[$'Sheet6'.AT38]);0;[$'Sheet2'.CS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7:.AV39])-[$'Sheet4'.AU38]=3;AND(SUM([$'Sheet4'.AT37:.AV39])-[$'Sheet4'.AU38]=2;[$'Sheet4'.AU38]=1));1;0);0;[$'Sheet6'.AU38]);0;[$'Sheet2'.CT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7:.AW39])-[$'Sheet4'.AV38]=3;AND(SUM([$'Sheet4'.AU37:.AW39])-[$'Sheet4'.AV38]=2;[$'Sheet4'.AV38]=1));1;0);0;[$'Sheet6'.AV38]);0;[$'Sheet2'.CU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7:.AX39])-[$'Sheet4'.AW38]=3;AND(SUM([$'Sheet4'.AV37:.AX39])-[$'Sheet4'.AW38]=2;[$'Sheet4'.AW38]=1));1;0);0;[$'Sheet6'.AW38]);0;[$'Sheet2'.CV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7:.AY39])-[$'Sheet4'.AX38]=3;AND(SUM([$'Sheet4'.AW37:.AY39])-[$'Sheet4'.AX38]=2;[$'Sheet4'.AX38]=1));1;0);0;[$'Sheet6'.AX38]);0;[$'Sheet2'.CW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7:.AZ39])-[$'Sheet4'.AY38]=3;AND(SUM([$'Sheet4'.AX37:.AZ39])-[$'Sheet4'.AY38]=2;[$'Sheet4'.AY38]=1));1;0);0;[$'Sheet6'.AY38]);0;[$'Sheet2'.CX38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7:.BA39])-[$'Sheet4'.AZ38]=3;AND(SUM([$'Sheet4'.AY37:.BA39])-[$'Sheet4'.AZ38]=2;[$'Sheet4'.AZ38]=1));1;0);0;[$'Sheet6'.AZ38]);0;[$'Sheet2'.CY38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8:.D40])-[$'Sheet4'.C39]=3;AND(SUM([$'Sheet4'.B38:.D40])-[$'Sheet4'.C39]=2;[$'Sheet4'.C39]=1));1;0);0;[$'Sheet6'.C39]);0;[$'Sheet2'.BB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8:.E40])-[$'Sheet4'.D39]=3;AND(SUM([$'Sheet4'.C38:.E40])-[$'Sheet4'.D39]=2;[$'Sheet4'.D39]=1));1;0);0;[$'Sheet6'.D39]);0;[$'Sheet2'.BC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8:.F40])-[$'Sheet4'.E39]=3;AND(SUM([$'Sheet4'.D38:.F40])-[$'Sheet4'.E39]=2;[$'Sheet4'.E39]=1));1;0);0;[$'Sheet6'.E39]);0;[$'Sheet2'.BD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8:.G40])-[$'Sheet4'.F39]=3;AND(SUM([$'Sheet4'.E38:.G40])-[$'Sheet4'.F39]=2;[$'Sheet4'.F39]=1));1;0);0;[$'Sheet6'.F39]);0;[$'Sheet2'.BE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8:.H40])-[$'Sheet4'.G39]=3;AND(SUM([$'Sheet4'.F38:.H40])-[$'Sheet4'.G39]=2;[$'Sheet4'.G39]=1));1;0);0;[$'Sheet6'.G39]);0;[$'Sheet2'.BF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8:.I40])-[$'Sheet4'.H39]=3;AND(SUM([$'Sheet4'.G38:.I40])-[$'Sheet4'.H39]=2;[$'Sheet4'.H39]=1));1;0);0;[$'Sheet6'.H39]);0;[$'Sheet2'.BG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8:.J40])-[$'Sheet4'.I39]=3;AND(SUM([$'Sheet4'.H38:.J40])-[$'Sheet4'.I39]=2;[$'Sheet4'.I39]=1));1;0);0;[$'Sheet6'.I39]);0;[$'Sheet2'.BH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8:.K40])-[$'Sheet4'.J39]=3;AND(SUM([$'Sheet4'.I38:.K40])-[$'Sheet4'.J39]=2;[$'Sheet4'.J39]=1));1;0);0;[$'Sheet6'.J39]);0;[$'Sheet2'.BI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8:.L40])-[$'Sheet4'.K39]=3;AND(SUM([$'Sheet4'.J38:.L40])-[$'Sheet4'.K39]=2;[$'Sheet4'.K39]=1));1;0);0;[$'Sheet6'.K39]);0;[$'Sheet2'.BJ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8:.M40])-[$'Sheet4'.L39]=3;AND(SUM([$'Sheet4'.K38:.M40])-[$'Sheet4'.L39]=2;[$'Sheet4'.L39]=1));1;0);0;[$'Sheet6'.L39]);0;[$'Sheet2'.BK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8:.N40])-[$'Sheet4'.M39]=3;AND(SUM([$'Sheet4'.L38:.N40])-[$'Sheet4'.M39]=2;[$'Sheet4'.M39]=1));1;0);0;[$'Sheet6'.M39]);0;[$'Sheet2'.BL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8:.O40])-[$'Sheet4'.N39]=3;AND(SUM([$'Sheet4'.M38:.O40])-[$'Sheet4'.N39]=2;[$'Sheet4'.N39]=1));1;0);0;[$'Sheet6'.N39]);0;[$'Sheet2'.BM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8:.P40])-[$'Sheet4'.O39]=3;AND(SUM([$'Sheet4'.N38:.P40])-[$'Sheet4'.O39]=2;[$'Sheet4'.O39]=1));1;0);0;[$'Sheet6'.O39]);0;[$'Sheet2'.BN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8:.Q40])-[$'Sheet4'.P39]=3;AND(SUM([$'Sheet4'.O38:.Q40])-[$'Sheet4'.P39]=2;[$'Sheet4'.P39]=1));1;0);0;[$'Sheet6'.P39]);0;[$'Sheet2'.BO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8:.R40])-[$'Sheet4'.Q39]=3;AND(SUM([$'Sheet4'.P38:.R40])-[$'Sheet4'.Q39]=2;[$'Sheet4'.Q39]=1));1;0);0;[$'Sheet6'.Q39]);0;[$'Sheet2'.BP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8:.S40])-[$'Sheet4'.R39]=3;AND(SUM([$'Sheet4'.Q38:.S40])-[$'Sheet4'.R39]=2;[$'Sheet4'.R39]=1));1;0);0;[$'Sheet6'.R39]);0;[$'Sheet2'.BQ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8:.T40])-[$'Sheet4'.S39]=3;AND(SUM([$'Sheet4'.R38:.T40])-[$'Sheet4'.S39]=2;[$'Sheet4'.S39]=1));1;0);0;[$'Sheet6'.S39]);0;[$'Sheet2'.BR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8:.U40])-[$'Sheet4'.T39]=3;AND(SUM([$'Sheet4'.S38:.U40])-[$'Sheet4'.T39]=2;[$'Sheet4'.T39]=1));1;0);0;[$'Sheet6'.T39]);0;[$'Sheet2'.BS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8:.V40])-[$'Sheet4'.U39]=3;AND(SUM([$'Sheet4'.T38:.V40])-[$'Sheet4'.U39]=2;[$'Sheet4'.U39]=1));1;0);0;[$'Sheet6'.U39]);0;[$'Sheet2'.BT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8:.W40])-[$'Sheet4'.V39]=3;AND(SUM([$'Sheet4'.U38:.W40])-[$'Sheet4'.V39]=2;[$'Sheet4'.V39]=1));1;0);0;[$'Sheet6'.V39]);0;[$'Sheet2'.BU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8:.X40])-[$'Sheet4'.W39]=3;AND(SUM([$'Sheet4'.V38:.X40])-[$'Sheet4'.W39]=2;[$'Sheet4'.W39]=1));1;0);0;[$'Sheet6'.W39]);0;[$'Sheet2'.BV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8:.Y40])-[$'Sheet4'.X39]=3;AND(SUM([$'Sheet4'.W38:.Y40])-[$'Sheet4'.X39]=2;[$'Sheet4'.X39]=1));1;0);0;[$'Sheet6'.X39]);0;[$'Sheet2'.BW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8:.Z40])-[$'Sheet4'.Y39]=3;AND(SUM([$'Sheet4'.X38:.Z40])-[$'Sheet4'.Y39]=2;[$'Sheet4'.Y39]=1));1;0);0;[$'Sheet6'.Y39]);0;[$'Sheet2'.BX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8:.AA40])-[$'Sheet4'.Z39]=3;AND(SUM([$'Sheet4'.Y38:.AA40])-[$'Sheet4'.Z39]=2;[$'Sheet4'.Z39]=1));1;0);0;[$'Sheet6'.Z39]);0;[$'Sheet2'.BY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8:.AB40])-[$'Sheet4'.AA39]=3;AND(SUM([$'Sheet4'.Z38:.AB40])-[$'Sheet4'.AA39]=2;[$'Sheet4'.AA39]=1));1;0);0;[$'Sheet6'.AA39]);0;[$'Sheet2'.BZ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8:.AC40])-[$'Sheet4'.AB39]=3;AND(SUM([$'Sheet4'.AA38:.AC40])-[$'Sheet4'.AB39]=2;[$'Sheet4'.AB39]=1));1;0);0;[$'Sheet6'.AB39]);0;[$'Sheet2'.CA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8:.AD40])-[$'Sheet4'.AC39]=3;AND(SUM([$'Sheet4'.AB38:.AD40])-[$'Sheet4'.AC39]=2;[$'Sheet4'.AC39]=1));1;0);0;[$'Sheet6'.AC39]);0;[$'Sheet2'.CB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8:.AE40])-[$'Sheet4'.AD39]=3;AND(SUM([$'Sheet4'.AC38:.AE40])-[$'Sheet4'.AD39]=2;[$'Sheet4'.AD39]=1));1;0);0;[$'Sheet6'.AD39]);0;[$'Sheet2'.CC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8:.AF40])-[$'Sheet4'.AE39]=3;AND(SUM([$'Sheet4'.AD38:.AF40])-[$'Sheet4'.AE39]=2;[$'Sheet4'.AE39]=1));1;0);0;[$'Sheet6'.AE39]);0;[$'Sheet2'.CD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8:.AG40])-[$'Sheet4'.AF39]=3;AND(SUM([$'Sheet4'.AE38:.AG40])-[$'Sheet4'.AF39]=2;[$'Sheet4'.AF39]=1));1;0);0;[$'Sheet6'.AF39]);0;[$'Sheet2'.CE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8:.AH40])-[$'Sheet4'.AG39]=3;AND(SUM([$'Sheet4'.AF38:.AH40])-[$'Sheet4'.AG39]=2;[$'Sheet4'.AG39]=1));1;0);0;[$'Sheet6'.AG39]);0;[$'Sheet2'.CF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8:.AI40])-[$'Sheet4'.AH39]=3;AND(SUM([$'Sheet4'.AG38:.AI40])-[$'Sheet4'.AH39]=2;[$'Sheet4'.AH39]=1));1;0);0;[$'Sheet6'.AH39]);0;[$'Sheet2'.CG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8:.AJ40])-[$'Sheet4'.AI39]=3;AND(SUM([$'Sheet4'.AH38:.AJ40])-[$'Sheet4'.AI39]=2;[$'Sheet4'.AI39]=1));1;0);0;[$'Sheet6'.AI39]);0;[$'Sheet2'.CH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8:.AK40])-[$'Sheet4'.AJ39]=3;AND(SUM([$'Sheet4'.AI38:.AK40])-[$'Sheet4'.AJ39]=2;[$'Sheet4'.AJ39]=1));1;0);0;[$'Sheet6'.AJ39]);0;[$'Sheet2'.CI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8:.AL40])-[$'Sheet4'.AK39]=3;AND(SUM([$'Sheet4'.AJ38:.AL40])-[$'Sheet4'.AK39]=2;[$'Sheet4'.AK39]=1));1;0);0;[$'Sheet6'.AK39]);0;[$'Sheet2'.CJ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8:.AM40])-[$'Sheet4'.AL39]=3;AND(SUM([$'Sheet4'.AK38:.AM40])-[$'Sheet4'.AL39]=2;[$'Sheet4'.AL39]=1));1;0);0;[$'Sheet6'.AL39]);0;[$'Sheet2'.CK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8:.AN40])-[$'Sheet4'.AM39]=3;AND(SUM([$'Sheet4'.AL38:.AN40])-[$'Sheet4'.AM39]=2;[$'Sheet4'.AM39]=1));1;0);0;[$'Sheet6'.AM39]);0;[$'Sheet2'.CL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8:.AO40])-[$'Sheet4'.AN39]=3;AND(SUM([$'Sheet4'.AM38:.AO40])-[$'Sheet4'.AN39]=2;[$'Sheet4'.AN39]=1));1;0);0;[$'Sheet6'.AN39]);0;[$'Sheet2'.CM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8:.AP40])-[$'Sheet4'.AO39]=3;AND(SUM([$'Sheet4'.AN38:.AP40])-[$'Sheet4'.AO39]=2;[$'Sheet4'.AO39]=1));1;0);0;[$'Sheet6'.AO39]);0;[$'Sheet2'.CN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8:.AQ40])-[$'Sheet4'.AP39]=3;AND(SUM([$'Sheet4'.AO38:.AQ40])-[$'Sheet4'.AP39]=2;[$'Sheet4'.AP39]=1));1;0);0;[$'Sheet6'.AP39]);0;[$'Sheet2'.CO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8:.AR40])-[$'Sheet4'.AQ39]=3;AND(SUM([$'Sheet4'.AP38:.AR40])-[$'Sheet4'.AQ39]=2;[$'Sheet4'.AQ39]=1));1;0);0;[$'Sheet6'.AQ39]);0;[$'Sheet2'.CP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8:.AS40])-[$'Sheet4'.AR39]=3;AND(SUM([$'Sheet4'.AQ38:.AS40])-[$'Sheet4'.AR39]=2;[$'Sheet4'.AR39]=1));1;0);0;[$'Sheet6'.AR39]);0;[$'Sheet2'.CQ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8:.AT40])-[$'Sheet4'.AS39]=3;AND(SUM([$'Sheet4'.AR38:.AT40])-[$'Sheet4'.AS39]=2;[$'Sheet4'.AS39]=1));1;0);0;[$'Sheet6'.AS39]);0;[$'Sheet2'.CR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8:.AU40])-[$'Sheet4'.AT39]=3;AND(SUM([$'Sheet4'.AS38:.AU40])-[$'Sheet4'.AT39]=2;[$'Sheet4'.AT39]=1));1;0);0;[$'Sheet6'.AT39]);0;[$'Sheet2'.CS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8:.AV40])-[$'Sheet4'.AU39]=3;AND(SUM([$'Sheet4'.AT38:.AV40])-[$'Sheet4'.AU39]=2;[$'Sheet4'.AU39]=1));1;0);0;[$'Sheet6'.AU39]);0;[$'Sheet2'.CT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8:.AW40])-[$'Sheet4'.AV39]=3;AND(SUM([$'Sheet4'.AU38:.AW40])-[$'Sheet4'.AV39]=2;[$'Sheet4'.AV39]=1));1;0);0;[$'Sheet6'.AV39]);0;[$'Sheet2'.CU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8:.AX40])-[$'Sheet4'.AW39]=3;AND(SUM([$'Sheet4'.AV38:.AX40])-[$'Sheet4'.AW39]=2;[$'Sheet4'.AW39]=1));1;0);0;[$'Sheet6'.AW39]);0;[$'Sheet2'.CV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8:.AY40])-[$'Sheet4'.AX39]=3;AND(SUM([$'Sheet4'.AW38:.AY40])-[$'Sheet4'.AX39]=2;[$'Sheet4'.AX39]=1));1;0);0;[$'Sheet6'.AX39]);0;[$'Sheet2'.CW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8:.AZ40])-[$'Sheet4'.AY39]=3;AND(SUM([$'Sheet4'.AX38:.AZ40])-[$'Sheet4'.AY39]=2;[$'Sheet4'.AY39]=1));1;0);0;[$'Sheet6'.AY39]);0;[$'Sheet2'.CX39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8:.BA40])-[$'Sheet4'.AZ39]=3;AND(SUM([$'Sheet4'.AY38:.BA40])-[$'Sheet4'.AZ39]=2;[$'Sheet4'.AZ39]=1));1;0);0;[$'Sheet6'.AZ39]);0;[$'Sheet2'.CY39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39:.D41])-[$'Sheet4'.C40]=3;AND(SUM([$'Sheet4'.B39:.D41])-[$'Sheet4'.C40]=2;[$'Sheet4'.C40]=1));1;0);0;[$'Sheet6'.C40]);0;[$'Sheet2'.BB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39:.E41])-[$'Sheet4'.D40]=3;AND(SUM([$'Sheet4'.C39:.E41])-[$'Sheet4'.D40]=2;[$'Sheet4'.D40]=1));1;0);0;[$'Sheet6'.D40]);0;[$'Sheet2'.BC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39:.F41])-[$'Sheet4'.E40]=3;AND(SUM([$'Sheet4'.D39:.F41])-[$'Sheet4'.E40]=2;[$'Sheet4'.E40]=1));1;0);0;[$'Sheet6'.E40]);0;[$'Sheet2'.BD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39:.G41])-[$'Sheet4'.F40]=3;AND(SUM([$'Sheet4'.E39:.G41])-[$'Sheet4'.F40]=2;[$'Sheet4'.F40]=1));1;0);0;[$'Sheet6'.F40]);0;[$'Sheet2'.BE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39:.H41])-[$'Sheet4'.G40]=3;AND(SUM([$'Sheet4'.F39:.H41])-[$'Sheet4'.G40]=2;[$'Sheet4'.G40]=1));1;0);0;[$'Sheet6'.G40]);0;[$'Sheet2'.BF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39:.I41])-[$'Sheet4'.H40]=3;AND(SUM([$'Sheet4'.G39:.I41])-[$'Sheet4'.H40]=2;[$'Sheet4'.H40]=1));1;0);0;[$'Sheet6'.H40]);0;[$'Sheet2'.BG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39:.J41])-[$'Sheet4'.I40]=3;AND(SUM([$'Sheet4'.H39:.J41])-[$'Sheet4'.I40]=2;[$'Sheet4'.I40]=1));1;0);0;[$'Sheet6'.I40]);0;[$'Sheet2'.BH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39:.K41])-[$'Sheet4'.J40]=3;AND(SUM([$'Sheet4'.I39:.K41])-[$'Sheet4'.J40]=2;[$'Sheet4'.J40]=1));1;0);0;[$'Sheet6'.J40]);0;[$'Sheet2'.BI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39:.L41])-[$'Sheet4'.K40]=3;AND(SUM([$'Sheet4'.J39:.L41])-[$'Sheet4'.K40]=2;[$'Sheet4'.K40]=1));1;0);0;[$'Sheet6'.K40]);0;[$'Sheet2'.BJ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39:.M41])-[$'Sheet4'.L40]=3;AND(SUM([$'Sheet4'.K39:.M41])-[$'Sheet4'.L40]=2;[$'Sheet4'.L40]=1));1;0);0;[$'Sheet6'.L40]);0;[$'Sheet2'.BK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39:.N41])-[$'Sheet4'.M40]=3;AND(SUM([$'Sheet4'.L39:.N41])-[$'Sheet4'.M40]=2;[$'Sheet4'.M40]=1));1;0);0;[$'Sheet6'.M40]);0;[$'Sheet2'.BL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39:.O41])-[$'Sheet4'.N40]=3;AND(SUM([$'Sheet4'.M39:.O41])-[$'Sheet4'.N40]=2;[$'Sheet4'.N40]=1));1;0);0;[$'Sheet6'.N40]);0;[$'Sheet2'.BM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39:.P41])-[$'Sheet4'.O40]=3;AND(SUM([$'Sheet4'.N39:.P41])-[$'Sheet4'.O40]=2;[$'Sheet4'.O40]=1));1;0);0;[$'Sheet6'.O40]);0;[$'Sheet2'.BN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39:.Q41])-[$'Sheet4'.P40]=3;AND(SUM([$'Sheet4'.O39:.Q41])-[$'Sheet4'.P40]=2;[$'Sheet4'.P40]=1));1;0);0;[$'Sheet6'.P40]);0;[$'Sheet2'.BO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39:.R41])-[$'Sheet4'.Q40]=3;AND(SUM([$'Sheet4'.P39:.R41])-[$'Sheet4'.Q40]=2;[$'Sheet4'.Q40]=1));1;0);0;[$'Sheet6'.Q40]);0;[$'Sheet2'.BP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39:.S41])-[$'Sheet4'.R40]=3;AND(SUM([$'Sheet4'.Q39:.S41])-[$'Sheet4'.R40]=2;[$'Sheet4'.R40]=1));1;0);0;[$'Sheet6'.R40]);0;[$'Sheet2'.BQ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39:.T41])-[$'Sheet4'.S40]=3;AND(SUM([$'Sheet4'.R39:.T41])-[$'Sheet4'.S40]=2;[$'Sheet4'.S40]=1));1;0);0;[$'Sheet6'.S40]);0;[$'Sheet2'.BR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39:.U41])-[$'Sheet4'.T40]=3;AND(SUM([$'Sheet4'.S39:.U41])-[$'Sheet4'.T40]=2;[$'Sheet4'.T40]=1));1;0);0;[$'Sheet6'.T40]);0;[$'Sheet2'.BS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39:.V41])-[$'Sheet4'.U40]=3;AND(SUM([$'Sheet4'.T39:.V41])-[$'Sheet4'.U40]=2;[$'Sheet4'.U40]=1));1;0);0;[$'Sheet6'.U40]);0;[$'Sheet2'.BT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39:.W41])-[$'Sheet4'.V40]=3;AND(SUM([$'Sheet4'.U39:.W41])-[$'Sheet4'.V40]=2;[$'Sheet4'.V40]=1));1;0);0;[$'Sheet6'.V40]);0;[$'Sheet2'.BU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39:.X41])-[$'Sheet4'.W40]=3;AND(SUM([$'Sheet4'.V39:.X41])-[$'Sheet4'.W40]=2;[$'Sheet4'.W40]=1));1;0);0;[$'Sheet6'.W40]);0;[$'Sheet2'.BV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39:.Y41])-[$'Sheet4'.X40]=3;AND(SUM([$'Sheet4'.W39:.Y41])-[$'Sheet4'.X40]=2;[$'Sheet4'.X40]=1));1;0);0;[$'Sheet6'.X40]);0;[$'Sheet2'.BW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39:.Z41])-[$'Sheet4'.Y40]=3;AND(SUM([$'Sheet4'.X39:.Z41])-[$'Sheet4'.Y40]=2;[$'Sheet4'.Y40]=1));1;0);0;[$'Sheet6'.Y40]);0;[$'Sheet2'.BX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39:.AA41])-[$'Sheet4'.Z40]=3;AND(SUM([$'Sheet4'.Y39:.AA41])-[$'Sheet4'.Z40]=2;[$'Sheet4'.Z40]=1));1;0);0;[$'Sheet6'.Z40]);0;[$'Sheet2'.BY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39:.AB41])-[$'Sheet4'.AA40]=3;AND(SUM([$'Sheet4'.Z39:.AB41])-[$'Sheet4'.AA40]=2;[$'Sheet4'.AA40]=1));1;0);0;[$'Sheet6'.AA40]);0;[$'Sheet2'.BZ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39:.AC41])-[$'Sheet4'.AB40]=3;AND(SUM([$'Sheet4'.AA39:.AC41])-[$'Sheet4'.AB40]=2;[$'Sheet4'.AB40]=1));1;0);0;[$'Sheet6'.AB40]);0;[$'Sheet2'.CA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39:.AD41])-[$'Sheet4'.AC40]=3;AND(SUM([$'Sheet4'.AB39:.AD41])-[$'Sheet4'.AC40]=2;[$'Sheet4'.AC40]=1));1;0);0;[$'Sheet6'.AC40]);0;[$'Sheet2'.CB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39:.AE41])-[$'Sheet4'.AD40]=3;AND(SUM([$'Sheet4'.AC39:.AE41])-[$'Sheet4'.AD40]=2;[$'Sheet4'.AD40]=1));1;0);0;[$'Sheet6'.AD40]);0;[$'Sheet2'.CC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39:.AF41])-[$'Sheet4'.AE40]=3;AND(SUM([$'Sheet4'.AD39:.AF41])-[$'Sheet4'.AE40]=2;[$'Sheet4'.AE40]=1));1;0);0;[$'Sheet6'.AE40]);0;[$'Sheet2'.CD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39:.AG41])-[$'Sheet4'.AF40]=3;AND(SUM([$'Sheet4'.AE39:.AG41])-[$'Sheet4'.AF40]=2;[$'Sheet4'.AF40]=1));1;0);0;[$'Sheet6'.AF40]);0;[$'Sheet2'.CE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39:.AH41])-[$'Sheet4'.AG40]=3;AND(SUM([$'Sheet4'.AF39:.AH41])-[$'Sheet4'.AG40]=2;[$'Sheet4'.AG40]=1));1;0);0;[$'Sheet6'.AG40]);0;[$'Sheet2'.CF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39:.AI41])-[$'Sheet4'.AH40]=3;AND(SUM([$'Sheet4'.AG39:.AI41])-[$'Sheet4'.AH40]=2;[$'Sheet4'.AH40]=1));1;0);0;[$'Sheet6'.AH40]);0;[$'Sheet2'.CG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39:.AJ41])-[$'Sheet4'.AI40]=3;AND(SUM([$'Sheet4'.AH39:.AJ41])-[$'Sheet4'.AI40]=2;[$'Sheet4'.AI40]=1));1;0);0;[$'Sheet6'.AI40]);0;[$'Sheet2'.CH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39:.AK41])-[$'Sheet4'.AJ40]=3;AND(SUM([$'Sheet4'.AI39:.AK41])-[$'Sheet4'.AJ40]=2;[$'Sheet4'.AJ40]=1));1;0);0;[$'Sheet6'.AJ40]);0;[$'Sheet2'.CI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39:.AL41])-[$'Sheet4'.AK40]=3;AND(SUM([$'Sheet4'.AJ39:.AL41])-[$'Sheet4'.AK40]=2;[$'Sheet4'.AK40]=1));1;0);0;[$'Sheet6'.AK40]);0;[$'Sheet2'.CJ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39:.AM41])-[$'Sheet4'.AL40]=3;AND(SUM([$'Sheet4'.AK39:.AM41])-[$'Sheet4'.AL40]=2;[$'Sheet4'.AL40]=1));1;0);0;[$'Sheet6'.AL40]);0;[$'Sheet2'.CK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39:.AN41])-[$'Sheet4'.AM40]=3;AND(SUM([$'Sheet4'.AL39:.AN41])-[$'Sheet4'.AM40]=2;[$'Sheet4'.AM40]=1));1;0);0;[$'Sheet6'.AM40]);0;[$'Sheet2'.CL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39:.AO41])-[$'Sheet4'.AN40]=3;AND(SUM([$'Sheet4'.AM39:.AO41])-[$'Sheet4'.AN40]=2;[$'Sheet4'.AN40]=1));1;0);0;[$'Sheet6'.AN40]);0;[$'Sheet2'.CM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39:.AP41])-[$'Sheet4'.AO40]=3;AND(SUM([$'Sheet4'.AN39:.AP41])-[$'Sheet4'.AO40]=2;[$'Sheet4'.AO40]=1));1;0);0;[$'Sheet6'.AO40]);0;[$'Sheet2'.CN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39:.AQ41])-[$'Sheet4'.AP40]=3;AND(SUM([$'Sheet4'.AO39:.AQ41])-[$'Sheet4'.AP40]=2;[$'Sheet4'.AP40]=1));1;0);0;[$'Sheet6'.AP40]);0;[$'Sheet2'.CO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39:.AR41])-[$'Sheet4'.AQ40]=3;AND(SUM([$'Sheet4'.AP39:.AR41])-[$'Sheet4'.AQ40]=2;[$'Sheet4'.AQ40]=1));1;0);0;[$'Sheet6'.AQ40]);0;[$'Sheet2'.CP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39:.AS41])-[$'Sheet4'.AR40]=3;AND(SUM([$'Sheet4'.AQ39:.AS41])-[$'Sheet4'.AR40]=2;[$'Sheet4'.AR40]=1));1;0);0;[$'Sheet6'.AR40]);0;[$'Sheet2'.CQ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39:.AT41])-[$'Sheet4'.AS40]=3;AND(SUM([$'Sheet4'.AR39:.AT41])-[$'Sheet4'.AS40]=2;[$'Sheet4'.AS40]=1));1;0);0;[$'Sheet6'.AS40]);0;[$'Sheet2'.CR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39:.AU41])-[$'Sheet4'.AT40]=3;AND(SUM([$'Sheet4'.AS39:.AU41])-[$'Sheet4'.AT40]=2;[$'Sheet4'.AT40]=1));1;0);0;[$'Sheet6'.AT40]);0;[$'Sheet2'.CS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39:.AV41])-[$'Sheet4'.AU40]=3;AND(SUM([$'Sheet4'.AT39:.AV41])-[$'Sheet4'.AU40]=2;[$'Sheet4'.AU40]=1));1;0);0;[$'Sheet6'.AU40]);0;[$'Sheet2'.CT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39:.AW41])-[$'Sheet4'.AV40]=3;AND(SUM([$'Sheet4'.AU39:.AW41])-[$'Sheet4'.AV40]=2;[$'Sheet4'.AV40]=1));1;0);0;[$'Sheet6'.AV40]);0;[$'Sheet2'.CU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39:.AX41])-[$'Sheet4'.AW40]=3;AND(SUM([$'Sheet4'.AV39:.AX41])-[$'Sheet4'.AW40]=2;[$'Sheet4'.AW40]=1));1;0);0;[$'Sheet6'.AW40]);0;[$'Sheet2'.CV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39:.AY41])-[$'Sheet4'.AX40]=3;AND(SUM([$'Sheet4'.AW39:.AY41])-[$'Sheet4'.AX40]=2;[$'Sheet4'.AX40]=1));1;0);0;[$'Sheet6'.AX40]);0;[$'Sheet2'.CW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39:.AZ41])-[$'Sheet4'.AY40]=3;AND(SUM([$'Sheet4'.AX39:.AZ41])-[$'Sheet4'.AY40]=2;[$'Sheet4'.AY40]=1));1;0);0;[$'Sheet6'.AY40]);0;[$'Sheet2'.CX40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39:.BA41])-[$'Sheet4'.AZ40]=3;AND(SUM([$'Sheet4'.AY39:.BA41])-[$'Sheet4'.AZ40]=2;[$'Sheet4'.AZ40]=1));1;0);0;[$'Sheet6'.AZ40]);0;[$'Sheet2'.CY40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40:.D42])-[$'Sheet4'.C41]=3;AND(SUM([$'Sheet4'.B40:.D42])-[$'Sheet4'.C41]=2;[$'Sheet4'.C41]=1));1;0);0;[$'Sheet6'.C41]);0;[$'Sheet2'.BB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40:.E42])-[$'Sheet4'.D41]=3;AND(SUM([$'Sheet4'.C40:.E42])-[$'Sheet4'.D41]=2;[$'Sheet4'.D41]=1));1;0);0;[$'Sheet6'.D41]);0;[$'Sheet2'.BC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40:.F42])-[$'Sheet4'.E41]=3;AND(SUM([$'Sheet4'.D40:.F42])-[$'Sheet4'.E41]=2;[$'Sheet4'.E41]=1));1;0);0;[$'Sheet6'.E41]);0;[$'Sheet2'.BD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40:.G42])-[$'Sheet4'.F41]=3;AND(SUM([$'Sheet4'.E40:.G42])-[$'Sheet4'.F41]=2;[$'Sheet4'.F41]=1));1;0);0;[$'Sheet6'.F41]);0;[$'Sheet2'.BE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40:.H42])-[$'Sheet4'.G41]=3;AND(SUM([$'Sheet4'.F40:.H42])-[$'Sheet4'.G41]=2;[$'Sheet4'.G41]=1));1;0);0;[$'Sheet6'.G41]);0;[$'Sheet2'.BF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40:.I42])-[$'Sheet4'.H41]=3;AND(SUM([$'Sheet4'.G40:.I42])-[$'Sheet4'.H41]=2;[$'Sheet4'.H41]=1));1;0);0;[$'Sheet6'.H41]);0;[$'Sheet2'.BG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40:.J42])-[$'Sheet4'.I41]=3;AND(SUM([$'Sheet4'.H40:.J42])-[$'Sheet4'.I41]=2;[$'Sheet4'.I41]=1));1;0);0;[$'Sheet6'.I41]);0;[$'Sheet2'.BH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40:.K42])-[$'Sheet4'.J41]=3;AND(SUM([$'Sheet4'.I40:.K42])-[$'Sheet4'.J41]=2;[$'Sheet4'.J41]=1));1;0);0;[$'Sheet6'.J41]);0;[$'Sheet2'.BI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40:.L42])-[$'Sheet4'.K41]=3;AND(SUM([$'Sheet4'.J40:.L42])-[$'Sheet4'.K41]=2;[$'Sheet4'.K41]=1));1;0);0;[$'Sheet6'.K41]);0;[$'Sheet2'.BJ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40:.M42])-[$'Sheet4'.L41]=3;AND(SUM([$'Sheet4'.K40:.M42])-[$'Sheet4'.L41]=2;[$'Sheet4'.L41]=1));1;0);0;[$'Sheet6'.L41]);0;[$'Sheet2'.BK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40:.N42])-[$'Sheet4'.M41]=3;AND(SUM([$'Sheet4'.L40:.N42])-[$'Sheet4'.M41]=2;[$'Sheet4'.M41]=1));1;0);0;[$'Sheet6'.M41]);0;[$'Sheet2'.BL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40:.O42])-[$'Sheet4'.N41]=3;AND(SUM([$'Sheet4'.M40:.O42])-[$'Sheet4'.N41]=2;[$'Sheet4'.N41]=1));1;0);0;[$'Sheet6'.N41]);0;[$'Sheet2'.BM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40:.P42])-[$'Sheet4'.O41]=3;AND(SUM([$'Sheet4'.N40:.P42])-[$'Sheet4'.O41]=2;[$'Sheet4'.O41]=1));1;0);0;[$'Sheet6'.O41]);0;[$'Sheet2'.BN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40:.Q42])-[$'Sheet4'.P41]=3;AND(SUM([$'Sheet4'.O40:.Q42])-[$'Sheet4'.P41]=2;[$'Sheet4'.P41]=1));1;0);0;[$'Sheet6'.P41]);0;[$'Sheet2'.BO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40:.R42])-[$'Sheet4'.Q41]=3;AND(SUM([$'Sheet4'.P40:.R42])-[$'Sheet4'.Q41]=2;[$'Sheet4'.Q41]=1));1;0);0;[$'Sheet6'.Q41]);0;[$'Sheet2'.BP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40:.S42])-[$'Sheet4'.R41]=3;AND(SUM([$'Sheet4'.Q40:.S42])-[$'Sheet4'.R41]=2;[$'Sheet4'.R41]=1));1;0);0;[$'Sheet6'.R41]);0;[$'Sheet2'.BQ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40:.T42])-[$'Sheet4'.S41]=3;AND(SUM([$'Sheet4'.R40:.T42])-[$'Sheet4'.S41]=2;[$'Sheet4'.S41]=1));1;0);0;[$'Sheet6'.S41]);0;[$'Sheet2'.BR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40:.U42])-[$'Sheet4'.T41]=3;AND(SUM([$'Sheet4'.S40:.U42])-[$'Sheet4'.T41]=2;[$'Sheet4'.T41]=1));1;0);0;[$'Sheet6'.T41]);0;[$'Sheet2'.BS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40:.V42])-[$'Sheet4'.U41]=3;AND(SUM([$'Sheet4'.T40:.V42])-[$'Sheet4'.U41]=2;[$'Sheet4'.U41]=1));1;0);0;[$'Sheet6'.U41]);0;[$'Sheet2'.BT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40:.W42])-[$'Sheet4'.V41]=3;AND(SUM([$'Sheet4'.U40:.W42])-[$'Sheet4'.V41]=2;[$'Sheet4'.V41]=1));1;0);0;[$'Sheet6'.V41]);0;[$'Sheet2'.BU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40:.X42])-[$'Sheet4'.W41]=3;AND(SUM([$'Sheet4'.V40:.X42])-[$'Sheet4'.W41]=2;[$'Sheet4'.W41]=1));1;0);0;[$'Sheet6'.W41]);0;[$'Sheet2'.BV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40:.Y42])-[$'Sheet4'.X41]=3;AND(SUM([$'Sheet4'.W40:.Y42])-[$'Sheet4'.X41]=2;[$'Sheet4'.X41]=1));1;0);0;[$'Sheet6'.X41]);0;[$'Sheet2'.BW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40:.Z42])-[$'Sheet4'.Y41]=3;AND(SUM([$'Sheet4'.X40:.Z42])-[$'Sheet4'.Y41]=2;[$'Sheet4'.Y41]=1));1;0);0;[$'Sheet6'.Y41]);0;[$'Sheet2'.BX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40:.AA42])-[$'Sheet4'.Z41]=3;AND(SUM([$'Sheet4'.Y40:.AA42])-[$'Sheet4'.Z41]=2;[$'Sheet4'.Z41]=1));1;0);0;[$'Sheet6'.Z41]);0;[$'Sheet2'.BY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40:.AB42])-[$'Sheet4'.AA41]=3;AND(SUM([$'Sheet4'.Z40:.AB42])-[$'Sheet4'.AA41]=2;[$'Sheet4'.AA41]=1));1;0);0;[$'Sheet6'.AA41]);0;[$'Sheet2'.BZ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40:.AC42])-[$'Sheet4'.AB41]=3;AND(SUM([$'Sheet4'.AA40:.AC42])-[$'Sheet4'.AB41]=2;[$'Sheet4'.AB41]=1));1;0);0;[$'Sheet6'.AB41]);0;[$'Sheet2'.CA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40:.AD42])-[$'Sheet4'.AC41]=3;AND(SUM([$'Sheet4'.AB40:.AD42])-[$'Sheet4'.AC41]=2;[$'Sheet4'.AC41]=1));1;0);0;[$'Sheet6'.AC41]);0;[$'Sheet2'.CB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40:.AE42])-[$'Sheet4'.AD41]=3;AND(SUM([$'Sheet4'.AC40:.AE42])-[$'Sheet4'.AD41]=2;[$'Sheet4'.AD41]=1));1;0);0;[$'Sheet6'.AD41]);0;[$'Sheet2'.CC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40:.AF42])-[$'Sheet4'.AE41]=3;AND(SUM([$'Sheet4'.AD40:.AF42])-[$'Sheet4'.AE41]=2;[$'Sheet4'.AE41]=1));1;0);0;[$'Sheet6'.AE41]);0;[$'Sheet2'.CD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40:.AG42])-[$'Sheet4'.AF41]=3;AND(SUM([$'Sheet4'.AE40:.AG42])-[$'Sheet4'.AF41]=2;[$'Sheet4'.AF41]=1));1;0);0;[$'Sheet6'.AF41]);0;[$'Sheet2'.CE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40:.AH42])-[$'Sheet4'.AG41]=3;AND(SUM([$'Sheet4'.AF40:.AH42])-[$'Sheet4'.AG41]=2;[$'Sheet4'.AG41]=1));1;0);0;[$'Sheet6'.AG41]);0;[$'Sheet2'.CF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40:.AI42])-[$'Sheet4'.AH41]=3;AND(SUM([$'Sheet4'.AG40:.AI42])-[$'Sheet4'.AH41]=2;[$'Sheet4'.AH41]=1));1;0);0;[$'Sheet6'.AH41]);0;[$'Sheet2'.CG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40:.AJ42])-[$'Sheet4'.AI41]=3;AND(SUM([$'Sheet4'.AH40:.AJ42])-[$'Sheet4'.AI41]=2;[$'Sheet4'.AI41]=1));1;0);0;[$'Sheet6'.AI41]);0;[$'Sheet2'.CH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40:.AK42])-[$'Sheet4'.AJ41]=3;AND(SUM([$'Sheet4'.AI40:.AK42])-[$'Sheet4'.AJ41]=2;[$'Sheet4'.AJ41]=1));1;0);0;[$'Sheet6'.AJ41]);0;[$'Sheet2'.CI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40:.AL42])-[$'Sheet4'.AK41]=3;AND(SUM([$'Sheet4'.AJ40:.AL42])-[$'Sheet4'.AK41]=2;[$'Sheet4'.AK41]=1));1;0);0;[$'Sheet6'.AK41]);0;[$'Sheet2'.CJ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40:.AM42])-[$'Sheet4'.AL41]=3;AND(SUM([$'Sheet4'.AK40:.AM42])-[$'Sheet4'.AL41]=2;[$'Sheet4'.AL41]=1));1;0);0;[$'Sheet6'.AL41]);0;[$'Sheet2'.CK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40:.AN42])-[$'Sheet4'.AM41]=3;AND(SUM([$'Sheet4'.AL40:.AN42])-[$'Sheet4'.AM41]=2;[$'Sheet4'.AM41]=1));1;0);0;[$'Sheet6'.AM41]);0;[$'Sheet2'.CL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40:.AO42])-[$'Sheet4'.AN41]=3;AND(SUM([$'Sheet4'.AM40:.AO42])-[$'Sheet4'.AN41]=2;[$'Sheet4'.AN41]=1));1;0);0;[$'Sheet6'.AN41]);0;[$'Sheet2'.CM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40:.AP42])-[$'Sheet4'.AO41]=3;AND(SUM([$'Sheet4'.AN40:.AP42])-[$'Sheet4'.AO41]=2;[$'Sheet4'.AO41]=1));1;0);0;[$'Sheet6'.AO41]);0;[$'Sheet2'.CN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40:.AQ42])-[$'Sheet4'.AP41]=3;AND(SUM([$'Sheet4'.AO40:.AQ42])-[$'Sheet4'.AP41]=2;[$'Sheet4'.AP41]=1));1;0);0;[$'Sheet6'.AP41]);0;[$'Sheet2'.CO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40:.AR42])-[$'Sheet4'.AQ41]=3;AND(SUM([$'Sheet4'.AP40:.AR42])-[$'Sheet4'.AQ41]=2;[$'Sheet4'.AQ41]=1));1;0);0;[$'Sheet6'.AQ41]);0;[$'Sheet2'.CP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40:.AS42])-[$'Sheet4'.AR41]=3;AND(SUM([$'Sheet4'.AQ40:.AS42])-[$'Sheet4'.AR41]=2;[$'Sheet4'.AR41]=1));1;0);0;[$'Sheet6'.AR41]);0;[$'Sheet2'.CQ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40:.AT42])-[$'Sheet4'.AS41]=3;AND(SUM([$'Sheet4'.AR40:.AT42])-[$'Sheet4'.AS41]=2;[$'Sheet4'.AS41]=1));1;0);0;[$'Sheet6'.AS41]);0;[$'Sheet2'.CR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40:.AU42])-[$'Sheet4'.AT41]=3;AND(SUM([$'Sheet4'.AS40:.AU42])-[$'Sheet4'.AT41]=2;[$'Sheet4'.AT41]=1));1;0);0;[$'Sheet6'.AT41]);0;[$'Sheet2'.CS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40:.AV42])-[$'Sheet4'.AU41]=3;AND(SUM([$'Sheet4'.AT40:.AV42])-[$'Sheet4'.AU41]=2;[$'Sheet4'.AU41]=1));1;0);0;[$'Sheet6'.AU41]);0;[$'Sheet2'.CT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40:.AW42])-[$'Sheet4'.AV41]=3;AND(SUM([$'Sheet4'.AU40:.AW42])-[$'Sheet4'.AV41]=2;[$'Sheet4'.AV41]=1));1;0);0;[$'Sheet6'.AV41]);0;[$'Sheet2'.CU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40:.AX42])-[$'Sheet4'.AW41]=3;AND(SUM([$'Sheet4'.AV40:.AX42])-[$'Sheet4'.AW41]=2;[$'Sheet4'.AW41]=1));1;0);0;[$'Sheet6'.AW41]);0;[$'Sheet2'.CV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40:.AY42])-[$'Sheet4'.AX41]=3;AND(SUM([$'Sheet4'.AW40:.AY42])-[$'Sheet4'.AX41]=2;[$'Sheet4'.AX41]=1));1;0);0;[$'Sheet6'.AX41]);0;[$'Sheet2'.CW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40:.AZ42])-[$'Sheet4'.AY41]=3;AND(SUM([$'Sheet4'.AX40:.AZ42])-[$'Sheet4'.AY41]=2;[$'Sheet4'.AY41]=1));1;0);0;[$'Sheet6'.AY41]);0;[$'Sheet2'.CX41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40:.BA42])-[$'Sheet4'.AZ41]=3;AND(SUM([$'Sheet4'.AY40:.BA42])-[$'Sheet4'.AZ41]=2;[$'Sheet4'.AZ41]=1));1;0);0;[$'Sheet6'.AZ41]);0;[$'Sheet2'.CY41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41:.D43])-[$'Sheet4'.C42]=3;AND(SUM([$'Sheet4'.B41:.D43])-[$'Sheet4'.C42]=2;[$'Sheet4'.C42]=1));1;0);0;[$'Sheet6'.C42]);0;[$'Sheet2'.BB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41:.E43])-[$'Sheet4'.D42]=3;AND(SUM([$'Sheet4'.C41:.E43])-[$'Sheet4'.D42]=2;[$'Sheet4'.D42]=1));1;0);0;[$'Sheet6'.D42]);0;[$'Sheet2'.BC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41:.F43])-[$'Sheet4'.E42]=3;AND(SUM([$'Sheet4'.D41:.F43])-[$'Sheet4'.E42]=2;[$'Sheet4'.E42]=1));1;0);0;[$'Sheet6'.E42]);0;[$'Sheet2'.BD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41:.G43])-[$'Sheet4'.F42]=3;AND(SUM([$'Sheet4'.E41:.G43])-[$'Sheet4'.F42]=2;[$'Sheet4'.F42]=1));1;0);0;[$'Sheet6'.F42]);0;[$'Sheet2'.BE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41:.H43])-[$'Sheet4'.G42]=3;AND(SUM([$'Sheet4'.F41:.H43])-[$'Sheet4'.G42]=2;[$'Sheet4'.G42]=1));1;0);0;[$'Sheet6'.G42]);0;[$'Sheet2'.BF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41:.I43])-[$'Sheet4'.H42]=3;AND(SUM([$'Sheet4'.G41:.I43])-[$'Sheet4'.H42]=2;[$'Sheet4'.H42]=1));1;0);0;[$'Sheet6'.H42]);0;[$'Sheet2'.BG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41:.J43])-[$'Sheet4'.I42]=3;AND(SUM([$'Sheet4'.H41:.J43])-[$'Sheet4'.I42]=2;[$'Sheet4'.I42]=1));1;0);0;[$'Sheet6'.I42]);0;[$'Sheet2'.BH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41:.K43])-[$'Sheet4'.J42]=3;AND(SUM([$'Sheet4'.I41:.K43])-[$'Sheet4'.J42]=2;[$'Sheet4'.J42]=1));1;0);0;[$'Sheet6'.J42]);0;[$'Sheet2'.BI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41:.L43])-[$'Sheet4'.K42]=3;AND(SUM([$'Sheet4'.J41:.L43])-[$'Sheet4'.K42]=2;[$'Sheet4'.K42]=1));1;0);0;[$'Sheet6'.K42]);0;[$'Sheet2'.BJ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41:.M43])-[$'Sheet4'.L42]=3;AND(SUM([$'Sheet4'.K41:.M43])-[$'Sheet4'.L42]=2;[$'Sheet4'.L42]=1));1;0);0;[$'Sheet6'.L42]);0;[$'Sheet2'.BK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41:.N43])-[$'Sheet4'.M42]=3;AND(SUM([$'Sheet4'.L41:.N43])-[$'Sheet4'.M42]=2;[$'Sheet4'.M42]=1));1;0);0;[$'Sheet6'.M42]);0;[$'Sheet2'.BL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41:.O43])-[$'Sheet4'.N42]=3;AND(SUM([$'Sheet4'.M41:.O43])-[$'Sheet4'.N42]=2;[$'Sheet4'.N42]=1));1;0);0;[$'Sheet6'.N42]);0;[$'Sheet2'.BM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41:.P43])-[$'Sheet4'.O42]=3;AND(SUM([$'Sheet4'.N41:.P43])-[$'Sheet4'.O42]=2;[$'Sheet4'.O42]=1));1;0);0;[$'Sheet6'.O42]);0;[$'Sheet2'.BN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41:.Q43])-[$'Sheet4'.P42]=3;AND(SUM([$'Sheet4'.O41:.Q43])-[$'Sheet4'.P42]=2;[$'Sheet4'.P42]=1));1;0);0;[$'Sheet6'.P42]);0;[$'Sheet2'.BO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41:.R43])-[$'Sheet4'.Q42]=3;AND(SUM([$'Sheet4'.P41:.R43])-[$'Sheet4'.Q42]=2;[$'Sheet4'.Q42]=1));1;0);0;[$'Sheet6'.Q42]);0;[$'Sheet2'.BP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41:.S43])-[$'Sheet4'.R42]=3;AND(SUM([$'Sheet4'.Q41:.S43])-[$'Sheet4'.R42]=2;[$'Sheet4'.R42]=1));1;0);0;[$'Sheet6'.R42]);0;[$'Sheet2'.BQ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41:.T43])-[$'Sheet4'.S42]=3;AND(SUM([$'Sheet4'.R41:.T43])-[$'Sheet4'.S42]=2;[$'Sheet4'.S42]=1));1;0);0;[$'Sheet6'.S42]);0;[$'Sheet2'.BR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41:.U43])-[$'Sheet4'.T42]=3;AND(SUM([$'Sheet4'.S41:.U43])-[$'Sheet4'.T42]=2;[$'Sheet4'.T42]=1));1;0);0;[$'Sheet6'.T42]);0;[$'Sheet2'.BS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41:.V43])-[$'Sheet4'.U42]=3;AND(SUM([$'Sheet4'.T41:.V43])-[$'Sheet4'.U42]=2;[$'Sheet4'.U42]=1));1;0);0;[$'Sheet6'.U42]);0;[$'Sheet2'.BT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41:.W43])-[$'Sheet4'.V42]=3;AND(SUM([$'Sheet4'.U41:.W43])-[$'Sheet4'.V42]=2;[$'Sheet4'.V42]=1));1;0);0;[$'Sheet6'.V42]);0;[$'Sheet2'.BU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41:.X43])-[$'Sheet4'.W42]=3;AND(SUM([$'Sheet4'.V41:.X43])-[$'Sheet4'.W42]=2;[$'Sheet4'.W42]=1));1;0);0;[$'Sheet6'.W42]);0;[$'Sheet2'.BV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41:.Y43])-[$'Sheet4'.X42]=3;AND(SUM([$'Sheet4'.W41:.Y43])-[$'Sheet4'.X42]=2;[$'Sheet4'.X42]=1));1;0);0;[$'Sheet6'.X42]);0;[$'Sheet2'.BW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41:.Z43])-[$'Sheet4'.Y42]=3;AND(SUM([$'Sheet4'.X41:.Z43])-[$'Sheet4'.Y42]=2;[$'Sheet4'.Y42]=1));1;0);0;[$'Sheet6'.Y42]);0;[$'Sheet2'.BX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41:.AA43])-[$'Sheet4'.Z42]=3;AND(SUM([$'Sheet4'.Y41:.AA43])-[$'Sheet4'.Z42]=2;[$'Sheet4'.Z42]=1));1;0);0;[$'Sheet6'.Z42]);0;[$'Sheet2'.BY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41:.AB43])-[$'Sheet4'.AA42]=3;AND(SUM([$'Sheet4'.Z41:.AB43])-[$'Sheet4'.AA42]=2;[$'Sheet4'.AA42]=1));1;0);0;[$'Sheet6'.AA42]);0;[$'Sheet2'.BZ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41:.AC43])-[$'Sheet4'.AB42]=3;AND(SUM([$'Sheet4'.AA41:.AC43])-[$'Sheet4'.AB42]=2;[$'Sheet4'.AB42]=1));1;0);0;[$'Sheet6'.AB42]);0;[$'Sheet2'.CA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41:.AD43])-[$'Sheet4'.AC42]=3;AND(SUM([$'Sheet4'.AB41:.AD43])-[$'Sheet4'.AC42]=2;[$'Sheet4'.AC42]=1));1;0);0;[$'Sheet6'.AC42]);0;[$'Sheet2'.CB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41:.AE43])-[$'Sheet4'.AD42]=3;AND(SUM([$'Sheet4'.AC41:.AE43])-[$'Sheet4'.AD42]=2;[$'Sheet4'.AD42]=1));1;0);0;[$'Sheet6'.AD42]);0;[$'Sheet2'.CC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41:.AF43])-[$'Sheet4'.AE42]=3;AND(SUM([$'Sheet4'.AD41:.AF43])-[$'Sheet4'.AE42]=2;[$'Sheet4'.AE42]=1));1;0);0;[$'Sheet6'.AE42]);0;[$'Sheet2'.CD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41:.AG43])-[$'Sheet4'.AF42]=3;AND(SUM([$'Sheet4'.AE41:.AG43])-[$'Sheet4'.AF42]=2;[$'Sheet4'.AF42]=1));1;0);0;[$'Sheet6'.AF42]);0;[$'Sheet2'.CE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41:.AH43])-[$'Sheet4'.AG42]=3;AND(SUM([$'Sheet4'.AF41:.AH43])-[$'Sheet4'.AG42]=2;[$'Sheet4'.AG42]=1));1;0);0;[$'Sheet6'.AG42]);0;[$'Sheet2'.CF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41:.AI43])-[$'Sheet4'.AH42]=3;AND(SUM([$'Sheet4'.AG41:.AI43])-[$'Sheet4'.AH42]=2;[$'Sheet4'.AH42]=1));1;0);0;[$'Sheet6'.AH42]);0;[$'Sheet2'.CG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41:.AJ43])-[$'Sheet4'.AI42]=3;AND(SUM([$'Sheet4'.AH41:.AJ43])-[$'Sheet4'.AI42]=2;[$'Sheet4'.AI42]=1));1;0);0;[$'Sheet6'.AI42]);0;[$'Sheet2'.CH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41:.AK43])-[$'Sheet4'.AJ42]=3;AND(SUM([$'Sheet4'.AI41:.AK43])-[$'Sheet4'.AJ42]=2;[$'Sheet4'.AJ42]=1));1;0);0;[$'Sheet6'.AJ42]);0;[$'Sheet2'.CI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41:.AL43])-[$'Sheet4'.AK42]=3;AND(SUM([$'Sheet4'.AJ41:.AL43])-[$'Sheet4'.AK42]=2;[$'Sheet4'.AK42]=1));1;0);0;[$'Sheet6'.AK42]);0;[$'Sheet2'.CJ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41:.AM43])-[$'Sheet4'.AL42]=3;AND(SUM([$'Sheet4'.AK41:.AM43])-[$'Sheet4'.AL42]=2;[$'Sheet4'.AL42]=1));1;0);0;[$'Sheet6'.AL42]);0;[$'Sheet2'.CK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41:.AN43])-[$'Sheet4'.AM42]=3;AND(SUM([$'Sheet4'.AL41:.AN43])-[$'Sheet4'.AM42]=2;[$'Sheet4'.AM42]=1));1;0);0;[$'Sheet6'.AM42]);0;[$'Sheet2'.CL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41:.AO43])-[$'Sheet4'.AN42]=3;AND(SUM([$'Sheet4'.AM41:.AO43])-[$'Sheet4'.AN42]=2;[$'Sheet4'.AN42]=1));1;0);0;[$'Sheet6'.AN42]);0;[$'Sheet2'.CM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41:.AP43])-[$'Sheet4'.AO42]=3;AND(SUM([$'Sheet4'.AN41:.AP43])-[$'Sheet4'.AO42]=2;[$'Sheet4'.AO42]=1));1;0);0;[$'Sheet6'.AO42]);0;[$'Sheet2'.CN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41:.AQ43])-[$'Sheet4'.AP42]=3;AND(SUM([$'Sheet4'.AO41:.AQ43])-[$'Sheet4'.AP42]=2;[$'Sheet4'.AP42]=1));1;0);0;[$'Sheet6'.AP42]);0;[$'Sheet2'.CO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41:.AR43])-[$'Sheet4'.AQ42]=3;AND(SUM([$'Sheet4'.AP41:.AR43])-[$'Sheet4'.AQ42]=2;[$'Sheet4'.AQ42]=1));1;0);0;[$'Sheet6'.AQ42]);0;[$'Sheet2'.CP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41:.AS43])-[$'Sheet4'.AR42]=3;AND(SUM([$'Sheet4'.AQ41:.AS43])-[$'Sheet4'.AR42]=2;[$'Sheet4'.AR42]=1));1;0);0;[$'Sheet6'.AR42]);0;[$'Sheet2'.CQ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41:.AT43])-[$'Sheet4'.AS42]=3;AND(SUM([$'Sheet4'.AR41:.AT43])-[$'Sheet4'.AS42]=2;[$'Sheet4'.AS42]=1));1;0);0;[$'Sheet6'.AS42]);0;[$'Sheet2'.CR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41:.AU43])-[$'Sheet4'.AT42]=3;AND(SUM([$'Sheet4'.AS41:.AU43])-[$'Sheet4'.AT42]=2;[$'Sheet4'.AT42]=1));1;0);0;[$'Sheet6'.AT42]);0;[$'Sheet2'.CS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41:.AV43])-[$'Sheet4'.AU42]=3;AND(SUM([$'Sheet4'.AT41:.AV43])-[$'Sheet4'.AU42]=2;[$'Sheet4'.AU42]=1));1;0);0;[$'Sheet6'.AU42]);0;[$'Sheet2'.CT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41:.AW43])-[$'Sheet4'.AV42]=3;AND(SUM([$'Sheet4'.AU41:.AW43])-[$'Sheet4'.AV42]=2;[$'Sheet4'.AV42]=1));1;0);0;[$'Sheet6'.AV42]);0;[$'Sheet2'.CU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41:.AX43])-[$'Sheet4'.AW42]=3;AND(SUM([$'Sheet4'.AV41:.AX43])-[$'Sheet4'.AW42]=2;[$'Sheet4'.AW42]=1));1;0);0;[$'Sheet6'.AW42]);0;[$'Sheet2'.CV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41:.AY43])-[$'Sheet4'.AX42]=3;AND(SUM([$'Sheet4'.AW41:.AY43])-[$'Sheet4'.AX42]=2;[$'Sheet4'.AX42]=1));1;0);0;[$'Sheet6'.AX42]);0;[$'Sheet2'.CW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41:.AZ43])-[$'Sheet4'.AY42]=3;AND(SUM([$'Sheet4'.AX41:.AZ43])-[$'Sheet4'.AY42]=2;[$'Sheet4'.AY42]=1));1;0);0;[$'Sheet6'.AY42]);0;[$'Sheet2'.CX42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41:.BA43])-[$'Sheet4'.AZ42]=3;AND(SUM([$'Sheet4'.AY41:.BA43])-[$'Sheet4'.AZ42]=2;[$'Sheet4'.AZ42]=1));1;0);0;[$'Sheet6'.AZ42]);0;[$'Sheet2'.CY42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42:.D44])-[$'Sheet4'.C43]=3;AND(SUM([$'Sheet4'.B42:.D44])-[$'Sheet4'.C43]=2;[$'Sheet4'.C43]=1));1;0);0;[$'Sheet6'.C43]);0;[$'Sheet2'.BB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42:.E44])-[$'Sheet4'.D43]=3;AND(SUM([$'Sheet4'.C42:.E44])-[$'Sheet4'.D43]=2;[$'Sheet4'.D43]=1));1;0);0;[$'Sheet6'.D43]);0;[$'Sheet2'.BC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42:.F44])-[$'Sheet4'.E43]=3;AND(SUM([$'Sheet4'.D42:.F44])-[$'Sheet4'.E43]=2;[$'Sheet4'.E43]=1));1;0);0;[$'Sheet6'.E43]);0;[$'Sheet2'.BD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42:.G44])-[$'Sheet4'.F43]=3;AND(SUM([$'Sheet4'.E42:.G44])-[$'Sheet4'.F43]=2;[$'Sheet4'.F43]=1));1;0);0;[$'Sheet6'.F43]);0;[$'Sheet2'.BE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42:.H44])-[$'Sheet4'.G43]=3;AND(SUM([$'Sheet4'.F42:.H44])-[$'Sheet4'.G43]=2;[$'Sheet4'.G43]=1));1;0);0;[$'Sheet6'.G43]);0;[$'Sheet2'.BF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42:.I44])-[$'Sheet4'.H43]=3;AND(SUM([$'Sheet4'.G42:.I44])-[$'Sheet4'.H43]=2;[$'Sheet4'.H43]=1));1;0);0;[$'Sheet6'.H43]);0;[$'Sheet2'.BG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42:.J44])-[$'Sheet4'.I43]=3;AND(SUM([$'Sheet4'.H42:.J44])-[$'Sheet4'.I43]=2;[$'Sheet4'.I43]=1));1;0);0;[$'Sheet6'.I43]);0;[$'Sheet2'.BH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42:.K44])-[$'Sheet4'.J43]=3;AND(SUM([$'Sheet4'.I42:.K44])-[$'Sheet4'.J43]=2;[$'Sheet4'.J43]=1));1;0);0;[$'Sheet6'.J43]);0;[$'Sheet2'.BI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42:.L44])-[$'Sheet4'.K43]=3;AND(SUM([$'Sheet4'.J42:.L44])-[$'Sheet4'.K43]=2;[$'Sheet4'.K43]=1));1;0);0;[$'Sheet6'.K43]);0;[$'Sheet2'.BJ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42:.M44])-[$'Sheet4'.L43]=3;AND(SUM([$'Sheet4'.K42:.M44])-[$'Sheet4'.L43]=2;[$'Sheet4'.L43]=1));1;0);0;[$'Sheet6'.L43]);0;[$'Sheet2'.BK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42:.N44])-[$'Sheet4'.M43]=3;AND(SUM([$'Sheet4'.L42:.N44])-[$'Sheet4'.M43]=2;[$'Sheet4'.M43]=1));1;0);0;[$'Sheet6'.M43]);0;[$'Sheet2'.BL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42:.O44])-[$'Sheet4'.N43]=3;AND(SUM([$'Sheet4'.M42:.O44])-[$'Sheet4'.N43]=2;[$'Sheet4'.N43]=1));1;0);0;[$'Sheet6'.N43]);0;[$'Sheet2'.BM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42:.P44])-[$'Sheet4'.O43]=3;AND(SUM([$'Sheet4'.N42:.P44])-[$'Sheet4'.O43]=2;[$'Sheet4'.O43]=1));1;0);0;[$'Sheet6'.O43]);0;[$'Sheet2'.BN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42:.Q44])-[$'Sheet4'.P43]=3;AND(SUM([$'Sheet4'.O42:.Q44])-[$'Sheet4'.P43]=2;[$'Sheet4'.P43]=1));1;0);0;[$'Sheet6'.P43]);0;[$'Sheet2'.BO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42:.R44])-[$'Sheet4'.Q43]=3;AND(SUM([$'Sheet4'.P42:.R44])-[$'Sheet4'.Q43]=2;[$'Sheet4'.Q43]=1));1;0);0;[$'Sheet6'.Q43]);0;[$'Sheet2'.BP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42:.S44])-[$'Sheet4'.R43]=3;AND(SUM([$'Sheet4'.Q42:.S44])-[$'Sheet4'.R43]=2;[$'Sheet4'.R43]=1));1;0);0;[$'Sheet6'.R43]);0;[$'Sheet2'.BQ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42:.T44])-[$'Sheet4'.S43]=3;AND(SUM([$'Sheet4'.R42:.T44])-[$'Sheet4'.S43]=2;[$'Sheet4'.S43]=1));1;0);0;[$'Sheet6'.S43]);0;[$'Sheet2'.BR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42:.U44])-[$'Sheet4'.T43]=3;AND(SUM([$'Sheet4'.S42:.U44])-[$'Sheet4'.T43]=2;[$'Sheet4'.T43]=1));1;0);0;[$'Sheet6'.T43]);0;[$'Sheet2'.BS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42:.V44])-[$'Sheet4'.U43]=3;AND(SUM([$'Sheet4'.T42:.V44])-[$'Sheet4'.U43]=2;[$'Sheet4'.U43]=1));1;0);0;[$'Sheet6'.U43]);0;[$'Sheet2'.BT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42:.W44])-[$'Sheet4'.V43]=3;AND(SUM([$'Sheet4'.U42:.W44])-[$'Sheet4'.V43]=2;[$'Sheet4'.V43]=1));1;0);0;[$'Sheet6'.V43]);0;[$'Sheet2'.BU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42:.X44])-[$'Sheet4'.W43]=3;AND(SUM([$'Sheet4'.V42:.X44])-[$'Sheet4'.W43]=2;[$'Sheet4'.W43]=1));1;0);0;[$'Sheet6'.W43]);0;[$'Sheet2'.BV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42:.Y44])-[$'Sheet4'.X43]=3;AND(SUM([$'Sheet4'.W42:.Y44])-[$'Sheet4'.X43]=2;[$'Sheet4'.X43]=1));1;0);0;[$'Sheet6'.X43]);0;[$'Sheet2'.BW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42:.Z44])-[$'Sheet4'.Y43]=3;AND(SUM([$'Sheet4'.X42:.Z44])-[$'Sheet4'.Y43]=2;[$'Sheet4'.Y43]=1));1;0);0;[$'Sheet6'.Y43]);0;[$'Sheet2'.BX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42:.AA44])-[$'Sheet4'.Z43]=3;AND(SUM([$'Sheet4'.Y42:.AA44])-[$'Sheet4'.Z43]=2;[$'Sheet4'.Z43]=1));1;0);0;[$'Sheet6'.Z43]);0;[$'Sheet2'.BY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42:.AB44])-[$'Sheet4'.AA43]=3;AND(SUM([$'Sheet4'.Z42:.AB44])-[$'Sheet4'.AA43]=2;[$'Sheet4'.AA43]=1));1;0);0;[$'Sheet6'.AA43]);0;[$'Sheet2'.BZ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42:.AC44])-[$'Sheet4'.AB43]=3;AND(SUM([$'Sheet4'.AA42:.AC44])-[$'Sheet4'.AB43]=2;[$'Sheet4'.AB43]=1));1;0);0;[$'Sheet6'.AB43]);0;[$'Sheet2'.CA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42:.AD44])-[$'Sheet4'.AC43]=3;AND(SUM([$'Sheet4'.AB42:.AD44])-[$'Sheet4'.AC43]=2;[$'Sheet4'.AC43]=1));1;0);0;[$'Sheet6'.AC43]);0;[$'Sheet2'.CB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42:.AE44])-[$'Sheet4'.AD43]=3;AND(SUM([$'Sheet4'.AC42:.AE44])-[$'Sheet4'.AD43]=2;[$'Sheet4'.AD43]=1));1;0);0;[$'Sheet6'.AD43]);0;[$'Sheet2'.CC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42:.AF44])-[$'Sheet4'.AE43]=3;AND(SUM([$'Sheet4'.AD42:.AF44])-[$'Sheet4'.AE43]=2;[$'Sheet4'.AE43]=1));1;0);0;[$'Sheet6'.AE43]);0;[$'Sheet2'.CD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42:.AG44])-[$'Sheet4'.AF43]=3;AND(SUM([$'Sheet4'.AE42:.AG44])-[$'Sheet4'.AF43]=2;[$'Sheet4'.AF43]=1));1;0);0;[$'Sheet6'.AF43]);0;[$'Sheet2'.CE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42:.AH44])-[$'Sheet4'.AG43]=3;AND(SUM([$'Sheet4'.AF42:.AH44])-[$'Sheet4'.AG43]=2;[$'Sheet4'.AG43]=1));1;0);0;[$'Sheet6'.AG43]);0;[$'Sheet2'.CF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42:.AI44])-[$'Sheet4'.AH43]=3;AND(SUM([$'Sheet4'.AG42:.AI44])-[$'Sheet4'.AH43]=2;[$'Sheet4'.AH43]=1));1;0);0;[$'Sheet6'.AH43]);0;[$'Sheet2'.CG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42:.AJ44])-[$'Sheet4'.AI43]=3;AND(SUM([$'Sheet4'.AH42:.AJ44])-[$'Sheet4'.AI43]=2;[$'Sheet4'.AI43]=1));1;0);0;[$'Sheet6'.AI43]);0;[$'Sheet2'.CH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42:.AK44])-[$'Sheet4'.AJ43]=3;AND(SUM([$'Sheet4'.AI42:.AK44])-[$'Sheet4'.AJ43]=2;[$'Sheet4'.AJ43]=1));1;0);0;[$'Sheet6'.AJ43]);0;[$'Sheet2'.CI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42:.AL44])-[$'Sheet4'.AK43]=3;AND(SUM([$'Sheet4'.AJ42:.AL44])-[$'Sheet4'.AK43]=2;[$'Sheet4'.AK43]=1));1;0);0;[$'Sheet6'.AK43]);0;[$'Sheet2'.CJ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42:.AM44])-[$'Sheet4'.AL43]=3;AND(SUM([$'Sheet4'.AK42:.AM44])-[$'Sheet4'.AL43]=2;[$'Sheet4'.AL43]=1));1;0);0;[$'Sheet6'.AL43]);0;[$'Sheet2'.CK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42:.AN44])-[$'Sheet4'.AM43]=3;AND(SUM([$'Sheet4'.AL42:.AN44])-[$'Sheet4'.AM43]=2;[$'Sheet4'.AM43]=1));1;0);0;[$'Sheet6'.AM43]);0;[$'Sheet2'.CL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42:.AO44])-[$'Sheet4'.AN43]=3;AND(SUM([$'Sheet4'.AM42:.AO44])-[$'Sheet4'.AN43]=2;[$'Sheet4'.AN43]=1));1;0);0;[$'Sheet6'.AN43]);0;[$'Sheet2'.CM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42:.AP44])-[$'Sheet4'.AO43]=3;AND(SUM([$'Sheet4'.AN42:.AP44])-[$'Sheet4'.AO43]=2;[$'Sheet4'.AO43]=1));1;0);0;[$'Sheet6'.AO43]);0;[$'Sheet2'.CN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42:.AQ44])-[$'Sheet4'.AP43]=3;AND(SUM([$'Sheet4'.AO42:.AQ44])-[$'Sheet4'.AP43]=2;[$'Sheet4'.AP43]=1));1;0);0;[$'Sheet6'.AP43]);0;[$'Sheet2'.CO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42:.AR44])-[$'Sheet4'.AQ43]=3;AND(SUM([$'Sheet4'.AP42:.AR44])-[$'Sheet4'.AQ43]=2;[$'Sheet4'.AQ43]=1));1;0);0;[$'Sheet6'.AQ43]);0;[$'Sheet2'.CP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42:.AS44])-[$'Sheet4'.AR43]=3;AND(SUM([$'Sheet4'.AQ42:.AS44])-[$'Sheet4'.AR43]=2;[$'Sheet4'.AR43]=1));1;0);0;[$'Sheet6'.AR43]);0;[$'Sheet2'.CQ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42:.AT44])-[$'Sheet4'.AS43]=3;AND(SUM([$'Sheet4'.AR42:.AT44])-[$'Sheet4'.AS43]=2;[$'Sheet4'.AS43]=1));1;0);0;[$'Sheet6'.AS43]);0;[$'Sheet2'.CR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42:.AU44])-[$'Sheet4'.AT43]=3;AND(SUM([$'Sheet4'.AS42:.AU44])-[$'Sheet4'.AT43]=2;[$'Sheet4'.AT43]=1));1;0);0;[$'Sheet6'.AT43]);0;[$'Sheet2'.CS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42:.AV44])-[$'Sheet4'.AU43]=3;AND(SUM([$'Sheet4'.AT42:.AV44])-[$'Sheet4'.AU43]=2;[$'Sheet4'.AU43]=1));1;0);0;[$'Sheet6'.AU43]);0;[$'Sheet2'.CT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42:.AW44])-[$'Sheet4'.AV43]=3;AND(SUM([$'Sheet4'.AU42:.AW44])-[$'Sheet4'.AV43]=2;[$'Sheet4'.AV43]=1));1;0);0;[$'Sheet6'.AV43]);0;[$'Sheet2'.CU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42:.AX44])-[$'Sheet4'.AW43]=3;AND(SUM([$'Sheet4'.AV42:.AX44])-[$'Sheet4'.AW43]=2;[$'Sheet4'.AW43]=1));1;0);0;[$'Sheet6'.AW43]);0;[$'Sheet2'.CV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42:.AY44])-[$'Sheet4'.AX43]=3;AND(SUM([$'Sheet4'.AW42:.AY44])-[$'Sheet4'.AX43]=2;[$'Sheet4'.AX43]=1));1;0);0;[$'Sheet6'.AX43]);0;[$'Sheet2'.CW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42:.AZ44])-[$'Sheet4'.AY43]=3;AND(SUM([$'Sheet4'.AX42:.AZ44])-[$'Sheet4'.AY43]=2;[$'Sheet4'.AY43]=1));1;0);0;[$'Sheet6'.AY43]);0;[$'Sheet2'.CX43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42:.BA44])-[$'Sheet4'.AZ43]=3;AND(SUM([$'Sheet4'.AY42:.BA44])-[$'Sheet4'.AZ43]=2;[$'Sheet4'.AZ43]=1));1;0);0;[$'Sheet6'.AZ43]);0;[$'Sheet2'.CY43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43:.D45])-[$'Sheet4'.C44]=3;AND(SUM([$'Sheet4'.B43:.D45])-[$'Sheet4'.C44]=2;[$'Sheet4'.C44]=1));1;0);0;[$'Sheet6'.C44]);0;[$'Sheet2'.BB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43:.E45])-[$'Sheet4'.D44]=3;AND(SUM([$'Sheet4'.C43:.E45])-[$'Sheet4'.D44]=2;[$'Sheet4'.D44]=1));1;0);0;[$'Sheet6'.D44]);0;[$'Sheet2'.BC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43:.F45])-[$'Sheet4'.E44]=3;AND(SUM([$'Sheet4'.D43:.F45])-[$'Sheet4'.E44]=2;[$'Sheet4'.E44]=1));1;0);0;[$'Sheet6'.E44]);0;[$'Sheet2'.BD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43:.G45])-[$'Sheet4'.F44]=3;AND(SUM([$'Sheet4'.E43:.G45])-[$'Sheet4'.F44]=2;[$'Sheet4'.F44]=1));1;0);0;[$'Sheet6'.F44]);0;[$'Sheet2'.BE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43:.H45])-[$'Sheet4'.G44]=3;AND(SUM([$'Sheet4'.F43:.H45])-[$'Sheet4'.G44]=2;[$'Sheet4'.G44]=1));1;0);0;[$'Sheet6'.G44]);0;[$'Sheet2'.BF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43:.I45])-[$'Sheet4'.H44]=3;AND(SUM([$'Sheet4'.G43:.I45])-[$'Sheet4'.H44]=2;[$'Sheet4'.H44]=1));1;0);0;[$'Sheet6'.H44]);0;[$'Sheet2'.BG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43:.J45])-[$'Sheet4'.I44]=3;AND(SUM([$'Sheet4'.H43:.J45])-[$'Sheet4'.I44]=2;[$'Sheet4'.I44]=1));1;0);0;[$'Sheet6'.I44]);0;[$'Sheet2'.BH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43:.K45])-[$'Sheet4'.J44]=3;AND(SUM([$'Sheet4'.I43:.K45])-[$'Sheet4'.J44]=2;[$'Sheet4'.J44]=1));1;0);0;[$'Sheet6'.J44]);0;[$'Sheet2'.BI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43:.L45])-[$'Sheet4'.K44]=3;AND(SUM([$'Sheet4'.J43:.L45])-[$'Sheet4'.K44]=2;[$'Sheet4'.K44]=1));1;0);0;[$'Sheet6'.K44]);0;[$'Sheet2'.BJ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43:.M45])-[$'Sheet4'.L44]=3;AND(SUM([$'Sheet4'.K43:.M45])-[$'Sheet4'.L44]=2;[$'Sheet4'.L44]=1));1;0);0;[$'Sheet6'.L44]);0;[$'Sheet2'.BK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43:.N45])-[$'Sheet4'.M44]=3;AND(SUM([$'Sheet4'.L43:.N45])-[$'Sheet4'.M44]=2;[$'Sheet4'.M44]=1));1;0);0;[$'Sheet6'.M44]);0;[$'Sheet2'.BL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43:.O45])-[$'Sheet4'.N44]=3;AND(SUM([$'Sheet4'.M43:.O45])-[$'Sheet4'.N44]=2;[$'Sheet4'.N44]=1));1;0);0;[$'Sheet6'.N44]);0;[$'Sheet2'.BM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43:.P45])-[$'Sheet4'.O44]=3;AND(SUM([$'Sheet4'.N43:.P45])-[$'Sheet4'.O44]=2;[$'Sheet4'.O44]=1));1;0);0;[$'Sheet6'.O44]);0;[$'Sheet2'.BN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43:.Q45])-[$'Sheet4'.P44]=3;AND(SUM([$'Sheet4'.O43:.Q45])-[$'Sheet4'.P44]=2;[$'Sheet4'.P44]=1));1;0);0;[$'Sheet6'.P44]);0;[$'Sheet2'.BO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43:.R45])-[$'Sheet4'.Q44]=3;AND(SUM([$'Sheet4'.P43:.R45])-[$'Sheet4'.Q44]=2;[$'Sheet4'.Q44]=1));1;0);0;[$'Sheet6'.Q44]);0;[$'Sheet2'.BP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43:.S45])-[$'Sheet4'.R44]=3;AND(SUM([$'Sheet4'.Q43:.S45])-[$'Sheet4'.R44]=2;[$'Sheet4'.R44]=1));1;0);0;[$'Sheet6'.R44]);0;[$'Sheet2'.BQ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43:.T45])-[$'Sheet4'.S44]=3;AND(SUM([$'Sheet4'.R43:.T45])-[$'Sheet4'.S44]=2;[$'Sheet4'.S44]=1));1;0);0;[$'Sheet6'.S44]);0;[$'Sheet2'.BR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43:.U45])-[$'Sheet4'.T44]=3;AND(SUM([$'Sheet4'.S43:.U45])-[$'Sheet4'.T44]=2;[$'Sheet4'.T44]=1));1;0);0;[$'Sheet6'.T44]);0;[$'Sheet2'.BS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43:.V45])-[$'Sheet4'.U44]=3;AND(SUM([$'Sheet4'.T43:.V45])-[$'Sheet4'.U44]=2;[$'Sheet4'.U44]=1));1;0);0;[$'Sheet6'.U44]);0;[$'Sheet2'.BT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43:.W45])-[$'Sheet4'.V44]=3;AND(SUM([$'Sheet4'.U43:.W45])-[$'Sheet4'.V44]=2;[$'Sheet4'.V44]=1));1;0);0;[$'Sheet6'.V44]);0;[$'Sheet2'.BU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43:.X45])-[$'Sheet4'.W44]=3;AND(SUM([$'Sheet4'.V43:.X45])-[$'Sheet4'.W44]=2;[$'Sheet4'.W44]=1));1;0);0;[$'Sheet6'.W44]);0;[$'Sheet2'.BV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43:.Y45])-[$'Sheet4'.X44]=3;AND(SUM([$'Sheet4'.W43:.Y45])-[$'Sheet4'.X44]=2;[$'Sheet4'.X44]=1));1;0);0;[$'Sheet6'.X44]);0;[$'Sheet2'.BW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43:.Z45])-[$'Sheet4'.Y44]=3;AND(SUM([$'Sheet4'.X43:.Z45])-[$'Sheet4'.Y44]=2;[$'Sheet4'.Y44]=1));1;0);0;[$'Sheet6'.Y44]);0;[$'Sheet2'.BX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43:.AA45])-[$'Sheet4'.Z44]=3;AND(SUM([$'Sheet4'.Y43:.AA45])-[$'Sheet4'.Z44]=2;[$'Sheet4'.Z44]=1));1;0);0;[$'Sheet6'.Z44]);0;[$'Sheet2'.BY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43:.AB45])-[$'Sheet4'.AA44]=3;AND(SUM([$'Sheet4'.Z43:.AB45])-[$'Sheet4'.AA44]=2;[$'Sheet4'.AA44]=1));1;0);0;[$'Sheet6'.AA44]);0;[$'Sheet2'.BZ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43:.AC45])-[$'Sheet4'.AB44]=3;AND(SUM([$'Sheet4'.AA43:.AC45])-[$'Sheet4'.AB44]=2;[$'Sheet4'.AB44]=1));1;0);0;[$'Sheet6'.AB44]);0;[$'Sheet2'.CA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43:.AD45])-[$'Sheet4'.AC44]=3;AND(SUM([$'Sheet4'.AB43:.AD45])-[$'Sheet4'.AC44]=2;[$'Sheet4'.AC44]=1));1;0);0;[$'Sheet6'.AC44]);0;[$'Sheet2'.CB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43:.AE45])-[$'Sheet4'.AD44]=3;AND(SUM([$'Sheet4'.AC43:.AE45])-[$'Sheet4'.AD44]=2;[$'Sheet4'.AD44]=1));1;0);0;[$'Sheet6'.AD44]);0;[$'Sheet2'.CC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43:.AF45])-[$'Sheet4'.AE44]=3;AND(SUM([$'Sheet4'.AD43:.AF45])-[$'Sheet4'.AE44]=2;[$'Sheet4'.AE44]=1));1;0);0;[$'Sheet6'.AE44]);0;[$'Sheet2'.CD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43:.AG45])-[$'Sheet4'.AF44]=3;AND(SUM([$'Sheet4'.AE43:.AG45])-[$'Sheet4'.AF44]=2;[$'Sheet4'.AF44]=1));1;0);0;[$'Sheet6'.AF44]);0;[$'Sheet2'.CE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43:.AH45])-[$'Sheet4'.AG44]=3;AND(SUM([$'Sheet4'.AF43:.AH45])-[$'Sheet4'.AG44]=2;[$'Sheet4'.AG44]=1));1;0);0;[$'Sheet6'.AG44]);0;[$'Sheet2'.CF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43:.AI45])-[$'Sheet4'.AH44]=3;AND(SUM([$'Sheet4'.AG43:.AI45])-[$'Sheet4'.AH44]=2;[$'Sheet4'.AH44]=1));1;0);0;[$'Sheet6'.AH44]);0;[$'Sheet2'.CG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43:.AJ45])-[$'Sheet4'.AI44]=3;AND(SUM([$'Sheet4'.AH43:.AJ45])-[$'Sheet4'.AI44]=2;[$'Sheet4'.AI44]=1));1;0);0;[$'Sheet6'.AI44]);0;[$'Sheet2'.CH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43:.AK45])-[$'Sheet4'.AJ44]=3;AND(SUM([$'Sheet4'.AI43:.AK45])-[$'Sheet4'.AJ44]=2;[$'Sheet4'.AJ44]=1));1;0);0;[$'Sheet6'.AJ44]);0;[$'Sheet2'.CI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43:.AL45])-[$'Sheet4'.AK44]=3;AND(SUM([$'Sheet4'.AJ43:.AL45])-[$'Sheet4'.AK44]=2;[$'Sheet4'.AK44]=1));1;0);0;[$'Sheet6'.AK44]);0;[$'Sheet2'.CJ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43:.AM45])-[$'Sheet4'.AL44]=3;AND(SUM([$'Sheet4'.AK43:.AM45])-[$'Sheet4'.AL44]=2;[$'Sheet4'.AL44]=1));1;0);0;[$'Sheet6'.AL44]);0;[$'Sheet2'.CK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43:.AN45])-[$'Sheet4'.AM44]=3;AND(SUM([$'Sheet4'.AL43:.AN45])-[$'Sheet4'.AM44]=2;[$'Sheet4'.AM44]=1));1;0);0;[$'Sheet6'.AM44]);0;[$'Sheet2'.CL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43:.AO45])-[$'Sheet4'.AN44]=3;AND(SUM([$'Sheet4'.AM43:.AO45])-[$'Sheet4'.AN44]=2;[$'Sheet4'.AN44]=1));1;0);0;[$'Sheet6'.AN44]);0;[$'Sheet2'.CM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43:.AP45])-[$'Sheet4'.AO44]=3;AND(SUM([$'Sheet4'.AN43:.AP45])-[$'Sheet4'.AO44]=2;[$'Sheet4'.AO44]=1));1;0);0;[$'Sheet6'.AO44]);0;[$'Sheet2'.CN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43:.AQ45])-[$'Sheet4'.AP44]=3;AND(SUM([$'Sheet4'.AO43:.AQ45])-[$'Sheet4'.AP44]=2;[$'Sheet4'.AP44]=1));1;0);0;[$'Sheet6'.AP44]);0;[$'Sheet2'.CO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43:.AR45])-[$'Sheet4'.AQ44]=3;AND(SUM([$'Sheet4'.AP43:.AR45])-[$'Sheet4'.AQ44]=2;[$'Sheet4'.AQ44]=1));1;0);0;[$'Sheet6'.AQ44]);0;[$'Sheet2'.CP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43:.AS45])-[$'Sheet4'.AR44]=3;AND(SUM([$'Sheet4'.AQ43:.AS45])-[$'Sheet4'.AR44]=2;[$'Sheet4'.AR44]=1));1;0);0;[$'Sheet6'.AR44]);0;[$'Sheet2'.CQ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43:.AT45])-[$'Sheet4'.AS44]=3;AND(SUM([$'Sheet4'.AR43:.AT45])-[$'Sheet4'.AS44]=2;[$'Sheet4'.AS44]=1));1;0);0;[$'Sheet6'.AS44]);0;[$'Sheet2'.CR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43:.AU45])-[$'Sheet4'.AT44]=3;AND(SUM([$'Sheet4'.AS43:.AU45])-[$'Sheet4'.AT44]=2;[$'Sheet4'.AT44]=1));1;0);0;[$'Sheet6'.AT44]);0;[$'Sheet2'.CS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43:.AV45])-[$'Sheet4'.AU44]=3;AND(SUM([$'Sheet4'.AT43:.AV45])-[$'Sheet4'.AU44]=2;[$'Sheet4'.AU44]=1));1;0);0;[$'Sheet6'.AU44]);0;[$'Sheet2'.CT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43:.AW45])-[$'Sheet4'.AV44]=3;AND(SUM([$'Sheet4'.AU43:.AW45])-[$'Sheet4'.AV44]=2;[$'Sheet4'.AV44]=1));1;0);0;[$'Sheet6'.AV44]);0;[$'Sheet2'.CU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43:.AX45])-[$'Sheet4'.AW44]=3;AND(SUM([$'Sheet4'.AV43:.AX45])-[$'Sheet4'.AW44]=2;[$'Sheet4'.AW44]=1));1;0);0;[$'Sheet6'.AW44]);0;[$'Sheet2'.CV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43:.AY45])-[$'Sheet4'.AX44]=3;AND(SUM([$'Sheet4'.AW43:.AY45])-[$'Sheet4'.AX44]=2;[$'Sheet4'.AX44]=1));1;0);0;[$'Sheet6'.AX44]);0;[$'Sheet2'.CW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43:.AZ45])-[$'Sheet4'.AY44]=3;AND(SUM([$'Sheet4'.AX43:.AZ45])-[$'Sheet4'.AY44]=2;[$'Sheet4'.AY44]=1));1;0);0;[$'Sheet6'.AY44]);0;[$'Sheet2'.CX44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43:.BA45])-[$'Sheet4'.AZ44]=3;AND(SUM([$'Sheet4'.AY43:.BA45])-[$'Sheet4'.AZ44]=2;[$'Sheet4'.AZ44]=1));1;0);0;[$'Sheet6'.AZ44]);0;[$'Sheet2'.CY44])" office:value-type="float" office:value="0">
            <text:p>0</text:p>
          </table:table-cell>
          <table:table-cell table:number-columns-repeated="204" table:style-name="ACE-0"/>
        </table:table-row>
        <table:table-row table:style-name="AROW-0">
          <table:table-cell table:number-columns-repeated="2" table:style-name="ACE-0"/>
          <table:table-cell table:style-name="ACE-0" table:formula="of:=COM.MICROSOFT.SWITCH([$'Sheet3'.$A$1];1;COM.MICROSOFT.SWITCH([$'Sheet3'.$C$1];1;IF(OR(SUM([$'Sheet4'.B44:.D46])-[$'Sheet4'.C45]=3;AND(SUM([$'Sheet4'.B44:.D46])-[$'Sheet4'.C45]=2;[$'Sheet4'.C45]=1));1;0);0;[$'Sheet6'.C45]);0;[$'Sheet2'.BB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C44:.E46])-[$'Sheet4'.D45]=3;AND(SUM([$'Sheet4'.C44:.E46])-[$'Sheet4'.D45]=2;[$'Sheet4'.D45]=1));1;0);0;[$'Sheet6'.D45]);0;[$'Sheet2'.BC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D44:.F46])-[$'Sheet4'.E45]=3;AND(SUM([$'Sheet4'.D44:.F46])-[$'Sheet4'.E45]=2;[$'Sheet4'.E45]=1));1;0);0;[$'Sheet6'.E45]);0;[$'Sheet2'.BD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E44:.G46])-[$'Sheet4'.F45]=3;AND(SUM([$'Sheet4'.E44:.G46])-[$'Sheet4'.F45]=2;[$'Sheet4'.F45]=1));1;0);0;[$'Sheet6'.F45]);0;[$'Sheet2'.BE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F44:.H46])-[$'Sheet4'.G45]=3;AND(SUM([$'Sheet4'.F44:.H46])-[$'Sheet4'.G45]=2;[$'Sheet4'.G45]=1));1;0);0;[$'Sheet6'.G45]);0;[$'Sheet2'.BF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G44:.I46])-[$'Sheet4'.H45]=3;AND(SUM([$'Sheet4'.G44:.I46])-[$'Sheet4'.H45]=2;[$'Sheet4'.H45]=1));1;0);0;[$'Sheet6'.H45]);0;[$'Sheet2'.BG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H44:.J46])-[$'Sheet4'.I45]=3;AND(SUM([$'Sheet4'.H44:.J46])-[$'Sheet4'.I45]=2;[$'Sheet4'.I45]=1));1;0);0;[$'Sheet6'.I45]);0;[$'Sheet2'.BH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I44:.K46])-[$'Sheet4'.J45]=3;AND(SUM([$'Sheet4'.I44:.K46])-[$'Sheet4'.J45]=2;[$'Sheet4'.J45]=1));1;0);0;[$'Sheet6'.J45]);0;[$'Sheet2'.BI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J44:.L46])-[$'Sheet4'.K45]=3;AND(SUM([$'Sheet4'.J44:.L46])-[$'Sheet4'.K45]=2;[$'Sheet4'.K45]=1));1;0);0;[$'Sheet6'.K45]);0;[$'Sheet2'.BJ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K44:.M46])-[$'Sheet4'.L45]=3;AND(SUM([$'Sheet4'.K44:.M46])-[$'Sheet4'.L45]=2;[$'Sheet4'.L45]=1));1;0);0;[$'Sheet6'.L45]);0;[$'Sheet2'.BK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L44:.N46])-[$'Sheet4'.M45]=3;AND(SUM([$'Sheet4'.L44:.N46])-[$'Sheet4'.M45]=2;[$'Sheet4'.M45]=1));1;0);0;[$'Sheet6'.M45]);0;[$'Sheet2'.BL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M44:.O46])-[$'Sheet4'.N45]=3;AND(SUM([$'Sheet4'.M44:.O46])-[$'Sheet4'.N45]=2;[$'Sheet4'.N45]=1));1;0);0;[$'Sheet6'.N45]);0;[$'Sheet2'.BM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N44:.P46])-[$'Sheet4'.O45]=3;AND(SUM([$'Sheet4'.N44:.P46])-[$'Sheet4'.O45]=2;[$'Sheet4'.O45]=1));1;0);0;[$'Sheet6'.O45]);0;[$'Sheet2'.BN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O44:.Q46])-[$'Sheet4'.P45]=3;AND(SUM([$'Sheet4'.O44:.Q46])-[$'Sheet4'.P45]=2;[$'Sheet4'.P45]=1));1;0);0;[$'Sheet6'.P45]);0;[$'Sheet2'.BO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P44:.R46])-[$'Sheet4'.Q45]=3;AND(SUM([$'Sheet4'.P44:.R46])-[$'Sheet4'.Q45]=2;[$'Sheet4'.Q45]=1));1;0);0;[$'Sheet6'.Q45]);0;[$'Sheet2'.BP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Q44:.S46])-[$'Sheet4'.R45]=3;AND(SUM([$'Sheet4'.Q44:.S46])-[$'Sheet4'.R45]=2;[$'Sheet4'.R45]=1));1;0);0;[$'Sheet6'.R45]);0;[$'Sheet2'.BQ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R44:.T46])-[$'Sheet4'.S45]=3;AND(SUM([$'Sheet4'.R44:.T46])-[$'Sheet4'.S45]=2;[$'Sheet4'.S45]=1));1;0);0;[$'Sheet6'.S45]);0;[$'Sheet2'.BR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S44:.U46])-[$'Sheet4'.T45]=3;AND(SUM([$'Sheet4'.S44:.U46])-[$'Sheet4'.T45]=2;[$'Sheet4'.T45]=1));1;0);0;[$'Sheet6'.T45]);0;[$'Sheet2'.BS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T44:.V46])-[$'Sheet4'.U45]=3;AND(SUM([$'Sheet4'.T44:.V46])-[$'Sheet4'.U45]=2;[$'Sheet4'.U45]=1));1;0);0;[$'Sheet6'.U45]);0;[$'Sheet2'.BT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U44:.W46])-[$'Sheet4'.V45]=3;AND(SUM([$'Sheet4'.U44:.W46])-[$'Sheet4'.V45]=2;[$'Sheet4'.V45]=1));1;0);0;[$'Sheet6'.V45]);0;[$'Sheet2'.BU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V44:.X46])-[$'Sheet4'.W45]=3;AND(SUM([$'Sheet4'.V44:.X46])-[$'Sheet4'.W45]=2;[$'Sheet4'.W45]=1));1;0);0;[$'Sheet6'.W45]);0;[$'Sheet2'.BV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W44:.Y46])-[$'Sheet4'.X45]=3;AND(SUM([$'Sheet4'.W44:.Y46])-[$'Sheet4'.X45]=2;[$'Sheet4'.X45]=1));1;0);0;[$'Sheet6'.X45]);0;[$'Sheet2'.BW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X44:.Z46])-[$'Sheet4'.Y45]=3;AND(SUM([$'Sheet4'.X44:.Z46])-[$'Sheet4'.Y45]=2;[$'Sheet4'.Y45]=1));1;0);0;[$'Sheet6'.Y45]);0;[$'Sheet2'.BX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Y44:.AA46])-[$'Sheet4'.Z45]=3;AND(SUM([$'Sheet4'.Y44:.AA46])-[$'Sheet4'.Z45]=2;[$'Sheet4'.Z45]=1));1;0);0;[$'Sheet6'.Z45]);0;[$'Sheet2'.BY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Z44:.AB46])-[$'Sheet4'.AA45]=3;AND(SUM([$'Sheet4'.Z44:.AB46])-[$'Sheet4'.AA45]=2;[$'Sheet4'.AA45]=1));1;0);0;[$'Sheet6'.AA45]);0;[$'Sheet2'.BZ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A44:.AC46])-[$'Sheet4'.AB45]=3;AND(SUM([$'Sheet4'.AA44:.AC46])-[$'Sheet4'.AB45]=2;[$'Sheet4'.AB45]=1));1;0);0;[$'Sheet6'.AB45]);0;[$'Sheet2'.CA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B44:.AD46])-[$'Sheet4'.AC45]=3;AND(SUM([$'Sheet4'.AB44:.AD46])-[$'Sheet4'.AC45]=2;[$'Sheet4'.AC45]=1));1;0);0;[$'Sheet6'.AC45]);0;[$'Sheet2'.CB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C44:.AE46])-[$'Sheet4'.AD45]=3;AND(SUM([$'Sheet4'.AC44:.AE46])-[$'Sheet4'.AD45]=2;[$'Sheet4'.AD45]=1));1;0);0;[$'Sheet6'.AD45]);0;[$'Sheet2'.CC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D44:.AF46])-[$'Sheet4'.AE45]=3;AND(SUM([$'Sheet4'.AD44:.AF46])-[$'Sheet4'.AE45]=2;[$'Sheet4'.AE45]=1));1;0);0;[$'Sheet6'.AE45]);0;[$'Sheet2'.CD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E44:.AG46])-[$'Sheet4'.AF45]=3;AND(SUM([$'Sheet4'.AE44:.AG46])-[$'Sheet4'.AF45]=2;[$'Sheet4'.AF45]=1));1;0);0;[$'Sheet6'.AF45]);0;[$'Sheet2'.CE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F44:.AH46])-[$'Sheet4'.AG45]=3;AND(SUM([$'Sheet4'.AF44:.AH46])-[$'Sheet4'.AG45]=2;[$'Sheet4'.AG45]=1));1;0);0;[$'Sheet6'.AG45]);0;[$'Sheet2'.CF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G44:.AI46])-[$'Sheet4'.AH45]=3;AND(SUM([$'Sheet4'.AG44:.AI46])-[$'Sheet4'.AH45]=2;[$'Sheet4'.AH45]=1));1;0);0;[$'Sheet6'.AH45]);0;[$'Sheet2'.CG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H44:.AJ46])-[$'Sheet4'.AI45]=3;AND(SUM([$'Sheet4'.AH44:.AJ46])-[$'Sheet4'.AI45]=2;[$'Sheet4'.AI45]=1));1;0);0;[$'Sheet6'.AI45]);0;[$'Sheet2'.CH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I44:.AK46])-[$'Sheet4'.AJ45]=3;AND(SUM([$'Sheet4'.AI44:.AK46])-[$'Sheet4'.AJ45]=2;[$'Sheet4'.AJ45]=1));1;0);0;[$'Sheet6'.AJ45]);0;[$'Sheet2'.CI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J44:.AL46])-[$'Sheet4'.AK45]=3;AND(SUM([$'Sheet4'.AJ44:.AL46])-[$'Sheet4'.AK45]=2;[$'Sheet4'.AK45]=1));1;0);0;[$'Sheet6'.AK45]);0;[$'Sheet2'.CJ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K44:.AM46])-[$'Sheet4'.AL45]=3;AND(SUM([$'Sheet4'.AK44:.AM46])-[$'Sheet4'.AL45]=2;[$'Sheet4'.AL45]=1));1;0);0;[$'Sheet6'.AL45]);0;[$'Sheet2'.CK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L44:.AN46])-[$'Sheet4'.AM45]=3;AND(SUM([$'Sheet4'.AL44:.AN46])-[$'Sheet4'.AM45]=2;[$'Sheet4'.AM45]=1));1;0);0;[$'Sheet6'.AM45]);0;[$'Sheet2'.CL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M44:.AO46])-[$'Sheet4'.AN45]=3;AND(SUM([$'Sheet4'.AM44:.AO46])-[$'Sheet4'.AN45]=2;[$'Sheet4'.AN45]=1));1;0);0;[$'Sheet6'.AN45]);0;[$'Sheet2'.CM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N44:.AP46])-[$'Sheet4'.AO45]=3;AND(SUM([$'Sheet4'.AN44:.AP46])-[$'Sheet4'.AO45]=2;[$'Sheet4'.AO45]=1));1;0);0;[$'Sheet6'.AO45]);0;[$'Sheet2'.CN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O44:.AQ46])-[$'Sheet4'.AP45]=3;AND(SUM([$'Sheet4'.AO44:.AQ46])-[$'Sheet4'.AP45]=2;[$'Sheet4'.AP45]=1));1;0);0;[$'Sheet6'.AP45]);0;[$'Sheet2'.CO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P44:.AR46])-[$'Sheet4'.AQ45]=3;AND(SUM([$'Sheet4'.AP44:.AR46])-[$'Sheet4'.AQ45]=2;[$'Sheet4'.AQ45]=1));1;0);0;[$'Sheet6'.AQ45]);0;[$'Sheet2'.CP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Q44:.AS46])-[$'Sheet4'.AR45]=3;AND(SUM([$'Sheet4'.AQ44:.AS46])-[$'Sheet4'.AR45]=2;[$'Sheet4'.AR45]=1));1;0);0;[$'Sheet6'.AR45]);0;[$'Sheet2'.CQ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R44:.AT46])-[$'Sheet4'.AS45]=3;AND(SUM([$'Sheet4'.AR44:.AT46])-[$'Sheet4'.AS45]=2;[$'Sheet4'.AS45]=1));1;0);0;[$'Sheet6'.AS45]);0;[$'Sheet2'.CR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S44:.AU46])-[$'Sheet4'.AT45]=3;AND(SUM([$'Sheet4'.AS44:.AU46])-[$'Sheet4'.AT45]=2;[$'Sheet4'.AT45]=1));1;0);0;[$'Sheet6'.AT45]);0;[$'Sheet2'.CS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T44:.AV46])-[$'Sheet4'.AU45]=3;AND(SUM([$'Sheet4'.AT44:.AV46])-[$'Sheet4'.AU45]=2;[$'Sheet4'.AU45]=1));1;0);0;[$'Sheet6'.AU45]);0;[$'Sheet2'.CT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U44:.AW46])-[$'Sheet4'.AV45]=3;AND(SUM([$'Sheet4'.AU44:.AW46])-[$'Sheet4'.AV45]=2;[$'Sheet4'.AV45]=1));1;0);0;[$'Sheet6'.AV45]);0;[$'Sheet2'.CU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V44:.AX46])-[$'Sheet4'.AW45]=3;AND(SUM([$'Sheet4'.AV44:.AX46])-[$'Sheet4'.AW45]=2;[$'Sheet4'.AW45]=1));1;0);0;[$'Sheet6'.AW45]);0;[$'Sheet2'.CV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W44:.AY46])-[$'Sheet4'.AX45]=3;AND(SUM([$'Sheet4'.AW44:.AY46])-[$'Sheet4'.AX45]=2;[$'Sheet4'.AX45]=1));1;0);0;[$'Sheet6'.AX45]);0;[$'Sheet2'.CW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X44:.AZ46])-[$'Sheet4'.AY45]=3;AND(SUM([$'Sheet4'.AX44:.AZ46])-[$'Sheet4'.AY45]=2;[$'Sheet4'.AY45]=1));1;0);0;[$'Sheet6'.AY45]);0;[$'Sheet2'.CX45])" office:value-type="float" office:value="0">
            <text:p>0</text:p>
          </table:table-cell>
          <table:table-cell table:style-name="ACE-0" table:formula="of:=COM.MICROSOFT.SWITCH([$'Sheet3'.$A$1];1;COM.MICROSOFT.SWITCH([$'Sheet3'.$C$1];1;IF(OR(SUM([$'Sheet4'.AY44:.BA46])-[$'Sheet4'.AZ45]=3;AND(SUM([$'Sheet4'.AY44:.BA46])-[$'Sheet4'.AZ45]=2;[$'Sheet4'.AZ45]=1));1;0);0;[$'Sheet6'.AZ45]);0;[$'Sheet2'.CY45])" office:value-type="float" office:value="0">
            <text:p>0</text:p>
          </table:table-cell>
          <table:table-cell table:number-columns-repeated="204" table:style-name="ACE-0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3"/>
        <table:table-column table:default-cell-style-name="ACE-1" table:style-name="ACOL-3"/>
        <table:table-column table:default-cell-style-name="ACE-1" table:style-name="ACOL-4" table:number-columns-repeated="50"/>
        <table:table-column table:default-cell-style-name="ACE-1" table:style-name="ACOL-3"/>
        <table:table-column table:default-cell-style-name="ACE-1" table:style-name="ACOL-3" table:number-columns-repeated="50"/>
        <table:table-column table:default-cell-style-name="ACE-1" table:style-name="ACOL-3" table:number-columns-repeated="153"/>
        <table:table-row table:style-name="AROW-1">
          <table:table-cell table:style-name="ACE-1" office:value-type="float" office:value="0">
            <text:p>0</text:p>
          </table:table-cell>
          <table:table-cell table:number-columns-repeated="255" table:style-name="ACE-1"/>
        </table:table-row>
        <table:table-row table:style-name="AROW-1" table:number-rows-repeated="4">
          <table:table-cell table:number-columns-repeated="256"/>
        </table:table-row>
        <table:table-row table:style-name="AROW-1">
          <table:table-cell table:number-columns-repeated="2" table:style-name="ACE-1"/>
          <table:table-cell table:style-name="ACE-3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6])" office:value-type="float" office:value="0">
            <text:p>0</text:p>
          </table:table-cell>
          <table:table-cell table:style-name="ACE-1" table:formula="of:=COM.MICROSOFT.SWITCH([.$A$1];1;MROUND(RAND();1);0;[.D6])" office:value-type="float" office:value="0">
            <text:p>0</text:p>
          </table:table-cell>
          <table:table-cell table:style-name="ACE-1" table:formula="of:=COM.MICROSOFT.SWITCH([.$A$1];1;MROUND(RAND();1);0;[.E6])" office:value-type="float" office:value="0">
            <text:p>0</text:p>
          </table:table-cell>
          <table:table-cell table:style-name="ACE-1" table:formula="of:=COM.MICROSOFT.SWITCH([.$A$1];1;MROUND(RAND();1);0;[.F6])" office:value-type="float" office:value="0">
            <text:p>0</text:p>
          </table:table-cell>
          <table:table-cell table:style-name="ACE-1" table:formula="of:=COM.MICROSOFT.SWITCH([.$A$1];1;MROUND(RAND();1);0;[.G6])" office:value-type="float" office:value="0">
            <text:p>0</text:p>
          </table:table-cell>
          <table:table-cell table:style-name="ACE-1" table:formula="of:=COM.MICROSOFT.SWITCH([.$A$1];1;MROUND(RAND();1);0;[.H6])" office:value-type="float" office:value="0">
            <text:p>0</text:p>
          </table:table-cell>
          <table:table-cell table:style-name="ACE-1" table:formula="of:=COM.MICROSOFT.SWITCH([.$A$1];1;MROUND(RAND();1);0;[.I6])" office:value-type="float" office:value="0">
            <text:p>0</text:p>
          </table:table-cell>
          <table:table-cell table:style-name="ACE-1" table:formula="of:=COM.MICROSOFT.SWITCH([.$A$1];1;MROUND(RAND();1);0;[.J6])" office:value-type="float" office:value="0">
            <text:p>0</text:p>
          </table:table-cell>
          <table:table-cell table:style-name="ACE-1" table:formula="of:=COM.MICROSOFT.SWITCH([.$A$1];1;MROUND(RAND();1);0;[.K6])" office:value-type="float" office:value="0">
            <text:p>0</text:p>
          </table:table-cell>
          <table:table-cell table:style-name="ACE-1" table:formula="of:=COM.MICROSOFT.SWITCH([.$A$1];1;MROUND(RAND();1);0;[.L6])" office:value-type="float" office:value="0">
            <text:p>0</text:p>
          </table:table-cell>
          <table:table-cell table:style-name="ACE-1" table:formula="of:=COM.MICROSOFT.SWITCH([.$A$1];1;MROUND(RAND();1);0;[.M6])" office:value-type="float" office:value="0">
            <text:p>0</text:p>
          </table:table-cell>
          <table:table-cell table:style-name="ACE-1" table:formula="of:=COM.MICROSOFT.SWITCH([.$A$1];1;MROUND(RAND();1);0;[.N6])" office:value-type="float" office:value="0">
            <text:p>0</text:p>
          </table:table-cell>
          <table:table-cell table:style-name="ACE-1" table:formula="of:=COM.MICROSOFT.SWITCH([.$A$1];1;MROUND(RAND();1);0;[.O6])" office:value-type="float" office:value="0">
            <text:p>0</text:p>
          </table:table-cell>
          <table:table-cell table:style-name="ACE-1" table:formula="of:=COM.MICROSOFT.SWITCH([.$A$1];1;MROUND(RAND();1);0;[.P6])" office:value-type="float" office:value="0">
            <text:p>0</text:p>
          </table:table-cell>
          <table:table-cell table:style-name="ACE-1" table:formula="of:=COM.MICROSOFT.SWITCH([.$A$1];1;MROUND(RAND();1);0;[.Q6])" office:value-type="float" office:value="0">
            <text:p>0</text:p>
          </table:table-cell>
          <table:table-cell table:style-name="ACE-1" table:formula="of:=COM.MICROSOFT.SWITCH([.$A$1];1;MROUND(RAND();1);0;[.R6])" office:value-type="float" office:value="0">
            <text:p>0</text:p>
          </table:table-cell>
          <table:table-cell table:style-name="ACE-1" table:formula="of:=COM.MICROSOFT.SWITCH([.$A$1];1;MROUND(RAND();1);0;[.S6])" office:value-type="float" office:value="0">
            <text:p>0</text:p>
          </table:table-cell>
          <table:table-cell table:style-name="ACE-1" table:formula="of:=COM.MICROSOFT.SWITCH([.$A$1];1;MROUND(RAND();1);0;[.T6])" office:value-type="float" office:value="0">
            <text:p>0</text:p>
          </table:table-cell>
          <table:table-cell table:style-name="ACE-1" table:formula="of:=COM.MICROSOFT.SWITCH([.$A$1];1;MROUND(RAND();1);0;[.U6])" office:value-type="float" office:value="0">
            <text:p>0</text:p>
          </table:table-cell>
          <table:table-cell table:style-name="ACE-1" table:formula="of:=COM.MICROSOFT.SWITCH([.$A$1];1;MROUND(RAND();1);0;[.V6])" office:value-type="float" office:value="0">
            <text:p>0</text:p>
          </table:table-cell>
          <table:table-cell table:style-name="ACE-1" table:formula="of:=COM.MICROSOFT.SWITCH([.$A$1];1;MROUND(RAND();1);0;[.W6])" office:value-type="float" office:value="0">
            <text:p>0</text:p>
          </table:table-cell>
          <table:table-cell table:style-name="ACE-1" table:formula="of:=COM.MICROSOFT.SWITCH([.$A$1];1;MROUND(RAND();1);0;[.X6])" office:value-type="float" office:value="0">
            <text:p>0</text:p>
          </table:table-cell>
          <table:table-cell table:style-name="ACE-1" table:formula="of:=COM.MICROSOFT.SWITCH([.$A$1];1;MROUND(RAND();1);0;[.Y6])" office:value-type="float" office:value="0">
            <text:p>0</text:p>
          </table:table-cell>
          <table:table-cell table:style-name="ACE-1" table:formula="of:=COM.MICROSOFT.SWITCH([.$A$1];1;MROUND(RAND();1);0;[.Z6])" office:value-type="float" office:value="0">
            <text:p>0</text:p>
          </table:table-cell>
          <table:table-cell table:style-name="ACE-1" table:formula="of:=COM.MICROSOFT.SWITCH([.$A$1];1;MROUND(RAND();1);0;[.AA6])" office:value-type="float" office:value="0">
            <text:p>0</text:p>
          </table:table-cell>
          <table:table-cell table:style-name="ACE-1" table:formula="of:=COM.MICROSOFT.SWITCH([.$A$1];1;MROUND(RAND();1);0;[.AB6])" office:value-type="float" office:value="0">
            <text:p>0</text:p>
          </table:table-cell>
          <table:table-cell table:style-name="ACE-1" table:formula="of:=COM.MICROSOFT.SWITCH([.$A$1];1;MROUND(RAND();1);0;[.AC6])" office:value-type="float" office:value="0">
            <text:p>0</text:p>
          </table:table-cell>
          <table:table-cell table:style-name="ACE-1" table:formula="of:=COM.MICROSOFT.SWITCH([.$A$1];1;MROUND(RAND();1);0;[.AD6])" office:value-type="float" office:value="0">
            <text:p>0</text:p>
          </table:table-cell>
          <table:table-cell table:style-name="ACE-1" table:formula="of:=COM.MICROSOFT.SWITCH([.$A$1];1;MROUND(RAND();1);0;[.AE6])" office:value-type="float" office:value="0">
            <text:p>0</text:p>
          </table:table-cell>
          <table:table-cell table:style-name="ACE-1" table:formula="of:=COM.MICROSOFT.SWITCH([.$A$1];1;MROUND(RAND();1);0;[.AF6])" office:value-type="float" office:value="0">
            <text:p>0</text:p>
          </table:table-cell>
          <table:table-cell table:style-name="ACE-1" table:formula="of:=COM.MICROSOFT.SWITCH([.$A$1];1;MROUND(RAND();1);0;[.AG6])" office:value-type="float" office:value="0">
            <text:p>0</text:p>
          </table:table-cell>
          <table:table-cell table:style-name="ACE-1" table:formula="of:=COM.MICROSOFT.SWITCH([.$A$1];1;MROUND(RAND();1);0;[.AH6])" office:value-type="float" office:value="0">
            <text:p>0</text:p>
          </table:table-cell>
          <table:table-cell table:style-name="ACE-1" table:formula="of:=COM.MICROSOFT.SWITCH([.$A$1];1;MROUND(RAND();1);0;[.AI6])" office:value-type="float" office:value="0">
            <text:p>0</text:p>
          </table:table-cell>
          <table:table-cell table:style-name="ACE-1" table:formula="of:=COM.MICROSOFT.SWITCH([.$A$1];1;MROUND(RAND();1);0;[.AJ6])" office:value-type="float" office:value="0">
            <text:p>0</text:p>
          </table:table-cell>
          <table:table-cell table:style-name="ACE-1" table:formula="of:=COM.MICROSOFT.SWITCH([.$A$1];1;MROUND(RAND();1);0;[.AK6])" office:value-type="float" office:value="0">
            <text:p>0</text:p>
          </table:table-cell>
          <table:table-cell table:style-name="ACE-1" table:formula="of:=COM.MICROSOFT.SWITCH([.$A$1];1;MROUND(RAND();1);0;[.AL6])" office:value-type="float" office:value="0">
            <text:p>0</text:p>
          </table:table-cell>
          <table:table-cell table:style-name="ACE-1" table:formula="of:=COM.MICROSOFT.SWITCH([.$A$1];1;MROUND(RAND();1);0;[.AM6])" office:value-type="float" office:value="0">
            <text:p>0</text:p>
          </table:table-cell>
          <table:table-cell table:style-name="ACE-1" table:formula="of:=COM.MICROSOFT.SWITCH([.$A$1];1;MROUND(RAND();1);0;[.AN6])" office:value-type="float" office:value="0">
            <text:p>0</text:p>
          </table:table-cell>
          <table:table-cell table:style-name="ACE-1" table:formula="of:=COM.MICROSOFT.SWITCH([.$A$1];1;MROUND(RAND();1);0;[.AO6])" office:value-type="float" office:value="0">
            <text:p>0</text:p>
          </table:table-cell>
          <table:table-cell table:style-name="ACE-1" table:formula="of:=COM.MICROSOFT.SWITCH([.$A$1];1;MROUND(RAND();1);0;[.AP6])" office:value-type="float" office:value="0">
            <text:p>0</text:p>
          </table:table-cell>
          <table:table-cell table:style-name="ACE-1" table:formula="of:=COM.MICROSOFT.SWITCH([.$A$1];1;MROUND(RAND();1);0;[.AQ6])" office:value-type="float" office:value="0">
            <text:p>0</text:p>
          </table:table-cell>
          <table:table-cell table:style-name="ACE-1" table:formula="of:=COM.MICROSOFT.SWITCH([.$A$1];1;MROUND(RAND();1);0;[.AR6])" office:value-type="float" office:value="0">
            <text:p>0</text:p>
          </table:table-cell>
          <table:table-cell table:style-name="ACE-1" table:formula="of:=COM.MICROSOFT.SWITCH([.$A$1];1;MROUND(RAND();1);0;[.AS6])" office:value-type="float" office:value="0">
            <text:p>0</text:p>
          </table:table-cell>
          <table:table-cell table:style-name="ACE-1" table:formula="of:=COM.MICROSOFT.SWITCH([.$A$1];1;MROUND(RAND();1);0;[.AT6])" office:value-type="float" office:value="0">
            <text:p>0</text:p>
          </table:table-cell>
          <table:table-cell table:style-name="ACE-1" table:formula="of:=COM.MICROSOFT.SWITCH([.$A$1];1;MROUND(RAND();1);0;[.AU6])" office:value-type="float" office:value="0">
            <text:p>0</text:p>
          </table:table-cell>
          <table:table-cell table:style-name="ACE-1" table:formula="of:=COM.MICROSOFT.SWITCH([.$A$1];1;MROUND(RAND();1);0;[.AV6])" office:value-type="float" office:value="0">
            <text:p>0</text:p>
          </table:table-cell>
          <table:table-cell table:style-name="ACE-1" table:formula="of:=COM.MICROSOFT.SWITCH([.$A$1];1;MROUND(RAND();1);0;[.AW6])" office:value-type="float" office:value="0">
            <text:p>0</text:p>
          </table:table-cell>
          <table:table-cell table:style-name="ACE-1" table:formula="of:=COM.MICROSOFT.SWITCH([.$A$1];1;MROUND(RAND();1);0;[.AX6])" office:value-type="float" office:value="0">
            <text:p>0</text:p>
          </table:table-cell>
          <table:table-cell table:style-name="ACE-1" table:formula="of:=COM.MICROSOFT.SWITCH([.$A$1];1;MROUND(RAND();1);0;[.AY6])" office:value-type="float" office:value="0">
            <text:p>0</text:p>
          </table:table-cell>
          <table:table-cell table:style-name="ACE-1" table:formula="of:=COM.MICROSOFT.SWITCH([.$A$1];1;MROUND(RAND();1);0;[.AZ6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7])" office:value-type="float" office:value="0">
            <text:p>0</text:p>
          </table:table-cell>
          <table:table-cell table:style-name="ACE-1" table:formula="of:=COM.MICROSOFT.SWITCH([.$A$1];1;MROUND(RAND();1);0;[.D7])" office:value-type="float" office:value="0">
            <text:p>0</text:p>
          </table:table-cell>
          <table:table-cell table:style-name="ACE-1" table:formula="of:=COM.MICROSOFT.SWITCH([.$A$1];1;MROUND(RAND();1);0;[.E7])" office:value-type="float" office:value="0">
            <text:p>0</text:p>
          </table:table-cell>
          <table:table-cell table:style-name="ACE-1" table:formula="of:=COM.MICROSOFT.SWITCH([.$A$1];1;MROUND(RAND();1);0;[.F7])" office:value-type="float" office:value="0">
            <text:p>0</text:p>
          </table:table-cell>
          <table:table-cell table:style-name="ACE-1" table:formula="of:=COM.MICROSOFT.SWITCH([.$A$1];1;MROUND(RAND();1);0;[.G7])" office:value-type="float" office:value="0">
            <text:p>0</text:p>
          </table:table-cell>
          <table:table-cell table:style-name="ACE-1" table:formula="of:=COM.MICROSOFT.SWITCH([.$A$1];1;MROUND(RAND();1);0;[.H7])" office:value-type="float" office:value="0">
            <text:p>0</text:p>
          </table:table-cell>
          <table:table-cell table:style-name="ACE-1" table:formula="of:=COM.MICROSOFT.SWITCH([.$A$1];1;MROUND(RAND();1);0;[.I7])" office:value-type="float" office:value="0">
            <text:p>0</text:p>
          </table:table-cell>
          <table:table-cell table:style-name="ACE-1" table:formula="of:=COM.MICROSOFT.SWITCH([.$A$1];1;MROUND(RAND();1);0;[.J7])" office:value-type="float" office:value="0">
            <text:p>0</text:p>
          </table:table-cell>
          <table:table-cell table:style-name="ACE-1" table:formula="of:=COM.MICROSOFT.SWITCH([.$A$1];1;MROUND(RAND();1);0;[.K7])" office:value-type="float" office:value="0">
            <text:p>0</text:p>
          </table:table-cell>
          <table:table-cell table:style-name="ACE-1" table:formula="of:=COM.MICROSOFT.SWITCH([.$A$1];1;MROUND(RAND();1);0;[.L7])" office:value-type="float" office:value="0">
            <text:p>0</text:p>
          </table:table-cell>
          <table:table-cell table:style-name="ACE-1" table:formula="of:=COM.MICROSOFT.SWITCH([.$A$1];1;MROUND(RAND();1);0;[.M7])" office:value-type="float" office:value="0">
            <text:p>0</text:p>
          </table:table-cell>
          <table:table-cell table:style-name="ACE-1" table:formula="of:=COM.MICROSOFT.SWITCH([.$A$1];1;MROUND(RAND();1);0;[.N7])" office:value-type="float" office:value="0">
            <text:p>0</text:p>
          </table:table-cell>
          <table:table-cell table:style-name="ACE-1" table:formula="of:=COM.MICROSOFT.SWITCH([.$A$1];1;MROUND(RAND();1);0;[.O7])" office:value-type="float" office:value="0">
            <text:p>0</text:p>
          </table:table-cell>
          <table:table-cell table:style-name="ACE-1" table:formula="of:=COM.MICROSOFT.SWITCH([.$A$1];1;MROUND(RAND();1);0;[.P7])" office:value-type="float" office:value="0">
            <text:p>0</text:p>
          </table:table-cell>
          <table:table-cell table:style-name="ACE-1" table:formula="of:=COM.MICROSOFT.SWITCH([.$A$1];1;MROUND(RAND();1);0;[.Q7])" office:value-type="float" office:value="0">
            <text:p>0</text:p>
          </table:table-cell>
          <table:table-cell table:style-name="ACE-1" table:formula="of:=COM.MICROSOFT.SWITCH([.$A$1];1;MROUND(RAND();1);0;[.R7])" office:value-type="float" office:value="0">
            <text:p>0</text:p>
          </table:table-cell>
          <table:table-cell table:style-name="ACE-1" table:formula="of:=COM.MICROSOFT.SWITCH([.$A$1];1;MROUND(RAND();1);0;[.S7])" office:value-type="float" office:value="0">
            <text:p>0</text:p>
          </table:table-cell>
          <table:table-cell table:style-name="ACE-1" table:formula="of:=COM.MICROSOFT.SWITCH([.$A$1];1;MROUND(RAND();1);0;[.T7])" office:value-type="float" office:value="0">
            <text:p>0</text:p>
          </table:table-cell>
          <table:table-cell table:style-name="ACE-1" table:formula="of:=COM.MICROSOFT.SWITCH([.$A$1];1;MROUND(RAND();1);0;[.U7])" office:value-type="float" office:value="0">
            <text:p>0</text:p>
          </table:table-cell>
          <table:table-cell table:style-name="ACE-1" table:formula="of:=COM.MICROSOFT.SWITCH([.$A$1];1;MROUND(RAND();1);0;[.V7])" office:value-type="float" office:value="0">
            <text:p>0</text:p>
          </table:table-cell>
          <table:table-cell table:style-name="ACE-1" table:formula="of:=COM.MICROSOFT.SWITCH([.$A$1];1;MROUND(RAND();1);0;[.W7])" office:value-type="float" office:value="0">
            <text:p>0</text:p>
          </table:table-cell>
          <table:table-cell table:style-name="ACE-1" table:formula="of:=COM.MICROSOFT.SWITCH([.$A$1];1;MROUND(RAND();1);0;[.X7])" office:value-type="float" office:value="0">
            <text:p>0</text:p>
          </table:table-cell>
          <table:table-cell table:style-name="ACE-1" table:formula="of:=COM.MICROSOFT.SWITCH([.$A$1];1;MROUND(RAND();1);0;[.Y7])" office:value-type="float" office:value="0">
            <text:p>0</text:p>
          </table:table-cell>
          <table:table-cell table:style-name="ACE-1" table:formula="of:=COM.MICROSOFT.SWITCH([.$A$1];1;MROUND(RAND();1);0;[.Z7])" office:value-type="float" office:value="0">
            <text:p>0</text:p>
          </table:table-cell>
          <table:table-cell table:style-name="ACE-1" table:formula="of:=COM.MICROSOFT.SWITCH([.$A$1];1;MROUND(RAND();1);0;[.AA7])" office:value-type="float" office:value="0">
            <text:p>0</text:p>
          </table:table-cell>
          <table:table-cell table:style-name="ACE-1" table:formula="of:=COM.MICROSOFT.SWITCH([.$A$1];1;MROUND(RAND();1);0;[.AB7])" office:value-type="float" office:value="0">
            <text:p>0</text:p>
          </table:table-cell>
          <table:table-cell table:style-name="ACE-1" table:formula="of:=COM.MICROSOFT.SWITCH([.$A$1];1;MROUND(RAND();1);0;[.AC7])" office:value-type="float" office:value="0">
            <text:p>0</text:p>
          </table:table-cell>
          <table:table-cell table:style-name="ACE-1" table:formula="of:=COM.MICROSOFT.SWITCH([.$A$1];1;MROUND(RAND();1);0;[.AD7])" office:value-type="float" office:value="0">
            <text:p>0</text:p>
          </table:table-cell>
          <table:table-cell table:style-name="ACE-1" table:formula="of:=COM.MICROSOFT.SWITCH([.$A$1];1;MROUND(RAND();1);0;[.AE7])" office:value-type="float" office:value="0">
            <text:p>0</text:p>
          </table:table-cell>
          <table:table-cell table:style-name="ACE-1" table:formula="of:=COM.MICROSOFT.SWITCH([.$A$1];1;MROUND(RAND();1);0;[.AF7])" office:value-type="float" office:value="0">
            <text:p>0</text:p>
          </table:table-cell>
          <table:table-cell table:style-name="ACE-1" table:formula="of:=COM.MICROSOFT.SWITCH([.$A$1];1;MROUND(RAND();1);0;[.AG7])" office:value-type="float" office:value="0">
            <text:p>0</text:p>
          </table:table-cell>
          <table:table-cell table:style-name="ACE-1" table:formula="of:=COM.MICROSOFT.SWITCH([.$A$1];1;MROUND(RAND();1);0;[.AH7])" office:value-type="float" office:value="0">
            <text:p>0</text:p>
          </table:table-cell>
          <table:table-cell table:style-name="ACE-1" table:formula="of:=COM.MICROSOFT.SWITCH([.$A$1];1;MROUND(RAND();1);0;[.AI7])" office:value-type="float" office:value="0">
            <text:p>0</text:p>
          </table:table-cell>
          <table:table-cell table:style-name="ACE-1" table:formula="of:=COM.MICROSOFT.SWITCH([.$A$1];1;MROUND(RAND();1);0;[.AJ7])" office:value-type="float" office:value="0">
            <text:p>0</text:p>
          </table:table-cell>
          <table:table-cell table:style-name="ACE-1" table:formula="of:=COM.MICROSOFT.SWITCH([.$A$1];1;MROUND(RAND();1);0;[.AK7])" office:value-type="float" office:value="0">
            <text:p>0</text:p>
          </table:table-cell>
          <table:table-cell table:style-name="ACE-1" table:formula="of:=COM.MICROSOFT.SWITCH([.$A$1];1;MROUND(RAND();1);0;[.AL7])" office:value-type="float" office:value="0">
            <text:p>0</text:p>
          </table:table-cell>
          <table:table-cell table:style-name="ACE-1" table:formula="of:=COM.MICROSOFT.SWITCH([.$A$1];1;MROUND(RAND();1);0;[.AM7])" office:value-type="float" office:value="0">
            <text:p>0</text:p>
          </table:table-cell>
          <table:table-cell table:style-name="ACE-1" table:formula="of:=COM.MICROSOFT.SWITCH([.$A$1];1;MROUND(RAND();1);0;[.AN7])" office:value-type="float" office:value="0">
            <text:p>0</text:p>
          </table:table-cell>
          <table:table-cell table:style-name="ACE-1" table:formula="of:=COM.MICROSOFT.SWITCH([.$A$1];1;MROUND(RAND();1);0;[.AO7])" office:value-type="float" office:value="0">
            <text:p>0</text:p>
          </table:table-cell>
          <table:table-cell table:style-name="ACE-1" table:formula="of:=COM.MICROSOFT.SWITCH([.$A$1];1;MROUND(RAND();1);0;[.AP7])" office:value-type="float" office:value="0">
            <text:p>0</text:p>
          </table:table-cell>
          <table:table-cell table:style-name="ACE-1" table:formula="of:=COM.MICROSOFT.SWITCH([.$A$1];1;MROUND(RAND();1);0;[.AQ7])" office:value-type="float" office:value="0">
            <text:p>0</text:p>
          </table:table-cell>
          <table:table-cell table:style-name="ACE-1" table:formula="of:=COM.MICROSOFT.SWITCH([.$A$1];1;MROUND(RAND();1);0;[.AR7])" office:value-type="float" office:value="0">
            <text:p>0</text:p>
          </table:table-cell>
          <table:table-cell table:style-name="ACE-1" table:formula="of:=COM.MICROSOFT.SWITCH([.$A$1];1;MROUND(RAND();1);0;[.AS7])" office:value-type="float" office:value="0">
            <text:p>0</text:p>
          </table:table-cell>
          <table:table-cell table:style-name="ACE-1" table:formula="of:=COM.MICROSOFT.SWITCH([.$A$1];1;MROUND(RAND();1);0;[.AT7])" office:value-type="float" office:value="0">
            <text:p>0</text:p>
          </table:table-cell>
          <table:table-cell table:style-name="ACE-1" table:formula="of:=COM.MICROSOFT.SWITCH([.$A$1];1;MROUND(RAND();1);0;[.AU7])" office:value-type="float" office:value="0">
            <text:p>0</text:p>
          </table:table-cell>
          <table:table-cell table:style-name="ACE-1" table:formula="of:=COM.MICROSOFT.SWITCH([.$A$1];1;MROUND(RAND();1);0;[.AV7])" office:value-type="float" office:value="0">
            <text:p>0</text:p>
          </table:table-cell>
          <table:table-cell table:style-name="ACE-1" table:formula="of:=COM.MICROSOFT.SWITCH([.$A$1];1;MROUND(RAND();1);0;[.AW7])" office:value-type="float" office:value="0">
            <text:p>0</text:p>
          </table:table-cell>
          <table:table-cell table:style-name="ACE-1" table:formula="of:=COM.MICROSOFT.SWITCH([.$A$1];1;MROUND(RAND();1);0;[.AX7])" office:value-type="float" office:value="0">
            <text:p>0</text:p>
          </table:table-cell>
          <table:table-cell table:style-name="ACE-1" table:formula="of:=COM.MICROSOFT.SWITCH([.$A$1];1;MROUND(RAND();1);0;[.AY7])" office:value-type="float" office:value="0">
            <text:p>0</text:p>
          </table:table-cell>
          <table:table-cell table:style-name="ACE-1" table:formula="of:=COM.MICROSOFT.SWITCH([.$A$1];1;MROUND(RAND();1);0;[.AZ7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8])" office:value-type="float" office:value="0">
            <text:p>0</text:p>
          </table:table-cell>
          <table:table-cell table:style-name="ACE-1" table:formula="of:=COM.MICROSOFT.SWITCH([.$A$1];1;MROUND(RAND();1);0;[.D8])" office:value-type="float" office:value="0">
            <text:p>0</text:p>
          </table:table-cell>
          <table:table-cell table:style-name="ACE-1" table:formula="of:=COM.MICROSOFT.SWITCH([.$A$1];1;MROUND(RAND();1);0;[.E8])" office:value-type="float" office:value="0">
            <text:p>0</text:p>
          </table:table-cell>
          <table:table-cell table:style-name="ACE-1" table:formula="of:=COM.MICROSOFT.SWITCH([.$A$1];1;MROUND(RAND();1);0;[.F8])" office:value-type="float" office:value="0">
            <text:p>0</text:p>
          </table:table-cell>
          <table:table-cell table:style-name="ACE-1" table:formula="of:=COM.MICROSOFT.SWITCH([.$A$1];1;MROUND(RAND();1);0;[.G8])" office:value-type="float" office:value="0">
            <text:p>0</text:p>
          </table:table-cell>
          <table:table-cell table:style-name="ACE-1" table:formula="of:=COM.MICROSOFT.SWITCH([.$A$1];1;MROUND(RAND();1);0;[.H8])" office:value-type="float" office:value="0">
            <text:p>0</text:p>
          </table:table-cell>
          <table:table-cell table:style-name="ACE-1" table:formula="of:=COM.MICROSOFT.SWITCH([.$A$1];1;MROUND(RAND();1);0;[.I8])" office:value-type="float" office:value="0">
            <text:p>0</text:p>
          </table:table-cell>
          <table:table-cell table:style-name="ACE-1" table:formula="of:=COM.MICROSOFT.SWITCH([.$A$1];1;MROUND(RAND();1);0;[.J8])" office:value-type="float" office:value="0">
            <text:p>0</text:p>
          </table:table-cell>
          <table:table-cell table:style-name="ACE-1" table:formula="of:=COM.MICROSOFT.SWITCH([.$A$1];1;MROUND(RAND();1);0;[.K8])" office:value-type="float" office:value="0">
            <text:p>0</text:p>
          </table:table-cell>
          <table:table-cell table:style-name="ACE-1" table:formula="of:=COM.MICROSOFT.SWITCH([.$A$1];1;MROUND(RAND();1);0;[.L8])" office:value-type="float" office:value="0">
            <text:p>0</text:p>
          </table:table-cell>
          <table:table-cell table:style-name="ACE-1" table:formula="of:=COM.MICROSOFT.SWITCH([.$A$1];1;MROUND(RAND();1);0;[.M8])" office:value-type="float" office:value="0">
            <text:p>0</text:p>
          </table:table-cell>
          <table:table-cell table:style-name="ACE-1" table:formula="of:=COM.MICROSOFT.SWITCH([.$A$1];1;MROUND(RAND();1);0;[.N8])" office:value-type="float" office:value="0">
            <text:p>0</text:p>
          </table:table-cell>
          <table:table-cell table:style-name="ACE-1" table:formula="of:=COM.MICROSOFT.SWITCH([.$A$1];1;MROUND(RAND();1);0;[.O8])" office:value-type="float" office:value="0">
            <text:p>0</text:p>
          </table:table-cell>
          <table:table-cell table:style-name="ACE-1" table:formula="of:=COM.MICROSOFT.SWITCH([.$A$1];1;MROUND(RAND();1);0;[.P8])" office:value-type="float" office:value="0">
            <text:p>0</text:p>
          </table:table-cell>
          <table:table-cell table:style-name="ACE-1" table:formula="of:=COM.MICROSOFT.SWITCH([.$A$1];1;MROUND(RAND();1);0;[.Q8])" office:value-type="float" office:value="0">
            <text:p>0</text:p>
          </table:table-cell>
          <table:table-cell table:style-name="ACE-1" table:formula="of:=COM.MICROSOFT.SWITCH([.$A$1];1;MROUND(RAND();1);0;[.R8])" office:value-type="float" office:value="0">
            <text:p>0</text:p>
          </table:table-cell>
          <table:table-cell table:style-name="ACE-1" table:formula="of:=COM.MICROSOFT.SWITCH([.$A$1];1;MROUND(RAND();1);0;[.S8])" office:value-type="float" office:value="0">
            <text:p>0</text:p>
          </table:table-cell>
          <table:table-cell table:style-name="ACE-1" table:formula="of:=COM.MICROSOFT.SWITCH([.$A$1];1;MROUND(RAND();1);0;[.T8])" office:value-type="float" office:value="0">
            <text:p>0</text:p>
          </table:table-cell>
          <table:table-cell table:style-name="ACE-1" table:formula="of:=COM.MICROSOFT.SWITCH([.$A$1];1;MROUND(RAND();1);0;[.U8])" office:value-type="float" office:value="0">
            <text:p>0</text:p>
          </table:table-cell>
          <table:table-cell table:style-name="ACE-1" table:formula="of:=COM.MICROSOFT.SWITCH([.$A$1];1;MROUND(RAND();1);0;[.V8])" office:value-type="float" office:value="0">
            <text:p>0</text:p>
          </table:table-cell>
          <table:table-cell table:style-name="ACE-1" table:formula="of:=COM.MICROSOFT.SWITCH([.$A$1];1;MROUND(RAND();1);0;[.W8])" office:value-type="float" office:value="0">
            <text:p>0</text:p>
          </table:table-cell>
          <table:table-cell table:style-name="ACE-1" table:formula="of:=COM.MICROSOFT.SWITCH([.$A$1];1;MROUND(RAND();1);0;[.X8])" office:value-type="float" office:value="0">
            <text:p>0</text:p>
          </table:table-cell>
          <table:table-cell table:style-name="ACE-1" table:formula="of:=COM.MICROSOFT.SWITCH([.$A$1];1;MROUND(RAND();1);0;[.Y8])" office:value-type="float" office:value="0">
            <text:p>0</text:p>
          </table:table-cell>
          <table:table-cell table:style-name="ACE-1" table:formula="of:=COM.MICROSOFT.SWITCH([.$A$1];1;MROUND(RAND();1);0;[.Z8])" office:value-type="float" office:value="0">
            <text:p>0</text:p>
          </table:table-cell>
          <table:table-cell table:style-name="ACE-1" table:formula="of:=COM.MICROSOFT.SWITCH([.$A$1];1;MROUND(RAND();1);0;[.AA8])" office:value-type="float" office:value="0">
            <text:p>0</text:p>
          </table:table-cell>
          <table:table-cell table:style-name="ACE-1" table:formula="of:=COM.MICROSOFT.SWITCH([.$A$1];1;MROUND(RAND();1);0;[.AB8])" office:value-type="float" office:value="0">
            <text:p>0</text:p>
          </table:table-cell>
          <table:table-cell table:style-name="ACE-1" table:formula="of:=COM.MICROSOFT.SWITCH([.$A$1];1;MROUND(RAND();1);0;[.AC8])" office:value-type="float" office:value="0">
            <text:p>0</text:p>
          </table:table-cell>
          <table:table-cell table:style-name="ACE-1" table:formula="of:=COM.MICROSOFT.SWITCH([.$A$1];1;MROUND(RAND();1);0;[.AD8])" office:value-type="float" office:value="0">
            <text:p>0</text:p>
          </table:table-cell>
          <table:table-cell table:style-name="ACE-1" table:formula="of:=COM.MICROSOFT.SWITCH([.$A$1];1;MROUND(RAND();1);0;[.AE8])" office:value-type="float" office:value="0">
            <text:p>0</text:p>
          </table:table-cell>
          <table:table-cell table:style-name="ACE-1" table:formula="of:=COM.MICROSOFT.SWITCH([.$A$1];1;MROUND(RAND();1);0;[.AF8])" office:value-type="float" office:value="0">
            <text:p>0</text:p>
          </table:table-cell>
          <table:table-cell table:style-name="ACE-1" table:formula="of:=COM.MICROSOFT.SWITCH([.$A$1];1;MROUND(RAND();1);0;[.AG8])" office:value-type="float" office:value="0">
            <text:p>0</text:p>
          </table:table-cell>
          <table:table-cell table:style-name="ACE-1" table:formula="of:=COM.MICROSOFT.SWITCH([.$A$1];1;MROUND(RAND();1);0;[.AH8])" office:value-type="float" office:value="0">
            <text:p>0</text:p>
          </table:table-cell>
          <table:table-cell table:style-name="ACE-1" table:formula="of:=COM.MICROSOFT.SWITCH([.$A$1];1;MROUND(RAND();1);0;[.AI8])" office:value-type="float" office:value="0">
            <text:p>0</text:p>
          </table:table-cell>
          <table:table-cell table:style-name="ACE-1" table:formula="of:=COM.MICROSOFT.SWITCH([.$A$1];1;MROUND(RAND();1);0;[.AJ8])" office:value-type="float" office:value="0">
            <text:p>0</text:p>
          </table:table-cell>
          <table:table-cell table:style-name="ACE-1" table:formula="of:=COM.MICROSOFT.SWITCH([.$A$1];1;MROUND(RAND();1);0;[.AK8])" office:value-type="float" office:value="0">
            <text:p>0</text:p>
          </table:table-cell>
          <table:table-cell table:style-name="ACE-1" table:formula="of:=COM.MICROSOFT.SWITCH([.$A$1];1;MROUND(RAND();1);0;[.AL8])" office:value-type="float" office:value="0">
            <text:p>0</text:p>
          </table:table-cell>
          <table:table-cell table:style-name="ACE-1" table:formula="of:=COM.MICROSOFT.SWITCH([.$A$1];1;MROUND(RAND();1);0;[.AM8])" office:value-type="float" office:value="0">
            <text:p>0</text:p>
          </table:table-cell>
          <table:table-cell table:style-name="ACE-1" table:formula="of:=COM.MICROSOFT.SWITCH([.$A$1];1;MROUND(RAND();1);0;[.AN8])" office:value-type="float" office:value="0">
            <text:p>0</text:p>
          </table:table-cell>
          <table:table-cell table:style-name="ACE-1" table:formula="of:=COM.MICROSOFT.SWITCH([.$A$1];1;MROUND(RAND();1);0;[.AO8])" office:value-type="float" office:value="0">
            <text:p>0</text:p>
          </table:table-cell>
          <table:table-cell table:style-name="ACE-1" table:formula="of:=COM.MICROSOFT.SWITCH([.$A$1];1;MROUND(RAND();1);0;[.AP8])" office:value-type="float" office:value="0">
            <text:p>0</text:p>
          </table:table-cell>
          <table:table-cell table:style-name="ACE-1" table:formula="of:=COM.MICROSOFT.SWITCH([.$A$1];1;MROUND(RAND();1);0;[.AQ8])" office:value-type="float" office:value="0">
            <text:p>0</text:p>
          </table:table-cell>
          <table:table-cell table:style-name="ACE-1" table:formula="of:=COM.MICROSOFT.SWITCH([.$A$1];1;MROUND(RAND();1);0;[.AR8])" office:value-type="float" office:value="0">
            <text:p>0</text:p>
          </table:table-cell>
          <table:table-cell table:style-name="ACE-1" table:formula="of:=COM.MICROSOFT.SWITCH([.$A$1];1;MROUND(RAND();1);0;[.AS8])" office:value-type="float" office:value="0">
            <text:p>0</text:p>
          </table:table-cell>
          <table:table-cell table:style-name="ACE-1" table:formula="of:=COM.MICROSOFT.SWITCH([.$A$1];1;MROUND(RAND();1);0;[.AT8])" office:value-type="float" office:value="0">
            <text:p>0</text:p>
          </table:table-cell>
          <table:table-cell table:style-name="ACE-1" table:formula="of:=COM.MICROSOFT.SWITCH([.$A$1];1;MROUND(RAND();1);0;[.AU8])" office:value-type="float" office:value="0">
            <text:p>0</text:p>
          </table:table-cell>
          <table:table-cell table:style-name="ACE-1" table:formula="of:=COM.MICROSOFT.SWITCH([.$A$1];1;MROUND(RAND();1);0;[.AV8])" office:value-type="float" office:value="0">
            <text:p>0</text:p>
          </table:table-cell>
          <table:table-cell table:style-name="ACE-1" table:formula="of:=COM.MICROSOFT.SWITCH([.$A$1];1;MROUND(RAND();1);0;[.AW8])" office:value-type="float" office:value="0">
            <text:p>0</text:p>
          </table:table-cell>
          <table:table-cell table:style-name="ACE-1" table:formula="of:=COM.MICROSOFT.SWITCH([.$A$1];1;MROUND(RAND();1);0;[.AX8])" office:value-type="float" office:value="0">
            <text:p>0</text:p>
          </table:table-cell>
          <table:table-cell table:style-name="ACE-1" table:formula="of:=COM.MICROSOFT.SWITCH([.$A$1];1;MROUND(RAND();1);0;[.AY8])" office:value-type="float" office:value="0">
            <text:p>0</text:p>
          </table:table-cell>
          <table:table-cell table:style-name="ACE-1" table:formula="of:=COM.MICROSOFT.SWITCH([.$A$1];1;MROUND(RAND();1);0;[.AZ8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9])" office:value-type="float" office:value="0">
            <text:p>0</text:p>
          </table:table-cell>
          <table:table-cell table:style-name="ACE-1" table:formula="of:=COM.MICROSOFT.SWITCH([.$A$1];1;MROUND(RAND();1);0;[.D9])" office:value-type="float" office:value="0">
            <text:p>0</text:p>
          </table:table-cell>
          <table:table-cell table:style-name="ACE-1" table:formula="of:=COM.MICROSOFT.SWITCH([.$A$1];1;MROUND(RAND();1);0;[.E9])" office:value-type="float" office:value="0">
            <text:p>0</text:p>
          </table:table-cell>
          <table:table-cell table:style-name="ACE-1" table:formula="of:=COM.MICROSOFT.SWITCH([.$A$1];1;MROUND(RAND();1);0;[.F9])" office:value-type="float" office:value="0">
            <text:p>0</text:p>
          </table:table-cell>
          <table:table-cell table:style-name="ACE-1" table:formula="of:=COM.MICROSOFT.SWITCH([.$A$1];1;MROUND(RAND();1);0;[.G9])" office:value-type="float" office:value="0">
            <text:p>0</text:p>
          </table:table-cell>
          <table:table-cell table:style-name="ACE-1" table:formula="of:=COM.MICROSOFT.SWITCH([.$A$1];1;MROUND(RAND();1);0;[.H9])" office:value-type="float" office:value="0">
            <text:p>0</text:p>
          </table:table-cell>
          <table:table-cell table:style-name="ACE-1" table:formula="of:=COM.MICROSOFT.SWITCH([.$A$1];1;MROUND(RAND();1);0;[.I9])" office:value-type="float" office:value="0">
            <text:p>0</text:p>
          </table:table-cell>
          <table:table-cell table:style-name="ACE-1" table:formula="of:=COM.MICROSOFT.SWITCH([.$A$1];1;MROUND(RAND();1);0;[.J9])" office:value-type="float" office:value="0">
            <text:p>0</text:p>
          </table:table-cell>
          <table:table-cell table:style-name="ACE-1" table:formula="of:=COM.MICROSOFT.SWITCH([.$A$1];1;MROUND(RAND();1);0;[.K9])" office:value-type="float" office:value="0">
            <text:p>0</text:p>
          </table:table-cell>
          <table:table-cell table:style-name="ACE-1" table:formula="of:=COM.MICROSOFT.SWITCH([.$A$1];1;MROUND(RAND();1);0;[.L9])" office:value-type="float" office:value="0">
            <text:p>0</text:p>
          </table:table-cell>
          <table:table-cell table:style-name="ACE-1" table:formula="of:=COM.MICROSOFT.SWITCH([.$A$1];1;MROUND(RAND();1);0;[.M9])" office:value-type="float" office:value="0">
            <text:p>0</text:p>
          </table:table-cell>
          <table:table-cell table:style-name="ACE-1" table:formula="of:=COM.MICROSOFT.SWITCH([.$A$1];1;MROUND(RAND();1);0;[.N9])" office:value-type="float" office:value="0">
            <text:p>0</text:p>
          </table:table-cell>
          <table:table-cell table:style-name="ACE-1" table:formula="of:=COM.MICROSOFT.SWITCH([.$A$1];1;MROUND(RAND();1);0;[.O9])" office:value-type="float" office:value="0">
            <text:p>0</text:p>
          </table:table-cell>
          <table:table-cell table:style-name="ACE-1" table:formula="of:=COM.MICROSOFT.SWITCH([.$A$1];1;MROUND(RAND();1);0;[.P9])" office:value-type="float" office:value="0">
            <text:p>0</text:p>
          </table:table-cell>
          <table:table-cell table:style-name="ACE-1" table:formula="of:=COM.MICROSOFT.SWITCH([.$A$1];1;MROUND(RAND();1);0;[.Q9])" office:value-type="float" office:value="0">
            <text:p>0</text:p>
          </table:table-cell>
          <table:table-cell table:style-name="ACE-1" table:formula="of:=COM.MICROSOFT.SWITCH([.$A$1];1;MROUND(RAND();1);0;[.R9])" office:value-type="float" office:value="0">
            <text:p>0</text:p>
          </table:table-cell>
          <table:table-cell table:style-name="ACE-1" table:formula="of:=COM.MICROSOFT.SWITCH([.$A$1];1;MROUND(RAND();1);0;[.S9])" office:value-type="float" office:value="0">
            <text:p>0</text:p>
          </table:table-cell>
          <table:table-cell table:style-name="ACE-1" table:formula="of:=COM.MICROSOFT.SWITCH([.$A$1];1;MROUND(RAND();1);0;[.T9])" office:value-type="float" office:value="0">
            <text:p>0</text:p>
          </table:table-cell>
          <table:table-cell table:style-name="ACE-1" table:formula="of:=COM.MICROSOFT.SWITCH([.$A$1];1;MROUND(RAND();1);0;[.U9])" office:value-type="float" office:value="0">
            <text:p>0</text:p>
          </table:table-cell>
          <table:table-cell table:style-name="ACE-1" table:formula="of:=COM.MICROSOFT.SWITCH([.$A$1];1;MROUND(RAND();1);0;[.V9])" office:value-type="float" office:value="0">
            <text:p>0</text:p>
          </table:table-cell>
          <table:table-cell table:style-name="ACE-1" table:formula="of:=COM.MICROSOFT.SWITCH([.$A$1];1;MROUND(RAND();1);0;[.W9])" office:value-type="float" office:value="0">
            <text:p>0</text:p>
          </table:table-cell>
          <table:table-cell table:style-name="ACE-1" table:formula="of:=COM.MICROSOFT.SWITCH([.$A$1];1;MROUND(RAND();1);0;[.X9])" office:value-type="float" office:value="0">
            <text:p>0</text:p>
          </table:table-cell>
          <table:table-cell table:style-name="ACE-1" table:formula="of:=COM.MICROSOFT.SWITCH([.$A$1];1;MROUND(RAND();1);0;[.Y9])" office:value-type="float" office:value="0">
            <text:p>0</text:p>
          </table:table-cell>
          <table:table-cell table:style-name="ACE-1" table:formula="of:=COM.MICROSOFT.SWITCH([.$A$1];1;MROUND(RAND();1);0;[.Z9])" office:value-type="float" office:value="0">
            <text:p>0</text:p>
          </table:table-cell>
          <table:table-cell table:style-name="ACE-1" table:formula="of:=COM.MICROSOFT.SWITCH([.$A$1];1;MROUND(RAND();1);0;[.AA9])" office:value-type="float" office:value="0">
            <text:p>0</text:p>
          </table:table-cell>
          <table:table-cell table:style-name="ACE-1" table:formula="of:=COM.MICROSOFT.SWITCH([.$A$1];1;MROUND(RAND();1);0;[.AB9])" office:value-type="float" office:value="0">
            <text:p>0</text:p>
          </table:table-cell>
          <table:table-cell table:style-name="ACE-1" table:formula="of:=COM.MICROSOFT.SWITCH([.$A$1];1;MROUND(RAND();1);0;[.AC9])" office:value-type="float" office:value="0">
            <text:p>0</text:p>
          </table:table-cell>
          <table:table-cell table:style-name="ACE-1" table:formula="of:=COM.MICROSOFT.SWITCH([.$A$1];1;MROUND(RAND();1);0;[.AD9])" office:value-type="float" office:value="0">
            <text:p>0</text:p>
          </table:table-cell>
          <table:table-cell table:style-name="ACE-1" table:formula="of:=COM.MICROSOFT.SWITCH([.$A$1];1;MROUND(RAND();1);0;[.AE9])" office:value-type="float" office:value="0">
            <text:p>0</text:p>
          </table:table-cell>
          <table:table-cell table:style-name="ACE-1" table:formula="of:=COM.MICROSOFT.SWITCH([.$A$1];1;MROUND(RAND();1);0;[.AF9])" office:value-type="float" office:value="0">
            <text:p>0</text:p>
          </table:table-cell>
          <table:table-cell table:style-name="ACE-1" table:formula="of:=COM.MICROSOFT.SWITCH([.$A$1];1;MROUND(RAND();1);0;[.AG9])" office:value-type="float" office:value="0">
            <text:p>0</text:p>
          </table:table-cell>
          <table:table-cell table:style-name="ACE-1" table:formula="of:=COM.MICROSOFT.SWITCH([.$A$1];1;MROUND(RAND();1);0;[.AH9])" office:value-type="float" office:value="0">
            <text:p>0</text:p>
          </table:table-cell>
          <table:table-cell table:style-name="ACE-1" table:formula="of:=COM.MICROSOFT.SWITCH([.$A$1];1;MROUND(RAND();1);0;[.AI9])" office:value-type="float" office:value="0">
            <text:p>0</text:p>
          </table:table-cell>
          <table:table-cell table:style-name="ACE-1" table:formula="of:=COM.MICROSOFT.SWITCH([.$A$1];1;MROUND(RAND();1);0;[.AJ9])" office:value-type="float" office:value="0">
            <text:p>0</text:p>
          </table:table-cell>
          <table:table-cell table:style-name="ACE-1" table:formula="of:=COM.MICROSOFT.SWITCH([.$A$1];1;MROUND(RAND();1);0;[.AK9])" office:value-type="float" office:value="0">
            <text:p>0</text:p>
          </table:table-cell>
          <table:table-cell table:style-name="ACE-1" table:formula="of:=COM.MICROSOFT.SWITCH([.$A$1];1;MROUND(RAND();1);0;[.AL9])" office:value-type="float" office:value="0">
            <text:p>0</text:p>
          </table:table-cell>
          <table:table-cell table:style-name="ACE-1" table:formula="of:=COM.MICROSOFT.SWITCH([.$A$1];1;MROUND(RAND();1);0;[.AM9])" office:value-type="float" office:value="0">
            <text:p>0</text:p>
          </table:table-cell>
          <table:table-cell table:style-name="ACE-1" table:formula="of:=COM.MICROSOFT.SWITCH([.$A$1];1;MROUND(RAND();1);0;[.AN9])" office:value-type="float" office:value="0">
            <text:p>0</text:p>
          </table:table-cell>
          <table:table-cell table:style-name="ACE-1" table:formula="of:=COM.MICROSOFT.SWITCH([.$A$1];1;MROUND(RAND();1);0;[.AO9])" office:value-type="float" office:value="0">
            <text:p>0</text:p>
          </table:table-cell>
          <table:table-cell table:style-name="ACE-1" table:formula="of:=COM.MICROSOFT.SWITCH([.$A$1];1;MROUND(RAND();1);0;[.AP9])" office:value-type="float" office:value="0">
            <text:p>0</text:p>
          </table:table-cell>
          <table:table-cell table:style-name="ACE-1" table:formula="of:=COM.MICROSOFT.SWITCH([.$A$1];1;MROUND(RAND();1);0;[.AQ9])" office:value-type="float" office:value="0">
            <text:p>0</text:p>
          </table:table-cell>
          <table:table-cell table:style-name="ACE-1" table:formula="of:=COM.MICROSOFT.SWITCH([.$A$1];1;MROUND(RAND();1);0;[.AR9])" office:value-type="float" office:value="0">
            <text:p>0</text:p>
          </table:table-cell>
          <table:table-cell table:style-name="ACE-1" table:formula="of:=COM.MICROSOFT.SWITCH([.$A$1];1;MROUND(RAND();1);0;[.AS9])" office:value-type="float" office:value="0">
            <text:p>0</text:p>
          </table:table-cell>
          <table:table-cell table:style-name="ACE-1" table:formula="of:=COM.MICROSOFT.SWITCH([.$A$1];1;MROUND(RAND();1);0;[.AT9])" office:value-type="float" office:value="0">
            <text:p>0</text:p>
          </table:table-cell>
          <table:table-cell table:style-name="ACE-1" table:formula="of:=COM.MICROSOFT.SWITCH([.$A$1];1;MROUND(RAND();1);0;[.AU9])" office:value-type="float" office:value="0">
            <text:p>0</text:p>
          </table:table-cell>
          <table:table-cell table:style-name="ACE-1" table:formula="of:=COM.MICROSOFT.SWITCH([.$A$1];1;MROUND(RAND();1);0;[.AV9])" office:value-type="float" office:value="0">
            <text:p>0</text:p>
          </table:table-cell>
          <table:table-cell table:style-name="ACE-1" table:formula="of:=COM.MICROSOFT.SWITCH([.$A$1];1;MROUND(RAND();1);0;[.AW9])" office:value-type="float" office:value="0">
            <text:p>0</text:p>
          </table:table-cell>
          <table:table-cell table:style-name="ACE-1" table:formula="of:=COM.MICROSOFT.SWITCH([.$A$1];1;MROUND(RAND();1);0;[.AX9])" office:value-type="float" office:value="0">
            <text:p>0</text:p>
          </table:table-cell>
          <table:table-cell table:style-name="ACE-1" table:formula="of:=COM.MICROSOFT.SWITCH([.$A$1];1;MROUND(RAND();1);0;[.AY9])" office:value-type="float" office:value="0">
            <text:p>0</text:p>
          </table:table-cell>
          <table:table-cell table:style-name="ACE-1" table:formula="of:=COM.MICROSOFT.SWITCH([.$A$1];1;MROUND(RAND();1);0;[.AZ9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0])" office:value-type="float" office:value="0">
            <text:p>0</text:p>
          </table:table-cell>
          <table:table-cell table:style-name="ACE-1" table:formula="of:=COM.MICROSOFT.SWITCH([.$A$1];1;MROUND(RAND();1);0;[.D10])" office:value-type="float" office:value="0">
            <text:p>0</text:p>
          </table:table-cell>
          <table:table-cell table:style-name="ACE-1" table:formula="of:=COM.MICROSOFT.SWITCH([.$A$1];1;MROUND(RAND();1);0;[.E10])" office:value-type="float" office:value="0">
            <text:p>0</text:p>
          </table:table-cell>
          <table:table-cell table:style-name="ACE-1" table:formula="of:=COM.MICROSOFT.SWITCH([.$A$1];1;MROUND(RAND();1);0;[.F10])" office:value-type="float" office:value="0">
            <text:p>0</text:p>
          </table:table-cell>
          <table:table-cell table:style-name="ACE-1" table:formula="of:=COM.MICROSOFT.SWITCH([.$A$1];1;MROUND(RAND();1);0;[.G10])" office:value-type="float" office:value="0">
            <text:p>0</text:p>
          </table:table-cell>
          <table:table-cell table:style-name="ACE-1" table:formula="of:=COM.MICROSOFT.SWITCH([.$A$1];1;MROUND(RAND();1);0;[.H10])" office:value-type="float" office:value="0">
            <text:p>0</text:p>
          </table:table-cell>
          <table:table-cell table:style-name="ACE-1" table:formula="of:=COM.MICROSOFT.SWITCH([.$A$1];1;MROUND(RAND();1);0;[.I10])" office:value-type="float" office:value="0">
            <text:p>0</text:p>
          </table:table-cell>
          <table:table-cell table:style-name="ACE-1" table:formula="of:=COM.MICROSOFT.SWITCH([.$A$1];1;MROUND(RAND();1);0;[.J10])" office:value-type="float" office:value="0">
            <text:p>0</text:p>
          </table:table-cell>
          <table:table-cell table:style-name="ACE-1" table:formula="of:=COM.MICROSOFT.SWITCH([.$A$1];1;MROUND(RAND();1);0;[.K10])" office:value-type="float" office:value="0">
            <text:p>0</text:p>
          </table:table-cell>
          <table:table-cell table:style-name="ACE-1" table:formula="of:=COM.MICROSOFT.SWITCH([.$A$1];1;MROUND(RAND();1);0;[.L10])" office:value-type="float" office:value="0">
            <text:p>0</text:p>
          </table:table-cell>
          <table:table-cell table:style-name="ACE-1" table:formula="of:=COM.MICROSOFT.SWITCH([.$A$1];1;MROUND(RAND();1);0;[.M10])" office:value-type="float" office:value="0">
            <text:p>0</text:p>
          </table:table-cell>
          <table:table-cell table:style-name="ACE-1" table:formula="of:=COM.MICROSOFT.SWITCH([.$A$1];1;MROUND(RAND();1);0;[.N10])" office:value-type="float" office:value="0">
            <text:p>0</text:p>
          </table:table-cell>
          <table:table-cell table:style-name="ACE-1" table:formula="of:=COM.MICROSOFT.SWITCH([.$A$1];1;MROUND(RAND();1);0;[.O10])" office:value-type="float" office:value="0">
            <text:p>0</text:p>
          </table:table-cell>
          <table:table-cell table:style-name="ACE-1" table:formula="of:=COM.MICROSOFT.SWITCH([.$A$1];1;MROUND(RAND();1);0;[.P10])" office:value-type="float" office:value="0">
            <text:p>0</text:p>
          </table:table-cell>
          <table:table-cell table:style-name="ACE-1" table:formula="of:=COM.MICROSOFT.SWITCH([.$A$1];1;MROUND(RAND();1);0;[.Q10])" office:value-type="float" office:value="0">
            <text:p>0</text:p>
          </table:table-cell>
          <table:table-cell table:style-name="ACE-1" table:formula="of:=COM.MICROSOFT.SWITCH([.$A$1];1;MROUND(RAND();1);0;[.R10])" office:value-type="float" office:value="0">
            <text:p>0</text:p>
          </table:table-cell>
          <table:table-cell table:style-name="ACE-1" table:formula="of:=COM.MICROSOFT.SWITCH([.$A$1];1;MROUND(RAND();1);0;[.S10])" office:value-type="float" office:value="0">
            <text:p>0</text:p>
          </table:table-cell>
          <table:table-cell table:style-name="ACE-1" table:formula="of:=COM.MICROSOFT.SWITCH([.$A$1];1;MROUND(RAND();1);0;[.T10])" office:value-type="float" office:value="0">
            <text:p>0</text:p>
          </table:table-cell>
          <table:table-cell table:style-name="ACE-1" table:formula="of:=COM.MICROSOFT.SWITCH([.$A$1];1;MROUND(RAND();1);0;[.U10])" office:value-type="float" office:value="0">
            <text:p>0</text:p>
          </table:table-cell>
          <table:table-cell table:style-name="ACE-1" table:formula="of:=COM.MICROSOFT.SWITCH([.$A$1];1;MROUND(RAND();1);0;[.V10])" office:value-type="float" office:value="0">
            <text:p>0</text:p>
          </table:table-cell>
          <table:table-cell table:style-name="ACE-1" table:formula="of:=COM.MICROSOFT.SWITCH([.$A$1];1;MROUND(RAND();1);0;[.W10])" office:value-type="float" office:value="0">
            <text:p>0</text:p>
          </table:table-cell>
          <table:table-cell table:style-name="ACE-1" table:formula="of:=COM.MICROSOFT.SWITCH([.$A$1];1;MROUND(RAND();1);0;[.X10])" office:value-type="float" office:value="0">
            <text:p>0</text:p>
          </table:table-cell>
          <table:table-cell table:style-name="ACE-1" table:formula="of:=COM.MICROSOFT.SWITCH([.$A$1];1;MROUND(RAND();1);0;[.Y10])" office:value-type="float" office:value="0">
            <text:p>0</text:p>
          </table:table-cell>
          <table:table-cell table:style-name="ACE-1" table:formula="of:=COM.MICROSOFT.SWITCH([.$A$1];1;MROUND(RAND();1);0;[.Z10])" office:value-type="float" office:value="0">
            <text:p>0</text:p>
          </table:table-cell>
          <table:table-cell table:style-name="ACE-1" table:formula="of:=COM.MICROSOFT.SWITCH([.$A$1];1;MROUND(RAND();1);0;[.AA10])" office:value-type="float" office:value="0">
            <text:p>0</text:p>
          </table:table-cell>
          <table:table-cell table:style-name="ACE-1" table:formula="of:=COM.MICROSOFT.SWITCH([.$A$1];1;MROUND(RAND();1);0;[.AB10])" office:value-type="float" office:value="0">
            <text:p>0</text:p>
          </table:table-cell>
          <table:table-cell table:style-name="ACE-1" table:formula="of:=COM.MICROSOFT.SWITCH([.$A$1];1;MROUND(RAND();1);0;[.AC10])" office:value-type="float" office:value="0">
            <text:p>0</text:p>
          </table:table-cell>
          <table:table-cell table:style-name="ACE-1" table:formula="of:=COM.MICROSOFT.SWITCH([.$A$1];1;MROUND(RAND();1);0;[.AD10])" office:value-type="float" office:value="0">
            <text:p>0</text:p>
          </table:table-cell>
          <table:table-cell table:style-name="ACE-1" table:formula="of:=COM.MICROSOFT.SWITCH([.$A$1];1;MROUND(RAND();1);0;[.AE10])" office:value-type="float" office:value="0">
            <text:p>0</text:p>
          </table:table-cell>
          <table:table-cell table:style-name="ACE-1" table:formula="of:=COM.MICROSOFT.SWITCH([.$A$1];1;MROUND(RAND();1);0;[.AF10])" office:value-type="float" office:value="0">
            <text:p>0</text:p>
          </table:table-cell>
          <table:table-cell table:style-name="ACE-1" table:formula="of:=COM.MICROSOFT.SWITCH([.$A$1];1;MROUND(RAND();1);0;[.AG10])" office:value-type="float" office:value="0">
            <text:p>0</text:p>
          </table:table-cell>
          <table:table-cell table:style-name="ACE-1" table:formula="of:=COM.MICROSOFT.SWITCH([.$A$1];1;MROUND(RAND();1);0;[.AH10])" office:value-type="float" office:value="0">
            <text:p>0</text:p>
          </table:table-cell>
          <table:table-cell table:style-name="ACE-1" table:formula="of:=COM.MICROSOFT.SWITCH([.$A$1];1;MROUND(RAND();1);0;[.AI10])" office:value-type="float" office:value="0">
            <text:p>0</text:p>
          </table:table-cell>
          <table:table-cell table:style-name="ACE-1" table:formula="of:=COM.MICROSOFT.SWITCH([.$A$1];1;MROUND(RAND();1);0;[.AJ10])" office:value-type="float" office:value="0">
            <text:p>0</text:p>
          </table:table-cell>
          <table:table-cell table:style-name="ACE-1" table:formula="of:=COM.MICROSOFT.SWITCH([.$A$1];1;MROUND(RAND();1);0;[.AK10])" office:value-type="float" office:value="0">
            <text:p>0</text:p>
          </table:table-cell>
          <table:table-cell table:style-name="ACE-1" table:formula="of:=COM.MICROSOFT.SWITCH([.$A$1];1;MROUND(RAND();1);0;[.AL10])" office:value-type="float" office:value="0">
            <text:p>0</text:p>
          </table:table-cell>
          <table:table-cell table:style-name="ACE-1" table:formula="of:=COM.MICROSOFT.SWITCH([.$A$1];1;MROUND(RAND();1);0;[.AM10])" office:value-type="float" office:value="0">
            <text:p>0</text:p>
          </table:table-cell>
          <table:table-cell table:style-name="ACE-1" table:formula="of:=COM.MICROSOFT.SWITCH([.$A$1];1;MROUND(RAND();1);0;[.AN10])" office:value-type="float" office:value="0">
            <text:p>0</text:p>
          </table:table-cell>
          <table:table-cell table:style-name="ACE-1" table:formula="of:=COM.MICROSOFT.SWITCH([.$A$1];1;MROUND(RAND();1);0;[.AO10])" office:value-type="float" office:value="0">
            <text:p>0</text:p>
          </table:table-cell>
          <table:table-cell table:style-name="ACE-1" table:formula="of:=COM.MICROSOFT.SWITCH([.$A$1];1;MROUND(RAND();1);0;[.AP10])" office:value-type="float" office:value="0">
            <text:p>0</text:p>
          </table:table-cell>
          <table:table-cell table:style-name="ACE-1" table:formula="of:=COM.MICROSOFT.SWITCH([.$A$1];1;MROUND(RAND();1);0;[.AQ10])" office:value-type="float" office:value="0">
            <text:p>0</text:p>
          </table:table-cell>
          <table:table-cell table:style-name="ACE-1" table:formula="of:=COM.MICROSOFT.SWITCH([.$A$1];1;MROUND(RAND();1);0;[.AR10])" office:value-type="float" office:value="0">
            <text:p>0</text:p>
          </table:table-cell>
          <table:table-cell table:style-name="ACE-1" table:formula="of:=COM.MICROSOFT.SWITCH([.$A$1];1;MROUND(RAND();1);0;[.AS10])" office:value-type="float" office:value="0">
            <text:p>0</text:p>
          </table:table-cell>
          <table:table-cell table:style-name="ACE-1" table:formula="of:=COM.MICROSOFT.SWITCH([.$A$1];1;MROUND(RAND();1);0;[.AT10])" office:value-type="float" office:value="0">
            <text:p>0</text:p>
          </table:table-cell>
          <table:table-cell table:style-name="ACE-1" table:formula="of:=COM.MICROSOFT.SWITCH([.$A$1];1;MROUND(RAND();1);0;[.AU10])" office:value-type="float" office:value="0">
            <text:p>0</text:p>
          </table:table-cell>
          <table:table-cell table:style-name="ACE-1" table:formula="of:=COM.MICROSOFT.SWITCH([.$A$1];1;MROUND(RAND();1);0;[.AV10])" office:value-type="float" office:value="0">
            <text:p>0</text:p>
          </table:table-cell>
          <table:table-cell table:style-name="ACE-1" table:formula="of:=COM.MICROSOFT.SWITCH([.$A$1];1;MROUND(RAND();1);0;[.AW10])" office:value-type="float" office:value="0">
            <text:p>0</text:p>
          </table:table-cell>
          <table:table-cell table:style-name="ACE-1" table:formula="of:=COM.MICROSOFT.SWITCH([.$A$1];1;MROUND(RAND();1);0;[.AX10])" office:value-type="float" office:value="0">
            <text:p>0</text:p>
          </table:table-cell>
          <table:table-cell table:style-name="ACE-1" table:formula="of:=COM.MICROSOFT.SWITCH([.$A$1];1;MROUND(RAND();1);0;[.AY10])" office:value-type="float" office:value="0">
            <text:p>0</text:p>
          </table:table-cell>
          <table:table-cell table:style-name="ACE-1" table:formula="of:=COM.MICROSOFT.SWITCH([.$A$1];1;MROUND(RAND();1);0;[.AZ10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1])" office:value-type="float" office:value="0">
            <text:p>0</text:p>
          </table:table-cell>
          <table:table-cell table:style-name="ACE-1" table:formula="of:=COM.MICROSOFT.SWITCH([.$A$1];1;MROUND(RAND();1);0;[.D11])" office:value-type="float" office:value="0">
            <text:p>0</text:p>
          </table:table-cell>
          <table:table-cell table:style-name="ACE-1" table:formula="of:=COM.MICROSOFT.SWITCH([.$A$1];1;MROUND(RAND();1);0;[.E11])" office:value-type="float" office:value="0">
            <text:p>0</text:p>
          </table:table-cell>
          <table:table-cell table:style-name="ACE-1" table:formula="of:=COM.MICROSOFT.SWITCH([.$A$1];1;MROUND(RAND();1);0;[.F11])" office:value-type="float" office:value="0">
            <text:p>0</text:p>
          </table:table-cell>
          <table:table-cell table:style-name="ACE-1" table:formula="of:=COM.MICROSOFT.SWITCH([.$A$1];1;MROUND(RAND();1);0;[.G11])" office:value-type="float" office:value="0">
            <text:p>0</text:p>
          </table:table-cell>
          <table:table-cell table:style-name="ACE-1" table:formula="of:=COM.MICROSOFT.SWITCH([.$A$1];1;MROUND(RAND();1);0;[.H11])" office:value-type="float" office:value="0">
            <text:p>0</text:p>
          </table:table-cell>
          <table:table-cell table:style-name="ACE-1" table:formula="of:=COM.MICROSOFT.SWITCH([.$A$1];1;MROUND(RAND();1);0;[.I11])" office:value-type="float" office:value="0">
            <text:p>0</text:p>
          </table:table-cell>
          <table:table-cell table:style-name="ACE-1" table:formula="of:=COM.MICROSOFT.SWITCH([.$A$1];1;MROUND(RAND();1);0;[.J11])" office:value-type="float" office:value="0">
            <text:p>0</text:p>
          </table:table-cell>
          <table:table-cell table:style-name="ACE-1" table:formula="of:=COM.MICROSOFT.SWITCH([.$A$1];1;MROUND(RAND();1);0;[.K11])" office:value-type="float" office:value="0">
            <text:p>0</text:p>
          </table:table-cell>
          <table:table-cell table:style-name="ACE-1" table:formula="of:=COM.MICROSOFT.SWITCH([.$A$1];1;MROUND(RAND();1);0;[.L11])" office:value-type="float" office:value="0">
            <text:p>0</text:p>
          </table:table-cell>
          <table:table-cell table:style-name="ACE-1" table:formula="of:=COM.MICROSOFT.SWITCH([.$A$1];1;MROUND(RAND();1);0;[.M11])" office:value-type="float" office:value="0">
            <text:p>0</text:p>
          </table:table-cell>
          <table:table-cell table:style-name="ACE-1" table:formula="of:=COM.MICROSOFT.SWITCH([.$A$1];1;MROUND(RAND();1);0;[.N11])" office:value-type="float" office:value="0">
            <text:p>0</text:p>
          </table:table-cell>
          <table:table-cell table:style-name="ACE-1" table:formula="of:=COM.MICROSOFT.SWITCH([.$A$1];1;MROUND(RAND();1);0;[.O11])" office:value-type="float" office:value="0">
            <text:p>0</text:p>
          </table:table-cell>
          <table:table-cell table:style-name="ACE-1" table:formula="of:=COM.MICROSOFT.SWITCH([.$A$1];1;MROUND(RAND();1);0;[.P11])" office:value-type="float" office:value="0">
            <text:p>0</text:p>
          </table:table-cell>
          <table:table-cell table:style-name="ACE-1" table:formula="of:=COM.MICROSOFT.SWITCH([.$A$1];1;MROUND(RAND();1);0;[.Q11])" office:value-type="float" office:value="0">
            <text:p>0</text:p>
          </table:table-cell>
          <table:table-cell table:style-name="ACE-1" table:formula="of:=COM.MICROSOFT.SWITCH([.$A$1];1;MROUND(RAND();1);0;[.R11])" office:value-type="float" office:value="0">
            <text:p>0</text:p>
          </table:table-cell>
          <table:table-cell table:style-name="ACE-1" table:formula="of:=COM.MICROSOFT.SWITCH([.$A$1];1;MROUND(RAND();1);0;[.S11])" office:value-type="float" office:value="0">
            <text:p>0</text:p>
          </table:table-cell>
          <table:table-cell table:style-name="ACE-1" table:formula="of:=COM.MICROSOFT.SWITCH([.$A$1];1;MROUND(RAND();1);0;[.T11])" office:value-type="float" office:value="0">
            <text:p>0</text:p>
          </table:table-cell>
          <table:table-cell table:style-name="ACE-1" table:formula="of:=COM.MICROSOFT.SWITCH([.$A$1];1;MROUND(RAND();1);0;[.U11])" office:value-type="float" office:value="0">
            <text:p>0</text:p>
          </table:table-cell>
          <table:table-cell table:style-name="ACE-1" table:formula="of:=COM.MICROSOFT.SWITCH([.$A$1];1;MROUND(RAND();1);0;[.V11])" office:value-type="float" office:value="0">
            <text:p>0</text:p>
          </table:table-cell>
          <table:table-cell table:style-name="ACE-1" table:formula="of:=COM.MICROSOFT.SWITCH([.$A$1];1;MROUND(RAND();1);0;[.W11])" office:value-type="float" office:value="0">
            <text:p>0</text:p>
          </table:table-cell>
          <table:table-cell table:style-name="ACE-1" table:formula="of:=COM.MICROSOFT.SWITCH([.$A$1];1;MROUND(RAND();1);0;[.X11])" office:value-type="float" office:value="0">
            <text:p>0</text:p>
          </table:table-cell>
          <table:table-cell table:style-name="ACE-1" table:formula="of:=COM.MICROSOFT.SWITCH([.$A$1];1;MROUND(RAND();1);0;[.Y11])" office:value-type="float" office:value="0">
            <text:p>0</text:p>
          </table:table-cell>
          <table:table-cell table:style-name="ACE-1" table:formula="of:=COM.MICROSOFT.SWITCH([.$A$1];1;MROUND(RAND();1);0;[.Z11])" office:value-type="float" office:value="0">
            <text:p>0</text:p>
          </table:table-cell>
          <table:table-cell table:style-name="ACE-1" table:formula="of:=COM.MICROSOFT.SWITCH([.$A$1];1;MROUND(RAND();1);0;[.AA11])" office:value-type="float" office:value="0">
            <text:p>0</text:p>
          </table:table-cell>
          <table:table-cell table:style-name="ACE-1" table:formula="of:=COM.MICROSOFT.SWITCH([.$A$1];1;MROUND(RAND();1);0;[.AB11])" office:value-type="float" office:value="0">
            <text:p>0</text:p>
          </table:table-cell>
          <table:table-cell table:style-name="ACE-1" table:formula="of:=COM.MICROSOFT.SWITCH([.$A$1];1;MROUND(RAND();1);0;[.AC11])" office:value-type="float" office:value="0">
            <text:p>0</text:p>
          </table:table-cell>
          <table:table-cell table:style-name="ACE-1" table:formula="of:=COM.MICROSOFT.SWITCH([.$A$1];1;MROUND(RAND();1);0;[.AD11])" office:value-type="float" office:value="0">
            <text:p>0</text:p>
          </table:table-cell>
          <table:table-cell table:style-name="ACE-1" table:formula="of:=COM.MICROSOFT.SWITCH([.$A$1];1;MROUND(RAND();1);0;[.AE11])" office:value-type="float" office:value="0">
            <text:p>0</text:p>
          </table:table-cell>
          <table:table-cell table:style-name="ACE-1" table:formula="of:=COM.MICROSOFT.SWITCH([.$A$1];1;MROUND(RAND();1);0;[.AF11])" office:value-type="float" office:value="0">
            <text:p>0</text:p>
          </table:table-cell>
          <table:table-cell table:style-name="ACE-1" table:formula="of:=COM.MICROSOFT.SWITCH([.$A$1];1;MROUND(RAND();1);0;[.AG11])" office:value-type="float" office:value="0">
            <text:p>0</text:p>
          </table:table-cell>
          <table:table-cell table:style-name="ACE-1" table:formula="of:=COM.MICROSOFT.SWITCH([.$A$1];1;MROUND(RAND();1);0;[.AH11])" office:value-type="float" office:value="0">
            <text:p>0</text:p>
          </table:table-cell>
          <table:table-cell table:style-name="ACE-1" table:formula="of:=COM.MICROSOFT.SWITCH([.$A$1];1;MROUND(RAND();1);0;[.AI11])" office:value-type="float" office:value="0">
            <text:p>0</text:p>
          </table:table-cell>
          <table:table-cell table:style-name="ACE-1" table:formula="of:=COM.MICROSOFT.SWITCH([.$A$1];1;MROUND(RAND();1);0;[.AJ11])" office:value-type="float" office:value="0">
            <text:p>0</text:p>
          </table:table-cell>
          <table:table-cell table:style-name="ACE-1" table:formula="of:=COM.MICROSOFT.SWITCH([.$A$1];1;MROUND(RAND();1);0;[.AK11])" office:value-type="float" office:value="0">
            <text:p>0</text:p>
          </table:table-cell>
          <table:table-cell table:style-name="ACE-1" table:formula="of:=COM.MICROSOFT.SWITCH([.$A$1];1;MROUND(RAND();1);0;[.AL11])" office:value-type="float" office:value="0">
            <text:p>0</text:p>
          </table:table-cell>
          <table:table-cell table:style-name="ACE-1" table:formula="of:=COM.MICROSOFT.SWITCH([.$A$1];1;MROUND(RAND();1);0;[.AM11])" office:value-type="float" office:value="0">
            <text:p>0</text:p>
          </table:table-cell>
          <table:table-cell table:style-name="ACE-1" table:formula="of:=COM.MICROSOFT.SWITCH([.$A$1];1;MROUND(RAND();1);0;[.AN11])" office:value-type="float" office:value="0">
            <text:p>0</text:p>
          </table:table-cell>
          <table:table-cell table:style-name="ACE-1" table:formula="of:=COM.MICROSOFT.SWITCH([.$A$1];1;MROUND(RAND();1);0;[.AO11])" office:value-type="float" office:value="0">
            <text:p>0</text:p>
          </table:table-cell>
          <table:table-cell table:style-name="ACE-1" table:formula="of:=COM.MICROSOFT.SWITCH([.$A$1];1;MROUND(RAND();1);0;[.AP11])" office:value-type="float" office:value="0">
            <text:p>0</text:p>
          </table:table-cell>
          <table:table-cell table:style-name="ACE-1" table:formula="of:=COM.MICROSOFT.SWITCH([.$A$1];1;MROUND(RAND();1);0;[.AQ11])" office:value-type="float" office:value="0">
            <text:p>0</text:p>
          </table:table-cell>
          <table:table-cell table:style-name="ACE-1" table:formula="of:=COM.MICROSOFT.SWITCH([.$A$1];1;MROUND(RAND();1);0;[.AR11])" office:value-type="float" office:value="0">
            <text:p>0</text:p>
          </table:table-cell>
          <table:table-cell table:style-name="ACE-1" table:formula="of:=COM.MICROSOFT.SWITCH([.$A$1];1;MROUND(RAND();1);0;[.AS11])" office:value-type="float" office:value="0">
            <text:p>0</text:p>
          </table:table-cell>
          <table:table-cell table:style-name="ACE-1" table:formula="of:=COM.MICROSOFT.SWITCH([.$A$1];1;MROUND(RAND();1);0;[.AT11])" office:value-type="float" office:value="0">
            <text:p>0</text:p>
          </table:table-cell>
          <table:table-cell table:style-name="ACE-1" table:formula="of:=COM.MICROSOFT.SWITCH([.$A$1];1;MROUND(RAND();1);0;[.AU11])" office:value-type="float" office:value="0">
            <text:p>0</text:p>
          </table:table-cell>
          <table:table-cell table:style-name="ACE-1" table:formula="of:=COM.MICROSOFT.SWITCH([.$A$1];1;MROUND(RAND();1);0;[.AV11])" office:value-type="float" office:value="0">
            <text:p>0</text:p>
          </table:table-cell>
          <table:table-cell table:style-name="ACE-1" table:formula="of:=COM.MICROSOFT.SWITCH([.$A$1];1;MROUND(RAND();1);0;[.AW11])" office:value-type="float" office:value="0">
            <text:p>0</text:p>
          </table:table-cell>
          <table:table-cell table:style-name="ACE-1" table:formula="of:=COM.MICROSOFT.SWITCH([.$A$1];1;MROUND(RAND();1);0;[.AX11])" office:value-type="float" office:value="0">
            <text:p>0</text:p>
          </table:table-cell>
          <table:table-cell table:style-name="ACE-1" table:formula="of:=COM.MICROSOFT.SWITCH([.$A$1];1;MROUND(RAND();1);0;[.AY11])" office:value-type="float" office:value="0">
            <text:p>0</text:p>
          </table:table-cell>
          <table:table-cell table:style-name="ACE-1" table:formula="of:=COM.MICROSOFT.SWITCH([.$A$1];1;MROUND(RAND();1);0;[.AZ11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2])" office:value-type="float" office:value="0">
            <text:p>0</text:p>
          </table:table-cell>
          <table:table-cell table:style-name="ACE-1" table:formula="of:=COM.MICROSOFT.SWITCH([.$A$1];1;MROUND(RAND();1);0;[.D12])" office:value-type="float" office:value="0">
            <text:p>0</text:p>
          </table:table-cell>
          <table:table-cell table:style-name="ACE-1" table:formula="of:=COM.MICROSOFT.SWITCH([.$A$1];1;MROUND(RAND();1);0;[.E12])" office:value-type="float" office:value="0">
            <text:p>0</text:p>
          </table:table-cell>
          <table:table-cell table:style-name="ACE-1" table:formula="of:=COM.MICROSOFT.SWITCH([.$A$1];1;MROUND(RAND();1);0;[.F12])" office:value-type="float" office:value="0">
            <text:p>0</text:p>
          </table:table-cell>
          <table:table-cell table:style-name="ACE-1" table:formula="of:=COM.MICROSOFT.SWITCH([.$A$1];1;MROUND(RAND();1);0;[.G12])" office:value-type="float" office:value="0">
            <text:p>0</text:p>
          </table:table-cell>
          <table:table-cell table:style-name="ACE-1" table:formula="of:=COM.MICROSOFT.SWITCH([.$A$1];1;MROUND(RAND();1);0;[.H12])" office:value-type="float" office:value="0">
            <text:p>0</text:p>
          </table:table-cell>
          <table:table-cell table:style-name="ACE-1" table:formula="of:=COM.MICROSOFT.SWITCH([.$A$1];1;MROUND(RAND();1);0;[.I12])" office:value-type="float" office:value="0">
            <text:p>0</text:p>
          </table:table-cell>
          <table:table-cell table:style-name="ACE-1" table:formula="of:=COM.MICROSOFT.SWITCH([.$A$1];1;MROUND(RAND();1);0;[.J12])" office:value-type="float" office:value="0">
            <text:p>0</text:p>
          </table:table-cell>
          <table:table-cell table:style-name="ACE-1" table:formula="of:=COM.MICROSOFT.SWITCH([.$A$1];1;MROUND(RAND();1);0;[.K12])" office:value-type="float" office:value="0">
            <text:p>0</text:p>
          </table:table-cell>
          <table:table-cell table:style-name="ACE-1" table:formula="of:=COM.MICROSOFT.SWITCH([.$A$1];1;MROUND(RAND();1);0;[.L12])" office:value-type="float" office:value="0">
            <text:p>0</text:p>
          </table:table-cell>
          <table:table-cell table:style-name="ACE-1" table:formula="of:=COM.MICROSOFT.SWITCH([.$A$1];1;MROUND(RAND();1);0;[.M12])" office:value-type="float" office:value="0">
            <text:p>0</text:p>
          </table:table-cell>
          <table:table-cell table:style-name="ACE-1" table:formula="of:=COM.MICROSOFT.SWITCH([.$A$1];1;MROUND(RAND();1);0;[.N12])" office:value-type="float" office:value="0">
            <text:p>0</text:p>
          </table:table-cell>
          <table:table-cell table:style-name="ACE-1" table:formula="of:=COM.MICROSOFT.SWITCH([.$A$1];1;MROUND(RAND();1);0;[.O12])" office:value-type="float" office:value="0">
            <text:p>0</text:p>
          </table:table-cell>
          <table:table-cell table:style-name="ACE-1" table:formula="of:=COM.MICROSOFT.SWITCH([.$A$1];1;MROUND(RAND();1);0;[.P12])" office:value-type="float" office:value="0">
            <text:p>0</text:p>
          </table:table-cell>
          <table:table-cell table:style-name="ACE-1" table:formula="of:=COM.MICROSOFT.SWITCH([.$A$1];1;MROUND(RAND();1);0;[.Q12])" office:value-type="float" office:value="0">
            <text:p>0</text:p>
          </table:table-cell>
          <table:table-cell table:style-name="ACE-1" table:formula="of:=COM.MICROSOFT.SWITCH([.$A$1];1;MROUND(RAND();1);0;[.R12])" office:value-type="float" office:value="0">
            <text:p>0</text:p>
          </table:table-cell>
          <table:table-cell table:style-name="ACE-1" table:formula="of:=COM.MICROSOFT.SWITCH([.$A$1];1;MROUND(RAND();1);0;[.S12])" office:value-type="float" office:value="0">
            <text:p>0</text:p>
          </table:table-cell>
          <table:table-cell table:style-name="ACE-1" table:formula="of:=COM.MICROSOFT.SWITCH([.$A$1];1;MROUND(RAND();1);0;[.T12])" office:value-type="float" office:value="0">
            <text:p>0</text:p>
          </table:table-cell>
          <table:table-cell table:style-name="ACE-1" table:formula="of:=COM.MICROSOFT.SWITCH([.$A$1];1;MROUND(RAND();1);0;[.U12])" office:value-type="float" office:value="0">
            <text:p>0</text:p>
          </table:table-cell>
          <table:table-cell table:style-name="ACE-1" table:formula="of:=COM.MICROSOFT.SWITCH([.$A$1];1;MROUND(RAND();1);0;[.V12])" office:value-type="float" office:value="0">
            <text:p>0</text:p>
          </table:table-cell>
          <table:table-cell table:style-name="ACE-1" table:formula="of:=COM.MICROSOFT.SWITCH([.$A$1];1;MROUND(RAND();1);0;[.W12])" office:value-type="float" office:value="0">
            <text:p>0</text:p>
          </table:table-cell>
          <table:table-cell table:style-name="ACE-1" table:formula="of:=COM.MICROSOFT.SWITCH([.$A$1];1;MROUND(RAND();1);0;[.X12])" office:value-type="float" office:value="0">
            <text:p>0</text:p>
          </table:table-cell>
          <table:table-cell table:style-name="ACE-1" table:formula="of:=COM.MICROSOFT.SWITCH([.$A$1];1;MROUND(RAND();1);0;[.Y12])" office:value-type="float" office:value="0">
            <text:p>0</text:p>
          </table:table-cell>
          <table:table-cell table:style-name="ACE-1" table:formula="of:=COM.MICROSOFT.SWITCH([.$A$1];1;MROUND(RAND();1);0;[.Z12])" office:value-type="float" office:value="0">
            <text:p>0</text:p>
          </table:table-cell>
          <table:table-cell table:style-name="ACE-1" table:formula="of:=COM.MICROSOFT.SWITCH([.$A$1];1;MROUND(RAND();1);0;[.AA12])" office:value-type="float" office:value="0">
            <text:p>0</text:p>
          </table:table-cell>
          <table:table-cell table:style-name="ACE-1" table:formula="of:=COM.MICROSOFT.SWITCH([.$A$1];1;MROUND(RAND();1);0;[.AB12])" office:value-type="float" office:value="0">
            <text:p>0</text:p>
          </table:table-cell>
          <table:table-cell table:style-name="ACE-1" table:formula="of:=COM.MICROSOFT.SWITCH([.$A$1];1;MROUND(RAND();1);0;[.AC12])" office:value-type="float" office:value="0">
            <text:p>0</text:p>
          </table:table-cell>
          <table:table-cell table:style-name="ACE-1" table:formula="of:=COM.MICROSOFT.SWITCH([.$A$1];1;MROUND(RAND();1);0;[.AD12])" office:value-type="float" office:value="0">
            <text:p>0</text:p>
          </table:table-cell>
          <table:table-cell table:style-name="ACE-1" table:formula="of:=COM.MICROSOFT.SWITCH([.$A$1];1;MROUND(RAND();1);0;[.AE12])" office:value-type="float" office:value="0">
            <text:p>0</text:p>
          </table:table-cell>
          <table:table-cell table:style-name="ACE-1" table:formula="of:=COM.MICROSOFT.SWITCH([.$A$1];1;MROUND(RAND();1);0;[.AF12])" office:value-type="float" office:value="1">
            <text:p>1</text:p>
          </table:table-cell>
          <table:table-cell table:style-name="ACE-1" table:formula="of:=COM.MICROSOFT.SWITCH([.$A$1];1;MROUND(RAND();1);0;[.AG12])" office:value-type="float" office:value="1">
            <text:p>1</text:p>
          </table:table-cell>
          <table:table-cell table:style-name="ACE-1" table:formula="of:=COM.MICROSOFT.SWITCH([.$A$1];1;MROUND(RAND();1);0;[.AH12])" office:value-type="float" office:value="0">
            <text:p>0</text:p>
          </table:table-cell>
          <table:table-cell table:style-name="ACE-1" table:formula="of:=COM.MICROSOFT.SWITCH([.$A$1];1;MROUND(RAND();1);0;[.AI12])" office:value-type="float" office:value="0">
            <text:p>0</text:p>
          </table:table-cell>
          <table:table-cell table:style-name="ACE-1" table:formula="of:=COM.MICROSOFT.SWITCH([.$A$1];1;MROUND(RAND();1);0;[.AJ12])" office:value-type="float" office:value="0">
            <text:p>0</text:p>
          </table:table-cell>
          <table:table-cell table:style-name="ACE-1" table:formula="of:=COM.MICROSOFT.SWITCH([.$A$1];1;MROUND(RAND();1);0;[.AK12])" office:value-type="float" office:value="0">
            <text:p>0</text:p>
          </table:table-cell>
          <table:table-cell table:style-name="ACE-1" table:formula="of:=COM.MICROSOFT.SWITCH([.$A$1];1;MROUND(RAND();1);0;[.AL12])" office:value-type="float" office:value="0">
            <text:p>0</text:p>
          </table:table-cell>
          <table:table-cell table:style-name="ACE-1" table:formula="of:=COM.MICROSOFT.SWITCH([.$A$1];1;MROUND(RAND();1);0;[.AM12])" office:value-type="float" office:value="0">
            <text:p>0</text:p>
          </table:table-cell>
          <table:table-cell table:style-name="ACE-1" table:formula="of:=COM.MICROSOFT.SWITCH([.$A$1];1;MROUND(RAND();1);0;[.AN12])" office:value-type="float" office:value="0">
            <text:p>0</text:p>
          </table:table-cell>
          <table:table-cell table:style-name="ACE-1" table:formula="of:=COM.MICROSOFT.SWITCH([.$A$1];1;MROUND(RAND();1);0;[.AO12])" office:value-type="float" office:value="0">
            <text:p>0</text:p>
          </table:table-cell>
          <table:table-cell table:style-name="ACE-1" table:formula="of:=COM.MICROSOFT.SWITCH([.$A$1];1;MROUND(RAND();1);0;[.AP12])" office:value-type="float" office:value="0">
            <text:p>0</text:p>
          </table:table-cell>
          <table:table-cell table:style-name="ACE-1" table:formula="of:=COM.MICROSOFT.SWITCH([.$A$1];1;MROUND(RAND();1);0;[.AQ12])" office:value-type="float" office:value="1">
            <text:p>1</text:p>
          </table:table-cell>
          <table:table-cell table:style-name="ACE-1" table:formula="of:=COM.MICROSOFT.SWITCH([.$A$1];1;MROUND(RAND();1);0;[.AR12])" office:value-type="float" office:value="1">
            <text:p>1</text:p>
          </table:table-cell>
          <table:table-cell table:style-name="ACE-1" table:formula="of:=COM.MICROSOFT.SWITCH([.$A$1];1;MROUND(RAND();1);0;[.AS12])" office:value-type="float" office:value="0">
            <text:p>0</text:p>
          </table:table-cell>
          <table:table-cell table:style-name="ACE-1" table:formula="of:=COM.MICROSOFT.SWITCH([.$A$1];1;MROUND(RAND();1);0;[.AT12])" office:value-type="float" office:value="0">
            <text:p>0</text:p>
          </table:table-cell>
          <table:table-cell table:style-name="ACE-1" table:formula="of:=COM.MICROSOFT.SWITCH([.$A$1];1;MROUND(RAND();1);0;[.AU12])" office:value-type="float" office:value="0">
            <text:p>0</text:p>
          </table:table-cell>
          <table:table-cell table:style-name="ACE-1" table:formula="of:=COM.MICROSOFT.SWITCH([.$A$1];1;MROUND(RAND();1);0;[.AV12])" office:value-type="float" office:value="0">
            <text:p>0</text:p>
          </table:table-cell>
          <table:table-cell table:style-name="ACE-1" table:formula="of:=COM.MICROSOFT.SWITCH([.$A$1];1;MROUND(RAND();1);0;[.AW12])" office:value-type="float" office:value="0">
            <text:p>0</text:p>
          </table:table-cell>
          <table:table-cell table:style-name="ACE-1" table:formula="of:=COM.MICROSOFT.SWITCH([.$A$1];1;MROUND(RAND();1);0;[.AX12])" office:value-type="float" office:value="0">
            <text:p>0</text:p>
          </table:table-cell>
          <table:table-cell table:style-name="ACE-1" table:formula="of:=COM.MICROSOFT.SWITCH([.$A$1];1;MROUND(RAND();1);0;[.AY12])" office:value-type="float" office:value="0">
            <text:p>0</text:p>
          </table:table-cell>
          <table:table-cell table:style-name="ACE-1" table:formula="of:=COM.MICROSOFT.SWITCH([.$A$1];1;MROUND(RAND();1);0;[.AZ12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3])" office:value-type="float" office:value="0">
            <text:p>0</text:p>
          </table:table-cell>
          <table:table-cell table:style-name="ACE-1" table:formula="of:=COM.MICROSOFT.SWITCH([.$A$1];1;MROUND(RAND();1);0;[.D13])" office:value-type="float" office:value="0">
            <text:p>0</text:p>
          </table:table-cell>
          <table:table-cell table:style-name="ACE-1" table:formula="of:=COM.MICROSOFT.SWITCH([.$A$1];1;MROUND(RAND();1);0;[.E13])" office:value-type="float" office:value="0">
            <text:p>0</text:p>
          </table:table-cell>
          <table:table-cell table:style-name="ACE-1" table:formula="of:=COM.MICROSOFT.SWITCH([.$A$1];1;MROUND(RAND();1);0;[.F13])" office:value-type="float" office:value="0">
            <text:p>0</text:p>
          </table:table-cell>
          <table:table-cell table:style-name="ACE-1" table:formula="of:=COM.MICROSOFT.SWITCH([.$A$1];1;MROUND(RAND();1);0;[.G13])" office:value-type="float" office:value="0">
            <text:p>0</text:p>
          </table:table-cell>
          <table:table-cell table:style-name="ACE-1" table:formula="of:=COM.MICROSOFT.SWITCH([.$A$1];1;MROUND(RAND();1);0;[.H13])" office:value-type="float" office:value="0">
            <text:p>0</text:p>
          </table:table-cell>
          <table:table-cell table:style-name="ACE-1" table:formula="of:=COM.MICROSOFT.SWITCH([.$A$1];1;MROUND(RAND();1);0;[.I13])" office:value-type="float" office:value="0">
            <text:p>0</text:p>
          </table:table-cell>
          <table:table-cell table:style-name="ACE-1" table:formula="of:=COM.MICROSOFT.SWITCH([.$A$1];1;MROUND(RAND();1);0;[.J13])" office:value-type="float" office:value="0">
            <text:p>0</text:p>
          </table:table-cell>
          <table:table-cell table:style-name="ACE-1" table:formula="of:=COM.MICROSOFT.SWITCH([.$A$1];1;MROUND(RAND();1);0;[.K13])" office:value-type="float" office:value="0">
            <text:p>0</text:p>
          </table:table-cell>
          <table:table-cell table:style-name="ACE-1" table:formula="of:=COM.MICROSOFT.SWITCH([.$A$1];1;MROUND(RAND();1);0;[.L13])" office:value-type="float" office:value="0">
            <text:p>0</text:p>
          </table:table-cell>
          <table:table-cell table:style-name="ACE-1" table:formula="of:=COM.MICROSOFT.SWITCH([.$A$1];1;MROUND(RAND();1);0;[.M13])" office:value-type="float" office:value="0">
            <text:p>0</text:p>
          </table:table-cell>
          <table:table-cell table:style-name="ACE-1" table:formula="of:=COM.MICROSOFT.SWITCH([.$A$1];1;MROUND(RAND();1);0;[.N13])" office:value-type="float" office:value="0">
            <text:p>0</text:p>
          </table:table-cell>
          <table:table-cell table:style-name="ACE-1" table:formula="of:=COM.MICROSOFT.SWITCH([.$A$1];1;MROUND(RAND();1);0;[.O13])" office:value-type="float" office:value="0">
            <text:p>0</text:p>
          </table:table-cell>
          <table:table-cell table:style-name="ACE-1" table:formula="of:=COM.MICROSOFT.SWITCH([.$A$1];1;MROUND(RAND();1);0;[.P13])" office:value-type="float" office:value="0">
            <text:p>0</text:p>
          </table:table-cell>
          <table:table-cell table:style-name="ACE-1" table:formula="of:=COM.MICROSOFT.SWITCH([.$A$1];1;MROUND(RAND();1);0;[.Q13])" office:value-type="float" office:value="0">
            <text:p>0</text:p>
          </table:table-cell>
          <table:table-cell table:style-name="ACE-1" table:formula="of:=COM.MICROSOFT.SWITCH([.$A$1];1;MROUND(RAND();1);0;[.R13])" office:value-type="float" office:value="0">
            <text:p>0</text:p>
          </table:table-cell>
          <table:table-cell table:style-name="ACE-1" table:formula="of:=COM.MICROSOFT.SWITCH([.$A$1];1;MROUND(RAND();1);0;[.S13])" office:value-type="float" office:value="0">
            <text:p>0</text:p>
          </table:table-cell>
          <table:table-cell table:style-name="ACE-1" table:formula="of:=COM.MICROSOFT.SWITCH([.$A$1];1;MROUND(RAND();1);0;[.T13])" office:value-type="float" office:value="0">
            <text:p>0</text:p>
          </table:table-cell>
          <table:table-cell table:style-name="ACE-1" table:formula="of:=COM.MICROSOFT.SWITCH([.$A$1];1;MROUND(RAND();1);0;[.U13])" office:value-type="float" office:value="0">
            <text:p>0</text:p>
          </table:table-cell>
          <table:table-cell table:style-name="ACE-1" table:formula="of:=COM.MICROSOFT.SWITCH([.$A$1];1;MROUND(RAND();1);0;[.V13])" office:value-type="float" office:value="0">
            <text:p>0</text:p>
          </table:table-cell>
          <table:table-cell table:style-name="ACE-1" table:formula="of:=COM.MICROSOFT.SWITCH([.$A$1];1;MROUND(RAND();1);0;[.W13])" office:value-type="float" office:value="0">
            <text:p>0</text:p>
          </table:table-cell>
          <table:table-cell table:style-name="ACE-1" table:formula="of:=COM.MICROSOFT.SWITCH([.$A$1];1;MROUND(RAND();1);0;[.X13])" office:value-type="float" office:value="0">
            <text:p>0</text:p>
          </table:table-cell>
          <table:table-cell table:style-name="ACE-1" table:formula="of:=COM.MICROSOFT.SWITCH([.$A$1];1;MROUND(RAND();1);0;[.Y13])" office:value-type="float" office:value="0">
            <text:p>0</text:p>
          </table:table-cell>
          <table:table-cell table:style-name="ACE-1" table:formula="of:=COM.MICROSOFT.SWITCH([.$A$1];1;MROUND(RAND();1);0;[.Z13])" office:value-type="float" office:value="0">
            <text:p>0</text:p>
          </table:table-cell>
          <table:table-cell table:style-name="ACE-1" table:formula="of:=COM.MICROSOFT.SWITCH([.$A$1];1;MROUND(RAND();1);0;[.AA13])" office:value-type="float" office:value="0">
            <text:p>0</text:p>
          </table:table-cell>
          <table:table-cell table:style-name="ACE-1" table:formula="of:=COM.MICROSOFT.SWITCH([.$A$1];1;MROUND(RAND();1);0;[.AB13])" office:value-type="float" office:value="0">
            <text:p>0</text:p>
          </table:table-cell>
          <table:table-cell table:style-name="ACE-1" table:formula="of:=COM.MICROSOFT.SWITCH([.$A$1];1;MROUND(RAND();1);0;[.AC13])" office:value-type="float" office:value="0">
            <text:p>0</text:p>
          </table:table-cell>
          <table:table-cell table:style-name="ACE-1" table:formula="of:=COM.MICROSOFT.SWITCH([.$A$1];1;MROUND(RAND();1);0;[.AD13])" office:value-type="float" office:value="0">
            <text:p>0</text:p>
          </table:table-cell>
          <table:table-cell table:style-name="ACE-1" table:formula="of:=COM.MICROSOFT.SWITCH([.$A$1];1;MROUND(RAND();1);0;[.AE13])" office:value-type="float" office:value="1">
            <text:p>1</text:p>
          </table:table-cell>
          <table:table-cell table:style-name="ACE-1" table:formula="of:=COM.MICROSOFT.SWITCH([.$A$1];1;MROUND(RAND();1);0;[.AF13])" office:value-type="float" office:value="0">
            <text:p>0</text:p>
          </table:table-cell>
          <table:table-cell table:style-name="ACE-1" table:formula="of:=COM.MICROSOFT.SWITCH([.$A$1];1;MROUND(RAND();1);0;[.AG13])" office:value-type="float" office:value="1">
            <text:p>1</text:p>
          </table:table-cell>
          <table:table-cell table:style-name="ACE-1" table:formula="of:=COM.MICROSOFT.SWITCH([.$A$1];1;MROUND(RAND();1);0;[.AH13])" office:value-type="float" office:value="0">
            <text:p>0</text:p>
          </table:table-cell>
          <table:table-cell table:style-name="ACE-1" table:formula="of:=COM.MICROSOFT.SWITCH([.$A$1];1;MROUND(RAND();1);0;[.AI13])" office:value-type="float" office:value="0">
            <text:p>0</text:p>
          </table:table-cell>
          <table:table-cell table:style-name="ACE-1" table:formula="of:=COM.MICROSOFT.SWITCH([.$A$1];1;MROUND(RAND();1);0;[.AJ13])" office:value-type="float" office:value="0">
            <text:p>0</text:p>
          </table:table-cell>
          <table:table-cell table:style-name="ACE-1" table:formula="of:=COM.MICROSOFT.SWITCH([.$A$1];1;MROUND(RAND();1);0;[.AK13])" office:value-type="float" office:value="0">
            <text:p>0</text:p>
          </table:table-cell>
          <table:table-cell table:style-name="ACE-1" table:formula="of:=COM.MICROSOFT.SWITCH([.$A$1];1;MROUND(RAND();1);0;[.AL13])" office:value-type="float" office:value="0">
            <text:p>0</text:p>
          </table:table-cell>
          <table:table-cell table:style-name="ACE-1" table:formula="of:=COM.MICROSOFT.SWITCH([.$A$1];1;MROUND(RAND();1);0;[.AM13])" office:value-type="float" office:value="0">
            <text:p>0</text:p>
          </table:table-cell>
          <table:table-cell table:style-name="ACE-1" table:formula="of:=COM.MICROSOFT.SWITCH([.$A$1];1;MROUND(RAND();1);0;[.AN13])" office:value-type="float" office:value="0">
            <text:p>0</text:p>
          </table:table-cell>
          <table:table-cell table:style-name="ACE-1" table:formula="of:=COM.MICROSOFT.SWITCH([.$A$1];1;MROUND(RAND();1);0;[.AO13])" office:value-type="float" office:value="0">
            <text:p>0</text:p>
          </table:table-cell>
          <table:table-cell table:style-name="ACE-1" table:formula="of:=COM.MICROSOFT.SWITCH([.$A$1];1;MROUND(RAND();1);0;[.AP13])" office:value-type="float" office:value="0">
            <text:p>0</text:p>
          </table:table-cell>
          <table:table-cell table:style-name="ACE-1" table:formula="of:=COM.MICROSOFT.SWITCH([.$A$1];1;MROUND(RAND();1);0;[.AQ13])" office:value-type="float" office:value="1">
            <text:p>1</text:p>
          </table:table-cell>
          <table:table-cell table:style-name="ACE-1" table:formula="of:=COM.MICROSOFT.SWITCH([.$A$1];1;MROUND(RAND();1);0;[.AR13])" office:value-type="float" office:value="1">
            <text:p>1</text:p>
          </table:table-cell>
          <table:table-cell table:style-name="ACE-1" table:formula="of:=COM.MICROSOFT.SWITCH([.$A$1];1;MROUND(RAND();1);0;[.AS13])" office:value-type="float" office:value="0">
            <text:p>0</text:p>
          </table:table-cell>
          <table:table-cell table:style-name="ACE-1" table:formula="of:=COM.MICROSOFT.SWITCH([.$A$1];1;MROUND(RAND();1);0;[.AT13])" office:value-type="float" office:value="0">
            <text:p>0</text:p>
          </table:table-cell>
          <table:table-cell table:style-name="ACE-1" table:formula="of:=COM.MICROSOFT.SWITCH([.$A$1];1;MROUND(RAND();1);0;[.AU13])" office:value-type="float" office:value="0">
            <text:p>0</text:p>
          </table:table-cell>
          <table:table-cell table:style-name="ACE-1" table:formula="of:=COM.MICROSOFT.SWITCH([.$A$1];1;MROUND(RAND();1);0;[.AV13])" office:value-type="float" office:value="0">
            <text:p>0</text:p>
          </table:table-cell>
          <table:table-cell table:style-name="ACE-1" table:formula="of:=COM.MICROSOFT.SWITCH([.$A$1];1;MROUND(RAND();1);0;[.AW13])" office:value-type="float" office:value="0">
            <text:p>0</text:p>
          </table:table-cell>
          <table:table-cell table:style-name="ACE-1" table:formula="of:=COM.MICROSOFT.SWITCH([.$A$1];1;MROUND(RAND();1);0;[.AX13])" office:value-type="float" office:value="0">
            <text:p>0</text:p>
          </table:table-cell>
          <table:table-cell table:style-name="ACE-1" table:formula="of:=COM.MICROSOFT.SWITCH([.$A$1];1;MROUND(RAND();1);0;[.AY13])" office:value-type="float" office:value="0">
            <text:p>0</text:p>
          </table:table-cell>
          <table:table-cell table:style-name="ACE-1" table:formula="of:=COM.MICROSOFT.SWITCH([.$A$1];1;MROUND(RAND();1);0;[.AZ13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4])" office:value-type="float" office:value="0">
            <text:p>0</text:p>
          </table:table-cell>
          <table:table-cell table:style-name="ACE-1" table:formula="of:=COM.MICROSOFT.SWITCH([.$A$1];1;MROUND(RAND();1);0;[.D14])" office:value-type="float" office:value="0">
            <text:p>0</text:p>
          </table:table-cell>
          <table:table-cell table:style-name="ACE-1" table:formula="of:=COM.MICROSOFT.SWITCH([.$A$1];1;MROUND(RAND();1);0;[.E14])" office:value-type="float" office:value="0">
            <text:p>0</text:p>
          </table:table-cell>
          <table:table-cell table:style-name="ACE-1" table:formula="of:=COM.MICROSOFT.SWITCH([.$A$1];1;MROUND(RAND();1);0;[.F14])" office:value-type="float" office:value="0">
            <text:p>0</text:p>
          </table:table-cell>
          <table:table-cell table:style-name="ACE-1" table:formula="of:=COM.MICROSOFT.SWITCH([.$A$1];1;MROUND(RAND();1);0;[.G14])" office:value-type="float" office:value="0">
            <text:p>0</text:p>
          </table:table-cell>
          <table:table-cell table:style-name="ACE-1" table:formula="of:=COM.MICROSOFT.SWITCH([.$A$1];1;MROUND(RAND();1);0;[.H14])" office:value-type="float" office:value="0">
            <text:p>0</text:p>
          </table:table-cell>
          <table:table-cell table:style-name="ACE-1" table:formula="of:=COM.MICROSOFT.SWITCH([.$A$1];1;MROUND(RAND();1);0;[.I14])" office:value-type="float" office:value="1">
            <text:p>1</text:p>
          </table:table-cell>
          <table:table-cell table:style-name="ACE-1" table:formula="of:=COM.MICROSOFT.SWITCH([.$A$1];1;MROUND(RAND();1);0;[.J14])" office:value-type="float" office:value="1">
            <text:p>1</text:p>
          </table:table-cell>
          <table:table-cell table:style-name="ACE-1" table:formula="of:=COM.MICROSOFT.SWITCH([.$A$1];1;MROUND(RAND();1);0;[.K14])" office:value-type="float" office:value="0">
            <text:p>0</text:p>
          </table:table-cell>
          <table:table-cell table:style-name="ACE-1" table:formula="of:=COM.MICROSOFT.SWITCH([.$A$1];1;MROUND(RAND();1);0;[.L14])" office:value-type="float" office:value="0">
            <text:p>0</text:p>
          </table:table-cell>
          <table:table-cell table:style-name="ACE-1" table:formula="of:=COM.MICROSOFT.SWITCH([.$A$1];1;MROUND(RAND();1);0;[.M14])" office:value-type="float" office:value="0">
            <text:p>0</text:p>
          </table:table-cell>
          <table:table-cell table:style-name="ACE-1" table:formula="of:=COM.MICROSOFT.SWITCH([.$A$1];1;MROUND(RAND();1);0;[.N14])" office:value-type="float" office:value="0">
            <text:p>0</text:p>
          </table:table-cell>
          <table:table-cell table:style-name="ACE-1" table:formula="of:=COM.MICROSOFT.SWITCH([.$A$1];1;MROUND(RAND();1);0;[.O14])" office:value-type="float" office:value="0">
            <text:p>0</text:p>
          </table:table-cell>
          <table:table-cell table:style-name="ACE-1" table:formula="of:=COM.MICROSOFT.SWITCH([.$A$1];1;MROUND(RAND();1);0;[.P14])" office:value-type="float" office:value="0">
            <text:p>0</text:p>
          </table:table-cell>
          <table:table-cell table:style-name="ACE-1" table:formula="of:=COM.MICROSOFT.SWITCH([.$A$1];1;MROUND(RAND();1);0;[.Q14])" office:value-type="float" office:value="0">
            <text:p>0</text:p>
          </table:table-cell>
          <table:table-cell table:style-name="ACE-1" table:formula="of:=COM.MICROSOFT.SWITCH([.$A$1];1;MROUND(RAND();1);0;[.R14])" office:value-type="float" office:value="1">
            <text:p>1</text:p>
          </table:table-cell>
          <table:table-cell table:style-name="ACE-1" table:formula="of:=COM.MICROSOFT.SWITCH([.$A$1];1;MROUND(RAND();1);0;[.S14])" office:value-type="float" office:value="1">
            <text:p>1</text:p>
          </table:table-cell>
          <table:table-cell table:style-name="ACE-1" table:formula="of:=COM.MICROSOFT.SWITCH([.$A$1];1;MROUND(RAND();1);0;[.T14])" office:value-type="float" office:value="0">
            <text:p>0</text:p>
          </table:table-cell>
          <table:table-cell table:style-name="ACE-1" table:formula="of:=COM.MICROSOFT.SWITCH([.$A$1];1;MROUND(RAND();1);0;[.U14])" office:value-type="float" office:value="0">
            <text:p>0</text:p>
          </table:table-cell>
          <table:table-cell table:style-name="ACE-1" table:formula="of:=COM.MICROSOFT.SWITCH([.$A$1];1;MROUND(RAND();1);0;[.V14])" office:value-type="float" office:value="0">
            <text:p>0</text:p>
          </table:table-cell>
          <table:table-cell table:style-name="ACE-1" table:formula="of:=COM.MICROSOFT.SWITCH([.$A$1];1;MROUND(RAND();1);0;[.W14])" office:value-type="float" office:value="0">
            <text:p>0</text:p>
          </table:table-cell>
          <table:table-cell table:style-name="ACE-1" table:formula="of:=COM.MICROSOFT.SWITCH([.$A$1];1;MROUND(RAND();1);0;[.X14])" office:value-type="float" office:value="0">
            <text:p>0</text:p>
          </table:table-cell>
          <table:table-cell table:style-name="ACE-1" table:formula="of:=COM.MICROSOFT.SWITCH([.$A$1];1;MROUND(RAND();1);0;[.Y14])" office:value-type="float" office:value="0">
            <text:p>0</text:p>
          </table:table-cell>
          <table:table-cell table:style-name="ACE-1" table:formula="of:=COM.MICROSOFT.SWITCH([.$A$1];1;MROUND(RAND();1);0;[.Z14])" office:value-type="float" office:value="0">
            <text:p>0</text:p>
          </table:table-cell>
          <table:table-cell table:style-name="ACE-1" table:formula="of:=COM.MICROSOFT.SWITCH([.$A$1];1;MROUND(RAND();1);0;[.AA14])" office:value-type="float" office:value="0">
            <text:p>0</text:p>
          </table:table-cell>
          <table:table-cell table:style-name="ACE-1" table:formula="of:=COM.MICROSOFT.SWITCH([.$A$1];1;MROUND(RAND();1);0;[.AB14])" office:value-type="float" office:value="0">
            <text:p>0</text:p>
          </table:table-cell>
          <table:table-cell table:style-name="ACE-1" table:formula="of:=COM.MICROSOFT.SWITCH([.$A$1];1;MROUND(RAND();1);0;[.AC14])" office:value-type="float" office:value="0">
            <text:p>0</text:p>
          </table:table-cell>
          <table:table-cell table:style-name="ACE-1" table:formula="of:=COM.MICROSOFT.SWITCH([.$A$1];1;MROUND(RAND();1);0;[.AD14])" office:value-type="float" office:value="0">
            <text:p>0</text:p>
          </table:table-cell>
          <table:table-cell table:style-name="ACE-1" table:formula="of:=COM.MICROSOFT.SWITCH([.$A$1];1;MROUND(RAND();1);0;[.AE14])" office:value-type="float" office:value="1">
            <text:p>1</text:p>
          </table:table-cell>
          <table:table-cell table:style-name="ACE-1" table:formula="of:=COM.MICROSOFT.SWITCH([.$A$1];1;MROUND(RAND();1);0;[.AF14])" office:value-type="float" office:value="1">
            <text:p>1</text:p>
          </table:table-cell>
          <table:table-cell table:style-name="ACE-1" table:formula="of:=COM.MICROSOFT.SWITCH([.$A$1];1;MROUND(RAND();1);0;[.AG14])" office:value-type="float" office:value="0">
            <text:p>0</text:p>
          </table:table-cell>
          <table:table-cell table:style-name="ACE-1" table:formula="of:=COM.MICROSOFT.SWITCH([.$A$1];1;MROUND(RAND();1);0;[.AH14])" office:value-type="float" office:value="0">
            <text:p>0</text:p>
          </table:table-cell>
          <table:table-cell table:style-name="ACE-1" table:formula="of:=COM.MICROSOFT.SWITCH([.$A$1];1;MROUND(RAND();1);0;[.AI14])" office:value-type="float" office:value="0">
            <text:p>0</text:p>
          </table:table-cell>
          <table:table-cell table:style-name="ACE-1" table:formula="of:=COM.MICROSOFT.SWITCH([.$A$1];1;MROUND(RAND();1);0;[.AJ14])" office:value-type="float" office:value="0">
            <text:p>0</text:p>
          </table:table-cell>
          <table:table-cell table:style-name="ACE-1" table:formula="of:=COM.MICROSOFT.SWITCH([.$A$1];1;MROUND(RAND();1);0;[.AK14])" office:value-type="float" office:value="0">
            <text:p>0</text:p>
          </table:table-cell>
          <table:table-cell table:style-name="ACE-1" table:formula="of:=COM.MICROSOFT.SWITCH([.$A$1];1;MROUND(RAND();1);0;[.AL14])" office:value-type="float" office:value="0">
            <text:p>0</text:p>
          </table:table-cell>
          <table:table-cell table:style-name="ACE-1" table:formula="of:=COM.MICROSOFT.SWITCH([.$A$1];1;MROUND(RAND();1);0;[.AM14])" office:value-type="float" office:value="0">
            <text:p>0</text:p>
          </table:table-cell>
          <table:table-cell table:style-name="ACE-1" table:formula="of:=COM.MICROSOFT.SWITCH([.$A$1];1;MROUND(RAND();1);0;[.AN14])" office:value-type="float" office:value="0">
            <text:p>0</text:p>
          </table:table-cell>
          <table:table-cell table:style-name="ACE-1" table:formula="of:=COM.MICROSOFT.SWITCH([.$A$1];1;MROUND(RAND();1);0;[.AO14])" office:value-type="float" office:value="0">
            <text:p>0</text:p>
          </table:table-cell>
          <table:table-cell table:style-name="ACE-1" table:formula="of:=COM.MICROSOFT.SWITCH([.$A$1];1;MROUND(RAND();1);0;[.AP14])" office:value-type="float" office:value="0">
            <text:p>0</text:p>
          </table:table-cell>
          <table:table-cell table:style-name="ACE-1" table:formula="of:=COM.MICROSOFT.SWITCH([.$A$1];1;MROUND(RAND();1);0;[.AQ14])" office:value-type="float" office:value="0">
            <text:p>0</text:p>
          </table:table-cell>
          <table:table-cell table:style-name="ACE-1" table:formula="of:=COM.MICROSOFT.SWITCH([.$A$1];1;MROUND(RAND();1);0;[.AR14])" office:value-type="float" office:value="0">
            <text:p>0</text:p>
          </table:table-cell>
          <table:table-cell table:style-name="ACE-1" table:formula="of:=COM.MICROSOFT.SWITCH([.$A$1];1;MROUND(RAND();1);0;[.AS14])" office:value-type="float" office:value="0">
            <text:p>0</text:p>
          </table:table-cell>
          <table:table-cell table:style-name="ACE-1" table:formula="of:=COM.MICROSOFT.SWITCH([.$A$1];1;MROUND(RAND();1);0;[.AT14])" office:value-type="float" office:value="0">
            <text:p>0</text:p>
          </table:table-cell>
          <table:table-cell table:style-name="ACE-1" table:formula="of:=COM.MICROSOFT.SWITCH([.$A$1];1;MROUND(RAND();1);0;[.AU14])" office:value-type="float" office:value="0">
            <text:p>0</text:p>
          </table:table-cell>
          <table:table-cell table:style-name="ACE-1" table:formula="of:=COM.MICROSOFT.SWITCH([.$A$1];1;MROUND(RAND();1);0;[.AV14])" office:value-type="float" office:value="0">
            <text:p>0</text:p>
          </table:table-cell>
          <table:table-cell table:style-name="ACE-1" table:formula="of:=COM.MICROSOFT.SWITCH([.$A$1];1;MROUND(RAND();1);0;[.AW14])" office:value-type="float" office:value="0">
            <text:p>0</text:p>
          </table:table-cell>
          <table:table-cell table:style-name="ACE-1" table:formula="of:=COM.MICROSOFT.SWITCH([.$A$1];1;MROUND(RAND();1);0;[.AX14])" office:value-type="float" office:value="0">
            <text:p>0</text:p>
          </table:table-cell>
          <table:table-cell table:style-name="ACE-1" table:formula="of:=COM.MICROSOFT.SWITCH([.$A$1];1;MROUND(RAND();1);0;[.AY14])" office:value-type="float" office:value="0">
            <text:p>0</text:p>
          </table:table-cell>
          <table:table-cell table:style-name="ACE-1" table:formula="of:=COM.MICROSOFT.SWITCH([.$A$1];1;MROUND(RAND();1);0;[.AZ14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5])" office:value-type="float" office:value="0">
            <text:p>0</text:p>
          </table:table-cell>
          <table:table-cell table:style-name="ACE-1" table:formula="of:=COM.MICROSOFT.SWITCH([.$A$1];1;MROUND(RAND();1);0;[.D15])" office:value-type="float" office:value="0">
            <text:p>0</text:p>
          </table:table-cell>
          <table:table-cell table:style-name="ACE-1" table:formula="of:=COM.MICROSOFT.SWITCH([.$A$1];1;MROUND(RAND();1);0;[.E15])" office:value-type="float" office:value="0">
            <text:p>0</text:p>
          </table:table-cell>
          <table:table-cell table:style-name="ACE-1" table:formula="of:=COM.MICROSOFT.SWITCH([.$A$1];1;MROUND(RAND();1);0;[.F15])" office:value-type="float" office:value="0">
            <text:p>0</text:p>
          </table:table-cell>
          <table:table-cell table:style-name="ACE-1" table:formula="of:=COM.MICROSOFT.SWITCH([.$A$1];1;MROUND(RAND();1);0;[.G15])" office:value-type="float" office:value="0">
            <text:p>0</text:p>
          </table:table-cell>
          <table:table-cell table:style-name="ACE-1" table:formula="of:=COM.MICROSOFT.SWITCH([.$A$1];1;MROUND(RAND();1);0;[.H15])" office:value-type="float" office:value="0">
            <text:p>0</text:p>
          </table:table-cell>
          <table:table-cell table:style-name="ACE-1" table:formula="of:=COM.MICROSOFT.SWITCH([.$A$1];1;MROUND(RAND();1);0;[.I15])" office:value-type="float" office:value="1">
            <text:p>1</text:p>
          </table:table-cell>
          <table:table-cell table:style-name="ACE-1" table:formula="of:=COM.MICROSOFT.SWITCH([.$A$1];1;MROUND(RAND();1);0;[.J15])" office:value-type="float" office:value="1">
            <text:p>1</text:p>
          </table:table-cell>
          <table:table-cell table:style-name="ACE-1" table:formula="of:=COM.MICROSOFT.SWITCH([.$A$1];1;MROUND(RAND();1);0;[.K15])" office:value-type="float" office:value="0">
            <text:p>0</text:p>
          </table:table-cell>
          <table:table-cell table:style-name="ACE-1" table:formula="of:=COM.MICROSOFT.SWITCH([.$A$1];1;MROUND(RAND();1);0;[.L15])" office:value-type="float" office:value="0">
            <text:p>0</text:p>
          </table:table-cell>
          <table:table-cell table:style-name="ACE-1" table:formula="of:=COM.MICROSOFT.SWITCH([.$A$1];1;MROUND(RAND();1);0;[.M15])" office:value-type="float" office:value="0">
            <text:p>0</text:p>
          </table:table-cell>
          <table:table-cell table:style-name="ACE-1" table:formula="of:=COM.MICROSOFT.SWITCH([.$A$1];1;MROUND(RAND();1);0;[.N15])" office:value-type="float" office:value="0">
            <text:p>0</text:p>
          </table:table-cell>
          <table:table-cell table:style-name="ACE-1" table:formula="of:=COM.MICROSOFT.SWITCH([.$A$1];1;MROUND(RAND();1);0;[.O15])" office:value-type="float" office:value="0">
            <text:p>0</text:p>
          </table:table-cell>
          <table:table-cell table:style-name="ACE-1" table:formula="of:=COM.MICROSOFT.SWITCH([.$A$1];1;MROUND(RAND();1);0;[.P15])" office:value-type="float" office:value="0">
            <text:p>0</text:p>
          </table:table-cell>
          <table:table-cell table:style-name="ACE-1" table:formula="of:=COM.MICROSOFT.SWITCH([.$A$1];1;MROUND(RAND();1);0;[.Q15])" office:value-type="float" office:value="1">
            <text:p>1</text:p>
          </table:table-cell>
          <table:table-cell table:style-name="ACE-1" table:formula="of:=COM.MICROSOFT.SWITCH([.$A$1];1;MROUND(RAND();1);0;[.R15])" office:value-type="float" office:value="0">
            <text:p>0</text:p>
          </table:table-cell>
          <table:table-cell table:style-name="ACE-1" table:formula="of:=COM.MICROSOFT.SWITCH([.$A$1];1;MROUND(RAND();1);0;[.S15])" office:value-type="float" office:value="1">
            <text:p>1</text:p>
          </table:table-cell>
          <table:table-cell table:style-name="ACE-1" table:formula="of:=COM.MICROSOFT.SWITCH([.$A$1];1;MROUND(RAND();1);0;[.T15])" office:value-type="float" office:value="0">
            <text:p>0</text:p>
          </table:table-cell>
          <table:table-cell table:style-name="ACE-1" table:formula="of:=COM.MICROSOFT.SWITCH([.$A$1];1;MROUND(RAND();1);0;[.U15])" office:value-type="float" office:value="0">
            <text:p>0</text:p>
          </table:table-cell>
          <table:table-cell table:style-name="ACE-1" table:formula="of:=COM.MICROSOFT.SWITCH([.$A$1];1;MROUND(RAND();1);0;[.V15])" office:value-type="float" office:value="0">
            <text:p>0</text:p>
          </table:table-cell>
          <table:table-cell table:style-name="ACE-1" table:formula="of:=COM.MICROSOFT.SWITCH([.$A$1];1;MROUND(RAND();1);0;[.W15])" office:value-type="float" office:value="0">
            <text:p>0</text:p>
          </table:table-cell>
          <table:table-cell table:style-name="ACE-1" table:formula="of:=COM.MICROSOFT.SWITCH([.$A$1];1;MROUND(RAND();1);0;[.X15])" office:value-type="float" office:value="0">
            <text:p>0</text:p>
          </table:table-cell>
          <table:table-cell table:style-name="ACE-1" table:formula="of:=COM.MICROSOFT.SWITCH([.$A$1];1;MROUND(RAND();1);0;[.Y15])" office:value-type="float" office:value="0">
            <text:p>0</text:p>
          </table:table-cell>
          <table:table-cell table:style-name="ACE-1" table:formula="of:=COM.MICROSOFT.SWITCH([.$A$1];1;MROUND(RAND();1);0;[.Z15])" office:value-type="float" office:value="0">
            <text:p>0</text:p>
          </table:table-cell>
          <table:table-cell table:style-name="ACE-1" table:formula="of:=COM.MICROSOFT.SWITCH([.$A$1];1;MROUND(RAND();1);0;[.AA15])" office:value-type="float" office:value="0">
            <text:p>0</text:p>
          </table:table-cell>
          <table:table-cell table:style-name="ACE-1" table:formula="of:=COM.MICROSOFT.SWITCH([.$A$1];1;MROUND(RAND();1);0;[.AB15])" office:value-type="float" office:value="0">
            <text:p>0</text:p>
          </table:table-cell>
          <table:table-cell table:style-name="ACE-1" table:formula="of:=COM.MICROSOFT.SWITCH([.$A$1];1;MROUND(RAND();1);0;[.AC15])" office:value-type="float" office:value="0">
            <text:p>0</text:p>
          </table:table-cell>
          <table:table-cell table:style-name="ACE-1" table:formula="of:=COM.MICROSOFT.SWITCH([.$A$1];1;MROUND(RAND();1);0;[.AD15])" office:value-type="float" office:value="0">
            <text:p>0</text:p>
          </table:table-cell>
          <table:table-cell table:style-name="ACE-1" table:formula="of:=COM.MICROSOFT.SWITCH([.$A$1];1;MROUND(RAND();1);0;[.AE15])" office:value-type="float" office:value="0">
            <text:p>0</text:p>
          </table:table-cell>
          <table:table-cell table:style-name="ACE-1" table:formula="of:=COM.MICROSOFT.SWITCH([.$A$1];1;MROUND(RAND();1);0;[.AF15])" office:value-type="float" office:value="0">
            <text:p>0</text:p>
          </table:table-cell>
          <table:table-cell table:style-name="ACE-1" table:formula="of:=COM.MICROSOFT.SWITCH([.$A$1];1;MROUND(RAND();1);0;[.AG15])" office:value-type="float" office:value="0">
            <text:p>0</text:p>
          </table:table-cell>
          <table:table-cell table:style-name="ACE-1" table:formula="of:=COM.MICROSOFT.SWITCH([.$A$1];1;MROUND(RAND();1);0;[.AH15])" office:value-type="float" office:value="0">
            <text:p>0</text:p>
          </table:table-cell>
          <table:table-cell table:style-name="ACE-1" table:formula="of:=COM.MICROSOFT.SWITCH([.$A$1];1;MROUND(RAND();1);0;[.AI15])" office:value-type="float" office:value="0">
            <text:p>0</text:p>
          </table:table-cell>
          <table:table-cell table:style-name="ACE-1" table:formula="of:=COM.MICROSOFT.SWITCH([.$A$1];1;MROUND(RAND();1);0;[.AJ15])" office:value-type="float" office:value="0">
            <text:p>0</text:p>
          </table:table-cell>
          <table:table-cell table:style-name="ACE-1" table:formula="of:=COM.MICROSOFT.SWITCH([.$A$1];1;MROUND(RAND();1);0;[.AK15])" office:value-type="float" office:value="0">
            <text:p>0</text:p>
          </table:table-cell>
          <table:table-cell table:style-name="ACE-1" table:formula="of:=COM.MICROSOFT.SWITCH([.$A$1];1;MROUND(RAND();1);0;[.AL15])" office:value-type="float" office:value="0">
            <text:p>0</text:p>
          </table:table-cell>
          <table:table-cell table:style-name="ACE-1" table:formula="of:=COM.MICROSOFT.SWITCH([.$A$1];1;MROUND(RAND();1);0;[.AM15])" office:value-type="float" office:value="0">
            <text:p>0</text:p>
          </table:table-cell>
          <table:table-cell table:style-name="ACE-1" table:formula="of:=COM.MICROSOFT.SWITCH([.$A$1];1;MROUND(RAND();1);0;[.AN15])" office:value-type="float" office:value="0">
            <text:p>0</text:p>
          </table:table-cell>
          <table:table-cell table:style-name="ACE-1" table:formula="of:=COM.MICROSOFT.SWITCH([.$A$1];1;MROUND(RAND();1);0;[.AO15])" office:value-type="float" office:value="0">
            <text:p>0</text:p>
          </table:table-cell>
          <table:table-cell table:style-name="ACE-1" table:formula="of:=COM.MICROSOFT.SWITCH([.$A$1];1;MROUND(RAND();1);0;[.AP15])" office:value-type="float" office:value="0">
            <text:p>0</text:p>
          </table:table-cell>
          <table:table-cell table:style-name="ACE-1" table:formula="of:=COM.MICROSOFT.SWITCH([.$A$1];1;MROUND(RAND();1);0;[.AQ15])" office:value-type="float" office:value="0">
            <text:p>0</text:p>
          </table:table-cell>
          <table:table-cell table:style-name="ACE-1" table:formula="of:=COM.MICROSOFT.SWITCH([.$A$1];1;MROUND(RAND();1);0;[.AR15])" office:value-type="float" office:value="0">
            <text:p>0</text:p>
          </table:table-cell>
          <table:table-cell table:style-name="ACE-1" table:formula="of:=COM.MICROSOFT.SWITCH([.$A$1];1;MROUND(RAND();1);0;[.AS15])" office:value-type="float" office:value="0">
            <text:p>0</text:p>
          </table:table-cell>
          <table:table-cell table:style-name="ACE-1" table:formula="of:=COM.MICROSOFT.SWITCH([.$A$1];1;MROUND(RAND();1);0;[.AT15])" office:value-type="float" office:value="0">
            <text:p>0</text:p>
          </table:table-cell>
          <table:table-cell table:style-name="ACE-1" table:formula="of:=COM.MICROSOFT.SWITCH([.$A$1];1;MROUND(RAND();1);0;[.AU15])" office:value-type="float" office:value="0">
            <text:p>0</text:p>
          </table:table-cell>
          <table:table-cell table:style-name="ACE-1" table:formula="of:=COM.MICROSOFT.SWITCH([.$A$1];1;MROUND(RAND();1);0;[.AV15])" office:value-type="float" office:value="0">
            <text:p>0</text:p>
          </table:table-cell>
          <table:table-cell table:style-name="ACE-1" table:formula="of:=COM.MICROSOFT.SWITCH([.$A$1];1;MROUND(RAND();1);0;[.AW15])" office:value-type="float" office:value="0">
            <text:p>0</text:p>
          </table:table-cell>
          <table:table-cell table:style-name="ACE-1" table:formula="of:=COM.MICROSOFT.SWITCH([.$A$1];1;MROUND(RAND();1);0;[.AX15])" office:value-type="float" office:value="0">
            <text:p>0</text:p>
          </table:table-cell>
          <table:table-cell table:style-name="ACE-1" table:formula="of:=COM.MICROSOFT.SWITCH([.$A$1];1;MROUND(RAND();1);0;[.AY15])" office:value-type="float" office:value="0">
            <text:p>0</text:p>
          </table:table-cell>
          <table:table-cell table:style-name="ACE-1" table:formula="of:=COM.MICROSOFT.SWITCH([.$A$1];1;MROUND(RAND();1);0;[.AZ15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6])" office:value-type="float" office:value="0">
            <text:p>0</text:p>
          </table:table-cell>
          <table:table-cell table:style-name="ACE-1" table:formula="of:=COM.MICROSOFT.SWITCH([.$A$1];1;MROUND(RAND();1);0;[.D16])" office:value-type="float" office:value="0">
            <text:p>0</text:p>
          </table:table-cell>
          <table:table-cell table:style-name="ACE-1" table:formula="of:=COM.MICROSOFT.SWITCH([.$A$1];1;MROUND(RAND();1);0;[.E16])" office:value-type="float" office:value="0">
            <text:p>0</text:p>
          </table:table-cell>
          <table:table-cell table:style-name="ACE-1" table:formula="of:=COM.MICROSOFT.SWITCH([.$A$1];1;MROUND(RAND();1);0;[.F16])" office:value-type="float" office:value="0">
            <text:p>0</text:p>
          </table:table-cell>
          <table:table-cell table:style-name="ACE-1" table:formula="of:=COM.MICROSOFT.SWITCH([.$A$1];1;MROUND(RAND();1);0;[.G16])" office:value-type="float" office:value="0">
            <text:p>0</text:p>
          </table:table-cell>
          <table:table-cell table:style-name="ACE-1" table:formula="of:=COM.MICROSOFT.SWITCH([.$A$1];1;MROUND(RAND();1);0;[.H16])" office:value-type="float" office:value="0">
            <text:p>0</text:p>
          </table:table-cell>
          <table:table-cell table:style-name="ACE-1" table:formula="of:=COM.MICROSOFT.SWITCH([.$A$1];1;MROUND(RAND();1);0;[.I16])" office:value-type="float" office:value="0">
            <text:p>0</text:p>
          </table:table-cell>
          <table:table-cell table:style-name="ACE-1" table:formula="of:=COM.MICROSOFT.SWITCH([.$A$1];1;MROUND(RAND();1);0;[.J16])" office:value-type="float" office:value="0">
            <text:p>0</text:p>
          </table:table-cell>
          <table:table-cell table:style-name="ACE-1" table:formula="of:=COM.MICROSOFT.SWITCH([.$A$1];1;MROUND(RAND();1);0;[.K16])" office:value-type="float" office:value="0">
            <text:p>0</text:p>
          </table:table-cell>
          <table:table-cell table:style-name="ACE-1" table:formula="of:=COM.MICROSOFT.SWITCH([.$A$1];1;MROUND(RAND();1);0;[.L16])" office:value-type="float" office:value="0">
            <text:p>0</text:p>
          </table:table-cell>
          <table:table-cell table:style-name="ACE-1" table:formula="of:=COM.MICROSOFT.SWITCH([.$A$1];1;MROUND(RAND();1);0;[.M16])" office:value-type="float" office:value="0">
            <text:p>0</text:p>
          </table:table-cell>
          <table:table-cell table:style-name="ACE-1" table:formula="of:=COM.MICROSOFT.SWITCH([.$A$1];1;MROUND(RAND();1);0;[.N16])" office:value-type="float" office:value="0">
            <text:p>0</text:p>
          </table:table-cell>
          <table:table-cell table:style-name="ACE-1" table:formula="of:=COM.MICROSOFT.SWITCH([.$A$1];1;MROUND(RAND();1);0;[.O16])" office:value-type="float" office:value="0">
            <text:p>0</text:p>
          </table:table-cell>
          <table:table-cell table:style-name="ACE-1" table:formula="of:=COM.MICROSOFT.SWITCH([.$A$1];1;MROUND(RAND();1);0;[.P16])" office:value-type="float" office:value="0">
            <text:p>0</text:p>
          </table:table-cell>
          <table:table-cell table:style-name="ACE-1" table:formula="of:=COM.MICROSOFT.SWITCH([.$A$1];1;MROUND(RAND();1);0;[.Q16])" office:value-type="float" office:value="1">
            <text:p>1</text:p>
          </table:table-cell>
          <table:table-cell table:style-name="ACE-1" table:formula="of:=COM.MICROSOFT.SWITCH([.$A$1];1;MROUND(RAND();1);0;[.R16])" office:value-type="float" office:value="1">
            <text:p>1</text:p>
          </table:table-cell>
          <table:table-cell table:style-name="ACE-1" table:formula="of:=COM.MICROSOFT.SWITCH([.$A$1];1;MROUND(RAND();1);0;[.S16])" office:value-type="float" office:value="0">
            <text:p>0</text:p>
          </table:table-cell>
          <table:table-cell table:style-name="ACE-1" table:formula="of:=COM.MICROSOFT.SWITCH([.$A$1];1;MROUND(RAND();1);0;[.T16])" office:value-type="float" office:value="0">
            <text:p>0</text:p>
          </table:table-cell>
          <table:table-cell table:style-name="ACE-1" table:formula="of:=COM.MICROSOFT.SWITCH([.$A$1];1;MROUND(RAND();1);0;[.U16])" office:value-type="float" office:value="0">
            <text:p>0</text:p>
          </table:table-cell>
          <table:table-cell table:style-name="ACE-1" table:formula="of:=COM.MICROSOFT.SWITCH([.$A$1];1;MROUND(RAND();1);0;[.V16])" office:value-type="float" office:value="0">
            <text:p>0</text:p>
          </table:table-cell>
          <table:table-cell table:style-name="ACE-1" table:formula="of:=COM.MICROSOFT.SWITCH([.$A$1];1;MROUND(RAND();1);0;[.W16])" office:value-type="float" office:value="0">
            <text:p>0</text:p>
          </table:table-cell>
          <table:table-cell table:style-name="ACE-1" table:formula="of:=COM.MICROSOFT.SWITCH([.$A$1];1;MROUND(RAND();1);0;[.X16])" office:value-type="float" office:value="0">
            <text:p>0</text:p>
          </table:table-cell>
          <table:table-cell table:style-name="ACE-1" table:formula="of:=COM.MICROSOFT.SWITCH([.$A$1];1;MROUND(RAND();1);0;[.Y16])" office:value-type="float" office:value="1">
            <text:p>1</text:p>
          </table:table-cell>
          <table:table-cell table:style-name="ACE-1" table:formula="of:=COM.MICROSOFT.SWITCH([.$A$1];1;MROUND(RAND();1);0;[.Z16])" office:value-type="float" office:value="1">
            <text:p>1</text:p>
          </table:table-cell>
          <table:table-cell table:style-name="ACE-1" table:formula="of:=COM.MICROSOFT.SWITCH([.$A$1];1;MROUND(RAND();1);0;[.AA16])" office:value-type="float" office:value="0">
            <text:p>0</text:p>
          </table:table-cell>
          <table:table-cell table:style-name="ACE-1" table:formula="of:=COM.MICROSOFT.SWITCH([.$A$1];1;MROUND(RAND();1);0;[.AB16])" office:value-type="float" office:value="0">
            <text:p>0</text:p>
          </table:table-cell>
          <table:table-cell table:style-name="ACE-1" table:formula="of:=COM.MICROSOFT.SWITCH([.$A$1];1;MROUND(RAND();1);0;[.AC16])" office:value-type="float" office:value="0">
            <text:p>0</text:p>
          </table:table-cell>
          <table:table-cell table:style-name="ACE-1" table:formula="of:=COM.MICROSOFT.SWITCH([.$A$1];1;MROUND(RAND();1);0;[.AD16])" office:value-type="float" office:value="0">
            <text:p>0</text:p>
          </table:table-cell>
          <table:table-cell table:style-name="ACE-1" table:formula="of:=COM.MICROSOFT.SWITCH([.$A$1];1;MROUND(RAND();1);0;[.AE16])" office:value-type="float" office:value="0">
            <text:p>0</text:p>
          </table:table-cell>
          <table:table-cell table:style-name="ACE-1" table:formula="of:=COM.MICROSOFT.SWITCH([.$A$1];1;MROUND(RAND();1);0;[.AF16])" office:value-type="float" office:value="0">
            <text:p>0</text:p>
          </table:table-cell>
          <table:table-cell table:style-name="ACE-1" table:formula="of:=COM.MICROSOFT.SWITCH([.$A$1];1;MROUND(RAND();1);0;[.AG16])" office:value-type="float" office:value="0">
            <text:p>0</text:p>
          </table:table-cell>
          <table:table-cell table:style-name="ACE-1" table:formula="of:=COM.MICROSOFT.SWITCH([.$A$1];1;MROUND(RAND();1);0;[.AH16])" office:value-type="float" office:value="0">
            <text:p>0</text:p>
          </table:table-cell>
          <table:table-cell table:style-name="ACE-1" table:formula="of:=COM.MICROSOFT.SWITCH([.$A$1];1;MROUND(RAND();1);0;[.AI16])" office:value-type="float" office:value="0">
            <text:p>0</text:p>
          </table:table-cell>
          <table:table-cell table:style-name="ACE-1" table:formula="of:=COM.MICROSOFT.SWITCH([.$A$1];1;MROUND(RAND();1);0;[.AJ16])" office:value-type="float" office:value="0">
            <text:p>0</text:p>
          </table:table-cell>
          <table:table-cell table:style-name="ACE-1" table:formula="of:=COM.MICROSOFT.SWITCH([.$A$1];1;MROUND(RAND();1);0;[.AK16])" office:value-type="float" office:value="0">
            <text:p>0</text:p>
          </table:table-cell>
          <table:table-cell table:style-name="ACE-1" table:formula="of:=COM.MICROSOFT.SWITCH([.$A$1];1;MROUND(RAND();1);0;[.AL16])" office:value-type="float" office:value="0">
            <text:p>0</text:p>
          </table:table-cell>
          <table:table-cell table:style-name="ACE-1" table:formula="of:=COM.MICROSOFT.SWITCH([.$A$1];1;MROUND(RAND();1);0;[.AM16])" office:value-type="float" office:value="0">
            <text:p>0</text:p>
          </table:table-cell>
          <table:table-cell table:style-name="ACE-1" table:formula="of:=COM.MICROSOFT.SWITCH([.$A$1];1;MROUND(RAND();1);0;[.AN16])" office:value-type="float" office:value="0">
            <text:p>0</text:p>
          </table:table-cell>
          <table:table-cell table:style-name="ACE-1" table:formula="of:=COM.MICROSOFT.SWITCH([.$A$1];1;MROUND(RAND();1);0;[.AO16])" office:value-type="float" office:value="0">
            <text:p>0</text:p>
          </table:table-cell>
          <table:table-cell table:style-name="ACE-1" table:formula="of:=COM.MICROSOFT.SWITCH([.$A$1];1;MROUND(RAND();1);0;[.AP16])" office:value-type="float" office:value="0">
            <text:p>0</text:p>
          </table:table-cell>
          <table:table-cell table:style-name="ACE-1" table:formula="of:=COM.MICROSOFT.SWITCH([.$A$1];1;MROUND(RAND();1);0;[.AQ16])" office:value-type="float" office:value="0">
            <text:p>0</text:p>
          </table:table-cell>
          <table:table-cell table:style-name="ACE-1" table:formula="of:=COM.MICROSOFT.SWITCH([.$A$1];1;MROUND(RAND();1);0;[.AR16])" office:value-type="float" office:value="0">
            <text:p>0</text:p>
          </table:table-cell>
          <table:table-cell table:style-name="ACE-1" table:formula="of:=COM.MICROSOFT.SWITCH([.$A$1];1;MROUND(RAND();1);0;[.AS16])" office:value-type="float" office:value="0">
            <text:p>0</text:p>
          </table:table-cell>
          <table:table-cell table:style-name="ACE-1" table:formula="of:=COM.MICROSOFT.SWITCH([.$A$1];1;MROUND(RAND();1);0;[.AT16])" office:value-type="float" office:value="0">
            <text:p>0</text:p>
          </table:table-cell>
          <table:table-cell table:style-name="ACE-1" table:formula="of:=COM.MICROSOFT.SWITCH([.$A$1];1;MROUND(RAND();1);0;[.AU16])" office:value-type="float" office:value="0">
            <text:p>0</text:p>
          </table:table-cell>
          <table:table-cell table:style-name="ACE-1" table:formula="of:=COM.MICROSOFT.SWITCH([.$A$1];1;MROUND(RAND();1);0;[.AV16])" office:value-type="float" office:value="0">
            <text:p>0</text:p>
          </table:table-cell>
          <table:table-cell table:style-name="ACE-1" table:formula="of:=COM.MICROSOFT.SWITCH([.$A$1];1;MROUND(RAND();1);0;[.AW16])" office:value-type="float" office:value="0">
            <text:p>0</text:p>
          </table:table-cell>
          <table:table-cell table:style-name="ACE-1" table:formula="of:=COM.MICROSOFT.SWITCH([.$A$1];1;MROUND(RAND();1);0;[.AX16])" office:value-type="float" office:value="0">
            <text:p>0</text:p>
          </table:table-cell>
          <table:table-cell table:style-name="ACE-1" table:formula="of:=COM.MICROSOFT.SWITCH([.$A$1];1;MROUND(RAND();1);0;[.AY16])" office:value-type="float" office:value="0">
            <text:p>0</text:p>
          </table:table-cell>
          <table:table-cell table:style-name="ACE-1" table:formula="of:=COM.MICROSOFT.SWITCH([.$A$1];1;MROUND(RAND();1);0;[.AZ16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7])" office:value-type="float" office:value="0">
            <text:p>0</text:p>
          </table:table-cell>
          <table:table-cell table:style-name="ACE-1" table:formula="of:=COM.MICROSOFT.SWITCH([.$A$1];1;MROUND(RAND();1);0;[.D17])" office:value-type="float" office:value="0">
            <text:p>0</text:p>
          </table:table-cell>
          <table:table-cell table:style-name="ACE-1" table:formula="of:=COM.MICROSOFT.SWITCH([.$A$1];1;MROUND(RAND();1);0;[.E17])" office:value-type="float" office:value="0">
            <text:p>0</text:p>
          </table:table-cell>
          <table:table-cell table:style-name="ACE-1" table:formula="of:=COM.MICROSOFT.SWITCH([.$A$1];1;MROUND(RAND();1);0;[.F17])" office:value-type="float" office:value="0">
            <text:p>0</text:p>
          </table:table-cell>
          <table:table-cell table:style-name="ACE-1" table:formula="of:=COM.MICROSOFT.SWITCH([.$A$1];1;MROUND(RAND();1);0;[.G17])" office:value-type="float" office:value="0">
            <text:p>0</text:p>
          </table:table-cell>
          <table:table-cell table:style-name="ACE-1" table:formula="of:=COM.MICROSOFT.SWITCH([.$A$1];1;MROUND(RAND();1);0;[.H17])" office:value-type="float" office:value="0">
            <text:p>0</text:p>
          </table:table-cell>
          <table:table-cell table:style-name="ACE-1" table:formula="of:=COM.MICROSOFT.SWITCH([.$A$1];1;MROUND(RAND();1);0;[.I17])" office:value-type="float" office:value="0">
            <text:p>0</text:p>
          </table:table-cell>
          <table:table-cell table:style-name="ACE-1" table:formula="of:=COM.MICROSOFT.SWITCH([.$A$1];1;MROUND(RAND();1);0;[.J17])" office:value-type="float" office:value="0">
            <text:p>0</text:p>
          </table:table-cell>
          <table:table-cell table:style-name="ACE-1" table:formula="of:=COM.MICROSOFT.SWITCH([.$A$1];1;MROUND(RAND();1);0;[.K17])" office:value-type="float" office:value="0">
            <text:p>0</text:p>
          </table:table-cell>
          <table:table-cell table:style-name="ACE-1" table:formula="of:=COM.MICROSOFT.SWITCH([.$A$1];1;MROUND(RAND();1);0;[.L17])" office:value-type="float" office:value="0">
            <text:p>0</text:p>
          </table:table-cell>
          <table:table-cell table:style-name="ACE-1" table:formula="of:=COM.MICROSOFT.SWITCH([.$A$1];1;MROUND(RAND();1);0;[.M17])" office:value-type="float" office:value="0">
            <text:p>0</text:p>
          </table:table-cell>
          <table:table-cell table:style-name="ACE-1" table:formula="of:=COM.MICROSOFT.SWITCH([.$A$1];1;MROUND(RAND();1);0;[.N17])" office:value-type="float" office:value="0">
            <text:p>0</text:p>
          </table:table-cell>
          <table:table-cell table:style-name="ACE-1" table:formula="of:=COM.MICROSOFT.SWITCH([.$A$1];1;MROUND(RAND();1);0;[.O17])" office:value-type="float" office:value="0">
            <text:p>0</text:p>
          </table:table-cell>
          <table:table-cell table:style-name="ACE-1" table:formula="of:=COM.MICROSOFT.SWITCH([.$A$1];1;MROUND(RAND();1);0;[.P17])" office:value-type="float" office:value="0">
            <text:p>0</text:p>
          </table:table-cell>
          <table:table-cell table:style-name="ACE-1" table:formula="of:=COM.MICROSOFT.SWITCH([.$A$1];1;MROUND(RAND();1);0;[.Q17])" office:value-type="float" office:value="0">
            <text:p>0</text:p>
          </table:table-cell>
          <table:table-cell table:style-name="ACE-1" table:formula="of:=COM.MICROSOFT.SWITCH([.$A$1];1;MROUND(RAND();1);0;[.R17])" office:value-type="float" office:value="0">
            <text:p>0</text:p>
          </table:table-cell>
          <table:table-cell table:style-name="ACE-1" table:formula="of:=COM.MICROSOFT.SWITCH([.$A$1];1;MROUND(RAND();1);0;[.S17])" office:value-type="float" office:value="0">
            <text:p>0</text:p>
          </table:table-cell>
          <table:table-cell table:style-name="ACE-1" table:formula="of:=COM.MICROSOFT.SWITCH([.$A$1];1;MROUND(RAND();1);0;[.T17])" office:value-type="float" office:value="0">
            <text:p>0</text:p>
          </table:table-cell>
          <table:table-cell table:style-name="ACE-1" table:formula="of:=COM.MICROSOFT.SWITCH([.$A$1];1;MROUND(RAND();1);0;[.U17])" office:value-type="float" office:value="0">
            <text:p>0</text:p>
          </table:table-cell>
          <table:table-cell table:style-name="ACE-1" table:formula="of:=COM.MICROSOFT.SWITCH([.$A$1];1;MROUND(RAND();1);0;[.V17])" office:value-type="float" office:value="0">
            <text:p>0</text:p>
          </table:table-cell>
          <table:table-cell table:style-name="ACE-1" table:formula="of:=COM.MICROSOFT.SWITCH([.$A$1];1;MROUND(RAND();1);0;[.W17])" office:value-type="float" office:value="0">
            <text:p>0</text:p>
          </table:table-cell>
          <table:table-cell table:style-name="ACE-1" table:formula="of:=COM.MICROSOFT.SWITCH([.$A$1];1;MROUND(RAND();1);0;[.X17])" office:value-type="float" office:value="0">
            <text:p>0</text:p>
          </table:table-cell>
          <table:table-cell table:style-name="ACE-1" table:formula="of:=COM.MICROSOFT.SWITCH([.$A$1];1;MROUND(RAND();1);0;[.Y17])" office:value-type="float" office:value="1">
            <text:p>1</text:p>
          </table:table-cell>
          <table:table-cell table:style-name="ACE-1" table:formula="of:=COM.MICROSOFT.SWITCH([.$A$1];1;MROUND(RAND();1);0;[.Z17])" office:value-type="float" office:value="0">
            <text:p>0</text:p>
          </table:table-cell>
          <table:table-cell table:style-name="ACE-1" table:formula="of:=COM.MICROSOFT.SWITCH([.$A$1];1;MROUND(RAND();1);0;[.AA17])" office:value-type="float" office:value="1">
            <text:p>1</text:p>
          </table:table-cell>
          <table:table-cell table:style-name="ACE-1" table:formula="of:=COM.MICROSOFT.SWITCH([.$A$1];1;MROUND(RAND();1);0;[.AB17])" office:value-type="float" office:value="0">
            <text:p>0</text:p>
          </table:table-cell>
          <table:table-cell table:style-name="ACE-1" table:formula="of:=COM.MICROSOFT.SWITCH([.$A$1];1;MROUND(RAND();1);0;[.AC17])" office:value-type="float" office:value="0">
            <text:p>0</text:p>
          </table:table-cell>
          <table:table-cell table:style-name="ACE-1" table:formula="of:=COM.MICROSOFT.SWITCH([.$A$1];1;MROUND(RAND();1);0;[.AD17])" office:value-type="float" office:value="0">
            <text:p>0</text:p>
          </table:table-cell>
          <table:table-cell table:style-name="ACE-1" table:formula="of:=COM.MICROSOFT.SWITCH([.$A$1];1;MROUND(RAND();1);0;[.AE17])" office:value-type="float" office:value="0">
            <text:p>0</text:p>
          </table:table-cell>
          <table:table-cell table:style-name="ACE-1" table:formula="of:=COM.MICROSOFT.SWITCH([.$A$1];1;MROUND(RAND();1);0;[.AF17])" office:value-type="float" office:value="0">
            <text:p>0</text:p>
          </table:table-cell>
          <table:table-cell table:style-name="ACE-1" table:formula="of:=COM.MICROSOFT.SWITCH([.$A$1];1;MROUND(RAND();1);0;[.AG17])" office:value-type="float" office:value="0">
            <text:p>0</text:p>
          </table:table-cell>
          <table:table-cell table:style-name="ACE-1" table:formula="of:=COM.MICROSOFT.SWITCH([.$A$1];1;MROUND(RAND();1);0;[.AH17])" office:value-type="float" office:value="0">
            <text:p>0</text:p>
          </table:table-cell>
          <table:table-cell table:style-name="ACE-1" table:formula="of:=COM.MICROSOFT.SWITCH([.$A$1];1;MROUND(RAND();1);0;[.AI17])" office:value-type="float" office:value="0">
            <text:p>0</text:p>
          </table:table-cell>
          <table:table-cell table:style-name="ACE-1" table:formula="of:=COM.MICROSOFT.SWITCH([.$A$1];1;MROUND(RAND();1);0;[.AJ17])" office:value-type="float" office:value="0">
            <text:p>0</text:p>
          </table:table-cell>
          <table:table-cell table:style-name="ACE-1" table:formula="of:=COM.MICROSOFT.SWITCH([.$A$1];1;MROUND(RAND();1);0;[.AK17])" office:value-type="float" office:value="0">
            <text:p>0</text:p>
          </table:table-cell>
          <table:table-cell table:style-name="ACE-1" table:formula="of:=COM.MICROSOFT.SWITCH([.$A$1];1;MROUND(RAND();1);0;[.AL17])" office:value-type="float" office:value="0">
            <text:p>0</text:p>
          </table:table-cell>
          <table:table-cell table:style-name="ACE-1" table:formula="of:=COM.MICROSOFT.SWITCH([.$A$1];1;MROUND(RAND();1);0;[.AM17])" office:value-type="float" office:value="0">
            <text:p>0</text:p>
          </table:table-cell>
          <table:table-cell table:style-name="ACE-1" table:formula="of:=COM.MICROSOFT.SWITCH([.$A$1];1;MROUND(RAND();1);0;[.AN17])" office:value-type="float" office:value="0">
            <text:p>0</text:p>
          </table:table-cell>
          <table:table-cell table:style-name="ACE-1" table:formula="of:=COM.MICROSOFT.SWITCH([.$A$1];1;MROUND(RAND();1);0;[.AO17])" office:value-type="float" office:value="0">
            <text:p>0</text:p>
          </table:table-cell>
          <table:table-cell table:style-name="ACE-1" table:formula="of:=COM.MICROSOFT.SWITCH([.$A$1];1;MROUND(RAND();1);0;[.AP17])" office:value-type="float" office:value="0">
            <text:p>0</text:p>
          </table:table-cell>
          <table:table-cell table:style-name="ACE-1" table:formula="of:=COM.MICROSOFT.SWITCH([.$A$1];1;MROUND(RAND();1);0;[.AQ17])" office:value-type="float" office:value="0">
            <text:p>0</text:p>
          </table:table-cell>
          <table:table-cell table:style-name="ACE-1" table:formula="of:=COM.MICROSOFT.SWITCH([.$A$1];1;MROUND(RAND();1);0;[.AR17])" office:value-type="float" office:value="0">
            <text:p>0</text:p>
          </table:table-cell>
          <table:table-cell table:style-name="ACE-1" table:formula="of:=COM.MICROSOFT.SWITCH([.$A$1];1;MROUND(RAND();1);0;[.AS17])" office:value-type="float" office:value="0">
            <text:p>0</text:p>
          </table:table-cell>
          <table:table-cell table:style-name="ACE-1" table:formula="of:=COM.MICROSOFT.SWITCH([.$A$1];1;MROUND(RAND();1);0;[.AT17])" office:value-type="float" office:value="0">
            <text:p>0</text:p>
          </table:table-cell>
          <table:table-cell table:style-name="ACE-1" table:formula="of:=COM.MICROSOFT.SWITCH([.$A$1];1;MROUND(RAND();1);0;[.AU17])" office:value-type="float" office:value="0">
            <text:p>0</text:p>
          </table:table-cell>
          <table:table-cell table:style-name="ACE-1" table:formula="of:=COM.MICROSOFT.SWITCH([.$A$1];1;MROUND(RAND();1);0;[.AV17])" office:value-type="float" office:value="0">
            <text:p>0</text:p>
          </table:table-cell>
          <table:table-cell table:style-name="ACE-1" table:formula="of:=COM.MICROSOFT.SWITCH([.$A$1];1;MROUND(RAND();1);0;[.AW17])" office:value-type="float" office:value="0">
            <text:p>0</text:p>
          </table:table-cell>
          <table:table-cell table:style-name="ACE-1" table:formula="of:=COM.MICROSOFT.SWITCH([.$A$1];1;MROUND(RAND();1);0;[.AX17])" office:value-type="float" office:value="0">
            <text:p>0</text:p>
          </table:table-cell>
          <table:table-cell table:style-name="ACE-1" table:formula="of:=COM.MICROSOFT.SWITCH([.$A$1];1;MROUND(RAND();1);0;[.AY17])" office:value-type="float" office:value="0">
            <text:p>0</text:p>
          </table:table-cell>
          <table:table-cell table:style-name="ACE-1" table:formula="of:=COM.MICROSOFT.SWITCH([.$A$1];1;MROUND(RAND();1);0;[.AZ17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8])" office:value-type="float" office:value="0">
            <text:p>0</text:p>
          </table:table-cell>
          <table:table-cell table:style-name="ACE-1" table:formula="of:=COM.MICROSOFT.SWITCH([.$A$1];1;MROUND(RAND();1);0;[.D18])" office:value-type="float" office:value="0">
            <text:p>0</text:p>
          </table:table-cell>
          <table:table-cell table:style-name="ACE-1" table:formula="of:=COM.MICROSOFT.SWITCH([.$A$1];1;MROUND(RAND();1);0;[.E18])" office:value-type="float" office:value="0">
            <text:p>0</text:p>
          </table:table-cell>
          <table:table-cell table:style-name="ACE-1" table:formula="of:=COM.MICROSOFT.SWITCH([.$A$1];1;MROUND(RAND();1);0;[.F18])" office:value-type="float" office:value="0">
            <text:p>0</text:p>
          </table:table-cell>
          <table:table-cell table:style-name="ACE-1" table:formula="of:=COM.MICROSOFT.SWITCH([.$A$1];1;MROUND(RAND();1);0;[.G18])" office:value-type="float" office:value="0">
            <text:p>0</text:p>
          </table:table-cell>
          <table:table-cell table:style-name="ACE-1" table:formula="of:=COM.MICROSOFT.SWITCH([.$A$1];1;MROUND(RAND();1);0;[.H18])" office:value-type="float" office:value="0">
            <text:p>0</text:p>
          </table:table-cell>
          <table:table-cell table:style-name="ACE-1" table:formula="of:=COM.MICROSOFT.SWITCH([.$A$1];1;MROUND(RAND();1);0;[.I18])" office:value-type="float" office:value="0">
            <text:p>0</text:p>
          </table:table-cell>
          <table:table-cell table:style-name="ACE-1" table:formula="of:=COM.MICROSOFT.SWITCH([.$A$1];1;MROUND(RAND();1);0;[.J18])" office:value-type="float" office:value="0">
            <text:p>0</text:p>
          </table:table-cell>
          <table:table-cell table:style-name="ACE-1" table:formula="of:=COM.MICROSOFT.SWITCH([.$A$1];1;MROUND(RAND();1);0;[.K18])" office:value-type="float" office:value="0">
            <text:p>0</text:p>
          </table:table-cell>
          <table:table-cell table:style-name="ACE-1" table:formula="of:=COM.MICROSOFT.SWITCH([.$A$1];1;MROUND(RAND();1);0;[.L18])" office:value-type="float" office:value="0">
            <text:p>0</text:p>
          </table:table-cell>
          <table:table-cell table:style-name="ACE-1" table:formula="of:=COM.MICROSOFT.SWITCH([.$A$1];1;MROUND(RAND();1);0;[.M18])" office:value-type="float" office:value="0">
            <text:p>0</text:p>
          </table:table-cell>
          <table:table-cell table:style-name="ACE-1" table:formula="of:=COM.MICROSOFT.SWITCH([.$A$1];1;MROUND(RAND();1);0;[.N18])" office:value-type="float" office:value="0">
            <text:p>0</text:p>
          </table:table-cell>
          <table:table-cell table:style-name="ACE-1" table:formula="of:=COM.MICROSOFT.SWITCH([.$A$1];1;MROUND(RAND();1);0;[.O18])" office:value-type="float" office:value="0">
            <text:p>0</text:p>
          </table:table-cell>
          <table:table-cell table:style-name="ACE-1" table:formula="of:=COM.MICROSOFT.SWITCH([.$A$1];1;MROUND(RAND();1);0;[.P18])" office:value-type="float" office:value="0">
            <text:p>0</text:p>
          </table:table-cell>
          <table:table-cell table:style-name="ACE-1" table:formula="of:=COM.MICROSOFT.SWITCH([.$A$1];1;MROUND(RAND();1);0;[.Q18])" office:value-type="float" office:value="0">
            <text:p>0</text:p>
          </table:table-cell>
          <table:table-cell table:style-name="ACE-1" table:formula="of:=COM.MICROSOFT.SWITCH([.$A$1];1;MROUND(RAND();1);0;[.R18])" office:value-type="float" office:value="0">
            <text:p>0</text:p>
          </table:table-cell>
          <table:table-cell table:style-name="ACE-1" table:formula="of:=COM.MICROSOFT.SWITCH([.$A$1];1;MROUND(RAND();1);0;[.S18])" office:value-type="float" office:value="0">
            <text:p>0</text:p>
          </table:table-cell>
          <table:table-cell table:style-name="ACE-1" table:formula="of:=COM.MICROSOFT.SWITCH([.$A$1];1;MROUND(RAND();1);0;[.T18])" office:value-type="float" office:value="0">
            <text:p>0</text:p>
          </table:table-cell>
          <table:table-cell table:style-name="ACE-1" table:formula="of:=COM.MICROSOFT.SWITCH([.$A$1];1;MROUND(RAND();1);0;[.U18])" office:value-type="float" office:value="0">
            <text:p>0</text:p>
          </table:table-cell>
          <table:table-cell table:style-name="ACE-1" table:formula="of:=COM.MICROSOFT.SWITCH([.$A$1];1;MROUND(RAND();1);0;[.V18])" office:value-type="float" office:value="0">
            <text:p>0</text:p>
          </table:table-cell>
          <table:table-cell table:style-name="ACE-1" table:formula="of:=COM.MICROSOFT.SWITCH([.$A$1];1;MROUND(RAND();1);0;[.W18])" office:value-type="float" office:value="0">
            <text:p>0</text:p>
          </table:table-cell>
          <table:table-cell table:style-name="ACE-1" table:formula="of:=COM.MICROSOFT.SWITCH([.$A$1];1;MROUND(RAND();1);0;[.X18])" office:value-type="float" office:value="0">
            <text:p>0</text:p>
          </table:table-cell>
          <table:table-cell table:style-name="ACE-1" table:formula="of:=COM.MICROSOFT.SWITCH([.$A$1];1;MROUND(RAND();1);0;[.Y18])" office:value-type="float" office:value="1">
            <text:p>1</text:p>
          </table:table-cell>
          <table:table-cell table:style-name="ACE-1" table:formula="of:=COM.MICROSOFT.SWITCH([.$A$1];1;MROUND(RAND();1);0;[.Z18])" office:value-type="float" office:value="0">
            <text:p>0</text:p>
          </table:table-cell>
          <table:table-cell table:style-name="ACE-1" table:formula="of:=COM.MICROSOFT.SWITCH([.$A$1];1;MROUND(RAND();1);0;[.AA18])" office:value-type="float" office:value="0">
            <text:p>0</text:p>
          </table:table-cell>
          <table:table-cell table:style-name="ACE-1" table:formula="of:=COM.MICROSOFT.SWITCH([.$A$1];1;MROUND(RAND();1);0;[.AB18])" office:value-type="float" office:value="0">
            <text:p>0</text:p>
          </table:table-cell>
          <table:table-cell table:style-name="ACE-1" table:formula="of:=COM.MICROSOFT.SWITCH([.$A$1];1;MROUND(RAND();1);0;[.AC18])" office:value-type="float" office:value="0">
            <text:p>0</text:p>
          </table:table-cell>
          <table:table-cell table:style-name="ACE-1" table:formula="of:=COM.MICROSOFT.SWITCH([.$A$1];1;MROUND(RAND();1);0;[.AD18])" office:value-type="float" office:value="0">
            <text:p>0</text:p>
          </table:table-cell>
          <table:table-cell table:style-name="ACE-1" table:formula="of:=COM.MICROSOFT.SWITCH([.$A$1];1;MROUND(RAND();1);0;[.AE18])" office:value-type="float" office:value="0">
            <text:p>0</text:p>
          </table:table-cell>
          <table:table-cell table:style-name="ACE-1" table:formula="of:=COM.MICROSOFT.SWITCH([.$A$1];1;MROUND(RAND();1);0;[.AF18])" office:value-type="float" office:value="0">
            <text:p>0</text:p>
          </table:table-cell>
          <table:table-cell table:style-name="ACE-1" table:formula="of:=COM.MICROSOFT.SWITCH([.$A$1];1;MROUND(RAND();1);0;[.AG18])" office:value-type="float" office:value="0">
            <text:p>0</text:p>
          </table:table-cell>
          <table:table-cell table:style-name="ACE-1" table:formula="of:=COM.MICROSOFT.SWITCH([.$A$1];1;MROUND(RAND();1);0;[.AH18])" office:value-type="float" office:value="0">
            <text:p>0</text:p>
          </table:table-cell>
          <table:table-cell table:style-name="ACE-1" table:formula="of:=COM.MICROSOFT.SWITCH([.$A$1];1;MROUND(RAND();1);0;[.AI18])" office:value-type="float" office:value="0">
            <text:p>0</text:p>
          </table:table-cell>
          <table:table-cell table:style-name="ACE-1" table:formula="of:=COM.MICROSOFT.SWITCH([.$A$1];1;MROUND(RAND();1);0;[.AJ18])" office:value-type="float" office:value="0">
            <text:p>0</text:p>
          </table:table-cell>
          <table:table-cell table:style-name="ACE-1" table:formula="of:=COM.MICROSOFT.SWITCH([.$A$1];1;MROUND(RAND();1);0;[.AK18])" office:value-type="float" office:value="0">
            <text:p>0</text:p>
          </table:table-cell>
          <table:table-cell table:style-name="ACE-1" table:formula="of:=COM.MICROSOFT.SWITCH([.$A$1];1;MROUND(RAND();1);0;[.AL18])" office:value-type="float" office:value="0">
            <text:p>0</text:p>
          </table:table-cell>
          <table:table-cell table:style-name="ACE-1" table:formula="of:=COM.MICROSOFT.SWITCH([.$A$1];1;MROUND(RAND();1);0;[.AM18])" office:value-type="float" office:value="0">
            <text:p>0</text:p>
          </table:table-cell>
          <table:table-cell table:style-name="ACE-1" table:formula="of:=COM.MICROSOFT.SWITCH([.$A$1];1;MROUND(RAND();1);0;[.AN18])" office:value-type="float" office:value="0">
            <text:p>0</text:p>
          </table:table-cell>
          <table:table-cell table:style-name="ACE-1" table:formula="of:=COM.MICROSOFT.SWITCH([.$A$1];1;MROUND(RAND();1);0;[.AO18])" office:value-type="float" office:value="0">
            <text:p>0</text:p>
          </table:table-cell>
          <table:table-cell table:style-name="ACE-1" table:formula="of:=COM.MICROSOFT.SWITCH([.$A$1];1;MROUND(RAND();1);0;[.AP18])" office:value-type="float" office:value="0">
            <text:p>0</text:p>
          </table:table-cell>
          <table:table-cell table:style-name="ACE-1" table:formula="of:=COM.MICROSOFT.SWITCH([.$A$1];1;MROUND(RAND();1);0;[.AQ18])" office:value-type="float" office:value="0">
            <text:p>0</text:p>
          </table:table-cell>
          <table:table-cell table:style-name="ACE-1" table:formula="of:=COM.MICROSOFT.SWITCH([.$A$1];1;MROUND(RAND();1);0;[.AR18])" office:value-type="float" office:value="0">
            <text:p>0</text:p>
          </table:table-cell>
          <table:table-cell table:style-name="ACE-1" table:formula="of:=COM.MICROSOFT.SWITCH([.$A$1];1;MROUND(RAND();1);0;[.AS18])" office:value-type="float" office:value="0">
            <text:p>0</text:p>
          </table:table-cell>
          <table:table-cell table:style-name="ACE-1" table:formula="of:=COM.MICROSOFT.SWITCH([.$A$1];1;MROUND(RAND();1);0;[.AT18])" office:value-type="float" office:value="0">
            <text:p>0</text:p>
          </table:table-cell>
          <table:table-cell table:style-name="ACE-1" table:formula="of:=COM.MICROSOFT.SWITCH([.$A$1];1;MROUND(RAND();1);0;[.AU18])" office:value-type="float" office:value="0">
            <text:p>0</text:p>
          </table:table-cell>
          <table:table-cell table:style-name="ACE-1" table:formula="of:=COM.MICROSOFT.SWITCH([.$A$1];1;MROUND(RAND();1);0;[.AV18])" office:value-type="float" office:value="0">
            <text:p>0</text:p>
          </table:table-cell>
          <table:table-cell table:style-name="ACE-1" table:formula="of:=COM.MICROSOFT.SWITCH([.$A$1];1;MROUND(RAND();1);0;[.AW18])" office:value-type="float" office:value="0">
            <text:p>0</text:p>
          </table:table-cell>
          <table:table-cell table:style-name="ACE-1" table:formula="of:=COM.MICROSOFT.SWITCH([.$A$1];1;MROUND(RAND();1);0;[.AX18])" office:value-type="float" office:value="0">
            <text:p>0</text:p>
          </table:table-cell>
          <table:table-cell table:style-name="ACE-1" table:formula="of:=COM.MICROSOFT.SWITCH([.$A$1];1;MROUND(RAND();1);0;[.AY18])" office:value-type="float" office:value="0">
            <text:p>0</text:p>
          </table:table-cell>
          <table:table-cell table:style-name="ACE-1" table:formula="of:=COM.MICROSOFT.SWITCH([.$A$1];1;MROUND(RAND();1);0;[.AZ18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19])" office:value-type="float" office:value="0">
            <text:p>0</text:p>
          </table:table-cell>
          <table:table-cell table:style-name="ACE-1" table:formula="of:=COM.MICROSOFT.SWITCH([.$A$1];1;MROUND(RAND();1);0;[.D19])" office:value-type="float" office:value="0">
            <text:p>0</text:p>
          </table:table-cell>
          <table:table-cell table:style-name="ACE-1" table:formula="of:=COM.MICROSOFT.SWITCH([.$A$1];1;MROUND(RAND();1);0;[.E19])" office:value-type="float" office:value="0">
            <text:p>0</text:p>
          </table:table-cell>
          <table:table-cell table:style-name="ACE-1" table:formula="of:=COM.MICROSOFT.SWITCH([.$A$1];1;MROUND(RAND();1);0;[.F19])" office:value-type="float" office:value="0">
            <text:p>0</text:p>
          </table:table-cell>
          <table:table-cell table:style-name="ACE-1" table:formula="of:=COM.MICROSOFT.SWITCH([.$A$1];1;MROUND(RAND();1);0;[.G19])" office:value-type="float" office:value="0">
            <text:p>0</text:p>
          </table:table-cell>
          <table:table-cell table:style-name="ACE-1" table:formula="of:=COM.MICROSOFT.SWITCH([.$A$1];1;MROUND(RAND();1);0;[.H19])" office:value-type="float" office:value="0">
            <text:p>0</text:p>
          </table:table-cell>
          <table:table-cell table:style-name="ACE-1" table:formula="of:=COM.MICROSOFT.SWITCH([.$A$1];1;MROUND(RAND();1);0;[.I19])" office:value-type="float" office:value="0">
            <text:p>0</text:p>
          </table:table-cell>
          <table:table-cell table:style-name="ACE-1" table:formula="of:=COM.MICROSOFT.SWITCH([.$A$1];1;MROUND(RAND();1);0;[.J19])" office:value-type="float" office:value="0">
            <text:p>0</text:p>
          </table:table-cell>
          <table:table-cell table:style-name="ACE-1" table:formula="of:=COM.MICROSOFT.SWITCH([.$A$1];1;MROUND(RAND();1);0;[.K19])" office:value-type="float" office:value="0">
            <text:p>0</text:p>
          </table:table-cell>
          <table:table-cell table:style-name="ACE-1" table:formula="of:=COM.MICROSOFT.SWITCH([.$A$1];1;MROUND(RAND();1);0;[.L19])" office:value-type="float" office:value="0">
            <text:p>0</text:p>
          </table:table-cell>
          <table:table-cell table:style-name="ACE-1" table:formula="of:=COM.MICROSOFT.SWITCH([.$A$1];1;MROUND(RAND();1);0;[.M19])" office:value-type="float" office:value="0">
            <text:p>0</text:p>
          </table:table-cell>
          <table:table-cell table:style-name="ACE-1" table:formula="of:=COM.MICROSOFT.SWITCH([.$A$1];1;MROUND(RAND();1);0;[.N19])" office:value-type="float" office:value="0">
            <text:p>0</text:p>
          </table:table-cell>
          <table:table-cell table:style-name="ACE-1" table:formula="of:=COM.MICROSOFT.SWITCH([.$A$1];1;MROUND(RAND();1);0;[.O19])" office:value-type="float" office:value="0">
            <text:p>0</text:p>
          </table:table-cell>
          <table:table-cell table:style-name="ACE-1" table:formula="of:=COM.MICROSOFT.SWITCH([.$A$1];1;MROUND(RAND();1);0;[.P19])" office:value-type="float" office:value="0">
            <text:p>0</text:p>
          </table:table-cell>
          <table:table-cell table:style-name="ACE-1" table:formula="of:=COM.MICROSOFT.SWITCH([.$A$1];1;MROUND(RAND();1);0;[.Q19])" office:value-type="float" office:value="0">
            <text:p>0</text:p>
          </table:table-cell>
          <table:table-cell table:style-name="ACE-1" table:formula="of:=COM.MICROSOFT.SWITCH([.$A$1];1;MROUND(RAND();1);0;[.R19])" office:value-type="float" office:value="0">
            <text:p>0</text:p>
          </table:table-cell>
          <table:table-cell table:style-name="ACE-1" table:formula="of:=COM.MICROSOFT.SWITCH([.$A$1];1;MROUND(RAND();1);0;[.S19])" office:value-type="float" office:value="0">
            <text:p>0</text:p>
          </table:table-cell>
          <table:table-cell table:style-name="ACE-1" table:formula="of:=COM.MICROSOFT.SWITCH([.$A$1];1;MROUND(RAND();1);0;[.T19])" office:value-type="float" office:value="0">
            <text:p>0</text:p>
          </table:table-cell>
          <table:table-cell table:style-name="ACE-1" table:formula="of:=COM.MICROSOFT.SWITCH([.$A$1];1;MROUND(RAND();1);0;[.U19])" office:value-type="float" office:value="0">
            <text:p>0</text:p>
          </table:table-cell>
          <table:table-cell table:style-name="ACE-1" table:formula="of:=COM.MICROSOFT.SWITCH([.$A$1];1;MROUND(RAND();1);0;[.V19])" office:value-type="float" office:value="0">
            <text:p>0</text:p>
          </table:table-cell>
          <table:table-cell table:style-name="ACE-1" table:formula="of:=COM.MICROSOFT.SWITCH([.$A$1];1;MROUND(RAND();1);0;[.W19])" office:value-type="float" office:value="0">
            <text:p>0</text:p>
          </table:table-cell>
          <table:table-cell table:style-name="ACE-1" table:formula="of:=COM.MICROSOFT.SWITCH([.$A$1];1;MROUND(RAND();1);0;[.X19])" office:value-type="float" office:value="0">
            <text:p>0</text:p>
          </table:table-cell>
          <table:table-cell table:style-name="ACE-1" table:formula="of:=COM.MICROSOFT.SWITCH([.$A$1];1;MROUND(RAND();1);0;[.Y19])" office:value-type="float" office:value="0">
            <text:p>0</text:p>
          </table:table-cell>
          <table:table-cell table:style-name="ACE-1" table:formula="of:=COM.MICROSOFT.SWITCH([.$A$1];1;MROUND(RAND();1);0;[.Z19])" office:value-type="float" office:value="0">
            <text:p>0</text:p>
          </table:table-cell>
          <table:table-cell table:style-name="ACE-1" table:formula="of:=COM.MICROSOFT.SWITCH([.$A$1];1;MROUND(RAND();1);0;[.AA19])" office:value-type="float" office:value="0">
            <text:p>0</text:p>
          </table:table-cell>
          <table:table-cell table:style-name="ACE-1" table:formula="of:=COM.MICROSOFT.SWITCH([.$A$1];1;MROUND(RAND();1);0;[.AB19])" office:value-type="float" office:value="0">
            <text:p>0</text:p>
          </table:table-cell>
          <table:table-cell table:style-name="ACE-1" table:formula="of:=COM.MICROSOFT.SWITCH([.$A$1];1;MROUND(RAND();1);0;[.AC19])" office:value-type="float" office:value="0">
            <text:p>0</text:p>
          </table:table-cell>
          <table:table-cell table:style-name="ACE-1" table:formula="of:=COM.MICROSOFT.SWITCH([.$A$1];1;MROUND(RAND();1);0;[.AD19])" office:value-type="float" office:value="0">
            <text:p>0</text:p>
          </table:table-cell>
          <table:table-cell table:style-name="ACE-1" table:formula="of:=COM.MICROSOFT.SWITCH([.$A$1];1;MROUND(RAND();1);0;[.AE19])" office:value-type="float" office:value="0">
            <text:p>0</text:p>
          </table:table-cell>
          <table:table-cell table:style-name="ACE-1" table:formula="of:=COM.MICROSOFT.SWITCH([.$A$1];1;MROUND(RAND();1);0;[.AF19])" office:value-type="float" office:value="0">
            <text:p>0</text:p>
          </table:table-cell>
          <table:table-cell table:style-name="ACE-1" table:formula="of:=COM.MICROSOFT.SWITCH([.$A$1];1;MROUND(RAND();1);0;[.AG19])" office:value-type="float" office:value="0">
            <text:p>0</text:p>
          </table:table-cell>
          <table:table-cell table:style-name="ACE-1" table:formula="of:=COM.MICROSOFT.SWITCH([.$A$1];1;MROUND(RAND();1);0;[.AH19])" office:value-type="float" office:value="0">
            <text:p>0</text:p>
          </table:table-cell>
          <table:table-cell table:style-name="ACE-1" table:formula="of:=COM.MICROSOFT.SWITCH([.$A$1];1;MROUND(RAND();1);0;[.AI19])" office:value-type="float" office:value="0">
            <text:p>0</text:p>
          </table:table-cell>
          <table:table-cell table:style-name="ACE-1" table:formula="of:=COM.MICROSOFT.SWITCH([.$A$1];1;MROUND(RAND();1);0;[.AJ19])" office:value-type="float" office:value="0">
            <text:p>0</text:p>
          </table:table-cell>
          <table:table-cell table:style-name="ACE-1" table:formula="of:=COM.MICROSOFT.SWITCH([.$A$1];1;MROUND(RAND();1);0;[.AK19])" office:value-type="float" office:value="0">
            <text:p>0</text:p>
          </table:table-cell>
          <table:table-cell table:style-name="ACE-1" table:formula="of:=COM.MICROSOFT.SWITCH([.$A$1];1;MROUND(RAND();1);0;[.AL19])" office:value-type="float" office:value="0">
            <text:p>0</text:p>
          </table:table-cell>
          <table:table-cell table:style-name="ACE-1" table:formula="of:=COM.MICROSOFT.SWITCH([.$A$1];1;MROUND(RAND();1);0;[.AM19])" office:value-type="float" office:value="0">
            <text:p>0</text:p>
          </table:table-cell>
          <table:table-cell table:style-name="ACE-1" table:formula="of:=COM.MICROSOFT.SWITCH([.$A$1];1;MROUND(RAND();1);0;[.AN19])" office:value-type="float" office:value="0">
            <text:p>0</text:p>
          </table:table-cell>
          <table:table-cell table:style-name="ACE-1" table:formula="of:=COM.MICROSOFT.SWITCH([.$A$1];1;MROUND(RAND();1);0;[.AO19])" office:value-type="float" office:value="0">
            <text:p>0</text:p>
          </table:table-cell>
          <table:table-cell table:style-name="ACE-1" table:formula="of:=COM.MICROSOFT.SWITCH([.$A$1];1;MROUND(RAND();1);0;[.AP19])" office:value-type="float" office:value="0">
            <text:p>0</text:p>
          </table:table-cell>
          <table:table-cell table:style-name="ACE-1" table:formula="of:=COM.MICROSOFT.SWITCH([.$A$1];1;MROUND(RAND();1);0;[.AQ19])" office:value-type="float" office:value="0">
            <text:p>0</text:p>
          </table:table-cell>
          <table:table-cell table:style-name="ACE-1" table:formula="of:=COM.MICROSOFT.SWITCH([.$A$1];1;MROUND(RAND();1);0;[.AR19])" office:value-type="float" office:value="1">
            <text:p>1</text:p>
          </table:table-cell>
          <table:table-cell table:style-name="ACE-1" table:formula="of:=COM.MICROSOFT.SWITCH([.$A$1];1;MROUND(RAND();1);0;[.AS19])" office:value-type="float" office:value="1">
            <text:p>1</text:p>
          </table:table-cell>
          <table:table-cell table:style-name="ACE-1" table:formula="of:=COM.MICROSOFT.SWITCH([.$A$1];1;MROUND(RAND();1);0;[.AT19])" office:value-type="float" office:value="0">
            <text:p>0</text:p>
          </table:table-cell>
          <table:table-cell table:style-name="ACE-1" table:formula="of:=COM.MICROSOFT.SWITCH([.$A$1];1;MROUND(RAND();1);0;[.AU19])" office:value-type="float" office:value="0">
            <text:p>0</text:p>
          </table:table-cell>
          <table:table-cell table:style-name="ACE-1" table:formula="of:=COM.MICROSOFT.SWITCH([.$A$1];1;MROUND(RAND();1);0;[.AV19])" office:value-type="float" office:value="0">
            <text:p>0</text:p>
          </table:table-cell>
          <table:table-cell table:style-name="ACE-1" table:formula="of:=COM.MICROSOFT.SWITCH([.$A$1];1;MROUND(RAND();1);0;[.AW19])" office:value-type="float" office:value="0">
            <text:p>0</text:p>
          </table:table-cell>
          <table:table-cell table:style-name="ACE-1" table:formula="of:=COM.MICROSOFT.SWITCH([.$A$1];1;MROUND(RAND();1);0;[.AX19])" office:value-type="float" office:value="0">
            <text:p>0</text:p>
          </table:table-cell>
          <table:table-cell table:style-name="ACE-1" table:formula="of:=COM.MICROSOFT.SWITCH([.$A$1];1;MROUND(RAND();1);0;[.AY19])" office:value-type="float" office:value="0">
            <text:p>0</text:p>
          </table:table-cell>
          <table:table-cell table:style-name="ACE-1" table:formula="of:=COM.MICROSOFT.SWITCH([.$A$1];1;MROUND(RAND();1);0;[.AZ19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0])" office:value-type="float" office:value="0">
            <text:p>0</text:p>
          </table:table-cell>
          <table:table-cell table:style-name="ACE-1" table:formula="of:=COM.MICROSOFT.SWITCH([.$A$1];1;MROUND(RAND();1);0;[.D20])" office:value-type="float" office:value="0">
            <text:p>0</text:p>
          </table:table-cell>
          <table:table-cell table:style-name="ACE-1" table:formula="of:=COM.MICROSOFT.SWITCH([.$A$1];1;MROUND(RAND();1);0;[.E20])" office:value-type="float" office:value="0">
            <text:p>0</text:p>
          </table:table-cell>
          <table:table-cell table:style-name="ACE-1" table:formula="of:=COM.MICROSOFT.SWITCH([.$A$1];1;MROUND(RAND();1);0;[.F20])" office:value-type="float" office:value="0">
            <text:p>0</text:p>
          </table:table-cell>
          <table:table-cell table:style-name="ACE-1" table:formula="of:=COM.MICROSOFT.SWITCH([.$A$1];1;MROUND(RAND();1);0;[.G20])" office:value-type="float" office:value="0">
            <text:p>0</text:p>
          </table:table-cell>
          <table:table-cell table:style-name="ACE-1" table:formula="of:=COM.MICROSOFT.SWITCH([.$A$1];1;MROUND(RAND();1);0;[.H20])" office:value-type="float" office:value="0">
            <text:p>0</text:p>
          </table:table-cell>
          <table:table-cell table:style-name="ACE-1" table:formula="of:=COM.MICROSOFT.SWITCH([.$A$1];1;MROUND(RAND();1);0;[.I20])" office:value-type="float" office:value="0">
            <text:p>0</text:p>
          </table:table-cell>
          <table:table-cell table:style-name="ACE-1" table:formula="of:=COM.MICROSOFT.SWITCH([.$A$1];1;MROUND(RAND();1);0;[.J20])" office:value-type="float" office:value="0">
            <text:p>0</text:p>
          </table:table-cell>
          <table:table-cell table:style-name="ACE-1" table:formula="of:=COM.MICROSOFT.SWITCH([.$A$1];1;MROUND(RAND();1);0;[.K20])" office:value-type="float" office:value="0">
            <text:p>0</text:p>
          </table:table-cell>
          <table:table-cell table:style-name="ACE-1" table:formula="of:=COM.MICROSOFT.SWITCH([.$A$1];1;MROUND(RAND();1);0;[.L20])" office:value-type="float" office:value="0">
            <text:p>0</text:p>
          </table:table-cell>
          <table:table-cell table:style-name="ACE-1" table:formula="of:=COM.MICROSOFT.SWITCH([.$A$1];1;MROUND(RAND();1);0;[.M20])" office:value-type="float" office:value="0">
            <text:p>0</text:p>
          </table:table-cell>
          <table:table-cell table:style-name="ACE-1" table:formula="of:=COM.MICROSOFT.SWITCH([.$A$1];1;MROUND(RAND();1);0;[.N20])" office:value-type="float" office:value="0">
            <text:p>0</text:p>
          </table:table-cell>
          <table:table-cell table:style-name="ACE-1" table:formula="of:=COM.MICROSOFT.SWITCH([.$A$1];1;MROUND(RAND();1);0;[.O20])" office:value-type="float" office:value="0">
            <text:p>0</text:p>
          </table:table-cell>
          <table:table-cell table:style-name="ACE-1" table:formula="of:=COM.MICROSOFT.SWITCH([.$A$1];1;MROUND(RAND();1);0;[.P20])" office:value-type="float" office:value="0">
            <text:p>0</text:p>
          </table:table-cell>
          <table:table-cell table:style-name="ACE-1" table:formula="of:=COM.MICROSOFT.SWITCH([.$A$1];1;MROUND(RAND();1);0;[.Q20])" office:value-type="float" office:value="0">
            <text:p>0</text:p>
          </table:table-cell>
          <table:table-cell table:style-name="ACE-1" table:formula="of:=COM.MICROSOFT.SWITCH([.$A$1];1;MROUND(RAND();1);0;[.R20])" office:value-type="float" office:value="0">
            <text:p>0</text:p>
          </table:table-cell>
          <table:table-cell table:style-name="ACE-1" table:formula="of:=COM.MICROSOFT.SWITCH([.$A$1];1;MROUND(RAND();1);0;[.S20])" office:value-type="float" office:value="0">
            <text:p>0</text:p>
          </table:table-cell>
          <table:table-cell table:style-name="ACE-1" table:formula="of:=COM.MICROSOFT.SWITCH([.$A$1];1;MROUND(RAND();1);0;[.T20])" office:value-type="float" office:value="0">
            <text:p>0</text:p>
          </table:table-cell>
          <table:table-cell table:style-name="ACE-1" table:formula="of:=COM.MICROSOFT.SWITCH([.$A$1];1;MROUND(RAND();1);0;[.U20])" office:value-type="float" office:value="0">
            <text:p>0</text:p>
          </table:table-cell>
          <table:table-cell table:style-name="ACE-1" table:formula="of:=COM.MICROSOFT.SWITCH([.$A$1];1;MROUND(RAND();1);0;[.V20])" office:value-type="float" office:value="0">
            <text:p>0</text:p>
          </table:table-cell>
          <table:table-cell table:style-name="ACE-1" table:formula="of:=COM.MICROSOFT.SWITCH([.$A$1];1;MROUND(RAND();1);0;[.W20])" office:value-type="float" office:value="0">
            <text:p>0</text:p>
          </table:table-cell>
          <table:table-cell table:style-name="ACE-1" table:formula="of:=COM.MICROSOFT.SWITCH([.$A$1];1;MROUND(RAND();1);0;[.X20])" office:value-type="float" office:value="0">
            <text:p>0</text:p>
          </table:table-cell>
          <table:table-cell table:style-name="ACE-1" table:formula="of:=COM.MICROSOFT.SWITCH([.$A$1];1;MROUND(RAND();1);0;[.Y20])" office:value-type="float" office:value="0">
            <text:p>0</text:p>
          </table:table-cell>
          <table:table-cell table:style-name="ACE-1" table:formula="of:=COM.MICROSOFT.SWITCH([.$A$1];1;MROUND(RAND();1);0;[.Z20])" office:value-type="float" office:value="0">
            <text:p>0</text:p>
          </table:table-cell>
          <table:table-cell table:style-name="ACE-1" table:formula="of:=COM.MICROSOFT.SWITCH([.$A$1];1;MROUND(RAND();1);0;[.AA20])" office:value-type="float" office:value="0">
            <text:p>0</text:p>
          </table:table-cell>
          <table:table-cell table:style-name="ACE-1" table:formula="of:=COM.MICROSOFT.SWITCH([.$A$1];1;MROUND(RAND();1);0;[.AB20])" office:value-type="float" office:value="0">
            <text:p>0</text:p>
          </table:table-cell>
          <table:table-cell table:style-name="ACE-1" table:formula="of:=COM.MICROSOFT.SWITCH([.$A$1];1;MROUND(RAND();1);0;[.AC20])" office:value-type="float" office:value="0">
            <text:p>0</text:p>
          </table:table-cell>
          <table:table-cell table:style-name="ACE-1" table:formula="of:=COM.MICROSOFT.SWITCH([.$A$1];1;MROUND(RAND();1);0;[.AD20])" office:value-type="float" office:value="0">
            <text:p>0</text:p>
          </table:table-cell>
          <table:table-cell table:style-name="ACE-1" table:formula="of:=COM.MICROSOFT.SWITCH([.$A$1];1;MROUND(RAND();1);0;[.AE20])" office:value-type="float" office:value="0">
            <text:p>0</text:p>
          </table:table-cell>
          <table:table-cell table:style-name="ACE-1" table:formula="of:=COM.MICROSOFT.SWITCH([.$A$1];1;MROUND(RAND();1);0;[.AF20])" office:value-type="float" office:value="0">
            <text:p>0</text:p>
          </table:table-cell>
          <table:table-cell table:style-name="ACE-1" table:formula="of:=COM.MICROSOFT.SWITCH([.$A$1];1;MROUND(RAND();1);0;[.AG20])" office:value-type="float" office:value="0">
            <text:p>0</text:p>
          </table:table-cell>
          <table:table-cell table:style-name="ACE-1" table:formula="of:=COM.MICROSOFT.SWITCH([.$A$1];1;MROUND(RAND();1);0;[.AH20])" office:value-type="float" office:value="0">
            <text:p>0</text:p>
          </table:table-cell>
          <table:table-cell table:style-name="ACE-1" table:formula="of:=COM.MICROSOFT.SWITCH([.$A$1];1;MROUND(RAND();1);0;[.AI20])" office:value-type="float" office:value="0">
            <text:p>0</text:p>
          </table:table-cell>
          <table:table-cell table:style-name="ACE-1" table:formula="of:=COM.MICROSOFT.SWITCH([.$A$1];1;MROUND(RAND();1);0;[.AJ20])" office:value-type="float" office:value="0">
            <text:p>0</text:p>
          </table:table-cell>
          <table:table-cell table:style-name="ACE-1" table:formula="of:=COM.MICROSOFT.SWITCH([.$A$1];1;MROUND(RAND();1);0;[.AK20])" office:value-type="float" office:value="0">
            <text:p>0</text:p>
          </table:table-cell>
          <table:table-cell table:style-name="ACE-1" table:formula="of:=COM.MICROSOFT.SWITCH([.$A$1];1;MROUND(RAND();1);0;[.AL20])" office:value-type="float" office:value="0">
            <text:p>0</text:p>
          </table:table-cell>
          <table:table-cell table:style-name="ACE-1" table:formula="of:=COM.MICROSOFT.SWITCH([.$A$1];1;MROUND(RAND();1);0;[.AM20])" office:value-type="float" office:value="0">
            <text:p>0</text:p>
          </table:table-cell>
          <table:table-cell table:style-name="ACE-1" table:formula="of:=COM.MICROSOFT.SWITCH([.$A$1];1;MROUND(RAND();1);0;[.AN20])" office:value-type="float" office:value="0">
            <text:p>0</text:p>
          </table:table-cell>
          <table:table-cell table:style-name="ACE-1" table:formula="of:=COM.MICROSOFT.SWITCH([.$A$1];1;MROUND(RAND();1);0;[.AO20])" office:value-type="float" office:value="0">
            <text:p>0</text:p>
          </table:table-cell>
          <table:table-cell table:style-name="ACE-1" table:formula="of:=COM.MICROSOFT.SWITCH([.$A$1];1;MROUND(RAND();1);0;[.AP20])" office:value-type="float" office:value="0">
            <text:p>0</text:p>
          </table:table-cell>
          <table:table-cell table:style-name="ACE-1" table:formula="of:=COM.MICROSOFT.SWITCH([.$A$1];1;MROUND(RAND();1);0;[.AQ20])" office:value-type="float" office:value="0">
            <text:p>0</text:p>
          </table:table-cell>
          <table:table-cell table:style-name="ACE-1" table:formula="of:=COM.MICROSOFT.SWITCH([.$A$1];1;MROUND(RAND();1);0;[.AR20])" office:value-type="float" office:value="1">
            <text:p>1</text:p>
          </table:table-cell>
          <table:table-cell table:style-name="ACE-1" table:formula="of:=COM.MICROSOFT.SWITCH([.$A$1];1;MROUND(RAND();1);0;[.AS20])" office:value-type="float" office:value="0">
            <text:p>0</text:p>
          </table:table-cell>
          <table:table-cell table:style-name="ACE-1" table:formula="of:=COM.MICROSOFT.SWITCH([.$A$1];1;MROUND(RAND();1);0;[.AT20])" office:value-type="float" office:value="1">
            <text:p>1</text:p>
          </table:table-cell>
          <table:table-cell table:style-name="ACE-1" table:formula="of:=COM.MICROSOFT.SWITCH([.$A$1];1;MROUND(RAND();1);0;[.AU20])" office:value-type="float" office:value="0">
            <text:p>0</text:p>
          </table:table-cell>
          <table:table-cell table:style-name="ACE-1" table:formula="of:=COM.MICROSOFT.SWITCH([.$A$1];1;MROUND(RAND();1);0;[.AV20])" office:value-type="float" office:value="0">
            <text:p>0</text:p>
          </table:table-cell>
          <table:table-cell table:style-name="ACE-1" table:formula="of:=COM.MICROSOFT.SWITCH([.$A$1];1;MROUND(RAND();1);0;[.AW20])" office:value-type="float" office:value="0">
            <text:p>0</text:p>
          </table:table-cell>
          <table:table-cell table:style-name="ACE-1" table:formula="of:=COM.MICROSOFT.SWITCH([.$A$1];1;MROUND(RAND();1);0;[.AX20])" office:value-type="float" office:value="0">
            <text:p>0</text:p>
          </table:table-cell>
          <table:table-cell table:style-name="ACE-1" table:formula="of:=COM.MICROSOFT.SWITCH([.$A$1];1;MROUND(RAND();1);0;[.AY20])" office:value-type="float" office:value="0">
            <text:p>0</text:p>
          </table:table-cell>
          <table:table-cell table:style-name="ACE-1" table:formula="of:=COM.MICROSOFT.SWITCH([.$A$1];1;MROUND(RAND();1);0;[.AZ20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1])" office:value-type="float" office:value="0">
            <text:p>0</text:p>
          </table:table-cell>
          <table:table-cell table:style-name="ACE-1" table:formula="of:=COM.MICROSOFT.SWITCH([.$A$1];1;MROUND(RAND();1);0;[.D21])" office:value-type="float" office:value="0">
            <text:p>0</text:p>
          </table:table-cell>
          <table:table-cell table:style-name="ACE-1" table:formula="of:=COM.MICROSOFT.SWITCH([.$A$1];1;MROUND(RAND();1);0;[.E21])" office:value-type="float" office:value="0">
            <text:p>0</text:p>
          </table:table-cell>
          <table:table-cell table:style-name="ACE-1" table:formula="of:=COM.MICROSOFT.SWITCH([.$A$1];1;MROUND(RAND();1);0;[.F21])" office:value-type="float" office:value="0">
            <text:p>0</text:p>
          </table:table-cell>
          <table:table-cell table:style-name="ACE-1" table:formula="of:=COM.MICROSOFT.SWITCH([.$A$1];1;MROUND(RAND();1);0;[.G21])" office:value-type="float" office:value="0">
            <text:p>0</text:p>
          </table:table-cell>
          <table:table-cell table:style-name="ACE-1" table:formula="of:=COM.MICROSOFT.SWITCH([.$A$1];1;MROUND(RAND();1);0;[.H21])" office:value-type="float" office:value="0">
            <text:p>0</text:p>
          </table:table-cell>
          <table:table-cell table:style-name="ACE-1" table:formula="of:=COM.MICROSOFT.SWITCH([.$A$1];1;MROUND(RAND();1);0;[.I21])" office:value-type="float" office:value="0">
            <text:p>0</text:p>
          </table:table-cell>
          <table:table-cell table:style-name="ACE-1" table:formula="of:=COM.MICROSOFT.SWITCH([.$A$1];1;MROUND(RAND();1);0;[.J21])" office:value-type="float" office:value="0">
            <text:p>0</text:p>
          </table:table-cell>
          <table:table-cell table:style-name="ACE-1" table:formula="of:=COM.MICROSOFT.SWITCH([.$A$1];1;MROUND(RAND();1);0;[.K21])" office:value-type="float" office:value="0">
            <text:p>0</text:p>
          </table:table-cell>
          <table:table-cell table:style-name="ACE-1" table:formula="of:=COM.MICROSOFT.SWITCH([.$A$1];1;MROUND(RAND();1);0;[.L21])" office:value-type="float" office:value="0">
            <text:p>0</text:p>
          </table:table-cell>
          <table:table-cell table:style-name="ACE-1" table:formula="of:=COM.MICROSOFT.SWITCH([.$A$1];1;MROUND(RAND();1);0;[.M21])" office:value-type="float" office:value="0">
            <text:p>0</text:p>
          </table:table-cell>
          <table:table-cell table:style-name="ACE-1" table:formula="of:=COM.MICROSOFT.SWITCH([.$A$1];1;MROUND(RAND();1);0;[.N21])" office:value-type="float" office:value="0">
            <text:p>0</text:p>
          </table:table-cell>
          <table:table-cell table:style-name="ACE-1" table:formula="of:=COM.MICROSOFT.SWITCH([.$A$1];1;MROUND(RAND();1);0;[.O21])" office:value-type="float" office:value="0">
            <text:p>0</text:p>
          </table:table-cell>
          <table:table-cell table:style-name="ACE-1" table:formula="of:=COM.MICROSOFT.SWITCH([.$A$1];1;MROUND(RAND();1);0;[.P21])" office:value-type="float" office:value="0">
            <text:p>0</text:p>
          </table:table-cell>
          <table:table-cell table:style-name="ACE-1" table:formula="of:=COM.MICROSOFT.SWITCH([.$A$1];1;MROUND(RAND();1);0;[.Q21])" office:value-type="float" office:value="0">
            <text:p>0</text:p>
          </table:table-cell>
          <table:table-cell table:style-name="ACE-1" table:formula="of:=COM.MICROSOFT.SWITCH([.$A$1];1;MROUND(RAND();1);0;[.R21])" office:value-type="float" office:value="0">
            <text:p>0</text:p>
          </table:table-cell>
          <table:table-cell table:style-name="ACE-1" table:formula="of:=COM.MICROSOFT.SWITCH([.$A$1];1;MROUND(RAND();1);0;[.S21])" office:value-type="float" office:value="0">
            <text:p>0</text:p>
          </table:table-cell>
          <table:table-cell table:style-name="ACE-1" table:formula="of:=COM.MICROSOFT.SWITCH([.$A$1];1;MROUND(RAND();1);0;[.T21])" office:value-type="float" office:value="0">
            <text:p>0</text:p>
          </table:table-cell>
          <table:table-cell table:style-name="ACE-1" table:formula="of:=COM.MICROSOFT.SWITCH([.$A$1];1;MROUND(RAND();1);0;[.U21])" office:value-type="float" office:value="0">
            <text:p>0</text:p>
          </table:table-cell>
          <table:table-cell table:style-name="ACE-1" table:formula="of:=COM.MICROSOFT.SWITCH([.$A$1];1;MROUND(RAND();1);0;[.V21])" office:value-type="float" office:value="0">
            <text:p>0</text:p>
          </table:table-cell>
          <table:table-cell table:style-name="ACE-1" table:formula="of:=COM.MICROSOFT.SWITCH([.$A$1];1;MROUND(RAND();1);0;[.W21])" office:value-type="float" office:value="0">
            <text:p>0</text:p>
          </table:table-cell>
          <table:table-cell table:style-name="ACE-1" table:formula="of:=COM.MICROSOFT.SWITCH([.$A$1];1;MROUND(RAND();1);0;[.X21])" office:value-type="float" office:value="0">
            <text:p>0</text:p>
          </table:table-cell>
          <table:table-cell table:style-name="ACE-1" table:formula="of:=COM.MICROSOFT.SWITCH([.$A$1];1;MROUND(RAND();1);0;[.Y21])" office:value-type="float" office:value="0">
            <text:p>0</text:p>
          </table:table-cell>
          <table:table-cell table:style-name="ACE-1" table:formula="of:=COM.MICROSOFT.SWITCH([.$A$1];1;MROUND(RAND();1);0;[.Z21])" office:value-type="float" office:value="0">
            <text:p>0</text:p>
          </table:table-cell>
          <table:table-cell table:style-name="ACE-1" table:formula="of:=COM.MICROSOFT.SWITCH([.$A$1];1;MROUND(RAND();1);0;[.AA21])" office:value-type="float" office:value="0">
            <text:p>0</text:p>
          </table:table-cell>
          <table:table-cell table:style-name="ACE-1" table:formula="of:=COM.MICROSOFT.SWITCH([.$A$1];1;MROUND(RAND();1);0;[.AB21])" office:value-type="float" office:value="0">
            <text:p>0</text:p>
          </table:table-cell>
          <table:table-cell table:style-name="ACE-1" table:formula="of:=COM.MICROSOFT.SWITCH([.$A$1];1;MROUND(RAND();1);0;[.AC21])" office:value-type="float" office:value="0">
            <text:p>0</text:p>
          </table:table-cell>
          <table:table-cell table:style-name="ACE-1" table:formula="of:=COM.MICROSOFT.SWITCH([.$A$1];1;MROUND(RAND();1);0;[.AD21])" office:value-type="float" office:value="0">
            <text:p>0</text:p>
          </table:table-cell>
          <table:table-cell table:style-name="ACE-1" table:formula="of:=COM.MICROSOFT.SWITCH([.$A$1];1;MROUND(RAND();1);0;[.AE21])" office:value-type="float" office:value="0">
            <text:p>0</text:p>
          </table:table-cell>
          <table:table-cell table:style-name="ACE-1" table:formula="of:=COM.MICROSOFT.SWITCH([.$A$1];1;MROUND(RAND();1);0;[.AF21])" office:value-type="float" office:value="0">
            <text:p>0</text:p>
          </table:table-cell>
          <table:table-cell table:style-name="ACE-1" table:formula="of:=COM.MICROSOFT.SWITCH([.$A$1];1;MROUND(RAND();1);0;[.AG21])" office:value-type="float" office:value="0">
            <text:p>0</text:p>
          </table:table-cell>
          <table:table-cell table:style-name="ACE-1" table:formula="of:=COM.MICROSOFT.SWITCH([.$A$1];1;MROUND(RAND();1);0;[.AH21])" office:value-type="float" office:value="0">
            <text:p>0</text:p>
          </table:table-cell>
          <table:table-cell table:style-name="ACE-1" table:formula="of:=COM.MICROSOFT.SWITCH([.$A$1];1;MROUND(RAND();1);0;[.AI21])" office:value-type="float" office:value="0">
            <text:p>0</text:p>
          </table:table-cell>
          <table:table-cell table:style-name="ACE-1" table:formula="of:=COM.MICROSOFT.SWITCH([.$A$1];1;MROUND(RAND();1);0;[.AJ21])" office:value-type="float" office:value="0">
            <text:p>0</text:p>
          </table:table-cell>
          <table:table-cell table:style-name="ACE-1" table:formula="of:=COM.MICROSOFT.SWITCH([.$A$1];1;MROUND(RAND();1);0;[.AK21])" office:value-type="float" office:value="0">
            <text:p>0</text:p>
          </table:table-cell>
          <table:table-cell table:style-name="ACE-1" table:formula="of:=COM.MICROSOFT.SWITCH([.$A$1];1;MROUND(RAND();1);0;[.AL21])" office:value-type="float" office:value="0">
            <text:p>0</text:p>
          </table:table-cell>
          <table:table-cell table:style-name="ACE-1" table:formula="of:=COM.MICROSOFT.SWITCH([.$A$1];1;MROUND(RAND();1);0;[.AM21])" office:value-type="float" office:value="0">
            <text:p>0</text:p>
          </table:table-cell>
          <table:table-cell table:style-name="ACE-1" table:formula="of:=COM.MICROSOFT.SWITCH([.$A$1];1;MROUND(RAND();1);0;[.AN21])" office:value-type="float" office:value="0">
            <text:p>0</text:p>
          </table:table-cell>
          <table:table-cell table:style-name="ACE-1" table:formula="of:=COM.MICROSOFT.SWITCH([.$A$1];1;MROUND(RAND();1);0;[.AO21])" office:value-type="float" office:value="0">
            <text:p>0</text:p>
          </table:table-cell>
          <table:table-cell table:style-name="ACE-1" table:formula="of:=COM.MICROSOFT.SWITCH([.$A$1];1;MROUND(RAND();1);0;[.AP21])" office:value-type="float" office:value="0">
            <text:p>0</text:p>
          </table:table-cell>
          <table:table-cell table:style-name="ACE-1" table:formula="of:=COM.MICROSOFT.SWITCH([.$A$1];1;MROUND(RAND();1);0;[.AQ21])" office:value-type="float" office:value="0">
            <text:p>0</text:p>
          </table:table-cell>
          <table:table-cell table:style-name="ACE-1" table:formula="of:=COM.MICROSOFT.SWITCH([.$A$1];1;MROUND(RAND();1);0;[.AR21])" office:value-type="float" office:value="1">
            <text:p>1</text:p>
          </table:table-cell>
          <table:table-cell table:style-name="ACE-1" table:formula="of:=COM.MICROSOFT.SWITCH([.$A$1];1;MROUND(RAND();1);0;[.AS21])" office:value-type="float" office:value="0">
            <text:p>0</text:p>
          </table:table-cell>
          <table:table-cell table:style-name="ACE-1" table:formula="of:=COM.MICROSOFT.SWITCH([.$A$1];1;MROUND(RAND();1);0;[.AT21])" office:value-type="float" office:value="0">
            <text:p>0</text:p>
          </table:table-cell>
          <table:table-cell table:style-name="ACE-1" table:formula="of:=COM.MICROSOFT.SWITCH([.$A$1];1;MROUND(RAND();1);0;[.AU21])" office:value-type="float" office:value="0">
            <text:p>0</text:p>
          </table:table-cell>
          <table:table-cell table:style-name="ACE-1" table:formula="of:=COM.MICROSOFT.SWITCH([.$A$1];1;MROUND(RAND();1);0;[.AV21])" office:value-type="float" office:value="0">
            <text:p>0</text:p>
          </table:table-cell>
          <table:table-cell table:style-name="ACE-1" table:formula="of:=COM.MICROSOFT.SWITCH([.$A$1];1;MROUND(RAND();1);0;[.AW21])" office:value-type="float" office:value="0">
            <text:p>0</text:p>
          </table:table-cell>
          <table:table-cell table:style-name="ACE-1" table:formula="of:=COM.MICROSOFT.SWITCH([.$A$1];1;MROUND(RAND();1);0;[.AX21])" office:value-type="float" office:value="0">
            <text:p>0</text:p>
          </table:table-cell>
          <table:table-cell table:style-name="ACE-1" table:formula="of:=COM.MICROSOFT.SWITCH([.$A$1];1;MROUND(RAND();1);0;[.AY21])" office:value-type="float" office:value="0">
            <text:p>0</text:p>
          </table:table-cell>
          <table:table-cell table:style-name="ACE-1" table:formula="of:=COM.MICROSOFT.SWITCH([.$A$1];1;MROUND(RAND();1);0;[.AZ21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2])" office:value-type="float" office:value="0">
            <text:p>0</text:p>
          </table:table-cell>
          <table:table-cell table:style-name="ACE-1" table:formula="of:=COM.MICROSOFT.SWITCH([.$A$1];1;MROUND(RAND();1);0;[.D22])" office:value-type="float" office:value="0">
            <text:p>0</text:p>
          </table:table-cell>
          <table:table-cell table:style-name="ACE-1" table:formula="of:=COM.MICROSOFT.SWITCH([.$A$1];1;MROUND(RAND();1);0;[.E22])" office:value-type="float" office:value="0">
            <text:p>0</text:p>
          </table:table-cell>
          <table:table-cell table:style-name="ACE-1" table:formula="of:=COM.MICROSOFT.SWITCH([.$A$1];1;MROUND(RAND();1);0;[.F22])" office:value-type="float" office:value="0">
            <text:p>0</text:p>
          </table:table-cell>
          <table:table-cell table:style-name="ACE-1" table:formula="of:=COM.MICROSOFT.SWITCH([.$A$1];1;MROUND(RAND();1);0;[.G22])" office:value-type="float" office:value="0">
            <text:p>0</text:p>
          </table:table-cell>
          <table:table-cell table:style-name="ACE-1" table:formula="of:=COM.MICROSOFT.SWITCH([.$A$1];1;MROUND(RAND();1);0;[.H22])" office:value-type="float" office:value="0">
            <text:p>0</text:p>
          </table:table-cell>
          <table:table-cell table:style-name="ACE-1" table:formula="of:=COM.MICROSOFT.SWITCH([.$A$1];1;MROUND(RAND();1);0;[.I22])" office:value-type="float" office:value="0">
            <text:p>0</text:p>
          </table:table-cell>
          <table:table-cell table:style-name="ACE-1" table:formula="of:=COM.MICROSOFT.SWITCH([.$A$1];1;MROUND(RAND();1);0;[.J22])" office:value-type="float" office:value="0">
            <text:p>0</text:p>
          </table:table-cell>
          <table:table-cell table:style-name="ACE-1" table:formula="of:=COM.MICROSOFT.SWITCH([.$A$1];1;MROUND(RAND();1);0;[.K22])" office:value-type="float" office:value="0">
            <text:p>0</text:p>
          </table:table-cell>
          <table:table-cell table:style-name="ACE-1" table:formula="of:=COM.MICROSOFT.SWITCH([.$A$1];1;MROUND(RAND();1);0;[.L22])" office:value-type="float" office:value="0">
            <text:p>0</text:p>
          </table:table-cell>
          <table:table-cell table:style-name="ACE-1" table:formula="of:=COM.MICROSOFT.SWITCH([.$A$1];1;MROUND(RAND();1);0;[.M22])" office:value-type="float" office:value="0">
            <text:p>0</text:p>
          </table:table-cell>
          <table:table-cell table:style-name="ACE-1" table:formula="of:=COM.MICROSOFT.SWITCH([.$A$1];1;MROUND(RAND();1);0;[.N22])" office:value-type="float" office:value="0">
            <text:p>0</text:p>
          </table:table-cell>
          <table:table-cell table:style-name="ACE-1" table:formula="of:=COM.MICROSOFT.SWITCH([.$A$1];1;MROUND(RAND();1);0;[.O22])" office:value-type="float" office:value="0">
            <text:p>0</text:p>
          </table:table-cell>
          <table:table-cell table:style-name="ACE-1" table:formula="of:=COM.MICROSOFT.SWITCH([.$A$1];1;MROUND(RAND();1);0;[.P22])" office:value-type="float" office:value="0">
            <text:p>0</text:p>
          </table:table-cell>
          <table:table-cell table:style-name="ACE-1" table:formula="of:=COM.MICROSOFT.SWITCH([.$A$1];1;MROUND(RAND();1);0;[.Q22])" office:value-type="float" office:value="0">
            <text:p>0</text:p>
          </table:table-cell>
          <table:table-cell table:style-name="ACE-1" table:formula="of:=COM.MICROSOFT.SWITCH([.$A$1];1;MROUND(RAND();1);0;[.R22])" office:value-type="float" office:value="0">
            <text:p>0</text:p>
          </table:table-cell>
          <table:table-cell table:style-name="ACE-1" table:formula="of:=COM.MICROSOFT.SWITCH([.$A$1];1;MROUND(RAND();1);0;[.S22])" office:value-type="float" office:value="0">
            <text:p>0</text:p>
          </table:table-cell>
          <table:table-cell table:style-name="ACE-1" table:formula="of:=COM.MICROSOFT.SWITCH([.$A$1];1;MROUND(RAND();1);0;[.T22])" office:value-type="float" office:value="0">
            <text:p>0</text:p>
          </table:table-cell>
          <table:table-cell table:style-name="ACE-1" table:formula="of:=COM.MICROSOFT.SWITCH([.$A$1];1;MROUND(RAND();1);0;[.U22])" office:value-type="float" office:value="0">
            <text:p>0</text:p>
          </table:table-cell>
          <table:table-cell table:style-name="ACE-1" table:formula="of:=COM.MICROSOFT.SWITCH([.$A$1];1;MROUND(RAND();1);0;[.V22])" office:value-type="float" office:value="0">
            <text:p>0</text:p>
          </table:table-cell>
          <table:table-cell table:style-name="ACE-1" table:formula="of:=COM.MICROSOFT.SWITCH([.$A$1];1;MROUND(RAND();1);0;[.W22])" office:value-type="float" office:value="0">
            <text:p>0</text:p>
          </table:table-cell>
          <table:table-cell table:style-name="ACE-1" table:formula="of:=COM.MICROSOFT.SWITCH([.$A$1];1;MROUND(RAND();1);0;[.X22])" office:value-type="float" office:value="0">
            <text:p>0</text:p>
          </table:table-cell>
          <table:table-cell table:style-name="ACE-1" table:formula="of:=COM.MICROSOFT.SWITCH([.$A$1];1;MROUND(RAND();1);0;[.Y22])" office:value-type="float" office:value="0">
            <text:p>0</text:p>
          </table:table-cell>
          <table:table-cell table:style-name="ACE-1" table:formula="of:=COM.MICROSOFT.SWITCH([.$A$1];1;MROUND(RAND();1);0;[.Z22])" office:value-type="float" office:value="0">
            <text:p>0</text:p>
          </table:table-cell>
          <table:table-cell table:style-name="ACE-1" table:formula="of:=COM.MICROSOFT.SWITCH([.$A$1];1;MROUND(RAND();1);0;[.AA22])" office:value-type="float" office:value="0">
            <text:p>0</text:p>
          </table:table-cell>
          <table:table-cell table:style-name="ACE-1" table:formula="of:=COM.MICROSOFT.SWITCH([.$A$1];1;MROUND(RAND();1);0;[.AB22])" office:value-type="float" office:value="0">
            <text:p>0</text:p>
          </table:table-cell>
          <table:table-cell table:style-name="ACE-1" table:formula="of:=COM.MICROSOFT.SWITCH([.$A$1];1;MROUND(RAND();1);0;[.AC22])" office:value-type="float" office:value="0">
            <text:p>0</text:p>
          </table:table-cell>
          <table:table-cell table:style-name="ACE-1" table:formula="of:=COM.MICROSOFT.SWITCH([.$A$1];1;MROUND(RAND();1);0;[.AD22])" office:value-type="float" office:value="0">
            <text:p>0</text:p>
          </table:table-cell>
          <table:table-cell table:style-name="ACE-1" table:formula="of:=COM.MICROSOFT.SWITCH([.$A$1];1;MROUND(RAND();1);0;[.AE22])" office:value-type="float" office:value="0">
            <text:p>0</text:p>
          </table:table-cell>
          <table:table-cell table:style-name="ACE-1" table:formula="of:=COM.MICROSOFT.SWITCH([.$A$1];1;MROUND(RAND();1);0;[.AF22])" office:value-type="float" office:value="0">
            <text:p>0</text:p>
          </table:table-cell>
          <table:table-cell table:style-name="ACE-1" table:formula="of:=COM.MICROSOFT.SWITCH([.$A$1];1;MROUND(RAND();1);0;[.AG22])" office:value-type="float" office:value="0">
            <text:p>0</text:p>
          </table:table-cell>
          <table:table-cell table:style-name="ACE-1" table:formula="of:=COM.MICROSOFT.SWITCH([.$A$1];1;MROUND(RAND();1);0;[.AH22])" office:value-type="float" office:value="0">
            <text:p>0</text:p>
          </table:table-cell>
          <table:table-cell table:style-name="ACE-1" table:formula="of:=COM.MICROSOFT.SWITCH([.$A$1];1;MROUND(RAND();1);0;[.AI22])" office:value-type="float" office:value="0">
            <text:p>0</text:p>
          </table:table-cell>
          <table:table-cell table:style-name="ACE-1" table:formula="of:=COM.MICROSOFT.SWITCH([.$A$1];1;MROUND(RAND();1);0;[.AJ22])" office:value-type="float" office:value="0">
            <text:p>0</text:p>
          </table:table-cell>
          <table:table-cell table:style-name="ACE-1" table:formula="of:=COM.MICROSOFT.SWITCH([.$A$1];1;MROUND(RAND();1);0;[.AK22])" office:value-type="float" office:value="0">
            <text:p>0</text:p>
          </table:table-cell>
          <table:table-cell table:style-name="ACE-1" table:formula="of:=COM.MICROSOFT.SWITCH([.$A$1];1;MROUND(RAND();1);0;[.AL22])" office:value-type="float" office:value="0">
            <text:p>0</text:p>
          </table:table-cell>
          <table:table-cell table:style-name="ACE-1" table:formula="of:=COM.MICROSOFT.SWITCH([.$A$1];1;MROUND(RAND();1);0;[.AM22])" office:value-type="float" office:value="0">
            <text:p>0</text:p>
          </table:table-cell>
          <table:table-cell table:style-name="ACE-1" table:formula="of:=COM.MICROSOFT.SWITCH([.$A$1];1;MROUND(RAND();1);0;[.AN22])" office:value-type="float" office:value="0">
            <text:p>0</text:p>
          </table:table-cell>
          <table:table-cell table:style-name="ACE-1" table:formula="of:=COM.MICROSOFT.SWITCH([.$A$1];1;MROUND(RAND();1);0;[.AO22])" office:value-type="float" office:value="0">
            <text:p>0</text:p>
          </table:table-cell>
          <table:table-cell table:style-name="ACE-1" table:formula="of:=COM.MICROSOFT.SWITCH([.$A$1];1;MROUND(RAND();1);0;[.AP22])" office:value-type="float" office:value="0">
            <text:p>0</text:p>
          </table:table-cell>
          <table:table-cell table:style-name="ACE-1" table:formula="of:=COM.MICROSOFT.SWITCH([.$A$1];1;MROUND(RAND();1);0;[.AQ22])" office:value-type="float" office:value="0">
            <text:p>0</text:p>
          </table:table-cell>
          <table:table-cell table:style-name="ACE-1" table:formula="of:=COM.MICROSOFT.SWITCH([.$A$1];1;MROUND(RAND();1);0;[.AR22])" office:value-type="float" office:value="0">
            <text:p>0</text:p>
          </table:table-cell>
          <table:table-cell table:style-name="ACE-1" table:formula="of:=COM.MICROSOFT.SWITCH([.$A$1];1;MROUND(RAND();1);0;[.AS22])" office:value-type="float" office:value="0">
            <text:p>0</text:p>
          </table:table-cell>
          <table:table-cell table:style-name="ACE-1" table:formula="of:=COM.MICROSOFT.SWITCH([.$A$1];1;MROUND(RAND();1);0;[.AT22])" office:value-type="float" office:value="0">
            <text:p>0</text:p>
          </table:table-cell>
          <table:table-cell table:style-name="ACE-1" table:formula="of:=COM.MICROSOFT.SWITCH([.$A$1];1;MROUND(RAND();1);0;[.AU22])" office:value-type="float" office:value="0">
            <text:p>0</text:p>
          </table:table-cell>
          <table:table-cell table:style-name="ACE-1" table:formula="of:=COM.MICROSOFT.SWITCH([.$A$1];1;MROUND(RAND();1);0;[.AV22])" office:value-type="float" office:value="0">
            <text:p>0</text:p>
          </table:table-cell>
          <table:table-cell table:style-name="ACE-1" table:formula="of:=COM.MICROSOFT.SWITCH([.$A$1];1;MROUND(RAND();1);0;[.AW22])" office:value-type="float" office:value="0">
            <text:p>0</text:p>
          </table:table-cell>
          <table:table-cell table:style-name="ACE-1" table:formula="of:=COM.MICROSOFT.SWITCH([.$A$1];1;MROUND(RAND();1);0;[.AX22])" office:value-type="float" office:value="0">
            <text:p>0</text:p>
          </table:table-cell>
          <table:table-cell table:style-name="ACE-1" table:formula="of:=COM.MICROSOFT.SWITCH([.$A$1];1;MROUND(RAND();1);0;[.AY22])" office:value-type="float" office:value="0">
            <text:p>0</text:p>
          </table:table-cell>
          <table:table-cell table:style-name="ACE-1" table:formula="of:=COM.MICROSOFT.SWITCH([.$A$1];1;MROUND(RAND();1);0;[.AZ22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3])" office:value-type="float" office:value="0">
            <text:p>0</text:p>
          </table:table-cell>
          <table:table-cell table:style-name="ACE-1" table:formula="of:=COM.MICROSOFT.SWITCH([.$A$1];1;MROUND(RAND();1);0;[.D23])" office:value-type="float" office:value="0">
            <text:p>0</text:p>
          </table:table-cell>
          <table:table-cell table:style-name="ACE-1" table:formula="of:=COM.MICROSOFT.SWITCH([.$A$1];1;MROUND(RAND();1);0;[.E23])" office:value-type="float" office:value="0">
            <text:p>0</text:p>
          </table:table-cell>
          <table:table-cell table:style-name="ACE-1" table:formula="of:=COM.MICROSOFT.SWITCH([.$A$1];1;MROUND(RAND();1);0;[.F23])" office:value-type="float" office:value="0">
            <text:p>0</text:p>
          </table:table-cell>
          <table:table-cell table:style-name="ACE-1" table:formula="of:=COM.MICROSOFT.SWITCH([.$A$1];1;MROUND(RAND();1);0;[.G23])" office:value-type="float" office:value="0">
            <text:p>0</text:p>
          </table:table-cell>
          <table:table-cell table:style-name="ACE-1" table:formula="of:=COM.MICROSOFT.SWITCH([.$A$1];1;MROUND(RAND();1);0;[.H23])" office:value-type="float" office:value="0">
            <text:p>0</text:p>
          </table:table-cell>
          <table:table-cell table:style-name="ACE-1" table:formula="of:=COM.MICROSOFT.SWITCH([.$A$1];1;MROUND(RAND();1);0;[.I23])" office:value-type="float" office:value="0">
            <text:p>0</text:p>
          </table:table-cell>
          <table:table-cell table:style-name="ACE-1" table:formula="of:=COM.MICROSOFT.SWITCH([.$A$1];1;MROUND(RAND();1);0;[.J23])" office:value-type="float" office:value="0">
            <text:p>0</text:p>
          </table:table-cell>
          <table:table-cell table:style-name="ACE-1" table:formula="of:=COM.MICROSOFT.SWITCH([.$A$1];1;MROUND(RAND();1);0;[.K23])" office:value-type="float" office:value="0">
            <text:p>0</text:p>
          </table:table-cell>
          <table:table-cell table:style-name="ACE-1" table:formula="of:=COM.MICROSOFT.SWITCH([.$A$1];1;MROUND(RAND();1);0;[.L23])" office:value-type="float" office:value="0">
            <text:p>0</text:p>
          </table:table-cell>
          <table:table-cell table:style-name="ACE-1" table:formula="of:=COM.MICROSOFT.SWITCH([.$A$1];1;MROUND(RAND();1);0;[.M23])" office:value-type="float" office:value="0">
            <text:p>0</text:p>
          </table:table-cell>
          <table:table-cell table:style-name="ACE-1" table:formula="of:=COM.MICROSOFT.SWITCH([.$A$1];1;MROUND(RAND();1);0;[.N23])" office:value-type="float" office:value="0">
            <text:p>0</text:p>
          </table:table-cell>
          <table:table-cell table:style-name="ACE-1" table:formula="of:=COM.MICROSOFT.SWITCH([.$A$1];1;MROUND(RAND();1);0;[.O23])" office:value-type="float" office:value="0">
            <text:p>0</text:p>
          </table:table-cell>
          <table:table-cell table:style-name="ACE-1" table:formula="of:=COM.MICROSOFT.SWITCH([.$A$1];1;MROUND(RAND();1);0;[.P23])" office:value-type="float" office:value="0">
            <text:p>0</text:p>
          </table:table-cell>
          <table:table-cell table:style-name="ACE-1" table:formula="of:=COM.MICROSOFT.SWITCH([.$A$1];1;MROUND(RAND();1);0;[.Q23])" office:value-type="float" office:value="0">
            <text:p>0</text:p>
          </table:table-cell>
          <table:table-cell table:style-name="ACE-1" table:formula="of:=COM.MICROSOFT.SWITCH([.$A$1];1;MROUND(RAND();1);0;[.R23])" office:value-type="float" office:value="0">
            <text:p>0</text:p>
          </table:table-cell>
          <table:table-cell table:style-name="ACE-1" table:formula="of:=COM.MICROSOFT.SWITCH([.$A$1];1;MROUND(RAND();1);0;[.S23])" office:value-type="float" office:value="0">
            <text:p>0</text:p>
          </table:table-cell>
          <table:table-cell table:style-name="ACE-1" table:formula="of:=COM.MICROSOFT.SWITCH([.$A$1];1;MROUND(RAND();1);0;[.T23])" office:value-type="float" office:value="0">
            <text:p>0</text:p>
          </table:table-cell>
          <table:table-cell table:style-name="ACE-1" table:formula="of:=COM.MICROSOFT.SWITCH([.$A$1];1;MROUND(RAND();1);0;[.U23])" office:value-type="float" office:value="0">
            <text:p>0</text:p>
          </table:table-cell>
          <table:table-cell table:style-name="ACE-1" table:formula="of:=COM.MICROSOFT.SWITCH([.$A$1];1;MROUND(RAND();1);0;[.V23])" office:value-type="float" office:value="0">
            <text:p>0</text:p>
          </table:table-cell>
          <table:table-cell table:style-name="ACE-1" table:formula="of:=COM.MICROSOFT.SWITCH([.$A$1];1;MROUND(RAND();1);0;[.W23])" office:value-type="float" office:value="0">
            <text:p>0</text:p>
          </table:table-cell>
          <table:table-cell table:style-name="ACE-1" table:formula="of:=COM.MICROSOFT.SWITCH([.$A$1];1;MROUND(RAND();1);0;[.X23])" office:value-type="float" office:value="0">
            <text:p>0</text:p>
          </table:table-cell>
          <table:table-cell table:style-name="ACE-1" table:formula="of:=COM.MICROSOFT.SWITCH([.$A$1];1;MROUND(RAND();1);0;[.Y23])" office:value-type="float" office:value="0">
            <text:p>0</text:p>
          </table:table-cell>
          <table:table-cell table:style-name="ACE-1" table:formula="of:=COM.MICROSOFT.SWITCH([.$A$1];1;MROUND(RAND();1);0;[.Z23])" office:value-type="float" office:value="0">
            <text:p>0</text:p>
          </table:table-cell>
          <table:table-cell table:style-name="ACE-1" table:formula="of:=COM.MICROSOFT.SWITCH([.$A$1];1;MROUND(RAND();1);0;[.AA23])" office:value-type="float" office:value="0">
            <text:p>0</text:p>
          </table:table-cell>
          <table:table-cell table:style-name="ACE-1" table:formula="of:=COM.MICROSOFT.SWITCH([.$A$1];1;MROUND(RAND();1);0;[.AB23])" office:value-type="float" office:value="0">
            <text:p>0</text:p>
          </table:table-cell>
          <table:table-cell table:style-name="ACE-1" table:formula="of:=COM.MICROSOFT.SWITCH([.$A$1];1;MROUND(RAND();1);0;[.AC23])" office:value-type="float" office:value="0">
            <text:p>0</text:p>
          </table:table-cell>
          <table:table-cell table:style-name="ACE-1" table:formula="of:=COM.MICROSOFT.SWITCH([.$A$1];1;MROUND(RAND();1);0;[.AD23])" office:value-type="float" office:value="0">
            <text:p>0</text:p>
          </table:table-cell>
          <table:table-cell table:style-name="ACE-1" table:formula="of:=COM.MICROSOFT.SWITCH([.$A$1];1;MROUND(RAND();1);0;[.AE23])" office:value-type="float" office:value="0">
            <text:p>0</text:p>
          </table:table-cell>
          <table:table-cell table:style-name="ACE-1" table:formula="of:=COM.MICROSOFT.SWITCH([.$A$1];1;MROUND(RAND();1);0;[.AF23])" office:value-type="float" office:value="0">
            <text:p>0</text:p>
          </table:table-cell>
          <table:table-cell table:style-name="ACE-1" table:formula="of:=COM.MICROSOFT.SWITCH([.$A$1];1;MROUND(RAND();1);0;[.AG23])" office:value-type="float" office:value="0">
            <text:p>0</text:p>
          </table:table-cell>
          <table:table-cell table:style-name="ACE-1" table:formula="of:=COM.MICROSOFT.SWITCH([.$A$1];1;MROUND(RAND();1);0;[.AH23])" office:value-type="float" office:value="0">
            <text:p>0</text:p>
          </table:table-cell>
          <table:table-cell table:style-name="ACE-1" table:formula="of:=COM.MICROSOFT.SWITCH([.$A$1];1;MROUND(RAND();1);0;[.AI23])" office:value-type="float" office:value="0">
            <text:p>0</text:p>
          </table:table-cell>
          <table:table-cell table:style-name="ACE-1" table:formula="of:=COM.MICROSOFT.SWITCH([.$A$1];1;MROUND(RAND();1);0;[.AJ23])" office:value-type="float" office:value="0">
            <text:p>0</text:p>
          </table:table-cell>
          <table:table-cell table:style-name="ACE-1" table:formula="of:=COM.MICROSOFT.SWITCH([.$A$1];1;MROUND(RAND();1);0;[.AK23])" office:value-type="float" office:value="0">
            <text:p>0</text:p>
          </table:table-cell>
          <table:table-cell table:style-name="ACE-1" table:formula="of:=COM.MICROSOFT.SWITCH([.$A$1];1;MROUND(RAND();1);0;[.AL23])" office:value-type="float" office:value="0">
            <text:p>0</text:p>
          </table:table-cell>
          <table:table-cell table:style-name="ACE-1" table:formula="of:=COM.MICROSOFT.SWITCH([.$A$1];1;MROUND(RAND();1);0;[.AM23])" office:value-type="float" office:value="0">
            <text:p>0</text:p>
          </table:table-cell>
          <table:table-cell table:style-name="ACE-1" table:formula="of:=COM.MICROSOFT.SWITCH([.$A$1];1;MROUND(RAND();1);0;[.AN23])" office:value-type="float" office:value="0">
            <text:p>0</text:p>
          </table:table-cell>
          <table:table-cell table:style-name="ACE-1" table:formula="of:=COM.MICROSOFT.SWITCH([.$A$1];1;MROUND(RAND();1);0;[.AO23])" office:value-type="float" office:value="0">
            <text:p>0</text:p>
          </table:table-cell>
          <table:table-cell table:style-name="ACE-1" table:formula="of:=COM.MICROSOFT.SWITCH([.$A$1];1;MROUND(RAND();1);0;[.AP23])" office:value-type="float" office:value="0">
            <text:p>0</text:p>
          </table:table-cell>
          <table:table-cell table:style-name="ACE-1" table:formula="of:=COM.MICROSOFT.SWITCH([.$A$1];1;MROUND(RAND();1);0;[.AQ23])" office:value-type="float" office:value="0">
            <text:p>0</text:p>
          </table:table-cell>
          <table:table-cell table:style-name="ACE-1" table:formula="of:=COM.MICROSOFT.SWITCH([.$A$1];1;MROUND(RAND();1);0;[.AR23])" office:value-type="float" office:value="0">
            <text:p>0</text:p>
          </table:table-cell>
          <table:table-cell table:style-name="ACE-1" table:formula="of:=COM.MICROSOFT.SWITCH([.$A$1];1;MROUND(RAND();1);0;[.AS23])" office:value-type="float" office:value="0">
            <text:p>0</text:p>
          </table:table-cell>
          <table:table-cell table:style-name="ACE-1" table:formula="of:=COM.MICROSOFT.SWITCH([.$A$1];1;MROUND(RAND();1);0;[.AT23])" office:value-type="float" office:value="0">
            <text:p>0</text:p>
          </table:table-cell>
          <table:table-cell table:style-name="ACE-1" table:formula="of:=COM.MICROSOFT.SWITCH([.$A$1];1;MROUND(RAND();1);0;[.AU23])" office:value-type="float" office:value="0">
            <text:p>0</text:p>
          </table:table-cell>
          <table:table-cell table:style-name="ACE-1" table:formula="of:=COM.MICROSOFT.SWITCH([.$A$1];1;MROUND(RAND();1);0;[.AV23])" office:value-type="float" office:value="0">
            <text:p>0</text:p>
          </table:table-cell>
          <table:table-cell table:style-name="ACE-1" table:formula="of:=COM.MICROSOFT.SWITCH([.$A$1];1;MROUND(RAND();1);0;[.AW23])" office:value-type="float" office:value="0">
            <text:p>0</text:p>
          </table:table-cell>
          <table:table-cell table:style-name="ACE-1" table:formula="of:=COM.MICROSOFT.SWITCH([.$A$1];1;MROUND(RAND();1);0;[.AX23])" office:value-type="float" office:value="0">
            <text:p>0</text:p>
          </table:table-cell>
          <table:table-cell table:style-name="ACE-1" table:formula="of:=COM.MICROSOFT.SWITCH([.$A$1];1;MROUND(RAND();1);0;[.AY23])" office:value-type="float" office:value="0">
            <text:p>0</text:p>
          </table:table-cell>
          <table:table-cell table:style-name="ACE-1" table:formula="of:=COM.MICROSOFT.SWITCH([.$A$1];1;MROUND(RAND();1);0;[.AZ23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4])" office:value-type="float" office:value="0">
            <text:p>0</text:p>
          </table:table-cell>
          <table:table-cell table:style-name="ACE-1" table:formula="of:=COM.MICROSOFT.SWITCH([.$A$1];1;MROUND(RAND();1);0;[.D24])" office:value-type="float" office:value="0">
            <text:p>0</text:p>
          </table:table-cell>
          <table:table-cell table:style-name="ACE-1" table:formula="of:=COM.MICROSOFT.SWITCH([.$A$1];1;MROUND(RAND();1);0;[.E24])" office:value-type="float" office:value="0">
            <text:p>0</text:p>
          </table:table-cell>
          <table:table-cell table:style-name="ACE-1" table:formula="of:=COM.MICROSOFT.SWITCH([.$A$1];1;MROUND(RAND();1);0;[.F24])" office:value-type="float" office:value="0">
            <text:p>0</text:p>
          </table:table-cell>
          <table:table-cell table:style-name="ACE-1" table:formula="of:=COM.MICROSOFT.SWITCH([.$A$1];1;MROUND(RAND();1);0;[.G24])" office:value-type="float" office:value="0">
            <text:p>0</text:p>
          </table:table-cell>
          <table:table-cell table:style-name="ACE-1" table:formula="of:=COM.MICROSOFT.SWITCH([.$A$1];1;MROUND(RAND();1);0;[.H24])" office:value-type="float" office:value="0">
            <text:p>0</text:p>
          </table:table-cell>
          <table:table-cell table:style-name="ACE-1" table:formula="of:=COM.MICROSOFT.SWITCH([.$A$1];1;MROUND(RAND();1);0;[.I24])" office:value-type="float" office:value="0">
            <text:p>0</text:p>
          </table:table-cell>
          <table:table-cell table:style-name="ACE-1" table:formula="of:=COM.MICROSOFT.SWITCH([.$A$1];1;MROUND(RAND();1);0;[.J24])" office:value-type="float" office:value="0">
            <text:p>0</text:p>
          </table:table-cell>
          <table:table-cell table:style-name="ACE-1" table:formula="of:=COM.MICROSOFT.SWITCH([.$A$1];1;MROUND(RAND();1);0;[.K24])" office:value-type="float" office:value="0">
            <text:p>0</text:p>
          </table:table-cell>
          <table:table-cell table:style-name="ACE-1" table:formula="of:=COM.MICROSOFT.SWITCH([.$A$1];1;MROUND(RAND();1);0;[.L24])" office:value-type="float" office:value="0">
            <text:p>0</text:p>
          </table:table-cell>
          <table:table-cell table:style-name="ACE-1" table:formula="of:=COM.MICROSOFT.SWITCH([.$A$1];1;MROUND(RAND();1);0;[.M24])" office:value-type="float" office:value="0">
            <text:p>0</text:p>
          </table:table-cell>
          <table:table-cell table:style-name="ACE-1" table:formula="of:=COM.MICROSOFT.SWITCH([.$A$1];1;MROUND(RAND();1);0;[.N24])" office:value-type="float" office:value="0">
            <text:p>0</text:p>
          </table:table-cell>
          <table:table-cell table:style-name="ACE-1" table:formula="of:=COM.MICROSOFT.SWITCH([.$A$1];1;MROUND(RAND();1);0;[.O24])" office:value-type="float" office:value="0">
            <text:p>0</text:p>
          </table:table-cell>
          <table:table-cell table:style-name="ACE-1" table:formula="of:=COM.MICROSOFT.SWITCH([.$A$1];1;MROUND(RAND();1);0;[.P24])" office:value-type="float" office:value="0">
            <text:p>0</text:p>
          </table:table-cell>
          <table:table-cell table:style-name="ACE-1" table:formula="of:=COM.MICROSOFT.SWITCH([.$A$1];1;MROUND(RAND();1);0;[.Q24])" office:value-type="float" office:value="0">
            <text:p>0</text:p>
          </table:table-cell>
          <table:table-cell table:style-name="ACE-1" table:formula="of:=COM.MICROSOFT.SWITCH([.$A$1];1;MROUND(RAND();1);0;[.R24])" office:value-type="float" office:value="0">
            <text:p>0</text:p>
          </table:table-cell>
          <table:table-cell table:style-name="ACE-1" table:formula="of:=COM.MICROSOFT.SWITCH([.$A$1];1;MROUND(RAND();1);0;[.S24])" office:value-type="float" office:value="0">
            <text:p>0</text:p>
          </table:table-cell>
          <table:table-cell table:style-name="ACE-1" table:formula="of:=COM.MICROSOFT.SWITCH([.$A$1];1;MROUND(RAND();1);0;[.T24])" office:value-type="float" office:value="0">
            <text:p>0</text:p>
          </table:table-cell>
          <table:table-cell table:style-name="ACE-1" table:formula="of:=COM.MICROSOFT.SWITCH([.$A$1];1;MROUND(RAND();1);0;[.U24])" office:value-type="float" office:value="0">
            <text:p>0</text:p>
          </table:table-cell>
          <table:table-cell table:style-name="ACE-1" table:formula="of:=COM.MICROSOFT.SWITCH([.$A$1];1;MROUND(RAND();1);0;[.V24])" office:value-type="float" office:value="0">
            <text:p>0</text:p>
          </table:table-cell>
          <table:table-cell table:style-name="ACE-1" table:formula="of:=COM.MICROSOFT.SWITCH([.$A$1];1;MROUND(RAND();1);0;[.W24])" office:value-type="float" office:value="0">
            <text:p>0</text:p>
          </table:table-cell>
          <table:table-cell table:style-name="ACE-1" table:formula="of:=COM.MICROSOFT.SWITCH([.$A$1];1;MROUND(RAND();1);0;[.X24])" office:value-type="float" office:value="0">
            <text:p>0</text:p>
          </table:table-cell>
          <table:table-cell table:style-name="ACE-1" table:formula="of:=COM.MICROSOFT.SWITCH([.$A$1];1;MROUND(RAND();1);0;[.Y24])" office:value-type="float" office:value="0">
            <text:p>0</text:p>
          </table:table-cell>
          <table:table-cell table:style-name="ACE-1" table:formula="of:=COM.MICROSOFT.SWITCH([.$A$1];1;MROUND(RAND();1);0;[.Z24])" office:value-type="float" office:value="0">
            <text:p>0</text:p>
          </table:table-cell>
          <table:table-cell table:style-name="ACE-1" table:formula="of:=COM.MICROSOFT.SWITCH([.$A$1];1;MROUND(RAND();1);0;[.AA24])" office:value-type="float" office:value="0">
            <text:p>0</text:p>
          </table:table-cell>
          <table:table-cell table:style-name="ACE-1" table:formula="of:=COM.MICROSOFT.SWITCH([.$A$1];1;MROUND(RAND();1);0;[.AB24])" office:value-type="float" office:value="0">
            <text:p>0</text:p>
          </table:table-cell>
          <table:table-cell table:style-name="ACE-1" table:formula="of:=COM.MICROSOFT.SWITCH([.$A$1];1;MROUND(RAND();1);0;[.AC24])" office:value-type="float" office:value="0">
            <text:p>0</text:p>
          </table:table-cell>
          <table:table-cell table:style-name="ACE-1" table:formula="of:=COM.MICROSOFT.SWITCH([.$A$1];1;MROUND(RAND();1);0;[.AD24])" office:value-type="float" office:value="0">
            <text:p>0</text:p>
          </table:table-cell>
          <table:table-cell table:style-name="ACE-1" table:formula="of:=COM.MICROSOFT.SWITCH([.$A$1];1;MROUND(RAND();1);0;[.AE24])" office:value-type="float" office:value="0">
            <text:p>0</text:p>
          </table:table-cell>
          <table:table-cell table:style-name="ACE-1" table:formula="of:=COM.MICROSOFT.SWITCH([.$A$1];1;MROUND(RAND();1);0;[.AF24])" office:value-type="float" office:value="0">
            <text:p>0</text:p>
          </table:table-cell>
          <table:table-cell table:style-name="ACE-1" table:formula="of:=COM.MICROSOFT.SWITCH([.$A$1];1;MROUND(RAND();1);0;[.AG24])" office:value-type="float" office:value="1">
            <text:p>1</text:p>
          </table:table-cell>
          <table:table-cell table:style-name="ACE-1" table:formula="of:=COM.MICROSOFT.SWITCH([.$A$1];1;MROUND(RAND();1);0;[.AH24])" office:value-type="float" office:value="1">
            <text:p>1</text:p>
          </table:table-cell>
          <table:table-cell table:style-name="ACE-1" table:formula="of:=COM.MICROSOFT.SWITCH([.$A$1];1;MROUND(RAND();1);0;[.AI24])" office:value-type="float" office:value="1">
            <text:p>1</text:p>
          </table:table-cell>
          <table:table-cell table:style-name="ACE-1" table:formula="of:=COM.MICROSOFT.SWITCH([.$A$1];1;MROUND(RAND();1);0;[.AJ24])" office:value-type="float" office:value="0">
            <text:p>0</text:p>
          </table:table-cell>
          <table:table-cell table:style-name="ACE-1" table:formula="of:=COM.MICROSOFT.SWITCH([.$A$1];1;MROUND(RAND();1);0;[.AK24])" office:value-type="float" office:value="0">
            <text:p>0</text:p>
          </table:table-cell>
          <table:table-cell table:style-name="ACE-1" table:formula="of:=COM.MICROSOFT.SWITCH([.$A$1];1;MROUND(RAND();1);0;[.AL24])" office:value-type="float" office:value="0">
            <text:p>0</text:p>
          </table:table-cell>
          <table:table-cell table:style-name="ACE-1" table:formula="of:=COM.MICROSOFT.SWITCH([.$A$1];1;MROUND(RAND();1);0;[.AM24])" office:value-type="float" office:value="0">
            <text:p>0</text:p>
          </table:table-cell>
          <table:table-cell table:style-name="ACE-1" table:formula="of:=COM.MICROSOFT.SWITCH([.$A$1];1;MROUND(RAND();1);0;[.AN24])" office:value-type="float" office:value="0">
            <text:p>0</text:p>
          </table:table-cell>
          <table:table-cell table:style-name="ACE-1" table:formula="of:=COM.MICROSOFT.SWITCH([.$A$1];1;MROUND(RAND();1);0;[.AO24])" office:value-type="float" office:value="0">
            <text:p>0</text:p>
          </table:table-cell>
          <table:table-cell table:style-name="ACE-1" table:formula="of:=COM.MICROSOFT.SWITCH([.$A$1];1;MROUND(RAND();1);0;[.AP24])" office:value-type="float" office:value="0">
            <text:p>0</text:p>
          </table:table-cell>
          <table:table-cell table:style-name="ACE-1" table:formula="of:=COM.MICROSOFT.SWITCH([.$A$1];1;MROUND(RAND();1);0;[.AQ24])" office:value-type="float" office:value="0">
            <text:p>0</text:p>
          </table:table-cell>
          <table:table-cell table:style-name="ACE-1" table:formula="of:=COM.MICROSOFT.SWITCH([.$A$1];1;MROUND(RAND();1);0;[.AR24])" office:value-type="float" office:value="0">
            <text:p>0</text:p>
          </table:table-cell>
          <table:table-cell table:style-name="ACE-1" table:formula="of:=COM.MICROSOFT.SWITCH([.$A$1];1;MROUND(RAND();1);0;[.AS24])" office:value-type="float" office:value="0">
            <text:p>0</text:p>
          </table:table-cell>
          <table:table-cell table:style-name="ACE-1" table:formula="of:=COM.MICROSOFT.SWITCH([.$A$1];1;MROUND(RAND();1);0;[.AT24])" office:value-type="float" office:value="0">
            <text:p>0</text:p>
          </table:table-cell>
          <table:table-cell table:style-name="ACE-1" table:formula="of:=COM.MICROSOFT.SWITCH([.$A$1];1;MROUND(RAND();1);0;[.AU24])" office:value-type="float" office:value="0">
            <text:p>0</text:p>
          </table:table-cell>
          <table:table-cell table:style-name="ACE-1" table:formula="of:=COM.MICROSOFT.SWITCH([.$A$1];1;MROUND(RAND();1);0;[.AV24])" office:value-type="float" office:value="0">
            <text:p>0</text:p>
          </table:table-cell>
          <table:table-cell table:style-name="ACE-1" table:formula="of:=COM.MICROSOFT.SWITCH([.$A$1];1;MROUND(RAND();1);0;[.AW24])" office:value-type="float" office:value="0">
            <text:p>0</text:p>
          </table:table-cell>
          <table:table-cell table:style-name="ACE-1" table:formula="of:=COM.MICROSOFT.SWITCH([.$A$1];1;MROUND(RAND();1);0;[.AX24])" office:value-type="float" office:value="0">
            <text:p>0</text:p>
          </table:table-cell>
          <table:table-cell table:style-name="ACE-1" table:formula="of:=COM.MICROSOFT.SWITCH([.$A$1];1;MROUND(RAND();1);0;[.AY24])" office:value-type="float" office:value="0">
            <text:p>0</text:p>
          </table:table-cell>
          <table:table-cell table:style-name="ACE-1" table:formula="of:=COM.MICROSOFT.SWITCH([.$A$1];1;MROUND(RAND();1);0;[.AZ24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5])" office:value-type="float" office:value="0">
            <text:p>0</text:p>
          </table:table-cell>
          <table:table-cell table:style-name="ACE-1" table:formula="of:=COM.MICROSOFT.SWITCH([.$A$1];1;MROUND(RAND();1);0;[.D25])" office:value-type="float" office:value="0">
            <text:p>0</text:p>
          </table:table-cell>
          <table:table-cell table:style-name="ACE-1" table:formula="of:=COM.MICROSOFT.SWITCH([.$A$1];1;MROUND(RAND();1);0;[.E25])" office:value-type="float" office:value="0">
            <text:p>0</text:p>
          </table:table-cell>
          <table:table-cell table:style-name="ACE-1" table:formula="of:=COM.MICROSOFT.SWITCH([.$A$1];1;MROUND(RAND();1);0;[.F25])" office:value-type="float" office:value="0">
            <text:p>0</text:p>
          </table:table-cell>
          <table:table-cell table:style-name="ACE-1" table:formula="of:=COM.MICROSOFT.SWITCH([.$A$1];1;MROUND(RAND();1);0;[.G25])" office:value-type="float" office:value="0">
            <text:p>0</text:p>
          </table:table-cell>
          <table:table-cell table:style-name="ACE-1" table:formula="of:=COM.MICROSOFT.SWITCH([.$A$1];1;MROUND(RAND();1);0;[.H25])" office:value-type="float" office:value="1">
            <text:p>1</text:p>
          </table:table-cell>
          <table:table-cell table:style-name="ACE-1" table:formula="of:=COM.MICROSOFT.SWITCH([.$A$1];1;MROUND(RAND();1);0;[.I25])" office:value-type="float" office:value="0">
            <text:p>0</text:p>
          </table:table-cell>
          <table:table-cell table:style-name="ACE-1" table:formula="of:=COM.MICROSOFT.SWITCH([.$A$1];1;MROUND(RAND();1);0;[.J25])" office:value-type="float" office:value="1">
            <text:p>1</text:p>
          </table:table-cell>
          <table:table-cell table:style-name="ACE-1" table:formula="of:=COM.MICROSOFT.SWITCH([.$A$1];1;MROUND(RAND();1);0;[.K25])" office:value-type="float" office:value="0">
            <text:p>0</text:p>
          </table:table-cell>
          <table:table-cell table:style-name="ACE-1" table:formula="of:=COM.MICROSOFT.SWITCH([.$A$1];1;MROUND(RAND();1);0;[.L25])" office:value-type="float" office:value="0">
            <text:p>0</text:p>
          </table:table-cell>
          <table:table-cell table:style-name="ACE-1" table:formula="of:=COM.MICROSOFT.SWITCH([.$A$1];1;MROUND(RAND();1);0;[.M25])" office:value-type="float" office:value="0">
            <text:p>0</text:p>
          </table:table-cell>
          <table:table-cell table:style-name="ACE-1" table:formula="of:=COM.MICROSOFT.SWITCH([.$A$1];1;MROUND(RAND();1);0;[.N25])" office:value-type="float" office:value="0">
            <text:p>0</text:p>
          </table:table-cell>
          <table:table-cell table:style-name="ACE-1" table:formula="of:=COM.MICROSOFT.SWITCH([.$A$1];1;MROUND(RAND();1);0;[.O25])" office:value-type="float" office:value="0">
            <text:p>0</text:p>
          </table:table-cell>
          <table:table-cell table:style-name="ACE-1" table:formula="of:=COM.MICROSOFT.SWITCH([.$A$1];1;MROUND(RAND();1);0;[.P25])" office:value-type="float" office:value="0">
            <text:p>0</text:p>
          </table:table-cell>
          <table:table-cell table:style-name="ACE-1" table:formula="of:=COM.MICROSOFT.SWITCH([.$A$1];1;MROUND(RAND();1);0;[.Q25])" office:value-type="float" office:value="0">
            <text:p>0</text:p>
          </table:table-cell>
          <table:table-cell table:style-name="ACE-1" table:formula="of:=COM.MICROSOFT.SWITCH([.$A$1];1;MROUND(RAND();1);0;[.R25])" office:value-type="float" office:value="0">
            <text:p>0</text:p>
          </table:table-cell>
          <table:table-cell table:style-name="ACE-1" table:formula="of:=COM.MICROSOFT.SWITCH([.$A$1];1;MROUND(RAND();1);0;[.S25])" office:value-type="float" office:value="0">
            <text:p>0</text:p>
          </table:table-cell>
          <table:table-cell table:style-name="ACE-1" table:formula="of:=COM.MICROSOFT.SWITCH([.$A$1];1;MROUND(RAND();1);0;[.T25])" office:value-type="float" office:value="0">
            <text:p>0</text:p>
          </table:table-cell>
          <table:table-cell table:style-name="ACE-1" table:formula="of:=COM.MICROSOFT.SWITCH([.$A$1];1;MROUND(RAND();1);0;[.U25])" office:value-type="float" office:value="0">
            <text:p>0</text:p>
          </table:table-cell>
          <table:table-cell table:style-name="ACE-1" table:formula="of:=COM.MICROSOFT.SWITCH([.$A$1];1;MROUND(RAND();1);0;[.V25])" office:value-type="float" office:value="0">
            <text:p>0</text:p>
          </table:table-cell>
          <table:table-cell table:style-name="ACE-1" table:formula="of:=COM.MICROSOFT.SWITCH([.$A$1];1;MROUND(RAND();1);0;[.W25])" office:value-type="float" office:value="0">
            <text:p>0</text:p>
          </table:table-cell>
          <table:table-cell table:style-name="ACE-1" table:formula="of:=COM.MICROSOFT.SWITCH([.$A$1];1;MROUND(RAND();1);0;[.X25])" office:value-type="float" office:value="0">
            <text:p>0</text:p>
          </table:table-cell>
          <table:table-cell table:style-name="ACE-1" table:formula="of:=COM.MICROSOFT.SWITCH([.$A$1];1;MROUND(RAND();1);0;[.Y25])" office:value-type="float" office:value="0">
            <text:p>0</text:p>
          </table:table-cell>
          <table:table-cell table:style-name="ACE-1" table:formula="of:=COM.MICROSOFT.SWITCH([.$A$1];1;MROUND(RAND();1);0;[.Z25])" office:value-type="float" office:value="0">
            <text:p>0</text:p>
          </table:table-cell>
          <table:table-cell table:style-name="ACE-1" table:formula="of:=COM.MICROSOFT.SWITCH([.$A$1];1;MROUND(RAND();1);0;[.AA25])" office:value-type="float" office:value="0">
            <text:p>0</text:p>
          </table:table-cell>
          <table:table-cell table:style-name="ACE-1" table:formula="of:=COM.MICROSOFT.SWITCH([.$A$1];1;MROUND(RAND();1);0;[.AB25])" office:value-type="float" office:value="0">
            <text:p>0</text:p>
          </table:table-cell>
          <table:table-cell table:style-name="ACE-1" table:formula="of:=COM.MICROSOFT.SWITCH([.$A$1];1;MROUND(RAND();1);0;[.AC25])" office:value-type="float" office:value="0">
            <text:p>0</text:p>
          </table:table-cell>
          <table:table-cell table:style-name="ACE-1" table:formula="of:=COM.MICROSOFT.SWITCH([.$A$1];1;MROUND(RAND();1);0;[.AD25])" office:value-type="float" office:value="0">
            <text:p>0</text:p>
          </table:table-cell>
          <table:table-cell table:style-name="ACE-1" table:formula="of:=COM.MICROSOFT.SWITCH([.$A$1];1;MROUND(RAND();1);0;[.AE25])" office:value-type="float" office:value="0">
            <text:p>0</text:p>
          </table:table-cell>
          <table:table-cell table:style-name="ACE-1" table:formula="of:=COM.MICROSOFT.SWITCH([.$A$1];1;MROUND(RAND();1);0;[.AF25])" office:value-type="float" office:value="0">
            <text:p>0</text:p>
          </table:table-cell>
          <table:table-cell table:style-name="ACE-1" table:formula="of:=COM.MICROSOFT.SWITCH([.$A$1];1;MROUND(RAND();1);0;[.AG25])" office:value-type="float" office:value="1">
            <text:p>1</text:p>
          </table:table-cell>
          <table:table-cell table:style-name="ACE-1" table:formula="of:=COM.MICROSOFT.SWITCH([.$A$1];1;MROUND(RAND();1);0;[.AH25])" office:value-type="float" office:value="0">
            <text:p>0</text:p>
          </table:table-cell>
          <table:table-cell table:style-name="ACE-1" table:formula="of:=COM.MICROSOFT.SWITCH([.$A$1];1;MROUND(RAND();1);0;[.AI25])" office:value-type="float" office:value="0">
            <text:p>0</text:p>
          </table:table-cell>
          <table:table-cell table:style-name="ACE-1" table:formula="of:=COM.MICROSOFT.SWITCH([.$A$1];1;MROUND(RAND();1);0;[.AJ25])" office:value-type="float" office:value="0">
            <text:p>0</text:p>
          </table:table-cell>
          <table:table-cell table:style-name="ACE-1" table:formula="of:=COM.MICROSOFT.SWITCH([.$A$1];1;MROUND(RAND();1);0;[.AK25])" office:value-type="float" office:value="0">
            <text:p>0</text:p>
          </table:table-cell>
          <table:table-cell table:style-name="ACE-1" table:formula="of:=COM.MICROSOFT.SWITCH([.$A$1];1;MROUND(RAND();1);0;[.AL25])" office:value-type="float" office:value="0">
            <text:p>0</text:p>
          </table:table-cell>
          <table:table-cell table:style-name="ACE-1" table:formula="of:=COM.MICROSOFT.SWITCH([.$A$1];1;MROUND(RAND();1);0;[.AM25])" office:value-type="float" office:value="0">
            <text:p>0</text:p>
          </table:table-cell>
          <table:table-cell table:style-name="ACE-1" table:formula="of:=COM.MICROSOFT.SWITCH([.$A$1];1;MROUND(RAND();1);0;[.AN25])" office:value-type="float" office:value="0">
            <text:p>0</text:p>
          </table:table-cell>
          <table:table-cell table:style-name="ACE-1" table:formula="of:=COM.MICROSOFT.SWITCH([.$A$1];1;MROUND(RAND();1);0;[.AO25])" office:value-type="float" office:value="0">
            <text:p>0</text:p>
          </table:table-cell>
          <table:table-cell table:style-name="ACE-1" table:formula="of:=COM.MICROSOFT.SWITCH([.$A$1];1;MROUND(RAND();1);0;[.AP25])" office:value-type="float" office:value="0">
            <text:p>0</text:p>
          </table:table-cell>
          <table:table-cell table:style-name="ACE-1" table:formula="of:=COM.MICROSOFT.SWITCH([.$A$1];1;MROUND(RAND();1);0;[.AQ25])" office:value-type="float" office:value="0">
            <text:p>0</text:p>
          </table:table-cell>
          <table:table-cell table:style-name="ACE-1" table:formula="of:=COM.MICROSOFT.SWITCH([.$A$1];1;MROUND(RAND();1);0;[.AR25])" office:value-type="float" office:value="0">
            <text:p>0</text:p>
          </table:table-cell>
          <table:table-cell table:style-name="ACE-1" table:formula="of:=COM.MICROSOFT.SWITCH([.$A$1];1;MROUND(RAND();1);0;[.AS25])" office:value-type="float" office:value="0">
            <text:p>0</text:p>
          </table:table-cell>
          <table:table-cell table:style-name="ACE-1" table:formula="of:=COM.MICROSOFT.SWITCH([.$A$1];1;MROUND(RAND();1);0;[.AT25])" office:value-type="float" office:value="0">
            <text:p>0</text:p>
          </table:table-cell>
          <table:table-cell table:style-name="ACE-1" table:formula="of:=COM.MICROSOFT.SWITCH([.$A$1];1;MROUND(RAND();1);0;[.AU25])" office:value-type="float" office:value="0">
            <text:p>0</text:p>
          </table:table-cell>
          <table:table-cell table:style-name="ACE-1" table:formula="of:=COM.MICROSOFT.SWITCH([.$A$1];1;MROUND(RAND();1);0;[.AV25])" office:value-type="float" office:value="0">
            <text:p>0</text:p>
          </table:table-cell>
          <table:table-cell table:style-name="ACE-1" table:formula="of:=COM.MICROSOFT.SWITCH([.$A$1];1;MROUND(RAND();1);0;[.AW25])" office:value-type="float" office:value="0">
            <text:p>0</text:p>
          </table:table-cell>
          <table:table-cell table:style-name="ACE-1" table:formula="of:=COM.MICROSOFT.SWITCH([.$A$1];1;MROUND(RAND();1);0;[.AX25])" office:value-type="float" office:value="0">
            <text:p>0</text:p>
          </table:table-cell>
          <table:table-cell table:style-name="ACE-1" table:formula="of:=COM.MICROSOFT.SWITCH([.$A$1];1;MROUND(RAND();1);0;[.AY25])" office:value-type="float" office:value="0">
            <text:p>0</text:p>
          </table:table-cell>
          <table:table-cell table:style-name="ACE-1" table:formula="of:=COM.MICROSOFT.SWITCH([.$A$1];1;MROUND(RAND();1);0;[.AZ25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6])" office:value-type="float" office:value="0">
            <text:p>0</text:p>
          </table:table-cell>
          <table:table-cell table:style-name="ACE-1" table:formula="of:=COM.MICROSOFT.SWITCH([.$A$1];1;MROUND(RAND();1);0;[.D26])" office:value-type="float" office:value="0">
            <text:p>0</text:p>
          </table:table-cell>
          <table:table-cell table:style-name="ACE-1" table:formula="of:=COM.MICROSOFT.SWITCH([.$A$1];1;MROUND(RAND();1);0;[.E26])" office:value-type="float" office:value="0">
            <text:p>0</text:p>
          </table:table-cell>
          <table:table-cell table:style-name="ACE-1" table:formula="of:=COM.MICROSOFT.SWITCH([.$A$1];1;MROUND(RAND();1);0;[.F26])" office:value-type="float" office:value="0">
            <text:p>0</text:p>
          </table:table-cell>
          <table:table-cell table:style-name="ACE-1" table:formula="of:=COM.MICROSOFT.SWITCH([.$A$1];1;MROUND(RAND();1);0;[.G26])" office:value-type="float" office:value="0">
            <text:p>0</text:p>
          </table:table-cell>
          <table:table-cell table:style-name="ACE-1" table:formula="of:=COM.MICROSOFT.SWITCH([.$A$1];1;MROUND(RAND();1);0;[.H26])" office:value-type="float" office:value="0">
            <text:p>0</text:p>
          </table:table-cell>
          <table:table-cell table:style-name="ACE-1" table:formula="of:=COM.MICROSOFT.SWITCH([.$A$1];1;MROUND(RAND();1);0;[.I26])" office:value-type="float" office:value="1">
            <text:p>1</text:p>
          </table:table-cell>
          <table:table-cell table:style-name="ACE-1" table:formula="of:=COM.MICROSOFT.SWITCH([.$A$1];1;MROUND(RAND();1);0;[.J26])" office:value-type="float" office:value="1">
            <text:p>1</text:p>
          </table:table-cell>
          <table:table-cell table:style-name="ACE-1" table:formula="of:=COM.MICROSOFT.SWITCH([.$A$1];1;MROUND(RAND();1);0;[.K26])" office:value-type="float" office:value="0">
            <text:p>0</text:p>
          </table:table-cell>
          <table:table-cell table:style-name="ACE-1" table:formula="of:=COM.MICROSOFT.SWITCH([.$A$1];1;MROUND(RAND();1);0;[.L26])" office:value-type="float" office:value="0">
            <text:p>0</text:p>
          </table:table-cell>
          <table:table-cell table:style-name="ACE-1" table:formula="of:=COM.MICROSOFT.SWITCH([.$A$1];1;MROUND(RAND();1);0;[.M26])" office:value-type="float" office:value="0">
            <text:p>0</text:p>
          </table:table-cell>
          <table:table-cell table:style-name="ACE-1" table:formula="of:=COM.MICROSOFT.SWITCH([.$A$1];1;MROUND(RAND();1);0;[.N26])" office:value-type="float" office:value="0">
            <text:p>0</text:p>
          </table:table-cell>
          <table:table-cell table:style-name="ACE-1" table:formula="of:=COM.MICROSOFT.SWITCH([.$A$1];1;MROUND(RAND();1);0;[.O26])" office:value-type="float" office:value="0">
            <text:p>0</text:p>
          </table:table-cell>
          <table:table-cell table:style-name="ACE-1" table:formula="of:=COM.MICROSOFT.SWITCH([.$A$1];1;MROUND(RAND();1);0;[.P26])" office:value-type="float" office:value="0">
            <text:p>0</text:p>
          </table:table-cell>
          <table:table-cell table:style-name="ACE-1" table:formula="of:=COM.MICROSOFT.SWITCH([.$A$1];1;MROUND(RAND();1);0;[.Q26])" office:value-type="float" office:value="0">
            <text:p>0</text:p>
          </table:table-cell>
          <table:table-cell table:style-name="ACE-1" table:formula="of:=COM.MICROSOFT.SWITCH([.$A$1];1;MROUND(RAND();1);0;[.R26])" office:value-type="float" office:value="0">
            <text:p>0</text:p>
          </table:table-cell>
          <table:table-cell table:style-name="ACE-1" table:formula="of:=COM.MICROSOFT.SWITCH([.$A$1];1;MROUND(RAND();1);0;[.S26])" office:value-type="float" office:value="0">
            <text:p>0</text:p>
          </table:table-cell>
          <table:table-cell table:style-name="ACE-1" table:formula="of:=COM.MICROSOFT.SWITCH([.$A$1];1;MROUND(RAND();1);0;[.T26])" office:value-type="float" office:value="0">
            <text:p>0</text:p>
          </table:table-cell>
          <table:table-cell table:style-name="ACE-1" table:formula="of:=COM.MICROSOFT.SWITCH([.$A$1];1;MROUND(RAND();1);0;[.U26])" office:value-type="float" office:value="0">
            <text:p>0</text:p>
          </table:table-cell>
          <table:table-cell table:style-name="ACE-1" table:formula="of:=COM.MICROSOFT.SWITCH([.$A$1];1;MROUND(RAND();1);0;[.V26])" office:value-type="float" office:value="0">
            <text:p>0</text:p>
          </table:table-cell>
          <table:table-cell table:style-name="ACE-1" table:formula="of:=COM.MICROSOFT.SWITCH([.$A$1];1;MROUND(RAND();1);0;[.W26])" office:value-type="float" office:value="0">
            <text:p>0</text:p>
          </table:table-cell>
          <table:table-cell table:style-name="ACE-1" table:formula="of:=COM.MICROSOFT.SWITCH([.$A$1];1;MROUND(RAND();1);0;[.X26])" office:value-type="float" office:value="0">
            <text:p>0</text:p>
          </table:table-cell>
          <table:table-cell table:style-name="ACE-1" table:formula="of:=COM.MICROSOFT.SWITCH([.$A$1];1;MROUND(RAND();1);0;[.Y26])" office:value-type="float" office:value="0">
            <text:p>0</text:p>
          </table:table-cell>
          <table:table-cell table:style-name="ACE-1" table:formula="of:=COM.MICROSOFT.SWITCH([.$A$1];1;MROUND(RAND();1);0;[.Z26])" office:value-type="float" office:value="0">
            <text:p>0</text:p>
          </table:table-cell>
          <table:table-cell table:style-name="ACE-1" table:formula="of:=COM.MICROSOFT.SWITCH([.$A$1];1;MROUND(RAND();1);0;[.AA26])" office:value-type="float" office:value="0">
            <text:p>0</text:p>
          </table:table-cell>
          <table:table-cell table:style-name="ACE-1" table:formula="of:=COM.MICROSOFT.SWITCH([.$A$1];1;MROUND(RAND();1);0;[.AB26])" office:value-type="float" office:value="0">
            <text:p>0</text:p>
          </table:table-cell>
          <table:table-cell table:style-name="ACE-1" table:formula="of:=COM.MICROSOFT.SWITCH([.$A$1];1;MROUND(RAND();1);0;[.AC26])" office:value-type="float" office:value="0">
            <text:p>0</text:p>
          </table:table-cell>
          <table:table-cell table:style-name="ACE-1" table:formula="of:=COM.MICROSOFT.SWITCH([.$A$1];1;MROUND(RAND();1);0;[.AD26])" office:value-type="float" office:value="0">
            <text:p>0</text:p>
          </table:table-cell>
          <table:table-cell table:style-name="ACE-1" table:formula="of:=COM.MICROSOFT.SWITCH([.$A$1];1;MROUND(RAND();1);0;[.AE26])" office:value-type="float" office:value="0">
            <text:p>0</text:p>
          </table:table-cell>
          <table:table-cell table:style-name="ACE-1" table:formula="of:=COM.MICROSOFT.SWITCH([.$A$1];1;MROUND(RAND();1);0;[.AF26])" office:value-type="float" office:value="0">
            <text:p>0</text:p>
          </table:table-cell>
          <table:table-cell table:style-name="ACE-1" table:formula="of:=COM.MICROSOFT.SWITCH([.$A$1];1;MROUND(RAND();1);0;[.AG26])" office:value-type="float" office:value="0">
            <text:p>0</text:p>
          </table:table-cell>
          <table:table-cell table:style-name="ACE-1" table:formula="of:=COM.MICROSOFT.SWITCH([.$A$1];1;MROUND(RAND();1);0;[.AH26])" office:value-type="float" office:value="1">
            <text:p>1</text:p>
          </table:table-cell>
          <table:table-cell table:style-name="ACE-1" table:formula="of:=COM.MICROSOFT.SWITCH([.$A$1];1;MROUND(RAND();1);0;[.AI26])" office:value-type="float" office:value="0">
            <text:p>0</text:p>
          </table:table-cell>
          <table:table-cell table:style-name="ACE-1" table:formula="of:=COM.MICROSOFT.SWITCH([.$A$1];1;MROUND(RAND();1);0;[.AJ26])" office:value-type="float" office:value="0">
            <text:p>0</text:p>
          </table:table-cell>
          <table:table-cell table:style-name="ACE-1" table:formula="of:=COM.MICROSOFT.SWITCH([.$A$1];1;MROUND(RAND();1);0;[.AK26])" office:value-type="float" office:value="0">
            <text:p>0</text:p>
          </table:table-cell>
          <table:table-cell table:style-name="ACE-1" table:formula="of:=COM.MICROSOFT.SWITCH([.$A$1];1;MROUND(RAND();1);0;[.AL26])" office:value-type="float" office:value="0">
            <text:p>0</text:p>
          </table:table-cell>
          <table:table-cell table:style-name="ACE-1" table:formula="of:=COM.MICROSOFT.SWITCH([.$A$1];1;MROUND(RAND();1);0;[.AM26])" office:value-type="float" office:value="0">
            <text:p>0</text:p>
          </table:table-cell>
          <table:table-cell table:style-name="ACE-1" table:formula="of:=COM.MICROSOFT.SWITCH([.$A$1];1;MROUND(RAND();1);0;[.AN26])" office:value-type="float" office:value="0">
            <text:p>0</text:p>
          </table:table-cell>
          <table:table-cell table:style-name="ACE-1" table:formula="of:=COM.MICROSOFT.SWITCH([.$A$1];1;MROUND(RAND();1);0;[.AO26])" office:value-type="float" office:value="0">
            <text:p>0</text:p>
          </table:table-cell>
          <table:table-cell table:style-name="ACE-1" table:formula="of:=COM.MICROSOFT.SWITCH([.$A$1];1;MROUND(RAND();1);0;[.AP26])" office:value-type="float" office:value="0">
            <text:p>0</text:p>
          </table:table-cell>
          <table:table-cell table:style-name="ACE-1" table:formula="of:=COM.MICROSOFT.SWITCH([.$A$1];1;MROUND(RAND();1);0;[.AQ26])" office:value-type="float" office:value="0">
            <text:p>0</text:p>
          </table:table-cell>
          <table:table-cell table:style-name="ACE-1" table:formula="of:=COM.MICROSOFT.SWITCH([.$A$1];1;MROUND(RAND();1);0;[.AR26])" office:value-type="float" office:value="0">
            <text:p>0</text:p>
          </table:table-cell>
          <table:table-cell table:style-name="ACE-1" table:formula="of:=COM.MICROSOFT.SWITCH([.$A$1];1;MROUND(RAND();1);0;[.AS26])" office:value-type="float" office:value="0">
            <text:p>0</text:p>
          </table:table-cell>
          <table:table-cell table:style-name="ACE-1" table:formula="of:=COM.MICROSOFT.SWITCH([.$A$1];1;MROUND(RAND();1);0;[.AT26])" office:value-type="float" office:value="0">
            <text:p>0</text:p>
          </table:table-cell>
          <table:table-cell table:style-name="ACE-1" table:formula="of:=COM.MICROSOFT.SWITCH([.$A$1];1;MROUND(RAND();1);0;[.AU26])" office:value-type="float" office:value="0">
            <text:p>0</text:p>
          </table:table-cell>
          <table:table-cell table:style-name="ACE-1" table:formula="of:=COM.MICROSOFT.SWITCH([.$A$1];1;MROUND(RAND();1);0;[.AV26])" office:value-type="float" office:value="0">
            <text:p>0</text:p>
          </table:table-cell>
          <table:table-cell table:style-name="ACE-1" table:formula="of:=COM.MICROSOFT.SWITCH([.$A$1];1;MROUND(RAND();1);0;[.AW26])" office:value-type="float" office:value="0">
            <text:p>0</text:p>
          </table:table-cell>
          <table:table-cell table:style-name="ACE-1" table:formula="of:=COM.MICROSOFT.SWITCH([.$A$1];1;MROUND(RAND();1);0;[.AX26])" office:value-type="float" office:value="0">
            <text:p>0</text:p>
          </table:table-cell>
          <table:table-cell table:style-name="ACE-1" table:formula="of:=COM.MICROSOFT.SWITCH([.$A$1];1;MROUND(RAND();1);0;[.AY26])" office:value-type="float" office:value="0">
            <text:p>0</text:p>
          </table:table-cell>
          <table:table-cell table:style-name="ACE-1" table:formula="of:=COM.MICROSOFT.SWITCH([.$A$1];1;MROUND(RAND();1);0;[.AZ26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/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7])" office:value-type="float" office:value="0">
            <text:p>0</text:p>
          </table:table-cell>
          <table:table-cell table:style-name="ACE-1" table:formula="of:=COM.MICROSOFT.SWITCH([.$A$1];1;MROUND(RAND();1);0;[.D27])" office:value-type="float" office:value="0">
            <text:p>0</text:p>
          </table:table-cell>
          <table:table-cell table:style-name="ACE-1" table:formula="of:=COM.MICROSOFT.SWITCH([.$A$1];1;MROUND(RAND();1);0;[.E27])" office:value-type="float" office:value="0">
            <text:p>0</text:p>
          </table:table-cell>
          <table:table-cell table:style-name="ACE-1" table:formula="of:=COM.MICROSOFT.SWITCH([.$A$1];1;MROUND(RAND();1);0;[.F27])" office:value-type="float" office:value="0">
            <text:p>0</text:p>
          </table:table-cell>
          <table:table-cell table:style-name="ACE-1" table:formula="of:=COM.MICROSOFT.SWITCH([.$A$1];1;MROUND(RAND();1);0;[.G27])" office:value-type="float" office:value="0">
            <text:p>0</text:p>
          </table:table-cell>
          <table:table-cell table:style-name="ACE-1" table:formula="of:=COM.MICROSOFT.SWITCH([.$A$1];1;MROUND(RAND();1);0;[.H27])" office:value-type="float" office:value="1">
            <text:p>1</text:p>
          </table:table-cell>
          <table:table-cell table:style-name="ACE-1" table:formula="of:=COM.MICROSOFT.SWITCH([.$A$1];1;MROUND(RAND();1);0;[.I27])" office:value-type="float" office:value="0">
            <text:p>0</text:p>
          </table:table-cell>
          <table:table-cell table:style-name="ACE-1" table:formula="of:=COM.MICROSOFT.SWITCH([.$A$1];1;MROUND(RAND();1);0;[.J27])" office:value-type="float" office:value="0">
            <text:p>0</text:p>
          </table:table-cell>
          <table:table-cell table:style-name="ACE-1" table:formula="of:=COM.MICROSOFT.SWITCH([.$A$1];1;MROUND(RAND();1);0;[.K27])" office:value-type="float" office:value="0">
            <text:p>0</text:p>
          </table:table-cell>
          <table:table-cell table:style-name="ACE-1" table:formula="of:=COM.MICROSOFT.SWITCH([.$A$1];1;MROUND(RAND();1);0;[.L27])" office:value-type="float" office:value="0">
            <text:p>0</text:p>
          </table:table-cell>
          <table:table-cell table:style-name="ACE-1" table:formula="of:=COM.MICROSOFT.SWITCH([.$A$1];1;MROUND(RAND();1);0;[.M27])" office:value-type="float" office:value="0">
            <text:p>0</text:p>
          </table:table-cell>
          <table:table-cell table:style-name="ACE-1" table:formula="of:=COM.MICROSOFT.SWITCH([.$A$1];1;MROUND(RAND();1);0;[.N27])" office:value-type="float" office:value="0">
            <text:p>0</text:p>
          </table:table-cell>
          <table:table-cell table:style-name="ACE-1" table:formula="of:=COM.MICROSOFT.SWITCH([.$A$1];1;MROUND(RAND();1);0;[.O27])" office:value-type="float" office:value="0">
            <text:p>0</text:p>
          </table:table-cell>
          <table:table-cell table:style-name="ACE-1" table:formula="of:=COM.MICROSOFT.SWITCH([.$A$1];1;MROUND(RAND();1);0;[.P27])" office:value-type="float" office:value="0">
            <text:p>0</text:p>
          </table:table-cell>
          <table:table-cell table:style-name="ACE-1" table:formula="of:=COM.MICROSOFT.SWITCH([.$A$1];1;MROUND(RAND();1);0;[.Q27])" office:value-type="float" office:value="0">
            <text:p>0</text:p>
          </table:table-cell>
          <table:table-cell table:style-name="ACE-1" table:formula="of:=COM.MICROSOFT.SWITCH([.$A$1];1;MROUND(RAND();1);0;[.R27])" office:value-type="float" office:value="0">
            <text:p>0</text:p>
          </table:table-cell>
          <table:table-cell table:style-name="ACE-1" table:formula="of:=COM.MICROSOFT.SWITCH([.$A$1];1;MROUND(RAND();1);0;[.S27])" office:value-type="float" office:value="0">
            <text:p>0</text:p>
          </table:table-cell>
          <table:table-cell table:style-name="ACE-1" table:formula="of:=COM.MICROSOFT.SWITCH([.$A$1];1;MROUND(RAND();1);0;[.T27])" office:value-type="float" office:value="0">
            <text:p>0</text:p>
          </table:table-cell>
          <table:table-cell table:style-name="ACE-1" table:formula="of:=COM.MICROSOFT.SWITCH([.$A$1];1;MROUND(RAND();1);0;[.U27])" office:value-type="float" office:value="0">
            <text:p>0</text:p>
          </table:table-cell>
          <table:table-cell table:style-name="ACE-1" table:formula="of:=COM.MICROSOFT.SWITCH([.$A$1];1;MROUND(RAND();1);0;[.V27])" office:value-type="float" office:value="0">
            <text:p>0</text:p>
          </table:table-cell>
          <table:table-cell table:style-name="ACE-1" table:formula="of:=COM.MICROSOFT.SWITCH([.$A$1];1;MROUND(RAND();1);0;[.W27])" office:value-type="float" office:value="0">
            <text:p>0</text:p>
          </table:table-cell>
          <table:table-cell table:style-name="ACE-1" table:formula="of:=COM.MICROSOFT.SWITCH([.$A$1];1;MROUND(RAND();1);0;[.X27])" office:value-type="float" office:value="0">
            <text:p>0</text:p>
          </table:table-cell>
          <table:table-cell table:style-name="ACE-1" table:formula="of:=COM.MICROSOFT.SWITCH([.$A$1];1;MROUND(RAND();1);0;[.Y27])" office:value-type="float" office:value="0">
            <text:p>0</text:p>
          </table:table-cell>
          <table:table-cell table:style-name="ACE-1" table:formula="of:=COM.MICROSOFT.SWITCH([.$A$1];1;MROUND(RAND();1);0;[.Z27])" office:value-type="float" office:value="0">
            <text:p>0</text:p>
          </table:table-cell>
          <table:table-cell table:style-name="ACE-1" table:formula="of:=COM.MICROSOFT.SWITCH([.$A$1];1;MROUND(RAND();1);0;[.AA27])" office:value-type="float" office:value="0">
            <text:p>0</text:p>
          </table:table-cell>
          <table:table-cell table:style-name="ACE-1" table:formula="of:=COM.MICROSOFT.SWITCH([.$A$1];1;MROUND(RAND();1);0;[.AB27])" office:value-type="float" office:value="0">
            <text:p>0</text:p>
          </table:table-cell>
          <table:table-cell table:style-name="ACE-1" table:formula="of:=COM.MICROSOFT.SWITCH([.$A$1];1;MROUND(RAND();1);0;[.AC27])" office:value-type="float" office:value="0">
            <text:p>0</text:p>
          </table:table-cell>
          <table:table-cell table:style-name="ACE-1" table:formula="of:=COM.MICROSOFT.SWITCH([.$A$1];1;MROUND(RAND();1);0;[.AD27])" office:value-type="float" office:value="0">
            <text:p>0</text:p>
          </table:table-cell>
          <table:table-cell table:style-name="ACE-1" table:formula="of:=COM.MICROSOFT.SWITCH([.$A$1];1;MROUND(RAND();1);0;[.AE27])" office:value-type="float" office:value="0">
            <text:p>0</text:p>
          </table:table-cell>
          <table:table-cell table:style-name="ACE-1" table:formula="of:=COM.MICROSOFT.SWITCH([.$A$1];1;MROUND(RAND();1);0;[.AF27])" office:value-type="float" office:value="0">
            <text:p>0</text:p>
          </table:table-cell>
          <table:table-cell table:style-name="ACE-1" table:formula="of:=COM.MICROSOFT.SWITCH([.$A$1];1;MROUND(RAND();1);0;[.AG27])" office:value-type="float" office:value="0">
            <text:p>0</text:p>
          </table:table-cell>
          <table:table-cell table:style-name="ACE-1" table:formula="of:=COM.MICROSOFT.SWITCH([.$A$1];1;MROUND(RAND();1);0;[.AH27])" office:value-type="float" office:value="0">
            <text:p>0</text:p>
          </table:table-cell>
          <table:table-cell table:style-name="ACE-1" table:formula="of:=COM.MICROSOFT.SWITCH([.$A$1];1;MROUND(RAND();1);0;[.AI27])" office:value-type="float" office:value="0">
            <text:p>0</text:p>
          </table:table-cell>
          <table:table-cell table:style-name="ACE-1" table:formula="of:=COM.MICROSOFT.SWITCH([.$A$1];1;MROUND(RAND();1);0;[.AJ27])" office:value-type="float" office:value="0">
            <text:p>0</text:p>
          </table:table-cell>
          <table:table-cell table:style-name="ACE-1" table:formula="of:=COM.MICROSOFT.SWITCH([.$A$1];1;MROUND(RAND();1);0;[.AK27])" office:value-type="float" office:value="0">
            <text:p>0</text:p>
          </table:table-cell>
          <table:table-cell table:style-name="ACE-1" table:formula="of:=COM.MICROSOFT.SWITCH([.$A$1];1;MROUND(RAND();1);0;[.AL27])" office:value-type="float" office:value="0">
            <text:p>0</text:p>
          </table:table-cell>
          <table:table-cell table:style-name="ACE-1" table:formula="of:=COM.MICROSOFT.SWITCH([.$A$1];1;MROUND(RAND();1);0;[.AM27])" office:value-type="float" office:value="0">
            <text:p>0</text:p>
          </table:table-cell>
          <table:table-cell table:style-name="ACE-1" table:formula="of:=COM.MICROSOFT.SWITCH([.$A$1];1;MROUND(RAND();1);0;[.AN27])" office:value-type="float" office:value="0">
            <text:p>0</text:p>
          </table:table-cell>
          <table:table-cell table:style-name="ACE-1" table:formula="of:=COM.MICROSOFT.SWITCH([.$A$1];1;MROUND(RAND();1);0;[.AO27])" office:value-type="float" office:value="0">
            <text:p>0</text:p>
          </table:table-cell>
          <table:table-cell table:style-name="ACE-1" table:formula="of:=COM.MICROSOFT.SWITCH([.$A$1];1;MROUND(RAND();1);0;[.AP27])" office:value-type="float" office:value="0">
            <text:p>0</text:p>
          </table:table-cell>
          <table:table-cell table:style-name="ACE-1" table:formula="of:=COM.MICROSOFT.SWITCH([.$A$1];1;MROUND(RAND();1);0;[.AQ27])" office:value-type="float" office:value="0">
            <text:p>0</text:p>
          </table:table-cell>
          <table:table-cell table:style-name="ACE-1" table:formula="of:=COM.MICROSOFT.SWITCH([.$A$1];1;MROUND(RAND();1);0;[.AR27])" office:value-type="float" office:value="0">
            <text:p>0</text:p>
          </table:table-cell>
          <table:table-cell table:style-name="ACE-1" table:formula="of:=COM.MICROSOFT.SWITCH([.$A$1];1;MROUND(RAND();1);0;[.AS27])" office:value-type="float" office:value="0">
            <text:p>0</text:p>
          </table:table-cell>
          <table:table-cell table:style-name="ACE-1" table:formula="of:=COM.MICROSOFT.SWITCH([.$A$1];1;MROUND(RAND();1);0;[.AT27])" office:value-type="float" office:value="0">
            <text:p>0</text:p>
          </table:table-cell>
          <table:table-cell table:style-name="ACE-1" table:formula="of:=COM.MICROSOFT.SWITCH([.$A$1];1;MROUND(RAND();1);0;[.AU27])" office:value-type="float" office:value="0">
            <text:p>0</text:p>
          </table:table-cell>
          <table:table-cell table:style-name="ACE-1" table:formula="of:=COM.MICROSOFT.SWITCH([.$A$1];1;MROUND(RAND();1);0;[.AV27])" office:value-type="float" office:value="0">
            <text:p>0</text:p>
          </table:table-cell>
          <table:table-cell table:style-name="ACE-1" table:formula="of:=COM.MICROSOFT.SWITCH([.$A$1];1;MROUND(RAND();1);0;[.AW27])" office:value-type="float" office:value="0">
            <text:p>0</text:p>
          </table:table-cell>
          <table:table-cell table:style-name="ACE-1" table:formula="of:=COM.MICROSOFT.SWITCH([.$A$1];1;MROUND(RAND();1);0;[.AX27])" office:value-type="float" office:value="0">
            <text:p>0</text:p>
          </table:table-cell>
          <table:table-cell table:style-name="ACE-1" table:formula="of:=COM.MICROSOFT.SWITCH([.$A$1];1;MROUND(RAND();1);0;[.AY27])" office:value-type="float" office:value="0">
            <text:p>0</text:p>
          </table:table-cell>
          <table:table-cell table:style-name="ACE-1" table:formula="of:=COM.MICROSOFT.SWITCH([.$A$1];1;MROUND(RAND();1);0;[.AZ27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8])" office:value-type="float" office:value="0">
            <text:p>0</text:p>
          </table:table-cell>
          <table:table-cell table:style-name="ACE-1" table:formula="of:=COM.MICROSOFT.SWITCH([.$A$1];1;MROUND(RAND();1);0;[.D28])" office:value-type="float" office:value="0">
            <text:p>0</text:p>
          </table:table-cell>
          <table:table-cell table:style-name="ACE-1" table:formula="of:=COM.MICROSOFT.SWITCH([.$A$1];1;MROUND(RAND();1);0;[.E28])" office:value-type="float" office:value="0">
            <text:p>0</text:p>
          </table:table-cell>
          <table:table-cell table:style-name="ACE-1" table:formula="of:=COM.MICROSOFT.SWITCH([.$A$1];1;MROUND(RAND();1);0;[.F28])" office:value-type="float" office:value="0">
            <text:p>0</text:p>
          </table:table-cell>
          <table:table-cell table:style-name="ACE-1" table:formula="of:=COM.MICROSOFT.SWITCH([.$A$1];1;MROUND(RAND();1);0;[.G28])" office:value-type="float" office:value="0">
            <text:p>0</text:p>
          </table:table-cell>
          <table:table-cell table:style-name="ACE-1" table:formula="of:=COM.MICROSOFT.SWITCH([.$A$1];1;MROUND(RAND();1);0;[.H28])" office:value-type="float" office:value="0">
            <text:p>0</text:p>
          </table:table-cell>
          <table:table-cell table:style-name="ACE-1" table:formula="of:=COM.MICROSOFT.SWITCH([.$A$1];1;MROUND(RAND();1);0;[.I28])" office:value-type="float" office:value="0">
            <text:p>0</text:p>
          </table:table-cell>
          <table:table-cell table:style-name="ACE-1" table:formula="of:=COM.MICROSOFT.SWITCH([.$A$1];1;MROUND(RAND();1);0;[.J28])" office:value-type="float" office:value="0">
            <text:p>0</text:p>
          </table:table-cell>
          <table:table-cell table:style-name="ACE-1" table:formula="of:=COM.MICROSOFT.SWITCH([.$A$1];1;MROUND(RAND();1);0;[.K28])" office:value-type="float" office:value="0">
            <text:p>0</text:p>
          </table:table-cell>
          <table:table-cell table:style-name="ACE-1" table:formula="of:=COM.MICROSOFT.SWITCH([.$A$1];1;MROUND(RAND();1);0;[.L28])" office:value-type="float" office:value="0">
            <text:p>0</text:p>
          </table:table-cell>
          <table:table-cell table:style-name="ACE-1" table:formula="of:=COM.MICROSOFT.SWITCH([.$A$1];1;MROUND(RAND();1);0;[.M28])" office:value-type="float" office:value="0">
            <text:p>0</text:p>
          </table:table-cell>
          <table:table-cell table:style-name="ACE-1" table:formula="of:=COM.MICROSOFT.SWITCH([.$A$1];1;MROUND(RAND();1);0;[.N28])" office:value-type="float" office:value="0">
            <text:p>0</text:p>
          </table:table-cell>
          <table:table-cell table:style-name="ACE-1" table:formula="of:=COM.MICROSOFT.SWITCH([.$A$1];1;MROUND(RAND();1);0;[.O28])" office:value-type="float" office:value="0">
            <text:p>0</text:p>
          </table:table-cell>
          <table:table-cell table:style-name="ACE-1" table:formula="of:=COM.MICROSOFT.SWITCH([.$A$1];1;MROUND(RAND();1);0;[.P28])" office:value-type="float" office:value="0">
            <text:p>0</text:p>
          </table:table-cell>
          <table:table-cell table:style-name="ACE-1" table:formula="of:=COM.MICROSOFT.SWITCH([.$A$1];1;MROUND(RAND();1);0;[.Q28])" office:value-type="float" office:value="0">
            <text:p>0</text:p>
          </table:table-cell>
          <table:table-cell table:style-name="ACE-1" table:formula="of:=COM.MICROSOFT.SWITCH([.$A$1];1;MROUND(RAND();1);0;[.R28])" office:value-type="float" office:value="0">
            <text:p>0</text:p>
          </table:table-cell>
          <table:table-cell table:style-name="ACE-1" table:formula="of:=COM.MICROSOFT.SWITCH([.$A$1];1;MROUND(RAND();1);0;[.S28])" office:value-type="float" office:value="0">
            <text:p>0</text:p>
          </table:table-cell>
          <table:table-cell table:style-name="ACE-1" table:formula="of:=COM.MICROSOFT.SWITCH([.$A$1];1;MROUND(RAND();1);0;[.T28])" office:value-type="float" office:value="0">
            <text:p>0</text:p>
          </table:table-cell>
          <table:table-cell table:style-name="ACE-1" table:formula="of:=COM.MICROSOFT.SWITCH([.$A$1];1;MROUND(RAND();1);0;[.U28])" office:value-type="float" office:value="0">
            <text:p>0</text:p>
          </table:table-cell>
          <table:table-cell table:style-name="ACE-1" table:formula="of:=COM.MICROSOFT.SWITCH([.$A$1];1;MROUND(RAND();1);0;[.V28])" office:value-type="float" office:value="0">
            <text:p>0</text:p>
          </table:table-cell>
          <table:table-cell table:style-name="ACE-1" table:formula="of:=COM.MICROSOFT.SWITCH([.$A$1];1;MROUND(RAND();1);0;[.W28])" office:value-type="float" office:value="0">
            <text:p>0</text:p>
          </table:table-cell>
          <table:table-cell table:style-name="ACE-1" table:formula="of:=COM.MICROSOFT.SWITCH([.$A$1];1;MROUND(RAND();1);0;[.X28])" office:value-type="float" office:value="0">
            <text:p>0</text:p>
          </table:table-cell>
          <table:table-cell table:style-name="ACE-1" table:formula="of:=COM.MICROSOFT.SWITCH([.$A$1];1;MROUND(RAND();1);0;[.Y28])" office:value-type="float" office:value="0">
            <text:p>0</text:p>
          </table:table-cell>
          <table:table-cell table:style-name="ACE-1" table:formula="of:=COM.MICROSOFT.SWITCH([.$A$1];1;MROUND(RAND();1);0;[.Z28])" office:value-type="float" office:value="0">
            <text:p>0</text:p>
          </table:table-cell>
          <table:table-cell table:style-name="ACE-1" table:formula="of:=COM.MICROSOFT.SWITCH([.$A$1];1;MROUND(RAND();1);0;[.AA28])" office:value-type="float" office:value="0">
            <text:p>0</text:p>
          </table:table-cell>
          <table:table-cell table:style-name="ACE-1" table:formula="of:=COM.MICROSOFT.SWITCH([.$A$1];1;MROUND(RAND();1);0;[.AB28])" office:value-type="float" office:value="0">
            <text:p>0</text:p>
          </table:table-cell>
          <table:table-cell table:style-name="ACE-1" table:formula="of:=COM.MICROSOFT.SWITCH([.$A$1];1;MROUND(RAND();1);0;[.AC28])" office:value-type="float" office:value="0">
            <text:p>0</text:p>
          </table:table-cell>
          <table:table-cell table:style-name="ACE-1" table:formula="of:=COM.MICROSOFT.SWITCH([.$A$1];1;MROUND(RAND();1);0;[.AD28])" office:value-type="float" office:value="0">
            <text:p>0</text:p>
          </table:table-cell>
          <table:table-cell table:style-name="ACE-1" table:formula="of:=COM.MICROSOFT.SWITCH([.$A$1];1;MROUND(RAND();1);0;[.AE28])" office:value-type="float" office:value="0">
            <text:p>0</text:p>
          </table:table-cell>
          <table:table-cell table:style-name="ACE-1" table:formula="of:=COM.MICROSOFT.SWITCH([.$A$1];1;MROUND(RAND();1);0;[.AF28])" office:value-type="float" office:value="0">
            <text:p>0</text:p>
          </table:table-cell>
          <table:table-cell table:style-name="ACE-1" table:formula="of:=COM.MICROSOFT.SWITCH([.$A$1];1;MROUND(RAND();1);0;[.AG28])" office:value-type="float" office:value="0">
            <text:p>0</text:p>
          </table:table-cell>
          <table:table-cell table:style-name="ACE-1" table:formula="of:=COM.MICROSOFT.SWITCH([.$A$1];1;MROUND(RAND();1);0;[.AH28])" office:value-type="float" office:value="0">
            <text:p>0</text:p>
          </table:table-cell>
          <table:table-cell table:style-name="ACE-1" table:formula="of:=COM.MICROSOFT.SWITCH([.$A$1];1;MROUND(RAND();1);0;[.AI28])" office:value-type="float" office:value="0">
            <text:p>0</text:p>
          </table:table-cell>
          <table:table-cell table:style-name="ACE-1" table:formula="of:=COM.MICROSOFT.SWITCH([.$A$1];1;MROUND(RAND();1);0;[.AJ28])" office:value-type="float" office:value="0">
            <text:p>0</text:p>
          </table:table-cell>
          <table:table-cell table:style-name="ACE-1" table:formula="of:=COM.MICROSOFT.SWITCH([.$A$1];1;MROUND(RAND();1);0;[.AK28])" office:value-type="float" office:value="0">
            <text:p>0</text:p>
          </table:table-cell>
          <table:table-cell table:style-name="ACE-1" table:formula="of:=COM.MICROSOFT.SWITCH([.$A$1];1;MROUND(RAND();1);0;[.AL28])" office:value-type="float" office:value="0">
            <text:p>0</text:p>
          </table:table-cell>
          <table:table-cell table:style-name="ACE-1" table:formula="of:=COM.MICROSOFT.SWITCH([.$A$1];1;MROUND(RAND();1);0;[.AM28])" office:value-type="float" office:value="0">
            <text:p>0</text:p>
          </table:table-cell>
          <table:table-cell table:style-name="ACE-1" table:formula="of:=COM.MICROSOFT.SWITCH([.$A$1];1;MROUND(RAND();1);0;[.AN28])" office:value-type="float" office:value="0">
            <text:p>0</text:p>
          </table:table-cell>
          <table:table-cell table:style-name="ACE-1" table:formula="of:=COM.MICROSOFT.SWITCH([.$A$1];1;MROUND(RAND();1);0;[.AO28])" office:value-type="float" office:value="0">
            <text:p>0</text:p>
          </table:table-cell>
          <table:table-cell table:style-name="ACE-1" table:formula="of:=COM.MICROSOFT.SWITCH([.$A$1];1;MROUND(RAND();1);0;[.AP28])" office:value-type="float" office:value="0">
            <text:p>0</text:p>
          </table:table-cell>
          <table:table-cell table:style-name="ACE-1" table:formula="of:=COM.MICROSOFT.SWITCH([.$A$1];1;MROUND(RAND();1);0;[.AQ28])" office:value-type="float" office:value="0">
            <text:p>0</text:p>
          </table:table-cell>
          <table:table-cell table:style-name="ACE-1" table:formula="of:=COM.MICROSOFT.SWITCH([.$A$1];1;MROUND(RAND();1);0;[.AR28])" office:value-type="float" office:value="0">
            <text:p>0</text:p>
          </table:table-cell>
          <table:table-cell table:style-name="ACE-1" table:formula="of:=COM.MICROSOFT.SWITCH([.$A$1];1;MROUND(RAND();1);0;[.AS28])" office:value-type="float" office:value="0">
            <text:p>0</text:p>
          </table:table-cell>
          <table:table-cell table:style-name="ACE-1" table:formula="of:=COM.MICROSOFT.SWITCH([.$A$1];1;MROUND(RAND();1);0;[.AT28])" office:value-type="float" office:value="0">
            <text:p>0</text:p>
          </table:table-cell>
          <table:table-cell table:style-name="ACE-1" table:formula="of:=COM.MICROSOFT.SWITCH([.$A$1];1;MROUND(RAND();1);0;[.AU28])" office:value-type="float" office:value="0">
            <text:p>0</text:p>
          </table:table-cell>
          <table:table-cell table:style-name="ACE-1" table:formula="of:=COM.MICROSOFT.SWITCH([.$A$1];1;MROUND(RAND();1);0;[.AV28])" office:value-type="float" office:value="0">
            <text:p>0</text:p>
          </table:table-cell>
          <table:table-cell table:style-name="ACE-1" table:formula="of:=COM.MICROSOFT.SWITCH([.$A$1];1;MROUND(RAND();1);0;[.AW28])" office:value-type="float" office:value="0">
            <text:p>0</text:p>
          </table:table-cell>
          <table:table-cell table:style-name="ACE-1" table:formula="of:=COM.MICROSOFT.SWITCH([.$A$1];1;MROUND(RAND();1);0;[.AX28])" office:value-type="float" office:value="0">
            <text:p>0</text:p>
          </table:table-cell>
          <table:table-cell table:style-name="ACE-1" table:formula="of:=COM.MICROSOFT.SWITCH([.$A$1];1;MROUND(RAND();1);0;[.AY28])" office:value-type="float" office:value="0">
            <text:p>0</text:p>
          </table:table-cell>
          <table:table-cell table:style-name="ACE-1" table:formula="of:=COM.MICROSOFT.SWITCH([.$A$1];1;MROUND(RAND();1);0;[.AZ28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29])" office:value-type="float" office:value="0">
            <text:p>0</text:p>
          </table:table-cell>
          <table:table-cell table:style-name="ACE-1" table:formula="of:=COM.MICROSOFT.SWITCH([.$A$1];1;MROUND(RAND();1);0;[.D29])" office:value-type="float" office:value="0">
            <text:p>0</text:p>
          </table:table-cell>
          <table:table-cell table:style-name="ACE-1" table:formula="of:=COM.MICROSOFT.SWITCH([.$A$1];1;MROUND(RAND();1);0;[.E29])" office:value-type="float" office:value="0">
            <text:p>0</text:p>
          </table:table-cell>
          <table:table-cell table:style-name="ACE-1" table:formula="of:=COM.MICROSOFT.SWITCH([.$A$1];1;MROUND(RAND();1);0;[.F29])" office:value-type="float" office:value="0">
            <text:p>0</text:p>
          </table:table-cell>
          <table:table-cell table:style-name="ACE-1" table:formula="of:=COM.MICROSOFT.SWITCH([.$A$1];1;MROUND(RAND();1);0;[.G29])" office:value-type="float" office:value="0">
            <text:p>0</text:p>
          </table:table-cell>
          <table:table-cell table:style-name="ACE-1" table:formula="of:=COM.MICROSOFT.SWITCH([.$A$1];1;MROUND(RAND();1);0;[.H29])" office:value-type="float" office:value="0">
            <text:p>0</text:p>
          </table:table-cell>
          <table:table-cell table:style-name="ACE-1" table:formula="of:=COM.MICROSOFT.SWITCH([.$A$1];1;MROUND(RAND();1);0;[.I29])" office:value-type="float" office:value="0">
            <text:p>0</text:p>
          </table:table-cell>
          <table:table-cell table:style-name="ACE-1" table:formula="of:=COM.MICROSOFT.SWITCH([.$A$1];1;MROUND(RAND();1);0;[.J29])" office:value-type="float" office:value="0">
            <text:p>0</text:p>
          </table:table-cell>
          <table:table-cell table:style-name="ACE-1" table:formula="of:=COM.MICROSOFT.SWITCH([.$A$1];1;MROUND(RAND();1);0;[.K29])" office:value-type="float" office:value="0">
            <text:p>0</text:p>
          </table:table-cell>
          <table:table-cell table:style-name="ACE-1" table:formula="of:=COM.MICROSOFT.SWITCH([.$A$1];1;MROUND(RAND();1);0;[.L29])" office:value-type="float" office:value="0">
            <text:p>0</text:p>
          </table:table-cell>
          <table:table-cell table:style-name="ACE-1" table:formula="of:=COM.MICROSOFT.SWITCH([.$A$1];1;MROUND(RAND();1);0;[.M29])" office:value-type="float" office:value="0">
            <text:p>0</text:p>
          </table:table-cell>
          <table:table-cell table:style-name="ACE-1" table:formula="of:=COM.MICROSOFT.SWITCH([.$A$1];1;MROUND(RAND();1);0;[.N29])" office:value-type="float" office:value="0">
            <text:p>0</text:p>
          </table:table-cell>
          <table:table-cell table:style-name="ACE-1" table:formula="of:=COM.MICROSOFT.SWITCH([.$A$1];1;MROUND(RAND();1);0;[.O29])" office:value-type="float" office:value="0">
            <text:p>0</text:p>
          </table:table-cell>
          <table:table-cell table:style-name="ACE-1" table:formula="of:=COM.MICROSOFT.SWITCH([.$A$1];1;MROUND(RAND();1);0;[.P29])" office:value-type="float" office:value="0">
            <text:p>0</text:p>
          </table:table-cell>
          <table:table-cell table:style-name="ACE-1" table:formula="of:=COM.MICROSOFT.SWITCH([.$A$1];1;MROUND(RAND();1);0;[.Q29])" office:value-type="float" office:value="0">
            <text:p>0</text:p>
          </table:table-cell>
          <table:table-cell table:style-name="ACE-1" table:formula="of:=COM.MICROSOFT.SWITCH([.$A$1];1;MROUND(RAND();1);0;[.R29])" office:value-type="float" office:value="0">
            <text:p>0</text:p>
          </table:table-cell>
          <table:table-cell table:style-name="ACE-1" table:formula="of:=COM.MICROSOFT.SWITCH([.$A$1];1;MROUND(RAND();1);0;[.S29])" office:value-type="float" office:value="0">
            <text:p>0</text:p>
          </table:table-cell>
          <table:table-cell table:style-name="ACE-1" table:formula="of:=COM.MICROSOFT.SWITCH([.$A$1];1;MROUND(RAND();1);0;[.T29])" office:value-type="float" office:value="0">
            <text:p>0</text:p>
          </table:table-cell>
          <table:table-cell table:style-name="ACE-1" table:formula="of:=COM.MICROSOFT.SWITCH([.$A$1];1;MROUND(RAND();1);0;[.U29])" office:value-type="float" office:value="0">
            <text:p>0</text:p>
          </table:table-cell>
          <table:table-cell table:style-name="ACE-1" table:formula="of:=COM.MICROSOFT.SWITCH([.$A$1];1;MROUND(RAND();1);0;[.V29])" office:value-type="float" office:value="0">
            <text:p>0</text:p>
          </table:table-cell>
          <table:table-cell table:style-name="ACE-1" table:formula="of:=COM.MICROSOFT.SWITCH([.$A$1];1;MROUND(RAND();1);0;[.W29])" office:value-type="float" office:value="0">
            <text:p>0</text:p>
          </table:table-cell>
          <table:table-cell table:style-name="ACE-1" table:formula="of:=COM.MICROSOFT.SWITCH([.$A$1];1;MROUND(RAND();1);0;[.X29])" office:value-type="float" office:value="0">
            <text:p>0</text:p>
          </table:table-cell>
          <table:table-cell table:style-name="ACE-1" table:formula="of:=COM.MICROSOFT.SWITCH([.$A$1];1;MROUND(RAND();1);0;[.Y29])" office:value-type="float" office:value="0">
            <text:p>0</text:p>
          </table:table-cell>
          <table:table-cell table:style-name="ACE-1" table:formula="of:=COM.MICROSOFT.SWITCH([.$A$1];1;MROUND(RAND();1);0;[.Z29])" office:value-type="float" office:value="0">
            <text:p>0</text:p>
          </table:table-cell>
          <table:table-cell table:style-name="ACE-1" table:formula="of:=COM.MICROSOFT.SWITCH([.$A$1];1;MROUND(RAND();1);0;[.AA29])" office:value-type="float" office:value="0">
            <text:p>0</text:p>
          </table:table-cell>
          <table:table-cell table:style-name="ACE-1" table:formula="of:=COM.MICROSOFT.SWITCH([.$A$1];1;MROUND(RAND();1);0;[.AB29])" office:value-type="float" office:value="0">
            <text:p>0</text:p>
          </table:table-cell>
          <table:table-cell table:style-name="ACE-1" table:formula="of:=COM.MICROSOFT.SWITCH([.$A$1];1;MROUND(RAND();1);0;[.AC29])" office:value-type="float" office:value="0">
            <text:p>0</text:p>
          </table:table-cell>
          <table:table-cell table:style-name="ACE-1" table:formula="of:=COM.MICROSOFT.SWITCH([.$A$1];1;MROUND(RAND();1);0;[.AD29])" office:value-type="float" office:value="0">
            <text:p>0</text:p>
          </table:table-cell>
          <table:table-cell table:style-name="ACE-1" table:formula="of:=COM.MICROSOFT.SWITCH([.$A$1];1;MROUND(RAND();1);0;[.AE29])" office:value-type="float" office:value="0">
            <text:p>0</text:p>
          </table:table-cell>
          <table:table-cell table:style-name="ACE-1" table:formula="of:=COM.MICROSOFT.SWITCH([.$A$1];1;MROUND(RAND();1);0;[.AF29])" office:value-type="float" office:value="0">
            <text:p>0</text:p>
          </table:table-cell>
          <table:table-cell table:style-name="ACE-1" table:formula="of:=COM.MICROSOFT.SWITCH([.$A$1];1;MROUND(RAND();1);0;[.AG29])" office:value-type="float" office:value="0">
            <text:p>0</text:p>
          </table:table-cell>
          <table:table-cell table:style-name="ACE-1" table:formula="of:=COM.MICROSOFT.SWITCH([.$A$1];1;MROUND(RAND();1);0;[.AH29])" office:value-type="float" office:value="0">
            <text:p>0</text:p>
          </table:table-cell>
          <table:table-cell table:style-name="ACE-1" table:formula="of:=COM.MICROSOFT.SWITCH([.$A$1];1;MROUND(RAND();1);0;[.AI29])" office:value-type="float" office:value="0">
            <text:p>0</text:p>
          </table:table-cell>
          <table:table-cell table:style-name="ACE-1" table:formula="of:=COM.MICROSOFT.SWITCH([.$A$1];1;MROUND(RAND();1);0;[.AJ29])" office:value-type="float" office:value="0">
            <text:p>0</text:p>
          </table:table-cell>
          <table:table-cell table:style-name="ACE-1" table:formula="of:=COM.MICROSOFT.SWITCH([.$A$1];1;MROUND(RAND();1);0;[.AK29])" office:value-type="float" office:value="0">
            <text:p>0</text:p>
          </table:table-cell>
          <table:table-cell table:style-name="ACE-1" table:formula="of:=COM.MICROSOFT.SWITCH([.$A$1];1;MROUND(RAND();1);0;[.AL29])" office:value-type="float" office:value="0">
            <text:p>0</text:p>
          </table:table-cell>
          <table:table-cell table:style-name="ACE-1" table:formula="of:=COM.MICROSOFT.SWITCH([.$A$1];1;MROUND(RAND();1);0;[.AM29])" office:value-type="float" office:value="0">
            <text:p>0</text:p>
          </table:table-cell>
          <table:table-cell table:style-name="ACE-1" table:formula="of:=COM.MICROSOFT.SWITCH([.$A$1];1;MROUND(RAND();1);0;[.AN29])" office:value-type="float" office:value="0">
            <text:p>0</text:p>
          </table:table-cell>
          <table:table-cell table:style-name="ACE-1" table:formula="of:=COM.MICROSOFT.SWITCH([.$A$1];1;MROUND(RAND();1);0;[.AO29])" office:value-type="float" office:value="0">
            <text:p>0</text:p>
          </table:table-cell>
          <table:table-cell table:style-name="ACE-1" table:formula="of:=COM.MICROSOFT.SWITCH([.$A$1];1;MROUND(RAND();1);0;[.AP29])" office:value-type="float" office:value="0">
            <text:p>0</text:p>
          </table:table-cell>
          <table:table-cell table:style-name="ACE-1" table:formula="of:=COM.MICROSOFT.SWITCH([.$A$1];1;MROUND(RAND();1);0;[.AQ29])" office:value-type="float" office:value="0">
            <text:p>0</text:p>
          </table:table-cell>
          <table:table-cell table:style-name="ACE-1" table:formula="of:=COM.MICROSOFT.SWITCH([.$A$1];1;MROUND(RAND();1);0;[.AR29])" office:value-type="float" office:value="0">
            <text:p>0</text:p>
          </table:table-cell>
          <table:table-cell table:style-name="ACE-1" table:formula="of:=COM.MICROSOFT.SWITCH([.$A$1];1;MROUND(RAND();1);0;[.AS29])" office:value-type="float" office:value="0">
            <text:p>0</text:p>
          </table:table-cell>
          <table:table-cell table:style-name="ACE-1" table:formula="of:=COM.MICROSOFT.SWITCH([.$A$1];1;MROUND(RAND();1);0;[.AT29])" office:value-type="float" office:value="0">
            <text:p>0</text:p>
          </table:table-cell>
          <table:table-cell table:style-name="ACE-1" table:formula="of:=COM.MICROSOFT.SWITCH([.$A$1];1;MROUND(RAND();1);0;[.AU29])" office:value-type="float" office:value="0">
            <text:p>0</text:p>
          </table:table-cell>
          <table:table-cell table:style-name="ACE-1" table:formula="of:=COM.MICROSOFT.SWITCH([.$A$1];1;MROUND(RAND();1);0;[.AV29])" office:value-type="float" office:value="0">
            <text:p>0</text:p>
          </table:table-cell>
          <table:table-cell table:style-name="ACE-1" table:formula="of:=COM.MICROSOFT.SWITCH([.$A$1];1;MROUND(RAND();1);0;[.AW29])" office:value-type="float" office:value="0">
            <text:p>0</text:p>
          </table:table-cell>
          <table:table-cell table:style-name="ACE-1" table:formula="of:=COM.MICROSOFT.SWITCH([.$A$1];1;MROUND(RAND();1);0;[.AX29])" office:value-type="float" office:value="0">
            <text:p>0</text:p>
          </table:table-cell>
          <table:table-cell table:style-name="ACE-1" table:formula="of:=COM.MICROSOFT.SWITCH([.$A$1];1;MROUND(RAND();1);0;[.AY29])" office:value-type="float" office:value="0">
            <text:p>0</text:p>
          </table:table-cell>
          <table:table-cell table:style-name="ACE-1" table:formula="of:=COM.MICROSOFT.SWITCH([.$A$1];1;MROUND(RAND();1);0;[.AZ29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0])" office:value-type="float" office:value="0">
            <text:p>0</text:p>
          </table:table-cell>
          <table:table-cell table:style-name="ACE-1" table:formula="of:=COM.MICROSOFT.SWITCH([.$A$1];1;MROUND(RAND();1);0;[.D30])" office:value-type="float" office:value="0">
            <text:p>0</text:p>
          </table:table-cell>
          <table:table-cell table:style-name="ACE-1" table:formula="of:=COM.MICROSOFT.SWITCH([.$A$1];1;MROUND(RAND();1);0;[.E30])" office:value-type="float" office:value="0">
            <text:p>0</text:p>
          </table:table-cell>
          <table:table-cell table:style-name="ACE-1" table:formula="of:=COM.MICROSOFT.SWITCH([.$A$1];1;MROUND(RAND();1);0;[.F30])" office:value-type="float" office:value="0">
            <text:p>0</text:p>
          </table:table-cell>
          <table:table-cell table:style-name="ACE-1" table:formula="of:=COM.MICROSOFT.SWITCH([.$A$1];1;MROUND(RAND();1);0;[.G30])" office:value-type="float" office:value="0">
            <text:p>0</text:p>
          </table:table-cell>
          <table:table-cell table:style-name="ACE-1" table:formula="of:=COM.MICROSOFT.SWITCH([.$A$1];1;MROUND(RAND();1);0;[.H30])" office:value-type="float" office:value="0">
            <text:p>0</text:p>
          </table:table-cell>
          <table:table-cell table:style-name="ACE-1" table:formula="of:=COM.MICROSOFT.SWITCH([.$A$1];1;MROUND(RAND();1);0;[.I30])" office:value-type="float" office:value="0">
            <text:p>0</text:p>
          </table:table-cell>
          <table:table-cell table:style-name="ACE-1" table:formula="of:=COM.MICROSOFT.SWITCH([.$A$1];1;MROUND(RAND();1);0;[.J30])" office:value-type="float" office:value="0">
            <text:p>0</text:p>
          </table:table-cell>
          <table:table-cell table:style-name="ACE-1" table:formula="of:=COM.MICROSOFT.SWITCH([.$A$1];1;MROUND(RAND();1);0;[.K30])" office:value-type="float" office:value="0">
            <text:p>0</text:p>
          </table:table-cell>
          <table:table-cell table:style-name="ACE-1" table:formula="of:=COM.MICROSOFT.SWITCH([.$A$1];1;MROUND(RAND();1);0;[.L30])" office:value-type="float" office:value="0">
            <text:p>0</text:p>
          </table:table-cell>
          <table:table-cell table:style-name="ACE-1" table:formula="of:=COM.MICROSOFT.SWITCH([.$A$1];1;MROUND(RAND();1);0;[.M30])" office:value-type="float" office:value="0">
            <text:p>0</text:p>
          </table:table-cell>
          <table:table-cell table:style-name="ACE-1" table:formula="of:=COM.MICROSOFT.SWITCH([.$A$1];1;MROUND(RAND();1);0;[.N30])" office:value-type="float" office:value="0">
            <text:p>0</text:p>
          </table:table-cell>
          <table:table-cell table:style-name="ACE-1" table:formula="of:=COM.MICROSOFT.SWITCH([.$A$1];1;MROUND(RAND();1);0;[.O30])" office:value-type="float" office:value="0">
            <text:p>0</text:p>
          </table:table-cell>
          <table:table-cell table:style-name="ACE-1" table:formula="of:=COM.MICROSOFT.SWITCH([.$A$1];1;MROUND(RAND();1);0;[.P30])" office:value-type="float" office:value="0">
            <text:p>0</text:p>
          </table:table-cell>
          <table:table-cell table:style-name="ACE-1" table:formula="of:=COM.MICROSOFT.SWITCH([.$A$1];1;MROUND(RAND();1);0;[.Q30])" office:value-type="float" office:value="0">
            <text:p>0</text:p>
          </table:table-cell>
          <table:table-cell table:style-name="ACE-1" table:formula="of:=COM.MICROSOFT.SWITCH([.$A$1];1;MROUND(RAND();1);0;[.R30])" office:value-type="float" office:value="0">
            <text:p>0</text:p>
          </table:table-cell>
          <table:table-cell table:style-name="ACE-1" table:formula="of:=COM.MICROSOFT.SWITCH([.$A$1];1;MROUND(RAND();1);0;[.S30])" office:value-type="float" office:value="0">
            <text:p>0</text:p>
          </table:table-cell>
          <table:table-cell table:style-name="ACE-1" table:formula="of:=COM.MICROSOFT.SWITCH([.$A$1];1;MROUND(RAND();1);0;[.T30])" office:value-type="float" office:value="0">
            <text:p>0</text:p>
          </table:table-cell>
          <table:table-cell table:style-name="ACE-1" table:formula="of:=COM.MICROSOFT.SWITCH([.$A$1];1;MROUND(RAND();1);0;[.U30])" office:value-type="float" office:value="0">
            <text:p>0</text:p>
          </table:table-cell>
          <table:table-cell table:style-name="ACE-1" table:formula="of:=COM.MICROSOFT.SWITCH([.$A$1];1;MROUND(RAND();1);0;[.V30])" office:value-type="float" office:value="0">
            <text:p>0</text:p>
          </table:table-cell>
          <table:table-cell table:style-name="ACE-1" table:formula="of:=COM.MICROSOFT.SWITCH([.$A$1];1;MROUND(RAND();1);0;[.W30])" office:value-type="float" office:value="0">
            <text:p>0</text:p>
          </table:table-cell>
          <table:table-cell table:style-name="ACE-1" table:formula="of:=COM.MICROSOFT.SWITCH([.$A$1];1;MROUND(RAND();1);0;[.X30])" office:value-type="float" office:value="0">
            <text:p>0</text:p>
          </table:table-cell>
          <table:table-cell table:style-name="ACE-1" table:formula="of:=COM.MICROSOFT.SWITCH([.$A$1];1;MROUND(RAND();1);0;[.Y30])" office:value-type="float" office:value="0">
            <text:p>0</text:p>
          </table:table-cell>
          <table:table-cell table:style-name="ACE-1" table:formula="of:=COM.MICROSOFT.SWITCH([.$A$1];1;MROUND(RAND();1);0;[.Z30])" office:value-type="float" office:value="0">
            <text:p>0</text:p>
          </table:table-cell>
          <table:table-cell table:style-name="ACE-1" table:formula="of:=COM.MICROSOFT.SWITCH([.$A$1];1;MROUND(RAND();1);0;[.AA30])" office:value-type="float" office:value="0">
            <text:p>0</text:p>
          </table:table-cell>
          <table:table-cell table:style-name="ACE-1" table:formula="of:=COM.MICROSOFT.SWITCH([.$A$1];1;MROUND(RAND();1);0;[.AB30])" office:value-type="float" office:value="0">
            <text:p>0</text:p>
          </table:table-cell>
          <table:table-cell table:style-name="ACE-1" table:formula="of:=COM.MICROSOFT.SWITCH([.$A$1];1;MROUND(RAND();1);0;[.AC30])" office:value-type="float" office:value="0">
            <text:p>0</text:p>
          </table:table-cell>
          <table:table-cell table:style-name="ACE-1" table:formula="of:=COM.MICROSOFT.SWITCH([.$A$1];1;MROUND(RAND();1);0;[.AD30])" office:value-type="float" office:value="0">
            <text:p>0</text:p>
          </table:table-cell>
          <table:table-cell table:style-name="ACE-1" table:formula="of:=COM.MICROSOFT.SWITCH([.$A$1];1;MROUND(RAND();1);0;[.AE30])" office:value-type="float" office:value="0">
            <text:p>0</text:p>
          </table:table-cell>
          <table:table-cell table:style-name="ACE-1" table:formula="of:=COM.MICROSOFT.SWITCH([.$A$1];1;MROUND(RAND();1);0;[.AF30])" office:value-type="float" office:value="0">
            <text:p>0</text:p>
          </table:table-cell>
          <table:table-cell table:style-name="ACE-1" table:formula="of:=COM.MICROSOFT.SWITCH([.$A$1];1;MROUND(RAND();1);0;[.AG30])" office:value-type="float" office:value="0">
            <text:p>0</text:p>
          </table:table-cell>
          <table:table-cell table:style-name="ACE-1" table:formula="of:=COM.MICROSOFT.SWITCH([.$A$1];1;MROUND(RAND();1);0;[.AH30])" office:value-type="float" office:value="0">
            <text:p>0</text:p>
          </table:table-cell>
          <table:table-cell table:style-name="ACE-1" table:formula="of:=COM.MICROSOFT.SWITCH([.$A$1];1;MROUND(RAND();1);0;[.AI30])" office:value-type="float" office:value="0">
            <text:p>0</text:p>
          </table:table-cell>
          <table:table-cell table:style-name="ACE-1" table:formula="of:=COM.MICROSOFT.SWITCH([.$A$1];1;MROUND(RAND();1);0;[.AJ30])" office:value-type="float" office:value="0">
            <text:p>0</text:p>
          </table:table-cell>
          <table:table-cell table:style-name="ACE-1" table:formula="of:=COM.MICROSOFT.SWITCH([.$A$1];1;MROUND(RAND();1);0;[.AK30])" office:value-type="float" office:value="0">
            <text:p>0</text:p>
          </table:table-cell>
          <table:table-cell table:style-name="ACE-1" table:formula="of:=COM.MICROSOFT.SWITCH([.$A$1];1;MROUND(RAND();1);0;[.AL30])" office:value-type="float" office:value="0">
            <text:p>0</text:p>
          </table:table-cell>
          <table:table-cell table:style-name="ACE-1" table:formula="of:=COM.MICROSOFT.SWITCH([.$A$1];1;MROUND(RAND();1);0;[.AM30])" office:value-type="float" office:value="0">
            <text:p>0</text:p>
          </table:table-cell>
          <table:table-cell table:style-name="ACE-1" table:formula="of:=COM.MICROSOFT.SWITCH([.$A$1];1;MROUND(RAND();1);0;[.AN30])" office:value-type="float" office:value="0">
            <text:p>0</text:p>
          </table:table-cell>
          <table:table-cell table:style-name="ACE-1" table:formula="of:=COM.MICROSOFT.SWITCH([.$A$1];1;MROUND(RAND();1);0;[.AO30])" office:value-type="float" office:value="0">
            <text:p>0</text:p>
          </table:table-cell>
          <table:table-cell table:style-name="ACE-1" table:formula="of:=COM.MICROSOFT.SWITCH([.$A$1];1;MROUND(RAND();1);0;[.AP30])" office:value-type="float" office:value="0">
            <text:p>0</text:p>
          </table:table-cell>
          <table:table-cell table:style-name="ACE-1" table:formula="of:=COM.MICROSOFT.SWITCH([.$A$1];1;MROUND(RAND();1);0;[.AQ30])" office:value-type="float" office:value="0">
            <text:p>0</text:p>
          </table:table-cell>
          <table:table-cell table:style-name="ACE-1" table:formula="of:=COM.MICROSOFT.SWITCH([.$A$1];1;MROUND(RAND();1);0;[.AR30])" office:value-type="float" office:value="0">
            <text:p>0</text:p>
          </table:table-cell>
          <table:table-cell table:style-name="ACE-1" table:formula="of:=COM.MICROSOFT.SWITCH([.$A$1];1;MROUND(RAND();1);0;[.AS30])" office:value-type="float" office:value="0">
            <text:p>0</text:p>
          </table:table-cell>
          <table:table-cell table:style-name="ACE-1" table:formula="of:=COM.MICROSOFT.SWITCH([.$A$1];1;MROUND(RAND();1);0;[.AT30])" office:value-type="float" office:value="0">
            <text:p>0</text:p>
          </table:table-cell>
          <table:table-cell table:style-name="ACE-1" table:formula="of:=COM.MICROSOFT.SWITCH([.$A$1];1;MROUND(RAND();1);0;[.AU30])" office:value-type="float" office:value="0">
            <text:p>0</text:p>
          </table:table-cell>
          <table:table-cell table:style-name="ACE-1" table:formula="of:=COM.MICROSOFT.SWITCH([.$A$1];1;MROUND(RAND();1);0;[.AV30])" office:value-type="float" office:value="0">
            <text:p>0</text:p>
          </table:table-cell>
          <table:table-cell table:style-name="ACE-1" table:formula="of:=COM.MICROSOFT.SWITCH([.$A$1];1;MROUND(RAND();1);0;[.AW30])" office:value-type="float" office:value="0">
            <text:p>0</text:p>
          </table:table-cell>
          <table:table-cell table:style-name="ACE-1" table:formula="of:=COM.MICROSOFT.SWITCH([.$A$1];1;MROUND(RAND();1);0;[.AX30])" office:value-type="float" office:value="0">
            <text:p>0</text:p>
          </table:table-cell>
          <table:table-cell table:style-name="ACE-1" table:formula="of:=COM.MICROSOFT.SWITCH([.$A$1];1;MROUND(RAND();1);0;[.AY30])" office:value-type="float" office:value="0">
            <text:p>0</text:p>
          </table:table-cell>
          <table:table-cell table:style-name="ACE-1" table:formula="of:=COM.MICROSOFT.SWITCH([.$A$1];1;MROUND(RAND();1);0;[.AZ30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1])" office:value-type="float" office:value="0">
            <text:p>0</text:p>
          </table:table-cell>
          <table:table-cell table:style-name="ACE-1" table:formula="of:=COM.MICROSOFT.SWITCH([.$A$1];1;MROUND(RAND();1);0;[.D31])" office:value-type="float" office:value="0">
            <text:p>0</text:p>
          </table:table-cell>
          <table:table-cell table:style-name="ACE-1" table:formula="of:=COM.MICROSOFT.SWITCH([.$A$1];1;MROUND(RAND();1);0;[.E31])" office:value-type="float" office:value="0">
            <text:p>0</text:p>
          </table:table-cell>
          <table:table-cell table:style-name="ACE-1" table:formula="of:=COM.MICROSOFT.SWITCH([.$A$1];1;MROUND(RAND();1);0;[.F31])" office:value-type="float" office:value="0">
            <text:p>0</text:p>
          </table:table-cell>
          <table:table-cell table:style-name="ACE-1" table:formula="of:=COM.MICROSOFT.SWITCH([.$A$1];1;MROUND(RAND();1);0;[.G31])" office:value-type="float" office:value="0">
            <text:p>0</text:p>
          </table:table-cell>
          <table:table-cell table:style-name="ACE-1" table:formula="of:=COM.MICROSOFT.SWITCH([.$A$1];1;MROUND(RAND();1);0;[.H31])" office:value-type="float" office:value="0">
            <text:p>0</text:p>
          </table:table-cell>
          <table:table-cell table:style-name="ACE-1" table:formula="of:=COM.MICROSOFT.SWITCH([.$A$1];1;MROUND(RAND();1);0;[.I31])" office:value-type="float" office:value="0">
            <text:p>0</text:p>
          </table:table-cell>
          <table:table-cell table:style-name="ACE-1" table:formula="of:=COM.MICROSOFT.SWITCH([.$A$1];1;MROUND(RAND();1);0;[.J31])" office:value-type="float" office:value="0">
            <text:p>0</text:p>
          </table:table-cell>
          <table:table-cell table:style-name="ACE-1" table:formula="of:=COM.MICROSOFT.SWITCH([.$A$1];1;MROUND(RAND();1);0;[.K31])" office:value-type="float" office:value="0">
            <text:p>0</text:p>
          </table:table-cell>
          <table:table-cell table:style-name="ACE-1" table:formula="of:=COM.MICROSOFT.SWITCH([.$A$1];1;MROUND(RAND();1);0;[.L31])" office:value-type="float" office:value="0">
            <text:p>0</text:p>
          </table:table-cell>
          <table:table-cell table:style-name="ACE-1" table:formula="of:=COM.MICROSOFT.SWITCH([.$A$1];1;MROUND(RAND();1);0;[.M31])" office:value-type="float" office:value="0">
            <text:p>0</text:p>
          </table:table-cell>
          <table:table-cell table:style-name="ACE-1" table:formula="of:=COM.MICROSOFT.SWITCH([.$A$1];1;MROUND(RAND();1);0;[.N31])" office:value-type="float" office:value="0">
            <text:p>0</text:p>
          </table:table-cell>
          <table:table-cell table:style-name="ACE-1" table:formula="of:=COM.MICROSOFT.SWITCH([.$A$1];1;MROUND(RAND();1);0;[.O31])" office:value-type="float" office:value="0">
            <text:p>0</text:p>
          </table:table-cell>
          <table:table-cell table:style-name="ACE-1" table:formula="of:=COM.MICROSOFT.SWITCH([.$A$1];1;MROUND(RAND();1);0;[.P31])" office:value-type="float" office:value="0">
            <text:p>0</text:p>
          </table:table-cell>
          <table:table-cell table:style-name="ACE-1" table:formula="of:=COM.MICROSOFT.SWITCH([.$A$1];1;MROUND(RAND();1);0;[.Q31])" office:value-type="float" office:value="0">
            <text:p>0</text:p>
          </table:table-cell>
          <table:table-cell table:style-name="ACE-1" table:formula="of:=COM.MICROSOFT.SWITCH([.$A$1];1;MROUND(RAND();1);0;[.R31])" office:value-type="float" office:value="0">
            <text:p>0</text:p>
          </table:table-cell>
          <table:table-cell table:style-name="ACE-1" table:formula="of:=COM.MICROSOFT.SWITCH([.$A$1];1;MROUND(RAND();1);0;[.S31])" office:value-type="float" office:value="0">
            <text:p>0</text:p>
          </table:table-cell>
          <table:table-cell table:style-name="ACE-1" table:formula="of:=COM.MICROSOFT.SWITCH([.$A$1];1;MROUND(RAND();1);0;[.T31])" office:value-type="float" office:value="0">
            <text:p>0</text:p>
          </table:table-cell>
          <table:table-cell table:style-name="ACE-1" table:formula="of:=COM.MICROSOFT.SWITCH([.$A$1];1;MROUND(RAND();1);0;[.U31])" office:value-type="float" office:value="0">
            <text:p>0</text:p>
          </table:table-cell>
          <table:table-cell table:style-name="ACE-1" table:formula="of:=COM.MICROSOFT.SWITCH([.$A$1];1;MROUND(RAND();1);0;[.V31])" office:value-type="float" office:value="0">
            <text:p>0</text:p>
          </table:table-cell>
          <table:table-cell table:style-name="ACE-1" table:formula="of:=COM.MICROSOFT.SWITCH([.$A$1];1;MROUND(RAND();1);0;[.W31])" office:value-type="float" office:value="0">
            <text:p>0</text:p>
          </table:table-cell>
          <table:table-cell table:style-name="ACE-1" table:formula="of:=COM.MICROSOFT.SWITCH([.$A$1];1;MROUND(RAND();1);0;[.X31])" office:value-type="float" office:value="0">
            <text:p>0</text:p>
          </table:table-cell>
          <table:table-cell table:style-name="ACE-1" table:formula="of:=COM.MICROSOFT.SWITCH([.$A$1];1;MROUND(RAND();1);0;[.Y31])" office:value-type="float" office:value="0">
            <text:p>0</text:p>
          </table:table-cell>
          <table:table-cell table:style-name="ACE-1" table:formula="of:=COM.MICROSOFT.SWITCH([.$A$1];1;MROUND(RAND();1);0;[.Z31])" office:value-type="float" office:value="0">
            <text:p>0</text:p>
          </table:table-cell>
          <table:table-cell table:style-name="ACE-1" table:formula="of:=COM.MICROSOFT.SWITCH([.$A$1];1;MROUND(RAND();1);0;[.AA31])" office:value-type="float" office:value="0">
            <text:p>0</text:p>
          </table:table-cell>
          <table:table-cell table:style-name="ACE-1" table:formula="of:=COM.MICROSOFT.SWITCH([.$A$1];1;MROUND(RAND();1);0;[.AB31])" office:value-type="float" office:value="0">
            <text:p>0</text:p>
          </table:table-cell>
          <table:table-cell table:style-name="ACE-1" table:formula="of:=COM.MICROSOFT.SWITCH([.$A$1];1;MROUND(RAND();1);0;[.AC31])" office:value-type="float" office:value="0">
            <text:p>0</text:p>
          </table:table-cell>
          <table:table-cell table:style-name="ACE-1" table:formula="of:=COM.MICROSOFT.SWITCH([.$A$1];1;MROUND(RAND();1);0;[.AD31])" office:value-type="float" office:value="0">
            <text:p>0</text:p>
          </table:table-cell>
          <table:table-cell table:style-name="ACE-1" table:formula="of:=COM.MICROSOFT.SWITCH([.$A$1];1;MROUND(RAND();1);0;[.AE31])" office:value-type="float" office:value="0">
            <text:p>0</text:p>
          </table:table-cell>
          <table:table-cell table:style-name="ACE-1" table:formula="of:=COM.MICROSOFT.SWITCH([.$A$1];1;MROUND(RAND();1);0;[.AF31])" office:value-type="float" office:value="0">
            <text:p>0</text:p>
          </table:table-cell>
          <table:table-cell table:style-name="ACE-1" table:formula="of:=COM.MICROSOFT.SWITCH([.$A$1];1;MROUND(RAND();1);0;[.AG31])" office:value-type="float" office:value="0">
            <text:p>0</text:p>
          </table:table-cell>
          <table:table-cell table:style-name="ACE-1" table:formula="of:=COM.MICROSOFT.SWITCH([.$A$1];1;MROUND(RAND();1);0;[.AH31])" office:value-type="float" office:value="0">
            <text:p>0</text:p>
          </table:table-cell>
          <table:table-cell table:style-name="ACE-1" table:formula="of:=COM.MICROSOFT.SWITCH([.$A$1];1;MROUND(RAND();1);0;[.AI31])" office:value-type="float" office:value="0">
            <text:p>0</text:p>
          </table:table-cell>
          <table:table-cell table:style-name="ACE-1" table:formula="of:=COM.MICROSOFT.SWITCH([.$A$1];1;MROUND(RAND();1);0;[.AJ31])" office:value-type="float" office:value="0">
            <text:p>0</text:p>
          </table:table-cell>
          <table:table-cell table:style-name="ACE-1" table:formula="of:=COM.MICROSOFT.SWITCH([.$A$1];1;MROUND(RAND();1);0;[.AK31])" office:value-type="float" office:value="0">
            <text:p>0</text:p>
          </table:table-cell>
          <table:table-cell table:style-name="ACE-1" table:formula="of:=COM.MICROSOFT.SWITCH([.$A$1];1;MROUND(RAND();1);0;[.AL31])" office:value-type="float" office:value="0">
            <text:p>0</text:p>
          </table:table-cell>
          <table:table-cell table:style-name="ACE-1" table:formula="of:=COM.MICROSOFT.SWITCH([.$A$1];1;MROUND(RAND();1);0;[.AM31])" office:value-type="float" office:value="0">
            <text:p>0</text:p>
          </table:table-cell>
          <table:table-cell table:style-name="ACE-1" table:formula="of:=COM.MICROSOFT.SWITCH([.$A$1];1;MROUND(RAND();1);0;[.AN31])" office:value-type="float" office:value="0">
            <text:p>0</text:p>
          </table:table-cell>
          <table:table-cell table:style-name="ACE-1" table:formula="of:=COM.MICROSOFT.SWITCH([.$A$1];1;MROUND(RAND();1);0;[.AO31])" office:value-type="float" office:value="0">
            <text:p>0</text:p>
          </table:table-cell>
          <table:table-cell table:style-name="ACE-1" table:formula="of:=COM.MICROSOFT.SWITCH([.$A$1];1;MROUND(RAND();1);0;[.AP31])" office:value-type="float" office:value="0">
            <text:p>0</text:p>
          </table:table-cell>
          <table:table-cell table:style-name="ACE-1" table:formula="of:=COM.MICROSOFT.SWITCH([.$A$1];1;MROUND(RAND();1);0;[.AQ31])" office:value-type="float" office:value="0">
            <text:p>0</text:p>
          </table:table-cell>
          <table:table-cell table:style-name="ACE-1" table:formula="of:=COM.MICROSOFT.SWITCH([.$A$1];1;MROUND(RAND();1);0;[.AR31])" office:value-type="float" office:value="0">
            <text:p>0</text:p>
          </table:table-cell>
          <table:table-cell table:style-name="ACE-1" table:formula="of:=COM.MICROSOFT.SWITCH([.$A$1];1;MROUND(RAND();1);0;[.AS31])" office:value-type="float" office:value="0">
            <text:p>0</text:p>
          </table:table-cell>
          <table:table-cell table:style-name="ACE-1" table:formula="of:=COM.MICROSOFT.SWITCH([.$A$1];1;MROUND(RAND();1);0;[.AT31])" office:value-type="float" office:value="0">
            <text:p>0</text:p>
          </table:table-cell>
          <table:table-cell table:style-name="ACE-1" table:formula="of:=COM.MICROSOFT.SWITCH([.$A$1];1;MROUND(RAND();1);0;[.AU31])" office:value-type="float" office:value="0">
            <text:p>0</text:p>
          </table:table-cell>
          <table:table-cell table:style-name="ACE-1" table:formula="of:=COM.MICROSOFT.SWITCH([.$A$1];1;MROUND(RAND();1);0;[.AV31])" office:value-type="float" office:value="0">
            <text:p>0</text:p>
          </table:table-cell>
          <table:table-cell table:style-name="ACE-1" table:formula="of:=COM.MICROSOFT.SWITCH([.$A$1];1;MROUND(RAND();1);0;[.AW31])" office:value-type="float" office:value="0">
            <text:p>0</text:p>
          </table:table-cell>
          <table:table-cell table:style-name="ACE-1" table:formula="of:=COM.MICROSOFT.SWITCH([.$A$1];1;MROUND(RAND();1);0;[.AX31])" office:value-type="float" office:value="0">
            <text:p>0</text:p>
          </table:table-cell>
          <table:table-cell table:style-name="ACE-1" table:formula="of:=COM.MICROSOFT.SWITCH([.$A$1];1;MROUND(RAND();1);0;[.AY31])" office:value-type="float" office:value="0">
            <text:p>0</text:p>
          </table:table-cell>
          <table:table-cell table:style-name="ACE-1" table:formula="of:=COM.MICROSOFT.SWITCH([.$A$1];1;MROUND(RAND();1);0;[.AZ31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2])" office:value-type="float" office:value="0">
            <text:p>0</text:p>
          </table:table-cell>
          <table:table-cell table:style-name="ACE-1" table:formula="of:=COM.MICROSOFT.SWITCH([.$A$1];1;MROUND(RAND();1);0;[.D32])" office:value-type="float" office:value="0">
            <text:p>0</text:p>
          </table:table-cell>
          <table:table-cell table:style-name="ACE-1" table:formula="of:=COM.MICROSOFT.SWITCH([.$A$1];1;MROUND(RAND();1);0;[.E32])" office:value-type="float" office:value="0">
            <text:p>0</text:p>
          </table:table-cell>
          <table:table-cell table:style-name="ACE-1" table:formula="of:=COM.MICROSOFT.SWITCH([.$A$1];1;MROUND(RAND();1);0;[.F32])" office:value-type="float" office:value="0">
            <text:p>0</text:p>
          </table:table-cell>
          <table:table-cell table:style-name="ACE-1" table:formula="of:=COM.MICROSOFT.SWITCH([.$A$1];1;MROUND(RAND();1);0;[.G32])" office:value-type="float" office:value="0">
            <text:p>0</text:p>
          </table:table-cell>
          <table:table-cell table:style-name="ACE-1" table:formula="of:=COM.MICROSOFT.SWITCH([.$A$1];1;MROUND(RAND();1);0;[.H32])" office:value-type="float" office:value="0">
            <text:p>0</text:p>
          </table:table-cell>
          <table:table-cell table:style-name="ACE-1" table:formula="of:=COM.MICROSOFT.SWITCH([.$A$1];1;MROUND(RAND();1);0;[.I32])" office:value-type="float" office:value="0">
            <text:p>0</text:p>
          </table:table-cell>
          <table:table-cell table:style-name="ACE-1" table:formula="of:=COM.MICROSOFT.SWITCH([.$A$1];1;MROUND(RAND();1);0;[.J32])" office:value-type="float" office:value="0">
            <text:p>0</text:p>
          </table:table-cell>
          <table:table-cell table:style-name="ACE-1" table:formula="of:=COM.MICROSOFT.SWITCH([.$A$1];1;MROUND(RAND();1);0;[.K32])" office:value-type="float" office:value="0">
            <text:p>0</text:p>
          </table:table-cell>
          <table:table-cell table:style-name="ACE-1" table:formula="of:=COM.MICROSOFT.SWITCH([.$A$1];1;MROUND(RAND();1);0;[.L32])" office:value-type="float" office:value="0">
            <text:p>0</text:p>
          </table:table-cell>
          <table:table-cell table:style-name="ACE-1" table:formula="of:=COM.MICROSOFT.SWITCH([.$A$1];1;MROUND(RAND();1);0;[.M32])" office:value-type="float" office:value="0">
            <text:p>0</text:p>
          </table:table-cell>
          <table:table-cell table:style-name="ACE-1" table:formula="of:=COM.MICROSOFT.SWITCH([.$A$1];1;MROUND(RAND();1);0;[.N32])" office:value-type="float" office:value="0">
            <text:p>0</text:p>
          </table:table-cell>
          <table:table-cell table:style-name="ACE-1" table:formula="of:=COM.MICROSOFT.SWITCH([.$A$1];1;MROUND(RAND();1);0;[.O32])" office:value-type="float" office:value="0">
            <text:p>0</text:p>
          </table:table-cell>
          <table:table-cell table:style-name="ACE-1" table:formula="of:=COM.MICROSOFT.SWITCH([.$A$1];1;MROUND(RAND();1);0;[.P32])" office:value-type="float" office:value="0">
            <text:p>0</text:p>
          </table:table-cell>
          <table:table-cell table:style-name="ACE-1" table:formula="of:=COM.MICROSOFT.SWITCH([.$A$1];1;MROUND(RAND();1);0;[.Q32])" office:value-type="float" office:value="0">
            <text:p>0</text:p>
          </table:table-cell>
          <table:table-cell table:style-name="ACE-1" table:formula="of:=COM.MICROSOFT.SWITCH([.$A$1];1;MROUND(RAND();1);0;[.R32])" office:value-type="float" office:value="0">
            <text:p>0</text:p>
          </table:table-cell>
          <table:table-cell table:style-name="ACE-1" table:formula="of:=COM.MICROSOFT.SWITCH([.$A$1];1;MROUND(RAND();1);0;[.S32])" office:value-type="float" office:value="0">
            <text:p>0</text:p>
          </table:table-cell>
          <table:table-cell table:style-name="ACE-1" table:formula="of:=COM.MICROSOFT.SWITCH([.$A$1];1;MROUND(RAND();1);0;[.T32])" office:value-type="float" office:value="0">
            <text:p>0</text:p>
          </table:table-cell>
          <table:table-cell table:style-name="ACE-1" table:formula="of:=COM.MICROSOFT.SWITCH([.$A$1];1;MROUND(RAND();1);0;[.U32])" office:value-type="float" office:value="0">
            <text:p>0</text:p>
          </table:table-cell>
          <table:table-cell table:style-name="ACE-1" table:formula="of:=COM.MICROSOFT.SWITCH([.$A$1];1;MROUND(RAND();1);0;[.V32])" office:value-type="float" office:value="0">
            <text:p>0</text:p>
          </table:table-cell>
          <table:table-cell table:style-name="ACE-1" table:formula="of:=COM.MICROSOFT.SWITCH([.$A$1];1;MROUND(RAND();1);0;[.W32])" office:value-type="float" office:value="0">
            <text:p>0</text:p>
          </table:table-cell>
          <table:table-cell table:style-name="ACE-1" table:formula="of:=COM.MICROSOFT.SWITCH([.$A$1];1;MROUND(RAND();1);0;[.X32])" office:value-type="float" office:value="0">
            <text:p>0</text:p>
          </table:table-cell>
          <table:table-cell table:style-name="ACE-1" table:formula="of:=COM.MICROSOFT.SWITCH([.$A$1];1;MROUND(RAND();1);0;[.Y32])" office:value-type="float" office:value="0">
            <text:p>0</text:p>
          </table:table-cell>
          <table:table-cell table:style-name="ACE-1" table:formula="of:=COM.MICROSOFT.SWITCH([.$A$1];1;MROUND(RAND();1);0;[.Z32])" office:value-type="float" office:value="0">
            <text:p>0</text:p>
          </table:table-cell>
          <table:table-cell table:style-name="ACE-1" table:formula="of:=COM.MICROSOFT.SWITCH([.$A$1];1;MROUND(RAND();1);0;[.AA32])" office:value-type="float" office:value="0">
            <text:p>0</text:p>
          </table:table-cell>
          <table:table-cell table:style-name="ACE-1" table:formula="of:=COM.MICROSOFT.SWITCH([.$A$1];1;MROUND(RAND();1);0;[.AB32])" office:value-type="float" office:value="0">
            <text:p>0</text:p>
          </table:table-cell>
          <table:table-cell table:style-name="ACE-1" table:formula="of:=COM.MICROSOFT.SWITCH([.$A$1];1;MROUND(RAND();1);0;[.AC32])" office:value-type="float" office:value="0">
            <text:p>0</text:p>
          </table:table-cell>
          <table:table-cell table:style-name="ACE-1" table:formula="of:=COM.MICROSOFT.SWITCH([.$A$1];1;MROUND(RAND();1);0;[.AD32])" office:value-type="float" office:value="0">
            <text:p>0</text:p>
          </table:table-cell>
          <table:table-cell table:style-name="ACE-1" table:formula="of:=COM.MICROSOFT.SWITCH([.$A$1];1;MROUND(RAND();1);0;[.AE32])" office:value-type="float" office:value="0">
            <text:p>0</text:p>
          </table:table-cell>
          <table:table-cell table:style-name="ACE-1" table:formula="of:=COM.MICROSOFT.SWITCH([.$A$1];1;MROUND(RAND();1);0;[.AF32])" office:value-type="float" office:value="0">
            <text:p>0</text:p>
          </table:table-cell>
          <table:table-cell table:style-name="ACE-1" table:formula="of:=COM.MICROSOFT.SWITCH([.$A$1];1;MROUND(RAND();1);0;[.AG32])" office:value-type="float" office:value="0">
            <text:p>0</text:p>
          </table:table-cell>
          <table:table-cell table:style-name="ACE-1" table:formula="of:=COM.MICROSOFT.SWITCH([.$A$1];1;MROUND(RAND();1);0;[.AH32])" office:value-type="float" office:value="0">
            <text:p>0</text:p>
          </table:table-cell>
          <table:table-cell table:style-name="ACE-1" table:formula="of:=COM.MICROSOFT.SWITCH([.$A$1];1;MROUND(RAND();1);0;[.AI32])" office:value-type="float" office:value="0">
            <text:p>0</text:p>
          </table:table-cell>
          <table:table-cell table:style-name="ACE-1" table:formula="of:=COM.MICROSOFT.SWITCH([.$A$1];1;MROUND(RAND();1);0;[.AJ32])" office:value-type="float" office:value="0">
            <text:p>0</text:p>
          </table:table-cell>
          <table:table-cell table:style-name="ACE-1" table:formula="of:=COM.MICROSOFT.SWITCH([.$A$1];1;MROUND(RAND();1);0;[.AK32])" office:value-type="float" office:value="0">
            <text:p>0</text:p>
          </table:table-cell>
          <table:table-cell table:style-name="ACE-1" table:formula="of:=COM.MICROSOFT.SWITCH([.$A$1];1;MROUND(RAND();1);0;[.AL32])" office:value-type="float" office:value="0">
            <text:p>0</text:p>
          </table:table-cell>
          <table:table-cell table:style-name="ACE-1" table:formula="of:=COM.MICROSOFT.SWITCH([.$A$1];1;MROUND(RAND();1);0;[.AM32])" office:value-type="float" office:value="0">
            <text:p>0</text:p>
          </table:table-cell>
          <table:table-cell table:style-name="ACE-1" table:formula="of:=COM.MICROSOFT.SWITCH([.$A$1];1;MROUND(RAND();1);0;[.AN32])" office:value-type="float" office:value="0">
            <text:p>0</text:p>
          </table:table-cell>
          <table:table-cell table:style-name="ACE-1" table:formula="of:=COM.MICROSOFT.SWITCH([.$A$1];1;MROUND(RAND();1);0;[.AO32])" office:value-type="float" office:value="0">
            <text:p>0</text:p>
          </table:table-cell>
          <table:table-cell table:style-name="ACE-1" table:formula="of:=COM.MICROSOFT.SWITCH([.$A$1];1;MROUND(RAND();1);0;[.AP32])" office:value-type="float" office:value="0">
            <text:p>0</text:p>
          </table:table-cell>
          <table:table-cell table:style-name="ACE-1" table:formula="of:=COM.MICROSOFT.SWITCH([.$A$1];1;MROUND(RAND();1);0;[.AQ32])" office:value-type="float" office:value="0">
            <text:p>0</text:p>
          </table:table-cell>
          <table:table-cell table:style-name="ACE-1" table:formula="of:=COM.MICROSOFT.SWITCH([.$A$1];1;MROUND(RAND();1);0;[.AR32])" office:value-type="float" office:value="0">
            <text:p>0</text:p>
          </table:table-cell>
          <table:table-cell table:style-name="ACE-1" table:formula="of:=COM.MICROSOFT.SWITCH([.$A$1];1;MROUND(RAND();1);0;[.AS32])" office:value-type="float" office:value="0">
            <text:p>0</text:p>
          </table:table-cell>
          <table:table-cell table:style-name="ACE-1" table:formula="of:=COM.MICROSOFT.SWITCH([.$A$1];1;MROUND(RAND();1);0;[.AT32])" office:value-type="float" office:value="0">
            <text:p>0</text:p>
          </table:table-cell>
          <table:table-cell table:style-name="ACE-1" table:formula="of:=COM.MICROSOFT.SWITCH([.$A$1];1;MROUND(RAND();1);0;[.AU32])" office:value-type="float" office:value="0">
            <text:p>0</text:p>
          </table:table-cell>
          <table:table-cell table:style-name="ACE-1" table:formula="of:=COM.MICROSOFT.SWITCH([.$A$1];1;MROUND(RAND();1);0;[.AV32])" office:value-type="float" office:value="0">
            <text:p>0</text:p>
          </table:table-cell>
          <table:table-cell table:style-name="ACE-1" table:formula="of:=COM.MICROSOFT.SWITCH([.$A$1];1;MROUND(RAND();1);0;[.AW32])" office:value-type="float" office:value="0">
            <text:p>0</text:p>
          </table:table-cell>
          <table:table-cell table:style-name="ACE-1" table:formula="of:=COM.MICROSOFT.SWITCH([.$A$1];1;MROUND(RAND();1);0;[.AX32])" office:value-type="float" office:value="0">
            <text:p>0</text:p>
          </table:table-cell>
          <table:table-cell table:style-name="ACE-1" table:formula="of:=COM.MICROSOFT.SWITCH([.$A$1];1;MROUND(RAND();1);0;[.AY32])" office:value-type="float" office:value="0">
            <text:p>0</text:p>
          </table:table-cell>
          <table:table-cell table:style-name="ACE-1" table:formula="of:=COM.MICROSOFT.SWITCH([.$A$1];1;MROUND(RAND();1);0;[.AZ32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3])" office:value-type="float" office:value="0">
            <text:p>0</text:p>
          </table:table-cell>
          <table:table-cell table:style-name="ACE-1" table:formula="of:=COM.MICROSOFT.SWITCH([.$A$1];1;MROUND(RAND();1);0;[.D33])" office:value-type="float" office:value="0">
            <text:p>0</text:p>
          </table:table-cell>
          <table:table-cell table:style-name="ACE-1" table:formula="of:=COM.MICROSOFT.SWITCH([.$A$1];1;MROUND(RAND();1);0;[.E33])" office:value-type="float" office:value="0">
            <text:p>0</text:p>
          </table:table-cell>
          <table:table-cell table:style-name="ACE-1" table:formula="of:=COM.MICROSOFT.SWITCH([.$A$1];1;MROUND(RAND();1);0;[.F33])" office:value-type="float" office:value="0">
            <text:p>0</text:p>
          </table:table-cell>
          <table:table-cell table:style-name="ACE-1" table:formula="of:=COM.MICROSOFT.SWITCH([.$A$1];1;MROUND(RAND();1);0;[.G33])" office:value-type="float" office:value="0">
            <text:p>0</text:p>
          </table:table-cell>
          <table:table-cell table:style-name="ACE-1" table:formula="of:=COM.MICROSOFT.SWITCH([.$A$1];1;MROUND(RAND();1);0;[.H33])" office:value-type="float" office:value="0">
            <text:p>0</text:p>
          </table:table-cell>
          <table:table-cell table:style-name="ACE-1" table:formula="of:=COM.MICROSOFT.SWITCH([.$A$1];1;MROUND(RAND();1);0;[.I33])" office:value-type="float" office:value="0">
            <text:p>0</text:p>
          </table:table-cell>
          <table:table-cell table:style-name="ACE-1" table:formula="of:=COM.MICROSOFT.SWITCH([.$A$1];1;MROUND(RAND();1);0;[.J33])" office:value-type="float" office:value="0">
            <text:p>0</text:p>
          </table:table-cell>
          <table:table-cell table:style-name="ACE-1" table:formula="of:=COM.MICROSOFT.SWITCH([.$A$1];1;MROUND(RAND();1);0;[.K33])" office:value-type="float" office:value="0">
            <text:p>0</text:p>
          </table:table-cell>
          <table:table-cell table:style-name="ACE-1" table:formula="of:=COM.MICROSOFT.SWITCH([.$A$1];1;MROUND(RAND();1);0;[.L33])" office:value-type="float" office:value="0">
            <text:p>0</text:p>
          </table:table-cell>
          <table:table-cell table:style-name="ACE-1" table:formula="of:=COM.MICROSOFT.SWITCH([.$A$1];1;MROUND(RAND();1);0;[.M33])" office:value-type="float" office:value="0">
            <text:p>0</text:p>
          </table:table-cell>
          <table:table-cell table:style-name="ACE-1" table:formula="of:=COM.MICROSOFT.SWITCH([.$A$1];1;MROUND(RAND();1);0;[.N33])" office:value-type="float" office:value="0">
            <text:p>0</text:p>
          </table:table-cell>
          <table:table-cell table:style-name="ACE-1" table:formula="of:=COM.MICROSOFT.SWITCH([.$A$1];1;MROUND(RAND();1);0;[.O33])" office:value-type="float" office:value="0">
            <text:p>0</text:p>
          </table:table-cell>
          <table:table-cell table:style-name="ACE-1" table:formula="of:=COM.MICROSOFT.SWITCH([.$A$1];1;MROUND(RAND();1);0;[.P33])" office:value-type="float" office:value="0">
            <text:p>0</text:p>
          </table:table-cell>
          <table:table-cell table:style-name="ACE-1" table:formula="of:=COM.MICROSOFT.SWITCH([.$A$1];1;MROUND(RAND();1);0;[.Q33])" office:value-type="float" office:value="0">
            <text:p>0</text:p>
          </table:table-cell>
          <table:table-cell table:style-name="ACE-1" table:formula="of:=COM.MICROSOFT.SWITCH([.$A$1];1;MROUND(RAND();1);0;[.R33])" office:value-type="float" office:value="0">
            <text:p>0</text:p>
          </table:table-cell>
          <table:table-cell table:style-name="ACE-1" table:formula="of:=COM.MICROSOFT.SWITCH([.$A$1];1;MROUND(RAND();1);0;[.S33])" office:value-type="float" office:value="0">
            <text:p>0</text:p>
          </table:table-cell>
          <table:table-cell table:style-name="ACE-1" table:formula="of:=COM.MICROSOFT.SWITCH([.$A$1];1;MROUND(RAND();1);0;[.T33])" office:value-type="float" office:value="0">
            <text:p>0</text:p>
          </table:table-cell>
          <table:table-cell table:style-name="ACE-1" table:formula="of:=COM.MICROSOFT.SWITCH([.$A$1];1;MROUND(RAND();1);0;[.U33])" office:value-type="float" office:value="0">
            <text:p>0</text:p>
          </table:table-cell>
          <table:table-cell table:style-name="ACE-1" table:formula="of:=COM.MICROSOFT.SWITCH([.$A$1];1;MROUND(RAND();1);0;[.V33])" office:value-type="float" office:value="0">
            <text:p>0</text:p>
          </table:table-cell>
          <table:table-cell table:style-name="ACE-1" table:formula="of:=COM.MICROSOFT.SWITCH([.$A$1];1;MROUND(RAND();1);0;[.W33])" office:value-type="float" office:value="0">
            <text:p>0</text:p>
          </table:table-cell>
          <table:table-cell table:style-name="ACE-1" table:formula="of:=COM.MICROSOFT.SWITCH([.$A$1];1;MROUND(RAND();1);0;[.X33])" office:value-type="float" office:value="0">
            <text:p>0</text:p>
          </table:table-cell>
          <table:table-cell table:style-name="ACE-1" table:formula="of:=COM.MICROSOFT.SWITCH([.$A$1];1;MROUND(RAND();1);0;[.Y33])" office:value-type="float" office:value="0">
            <text:p>0</text:p>
          </table:table-cell>
          <table:table-cell table:style-name="ACE-1" table:formula="of:=COM.MICROSOFT.SWITCH([.$A$1];1;MROUND(RAND();1);0;[.Z33])" office:value-type="float" office:value="0">
            <text:p>0</text:p>
          </table:table-cell>
          <table:table-cell table:style-name="ACE-1" table:formula="of:=COM.MICROSOFT.SWITCH([.$A$1];1;MROUND(RAND();1);0;[.AA33])" office:value-type="float" office:value="0">
            <text:p>0</text:p>
          </table:table-cell>
          <table:table-cell table:style-name="ACE-1" table:formula="of:=COM.MICROSOFT.SWITCH([.$A$1];1;MROUND(RAND();1);0;[.AB33])" office:value-type="float" office:value="0">
            <text:p>0</text:p>
          </table:table-cell>
          <table:table-cell table:style-name="ACE-1" table:formula="of:=COM.MICROSOFT.SWITCH([.$A$1];1;MROUND(RAND();1);0;[.AC33])" office:value-type="float" office:value="0">
            <text:p>0</text:p>
          </table:table-cell>
          <table:table-cell table:style-name="ACE-1" table:formula="of:=COM.MICROSOFT.SWITCH([.$A$1];1;MROUND(RAND();1);0;[.AD33])" office:value-type="float" office:value="0">
            <text:p>0</text:p>
          </table:table-cell>
          <table:table-cell table:style-name="ACE-1" table:formula="of:=COM.MICROSOFT.SWITCH([.$A$1];1;MROUND(RAND();1);0;[.AE33])" office:value-type="float" office:value="0">
            <text:p>0</text:p>
          </table:table-cell>
          <table:table-cell table:style-name="ACE-1" table:formula="of:=COM.MICROSOFT.SWITCH([.$A$1];1;MROUND(RAND();1);0;[.AF33])" office:value-type="float" office:value="0">
            <text:p>0</text:p>
          </table:table-cell>
          <table:table-cell table:style-name="ACE-1" table:formula="of:=COM.MICROSOFT.SWITCH([.$A$1];1;MROUND(RAND();1);0;[.AG33])" office:value-type="float" office:value="0">
            <text:p>0</text:p>
          </table:table-cell>
          <table:table-cell table:style-name="ACE-1" table:formula="of:=COM.MICROSOFT.SWITCH([.$A$1];1;MROUND(RAND();1);0;[.AH33])" office:value-type="float" office:value="0">
            <text:p>0</text:p>
          </table:table-cell>
          <table:table-cell table:style-name="ACE-1" table:formula="of:=COM.MICROSOFT.SWITCH([.$A$1];1;MROUND(RAND();1);0;[.AI33])" office:value-type="float" office:value="0">
            <text:p>0</text:p>
          </table:table-cell>
          <table:table-cell table:style-name="ACE-1" table:formula="of:=COM.MICROSOFT.SWITCH([.$A$1];1;MROUND(RAND();1);0;[.AJ33])" office:value-type="float" office:value="0">
            <text:p>0</text:p>
          </table:table-cell>
          <table:table-cell table:style-name="ACE-1" table:formula="of:=COM.MICROSOFT.SWITCH([.$A$1];1;MROUND(RAND();1);0;[.AK33])" office:value-type="float" office:value="0">
            <text:p>0</text:p>
          </table:table-cell>
          <table:table-cell table:style-name="ACE-1" table:formula="of:=COM.MICROSOFT.SWITCH([.$A$1];1;MROUND(RAND();1);0;[.AL33])" office:value-type="float" office:value="0">
            <text:p>0</text:p>
          </table:table-cell>
          <table:table-cell table:style-name="ACE-1" table:formula="of:=COM.MICROSOFT.SWITCH([.$A$1];1;MROUND(RAND();1);0;[.AM33])" office:value-type="float" office:value="0">
            <text:p>0</text:p>
          </table:table-cell>
          <table:table-cell table:style-name="ACE-1" table:formula="of:=COM.MICROSOFT.SWITCH([.$A$1];1;MROUND(RAND();1);0;[.AN33])" office:value-type="float" office:value="0">
            <text:p>0</text:p>
          </table:table-cell>
          <table:table-cell table:style-name="ACE-1" table:formula="of:=COM.MICROSOFT.SWITCH([.$A$1];1;MROUND(RAND();1);0;[.AO33])" office:value-type="float" office:value="0">
            <text:p>0</text:p>
          </table:table-cell>
          <table:table-cell table:style-name="ACE-1" table:formula="of:=COM.MICROSOFT.SWITCH([.$A$1];1;MROUND(RAND();1);0;[.AP33])" office:value-type="float" office:value="0">
            <text:p>0</text:p>
          </table:table-cell>
          <table:table-cell table:style-name="ACE-1" table:formula="of:=COM.MICROSOFT.SWITCH([.$A$1];1;MROUND(RAND();1);0;[.AQ33])" office:value-type="float" office:value="0">
            <text:p>0</text:p>
          </table:table-cell>
          <table:table-cell table:style-name="ACE-1" table:formula="of:=COM.MICROSOFT.SWITCH([.$A$1];1;MROUND(RAND();1);0;[.AR33])" office:value-type="float" office:value="0">
            <text:p>0</text:p>
          </table:table-cell>
          <table:table-cell table:style-name="ACE-1" table:formula="of:=COM.MICROSOFT.SWITCH([.$A$1];1;MROUND(RAND();1);0;[.AS33])" office:value-type="float" office:value="0">
            <text:p>0</text:p>
          </table:table-cell>
          <table:table-cell table:style-name="ACE-1" table:formula="of:=COM.MICROSOFT.SWITCH([.$A$1];1;MROUND(RAND();1);0;[.AT33])" office:value-type="float" office:value="0">
            <text:p>0</text:p>
          </table:table-cell>
          <table:table-cell table:style-name="ACE-1" table:formula="of:=COM.MICROSOFT.SWITCH([.$A$1];1;MROUND(RAND();1);0;[.AU33])" office:value-type="float" office:value="0">
            <text:p>0</text:p>
          </table:table-cell>
          <table:table-cell table:style-name="ACE-1" table:formula="of:=COM.MICROSOFT.SWITCH([.$A$1];1;MROUND(RAND();1);0;[.AV33])" office:value-type="float" office:value="0">
            <text:p>0</text:p>
          </table:table-cell>
          <table:table-cell table:style-name="ACE-1" table:formula="of:=COM.MICROSOFT.SWITCH([.$A$1];1;MROUND(RAND();1);0;[.AW33])" office:value-type="float" office:value="0">
            <text:p>0</text:p>
          </table:table-cell>
          <table:table-cell table:style-name="ACE-1" table:formula="of:=COM.MICROSOFT.SWITCH([.$A$1];1;MROUND(RAND();1);0;[.AX33])" office:value-type="float" office:value="0">
            <text:p>0</text:p>
          </table:table-cell>
          <table:table-cell table:style-name="ACE-1" table:formula="of:=COM.MICROSOFT.SWITCH([.$A$1];1;MROUND(RAND();1);0;[.AY33])" office:value-type="float" office:value="0">
            <text:p>0</text:p>
          </table:table-cell>
          <table:table-cell table:style-name="ACE-1" table:formula="of:=COM.MICROSOFT.SWITCH([.$A$1];1;MROUND(RAND();1);0;[.AZ33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4])" office:value-type="float" office:value="0">
            <text:p>0</text:p>
          </table:table-cell>
          <table:table-cell table:style-name="ACE-1" table:formula="of:=COM.MICROSOFT.SWITCH([.$A$1];1;MROUND(RAND();1);0;[.D34])" office:value-type="float" office:value="0">
            <text:p>0</text:p>
          </table:table-cell>
          <table:table-cell table:style-name="ACE-1" table:formula="of:=COM.MICROSOFT.SWITCH([.$A$1];1;MROUND(RAND();1);0;[.E34])" office:value-type="float" office:value="0">
            <text:p>0</text:p>
          </table:table-cell>
          <table:table-cell table:style-name="ACE-1" table:formula="of:=COM.MICROSOFT.SWITCH([.$A$1];1;MROUND(RAND();1);0;[.F34])" office:value-type="float" office:value="0">
            <text:p>0</text:p>
          </table:table-cell>
          <table:table-cell table:style-name="ACE-1" table:formula="of:=COM.MICROSOFT.SWITCH([.$A$1];1;MROUND(RAND();1);0;[.G34])" office:value-type="float" office:value="0">
            <text:p>0</text:p>
          </table:table-cell>
          <table:table-cell table:style-name="ACE-1" table:formula="of:=COM.MICROSOFT.SWITCH([.$A$1];1;MROUND(RAND();1);0;[.H34])" office:value-type="float" office:value="0">
            <text:p>0</text:p>
          </table:table-cell>
          <table:table-cell table:style-name="ACE-1" table:formula="of:=COM.MICROSOFT.SWITCH([.$A$1];1;MROUND(RAND();1);0;[.I34])" office:value-type="float" office:value="0">
            <text:p>0</text:p>
          </table:table-cell>
          <table:table-cell table:style-name="ACE-1" table:formula="of:=COM.MICROSOFT.SWITCH([.$A$1];1;MROUND(RAND();1);0;[.J34])" office:value-type="float" office:value="0">
            <text:p>0</text:p>
          </table:table-cell>
          <table:table-cell table:style-name="ACE-1" table:formula="of:=COM.MICROSOFT.SWITCH([.$A$1];1;MROUND(RAND();1);0;[.K34])" office:value-type="float" office:value="0">
            <text:p>0</text:p>
          </table:table-cell>
          <table:table-cell table:style-name="ACE-1" table:formula="of:=COM.MICROSOFT.SWITCH([.$A$1];1;MROUND(RAND();1);0;[.L34])" office:value-type="float" office:value="0">
            <text:p>0</text:p>
          </table:table-cell>
          <table:table-cell table:style-name="ACE-1" table:formula="of:=COM.MICROSOFT.SWITCH([.$A$1];1;MROUND(RAND();1);0;[.M34])" office:value-type="float" office:value="0">
            <text:p>0</text:p>
          </table:table-cell>
          <table:table-cell table:style-name="ACE-1" table:formula="of:=COM.MICROSOFT.SWITCH([.$A$1];1;MROUND(RAND();1);0;[.N34])" office:value-type="float" office:value="0">
            <text:p>0</text:p>
          </table:table-cell>
          <table:table-cell table:style-name="ACE-1" table:formula="of:=COM.MICROSOFT.SWITCH([.$A$1];1;MROUND(RAND();1);0;[.O34])" office:value-type="float" office:value="0">
            <text:p>0</text:p>
          </table:table-cell>
          <table:table-cell table:style-name="ACE-1" table:formula="of:=COM.MICROSOFT.SWITCH([.$A$1];1;MROUND(RAND();1);0;[.P34])" office:value-type="float" office:value="0">
            <text:p>0</text:p>
          </table:table-cell>
          <table:table-cell table:style-name="ACE-1" table:formula="of:=COM.MICROSOFT.SWITCH([.$A$1];1;MROUND(RAND();1);0;[.Q34])" office:value-type="float" office:value="0">
            <text:p>0</text:p>
          </table:table-cell>
          <table:table-cell table:style-name="ACE-1" table:formula="of:=COM.MICROSOFT.SWITCH([.$A$1];1;MROUND(RAND();1);0;[.R34])" office:value-type="float" office:value="0">
            <text:p>0</text:p>
          </table:table-cell>
          <table:table-cell table:style-name="ACE-1" table:formula="of:=COM.MICROSOFT.SWITCH([.$A$1];1;MROUND(RAND();1);0;[.S34])" office:value-type="float" office:value="0">
            <text:p>0</text:p>
          </table:table-cell>
          <table:table-cell table:style-name="ACE-1" table:formula="of:=COM.MICROSOFT.SWITCH([.$A$1];1;MROUND(RAND();1);0;[.T34])" office:value-type="float" office:value="0">
            <text:p>0</text:p>
          </table:table-cell>
          <table:table-cell table:style-name="ACE-1" table:formula="of:=COM.MICROSOFT.SWITCH([.$A$1];1;MROUND(RAND();1);0;[.U34])" office:value-type="float" office:value="0">
            <text:p>0</text:p>
          </table:table-cell>
          <table:table-cell table:style-name="ACE-1" table:formula="of:=COM.MICROSOFT.SWITCH([.$A$1];1;MROUND(RAND();1);0;[.V34])" office:value-type="float" office:value="0">
            <text:p>0</text:p>
          </table:table-cell>
          <table:table-cell table:style-name="ACE-1" table:formula="of:=COM.MICROSOFT.SWITCH([.$A$1];1;MROUND(RAND();1);0;[.W34])" office:value-type="float" office:value="0">
            <text:p>0</text:p>
          </table:table-cell>
          <table:table-cell table:style-name="ACE-1" table:formula="of:=COM.MICROSOFT.SWITCH([.$A$1];1;MROUND(RAND();1);0;[.X34])" office:value-type="float" office:value="0">
            <text:p>0</text:p>
          </table:table-cell>
          <table:table-cell table:style-name="ACE-1" table:formula="of:=COM.MICROSOFT.SWITCH([.$A$1];1;MROUND(RAND();1);0;[.Y34])" office:value-type="float" office:value="0">
            <text:p>0</text:p>
          </table:table-cell>
          <table:table-cell table:style-name="ACE-1" table:formula="of:=COM.MICROSOFT.SWITCH([.$A$1];1;MROUND(RAND();1);0;[.Z34])" office:value-type="float" office:value="0">
            <text:p>0</text:p>
          </table:table-cell>
          <table:table-cell table:style-name="ACE-1" table:formula="of:=COM.MICROSOFT.SWITCH([.$A$1];1;MROUND(RAND();1);0;[.AA34])" office:value-type="float" office:value="0">
            <text:p>0</text:p>
          </table:table-cell>
          <table:table-cell table:style-name="ACE-1" table:formula="of:=COM.MICROSOFT.SWITCH([.$A$1];1;MROUND(RAND();1);0;[.AB34])" office:value-type="float" office:value="0">
            <text:p>0</text:p>
          </table:table-cell>
          <table:table-cell table:style-name="ACE-1" table:formula="of:=COM.MICROSOFT.SWITCH([.$A$1];1;MROUND(RAND();1);0;[.AC34])" office:value-type="float" office:value="0">
            <text:p>0</text:p>
          </table:table-cell>
          <table:table-cell table:style-name="ACE-1" table:formula="of:=COM.MICROSOFT.SWITCH([.$A$1];1;MROUND(RAND();1);0;[.AD34])" office:value-type="float" office:value="0">
            <text:p>0</text:p>
          </table:table-cell>
          <table:table-cell table:style-name="ACE-1" table:formula="of:=COM.MICROSOFT.SWITCH([.$A$1];1;MROUND(RAND();1);0;[.AE34])" office:value-type="float" office:value="0">
            <text:p>0</text:p>
          </table:table-cell>
          <table:table-cell table:style-name="ACE-1" table:formula="of:=COM.MICROSOFT.SWITCH([.$A$1];1;MROUND(RAND();1);0;[.AF34])" office:value-type="float" office:value="0">
            <text:p>0</text:p>
          </table:table-cell>
          <table:table-cell table:style-name="ACE-1" table:formula="of:=COM.MICROSOFT.SWITCH([.$A$1];1;MROUND(RAND();1);0;[.AG34])" office:value-type="float" office:value="0">
            <text:p>0</text:p>
          </table:table-cell>
          <table:table-cell table:style-name="ACE-1" table:formula="of:=COM.MICROSOFT.SWITCH([.$A$1];1;MROUND(RAND();1);0;[.AH34])" office:value-type="float" office:value="0">
            <text:p>0</text:p>
          </table:table-cell>
          <table:table-cell table:style-name="ACE-1" table:formula="of:=COM.MICROSOFT.SWITCH([.$A$1];1;MROUND(RAND();1);0;[.AI34])" office:value-type="float" office:value="0">
            <text:p>0</text:p>
          </table:table-cell>
          <table:table-cell table:style-name="ACE-1" table:formula="of:=COM.MICROSOFT.SWITCH([.$A$1];1;MROUND(RAND();1);0;[.AJ34])" office:value-type="float" office:value="0">
            <text:p>0</text:p>
          </table:table-cell>
          <table:table-cell table:style-name="ACE-1" table:formula="of:=COM.MICROSOFT.SWITCH([.$A$1];1;MROUND(RAND();1);0;[.AK34])" office:value-type="float" office:value="0">
            <text:p>0</text:p>
          </table:table-cell>
          <table:table-cell table:style-name="ACE-1" table:formula="of:=COM.MICROSOFT.SWITCH([.$A$1];1;MROUND(RAND();1);0;[.AL34])" office:value-type="float" office:value="0">
            <text:p>0</text:p>
          </table:table-cell>
          <table:table-cell table:style-name="ACE-1" table:formula="of:=COM.MICROSOFT.SWITCH([.$A$1];1;MROUND(RAND();1);0;[.AM34])" office:value-type="float" office:value="0">
            <text:p>0</text:p>
          </table:table-cell>
          <table:table-cell table:style-name="ACE-1" table:formula="of:=COM.MICROSOFT.SWITCH([.$A$1];1;MROUND(RAND();1);0;[.AN34])" office:value-type="float" office:value="0">
            <text:p>0</text:p>
          </table:table-cell>
          <table:table-cell table:style-name="ACE-1" table:formula="of:=COM.MICROSOFT.SWITCH([.$A$1];1;MROUND(RAND();1);0;[.AO34])" office:value-type="float" office:value="0">
            <text:p>0</text:p>
          </table:table-cell>
          <table:table-cell table:style-name="ACE-1" table:formula="of:=COM.MICROSOFT.SWITCH([.$A$1];1;MROUND(RAND();1);0;[.AP34])" office:value-type="float" office:value="0">
            <text:p>0</text:p>
          </table:table-cell>
          <table:table-cell table:style-name="ACE-1" table:formula="of:=COM.MICROSOFT.SWITCH([.$A$1];1;MROUND(RAND();1);0;[.AQ34])" office:value-type="float" office:value="0">
            <text:p>0</text:p>
          </table:table-cell>
          <table:table-cell table:style-name="ACE-1" table:formula="of:=COM.MICROSOFT.SWITCH([.$A$1];1;MROUND(RAND();1);0;[.AR34])" office:value-type="float" office:value="0">
            <text:p>0</text:p>
          </table:table-cell>
          <table:table-cell table:style-name="ACE-1" table:formula="of:=COM.MICROSOFT.SWITCH([.$A$1];1;MROUND(RAND();1);0;[.AS34])" office:value-type="float" office:value="0">
            <text:p>0</text:p>
          </table:table-cell>
          <table:table-cell table:style-name="ACE-1" table:formula="of:=COM.MICROSOFT.SWITCH([.$A$1];1;MROUND(RAND();1);0;[.AT34])" office:value-type="float" office:value="0">
            <text:p>0</text:p>
          </table:table-cell>
          <table:table-cell table:style-name="ACE-1" table:formula="of:=COM.MICROSOFT.SWITCH([.$A$1];1;MROUND(RAND();1);0;[.AU34])" office:value-type="float" office:value="0">
            <text:p>0</text:p>
          </table:table-cell>
          <table:table-cell table:style-name="ACE-1" table:formula="of:=COM.MICROSOFT.SWITCH([.$A$1];1;MROUND(RAND();1);0;[.AV34])" office:value-type="float" office:value="0">
            <text:p>0</text:p>
          </table:table-cell>
          <table:table-cell table:style-name="ACE-1" table:formula="of:=COM.MICROSOFT.SWITCH([.$A$1];1;MROUND(RAND();1);0;[.AW34])" office:value-type="float" office:value="0">
            <text:p>0</text:p>
          </table:table-cell>
          <table:table-cell table:style-name="ACE-1" table:formula="of:=COM.MICROSOFT.SWITCH([.$A$1];1;MROUND(RAND();1);0;[.AX34])" office:value-type="float" office:value="0">
            <text:p>0</text:p>
          </table:table-cell>
          <table:table-cell table:style-name="ACE-1" table:formula="of:=COM.MICROSOFT.SWITCH([.$A$1];1;MROUND(RAND();1);0;[.AY34])" office:value-type="float" office:value="0">
            <text:p>0</text:p>
          </table:table-cell>
          <table:table-cell table:style-name="ACE-1" table:formula="of:=COM.MICROSOFT.SWITCH([.$A$1];1;MROUND(RAND();1);0;[.AZ34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5])" office:value-type="float" office:value="0">
            <text:p>0</text:p>
          </table:table-cell>
          <table:table-cell table:style-name="ACE-1" table:formula="of:=COM.MICROSOFT.SWITCH([.$A$1];1;MROUND(RAND();1);0;[.D35])" office:value-type="float" office:value="0">
            <text:p>0</text:p>
          </table:table-cell>
          <table:table-cell table:style-name="ACE-1" table:formula="of:=COM.MICROSOFT.SWITCH([.$A$1];1;MROUND(RAND();1);0;[.E35])" office:value-type="float" office:value="0">
            <text:p>0</text:p>
          </table:table-cell>
          <table:table-cell table:style-name="ACE-1" table:formula="of:=COM.MICROSOFT.SWITCH([.$A$1];1;MROUND(RAND();1);0;[.F35])" office:value-type="float" office:value="0">
            <text:p>0</text:p>
          </table:table-cell>
          <table:table-cell table:style-name="ACE-1" table:formula="of:=COM.MICROSOFT.SWITCH([.$A$1];1;MROUND(RAND();1);0;[.G35])" office:value-type="float" office:value="0">
            <text:p>0</text:p>
          </table:table-cell>
          <table:table-cell table:style-name="ACE-1" table:formula="of:=COM.MICROSOFT.SWITCH([.$A$1];1;MROUND(RAND();1);0;[.H35])" office:value-type="float" office:value="0">
            <text:p>0</text:p>
          </table:table-cell>
          <table:table-cell table:style-name="ACE-1" table:formula="of:=COM.MICROSOFT.SWITCH([.$A$1];1;MROUND(RAND();1);0;[.I35])" office:value-type="float" office:value="0">
            <text:p>0</text:p>
          </table:table-cell>
          <table:table-cell table:style-name="ACE-1" table:formula="of:=COM.MICROSOFT.SWITCH([.$A$1];1;MROUND(RAND();1);0;[.J35])" office:value-type="float" office:value="0">
            <text:p>0</text:p>
          </table:table-cell>
          <table:table-cell table:style-name="ACE-1" table:formula="of:=COM.MICROSOFT.SWITCH([.$A$1];1;MROUND(RAND();1);0;[.K35])" office:value-type="float" office:value="0">
            <text:p>0</text:p>
          </table:table-cell>
          <table:table-cell table:style-name="ACE-1" table:formula="of:=COM.MICROSOFT.SWITCH([.$A$1];1;MROUND(RAND();1);0;[.L35])" office:value-type="float" office:value="0">
            <text:p>0</text:p>
          </table:table-cell>
          <table:table-cell table:style-name="ACE-1" table:formula="of:=COM.MICROSOFT.SWITCH([.$A$1];1;MROUND(RAND();1);0;[.M35])" office:value-type="float" office:value="0">
            <text:p>0</text:p>
          </table:table-cell>
          <table:table-cell table:style-name="ACE-1" table:formula="of:=COM.MICROSOFT.SWITCH([.$A$1];1;MROUND(RAND();1);0;[.N35])" office:value-type="float" office:value="0">
            <text:p>0</text:p>
          </table:table-cell>
          <table:table-cell table:style-name="ACE-1" table:formula="of:=COM.MICROSOFT.SWITCH([.$A$1];1;MROUND(RAND();1);0;[.O35])" office:value-type="float" office:value="0">
            <text:p>0</text:p>
          </table:table-cell>
          <table:table-cell table:style-name="ACE-1" table:formula="of:=COM.MICROSOFT.SWITCH([.$A$1];1;MROUND(RAND();1);0;[.P35])" office:value-type="float" office:value="0">
            <text:p>0</text:p>
          </table:table-cell>
          <table:table-cell table:style-name="ACE-1" table:formula="of:=COM.MICROSOFT.SWITCH([.$A$1];1;MROUND(RAND();1);0;[.Q35])" office:value-type="float" office:value="0">
            <text:p>0</text:p>
          </table:table-cell>
          <table:table-cell table:style-name="ACE-1" table:formula="of:=COM.MICROSOFT.SWITCH([.$A$1];1;MROUND(RAND();1);0;[.R35])" office:value-type="float" office:value="0">
            <text:p>0</text:p>
          </table:table-cell>
          <table:table-cell table:style-name="ACE-1" table:formula="of:=COM.MICROSOFT.SWITCH([.$A$1];1;MROUND(RAND();1);0;[.S35])" office:value-type="float" office:value="0">
            <text:p>0</text:p>
          </table:table-cell>
          <table:table-cell table:style-name="ACE-1" table:formula="of:=COM.MICROSOFT.SWITCH([.$A$1];1;MROUND(RAND();1);0;[.T35])" office:value-type="float" office:value="0">
            <text:p>0</text:p>
          </table:table-cell>
          <table:table-cell table:style-name="ACE-1" table:formula="of:=COM.MICROSOFT.SWITCH([.$A$1];1;MROUND(RAND();1);0;[.U35])" office:value-type="float" office:value="0">
            <text:p>0</text:p>
          </table:table-cell>
          <table:table-cell table:style-name="ACE-1" table:formula="of:=COM.MICROSOFT.SWITCH([.$A$1];1;MROUND(RAND();1);0;[.V35])" office:value-type="float" office:value="0">
            <text:p>0</text:p>
          </table:table-cell>
          <table:table-cell table:style-name="ACE-1" table:formula="of:=COM.MICROSOFT.SWITCH([.$A$1];1;MROUND(RAND();1);0;[.W35])" office:value-type="float" office:value="0">
            <text:p>0</text:p>
          </table:table-cell>
          <table:table-cell table:style-name="ACE-1" table:formula="of:=COM.MICROSOFT.SWITCH([.$A$1];1;MROUND(RAND();1);0;[.X35])" office:value-type="float" office:value="0">
            <text:p>0</text:p>
          </table:table-cell>
          <table:table-cell table:style-name="ACE-1" table:formula="of:=COM.MICROSOFT.SWITCH([.$A$1];1;MROUND(RAND();1);0;[.Y35])" office:value-type="float" office:value="0">
            <text:p>0</text:p>
          </table:table-cell>
          <table:table-cell table:style-name="ACE-1" table:formula="of:=COM.MICROSOFT.SWITCH([.$A$1];1;MROUND(RAND();1);0;[.Z35])" office:value-type="float" office:value="0">
            <text:p>0</text:p>
          </table:table-cell>
          <table:table-cell table:style-name="ACE-1" table:formula="of:=COM.MICROSOFT.SWITCH([.$A$1];1;MROUND(RAND();1);0;[.AA35])" office:value-type="float" office:value="0">
            <text:p>0</text:p>
          </table:table-cell>
          <table:table-cell table:style-name="ACE-1" table:formula="of:=COM.MICROSOFT.SWITCH([.$A$1];1;MROUND(RAND();1);0;[.AB35])" office:value-type="float" office:value="0">
            <text:p>0</text:p>
          </table:table-cell>
          <table:table-cell table:style-name="ACE-1" table:formula="of:=COM.MICROSOFT.SWITCH([.$A$1];1;MROUND(RAND();1);0;[.AC35])" office:value-type="float" office:value="0">
            <text:p>0</text:p>
          </table:table-cell>
          <table:table-cell table:style-name="ACE-1" table:formula="of:=COM.MICROSOFT.SWITCH([.$A$1];1;MROUND(RAND();1);0;[.AD35])" office:value-type="float" office:value="0">
            <text:p>0</text:p>
          </table:table-cell>
          <table:table-cell table:style-name="ACE-1" table:formula="of:=COM.MICROSOFT.SWITCH([.$A$1];1;MROUND(RAND();1);0;[.AE35])" office:value-type="float" office:value="0">
            <text:p>0</text:p>
          </table:table-cell>
          <table:table-cell table:style-name="ACE-1" table:formula="of:=COM.MICROSOFT.SWITCH([.$A$1];1;MROUND(RAND();1);0;[.AF35])" office:value-type="float" office:value="0">
            <text:p>0</text:p>
          </table:table-cell>
          <table:table-cell table:style-name="ACE-1" table:formula="of:=COM.MICROSOFT.SWITCH([.$A$1];1;MROUND(RAND();1);0;[.AG35])" office:value-type="float" office:value="0">
            <text:p>0</text:p>
          </table:table-cell>
          <table:table-cell table:style-name="ACE-1" table:formula="of:=COM.MICROSOFT.SWITCH([.$A$1];1;MROUND(RAND();1);0;[.AH35])" office:value-type="float" office:value="0">
            <text:p>0</text:p>
          </table:table-cell>
          <table:table-cell table:style-name="ACE-1" table:formula="of:=COM.MICROSOFT.SWITCH([.$A$1];1;MROUND(RAND();1);0;[.AI35])" office:value-type="float" office:value="0">
            <text:p>0</text:p>
          </table:table-cell>
          <table:table-cell table:style-name="ACE-1" table:formula="of:=COM.MICROSOFT.SWITCH([.$A$1];1;MROUND(RAND();1);0;[.AJ35])" office:value-type="float" office:value="0">
            <text:p>0</text:p>
          </table:table-cell>
          <table:table-cell table:style-name="ACE-1" table:formula="of:=COM.MICROSOFT.SWITCH([.$A$1];1;MROUND(RAND();1);0;[.AK35])" office:value-type="float" office:value="0">
            <text:p>0</text:p>
          </table:table-cell>
          <table:table-cell table:style-name="ACE-1" table:formula="of:=COM.MICROSOFT.SWITCH([.$A$1];1;MROUND(RAND();1);0;[.AL35])" office:value-type="float" office:value="0">
            <text:p>0</text:p>
          </table:table-cell>
          <table:table-cell table:style-name="ACE-1" table:formula="of:=COM.MICROSOFT.SWITCH([.$A$1];1;MROUND(RAND();1);0;[.AM35])" office:value-type="float" office:value="0">
            <text:p>0</text:p>
          </table:table-cell>
          <table:table-cell table:style-name="ACE-1" table:formula="of:=COM.MICROSOFT.SWITCH([.$A$1];1;MROUND(RAND();1);0;[.AN35])" office:value-type="float" office:value="0">
            <text:p>0</text:p>
          </table:table-cell>
          <table:table-cell table:style-name="ACE-1" table:formula="of:=COM.MICROSOFT.SWITCH([.$A$1];1;MROUND(RAND();1);0;[.AO35])" office:value-type="float" office:value="0">
            <text:p>0</text:p>
          </table:table-cell>
          <table:table-cell table:style-name="ACE-1" table:formula="of:=COM.MICROSOFT.SWITCH([.$A$1];1;MROUND(RAND();1);0;[.AP35])" office:value-type="float" office:value="0">
            <text:p>0</text:p>
          </table:table-cell>
          <table:table-cell table:style-name="ACE-1" table:formula="of:=COM.MICROSOFT.SWITCH([.$A$1];1;MROUND(RAND();1);0;[.AQ35])" office:value-type="float" office:value="0">
            <text:p>0</text:p>
          </table:table-cell>
          <table:table-cell table:style-name="ACE-1" table:formula="of:=COM.MICROSOFT.SWITCH([.$A$1];1;MROUND(RAND();1);0;[.AR35])" office:value-type="float" office:value="0">
            <text:p>0</text:p>
          </table:table-cell>
          <table:table-cell table:style-name="ACE-1" table:formula="of:=COM.MICROSOFT.SWITCH([.$A$1];1;MROUND(RAND();1);0;[.AS35])" office:value-type="float" office:value="0">
            <text:p>0</text:p>
          </table:table-cell>
          <table:table-cell table:style-name="ACE-1" table:formula="of:=COM.MICROSOFT.SWITCH([.$A$1];1;MROUND(RAND();1);0;[.AT35])" office:value-type="float" office:value="0">
            <text:p>0</text:p>
          </table:table-cell>
          <table:table-cell table:style-name="ACE-1" table:formula="of:=COM.MICROSOFT.SWITCH([.$A$1];1;MROUND(RAND();1);0;[.AU35])" office:value-type="float" office:value="0">
            <text:p>0</text:p>
          </table:table-cell>
          <table:table-cell table:style-name="ACE-1" table:formula="of:=COM.MICROSOFT.SWITCH([.$A$1];1;MROUND(RAND();1);0;[.AV35])" office:value-type="float" office:value="0">
            <text:p>0</text:p>
          </table:table-cell>
          <table:table-cell table:style-name="ACE-1" table:formula="of:=COM.MICROSOFT.SWITCH([.$A$1];1;MROUND(RAND();1);0;[.AW35])" office:value-type="float" office:value="0">
            <text:p>0</text:p>
          </table:table-cell>
          <table:table-cell table:style-name="ACE-1" table:formula="of:=COM.MICROSOFT.SWITCH([.$A$1];1;MROUND(RAND();1);0;[.AX35])" office:value-type="float" office:value="0">
            <text:p>0</text:p>
          </table:table-cell>
          <table:table-cell table:style-name="ACE-1" table:formula="of:=COM.MICROSOFT.SWITCH([.$A$1];1;MROUND(RAND();1);0;[.AY35])" office:value-type="float" office:value="0">
            <text:p>0</text:p>
          </table:table-cell>
          <table:table-cell table:style-name="ACE-1" table:formula="of:=COM.MICROSOFT.SWITCH([.$A$1];1;MROUND(RAND();1);0;[.AZ35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6])" office:value-type="float" office:value="0">
            <text:p>0</text:p>
          </table:table-cell>
          <table:table-cell table:style-name="ACE-1" table:formula="of:=COM.MICROSOFT.SWITCH([.$A$1];1;MROUND(RAND();1);0;[.D36])" office:value-type="float" office:value="0">
            <text:p>0</text:p>
          </table:table-cell>
          <table:table-cell table:style-name="ACE-1" table:formula="of:=COM.MICROSOFT.SWITCH([.$A$1];1;MROUND(RAND();1);0;[.E36])" office:value-type="float" office:value="0">
            <text:p>0</text:p>
          </table:table-cell>
          <table:table-cell table:style-name="ACE-1" table:formula="of:=COM.MICROSOFT.SWITCH([.$A$1];1;MROUND(RAND();1);0;[.F36])" office:value-type="float" office:value="0">
            <text:p>0</text:p>
          </table:table-cell>
          <table:table-cell table:style-name="ACE-1" table:formula="of:=COM.MICROSOFT.SWITCH([.$A$1];1;MROUND(RAND();1);0;[.G36])" office:value-type="float" office:value="0">
            <text:p>0</text:p>
          </table:table-cell>
          <table:table-cell table:style-name="ACE-1" table:formula="of:=COM.MICROSOFT.SWITCH([.$A$1];1;MROUND(RAND();1);0;[.H36])" office:value-type="float" office:value="0">
            <text:p>0</text:p>
          </table:table-cell>
          <table:table-cell table:style-name="ACE-1" table:formula="of:=COM.MICROSOFT.SWITCH([.$A$1];1;MROUND(RAND();1);0;[.I36])" office:value-type="float" office:value="0">
            <text:p>0</text:p>
          </table:table-cell>
          <table:table-cell table:style-name="ACE-1" table:formula="of:=COM.MICROSOFT.SWITCH([.$A$1];1;MROUND(RAND();1);0;[.J36])" office:value-type="float" office:value="0">
            <text:p>0</text:p>
          </table:table-cell>
          <table:table-cell table:style-name="ACE-1" table:formula="of:=COM.MICROSOFT.SWITCH([.$A$1];1;MROUND(RAND();1);0;[.K36])" office:value-type="float" office:value="0">
            <text:p>0</text:p>
          </table:table-cell>
          <table:table-cell table:style-name="ACE-1" table:formula="of:=COM.MICROSOFT.SWITCH([.$A$1];1;MROUND(RAND();1);0;[.L36])" office:value-type="float" office:value="0">
            <text:p>0</text:p>
          </table:table-cell>
          <table:table-cell table:style-name="ACE-1" table:formula="of:=COM.MICROSOFT.SWITCH([.$A$1];1;MROUND(RAND();1);0;[.M36])" office:value-type="float" office:value="0">
            <text:p>0</text:p>
          </table:table-cell>
          <table:table-cell table:style-name="ACE-1" table:formula="of:=COM.MICROSOFT.SWITCH([.$A$1];1;MROUND(RAND();1);0;[.N36])" office:value-type="float" office:value="0">
            <text:p>0</text:p>
          </table:table-cell>
          <table:table-cell table:style-name="ACE-1" table:formula="of:=COM.MICROSOFT.SWITCH([.$A$1];1;MROUND(RAND();1);0;[.O36])" office:value-type="float" office:value="0">
            <text:p>0</text:p>
          </table:table-cell>
          <table:table-cell table:style-name="ACE-1" table:formula="of:=COM.MICROSOFT.SWITCH([.$A$1];1;MROUND(RAND();1);0;[.P36])" office:value-type="float" office:value="0">
            <text:p>0</text:p>
          </table:table-cell>
          <table:table-cell table:style-name="ACE-1" table:formula="of:=COM.MICROSOFT.SWITCH([.$A$1];1;MROUND(RAND();1);0;[.Q36])" office:value-type="float" office:value="0">
            <text:p>0</text:p>
          </table:table-cell>
          <table:table-cell table:style-name="ACE-1" table:formula="of:=COM.MICROSOFT.SWITCH([.$A$1];1;MROUND(RAND();1);0;[.R36])" office:value-type="float" office:value="0">
            <text:p>0</text:p>
          </table:table-cell>
          <table:table-cell table:style-name="ACE-1" table:formula="of:=COM.MICROSOFT.SWITCH([.$A$1];1;MROUND(RAND();1);0;[.S36])" office:value-type="float" office:value="0">
            <text:p>0</text:p>
          </table:table-cell>
          <table:table-cell table:style-name="ACE-1" table:formula="of:=COM.MICROSOFT.SWITCH([.$A$1];1;MROUND(RAND();1);0;[.T36])" office:value-type="float" office:value="0">
            <text:p>0</text:p>
          </table:table-cell>
          <table:table-cell table:style-name="ACE-1" table:formula="of:=COM.MICROSOFT.SWITCH([.$A$1];1;MROUND(RAND();1);0;[.U36])" office:value-type="float" office:value="0">
            <text:p>0</text:p>
          </table:table-cell>
          <table:table-cell table:style-name="ACE-1" table:formula="of:=COM.MICROSOFT.SWITCH([.$A$1];1;MROUND(RAND();1);0;[.V36])" office:value-type="float" office:value="0">
            <text:p>0</text:p>
          </table:table-cell>
          <table:table-cell table:style-name="ACE-1" table:formula="of:=COM.MICROSOFT.SWITCH([.$A$1];1;MROUND(RAND();1);0;[.W36])" office:value-type="float" office:value="0">
            <text:p>0</text:p>
          </table:table-cell>
          <table:table-cell table:style-name="ACE-1" table:formula="of:=COM.MICROSOFT.SWITCH([.$A$1];1;MROUND(RAND();1);0;[.X36])" office:value-type="float" office:value="0">
            <text:p>0</text:p>
          </table:table-cell>
          <table:table-cell table:style-name="ACE-1" table:formula="of:=COM.MICROSOFT.SWITCH([.$A$1];1;MROUND(RAND();1);0;[.Y36])" office:value-type="float" office:value="0">
            <text:p>0</text:p>
          </table:table-cell>
          <table:table-cell table:style-name="ACE-1" table:formula="of:=COM.MICROSOFT.SWITCH([.$A$1];1;MROUND(RAND();1);0;[.Z36])" office:value-type="float" office:value="0">
            <text:p>0</text:p>
          </table:table-cell>
          <table:table-cell table:style-name="ACE-1" table:formula="of:=COM.MICROSOFT.SWITCH([.$A$1];1;MROUND(RAND();1);0;[.AA36])" office:value-type="float" office:value="0">
            <text:p>0</text:p>
          </table:table-cell>
          <table:table-cell table:style-name="ACE-1" table:formula="of:=COM.MICROSOFT.SWITCH([.$A$1];1;MROUND(RAND();1);0;[.AB36])" office:value-type="float" office:value="0">
            <text:p>0</text:p>
          </table:table-cell>
          <table:table-cell table:style-name="ACE-1" table:formula="of:=COM.MICROSOFT.SWITCH([.$A$1];1;MROUND(RAND();1);0;[.AC36])" office:value-type="float" office:value="0">
            <text:p>0</text:p>
          </table:table-cell>
          <table:table-cell table:style-name="ACE-1" table:formula="of:=COM.MICROSOFT.SWITCH([.$A$1];1;MROUND(RAND();1);0;[.AD36])" office:value-type="float" office:value="0">
            <text:p>0</text:p>
          </table:table-cell>
          <table:table-cell table:style-name="ACE-1" table:formula="of:=COM.MICROSOFT.SWITCH([.$A$1];1;MROUND(RAND();1);0;[.AE36])" office:value-type="float" office:value="0">
            <text:p>0</text:p>
          </table:table-cell>
          <table:table-cell table:style-name="ACE-1" table:formula="of:=COM.MICROSOFT.SWITCH([.$A$1];1;MROUND(RAND();1);0;[.AF36])" office:value-type="float" office:value="0">
            <text:p>0</text:p>
          </table:table-cell>
          <table:table-cell table:style-name="ACE-1" table:formula="of:=COM.MICROSOFT.SWITCH([.$A$1];1;MROUND(RAND();1);0;[.AG36])" office:value-type="float" office:value="0">
            <text:p>0</text:p>
          </table:table-cell>
          <table:table-cell table:style-name="ACE-1" table:formula="of:=COM.MICROSOFT.SWITCH([.$A$1];1;MROUND(RAND();1);0;[.AH36])" office:value-type="float" office:value="0">
            <text:p>0</text:p>
          </table:table-cell>
          <table:table-cell table:style-name="ACE-1" table:formula="of:=COM.MICROSOFT.SWITCH([.$A$1];1;MROUND(RAND();1);0;[.AI36])" office:value-type="float" office:value="0">
            <text:p>0</text:p>
          </table:table-cell>
          <table:table-cell table:style-name="ACE-1" table:formula="of:=COM.MICROSOFT.SWITCH([.$A$1];1;MROUND(RAND();1);0;[.AJ36])" office:value-type="float" office:value="0">
            <text:p>0</text:p>
          </table:table-cell>
          <table:table-cell table:style-name="ACE-1" table:formula="of:=COM.MICROSOFT.SWITCH([.$A$1];1;MROUND(RAND();1);0;[.AK36])" office:value-type="float" office:value="0">
            <text:p>0</text:p>
          </table:table-cell>
          <table:table-cell table:style-name="ACE-1" table:formula="of:=COM.MICROSOFT.SWITCH([.$A$1];1;MROUND(RAND();1);0;[.AL36])" office:value-type="float" office:value="0">
            <text:p>0</text:p>
          </table:table-cell>
          <table:table-cell table:style-name="ACE-1" table:formula="of:=COM.MICROSOFT.SWITCH([.$A$1];1;MROUND(RAND();1);0;[.AM36])" office:value-type="float" office:value="0">
            <text:p>0</text:p>
          </table:table-cell>
          <table:table-cell table:style-name="ACE-1" table:formula="of:=COM.MICROSOFT.SWITCH([.$A$1];1;MROUND(RAND();1);0;[.AN36])" office:value-type="float" office:value="0">
            <text:p>0</text:p>
          </table:table-cell>
          <table:table-cell table:style-name="ACE-1" table:formula="of:=COM.MICROSOFT.SWITCH([.$A$1];1;MROUND(RAND();1);0;[.AO36])" office:value-type="float" office:value="0">
            <text:p>0</text:p>
          </table:table-cell>
          <table:table-cell table:style-name="ACE-1" table:formula="of:=COM.MICROSOFT.SWITCH([.$A$1];1;MROUND(RAND();1);0;[.AP36])" office:value-type="float" office:value="0">
            <text:p>0</text:p>
          </table:table-cell>
          <table:table-cell table:style-name="ACE-1" table:formula="of:=COM.MICROSOFT.SWITCH([.$A$1];1;MROUND(RAND();1);0;[.AQ36])" office:value-type="float" office:value="0">
            <text:p>0</text:p>
          </table:table-cell>
          <table:table-cell table:style-name="ACE-1" table:formula="of:=COM.MICROSOFT.SWITCH([.$A$1];1;MROUND(RAND();1);0;[.AR36])" office:value-type="float" office:value="0">
            <text:p>0</text:p>
          </table:table-cell>
          <table:table-cell table:style-name="ACE-1" table:formula="of:=COM.MICROSOFT.SWITCH([.$A$1];1;MROUND(RAND();1);0;[.AS36])" office:value-type="float" office:value="0">
            <text:p>0</text:p>
          </table:table-cell>
          <table:table-cell table:style-name="ACE-1" table:formula="of:=COM.MICROSOFT.SWITCH([.$A$1];1;MROUND(RAND();1);0;[.AT36])" office:value-type="float" office:value="0">
            <text:p>0</text:p>
          </table:table-cell>
          <table:table-cell table:style-name="ACE-1" table:formula="of:=COM.MICROSOFT.SWITCH([.$A$1];1;MROUND(RAND();1);0;[.AU36])" office:value-type="float" office:value="0">
            <text:p>0</text:p>
          </table:table-cell>
          <table:table-cell table:style-name="ACE-1" table:formula="of:=COM.MICROSOFT.SWITCH([.$A$1];1;MROUND(RAND();1);0;[.AV36])" office:value-type="float" office:value="0">
            <text:p>0</text:p>
          </table:table-cell>
          <table:table-cell table:style-name="ACE-1" table:formula="of:=COM.MICROSOFT.SWITCH([.$A$1];1;MROUND(RAND();1);0;[.AW36])" office:value-type="float" office:value="0">
            <text:p>0</text:p>
          </table:table-cell>
          <table:table-cell table:style-name="ACE-1" table:formula="of:=COM.MICROSOFT.SWITCH([.$A$1];1;MROUND(RAND();1);0;[.AX36])" office:value-type="float" office:value="0">
            <text:p>0</text:p>
          </table:table-cell>
          <table:table-cell table:style-name="ACE-1" table:formula="of:=COM.MICROSOFT.SWITCH([.$A$1];1;MROUND(RAND();1);0;[.AY36])" office:value-type="float" office:value="0">
            <text:p>0</text:p>
          </table:table-cell>
          <table:table-cell table:style-name="ACE-1" table:formula="of:=COM.MICROSOFT.SWITCH([.$A$1];1;MROUND(RAND();1);0;[.AZ36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7])" office:value-type="float" office:value="0">
            <text:p>0</text:p>
          </table:table-cell>
          <table:table-cell table:style-name="ACE-1" table:formula="of:=COM.MICROSOFT.SWITCH([.$A$1];1;MROUND(RAND();1);0;[.D37])" office:value-type="float" office:value="0">
            <text:p>0</text:p>
          </table:table-cell>
          <table:table-cell table:style-name="ACE-1" table:formula="of:=COM.MICROSOFT.SWITCH([.$A$1];1;MROUND(RAND();1);0;[.E37])" office:value-type="float" office:value="0">
            <text:p>0</text:p>
          </table:table-cell>
          <table:table-cell table:style-name="ACE-1" table:formula="of:=COM.MICROSOFT.SWITCH([.$A$1];1;MROUND(RAND();1);0;[.F37])" office:value-type="float" office:value="0">
            <text:p>0</text:p>
          </table:table-cell>
          <table:table-cell table:style-name="ACE-1" table:formula="of:=COM.MICROSOFT.SWITCH([.$A$1];1;MROUND(RAND();1);0;[.G37])" office:value-type="float" office:value="0">
            <text:p>0</text:p>
          </table:table-cell>
          <table:table-cell table:style-name="ACE-1" table:formula="of:=COM.MICROSOFT.SWITCH([.$A$1];1;MROUND(RAND();1);0;[.H37])" office:value-type="float" office:value="0">
            <text:p>0</text:p>
          </table:table-cell>
          <table:table-cell table:style-name="ACE-1" table:formula="of:=COM.MICROSOFT.SWITCH([.$A$1];1;MROUND(RAND();1);0;[.I37])" office:value-type="float" office:value="0">
            <text:p>0</text:p>
          </table:table-cell>
          <table:table-cell table:style-name="ACE-1" table:formula="of:=COM.MICROSOFT.SWITCH([.$A$1];1;MROUND(RAND();1);0;[.J37])" office:value-type="float" office:value="0">
            <text:p>0</text:p>
          </table:table-cell>
          <table:table-cell table:style-name="ACE-1" table:formula="of:=COM.MICROSOFT.SWITCH([.$A$1];1;MROUND(RAND();1);0;[.K37])" office:value-type="float" office:value="0">
            <text:p>0</text:p>
          </table:table-cell>
          <table:table-cell table:style-name="ACE-1" table:formula="of:=COM.MICROSOFT.SWITCH([.$A$1];1;MROUND(RAND();1);0;[.L37])" office:value-type="float" office:value="0">
            <text:p>0</text:p>
          </table:table-cell>
          <table:table-cell table:style-name="ACE-1" table:formula="of:=COM.MICROSOFT.SWITCH([.$A$1];1;MROUND(RAND();1);0;[.M37])" office:value-type="float" office:value="0">
            <text:p>0</text:p>
          </table:table-cell>
          <table:table-cell table:style-name="ACE-1" table:formula="of:=COM.MICROSOFT.SWITCH([.$A$1];1;MROUND(RAND();1);0;[.N37])" office:value-type="float" office:value="0">
            <text:p>0</text:p>
          </table:table-cell>
          <table:table-cell table:style-name="ACE-1" table:formula="of:=COM.MICROSOFT.SWITCH([.$A$1];1;MROUND(RAND();1);0;[.O37])" office:value-type="float" office:value="0">
            <text:p>0</text:p>
          </table:table-cell>
          <table:table-cell table:style-name="ACE-1" table:formula="of:=COM.MICROSOFT.SWITCH([.$A$1];1;MROUND(RAND();1);0;[.P37])" office:value-type="float" office:value="0">
            <text:p>0</text:p>
          </table:table-cell>
          <table:table-cell table:style-name="ACE-1" table:formula="of:=COM.MICROSOFT.SWITCH([.$A$1];1;MROUND(RAND();1);0;[.Q37])" office:value-type="float" office:value="0">
            <text:p>0</text:p>
          </table:table-cell>
          <table:table-cell table:style-name="ACE-1" table:formula="of:=COM.MICROSOFT.SWITCH([.$A$1];1;MROUND(RAND();1);0;[.R37])" office:value-type="float" office:value="0">
            <text:p>0</text:p>
          </table:table-cell>
          <table:table-cell table:style-name="ACE-1" table:formula="of:=COM.MICROSOFT.SWITCH([.$A$1];1;MROUND(RAND();1);0;[.S37])" office:value-type="float" office:value="0">
            <text:p>0</text:p>
          </table:table-cell>
          <table:table-cell table:style-name="ACE-1" table:formula="of:=COM.MICROSOFT.SWITCH([.$A$1];1;MROUND(RAND();1);0;[.T37])" office:value-type="float" office:value="0">
            <text:p>0</text:p>
          </table:table-cell>
          <table:table-cell table:style-name="ACE-1" table:formula="of:=COM.MICROSOFT.SWITCH([.$A$1];1;MROUND(RAND();1);0;[.U37])" office:value-type="float" office:value="0">
            <text:p>0</text:p>
          </table:table-cell>
          <table:table-cell table:style-name="ACE-1" table:formula="of:=COM.MICROSOFT.SWITCH([.$A$1];1;MROUND(RAND();1);0;[.V37])" office:value-type="float" office:value="0">
            <text:p>0</text:p>
          </table:table-cell>
          <table:table-cell table:style-name="ACE-1" table:formula="of:=COM.MICROSOFT.SWITCH([.$A$1];1;MROUND(RAND();1);0;[.W37])" office:value-type="float" office:value="0">
            <text:p>0</text:p>
          </table:table-cell>
          <table:table-cell table:style-name="ACE-1" table:formula="of:=COM.MICROSOFT.SWITCH([.$A$1];1;MROUND(RAND();1);0;[.X37])" office:value-type="float" office:value="0">
            <text:p>0</text:p>
          </table:table-cell>
          <table:table-cell table:style-name="ACE-1" table:formula="of:=COM.MICROSOFT.SWITCH([.$A$1];1;MROUND(RAND();1);0;[.Y37])" office:value-type="float" office:value="0">
            <text:p>0</text:p>
          </table:table-cell>
          <table:table-cell table:style-name="ACE-1" table:formula="of:=COM.MICROSOFT.SWITCH([.$A$1];1;MROUND(RAND();1);0;[.Z37])" office:value-type="float" office:value="0">
            <text:p>0</text:p>
          </table:table-cell>
          <table:table-cell table:style-name="ACE-1" table:formula="of:=COM.MICROSOFT.SWITCH([.$A$1];1;MROUND(RAND();1);0;[.AA37])" office:value-type="float" office:value="0">
            <text:p>0</text:p>
          </table:table-cell>
          <table:table-cell table:style-name="ACE-1" table:formula="of:=COM.MICROSOFT.SWITCH([.$A$1];1;MROUND(RAND();1);0;[.AB37])" office:value-type="float" office:value="0">
            <text:p>0</text:p>
          </table:table-cell>
          <table:table-cell table:style-name="ACE-1" table:formula="of:=COM.MICROSOFT.SWITCH([.$A$1];1;MROUND(RAND();1);0;[.AC37])" office:value-type="float" office:value="0">
            <text:p>0</text:p>
          </table:table-cell>
          <table:table-cell table:style-name="ACE-1" table:formula="of:=COM.MICROSOFT.SWITCH([.$A$1];1;MROUND(RAND();1);0;[.AD37])" office:value-type="float" office:value="0">
            <text:p>0</text:p>
          </table:table-cell>
          <table:table-cell table:style-name="ACE-1" table:formula="of:=COM.MICROSOFT.SWITCH([.$A$1];1;MROUND(RAND();1);0;[.AE37])" office:value-type="float" office:value="0">
            <text:p>0</text:p>
          </table:table-cell>
          <table:table-cell table:style-name="ACE-1" table:formula="of:=COM.MICROSOFT.SWITCH([.$A$1];1;MROUND(RAND();1);0;[.AF37])" office:value-type="float" office:value="0">
            <text:p>0</text:p>
          </table:table-cell>
          <table:table-cell table:style-name="ACE-1" table:formula="of:=COM.MICROSOFT.SWITCH([.$A$1];1;MROUND(RAND();1);0;[.AG37])" office:value-type="float" office:value="0">
            <text:p>0</text:p>
          </table:table-cell>
          <table:table-cell table:style-name="ACE-1" table:formula="of:=COM.MICROSOFT.SWITCH([.$A$1];1;MROUND(RAND();1);0;[.AH37])" office:value-type="float" office:value="0">
            <text:p>0</text:p>
          </table:table-cell>
          <table:table-cell table:style-name="ACE-1" table:formula="of:=COM.MICROSOFT.SWITCH([.$A$1];1;MROUND(RAND();1);0;[.AI37])" office:value-type="float" office:value="0">
            <text:p>0</text:p>
          </table:table-cell>
          <table:table-cell table:style-name="ACE-1" table:formula="of:=COM.MICROSOFT.SWITCH([.$A$1];1;MROUND(RAND();1);0;[.AJ37])" office:value-type="float" office:value="0">
            <text:p>0</text:p>
          </table:table-cell>
          <table:table-cell table:style-name="ACE-1" table:formula="of:=COM.MICROSOFT.SWITCH([.$A$1];1;MROUND(RAND();1);0;[.AK37])" office:value-type="float" office:value="0">
            <text:p>0</text:p>
          </table:table-cell>
          <table:table-cell table:style-name="ACE-1" table:formula="of:=COM.MICROSOFT.SWITCH([.$A$1];1;MROUND(RAND();1);0;[.AL37])" office:value-type="float" office:value="0">
            <text:p>0</text:p>
          </table:table-cell>
          <table:table-cell table:style-name="ACE-1" table:formula="of:=COM.MICROSOFT.SWITCH([.$A$1];1;MROUND(RAND();1);0;[.AM37])" office:value-type="float" office:value="0">
            <text:p>0</text:p>
          </table:table-cell>
          <table:table-cell table:style-name="ACE-1" table:formula="of:=COM.MICROSOFT.SWITCH([.$A$1];1;MROUND(RAND();1);0;[.AN37])" office:value-type="float" office:value="0">
            <text:p>0</text:p>
          </table:table-cell>
          <table:table-cell table:style-name="ACE-1" table:formula="of:=COM.MICROSOFT.SWITCH([.$A$1];1;MROUND(RAND();1);0;[.AO37])" office:value-type="float" office:value="0">
            <text:p>0</text:p>
          </table:table-cell>
          <table:table-cell table:style-name="ACE-1" table:formula="of:=COM.MICROSOFT.SWITCH([.$A$1];1;MROUND(RAND();1);0;[.AP37])" office:value-type="float" office:value="0">
            <text:p>0</text:p>
          </table:table-cell>
          <table:table-cell table:style-name="ACE-1" table:formula="of:=COM.MICROSOFT.SWITCH([.$A$1];1;MROUND(RAND();1);0;[.AQ37])" office:value-type="float" office:value="0">
            <text:p>0</text:p>
          </table:table-cell>
          <table:table-cell table:style-name="ACE-1" table:formula="of:=COM.MICROSOFT.SWITCH([.$A$1];1;MROUND(RAND();1);0;[.AR37])" office:value-type="float" office:value="0">
            <text:p>0</text:p>
          </table:table-cell>
          <table:table-cell table:style-name="ACE-1" table:formula="of:=COM.MICROSOFT.SWITCH([.$A$1];1;MROUND(RAND();1);0;[.AS37])" office:value-type="float" office:value="0">
            <text:p>0</text:p>
          </table:table-cell>
          <table:table-cell table:style-name="ACE-1" table:formula="of:=COM.MICROSOFT.SWITCH([.$A$1];1;MROUND(RAND();1);0;[.AT37])" office:value-type="float" office:value="0">
            <text:p>0</text:p>
          </table:table-cell>
          <table:table-cell table:style-name="ACE-1" table:formula="of:=COM.MICROSOFT.SWITCH([.$A$1];1;MROUND(RAND();1);0;[.AU37])" office:value-type="float" office:value="0">
            <text:p>0</text:p>
          </table:table-cell>
          <table:table-cell table:style-name="ACE-1" table:formula="of:=COM.MICROSOFT.SWITCH([.$A$1];1;MROUND(RAND();1);0;[.AV37])" office:value-type="float" office:value="0">
            <text:p>0</text:p>
          </table:table-cell>
          <table:table-cell table:style-name="ACE-1" table:formula="of:=COM.MICROSOFT.SWITCH([.$A$1];1;MROUND(RAND();1);0;[.AW37])" office:value-type="float" office:value="0">
            <text:p>0</text:p>
          </table:table-cell>
          <table:table-cell table:style-name="ACE-1" table:formula="of:=COM.MICROSOFT.SWITCH([.$A$1];1;MROUND(RAND();1);0;[.AX37])" office:value-type="float" office:value="0">
            <text:p>0</text:p>
          </table:table-cell>
          <table:table-cell table:style-name="ACE-1" table:formula="of:=COM.MICROSOFT.SWITCH([.$A$1];1;MROUND(RAND();1);0;[.AY37])" office:value-type="float" office:value="0">
            <text:p>0</text:p>
          </table:table-cell>
          <table:table-cell table:style-name="ACE-1" table:formula="of:=COM.MICROSOFT.SWITCH([.$A$1];1;MROUND(RAND();1);0;[.AZ37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8])" office:value-type="float" office:value="0">
            <text:p>0</text:p>
          </table:table-cell>
          <table:table-cell table:style-name="ACE-1" table:formula="of:=COM.MICROSOFT.SWITCH([.$A$1];1;MROUND(RAND();1);0;[.D38])" office:value-type="float" office:value="0">
            <text:p>0</text:p>
          </table:table-cell>
          <table:table-cell table:style-name="ACE-1" table:formula="of:=COM.MICROSOFT.SWITCH([.$A$1];1;MROUND(RAND();1);0;[.E38])" office:value-type="float" office:value="0">
            <text:p>0</text:p>
          </table:table-cell>
          <table:table-cell table:style-name="ACE-1" table:formula="of:=COM.MICROSOFT.SWITCH([.$A$1];1;MROUND(RAND();1);0;[.F38])" office:value-type="float" office:value="0">
            <text:p>0</text:p>
          </table:table-cell>
          <table:table-cell table:style-name="ACE-1" table:formula="of:=COM.MICROSOFT.SWITCH([.$A$1];1;MROUND(RAND();1);0;[.G38])" office:value-type="float" office:value="0">
            <text:p>0</text:p>
          </table:table-cell>
          <table:table-cell table:style-name="ACE-1" table:formula="of:=COM.MICROSOFT.SWITCH([.$A$1];1;MROUND(RAND();1);0;[.H38])" office:value-type="float" office:value="0">
            <text:p>0</text:p>
          </table:table-cell>
          <table:table-cell table:style-name="ACE-1" table:formula="of:=COM.MICROSOFT.SWITCH([.$A$1];1;MROUND(RAND();1);0;[.I38])" office:value-type="float" office:value="0">
            <text:p>0</text:p>
          </table:table-cell>
          <table:table-cell table:style-name="ACE-1" table:formula="of:=COM.MICROSOFT.SWITCH([.$A$1];1;MROUND(RAND();1);0;[.J38])" office:value-type="float" office:value="0">
            <text:p>0</text:p>
          </table:table-cell>
          <table:table-cell table:style-name="ACE-1" table:formula="of:=COM.MICROSOFT.SWITCH([.$A$1];1;MROUND(RAND();1);0;[.K38])" office:value-type="float" office:value="0">
            <text:p>0</text:p>
          </table:table-cell>
          <table:table-cell table:style-name="ACE-1" table:formula="of:=COM.MICROSOFT.SWITCH([.$A$1];1;MROUND(RAND();1);0;[.L38])" office:value-type="float" office:value="0">
            <text:p>0</text:p>
          </table:table-cell>
          <table:table-cell table:style-name="ACE-1" table:formula="of:=COM.MICROSOFT.SWITCH([.$A$1];1;MROUND(RAND();1);0;[.M38])" office:value-type="float" office:value="0">
            <text:p>0</text:p>
          </table:table-cell>
          <table:table-cell table:style-name="ACE-1" table:formula="of:=COM.MICROSOFT.SWITCH([.$A$1];1;MROUND(RAND();1);0;[.N38])" office:value-type="float" office:value="0">
            <text:p>0</text:p>
          </table:table-cell>
          <table:table-cell table:style-name="ACE-1" table:formula="of:=COM.MICROSOFT.SWITCH([.$A$1];1;MROUND(RAND();1);0;[.O38])" office:value-type="float" office:value="0">
            <text:p>0</text:p>
          </table:table-cell>
          <table:table-cell table:style-name="ACE-1" table:formula="of:=COM.MICROSOFT.SWITCH([.$A$1];1;MROUND(RAND();1);0;[.P38])" office:value-type="float" office:value="0">
            <text:p>0</text:p>
          </table:table-cell>
          <table:table-cell table:style-name="ACE-1" table:formula="of:=COM.MICROSOFT.SWITCH([.$A$1];1;MROUND(RAND();1);0;[.Q38])" office:value-type="float" office:value="0">
            <text:p>0</text:p>
          </table:table-cell>
          <table:table-cell table:style-name="ACE-1" table:formula="of:=COM.MICROSOFT.SWITCH([.$A$1];1;MROUND(RAND();1);0;[.R38])" office:value-type="float" office:value="0">
            <text:p>0</text:p>
          </table:table-cell>
          <table:table-cell table:style-name="ACE-1" table:formula="of:=COM.MICROSOFT.SWITCH([.$A$1];1;MROUND(RAND();1);0;[.S38])" office:value-type="float" office:value="0">
            <text:p>0</text:p>
          </table:table-cell>
          <table:table-cell table:style-name="ACE-1" table:formula="of:=COM.MICROSOFT.SWITCH([.$A$1];1;MROUND(RAND();1);0;[.T38])" office:value-type="float" office:value="0">
            <text:p>0</text:p>
          </table:table-cell>
          <table:table-cell table:style-name="ACE-1" table:formula="of:=COM.MICROSOFT.SWITCH([.$A$1];1;MROUND(RAND();1);0;[.U38])" office:value-type="float" office:value="0">
            <text:p>0</text:p>
          </table:table-cell>
          <table:table-cell table:style-name="ACE-1" table:formula="of:=COM.MICROSOFT.SWITCH([.$A$1];1;MROUND(RAND();1);0;[.V38])" office:value-type="float" office:value="0">
            <text:p>0</text:p>
          </table:table-cell>
          <table:table-cell table:style-name="ACE-1" table:formula="of:=COM.MICROSOFT.SWITCH([.$A$1];1;MROUND(RAND();1);0;[.W38])" office:value-type="float" office:value="0">
            <text:p>0</text:p>
          </table:table-cell>
          <table:table-cell table:style-name="ACE-1" table:formula="of:=COM.MICROSOFT.SWITCH([.$A$1];1;MROUND(RAND();1);0;[.X38])" office:value-type="float" office:value="0">
            <text:p>0</text:p>
          </table:table-cell>
          <table:table-cell table:style-name="ACE-1" table:formula="of:=COM.MICROSOFT.SWITCH([.$A$1];1;MROUND(RAND();1);0;[.Y38])" office:value-type="float" office:value="0">
            <text:p>0</text:p>
          </table:table-cell>
          <table:table-cell table:style-name="ACE-1" table:formula="of:=COM.MICROSOFT.SWITCH([.$A$1];1;MROUND(RAND();1);0;[.Z38])" office:value-type="float" office:value="0">
            <text:p>0</text:p>
          </table:table-cell>
          <table:table-cell table:style-name="ACE-1" table:formula="of:=COM.MICROSOFT.SWITCH([.$A$1];1;MROUND(RAND();1);0;[.AA38])" office:value-type="float" office:value="0">
            <text:p>0</text:p>
          </table:table-cell>
          <table:table-cell table:style-name="ACE-1" table:formula="of:=COM.MICROSOFT.SWITCH([.$A$1];1;MROUND(RAND();1);0;[.AB38])" office:value-type="float" office:value="0">
            <text:p>0</text:p>
          </table:table-cell>
          <table:table-cell table:style-name="ACE-1" table:formula="of:=COM.MICROSOFT.SWITCH([.$A$1];1;MROUND(RAND();1);0;[.AC38])" office:value-type="float" office:value="0">
            <text:p>0</text:p>
          </table:table-cell>
          <table:table-cell table:style-name="ACE-1" table:formula="of:=COM.MICROSOFT.SWITCH([.$A$1];1;MROUND(RAND();1);0;[.AD38])" office:value-type="float" office:value="0">
            <text:p>0</text:p>
          </table:table-cell>
          <table:table-cell table:style-name="ACE-1" table:formula="of:=COM.MICROSOFT.SWITCH([.$A$1];1;MROUND(RAND();1);0;[.AE38])" office:value-type="float" office:value="0">
            <text:p>0</text:p>
          </table:table-cell>
          <table:table-cell table:style-name="ACE-1" table:formula="of:=COM.MICROSOFT.SWITCH([.$A$1];1;MROUND(RAND();1);0;[.AF38])" office:value-type="float" office:value="0">
            <text:p>0</text:p>
          </table:table-cell>
          <table:table-cell table:style-name="ACE-1" table:formula="of:=COM.MICROSOFT.SWITCH([.$A$1];1;MROUND(RAND();1);0;[.AG38])" office:value-type="float" office:value="0">
            <text:p>0</text:p>
          </table:table-cell>
          <table:table-cell table:style-name="ACE-1" table:formula="of:=COM.MICROSOFT.SWITCH([.$A$1];1;MROUND(RAND();1);0;[.AH38])" office:value-type="float" office:value="0">
            <text:p>0</text:p>
          </table:table-cell>
          <table:table-cell table:style-name="ACE-1" table:formula="of:=COM.MICROSOFT.SWITCH([.$A$1];1;MROUND(RAND();1);0;[.AI38])" office:value-type="float" office:value="0">
            <text:p>0</text:p>
          </table:table-cell>
          <table:table-cell table:style-name="ACE-1" table:formula="of:=COM.MICROSOFT.SWITCH([.$A$1];1;MROUND(RAND();1);0;[.AJ38])" office:value-type="float" office:value="0">
            <text:p>0</text:p>
          </table:table-cell>
          <table:table-cell table:style-name="ACE-1" table:formula="of:=COM.MICROSOFT.SWITCH([.$A$1];1;MROUND(RAND();1);0;[.AK38])" office:value-type="float" office:value="0">
            <text:p>0</text:p>
          </table:table-cell>
          <table:table-cell table:style-name="ACE-1" table:formula="of:=COM.MICROSOFT.SWITCH([.$A$1];1;MROUND(RAND();1);0;[.AL38])" office:value-type="float" office:value="0">
            <text:p>0</text:p>
          </table:table-cell>
          <table:table-cell table:style-name="ACE-1" table:formula="of:=COM.MICROSOFT.SWITCH([.$A$1];1;MROUND(RAND();1);0;[.AM38])" office:value-type="float" office:value="0">
            <text:p>0</text:p>
          </table:table-cell>
          <table:table-cell table:style-name="ACE-1" table:formula="of:=COM.MICROSOFT.SWITCH([.$A$1];1;MROUND(RAND();1);0;[.AN38])" office:value-type="float" office:value="0">
            <text:p>0</text:p>
          </table:table-cell>
          <table:table-cell table:style-name="ACE-1" table:formula="of:=COM.MICROSOFT.SWITCH([.$A$1];1;MROUND(RAND();1);0;[.AO38])" office:value-type="float" office:value="0">
            <text:p>0</text:p>
          </table:table-cell>
          <table:table-cell table:style-name="ACE-1" table:formula="of:=COM.MICROSOFT.SWITCH([.$A$1];1;MROUND(RAND();1);0;[.AP38])" office:value-type="float" office:value="0">
            <text:p>0</text:p>
          </table:table-cell>
          <table:table-cell table:style-name="ACE-1" table:formula="of:=COM.MICROSOFT.SWITCH([.$A$1];1;MROUND(RAND();1);0;[.AQ38])" office:value-type="float" office:value="0">
            <text:p>0</text:p>
          </table:table-cell>
          <table:table-cell table:style-name="ACE-1" table:formula="of:=COM.MICROSOFT.SWITCH([.$A$1];1;MROUND(RAND();1);0;[.AR38])" office:value-type="float" office:value="0">
            <text:p>0</text:p>
          </table:table-cell>
          <table:table-cell table:style-name="ACE-1" table:formula="of:=COM.MICROSOFT.SWITCH([.$A$1];1;MROUND(RAND();1);0;[.AS38])" office:value-type="float" office:value="0">
            <text:p>0</text:p>
          </table:table-cell>
          <table:table-cell table:style-name="ACE-1" table:formula="of:=COM.MICROSOFT.SWITCH([.$A$1];1;MROUND(RAND();1);0;[.AT38])" office:value-type="float" office:value="0">
            <text:p>0</text:p>
          </table:table-cell>
          <table:table-cell table:style-name="ACE-1" table:formula="of:=COM.MICROSOFT.SWITCH([.$A$1];1;MROUND(RAND();1);0;[.AU38])" office:value-type="float" office:value="0">
            <text:p>0</text:p>
          </table:table-cell>
          <table:table-cell table:style-name="ACE-1" table:formula="of:=COM.MICROSOFT.SWITCH([.$A$1];1;MROUND(RAND();1);0;[.AV38])" office:value-type="float" office:value="0">
            <text:p>0</text:p>
          </table:table-cell>
          <table:table-cell table:style-name="ACE-1" table:formula="of:=COM.MICROSOFT.SWITCH([.$A$1];1;MROUND(RAND();1);0;[.AW38])" office:value-type="float" office:value="0">
            <text:p>0</text:p>
          </table:table-cell>
          <table:table-cell table:style-name="ACE-1" table:formula="of:=COM.MICROSOFT.SWITCH([.$A$1];1;MROUND(RAND();1);0;[.AX38])" office:value-type="float" office:value="0">
            <text:p>0</text:p>
          </table:table-cell>
          <table:table-cell table:style-name="ACE-1" table:formula="of:=COM.MICROSOFT.SWITCH([.$A$1];1;MROUND(RAND();1);0;[.AY38])" office:value-type="float" office:value="0">
            <text:p>0</text:p>
          </table:table-cell>
          <table:table-cell table:style-name="ACE-1" table:formula="of:=COM.MICROSOFT.SWITCH([.$A$1];1;MROUND(RAND();1);0;[.AZ38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39])" office:value-type="float" office:value="0">
            <text:p>0</text:p>
          </table:table-cell>
          <table:table-cell table:style-name="ACE-1" table:formula="of:=COM.MICROSOFT.SWITCH([.$A$1];1;MROUND(RAND();1);0;[.D39])" office:value-type="float" office:value="0">
            <text:p>0</text:p>
          </table:table-cell>
          <table:table-cell table:style-name="ACE-1" table:formula="of:=COM.MICROSOFT.SWITCH([.$A$1];1;MROUND(RAND();1);0;[.E39])" office:value-type="float" office:value="0">
            <text:p>0</text:p>
          </table:table-cell>
          <table:table-cell table:style-name="ACE-1" table:formula="of:=COM.MICROSOFT.SWITCH([.$A$1];1;MROUND(RAND();1);0;[.F39])" office:value-type="float" office:value="0">
            <text:p>0</text:p>
          </table:table-cell>
          <table:table-cell table:style-name="ACE-1" table:formula="of:=COM.MICROSOFT.SWITCH([.$A$1];1;MROUND(RAND();1);0;[.G39])" office:value-type="float" office:value="0">
            <text:p>0</text:p>
          </table:table-cell>
          <table:table-cell table:style-name="ACE-1" table:formula="of:=COM.MICROSOFT.SWITCH([.$A$1];1;MROUND(RAND();1);0;[.H39])" office:value-type="float" office:value="0">
            <text:p>0</text:p>
          </table:table-cell>
          <table:table-cell table:style-name="ACE-1" table:formula="of:=COM.MICROSOFT.SWITCH([.$A$1];1;MROUND(RAND();1);0;[.I39])" office:value-type="float" office:value="0">
            <text:p>0</text:p>
          </table:table-cell>
          <table:table-cell table:style-name="ACE-1" table:formula="of:=COM.MICROSOFT.SWITCH([.$A$1];1;MROUND(RAND();1);0;[.J39])" office:value-type="float" office:value="0">
            <text:p>0</text:p>
          </table:table-cell>
          <table:table-cell table:style-name="ACE-1" table:formula="of:=COM.MICROSOFT.SWITCH([.$A$1];1;MROUND(RAND();1);0;[.K39])" office:value-type="float" office:value="0">
            <text:p>0</text:p>
          </table:table-cell>
          <table:table-cell table:style-name="ACE-1" table:formula="of:=COM.MICROSOFT.SWITCH([.$A$1];1;MROUND(RAND();1);0;[.L39])" office:value-type="float" office:value="0">
            <text:p>0</text:p>
          </table:table-cell>
          <table:table-cell table:style-name="ACE-1" table:formula="of:=COM.MICROSOFT.SWITCH([.$A$1];1;MROUND(RAND();1);0;[.M39])" office:value-type="float" office:value="0">
            <text:p>0</text:p>
          </table:table-cell>
          <table:table-cell table:style-name="ACE-1" table:formula="of:=COM.MICROSOFT.SWITCH([.$A$1];1;MROUND(RAND();1);0;[.N39])" office:value-type="float" office:value="0">
            <text:p>0</text:p>
          </table:table-cell>
          <table:table-cell table:style-name="ACE-1" table:formula="of:=COM.MICROSOFT.SWITCH([.$A$1];1;MROUND(RAND();1);0;[.O39])" office:value-type="float" office:value="0">
            <text:p>0</text:p>
          </table:table-cell>
          <table:table-cell table:style-name="ACE-1" table:formula="of:=COM.MICROSOFT.SWITCH([.$A$1];1;MROUND(RAND();1);0;[.P39])" office:value-type="float" office:value="0">
            <text:p>0</text:p>
          </table:table-cell>
          <table:table-cell table:style-name="ACE-1" table:formula="of:=COM.MICROSOFT.SWITCH([.$A$1];1;MROUND(RAND();1);0;[.Q39])" office:value-type="float" office:value="0">
            <text:p>0</text:p>
          </table:table-cell>
          <table:table-cell table:style-name="ACE-1" table:formula="of:=COM.MICROSOFT.SWITCH([.$A$1];1;MROUND(RAND();1);0;[.R39])" office:value-type="float" office:value="0">
            <text:p>0</text:p>
          </table:table-cell>
          <table:table-cell table:style-name="ACE-1" table:formula="of:=COM.MICROSOFT.SWITCH([.$A$1];1;MROUND(RAND();1);0;[.S39])" office:value-type="float" office:value="0">
            <text:p>0</text:p>
          </table:table-cell>
          <table:table-cell table:style-name="ACE-1" table:formula="of:=COM.MICROSOFT.SWITCH([.$A$1];1;MROUND(RAND();1);0;[.T39])" office:value-type="float" office:value="0">
            <text:p>0</text:p>
          </table:table-cell>
          <table:table-cell table:style-name="ACE-1" table:formula="of:=COM.MICROSOFT.SWITCH([.$A$1];1;MROUND(RAND();1);0;[.U39])" office:value-type="float" office:value="0">
            <text:p>0</text:p>
          </table:table-cell>
          <table:table-cell table:style-name="ACE-1" table:formula="of:=COM.MICROSOFT.SWITCH([.$A$1];1;MROUND(RAND();1);0;[.V39])" office:value-type="float" office:value="0">
            <text:p>0</text:p>
          </table:table-cell>
          <table:table-cell table:style-name="ACE-1" table:formula="of:=COM.MICROSOFT.SWITCH([.$A$1];1;MROUND(RAND();1);0;[.W39])" office:value-type="float" office:value="0">
            <text:p>0</text:p>
          </table:table-cell>
          <table:table-cell table:style-name="ACE-1" table:formula="of:=COM.MICROSOFT.SWITCH([.$A$1];1;MROUND(RAND();1);0;[.X39])" office:value-type="float" office:value="0">
            <text:p>0</text:p>
          </table:table-cell>
          <table:table-cell table:style-name="ACE-1" table:formula="of:=COM.MICROSOFT.SWITCH([.$A$1];1;MROUND(RAND();1);0;[.Y39])" office:value-type="float" office:value="0">
            <text:p>0</text:p>
          </table:table-cell>
          <table:table-cell table:style-name="ACE-1" table:formula="of:=COM.MICROSOFT.SWITCH([.$A$1];1;MROUND(RAND();1);0;[.Z39])" office:value-type="float" office:value="0">
            <text:p>0</text:p>
          </table:table-cell>
          <table:table-cell table:style-name="ACE-1" table:formula="of:=COM.MICROSOFT.SWITCH([.$A$1];1;MROUND(RAND();1);0;[.AA39])" office:value-type="float" office:value="0">
            <text:p>0</text:p>
          </table:table-cell>
          <table:table-cell table:style-name="ACE-1" table:formula="of:=COM.MICROSOFT.SWITCH([.$A$1];1;MROUND(RAND();1);0;[.AB39])" office:value-type="float" office:value="0">
            <text:p>0</text:p>
          </table:table-cell>
          <table:table-cell table:style-name="ACE-1" table:formula="of:=COM.MICROSOFT.SWITCH([.$A$1];1;MROUND(RAND();1);0;[.AC39])" office:value-type="float" office:value="0">
            <text:p>0</text:p>
          </table:table-cell>
          <table:table-cell table:style-name="ACE-1" table:formula="of:=COM.MICROSOFT.SWITCH([.$A$1];1;MROUND(RAND();1);0;[.AD39])" office:value-type="float" office:value="0">
            <text:p>0</text:p>
          </table:table-cell>
          <table:table-cell table:style-name="ACE-1" table:formula="of:=COM.MICROSOFT.SWITCH([.$A$1];1;MROUND(RAND();1);0;[.AE39])" office:value-type="float" office:value="0">
            <text:p>0</text:p>
          </table:table-cell>
          <table:table-cell table:style-name="ACE-1" table:formula="of:=COM.MICROSOFT.SWITCH([.$A$1];1;MROUND(RAND();1);0;[.AF39])" office:value-type="float" office:value="0">
            <text:p>0</text:p>
          </table:table-cell>
          <table:table-cell table:style-name="ACE-1" table:formula="of:=COM.MICROSOFT.SWITCH([.$A$1];1;MROUND(RAND();1);0;[.AG39])" office:value-type="float" office:value="0">
            <text:p>0</text:p>
          </table:table-cell>
          <table:table-cell table:style-name="ACE-1" table:formula="of:=COM.MICROSOFT.SWITCH([.$A$1];1;MROUND(RAND();1);0;[.AH39])" office:value-type="float" office:value="0">
            <text:p>0</text:p>
          </table:table-cell>
          <table:table-cell table:style-name="ACE-1" table:formula="of:=COM.MICROSOFT.SWITCH([.$A$1];1;MROUND(RAND();1);0;[.AI39])" office:value-type="float" office:value="0">
            <text:p>0</text:p>
          </table:table-cell>
          <table:table-cell table:style-name="ACE-1" table:formula="of:=COM.MICROSOFT.SWITCH([.$A$1];1;MROUND(RAND();1);0;[.AJ39])" office:value-type="float" office:value="0">
            <text:p>0</text:p>
          </table:table-cell>
          <table:table-cell table:style-name="ACE-1" table:formula="of:=COM.MICROSOFT.SWITCH([.$A$1];1;MROUND(RAND();1);0;[.AK39])" office:value-type="float" office:value="0">
            <text:p>0</text:p>
          </table:table-cell>
          <table:table-cell table:style-name="ACE-1" table:formula="of:=COM.MICROSOFT.SWITCH([.$A$1];1;MROUND(RAND();1);0;[.AL39])" office:value-type="float" office:value="0">
            <text:p>0</text:p>
          </table:table-cell>
          <table:table-cell table:style-name="ACE-1" table:formula="of:=COM.MICROSOFT.SWITCH([.$A$1];1;MROUND(RAND();1);0;[.AM39])" office:value-type="float" office:value="0">
            <text:p>0</text:p>
          </table:table-cell>
          <table:table-cell table:style-name="ACE-1" table:formula="of:=COM.MICROSOFT.SWITCH([.$A$1];1;MROUND(RAND();1);0;[.AN39])" office:value-type="float" office:value="0">
            <text:p>0</text:p>
          </table:table-cell>
          <table:table-cell table:style-name="ACE-1" table:formula="of:=COM.MICROSOFT.SWITCH([.$A$1];1;MROUND(RAND();1);0;[.AO39])" office:value-type="float" office:value="0">
            <text:p>0</text:p>
          </table:table-cell>
          <table:table-cell table:style-name="ACE-1" table:formula="of:=COM.MICROSOFT.SWITCH([.$A$1];1;MROUND(RAND();1);0;[.AP39])" office:value-type="float" office:value="0">
            <text:p>0</text:p>
          </table:table-cell>
          <table:table-cell table:style-name="ACE-1" table:formula="of:=COM.MICROSOFT.SWITCH([.$A$1];1;MROUND(RAND();1);0;[.AQ39])" office:value-type="float" office:value="0">
            <text:p>0</text:p>
          </table:table-cell>
          <table:table-cell table:style-name="ACE-1" table:formula="of:=COM.MICROSOFT.SWITCH([.$A$1];1;MROUND(RAND();1);0;[.AR39])" office:value-type="float" office:value="0">
            <text:p>0</text:p>
          </table:table-cell>
          <table:table-cell table:style-name="ACE-1" table:formula="of:=COM.MICROSOFT.SWITCH([.$A$1];1;MROUND(RAND();1);0;[.AS39])" office:value-type="float" office:value="0">
            <text:p>0</text:p>
          </table:table-cell>
          <table:table-cell table:style-name="ACE-1" table:formula="of:=COM.MICROSOFT.SWITCH([.$A$1];1;MROUND(RAND();1);0;[.AT39])" office:value-type="float" office:value="0">
            <text:p>0</text:p>
          </table:table-cell>
          <table:table-cell table:style-name="ACE-1" table:formula="of:=COM.MICROSOFT.SWITCH([.$A$1];1;MROUND(RAND();1);0;[.AU39])" office:value-type="float" office:value="0">
            <text:p>0</text:p>
          </table:table-cell>
          <table:table-cell table:style-name="ACE-1" table:formula="of:=COM.MICROSOFT.SWITCH([.$A$1];1;MROUND(RAND();1);0;[.AV39])" office:value-type="float" office:value="0">
            <text:p>0</text:p>
          </table:table-cell>
          <table:table-cell table:style-name="ACE-1" table:formula="of:=COM.MICROSOFT.SWITCH([.$A$1];1;MROUND(RAND();1);0;[.AW39])" office:value-type="float" office:value="0">
            <text:p>0</text:p>
          </table:table-cell>
          <table:table-cell table:style-name="ACE-1" table:formula="of:=COM.MICROSOFT.SWITCH([.$A$1];1;MROUND(RAND();1);0;[.AX39])" office:value-type="float" office:value="0">
            <text:p>0</text:p>
          </table:table-cell>
          <table:table-cell table:style-name="ACE-1" table:formula="of:=COM.MICROSOFT.SWITCH([.$A$1];1;MROUND(RAND();1);0;[.AY39])" office:value-type="float" office:value="0">
            <text:p>0</text:p>
          </table:table-cell>
          <table:table-cell table:style-name="ACE-1" table:formula="of:=COM.MICROSOFT.SWITCH([.$A$1];1;MROUND(RAND();1);0;[.AZ39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40])" office:value-type="float" office:value="0">
            <text:p>0</text:p>
          </table:table-cell>
          <table:table-cell table:style-name="ACE-1" table:formula="of:=COM.MICROSOFT.SWITCH([.$A$1];1;MROUND(RAND();1);0;[.D40])" office:value-type="float" office:value="0">
            <text:p>0</text:p>
          </table:table-cell>
          <table:table-cell table:style-name="ACE-1" table:formula="of:=COM.MICROSOFT.SWITCH([.$A$1];1;MROUND(RAND();1);0;[.E40])" office:value-type="float" office:value="0">
            <text:p>0</text:p>
          </table:table-cell>
          <table:table-cell table:style-name="ACE-1" table:formula="of:=COM.MICROSOFT.SWITCH([.$A$1];1;MROUND(RAND();1);0;[.F40])" office:value-type="float" office:value="0">
            <text:p>0</text:p>
          </table:table-cell>
          <table:table-cell table:style-name="ACE-1" table:formula="of:=COM.MICROSOFT.SWITCH([.$A$1];1;MROUND(RAND();1);0;[.G40])" office:value-type="float" office:value="0">
            <text:p>0</text:p>
          </table:table-cell>
          <table:table-cell table:style-name="ACE-1" table:formula="of:=COM.MICROSOFT.SWITCH([.$A$1];1;MROUND(RAND();1);0;[.H40])" office:value-type="float" office:value="0">
            <text:p>0</text:p>
          </table:table-cell>
          <table:table-cell table:style-name="ACE-1" table:formula="of:=COM.MICROSOFT.SWITCH([.$A$1];1;MROUND(RAND();1);0;[.I40])" office:value-type="float" office:value="0">
            <text:p>0</text:p>
          </table:table-cell>
          <table:table-cell table:style-name="ACE-1" table:formula="of:=COM.MICROSOFT.SWITCH([.$A$1];1;MROUND(RAND();1);0;[.J40])" office:value-type="float" office:value="0">
            <text:p>0</text:p>
          </table:table-cell>
          <table:table-cell table:style-name="ACE-1" table:formula="of:=COM.MICROSOFT.SWITCH([.$A$1];1;MROUND(RAND();1);0;[.K40])" office:value-type="float" office:value="0">
            <text:p>0</text:p>
          </table:table-cell>
          <table:table-cell table:style-name="ACE-1" table:formula="of:=COM.MICROSOFT.SWITCH([.$A$1];1;MROUND(RAND();1);0;[.L40])" office:value-type="float" office:value="0">
            <text:p>0</text:p>
          </table:table-cell>
          <table:table-cell table:style-name="ACE-1" table:formula="of:=COM.MICROSOFT.SWITCH([.$A$1];1;MROUND(RAND();1);0;[.M40])" office:value-type="float" office:value="0">
            <text:p>0</text:p>
          </table:table-cell>
          <table:table-cell table:style-name="ACE-1" table:formula="of:=COM.MICROSOFT.SWITCH([.$A$1];1;MROUND(RAND();1);0;[.N40])" office:value-type="float" office:value="0">
            <text:p>0</text:p>
          </table:table-cell>
          <table:table-cell table:style-name="ACE-1" table:formula="of:=COM.MICROSOFT.SWITCH([.$A$1];1;MROUND(RAND();1);0;[.O40])" office:value-type="float" office:value="0">
            <text:p>0</text:p>
          </table:table-cell>
          <table:table-cell table:style-name="ACE-1" table:formula="of:=COM.MICROSOFT.SWITCH([.$A$1];1;MROUND(RAND();1);0;[.P40])" office:value-type="float" office:value="0">
            <text:p>0</text:p>
          </table:table-cell>
          <table:table-cell table:style-name="ACE-1" table:formula="of:=COM.MICROSOFT.SWITCH([.$A$1];1;MROUND(RAND();1);0;[.Q40])" office:value-type="float" office:value="0">
            <text:p>0</text:p>
          </table:table-cell>
          <table:table-cell table:style-name="ACE-1" table:formula="of:=COM.MICROSOFT.SWITCH([.$A$1];1;MROUND(RAND();1);0;[.R40])" office:value-type="float" office:value="0">
            <text:p>0</text:p>
          </table:table-cell>
          <table:table-cell table:style-name="ACE-1" table:formula="of:=COM.MICROSOFT.SWITCH([.$A$1];1;MROUND(RAND();1);0;[.S40])" office:value-type="float" office:value="0">
            <text:p>0</text:p>
          </table:table-cell>
          <table:table-cell table:style-name="ACE-1" table:formula="of:=COM.MICROSOFT.SWITCH([.$A$1];1;MROUND(RAND();1);0;[.T40])" office:value-type="float" office:value="0">
            <text:p>0</text:p>
          </table:table-cell>
          <table:table-cell table:style-name="ACE-1" table:formula="of:=COM.MICROSOFT.SWITCH([.$A$1];1;MROUND(RAND();1);0;[.U40])" office:value-type="float" office:value="0">
            <text:p>0</text:p>
          </table:table-cell>
          <table:table-cell table:style-name="ACE-1" table:formula="of:=COM.MICROSOFT.SWITCH([.$A$1];1;MROUND(RAND();1);0;[.V40])" office:value-type="float" office:value="0">
            <text:p>0</text:p>
          </table:table-cell>
          <table:table-cell table:style-name="ACE-1" table:formula="of:=COM.MICROSOFT.SWITCH([.$A$1];1;MROUND(RAND();1);0;[.W40])" office:value-type="float" office:value="0">
            <text:p>0</text:p>
          </table:table-cell>
          <table:table-cell table:style-name="ACE-1" table:formula="of:=COM.MICROSOFT.SWITCH([.$A$1];1;MROUND(RAND();1);0;[.X40])" office:value-type="float" office:value="0">
            <text:p>0</text:p>
          </table:table-cell>
          <table:table-cell table:style-name="ACE-1" table:formula="of:=COM.MICROSOFT.SWITCH([.$A$1];1;MROUND(RAND();1);0;[.Y40])" office:value-type="float" office:value="0">
            <text:p>0</text:p>
          </table:table-cell>
          <table:table-cell table:style-name="ACE-1" table:formula="of:=COM.MICROSOFT.SWITCH([.$A$1];1;MROUND(RAND();1);0;[.Z40])" office:value-type="float" office:value="0">
            <text:p>0</text:p>
          </table:table-cell>
          <table:table-cell table:style-name="ACE-1" table:formula="of:=COM.MICROSOFT.SWITCH([.$A$1];1;MROUND(RAND();1);0;[.AA40])" office:value-type="float" office:value="0">
            <text:p>0</text:p>
          </table:table-cell>
          <table:table-cell table:style-name="ACE-1" table:formula="of:=COM.MICROSOFT.SWITCH([.$A$1];1;MROUND(RAND();1);0;[.AB40])" office:value-type="float" office:value="0">
            <text:p>0</text:p>
          </table:table-cell>
          <table:table-cell table:style-name="ACE-1" table:formula="of:=COM.MICROSOFT.SWITCH([.$A$1];1;MROUND(RAND();1);0;[.AC40])" office:value-type="float" office:value="0">
            <text:p>0</text:p>
          </table:table-cell>
          <table:table-cell table:style-name="ACE-1" table:formula="of:=COM.MICROSOFT.SWITCH([.$A$1];1;MROUND(RAND();1);0;[.AD40])" office:value-type="float" office:value="0">
            <text:p>0</text:p>
          </table:table-cell>
          <table:table-cell table:style-name="ACE-1" table:formula="of:=COM.MICROSOFT.SWITCH([.$A$1];1;MROUND(RAND();1);0;[.AE40])" office:value-type="float" office:value="0">
            <text:p>0</text:p>
          </table:table-cell>
          <table:table-cell table:style-name="ACE-1" table:formula="of:=COM.MICROSOFT.SWITCH([.$A$1];1;MROUND(RAND();1);0;[.AF40])" office:value-type="float" office:value="0">
            <text:p>0</text:p>
          </table:table-cell>
          <table:table-cell table:style-name="ACE-1" table:formula="of:=COM.MICROSOFT.SWITCH([.$A$1];1;MROUND(RAND();1);0;[.AG40])" office:value-type="float" office:value="0">
            <text:p>0</text:p>
          </table:table-cell>
          <table:table-cell table:style-name="ACE-1" table:formula="of:=COM.MICROSOFT.SWITCH([.$A$1];1;MROUND(RAND();1);0;[.AH40])" office:value-type="float" office:value="0">
            <text:p>0</text:p>
          </table:table-cell>
          <table:table-cell table:style-name="ACE-1" table:formula="of:=COM.MICROSOFT.SWITCH([.$A$1];1;MROUND(RAND();1);0;[.AI40])" office:value-type="float" office:value="0">
            <text:p>0</text:p>
          </table:table-cell>
          <table:table-cell table:style-name="ACE-1" table:formula="of:=COM.MICROSOFT.SWITCH([.$A$1];1;MROUND(RAND();1);0;[.AJ40])" office:value-type="float" office:value="0">
            <text:p>0</text:p>
          </table:table-cell>
          <table:table-cell table:style-name="ACE-1" table:formula="of:=COM.MICROSOFT.SWITCH([.$A$1];1;MROUND(RAND();1);0;[.AK40])" office:value-type="float" office:value="0">
            <text:p>0</text:p>
          </table:table-cell>
          <table:table-cell table:style-name="ACE-1" table:formula="of:=COM.MICROSOFT.SWITCH([.$A$1];1;MROUND(RAND();1);0;[.AL40])" office:value-type="float" office:value="0">
            <text:p>0</text:p>
          </table:table-cell>
          <table:table-cell table:style-name="ACE-1" table:formula="of:=COM.MICROSOFT.SWITCH([.$A$1];1;MROUND(RAND();1);0;[.AM40])" office:value-type="float" office:value="0">
            <text:p>0</text:p>
          </table:table-cell>
          <table:table-cell table:style-name="ACE-1" table:formula="of:=COM.MICROSOFT.SWITCH([.$A$1];1;MROUND(RAND();1);0;[.AN40])" office:value-type="float" office:value="0">
            <text:p>0</text:p>
          </table:table-cell>
          <table:table-cell table:style-name="ACE-1" table:formula="of:=COM.MICROSOFT.SWITCH([.$A$1];1;MROUND(RAND();1);0;[.AO40])" office:value-type="float" office:value="0">
            <text:p>0</text:p>
          </table:table-cell>
          <table:table-cell table:style-name="ACE-1" table:formula="of:=COM.MICROSOFT.SWITCH([.$A$1];1;MROUND(RAND();1);0;[.AP40])" office:value-type="float" office:value="0">
            <text:p>0</text:p>
          </table:table-cell>
          <table:table-cell table:style-name="ACE-1" table:formula="of:=COM.MICROSOFT.SWITCH([.$A$1];1;MROUND(RAND();1);0;[.AQ40])" office:value-type="float" office:value="0">
            <text:p>0</text:p>
          </table:table-cell>
          <table:table-cell table:style-name="ACE-1" table:formula="of:=COM.MICROSOFT.SWITCH([.$A$1];1;MROUND(RAND();1);0;[.AR40])" office:value-type="float" office:value="0">
            <text:p>0</text:p>
          </table:table-cell>
          <table:table-cell table:style-name="ACE-1" table:formula="of:=COM.MICROSOFT.SWITCH([.$A$1];1;MROUND(RAND();1);0;[.AS40])" office:value-type="float" office:value="0">
            <text:p>0</text:p>
          </table:table-cell>
          <table:table-cell table:style-name="ACE-1" table:formula="of:=COM.MICROSOFT.SWITCH([.$A$1];1;MROUND(RAND();1);0;[.AT40])" office:value-type="float" office:value="0">
            <text:p>0</text:p>
          </table:table-cell>
          <table:table-cell table:style-name="ACE-1" table:formula="of:=COM.MICROSOFT.SWITCH([.$A$1];1;MROUND(RAND();1);0;[.AU40])" office:value-type="float" office:value="0">
            <text:p>0</text:p>
          </table:table-cell>
          <table:table-cell table:style-name="ACE-1" table:formula="of:=COM.MICROSOFT.SWITCH([.$A$1];1;MROUND(RAND();1);0;[.AV40])" office:value-type="float" office:value="0">
            <text:p>0</text:p>
          </table:table-cell>
          <table:table-cell table:style-name="ACE-1" table:formula="of:=COM.MICROSOFT.SWITCH([.$A$1];1;MROUND(RAND();1);0;[.AW40])" office:value-type="float" office:value="0">
            <text:p>0</text:p>
          </table:table-cell>
          <table:table-cell table:style-name="ACE-1" table:formula="of:=COM.MICROSOFT.SWITCH([.$A$1];1;MROUND(RAND();1);0;[.AX40])" office:value-type="float" office:value="0">
            <text:p>0</text:p>
          </table:table-cell>
          <table:table-cell table:style-name="ACE-1" table:formula="of:=COM.MICROSOFT.SWITCH([.$A$1];1;MROUND(RAND();1);0;[.AY40])" office:value-type="float" office:value="0">
            <text:p>0</text:p>
          </table:table-cell>
          <table:table-cell table:style-name="ACE-1" table:formula="of:=COM.MICROSOFT.SWITCH([.$A$1];1;MROUND(RAND();1);0;[.AZ40])" office:value-type="float" office:value="0">
            <text:p>0</text:p>
          </table:table-cell>
          <table:table-cell table:number-columns-repeated="153" table:style-name="ACE-1"/>
        </table:table-row>
        <table:table-row table:style-name="AROW-1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41])" office:value-type="float" office:value="0">
            <text:p>0</text:p>
          </table:table-cell>
          <table:table-cell table:style-name="ACE-1" table:formula="of:=COM.MICROSOFT.SWITCH([.$A$1];1;MROUND(RAND();1);0;[.D41])" office:value-type="float" office:value="0">
            <text:p>0</text:p>
          </table:table-cell>
          <table:table-cell table:style-name="ACE-1" table:formula="of:=COM.MICROSOFT.SWITCH([.$A$1];1;MROUND(RAND();1);0;[.E41])" office:value-type="float" office:value="0">
            <text:p>0</text:p>
          </table:table-cell>
          <table:table-cell table:style-name="ACE-1" table:formula="of:=COM.MICROSOFT.SWITCH([.$A$1];1;MROUND(RAND();1);0;[.F41])" office:value-type="float" office:value="0">
            <text:p>0</text:p>
          </table:table-cell>
          <table:table-cell table:style-name="ACE-1" table:formula="of:=COM.MICROSOFT.SWITCH([.$A$1];1;MROUND(RAND();1);0;[.G41])" office:value-type="float" office:value="0">
            <text:p>0</text:p>
          </table:table-cell>
          <table:table-cell table:style-name="ACE-1" table:formula="of:=COM.MICROSOFT.SWITCH([.$A$1];1;MROUND(RAND();1);0;[.H41])" office:value-type="float" office:value="0">
            <text:p>0</text:p>
          </table:table-cell>
          <table:table-cell table:style-name="ACE-1" table:formula="of:=COM.MICROSOFT.SWITCH([.$A$1];1;MROUND(RAND();1);0;[.I41])" office:value-type="float" office:value="0">
            <text:p>0</text:p>
          </table:table-cell>
          <table:table-cell table:style-name="ACE-1" table:formula="of:=COM.MICROSOFT.SWITCH([.$A$1];1;MROUND(RAND();1);0;[.J41])" office:value-type="float" office:value="0">
            <text:p>0</text:p>
          </table:table-cell>
          <table:table-cell table:style-name="ACE-1" table:formula="of:=COM.MICROSOFT.SWITCH([.$A$1];1;MROUND(RAND();1);0;[.K41])" office:value-type="float" office:value="0">
            <text:p>0</text:p>
          </table:table-cell>
          <table:table-cell table:style-name="ACE-1" table:formula="of:=COM.MICROSOFT.SWITCH([.$A$1];1;MROUND(RAND();1);0;[.L41])" office:value-type="float" office:value="0">
            <text:p>0</text:p>
          </table:table-cell>
          <table:table-cell table:style-name="ACE-1" table:formula="of:=COM.MICROSOFT.SWITCH([.$A$1];1;MROUND(RAND();1);0;[.M41])" office:value-type="float" office:value="0">
            <text:p>0</text:p>
          </table:table-cell>
          <table:table-cell table:style-name="ACE-1" table:formula="of:=COM.MICROSOFT.SWITCH([.$A$1];1;MROUND(RAND();1);0;[.N41])" office:value-type="float" office:value="0">
            <text:p>0</text:p>
          </table:table-cell>
          <table:table-cell table:style-name="ACE-1" table:formula="of:=COM.MICROSOFT.SWITCH([.$A$1];1;MROUND(RAND();1);0;[.O41])" office:value-type="float" office:value="0">
            <text:p>0</text:p>
          </table:table-cell>
          <table:table-cell table:style-name="ACE-1" table:formula="of:=COM.MICROSOFT.SWITCH([.$A$1];1;MROUND(RAND();1);0;[.P41])" office:value-type="float" office:value="0">
            <text:p>0</text:p>
          </table:table-cell>
          <table:table-cell table:style-name="ACE-1" table:formula="of:=COM.MICROSOFT.SWITCH([.$A$1];1;MROUND(RAND();1);0;[.Q41])" office:value-type="float" office:value="0">
            <text:p>0</text:p>
          </table:table-cell>
          <table:table-cell table:style-name="ACE-1" table:formula="of:=COM.MICROSOFT.SWITCH([.$A$1];1;MROUND(RAND();1);0;[.R41])" office:value-type="float" office:value="0">
            <text:p>0</text:p>
          </table:table-cell>
          <table:table-cell table:style-name="ACE-1" table:formula="of:=COM.MICROSOFT.SWITCH([.$A$1];1;MROUND(RAND();1);0;[.S41])" office:value-type="float" office:value="0">
            <text:p>0</text:p>
          </table:table-cell>
          <table:table-cell table:style-name="ACE-1" table:formula="of:=COM.MICROSOFT.SWITCH([.$A$1];1;MROUND(RAND();1);0;[.T41])" office:value-type="float" office:value="0">
            <text:p>0</text:p>
          </table:table-cell>
          <table:table-cell table:style-name="ACE-1" table:formula="of:=COM.MICROSOFT.SWITCH([.$A$1];1;MROUND(RAND();1);0;[.U41])" office:value-type="float" office:value="0">
            <text:p>0</text:p>
          </table:table-cell>
          <table:table-cell table:style-name="ACE-1" table:formula="of:=COM.MICROSOFT.SWITCH([.$A$1];1;MROUND(RAND();1);0;[.V41])" office:value-type="float" office:value="0">
            <text:p>0</text:p>
          </table:table-cell>
          <table:table-cell table:style-name="ACE-1" table:formula="of:=COM.MICROSOFT.SWITCH([.$A$1];1;MROUND(RAND();1);0;[.W41])" office:value-type="float" office:value="0">
            <text:p>0</text:p>
          </table:table-cell>
          <table:table-cell table:style-name="ACE-1" table:formula="of:=COM.MICROSOFT.SWITCH([.$A$1];1;MROUND(RAND();1);0;[.X41])" office:value-type="float" office:value="0">
            <text:p>0</text:p>
          </table:table-cell>
          <table:table-cell table:style-name="ACE-1" table:formula="of:=COM.MICROSOFT.SWITCH([.$A$1];1;MROUND(RAND();1);0;[.Y41])" office:value-type="float" office:value="0">
            <text:p>0</text:p>
          </table:table-cell>
          <table:table-cell table:style-name="ACE-1" table:formula="of:=COM.MICROSOFT.SWITCH([.$A$1];1;MROUND(RAND();1);0;[.Z41])" office:value-type="float" office:value="0">
            <text:p>0</text:p>
          </table:table-cell>
          <table:table-cell table:style-name="ACE-1" table:formula="of:=COM.MICROSOFT.SWITCH([.$A$1];1;MROUND(RAND();1);0;[.AA41])" office:value-type="float" office:value="0">
            <text:p>0</text:p>
          </table:table-cell>
          <table:table-cell table:style-name="ACE-1" table:formula="of:=COM.MICROSOFT.SWITCH([.$A$1];1;MROUND(RAND();1);0;[.AB41])" office:value-type="float" office:value="0">
            <text:p>0</text:p>
          </table:table-cell>
          <table:table-cell table:style-name="ACE-1" table:formula="of:=COM.MICROSOFT.SWITCH([.$A$1];1;MROUND(RAND();1);0;[.AC41])" office:value-type="float" office:value="0">
            <text:p>0</text:p>
          </table:table-cell>
          <table:table-cell table:style-name="ACE-1" table:formula="of:=COM.MICROSOFT.SWITCH([.$A$1];1;MROUND(RAND();1);0;[.AD41])" office:value-type="float" office:value="0">
            <text:p>0</text:p>
          </table:table-cell>
          <table:table-cell table:style-name="ACE-1" table:formula="of:=COM.MICROSOFT.SWITCH([.$A$1];1;MROUND(RAND();1);0;[.AE41])" office:value-type="float" office:value="0">
            <text:p>0</text:p>
          </table:table-cell>
          <table:table-cell table:style-name="ACE-1" table:formula="of:=COM.MICROSOFT.SWITCH([.$A$1];1;MROUND(RAND();1);0;[.AF41])" office:value-type="float" office:value="0">
            <text:p>0</text:p>
          </table:table-cell>
          <table:table-cell table:style-name="ACE-1" table:formula="of:=COM.MICROSOFT.SWITCH([.$A$1];1;MROUND(RAND();1);0;[.AG41])" office:value-type="float" office:value="0">
            <text:p>0</text:p>
          </table:table-cell>
          <table:table-cell table:style-name="ACE-1" table:formula="of:=COM.MICROSOFT.SWITCH([.$A$1];1;MROUND(RAND();1);0;[.AH41])" office:value-type="float" office:value="0">
            <text:p>0</text:p>
          </table:table-cell>
          <table:table-cell table:style-name="ACE-1" table:formula="of:=COM.MICROSOFT.SWITCH([.$A$1];1;MROUND(RAND();1);0;[.AI41])" office:value-type="float" office:value="0">
            <text:p>0</text:p>
          </table:table-cell>
          <table:table-cell table:style-name="ACE-1" table:formula="of:=COM.MICROSOFT.SWITCH([.$A$1];1;MROUND(RAND();1);0;[.AJ41])" office:value-type="float" office:value="0">
            <text:p>0</text:p>
          </table:table-cell>
          <table:table-cell table:style-name="ACE-1" table:formula="of:=COM.MICROSOFT.SWITCH([.$A$1];1;MROUND(RAND();1);0;[.AK41])" office:value-type="float" office:value="0">
            <text:p>0</text:p>
          </table:table-cell>
          <table:table-cell table:style-name="ACE-1" table:formula="of:=COM.MICROSOFT.SWITCH([.$A$1];1;MROUND(RAND();1);0;[.AL41])" office:value-type="float" office:value="0">
            <text:p>0</text:p>
          </table:table-cell>
          <table:table-cell table:style-name="ACE-1" table:formula="of:=COM.MICROSOFT.SWITCH([.$A$1];1;MROUND(RAND();1);0;[.AM41])" office:value-type="float" office:value="0">
            <text:p>0</text:p>
          </table:table-cell>
          <table:table-cell table:style-name="ACE-1" table:formula="of:=COM.MICROSOFT.SWITCH([.$A$1];1;MROUND(RAND();1);0;[.AN41])" office:value-type="float" office:value="0">
            <text:p>0</text:p>
          </table:table-cell>
          <table:table-cell table:style-name="ACE-1" table:formula="of:=COM.MICROSOFT.SWITCH([.$A$1];1;MROUND(RAND();1);0;[.AO41])" office:value-type="float" office:value="0">
            <text:p>0</text:p>
          </table:table-cell>
          <table:table-cell table:style-name="ACE-1" table:formula="of:=COM.MICROSOFT.SWITCH([.$A$1];1;MROUND(RAND();1);0;[.AP41])" office:value-type="float" office:value="0">
            <text:p>0</text:p>
          </table:table-cell>
          <table:table-cell table:style-name="ACE-1" table:formula="of:=COM.MICROSOFT.SWITCH([.$A$1];1;MROUND(RAND();1);0;[.AQ41])" office:value-type="float" office:value="0">
            <text:p>0</text:p>
          </table:table-cell>
          <table:table-cell table:style-name="ACE-1" table:formula="of:=COM.MICROSOFT.SWITCH([.$A$1];1;MROUND(RAND();1);0;[.AR41])" office:value-type="float" office:value="0">
            <text:p>0</text:p>
          </table:table-cell>
          <table:table-cell table:style-name="ACE-1" table:formula="of:=COM.MICROSOFT.SWITCH([.$A$1];1;MROUND(RAND();1);0;[.AS41])" office:value-type="float" office:value="0">
            <text:p>0</text:p>
          </table:table-cell>
          <table:table-cell table:style-name="ACE-1" table:formula="of:=COM.MICROSOFT.SWITCH([.$A$1];1;MROUND(RAND();1);0;[.AT41])" office:value-type="float" office:value="0">
            <text:p>0</text:p>
          </table:table-cell>
          <table:table-cell table:style-name="ACE-1" table:formula="of:=COM.MICROSOFT.SWITCH([.$A$1];1;MROUND(RAND();1);0;[.AU41])" office:value-type="float" office:value="0">
            <text:p>0</text:p>
          </table:table-cell>
          <table:table-cell table:style-name="ACE-1" table:formula="of:=COM.MICROSOFT.SWITCH([.$A$1];1;MROUND(RAND();1);0;[.AV41])" office:value-type="float" office:value="0">
            <text:p>0</text:p>
          </table:table-cell>
          <table:table-cell table:style-name="ACE-1" table:formula="of:=COM.MICROSOFT.SWITCH([.$A$1];1;MROUND(RAND();1);0;[.AW41])" office:value-type="float" office:value="0">
            <text:p>0</text:p>
          </table:table-cell>
          <table:table-cell table:style-name="ACE-1" table:formula="of:=COM.MICROSOFT.SWITCH([.$A$1];1;MROUND(RAND();1);0;[.AX41])" office:value-type="float" office:value="0">
            <text:p>0</text:p>
          </table:table-cell>
          <table:table-cell table:style-name="ACE-1" table:formula="of:=COM.MICROSOFT.SWITCH([.$A$1];1;MROUND(RAND();1);0;[.AY41])" office:value-type="float" office:value="0">
            <text:p>0</text:p>
          </table:table-cell>
          <table:table-cell table:style-name="ACE-1" table:formula="of:=COM.MICROSOFT.SWITCH([.$A$1];1;MROUND(RAND();1);0;[.AZ41])" office:value-type="float" office:value="0">
            <text:p>0</text:p>
          </table:table-cell>
          <table:table-cell table:number-columns-repeated="153" table:style-name="ACE-1"/>
        </table:table-row>
        <table:table-row table:style-name="AROW-0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42])" office:value-type="float" office:value="0">
            <text:p>0</text:p>
          </table:table-cell>
          <table:table-cell table:style-name="ACE-1" table:formula="of:=COM.MICROSOFT.SWITCH([.$A$1];1;MROUND(RAND();1);0;[.D42])" office:value-type="float" office:value="0">
            <text:p>0</text:p>
          </table:table-cell>
          <table:table-cell table:style-name="ACE-1" table:formula="of:=COM.MICROSOFT.SWITCH([.$A$1];1;MROUND(RAND();1);0;[.E42])" office:value-type="float" office:value="0">
            <text:p>0</text:p>
          </table:table-cell>
          <table:table-cell table:style-name="ACE-1" table:formula="of:=COM.MICROSOFT.SWITCH([.$A$1];1;MROUND(RAND();1);0;[.F42])" office:value-type="float" office:value="0">
            <text:p>0</text:p>
          </table:table-cell>
          <table:table-cell table:style-name="ACE-1" table:formula="of:=COM.MICROSOFT.SWITCH([.$A$1];1;MROUND(RAND();1);0;[.G42])" office:value-type="float" office:value="0">
            <text:p>0</text:p>
          </table:table-cell>
          <table:table-cell table:style-name="ACE-1" table:formula="of:=COM.MICROSOFT.SWITCH([.$A$1];1;MROUND(RAND();1);0;[.H42])" office:value-type="float" office:value="0">
            <text:p>0</text:p>
          </table:table-cell>
          <table:table-cell table:style-name="ACE-1" table:formula="of:=COM.MICROSOFT.SWITCH([.$A$1];1;MROUND(RAND();1);0;[.I42])" office:value-type="float" office:value="0">
            <text:p>0</text:p>
          </table:table-cell>
          <table:table-cell table:style-name="ACE-1" table:formula="of:=COM.MICROSOFT.SWITCH([.$A$1];1;MROUND(RAND();1);0;[.J42])" office:value-type="float" office:value="0">
            <text:p>0</text:p>
          </table:table-cell>
          <table:table-cell table:style-name="ACE-1" table:formula="of:=COM.MICROSOFT.SWITCH([.$A$1];1;MROUND(RAND();1);0;[.K42])" office:value-type="float" office:value="0">
            <text:p>0</text:p>
          </table:table-cell>
          <table:table-cell table:style-name="ACE-1" table:formula="of:=COM.MICROSOFT.SWITCH([.$A$1];1;MROUND(RAND();1);0;[.L42])" office:value-type="float" office:value="0">
            <text:p>0</text:p>
          </table:table-cell>
          <table:table-cell table:style-name="ACE-1" table:formula="of:=COM.MICROSOFT.SWITCH([.$A$1];1;MROUND(RAND();1);0;[.M42])" office:value-type="float" office:value="0">
            <text:p>0</text:p>
          </table:table-cell>
          <table:table-cell table:style-name="ACE-1" table:formula="of:=COM.MICROSOFT.SWITCH([.$A$1];1;MROUND(RAND();1);0;[.N42])" office:value-type="float" office:value="0">
            <text:p>0</text:p>
          </table:table-cell>
          <table:table-cell table:style-name="ACE-1" table:formula="of:=COM.MICROSOFT.SWITCH([.$A$1];1;MROUND(RAND();1);0;[.O42])" office:value-type="float" office:value="0">
            <text:p>0</text:p>
          </table:table-cell>
          <table:table-cell table:style-name="ACE-1" table:formula="of:=COM.MICROSOFT.SWITCH([.$A$1];1;MROUND(RAND();1);0;[.P42])" office:value-type="float" office:value="0">
            <text:p>0</text:p>
          </table:table-cell>
          <table:table-cell table:style-name="ACE-1" table:formula="of:=COM.MICROSOFT.SWITCH([.$A$1];1;MROUND(RAND();1);0;[.Q42])" office:value-type="float" office:value="0">
            <text:p>0</text:p>
          </table:table-cell>
          <table:table-cell table:style-name="ACE-1" table:formula="of:=COM.MICROSOFT.SWITCH([.$A$1];1;MROUND(RAND();1);0;[.R42])" office:value-type="float" office:value="0">
            <text:p>0</text:p>
          </table:table-cell>
          <table:table-cell table:style-name="ACE-1" table:formula="of:=COM.MICROSOFT.SWITCH([.$A$1];1;MROUND(RAND();1);0;[.S42])" office:value-type="float" office:value="0">
            <text:p>0</text:p>
          </table:table-cell>
          <table:table-cell table:style-name="ACE-1" table:formula="of:=COM.MICROSOFT.SWITCH([.$A$1];1;MROUND(RAND();1);0;[.T42])" office:value-type="float" office:value="0">
            <text:p>0</text:p>
          </table:table-cell>
          <table:table-cell table:style-name="ACE-1" table:formula="of:=COM.MICROSOFT.SWITCH([.$A$1];1;MROUND(RAND();1);0;[.U42])" office:value-type="float" office:value="0">
            <text:p>0</text:p>
          </table:table-cell>
          <table:table-cell table:style-name="ACE-1" table:formula="of:=COM.MICROSOFT.SWITCH([.$A$1];1;MROUND(RAND();1);0;[.V42])" office:value-type="float" office:value="0">
            <text:p>0</text:p>
          </table:table-cell>
          <table:table-cell table:style-name="ACE-1" table:formula="of:=COM.MICROSOFT.SWITCH([.$A$1];1;MROUND(RAND();1);0;[.W42])" office:value-type="float" office:value="0">
            <text:p>0</text:p>
          </table:table-cell>
          <table:table-cell table:style-name="ACE-1" table:formula="of:=COM.MICROSOFT.SWITCH([.$A$1];1;MROUND(RAND();1);0;[.X42])" office:value-type="float" office:value="0">
            <text:p>0</text:p>
          </table:table-cell>
          <table:table-cell table:style-name="ACE-1" table:formula="of:=COM.MICROSOFT.SWITCH([.$A$1];1;MROUND(RAND();1);0;[.Y42])" office:value-type="float" office:value="0">
            <text:p>0</text:p>
          </table:table-cell>
          <table:table-cell table:style-name="ACE-1" table:formula="of:=COM.MICROSOFT.SWITCH([.$A$1];1;MROUND(RAND();1);0;[.Z42])" office:value-type="float" office:value="0">
            <text:p>0</text:p>
          </table:table-cell>
          <table:table-cell table:style-name="ACE-1" table:formula="of:=COM.MICROSOFT.SWITCH([.$A$1];1;MROUND(RAND();1);0;[.AA42])" office:value-type="float" office:value="0">
            <text:p>0</text:p>
          </table:table-cell>
          <table:table-cell table:style-name="ACE-1" table:formula="of:=COM.MICROSOFT.SWITCH([.$A$1];1;MROUND(RAND();1);0;[.AB42])" office:value-type="float" office:value="0">
            <text:p>0</text:p>
          </table:table-cell>
          <table:table-cell table:style-name="ACE-1" table:formula="of:=COM.MICROSOFT.SWITCH([.$A$1];1;MROUND(RAND();1);0;[.AC42])" office:value-type="float" office:value="0">
            <text:p>0</text:p>
          </table:table-cell>
          <table:table-cell table:style-name="ACE-1" table:formula="of:=COM.MICROSOFT.SWITCH([.$A$1];1;MROUND(RAND();1);0;[.AD42])" office:value-type="float" office:value="0">
            <text:p>0</text:p>
          </table:table-cell>
          <table:table-cell table:style-name="ACE-1" table:formula="of:=COM.MICROSOFT.SWITCH([.$A$1];1;MROUND(RAND();1);0;[.AE42])" office:value-type="float" office:value="0">
            <text:p>0</text:p>
          </table:table-cell>
          <table:table-cell table:style-name="ACE-1" table:formula="of:=COM.MICROSOFT.SWITCH([.$A$1];1;MROUND(RAND();1);0;[.AF42])" office:value-type="float" office:value="0">
            <text:p>0</text:p>
          </table:table-cell>
          <table:table-cell table:style-name="ACE-1" table:formula="of:=COM.MICROSOFT.SWITCH([.$A$1];1;MROUND(RAND();1);0;[.AG42])" office:value-type="float" office:value="0">
            <text:p>0</text:p>
          </table:table-cell>
          <table:table-cell table:style-name="ACE-1" table:formula="of:=COM.MICROSOFT.SWITCH([.$A$1];1;MROUND(RAND();1);0;[.AH42])" office:value-type="float" office:value="0">
            <text:p>0</text:p>
          </table:table-cell>
          <table:table-cell table:style-name="ACE-1" table:formula="of:=COM.MICROSOFT.SWITCH([.$A$1];1;MROUND(RAND();1);0;[.AI42])" office:value-type="float" office:value="0">
            <text:p>0</text:p>
          </table:table-cell>
          <table:table-cell table:style-name="ACE-1" table:formula="of:=COM.MICROSOFT.SWITCH([.$A$1];1;MROUND(RAND();1);0;[.AJ42])" office:value-type="float" office:value="0">
            <text:p>0</text:p>
          </table:table-cell>
          <table:table-cell table:style-name="ACE-1" table:formula="of:=COM.MICROSOFT.SWITCH([.$A$1];1;MROUND(RAND();1);0;[.AK42])" office:value-type="float" office:value="0">
            <text:p>0</text:p>
          </table:table-cell>
          <table:table-cell table:style-name="ACE-1" table:formula="of:=COM.MICROSOFT.SWITCH([.$A$1];1;MROUND(RAND();1);0;[.AL42])" office:value-type="float" office:value="0">
            <text:p>0</text:p>
          </table:table-cell>
          <table:table-cell table:style-name="ACE-1" table:formula="of:=COM.MICROSOFT.SWITCH([.$A$1];1;MROUND(RAND();1);0;[.AM42])" office:value-type="float" office:value="0">
            <text:p>0</text:p>
          </table:table-cell>
          <table:table-cell table:style-name="ACE-1" table:formula="of:=COM.MICROSOFT.SWITCH([.$A$1];1;MROUND(RAND();1);0;[.AN42])" office:value-type="float" office:value="0">
            <text:p>0</text:p>
          </table:table-cell>
          <table:table-cell table:style-name="ACE-1" table:formula="of:=COM.MICROSOFT.SWITCH([.$A$1];1;MROUND(RAND();1);0;[.AO42])" office:value-type="float" office:value="0">
            <text:p>0</text:p>
          </table:table-cell>
          <table:table-cell table:style-name="ACE-1" table:formula="of:=COM.MICROSOFT.SWITCH([.$A$1];1;MROUND(RAND();1);0;[.AP42])" office:value-type="float" office:value="0">
            <text:p>0</text:p>
          </table:table-cell>
          <table:table-cell table:style-name="ACE-1" table:formula="of:=COM.MICROSOFT.SWITCH([.$A$1];1;MROUND(RAND();1);0;[.AQ42])" office:value-type="float" office:value="0">
            <text:p>0</text:p>
          </table:table-cell>
          <table:table-cell table:style-name="ACE-1" table:formula="of:=COM.MICROSOFT.SWITCH([.$A$1];1;MROUND(RAND();1);0;[.AR42])" office:value-type="float" office:value="0">
            <text:p>0</text:p>
          </table:table-cell>
          <table:table-cell table:style-name="ACE-1" table:formula="of:=COM.MICROSOFT.SWITCH([.$A$1];1;MROUND(RAND();1);0;[.AS42])" office:value-type="float" office:value="0">
            <text:p>0</text:p>
          </table:table-cell>
          <table:table-cell table:style-name="ACE-1" table:formula="of:=COM.MICROSOFT.SWITCH([.$A$1];1;MROUND(RAND();1);0;[.AT42])" office:value-type="float" office:value="0">
            <text:p>0</text:p>
          </table:table-cell>
          <table:table-cell table:style-name="ACE-1" table:formula="of:=COM.MICROSOFT.SWITCH([.$A$1];1;MROUND(RAND();1);0;[.AU42])" office:value-type="float" office:value="0">
            <text:p>0</text:p>
          </table:table-cell>
          <table:table-cell table:style-name="ACE-1" table:formula="of:=COM.MICROSOFT.SWITCH([.$A$1];1;MROUND(RAND();1);0;[.AV42])" office:value-type="float" office:value="0">
            <text:p>0</text:p>
          </table:table-cell>
          <table:table-cell table:style-name="ACE-1" table:formula="of:=COM.MICROSOFT.SWITCH([.$A$1];1;MROUND(RAND();1);0;[.AW42])" office:value-type="float" office:value="0">
            <text:p>0</text:p>
          </table:table-cell>
          <table:table-cell table:style-name="ACE-1" table:formula="of:=COM.MICROSOFT.SWITCH([.$A$1];1;MROUND(RAND();1);0;[.AX42])" office:value-type="float" office:value="0">
            <text:p>0</text:p>
          </table:table-cell>
          <table:table-cell table:style-name="ACE-1" table:formula="of:=COM.MICROSOFT.SWITCH([.$A$1];1;MROUND(RAND();1);0;[.AY42])" office:value-type="float" office:value="0">
            <text:p>0</text:p>
          </table:table-cell>
          <table:table-cell table:style-name="ACE-1" table:formula="of:=COM.MICROSOFT.SWITCH([.$A$1];1;MROUND(RAND();1);0;[.AZ42])" office:value-type="float" office:value="0">
            <text:p>0</text:p>
          </table:table-cell>
          <table:table-cell table:number-columns-repeated="153" table:style-name="ACE-1"/>
        </table:table-row>
        <table:table-row table:style-name="AROW-0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43])" office:value-type="float" office:value="0">
            <text:p>0</text:p>
          </table:table-cell>
          <table:table-cell table:style-name="ACE-1" table:formula="of:=COM.MICROSOFT.SWITCH([.$A$1];1;MROUND(RAND();1);0;[.D43])" office:value-type="float" office:value="0">
            <text:p>0</text:p>
          </table:table-cell>
          <table:table-cell table:style-name="ACE-1" table:formula="of:=COM.MICROSOFT.SWITCH([.$A$1];1;MROUND(RAND();1);0;[.E43])" office:value-type="float" office:value="0">
            <text:p>0</text:p>
          </table:table-cell>
          <table:table-cell table:style-name="ACE-1" table:formula="of:=COM.MICROSOFT.SWITCH([.$A$1];1;MROUND(RAND();1);0;[.F43])" office:value-type="float" office:value="0">
            <text:p>0</text:p>
          </table:table-cell>
          <table:table-cell table:style-name="ACE-1" table:formula="of:=COM.MICROSOFT.SWITCH([.$A$1];1;MROUND(RAND();1);0;[.G43])" office:value-type="float" office:value="0">
            <text:p>0</text:p>
          </table:table-cell>
          <table:table-cell table:style-name="ACE-1" table:formula="of:=COM.MICROSOFT.SWITCH([.$A$1];1;MROUND(RAND();1);0;[.H43])" office:value-type="float" office:value="0">
            <text:p>0</text:p>
          </table:table-cell>
          <table:table-cell table:style-name="ACE-1" table:formula="of:=COM.MICROSOFT.SWITCH([.$A$1];1;MROUND(RAND();1);0;[.I43])" office:value-type="float" office:value="0">
            <text:p>0</text:p>
          </table:table-cell>
          <table:table-cell table:style-name="ACE-1" table:formula="of:=COM.MICROSOFT.SWITCH([.$A$1];1;MROUND(RAND();1);0;[.J43])" office:value-type="float" office:value="0">
            <text:p>0</text:p>
          </table:table-cell>
          <table:table-cell table:style-name="ACE-1" table:formula="of:=COM.MICROSOFT.SWITCH([.$A$1];1;MROUND(RAND();1);0;[.K43])" office:value-type="float" office:value="0">
            <text:p>0</text:p>
          </table:table-cell>
          <table:table-cell table:style-name="ACE-1" table:formula="of:=COM.MICROSOFT.SWITCH([.$A$1];1;MROUND(RAND();1);0;[.L43])" office:value-type="float" office:value="0">
            <text:p>0</text:p>
          </table:table-cell>
          <table:table-cell table:style-name="ACE-1" table:formula="of:=COM.MICROSOFT.SWITCH([.$A$1];1;MROUND(RAND();1);0;[.M43])" office:value-type="float" office:value="0">
            <text:p>0</text:p>
          </table:table-cell>
          <table:table-cell table:style-name="ACE-1" table:formula="of:=COM.MICROSOFT.SWITCH([.$A$1];1;MROUND(RAND();1);0;[.N43])" office:value-type="float" office:value="0">
            <text:p>0</text:p>
          </table:table-cell>
          <table:table-cell table:style-name="ACE-1" table:formula="of:=COM.MICROSOFT.SWITCH([.$A$1];1;MROUND(RAND();1);0;[.O43])" office:value-type="float" office:value="0">
            <text:p>0</text:p>
          </table:table-cell>
          <table:table-cell table:style-name="ACE-1" table:formula="of:=COM.MICROSOFT.SWITCH([.$A$1];1;MROUND(RAND();1);0;[.P43])" office:value-type="float" office:value="0">
            <text:p>0</text:p>
          </table:table-cell>
          <table:table-cell table:style-name="ACE-1" table:formula="of:=COM.MICROSOFT.SWITCH([.$A$1];1;MROUND(RAND();1);0;[.Q43])" office:value-type="float" office:value="0">
            <text:p>0</text:p>
          </table:table-cell>
          <table:table-cell table:style-name="ACE-1" table:formula="of:=COM.MICROSOFT.SWITCH([.$A$1];1;MROUND(RAND();1);0;[.R43])" office:value-type="float" office:value="0">
            <text:p>0</text:p>
          </table:table-cell>
          <table:table-cell table:style-name="ACE-1" table:formula="of:=COM.MICROSOFT.SWITCH([.$A$1];1;MROUND(RAND();1);0;[.S43])" office:value-type="float" office:value="0">
            <text:p>0</text:p>
          </table:table-cell>
          <table:table-cell table:style-name="ACE-1" table:formula="of:=COM.MICROSOFT.SWITCH([.$A$1];1;MROUND(RAND();1);0;[.T43])" office:value-type="float" office:value="0">
            <text:p>0</text:p>
          </table:table-cell>
          <table:table-cell table:style-name="ACE-1" table:formula="of:=COM.MICROSOFT.SWITCH([.$A$1];1;MROUND(RAND();1);0;[.U43])" office:value-type="float" office:value="0">
            <text:p>0</text:p>
          </table:table-cell>
          <table:table-cell table:style-name="ACE-1" table:formula="of:=COM.MICROSOFT.SWITCH([.$A$1];1;MROUND(RAND();1);0;[.V43])" office:value-type="float" office:value="0">
            <text:p>0</text:p>
          </table:table-cell>
          <table:table-cell table:style-name="ACE-1" table:formula="of:=COM.MICROSOFT.SWITCH([.$A$1];1;MROUND(RAND();1);0;[.W43])" office:value-type="float" office:value="0">
            <text:p>0</text:p>
          </table:table-cell>
          <table:table-cell table:style-name="ACE-1" table:formula="of:=COM.MICROSOFT.SWITCH([.$A$1];1;MROUND(RAND();1);0;[.X43])" office:value-type="float" office:value="0">
            <text:p>0</text:p>
          </table:table-cell>
          <table:table-cell table:style-name="ACE-1" table:formula="of:=COM.MICROSOFT.SWITCH([.$A$1];1;MROUND(RAND();1);0;[.Y43])" office:value-type="float" office:value="0">
            <text:p>0</text:p>
          </table:table-cell>
          <table:table-cell table:style-name="ACE-1" table:formula="of:=COM.MICROSOFT.SWITCH([.$A$1];1;MROUND(RAND();1);0;[.Z43])" office:value-type="float" office:value="0">
            <text:p>0</text:p>
          </table:table-cell>
          <table:table-cell table:style-name="ACE-1" table:formula="of:=COM.MICROSOFT.SWITCH([.$A$1];1;MROUND(RAND();1);0;[.AA43])" office:value-type="float" office:value="0">
            <text:p>0</text:p>
          </table:table-cell>
          <table:table-cell table:style-name="ACE-1" table:formula="of:=COM.MICROSOFT.SWITCH([.$A$1];1;MROUND(RAND();1);0;[.AB43])" office:value-type="float" office:value="0">
            <text:p>0</text:p>
          </table:table-cell>
          <table:table-cell table:style-name="ACE-1" table:formula="of:=COM.MICROSOFT.SWITCH([.$A$1];1;MROUND(RAND();1);0;[.AC43])" office:value-type="float" office:value="0">
            <text:p>0</text:p>
          </table:table-cell>
          <table:table-cell table:style-name="ACE-1" table:formula="of:=COM.MICROSOFT.SWITCH([.$A$1];1;MROUND(RAND();1);0;[.AD43])" office:value-type="float" office:value="0">
            <text:p>0</text:p>
          </table:table-cell>
          <table:table-cell table:style-name="ACE-1" table:formula="of:=COM.MICROSOFT.SWITCH([.$A$1];1;MROUND(RAND();1);0;[.AE43])" office:value-type="float" office:value="0">
            <text:p>0</text:p>
          </table:table-cell>
          <table:table-cell table:style-name="ACE-1" table:formula="of:=COM.MICROSOFT.SWITCH([.$A$1];1;MROUND(RAND();1);0;[.AF43])" office:value-type="float" office:value="0">
            <text:p>0</text:p>
          </table:table-cell>
          <table:table-cell table:style-name="ACE-1" table:formula="of:=COM.MICROSOFT.SWITCH([.$A$1];1;MROUND(RAND();1);0;[.AG43])" office:value-type="float" office:value="0">
            <text:p>0</text:p>
          </table:table-cell>
          <table:table-cell table:style-name="ACE-1" table:formula="of:=COM.MICROSOFT.SWITCH([.$A$1];1;MROUND(RAND();1);0;[.AH43])" office:value-type="float" office:value="0">
            <text:p>0</text:p>
          </table:table-cell>
          <table:table-cell table:style-name="ACE-1" table:formula="of:=COM.MICROSOFT.SWITCH([.$A$1];1;MROUND(RAND();1);0;[.AI43])" office:value-type="float" office:value="0">
            <text:p>0</text:p>
          </table:table-cell>
          <table:table-cell table:style-name="ACE-1" table:formula="of:=COM.MICROSOFT.SWITCH([.$A$1];1;MROUND(RAND();1);0;[.AJ43])" office:value-type="float" office:value="0">
            <text:p>0</text:p>
          </table:table-cell>
          <table:table-cell table:style-name="ACE-1" table:formula="of:=COM.MICROSOFT.SWITCH([.$A$1];1;MROUND(RAND();1);0;[.AK43])" office:value-type="float" office:value="0">
            <text:p>0</text:p>
          </table:table-cell>
          <table:table-cell table:style-name="ACE-1" table:formula="of:=COM.MICROSOFT.SWITCH([.$A$1];1;MROUND(RAND();1);0;[.AL43])" office:value-type="float" office:value="0">
            <text:p>0</text:p>
          </table:table-cell>
          <table:table-cell table:style-name="ACE-1" table:formula="of:=COM.MICROSOFT.SWITCH([.$A$1];1;MROUND(RAND();1);0;[.AM43])" office:value-type="float" office:value="0">
            <text:p>0</text:p>
          </table:table-cell>
          <table:table-cell table:style-name="ACE-1" table:formula="of:=COM.MICROSOFT.SWITCH([.$A$1];1;MROUND(RAND();1);0;[.AN43])" office:value-type="float" office:value="0">
            <text:p>0</text:p>
          </table:table-cell>
          <table:table-cell table:style-name="ACE-1" table:formula="of:=COM.MICROSOFT.SWITCH([.$A$1];1;MROUND(RAND();1);0;[.AO43])" office:value-type="float" office:value="0">
            <text:p>0</text:p>
          </table:table-cell>
          <table:table-cell table:style-name="ACE-1" table:formula="of:=COM.MICROSOFT.SWITCH([.$A$1];1;MROUND(RAND();1);0;[.AP43])" office:value-type="float" office:value="0">
            <text:p>0</text:p>
          </table:table-cell>
          <table:table-cell table:style-name="ACE-1" table:formula="of:=COM.MICROSOFT.SWITCH([.$A$1];1;MROUND(RAND();1);0;[.AQ43])" office:value-type="float" office:value="0">
            <text:p>0</text:p>
          </table:table-cell>
          <table:table-cell table:style-name="ACE-1" table:formula="of:=COM.MICROSOFT.SWITCH([.$A$1];1;MROUND(RAND();1);0;[.AR43])" office:value-type="float" office:value="0">
            <text:p>0</text:p>
          </table:table-cell>
          <table:table-cell table:style-name="ACE-1" table:formula="of:=COM.MICROSOFT.SWITCH([.$A$1];1;MROUND(RAND();1);0;[.AS43])" office:value-type="float" office:value="0">
            <text:p>0</text:p>
          </table:table-cell>
          <table:table-cell table:style-name="ACE-1" table:formula="of:=COM.MICROSOFT.SWITCH([.$A$1];1;MROUND(RAND();1);0;[.AT43])" office:value-type="float" office:value="0">
            <text:p>0</text:p>
          </table:table-cell>
          <table:table-cell table:style-name="ACE-1" table:formula="of:=COM.MICROSOFT.SWITCH([.$A$1];1;MROUND(RAND();1);0;[.AU43])" office:value-type="float" office:value="0">
            <text:p>0</text:p>
          </table:table-cell>
          <table:table-cell table:style-name="ACE-1" table:formula="of:=COM.MICROSOFT.SWITCH([.$A$1];1;MROUND(RAND();1);0;[.AV43])" office:value-type="float" office:value="0">
            <text:p>0</text:p>
          </table:table-cell>
          <table:table-cell table:style-name="ACE-1" table:formula="of:=COM.MICROSOFT.SWITCH([.$A$1];1;MROUND(RAND();1);0;[.AW43])" office:value-type="float" office:value="0">
            <text:p>0</text:p>
          </table:table-cell>
          <table:table-cell table:style-name="ACE-1" table:formula="of:=COM.MICROSOFT.SWITCH([.$A$1];1;MROUND(RAND();1);0;[.AX43])" office:value-type="float" office:value="0">
            <text:p>0</text:p>
          </table:table-cell>
          <table:table-cell table:style-name="ACE-1" table:formula="of:=COM.MICROSOFT.SWITCH([.$A$1];1;MROUND(RAND();1);0;[.AY43])" office:value-type="float" office:value="0">
            <text:p>0</text:p>
          </table:table-cell>
          <table:table-cell table:style-name="ACE-1" table:formula="of:=COM.MICROSOFT.SWITCH([.$A$1];1;MROUND(RAND();1);0;[.AZ43])" office:value-type="float" office:value="0">
            <text:p>0</text:p>
          </table:table-cell>
          <table:table-cell table:number-columns-repeated="153" table:style-name="ACE-1"/>
        </table:table-row>
        <table:table-row table:style-name="AROW-0">
          <table:table-cell table:number-columns-repeated="2" table:style-name="ACE-1"/>
          <table:table-cell table:style-name="ACE-4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8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44])" office:value-type="float" office:value="0">
            <text:p>0</text:p>
          </table:table-cell>
          <table:table-cell table:style-name="ACE-1" table:formula="of:=COM.MICROSOFT.SWITCH([.$A$1];1;MROUND(RAND();1);0;[.D44])" office:value-type="float" office:value="0">
            <text:p>0</text:p>
          </table:table-cell>
          <table:table-cell table:style-name="ACE-1" table:formula="of:=COM.MICROSOFT.SWITCH([.$A$1];1;MROUND(RAND();1);0;[.E44])" office:value-type="float" office:value="0">
            <text:p>0</text:p>
          </table:table-cell>
          <table:table-cell table:style-name="ACE-1" table:formula="of:=COM.MICROSOFT.SWITCH([.$A$1];1;MROUND(RAND();1);0;[.F44])" office:value-type="float" office:value="0">
            <text:p>0</text:p>
          </table:table-cell>
          <table:table-cell table:style-name="ACE-1" table:formula="of:=COM.MICROSOFT.SWITCH([.$A$1];1;MROUND(RAND();1);0;[.G44])" office:value-type="float" office:value="0">
            <text:p>0</text:p>
          </table:table-cell>
          <table:table-cell table:style-name="ACE-1" table:formula="of:=COM.MICROSOFT.SWITCH([.$A$1];1;MROUND(RAND();1);0;[.H44])" office:value-type="float" office:value="0">
            <text:p>0</text:p>
          </table:table-cell>
          <table:table-cell table:style-name="ACE-1" table:formula="of:=COM.MICROSOFT.SWITCH([.$A$1];1;MROUND(RAND();1);0;[.I44])" office:value-type="float" office:value="0">
            <text:p>0</text:p>
          </table:table-cell>
          <table:table-cell table:style-name="ACE-1" table:formula="of:=COM.MICROSOFT.SWITCH([.$A$1];1;MROUND(RAND();1);0;[.J44])" office:value-type="float" office:value="0">
            <text:p>0</text:p>
          </table:table-cell>
          <table:table-cell table:style-name="ACE-1" table:formula="of:=COM.MICROSOFT.SWITCH([.$A$1];1;MROUND(RAND();1);0;[.K44])" office:value-type="float" office:value="0">
            <text:p>0</text:p>
          </table:table-cell>
          <table:table-cell table:style-name="ACE-1" table:formula="of:=COM.MICROSOFT.SWITCH([.$A$1];1;MROUND(RAND();1);0;[.L44])" office:value-type="float" office:value="0">
            <text:p>0</text:p>
          </table:table-cell>
          <table:table-cell table:style-name="ACE-1" table:formula="of:=COM.MICROSOFT.SWITCH([.$A$1];1;MROUND(RAND();1);0;[.M44])" office:value-type="float" office:value="0">
            <text:p>0</text:p>
          </table:table-cell>
          <table:table-cell table:style-name="ACE-1" table:formula="of:=COM.MICROSOFT.SWITCH([.$A$1];1;MROUND(RAND();1);0;[.N44])" office:value-type="float" office:value="0">
            <text:p>0</text:p>
          </table:table-cell>
          <table:table-cell table:style-name="ACE-1" table:formula="of:=COM.MICROSOFT.SWITCH([.$A$1];1;MROUND(RAND();1);0;[.O44])" office:value-type="float" office:value="0">
            <text:p>0</text:p>
          </table:table-cell>
          <table:table-cell table:style-name="ACE-1" table:formula="of:=COM.MICROSOFT.SWITCH([.$A$1];1;MROUND(RAND();1);0;[.P44])" office:value-type="float" office:value="0">
            <text:p>0</text:p>
          </table:table-cell>
          <table:table-cell table:style-name="ACE-1" table:formula="of:=COM.MICROSOFT.SWITCH([.$A$1];1;MROUND(RAND();1);0;[.Q44])" office:value-type="float" office:value="0">
            <text:p>0</text:p>
          </table:table-cell>
          <table:table-cell table:style-name="ACE-1" table:formula="of:=COM.MICROSOFT.SWITCH([.$A$1];1;MROUND(RAND();1);0;[.R44])" office:value-type="float" office:value="0">
            <text:p>0</text:p>
          </table:table-cell>
          <table:table-cell table:style-name="ACE-1" table:formula="of:=COM.MICROSOFT.SWITCH([.$A$1];1;MROUND(RAND();1);0;[.S44])" office:value-type="float" office:value="0">
            <text:p>0</text:p>
          </table:table-cell>
          <table:table-cell table:style-name="ACE-1" table:formula="of:=COM.MICROSOFT.SWITCH([.$A$1];1;MROUND(RAND();1);0;[.T44])" office:value-type="float" office:value="0">
            <text:p>0</text:p>
          </table:table-cell>
          <table:table-cell table:style-name="ACE-1" table:formula="of:=COM.MICROSOFT.SWITCH([.$A$1];1;MROUND(RAND();1);0;[.U44])" office:value-type="float" office:value="0">
            <text:p>0</text:p>
          </table:table-cell>
          <table:table-cell table:style-name="ACE-1" table:formula="of:=COM.MICROSOFT.SWITCH([.$A$1];1;MROUND(RAND();1);0;[.V44])" office:value-type="float" office:value="0">
            <text:p>0</text:p>
          </table:table-cell>
          <table:table-cell table:style-name="ACE-1" table:formula="of:=COM.MICROSOFT.SWITCH([.$A$1];1;MROUND(RAND();1);0;[.W44])" office:value-type="float" office:value="0">
            <text:p>0</text:p>
          </table:table-cell>
          <table:table-cell table:style-name="ACE-1" table:formula="of:=COM.MICROSOFT.SWITCH([.$A$1];1;MROUND(RAND();1);0;[.X44])" office:value-type="float" office:value="0">
            <text:p>0</text:p>
          </table:table-cell>
          <table:table-cell table:style-name="ACE-1" table:formula="of:=COM.MICROSOFT.SWITCH([.$A$1];1;MROUND(RAND();1);0;[.Y44])" office:value-type="float" office:value="0">
            <text:p>0</text:p>
          </table:table-cell>
          <table:table-cell table:style-name="ACE-1" table:formula="of:=COM.MICROSOFT.SWITCH([.$A$1];1;MROUND(RAND();1);0;[.Z44])" office:value-type="float" office:value="0">
            <text:p>0</text:p>
          </table:table-cell>
          <table:table-cell table:style-name="ACE-1" table:formula="of:=COM.MICROSOFT.SWITCH([.$A$1];1;MROUND(RAND();1);0;[.AA44])" office:value-type="float" office:value="0">
            <text:p>0</text:p>
          </table:table-cell>
          <table:table-cell table:style-name="ACE-1" table:formula="of:=COM.MICROSOFT.SWITCH([.$A$1];1;MROUND(RAND();1);0;[.AB44])" office:value-type="float" office:value="0">
            <text:p>0</text:p>
          </table:table-cell>
          <table:table-cell table:style-name="ACE-1" table:formula="of:=COM.MICROSOFT.SWITCH([.$A$1];1;MROUND(RAND();1);0;[.AC44])" office:value-type="float" office:value="0">
            <text:p>0</text:p>
          </table:table-cell>
          <table:table-cell table:style-name="ACE-1" table:formula="of:=COM.MICROSOFT.SWITCH([.$A$1];1;MROUND(RAND();1);0;[.AD44])" office:value-type="float" office:value="0">
            <text:p>0</text:p>
          </table:table-cell>
          <table:table-cell table:style-name="ACE-1" table:formula="of:=COM.MICROSOFT.SWITCH([.$A$1];1;MROUND(RAND();1);0;[.AE44])" office:value-type="float" office:value="0">
            <text:p>0</text:p>
          </table:table-cell>
          <table:table-cell table:style-name="ACE-1" table:formula="of:=COM.MICROSOFT.SWITCH([.$A$1];1;MROUND(RAND();1);0;[.AF44])" office:value-type="float" office:value="0">
            <text:p>0</text:p>
          </table:table-cell>
          <table:table-cell table:style-name="ACE-1" table:formula="of:=COM.MICROSOFT.SWITCH([.$A$1];1;MROUND(RAND();1);0;[.AG44])" office:value-type="float" office:value="0">
            <text:p>0</text:p>
          </table:table-cell>
          <table:table-cell table:style-name="ACE-1" table:formula="of:=COM.MICROSOFT.SWITCH([.$A$1];1;MROUND(RAND();1);0;[.AH44])" office:value-type="float" office:value="0">
            <text:p>0</text:p>
          </table:table-cell>
          <table:table-cell table:style-name="ACE-1" table:formula="of:=COM.MICROSOFT.SWITCH([.$A$1];1;MROUND(RAND();1);0;[.AI44])" office:value-type="float" office:value="0">
            <text:p>0</text:p>
          </table:table-cell>
          <table:table-cell table:style-name="ACE-1" table:formula="of:=COM.MICROSOFT.SWITCH([.$A$1];1;MROUND(RAND();1);0;[.AJ44])" office:value-type="float" office:value="0">
            <text:p>0</text:p>
          </table:table-cell>
          <table:table-cell table:style-name="ACE-1" table:formula="of:=COM.MICROSOFT.SWITCH([.$A$1];1;MROUND(RAND();1);0;[.AK44])" office:value-type="float" office:value="0">
            <text:p>0</text:p>
          </table:table-cell>
          <table:table-cell table:style-name="ACE-1" table:formula="of:=COM.MICROSOFT.SWITCH([.$A$1];1;MROUND(RAND();1);0;[.AL44])" office:value-type="float" office:value="0">
            <text:p>0</text:p>
          </table:table-cell>
          <table:table-cell table:style-name="ACE-1" table:formula="of:=COM.MICROSOFT.SWITCH([.$A$1];1;MROUND(RAND();1);0;[.AM44])" office:value-type="float" office:value="0">
            <text:p>0</text:p>
          </table:table-cell>
          <table:table-cell table:style-name="ACE-1" table:formula="of:=COM.MICROSOFT.SWITCH([.$A$1];1;MROUND(RAND();1);0;[.AN44])" office:value-type="float" office:value="0">
            <text:p>0</text:p>
          </table:table-cell>
          <table:table-cell table:style-name="ACE-1" table:formula="of:=COM.MICROSOFT.SWITCH([.$A$1];1;MROUND(RAND();1);0;[.AO44])" office:value-type="float" office:value="0">
            <text:p>0</text:p>
          </table:table-cell>
          <table:table-cell table:style-name="ACE-1" table:formula="of:=COM.MICROSOFT.SWITCH([.$A$1];1;MROUND(RAND();1);0;[.AP44])" office:value-type="float" office:value="0">
            <text:p>0</text:p>
          </table:table-cell>
          <table:table-cell table:style-name="ACE-1" table:formula="of:=COM.MICROSOFT.SWITCH([.$A$1];1;MROUND(RAND();1);0;[.AQ44])" office:value-type="float" office:value="0">
            <text:p>0</text:p>
          </table:table-cell>
          <table:table-cell table:style-name="ACE-1" table:formula="of:=COM.MICROSOFT.SWITCH([.$A$1];1;MROUND(RAND();1);0;[.AR44])" office:value-type="float" office:value="0">
            <text:p>0</text:p>
          </table:table-cell>
          <table:table-cell table:style-name="ACE-1" table:formula="of:=COM.MICROSOFT.SWITCH([.$A$1];1;MROUND(RAND();1);0;[.AS44])" office:value-type="float" office:value="0">
            <text:p>0</text:p>
          </table:table-cell>
          <table:table-cell table:style-name="ACE-1" table:formula="of:=COM.MICROSOFT.SWITCH([.$A$1];1;MROUND(RAND();1);0;[.AT44])" office:value-type="float" office:value="0">
            <text:p>0</text:p>
          </table:table-cell>
          <table:table-cell table:style-name="ACE-1" table:formula="of:=COM.MICROSOFT.SWITCH([.$A$1];1;MROUND(RAND();1);0;[.AU44])" office:value-type="float" office:value="0">
            <text:p>0</text:p>
          </table:table-cell>
          <table:table-cell table:style-name="ACE-1" table:formula="of:=COM.MICROSOFT.SWITCH([.$A$1];1;MROUND(RAND();1);0;[.AV44])" office:value-type="float" office:value="0">
            <text:p>0</text:p>
          </table:table-cell>
          <table:table-cell table:style-name="ACE-1" table:formula="of:=COM.MICROSOFT.SWITCH([.$A$1];1;MROUND(RAND();1);0;[.AW44])" office:value-type="float" office:value="0">
            <text:p>0</text:p>
          </table:table-cell>
          <table:table-cell table:style-name="ACE-1" table:formula="of:=COM.MICROSOFT.SWITCH([.$A$1];1;MROUND(RAND();1);0;[.AX44])" office:value-type="float" office:value="0">
            <text:p>0</text:p>
          </table:table-cell>
          <table:table-cell table:style-name="ACE-1" table:formula="of:=COM.MICROSOFT.SWITCH([.$A$1];1;MROUND(RAND();1);0;[.AY44])" office:value-type="float" office:value="0">
            <text:p>0</text:p>
          </table:table-cell>
          <table:table-cell table:style-name="ACE-1" table:formula="of:=COM.MICROSOFT.SWITCH([.$A$1];1;MROUND(RAND();1);0;[.AZ44])" office:value-type="float" office:value="0">
            <text:p>0</text:p>
          </table:table-cell>
          <table:table-cell table:number-columns-repeated="153" table:style-name="ACE-1"/>
        </table:table-row>
        <table:table-row table:style-name="AROW-0">
          <table:table-cell table:number-columns-repeated="2" table:style-name="ACE-1"/>
          <table:table-cell table:style-name="ACE-5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style-name="ACE-1"/>
          <table:table-cell table:style-name="ACE-1" table:formula="of:=COM.MICROSOFT.SWITCH([.$A$1];1;MROUND(RAND();1);0;[.C45])" office:value-type="float" office:value="0">
            <text:p>0</text:p>
          </table:table-cell>
          <table:table-cell table:style-name="ACE-1" table:formula="of:=COM.MICROSOFT.SWITCH([.$A$1];1;MROUND(RAND();1);0;[.D45])" office:value-type="float" office:value="0">
            <text:p>0</text:p>
          </table:table-cell>
          <table:table-cell table:style-name="ACE-1" table:formula="of:=COM.MICROSOFT.SWITCH([.$A$1];1;MROUND(RAND();1);0;[.E45])" office:value-type="float" office:value="0">
            <text:p>0</text:p>
          </table:table-cell>
          <table:table-cell table:style-name="ACE-1" table:formula="of:=COM.MICROSOFT.SWITCH([.$A$1];1;MROUND(RAND();1);0;[.F45])" office:value-type="float" office:value="0">
            <text:p>0</text:p>
          </table:table-cell>
          <table:table-cell table:style-name="ACE-1" table:formula="of:=COM.MICROSOFT.SWITCH([.$A$1];1;MROUND(RAND();1);0;[.G45])" office:value-type="float" office:value="0">
            <text:p>0</text:p>
          </table:table-cell>
          <table:table-cell table:style-name="ACE-1" table:formula="of:=COM.MICROSOFT.SWITCH([.$A$1];1;MROUND(RAND();1);0;[.H45])" office:value-type="float" office:value="0">
            <text:p>0</text:p>
          </table:table-cell>
          <table:table-cell table:style-name="ACE-1" table:formula="of:=COM.MICROSOFT.SWITCH([.$A$1];1;MROUND(RAND();1);0;[.I45])" office:value-type="float" office:value="0">
            <text:p>0</text:p>
          </table:table-cell>
          <table:table-cell table:style-name="ACE-1" table:formula="of:=COM.MICROSOFT.SWITCH([.$A$1];1;MROUND(RAND();1);0;[.J45])" office:value-type="float" office:value="0">
            <text:p>0</text:p>
          </table:table-cell>
          <table:table-cell table:style-name="ACE-1" table:formula="of:=COM.MICROSOFT.SWITCH([.$A$1];1;MROUND(RAND();1);0;[.K45])" office:value-type="float" office:value="0">
            <text:p>0</text:p>
          </table:table-cell>
          <table:table-cell table:style-name="ACE-1" table:formula="of:=COM.MICROSOFT.SWITCH([.$A$1];1;MROUND(RAND();1);0;[.L45])" office:value-type="float" office:value="0">
            <text:p>0</text:p>
          </table:table-cell>
          <table:table-cell table:style-name="ACE-1" table:formula="of:=COM.MICROSOFT.SWITCH([.$A$1];1;MROUND(RAND();1);0;[.M45])" office:value-type="float" office:value="0">
            <text:p>0</text:p>
          </table:table-cell>
          <table:table-cell table:style-name="ACE-1" table:formula="of:=COM.MICROSOFT.SWITCH([.$A$1];1;MROUND(RAND();1);0;[.N45])" office:value-type="float" office:value="0">
            <text:p>0</text:p>
          </table:table-cell>
          <table:table-cell table:style-name="ACE-1" table:formula="of:=COM.MICROSOFT.SWITCH([.$A$1];1;MROUND(RAND();1);0;[.O45])" office:value-type="float" office:value="0">
            <text:p>0</text:p>
          </table:table-cell>
          <table:table-cell table:style-name="ACE-1" table:formula="of:=COM.MICROSOFT.SWITCH([.$A$1];1;MROUND(RAND();1);0;[.P45])" office:value-type="float" office:value="0">
            <text:p>0</text:p>
          </table:table-cell>
          <table:table-cell table:style-name="ACE-1" table:formula="of:=COM.MICROSOFT.SWITCH([.$A$1];1;MROUND(RAND();1);0;[.Q45])" office:value-type="float" office:value="0">
            <text:p>0</text:p>
          </table:table-cell>
          <table:table-cell table:style-name="ACE-1" table:formula="of:=COM.MICROSOFT.SWITCH([.$A$1];1;MROUND(RAND();1);0;[.R45])" office:value-type="float" office:value="0">
            <text:p>0</text:p>
          </table:table-cell>
          <table:table-cell table:style-name="ACE-1" table:formula="of:=COM.MICROSOFT.SWITCH([.$A$1];1;MROUND(RAND();1);0;[.S45])" office:value-type="float" office:value="0">
            <text:p>0</text:p>
          </table:table-cell>
          <table:table-cell table:style-name="ACE-1" table:formula="of:=COM.MICROSOFT.SWITCH([.$A$1];1;MROUND(RAND();1);0;[.T45])" office:value-type="float" office:value="0">
            <text:p>0</text:p>
          </table:table-cell>
          <table:table-cell table:style-name="ACE-1" table:formula="of:=COM.MICROSOFT.SWITCH([.$A$1];1;MROUND(RAND();1);0;[.U45])" office:value-type="float" office:value="0">
            <text:p>0</text:p>
          </table:table-cell>
          <table:table-cell table:style-name="ACE-1" table:formula="of:=COM.MICROSOFT.SWITCH([.$A$1];1;MROUND(RAND();1);0;[.V45])" office:value-type="float" office:value="0">
            <text:p>0</text:p>
          </table:table-cell>
          <table:table-cell table:style-name="ACE-1" table:formula="of:=COM.MICROSOFT.SWITCH([.$A$1];1;MROUND(RAND();1);0;[.W45])" office:value-type="float" office:value="0">
            <text:p>0</text:p>
          </table:table-cell>
          <table:table-cell table:style-name="ACE-1" table:formula="of:=COM.MICROSOFT.SWITCH([.$A$1];1;MROUND(RAND();1);0;[.X45])" office:value-type="float" office:value="0">
            <text:p>0</text:p>
          </table:table-cell>
          <table:table-cell table:style-name="ACE-1" table:formula="of:=COM.MICROSOFT.SWITCH([.$A$1];1;MROUND(RAND();1);0;[.Y45])" office:value-type="float" office:value="0">
            <text:p>0</text:p>
          </table:table-cell>
          <table:table-cell table:style-name="ACE-1" table:formula="of:=COM.MICROSOFT.SWITCH([.$A$1];1;MROUND(RAND();1);0;[.Z45])" office:value-type="float" office:value="0">
            <text:p>0</text:p>
          </table:table-cell>
          <table:table-cell table:style-name="ACE-1" table:formula="of:=COM.MICROSOFT.SWITCH([.$A$1];1;MROUND(RAND();1);0;[.AA45])" office:value-type="float" office:value="0">
            <text:p>0</text:p>
          </table:table-cell>
          <table:table-cell table:style-name="ACE-1" table:formula="of:=COM.MICROSOFT.SWITCH([.$A$1];1;MROUND(RAND();1);0;[.AB45])" office:value-type="float" office:value="0">
            <text:p>0</text:p>
          </table:table-cell>
          <table:table-cell table:style-name="ACE-1" table:formula="of:=COM.MICROSOFT.SWITCH([.$A$1];1;MROUND(RAND();1);0;[.AC45])" office:value-type="float" office:value="0">
            <text:p>0</text:p>
          </table:table-cell>
          <table:table-cell table:style-name="ACE-1" table:formula="of:=COM.MICROSOFT.SWITCH([.$A$1];1;MROUND(RAND();1);0;[.AD45])" office:value-type="float" office:value="0">
            <text:p>0</text:p>
          </table:table-cell>
          <table:table-cell table:style-name="ACE-1" table:formula="of:=COM.MICROSOFT.SWITCH([.$A$1];1;MROUND(RAND();1);0;[.AE45])" office:value-type="float" office:value="0">
            <text:p>0</text:p>
          </table:table-cell>
          <table:table-cell table:style-name="ACE-1" table:formula="of:=COM.MICROSOFT.SWITCH([.$A$1];1;MROUND(RAND();1);0;[.AF45])" office:value-type="float" office:value="0">
            <text:p>0</text:p>
          </table:table-cell>
          <table:table-cell table:style-name="ACE-1" table:formula="of:=COM.MICROSOFT.SWITCH([.$A$1];1;MROUND(RAND();1);0;[.AG45])" office:value-type="float" office:value="0">
            <text:p>0</text:p>
          </table:table-cell>
          <table:table-cell table:style-name="ACE-1" table:formula="of:=COM.MICROSOFT.SWITCH([.$A$1];1;MROUND(RAND();1);0;[.AH45])" office:value-type="float" office:value="0">
            <text:p>0</text:p>
          </table:table-cell>
          <table:table-cell table:style-name="ACE-1" table:formula="of:=COM.MICROSOFT.SWITCH([.$A$1];1;MROUND(RAND();1);0;[.AI45])" office:value-type="float" office:value="0">
            <text:p>0</text:p>
          </table:table-cell>
          <table:table-cell table:style-name="ACE-1" table:formula="of:=COM.MICROSOFT.SWITCH([.$A$1];1;MROUND(RAND();1);0;[.AJ45])" office:value-type="float" office:value="0">
            <text:p>0</text:p>
          </table:table-cell>
          <table:table-cell table:style-name="ACE-1" table:formula="of:=COM.MICROSOFT.SWITCH([.$A$1];1;MROUND(RAND();1);0;[.AK45])" office:value-type="float" office:value="0">
            <text:p>0</text:p>
          </table:table-cell>
          <table:table-cell table:style-name="ACE-1" table:formula="of:=COM.MICROSOFT.SWITCH([.$A$1];1;MROUND(RAND();1);0;[.AL45])" office:value-type="float" office:value="0">
            <text:p>0</text:p>
          </table:table-cell>
          <table:table-cell table:style-name="ACE-1" table:formula="of:=COM.MICROSOFT.SWITCH([.$A$1];1;MROUND(RAND();1);0;[.AM45])" office:value-type="float" office:value="0">
            <text:p>0</text:p>
          </table:table-cell>
          <table:table-cell table:style-name="ACE-1" table:formula="of:=COM.MICROSOFT.SWITCH([.$A$1];1;MROUND(RAND();1);0;[.AN45])" office:value-type="float" office:value="0">
            <text:p>0</text:p>
          </table:table-cell>
          <table:table-cell table:style-name="ACE-1" table:formula="of:=COM.MICROSOFT.SWITCH([.$A$1];1;MROUND(RAND();1);0;[.AO45])" office:value-type="float" office:value="0">
            <text:p>0</text:p>
          </table:table-cell>
          <table:table-cell table:style-name="ACE-1" table:formula="of:=COM.MICROSOFT.SWITCH([.$A$1];1;MROUND(RAND();1);0;[.AP45])" office:value-type="float" office:value="0">
            <text:p>0</text:p>
          </table:table-cell>
          <table:table-cell table:style-name="ACE-1" table:formula="of:=COM.MICROSOFT.SWITCH([.$A$1];1;MROUND(RAND();1);0;[.AQ45])" office:value-type="float" office:value="0">
            <text:p>0</text:p>
          </table:table-cell>
          <table:table-cell table:style-name="ACE-1" table:formula="of:=COM.MICROSOFT.SWITCH([.$A$1];1;MROUND(RAND();1);0;[.AR45])" office:value-type="float" office:value="0">
            <text:p>0</text:p>
          </table:table-cell>
          <table:table-cell table:style-name="ACE-1" table:formula="of:=COM.MICROSOFT.SWITCH([.$A$1];1;MROUND(RAND();1);0;[.AS45])" office:value-type="float" office:value="0">
            <text:p>0</text:p>
          </table:table-cell>
          <table:table-cell table:style-name="ACE-1" table:formula="of:=COM.MICROSOFT.SWITCH([.$A$1];1;MROUND(RAND();1);0;[.AT45])" office:value-type="float" office:value="0">
            <text:p>0</text:p>
          </table:table-cell>
          <table:table-cell table:style-name="ACE-1" table:formula="of:=COM.MICROSOFT.SWITCH([.$A$1];1;MROUND(RAND();1);0;[.AU45])" office:value-type="float" office:value="0">
            <text:p>0</text:p>
          </table:table-cell>
          <table:table-cell table:style-name="ACE-1" table:formula="of:=COM.MICROSOFT.SWITCH([.$A$1];1;MROUND(RAND();1);0;[.AV45])" office:value-type="float" office:value="0">
            <text:p>0</text:p>
          </table:table-cell>
          <table:table-cell table:style-name="ACE-1" table:formula="of:=COM.MICROSOFT.SWITCH([.$A$1];1;MROUND(RAND();1);0;[.AW45])" office:value-type="float" office:value="0">
            <text:p>0</text:p>
          </table:table-cell>
          <table:table-cell table:style-name="ACE-1" table:formula="of:=COM.MICROSOFT.SWITCH([.$A$1];1;MROUND(RAND();1);0;[.AX45])" office:value-type="float" office:value="0">
            <text:p>0</text:p>
          </table:table-cell>
          <table:table-cell table:style-name="ACE-1" table:formula="of:=COM.MICROSOFT.SWITCH([.$A$1];1;MROUND(RAND();1);0;[.AY45])" office:value-type="float" office:value="0">
            <text:p>0</text:p>
          </table:table-cell>
          <table:table-cell table:style-name="ACE-1" table:formula="of:=COM.MICROSOFT.SWITCH([.$A$1];1;MROUND(RAND();1);0;[.AZ45])" office:value-type="float" office:value="0">
            <text:p>0</text:p>
          </table:table-cell>
          <table:table-cell table:number-columns-repeated="153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" table:style-name="ACOL-6"/>
        <table:table-column table:default-cell-style-name="ACE-10" table:style-name="ACOL-7" table:number-columns-repeated="23"/>
        <table:table-column table:default-cell-style-name="ACE-10" table:style-name="ACOL-5" table:number-columns-repeated="30"/>
        <table:table-column table:default-cell-style-name="ACE-10" table:style-name="ACOL-5" table:number-columns-repeated="202"/>
        <table:table-row table:style-name="AROW-1">
          <table:table-cell table:style-name="ACE-10" office:value-type="float" office:value="0">
            <text:p>0</text:p>
          </table:table-cell>
          <table:table-cell table:style-name="ACE-10" table:formula="of:=COM.MICROSOFT.SWITCH([$'Sheet4'.B1];0;1;1;0)" office:value-type="float" office:value="0">
            <text:p>0</text:p>
          </table:table-cell>
          <table:table-cell table:style-name="ACE-10" table:formula="of:=COM.MICROSOFT.SWITCH([.B1];0;1;1;0)" office:value-type="float" office:value="1">
            <text:p>1</text:p>
          </table:table-cell>
          <table:table-cell table:number-columns-repeated="253" table:style-name="ACE-10"/>
        </table:table-row>
        <table:table-row table:style-name="AROW-1">
          <table:table-cell table:style-name="ACE-10" table:formula="of:=SUM([$'Sheet1'.C6:.AZ45])" office:value-type="float" office:value="40">
            <text:p>40</text:p>
          </table:table-cell>
          <table:table-cell table:number-columns-repeated="255" table:style-name="ACE-10"/>
        </table:table-row>
        <table:table-row table:style-name="AROW-1">
          <table:table-cell table:number-columns-repeated="256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1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3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2" table:formula="of:=COM.MICROSOFT.SWITCH([$'Sheet1'.C6];1;&quot;00000000&quot;;0;&quot;&quot;)" office:value-type="string" office:string-value="">
            <text:p/>
          </table:table-cell>
          <table:table-cell table:style-name="ACE-15" table:formula="of:=COM.MICROSOFT.SWITCH([$'Sheet1'.D6];1;&quot;00000000&quot;;0;&quot;&quot;)" office:value-type="string" office:string-value="">
            <text:p/>
          </table:table-cell>
          <table:table-cell table:style-name="ACE-15" table:formula="of:=COM.MICROSOFT.SWITCH([$'Sheet1'.E6];1;&quot;00000000&quot;;0;&quot;&quot;)" office:value-type="string" office:string-value="">
            <text:p/>
          </table:table-cell>
          <table:table-cell table:style-name="ACE-15" table:formula="of:=COM.MICROSOFT.SWITCH([$'Sheet1'.F6];1;&quot;00000000&quot;;0;&quot;&quot;)" office:value-type="string" office:string-value="">
            <text:p/>
          </table:table-cell>
          <table:table-cell table:style-name="ACE-15" table:formula="of:=COM.MICROSOFT.SWITCH([$'Sheet1'.G6];1;&quot;00000000&quot;;0;&quot;&quot;)" office:value-type="string" office:string-value="">
            <text:p/>
          </table:table-cell>
          <table:table-cell table:style-name="ACE-15" table:formula="of:=COM.MICROSOFT.SWITCH([$'Sheet1'.H6];1;&quot;00000000&quot;;0;&quot;&quot;)" office:value-type="string" office:string-value="">
            <text:p/>
          </table:table-cell>
          <table:table-cell table:style-name="ACE-15" table:formula="of:=COM.MICROSOFT.SWITCH([$'Sheet1'.I6];1;&quot;00000000&quot;;0;&quot;&quot;)" office:value-type="string" office:string-value="">
            <text:p/>
          </table:table-cell>
          <table:table-cell table:style-name="ACE-15" table:formula="of:=COM.MICROSOFT.SWITCH([$'Sheet1'.J6];1;&quot;00000000&quot;;0;&quot;&quot;)" office:value-type="string" office:string-value="">
            <text:p/>
          </table:table-cell>
          <table:table-cell table:style-name="ACE-15" table:formula="of:=COM.MICROSOFT.SWITCH([$'Sheet1'.K6];1;&quot;00000000&quot;;0;&quot;&quot;)" office:value-type="string" office:string-value="">
            <text:p/>
          </table:table-cell>
          <table:table-cell table:style-name="ACE-15" table:formula="of:=COM.MICROSOFT.SWITCH([$'Sheet1'.L6];1;&quot;00000000&quot;;0;&quot;&quot;)" office:value-type="string" office:string-value="">
            <text:p/>
          </table:table-cell>
          <table:table-cell table:style-name="ACE-15" table:formula="of:=COM.MICROSOFT.SWITCH([$'Sheet1'.M6];1;&quot;00000000&quot;;0;&quot;&quot;)" office:value-type="string" office:string-value="">
            <text:p/>
          </table:table-cell>
          <table:table-cell table:style-name="ACE-15" table:formula="of:=COM.MICROSOFT.SWITCH([$'Sheet1'.N6];1;&quot;00000000&quot;;0;&quot;&quot;)" office:value-type="string" office:string-value="">
            <text:p/>
          </table:table-cell>
          <table:table-cell table:style-name="ACE-15" table:formula="of:=COM.MICROSOFT.SWITCH([$'Sheet1'.O6];1;&quot;00000000&quot;;0;&quot;&quot;)" office:value-type="string" office:string-value="">
            <text:p/>
          </table:table-cell>
          <table:table-cell table:style-name="ACE-15" table:formula="of:=COM.MICROSOFT.SWITCH([$'Sheet1'.P6];1;&quot;00000000&quot;;0;&quot;&quot;)" office:value-type="string" office:string-value="">
            <text:p/>
          </table:table-cell>
          <table:table-cell table:style-name="ACE-15" table:formula="of:=COM.MICROSOFT.SWITCH([$'Sheet1'.Q6];1;&quot;00000000&quot;;0;&quot;&quot;)" office:value-type="string" office:string-value="">
            <text:p/>
          </table:table-cell>
          <table:table-cell table:style-name="ACE-15" table:formula="of:=COM.MICROSOFT.SWITCH([$'Sheet1'.R6];1;&quot;00000000&quot;;0;&quot;&quot;)" office:value-type="string" office:string-value="">
            <text:p/>
          </table:table-cell>
          <table:table-cell table:style-name="ACE-15" table:formula="of:=COM.MICROSOFT.SWITCH([$'Sheet1'.S6];1;&quot;00000000&quot;;0;&quot;&quot;)" office:value-type="string" office:string-value="">
            <text:p/>
          </table:table-cell>
          <table:table-cell table:style-name="ACE-15" table:formula="of:=COM.MICROSOFT.SWITCH([$'Sheet1'.T6];1;&quot;00000000&quot;;0;&quot;&quot;)" office:value-type="string" office:string-value="">
            <text:p/>
          </table:table-cell>
          <table:table-cell table:style-name="ACE-15" table:formula="of:=COM.MICROSOFT.SWITCH([$'Sheet1'.U6];1;&quot;00000000&quot;;0;&quot;&quot;)" office:value-type="string" office:string-value="">
            <text:p/>
          </table:table-cell>
          <table:table-cell table:style-name="ACE-15" table:formula="of:=COM.MICROSOFT.SWITCH([$'Sheet1'.V6];1;&quot;00000000&quot;;0;&quot;&quot;)" office:value-type="string" office:string-value="">
            <text:p/>
          </table:table-cell>
          <table:table-cell table:style-name="ACE-15" table:formula="of:=COM.MICROSOFT.SWITCH([$'Sheet1'.W6];1;&quot;00000000&quot;;0;&quot;&quot;)" office:value-type="string" office:string-value="">
            <text:p/>
          </table:table-cell>
          <table:table-cell table:style-name="ACE-15" table:formula="of:=COM.MICROSOFT.SWITCH([$'Sheet1'.X6];1;&quot;00000000&quot;;0;&quot;&quot;)" office:value-type="string" office:string-value="">
            <text:p/>
          </table:table-cell>
          <table:table-cell table:style-name="ACE-15" table:formula="of:=COM.MICROSOFT.SWITCH([$'Sheet1'.Y6];1;&quot;00000000&quot;;0;&quot;&quot;)" office:value-type="string" office:string-value="">
            <text:p/>
          </table:table-cell>
          <table:table-cell table:style-name="ACE-15" table:formula="of:=COM.MICROSOFT.SWITCH([$'Sheet1'.Z6];1;&quot;00000000&quot;;0;&quot;&quot;)" office:value-type="string" office:string-value="">
            <text:p/>
          </table:table-cell>
          <table:table-cell table:style-name="ACE-15" table:formula="of:=COM.MICROSOFT.SWITCH([$'Sheet1'.AA6];1;&quot;00000000&quot;;0;&quot;&quot;)" office:value-type="string" office:string-value="">
            <text:p/>
          </table:table-cell>
          <table:table-cell table:style-name="ACE-15" table:formula="of:=COM.MICROSOFT.SWITCH([$'Sheet1'.AB6];1;&quot;00000000&quot;;0;&quot;&quot;)" office:value-type="string" office:string-value="">
            <text:p/>
          </table:table-cell>
          <table:table-cell table:style-name="ACE-15" table:formula="of:=COM.MICROSOFT.SWITCH([$'Sheet1'.AC6];1;&quot;00000000&quot;;0;&quot;&quot;)" office:value-type="string" office:string-value="">
            <text:p/>
          </table:table-cell>
          <table:table-cell table:style-name="ACE-15" table:formula="of:=COM.MICROSOFT.SWITCH([$'Sheet1'.AD6];1;&quot;00000000&quot;;0;&quot;&quot;)" office:value-type="string" office:string-value="">
            <text:p/>
          </table:table-cell>
          <table:table-cell table:style-name="ACE-15" table:formula="of:=COM.MICROSOFT.SWITCH([$'Sheet1'.AE6];1;&quot;00000000&quot;;0;&quot;&quot;)" office:value-type="string" office:string-value="">
            <text:p/>
          </table:table-cell>
          <table:table-cell table:style-name="ACE-15" table:formula="of:=COM.MICROSOFT.SWITCH([$'Sheet1'.AF6];1;&quot;00000000&quot;;0;&quot;&quot;)" office:value-type="string" office:string-value="">
            <text:p/>
          </table:table-cell>
          <table:table-cell table:style-name="ACE-15" table:formula="of:=COM.MICROSOFT.SWITCH([$'Sheet1'.AG6];1;&quot;00000000&quot;;0;&quot;&quot;)" office:value-type="string" office:string-value="">
            <text:p/>
          </table:table-cell>
          <table:table-cell table:style-name="ACE-15" table:formula="of:=COM.MICROSOFT.SWITCH([$'Sheet1'.AH6];1;&quot;00000000&quot;;0;&quot;&quot;)" office:value-type="string" office:string-value="">
            <text:p/>
          </table:table-cell>
          <table:table-cell table:style-name="ACE-15" table:formula="of:=COM.MICROSOFT.SWITCH([$'Sheet1'.AI6];1;&quot;00000000&quot;;0;&quot;&quot;)" office:value-type="string" office:string-value="">
            <text:p/>
          </table:table-cell>
          <table:table-cell table:style-name="ACE-15" table:formula="of:=COM.MICROSOFT.SWITCH([$'Sheet1'.AJ6];1;&quot;00000000&quot;;0;&quot;&quot;)" office:value-type="string" office:string-value="">
            <text:p/>
          </table:table-cell>
          <table:table-cell table:style-name="ACE-15" table:formula="of:=COM.MICROSOFT.SWITCH([$'Sheet1'.AK6];1;&quot;00000000&quot;;0;&quot;&quot;)" office:value-type="string" office:string-value="">
            <text:p/>
          </table:table-cell>
          <table:table-cell table:style-name="ACE-15" table:formula="of:=COM.MICROSOFT.SWITCH([$'Sheet1'.AL6];1;&quot;00000000&quot;;0;&quot;&quot;)" office:value-type="string" office:string-value="">
            <text:p/>
          </table:table-cell>
          <table:table-cell table:style-name="ACE-15" table:formula="of:=COM.MICROSOFT.SWITCH([$'Sheet1'.AM6];1;&quot;00000000&quot;;0;&quot;&quot;)" office:value-type="string" office:string-value="">
            <text:p/>
          </table:table-cell>
          <table:table-cell table:style-name="ACE-15" table:formula="of:=COM.MICROSOFT.SWITCH([$'Sheet1'.AN6];1;&quot;00000000&quot;;0;&quot;&quot;)" office:value-type="string" office:string-value="">
            <text:p/>
          </table:table-cell>
          <table:table-cell table:style-name="ACE-15" table:formula="of:=COM.MICROSOFT.SWITCH([$'Sheet1'.AO6];1;&quot;00000000&quot;;0;&quot;&quot;)" office:value-type="string" office:string-value="">
            <text:p/>
          </table:table-cell>
          <table:table-cell table:style-name="ACE-15" table:formula="of:=COM.MICROSOFT.SWITCH([$'Sheet1'.AP6];1;&quot;00000000&quot;;0;&quot;&quot;)" office:value-type="string" office:string-value="">
            <text:p/>
          </table:table-cell>
          <table:table-cell table:style-name="ACE-15" table:formula="of:=COM.MICROSOFT.SWITCH([$'Sheet1'.AQ6];1;&quot;00000000&quot;;0;&quot;&quot;)" office:value-type="string" office:string-value="">
            <text:p/>
          </table:table-cell>
          <table:table-cell table:style-name="ACE-15" table:formula="of:=COM.MICROSOFT.SWITCH([$'Sheet1'.AR6];1;&quot;00000000&quot;;0;&quot;&quot;)" office:value-type="string" office:string-value="">
            <text:p/>
          </table:table-cell>
          <table:table-cell table:style-name="ACE-15" table:formula="of:=COM.MICROSOFT.SWITCH([$'Sheet1'.AS6];1;&quot;00000000&quot;;0;&quot;&quot;)" office:value-type="string" office:string-value="">
            <text:p/>
          </table:table-cell>
          <table:table-cell table:style-name="ACE-15" table:formula="of:=COM.MICROSOFT.SWITCH([$'Sheet1'.AT6];1;&quot;00000000&quot;;0;&quot;&quot;)" office:value-type="string" office:string-value="">
            <text:p/>
          </table:table-cell>
          <table:table-cell table:style-name="ACE-15" table:formula="of:=COM.MICROSOFT.SWITCH([$'Sheet1'.AU6];1;&quot;00000000&quot;;0;&quot;&quot;)" office:value-type="string" office:string-value="">
            <text:p/>
          </table:table-cell>
          <table:table-cell table:style-name="ACE-15" table:formula="of:=COM.MICROSOFT.SWITCH([$'Sheet1'.AV6];1;&quot;00000000&quot;;0;&quot;&quot;)" office:value-type="string" office:string-value="">
            <text:p/>
          </table:table-cell>
          <table:table-cell table:style-name="ACE-15" table:formula="of:=COM.MICROSOFT.SWITCH([$'Sheet1'.AW6];1;&quot;00000000&quot;;0;&quot;&quot;)" office:value-type="string" office:string-value="">
            <text:p/>
          </table:table-cell>
          <table:table-cell table:style-name="ACE-15" table:formula="of:=COM.MICROSOFT.SWITCH([$'Sheet1'.AX6];1;&quot;00000000&quot;;0;&quot;&quot;)" office:value-type="string" office:string-value="">
            <text:p/>
          </table:table-cell>
          <table:table-cell table:style-name="ACE-15" table:formula="of:=COM.MICROSOFT.SWITCH([$'Sheet1'.AY6];1;&quot;00000000&quot;;0;&quot;&quot;)" office:value-type="string" office:string-value="">
            <text:p/>
          </table:table-cell>
          <table:table-cell table:style-name="ACE-16" table:formula="of:=COM.MICROSOFT.SWITCH([$'Sheet1'.AZ6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7];1;&quot;00000000&quot;;0;&quot;&quot;)" office:value-type="string" office:string-value="">
            <text:p/>
          </table:table-cell>
          <table:table-cell table:style-name="ACE-10" table:formula="of:=COM.MICROSOFT.SWITCH([$'Sheet1'.D7];1;&quot;00000000&quot;;0;&quot;&quot;)" office:value-type="string" office:string-value="">
            <text:p/>
          </table:table-cell>
          <table:table-cell table:style-name="ACE-10" table:formula="of:=COM.MICROSOFT.SWITCH([$'Sheet1'.E7];1;&quot;00000000&quot;;0;&quot;&quot;)" office:value-type="string" office:string-value="">
            <text:p/>
          </table:table-cell>
          <table:table-cell table:style-name="ACE-10" table:formula="of:=COM.MICROSOFT.SWITCH([$'Sheet1'.F7];1;&quot;00000000&quot;;0;&quot;&quot;)" office:value-type="string" office:string-value="">
            <text:p/>
          </table:table-cell>
          <table:table-cell table:style-name="ACE-10" table:formula="of:=COM.MICROSOFT.SWITCH([$'Sheet1'.G7];1;&quot;00000000&quot;;0;&quot;&quot;)" office:value-type="string" office:string-value="">
            <text:p/>
          </table:table-cell>
          <table:table-cell table:style-name="ACE-10" table:formula="of:=COM.MICROSOFT.SWITCH([$'Sheet1'.H7];1;&quot;00000000&quot;;0;&quot;&quot;)" office:value-type="string" office:string-value="">
            <text:p/>
          </table:table-cell>
          <table:table-cell table:style-name="ACE-10" table:formula="of:=COM.MICROSOFT.SWITCH([$'Sheet1'.I7];1;&quot;00000000&quot;;0;&quot;&quot;)" office:value-type="string" office:string-value="">
            <text:p/>
          </table:table-cell>
          <table:table-cell table:style-name="ACE-10" table:formula="of:=COM.MICROSOFT.SWITCH([$'Sheet1'.J7];1;&quot;00000000&quot;;0;&quot;&quot;)" office:value-type="string" office:string-value="">
            <text:p/>
          </table:table-cell>
          <table:table-cell table:style-name="ACE-10" table:formula="of:=COM.MICROSOFT.SWITCH([$'Sheet1'.K7];1;&quot;00000000&quot;;0;&quot;&quot;)" office:value-type="string" office:string-value="">
            <text:p/>
          </table:table-cell>
          <table:table-cell table:style-name="ACE-10" table:formula="of:=COM.MICROSOFT.SWITCH([$'Sheet1'.L7];1;&quot;00000000&quot;;0;&quot;&quot;)" office:value-type="string" office:string-value="">
            <text:p/>
          </table:table-cell>
          <table:table-cell table:style-name="ACE-10" table:formula="of:=COM.MICROSOFT.SWITCH([$'Sheet1'.M7];1;&quot;00000000&quot;;0;&quot;&quot;)" office:value-type="string" office:string-value="">
            <text:p/>
          </table:table-cell>
          <table:table-cell table:style-name="ACE-10" table:formula="of:=COM.MICROSOFT.SWITCH([$'Sheet1'.N7];1;&quot;00000000&quot;;0;&quot;&quot;)" office:value-type="string" office:string-value="">
            <text:p/>
          </table:table-cell>
          <table:table-cell table:style-name="ACE-10" table:formula="of:=COM.MICROSOFT.SWITCH([$'Sheet1'.O7];1;&quot;00000000&quot;;0;&quot;&quot;)" office:value-type="string" office:string-value="">
            <text:p/>
          </table:table-cell>
          <table:table-cell table:style-name="ACE-10" table:formula="of:=COM.MICROSOFT.SWITCH([$'Sheet1'.P7];1;&quot;00000000&quot;;0;&quot;&quot;)" office:value-type="string" office:string-value="">
            <text:p/>
          </table:table-cell>
          <table:table-cell table:style-name="ACE-10" table:formula="of:=COM.MICROSOFT.SWITCH([$'Sheet1'.Q7];1;&quot;00000000&quot;;0;&quot;&quot;)" office:value-type="string" office:string-value="">
            <text:p/>
          </table:table-cell>
          <table:table-cell table:style-name="ACE-10" table:formula="of:=COM.MICROSOFT.SWITCH([$'Sheet1'.R7];1;&quot;00000000&quot;;0;&quot;&quot;)" office:value-type="string" office:string-value="">
            <text:p/>
          </table:table-cell>
          <table:table-cell table:style-name="ACE-10" table:formula="of:=COM.MICROSOFT.SWITCH([$'Sheet1'.S7];1;&quot;00000000&quot;;0;&quot;&quot;)" office:value-type="string" office:string-value="">
            <text:p/>
          </table:table-cell>
          <table:table-cell table:style-name="ACE-10" table:formula="of:=COM.MICROSOFT.SWITCH([$'Sheet1'.T7];1;&quot;00000000&quot;;0;&quot;&quot;)" office:value-type="string" office:string-value="">
            <text:p/>
          </table:table-cell>
          <table:table-cell table:style-name="ACE-10" table:formula="of:=COM.MICROSOFT.SWITCH([$'Sheet1'.U7];1;&quot;00000000&quot;;0;&quot;&quot;)" office:value-type="string" office:string-value="">
            <text:p/>
          </table:table-cell>
          <table:table-cell table:style-name="ACE-10" table:formula="of:=COM.MICROSOFT.SWITCH([$'Sheet1'.V7];1;&quot;00000000&quot;;0;&quot;&quot;)" office:value-type="string" office:string-value="">
            <text:p/>
          </table:table-cell>
          <table:table-cell table:style-name="ACE-10" table:formula="of:=COM.MICROSOFT.SWITCH([$'Sheet1'.W7];1;&quot;00000000&quot;;0;&quot;&quot;)" office:value-type="string" office:string-value="">
            <text:p/>
          </table:table-cell>
          <table:table-cell table:style-name="ACE-10" table:formula="of:=COM.MICROSOFT.SWITCH([$'Sheet1'.X7];1;&quot;00000000&quot;;0;&quot;&quot;)" office:value-type="string" office:string-value="">
            <text:p/>
          </table:table-cell>
          <table:table-cell table:style-name="ACE-10" table:formula="of:=COM.MICROSOFT.SWITCH([$'Sheet1'.Y7];1;&quot;00000000&quot;;0;&quot;&quot;)" office:value-type="string" office:string-value="">
            <text:p/>
          </table:table-cell>
          <table:table-cell table:style-name="ACE-10" table:formula="of:=COM.MICROSOFT.SWITCH([$'Sheet1'.Z7];1;&quot;00000000&quot;;0;&quot;&quot;)" office:value-type="string" office:string-value="">
            <text:p/>
          </table:table-cell>
          <table:table-cell table:style-name="ACE-10" table:formula="of:=COM.MICROSOFT.SWITCH([$'Sheet1'.AA7];1;&quot;00000000&quot;;0;&quot;&quot;)" office:value-type="string" office:string-value="">
            <text:p/>
          </table:table-cell>
          <table:table-cell table:style-name="ACE-10" table:formula="of:=COM.MICROSOFT.SWITCH([$'Sheet1'.AB7];1;&quot;00000000&quot;;0;&quot;&quot;)" office:value-type="string" office:string-value="">
            <text:p/>
          </table:table-cell>
          <table:table-cell table:style-name="ACE-10" table:formula="of:=COM.MICROSOFT.SWITCH([$'Sheet1'.AC7];1;&quot;00000000&quot;;0;&quot;&quot;)" office:value-type="string" office:string-value="">
            <text:p/>
          </table:table-cell>
          <table:table-cell table:style-name="ACE-10" table:formula="of:=COM.MICROSOFT.SWITCH([$'Sheet1'.AD7];1;&quot;00000000&quot;;0;&quot;&quot;)" office:value-type="string" office:string-value="">
            <text:p/>
          </table:table-cell>
          <table:table-cell table:style-name="ACE-10" table:formula="of:=COM.MICROSOFT.SWITCH([$'Sheet1'.AE7];1;&quot;00000000&quot;;0;&quot;&quot;)" office:value-type="string" office:string-value="">
            <text:p/>
          </table:table-cell>
          <table:table-cell table:style-name="ACE-10" table:formula="of:=COM.MICROSOFT.SWITCH([$'Sheet1'.AF7];1;&quot;00000000&quot;;0;&quot;&quot;)" office:value-type="string" office:string-value="">
            <text:p/>
          </table:table-cell>
          <table:table-cell table:style-name="ACE-10" table:formula="of:=COM.MICROSOFT.SWITCH([$'Sheet1'.AG7];1;&quot;00000000&quot;;0;&quot;&quot;)" office:value-type="string" office:string-value="">
            <text:p/>
          </table:table-cell>
          <table:table-cell table:style-name="ACE-10" table:formula="of:=COM.MICROSOFT.SWITCH([$'Sheet1'.AH7];1;&quot;00000000&quot;;0;&quot;&quot;)" office:value-type="string" office:string-value="">
            <text:p/>
          </table:table-cell>
          <table:table-cell table:style-name="ACE-10" table:formula="of:=COM.MICROSOFT.SWITCH([$'Sheet1'.AI7];1;&quot;00000000&quot;;0;&quot;&quot;)" office:value-type="string" office:string-value="">
            <text:p/>
          </table:table-cell>
          <table:table-cell table:style-name="ACE-10" table:formula="of:=COM.MICROSOFT.SWITCH([$'Sheet1'.AJ7];1;&quot;00000000&quot;;0;&quot;&quot;)" office:value-type="string" office:string-value="">
            <text:p/>
          </table:table-cell>
          <table:table-cell table:style-name="ACE-10" table:formula="of:=COM.MICROSOFT.SWITCH([$'Sheet1'.AK7];1;&quot;00000000&quot;;0;&quot;&quot;)" office:value-type="string" office:string-value="">
            <text:p/>
          </table:table-cell>
          <table:table-cell table:style-name="ACE-10" table:formula="of:=COM.MICROSOFT.SWITCH([$'Sheet1'.AL7];1;&quot;00000000&quot;;0;&quot;&quot;)" office:value-type="string" office:string-value="">
            <text:p/>
          </table:table-cell>
          <table:table-cell table:style-name="ACE-10" table:formula="of:=COM.MICROSOFT.SWITCH([$'Sheet1'.AM7];1;&quot;00000000&quot;;0;&quot;&quot;)" office:value-type="string" office:string-value="">
            <text:p/>
          </table:table-cell>
          <table:table-cell table:style-name="ACE-10" table:formula="of:=COM.MICROSOFT.SWITCH([$'Sheet1'.AN7];1;&quot;00000000&quot;;0;&quot;&quot;)" office:value-type="string" office:string-value="">
            <text:p/>
          </table:table-cell>
          <table:table-cell table:style-name="ACE-10" table:formula="of:=COM.MICROSOFT.SWITCH([$'Sheet1'.AO7];1;&quot;00000000&quot;;0;&quot;&quot;)" office:value-type="string" office:string-value="">
            <text:p/>
          </table:table-cell>
          <table:table-cell table:style-name="ACE-10" table:formula="of:=COM.MICROSOFT.SWITCH([$'Sheet1'.AP7];1;&quot;00000000&quot;;0;&quot;&quot;)" office:value-type="string" office:string-value="">
            <text:p/>
          </table:table-cell>
          <table:table-cell table:style-name="ACE-10" table:formula="of:=COM.MICROSOFT.SWITCH([$'Sheet1'.AQ7];1;&quot;00000000&quot;;0;&quot;&quot;)" office:value-type="string" office:string-value="">
            <text:p/>
          </table:table-cell>
          <table:table-cell table:style-name="ACE-10" table:formula="of:=COM.MICROSOFT.SWITCH([$'Sheet1'.AR7];1;&quot;00000000&quot;;0;&quot;&quot;)" office:value-type="string" office:string-value="">
            <text:p/>
          </table:table-cell>
          <table:table-cell table:style-name="ACE-10" table:formula="of:=COM.MICROSOFT.SWITCH([$'Sheet1'.AS7];1;&quot;00000000&quot;;0;&quot;&quot;)" office:value-type="string" office:string-value="">
            <text:p/>
          </table:table-cell>
          <table:table-cell table:style-name="ACE-10" table:formula="of:=COM.MICROSOFT.SWITCH([$'Sheet1'.AT7];1;&quot;00000000&quot;;0;&quot;&quot;)" office:value-type="string" office:string-value="">
            <text:p/>
          </table:table-cell>
          <table:table-cell table:style-name="ACE-10" table:formula="of:=COM.MICROSOFT.SWITCH([$'Sheet1'.AU7];1;&quot;00000000&quot;;0;&quot;&quot;)" office:value-type="string" office:string-value="">
            <text:p/>
          </table:table-cell>
          <table:table-cell table:style-name="ACE-10" table:formula="of:=COM.MICROSOFT.SWITCH([$'Sheet1'.AV7];1;&quot;00000000&quot;;0;&quot;&quot;)" office:value-type="string" office:string-value="">
            <text:p/>
          </table:table-cell>
          <table:table-cell table:style-name="ACE-10" table:formula="of:=COM.MICROSOFT.SWITCH([$'Sheet1'.AW7];1;&quot;00000000&quot;;0;&quot;&quot;)" office:value-type="string" office:string-value="">
            <text:p/>
          </table:table-cell>
          <table:table-cell table:style-name="ACE-10" table:formula="of:=COM.MICROSOFT.SWITCH([$'Sheet1'.AX7];1;&quot;00000000&quot;;0;&quot;&quot;)" office:value-type="string" office:string-value="">
            <text:p/>
          </table:table-cell>
          <table:table-cell table:style-name="ACE-10" table:formula="of:=COM.MICROSOFT.SWITCH([$'Sheet1'.AY7];1;&quot;00000000&quot;;0;&quot;&quot;)" office:value-type="string" office:string-value="">
            <text:p/>
          </table:table-cell>
          <table:table-cell table:style-name="ACE-17" table:formula="of:=COM.MICROSOFT.SWITCH([$'Sheet1'.AZ7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8];1;&quot;00000000&quot;;0;&quot;&quot;)" office:value-type="string" office:string-value="">
            <text:p/>
          </table:table-cell>
          <table:table-cell table:style-name="ACE-10" table:formula="of:=COM.MICROSOFT.SWITCH([$'Sheet1'.D8];1;&quot;00000000&quot;;0;&quot;&quot;)" office:value-type="string" office:string-value="">
            <text:p/>
          </table:table-cell>
          <table:table-cell table:style-name="ACE-10" table:formula="of:=COM.MICROSOFT.SWITCH([$'Sheet1'.E8];1;&quot;00000000&quot;;0;&quot;&quot;)" office:value-type="string" office:string-value="">
            <text:p/>
          </table:table-cell>
          <table:table-cell table:style-name="ACE-10" table:formula="of:=COM.MICROSOFT.SWITCH([$'Sheet1'.F8];1;&quot;00000000&quot;;0;&quot;&quot;)" office:value-type="string" office:string-value="">
            <text:p/>
          </table:table-cell>
          <table:table-cell table:style-name="ACE-10" table:formula="of:=COM.MICROSOFT.SWITCH([$'Sheet1'.G8];1;&quot;00000000&quot;;0;&quot;&quot;)" office:value-type="string" office:string-value="">
            <text:p/>
          </table:table-cell>
          <table:table-cell table:style-name="ACE-10" table:formula="of:=COM.MICROSOFT.SWITCH([$'Sheet1'.H8];1;&quot;00000000&quot;;0;&quot;&quot;)" office:value-type="string" office:string-value="">
            <text:p/>
          </table:table-cell>
          <table:table-cell table:style-name="ACE-10" table:formula="of:=COM.MICROSOFT.SWITCH([$'Sheet1'.I8];1;&quot;00000000&quot;;0;&quot;&quot;)" office:value-type="string" office:string-value="">
            <text:p/>
          </table:table-cell>
          <table:table-cell table:style-name="ACE-10" table:formula="of:=COM.MICROSOFT.SWITCH([$'Sheet1'.J8];1;&quot;00000000&quot;;0;&quot;&quot;)" office:value-type="string" office:string-value="">
            <text:p/>
          </table:table-cell>
          <table:table-cell table:style-name="ACE-10" table:formula="of:=COM.MICROSOFT.SWITCH([$'Sheet1'.K8];1;&quot;00000000&quot;;0;&quot;&quot;)" office:value-type="string" office:string-value="">
            <text:p/>
          </table:table-cell>
          <table:table-cell table:style-name="ACE-10" table:formula="of:=COM.MICROSOFT.SWITCH([$'Sheet1'.L8];1;&quot;00000000&quot;;0;&quot;&quot;)" office:value-type="string" office:string-value="">
            <text:p/>
          </table:table-cell>
          <table:table-cell table:style-name="ACE-10" table:formula="of:=COM.MICROSOFT.SWITCH([$'Sheet1'.M8];1;&quot;00000000&quot;;0;&quot;&quot;)" office:value-type="string" office:string-value="">
            <text:p/>
          </table:table-cell>
          <table:table-cell table:style-name="ACE-10" table:formula="of:=COM.MICROSOFT.SWITCH([$'Sheet1'.N8];1;&quot;00000000&quot;;0;&quot;&quot;)" office:value-type="string" office:string-value="">
            <text:p/>
          </table:table-cell>
          <table:table-cell table:style-name="ACE-10" table:formula="of:=COM.MICROSOFT.SWITCH([$'Sheet1'.O8];1;&quot;00000000&quot;;0;&quot;&quot;)" office:value-type="string" office:string-value="">
            <text:p/>
          </table:table-cell>
          <table:table-cell table:style-name="ACE-10" table:formula="of:=COM.MICROSOFT.SWITCH([$'Sheet1'.P8];1;&quot;00000000&quot;;0;&quot;&quot;)" office:value-type="string" office:string-value="">
            <text:p/>
          </table:table-cell>
          <table:table-cell table:style-name="ACE-10" table:formula="of:=COM.MICROSOFT.SWITCH([$'Sheet1'.Q8];1;&quot;00000000&quot;;0;&quot;&quot;)" office:value-type="string" office:string-value="">
            <text:p/>
          </table:table-cell>
          <table:table-cell table:style-name="ACE-10" table:formula="of:=COM.MICROSOFT.SWITCH([$'Sheet1'.R8];1;&quot;00000000&quot;;0;&quot;&quot;)" office:value-type="string" office:string-value="">
            <text:p/>
          </table:table-cell>
          <table:table-cell table:style-name="ACE-10" table:formula="of:=COM.MICROSOFT.SWITCH([$'Sheet1'.S8];1;&quot;00000000&quot;;0;&quot;&quot;)" office:value-type="string" office:string-value="">
            <text:p/>
          </table:table-cell>
          <table:table-cell table:style-name="ACE-10" table:formula="of:=COM.MICROSOFT.SWITCH([$'Sheet1'.T8];1;&quot;00000000&quot;;0;&quot;&quot;)" office:value-type="string" office:string-value="">
            <text:p/>
          </table:table-cell>
          <table:table-cell table:style-name="ACE-10" table:formula="of:=COM.MICROSOFT.SWITCH([$'Sheet1'.U8];1;&quot;00000000&quot;;0;&quot;&quot;)" office:value-type="string" office:string-value="">
            <text:p/>
          </table:table-cell>
          <table:table-cell table:style-name="ACE-10" table:formula="of:=COM.MICROSOFT.SWITCH([$'Sheet1'.V8];1;&quot;00000000&quot;;0;&quot;&quot;)" office:value-type="string" office:string-value="">
            <text:p/>
          </table:table-cell>
          <table:table-cell table:style-name="ACE-10" table:formula="of:=COM.MICROSOFT.SWITCH([$'Sheet1'.W8];1;&quot;00000000&quot;;0;&quot;&quot;)" office:value-type="string" office:string-value="">
            <text:p/>
          </table:table-cell>
          <table:table-cell table:style-name="ACE-10" table:formula="of:=COM.MICROSOFT.SWITCH([$'Sheet1'.X8];1;&quot;00000000&quot;;0;&quot;&quot;)" office:value-type="string" office:string-value="">
            <text:p/>
          </table:table-cell>
          <table:table-cell table:style-name="ACE-10" table:formula="of:=COM.MICROSOFT.SWITCH([$'Sheet1'.Y8];1;&quot;00000000&quot;;0;&quot;&quot;)" office:value-type="string" office:string-value="">
            <text:p/>
          </table:table-cell>
          <table:table-cell table:style-name="ACE-10" table:formula="of:=COM.MICROSOFT.SWITCH([$'Sheet1'.Z8];1;&quot;00000000&quot;;0;&quot;&quot;)" office:value-type="string" office:string-value="">
            <text:p/>
          </table:table-cell>
          <table:table-cell table:style-name="ACE-10" table:formula="of:=COM.MICROSOFT.SWITCH([$'Sheet1'.AA8];1;&quot;00000000&quot;;0;&quot;&quot;)" office:value-type="string" office:string-value="">
            <text:p/>
          </table:table-cell>
          <table:table-cell table:style-name="ACE-10" table:formula="of:=COM.MICROSOFT.SWITCH([$'Sheet1'.AB8];1;&quot;00000000&quot;;0;&quot;&quot;)" office:value-type="string" office:string-value="">
            <text:p/>
          </table:table-cell>
          <table:table-cell table:style-name="ACE-10" table:formula="of:=COM.MICROSOFT.SWITCH([$'Sheet1'.AC8];1;&quot;00000000&quot;;0;&quot;&quot;)" office:value-type="string" office:string-value="">
            <text:p/>
          </table:table-cell>
          <table:table-cell table:style-name="ACE-10" table:formula="of:=COM.MICROSOFT.SWITCH([$'Sheet1'.AD8];1;&quot;00000000&quot;;0;&quot;&quot;)" office:value-type="string" office:string-value="">
            <text:p/>
          </table:table-cell>
          <table:table-cell table:style-name="ACE-10" table:formula="of:=COM.MICROSOFT.SWITCH([$'Sheet1'.AE8];1;&quot;00000000&quot;;0;&quot;&quot;)" office:value-type="string" office:string-value="">
            <text:p/>
          </table:table-cell>
          <table:table-cell table:style-name="ACE-10" table:formula="of:=COM.MICROSOFT.SWITCH([$'Sheet1'.AF8];1;&quot;00000000&quot;;0;&quot;&quot;)" office:value-type="string" office:string-value="">
            <text:p/>
          </table:table-cell>
          <table:table-cell table:style-name="ACE-10" table:formula="of:=COM.MICROSOFT.SWITCH([$'Sheet1'.AG8];1;&quot;00000000&quot;;0;&quot;&quot;)" office:value-type="string" office:string-value="">
            <text:p/>
          </table:table-cell>
          <table:table-cell table:style-name="ACE-10" table:formula="of:=COM.MICROSOFT.SWITCH([$'Sheet1'.AH8];1;&quot;00000000&quot;;0;&quot;&quot;)" office:value-type="string" office:string-value="">
            <text:p/>
          </table:table-cell>
          <table:table-cell table:style-name="ACE-10" table:formula="of:=COM.MICROSOFT.SWITCH([$'Sheet1'.AI8];1;&quot;00000000&quot;;0;&quot;&quot;)" office:value-type="string" office:string-value="">
            <text:p/>
          </table:table-cell>
          <table:table-cell table:style-name="ACE-10" table:formula="of:=COM.MICROSOFT.SWITCH([$'Sheet1'.AJ8];1;&quot;00000000&quot;;0;&quot;&quot;)" office:value-type="string" office:string-value="">
            <text:p/>
          </table:table-cell>
          <table:table-cell table:style-name="ACE-10" table:formula="of:=COM.MICROSOFT.SWITCH([$'Sheet1'.AK8];1;&quot;00000000&quot;;0;&quot;&quot;)" office:value-type="string" office:string-value="">
            <text:p/>
          </table:table-cell>
          <table:table-cell table:style-name="ACE-10" table:formula="of:=COM.MICROSOFT.SWITCH([$'Sheet1'.AL8];1;&quot;00000000&quot;;0;&quot;&quot;)" office:value-type="string" office:string-value="">
            <text:p/>
          </table:table-cell>
          <table:table-cell table:style-name="ACE-10" table:formula="of:=COM.MICROSOFT.SWITCH([$'Sheet1'.AM8];1;&quot;00000000&quot;;0;&quot;&quot;)" office:value-type="string" office:string-value="">
            <text:p/>
          </table:table-cell>
          <table:table-cell table:style-name="ACE-10" table:formula="of:=COM.MICROSOFT.SWITCH([$'Sheet1'.AN8];1;&quot;00000000&quot;;0;&quot;&quot;)" office:value-type="string" office:string-value="">
            <text:p/>
          </table:table-cell>
          <table:table-cell table:style-name="ACE-10" table:formula="of:=COM.MICROSOFT.SWITCH([$'Sheet1'.AO8];1;&quot;00000000&quot;;0;&quot;&quot;)" office:value-type="string" office:string-value="">
            <text:p/>
          </table:table-cell>
          <table:table-cell table:style-name="ACE-10" table:formula="of:=COM.MICROSOFT.SWITCH([$'Sheet1'.AP8];1;&quot;00000000&quot;;0;&quot;&quot;)" office:value-type="string" office:string-value="">
            <text:p/>
          </table:table-cell>
          <table:table-cell table:style-name="ACE-10" table:formula="of:=COM.MICROSOFT.SWITCH([$'Sheet1'.AQ8];1;&quot;00000000&quot;;0;&quot;&quot;)" office:value-type="string" office:string-value="">
            <text:p/>
          </table:table-cell>
          <table:table-cell table:style-name="ACE-10" table:formula="of:=COM.MICROSOFT.SWITCH([$'Sheet1'.AR8];1;&quot;00000000&quot;;0;&quot;&quot;)" office:value-type="string" office:string-value="">
            <text:p/>
          </table:table-cell>
          <table:table-cell table:style-name="ACE-10" table:formula="of:=COM.MICROSOFT.SWITCH([$'Sheet1'.AS8];1;&quot;00000000&quot;;0;&quot;&quot;)" office:value-type="string" office:string-value="">
            <text:p/>
          </table:table-cell>
          <table:table-cell table:style-name="ACE-10" table:formula="of:=COM.MICROSOFT.SWITCH([$'Sheet1'.AT8];1;&quot;00000000&quot;;0;&quot;&quot;)" office:value-type="string" office:string-value="">
            <text:p/>
          </table:table-cell>
          <table:table-cell table:style-name="ACE-10" table:formula="of:=COM.MICROSOFT.SWITCH([$'Sheet1'.AU8];1;&quot;00000000&quot;;0;&quot;&quot;)" office:value-type="string" office:string-value="">
            <text:p/>
          </table:table-cell>
          <table:table-cell table:style-name="ACE-10" table:formula="of:=COM.MICROSOFT.SWITCH([$'Sheet1'.AV8];1;&quot;00000000&quot;;0;&quot;&quot;)" office:value-type="string" office:string-value="">
            <text:p/>
          </table:table-cell>
          <table:table-cell table:style-name="ACE-10" table:formula="of:=COM.MICROSOFT.SWITCH([$'Sheet1'.AW8];1;&quot;00000000&quot;;0;&quot;&quot;)" office:value-type="string" office:string-value="">
            <text:p/>
          </table:table-cell>
          <table:table-cell table:style-name="ACE-10" table:formula="of:=COM.MICROSOFT.SWITCH([$'Sheet1'.AX8];1;&quot;00000000&quot;;0;&quot;&quot;)" office:value-type="string" office:string-value="">
            <text:p/>
          </table:table-cell>
          <table:table-cell table:style-name="ACE-10" table:formula="of:=COM.MICROSOFT.SWITCH([$'Sheet1'.AY8];1;&quot;00000000&quot;;0;&quot;&quot;)" office:value-type="string" office:string-value="">
            <text:p/>
          </table:table-cell>
          <table:table-cell table:style-name="ACE-17" table:formula="of:=COM.MICROSOFT.SWITCH([$'Sheet1'.AZ8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9];1;&quot;00000000&quot;;0;&quot;&quot;)" office:value-type="string" office:string-value="">
            <text:p/>
          </table:table-cell>
          <table:table-cell table:style-name="ACE-10" table:formula="of:=COM.MICROSOFT.SWITCH([$'Sheet1'.D9];1;&quot;00000000&quot;;0;&quot;&quot;)" office:value-type="string" office:string-value="">
            <text:p/>
          </table:table-cell>
          <table:table-cell table:style-name="ACE-10" table:formula="of:=COM.MICROSOFT.SWITCH([$'Sheet1'.E9];1;&quot;00000000&quot;;0;&quot;&quot;)" office:value-type="string" office:string-value="">
            <text:p/>
          </table:table-cell>
          <table:table-cell table:style-name="ACE-10" table:formula="of:=COM.MICROSOFT.SWITCH([$'Sheet1'.F9];1;&quot;00000000&quot;;0;&quot;&quot;)" office:value-type="string" office:string-value="">
            <text:p/>
          </table:table-cell>
          <table:table-cell table:style-name="ACE-10" table:formula="of:=COM.MICROSOFT.SWITCH([$'Sheet1'.G9];1;&quot;00000000&quot;;0;&quot;&quot;)" office:value-type="string" office:string-value="">
            <text:p/>
          </table:table-cell>
          <table:table-cell table:style-name="ACE-10" table:formula="of:=COM.MICROSOFT.SWITCH([$'Sheet1'.H9];1;&quot;00000000&quot;;0;&quot;&quot;)" office:value-type="string" office:string-value="">
            <text:p/>
          </table:table-cell>
          <table:table-cell table:style-name="ACE-10" table:formula="of:=COM.MICROSOFT.SWITCH([$'Sheet1'.I9];1;&quot;00000000&quot;;0;&quot;&quot;)" office:value-type="string" office:string-value="">
            <text:p/>
          </table:table-cell>
          <table:table-cell table:style-name="ACE-10" table:formula="of:=COM.MICROSOFT.SWITCH([$'Sheet1'.J9];1;&quot;00000000&quot;;0;&quot;&quot;)" office:value-type="string" office:string-value="">
            <text:p/>
          </table:table-cell>
          <table:table-cell table:style-name="ACE-10" table:formula="of:=COM.MICROSOFT.SWITCH([$'Sheet1'.K9];1;&quot;00000000&quot;;0;&quot;&quot;)" office:value-type="string" office:string-value="">
            <text:p/>
          </table:table-cell>
          <table:table-cell table:style-name="ACE-10" table:formula="of:=COM.MICROSOFT.SWITCH([$'Sheet1'.L9];1;&quot;00000000&quot;;0;&quot;&quot;)" office:value-type="string" office:string-value="">
            <text:p/>
          </table:table-cell>
          <table:table-cell table:style-name="ACE-10" table:formula="of:=COM.MICROSOFT.SWITCH([$'Sheet1'.M9];1;&quot;00000000&quot;;0;&quot;&quot;)" office:value-type="string" office:string-value="">
            <text:p/>
          </table:table-cell>
          <table:table-cell table:style-name="ACE-10" table:formula="of:=COM.MICROSOFT.SWITCH([$'Sheet1'.N9];1;&quot;00000000&quot;;0;&quot;&quot;)" office:value-type="string" office:string-value="">
            <text:p/>
          </table:table-cell>
          <table:table-cell table:style-name="ACE-10" table:formula="of:=COM.MICROSOFT.SWITCH([$'Sheet1'.O9];1;&quot;00000000&quot;;0;&quot;&quot;)" office:value-type="string" office:string-value="">
            <text:p/>
          </table:table-cell>
          <table:table-cell table:style-name="ACE-10" table:formula="of:=COM.MICROSOFT.SWITCH([$'Sheet1'.P9];1;&quot;00000000&quot;;0;&quot;&quot;)" office:value-type="string" office:string-value="">
            <text:p/>
          </table:table-cell>
          <table:table-cell table:style-name="ACE-10" table:formula="of:=COM.MICROSOFT.SWITCH([$'Sheet1'.Q9];1;&quot;00000000&quot;;0;&quot;&quot;)" office:value-type="string" office:string-value="">
            <text:p/>
          </table:table-cell>
          <table:table-cell table:style-name="ACE-10" table:formula="of:=COM.MICROSOFT.SWITCH([$'Sheet1'.R9];1;&quot;00000000&quot;;0;&quot;&quot;)" office:value-type="string" office:string-value="">
            <text:p/>
          </table:table-cell>
          <table:table-cell table:style-name="ACE-10" table:formula="of:=COM.MICROSOFT.SWITCH([$'Sheet1'.S9];1;&quot;00000000&quot;;0;&quot;&quot;)" office:value-type="string" office:string-value="">
            <text:p/>
          </table:table-cell>
          <table:table-cell table:style-name="ACE-10" table:formula="of:=COM.MICROSOFT.SWITCH([$'Sheet1'.T9];1;&quot;00000000&quot;;0;&quot;&quot;)" office:value-type="string" office:string-value="">
            <text:p/>
          </table:table-cell>
          <table:table-cell table:style-name="ACE-10" table:formula="of:=COM.MICROSOFT.SWITCH([$'Sheet1'.U9];1;&quot;00000000&quot;;0;&quot;&quot;)" office:value-type="string" office:string-value="">
            <text:p/>
          </table:table-cell>
          <table:table-cell table:style-name="ACE-10" table:formula="of:=COM.MICROSOFT.SWITCH([$'Sheet1'.V9];1;&quot;00000000&quot;;0;&quot;&quot;)" office:value-type="string" office:string-value="">
            <text:p/>
          </table:table-cell>
          <table:table-cell table:style-name="ACE-10" table:formula="of:=COM.MICROSOFT.SWITCH([$'Sheet1'.W9];1;&quot;00000000&quot;;0;&quot;&quot;)" office:value-type="string" office:string-value="">
            <text:p/>
          </table:table-cell>
          <table:table-cell table:style-name="ACE-10" table:formula="of:=COM.MICROSOFT.SWITCH([$'Sheet1'.X9];1;&quot;00000000&quot;;0;&quot;&quot;)" office:value-type="string" office:string-value="">
            <text:p/>
          </table:table-cell>
          <table:table-cell table:style-name="ACE-10" table:formula="of:=COM.MICROSOFT.SWITCH([$'Sheet1'.Y9];1;&quot;00000000&quot;;0;&quot;&quot;)" office:value-type="string" office:string-value="">
            <text:p/>
          </table:table-cell>
          <table:table-cell table:style-name="ACE-10" table:formula="of:=COM.MICROSOFT.SWITCH([$'Sheet1'.Z9];1;&quot;00000000&quot;;0;&quot;&quot;)" office:value-type="string" office:string-value="">
            <text:p/>
          </table:table-cell>
          <table:table-cell table:style-name="ACE-10" table:formula="of:=COM.MICROSOFT.SWITCH([$'Sheet1'.AA9];1;&quot;00000000&quot;;0;&quot;&quot;)" office:value-type="string" office:string-value="">
            <text:p/>
          </table:table-cell>
          <table:table-cell table:style-name="ACE-10" table:formula="of:=COM.MICROSOFT.SWITCH([$'Sheet1'.AB9];1;&quot;00000000&quot;;0;&quot;&quot;)" office:value-type="string" office:string-value="">
            <text:p/>
          </table:table-cell>
          <table:table-cell table:style-name="ACE-10" table:formula="of:=COM.MICROSOFT.SWITCH([$'Sheet1'.AC9];1;&quot;00000000&quot;;0;&quot;&quot;)" office:value-type="string" office:string-value="">
            <text:p/>
          </table:table-cell>
          <table:table-cell table:style-name="ACE-10" table:formula="of:=COM.MICROSOFT.SWITCH([$'Sheet1'.AD9];1;&quot;00000000&quot;;0;&quot;&quot;)" office:value-type="string" office:string-value="">
            <text:p/>
          </table:table-cell>
          <table:table-cell table:style-name="ACE-10" table:formula="of:=COM.MICROSOFT.SWITCH([$'Sheet1'.AE9];1;&quot;00000000&quot;;0;&quot;&quot;)" office:value-type="string" office:string-value="">
            <text:p/>
          </table:table-cell>
          <table:table-cell table:style-name="ACE-10" table:formula="of:=COM.MICROSOFT.SWITCH([$'Sheet1'.AF9];1;&quot;00000000&quot;;0;&quot;&quot;)" office:value-type="string" office:string-value="">
            <text:p/>
          </table:table-cell>
          <table:table-cell table:style-name="ACE-10" table:formula="of:=COM.MICROSOFT.SWITCH([$'Sheet1'.AG9];1;&quot;00000000&quot;;0;&quot;&quot;)" office:value-type="string" office:string-value="">
            <text:p/>
          </table:table-cell>
          <table:table-cell table:style-name="ACE-10" table:formula="of:=COM.MICROSOFT.SWITCH([$'Sheet1'.AH9];1;&quot;00000000&quot;;0;&quot;&quot;)" office:value-type="string" office:string-value="">
            <text:p/>
          </table:table-cell>
          <table:table-cell table:style-name="ACE-10" table:formula="of:=COM.MICROSOFT.SWITCH([$'Sheet1'.AI9];1;&quot;00000000&quot;;0;&quot;&quot;)" office:value-type="string" office:string-value="">
            <text:p/>
          </table:table-cell>
          <table:table-cell table:style-name="ACE-10" table:formula="of:=COM.MICROSOFT.SWITCH([$'Sheet1'.AJ9];1;&quot;00000000&quot;;0;&quot;&quot;)" office:value-type="string" office:string-value="">
            <text:p/>
          </table:table-cell>
          <table:table-cell table:style-name="ACE-10" table:formula="of:=COM.MICROSOFT.SWITCH([$'Sheet1'.AK9];1;&quot;00000000&quot;;0;&quot;&quot;)" office:value-type="string" office:string-value="">
            <text:p/>
          </table:table-cell>
          <table:table-cell table:style-name="ACE-10" table:formula="of:=COM.MICROSOFT.SWITCH([$'Sheet1'.AL9];1;&quot;00000000&quot;;0;&quot;&quot;)" office:value-type="string" office:string-value="">
            <text:p/>
          </table:table-cell>
          <table:table-cell table:style-name="ACE-10" table:formula="of:=COM.MICROSOFT.SWITCH([$'Sheet1'.AM9];1;&quot;00000000&quot;;0;&quot;&quot;)" office:value-type="string" office:string-value="">
            <text:p/>
          </table:table-cell>
          <table:table-cell table:style-name="ACE-10" table:formula="of:=COM.MICROSOFT.SWITCH([$'Sheet1'.AN9];1;&quot;00000000&quot;;0;&quot;&quot;)" office:value-type="string" office:string-value="">
            <text:p/>
          </table:table-cell>
          <table:table-cell table:style-name="ACE-10" table:formula="of:=COM.MICROSOFT.SWITCH([$'Sheet1'.AO9];1;&quot;00000000&quot;;0;&quot;&quot;)" office:value-type="string" office:string-value="">
            <text:p/>
          </table:table-cell>
          <table:table-cell table:style-name="ACE-10" table:formula="of:=COM.MICROSOFT.SWITCH([$'Sheet1'.AP9];1;&quot;00000000&quot;;0;&quot;&quot;)" office:value-type="string" office:string-value="">
            <text:p/>
          </table:table-cell>
          <table:table-cell table:style-name="ACE-10" table:formula="of:=COM.MICROSOFT.SWITCH([$'Sheet1'.AQ9];1;&quot;00000000&quot;;0;&quot;&quot;)" office:value-type="string" office:string-value="">
            <text:p/>
          </table:table-cell>
          <table:table-cell table:style-name="ACE-10" table:formula="of:=COM.MICROSOFT.SWITCH([$'Sheet1'.AR9];1;&quot;00000000&quot;;0;&quot;&quot;)" office:value-type="string" office:string-value="">
            <text:p/>
          </table:table-cell>
          <table:table-cell table:style-name="ACE-10" table:formula="of:=COM.MICROSOFT.SWITCH([$'Sheet1'.AS9];1;&quot;00000000&quot;;0;&quot;&quot;)" office:value-type="string" office:string-value="">
            <text:p/>
          </table:table-cell>
          <table:table-cell table:style-name="ACE-10" table:formula="of:=COM.MICROSOFT.SWITCH([$'Sheet1'.AT9];1;&quot;00000000&quot;;0;&quot;&quot;)" office:value-type="string" office:string-value="">
            <text:p/>
          </table:table-cell>
          <table:table-cell table:style-name="ACE-10" table:formula="of:=COM.MICROSOFT.SWITCH([$'Sheet1'.AU9];1;&quot;00000000&quot;;0;&quot;&quot;)" office:value-type="string" office:string-value="">
            <text:p/>
          </table:table-cell>
          <table:table-cell table:style-name="ACE-10" table:formula="of:=COM.MICROSOFT.SWITCH([$'Sheet1'.AV9];1;&quot;00000000&quot;;0;&quot;&quot;)" office:value-type="string" office:string-value="">
            <text:p/>
          </table:table-cell>
          <table:table-cell table:style-name="ACE-10" table:formula="of:=COM.MICROSOFT.SWITCH([$'Sheet1'.AW9];1;&quot;00000000&quot;;0;&quot;&quot;)" office:value-type="string" office:string-value="">
            <text:p/>
          </table:table-cell>
          <table:table-cell table:style-name="ACE-10" table:formula="of:=COM.MICROSOFT.SWITCH([$'Sheet1'.AX9];1;&quot;00000000&quot;;0;&quot;&quot;)" office:value-type="string" office:string-value="">
            <text:p/>
          </table:table-cell>
          <table:table-cell table:style-name="ACE-10" table:formula="of:=COM.MICROSOFT.SWITCH([$'Sheet1'.AY9];1;&quot;00000000&quot;;0;&quot;&quot;)" office:value-type="string" office:string-value="">
            <text:p/>
          </table:table-cell>
          <table:table-cell table:style-name="ACE-17" table:formula="of:=COM.MICROSOFT.SWITCH([$'Sheet1'.AZ9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0];1;&quot;00000000&quot;;0;&quot;&quot;)" office:value-type="string" office:string-value="">
            <text:p/>
          </table:table-cell>
          <table:table-cell table:style-name="ACE-10" table:formula="of:=COM.MICROSOFT.SWITCH([$'Sheet1'.D10];1;&quot;00000000&quot;;0;&quot;&quot;)" office:value-type="string" office:string-value="">
            <text:p/>
          </table:table-cell>
          <table:table-cell table:style-name="ACE-10" table:formula="of:=COM.MICROSOFT.SWITCH([$'Sheet1'.E10];1;&quot;00000000&quot;;0;&quot;&quot;)" office:value-type="string" office:string-value="">
            <text:p/>
          </table:table-cell>
          <table:table-cell table:style-name="ACE-10" table:formula="of:=COM.MICROSOFT.SWITCH([$'Sheet1'.F10];1;&quot;00000000&quot;;0;&quot;&quot;)" office:value-type="string" office:string-value="">
            <text:p/>
          </table:table-cell>
          <table:table-cell table:style-name="ACE-10" table:formula="of:=COM.MICROSOFT.SWITCH([$'Sheet1'.G10];1;&quot;00000000&quot;;0;&quot;&quot;)" office:value-type="string" office:string-value="">
            <text:p/>
          </table:table-cell>
          <table:table-cell table:style-name="ACE-10" table:formula="of:=COM.MICROSOFT.SWITCH([$'Sheet1'.H10];1;&quot;00000000&quot;;0;&quot;&quot;)" office:value-type="string" office:string-value="">
            <text:p/>
          </table:table-cell>
          <table:table-cell table:style-name="ACE-10" table:formula="of:=COM.MICROSOFT.SWITCH([$'Sheet1'.I10];1;&quot;00000000&quot;;0;&quot;&quot;)" office:value-type="string" office:string-value="">
            <text:p/>
          </table:table-cell>
          <table:table-cell table:style-name="ACE-10" table:formula="of:=COM.MICROSOFT.SWITCH([$'Sheet1'.J10];1;&quot;00000000&quot;;0;&quot;&quot;)" office:value-type="string" office:string-value="">
            <text:p/>
          </table:table-cell>
          <table:table-cell table:style-name="ACE-10" table:formula="of:=COM.MICROSOFT.SWITCH([$'Sheet1'.K10];1;&quot;00000000&quot;;0;&quot;&quot;)" office:value-type="string" office:string-value="">
            <text:p/>
          </table:table-cell>
          <table:table-cell table:style-name="ACE-10" table:formula="of:=COM.MICROSOFT.SWITCH([$'Sheet1'.L10];1;&quot;00000000&quot;;0;&quot;&quot;)" office:value-type="string" office:string-value="">
            <text:p/>
          </table:table-cell>
          <table:table-cell table:style-name="ACE-10" table:formula="of:=COM.MICROSOFT.SWITCH([$'Sheet1'.M10];1;&quot;00000000&quot;;0;&quot;&quot;)" office:value-type="string" office:string-value="">
            <text:p/>
          </table:table-cell>
          <table:table-cell table:style-name="ACE-10" table:formula="of:=COM.MICROSOFT.SWITCH([$'Sheet1'.N10];1;&quot;00000000&quot;;0;&quot;&quot;)" office:value-type="string" office:string-value="">
            <text:p/>
          </table:table-cell>
          <table:table-cell table:style-name="ACE-10" table:formula="of:=COM.MICROSOFT.SWITCH([$'Sheet1'.O10];1;&quot;00000000&quot;;0;&quot;&quot;)" office:value-type="string" office:string-value="">
            <text:p/>
          </table:table-cell>
          <table:table-cell table:style-name="ACE-10" table:formula="of:=COM.MICROSOFT.SWITCH([$'Sheet1'.P10];1;&quot;00000000&quot;;0;&quot;&quot;)" office:value-type="string" office:string-value="">
            <text:p/>
          </table:table-cell>
          <table:table-cell table:style-name="ACE-10" table:formula="of:=COM.MICROSOFT.SWITCH([$'Sheet1'.Q10];1;&quot;00000000&quot;;0;&quot;&quot;)" office:value-type="string" office:string-value="">
            <text:p/>
          </table:table-cell>
          <table:table-cell table:style-name="ACE-10" table:formula="of:=COM.MICROSOFT.SWITCH([$'Sheet1'.R10];1;&quot;00000000&quot;;0;&quot;&quot;)" office:value-type="string" office:string-value="">
            <text:p/>
          </table:table-cell>
          <table:table-cell table:style-name="ACE-10" table:formula="of:=COM.MICROSOFT.SWITCH([$'Sheet1'.S10];1;&quot;00000000&quot;;0;&quot;&quot;)" office:value-type="string" office:string-value="">
            <text:p/>
          </table:table-cell>
          <table:table-cell table:style-name="ACE-10" table:formula="of:=COM.MICROSOFT.SWITCH([$'Sheet1'.T10];1;&quot;00000000&quot;;0;&quot;&quot;)" office:value-type="string" office:string-value="">
            <text:p/>
          </table:table-cell>
          <table:table-cell table:style-name="ACE-10" table:formula="of:=COM.MICROSOFT.SWITCH([$'Sheet1'.U10];1;&quot;00000000&quot;;0;&quot;&quot;)" office:value-type="string" office:string-value="">
            <text:p/>
          </table:table-cell>
          <table:table-cell table:style-name="ACE-10" table:formula="of:=COM.MICROSOFT.SWITCH([$'Sheet1'.V10];1;&quot;00000000&quot;;0;&quot;&quot;)" office:value-type="string" office:string-value="">
            <text:p/>
          </table:table-cell>
          <table:table-cell table:style-name="ACE-10" table:formula="of:=COM.MICROSOFT.SWITCH([$'Sheet1'.W10];1;&quot;00000000&quot;;0;&quot;&quot;)" office:value-type="string" office:string-value="">
            <text:p/>
          </table:table-cell>
          <table:table-cell table:style-name="ACE-10" table:formula="of:=COM.MICROSOFT.SWITCH([$'Sheet1'.X10];1;&quot;00000000&quot;;0;&quot;&quot;)" office:value-type="string" office:string-value="">
            <text:p/>
          </table:table-cell>
          <table:table-cell table:style-name="ACE-10" table:formula="of:=COM.MICROSOFT.SWITCH([$'Sheet1'.Y10];1;&quot;00000000&quot;;0;&quot;&quot;)" office:value-type="string" office:string-value="">
            <text:p/>
          </table:table-cell>
          <table:table-cell table:style-name="ACE-10" table:formula="of:=COM.MICROSOFT.SWITCH([$'Sheet1'.Z10];1;&quot;00000000&quot;;0;&quot;&quot;)" office:value-type="string" office:string-value="">
            <text:p/>
          </table:table-cell>
          <table:table-cell table:style-name="ACE-10" table:formula="of:=COM.MICROSOFT.SWITCH([$'Sheet1'.AA10];1;&quot;00000000&quot;;0;&quot;&quot;)" office:value-type="string" office:string-value="">
            <text:p/>
          </table:table-cell>
          <table:table-cell table:style-name="ACE-10" table:formula="of:=COM.MICROSOFT.SWITCH([$'Sheet1'.AB10];1;&quot;00000000&quot;;0;&quot;&quot;)" office:value-type="string" office:string-value="">
            <text:p/>
          </table:table-cell>
          <table:table-cell table:style-name="ACE-10" table:formula="of:=COM.MICROSOFT.SWITCH([$'Sheet1'.AC10];1;&quot;00000000&quot;;0;&quot;&quot;)" office:value-type="string" office:string-value="">
            <text:p/>
          </table:table-cell>
          <table:table-cell table:style-name="ACE-10" table:formula="of:=COM.MICROSOFT.SWITCH([$'Sheet1'.AD10];1;&quot;00000000&quot;;0;&quot;&quot;)" office:value-type="string" office:string-value="">
            <text:p/>
          </table:table-cell>
          <table:table-cell table:style-name="ACE-10" table:formula="of:=COM.MICROSOFT.SWITCH([$'Sheet1'.AE10];1;&quot;00000000&quot;;0;&quot;&quot;)" office:value-type="string" office:string-value="">
            <text:p/>
          </table:table-cell>
          <table:table-cell table:style-name="ACE-10" table:formula="of:=COM.MICROSOFT.SWITCH([$'Sheet1'.AF10];1;&quot;00000000&quot;;0;&quot;&quot;)" office:value-type="string" office:string-value="">
            <text:p/>
          </table:table-cell>
          <table:table-cell table:style-name="ACE-10" table:formula="of:=COM.MICROSOFT.SWITCH([$'Sheet1'.AG10];1;&quot;00000000&quot;;0;&quot;&quot;)" office:value-type="string" office:string-value="">
            <text:p/>
          </table:table-cell>
          <table:table-cell table:style-name="ACE-10" table:formula="of:=COM.MICROSOFT.SWITCH([$'Sheet1'.AH10];1;&quot;00000000&quot;;0;&quot;&quot;)" office:value-type="string" office:string-value="">
            <text:p/>
          </table:table-cell>
          <table:table-cell table:style-name="ACE-10" table:formula="of:=COM.MICROSOFT.SWITCH([$'Sheet1'.AI10];1;&quot;00000000&quot;;0;&quot;&quot;)" office:value-type="string" office:string-value="">
            <text:p/>
          </table:table-cell>
          <table:table-cell table:style-name="ACE-10" table:formula="of:=COM.MICROSOFT.SWITCH([$'Sheet1'.AJ10];1;&quot;00000000&quot;;0;&quot;&quot;)" office:value-type="string" office:string-value="">
            <text:p/>
          </table:table-cell>
          <table:table-cell table:style-name="ACE-10" table:formula="of:=COM.MICROSOFT.SWITCH([$'Sheet1'.AK10];1;&quot;00000000&quot;;0;&quot;&quot;)" office:value-type="string" office:string-value="">
            <text:p/>
          </table:table-cell>
          <table:table-cell table:style-name="ACE-10" table:formula="of:=COM.MICROSOFT.SWITCH([$'Sheet1'.AL10];1;&quot;00000000&quot;;0;&quot;&quot;)" office:value-type="string" office:string-value="">
            <text:p/>
          </table:table-cell>
          <table:table-cell table:style-name="ACE-10" table:formula="of:=COM.MICROSOFT.SWITCH([$'Sheet1'.AM10];1;&quot;00000000&quot;;0;&quot;&quot;)" office:value-type="string" office:string-value="">
            <text:p/>
          </table:table-cell>
          <table:table-cell table:style-name="ACE-10" table:formula="of:=COM.MICROSOFT.SWITCH([$'Sheet1'.AN10];1;&quot;00000000&quot;;0;&quot;&quot;)" office:value-type="string" office:string-value="">
            <text:p/>
          </table:table-cell>
          <table:table-cell table:style-name="ACE-10" table:formula="of:=COM.MICROSOFT.SWITCH([$'Sheet1'.AO10];1;&quot;00000000&quot;;0;&quot;&quot;)" office:value-type="string" office:string-value="">
            <text:p/>
          </table:table-cell>
          <table:table-cell table:style-name="ACE-10" table:formula="of:=COM.MICROSOFT.SWITCH([$'Sheet1'.AP10];1;&quot;00000000&quot;;0;&quot;&quot;)" office:value-type="string" office:string-value="">
            <text:p/>
          </table:table-cell>
          <table:table-cell table:style-name="ACE-10" table:formula="of:=COM.MICROSOFT.SWITCH([$'Sheet1'.AQ10];1;&quot;00000000&quot;;0;&quot;&quot;)" office:value-type="string" office:string-value="">
            <text:p/>
          </table:table-cell>
          <table:table-cell table:style-name="ACE-10" table:formula="of:=COM.MICROSOFT.SWITCH([$'Sheet1'.AR10];1;&quot;00000000&quot;;0;&quot;&quot;)" office:value-type="string" office:string-value="">
            <text:p/>
          </table:table-cell>
          <table:table-cell table:style-name="ACE-10" table:formula="of:=COM.MICROSOFT.SWITCH([$'Sheet1'.AS10];1;&quot;00000000&quot;;0;&quot;&quot;)" office:value-type="string" office:string-value="">
            <text:p/>
          </table:table-cell>
          <table:table-cell table:style-name="ACE-10" table:formula="of:=COM.MICROSOFT.SWITCH([$'Sheet1'.AT10];1;&quot;00000000&quot;;0;&quot;&quot;)" office:value-type="string" office:string-value="">
            <text:p/>
          </table:table-cell>
          <table:table-cell table:style-name="ACE-10" table:formula="of:=COM.MICROSOFT.SWITCH([$'Sheet1'.AU10];1;&quot;00000000&quot;;0;&quot;&quot;)" office:value-type="string" office:string-value="">
            <text:p/>
          </table:table-cell>
          <table:table-cell table:style-name="ACE-10" table:formula="of:=COM.MICROSOFT.SWITCH([$'Sheet1'.AV10];1;&quot;00000000&quot;;0;&quot;&quot;)" office:value-type="string" office:string-value="">
            <text:p/>
          </table:table-cell>
          <table:table-cell table:style-name="ACE-10" table:formula="of:=COM.MICROSOFT.SWITCH([$'Sheet1'.AW10];1;&quot;00000000&quot;;0;&quot;&quot;)" office:value-type="string" office:string-value="">
            <text:p/>
          </table:table-cell>
          <table:table-cell table:style-name="ACE-10" table:formula="of:=COM.MICROSOFT.SWITCH([$'Sheet1'.AX10];1;&quot;00000000&quot;;0;&quot;&quot;)" office:value-type="string" office:string-value="">
            <text:p/>
          </table:table-cell>
          <table:table-cell table:style-name="ACE-10" table:formula="of:=COM.MICROSOFT.SWITCH([$'Sheet1'.AY10];1;&quot;00000000&quot;;0;&quot;&quot;)" office:value-type="string" office:string-value="">
            <text:p/>
          </table:table-cell>
          <table:table-cell table:style-name="ACE-17" table:formula="of:=COM.MICROSOFT.SWITCH([$'Sheet1'.AZ10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1];1;&quot;00000000&quot;;0;&quot;&quot;)" office:value-type="string" office:string-value="">
            <text:p/>
          </table:table-cell>
          <table:table-cell table:style-name="ACE-10" table:formula="of:=COM.MICROSOFT.SWITCH([$'Sheet1'.D11];1;&quot;00000000&quot;;0;&quot;&quot;)" office:value-type="string" office:string-value="">
            <text:p/>
          </table:table-cell>
          <table:table-cell table:style-name="ACE-10" table:formula="of:=COM.MICROSOFT.SWITCH([$'Sheet1'.E11];1;&quot;00000000&quot;;0;&quot;&quot;)" office:value-type="string" office:string-value="">
            <text:p/>
          </table:table-cell>
          <table:table-cell table:style-name="ACE-10" table:formula="of:=COM.MICROSOFT.SWITCH([$'Sheet1'.F11];1;&quot;00000000&quot;;0;&quot;&quot;)" office:value-type="string" office:string-value="">
            <text:p/>
          </table:table-cell>
          <table:table-cell table:style-name="ACE-10" table:formula="of:=COM.MICROSOFT.SWITCH([$'Sheet1'.G11];1;&quot;00000000&quot;;0;&quot;&quot;)" office:value-type="string" office:string-value="">
            <text:p/>
          </table:table-cell>
          <table:table-cell table:style-name="ACE-10" table:formula="of:=COM.MICROSOFT.SWITCH([$'Sheet1'.H11];1;&quot;00000000&quot;;0;&quot;&quot;)" office:value-type="string" office:string-value="">
            <text:p/>
          </table:table-cell>
          <table:table-cell table:style-name="ACE-10" table:formula="of:=COM.MICROSOFT.SWITCH([$'Sheet1'.I11];1;&quot;00000000&quot;;0;&quot;&quot;)" office:value-type="string" office:string-value="">
            <text:p/>
          </table:table-cell>
          <table:table-cell table:style-name="ACE-10" table:formula="of:=COM.MICROSOFT.SWITCH([$'Sheet1'.J11];1;&quot;00000000&quot;;0;&quot;&quot;)" office:value-type="string" office:string-value="">
            <text:p/>
          </table:table-cell>
          <table:table-cell table:style-name="ACE-10" table:formula="of:=COM.MICROSOFT.SWITCH([$'Sheet1'.K11];1;&quot;00000000&quot;;0;&quot;&quot;)" office:value-type="string" office:string-value="">
            <text:p/>
          </table:table-cell>
          <table:table-cell table:style-name="ACE-10" table:formula="of:=COM.MICROSOFT.SWITCH([$'Sheet1'.L11];1;&quot;00000000&quot;;0;&quot;&quot;)" office:value-type="string" office:string-value="">
            <text:p/>
          </table:table-cell>
          <table:table-cell table:style-name="ACE-10" table:formula="of:=COM.MICROSOFT.SWITCH([$'Sheet1'.M11];1;&quot;00000000&quot;;0;&quot;&quot;)" office:value-type="string" office:string-value="">
            <text:p/>
          </table:table-cell>
          <table:table-cell table:style-name="ACE-10" table:formula="of:=COM.MICROSOFT.SWITCH([$'Sheet1'.N11];1;&quot;00000000&quot;;0;&quot;&quot;)" office:value-type="string" office:string-value="">
            <text:p/>
          </table:table-cell>
          <table:table-cell table:style-name="ACE-10" table:formula="of:=COM.MICROSOFT.SWITCH([$'Sheet1'.O11];1;&quot;00000000&quot;;0;&quot;&quot;)" office:value-type="string" office:string-value="">
            <text:p/>
          </table:table-cell>
          <table:table-cell table:style-name="ACE-10" table:formula="of:=COM.MICROSOFT.SWITCH([$'Sheet1'.P11];1;&quot;00000000&quot;;0;&quot;&quot;)" office:value-type="string" office:string-value="">
            <text:p/>
          </table:table-cell>
          <table:table-cell table:style-name="ACE-10" table:formula="of:=COM.MICROSOFT.SWITCH([$'Sheet1'.Q11];1;&quot;00000000&quot;;0;&quot;&quot;)" office:value-type="string" office:string-value="">
            <text:p/>
          </table:table-cell>
          <table:table-cell table:style-name="ACE-10" table:formula="of:=COM.MICROSOFT.SWITCH([$'Sheet1'.R11];1;&quot;00000000&quot;;0;&quot;&quot;)" office:value-type="string" office:string-value="">
            <text:p/>
          </table:table-cell>
          <table:table-cell table:style-name="ACE-10" table:formula="of:=COM.MICROSOFT.SWITCH([$'Sheet1'.S11];1;&quot;00000000&quot;;0;&quot;&quot;)" office:value-type="string" office:string-value="">
            <text:p/>
          </table:table-cell>
          <table:table-cell table:style-name="ACE-10" table:formula="of:=COM.MICROSOFT.SWITCH([$'Sheet1'.T11];1;&quot;00000000&quot;;0;&quot;&quot;)" office:value-type="string" office:string-value="">
            <text:p/>
          </table:table-cell>
          <table:table-cell table:style-name="ACE-10" table:formula="of:=COM.MICROSOFT.SWITCH([$'Sheet1'.U11];1;&quot;00000000&quot;;0;&quot;&quot;)" office:value-type="string" office:string-value="">
            <text:p/>
          </table:table-cell>
          <table:table-cell table:style-name="ACE-10" table:formula="of:=COM.MICROSOFT.SWITCH([$'Sheet1'.V11];1;&quot;00000000&quot;;0;&quot;&quot;)" office:value-type="string" office:string-value="">
            <text:p/>
          </table:table-cell>
          <table:table-cell table:style-name="ACE-10" table:formula="of:=COM.MICROSOFT.SWITCH([$'Sheet1'.W11];1;&quot;00000000&quot;;0;&quot;&quot;)" office:value-type="string" office:string-value="">
            <text:p/>
          </table:table-cell>
          <table:table-cell table:style-name="ACE-10" table:formula="of:=COM.MICROSOFT.SWITCH([$'Sheet1'.X11];1;&quot;00000000&quot;;0;&quot;&quot;)" office:value-type="string" office:string-value="">
            <text:p/>
          </table:table-cell>
          <table:table-cell table:style-name="ACE-10" table:formula="of:=COM.MICROSOFT.SWITCH([$'Sheet1'.Y11];1;&quot;00000000&quot;;0;&quot;&quot;)" office:value-type="string" office:string-value="">
            <text:p/>
          </table:table-cell>
          <table:table-cell table:style-name="ACE-10" table:formula="of:=COM.MICROSOFT.SWITCH([$'Sheet1'.Z11];1;&quot;00000000&quot;;0;&quot;&quot;)" office:value-type="string" office:string-value="">
            <text:p/>
          </table:table-cell>
          <table:table-cell table:style-name="ACE-10" table:formula="of:=COM.MICROSOFT.SWITCH([$'Sheet1'.AA11];1;&quot;00000000&quot;;0;&quot;&quot;)" office:value-type="string" office:string-value="">
            <text:p/>
          </table:table-cell>
          <table:table-cell table:style-name="ACE-10" table:formula="of:=COM.MICROSOFT.SWITCH([$'Sheet1'.AB11];1;&quot;00000000&quot;;0;&quot;&quot;)" office:value-type="string" office:string-value="">
            <text:p/>
          </table:table-cell>
          <table:table-cell table:style-name="ACE-10" table:formula="of:=COM.MICROSOFT.SWITCH([$'Sheet1'.AC11];1;&quot;00000000&quot;;0;&quot;&quot;)" office:value-type="string" office:string-value="">
            <text:p/>
          </table:table-cell>
          <table:table-cell table:style-name="ACE-10" table:formula="of:=COM.MICROSOFT.SWITCH([$'Sheet1'.AD11];1;&quot;00000000&quot;;0;&quot;&quot;)" office:value-type="string" office:string-value="">
            <text:p/>
          </table:table-cell>
          <table:table-cell table:style-name="ACE-10" table:formula="of:=COM.MICROSOFT.SWITCH([$'Sheet1'.AE11];1;&quot;00000000&quot;;0;&quot;&quot;)" office:value-type="string" office:string-value="">
            <text:p/>
          </table:table-cell>
          <table:table-cell table:style-name="ACE-10" table:formula="of:=COM.MICROSOFT.SWITCH([$'Sheet1'.AF11];1;&quot;00000000&quot;;0;&quot;&quot;)" office:value-type="string" office:string-value="">
            <text:p/>
          </table:table-cell>
          <table:table-cell table:style-name="ACE-10" table:formula="of:=COM.MICROSOFT.SWITCH([$'Sheet1'.AG11];1;&quot;00000000&quot;;0;&quot;&quot;)" office:value-type="string" office:string-value="">
            <text:p/>
          </table:table-cell>
          <table:table-cell table:style-name="ACE-10" table:formula="of:=COM.MICROSOFT.SWITCH([$'Sheet1'.AH11];1;&quot;00000000&quot;;0;&quot;&quot;)" office:value-type="string" office:string-value="">
            <text:p/>
          </table:table-cell>
          <table:table-cell table:style-name="ACE-10" table:formula="of:=COM.MICROSOFT.SWITCH([$'Sheet1'.AI11];1;&quot;00000000&quot;;0;&quot;&quot;)" office:value-type="string" office:string-value="">
            <text:p/>
          </table:table-cell>
          <table:table-cell table:style-name="ACE-10" table:formula="of:=COM.MICROSOFT.SWITCH([$'Sheet1'.AJ11];1;&quot;00000000&quot;;0;&quot;&quot;)" office:value-type="string" office:string-value="">
            <text:p/>
          </table:table-cell>
          <table:table-cell table:style-name="ACE-10" table:formula="of:=COM.MICROSOFT.SWITCH([$'Sheet1'.AK11];1;&quot;00000000&quot;;0;&quot;&quot;)" office:value-type="string" office:string-value="">
            <text:p/>
          </table:table-cell>
          <table:table-cell table:style-name="ACE-10" table:formula="of:=COM.MICROSOFT.SWITCH([$'Sheet1'.AL11];1;&quot;00000000&quot;;0;&quot;&quot;)" office:value-type="string" office:string-value="">
            <text:p/>
          </table:table-cell>
          <table:table-cell table:style-name="ACE-10" table:formula="of:=COM.MICROSOFT.SWITCH([$'Sheet1'.AM11];1;&quot;00000000&quot;;0;&quot;&quot;)" office:value-type="string" office:string-value="">
            <text:p/>
          </table:table-cell>
          <table:table-cell table:style-name="ACE-10" table:formula="of:=COM.MICROSOFT.SWITCH([$'Sheet1'.AN11];1;&quot;00000000&quot;;0;&quot;&quot;)" office:value-type="string" office:string-value="">
            <text:p/>
          </table:table-cell>
          <table:table-cell table:style-name="ACE-10" table:formula="of:=COM.MICROSOFT.SWITCH([$'Sheet1'.AO11];1;&quot;00000000&quot;;0;&quot;&quot;)" office:value-type="string" office:string-value="">
            <text:p/>
          </table:table-cell>
          <table:table-cell table:style-name="ACE-10" table:formula="of:=COM.MICROSOFT.SWITCH([$'Sheet1'.AP11];1;&quot;00000000&quot;;0;&quot;&quot;)" office:value-type="string" office:string-value="">
            <text:p/>
          </table:table-cell>
          <table:table-cell table:style-name="ACE-10" table:formula="of:=COM.MICROSOFT.SWITCH([$'Sheet1'.AQ11];1;&quot;00000000&quot;;0;&quot;&quot;)" office:value-type="string" office:string-value="">
            <text:p/>
          </table:table-cell>
          <table:table-cell table:style-name="ACE-10" table:formula="of:=COM.MICROSOFT.SWITCH([$'Sheet1'.AR11];1;&quot;00000000&quot;;0;&quot;&quot;)" office:value-type="string" office:string-value="">
            <text:p/>
          </table:table-cell>
          <table:table-cell table:style-name="ACE-10" table:formula="of:=COM.MICROSOFT.SWITCH([$'Sheet1'.AS11];1;&quot;00000000&quot;;0;&quot;&quot;)" office:value-type="string" office:string-value="">
            <text:p/>
          </table:table-cell>
          <table:table-cell table:style-name="ACE-10" table:formula="of:=COM.MICROSOFT.SWITCH([$'Sheet1'.AT11];1;&quot;00000000&quot;;0;&quot;&quot;)" office:value-type="string" office:string-value="">
            <text:p/>
          </table:table-cell>
          <table:table-cell table:style-name="ACE-10" table:formula="of:=COM.MICROSOFT.SWITCH([$'Sheet1'.AU11];1;&quot;00000000&quot;;0;&quot;&quot;)" office:value-type="string" office:string-value="">
            <text:p/>
          </table:table-cell>
          <table:table-cell table:style-name="ACE-10" table:formula="of:=COM.MICROSOFT.SWITCH([$'Sheet1'.AV11];1;&quot;00000000&quot;;0;&quot;&quot;)" office:value-type="string" office:string-value="">
            <text:p/>
          </table:table-cell>
          <table:table-cell table:style-name="ACE-10" table:formula="of:=COM.MICROSOFT.SWITCH([$'Sheet1'.AW11];1;&quot;00000000&quot;;0;&quot;&quot;)" office:value-type="string" office:string-value="">
            <text:p/>
          </table:table-cell>
          <table:table-cell table:style-name="ACE-10" table:formula="of:=COM.MICROSOFT.SWITCH([$'Sheet1'.AX11];1;&quot;00000000&quot;;0;&quot;&quot;)" office:value-type="string" office:string-value="">
            <text:p/>
          </table:table-cell>
          <table:table-cell table:style-name="ACE-10" table:formula="of:=COM.MICROSOFT.SWITCH([$'Sheet1'.AY11];1;&quot;00000000&quot;;0;&quot;&quot;)" office:value-type="string" office:string-value="">
            <text:p/>
          </table:table-cell>
          <table:table-cell table:style-name="ACE-17" table:formula="of:=COM.MICROSOFT.SWITCH([$'Sheet1'.AZ11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2];1;&quot;00000000&quot;;0;&quot;&quot;)" office:value-type="string" office:string-value="">
            <text:p/>
          </table:table-cell>
          <table:table-cell table:style-name="ACE-10" table:formula="of:=COM.MICROSOFT.SWITCH([$'Sheet1'.D12];1;&quot;00000000&quot;;0;&quot;&quot;)" office:value-type="string" office:string-value="">
            <text:p/>
          </table:table-cell>
          <table:table-cell table:style-name="ACE-10" table:formula="of:=COM.MICROSOFT.SWITCH([$'Sheet1'.E12];1;&quot;00000000&quot;;0;&quot;&quot;)" office:value-type="string" office:string-value="">
            <text:p/>
          </table:table-cell>
          <table:table-cell table:style-name="ACE-10" table:formula="of:=COM.MICROSOFT.SWITCH([$'Sheet1'.F12];1;&quot;00000000&quot;;0;&quot;&quot;)" office:value-type="string" office:string-value="">
            <text:p/>
          </table:table-cell>
          <table:table-cell table:style-name="ACE-10" table:formula="of:=COM.MICROSOFT.SWITCH([$'Sheet1'.G12];1;&quot;00000000&quot;;0;&quot;&quot;)" office:value-type="string" office:string-value="">
            <text:p/>
          </table:table-cell>
          <table:table-cell table:style-name="ACE-10" table:formula="of:=COM.MICROSOFT.SWITCH([$'Sheet1'.H12];1;&quot;00000000&quot;;0;&quot;&quot;)" office:value-type="string" office:string-value="">
            <text:p/>
          </table:table-cell>
          <table:table-cell table:style-name="ACE-10" table:formula="of:=COM.MICROSOFT.SWITCH([$'Sheet1'.I12];1;&quot;00000000&quot;;0;&quot;&quot;)" office:value-type="string" office:string-value="">
            <text:p/>
          </table:table-cell>
          <table:table-cell table:style-name="ACE-10" table:formula="of:=COM.MICROSOFT.SWITCH([$'Sheet1'.J12];1;&quot;00000000&quot;;0;&quot;&quot;)" office:value-type="string" office:string-value="">
            <text:p/>
          </table:table-cell>
          <table:table-cell table:style-name="ACE-10" table:formula="of:=COM.MICROSOFT.SWITCH([$'Sheet1'.K12];1;&quot;00000000&quot;;0;&quot;&quot;)" office:value-type="string" office:string-value="">
            <text:p/>
          </table:table-cell>
          <table:table-cell table:style-name="ACE-10" table:formula="of:=COM.MICROSOFT.SWITCH([$'Sheet1'.L12];1;&quot;00000000&quot;;0;&quot;&quot;)" office:value-type="string" office:string-value="">
            <text:p/>
          </table:table-cell>
          <table:table-cell table:style-name="ACE-10" table:formula="of:=COM.MICROSOFT.SWITCH([$'Sheet1'.M12];1;&quot;00000000&quot;;0;&quot;&quot;)" office:value-type="string" office:string-value="">
            <text:p/>
          </table:table-cell>
          <table:table-cell table:style-name="ACE-10" table:formula="of:=COM.MICROSOFT.SWITCH([$'Sheet1'.N12];1;&quot;00000000&quot;;0;&quot;&quot;)" office:value-type="string" office:string-value="">
            <text:p/>
          </table:table-cell>
          <table:table-cell table:style-name="ACE-10" table:formula="of:=COM.MICROSOFT.SWITCH([$'Sheet1'.O12];1;&quot;00000000&quot;;0;&quot;&quot;)" office:value-type="string" office:string-value="">
            <text:p/>
          </table:table-cell>
          <table:table-cell table:style-name="ACE-10" table:formula="of:=COM.MICROSOFT.SWITCH([$'Sheet1'.P12];1;&quot;00000000&quot;;0;&quot;&quot;)" office:value-type="string" office:string-value="">
            <text:p/>
          </table:table-cell>
          <table:table-cell table:style-name="ACE-10" table:formula="of:=COM.MICROSOFT.SWITCH([$'Sheet1'.Q12];1;&quot;00000000&quot;;0;&quot;&quot;)" office:value-type="string" office:string-value="">
            <text:p/>
          </table:table-cell>
          <table:table-cell table:style-name="ACE-10" table:formula="of:=COM.MICROSOFT.SWITCH([$'Sheet1'.R12];1;&quot;00000000&quot;;0;&quot;&quot;)" office:value-type="string" office:string-value="">
            <text:p/>
          </table:table-cell>
          <table:table-cell table:style-name="ACE-10" table:formula="of:=COM.MICROSOFT.SWITCH([$'Sheet1'.S12];1;&quot;00000000&quot;;0;&quot;&quot;)" office:value-type="string" office:string-value="">
            <text:p/>
          </table:table-cell>
          <table:table-cell table:style-name="ACE-10" table:formula="of:=COM.MICROSOFT.SWITCH([$'Sheet1'.T12];1;&quot;00000000&quot;;0;&quot;&quot;)" office:value-type="string" office:string-value="">
            <text:p/>
          </table:table-cell>
          <table:table-cell table:style-name="ACE-10" table:formula="of:=COM.MICROSOFT.SWITCH([$'Sheet1'.U12];1;&quot;00000000&quot;;0;&quot;&quot;)" office:value-type="string" office:string-value="">
            <text:p/>
          </table:table-cell>
          <table:table-cell table:style-name="ACE-10" table:formula="of:=COM.MICROSOFT.SWITCH([$'Sheet1'.V12];1;&quot;00000000&quot;;0;&quot;&quot;)" office:value-type="string" office:string-value="">
            <text:p/>
          </table:table-cell>
          <table:table-cell table:style-name="ACE-10" table:formula="of:=COM.MICROSOFT.SWITCH([$'Sheet1'.W12];1;&quot;00000000&quot;;0;&quot;&quot;)" office:value-type="string" office:string-value="">
            <text:p/>
          </table:table-cell>
          <table:table-cell table:style-name="ACE-10" table:formula="of:=COM.MICROSOFT.SWITCH([$'Sheet1'.X12];1;&quot;00000000&quot;;0;&quot;&quot;)" office:value-type="string" office:string-value="">
            <text:p/>
          </table:table-cell>
          <table:table-cell table:style-name="ACE-10" table:formula="of:=COM.MICROSOFT.SWITCH([$'Sheet1'.Y12];1;&quot;00000000&quot;;0;&quot;&quot;)" office:value-type="string" office:string-value="">
            <text:p/>
          </table:table-cell>
          <table:table-cell table:style-name="ACE-10" table:formula="of:=COM.MICROSOFT.SWITCH([$'Sheet1'.Z12];1;&quot;00000000&quot;;0;&quot;&quot;)" office:value-type="string" office:string-value="">
            <text:p/>
          </table:table-cell>
          <table:table-cell table:style-name="ACE-10" table:formula="of:=COM.MICROSOFT.SWITCH([$'Sheet1'.AA12];1;&quot;00000000&quot;;0;&quot;&quot;)" office:value-type="string" office:string-value="">
            <text:p/>
          </table:table-cell>
          <table:table-cell table:style-name="ACE-10" table:formula="of:=COM.MICROSOFT.SWITCH([$'Sheet1'.AB12];1;&quot;00000000&quot;;0;&quot;&quot;)" office:value-type="string" office:string-value="">
            <text:p/>
          </table:table-cell>
          <table:table-cell table:style-name="ACE-10" table:formula="of:=COM.MICROSOFT.SWITCH([$'Sheet1'.AC12];1;&quot;00000000&quot;;0;&quot;&quot;)" office:value-type="string" office:string-value="">
            <text:p/>
          </table:table-cell>
          <table:table-cell table:style-name="ACE-10" table:formula="of:=COM.MICROSOFT.SWITCH([$'Sheet1'.AD12];1;&quot;00000000&quot;;0;&quot;&quot;)" office:value-type="string" office:string-value="">
            <text:p/>
          </table:table-cell>
          <table:table-cell table:style-name="ACE-10" table:formula="of:=COM.MICROSOFT.SWITCH([$'Sheet1'.AE12];1;&quot;00000000&quot;;0;&quot;&quot;)" office:value-type="string" office:string-value="">
            <text:p/>
          </table:table-cell>
          <table:table-cell table:style-name="ACE-10" table:formula="of:=COM.MICROSOFT.SWITCH([$'Sheet1'.AF12];1;&quot;00000000&quot;;0;&quot;&quot;)" office:value-type="string" office:string-value="00000000">
            <text:p>00000000</text:p>
          </table:table-cell>
          <table:table-cell table:style-name="ACE-10" table:formula="of:=COM.MICROSOFT.SWITCH([$'Sheet1'.AG12];1;&quot;00000000&quot;;0;&quot;&quot;)" office:value-type="string" office:string-value="00000000">
            <text:p>00000000</text:p>
          </table:table-cell>
          <table:table-cell table:style-name="ACE-10" table:formula="of:=COM.MICROSOFT.SWITCH([$'Sheet1'.AH12];1;&quot;00000000&quot;;0;&quot;&quot;)" office:value-type="string" office:string-value="">
            <text:p/>
          </table:table-cell>
          <table:table-cell table:style-name="ACE-10" table:formula="of:=COM.MICROSOFT.SWITCH([$'Sheet1'.AI12];1;&quot;00000000&quot;;0;&quot;&quot;)" office:value-type="string" office:string-value="">
            <text:p/>
          </table:table-cell>
          <table:table-cell table:style-name="ACE-10" table:formula="of:=COM.MICROSOFT.SWITCH([$'Sheet1'.AJ12];1;&quot;00000000&quot;;0;&quot;&quot;)" office:value-type="string" office:string-value="">
            <text:p/>
          </table:table-cell>
          <table:table-cell table:style-name="ACE-10" table:formula="of:=COM.MICROSOFT.SWITCH([$'Sheet1'.AK12];1;&quot;00000000&quot;;0;&quot;&quot;)" office:value-type="string" office:string-value="">
            <text:p/>
          </table:table-cell>
          <table:table-cell table:style-name="ACE-10" table:formula="of:=COM.MICROSOFT.SWITCH([$'Sheet1'.AL12];1;&quot;00000000&quot;;0;&quot;&quot;)" office:value-type="string" office:string-value="">
            <text:p/>
          </table:table-cell>
          <table:table-cell table:style-name="ACE-10" table:formula="of:=COM.MICROSOFT.SWITCH([$'Sheet1'.AM12];1;&quot;00000000&quot;;0;&quot;&quot;)" office:value-type="string" office:string-value="">
            <text:p/>
          </table:table-cell>
          <table:table-cell table:style-name="ACE-10" table:formula="of:=COM.MICROSOFT.SWITCH([$'Sheet1'.AN12];1;&quot;00000000&quot;;0;&quot;&quot;)" office:value-type="string" office:string-value="">
            <text:p/>
          </table:table-cell>
          <table:table-cell table:style-name="ACE-10" table:formula="of:=COM.MICROSOFT.SWITCH([$'Sheet1'.AO12];1;&quot;00000000&quot;;0;&quot;&quot;)" office:value-type="string" office:string-value="">
            <text:p/>
          </table:table-cell>
          <table:table-cell table:style-name="ACE-10" table:formula="of:=COM.MICROSOFT.SWITCH([$'Sheet1'.AP12];1;&quot;00000000&quot;;0;&quot;&quot;)" office:value-type="string" office:string-value="">
            <text:p/>
          </table:table-cell>
          <table:table-cell table:style-name="ACE-10" table:formula="of:=COM.MICROSOFT.SWITCH([$'Sheet1'.AQ12];1;&quot;00000000&quot;;0;&quot;&quot;)" office:value-type="string" office:string-value="00000000">
            <text:p>00000000</text:p>
          </table:table-cell>
          <table:table-cell table:style-name="ACE-10" table:formula="of:=COM.MICROSOFT.SWITCH([$'Sheet1'.AR12];1;&quot;00000000&quot;;0;&quot;&quot;)" office:value-type="string" office:string-value="00000000">
            <text:p>00000000</text:p>
          </table:table-cell>
          <table:table-cell table:style-name="ACE-10" table:formula="of:=COM.MICROSOFT.SWITCH([$'Sheet1'.AS12];1;&quot;00000000&quot;;0;&quot;&quot;)" office:value-type="string" office:string-value="">
            <text:p/>
          </table:table-cell>
          <table:table-cell table:style-name="ACE-10" table:formula="of:=COM.MICROSOFT.SWITCH([$'Sheet1'.AT12];1;&quot;00000000&quot;;0;&quot;&quot;)" office:value-type="string" office:string-value="">
            <text:p/>
          </table:table-cell>
          <table:table-cell table:style-name="ACE-10" table:formula="of:=COM.MICROSOFT.SWITCH([$'Sheet1'.AU12];1;&quot;00000000&quot;;0;&quot;&quot;)" office:value-type="string" office:string-value="">
            <text:p/>
          </table:table-cell>
          <table:table-cell table:style-name="ACE-10" table:formula="of:=COM.MICROSOFT.SWITCH([$'Sheet1'.AV12];1;&quot;00000000&quot;;0;&quot;&quot;)" office:value-type="string" office:string-value="">
            <text:p/>
          </table:table-cell>
          <table:table-cell table:style-name="ACE-10" table:formula="of:=COM.MICROSOFT.SWITCH([$'Sheet1'.AW12];1;&quot;00000000&quot;;0;&quot;&quot;)" office:value-type="string" office:string-value="">
            <text:p/>
          </table:table-cell>
          <table:table-cell table:style-name="ACE-10" table:formula="of:=COM.MICROSOFT.SWITCH([$'Sheet1'.AX12];1;&quot;00000000&quot;;0;&quot;&quot;)" office:value-type="string" office:string-value="">
            <text:p/>
          </table:table-cell>
          <table:table-cell table:style-name="ACE-10" table:formula="of:=COM.MICROSOFT.SWITCH([$'Sheet1'.AY12];1;&quot;00000000&quot;;0;&quot;&quot;)" office:value-type="string" office:string-value="">
            <text:p/>
          </table:table-cell>
          <table:table-cell table:style-name="ACE-17" table:formula="of:=COM.MICROSOFT.SWITCH([$'Sheet1'.AZ12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1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3];1;&quot;00000000&quot;;0;&quot;&quot;)" office:value-type="string" office:string-value="">
            <text:p/>
          </table:table-cell>
          <table:table-cell table:style-name="ACE-10" table:formula="of:=COM.MICROSOFT.SWITCH([$'Sheet1'.D13];1;&quot;00000000&quot;;0;&quot;&quot;)" office:value-type="string" office:string-value="">
            <text:p/>
          </table:table-cell>
          <table:table-cell table:style-name="ACE-10" table:formula="of:=COM.MICROSOFT.SWITCH([$'Sheet1'.E13];1;&quot;00000000&quot;;0;&quot;&quot;)" office:value-type="string" office:string-value="">
            <text:p/>
          </table:table-cell>
          <table:table-cell table:style-name="ACE-10" table:formula="of:=COM.MICROSOFT.SWITCH([$'Sheet1'.F13];1;&quot;00000000&quot;;0;&quot;&quot;)" office:value-type="string" office:string-value="">
            <text:p/>
          </table:table-cell>
          <table:table-cell table:style-name="ACE-10" table:formula="of:=COM.MICROSOFT.SWITCH([$'Sheet1'.G13];1;&quot;00000000&quot;;0;&quot;&quot;)" office:value-type="string" office:string-value="">
            <text:p/>
          </table:table-cell>
          <table:table-cell table:style-name="ACE-10" table:formula="of:=COM.MICROSOFT.SWITCH([$'Sheet1'.H13];1;&quot;00000000&quot;;0;&quot;&quot;)" office:value-type="string" office:string-value="">
            <text:p/>
          </table:table-cell>
          <table:table-cell table:style-name="ACE-10" table:formula="of:=COM.MICROSOFT.SWITCH([$'Sheet1'.I13];1;&quot;00000000&quot;;0;&quot;&quot;)" office:value-type="string" office:string-value="">
            <text:p/>
          </table:table-cell>
          <table:table-cell table:style-name="ACE-10" table:formula="of:=COM.MICROSOFT.SWITCH([$'Sheet1'.J13];1;&quot;00000000&quot;;0;&quot;&quot;)" office:value-type="string" office:string-value="">
            <text:p/>
          </table:table-cell>
          <table:table-cell table:style-name="ACE-10" table:formula="of:=COM.MICROSOFT.SWITCH([$'Sheet1'.K13];1;&quot;00000000&quot;;0;&quot;&quot;)" office:value-type="string" office:string-value="">
            <text:p/>
          </table:table-cell>
          <table:table-cell table:style-name="ACE-10" table:formula="of:=COM.MICROSOFT.SWITCH([$'Sheet1'.L13];1;&quot;00000000&quot;;0;&quot;&quot;)" office:value-type="string" office:string-value="">
            <text:p/>
          </table:table-cell>
          <table:table-cell table:style-name="ACE-10" table:formula="of:=COM.MICROSOFT.SWITCH([$'Sheet1'.M13];1;&quot;00000000&quot;;0;&quot;&quot;)" office:value-type="string" office:string-value="">
            <text:p/>
          </table:table-cell>
          <table:table-cell table:style-name="ACE-10" table:formula="of:=COM.MICROSOFT.SWITCH([$'Sheet1'.N13];1;&quot;00000000&quot;;0;&quot;&quot;)" office:value-type="string" office:string-value="">
            <text:p/>
          </table:table-cell>
          <table:table-cell table:style-name="ACE-10" table:formula="of:=COM.MICROSOFT.SWITCH([$'Sheet1'.O13];1;&quot;00000000&quot;;0;&quot;&quot;)" office:value-type="string" office:string-value="">
            <text:p/>
          </table:table-cell>
          <table:table-cell table:style-name="ACE-10" table:formula="of:=COM.MICROSOFT.SWITCH([$'Sheet1'.P13];1;&quot;00000000&quot;;0;&quot;&quot;)" office:value-type="string" office:string-value="">
            <text:p/>
          </table:table-cell>
          <table:table-cell table:style-name="ACE-10" table:formula="of:=COM.MICROSOFT.SWITCH([$'Sheet1'.Q13];1;&quot;00000000&quot;;0;&quot;&quot;)" office:value-type="string" office:string-value="">
            <text:p/>
          </table:table-cell>
          <table:table-cell table:style-name="ACE-10" table:formula="of:=COM.MICROSOFT.SWITCH([$'Sheet1'.R13];1;&quot;00000000&quot;;0;&quot;&quot;)" office:value-type="string" office:string-value="">
            <text:p/>
          </table:table-cell>
          <table:table-cell table:style-name="ACE-10" table:formula="of:=COM.MICROSOFT.SWITCH([$'Sheet1'.S13];1;&quot;00000000&quot;;0;&quot;&quot;)" office:value-type="string" office:string-value="">
            <text:p/>
          </table:table-cell>
          <table:table-cell table:style-name="ACE-10" table:formula="of:=COM.MICROSOFT.SWITCH([$'Sheet1'.T13];1;&quot;00000000&quot;;0;&quot;&quot;)" office:value-type="string" office:string-value="">
            <text:p/>
          </table:table-cell>
          <table:table-cell table:style-name="ACE-10" table:formula="of:=COM.MICROSOFT.SWITCH([$'Sheet1'.U13];1;&quot;00000000&quot;;0;&quot;&quot;)" office:value-type="string" office:string-value="">
            <text:p/>
          </table:table-cell>
          <table:table-cell table:style-name="ACE-10" table:formula="of:=COM.MICROSOFT.SWITCH([$'Sheet1'.V13];1;&quot;00000000&quot;;0;&quot;&quot;)" office:value-type="string" office:string-value="">
            <text:p/>
          </table:table-cell>
          <table:table-cell table:style-name="ACE-10" table:formula="of:=COM.MICROSOFT.SWITCH([$'Sheet1'.W13];1;&quot;00000000&quot;;0;&quot;&quot;)" office:value-type="string" office:string-value="">
            <text:p/>
          </table:table-cell>
          <table:table-cell table:style-name="ACE-10" table:formula="of:=COM.MICROSOFT.SWITCH([$'Sheet1'.X13];1;&quot;00000000&quot;;0;&quot;&quot;)" office:value-type="string" office:string-value="">
            <text:p/>
          </table:table-cell>
          <table:table-cell table:style-name="ACE-10" table:formula="of:=COM.MICROSOFT.SWITCH([$'Sheet1'.Y13];1;&quot;00000000&quot;;0;&quot;&quot;)" office:value-type="string" office:string-value="">
            <text:p/>
          </table:table-cell>
          <table:table-cell table:style-name="ACE-10" table:formula="of:=COM.MICROSOFT.SWITCH([$'Sheet1'.Z13];1;&quot;00000000&quot;;0;&quot;&quot;)" office:value-type="string" office:string-value="">
            <text:p/>
          </table:table-cell>
          <table:table-cell table:style-name="ACE-10" table:formula="of:=COM.MICROSOFT.SWITCH([$'Sheet1'.AA13];1;&quot;00000000&quot;;0;&quot;&quot;)" office:value-type="string" office:string-value="">
            <text:p/>
          </table:table-cell>
          <table:table-cell table:style-name="ACE-10" table:formula="of:=COM.MICROSOFT.SWITCH([$'Sheet1'.AB13];1;&quot;00000000&quot;;0;&quot;&quot;)" office:value-type="string" office:string-value="">
            <text:p/>
          </table:table-cell>
          <table:table-cell table:style-name="ACE-10" table:formula="of:=COM.MICROSOFT.SWITCH([$'Sheet1'.AC13];1;&quot;00000000&quot;;0;&quot;&quot;)" office:value-type="string" office:string-value="">
            <text:p/>
          </table:table-cell>
          <table:table-cell table:style-name="ACE-10" table:formula="of:=COM.MICROSOFT.SWITCH([$'Sheet1'.AD13];1;&quot;00000000&quot;;0;&quot;&quot;)" office:value-type="string" office:string-value="">
            <text:p/>
          </table:table-cell>
          <table:table-cell table:style-name="ACE-10" table:formula="of:=COM.MICROSOFT.SWITCH([$'Sheet1'.AE13];1;&quot;00000000&quot;;0;&quot;&quot;)" office:value-type="string" office:string-value="00000000">
            <text:p>00000000</text:p>
          </table:table-cell>
          <table:table-cell table:style-name="ACE-10" table:formula="of:=COM.MICROSOFT.SWITCH([$'Sheet1'.AF13];1;&quot;00000000&quot;;0;&quot;&quot;)" office:value-type="string" office:string-value="">
            <text:p/>
          </table:table-cell>
          <table:table-cell table:style-name="ACE-10" table:formula="of:=COM.MICROSOFT.SWITCH([$'Sheet1'.AG13];1;&quot;00000000&quot;;0;&quot;&quot;)" office:value-type="string" office:string-value="00000000">
            <text:p>00000000</text:p>
          </table:table-cell>
          <table:table-cell table:style-name="ACE-10" table:formula="of:=COM.MICROSOFT.SWITCH([$'Sheet1'.AH13];1;&quot;00000000&quot;;0;&quot;&quot;)" office:value-type="string" office:string-value="">
            <text:p/>
          </table:table-cell>
          <table:table-cell table:style-name="ACE-10" table:formula="of:=COM.MICROSOFT.SWITCH([$'Sheet1'.AI13];1;&quot;00000000&quot;;0;&quot;&quot;)" office:value-type="string" office:string-value="">
            <text:p/>
          </table:table-cell>
          <table:table-cell table:style-name="ACE-10" table:formula="of:=COM.MICROSOFT.SWITCH([$'Sheet1'.AJ13];1;&quot;00000000&quot;;0;&quot;&quot;)" office:value-type="string" office:string-value="">
            <text:p/>
          </table:table-cell>
          <table:table-cell table:style-name="ACE-10" table:formula="of:=COM.MICROSOFT.SWITCH([$'Sheet1'.AK13];1;&quot;00000000&quot;;0;&quot;&quot;)" office:value-type="string" office:string-value="">
            <text:p/>
          </table:table-cell>
          <table:table-cell table:style-name="ACE-10" table:formula="of:=COM.MICROSOFT.SWITCH([$'Sheet1'.AL13];1;&quot;00000000&quot;;0;&quot;&quot;)" office:value-type="string" office:string-value="">
            <text:p/>
          </table:table-cell>
          <table:table-cell table:style-name="ACE-10" table:formula="of:=COM.MICROSOFT.SWITCH([$'Sheet1'.AM13];1;&quot;00000000&quot;;0;&quot;&quot;)" office:value-type="string" office:string-value="">
            <text:p/>
          </table:table-cell>
          <table:table-cell table:style-name="ACE-10" table:formula="of:=COM.MICROSOFT.SWITCH([$'Sheet1'.AN13];1;&quot;00000000&quot;;0;&quot;&quot;)" office:value-type="string" office:string-value="">
            <text:p/>
          </table:table-cell>
          <table:table-cell table:style-name="ACE-10" table:formula="of:=COM.MICROSOFT.SWITCH([$'Sheet1'.AO13];1;&quot;00000000&quot;;0;&quot;&quot;)" office:value-type="string" office:string-value="">
            <text:p/>
          </table:table-cell>
          <table:table-cell table:style-name="ACE-10" table:formula="of:=COM.MICROSOFT.SWITCH([$'Sheet1'.AP13];1;&quot;00000000&quot;;0;&quot;&quot;)" office:value-type="string" office:string-value="">
            <text:p/>
          </table:table-cell>
          <table:table-cell table:style-name="ACE-10" table:formula="of:=COM.MICROSOFT.SWITCH([$'Sheet1'.AQ13];1;&quot;00000000&quot;;0;&quot;&quot;)" office:value-type="string" office:string-value="00000000">
            <text:p>00000000</text:p>
          </table:table-cell>
          <table:table-cell table:style-name="ACE-10" table:formula="of:=COM.MICROSOFT.SWITCH([$'Sheet1'.AR13];1;&quot;00000000&quot;;0;&quot;&quot;)" office:value-type="string" office:string-value="00000000">
            <text:p>00000000</text:p>
          </table:table-cell>
          <table:table-cell table:style-name="ACE-10" table:formula="of:=COM.MICROSOFT.SWITCH([$'Sheet1'.AS13];1;&quot;00000000&quot;;0;&quot;&quot;)" office:value-type="string" office:string-value="">
            <text:p/>
          </table:table-cell>
          <table:table-cell table:style-name="ACE-10" table:formula="of:=COM.MICROSOFT.SWITCH([$'Sheet1'.AT13];1;&quot;00000000&quot;;0;&quot;&quot;)" office:value-type="string" office:string-value="">
            <text:p/>
          </table:table-cell>
          <table:table-cell table:style-name="ACE-10" table:formula="of:=COM.MICROSOFT.SWITCH([$'Sheet1'.AU13];1;&quot;00000000&quot;;0;&quot;&quot;)" office:value-type="string" office:string-value="">
            <text:p/>
          </table:table-cell>
          <table:table-cell table:style-name="ACE-10" table:formula="of:=COM.MICROSOFT.SWITCH([$'Sheet1'.AV13];1;&quot;00000000&quot;;0;&quot;&quot;)" office:value-type="string" office:string-value="">
            <text:p/>
          </table:table-cell>
          <table:table-cell table:style-name="ACE-10" table:formula="of:=COM.MICROSOFT.SWITCH([$'Sheet1'.AW13];1;&quot;00000000&quot;;0;&quot;&quot;)" office:value-type="string" office:string-value="">
            <text:p/>
          </table:table-cell>
          <table:table-cell table:style-name="ACE-10" table:formula="of:=COM.MICROSOFT.SWITCH([$'Sheet1'.AX13];1;&quot;00000000&quot;;0;&quot;&quot;)" office:value-type="string" office:string-value="">
            <text:p/>
          </table:table-cell>
          <table:table-cell table:style-name="ACE-10" table:formula="of:=COM.MICROSOFT.SWITCH([$'Sheet1'.AY13];1;&quot;00000000&quot;;0;&quot;&quot;)" office:value-type="string" office:string-value="">
            <text:p/>
          </table:table-cell>
          <table:table-cell table:style-name="ACE-17" table:formula="of:=COM.MICROSOFT.SWITCH([$'Sheet1'.AZ13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1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4];1;&quot;00000000&quot;;0;&quot;&quot;)" office:value-type="string" office:string-value="">
            <text:p/>
          </table:table-cell>
          <table:table-cell table:style-name="ACE-10" table:formula="of:=COM.MICROSOFT.SWITCH([$'Sheet1'.D14];1;&quot;00000000&quot;;0;&quot;&quot;)" office:value-type="string" office:string-value="">
            <text:p/>
          </table:table-cell>
          <table:table-cell table:style-name="ACE-10" table:formula="of:=COM.MICROSOFT.SWITCH([$'Sheet1'.E14];1;&quot;00000000&quot;;0;&quot;&quot;)" office:value-type="string" office:string-value="">
            <text:p/>
          </table:table-cell>
          <table:table-cell table:style-name="ACE-10" table:formula="of:=COM.MICROSOFT.SWITCH([$'Sheet1'.F14];1;&quot;00000000&quot;;0;&quot;&quot;)" office:value-type="string" office:string-value="">
            <text:p/>
          </table:table-cell>
          <table:table-cell table:style-name="ACE-10" table:formula="of:=COM.MICROSOFT.SWITCH([$'Sheet1'.G14];1;&quot;00000000&quot;;0;&quot;&quot;)" office:value-type="string" office:string-value="">
            <text:p/>
          </table:table-cell>
          <table:table-cell table:style-name="ACE-10" table:formula="of:=COM.MICROSOFT.SWITCH([$'Sheet1'.H14];1;&quot;00000000&quot;;0;&quot;&quot;)" office:value-type="string" office:string-value="">
            <text:p/>
          </table:table-cell>
          <table:table-cell table:style-name="ACE-10" table:formula="of:=COM.MICROSOFT.SWITCH([$'Sheet1'.I14];1;&quot;00000000&quot;;0;&quot;&quot;)" office:value-type="string" office:string-value="00000000">
            <text:p>00000000</text:p>
          </table:table-cell>
          <table:table-cell table:style-name="ACE-10" table:formula="of:=COM.MICROSOFT.SWITCH([$'Sheet1'.J14];1;&quot;00000000&quot;;0;&quot;&quot;)" office:value-type="string" office:string-value="00000000">
            <text:p>00000000</text:p>
          </table:table-cell>
          <table:table-cell table:style-name="ACE-10" table:formula="of:=COM.MICROSOFT.SWITCH([$'Sheet1'.K14];1;&quot;00000000&quot;;0;&quot;&quot;)" office:value-type="string" office:string-value="">
            <text:p/>
          </table:table-cell>
          <table:table-cell table:style-name="ACE-10" table:formula="of:=COM.MICROSOFT.SWITCH([$'Sheet1'.L14];1;&quot;00000000&quot;;0;&quot;&quot;)" office:value-type="string" office:string-value="">
            <text:p/>
          </table:table-cell>
          <table:table-cell table:style-name="ACE-10" table:formula="of:=COM.MICROSOFT.SWITCH([$'Sheet1'.M14];1;&quot;00000000&quot;;0;&quot;&quot;)" office:value-type="string" office:string-value="">
            <text:p/>
          </table:table-cell>
          <table:table-cell table:style-name="ACE-10" table:formula="of:=COM.MICROSOFT.SWITCH([$'Sheet1'.N14];1;&quot;00000000&quot;;0;&quot;&quot;)" office:value-type="string" office:string-value="">
            <text:p/>
          </table:table-cell>
          <table:table-cell table:style-name="ACE-10" table:formula="of:=COM.MICROSOFT.SWITCH([$'Sheet1'.O14];1;&quot;00000000&quot;;0;&quot;&quot;)" office:value-type="string" office:string-value="">
            <text:p/>
          </table:table-cell>
          <table:table-cell table:style-name="ACE-10" table:formula="of:=COM.MICROSOFT.SWITCH([$'Sheet1'.P14];1;&quot;00000000&quot;;0;&quot;&quot;)" office:value-type="string" office:string-value="">
            <text:p/>
          </table:table-cell>
          <table:table-cell table:style-name="ACE-10" table:formula="of:=COM.MICROSOFT.SWITCH([$'Sheet1'.Q14];1;&quot;00000000&quot;;0;&quot;&quot;)" office:value-type="string" office:string-value="">
            <text:p/>
          </table:table-cell>
          <table:table-cell table:style-name="ACE-10" table:formula="of:=COM.MICROSOFT.SWITCH([$'Sheet1'.R14];1;&quot;00000000&quot;;0;&quot;&quot;)" office:value-type="string" office:string-value="00000000">
            <text:p>00000000</text:p>
          </table:table-cell>
          <table:table-cell table:style-name="ACE-10" table:formula="of:=COM.MICROSOFT.SWITCH([$'Sheet1'.S14];1;&quot;00000000&quot;;0;&quot;&quot;)" office:value-type="string" office:string-value="00000000">
            <text:p>00000000</text:p>
          </table:table-cell>
          <table:table-cell table:style-name="ACE-10" table:formula="of:=COM.MICROSOFT.SWITCH([$'Sheet1'.T14];1;&quot;00000000&quot;;0;&quot;&quot;)" office:value-type="string" office:string-value="">
            <text:p/>
          </table:table-cell>
          <table:table-cell table:style-name="ACE-10" table:formula="of:=COM.MICROSOFT.SWITCH([$'Sheet1'.U14];1;&quot;00000000&quot;;0;&quot;&quot;)" office:value-type="string" office:string-value="">
            <text:p/>
          </table:table-cell>
          <table:table-cell table:style-name="ACE-10" table:formula="of:=COM.MICROSOFT.SWITCH([$'Sheet1'.V14];1;&quot;00000000&quot;;0;&quot;&quot;)" office:value-type="string" office:string-value="">
            <text:p/>
          </table:table-cell>
          <table:table-cell table:style-name="ACE-10" table:formula="of:=COM.MICROSOFT.SWITCH([$'Sheet1'.W14];1;&quot;00000000&quot;;0;&quot;&quot;)" office:value-type="string" office:string-value="">
            <text:p/>
          </table:table-cell>
          <table:table-cell table:style-name="ACE-10" table:formula="of:=COM.MICROSOFT.SWITCH([$'Sheet1'.X14];1;&quot;00000000&quot;;0;&quot;&quot;)" office:value-type="string" office:string-value="">
            <text:p/>
          </table:table-cell>
          <table:table-cell table:style-name="ACE-10" table:formula="of:=COM.MICROSOFT.SWITCH([$'Sheet1'.Y14];1;&quot;00000000&quot;;0;&quot;&quot;)" office:value-type="string" office:string-value="">
            <text:p/>
          </table:table-cell>
          <table:table-cell table:style-name="ACE-10" table:formula="of:=COM.MICROSOFT.SWITCH([$'Sheet1'.Z14];1;&quot;00000000&quot;;0;&quot;&quot;)" office:value-type="string" office:string-value="">
            <text:p/>
          </table:table-cell>
          <table:table-cell table:style-name="ACE-10" table:formula="of:=COM.MICROSOFT.SWITCH([$'Sheet1'.AA14];1;&quot;00000000&quot;;0;&quot;&quot;)" office:value-type="string" office:string-value="">
            <text:p/>
          </table:table-cell>
          <table:table-cell table:style-name="ACE-10" table:formula="of:=COM.MICROSOFT.SWITCH([$'Sheet1'.AB14];1;&quot;00000000&quot;;0;&quot;&quot;)" office:value-type="string" office:string-value="">
            <text:p/>
          </table:table-cell>
          <table:table-cell table:style-name="ACE-10" table:formula="of:=COM.MICROSOFT.SWITCH([$'Sheet1'.AC14];1;&quot;00000000&quot;;0;&quot;&quot;)" office:value-type="string" office:string-value="">
            <text:p/>
          </table:table-cell>
          <table:table-cell table:style-name="ACE-10" table:formula="of:=COM.MICROSOFT.SWITCH([$'Sheet1'.AD14];1;&quot;00000000&quot;;0;&quot;&quot;)" office:value-type="string" office:string-value="">
            <text:p/>
          </table:table-cell>
          <table:table-cell table:style-name="ACE-10" table:formula="of:=COM.MICROSOFT.SWITCH([$'Sheet1'.AE14];1;&quot;00000000&quot;;0;&quot;&quot;)" office:value-type="string" office:string-value="00000000">
            <text:p>00000000</text:p>
          </table:table-cell>
          <table:table-cell table:style-name="ACE-10" table:formula="of:=COM.MICROSOFT.SWITCH([$'Sheet1'.AF14];1;&quot;00000000&quot;;0;&quot;&quot;)" office:value-type="string" office:string-value="00000000">
            <text:p>00000000</text:p>
          </table:table-cell>
          <table:table-cell table:style-name="ACE-10" table:formula="of:=COM.MICROSOFT.SWITCH([$'Sheet1'.AG14];1;&quot;00000000&quot;;0;&quot;&quot;)" office:value-type="string" office:string-value="">
            <text:p/>
          </table:table-cell>
          <table:table-cell table:style-name="ACE-10" table:formula="of:=COM.MICROSOFT.SWITCH([$'Sheet1'.AH14];1;&quot;00000000&quot;;0;&quot;&quot;)" office:value-type="string" office:string-value="">
            <text:p/>
          </table:table-cell>
          <table:table-cell table:style-name="ACE-10" table:formula="of:=COM.MICROSOFT.SWITCH([$'Sheet1'.AI14];1;&quot;00000000&quot;;0;&quot;&quot;)" office:value-type="string" office:string-value="">
            <text:p/>
          </table:table-cell>
          <table:table-cell table:style-name="ACE-10" table:formula="of:=COM.MICROSOFT.SWITCH([$'Sheet1'.AJ14];1;&quot;00000000&quot;;0;&quot;&quot;)" office:value-type="string" office:string-value="">
            <text:p/>
          </table:table-cell>
          <table:table-cell table:style-name="ACE-10" table:formula="of:=COM.MICROSOFT.SWITCH([$'Sheet1'.AK14];1;&quot;00000000&quot;;0;&quot;&quot;)" office:value-type="string" office:string-value="">
            <text:p/>
          </table:table-cell>
          <table:table-cell table:style-name="ACE-10" table:formula="of:=COM.MICROSOFT.SWITCH([$'Sheet1'.AL14];1;&quot;00000000&quot;;0;&quot;&quot;)" office:value-type="string" office:string-value="">
            <text:p/>
          </table:table-cell>
          <table:table-cell table:style-name="ACE-10" table:formula="of:=COM.MICROSOFT.SWITCH([$'Sheet1'.AM14];1;&quot;00000000&quot;;0;&quot;&quot;)" office:value-type="string" office:string-value="">
            <text:p/>
          </table:table-cell>
          <table:table-cell table:style-name="ACE-10" table:formula="of:=COM.MICROSOFT.SWITCH([$'Sheet1'.AN14];1;&quot;00000000&quot;;0;&quot;&quot;)" office:value-type="string" office:string-value="">
            <text:p/>
          </table:table-cell>
          <table:table-cell table:style-name="ACE-10" table:formula="of:=COM.MICROSOFT.SWITCH([$'Sheet1'.AO14];1;&quot;00000000&quot;;0;&quot;&quot;)" office:value-type="string" office:string-value="">
            <text:p/>
          </table:table-cell>
          <table:table-cell table:style-name="ACE-10" table:formula="of:=COM.MICROSOFT.SWITCH([$'Sheet1'.AP14];1;&quot;00000000&quot;;0;&quot;&quot;)" office:value-type="string" office:string-value="">
            <text:p/>
          </table:table-cell>
          <table:table-cell table:style-name="ACE-10" table:formula="of:=COM.MICROSOFT.SWITCH([$'Sheet1'.AQ14];1;&quot;00000000&quot;;0;&quot;&quot;)" office:value-type="string" office:string-value="">
            <text:p/>
          </table:table-cell>
          <table:table-cell table:style-name="ACE-10" table:formula="of:=COM.MICROSOFT.SWITCH([$'Sheet1'.AR14];1;&quot;00000000&quot;;0;&quot;&quot;)" office:value-type="string" office:string-value="">
            <text:p/>
          </table:table-cell>
          <table:table-cell table:style-name="ACE-10" table:formula="of:=COM.MICROSOFT.SWITCH([$'Sheet1'.AS14];1;&quot;00000000&quot;;0;&quot;&quot;)" office:value-type="string" office:string-value="">
            <text:p/>
          </table:table-cell>
          <table:table-cell table:style-name="ACE-10" table:formula="of:=COM.MICROSOFT.SWITCH([$'Sheet1'.AT14];1;&quot;00000000&quot;;0;&quot;&quot;)" office:value-type="string" office:string-value="">
            <text:p/>
          </table:table-cell>
          <table:table-cell table:style-name="ACE-10" table:formula="of:=COM.MICROSOFT.SWITCH([$'Sheet1'.AU14];1;&quot;00000000&quot;;0;&quot;&quot;)" office:value-type="string" office:string-value="">
            <text:p/>
          </table:table-cell>
          <table:table-cell table:style-name="ACE-10" table:formula="of:=COM.MICROSOFT.SWITCH([$'Sheet1'.AV14];1;&quot;00000000&quot;;0;&quot;&quot;)" office:value-type="string" office:string-value="">
            <text:p/>
          </table:table-cell>
          <table:table-cell table:style-name="ACE-10" table:formula="of:=COM.MICROSOFT.SWITCH([$'Sheet1'.AW14];1;&quot;00000000&quot;;0;&quot;&quot;)" office:value-type="string" office:string-value="">
            <text:p/>
          </table:table-cell>
          <table:table-cell table:style-name="ACE-10" table:formula="of:=COM.MICROSOFT.SWITCH([$'Sheet1'.AX14];1;&quot;00000000&quot;;0;&quot;&quot;)" office:value-type="string" office:string-value="">
            <text:p/>
          </table:table-cell>
          <table:table-cell table:style-name="ACE-10" table:formula="of:=COM.MICROSOFT.SWITCH([$'Sheet1'.AY14];1;&quot;00000000&quot;;0;&quot;&quot;)" office:value-type="string" office:string-value="">
            <text:p/>
          </table:table-cell>
          <table:table-cell table:style-name="ACE-17" table:formula="of:=COM.MICROSOFT.SWITCH([$'Sheet1'.AZ14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1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5];1;&quot;00000000&quot;;0;&quot;&quot;)" office:value-type="string" office:string-value="">
            <text:p/>
          </table:table-cell>
          <table:table-cell table:style-name="ACE-10" table:formula="of:=COM.MICROSOFT.SWITCH([$'Sheet1'.D15];1;&quot;00000000&quot;;0;&quot;&quot;)" office:value-type="string" office:string-value="">
            <text:p/>
          </table:table-cell>
          <table:table-cell table:style-name="ACE-10" table:formula="of:=COM.MICROSOFT.SWITCH([$'Sheet1'.E15];1;&quot;00000000&quot;;0;&quot;&quot;)" office:value-type="string" office:string-value="">
            <text:p/>
          </table:table-cell>
          <table:table-cell table:style-name="ACE-10" table:formula="of:=COM.MICROSOFT.SWITCH([$'Sheet1'.F15];1;&quot;00000000&quot;;0;&quot;&quot;)" office:value-type="string" office:string-value="">
            <text:p/>
          </table:table-cell>
          <table:table-cell table:style-name="ACE-10" table:formula="of:=COM.MICROSOFT.SWITCH([$'Sheet1'.G15];1;&quot;00000000&quot;;0;&quot;&quot;)" office:value-type="string" office:string-value="">
            <text:p/>
          </table:table-cell>
          <table:table-cell table:style-name="ACE-10" table:formula="of:=COM.MICROSOFT.SWITCH([$'Sheet1'.H15];1;&quot;00000000&quot;;0;&quot;&quot;)" office:value-type="string" office:string-value="">
            <text:p/>
          </table:table-cell>
          <table:table-cell table:style-name="ACE-10" table:formula="of:=COM.MICROSOFT.SWITCH([$'Sheet1'.I15];1;&quot;00000000&quot;;0;&quot;&quot;)" office:value-type="string" office:string-value="00000000">
            <text:p>00000000</text:p>
          </table:table-cell>
          <table:table-cell table:style-name="ACE-10" table:formula="of:=COM.MICROSOFT.SWITCH([$'Sheet1'.J15];1;&quot;00000000&quot;;0;&quot;&quot;)" office:value-type="string" office:string-value="00000000">
            <text:p>00000000</text:p>
          </table:table-cell>
          <table:table-cell table:style-name="ACE-10" table:formula="of:=COM.MICROSOFT.SWITCH([$'Sheet1'.K15];1;&quot;00000000&quot;;0;&quot;&quot;)" office:value-type="string" office:string-value="">
            <text:p/>
          </table:table-cell>
          <table:table-cell table:style-name="ACE-10" table:formula="of:=COM.MICROSOFT.SWITCH([$'Sheet1'.L15];1;&quot;00000000&quot;;0;&quot;&quot;)" office:value-type="string" office:string-value="">
            <text:p/>
          </table:table-cell>
          <table:table-cell table:style-name="ACE-10" table:formula="of:=COM.MICROSOFT.SWITCH([$'Sheet1'.M15];1;&quot;00000000&quot;;0;&quot;&quot;)" office:value-type="string" office:string-value="">
            <text:p/>
          </table:table-cell>
          <table:table-cell table:style-name="ACE-10" table:formula="of:=COM.MICROSOFT.SWITCH([$'Sheet1'.N15];1;&quot;00000000&quot;;0;&quot;&quot;)" office:value-type="string" office:string-value="">
            <text:p/>
          </table:table-cell>
          <table:table-cell table:style-name="ACE-10" table:formula="of:=COM.MICROSOFT.SWITCH([$'Sheet1'.O15];1;&quot;00000000&quot;;0;&quot;&quot;)" office:value-type="string" office:string-value="">
            <text:p/>
          </table:table-cell>
          <table:table-cell table:style-name="ACE-10" table:formula="of:=COM.MICROSOFT.SWITCH([$'Sheet1'.P15];1;&quot;00000000&quot;;0;&quot;&quot;)" office:value-type="string" office:string-value="">
            <text:p/>
          </table:table-cell>
          <table:table-cell table:style-name="ACE-10" table:formula="of:=COM.MICROSOFT.SWITCH([$'Sheet1'.Q15];1;&quot;00000000&quot;;0;&quot;&quot;)" office:value-type="string" office:string-value="00000000">
            <text:p>00000000</text:p>
          </table:table-cell>
          <table:table-cell table:style-name="ACE-10" table:formula="of:=COM.MICROSOFT.SWITCH([$'Sheet1'.R15];1;&quot;00000000&quot;;0;&quot;&quot;)" office:value-type="string" office:string-value="">
            <text:p/>
          </table:table-cell>
          <table:table-cell table:style-name="ACE-10" table:formula="of:=COM.MICROSOFT.SWITCH([$'Sheet1'.S15];1;&quot;00000000&quot;;0;&quot;&quot;)" office:value-type="string" office:string-value="00000000">
            <text:p>00000000</text:p>
          </table:table-cell>
          <table:table-cell table:style-name="ACE-10" table:formula="of:=COM.MICROSOFT.SWITCH([$'Sheet1'.T15];1;&quot;00000000&quot;;0;&quot;&quot;)" office:value-type="string" office:string-value="">
            <text:p/>
          </table:table-cell>
          <table:table-cell table:style-name="ACE-10" table:formula="of:=COM.MICROSOFT.SWITCH([$'Sheet1'.U15];1;&quot;00000000&quot;;0;&quot;&quot;)" office:value-type="string" office:string-value="">
            <text:p/>
          </table:table-cell>
          <table:table-cell table:style-name="ACE-10" table:formula="of:=COM.MICROSOFT.SWITCH([$'Sheet1'.V15];1;&quot;00000000&quot;;0;&quot;&quot;)" office:value-type="string" office:string-value="">
            <text:p/>
          </table:table-cell>
          <table:table-cell table:style-name="ACE-10" table:formula="of:=COM.MICROSOFT.SWITCH([$'Sheet1'.W15];1;&quot;00000000&quot;;0;&quot;&quot;)" office:value-type="string" office:string-value="">
            <text:p/>
          </table:table-cell>
          <table:table-cell table:style-name="ACE-10" table:formula="of:=COM.MICROSOFT.SWITCH([$'Sheet1'.X15];1;&quot;00000000&quot;;0;&quot;&quot;)" office:value-type="string" office:string-value="">
            <text:p/>
          </table:table-cell>
          <table:table-cell table:style-name="ACE-10" table:formula="of:=COM.MICROSOFT.SWITCH([$'Sheet1'.Y15];1;&quot;00000000&quot;;0;&quot;&quot;)" office:value-type="string" office:string-value="">
            <text:p/>
          </table:table-cell>
          <table:table-cell table:style-name="ACE-10" table:formula="of:=COM.MICROSOFT.SWITCH([$'Sheet1'.Z15];1;&quot;00000000&quot;;0;&quot;&quot;)" office:value-type="string" office:string-value="">
            <text:p/>
          </table:table-cell>
          <table:table-cell table:style-name="ACE-10" table:formula="of:=COM.MICROSOFT.SWITCH([$'Sheet1'.AA15];1;&quot;00000000&quot;;0;&quot;&quot;)" office:value-type="string" office:string-value="">
            <text:p/>
          </table:table-cell>
          <table:table-cell table:style-name="ACE-10" table:formula="of:=COM.MICROSOFT.SWITCH([$'Sheet1'.AB15];1;&quot;00000000&quot;;0;&quot;&quot;)" office:value-type="string" office:string-value="">
            <text:p/>
          </table:table-cell>
          <table:table-cell table:style-name="ACE-10" table:formula="of:=COM.MICROSOFT.SWITCH([$'Sheet1'.AC15];1;&quot;00000000&quot;;0;&quot;&quot;)" office:value-type="string" office:string-value="">
            <text:p/>
          </table:table-cell>
          <table:table-cell table:style-name="ACE-10" table:formula="of:=COM.MICROSOFT.SWITCH([$'Sheet1'.AD15];1;&quot;00000000&quot;;0;&quot;&quot;)" office:value-type="string" office:string-value="">
            <text:p/>
          </table:table-cell>
          <table:table-cell table:style-name="ACE-10" table:formula="of:=COM.MICROSOFT.SWITCH([$'Sheet1'.AE15];1;&quot;00000000&quot;;0;&quot;&quot;)" office:value-type="string" office:string-value="">
            <text:p/>
          </table:table-cell>
          <table:table-cell table:style-name="ACE-10" table:formula="of:=COM.MICROSOFT.SWITCH([$'Sheet1'.AF15];1;&quot;00000000&quot;;0;&quot;&quot;)" office:value-type="string" office:string-value="">
            <text:p/>
          </table:table-cell>
          <table:table-cell table:style-name="ACE-10" table:formula="of:=COM.MICROSOFT.SWITCH([$'Sheet1'.AG15];1;&quot;00000000&quot;;0;&quot;&quot;)" office:value-type="string" office:string-value="">
            <text:p/>
          </table:table-cell>
          <table:table-cell table:style-name="ACE-10" table:formula="of:=COM.MICROSOFT.SWITCH([$'Sheet1'.AH15];1;&quot;00000000&quot;;0;&quot;&quot;)" office:value-type="string" office:string-value="">
            <text:p/>
          </table:table-cell>
          <table:table-cell table:style-name="ACE-10" table:formula="of:=COM.MICROSOFT.SWITCH([$'Sheet1'.AI15];1;&quot;00000000&quot;;0;&quot;&quot;)" office:value-type="string" office:string-value="">
            <text:p/>
          </table:table-cell>
          <table:table-cell table:style-name="ACE-10" table:formula="of:=COM.MICROSOFT.SWITCH([$'Sheet1'.AJ15];1;&quot;00000000&quot;;0;&quot;&quot;)" office:value-type="string" office:string-value="">
            <text:p/>
          </table:table-cell>
          <table:table-cell table:style-name="ACE-10" table:formula="of:=COM.MICROSOFT.SWITCH([$'Sheet1'.AK15];1;&quot;00000000&quot;;0;&quot;&quot;)" office:value-type="string" office:string-value="">
            <text:p/>
          </table:table-cell>
          <table:table-cell table:style-name="ACE-10" table:formula="of:=COM.MICROSOFT.SWITCH([$'Sheet1'.AL15];1;&quot;00000000&quot;;0;&quot;&quot;)" office:value-type="string" office:string-value="">
            <text:p/>
          </table:table-cell>
          <table:table-cell table:style-name="ACE-10" table:formula="of:=COM.MICROSOFT.SWITCH([$'Sheet1'.AM15];1;&quot;00000000&quot;;0;&quot;&quot;)" office:value-type="string" office:string-value="">
            <text:p/>
          </table:table-cell>
          <table:table-cell table:style-name="ACE-10" table:formula="of:=COM.MICROSOFT.SWITCH([$'Sheet1'.AN15];1;&quot;00000000&quot;;0;&quot;&quot;)" office:value-type="string" office:string-value="">
            <text:p/>
          </table:table-cell>
          <table:table-cell table:style-name="ACE-10" table:formula="of:=COM.MICROSOFT.SWITCH([$'Sheet1'.AO15];1;&quot;00000000&quot;;0;&quot;&quot;)" office:value-type="string" office:string-value="">
            <text:p/>
          </table:table-cell>
          <table:table-cell table:style-name="ACE-10" table:formula="of:=COM.MICROSOFT.SWITCH([$'Sheet1'.AP15];1;&quot;00000000&quot;;0;&quot;&quot;)" office:value-type="string" office:string-value="">
            <text:p/>
          </table:table-cell>
          <table:table-cell table:style-name="ACE-10" table:formula="of:=COM.MICROSOFT.SWITCH([$'Sheet1'.AQ15];1;&quot;00000000&quot;;0;&quot;&quot;)" office:value-type="string" office:string-value="">
            <text:p/>
          </table:table-cell>
          <table:table-cell table:style-name="ACE-10" table:formula="of:=COM.MICROSOFT.SWITCH([$'Sheet1'.AR15];1;&quot;00000000&quot;;0;&quot;&quot;)" office:value-type="string" office:string-value="">
            <text:p/>
          </table:table-cell>
          <table:table-cell table:style-name="ACE-10" table:formula="of:=COM.MICROSOFT.SWITCH([$'Sheet1'.AS15];1;&quot;00000000&quot;;0;&quot;&quot;)" office:value-type="string" office:string-value="">
            <text:p/>
          </table:table-cell>
          <table:table-cell table:style-name="ACE-10" table:formula="of:=COM.MICROSOFT.SWITCH([$'Sheet1'.AT15];1;&quot;00000000&quot;;0;&quot;&quot;)" office:value-type="string" office:string-value="">
            <text:p/>
          </table:table-cell>
          <table:table-cell table:style-name="ACE-10" table:formula="of:=COM.MICROSOFT.SWITCH([$'Sheet1'.AU15];1;&quot;00000000&quot;;0;&quot;&quot;)" office:value-type="string" office:string-value="">
            <text:p/>
          </table:table-cell>
          <table:table-cell table:style-name="ACE-10" table:formula="of:=COM.MICROSOFT.SWITCH([$'Sheet1'.AV15];1;&quot;00000000&quot;;0;&quot;&quot;)" office:value-type="string" office:string-value="">
            <text:p/>
          </table:table-cell>
          <table:table-cell table:style-name="ACE-10" table:formula="of:=COM.MICROSOFT.SWITCH([$'Sheet1'.AW15];1;&quot;00000000&quot;;0;&quot;&quot;)" office:value-type="string" office:string-value="">
            <text:p/>
          </table:table-cell>
          <table:table-cell table:style-name="ACE-10" table:formula="of:=COM.MICROSOFT.SWITCH([$'Sheet1'.AX15];1;&quot;00000000&quot;;0;&quot;&quot;)" office:value-type="string" office:string-value="">
            <text:p/>
          </table:table-cell>
          <table:table-cell table:style-name="ACE-10" table:formula="of:=COM.MICROSOFT.SWITCH([$'Sheet1'.AY15];1;&quot;00000000&quot;;0;&quot;&quot;)" office:value-type="string" office:string-value="">
            <text:p/>
          </table:table-cell>
          <table:table-cell table:style-name="ACE-17" table:formula="of:=COM.MICROSOFT.SWITCH([$'Sheet1'.AZ15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6];1;&quot;00000000&quot;;0;&quot;&quot;)" office:value-type="string" office:string-value="">
            <text:p/>
          </table:table-cell>
          <table:table-cell table:style-name="ACE-10" table:formula="of:=COM.MICROSOFT.SWITCH([$'Sheet1'.D16];1;&quot;00000000&quot;;0;&quot;&quot;)" office:value-type="string" office:string-value="">
            <text:p/>
          </table:table-cell>
          <table:table-cell table:style-name="ACE-10" table:formula="of:=COM.MICROSOFT.SWITCH([$'Sheet1'.E16];1;&quot;00000000&quot;;0;&quot;&quot;)" office:value-type="string" office:string-value="">
            <text:p/>
          </table:table-cell>
          <table:table-cell table:style-name="ACE-10" table:formula="of:=COM.MICROSOFT.SWITCH([$'Sheet1'.F16];1;&quot;00000000&quot;;0;&quot;&quot;)" office:value-type="string" office:string-value="">
            <text:p/>
          </table:table-cell>
          <table:table-cell table:style-name="ACE-10" table:formula="of:=COM.MICROSOFT.SWITCH([$'Sheet1'.G16];1;&quot;00000000&quot;;0;&quot;&quot;)" office:value-type="string" office:string-value="">
            <text:p/>
          </table:table-cell>
          <table:table-cell table:style-name="ACE-10" table:formula="of:=COM.MICROSOFT.SWITCH([$'Sheet1'.H16];1;&quot;00000000&quot;;0;&quot;&quot;)" office:value-type="string" office:string-value="">
            <text:p/>
          </table:table-cell>
          <table:table-cell table:style-name="ACE-10" table:formula="of:=COM.MICROSOFT.SWITCH([$'Sheet1'.I16];1;&quot;00000000&quot;;0;&quot;&quot;)" office:value-type="string" office:string-value="">
            <text:p/>
          </table:table-cell>
          <table:table-cell table:style-name="ACE-10" table:formula="of:=COM.MICROSOFT.SWITCH([$'Sheet1'.J16];1;&quot;00000000&quot;;0;&quot;&quot;)" office:value-type="string" office:string-value="">
            <text:p/>
          </table:table-cell>
          <table:table-cell table:style-name="ACE-10" table:formula="of:=COM.MICROSOFT.SWITCH([$'Sheet1'.K16];1;&quot;00000000&quot;;0;&quot;&quot;)" office:value-type="string" office:string-value="">
            <text:p/>
          </table:table-cell>
          <table:table-cell table:style-name="ACE-10" table:formula="of:=COM.MICROSOFT.SWITCH([$'Sheet1'.L16];1;&quot;00000000&quot;;0;&quot;&quot;)" office:value-type="string" office:string-value="">
            <text:p/>
          </table:table-cell>
          <table:table-cell table:style-name="ACE-10" table:formula="of:=COM.MICROSOFT.SWITCH([$'Sheet1'.M16];1;&quot;00000000&quot;;0;&quot;&quot;)" office:value-type="string" office:string-value="">
            <text:p/>
          </table:table-cell>
          <table:table-cell table:style-name="ACE-10" table:formula="of:=COM.MICROSOFT.SWITCH([$'Sheet1'.N16];1;&quot;00000000&quot;;0;&quot;&quot;)" office:value-type="string" office:string-value="">
            <text:p/>
          </table:table-cell>
          <table:table-cell table:style-name="ACE-10" table:formula="of:=COM.MICROSOFT.SWITCH([$'Sheet1'.O16];1;&quot;00000000&quot;;0;&quot;&quot;)" office:value-type="string" office:string-value="">
            <text:p/>
          </table:table-cell>
          <table:table-cell table:style-name="ACE-10" table:formula="of:=COM.MICROSOFT.SWITCH([$'Sheet1'.P16];1;&quot;00000000&quot;;0;&quot;&quot;)" office:value-type="string" office:string-value="">
            <text:p/>
          </table:table-cell>
          <table:table-cell table:style-name="ACE-10" table:formula="of:=COM.MICROSOFT.SWITCH([$'Sheet1'.Q16];1;&quot;00000000&quot;;0;&quot;&quot;)" office:value-type="string" office:string-value="00000000">
            <text:p>00000000</text:p>
          </table:table-cell>
          <table:table-cell table:style-name="ACE-10" table:formula="of:=COM.MICROSOFT.SWITCH([$'Sheet1'.R16];1;&quot;00000000&quot;;0;&quot;&quot;)" office:value-type="string" office:string-value="00000000">
            <text:p>00000000</text:p>
          </table:table-cell>
          <table:table-cell table:style-name="ACE-10" table:formula="of:=COM.MICROSOFT.SWITCH([$'Sheet1'.S16];1;&quot;00000000&quot;;0;&quot;&quot;)" office:value-type="string" office:string-value="">
            <text:p/>
          </table:table-cell>
          <table:table-cell table:style-name="ACE-10" table:formula="of:=COM.MICROSOFT.SWITCH([$'Sheet1'.T16];1;&quot;00000000&quot;;0;&quot;&quot;)" office:value-type="string" office:string-value="">
            <text:p/>
          </table:table-cell>
          <table:table-cell table:style-name="ACE-10" table:formula="of:=COM.MICROSOFT.SWITCH([$'Sheet1'.U16];1;&quot;00000000&quot;;0;&quot;&quot;)" office:value-type="string" office:string-value="">
            <text:p/>
          </table:table-cell>
          <table:table-cell table:style-name="ACE-10" table:formula="of:=COM.MICROSOFT.SWITCH([$'Sheet1'.V16];1;&quot;00000000&quot;;0;&quot;&quot;)" office:value-type="string" office:string-value="">
            <text:p/>
          </table:table-cell>
          <table:table-cell table:style-name="ACE-10" table:formula="of:=COM.MICROSOFT.SWITCH([$'Sheet1'.W16];1;&quot;00000000&quot;;0;&quot;&quot;)" office:value-type="string" office:string-value="">
            <text:p/>
          </table:table-cell>
          <table:table-cell table:style-name="ACE-10" table:formula="of:=COM.MICROSOFT.SWITCH([$'Sheet1'.X16];1;&quot;00000000&quot;;0;&quot;&quot;)" office:value-type="string" office:string-value="">
            <text:p/>
          </table:table-cell>
          <table:table-cell table:style-name="ACE-10" table:formula="of:=COM.MICROSOFT.SWITCH([$'Sheet1'.Y16];1;&quot;00000000&quot;;0;&quot;&quot;)" office:value-type="string" office:string-value="00000000">
            <text:p>00000000</text:p>
          </table:table-cell>
          <table:table-cell table:style-name="ACE-10" table:formula="of:=COM.MICROSOFT.SWITCH([$'Sheet1'.Z16];1;&quot;00000000&quot;;0;&quot;&quot;)" office:value-type="string" office:string-value="00000000">
            <text:p>00000000</text:p>
          </table:table-cell>
          <table:table-cell table:style-name="ACE-10" table:formula="of:=COM.MICROSOFT.SWITCH([$'Sheet1'.AA16];1;&quot;00000000&quot;;0;&quot;&quot;)" office:value-type="string" office:string-value="">
            <text:p/>
          </table:table-cell>
          <table:table-cell table:style-name="ACE-10" table:formula="of:=COM.MICROSOFT.SWITCH([$'Sheet1'.AB16];1;&quot;00000000&quot;;0;&quot;&quot;)" office:value-type="string" office:string-value="">
            <text:p/>
          </table:table-cell>
          <table:table-cell table:style-name="ACE-10" table:formula="of:=COM.MICROSOFT.SWITCH([$'Sheet1'.AC16];1;&quot;00000000&quot;;0;&quot;&quot;)" office:value-type="string" office:string-value="">
            <text:p/>
          </table:table-cell>
          <table:table-cell table:style-name="ACE-10" table:formula="of:=COM.MICROSOFT.SWITCH([$'Sheet1'.AD16];1;&quot;00000000&quot;;0;&quot;&quot;)" office:value-type="string" office:string-value="">
            <text:p/>
          </table:table-cell>
          <table:table-cell table:style-name="ACE-10" table:formula="of:=COM.MICROSOFT.SWITCH([$'Sheet1'.AE16];1;&quot;00000000&quot;;0;&quot;&quot;)" office:value-type="string" office:string-value="">
            <text:p/>
          </table:table-cell>
          <table:table-cell table:style-name="ACE-10" table:formula="of:=COM.MICROSOFT.SWITCH([$'Sheet1'.AF16];1;&quot;00000000&quot;;0;&quot;&quot;)" office:value-type="string" office:string-value="">
            <text:p/>
          </table:table-cell>
          <table:table-cell table:style-name="ACE-10" table:formula="of:=COM.MICROSOFT.SWITCH([$'Sheet1'.AG16];1;&quot;00000000&quot;;0;&quot;&quot;)" office:value-type="string" office:string-value="">
            <text:p/>
          </table:table-cell>
          <table:table-cell table:style-name="ACE-10" table:formula="of:=COM.MICROSOFT.SWITCH([$'Sheet1'.AH16];1;&quot;00000000&quot;;0;&quot;&quot;)" office:value-type="string" office:string-value="">
            <text:p/>
          </table:table-cell>
          <table:table-cell table:style-name="ACE-10" table:formula="of:=COM.MICROSOFT.SWITCH([$'Sheet1'.AI16];1;&quot;00000000&quot;;0;&quot;&quot;)" office:value-type="string" office:string-value="">
            <text:p/>
          </table:table-cell>
          <table:table-cell table:style-name="ACE-10" table:formula="of:=COM.MICROSOFT.SWITCH([$'Sheet1'.AJ16];1;&quot;00000000&quot;;0;&quot;&quot;)" office:value-type="string" office:string-value="">
            <text:p/>
          </table:table-cell>
          <table:table-cell table:style-name="ACE-10" table:formula="of:=COM.MICROSOFT.SWITCH([$'Sheet1'.AK16];1;&quot;00000000&quot;;0;&quot;&quot;)" office:value-type="string" office:string-value="">
            <text:p/>
          </table:table-cell>
          <table:table-cell table:style-name="ACE-10" table:formula="of:=COM.MICROSOFT.SWITCH([$'Sheet1'.AL16];1;&quot;00000000&quot;;0;&quot;&quot;)" office:value-type="string" office:string-value="">
            <text:p/>
          </table:table-cell>
          <table:table-cell table:style-name="ACE-10" table:formula="of:=COM.MICROSOFT.SWITCH([$'Sheet1'.AM16];1;&quot;00000000&quot;;0;&quot;&quot;)" office:value-type="string" office:string-value="">
            <text:p/>
          </table:table-cell>
          <table:table-cell table:style-name="ACE-10" table:formula="of:=COM.MICROSOFT.SWITCH([$'Sheet1'.AN16];1;&quot;00000000&quot;;0;&quot;&quot;)" office:value-type="string" office:string-value="">
            <text:p/>
          </table:table-cell>
          <table:table-cell table:style-name="ACE-10" table:formula="of:=COM.MICROSOFT.SWITCH([$'Sheet1'.AO16];1;&quot;00000000&quot;;0;&quot;&quot;)" office:value-type="string" office:string-value="">
            <text:p/>
          </table:table-cell>
          <table:table-cell table:style-name="ACE-10" table:formula="of:=COM.MICROSOFT.SWITCH([$'Sheet1'.AP16];1;&quot;00000000&quot;;0;&quot;&quot;)" office:value-type="string" office:string-value="">
            <text:p/>
          </table:table-cell>
          <table:table-cell table:style-name="ACE-10" table:formula="of:=COM.MICROSOFT.SWITCH([$'Sheet1'.AQ16];1;&quot;00000000&quot;;0;&quot;&quot;)" office:value-type="string" office:string-value="">
            <text:p/>
          </table:table-cell>
          <table:table-cell table:style-name="ACE-10" table:formula="of:=COM.MICROSOFT.SWITCH([$'Sheet1'.AR16];1;&quot;00000000&quot;;0;&quot;&quot;)" office:value-type="string" office:string-value="">
            <text:p/>
          </table:table-cell>
          <table:table-cell table:style-name="ACE-10" table:formula="of:=COM.MICROSOFT.SWITCH([$'Sheet1'.AS16];1;&quot;00000000&quot;;0;&quot;&quot;)" office:value-type="string" office:string-value="">
            <text:p/>
          </table:table-cell>
          <table:table-cell table:style-name="ACE-10" table:formula="of:=COM.MICROSOFT.SWITCH([$'Sheet1'.AT16];1;&quot;00000000&quot;;0;&quot;&quot;)" office:value-type="string" office:string-value="">
            <text:p/>
          </table:table-cell>
          <table:table-cell table:style-name="ACE-10" table:formula="of:=COM.MICROSOFT.SWITCH([$'Sheet1'.AU16];1;&quot;00000000&quot;;0;&quot;&quot;)" office:value-type="string" office:string-value="">
            <text:p/>
          </table:table-cell>
          <table:table-cell table:style-name="ACE-10" table:formula="of:=COM.MICROSOFT.SWITCH([$'Sheet1'.AV16];1;&quot;00000000&quot;;0;&quot;&quot;)" office:value-type="string" office:string-value="">
            <text:p/>
          </table:table-cell>
          <table:table-cell table:style-name="ACE-10" table:formula="of:=COM.MICROSOFT.SWITCH([$'Sheet1'.AW16];1;&quot;00000000&quot;;0;&quot;&quot;)" office:value-type="string" office:string-value="">
            <text:p/>
          </table:table-cell>
          <table:table-cell table:style-name="ACE-10" table:formula="of:=COM.MICROSOFT.SWITCH([$'Sheet1'.AX16];1;&quot;00000000&quot;;0;&quot;&quot;)" office:value-type="string" office:string-value="">
            <text:p/>
          </table:table-cell>
          <table:table-cell table:style-name="ACE-10" table:formula="of:=COM.MICROSOFT.SWITCH([$'Sheet1'.AY16];1;&quot;00000000&quot;;0;&quot;&quot;)" office:value-type="string" office:string-value="">
            <text:p/>
          </table:table-cell>
          <table:table-cell table:style-name="ACE-17" table:formula="of:=COM.MICROSOFT.SWITCH([$'Sheet1'.AZ16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7];1;&quot;00000000&quot;;0;&quot;&quot;)" office:value-type="string" office:string-value="">
            <text:p/>
          </table:table-cell>
          <table:table-cell table:style-name="ACE-10" table:formula="of:=COM.MICROSOFT.SWITCH([$'Sheet1'.D17];1;&quot;00000000&quot;;0;&quot;&quot;)" office:value-type="string" office:string-value="">
            <text:p/>
          </table:table-cell>
          <table:table-cell table:style-name="ACE-10" table:formula="of:=COM.MICROSOFT.SWITCH([$'Sheet1'.E17];1;&quot;00000000&quot;;0;&quot;&quot;)" office:value-type="string" office:string-value="">
            <text:p/>
          </table:table-cell>
          <table:table-cell table:style-name="ACE-10" table:formula="of:=COM.MICROSOFT.SWITCH([$'Sheet1'.F17];1;&quot;00000000&quot;;0;&quot;&quot;)" office:value-type="string" office:string-value="">
            <text:p/>
          </table:table-cell>
          <table:table-cell table:style-name="ACE-10" table:formula="of:=COM.MICROSOFT.SWITCH([$'Sheet1'.G17];1;&quot;00000000&quot;;0;&quot;&quot;)" office:value-type="string" office:string-value="">
            <text:p/>
          </table:table-cell>
          <table:table-cell table:style-name="ACE-10" table:formula="of:=COM.MICROSOFT.SWITCH([$'Sheet1'.H17];1;&quot;00000000&quot;;0;&quot;&quot;)" office:value-type="string" office:string-value="">
            <text:p/>
          </table:table-cell>
          <table:table-cell table:style-name="ACE-10" table:formula="of:=COM.MICROSOFT.SWITCH([$'Sheet1'.I17];1;&quot;00000000&quot;;0;&quot;&quot;)" office:value-type="string" office:string-value="">
            <text:p/>
          </table:table-cell>
          <table:table-cell table:style-name="ACE-10" table:formula="of:=COM.MICROSOFT.SWITCH([$'Sheet1'.J17];1;&quot;00000000&quot;;0;&quot;&quot;)" office:value-type="string" office:string-value="">
            <text:p/>
          </table:table-cell>
          <table:table-cell table:style-name="ACE-10" table:formula="of:=COM.MICROSOFT.SWITCH([$'Sheet1'.K17];1;&quot;00000000&quot;;0;&quot;&quot;)" office:value-type="string" office:string-value="">
            <text:p/>
          </table:table-cell>
          <table:table-cell table:style-name="ACE-10" table:formula="of:=COM.MICROSOFT.SWITCH([$'Sheet1'.L17];1;&quot;00000000&quot;;0;&quot;&quot;)" office:value-type="string" office:string-value="">
            <text:p/>
          </table:table-cell>
          <table:table-cell table:style-name="ACE-10" table:formula="of:=COM.MICROSOFT.SWITCH([$'Sheet1'.M17];1;&quot;00000000&quot;;0;&quot;&quot;)" office:value-type="string" office:string-value="">
            <text:p/>
          </table:table-cell>
          <table:table-cell table:style-name="ACE-10" table:formula="of:=COM.MICROSOFT.SWITCH([$'Sheet1'.N17];1;&quot;00000000&quot;;0;&quot;&quot;)" office:value-type="string" office:string-value="">
            <text:p/>
          </table:table-cell>
          <table:table-cell table:style-name="ACE-10" table:formula="of:=COM.MICROSOFT.SWITCH([$'Sheet1'.O17];1;&quot;00000000&quot;;0;&quot;&quot;)" office:value-type="string" office:string-value="">
            <text:p/>
          </table:table-cell>
          <table:table-cell table:style-name="ACE-10" table:formula="of:=COM.MICROSOFT.SWITCH([$'Sheet1'.P17];1;&quot;00000000&quot;;0;&quot;&quot;)" office:value-type="string" office:string-value="">
            <text:p/>
          </table:table-cell>
          <table:table-cell table:style-name="ACE-10" table:formula="of:=COM.MICROSOFT.SWITCH([$'Sheet1'.Q17];1;&quot;00000000&quot;;0;&quot;&quot;)" office:value-type="string" office:string-value="">
            <text:p/>
          </table:table-cell>
          <table:table-cell table:style-name="ACE-10" table:formula="of:=COM.MICROSOFT.SWITCH([$'Sheet1'.R17];1;&quot;00000000&quot;;0;&quot;&quot;)" office:value-type="string" office:string-value="">
            <text:p/>
          </table:table-cell>
          <table:table-cell table:style-name="ACE-10" table:formula="of:=COM.MICROSOFT.SWITCH([$'Sheet1'.S17];1;&quot;00000000&quot;;0;&quot;&quot;)" office:value-type="string" office:string-value="">
            <text:p/>
          </table:table-cell>
          <table:table-cell table:style-name="ACE-10" table:formula="of:=COM.MICROSOFT.SWITCH([$'Sheet1'.T17];1;&quot;00000000&quot;;0;&quot;&quot;)" office:value-type="string" office:string-value="">
            <text:p/>
          </table:table-cell>
          <table:table-cell table:style-name="ACE-10" table:formula="of:=COM.MICROSOFT.SWITCH([$'Sheet1'.U17];1;&quot;00000000&quot;;0;&quot;&quot;)" office:value-type="string" office:string-value="">
            <text:p/>
          </table:table-cell>
          <table:table-cell table:style-name="ACE-10" table:formula="of:=COM.MICROSOFT.SWITCH([$'Sheet1'.V17];1;&quot;00000000&quot;;0;&quot;&quot;)" office:value-type="string" office:string-value="">
            <text:p/>
          </table:table-cell>
          <table:table-cell table:style-name="ACE-10" table:formula="of:=COM.MICROSOFT.SWITCH([$'Sheet1'.W17];1;&quot;00000000&quot;;0;&quot;&quot;)" office:value-type="string" office:string-value="">
            <text:p/>
          </table:table-cell>
          <table:table-cell table:style-name="ACE-10" table:formula="of:=COM.MICROSOFT.SWITCH([$'Sheet1'.X17];1;&quot;00000000&quot;;0;&quot;&quot;)" office:value-type="string" office:string-value="">
            <text:p/>
          </table:table-cell>
          <table:table-cell table:style-name="ACE-10" table:formula="of:=COM.MICROSOFT.SWITCH([$'Sheet1'.Y17];1;&quot;00000000&quot;;0;&quot;&quot;)" office:value-type="string" office:string-value="00000000">
            <text:p>00000000</text:p>
          </table:table-cell>
          <table:table-cell table:style-name="ACE-10" table:formula="of:=COM.MICROSOFT.SWITCH([$'Sheet1'.Z17];1;&quot;00000000&quot;;0;&quot;&quot;)" office:value-type="string" office:string-value="">
            <text:p/>
          </table:table-cell>
          <table:table-cell table:style-name="ACE-10" table:formula="of:=COM.MICROSOFT.SWITCH([$'Sheet1'.AA17];1;&quot;00000000&quot;;0;&quot;&quot;)" office:value-type="string" office:string-value="00000000">
            <text:p>00000000</text:p>
          </table:table-cell>
          <table:table-cell table:style-name="ACE-10" table:formula="of:=COM.MICROSOFT.SWITCH([$'Sheet1'.AB17];1;&quot;00000000&quot;;0;&quot;&quot;)" office:value-type="string" office:string-value="">
            <text:p/>
          </table:table-cell>
          <table:table-cell table:style-name="ACE-10" table:formula="of:=COM.MICROSOFT.SWITCH([$'Sheet1'.AC17];1;&quot;00000000&quot;;0;&quot;&quot;)" office:value-type="string" office:string-value="">
            <text:p/>
          </table:table-cell>
          <table:table-cell table:style-name="ACE-10" table:formula="of:=COM.MICROSOFT.SWITCH([$'Sheet1'.AD17];1;&quot;00000000&quot;;0;&quot;&quot;)" office:value-type="string" office:string-value="">
            <text:p/>
          </table:table-cell>
          <table:table-cell table:style-name="ACE-10" table:formula="of:=COM.MICROSOFT.SWITCH([$'Sheet1'.AE17];1;&quot;00000000&quot;;0;&quot;&quot;)" office:value-type="string" office:string-value="">
            <text:p/>
          </table:table-cell>
          <table:table-cell table:style-name="ACE-10" table:formula="of:=COM.MICROSOFT.SWITCH([$'Sheet1'.AF17];1;&quot;00000000&quot;;0;&quot;&quot;)" office:value-type="string" office:string-value="">
            <text:p/>
          </table:table-cell>
          <table:table-cell table:style-name="ACE-10" table:formula="of:=COM.MICROSOFT.SWITCH([$'Sheet1'.AG17];1;&quot;00000000&quot;;0;&quot;&quot;)" office:value-type="string" office:string-value="">
            <text:p/>
          </table:table-cell>
          <table:table-cell table:style-name="ACE-10" table:formula="of:=COM.MICROSOFT.SWITCH([$'Sheet1'.AH17];1;&quot;00000000&quot;;0;&quot;&quot;)" office:value-type="string" office:string-value="">
            <text:p/>
          </table:table-cell>
          <table:table-cell table:style-name="ACE-10" table:formula="of:=COM.MICROSOFT.SWITCH([$'Sheet1'.AI17];1;&quot;00000000&quot;;0;&quot;&quot;)" office:value-type="string" office:string-value="">
            <text:p/>
          </table:table-cell>
          <table:table-cell table:style-name="ACE-10" table:formula="of:=COM.MICROSOFT.SWITCH([$'Sheet1'.AJ17];1;&quot;00000000&quot;;0;&quot;&quot;)" office:value-type="string" office:string-value="">
            <text:p/>
          </table:table-cell>
          <table:table-cell table:style-name="ACE-10" table:formula="of:=COM.MICROSOFT.SWITCH([$'Sheet1'.AK17];1;&quot;00000000&quot;;0;&quot;&quot;)" office:value-type="string" office:string-value="">
            <text:p/>
          </table:table-cell>
          <table:table-cell table:style-name="ACE-10" table:formula="of:=COM.MICROSOFT.SWITCH([$'Sheet1'.AL17];1;&quot;00000000&quot;;0;&quot;&quot;)" office:value-type="string" office:string-value="">
            <text:p/>
          </table:table-cell>
          <table:table-cell table:style-name="ACE-10" table:formula="of:=COM.MICROSOFT.SWITCH([$'Sheet1'.AM17];1;&quot;00000000&quot;;0;&quot;&quot;)" office:value-type="string" office:string-value="">
            <text:p/>
          </table:table-cell>
          <table:table-cell table:style-name="ACE-10" table:formula="of:=COM.MICROSOFT.SWITCH([$'Sheet1'.AN17];1;&quot;00000000&quot;;0;&quot;&quot;)" office:value-type="string" office:string-value="">
            <text:p/>
          </table:table-cell>
          <table:table-cell table:style-name="ACE-10" table:formula="of:=COM.MICROSOFT.SWITCH([$'Sheet1'.AO17];1;&quot;00000000&quot;;0;&quot;&quot;)" office:value-type="string" office:string-value="">
            <text:p/>
          </table:table-cell>
          <table:table-cell table:style-name="ACE-10" table:formula="of:=COM.MICROSOFT.SWITCH([$'Sheet1'.AP17];1;&quot;00000000&quot;;0;&quot;&quot;)" office:value-type="string" office:string-value="">
            <text:p/>
          </table:table-cell>
          <table:table-cell table:style-name="ACE-10" table:formula="of:=COM.MICROSOFT.SWITCH([$'Sheet1'.AQ17];1;&quot;00000000&quot;;0;&quot;&quot;)" office:value-type="string" office:string-value="">
            <text:p/>
          </table:table-cell>
          <table:table-cell table:style-name="ACE-10" table:formula="of:=COM.MICROSOFT.SWITCH([$'Sheet1'.AR17];1;&quot;00000000&quot;;0;&quot;&quot;)" office:value-type="string" office:string-value="">
            <text:p/>
          </table:table-cell>
          <table:table-cell table:style-name="ACE-10" table:formula="of:=COM.MICROSOFT.SWITCH([$'Sheet1'.AS17];1;&quot;00000000&quot;;0;&quot;&quot;)" office:value-type="string" office:string-value="">
            <text:p/>
          </table:table-cell>
          <table:table-cell table:style-name="ACE-10" table:formula="of:=COM.MICROSOFT.SWITCH([$'Sheet1'.AT17];1;&quot;00000000&quot;;0;&quot;&quot;)" office:value-type="string" office:string-value="">
            <text:p/>
          </table:table-cell>
          <table:table-cell table:style-name="ACE-10" table:formula="of:=COM.MICROSOFT.SWITCH([$'Sheet1'.AU17];1;&quot;00000000&quot;;0;&quot;&quot;)" office:value-type="string" office:string-value="">
            <text:p/>
          </table:table-cell>
          <table:table-cell table:style-name="ACE-10" table:formula="of:=COM.MICROSOFT.SWITCH([$'Sheet1'.AV17];1;&quot;00000000&quot;;0;&quot;&quot;)" office:value-type="string" office:string-value="">
            <text:p/>
          </table:table-cell>
          <table:table-cell table:style-name="ACE-10" table:formula="of:=COM.MICROSOFT.SWITCH([$'Sheet1'.AW17];1;&quot;00000000&quot;;0;&quot;&quot;)" office:value-type="string" office:string-value="">
            <text:p/>
          </table:table-cell>
          <table:table-cell table:style-name="ACE-10" table:formula="of:=COM.MICROSOFT.SWITCH([$'Sheet1'.AX17];1;&quot;00000000&quot;;0;&quot;&quot;)" office:value-type="string" office:string-value="">
            <text:p/>
          </table:table-cell>
          <table:table-cell table:style-name="ACE-10" table:formula="of:=COM.MICROSOFT.SWITCH([$'Sheet1'.AY17];1;&quot;00000000&quot;;0;&quot;&quot;)" office:value-type="string" office:string-value="">
            <text:p/>
          </table:table-cell>
          <table:table-cell table:style-name="ACE-17" table:formula="of:=COM.MICROSOFT.SWITCH([$'Sheet1'.AZ17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8];1;&quot;00000000&quot;;0;&quot;&quot;)" office:value-type="string" office:string-value="">
            <text:p/>
          </table:table-cell>
          <table:table-cell table:style-name="ACE-10" table:formula="of:=COM.MICROSOFT.SWITCH([$'Sheet1'.D18];1;&quot;00000000&quot;;0;&quot;&quot;)" office:value-type="string" office:string-value="">
            <text:p/>
          </table:table-cell>
          <table:table-cell table:style-name="ACE-10" table:formula="of:=COM.MICROSOFT.SWITCH([$'Sheet1'.E18];1;&quot;00000000&quot;;0;&quot;&quot;)" office:value-type="string" office:string-value="">
            <text:p/>
          </table:table-cell>
          <table:table-cell table:style-name="ACE-10" table:formula="of:=COM.MICROSOFT.SWITCH([$'Sheet1'.F18];1;&quot;00000000&quot;;0;&quot;&quot;)" office:value-type="string" office:string-value="">
            <text:p/>
          </table:table-cell>
          <table:table-cell table:style-name="ACE-10" table:formula="of:=COM.MICROSOFT.SWITCH([$'Sheet1'.G18];1;&quot;00000000&quot;;0;&quot;&quot;)" office:value-type="string" office:string-value="">
            <text:p/>
          </table:table-cell>
          <table:table-cell table:style-name="ACE-10" table:formula="of:=COM.MICROSOFT.SWITCH([$'Sheet1'.H18];1;&quot;00000000&quot;;0;&quot;&quot;)" office:value-type="string" office:string-value="">
            <text:p/>
          </table:table-cell>
          <table:table-cell table:style-name="ACE-10" table:formula="of:=COM.MICROSOFT.SWITCH([$'Sheet1'.I18];1;&quot;00000000&quot;;0;&quot;&quot;)" office:value-type="string" office:string-value="">
            <text:p/>
          </table:table-cell>
          <table:table-cell table:style-name="ACE-10" table:formula="of:=COM.MICROSOFT.SWITCH([$'Sheet1'.J18];1;&quot;00000000&quot;;0;&quot;&quot;)" office:value-type="string" office:string-value="">
            <text:p/>
          </table:table-cell>
          <table:table-cell table:style-name="ACE-10" table:formula="of:=COM.MICROSOFT.SWITCH([$'Sheet1'.K18];1;&quot;00000000&quot;;0;&quot;&quot;)" office:value-type="string" office:string-value="">
            <text:p/>
          </table:table-cell>
          <table:table-cell table:style-name="ACE-10" table:formula="of:=COM.MICROSOFT.SWITCH([$'Sheet1'.L18];1;&quot;00000000&quot;;0;&quot;&quot;)" office:value-type="string" office:string-value="">
            <text:p/>
          </table:table-cell>
          <table:table-cell table:style-name="ACE-10" table:formula="of:=COM.MICROSOFT.SWITCH([$'Sheet1'.M18];1;&quot;00000000&quot;;0;&quot;&quot;)" office:value-type="string" office:string-value="">
            <text:p/>
          </table:table-cell>
          <table:table-cell table:style-name="ACE-10" table:formula="of:=COM.MICROSOFT.SWITCH([$'Sheet1'.N18];1;&quot;00000000&quot;;0;&quot;&quot;)" office:value-type="string" office:string-value="">
            <text:p/>
          </table:table-cell>
          <table:table-cell table:style-name="ACE-10" table:formula="of:=COM.MICROSOFT.SWITCH([$'Sheet1'.O18];1;&quot;00000000&quot;;0;&quot;&quot;)" office:value-type="string" office:string-value="">
            <text:p/>
          </table:table-cell>
          <table:table-cell table:style-name="ACE-10" table:formula="of:=COM.MICROSOFT.SWITCH([$'Sheet1'.P18];1;&quot;00000000&quot;;0;&quot;&quot;)" office:value-type="string" office:string-value="">
            <text:p/>
          </table:table-cell>
          <table:table-cell table:style-name="ACE-10" table:formula="of:=COM.MICROSOFT.SWITCH([$'Sheet1'.Q18];1;&quot;00000000&quot;;0;&quot;&quot;)" office:value-type="string" office:string-value="">
            <text:p/>
          </table:table-cell>
          <table:table-cell table:style-name="ACE-10" table:formula="of:=COM.MICROSOFT.SWITCH([$'Sheet1'.R18];1;&quot;00000000&quot;;0;&quot;&quot;)" office:value-type="string" office:string-value="">
            <text:p/>
          </table:table-cell>
          <table:table-cell table:style-name="ACE-10" table:formula="of:=COM.MICROSOFT.SWITCH([$'Sheet1'.S18];1;&quot;00000000&quot;;0;&quot;&quot;)" office:value-type="string" office:string-value="">
            <text:p/>
          </table:table-cell>
          <table:table-cell table:style-name="ACE-10" table:formula="of:=COM.MICROSOFT.SWITCH([$'Sheet1'.T18];1;&quot;00000000&quot;;0;&quot;&quot;)" office:value-type="string" office:string-value="">
            <text:p/>
          </table:table-cell>
          <table:table-cell table:style-name="ACE-10" table:formula="of:=COM.MICROSOFT.SWITCH([$'Sheet1'.U18];1;&quot;00000000&quot;;0;&quot;&quot;)" office:value-type="string" office:string-value="">
            <text:p/>
          </table:table-cell>
          <table:table-cell table:style-name="ACE-10" table:formula="of:=COM.MICROSOFT.SWITCH([$'Sheet1'.V18];1;&quot;00000000&quot;;0;&quot;&quot;)" office:value-type="string" office:string-value="">
            <text:p/>
          </table:table-cell>
          <table:table-cell table:style-name="ACE-10" table:formula="of:=COM.MICROSOFT.SWITCH([$'Sheet1'.W18];1;&quot;00000000&quot;;0;&quot;&quot;)" office:value-type="string" office:string-value="">
            <text:p/>
          </table:table-cell>
          <table:table-cell table:style-name="ACE-10" table:formula="of:=COM.MICROSOFT.SWITCH([$'Sheet1'.X18];1;&quot;00000000&quot;;0;&quot;&quot;)" office:value-type="string" office:string-value="">
            <text:p/>
          </table:table-cell>
          <table:table-cell table:style-name="ACE-10" table:formula="of:=COM.MICROSOFT.SWITCH([$'Sheet1'.Y18];1;&quot;00000000&quot;;0;&quot;&quot;)" office:value-type="string" office:string-value="00000000">
            <text:p>00000000</text:p>
          </table:table-cell>
          <table:table-cell table:style-name="ACE-10" table:formula="of:=COM.MICROSOFT.SWITCH([$'Sheet1'.Z18];1;&quot;00000000&quot;;0;&quot;&quot;)" office:value-type="string" office:string-value="">
            <text:p/>
          </table:table-cell>
          <table:table-cell table:style-name="ACE-10" table:formula="of:=COM.MICROSOFT.SWITCH([$'Sheet1'.AA18];1;&quot;00000000&quot;;0;&quot;&quot;)" office:value-type="string" office:string-value="">
            <text:p/>
          </table:table-cell>
          <table:table-cell table:style-name="ACE-10" table:formula="of:=COM.MICROSOFT.SWITCH([$'Sheet1'.AB18];1;&quot;00000000&quot;;0;&quot;&quot;)" office:value-type="string" office:string-value="">
            <text:p/>
          </table:table-cell>
          <table:table-cell table:style-name="ACE-10" table:formula="of:=COM.MICROSOFT.SWITCH([$'Sheet1'.AC18];1;&quot;00000000&quot;;0;&quot;&quot;)" office:value-type="string" office:string-value="">
            <text:p/>
          </table:table-cell>
          <table:table-cell table:style-name="ACE-10" table:formula="of:=COM.MICROSOFT.SWITCH([$'Sheet1'.AD18];1;&quot;00000000&quot;;0;&quot;&quot;)" office:value-type="string" office:string-value="">
            <text:p/>
          </table:table-cell>
          <table:table-cell table:style-name="ACE-10" table:formula="of:=COM.MICROSOFT.SWITCH([$'Sheet1'.AE18];1;&quot;00000000&quot;;0;&quot;&quot;)" office:value-type="string" office:string-value="">
            <text:p/>
          </table:table-cell>
          <table:table-cell table:style-name="ACE-10" table:formula="of:=COM.MICROSOFT.SWITCH([$'Sheet1'.AF18];1;&quot;00000000&quot;;0;&quot;&quot;)" office:value-type="string" office:string-value="">
            <text:p/>
          </table:table-cell>
          <table:table-cell table:style-name="ACE-10" table:formula="of:=COM.MICROSOFT.SWITCH([$'Sheet1'.AG18];1;&quot;00000000&quot;;0;&quot;&quot;)" office:value-type="string" office:string-value="">
            <text:p/>
          </table:table-cell>
          <table:table-cell table:style-name="ACE-10" table:formula="of:=COM.MICROSOFT.SWITCH([$'Sheet1'.AH18];1;&quot;00000000&quot;;0;&quot;&quot;)" office:value-type="string" office:string-value="">
            <text:p/>
          </table:table-cell>
          <table:table-cell table:style-name="ACE-10" table:formula="of:=COM.MICROSOFT.SWITCH([$'Sheet1'.AI18];1;&quot;00000000&quot;;0;&quot;&quot;)" office:value-type="string" office:string-value="">
            <text:p/>
          </table:table-cell>
          <table:table-cell table:style-name="ACE-10" table:formula="of:=COM.MICROSOFT.SWITCH([$'Sheet1'.AJ18];1;&quot;00000000&quot;;0;&quot;&quot;)" office:value-type="string" office:string-value="">
            <text:p/>
          </table:table-cell>
          <table:table-cell table:style-name="ACE-10" table:formula="of:=COM.MICROSOFT.SWITCH([$'Sheet1'.AK18];1;&quot;00000000&quot;;0;&quot;&quot;)" office:value-type="string" office:string-value="">
            <text:p/>
          </table:table-cell>
          <table:table-cell table:style-name="ACE-10" table:formula="of:=COM.MICROSOFT.SWITCH([$'Sheet1'.AL18];1;&quot;00000000&quot;;0;&quot;&quot;)" office:value-type="string" office:string-value="">
            <text:p/>
          </table:table-cell>
          <table:table-cell table:style-name="ACE-10" table:formula="of:=COM.MICROSOFT.SWITCH([$'Sheet1'.AM18];1;&quot;00000000&quot;;0;&quot;&quot;)" office:value-type="string" office:string-value="">
            <text:p/>
          </table:table-cell>
          <table:table-cell table:style-name="ACE-10" table:formula="of:=COM.MICROSOFT.SWITCH([$'Sheet1'.AN18];1;&quot;00000000&quot;;0;&quot;&quot;)" office:value-type="string" office:string-value="">
            <text:p/>
          </table:table-cell>
          <table:table-cell table:style-name="ACE-10" table:formula="of:=COM.MICROSOFT.SWITCH([$'Sheet1'.AO18];1;&quot;00000000&quot;;0;&quot;&quot;)" office:value-type="string" office:string-value="">
            <text:p/>
          </table:table-cell>
          <table:table-cell table:style-name="ACE-10" table:formula="of:=COM.MICROSOFT.SWITCH([$'Sheet1'.AP18];1;&quot;00000000&quot;;0;&quot;&quot;)" office:value-type="string" office:string-value="">
            <text:p/>
          </table:table-cell>
          <table:table-cell table:style-name="ACE-10" table:formula="of:=COM.MICROSOFT.SWITCH([$'Sheet1'.AQ18];1;&quot;00000000&quot;;0;&quot;&quot;)" office:value-type="string" office:string-value="">
            <text:p/>
          </table:table-cell>
          <table:table-cell table:style-name="ACE-10" table:formula="of:=COM.MICROSOFT.SWITCH([$'Sheet1'.AR18];1;&quot;00000000&quot;;0;&quot;&quot;)" office:value-type="string" office:string-value="">
            <text:p/>
          </table:table-cell>
          <table:table-cell table:style-name="ACE-10" table:formula="of:=COM.MICROSOFT.SWITCH([$'Sheet1'.AS18];1;&quot;00000000&quot;;0;&quot;&quot;)" office:value-type="string" office:string-value="">
            <text:p/>
          </table:table-cell>
          <table:table-cell table:style-name="ACE-10" table:formula="of:=COM.MICROSOFT.SWITCH([$'Sheet1'.AT18];1;&quot;00000000&quot;;0;&quot;&quot;)" office:value-type="string" office:string-value="">
            <text:p/>
          </table:table-cell>
          <table:table-cell table:style-name="ACE-10" table:formula="of:=COM.MICROSOFT.SWITCH([$'Sheet1'.AU18];1;&quot;00000000&quot;;0;&quot;&quot;)" office:value-type="string" office:string-value="">
            <text:p/>
          </table:table-cell>
          <table:table-cell table:style-name="ACE-10" table:formula="of:=COM.MICROSOFT.SWITCH([$'Sheet1'.AV18];1;&quot;00000000&quot;;0;&quot;&quot;)" office:value-type="string" office:string-value="">
            <text:p/>
          </table:table-cell>
          <table:table-cell table:style-name="ACE-10" table:formula="of:=COM.MICROSOFT.SWITCH([$'Sheet1'.AW18];1;&quot;00000000&quot;;0;&quot;&quot;)" office:value-type="string" office:string-value="">
            <text:p/>
          </table:table-cell>
          <table:table-cell table:style-name="ACE-10" table:formula="of:=COM.MICROSOFT.SWITCH([$'Sheet1'.AX18];1;&quot;00000000&quot;;0;&quot;&quot;)" office:value-type="string" office:string-value="">
            <text:p/>
          </table:table-cell>
          <table:table-cell table:style-name="ACE-10" table:formula="of:=COM.MICROSOFT.SWITCH([$'Sheet1'.AY18];1;&quot;00000000&quot;;0;&quot;&quot;)" office:value-type="string" office:string-value="">
            <text:p/>
          </table:table-cell>
          <table:table-cell table:style-name="ACE-17" table:formula="of:=COM.MICROSOFT.SWITCH([$'Sheet1'.AZ18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19];1;&quot;00000000&quot;;0;&quot;&quot;)" office:value-type="string" office:string-value="">
            <text:p/>
          </table:table-cell>
          <table:table-cell table:style-name="ACE-10" table:formula="of:=COM.MICROSOFT.SWITCH([$'Sheet1'.D19];1;&quot;00000000&quot;;0;&quot;&quot;)" office:value-type="string" office:string-value="">
            <text:p/>
          </table:table-cell>
          <table:table-cell table:style-name="ACE-10" table:formula="of:=COM.MICROSOFT.SWITCH([$'Sheet1'.E19];1;&quot;00000000&quot;;0;&quot;&quot;)" office:value-type="string" office:string-value="">
            <text:p/>
          </table:table-cell>
          <table:table-cell table:style-name="ACE-10" table:formula="of:=COM.MICROSOFT.SWITCH([$'Sheet1'.F19];1;&quot;00000000&quot;;0;&quot;&quot;)" office:value-type="string" office:string-value="">
            <text:p/>
          </table:table-cell>
          <table:table-cell table:style-name="ACE-10" table:formula="of:=COM.MICROSOFT.SWITCH([$'Sheet1'.G19];1;&quot;00000000&quot;;0;&quot;&quot;)" office:value-type="string" office:string-value="">
            <text:p/>
          </table:table-cell>
          <table:table-cell table:style-name="ACE-10" table:formula="of:=COM.MICROSOFT.SWITCH([$'Sheet1'.H19];1;&quot;00000000&quot;;0;&quot;&quot;)" office:value-type="string" office:string-value="">
            <text:p/>
          </table:table-cell>
          <table:table-cell table:style-name="ACE-10" table:formula="of:=COM.MICROSOFT.SWITCH([$'Sheet1'.I19];1;&quot;00000000&quot;;0;&quot;&quot;)" office:value-type="string" office:string-value="">
            <text:p/>
          </table:table-cell>
          <table:table-cell table:style-name="ACE-10" table:formula="of:=COM.MICROSOFT.SWITCH([$'Sheet1'.J19];1;&quot;00000000&quot;;0;&quot;&quot;)" office:value-type="string" office:string-value="">
            <text:p/>
          </table:table-cell>
          <table:table-cell table:style-name="ACE-10" table:formula="of:=COM.MICROSOFT.SWITCH([$'Sheet1'.K19];1;&quot;00000000&quot;;0;&quot;&quot;)" office:value-type="string" office:string-value="">
            <text:p/>
          </table:table-cell>
          <table:table-cell table:style-name="ACE-10" table:formula="of:=COM.MICROSOFT.SWITCH([$'Sheet1'.L19];1;&quot;00000000&quot;;0;&quot;&quot;)" office:value-type="string" office:string-value="">
            <text:p/>
          </table:table-cell>
          <table:table-cell table:style-name="ACE-10" table:formula="of:=COM.MICROSOFT.SWITCH([$'Sheet1'.M19];1;&quot;00000000&quot;;0;&quot;&quot;)" office:value-type="string" office:string-value="">
            <text:p/>
          </table:table-cell>
          <table:table-cell table:style-name="ACE-10" table:formula="of:=COM.MICROSOFT.SWITCH([$'Sheet1'.N19];1;&quot;00000000&quot;;0;&quot;&quot;)" office:value-type="string" office:string-value="">
            <text:p/>
          </table:table-cell>
          <table:table-cell table:style-name="ACE-10" table:formula="of:=COM.MICROSOFT.SWITCH([$'Sheet1'.O19];1;&quot;00000000&quot;;0;&quot;&quot;)" office:value-type="string" office:string-value="">
            <text:p/>
          </table:table-cell>
          <table:table-cell table:style-name="ACE-10" table:formula="of:=COM.MICROSOFT.SWITCH([$'Sheet1'.P19];1;&quot;00000000&quot;;0;&quot;&quot;)" office:value-type="string" office:string-value="">
            <text:p/>
          </table:table-cell>
          <table:table-cell table:style-name="ACE-10" table:formula="of:=COM.MICROSOFT.SWITCH([$'Sheet1'.Q19];1;&quot;00000000&quot;;0;&quot;&quot;)" office:value-type="string" office:string-value="">
            <text:p/>
          </table:table-cell>
          <table:table-cell table:style-name="ACE-10" table:formula="of:=COM.MICROSOFT.SWITCH([$'Sheet1'.R19];1;&quot;00000000&quot;;0;&quot;&quot;)" office:value-type="string" office:string-value="">
            <text:p/>
          </table:table-cell>
          <table:table-cell table:style-name="ACE-10" table:formula="of:=COM.MICROSOFT.SWITCH([$'Sheet1'.S19];1;&quot;00000000&quot;;0;&quot;&quot;)" office:value-type="string" office:string-value="">
            <text:p/>
          </table:table-cell>
          <table:table-cell table:style-name="ACE-10" table:formula="of:=COM.MICROSOFT.SWITCH([$'Sheet1'.T19];1;&quot;00000000&quot;;0;&quot;&quot;)" office:value-type="string" office:string-value="">
            <text:p/>
          </table:table-cell>
          <table:table-cell table:style-name="ACE-10" table:formula="of:=COM.MICROSOFT.SWITCH([$'Sheet1'.U19];1;&quot;00000000&quot;;0;&quot;&quot;)" office:value-type="string" office:string-value="">
            <text:p/>
          </table:table-cell>
          <table:table-cell table:style-name="ACE-10" table:formula="of:=COM.MICROSOFT.SWITCH([$'Sheet1'.V19];1;&quot;00000000&quot;;0;&quot;&quot;)" office:value-type="string" office:string-value="">
            <text:p/>
          </table:table-cell>
          <table:table-cell table:style-name="ACE-10" table:formula="of:=COM.MICROSOFT.SWITCH([$'Sheet1'.W19];1;&quot;00000000&quot;;0;&quot;&quot;)" office:value-type="string" office:string-value="">
            <text:p/>
          </table:table-cell>
          <table:table-cell table:style-name="ACE-10" table:formula="of:=COM.MICROSOFT.SWITCH([$'Sheet1'.X19];1;&quot;00000000&quot;;0;&quot;&quot;)" office:value-type="string" office:string-value="">
            <text:p/>
          </table:table-cell>
          <table:table-cell table:style-name="ACE-10" table:formula="of:=COM.MICROSOFT.SWITCH([$'Sheet1'.Y19];1;&quot;00000000&quot;;0;&quot;&quot;)" office:value-type="string" office:string-value="">
            <text:p/>
          </table:table-cell>
          <table:table-cell table:style-name="ACE-10" table:formula="of:=COM.MICROSOFT.SWITCH([$'Sheet1'.Z19];1;&quot;00000000&quot;;0;&quot;&quot;)" office:value-type="string" office:string-value="">
            <text:p/>
          </table:table-cell>
          <table:table-cell table:style-name="ACE-10" table:formula="of:=COM.MICROSOFT.SWITCH([$'Sheet1'.AA19];1;&quot;00000000&quot;;0;&quot;&quot;)" office:value-type="string" office:string-value="">
            <text:p/>
          </table:table-cell>
          <table:table-cell table:style-name="ACE-10" table:formula="of:=COM.MICROSOFT.SWITCH([$'Sheet1'.AB19];1;&quot;00000000&quot;;0;&quot;&quot;)" office:value-type="string" office:string-value="">
            <text:p/>
          </table:table-cell>
          <table:table-cell table:style-name="ACE-10" table:formula="of:=COM.MICROSOFT.SWITCH([$'Sheet1'.AC19];1;&quot;00000000&quot;;0;&quot;&quot;)" office:value-type="string" office:string-value="">
            <text:p/>
          </table:table-cell>
          <table:table-cell table:style-name="ACE-10" table:formula="of:=COM.MICROSOFT.SWITCH([$'Sheet1'.AD19];1;&quot;00000000&quot;;0;&quot;&quot;)" office:value-type="string" office:string-value="">
            <text:p/>
          </table:table-cell>
          <table:table-cell table:style-name="ACE-10" table:formula="of:=COM.MICROSOFT.SWITCH([$'Sheet1'.AE19];1;&quot;00000000&quot;;0;&quot;&quot;)" office:value-type="string" office:string-value="">
            <text:p/>
          </table:table-cell>
          <table:table-cell table:style-name="ACE-10" table:formula="of:=COM.MICROSOFT.SWITCH([$'Sheet1'.AF19];1;&quot;00000000&quot;;0;&quot;&quot;)" office:value-type="string" office:string-value="">
            <text:p/>
          </table:table-cell>
          <table:table-cell table:style-name="ACE-10" table:formula="of:=COM.MICROSOFT.SWITCH([$'Sheet1'.AG19];1;&quot;00000000&quot;;0;&quot;&quot;)" office:value-type="string" office:string-value="">
            <text:p/>
          </table:table-cell>
          <table:table-cell table:style-name="ACE-10" table:formula="of:=COM.MICROSOFT.SWITCH([$'Sheet1'.AH19];1;&quot;00000000&quot;;0;&quot;&quot;)" office:value-type="string" office:string-value="">
            <text:p/>
          </table:table-cell>
          <table:table-cell table:style-name="ACE-10" table:formula="of:=COM.MICROSOFT.SWITCH([$'Sheet1'.AI19];1;&quot;00000000&quot;;0;&quot;&quot;)" office:value-type="string" office:string-value="">
            <text:p/>
          </table:table-cell>
          <table:table-cell table:style-name="ACE-10" table:formula="of:=COM.MICROSOFT.SWITCH([$'Sheet1'.AJ19];1;&quot;00000000&quot;;0;&quot;&quot;)" office:value-type="string" office:string-value="">
            <text:p/>
          </table:table-cell>
          <table:table-cell table:style-name="ACE-10" table:formula="of:=COM.MICROSOFT.SWITCH([$'Sheet1'.AK19];1;&quot;00000000&quot;;0;&quot;&quot;)" office:value-type="string" office:string-value="">
            <text:p/>
          </table:table-cell>
          <table:table-cell table:style-name="ACE-10" table:formula="of:=COM.MICROSOFT.SWITCH([$'Sheet1'.AL19];1;&quot;00000000&quot;;0;&quot;&quot;)" office:value-type="string" office:string-value="">
            <text:p/>
          </table:table-cell>
          <table:table-cell table:style-name="ACE-10" table:formula="of:=COM.MICROSOFT.SWITCH([$'Sheet1'.AM19];1;&quot;00000000&quot;;0;&quot;&quot;)" office:value-type="string" office:string-value="">
            <text:p/>
          </table:table-cell>
          <table:table-cell table:style-name="ACE-10" table:formula="of:=COM.MICROSOFT.SWITCH([$'Sheet1'.AN19];1;&quot;00000000&quot;;0;&quot;&quot;)" office:value-type="string" office:string-value="">
            <text:p/>
          </table:table-cell>
          <table:table-cell table:style-name="ACE-10" table:formula="of:=COM.MICROSOFT.SWITCH([$'Sheet1'.AO19];1;&quot;00000000&quot;;0;&quot;&quot;)" office:value-type="string" office:string-value="">
            <text:p/>
          </table:table-cell>
          <table:table-cell table:style-name="ACE-10" table:formula="of:=COM.MICROSOFT.SWITCH([$'Sheet1'.AP19];1;&quot;00000000&quot;;0;&quot;&quot;)" office:value-type="string" office:string-value="">
            <text:p/>
          </table:table-cell>
          <table:table-cell table:style-name="ACE-10" table:formula="of:=COM.MICROSOFT.SWITCH([$'Sheet1'.AQ19];1;&quot;00000000&quot;;0;&quot;&quot;)" office:value-type="string" office:string-value="">
            <text:p/>
          </table:table-cell>
          <table:table-cell table:style-name="ACE-10" table:formula="of:=COM.MICROSOFT.SWITCH([$'Sheet1'.AR19];1;&quot;00000000&quot;;0;&quot;&quot;)" office:value-type="string" office:string-value="00000000">
            <text:p>00000000</text:p>
          </table:table-cell>
          <table:table-cell table:style-name="ACE-10" table:formula="of:=COM.MICROSOFT.SWITCH([$'Sheet1'.AS19];1;&quot;00000000&quot;;0;&quot;&quot;)" office:value-type="string" office:string-value="00000000">
            <text:p>00000000</text:p>
          </table:table-cell>
          <table:table-cell table:style-name="ACE-10" table:formula="of:=COM.MICROSOFT.SWITCH([$'Sheet1'.AT19];1;&quot;00000000&quot;;0;&quot;&quot;)" office:value-type="string" office:string-value="">
            <text:p/>
          </table:table-cell>
          <table:table-cell table:style-name="ACE-10" table:formula="of:=COM.MICROSOFT.SWITCH([$'Sheet1'.AU19];1;&quot;00000000&quot;;0;&quot;&quot;)" office:value-type="string" office:string-value="">
            <text:p/>
          </table:table-cell>
          <table:table-cell table:style-name="ACE-10" table:formula="of:=COM.MICROSOFT.SWITCH([$'Sheet1'.AV19];1;&quot;00000000&quot;;0;&quot;&quot;)" office:value-type="string" office:string-value="">
            <text:p/>
          </table:table-cell>
          <table:table-cell table:style-name="ACE-10" table:formula="of:=COM.MICROSOFT.SWITCH([$'Sheet1'.AW19];1;&quot;00000000&quot;;0;&quot;&quot;)" office:value-type="string" office:string-value="">
            <text:p/>
          </table:table-cell>
          <table:table-cell table:style-name="ACE-10" table:formula="of:=COM.MICROSOFT.SWITCH([$'Sheet1'.AX19];1;&quot;00000000&quot;;0;&quot;&quot;)" office:value-type="string" office:string-value="">
            <text:p/>
          </table:table-cell>
          <table:table-cell table:style-name="ACE-10" table:formula="of:=COM.MICROSOFT.SWITCH([$'Sheet1'.AY19];1;&quot;00000000&quot;;0;&quot;&quot;)" office:value-type="string" office:string-value="">
            <text:p/>
          </table:table-cell>
          <table:table-cell table:style-name="ACE-17" table:formula="of:=COM.MICROSOFT.SWITCH([$'Sheet1'.AZ19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0];1;&quot;00000000&quot;;0;&quot;&quot;)" office:value-type="string" office:string-value="">
            <text:p/>
          </table:table-cell>
          <table:table-cell table:style-name="ACE-10" table:formula="of:=COM.MICROSOFT.SWITCH([$'Sheet1'.D20];1;&quot;00000000&quot;;0;&quot;&quot;)" office:value-type="string" office:string-value="">
            <text:p/>
          </table:table-cell>
          <table:table-cell table:style-name="ACE-10" table:formula="of:=COM.MICROSOFT.SWITCH([$'Sheet1'.E20];1;&quot;00000000&quot;;0;&quot;&quot;)" office:value-type="string" office:string-value="">
            <text:p/>
          </table:table-cell>
          <table:table-cell table:style-name="ACE-10" table:formula="of:=COM.MICROSOFT.SWITCH([$'Sheet1'.F20];1;&quot;00000000&quot;;0;&quot;&quot;)" office:value-type="string" office:string-value="">
            <text:p/>
          </table:table-cell>
          <table:table-cell table:style-name="ACE-10" table:formula="of:=COM.MICROSOFT.SWITCH([$'Sheet1'.G20];1;&quot;00000000&quot;;0;&quot;&quot;)" office:value-type="string" office:string-value="">
            <text:p/>
          </table:table-cell>
          <table:table-cell table:style-name="ACE-10" table:formula="of:=COM.MICROSOFT.SWITCH([$'Sheet1'.H20];1;&quot;00000000&quot;;0;&quot;&quot;)" office:value-type="string" office:string-value="">
            <text:p/>
          </table:table-cell>
          <table:table-cell table:style-name="ACE-10" table:formula="of:=COM.MICROSOFT.SWITCH([$'Sheet1'.I20];1;&quot;00000000&quot;;0;&quot;&quot;)" office:value-type="string" office:string-value="">
            <text:p/>
          </table:table-cell>
          <table:table-cell table:style-name="ACE-10" table:formula="of:=COM.MICROSOFT.SWITCH([$'Sheet1'.J20];1;&quot;00000000&quot;;0;&quot;&quot;)" office:value-type="string" office:string-value="">
            <text:p/>
          </table:table-cell>
          <table:table-cell table:style-name="ACE-10" table:formula="of:=COM.MICROSOFT.SWITCH([$'Sheet1'.K20];1;&quot;00000000&quot;;0;&quot;&quot;)" office:value-type="string" office:string-value="">
            <text:p/>
          </table:table-cell>
          <table:table-cell table:style-name="ACE-10" table:formula="of:=COM.MICROSOFT.SWITCH([$'Sheet1'.L20];1;&quot;00000000&quot;;0;&quot;&quot;)" office:value-type="string" office:string-value="">
            <text:p/>
          </table:table-cell>
          <table:table-cell table:style-name="ACE-10" table:formula="of:=COM.MICROSOFT.SWITCH([$'Sheet1'.M20];1;&quot;00000000&quot;;0;&quot;&quot;)" office:value-type="string" office:string-value="">
            <text:p/>
          </table:table-cell>
          <table:table-cell table:style-name="ACE-10" table:formula="of:=COM.MICROSOFT.SWITCH([$'Sheet1'.N20];1;&quot;00000000&quot;;0;&quot;&quot;)" office:value-type="string" office:string-value="">
            <text:p/>
          </table:table-cell>
          <table:table-cell table:style-name="ACE-10" table:formula="of:=COM.MICROSOFT.SWITCH([$'Sheet1'.O20];1;&quot;00000000&quot;;0;&quot;&quot;)" office:value-type="string" office:string-value="">
            <text:p/>
          </table:table-cell>
          <table:table-cell table:style-name="ACE-10" table:formula="of:=COM.MICROSOFT.SWITCH([$'Sheet1'.P20];1;&quot;00000000&quot;;0;&quot;&quot;)" office:value-type="string" office:string-value="">
            <text:p/>
          </table:table-cell>
          <table:table-cell table:style-name="ACE-10" table:formula="of:=COM.MICROSOFT.SWITCH([$'Sheet1'.Q20];1;&quot;00000000&quot;;0;&quot;&quot;)" office:value-type="string" office:string-value="">
            <text:p/>
          </table:table-cell>
          <table:table-cell table:style-name="ACE-10" table:formula="of:=COM.MICROSOFT.SWITCH([$'Sheet1'.R20];1;&quot;00000000&quot;;0;&quot;&quot;)" office:value-type="string" office:string-value="">
            <text:p/>
          </table:table-cell>
          <table:table-cell table:style-name="ACE-10" table:formula="of:=COM.MICROSOFT.SWITCH([$'Sheet1'.S20];1;&quot;00000000&quot;;0;&quot;&quot;)" office:value-type="string" office:string-value="">
            <text:p/>
          </table:table-cell>
          <table:table-cell table:style-name="ACE-10" table:formula="of:=COM.MICROSOFT.SWITCH([$'Sheet1'.T20];1;&quot;00000000&quot;;0;&quot;&quot;)" office:value-type="string" office:string-value="">
            <text:p/>
          </table:table-cell>
          <table:table-cell table:style-name="ACE-10" table:formula="of:=COM.MICROSOFT.SWITCH([$'Sheet1'.U20];1;&quot;00000000&quot;;0;&quot;&quot;)" office:value-type="string" office:string-value="">
            <text:p/>
          </table:table-cell>
          <table:table-cell table:style-name="ACE-10" table:formula="of:=COM.MICROSOFT.SWITCH([$'Sheet1'.V20];1;&quot;00000000&quot;;0;&quot;&quot;)" office:value-type="string" office:string-value="">
            <text:p/>
          </table:table-cell>
          <table:table-cell table:style-name="ACE-10" table:formula="of:=COM.MICROSOFT.SWITCH([$'Sheet1'.W20];1;&quot;00000000&quot;;0;&quot;&quot;)" office:value-type="string" office:string-value="">
            <text:p/>
          </table:table-cell>
          <table:table-cell table:style-name="ACE-10" table:formula="of:=COM.MICROSOFT.SWITCH([$'Sheet1'.X20];1;&quot;00000000&quot;;0;&quot;&quot;)" office:value-type="string" office:string-value="">
            <text:p/>
          </table:table-cell>
          <table:table-cell table:style-name="ACE-10" table:formula="of:=COM.MICROSOFT.SWITCH([$'Sheet1'.Y20];1;&quot;00000000&quot;;0;&quot;&quot;)" office:value-type="string" office:string-value="">
            <text:p/>
          </table:table-cell>
          <table:table-cell table:style-name="ACE-10" table:formula="of:=COM.MICROSOFT.SWITCH([$'Sheet1'.Z20];1;&quot;00000000&quot;;0;&quot;&quot;)" office:value-type="string" office:string-value="">
            <text:p/>
          </table:table-cell>
          <table:table-cell table:style-name="ACE-10" table:formula="of:=COM.MICROSOFT.SWITCH([$'Sheet1'.AA20];1;&quot;00000000&quot;;0;&quot;&quot;)" office:value-type="string" office:string-value="">
            <text:p/>
          </table:table-cell>
          <table:table-cell table:style-name="ACE-10" table:formula="of:=COM.MICROSOFT.SWITCH([$'Sheet1'.AB20];1;&quot;00000000&quot;;0;&quot;&quot;)" office:value-type="string" office:string-value="">
            <text:p/>
          </table:table-cell>
          <table:table-cell table:style-name="ACE-10" table:formula="of:=COM.MICROSOFT.SWITCH([$'Sheet1'.AC20];1;&quot;00000000&quot;;0;&quot;&quot;)" office:value-type="string" office:string-value="">
            <text:p/>
          </table:table-cell>
          <table:table-cell table:style-name="ACE-10" table:formula="of:=COM.MICROSOFT.SWITCH([$'Sheet1'.AD20];1;&quot;00000000&quot;;0;&quot;&quot;)" office:value-type="string" office:string-value="">
            <text:p/>
          </table:table-cell>
          <table:table-cell table:style-name="ACE-10" table:formula="of:=COM.MICROSOFT.SWITCH([$'Sheet1'.AE20];1;&quot;00000000&quot;;0;&quot;&quot;)" office:value-type="string" office:string-value="">
            <text:p/>
          </table:table-cell>
          <table:table-cell table:style-name="ACE-10" table:formula="of:=COM.MICROSOFT.SWITCH([$'Sheet1'.AF20];1;&quot;00000000&quot;;0;&quot;&quot;)" office:value-type="string" office:string-value="">
            <text:p/>
          </table:table-cell>
          <table:table-cell table:style-name="ACE-10" table:formula="of:=COM.MICROSOFT.SWITCH([$'Sheet1'.AG20];1;&quot;00000000&quot;;0;&quot;&quot;)" office:value-type="string" office:string-value="">
            <text:p/>
          </table:table-cell>
          <table:table-cell table:style-name="ACE-10" table:formula="of:=COM.MICROSOFT.SWITCH([$'Sheet1'.AH20];1;&quot;00000000&quot;;0;&quot;&quot;)" office:value-type="string" office:string-value="">
            <text:p/>
          </table:table-cell>
          <table:table-cell table:style-name="ACE-10" table:formula="of:=COM.MICROSOFT.SWITCH([$'Sheet1'.AI20];1;&quot;00000000&quot;;0;&quot;&quot;)" office:value-type="string" office:string-value="">
            <text:p/>
          </table:table-cell>
          <table:table-cell table:style-name="ACE-10" table:formula="of:=COM.MICROSOFT.SWITCH([$'Sheet1'.AJ20];1;&quot;00000000&quot;;0;&quot;&quot;)" office:value-type="string" office:string-value="">
            <text:p/>
          </table:table-cell>
          <table:table-cell table:style-name="ACE-10" table:formula="of:=COM.MICROSOFT.SWITCH([$'Sheet1'.AK20];1;&quot;00000000&quot;;0;&quot;&quot;)" office:value-type="string" office:string-value="">
            <text:p/>
          </table:table-cell>
          <table:table-cell table:style-name="ACE-10" table:formula="of:=COM.MICROSOFT.SWITCH([$'Sheet1'.AL20];1;&quot;00000000&quot;;0;&quot;&quot;)" office:value-type="string" office:string-value="">
            <text:p/>
          </table:table-cell>
          <table:table-cell table:style-name="ACE-10" table:formula="of:=COM.MICROSOFT.SWITCH([$'Sheet1'.AM20];1;&quot;00000000&quot;;0;&quot;&quot;)" office:value-type="string" office:string-value="">
            <text:p/>
          </table:table-cell>
          <table:table-cell table:style-name="ACE-10" table:formula="of:=COM.MICROSOFT.SWITCH([$'Sheet1'.AN20];1;&quot;00000000&quot;;0;&quot;&quot;)" office:value-type="string" office:string-value="">
            <text:p/>
          </table:table-cell>
          <table:table-cell table:style-name="ACE-10" table:formula="of:=COM.MICROSOFT.SWITCH([$'Sheet1'.AO20];1;&quot;00000000&quot;;0;&quot;&quot;)" office:value-type="string" office:string-value="">
            <text:p/>
          </table:table-cell>
          <table:table-cell table:style-name="ACE-10" table:formula="of:=COM.MICROSOFT.SWITCH([$'Sheet1'.AP20];1;&quot;00000000&quot;;0;&quot;&quot;)" office:value-type="string" office:string-value="">
            <text:p/>
          </table:table-cell>
          <table:table-cell table:style-name="ACE-10" table:formula="of:=COM.MICROSOFT.SWITCH([$'Sheet1'.AQ20];1;&quot;00000000&quot;;0;&quot;&quot;)" office:value-type="string" office:string-value="">
            <text:p/>
          </table:table-cell>
          <table:table-cell table:style-name="ACE-10" table:formula="of:=COM.MICROSOFT.SWITCH([$'Sheet1'.AR20];1;&quot;00000000&quot;;0;&quot;&quot;)" office:value-type="string" office:string-value="00000000">
            <text:p>00000000</text:p>
          </table:table-cell>
          <table:table-cell table:style-name="ACE-10" table:formula="of:=COM.MICROSOFT.SWITCH([$'Sheet1'.AS20];1;&quot;00000000&quot;;0;&quot;&quot;)" office:value-type="string" office:string-value="">
            <text:p/>
          </table:table-cell>
          <table:table-cell table:style-name="ACE-10" table:formula="of:=COM.MICROSOFT.SWITCH([$'Sheet1'.AT20];1;&quot;00000000&quot;;0;&quot;&quot;)" office:value-type="string" office:string-value="00000000">
            <text:p>00000000</text:p>
          </table:table-cell>
          <table:table-cell table:style-name="ACE-10" table:formula="of:=COM.MICROSOFT.SWITCH([$'Sheet1'.AU20];1;&quot;00000000&quot;;0;&quot;&quot;)" office:value-type="string" office:string-value="">
            <text:p/>
          </table:table-cell>
          <table:table-cell table:style-name="ACE-10" table:formula="of:=COM.MICROSOFT.SWITCH([$'Sheet1'.AV20];1;&quot;00000000&quot;;0;&quot;&quot;)" office:value-type="string" office:string-value="">
            <text:p/>
          </table:table-cell>
          <table:table-cell table:style-name="ACE-10" table:formula="of:=COM.MICROSOFT.SWITCH([$'Sheet1'.AW20];1;&quot;00000000&quot;;0;&quot;&quot;)" office:value-type="string" office:string-value="">
            <text:p/>
          </table:table-cell>
          <table:table-cell table:style-name="ACE-10" table:formula="of:=COM.MICROSOFT.SWITCH([$'Sheet1'.AX20];1;&quot;00000000&quot;;0;&quot;&quot;)" office:value-type="string" office:string-value="">
            <text:p/>
          </table:table-cell>
          <table:table-cell table:style-name="ACE-10" table:formula="of:=COM.MICROSOFT.SWITCH([$'Sheet1'.AY20];1;&quot;00000000&quot;;0;&quot;&quot;)" office:value-type="string" office:string-value="">
            <text:p/>
          </table:table-cell>
          <table:table-cell table:style-name="ACE-17" table:formula="of:=COM.MICROSOFT.SWITCH([$'Sheet1'.AZ20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1];1;&quot;00000000&quot;;0;&quot;&quot;)" office:value-type="string" office:string-value="">
            <text:p/>
          </table:table-cell>
          <table:table-cell table:style-name="ACE-10" table:formula="of:=COM.MICROSOFT.SWITCH([$'Sheet1'.D21];1;&quot;00000000&quot;;0;&quot;&quot;)" office:value-type="string" office:string-value="">
            <text:p/>
          </table:table-cell>
          <table:table-cell table:style-name="ACE-10" table:formula="of:=COM.MICROSOFT.SWITCH([$'Sheet1'.E21];1;&quot;00000000&quot;;0;&quot;&quot;)" office:value-type="string" office:string-value="">
            <text:p/>
          </table:table-cell>
          <table:table-cell table:style-name="ACE-10" table:formula="of:=COM.MICROSOFT.SWITCH([$'Sheet1'.F21];1;&quot;00000000&quot;;0;&quot;&quot;)" office:value-type="string" office:string-value="">
            <text:p/>
          </table:table-cell>
          <table:table-cell table:style-name="ACE-10" table:formula="of:=COM.MICROSOFT.SWITCH([$'Sheet1'.G21];1;&quot;00000000&quot;;0;&quot;&quot;)" office:value-type="string" office:string-value="">
            <text:p/>
          </table:table-cell>
          <table:table-cell table:style-name="ACE-10" table:formula="of:=COM.MICROSOFT.SWITCH([$'Sheet1'.H21];1;&quot;00000000&quot;;0;&quot;&quot;)" office:value-type="string" office:string-value="">
            <text:p/>
          </table:table-cell>
          <table:table-cell table:style-name="ACE-10" table:formula="of:=COM.MICROSOFT.SWITCH([$'Sheet1'.I21];1;&quot;00000000&quot;;0;&quot;&quot;)" office:value-type="string" office:string-value="">
            <text:p/>
          </table:table-cell>
          <table:table-cell table:style-name="ACE-10" table:formula="of:=COM.MICROSOFT.SWITCH([$'Sheet1'.J21];1;&quot;00000000&quot;;0;&quot;&quot;)" office:value-type="string" office:string-value="">
            <text:p/>
          </table:table-cell>
          <table:table-cell table:style-name="ACE-10" table:formula="of:=COM.MICROSOFT.SWITCH([$'Sheet1'.K21];1;&quot;00000000&quot;;0;&quot;&quot;)" office:value-type="string" office:string-value="">
            <text:p/>
          </table:table-cell>
          <table:table-cell table:style-name="ACE-10" table:formula="of:=COM.MICROSOFT.SWITCH([$'Sheet1'.L21];1;&quot;00000000&quot;;0;&quot;&quot;)" office:value-type="string" office:string-value="">
            <text:p/>
          </table:table-cell>
          <table:table-cell table:style-name="ACE-10" table:formula="of:=COM.MICROSOFT.SWITCH([$'Sheet1'.M21];1;&quot;00000000&quot;;0;&quot;&quot;)" office:value-type="string" office:string-value="">
            <text:p/>
          </table:table-cell>
          <table:table-cell table:style-name="ACE-10" table:formula="of:=COM.MICROSOFT.SWITCH([$'Sheet1'.N21];1;&quot;00000000&quot;;0;&quot;&quot;)" office:value-type="string" office:string-value="">
            <text:p/>
          </table:table-cell>
          <table:table-cell table:style-name="ACE-10" table:formula="of:=COM.MICROSOFT.SWITCH([$'Sheet1'.O21];1;&quot;00000000&quot;;0;&quot;&quot;)" office:value-type="string" office:string-value="">
            <text:p/>
          </table:table-cell>
          <table:table-cell table:style-name="ACE-10" table:formula="of:=COM.MICROSOFT.SWITCH([$'Sheet1'.P21];1;&quot;00000000&quot;;0;&quot;&quot;)" office:value-type="string" office:string-value="">
            <text:p/>
          </table:table-cell>
          <table:table-cell table:style-name="ACE-10" table:formula="of:=COM.MICROSOFT.SWITCH([$'Sheet1'.Q21];1;&quot;00000000&quot;;0;&quot;&quot;)" office:value-type="string" office:string-value="">
            <text:p/>
          </table:table-cell>
          <table:table-cell table:style-name="ACE-10" table:formula="of:=COM.MICROSOFT.SWITCH([$'Sheet1'.R21];1;&quot;00000000&quot;;0;&quot;&quot;)" office:value-type="string" office:string-value="">
            <text:p/>
          </table:table-cell>
          <table:table-cell table:style-name="ACE-10" table:formula="of:=COM.MICROSOFT.SWITCH([$'Sheet1'.S21];1;&quot;00000000&quot;;0;&quot;&quot;)" office:value-type="string" office:string-value="">
            <text:p/>
          </table:table-cell>
          <table:table-cell table:style-name="ACE-10" table:formula="of:=COM.MICROSOFT.SWITCH([$'Sheet1'.T21];1;&quot;00000000&quot;;0;&quot;&quot;)" office:value-type="string" office:string-value="">
            <text:p/>
          </table:table-cell>
          <table:table-cell table:style-name="ACE-10" table:formula="of:=COM.MICROSOFT.SWITCH([$'Sheet1'.U21];1;&quot;00000000&quot;;0;&quot;&quot;)" office:value-type="string" office:string-value="">
            <text:p/>
          </table:table-cell>
          <table:table-cell table:style-name="ACE-10" table:formula="of:=COM.MICROSOFT.SWITCH([$'Sheet1'.V21];1;&quot;00000000&quot;;0;&quot;&quot;)" office:value-type="string" office:string-value="">
            <text:p/>
          </table:table-cell>
          <table:table-cell table:style-name="ACE-10" table:formula="of:=COM.MICROSOFT.SWITCH([$'Sheet1'.W21];1;&quot;00000000&quot;;0;&quot;&quot;)" office:value-type="string" office:string-value="">
            <text:p/>
          </table:table-cell>
          <table:table-cell table:style-name="ACE-10" table:formula="of:=COM.MICROSOFT.SWITCH([$'Sheet1'.X21];1;&quot;00000000&quot;;0;&quot;&quot;)" office:value-type="string" office:string-value="">
            <text:p/>
          </table:table-cell>
          <table:table-cell table:style-name="ACE-10" table:formula="of:=COM.MICROSOFT.SWITCH([$'Sheet1'.Y21];1;&quot;00000000&quot;;0;&quot;&quot;)" office:value-type="string" office:string-value="">
            <text:p/>
          </table:table-cell>
          <table:table-cell table:style-name="ACE-10" table:formula="of:=COM.MICROSOFT.SWITCH([$'Sheet1'.Z21];1;&quot;00000000&quot;;0;&quot;&quot;)" office:value-type="string" office:string-value="">
            <text:p/>
          </table:table-cell>
          <table:table-cell table:style-name="ACE-10" table:formula="of:=COM.MICROSOFT.SWITCH([$'Sheet1'.AA21];1;&quot;00000000&quot;;0;&quot;&quot;)" office:value-type="string" office:string-value="">
            <text:p/>
          </table:table-cell>
          <table:table-cell table:style-name="ACE-10" table:formula="of:=COM.MICROSOFT.SWITCH([$'Sheet1'.AB21];1;&quot;00000000&quot;;0;&quot;&quot;)" office:value-type="string" office:string-value="">
            <text:p/>
          </table:table-cell>
          <table:table-cell table:style-name="ACE-10" table:formula="of:=COM.MICROSOFT.SWITCH([$'Sheet1'.AC21];1;&quot;00000000&quot;;0;&quot;&quot;)" office:value-type="string" office:string-value="">
            <text:p/>
          </table:table-cell>
          <table:table-cell table:style-name="ACE-10" table:formula="of:=COM.MICROSOFT.SWITCH([$'Sheet1'.AD21];1;&quot;00000000&quot;;0;&quot;&quot;)" office:value-type="string" office:string-value="">
            <text:p/>
          </table:table-cell>
          <table:table-cell table:style-name="ACE-10" table:formula="of:=COM.MICROSOFT.SWITCH([$'Sheet1'.AE21];1;&quot;00000000&quot;;0;&quot;&quot;)" office:value-type="string" office:string-value="">
            <text:p/>
          </table:table-cell>
          <table:table-cell table:style-name="ACE-10" table:formula="of:=COM.MICROSOFT.SWITCH([$'Sheet1'.AF21];1;&quot;00000000&quot;;0;&quot;&quot;)" office:value-type="string" office:string-value="">
            <text:p/>
          </table:table-cell>
          <table:table-cell table:style-name="ACE-10" table:formula="of:=COM.MICROSOFT.SWITCH([$'Sheet1'.AG21];1;&quot;00000000&quot;;0;&quot;&quot;)" office:value-type="string" office:string-value="">
            <text:p/>
          </table:table-cell>
          <table:table-cell table:style-name="ACE-10" table:formula="of:=COM.MICROSOFT.SWITCH([$'Sheet1'.AH21];1;&quot;00000000&quot;;0;&quot;&quot;)" office:value-type="string" office:string-value="">
            <text:p/>
          </table:table-cell>
          <table:table-cell table:style-name="ACE-10" table:formula="of:=COM.MICROSOFT.SWITCH([$'Sheet1'.AI21];1;&quot;00000000&quot;;0;&quot;&quot;)" office:value-type="string" office:string-value="">
            <text:p/>
          </table:table-cell>
          <table:table-cell table:style-name="ACE-10" table:formula="of:=COM.MICROSOFT.SWITCH([$'Sheet1'.AJ21];1;&quot;00000000&quot;;0;&quot;&quot;)" office:value-type="string" office:string-value="">
            <text:p/>
          </table:table-cell>
          <table:table-cell table:style-name="ACE-10" table:formula="of:=COM.MICROSOFT.SWITCH([$'Sheet1'.AK21];1;&quot;00000000&quot;;0;&quot;&quot;)" office:value-type="string" office:string-value="">
            <text:p/>
          </table:table-cell>
          <table:table-cell table:style-name="ACE-10" table:formula="of:=COM.MICROSOFT.SWITCH([$'Sheet1'.AL21];1;&quot;00000000&quot;;0;&quot;&quot;)" office:value-type="string" office:string-value="">
            <text:p/>
          </table:table-cell>
          <table:table-cell table:style-name="ACE-10" table:formula="of:=COM.MICROSOFT.SWITCH([$'Sheet1'.AM21];1;&quot;00000000&quot;;0;&quot;&quot;)" office:value-type="string" office:string-value="">
            <text:p/>
          </table:table-cell>
          <table:table-cell table:style-name="ACE-10" table:formula="of:=COM.MICROSOFT.SWITCH([$'Sheet1'.AN21];1;&quot;00000000&quot;;0;&quot;&quot;)" office:value-type="string" office:string-value="">
            <text:p/>
          </table:table-cell>
          <table:table-cell table:style-name="ACE-10" table:formula="of:=COM.MICROSOFT.SWITCH([$'Sheet1'.AO21];1;&quot;00000000&quot;;0;&quot;&quot;)" office:value-type="string" office:string-value="">
            <text:p/>
          </table:table-cell>
          <table:table-cell table:style-name="ACE-10" table:formula="of:=COM.MICROSOFT.SWITCH([$'Sheet1'.AP21];1;&quot;00000000&quot;;0;&quot;&quot;)" office:value-type="string" office:string-value="">
            <text:p/>
          </table:table-cell>
          <table:table-cell table:style-name="ACE-10" table:formula="of:=COM.MICROSOFT.SWITCH([$'Sheet1'.AQ21];1;&quot;00000000&quot;;0;&quot;&quot;)" office:value-type="string" office:string-value="">
            <text:p/>
          </table:table-cell>
          <table:table-cell table:style-name="ACE-10" table:formula="of:=COM.MICROSOFT.SWITCH([$'Sheet1'.AR21];1;&quot;00000000&quot;;0;&quot;&quot;)" office:value-type="string" office:string-value="00000000">
            <text:p>00000000</text:p>
          </table:table-cell>
          <table:table-cell table:style-name="ACE-10" table:formula="of:=COM.MICROSOFT.SWITCH([$'Sheet1'.AS21];1;&quot;00000000&quot;;0;&quot;&quot;)" office:value-type="string" office:string-value="">
            <text:p/>
          </table:table-cell>
          <table:table-cell table:style-name="ACE-10" table:formula="of:=COM.MICROSOFT.SWITCH([$'Sheet1'.AT21];1;&quot;00000000&quot;;0;&quot;&quot;)" office:value-type="string" office:string-value="">
            <text:p/>
          </table:table-cell>
          <table:table-cell table:style-name="ACE-10" table:formula="of:=COM.MICROSOFT.SWITCH([$'Sheet1'.AU21];1;&quot;00000000&quot;;0;&quot;&quot;)" office:value-type="string" office:string-value="">
            <text:p/>
          </table:table-cell>
          <table:table-cell table:style-name="ACE-10" table:formula="of:=COM.MICROSOFT.SWITCH([$'Sheet1'.AV21];1;&quot;00000000&quot;;0;&quot;&quot;)" office:value-type="string" office:string-value="">
            <text:p/>
          </table:table-cell>
          <table:table-cell table:style-name="ACE-10" table:formula="of:=COM.MICROSOFT.SWITCH([$'Sheet1'.AW21];1;&quot;00000000&quot;;0;&quot;&quot;)" office:value-type="string" office:string-value="">
            <text:p/>
          </table:table-cell>
          <table:table-cell table:style-name="ACE-10" table:formula="of:=COM.MICROSOFT.SWITCH([$'Sheet1'.AX21];1;&quot;00000000&quot;;0;&quot;&quot;)" office:value-type="string" office:string-value="">
            <text:p/>
          </table:table-cell>
          <table:table-cell table:style-name="ACE-10" table:formula="of:=COM.MICROSOFT.SWITCH([$'Sheet1'.AY21];1;&quot;00000000&quot;;0;&quot;&quot;)" office:value-type="string" office:string-value="">
            <text:p/>
          </table:table-cell>
          <table:table-cell table:style-name="ACE-17" table:formula="of:=COM.MICROSOFT.SWITCH([$'Sheet1'.AZ21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2];1;&quot;00000000&quot;;0;&quot;&quot;)" office:value-type="string" office:string-value="">
            <text:p/>
          </table:table-cell>
          <table:table-cell table:style-name="ACE-10" table:formula="of:=COM.MICROSOFT.SWITCH([$'Sheet1'.D22];1;&quot;00000000&quot;;0;&quot;&quot;)" office:value-type="string" office:string-value="">
            <text:p/>
          </table:table-cell>
          <table:table-cell table:style-name="ACE-10" table:formula="of:=COM.MICROSOFT.SWITCH([$'Sheet1'.E22];1;&quot;00000000&quot;;0;&quot;&quot;)" office:value-type="string" office:string-value="">
            <text:p/>
          </table:table-cell>
          <table:table-cell table:style-name="ACE-10" table:formula="of:=COM.MICROSOFT.SWITCH([$'Sheet1'.F22];1;&quot;00000000&quot;;0;&quot;&quot;)" office:value-type="string" office:string-value="">
            <text:p/>
          </table:table-cell>
          <table:table-cell table:style-name="ACE-10" table:formula="of:=COM.MICROSOFT.SWITCH([$'Sheet1'.G22];1;&quot;00000000&quot;;0;&quot;&quot;)" office:value-type="string" office:string-value="">
            <text:p/>
          </table:table-cell>
          <table:table-cell table:style-name="ACE-10" table:formula="of:=COM.MICROSOFT.SWITCH([$'Sheet1'.H22];1;&quot;00000000&quot;;0;&quot;&quot;)" office:value-type="string" office:string-value="">
            <text:p/>
          </table:table-cell>
          <table:table-cell table:style-name="ACE-10" table:formula="of:=COM.MICROSOFT.SWITCH([$'Sheet1'.I22];1;&quot;00000000&quot;;0;&quot;&quot;)" office:value-type="string" office:string-value="">
            <text:p/>
          </table:table-cell>
          <table:table-cell table:style-name="ACE-10" table:formula="of:=COM.MICROSOFT.SWITCH([$'Sheet1'.J22];1;&quot;00000000&quot;;0;&quot;&quot;)" office:value-type="string" office:string-value="">
            <text:p/>
          </table:table-cell>
          <table:table-cell table:style-name="ACE-10" table:formula="of:=COM.MICROSOFT.SWITCH([$'Sheet1'.K22];1;&quot;00000000&quot;;0;&quot;&quot;)" office:value-type="string" office:string-value="">
            <text:p/>
          </table:table-cell>
          <table:table-cell table:style-name="ACE-10" table:formula="of:=COM.MICROSOFT.SWITCH([$'Sheet1'.L22];1;&quot;00000000&quot;;0;&quot;&quot;)" office:value-type="string" office:string-value="">
            <text:p/>
          </table:table-cell>
          <table:table-cell table:style-name="ACE-10" table:formula="of:=COM.MICROSOFT.SWITCH([$'Sheet1'.M22];1;&quot;00000000&quot;;0;&quot;&quot;)" office:value-type="string" office:string-value="">
            <text:p/>
          </table:table-cell>
          <table:table-cell table:style-name="ACE-10" table:formula="of:=COM.MICROSOFT.SWITCH([$'Sheet1'.N22];1;&quot;00000000&quot;;0;&quot;&quot;)" office:value-type="string" office:string-value="">
            <text:p/>
          </table:table-cell>
          <table:table-cell table:style-name="ACE-10" table:formula="of:=COM.MICROSOFT.SWITCH([$'Sheet1'.O22];1;&quot;00000000&quot;;0;&quot;&quot;)" office:value-type="string" office:string-value="">
            <text:p/>
          </table:table-cell>
          <table:table-cell table:style-name="ACE-10" table:formula="of:=COM.MICROSOFT.SWITCH([$'Sheet1'.P22];1;&quot;00000000&quot;;0;&quot;&quot;)" office:value-type="string" office:string-value="">
            <text:p/>
          </table:table-cell>
          <table:table-cell table:style-name="ACE-10" table:formula="of:=COM.MICROSOFT.SWITCH([$'Sheet1'.Q22];1;&quot;00000000&quot;;0;&quot;&quot;)" office:value-type="string" office:string-value="">
            <text:p/>
          </table:table-cell>
          <table:table-cell table:style-name="ACE-10" table:formula="of:=COM.MICROSOFT.SWITCH([$'Sheet1'.R22];1;&quot;00000000&quot;;0;&quot;&quot;)" office:value-type="string" office:string-value="">
            <text:p/>
          </table:table-cell>
          <table:table-cell table:style-name="ACE-10" table:formula="of:=COM.MICROSOFT.SWITCH([$'Sheet1'.S22];1;&quot;00000000&quot;;0;&quot;&quot;)" office:value-type="string" office:string-value="">
            <text:p/>
          </table:table-cell>
          <table:table-cell table:style-name="ACE-10" table:formula="of:=COM.MICROSOFT.SWITCH([$'Sheet1'.T22];1;&quot;00000000&quot;;0;&quot;&quot;)" office:value-type="string" office:string-value="">
            <text:p/>
          </table:table-cell>
          <table:table-cell table:style-name="ACE-10" table:formula="of:=COM.MICROSOFT.SWITCH([$'Sheet1'.U22];1;&quot;00000000&quot;;0;&quot;&quot;)" office:value-type="string" office:string-value="">
            <text:p/>
          </table:table-cell>
          <table:table-cell table:style-name="ACE-10" table:formula="of:=COM.MICROSOFT.SWITCH([$'Sheet1'.V22];1;&quot;00000000&quot;;0;&quot;&quot;)" office:value-type="string" office:string-value="">
            <text:p/>
          </table:table-cell>
          <table:table-cell table:style-name="ACE-10" table:formula="of:=COM.MICROSOFT.SWITCH([$'Sheet1'.W22];1;&quot;00000000&quot;;0;&quot;&quot;)" office:value-type="string" office:string-value="">
            <text:p/>
          </table:table-cell>
          <table:table-cell table:style-name="ACE-10" table:formula="of:=COM.MICROSOFT.SWITCH([$'Sheet1'.X22];1;&quot;00000000&quot;;0;&quot;&quot;)" office:value-type="string" office:string-value="">
            <text:p/>
          </table:table-cell>
          <table:table-cell table:style-name="ACE-10" table:formula="of:=COM.MICROSOFT.SWITCH([$'Sheet1'.Y22];1;&quot;00000000&quot;;0;&quot;&quot;)" office:value-type="string" office:string-value="">
            <text:p/>
          </table:table-cell>
          <table:table-cell table:style-name="ACE-10" table:formula="of:=COM.MICROSOFT.SWITCH([$'Sheet1'.Z22];1;&quot;00000000&quot;;0;&quot;&quot;)" office:value-type="string" office:string-value="">
            <text:p/>
          </table:table-cell>
          <table:table-cell table:style-name="ACE-10" table:formula="of:=COM.MICROSOFT.SWITCH([$'Sheet1'.AA22];1;&quot;00000000&quot;;0;&quot;&quot;)" office:value-type="string" office:string-value="">
            <text:p/>
          </table:table-cell>
          <table:table-cell table:style-name="ACE-10" table:formula="of:=COM.MICROSOFT.SWITCH([$'Sheet1'.AB22];1;&quot;00000000&quot;;0;&quot;&quot;)" office:value-type="string" office:string-value="">
            <text:p/>
          </table:table-cell>
          <table:table-cell table:style-name="ACE-10" table:formula="of:=COM.MICROSOFT.SWITCH([$'Sheet1'.AC22];1;&quot;00000000&quot;;0;&quot;&quot;)" office:value-type="string" office:string-value="">
            <text:p/>
          </table:table-cell>
          <table:table-cell table:style-name="ACE-10" table:formula="of:=COM.MICROSOFT.SWITCH([$'Sheet1'.AD22];1;&quot;00000000&quot;;0;&quot;&quot;)" office:value-type="string" office:string-value="">
            <text:p/>
          </table:table-cell>
          <table:table-cell table:style-name="ACE-10" table:formula="of:=COM.MICROSOFT.SWITCH([$'Sheet1'.AE22];1;&quot;00000000&quot;;0;&quot;&quot;)" office:value-type="string" office:string-value="">
            <text:p/>
          </table:table-cell>
          <table:table-cell table:style-name="ACE-10" table:formula="of:=COM.MICROSOFT.SWITCH([$'Sheet1'.AF22];1;&quot;00000000&quot;;0;&quot;&quot;)" office:value-type="string" office:string-value="">
            <text:p/>
          </table:table-cell>
          <table:table-cell table:style-name="ACE-10" table:formula="of:=COM.MICROSOFT.SWITCH([$'Sheet1'.AG22];1;&quot;00000000&quot;;0;&quot;&quot;)" office:value-type="string" office:string-value="">
            <text:p/>
          </table:table-cell>
          <table:table-cell table:style-name="ACE-10" table:formula="of:=COM.MICROSOFT.SWITCH([$'Sheet1'.AH22];1;&quot;00000000&quot;;0;&quot;&quot;)" office:value-type="string" office:string-value="">
            <text:p/>
          </table:table-cell>
          <table:table-cell table:style-name="ACE-10" table:formula="of:=COM.MICROSOFT.SWITCH([$'Sheet1'.AI22];1;&quot;00000000&quot;;0;&quot;&quot;)" office:value-type="string" office:string-value="">
            <text:p/>
          </table:table-cell>
          <table:table-cell table:style-name="ACE-10" table:formula="of:=COM.MICROSOFT.SWITCH([$'Sheet1'.AJ22];1;&quot;00000000&quot;;0;&quot;&quot;)" office:value-type="string" office:string-value="">
            <text:p/>
          </table:table-cell>
          <table:table-cell table:style-name="ACE-10" table:formula="of:=COM.MICROSOFT.SWITCH([$'Sheet1'.AK22];1;&quot;00000000&quot;;0;&quot;&quot;)" office:value-type="string" office:string-value="">
            <text:p/>
          </table:table-cell>
          <table:table-cell table:style-name="ACE-10" table:formula="of:=COM.MICROSOFT.SWITCH([$'Sheet1'.AL22];1;&quot;00000000&quot;;0;&quot;&quot;)" office:value-type="string" office:string-value="">
            <text:p/>
          </table:table-cell>
          <table:table-cell table:style-name="ACE-10" table:formula="of:=COM.MICROSOFT.SWITCH([$'Sheet1'.AM22];1;&quot;00000000&quot;;0;&quot;&quot;)" office:value-type="string" office:string-value="">
            <text:p/>
          </table:table-cell>
          <table:table-cell table:style-name="ACE-10" table:formula="of:=COM.MICROSOFT.SWITCH([$'Sheet1'.AN22];1;&quot;00000000&quot;;0;&quot;&quot;)" office:value-type="string" office:string-value="">
            <text:p/>
          </table:table-cell>
          <table:table-cell table:style-name="ACE-10" table:formula="of:=COM.MICROSOFT.SWITCH([$'Sheet1'.AO22];1;&quot;00000000&quot;;0;&quot;&quot;)" office:value-type="string" office:string-value="">
            <text:p/>
          </table:table-cell>
          <table:table-cell table:style-name="ACE-10" table:formula="of:=COM.MICROSOFT.SWITCH([$'Sheet1'.AP22];1;&quot;00000000&quot;;0;&quot;&quot;)" office:value-type="string" office:string-value="">
            <text:p/>
          </table:table-cell>
          <table:table-cell table:style-name="ACE-10" table:formula="of:=COM.MICROSOFT.SWITCH([$'Sheet1'.AQ22];1;&quot;00000000&quot;;0;&quot;&quot;)" office:value-type="string" office:string-value="">
            <text:p/>
          </table:table-cell>
          <table:table-cell table:style-name="ACE-10" table:formula="of:=COM.MICROSOFT.SWITCH([$'Sheet1'.AR22];1;&quot;00000000&quot;;0;&quot;&quot;)" office:value-type="string" office:string-value="">
            <text:p/>
          </table:table-cell>
          <table:table-cell table:style-name="ACE-10" table:formula="of:=COM.MICROSOFT.SWITCH([$'Sheet1'.AS22];1;&quot;00000000&quot;;0;&quot;&quot;)" office:value-type="string" office:string-value="">
            <text:p/>
          </table:table-cell>
          <table:table-cell table:style-name="ACE-10" table:formula="of:=COM.MICROSOFT.SWITCH([$'Sheet1'.AT22];1;&quot;00000000&quot;;0;&quot;&quot;)" office:value-type="string" office:string-value="">
            <text:p/>
          </table:table-cell>
          <table:table-cell table:style-name="ACE-10" table:formula="of:=COM.MICROSOFT.SWITCH([$'Sheet1'.AU22];1;&quot;00000000&quot;;0;&quot;&quot;)" office:value-type="string" office:string-value="">
            <text:p/>
          </table:table-cell>
          <table:table-cell table:style-name="ACE-10" table:formula="of:=COM.MICROSOFT.SWITCH([$'Sheet1'.AV22];1;&quot;00000000&quot;;0;&quot;&quot;)" office:value-type="string" office:string-value="">
            <text:p/>
          </table:table-cell>
          <table:table-cell table:style-name="ACE-10" table:formula="of:=COM.MICROSOFT.SWITCH([$'Sheet1'.AW22];1;&quot;00000000&quot;;0;&quot;&quot;)" office:value-type="string" office:string-value="">
            <text:p/>
          </table:table-cell>
          <table:table-cell table:style-name="ACE-10" table:formula="of:=COM.MICROSOFT.SWITCH([$'Sheet1'.AX22];1;&quot;00000000&quot;;0;&quot;&quot;)" office:value-type="string" office:string-value="">
            <text:p/>
          </table:table-cell>
          <table:table-cell table:style-name="ACE-10" table:formula="of:=COM.MICROSOFT.SWITCH([$'Sheet1'.AY22];1;&quot;00000000&quot;;0;&quot;&quot;)" office:value-type="string" office:string-value="">
            <text:p/>
          </table:table-cell>
          <table:table-cell table:style-name="ACE-17" table:formula="of:=COM.MICROSOFT.SWITCH([$'Sheet1'.AZ22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3];1;&quot;00000000&quot;;0;&quot;&quot;)" office:value-type="string" office:string-value="">
            <text:p/>
          </table:table-cell>
          <table:table-cell table:style-name="ACE-10" table:formula="of:=COM.MICROSOFT.SWITCH([$'Sheet1'.D23];1;&quot;00000000&quot;;0;&quot;&quot;)" office:value-type="string" office:string-value="">
            <text:p/>
          </table:table-cell>
          <table:table-cell table:style-name="ACE-10" table:formula="of:=COM.MICROSOFT.SWITCH([$'Sheet1'.E23];1;&quot;00000000&quot;;0;&quot;&quot;)" office:value-type="string" office:string-value="">
            <text:p/>
          </table:table-cell>
          <table:table-cell table:style-name="ACE-10" table:formula="of:=COM.MICROSOFT.SWITCH([$'Sheet1'.F23];1;&quot;00000000&quot;;0;&quot;&quot;)" office:value-type="string" office:string-value="">
            <text:p/>
          </table:table-cell>
          <table:table-cell table:style-name="ACE-10" table:formula="of:=COM.MICROSOFT.SWITCH([$'Sheet1'.G23];1;&quot;00000000&quot;;0;&quot;&quot;)" office:value-type="string" office:string-value="">
            <text:p/>
          </table:table-cell>
          <table:table-cell table:style-name="ACE-10" table:formula="of:=COM.MICROSOFT.SWITCH([$'Sheet1'.H23];1;&quot;00000000&quot;;0;&quot;&quot;)" office:value-type="string" office:string-value="">
            <text:p/>
          </table:table-cell>
          <table:table-cell table:style-name="ACE-10" table:formula="of:=COM.MICROSOFT.SWITCH([$'Sheet1'.I23];1;&quot;00000000&quot;;0;&quot;&quot;)" office:value-type="string" office:string-value="">
            <text:p/>
          </table:table-cell>
          <table:table-cell table:style-name="ACE-10" table:formula="of:=COM.MICROSOFT.SWITCH([$'Sheet1'.J23];1;&quot;00000000&quot;;0;&quot;&quot;)" office:value-type="string" office:string-value="">
            <text:p/>
          </table:table-cell>
          <table:table-cell table:style-name="ACE-10" table:formula="of:=COM.MICROSOFT.SWITCH([$'Sheet1'.K23];1;&quot;00000000&quot;;0;&quot;&quot;)" office:value-type="string" office:string-value="">
            <text:p/>
          </table:table-cell>
          <table:table-cell table:style-name="ACE-10" table:formula="of:=COM.MICROSOFT.SWITCH([$'Sheet1'.L23];1;&quot;00000000&quot;;0;&quot;&quot;)" office:value-type="string" office:string-value="">
            <text:p/>
          </table:table-cell>
          <table:table-cell table:style-name="ACE-10" table:formula="of:=COM.MICROSOFT.SWITCH([$'Sheet1'.M23];1;&quot;00000000&quot;;0;&quot;&quot;)" office:value-type="string" office:string-value="">
            <text:p/>
          </table:table-cell>
          <table:table-cell table:style-name="ACE-10" table:formula="of:=COM.MICROSOFT.SWITCH([$'Sheet1'.N23];1;&quot;00000000&quot;;0;&quot;&quot;)" office:value-type="string" office:string-value="">
            <text:p/>
          </table:table-cell>
          <table:table-cell table:style-name="ACE-10" table:formula="of:=COM.MICROSOFT.SWITCH([$'Sheet1'.O23];1;&quot;00000000&quot;;0;&quot;&quot;)" office:value-type="string" office:string-value="">
            <text:p/>
          </table:table-cell>
          <table:table-cell table:style-name="ACE-10" table:formula="of:=COM.MICROSOFT.SWITCH([$'Sheet1'.P23];1;&quot;00000000&quot;;0;&quot;&quot;)" office:value-type="string" office:string-value="">
            <text:p/>
          </table:table-cell>
          <table:table-cell table:style-name="ACE-10" table:formula="of:=COM.MICROSOFT.SWITCH([$'Sheet1'.Q23];1;&quot;00000000&quot;;0;&quot;&quot;)" office:value-type="string" office:string-value="">
            <text:p/>
          </table:table-cell>
          <table:table-cell table:style-name="ACE-10" table:formula="of:=COM.MICROSOFT.SWITCH([$'Sheet1'.R23];1;&quot;00000000&quot;;0;&quot;&quot;)" office:value-type="string" office:string-value="">
            <text:p/>
          </table:table-cell>
          <table:table-cell table:style-name="ACE-10" table:formula="of:=COM.MICROSOFT.SWITCH([$'Sheet1'.S23];1;&quot;00000000&quot;;0;&quot;&quot;)" office:value-type="string" office:string-value="">
            <text:p/>
          </table:table-cell>
          <table:table-cell table:style-name="ACE-10" table:formula="of:=COM.MICROSOFT.SWITCH([$'Sheet1'.T23];1;&quot;00000000&quot;;0;&quot;&quot;)" office:value-type="string" office:string-value="">
            <text:p/>
          </table:table-cell>
          <table:table-cell table:style-name="ACE-10" table:formula="of:=COM.MICROSOFT.SWITCH([$'Sheet1'.U23];1;&quot;00000000&quot;;0;&quot;&quot;)" office:value-type="string" office:string-value="">
            <text:p/>
          </table:table-cell>
          <table:table-cell table:style-name="ACE-10" table:formula="of:=COM.MICROSOFT.SWITCH([$'Sheet1'.V23];1;&quot;00000000&quot;;0;&quot;&quot;)" office:value-type="string" office:string-value="">
            <text:p/>
          </table:table-cell>
          <table:table-cell table:style-name="ACE-10" table:formula="of:=COM.MICROSOFT.SWITCH([$'Sheet1'.W23];1;&quot;00000000&quot;;0;&quot;&quot;)" office:value-type="string" office:string-value="">
            <text:p/>
          </table:table-cell>
          <table:table-cell table:style-name="ACE-10" table:formula="of:=COM.MICROSOFT.SWITCH([$'Sheet1'.X23];1;&quot;00000000&quot;;0;&quot;&quot;)" office:value-type="string" office:string-value="">
            <text:p/>
          </table:table-cell>
          <table:table-cell table:style-name="ACE-10" table:formula="of:=COM.MICROSOFT.SWITCH([$'Sheet1'.Y23];1;&quot;00000000&quot;;0;&quot;&quot;)" office:value-type="string" office:string-value="">
            <text:p/>
          </table:table-cell>
          <table:table-cell table:style-name="ACE-10" table:formula="of:=COM.MICROSOFT.SWITCH([$'Sheet1'.Z23];1;&quot;00000000&quot;;0;&quot;&quot;)" office:value-type="string" office:string-value="">
            <text:p/>
          </table:table-cell>
          <table:table-cell table:style-name="ACE-10" table:formula="of:=COM.MICROSOFT.SWITCH([$'Sheet1'.AA23];1;&quot;00000000&quot;;0;&quot;&quot;)" office:value-type="string" office:string-value="">
            <text:p/>
          </table:table-cell>
          <table:table-cell table:style-name="ACE-10" table:formula="of:=COM.MICROSOFT.SWITCH([$'Sheet1'.AB23];1;&quot;00000000&quot;;0;&quot;&quot;)" office:value-type="string" office:string-value="">
            <text:p/>
          </table:table-cell>
          <table:table-cell table:style-name="ACE-10" table:formula="of:=COM.MICROSOFT.SWITCH([$'Sheet1'.AC23];1;&quot;00000000&quot;;0;&quot;&quot;)" office:value-type="string" office:string-value="">
            <text:p/>
          </table:table-cell>
          <table:table-cell table:style-name="ACE-10" table:formula="of:=COM.MICROSOFT.SWITCH([$'Sheet1'.AD23];1;&quot;00000000&quot;;0;&quot;&quot;)" office:value-type="string" office:string-value="">
            <text:p/>
          </table:table-cell>
          <table:table-cell table:style-name="ACE-10" table:formula="of:=COM.MICROSOFT.SWITCH([$'Sheet1'.AE23];1;&quot;00000000&quot;;0;&quot;&quot;)" office:value-type="string" office:string-value="">
            <text:p/>
          </table:table-cell>
          <table:table-cell table:style-name="ACE-10" table:formula="of:=COM.MICROSOFT.SWITCH([$'Sheet1'.AF23];1;&quot;00000000&quot;;0;&quot;&quot;)" office:value-type="string" office:string-value="">
            <text:p/>
          </table:table-cell>
          <table:table-cell table:style-name="ACE-10" table:formula="of:=COM.MICROSOFT.SWITCH([$'Sheet1'.AG23];1;&quot;00000000&quot;;0;&quot;&quot;)" office:value-type="string" office:string-value="">
            <text:p/>
          </table:table-cell>
          <table:table-cell table:style-name="ACE-10" table:formula="of:=COM.MICROSOFT.SWITCH([$'Sheet1'.AH23];1;&quot;00000000&quot;;0;&quot;&quot;)" office:value-type="string" office:string-value="">
            <text:p/>
          </table:table-cell>
          <table:table-cell table:style-name="ACE-10" table:formula="of:=COM.MICROSOFT.SWITCH([$'Sheet1'.AI23];1;&quot;00000000&quot;;0;&quot;&quot;)" office:value-type="string" office:string-value="">
            <text:p/>
          </table:table-cell>
          <table:table-cell table:style-name="ACE-10" table:formula="of:=COM.MICROSOFT.SWITCH([$'Sheet1'.AJ23];1;&quot;00000000&quot;;0;&quot;&quot;)" office:value-type="string" office:string-value="">
            <text:p/>
          </table:table-cell>
          <table:table-cell table:style-name="ACE-10" table:formula="of:=COM.MICROSOFT.SWITCH([$'Sheet1'.AK23];1;&quot;00000000&quot;;0;&quot;&quot;)" office:value-type="string" office:string-value="">
            <text:p/>
          </table:table-cell>
          <table:table-cell table:style-name="ACE-10" table:formula="of:=COM.MICROSOFT.SWITCH([$'Sheet1'.AL23];1;&quot;00000000&quot;;0;&quot;&quot;)" office:value-type="string" office:string-value="">
            <text:p/>
          </table:table-cell>
          <table:table-cell table:style-name="ACE-10" table:formula="of:=COM.MICROSOFT.SWITCH([$'Sheet1'.AM23];1;&quot;00000000&quot;;0;&quot;&quot;)" office:value-type="string" office:string-value="">
            <text:p/>
          </table:table-cell>
          <table:table-cell table:style-name="ACE-10" table:formula="of:=COM.MICROSOFT.SWITCH([$'Sheet1'.AN23];1;&quot;00000000&quot;;0;&quot;&quot;)" office:value-type="string" office:string-value="">
            <text:p/>
          </table:table-cell>
          <table:table-cell table:style-name="ACE-10" table:formula="of:=COM.MICROSOFT.SWITCH([$'Sheet1'.AO23];1;&quot;00000000&quot;;0;&quot;&quot;)" office:value-type="string" office:string-value="">
            <text:p/>
          </table:table-cell>
          <table:table-cell table:style-name="ACE-10" table:formula="of:=COM.MICROSOFT.SWITCH([$'Sheet1'.AP23];1;&quot;00000000&quot;;0;&quot;&quot;)" office:value-type="string" office:string-value="">
            <text:p/>
          </table:table-cell>
          <table:table-cell table:style-name="ACE-10" table:formula="of:=COM.MICROSOFT.SWITCH([$'Sheet1'.AQ23];1;&quot;00000000&quot;;0;&quot;&quot;)" office:value-type="string" office:string-value="">
            <text:p/>
          </table:table-cell>
          <table:table-cell table:style-name="ACE-10" table:formula="of:=COM.MICROSOFT.SWITCH([$'Sheet1'.AR23];1;&quot;00000000&quot;;0;&quot;&quot;)" office:value-type="string" office:string-value="">
            <text:p/>
          </table:table-cell>
          <table:table-cell table:style-name="ACE-10" table:formula="of:=COM.MICROSOFT.SWITCH([$'Sheet1'.AS23];1;&quot;00000000&quot;;0;&quot;&quot;)" office:value-type="string" office:string-value="">
            <text:p/>
          </table:table-cell>
          <table:table-cell table:style-name="ACE-10" table:formula="of:=COM.MICROSOFT.SWITCH([$'Sheet1'.AT23];1;&quot;00000000&quot;;0;&quot;&quot;)" office:value-type="string" office:string-value="">
            <text:p/>
          </table:table-cell>
          <table:table-cell table:style-name="ACE-10" table:formula="of:=COM.MICROSOFT.SWITCH([$'Sheet1'.AU23];1;&quot;00000000&quot;;0;&quot;&quot;)" office:value-type="string" office:string-value="">
            <text:p/>
          </table:table-cell>
          <table:table-cell table:style-name="ACE-10" table:formula="of:=COM.MICROSOFT.SWITCH([$'Sheet1'.AV23];1;&quot;00000000&quot;;0;&quot;&quot;)" office:value-type="string" office:string-value="">
            <text:p/>
          </table:table-cell>
          <table:table-cell table:style-name="ACE-10" table:formula="of:=COM.MICROSOFT.SWITCH([$'Sheet1'.AW23];1;&quot;00000000&quot;;0;&quot;&quot;)" office:value-type="string" office:string-value="">
            <text:p/>
          </table:table-cell>
          <table:table-cell table:style-name="ACE-10" table:formula="of:=COM.MICROSOFT.SWITCH([$'Sheet1'.AX23];1;&quot;00000000&quot;;0;&quot;&quot;)" office:value-type="string" office:string-value="">
            <text:p/>
          </table:table-cell>
          <table:table-cell table:style-name="ACE-10" table:formula="of:=COM.MICROSOFT.SWITCH([$'Sheet1'.AY23];1;&quot;00000000&quot;;0;&quot;&quot;)" office:value-type="string" office:string-value="">
            <text:p/>
          </table:table-cell>
          <table:table-cell table:style-name="ACE-17" table:formula="of:=COM.MICROSOFT.SWITCH([$'Sheet1'.AZ23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4];1;&quot;00000000&quot;;0;&quot;&quot;)" office:value-type="string" office:string-value="">
            <text:p/>
          </table:table-cell>
          <table:table-cell table:style-name="ACE-10" table:formula="of:=COM.MICROSOFT.SWITCH([$'Sheet1'.D24];1;&quot;00000000&quot;;0;&quot;&quot;)" office:value-type="string" office:string-value="">
            <text:p/>
          </table:table-cell>
          <table:table-cell table:style-name="ACE-10" table:formula="of:=COM.MICROSOFT.SWITCH([$'Sheet1'.E24];1;&quot;00000000&quot;;0;&quot;&quot;)" office:value-type="string" office:string-value="">
            <text:p/>
          </table:table-cell>
          <table:table-cell table:style-name="ACE-10" table:formula="of:=COM.MICROSOFT.SWITCH([$'Sheet1'.F24];1;&quot;00000000&quot;;0;&quot;&quot;)" office:value-type="string" office:string-value="">
            <text:p/>
          </table:table-cell>
          <table:table-cell table:style-name="ACE-10" table:formula="of:=COM.MICROSOFT.SWITCH([$'Sheet1'.G24];1;&quot;00000000&quot;;0;&quot;&quot;)" office:value-type="string" office:string-value="">
            <text:p/>
          </table:table-cell>
          <table:table-cell table:style-name="ACE-10" table:formula="of:=COM.MICROSOFT.SWITCH([$'Sheet1'.H24];1;&quot;00000000&quot;;0;&quot;&quot;)" office:value-type="string" office:string-value="">
            <text:p/>
          </table:table-cell>
          <table:table-cell table:style-name="ACE-10" table:formula="of:=COM.MICROSOFT.SWITCH([$'Sheet1'.I24];1;&quot;00000000&quot;;0;&quot;&quot;)" office:value-type="string" office:string-value="">
            <text:p/>
          </table:table-cell>
          <table:table-cell table:style-name="ACE-10" table:formula="of:=COM.MICROSOFT.SWITCH([$'Sheet1'.J24];1;&quot;00000000&quot;;0;&quot;&quot;)" office:value-type="string" office:string-value="">
            <text:p/>
          </table:table-cell>
          <table:table-cell table:style-name="ACE-10" table:formula="of:=COM.MICROSOFT.SWITCH([$'Sheet1'.K24];1;&quot;00000000&quot;;0;&quot;&quot;)" office:value-type="string" office:string-value="">
            <text:p/>
          </table:table-cell>
          <table:table-cell table:style-name="ACE-10" table:formula="of:=COM.MICROSOFT.SWITCH([$'Sheet1'.L24];1;&quot;00000000&quot;;0;&quot;&quot;)" office:value-type="string" office:string-value="">
            <text:p/>
          </table:table-cell>
          <table:table-cell table:style-name="ACE-10" table:formula="of:=COM.MICROSOFT.SWITCH([$'Sheet1'.M24];1;&quot;00000000&quot;;0;&quot;&quot;)" office:value-type="string" office:string-value="">
            <text:p/>
          </table:table-cell>
          <table:table-cell table:style-name="ACE-10" table:formula="of:=COM.MICROSOFT.SWITCH([$'Sheet1'.N24];1;&quot;00000000&quot;;0;&quot;&quot;)" office:value-type="string" office:string-value="">
            <text:p/>
          </table:table-cell>
          <table:table-cell table:style-name="ACE-10" table:formula="of:=COM.MICROSOFT.SWITCH([$'Sheet1'.O24];1;&quot;00000000&quot;;0;&quot;&quot;)" office:value-type="string" office:string-value="">
            <text:p/>
          </table:table-cell>
          <table:table-cell table:style-name="ACE-10" table:formula="of:=COM.MICROSOFT.SWITCH([$'Sheet1'.P24];1;&quot;00000000&quot;;0;&quot;&quot;)" office:value-type="string" office:string-value="">
            <text:p/>
          </table:table-cell>
          <table:table-cell table:style-name="ACE-10" table:formula="of:=COM.MICROSOFT.SWITCH([$'Sheet1'.Q24];1;&quot;00000000&quot;;0;&quot;&quot;)" office:value-type="string" office:string-value="">
            <text:p/>
          </table:table-cell>
          <table:table-cell table:style-name="ACE-10" table:formula="of:=COM.MICROSOFT.SWITCH([$'Sheet1'.R24];1;&quot;00000000&quot;;0;&quot;&quot;)" office:value-type="string" office:string-value="">
            <text:p/>
          </table:table-cell>
          <table:table-cell table:style-name="ACE-10" table:formula="of:=COM.MICROSOFT.SWITCH([$'Sheet1'.S24];1;&quot;00000000&quot;;0;&quot;&quot;)" office:value-type="string" office:string-value="">
            <text:p/>
          </table:table-cell>
          <table:table-cell table:style-name="ACE-10" table:formula="of:=COM.MICROSOFT.SWITCH([$'Sheet1'.T24];1;&quot;00000000&quot;;0;&quot;&quot;)" office:value-type="string" office:string-value="">
            <text:p/>
          </table:table-cell>
          <table:table-cell table:style-name="ACE-10" table:formula="of:=COM.MICROSOFT.SWITCH([$'Sheet1'.U24];1;&quot;00000000&quot;;0;&quot;&quot;)" office:value-type="string" office:string-value="">
            <text:p/>
          </table:table-cell>
          <table:table-cell table:style-name="ACE-10" table:formula="of:=COM.MICROSOFT.SWITCH([$'Sheet1'.V24];1;&quot;00000000&quot;;0;&quot;&quot;)" office:value-type="string" office:string-value="">
            <text:p/>
          </table:table-cell>
          <table:table-cell table:style-name="ACE-10" table:formula="of:=COM.MICROSOFT.SWITCH([$'Sheet1'.W24];1;&quot;00000000&quot;;0;&quot;&quot;)" office:value-type="string" office:string-value="">
            <text:p/>
          </table:table-cell>
          <table:table-cell table:style-name="ACE-10" table:formula="of:=COM.MICROSOFT.SWITCH([$'Sheet1'.X24];1;&quot;00000000&quot;;0;&quot;&quot;)" office:value-type="string" office:string-value="">
            <text:p/>
          </table:table-cell>
          <table:table-cell table:style-name="ACE-10" table:formula="of:=COM.MICROSOFT.SWITCH([$'Sheet1'.Y24];1;&quot;00000000&quot;;0;&quot;&quot;)" office:value-type="string" office:string-value="">
            <text:p/>
          </table:table-cell>
          <table:table-cell table:style-name="ACE-10" table:formula="of:=COM.MICROSOFT.SWITCH([$'Sheet1'.Z24];1;&quot;00000000&quot;;0;&quot;&quot;)" office:value-type="string" office:string-value="">
            <text:p/>
          </table:table-cell>
          <table:table-cell table:style-name="ACE-10" table:formula="of:=COM.MICROSOFT.SWITCH([$'Sheet1'.AA24];1;&quot;00000000&quot;;0;&quot;&quot;)" office:value-type="string" office:string-value="">
            <text:p/>
          </table:table-cell>
          <table:table-cell table:style-name="ACE-10" table:formula="of:=COM.MICROSOFT.SWITCH([$'Sheet1'.AB24];1;&quot;00000000&quot;;0;&quot;&quot;)" office:value-type="string" office:string-value="">
            <text:p/>
          </table:table-cell>
          <table:table-cell table:style-name="ACE-10" table:formula="of:=COM.MICROSOFT.SWITCH([$'Sheet1'.AC24];1;&quot;00000000&quot;;0;&quot;&quot;)" office:value-type="string" office:string-value="">
            <text:p/>
          </table:table-cell>
          <table:table-cell table:style-name="ACE-10" table:formula="of:=COM.MICROSOFT.SWITCH([$'Sheet1'.AD24];1;&quot;00000000&quot;;0;&quot;&quot;)" office:value-type="string" office:string-value="">
            <text:p/>
          </table:table-cell>
          <table:table-cell table:style-name="ACE-10" table:formula="of:=COM.MICROSOFT.SWITCH([$'Sheet1'.AE24];1;&quot;00000000&quot;;0;&quot;&quot;)" office:value-type="string" office:string-value="">
            <text:p/>
          </table:table-cell>
          <table:table-cell table:style-name="ACE-10" table:formula="of:=COM.MICROSOFT.SWITCH([$'Sheet1'.AF24];1;&quot;00000000&quot;;0;&quot;&quot;)" office:value-type="string" office:string-value="">
            <text:p/>
          </table:table-cell>
          <table:table-cell table:style-name="ACE-10" table:formula="of:=COM.MICROSOFT.SWITCH([$'Sheet1'.AG24];1;&quot;00000000&quot;;0;&quot;&quot;)" office:value-type="string" office:string-value="00000000">
            <text:p>00000000</text:p>
          </table:table-cell>
          <table:table-cell table:style-name="ACE-10" table:formula="of:=COM.MICROSOFT.SWITCH([$'Sheet1'.AH24];1;&quot;00000000&quot;;0;&quot;&quot;)" office:value-type="string" office:string-value="00000000">
            <text:p>00000000</text:p>
          </table:table-cell>
          <table:table-cell table:style-name="ACE-10" table:formula="of:=COM.MICROSOFT.SWITCH([$'Sheet1'.AI24];1;&quot;00000000&quot;;0;&quot;&quot;)" office:value-type="string" office:string-value="00000000">
            <text:p>00000000</text:p>
          </table:table-cell>
          <table:table-cell table:style-name="ACE-10" table:formula="of:=COM.MICROSOFT.SWITCH([$'Sheet1'.AJ24];1;&quot;00000000&quot;;0;&quot;&quot;)" office:value-type="string" office:string-value="">
            <text:p/>
          </table:table-cell>
          <table:table-cell table:style-name="ACE-10" table:formula="of:=COM.MICROSOFT.SWITCH([$'Sheet1'.AK24];1;&quot;00000000&quot;;0;&quot;&quot;)" office:value-type="string" office:string-value="">
            <text:p/>
          </table:table-cell>
          <table:table-cell table:style-name="ACE-10" table:formula="of:=COM.MICROSOFT.SWITCH([$'Sheet1'.AL24];1;&quot;00000000&quot;;0;&quot;&quot;)" office:value-type="string" office:string-value="">
            <text:p/>
          </table:table-cell>
          <table:table-cell table:style-name="ACE-10" table:formula="of:=COM.MICROSOFT.SWITCH([$'Sheet1'.AM24];1;&quot;00000000&quot;;0;&quot;&quot;)" office:value-type="string" office:string-value="">
            <text:p/>
          </table:table-cell>
          <table:table-cell table:style-name="ACE-10" table:formula="of:=COM.MICROSOFT.SWITCH([$'Sheet1'.AN24];1;&quot;00000000&quot;;0;&quot;&quot;)" office:value-type="string" office:string-value="">
            <text:p/>
          </table:table-cell>
          <table:table-cell table:style-name="ACE-10" table:formula="of:=COM.MICROSOFT.SWITCH([$'Sheet1'.AO24];1;&quot;00000000&quot;;0;&quot;&quot;)" office:value-type="string" office:string-value="">
            <text:p/>
          </table:table-cell>
          <table:table-cell table:style-name="ACE-10" table:formula="of:=COM.MICROSOFT.SWITCH([$'Sheet1'.AP24];1;&quot;00000000&quot;;0;&quot;&quot;)" office:value-type="string" office:string-value="">
            <text:p/>
          </table:table-cell>
          <table:table-cell table:style-name="ACE-10" table:formula="of:=COM.MICROSOFT.SWITCH([$'Sheet1'.AQ24];1;&quot;00000000&quot;;0;&quot;&quot;)" office:value-type="string" office:string-value="">
            <text:p/>
          </table:table-cell>
          <table:table-cell table:style-name="ACE-10" table:formula="of:=COM.MICROSOFT.SWITCH([$'Sheet1'.AR24];1;&quot;00000000&quot;;0;&quot;&quot;)" office:value-type="string" office:string-value="">
            <text:p/>
          </table:table-cell>
          <table:table-cell table:style-name="ACE-10" table:formula="of:=COM.MICROSOFT.SWITCH([$'Sheet1'.AS24];1;&quot;00000000&quot;;0;&quot;&quot;)" office:value-type="string" office:string-value="">
            <text:p/>
          </table:table-cell>
          <table:table-cell table:style-name="ACE-10" table:formula="of:=COM.MICROSOFT.SWITCH([$'Sheet1'.AT24];1;&quot;00000000&quot;;0;&quot;&quot;)" office:value-type="string" office:string-value="">
            <text:p/>
          </table:table-cell>
          <table:table-cell table:style-name="ACE-10" table:formula="of:=COM.MICROSOFT.SWITCH([$'Sheet1'.AU24];1;&quot;00000000&quot;;0;&quot;&quot;)" office:value-type="string" office:string-value="">
            <text:p/>
          </table:table-cell>
          <table:table-cell table:style-name="ACE-10" table:formula="of:=COM.MICROSOFT.SWITCH([$'Sheet1'.AV24];1;&quot;00000000&quot;;0;&quot;&quot;)" office:value-type="string" office:string-value="">
            <text:p/>
          </table:table-cell>
          <table:table-cell table:style-name="ACE-10" table:formula="of:=COM.MICROSOFT.SWITCH([$'Sheet1'.AW24];1;&quot;00000000&quot;;0;&quot;&quot;)" office:value-type="string" office:string-value="">
            <text:p/>
          </table:table-cell>
          <table:table-cell table:style-name="ACE-10" table:formula="of:=COM.MICROSOFT.SWITCH([$'Sheet1'.AX24];1;&quot;00000000&quot;;0;&quot;&quot;)" office:value-type="string" office:string-value="">
            <text:p/>
          </table:table-cell>
          <table:table-cell table:style-name="ACE-10" table:formula="of:=COM.MICROSOFT.SWITCH([$'Sheet1'.AY24];1;&quot;00000000&quot;;0;&quot;&quot;)" office:value-type="string" office:string-value="">
            <text:p/>
          </table:table-cell>
          <table:table-cell table:style-name="ACE-17" table:formula="of:=COM.MICROSOFT.SWITCH([$'Sheet1'.AZ24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5];1;&quot;00000000&quot;;0;&quot;&quot;)" office:value-type="string" office:string-value="">
            <text:p/>
          </table:table-cell>
          <table:table-cell table:style-name="ACE-10" table:formula="of:=COM.MICROSOFT.SWITCH([$'Sheet1'.D25];1;&quot;00000000&quot;;0;&quot;&quot;)" office:value-type="string" office:string-value="">
            <text:p/>
          </table:table-cell>
          <table:table-cell table:style-name="ACE-10" table:formula="of:=COM.MICROSOFT.SWITCH([$'Sheet1'.E25];1;&quot;00000000&quot;;0;&quot;&quot;)" office:value-type="string" office:string-value="">
            <text:p/>
          </table:table-cell>
          <table:table-cell table:style-name="ACE-10" table:formula="of:=COM.MICROSOFT.SWITCH([$'Sheet1'.F25];1;&quot;00000000&quot;;0;&quot;&quot;)" office:value-type="string" office:string-value="">
            <text:p/>
          </table:table-cell>
          <table:table-cell table:style-name="ACE-10" table:formula="of:=COM.MICROSOFT.SWITCH([$'Sheet1'.G25];1;&quot;00000000&quot;;0;&quot;&quot;)" office:value-type="string" office:string-value="">
            <text:p/>
          </table:table-cell>
          <table:table-cell table:style-name="ACE-10" table:formula="of:=COM.MICROSOFT.SWITCH([$'Sheet1'.H25];1;&quot;00000000&quot;;0;&quot;&quot;)" office:value-type="string" office:string-value="00000000">
            <text:p>00000000</text:p>
          </table:table-cell>
          <table:table-cell table:style-name="ACE-10" table:formula="of:=COM.MICROSOFT.SWITCH([$'Sheet1'.I25];1;&quot;00000000&quot;;0;&quot;&quot;)" office:value-type="string" office:string-value="">
            <text:p/>
          </table:table-cell>
          <table:table-cell table:style-name="ACE-10" table:formula="of:=COM.MICROSOFT.SWITCH([$'Sheet1'.J25];1;&quot;00000000&quot;;0;&quot;&quot;)" office:value-type="string" office:string-value="00000000">
            <text:p>00000000</text:p>
          </table:table-cell>
          <table:table-cell table:style-name="ACE-10" table:formula="of:=COM.MICROSOFT.SWITCH([$'Sheet1'.K25];1;&quot;00000000&quot;;0;&quot;&quot;)" office:value-type="string" office:string-value="">
            <text:p/>
          </table:table-cell>
          <table:table-cell table:style-name="ACE-10" table:formula="of:=COM.MICROSOFT.SWITCH([$'Sheet1'.L25];1;&quot;00000000&quot;;0;&quot;&quot;)" office:value-type="string" office:string-value="">
            <text:p/>
          </table:table-cell>
          <table:table-cell table:style-name="ACE-10" table:formula="of:=COM.MICROSOFT.SWITCH([$'Sheet1'.M25];1;&quot;00000000&quot;;0;&quot;&quot;)" office:value-type="string" office:string-value="">
            <text:p/>
          </table:table-cell>
          <table:table-cell table:style-name="ACE-10" table:formula="of:=COM.MICROSOFT.SWITCH([$'Sheet1'.N25];1;&quot;00000000&quot;;0;&quot;&quot;)" office:value-type="string" office:string-value="">
            <text:p/>
          </table:table-cell>
          <table:table-cell table:style-name="ACE-10" table:formula="of:=COM.MICROSOFT.SWITCH([$'Sheet1'.O25];1;&quot;00000000&quot;;0;&quot;&quot;)" office:value-type="string" office:string-value="">
            <text:p/>
          </table:table-cell>
          <table:table-cell table:style-name="ACE-10" table:formula="of:=COM.MICROSOFT.SWITCH([$'Sheet1'.P25];1;&quot;00000000&quot;;0;&quot;&quot;)" office:value-type="string" office:string-value="">
            <text:p/>
          </table:table-cell>
          <table:table-cell table:style-name="ACE-10" table:formula="of:=COM.MICROSOFT.SWITCH([$'Sheet1'.Q25];1;&quot;00000000&quot;;0;&quot;&quot;)" office:value-type="string" office:string-value="">
            <text:p/>
          </table:table-cell>
          <table:table-cell table:style-name="ACE-10" table:formula="of:=COM.MICROSOFT.SWITCH([$'Sheet1'.R25];1;&quot;00000000&quot;;0;&quot;&quot;)" office:value-type="string" office:string-value="">
            <text:p/>
          </table:table-cell>
          <table:table-cell table:style-name="ACE-10" table:formula="of:=COM.MICROSOFT.SWITCH([$'Sheet1'.S25];1;&quot;00000000&quot;;0;&quot;&quot;)" office:value-type="string" office:string-value="">
            <text:p/>
          </table:table-cell>
          <table:table-cell table:style-name="ACE-10" table:formula="of:=COM.MICROSOFT.SWITCH([$'Sheet1'.T25];1;&quot;00000000&quot;;0;&quot;&quot;)" office:value-type="string" office:string-value="">
            <text:p/>
          </table:table-cell>
          <table:table-cell table:style-name="ACE-10" table:formula="of:=COM.MICROSOFT.SWITCH([$'Sheet1'.U25];1;&quot;00000000&quot;;0;&quot;&quot;)" office:value-type="string" office:string-value="">
            <text:p/>
          </table:table-cell>
          <table:table-cell table:style-name="ACE-10" table:formula="of:=COM.MICROSOFT.SWITCH([$'Sheet1'.V25];1;&quot;00000000&quot;;0;&quot;&quot;)" office:value-type="string" office:string-value="">
            <text:p/>
          </table:table-cell>
          <table:table-cell table:style-name="ACE-10" table:formula="of:=COM.MICROSOFT.SWITCH([$'Sheet1'.W25];1;&quot;00000000&quot;;0;&quot;&quot;)" office:value-type="string" office:string-value="">
            <text:p/>
          </table:table-cell>
          <table:table-cell table:style-name="ACE-10" table:formula="of:=COM.MICROSOFT.SWITCH([$'Sheet1'.X25];1;&quot;00000000&quot;;0;&quot;&quot;)" office:value-type="string" office:string-value="">
            <text:p/>
          </table:table-cell>
          <table:table-cell table:style-name="ACE-10" table:formula="of:=COM.MICROSOFT.SWITCH([$'Sheet1'.Y25];1;&quot;00000000&quot;;0;&quot;&quot;)" office:value-type="string" office:string-value="">
            <text:p/>
          </table:table-cell>
          <table:table-cell table:style-name="ACE-10" table:formula="of:=COM.MICROSOFT.SWITCH([$'Sheet1'.Z25];1;&quot;00000000&quot;;0;&quot;&quot;)" office:value-type="string" office:string-value="">
            <text:p/>
          </table:table-cell>
          <table:table-cell table:style-name="ACE-10" table:formula="of:=COM.MICROSOFT.SWITCH([$'Sheet1'.AA25];1;&quot;00000000&quot;;0;&quot;&quot;)" office:value-type="string" office:string-value="">
            <text:p/>
          </table:table-cell>
          <table:table-cell table:style-name="ACE-10" table:formula="of:=COM.MICROSOFT.SWITCH([$'Sheet1'.AB25];1;&quot;00000000&quot;;0;&quot;&quot;)" office:value-type="string" office:string-value="">
            <text:p/>
          </table:table-cell>
          <table:table-cell table:style-name="ACE-10" table:formula="of:=COM.MICROSOFT.SWITCH([$'Sheet1'.AC25];1;&quot;00000000&quot;;0;&quot;&quot;)" office:value-type="string" office:string-value="">
            <text:p/>
          </table:table-cell>
          <table:table-cell table:style-name="ACE-10" table:formula="of:=COM.MICROSOFT.SWITCH([$'Sheet1'.AD25];1;&quot;00000000&quot;;0;&quot;&quot;)" office:value-type="string" office:string-value="">
            <text:p/>
          </table:table-cell>
          <table:table-cell table:style-name="ACE-10" table:formula="of:=COM.MICROSOFT.SWITCH([$'Sheet1'.AE25];1;&quot;00000000&quot;;0;&quot;&quot;)" office:value-type="string" office:string-value="">
            <text:p/>
          </table:table-cell>
          <table:table-cell table:style-name="ACE-10" table:formula="of:=COM.MICROSOFT.SWITCH([$'Sheet1'.AF25];1;&quot;00000000&quot;;0;&quot;&quot;)" office:value-type="string" office:string-value="">
            <text:p/>
          </table:table-cell>
          <table:table-cell table:style-name="ACE-10" table:formula="of:=COM.MICROSOFT.SWITCH([$'Sheet1'.AG25];1;&quot;00000000&quot;;0;&quot;&quot;)" office:value-type="string" office:string-value="00000000">
            <text:p>00000000</text:p>
          </table:table-cell>
          <table:table-cell table:style-name="ACE-10" table:formula="of:=COM.MICROSOFT.SWITCH([$'Sheet1'.AH25];1;&quot;00000000&quot;;0;&quot;&quot;)" office:value-type="string" office:string-value="">
            <text:p/>
          </table:table-cell>
          <table:table-cell table:style-name="ACE-10" table:formula="of:=COM.MICROSOFT.SWITCH([$'Sheet1'.AI25];1;&quot;00000000&quot;;0;&quot;&quot;)" office:value-type="string" office:string-value="">
            <text:p/>
          </table:table-cell>
          <table:table-cell table:style-name="ACE-10" table:formula="of:=COM.MICROSOFT.SWITCH([$'Sheet1'.AJ25];1;&quot;00000000&quot;;0;&quot;&quot;)" office:value-type="string" office:string-value="">
            <text:p/>
          </table:table-cell>
          <table:table-cell table:style-name="ACE-10" table:formula="of:=COM.MICROSOFT.SWITCH([$'Sheet1'.AK25];1;&quot;00000000&quot;;0;&quot;&quot;)" office:value-type="string" office:string-value="">
            <text:p/>
          </table:table-cell>
          <table:table-cell table:style-name="ACE-10" table:formula="of:=COM.MICROSOFT.SWITCH([$'Sheet1'.AL25];1;&quot;00000000&quot;;0;&quot;&quot;)" office:value-type="string" office:string-value="">
            <text:p/>
          </table:table-cell>
          <table:table-cell table:style-name="ACE-10" table:formula="of:=COM.MICROSOFT.SWITCH([$'Sheet1'.AM25];1;&quot;00000000&quot;;0;&quot;&quot;)" office:value-type="string" office:string-value="">
            <text:p/>
          </table:table-cell>
          <table:table-cell table:style-name="ACE-10" table:formula="of:=COM.MICROSOFT.SWITCH([$'Sheet1'.AN25];1;&quot;00000000&quot;;0;&quot;&quot;)" office:value-type="string" office:string-value="">
            <text:p/>
          </table:table-cell>
          <table:table-cell table:style-name="ACE-10" table:formula="of:=COM.MICROSOFT.SWITCH([$'Sheet1'.AO25];1;&quot;00000000&quot;;0;&quot;&quot;)" office:value-type="string" office:string-value="">
            <text:p/>
          </table:table-cell>
          <table:table-cell table:style-name="ACE-10" table:formula="of:=COM.MICROSOFT.SWITCH([$'Sheet1'.AP25];1;&quot;00000000&quot;;0;&quot;&quot;)" office:value-type="string" office:string-value="">
            <text:p/>
          </table:table-cell>
          <table:table-cell table:style-name="ACE-10" table:formula="of:=COM.MICROSOFT.SWITCH([$'Sheet1'.AQ25];1;&quot;00000000&quot;;0;&quot;&quot;)" office:value-type="string" office:string-value="">
            <text:p/>
          </table:table-cell>
          <table:table-cell table:style-name="ACE-10" table:formula="of:=COM.MICROSOFT.SWITCH([$'Sheet1'.AR25];1;&quot;00000000&quot;;0;&quot;&quot;)" office:value-type="string" office:string-value="">
            <text:p/>
          </table:table-cell>
          <table:table-cell table:style-name="ACE-10" table:formula="of:=COM.MICROSOFT.SWITCH([$'Sheet1'.AS25];1;&quot;00000000&quot;;0;&quot;&quot;)" office:value-type="string" office:string-value="">
            <text:p/>
          </table:table-cell>
          <table:table-cell table:style-name="ACE-10" table:formula="of:=COM.MICROSOFT.SWITCH([$'Sheet1'.AT25];1;&quot;00000000&quot;;0;&quot;&quot;)" office:value-type="string" office:string-value="">
            <text:p/>
          </table:table-cell>
          <table:table-cell table:style-name="ACE-10" table:formula="of:=COM.MICROSOFT.SWITCH([$'Sheet1'.AU25];1;&quot;00000000&quot;;0;&quot;&quot;)" office:value-type="string" office:string-value="">
            <text:p/>
          </table:table-cell>
          <table:table-cell table:style-name="ACE-10" table:formula="of:=COM.MICROSOFT.SWITCH([$'Sheet1'.AV25];1;&quot;00000000&quot;;0;&quot;&quot;)" office:value-type="string" office:string-value="">
            <text:p/>
          </table:table-cell>
          <table:table-cell table:style-name="ACE-10" table:formula="of:=COM.MICROSOFT.SWITCH([$'Sheet1'.AW25];1;&quot;00000000&quot;;0;&quot;&quot;)" office:value-type="string" office:string-value="">
            <text:p/>
          </table:table-cell>
          <table:table-cell table:style-name="ACE-10" table:formula="of:=COM.MICROSOFT.SWITCH([$'Sheet1'.AX25];1;&quot;00000000&quot;;0;&quot;&quot;)" office:value-type="string" office:string-value="">
            <text:p/>
          </table:table-cell>
          <table:table-cell table:style-name="ACE-10" table:formula="of:=COM.MICROSOFT.SWITCH([$'Sheet1'.AY25];1;&quot;00000000&quot;;0;&quot;&quot;)" office:value-type="string" office:string-value="">
            <text:p/>
          </table:table-cell>
          <table:table-cell table:style-name="ACE-17" table:formula="of:=COM.MICROSOFT.SWITCH([$'Sheet1'.AZ25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6];1;&quot;00000000&quot;;0;&quot;&quot;)" office:value-type="string" office:string-value="">
            <text:p/>
          </table:table-cell>
          <table:table-cell table:style-name="ACE-10" table:formula="of:=COM.MICROSOFT.SWITCH([$'Sheet1'.D26];1;&quot;00000000&quot;;0;&quot;&quot;)" office:value-type="string" office:string-value="">
            <text:p/>
          </table:table-cell>
          <table:table-cell table:style-name="ACE-10" table:formula="of:=COM.MICROSOFT.SWITCH([$'Sheet1'.E26];1;&quot;00000000&quot;;0;&quot;&quot;)" office:value-type="string" office:string-value="">
            <text:p/>
          </table:table-cell>
          <table:table-cell table:style-name="ACE-10" table:formula="of:=COM.MICROSOFT.SWITCH([$'Sheet1'.F26];1;&quot;00000000&quot;;0;&quot;&quot;)" office:value-type="string" office:string-value="">
            <text:p/>
          </table:table-cell>
          <table:table-cell table:style-name="ACE-10" table:formula="of:=COM.MICROSOFT.SWITCH([$'Sheet1'.G26];1;&quot;00000000&quot;;0;&quot;&quot;)" office:value-type="string" office:string-value="">
            <text:p/>
          </table:table-cell>
          <table:table-cell table:style-name="ACE-10" table:formula="of:=COM.MICROSOFT.SWITCH([$'Sheet1'.H26];1;&quot;00000000&quot;;0;&quot;&quot;)" office:value-type="string" office:string-value="">
            <text:p/>
          </table:table-cell>
          <table:table-cell table:style-name="ACE-10" table:formula="of:=COM.MICROSOFT.SWITCH([$'Sheet1'.I26];1;&quot;00000000&quot;;0;&quot;&quot;)" office:value-type="string" office:string-value="00000000">
            <text:p>00000000</text:p>
          </table:table-cell>
          <table:table-cell table:style-name="ACE-10" table:formula="of:=COM.MICROSOFT.SWITCH([$'Sheet1'.J26];1;&quot;00000000&quot;;0;&quot;&quot;)" office:value-type="string" office:string-value="00000000">
            <text:p>00000000</text:p>
          </table:table-cell>
          <table:table-cell table:style-name="ACE-10" table:formula="of:=COM.MICROSOFT.SWITCH([$'Sheet1'.K26];1;&quot;00000000&quot;;0;&quot;&quot;)" office:value-type="string" office:string-value="">
            <text:p/>
          </table:table-cell>
          <table:table-cell table:style-name="ACE-10" table:formula="of:=COM.MICROSOFT.SWITCH([$'Sheet1'.L26];1;&quot;00000000&quot;;0;&quot;&quot;)" office:value-type="string" office:string-value="">
            <text:p/>
          </table:table-cell>
          <table:table-cell table:style-name="ACE-10" table:formula="of:=COM.MICROSOFT.SWITCH([$'Sheet1'.M26];1;&quot;00000000&quot;;0;&quot;&quot;)" office:value-type="string" office:string-value="">
            <text:p/>
          </table:table-cell>
          <table:table-cell table:style-name="ACE-10" table:formula="of:=COM.MICROSOFT.SWITCH([$'Sheet1'.N26];1;&quot;00000000&quot;;0;&quot;&quot;)" office:value-type="string" office:string-value="">
            <text:p/>
          </table:table-cell>
          <table:table-cell table:style-name="ACE-10" table:formula="of:=COM.MICROSOFT.SWITCH([$'Sheet1'.O26];1;&quot;00000000&quot;;0;&quot;&quot;)" office:value-type="string" office:string-value="">
            <text:p/>
          </table:table-cell>
          <table:table-cell table:style-name="ACE-10" table:formula="of:=COM.MICROSOFT.SWITCH([$'Sheet1'.P26];1;&quot;00000000&quot;;0;&quot;&quot;)" office:value-type="string" office:string-value="">
            <text:p/>
          </table:table-cell>
          <table:table-cell table:style-name="ACE-10" table:formula="of:=COM.MICROSOFT.SWITCH([$'Sheet1'.Q26];1;&quot;00000000&quot;;0;&quot;&quot;)" office:value-type="string" office:string-value="">
            <text:p/>
          </table:table-cell>
          <table:table-cell table:style-name="ACE-10" table:formula="of:=COM.MICROSOFT.SWITCH([$'Sheet1'.R26];1;&quot;00000000&quot;;0;&quot;&quot;)" office:value-type="string" office:string-value="">
            <text:p/>
          </table:table-cell>
          <table:table-cell table:style-name="ACE-10" table:formula="of:=COM.MICROSOFT.SWITCH([$'Sheet1'.S26];1;&quot;00000000&quot;;0;&quot;&quot;)" office:value-type="string" office:string-value="">
            <text:p/>
          </table:table-cell>
          <table:table-cell table:style-name="ACE-10" table:formula="of:=COM.MICROSOFT.SWITCH([$'Sheet1'.T26];1;&quot;00000000&quot;;0;&quot;&quot;)" office:value-type="string" office:string-value="">
            <text:p/>
          </table:table-cell>
          <table:table-cell table:style-name="ACE-10" table:formula="of:=COM.MICROSOFT.SWITCH([$'Sheet1'.U26];1;&quot;00000000&quot;;0;&quot;&quot;)" office:value-type="string" office:string-value="">
            <text:p/>
          </table:table-cell>
          <table:table-cell table:style-name="ACE-10" table:formula="of:=COM.MICROSOFT.SWITCH([$'Sheet1'.V26];1;&quot;00000000&quot;;0;&quot;&quot;)" office:value-type="string" office:string-value="">
            <text:p/>
          </table:table-cell>
          <table:table-cell table:style-name="ACE-10" table:formula="of:=COM.MICROSOFT.SWITCH([$'Sheet1'.W26];1;&quot;00000000&quot;;0;&quot;&quot;)" office:value-type="string" office:string-value="">
            <text:p/>
          </table:table-cell>
          <table:table-cell table:style-name="ACE-10" table:formula="of:=COM.MICROSOFT.SWITCH([$'Sheet1'.X26];1;&quot;00000000&quot;;0;&quot;&quot;)" office:value-type="string" office:string-value="">
            <text:p/>
          </table:table-cell>
          <table:table-cell table:style-name="ACE-10" table:formula="of:=COM.MICROSOFT.SWITCH([$'Sheet1'.Y26];1;&quot;00000000&quot;;0;&quot;&quot;)" office:value-type="string" office:string-value="">
            <text:p/>
          </table:table-cell>
          <table:table-cell table:style-name="ACE-10" table:formula="of:=COM.MICROSOFT.SWITCH([$'Sheet1'.Z26];1;&quot;00000000&quot;;0;&quot;&quot;)" office:value-type="string" office:string-value="">
            <text:p/>
          </table:table-cell>
          <table:table-cell table:style-name="ACE-10" table:formula="of:=COM.MICROSOFT.SWITCH([$'Sheet1'.AA26];1;&quot;00000000&quot;;0;&quot;&quot;)" office:value-type="string" office:string-value="">
            <text:p/>
          </table:table-cell>
          <table:table-cell table:style-name="ACE-10" table:formula="of:=COM.MICROSOFT.SWITCH([$'Sheet1'.AB26];1;&quot;00000000&quot;;0;&quot;&quot;)" office:value-type="string" office:string-value="">
            <text:p/>
          </table:table-cell>
          <table:table-cell table:style-name="ACE-10" table:formula="of:=COM.MICROSOFT.SWITCH([$'Sheet1'.AC26];1;&quot;00000000&quot;;0;&quot;&quot;)" office:value-type="string" office:string-value="">
            <text:p/>
          </table:table-cell>
          <table:table-cell table:style-name="ACE-10" table:formula="of:=COM.MICROSOFT.SWITCH([$'Sheet1'.AD26];1;&quot;00000000&quot;;0;&quot;&quot;)" office:value-type="string" office:string-value="">
            <text:p/>
          </table:table-cell>
          <table:table-cell table:style-name="ACE-10" table:formula="of:=COM.MICROSOFT.SWITCH([$'Sheet1'.AE26];1;&quot;00000000&quot;;0;&quot;&quot;)" office:value-type="string" office:string-value="">
            <text:p/>
          </table:table-cell>
          <table:table-cell table:style-name="ACE-10" table:formula="of:=COM.MICROSOFT.SWITCH([$'Sheet1'.AF26];1;&quot;00000000&quot;;0;&quot;&quot;)" office:value-type="string" office:string-value="">
            <text:p/>
          </table:table-cell>
          <table:table-cell table:style-name="ACE-10" table:formula="of:=COM.MICROSOFT.SWITCH([$'Sheet1'.AG26];1;&quot;00000000&quot;;0;&quot;&quot;)" office:value-type="string" office:string-value="">
            <text:p/>
          </table:table-cell>
          <table:table-cell table:style-name="ACE-10" table:formula="of:=COM.MICROSOFT.SWITCH([$'Sheet1'.AH26];1;&quot;00000000&quot;;0;&quot;&quot;)" office:value-type="string" office:string-value="00000000">
            <text:p>00000000</text:p>
          </table:table-cell>
          <table:table-cell table:style-name="ACE-10" table:formula="of:=COM.MICROSOFT.SWITCH([$'Sheet1'.AI26];1;&quot;00000000&quot;;0;&quot;&quot;)" office:value-type="string" office:string-value="">
            <text:p/>
          </table:table-cell>
          <table:table-cell table:style-name="ACE-10" table:formula="of:=COM.MICROSOFT.SWITCH([$'Sheet1'.AJ26];1;&quot;00000000&quot;;0;&quot;&quot;)" office:value-type="string" office:string-value="">
            <text:p/>
          </table:table-cell>
          <table:table-cell table:style-name="ACE-10" table:formula="of:=COM.MICROSOFT.SWITCH([$'Sheet1'.AK26];1;&quot;00000000&quot;;0;&quot;&quot;)" office:value-type="string" office:string-value="">
            <text:p/>
          </table:table-cell>
          <table:table-cell table:style-name="ACE-10" table:formula="of:=COM.MICROSOFT.SWITCH([$'Sheet1'.AL26];1;&quot;00000000&quot;;0;&quot;&quot;)" office:value-type="string" office:string-value="">
            <text:p/>
          </table:table-cell>
          <table:table-cell table:style-name="ACE-10" table:formula="of:=COM.MICROSOFT.SWITCH([$'Sheet1'.AM26];1;&quot;00000000&quot;;0;&quot;&quot;)" office:value-type="string" office:string-value="">
            <text:p/>
          </table:table-cell>
          <table:table-cell table:style-name="ACE-10" table:formula="of:=COM.MICROSOFT.SWITCH([$'Sheet1'.AN26];1;&quot;00000000&quot;;0;&quot;&quot;)" office:value-type="string" office:string-value="">
            <text:p/>
          </table:table-cell>
          <table:table-cell table:style-name="ACE-10" table:formula="of:=COM.MICROSOFT.SWITCH([$'Sheet1'.AO26];1;&quot;00000000&quot;;0;&quot;&quot;)" office:value-type="string" office:string-value="">
            <text:p/>
          </table:table-cell>
          <table:table-cell table:style-name="ACE-10" table:formula="of:=COM.MICROSOFT.SWITCH([$'Sheet1'.AP26];1;&quot;00000000&quot;;0;&quot;&quot;)" office:value-type="string" office:string-value="">
            <text:p/>
          </table:table-cell>
          <table:table-cell table:style-name="ACE-10" table:formula="of:=COM.MICROSOFT.SWITCH([$'Sheet1'.AQ26];1;&quot;00000000&quot;;0;&quot;&quot;)" office:value-type="string" office:string-value="">
            <text:p/>
          </table:table-cell>
          <table:table-cell table:style-name="ACE-10" table:formula="of:=COM.MICROSOFT.SWITCH([$'Sheet1'.AR26];1;&quot;00000000&quot;;0;&quot;&quot;)" office:value-type="string" office:string-value="">
            <text:p/>
          </table:table-cell>
          <table:table-cell table:style-name="ACE-10" table:formula="of:=COM.MICROSOFT.SWITCH([$'Sheet1'.AS26];1;&quot;00000000&quot;;0;&quot;&quot;)" office:value-type="string" office:string-value="">
            <text:p/>
          </table:table-cell>
          <table:table-cell table:style-name="ACE-10" table:formula="of:=COM.MICROSOFT.SWITCH([$'Sheet1'.AT26];1;&quot;00000000&quot;;0;&quot;&quot;)" office:value-type="string" office:string-value="">
            <text:p/>
          </table:table-cell>
          <table:table-cell table:style-name="ACE-10" table:formula="of:=COM.MICROSOFT.SWITCH([$'Sheet1'.AU26];1;&quot;00000000&quot;;0;&quot;&quot;)" office:value-type="string" office:string-value="">
            <text:p/>
          </table:table-cell>
          <table:table-cell table:style-name="ACE-10" table:formula="of:=COM.MICROSOFT.SWITCH([$'Sheet1'.AV26];1;&quot;00000000&quot;;0;&quot;&quot;)" office:value-type="string" office:string-value="">
            <text:p/>
          </table:table-cell>
          <table:table-cell table:style-name="ACE-10" table:formula="of:=COM.MICROSOFT.SWITCH([$'Sheet1'.AW26];1;&quot;00000000&quot;;0;&quot;&quot;)" office:value-type="string" office:string-value="">
            <text:p/>
          </table:table-cell>
          <table:table-cell table:style-name="ACE-10" table:formula="of:=COM.MICROSOFT.SWITCH([$'Sheet1'.AX26];1;&quot;00000000&quot;;0;&quot;&quot;)" office:value-type="string" office:string-value="">
            <text:p/>
          </table:table-cell>
          <table:table-cell table:style-name="ACE-10" table:formula="of:=COM.MICROSOFT.SWITCH([$'Sheet1'.AY26];1;&quot;00000000&quot;;0;&quot;&quot;)" office:value-type="string" office:string-value="">
            <text:p/>
          </table:table-cell>
          <table:table-cell table:style-name="ACE-17" table:formula="of:=COM.MICROSOFT.SWITCH([$'Sheet1'.AZ26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7];1;&quot;00000000&quot;;0;&quot;&quot;)" office:value-type="string" office:string-value="">
            <text:p/>
          </table:table-cell>
          <table:table-cell table:style-name="ACE-10" table:formula="of:=COM.MICROSOFT.SWITCH([$'Sheet1'.D27];1;&quot;00000000&quot;;0;&quot;&quot;)" office:value-type="string" office:string-value="">
            <text:p/>
          </table:table-cell>
          <table:table-cell table:style-name="ACE-10" table:formula="of:=COM.MICROSOFT.SWITCH([$'Sheet1'.E27];1;&quot;00000000&quot;;0;&quot;&quot;)" office:value-type="string" office:string-value="">
            <text:p/>
          </table:table-cell>
          <table:table-cell table:style-name="ACE-10" table:formula="of:=COM.MICROSOFT.SWITCH([$'Sheet1'.F27];1;&quot;00000000&quot;;0;&quot;&quot;)" office:value-type="string" office:string-value="">
            <text:p/>
          </table:table-cell>
          <table:table-cell table:style-name="ACE-10" table:formula="of:=COM.MICROSOFT.SWITCH([$'Sheet1'.G27];1;&quot;00000000&quot;;0;&quot;&quot;)" office:value-type="string" office:string-value="">
            <text:p/>
          </table:table-cell>
          <table:table-cell table:style-name="ACE-10" table:formula="of:=COM.MICROSOFT.SWITCH([$'Sheet1'.H27];1;&quot;00000000&quot;;0;&quot;&quot;)" office:value-type="string" office:string-value="00000000">
            <text:p>00000000</text:p>
          </table:table-cell>
          <table:table-cell table:style-name="ACE-10" table:formula="of:=COM.MICROSOFT.SWITCH([$'Sheet1'.I27];1;&quot;00000000&quot;;0;&quot;&quot;)" office:value-type="string" office:string-value="">
            <text:p/>
          </table:table-cell>
          <table:table-cell table:style-name="ACE-10" table:formula="of:=COM.MICROSOFT.SWITCH([$'Sheet1'.J27];1;&quot;00000000&quot;;0;&quot;&quot;)" office:value-type="string" office:string-value="">
            <text:p/>
          </table:table-cell>
          <table:table-cell table:style-name="ACE-10" table:formula="of:=COM.MICROSOFT.SWITCH([$'Sheet1'.K27];1;&quot;00000000&quot;;0;&quot;&quot;)" office:value-type="string" office:string-value="">
            <text:p/>
          </table:table-cell>
          <table:table-cell table:style-name="ACE-10" table:formula="of:=COM.MICROSOFT.SWITCH([$'Sheet1'.L27];1;&quot;00000000&quot;;0;&quot;&quot;)" office:value-type="string" office:string-value="">
            <text:p/>
          </table:table-cell>
          <table:table-cell table:style-name="ACE-10" table:formula="of:=COM.MICROSOFT.SWITCH([$'Sheet1'.M27];1;&quot;00000000&quot;;0;&quot;&quot;)" office:value-type="string" office:string-value="">
            <text:p/>
          </table:table-cell>
          <table:table-cell table:style-name="ACE-10" table:formula="of:=COM.MICROSOFT.SWITCH([$'Sheet1'.N27];1;&quot;00000000&quot;;0;&quot;&quot;)" office:value-type="string" office:string-value="">
            <text:p/>
          </table:table-cell>
          <table:table-cell table:style-name="ACE-10" table:formula="of:=COM.MICROSOFT.SWITCH([$'Sheet1'.O27];1;&quot;00000000&quot;;0;&quot;&quot;)" office:value-type="string" office:string-value="">
            <text:p/>
          </table:table-cell>
          <table:table-cell table:style-name="ACE-10" table:formula="of:=COM.MICROSOFT.SWITCH([$'Sheet1'.P27];1;&quot;00000000&quot;;0;&quot;&quot;)" office:value-type="string" office:string-value="">
            <text:p/>
          </table:table-cell>
          <table:table-cell table:style-name="ACE-10" table:formula="of:=COM.MICROSOFT.SWITCH([$'Sheet1'.Q27];1;&quot;00000000&quot;;0;&quot;&quot;)" office:value-type="string" office:string-value="">
            <text:p/>
          </table:table-cell>
          <table:table-cell table:style-name="ACE-10" table:formula="of:=COM.MICROSOFT.SWITCH([$'Sheet1'.R27];1;&quot;00000000&quot;;0;&quot;&quot;)" office:value-type="string" office:string-value="">
            <text:p/>
          </table:table-cell>
          <table:table-cell table:style-name="ACE-10" table:formula="of:=COM.MICROSOFT.SWITCH([$'Sheet1'.S27];1;&quot;00000000&quot;;0;&quot;&quot;)" office:value-type="string" office:string-value="">
            <text:p/>
          </table:table-cell>
          <table:table-cell table:style-name="ACE-10" table:formula="of:=COM.MICROSOFT.SWITCH([$'Sheet1'.T27];1;&quot;00000000&quot;;0;&quot;&quot;)" office:value-type="string" office:string-value="">
            <text:p/>
          </table:table-cell>
          <table:table-cell table:style-name="ACE-10" table:formula="of:=COM.MICROSOFT.SWITCH([$'Sheet1'.U27];1;&quot;00000000&quot;;0;&quot;&quot;)" office:value-type="string" office:string-value="">
            <text:p/>
          </table:table-cell>
          <table:table-cell table:style-name="ACE-10" table:formula="of:=COM.MICROSOFT.SWITCH([$'Sheet1'.V27];1;&quot;00000000&quot;;0;&quot;&quot;)" office:value-type="string" office:string-value="">
            <text:p/>
          </table:table-cell>
          <table:table-cell table:style-name="ACE-10" table:formula="of:=COM.MICROSOFT.SWITCH([$'Sheet1'.W27];1;&quot;00000000&quot;;0;&quot;&quot;)" office:value-type="string" office:string-value="">
            <text:p/>
          </table:table-cell>
          <table:table-cell table:style-name="ACE-10" table:formula="of:=COM.MICROSOFT.SWITCH([$'Sheet1'.X27];1;&quot;00000000&quot;;0;&quot;&quot;)" office:value-type="string" office:string-value="">
            <text:p/>
          </table:table-cell>
          <table:table-cell table:style-name="ACE-10" table:formula="of:=COM.MICROSOFT.SWITCH([$'Sheet1'.Y27];1;&quot;00000000&quot;;0;&quot;&quot;)" office:value-type="string" office:string-value="">
            <text:p/>
          </table:table-cell>
          <table:table-cell table:style-name="ACE-10" table:formula="of:=COM.MICROSOFT.SWITCH([$'Sheet1'.Z27];1;&quot;00000000&quot;;0;&quot;&quot;)" office:value-type="string" office:string-value="">
            <text:p/>
          </table:table-cell>
          <table:table-cell table:style-name="ACE-10" table:formula="of:=COM.MICROSOFT.SWITCH([$'Sheet1'.AA27];1;&quot;00000000&quot;;0;&quot;&quot;)" office:value-type="string" office:string-value="">
            <text:p/>
          </table:table-cell>
          <table:table-cell table:style-name="ACE-10" table:formula="of:=COM.MICROSOFT.SWITCH([$'Sheet1'.AB27];1;&quot;00000000&quot;;0;&quot;&quot;)" office:value-type="string" office:string-value="">
            <text:p/>
          </table:table-cell>
          <table:table-cell table:style-name="ACE-10" table:formula="of:=COM.MICROSOFT.SWITCH([$'Sheet1'.AC27];1;&quot;00000000&quot;;0;&quot;&quot;)" office:value-type="string" office:string-value="">
            <text:p/>
          </table:table-cell>
          <table:table-cell table:style-name="ACE-10" table:formula="of:=COM.MICROSOFT.SWITCH([$'Sheet1'.AD27];1;&quot;00000000&quot;;0;&quot;&quot;)" office:value-type="string" office:string-value="">
            <text:p/>
          </table:table-cell>
          <table:table-cell table:style-name="ACE-10" table:formula="of:=COM.MICROSOFT.SWITCH([$'Sheet1'.AE27];1;&quot;00000000&quot;;0;&quot;&quot;)" office:value-type="string" office:string-value="">
            <text:p/>
          </table:table-cell>
          <table:table-cell table:style-name="ACE-10" table:formula="of:=COM.MICROSOFT.SWITCH([$'Sheet1'.AF27];1;&quot;00000000&quot;;0;&quot;&quot;)" office:value-type="string" office:string-value="">
            <text:p/>
          </table:table-cell>
          <table:table-cell table:style-name="ACE-10" table:formula="of:=COM.MICROSOFT.SWITCH([$'Sheet1'.AG27];1;&quot;00000000&quot;;0;&quot;&quot;)" office:value-type="string" office:string-value="">
            <text:p/>
          </table:table-cell>
          <table:table-cell table:style-name="ACE-10" table:formula="of:=COM.MICROSOFT.SWITCH([$'Sheet1'.AH27];1;&quot;00000000&quot;;0;&quot;&quot;)" office:value-type="string" office:string-value="">
            <text:p/>
          </table:table-cell>
          <table:table-cell table:style-name="ACE-10" table:formula="of:=COM.MICROSOFT.SWITCH([$'Sheet1'.AI27];1;&quot;00000000&quot;;0;&quot;&quot;)" office:value-type="string" office:string-value="">
            <text:p/>
          </table:table-cell>
          <table:table-cell table:style-name="ACE-10" table:formula="of:=COM.MICROSOFT.SWITCH([$'Sheet1'.AJ27];1;&quot;00000000&quot;;0;&quot;&quot;)" office:value-type="string" office:string-value="">
            <text:p/>
          </table:table-cell>
          <table:table-cell table:style-name="ACE-10" table:formula="of:=COM.MICROSOFT.SWITCH([$'Sheet1'.AK27];1;&quot;00000000&quot;;0;&quot;&quot;)" office:value-type="string" office:string-value="">
            <text:p/>
          </table:table-cell>
          <table:table-cell table:style-name="ACE-10" table:formula="of:=COM.MICROSOFT.SWITCH([$'Sheet1'.AL27];1;&quot;00000000&quot;;0;&quot;&quot;)" office:value-type="string" office:string-value="">
            <text:p/>
          </table:table-cell>
          <table:table-cell table:style-name="ACE-10" table:formula="of:=COM.MICROSOFT.SWITCH([$'Sheet1'.AM27];1;&quot;00000000&quot;;0;&quot;&quot;)" office:value-type="string" office:string-value="">
            <text:p/>
          </table:table-cell>
          <table:table-cell table:style-name="ACE-10" table:formula="of:=COM.MICROSOFT.SWITCH([$'Sheet1'.AN27];1;&quot;00000000&quot;;0;&quot;&quot;)" office:value-type="string" office:string-value="">
            <text:p/>
          </table:table-cell>
          <table:table-cell table:style-name="ACE-10" table:formula="of:=COM.MICROSOFT.SWITCH([$'Sheet1'.AO27];1;&quot;00000000&quot;;0;&quot;&quot;)" office:value-type="string" office:string-value="">
            <text:p/>
          </table:table-cell>
          <table:table-cell table:style-name="ACE-10" table:formula="of:=COM.MICROSOFT.SWITCH([$'Sheet1'.AP27];1;&quot;00000000&quot;;0;&quot;&quot;)" office:value-type="string" office:string-value="">
            <text:p/>
          </table:table-cell>
          <table:table-cell table:style-name="ACE-10" table:formula="of:=COM.MICROSOFT.SWITCH([$'Sheet1'.AQ27];1;&quot;00000000&quot;;0;&quot;&quot;)" office:value-type="string" office:string-value="">
            <text:p/>
          </table:table-cell>
          <table:table-cell table:style-name="ACE-10" table:formula="of:=COM.MICROSOFT.SWITCH([$'Sheet1'.AR27];1;&quot;00000000&quot;;0;&quot;&quot;)" office:value-type="string" office:string-value="">
            <text:p/>
          </table:table-cell>
          <table:table-cell table:style-name="ACE-10" table:formula="of:=COM.MICROSOFT.SWITCH([$'Sheet1'.AS27];1;&quot;00000000&quot;;0;&quot;&quot;)" office:value-type="string" office:string-value="">
            <text:p/>
          </table:table-cell>
          <table:table-cell table:style-name="ACE-10" table:formula="of:=COM.MICROSOFT.SWITCH([$'Sheet1'.AT27];1;&quot;00000000&quot;;0;&quot;&quot;)" office:value-type="string" office:string-value="">
            <text:p/>
          </table:table-cell>
          <table:table-cell table:style-name="ACE-10" table:formula="of:=COM.MICROSOFT.SWITCH([$'Sheet1'.AU27];1;&quot;00000000&quot;;0;&quot;&quot;)" office:value-type="string" office:string-value="">
            <text:p/>
          </table:table-cell>
          <table:table-cell table:style-name="ACE-10" table:formula="of:=COM.MICROSOFT.SWITCH([$'Sheet1'.AV27];1;&quot;00000000&quot;;0;&quot;&quot;)" office:value-type="string" office:string-value="">
            <text:p/>
          </table:table-cell>
          <table:table-cell table:style-name="ACE-10" table:formula="of:=COM.MICROSOFT.SWITCH([$'Sheet1'.AW27];1;&quot;00000000&quot;;0;&quot;&quot;)" office:value-type="string" office:string-value="">
            <text:p/>
          </table:table-cell>
          <table:table-cell table:style-name="ACE-10" table:formula="of:=COM.MICROSOFT.SWITCH([$'Sheet1'.AX27];1;&quot;00000000&quot;;0;&quot;&quot;)" office:value-type="string" office:string-value="">
            <text:p/>
          </table:table-cell>
          <table:table-cell table:style-name="ACE-10" table:formula="of:=COM.MICROSOFT.SWITCH([$'Sheet1'.AY27];1;&quot;00000000&quot;;0;&quot;&quot;)" office:value-type="string" office:string-value="">
            <text:p/>
          </table:table-cell>
          <table:table-cell table:style-name="ACE-17" table:formula="of:=COM.MICROSOFT.SWITCH([$'Sheet1'.AZ27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8];1;&quot;00000000&quot;;0;&quot;&quot;)" office:value-type="string" office:string-value="">
            <text:p/>
          </table:table-cell>
          <table:table-cell table:style-name="ACE-10" table:formula="of:=COM.MICROSOFT.SWITCH([$'Sheet1'.D28];1;&quot;00000000&quot;;0;&quot;&quot;)" office:value-type="string" office:string-value="">
            <text:p/>
          </table:table-cell>
          <table:table-cell table:style-name="ACE-10" table:formula="of:=COM.MICROSOFT.SWITCH([$'Sheet1'.E28];1;&quot;00000000&quot;;0;&quot;&quot;)" office:value-type="string" office:string-value="">
            <text:p/>
          </table:table-cell>
          <table:table-cell table:style-name="ACE-10" table:formula="of:=COM.MICROSOFT.SWITCH([$'Sheet1'.F28];1;&quot;00000000&quot;;0;&quot;&quot;)" office:value-type="string" office:string-value="">
            <text:p/>
          </table:table-cell>
          <table:table-cell table:style-name="ACE-10" table:formula="of:=COM.MICROSOFT.SWITCH([$'Sheet1'.G28];1;&quot;00000000&quot;;0;&quot;&quot;)" office:value-type="string" office:string-value="">
            <text:p/>
          </table:table-cell>
          <table:table-cell table:style-name="ACE-10" table:formula="of:=COM.MICROSOFT.SWITCH([$'Sheet1'.H28];1;&quot;00000000&quot;;0;&quot;&quot;)" office:value-type="string" office:string-value="">
            <text:p/>
          </table:table-cell>
          <table:table-cell table:style-name="ACE-10" table:formula="of:=COM.MICROSOFT.SWITCH([$'Sheet1'.I28];1;&quot;00000000&quot;;0;&quot;&quot;)" office:value-type="string" office:string-value="">
            <text:p/>
          </table:table-cell>
          <table:table-cell table:style-name="ACE-10" table:formula="of:=COM.MICROSOFT.SWITCH([$'Sheet1'.J28];1;&quot;00000000&quot;;0;&quot;&quot;)" office:value-type="string" office:string-value="">
            <text:p/>
          </table:table-cell>
          <table:table-cell table:style-name="ACE-10" table:formula="of:=COM.MICROSOFT.SWITCH([$'Sheet1'.K28];1;&quot;00000000&quot;;0;&quot;&quot;)" office:value-type="string" office:string-value="">
            <text:p/>
          </table:table-cell>
          <table:table-cell table:style-name="ACE-10" table:formula="of:=COM.MICROSOFT.SWITCH([$'Sheet1'.L28];1;&quot;00000000&quot;;0;&quot;&quot;)" office:value-type="string" office:string-value="">
            <text:p/>
          </table:table-cell>
          <table:table-cell table:style-name="ACE-10" table:formula="of:=COM.MICROSOFT.SWITCH([$'Sheet1'.M28];1;&quot;00000000&quot;;0;&quot;&quot;)" office:value-type="string" office:string-value="">
            <text:p/>
          </table:table-cell>
          <table:table-cell table:style-name="ACE-10" table:formula="of:=COM.MICROSOFT.SWITCH([$'Sheet1'.N28];1;&quot;00000000&quot;;0;&quot;&quot;)" office:value-type="string" office:string-value="">
            <text:p/>
          </table:table-cell>
          <table:table-cell table:style-name="ACE-10" table:formula="of:=COM.MICROSOFT.SWITCH([$'Sheet1'.O28];1;&quot;00000000&quot;;0;&quot;&quot;)" office:value-type="string" office:string-value="">
            <text:p/>
          </table:table-cell>
          <table:table-cell table:style-name="ACE-10" table:formula="of:=COM.MICROSOFT.SWITCH([$'Sheet1'.P28];1;&quot;00000000&quot;;0;&quot;&quot;)" office:value-type="string" office:string-value="">
            <text:p/>
          </table:table-cell>
          <table:table-cell table:style-name="ACE-10" table:formula="of:=COM.MICROSOFT.SWITCH([$'Sheet1'.Q28];1;&quot;00000000&quot;;0;&quot;&quot;)" office:value-type="string" office:string-value="">
            <text:p/>
          </table:table-cell>
          <table:table-cell table:style-name="ACE-10" table:formula="of:=COM.MICROSOFT.SWITCH([$'Sheet1'.R28];1;&quot;00000000&quot;;0;&quot;&quot;)" office:value-type="string" office:string-value="">
            <text:p/>
          </table:table-cell>
          <table:table-cell table:style-name="ACE-10" table:formula="of:=COM.MICROSOFT.SWITCH([$'Sheet1'.S28];1;&quot;00000000&quot;;0;&quot;&quot;)" office:value-type="string" office:string-value="">
            <text:p/>
          </table:table-cell>
          <table:table-cell table:style-name="ACE-10" table:formula="of:=COM.MICROSOFT.SWITCH([$'Sheet1'.T28];1;&quot;00000000&quot;;0;&quot;&quot;)" office:value-type="string" office:string-value="">
            <text:p/>
          </table:table-cell>
          <table:table-cell table:style-name="ACE-10" table:formula="of:=COM.MICROSOFT.SWITCH([$'Sheet1'.U28];1;&quot;00000000&quot;;0;&quot;&quot;)" office:value-type="string" office:string-value="">
            <text:p/>
          </table:table-cell>
          <table:table-cell table:style-name="ACE-10" table:formula="of:=COM.MICROSOFT.SWITCH([$'Sheet1'.V28];1;&quot;00000000&quot;;0;&quot;&quot;)" office:value-type="string" office:string-value="">
            <text:p/>
          </table:table-cell>
          <table:table-cell table:style-name="ACE-10" table:formula="of:=COM.MICROSOFT.SWITCH([$'Sheet1'.W28];1;&quot;00000000&quot;;0;&quot;&quot;)" office:value-type="string" office:string-value="">
            <text:p/>
          </table:table-cell>
          <table:table-cell table:style-name="ACE-10" table:formula="of:=COM.MICROSOFT.SWITCH([$'Sheet1'.X28];1;&quot;00000000&quot;;0;&quot;&quot;)" office:value-type="string" office:string-value="">
            <text:p/>
          </table:table-cell>
          <table:table-cell table:style-name="ACE-10" table:formula="of:=COM.MICROSOFT.SWITCH([$'Sheet1'.Y28];1;&quot;00000000&quot;;0;&quot;&quot;)" office:value-type="string" office:string-value="">
            <text:p/>
          </table:table-cell>
          <table:table-cell table:style-name="ACE-10" table:formula="of:=COM.MICROSOFT.SWITCH([$'Sheet1'.Z28];1;&quot;00000000&quot;;0;&quot;&quot;)" office:value-type="string" office:string-value="">
            <text:p/>
          </table:table-cell>
          <table:table-cell table:style-name="ACE-10" table:formula="of:=COM.MICROSOFT.SWITCH([$'Sheet1'.AA28];1;&quot;00000000&quot;;0;&quot;&quot;)" office:value-type="string" office:string-value="">
            <text:p/>
          </table:table-cell>
          <table:table-cell table:style-name="ACE-10" table:formula="of:=COM.MICROSOFT.SWITCH([$'Sheet1'.AB28];1;&quot;00000000&quot;;0;&quot;&quot;)" office:value-type="string" office:string-value="">
            <text:p/>
          </table:table-cell>
          <table:table-cell table:style-name="ACE-10" table:formula="of:=COM.MICROSOFT.SWITCH([$'Sheet1'.AC28];1;&quot;00000000&quot;;0;&quot;&quot;)" office:value-type="string" office:string-value="">
            <text:p/>
          </table:table-cell>
          <table:table-cell table:style-name="ACE-10" table:formula="of:=COM.MICROSOFT.SWITCH([$'Sheet1'.AD28];1;&quot;00000000&quot;;0;&quot;&quot;)" office:value-type="string" office:string-value="">
            <text:p/>
          </table:table-cell>
          <table:table-cell table:style-name="ACE-10" table:formula="of:=COM.MICROSOFT.SWITCH([$'Sheet1'.AE28];1;&quot;00000000&quot;;0;&quot;&quot;)" office:value-type="string" office:string-value="">
            <text:p/>
          </table:table-cell>
          <table:table-cell table:style-name="ACE-10" table:formula="of:=COM.MICROSOFT.SWITCH([$'Sheet1'.AF28];1;&quot;00000000&quot;;0;&quot;&quot;)" office:value-type="string" office:string-value="">
            <text:p/>
          </table:table-cell>
          <table:table-cell table:style-name="ACE-10" table:formula="of:=COM.MICROSOFT.SWITCH([$'Sheet1'.AG28];1;&quot;00000000&quot;;0;&quot;&quot;)" office:value-type="string" office:string-value="">
            <text:p/>
          </table:table-cell>
          <table:table-cell table:style-name="ACE-10" table:formula="of:=COM.MICROSOFT.SWITCH([$'Sheet1'.AH28];1;&quot;00000000&quot;;0;&quot;&quot;)" office:value-type="string" office:string-value="">
            <text:p/>
          </table:table-cell>
          <table:table-cell table:style-name="ACE-10" table:formula="of:=COM.MICROSOFT.SWITCH([$'Sheet1'.AI28];1;&quot;00000000&quot;;0;&quot;&quot;)" office:value-type="string" office:string-value="">
            <text:p/>
          </table:table-cell>
          <table:table-cell table:style-name="ACE-10" table:formula="of:=COM.MICROSOFT.SWITCH([$'Sheet1'.AJ28];1;&quot;00000000&quot;;0;&quot;&quot;)" office:value-type="string" office:string-value="">
            <text:p/>
          </table:table-cell>
          <table:table-cell table:style-name="ACE-10" table:formula="of:=COM.MICROSOFT.SWITCH([$'Sheet1'.AK28];1;&quot;00000000&quot;;0;&quot;&quot;)" office:value-type="string" office:string-value="">
            <text:p/>
          </table:table-cell>
          <table:table-cell table:style-name="ACE-10" table:formula="of:=COM.MICROSOFT.SWITCH([$'Sheet1'.AL28];1;&quot;00000000&quot;;0;&quot;&quot;)" office:value-type="string" office:string-value="">
            <text:p/>
          </table:table-cell>
          <table:table-cell table:style-name="ACE-10" table:formula="of:=COM.MICROSOFT.SWITCH([$'Sheet1'.AM28];1;&quot;00000000&quot;;0;&quot;&quot;)" office:value-type="string" office:string-value="">
            <text:p/>
          </table:table-cell>
          <table:table-cell table:style-name="ACE-10" table:formula="of:=COM.MICROSOFT.SWITCH([$'Sheet1'.AN28];1;&quot;00000000&quot;;0;&quot;&quot;)" office:value-type="string" office:string-value="">
            <text:p/>
          </table:table-cell>
          <table:table-cell table:style-name="ACE-10" table:formula="of:=COM.MICROSOFT.SWITCH([$'Sheet1'.AO28];1;&quot;00000000&quot;;0;&quot;&quot;)" office:value-type="string" office:string-value="">
            <text:p/>
          </table:table-cell>
          <table:table-cell table:style-name="ACE-10" table:formula="of:=COM.MICROSOFT.SWITCH([$'Sheet1'.AP28];1;&quot;00000000&quot;;0;&quot;&quot;)" office:value-type="string" office:string-value="">
            <text:p/>
          </table:table-cell>
          <table:table-cell table:style-name="ACE-10" table:formula="of:=COM.MICROSOFT.SWITCH([$'Sheet1'.AQ28];1;&quot;00000000&quot;;0;&quot;&quot;)" office:value-type="string" office:string-value="">
            <text:p/>
          </table:table-cell>
          <table:table-cell table:style-name="ACE-10" table:formula="of:=COM.MICROSOFT.SWITCH([$'Sheet1'.AR28];1;&quot;00000000&quot;;0;&quot;&quot;)" office:value-type="string" office:string-value="">
            <text:p/>
          </table:table-cell>
          <table:table-cell table:style-name="ACE-10" table:formula="of:=COM.MICROSOFT.SWITCH([$'Sheet1'.AS28];1;&quot;00000000&quot;;0;&quot;&quot;)" office:value-type="string" office:string-value="">
            <text:p/>
          </table:table-cell>
          <table:table-cell table:style-name="ACE-10" table:formula="of:=COM.MICROSOFT.SWITCH([$'Sheet1'.AT28];1;&quot;00000000&quot;;0;&quot;&quot;)" office:value-type="string" office:string-value="">
            <text:p/>
          </table:table-cell>
          <table:table-cell table:style-name="ACE-10" table:formula="of:=COM.MICROSOFT.SWITCH([$'Sheet1'.AU28];1;&quot;00000000&quot;;0;&quot;&quot;)" office:value-type="string" office:string-value="">
            <text:p/>
          </table:table-cell>
          <table:table-cell table:style-name="ACE-10" table:formula="of:=COM.MICROSOFT.SWITCH([$'Sheet1'.AV28];1;&quot;00000000&quot;;0;&quot;&quot;)" office:value-type="string" office:string-value="">
            <text:p/>
          </table:table-cell>
          <table:table-cell table:style-name="ACE-10" table:formula="of:=COM.MICROSOFT.SWITCH([$'Sheet1'.AW28];1;&quot;00000000&quot;;0;&quot;&quot;)" office:value-type="string" office:string-value="">
            <text:p/>
          </table:table-cell>
          <table:table-cell table:style-name="ACE-10" table:formula="of:=COM.MICROSOFT.SWITCH([$'Sheet1'.AX28];1;&quot;00000000&quot;;0;&quot;&quot;)" office:value-type="string" office:string-value="">
            <text:p/>
          </table:table-cell>
          <table:table-cell table:style-name="ACE-10" table:formula="of:=COM.MICROSOFT.SWITCH([$'Sheet1'.AY28];1;&quot;00000000&quot;;0;&quot;&quot;)" office:value-type="string" office:string-value="">
            <text:p/>
          </table:table-cell>
          <table:table-cell table:style-name="ACE-17" table:formula="of:=COM.MICROSOFT.SWITCH([$'Sheet1'.AZ28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29];1;&quot;00000000&quot;;0;&quot;&quot;)" office:value-type="string" office:string-value="">
            <text:p/>
          </table:table-cell>
          <table:table-cell table:style-name="ACE-10" table:formula="of:=COM.MICROSOFT.SWITCH([$'Sheet1'.D29];1;&quot;00000000&quot;;0;&quot;&quot;)" office:value-type="string" office:string-value="">
            <text:p/>
          </table:table-cell>
          <table:table-cell table:style-name="ACE-10" table:formula="of:=COM.MICROSOFT.SWITCH([$'Sheet1'.E29];1;&quot;00000000&quot;;0;&quot;&quot;)" office:value-type="string" office:string-value="">
            <text:p/>
          </table:table-cell>
          <table:table-cell table:style-name="ACE-10" table:formula="of:=COM.MICROSOFT.SWITCH([$'Sheet1'.F29];1;&quot;00000000&quot;;0;&quot;&quot;)" office:value-type="string" office:string-value="">
            <text:p/>
          </table:table-cell>
          <table:table-cell table:style-name="ACE-10" table:formula="of:=COM.MICROSOFT.SWITCH([$'Sheet1'.G29];1;&quot;00000000&quot;;0;&quot;&quot;)" office:value-type="string" office:string-value="">
            <text:p/>
          </table:table-cell>
          <table:table-cell table:style-name="ACE-10" table:formula="of:=COM.MICROSOFT.SWITCH([$'Sheet1'.H29];1;&quot;00000000&quot;;0;&quot;&quot;)" office:value-type="string" office:string-value="">
            <text:p/>
          </table:table-cell>
          <table:table-cell table:style-name="ACE-10" table:formula="of:=COM.MICROSOFT.SWITCH([$'Sheet1'.I29];1;&quot;00000000&quot;;0;&quot;&quot;)" office:value-type="string" office:string-value="">
            <text:p/>
          </table:table-cell>
          <table:table-cell table:style-name="ACE-10" table:formula="of:=COM.MICROSOFT.SWITCH([$'Sheet1'.J29];1;&quot;00000000&quot;;0;&quot;&quot;)" office:value-type="string" office:string-value="">
            <text:p/>
          </table:table-cell>
          <table:table-cell table:style-name="ACE-10" table:formula="of:=COM.MICROSOFT.SWITCH([$'Sheet1'.K29];1;&quot;00000000&quot;;0;&quot;&quot;)" office:value-type="string" office:string-value="">
            <text:p/>
          </table:table-cell>
          <table:table-cell table:style-name="ACE-10" table:formula="of:=COM.MICROSOFT.SWITCH([$'Sheet1'.L29];1;&quot;00000000&quot;;0;&quot;&quot;)" office:value-type="string" office:string-value="">
            <text:p/>
          </table:table-cell>
          <table:table-cell table:style-name="ACE-10" table:formula="of:=COM.MICROSOFT.SWITCH([$'Sheet1'.M29];1;&quot;00000000&quot;;0;&quot;&quot;)" office:value-type="string" office:string-value="">
            <text:p/>
          </table:table-cell>
          <table:table-cell table:style-name="ACE-10" table:formula="of:=COM.MICROSOFT.SWITCH([$'Sheet1'.N29];1;&quot;00000000&quot;;0;&quot;&quot;)" office:value-type="string" office:string-value="">
            <text:p/>
          </table:table-cell>
          <table:table-cell table:style-name="ACE-10" table:formula="of:=COM.MICROSOFT.SWITCH([$'Sheet1'.O29];1;&quot;00000000&quot;;0;&quot;&quot;)" office:value-type="string" office:string-value="">
            <text:p/>
          </table:table-cell>
          <table:table-cell table:style-name="ACE-10" table:formula="of:=COM.MICROSOFT.SWITCH([$'Sheet1'.P29];1;&quot;00000000&quot;;0;&quot;&quot;)" office:value-type="string" office:string-value="">
            <text:p/>
          </table:table-cell>
          <table:table-cell table:style-name="ACE-10" table:formula="of:=COM.MICROSOFT.SWITCH([$'Sheet1'.Q29];1;&quot;00000000&quot;;0;&quot;&quot;)" office:value-type="string" office:string-value="">
            <text:p/>
          </table:table-cell>
          <table:table-cell table:style-name="ACE-10" table:formula="of:=COM.MICROSOFT.SWITCH([$'Sheet1'.R29];1;&quot;00000000&quot;;0;&quot;&quot;)" office:value-type="string" office:string-value="">
            <text:p/>
          </table:table-cell>
          <table:table-cell table:style-name="ACE-10" table:formula="of:=COM.MICROSOFT.SWITCH([$'Sheet1'.S29];1;&quot;00000000&quot;;0;&quot;&quot;)" office:value-type="string" office:string-value="">
            <text:p/>
          </table:table-cell>
          <table:table-cell table:style-name="ACE-10" table:formula="of:=COM.MICROSOFT.SWITCH([$'Sheet1'.T29];1;&quot;00000000&quot;;0;&quot;&quot;)" office:value-type="string" office:string-value="">
            <text:p/>
          </table:table-cell>
          <table:table-cell table:style-name="ACE-10" table:formula="of:=COM.MICROSOFT.SWITCH([$'Sheet1'.U29];1;&quot;00000000&quot;;0;&quot;&quot;)" office:value-type="string" office:string-value="">
            <text:p/>
          </table:table-cell>
          <table:table-cell table:style-name="ACE-10" table:formula="of:=COM.MICROSOFT.SWITCH([$'Sheet1'.V29];1;&quot;00000000&quot;;0;&quot;&quot;)" office:value-type="string" office:string-value="">
            <text:p/>
          </table:table-cell>
          <table:table-cell table:style-name="ACE-10" table:formula="of:=COM.MICROSOFT.SWITCH([$'Sheet1'.W29];1;&quot;00000000&quot;;0;&quot;&quot;)" office:value-type="string" office:string-value="">
            <text:p/>
          </table:table-cell>
          <table:table-cell table:style-name="ACE-10" table:formula="of:=COM.MICROSOFT.SWITCH([$'Sheet1'.X29];1;&quot;00000000&quot;;0;&quot;&quot;)" office:value-type="string" office:string-value="">
            <text:p/>
          </table:table-cell>
          <table:table-cell table:style-name="ACE-10" table:formula="of:=COM.MICROSOFT.SWITCH([$'Sheet1'.Y29];1;&quot;00000000&quot;;0;&quot;&quot;)" office:value-type="string" office:string-value="">
            <text:p/>
          </table:table-cell>
          <table:table-cell table:style-name="ACE-10" table:formula="of:=COM.MICROSOFT.SWITCH([$'Sheet1'.Z29];1;&quot;00000000&quot;;0;&quot;&quot;)" office:value-type="string" office:string-value="">
            <text:p/>
          </table:table-cell>
          <table:table-cell table:style-name="ACE-10" table:formula="of:=COM.MICROSOFT.SWITCH([$'Sheet1'.AA29];1;&quot;00000000&quot;;0;&quot;&quot;)" office:value-type="string" office:string-value="">
            <text:p/>
          </table:table-cell>
          <table:table-cell table:style-name="ACE-10" table:formula="of:=COM.MICROSOFT.SWITCH([$'Sheet1'.AB29];1;&quot;00000000&quot;;0;&quot;&quot;)" office:value-type="string" office:string-value="">
            <text:p/>
          </table:table-cell>
          <table:table-cell table:style-name="ACE-10" table:formula="of:=COM.MICROSOFT.SWITCH([$'Sheet1'.AC29];1;&quot;00000000&quot;;0;&quot;&quot;)" office:value-type="string" office:string-value="">
            <text:p/>
          </table:table-cell>
          <table:table-cell table:style-name="ACE-10" table:formula="of:=COM.MICROSOFT.SWITCH([$'Sheet1'.AD29];1;&quot;00000000&quot;;0;&quot;&quot;)" office:value-type="string" office:string-value="">
            <text:p/>
          </table:table-cell>
          <table:table-cell table:style-name="ACE-10" table:formula="of:=COM.MICROSOFT.SWITCH([$'Sheet1'.AE29];1;&quot;00000000&quot;;0;&quot;&quot;)" office:value-type="string" office:string-value="">
            <text:p/>
          </table:table-cell>
          <table:table-cell table:style-name="ACE-10" table:formula="of:=COM.MICROSOFT.SWITCH([$'Sheet1'.AF29];1;&quot;00000000&quot;;0;&quot;&quot;)" office:value-type="string" office:string-value="">
            <text:p/>
          </table:table-cell>
          <table:table-cell table:style-name="ACE-10" table:formula="of:=COM.MICROSOFT.SWITCH([$'Sheet1'.AG29];1;&quot;00000000&quot;;0;&quot;&quot;)" office:value-type="string" office:string-value="">
            <text:p/>
          </table:table-cell>
          <table:table-cell table:style-name="ACE-10" table:formula="of:=COM.MICROSOFT.SWITCH([$'Sheet1'.AH29];1;&quot;00000000&quot;;0;&quot;&quot;)" office:value-type="string" office:string-value="">
            <text:p/>
          </table:table-cell>
          <table:table-cell table:style-name="ACE-10" table:formula="of:=COM.MICROSOFT.SWITCH([$'Sheet1'.AI29];1;&quot;00000000&quot;;0;&quot;&quot;)" office:value-type="string" office:string-value="">
            <text:p/>
          </table:table-cell>
          <table:table-cell table:style-name="ACE-10" table:formula="of:=COM.MICROSOFT.SWITCH([$'Sheet1'.AJ29];1;&quot;00000000&quot;;0;&quot;&quot;)" office:value-type="string" office:string-value="">
            <text:p/>
          </table:table-cell>
          <table:table-cell table:style-name="ACE-10" table:formula="of:=COM.MICROSOFT.SWITCH([$'Sheet1'.AK29];1;&quot;00000000&quot;;0;&quot;&quot;)" office:value-type="string" office:string-value="">
            <text:p/>
          </table:table-cell>
          <table:table-cell table:style-name="ACE-10" table:formula="of:=COM.MICROSOFT.SWITCH([$'Sheet1'.AL29];1;&quot;00000000&quot;;0;&quot;&quot;)" office:value-type="string" office:string-value="">
            <text:p/>
          </table:table-cell>
          <table:table-cell table:style-name="ACE-10" table:formula="of:=COM.MICROSOFT.SWITCH([$'Sheet1'.AM29];1;&quot;00000000&quot;;0;&quot;&quot;)" office:value-type="string" office:string-value="">
            <text:p/>
          </table:table-cell>
          <table:table-cell table:style-name="ACE-10" table:formula="of:=COM.MICROSOFT.SWITCH([$'Sheet1'.AN29];1;&quot;00000000&quot;;0;&quot;&quot;)" office:value-type="string" office:string-value="">
            <text:p/>
          </table:table-cell>
          <table:table-cell table:style-name="ACE-10" table:formula="of:=COM.MICROSOFT.SWITCH([$'Sheet1'.AO29];1;&quot;00000000&quot;;0;&quot;&quot;)" office:value-type="string" office:string-value="">
            <text:p/>
          </table:table-cell>
          <table:table-cell table:style-name="ACE-10" table:formula="of:=COM.MICROSOFT.SWITCH([$'Sheet1'.AP29];1;&quot;00000000&quot;;0;&quot;&quot;)" office:value-type="string" office:string-value="">
            <text:p/>
          </table:table-cell>
          <table:table-cell table:style-name="ACE-10" table:formula="of:=COM.MICROSOFT.SWITCH([$'Sheet1'.AQ29];1;&quot;00000000&quot;;0;&quot;&quot;)" office:value-type="string" office:string-value="">
            <text:p/>
          </table:table-cell>
          <table:table-cell table:style-name="ACE-10" table:formula="of:=COM.MICROSOFT.SWITCH([$'Sheet1'.AR29];1;&quot;00000000&quot;;0;&quot;&quot;)" office:value-type="string" office:string-value="">
            <text:p/>
          </table:table-cell>
          <table:table-cell table:style-name="ACE-10" table:formula="of:=COM.MICROSOFT.SWITCH([$'Sheet1'.AS29];1;&quot;00000000&quot;;0;&quot;&quot;)" office:value-type="string" office:string-value="">
            <text:p/>
          </table:table-cell>
          <table:table-cell table:style-name="ACE-10" table:formula="of:=COM.MICROSOFT.SWITCH([$'Sheet1'.AT29];1;&quot;00000000&quot;;0;&quot;&quot;)" office:value-type="string" office:string-value="">
            <text:p/>
          </table:table-cell>
          <table:table-cell table:style-name="ACE-10" table:formula="of:=COM.MICROSOFT.SWITCH([$'Sheet1'.AU29];1;&quot;00000000&quot;;0;&quot;&quot;)" office:value-type="string" office:string-value="">
            <text:p/>
          </table:table-cell>
          <table:table-cell table:style-name="ACE-10" table:formula="of:=COM.MICROSOFT.SWITCH([$'Sheet1'.AV29];1;&quot;00000000&quot;;0;&quot;&quot;)" office:value-type="string" office:string-value="">
            <text:p/>
          </table:table-cell>
          <table:table-cell table:style-name="ACE-10" table:formula="of:=COM.MICROSOFT.SWITCH([$'Sheet1'.AW29];1;&quot;00000000&quot;;0;&quot;&quot;)" office:value-type="string" office:string-value="">
            <text:p/>
          </table:table-cell>
          <table:table-cell table:style-name="ACE-10" table:formula="of:=COM.MICROSOFT.SWITCH([$'Sheet1'.AX29];1;&quot;00000000&quot;;0;&quot;&quot;)" office:value-type="string" office:string-value="">
            <text:p/>
          </table:table-cell>
          <table:table-cell table:style-name="ACE-10" table:formula="of:=COM.MICROSOFT.SWITCH([$'Sheet1'.AY29];1;&quot;00000000&quot;;0;&quot;&quot;)" office:value-type="string" office:string-value="">
            <text:p/>
          </table:table-cell>
          <table:table-cell table:style-name="ACE-17" table:formula="of:=COM.MICROSOFT.SWITCH([$'Sheet1'.AZ29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1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0];1;&quot;00000000&quot;;0;&quot;&quot;)" office:value-type="string" office:string-value="">
            <text:p/>
          </table:table-cell>
          <table:table-cell table:style-name="ACE-10" table:formula="of:=COM.MICROSOFT.SWITCH([$'Sheet1'.D30];1;&quot;00000000&quot;;0;&quot;&quot;)" office:value-type="string" office:string-value="">
            <text:p/>
          </table:table-cell>
          <table:table-cell table:style-name="ACE-10" table:formula="of:=COM.MICROSOFT.SWITCH([$'Sheet1'.E30];1;&quot;00000000&quot;;0;&quot;&quot;)" office:value-type="string" office:string-value="">
            <text:p/>
          </table:table-cell>
          <table:table-cell table:style-name="ACE-10" table:formula="of:=COM.MICROSOFT.SWITCH([$'Sheet1'.F30];1;&quot;00000000&quot;;0;&quot;&quot;)" office:value-type="string" office:string-value="">
            <text:p/>
          </table:table-cell>
          <table:table-cell table:style-name="ACE-10" table:formula="of:=COM.MICROSOFT.SWITCH([$'Sheet1'.G30];1;&quot;00000000&quot;;0;&quot;&quot;)" office:value-type="string" office:string-value="">
            <text:p/>
          </table:table-cell>
          <table:table-cell table:style-name="ACE-10" table:formula="of:=COM.MICROSOFT.SWITCH([$'Sheet1'.H30];1;&quot;00000000&quot;;0;&quot;&quot;)" office:value-type="string" office:string-value="">
            <text:p/>
          </table:table-cell>
          <table:table-cell table:style-name="ACE-10" table:formula="of:=COM.MICROSOFT.SWITCH([$'Sheet1'.I30];1;&quot;00000000&quot;;0;&quot;&quot;)" office:value-type="string" office:string-value="">
            <text:p/>
          </table:table-cell>
          <table:table-cell table:style-name="ACE-10" table:formula="of:=COM.MICROSOFT.SWITCH([$'Sheet1'.J30];1;&quot;00000000&quot;;0;&quot;&quot;)" office:value-type="string" office:string-value="">
            <text:p/>
          </table:table-cell>
          <table:table-cell table:style-name="ACE-10" table:formula="of:=COM.MICROSOFT.SWITCH([$'Sheet1'.K30];1;&quot;00000000&quot;;0;&quot;&quot;)" office:value-type="string" office:string-value="">
            <text:p/>
          </table:table-cell>
          <table:table-cell table:style-name="ACE-10" table:formula="of:=COM.MICROSOFT.SWITCH([$'Sheet1'.L30];1;&quot;00000000&quot;;0;&quot;&quot;)" office:value-type="string" office:string-value="">
            <text:p/>
          </table:table-cell>
          <table:table-cell table:style-name="ACE-10" table:formula="of:=COM.MICROSOFT.SWITCH([$'Sheet1'.M30];1;&quot;00000000&quot;;0;&quot;&quot;)" office:value-type="string" office:string-value="">
            <text:p/>
          </table:table-cell>
          <table:table-cell table:style-name="ACE-10" table:formula="of:=COM.MICROSOFT.SWITCH([$'Sheet1'.N30];1;&quot;00000000&quot;;0;&quot;&quot;)" office:value-type="string" office:string-value="">
            <text:p/>
          </table:table-cell>
          <table:table-cell table:style-name="ACE-10" table:formula="of:=COM.MICROSOFT.SWITCH([$'Sheet1'.O30];1;&quot;00000000&quot;;0;&quot;&quot;)" office:value-type="string" office:string-value="">
            <text:p/>
          </table:table-cell>
          <table:table-cell table:style-name="ACE-10" table:formula="of:=COM.MICROSOFT.SWITCH([$'Sheet1'.P30];1;&quot;00000000&quot;;0;&quot;&quot;)" office:value-type="string" office:string-value="">
            <text:p/>
          </table:table-cell>
          <table:table-cell table:style-name="ACE-10" table:formula="of:=COM.MICROSOFT.SWITCH([$'Sheet1'.Q30];1;&quot;00000000&quot;;0;&quot;&quot;)" office:value-type="string" office:string-value="">
            <text:p/>
          </table:table-cell>
          <table:table-cell table:style-name="ACE-10" table:formula="of:=COM.MICROSOFT.SWITCH([$'Sheet1'.R30];1;&quot;00000000&quot;;0;&quot;&quot;)" office:value-type="string" office:string-value="">
            <text:p/>
          </table:table-cell>
          <table:table-cell table:style-name="ACE-10" table:formula="of:=COM.MICROSOFT.SWITCH([$'Sheet1'.S30];1;&quot;00000000&quot;;0;&quot;&quot;)" office:value-type="string" office:string-value="">
            <text:p/>
          </table:table-cell>
          <table:table-cell table:style-name="ACE-10" table:formula="of:=COM.MICROSOFT.SWITCH([$'Sheet1'.T30];1;&quot;00000000&quot;;0;&quot;&quot;)" office:value-type="string" office:string-value="">
            <text:p/>
          </table:table-cell>
          <table:table-cell table:style-name="ACE-10" table:formula="of:=COM.MICROSOFT.SWITCH([$'Sheet1'.U30];1;&quot;00000000&quot;;0;&quot;&quot;)" office:value-type="string" office:string-value="">
            <text:p/>
          </table:table-cell>
          <table:table-cell table:style-name="ACE-10" table:formula="of:=COM.MICROSOFT.SWITCH([$'Sheet1'.V30];1;&quot;00000000&quot;;0;&quot;&quot;)" office:value-type="string" office:string-value="">
            <text:p/>
          </table:table-cell>
          <table:table-cell table:style-name="ACE-10" table:formula="of:=COM.MICROSOFT.SWITCH([$'Sheet1'.W30];1;&quot;00000000&quot;;0;&quot;&quot;)" office:value-type="string" office:string-value="">
            <text:p/>
          </table:table-cell>
          <table:table-cell table:style-name="ACE-10" table:formula="of:=COM.MICROSOFT.SWITCH([$'Sheet1'.X30];1;&quot;00000000&quot;;0;&quot;&quot;)" office:value-type="string" office:string-value="">
            <text:p/>
          </table:table-cell>
          <table:table-cell table:style-name="ACE-10" table:formula="of:=COM.MICROSOFT.SWITCH([$'Sheet1'.Y30];1;&quot;00000000&quot;;0;&quot;&quot;)" office:value-type="string" office:string-value="">
            <text:p/>
          </table:table-cell>
          <table:table-cell table:style-name="ACE-10" table:formula="of:=COM.MICROSOFT.SWITCH([$'Sheet1'.Z30];1;&quot;00000000&quot;;0;&quot;&quot;)" office:value-type="string" office:string-value="">
            <text:p/>
          </table:table-cell>
          <table:table-cell table:style-name="ACE-10" table:formula="of:=COM.MICROSOFT.SWITCH([$'Sheet1'.AA30];1;&quot;00000000&quot;;0;&quot;&quot;)" office:value-type="string" office:string-value="">
            <text:p/>
          </table:table-cell>
          <table:table-cell table:style-name="ACE-10" table:formula="of:=COM.MICROSOFT.SWITCH([$'Sheet1'.AB30];1;&quot;00000000&quot;;0;&quot;&quot;)" office:value-type="string" office:string-value="">
            <text:p/>
          </table:table-cell>
          <table:table-cell table:style-name="ACE-10" table:formula="of:=COM.MICROSOFT.SWITCH([$'Sheet1'.AC30];1;&quot;00000000&quot;;0;&quot;&quot;)" office:value-type="string" office:string-value="">
            <text:p/>
          </table:table-cell>
          <table:table-cell table:style-name="ACE-10" table:formula="of:=COM.MICROSOFT.SWITCH([$'Sheet1'.AD30];1;&quot;00000000&quot;;0;&quot;&quot;)" office:value-type="string" office:string-value="">
            <text:p/>
          </table:table-cell>
          <table:table-cell table:style-name="ACE-10" table:formula="of:=COM.MICROSOFT.SWITCH([$'Sheet1'.AE30];1;&quot;00000000&quot;;0;&quot;&quot;)" office:value-type="string" office:string-value="">
            <text:p/>
          </table:table-cell>
          <table:table-cell table:style-name="ACE-10" table:formula="of:=COM.MICROSOFT.SWITCH([$'Sheet1'.AF30];1;&quot;00000000&quot;;0;&quot;&quot;)" office:value-type="string" office:string-value="">
            <text:p/>
          </table:table-cell>
          <table:table-cell table:style-name="ACE-10" table:formula="of:=COM.MICROSOFT.SWITCH([$'Sheet1'.AG30];1;&quot;00000000&quot;;0;&quot;&quot;)" office:value-type="string" office:string-value="">
            <text:p/>
          </table:table-cell>
          <table:table-cell table:style-name="ACE-10" table:formula="of:=COM.MICROSOFT.SWITCH([$'Sheet1'.AH30];1;&quot;00000000&quot;;0;&quot;&quot;)" office:value-type="string" office:string-value="">
            <text:p/>
          </table:table-cell>
          <table:table-cell table:style-name="ACE-10" table:formula="of:=COM.MICROSOFT.SWITCH([$'Sheet1'.AI30];1;&quot;00000000&quot;;0;&quot;&quot;)" office:value-type="string" office:string-value="">
            <text:p/>
          </table:table-cell>
          <table:table-cell table:style-name="ACE-10" table:formula="of:=COM.MICROSOFT.SWITCH([$'Sheet1'.AJ30];1;&quot;00000000&quot;;0;&quot;&quot;)" office:value-type="string" office:string-value="">
            <text:p/>
          </table:table-cell>
          <table:table-cell table:style-name="ACE-10" table:formula="of:=COM.MICROSOFT.SWITCH([$'Sheet1'.AK30];1;&quot;00000000&quot;;0;&quot;&quot;)" office:value-type="string" office:string-value="">
            <text:p/>
          </table:table-cell>
          <table:table-cell table:style-name="ACE-10" table:formula="of:=COM.MICROSOFT.SWITCH([$'Sheet1'.AL30];1;&quot;00000000&quot;;0;&quot;&quot;)" office:value-type="string" office:string-value="">
            <text:p/>
          </table:table-cell>
          <table:table-cell table:style-name="ACE-10" table:formula="of:=COM.MICROSOFT.SWITCH([$'Sheet1'.AM30];1;&quot;00000000&quot;;0;&quot;&quot;)" office:value-type="string" office:string-value="">
            <text:p/>
          </table:table-cell>
          <table:table-cell table:style-name="ACE-10" table:formula="of:=COM.MICROSOFT.SWITCH([$'Sheet1'.AN30];1;&quot;00000000&quot;;0;&quot;&quot;)" office:value-type="string" office:string-value="">
            <text:p/>
          </table:table-cell>
          <table:table-cell table:style-name="ACE-10" table:formula="of:=COM.MICROSOFT.SWITCH([$'Sheet1'.AO30];1;&quot;00000000&quot;;0;&quot;&quot;)" office:value-type="string" office:string-value="">
            <text:p/>
          </table:table-cell>
          <table:table-cell table:style-name="ACE-10" table:formula="of:=COM.MICROSOFT.SWITCH([$'Sheet1'.AP30];1;&quot;00000000&quot;;0;&quot;&quot;)" office:value-type="string" office:string-value="">
            <text:p/>
          </table:table-cell>
          <table:table-cell table:style-name="ACE-10" table:formula="of:=COM.MICROSOFT.SWITCH([$'Sheet1'.AQ30];1;&quot;00000000&quot;;0;&quot;&quot;)" office:value-type="string" office:string-value="">
            <text:p/>
          </table:table-cell>
          <table:table-cell table:style-name="ACE-10" table:formula="of:=COM.MICROSOFT.SWITCH([$'Sheet1'.AR30];1;&quot;00000000&quot;;0;&quot;&quot;)" office:value-type="string" office:string-value="">
            <text:p/>
          </table:table-cell>
          <table:table-cell table:style-name="ACE-10" table:formula="of:=COM.MICROSOFT.SWITCH([$'Sheet1'.AS30];1;&quot;00000000&quot;;0;&quot;&quot;)" office:value-type="string" office:string-value="">
            <text:p/>
          </table:table-cell>
          <table:table-cell table:style-name="ACE-10" table:formula="of:=COM.MICROSOFT.SWITCH([$'Sheet1'.AT30];1;&quot;00000000&quot;;0;&quot;&quot;)" office:value-type="string" office:string-value="">
            <text:p/>
          </table:table-cell>
          <table:table-cell table:style-name="ACE-10" table:formula="of:=COM.MICROSOFT.SWITCH([$'Sheet1'.AU30];1;&quot;00000000&quot;;0;&quot;&quot;)" office:value-type="string" office:string-value="">
            <text:p/>
          </table:table-cell>
          <table:table-cell table:style-name="ACE-10" table:formula="of:=COM.MICROSOFT.SWITCH([$'Sheet1'.AV30];1;&quot;00000000&quot;;0;&quot;&quot;)" office:value-type="string" office:string-value="">
            <text:p/>
          </table:table-cell>
          <table:table-cell table:style-name="ACE-10" table:formula="of:=COM.MICROSOFT.SWITCH([$'Sheet1'.AW30];1;&quot;00000000&quot;;0;&quot;&quot;)" office:value-type="string" office:string-value="">
            <text:p/>
          </table:table-cell>
          <table:table-cell table:style-name="ACE-10" table:formula="of:=COM.MICROSOFT.SWITCH([$'Sheet1'.AX30];1;&quot;00000000&quot;;0;&quot;&quot;)" office:value-type="string" office:string-value="">
            <text:p/>
          </table:table-cell>
          <table:table-cell table:style-name="ACE-10" table:formula="of:=COM.MICROSOFT.SWITCH([$'Sheet1'.AY30];1;&quot;00000000&quot;;0;&quot;&quot;)" office:value-type="string" office:string-value="">
            <text:p/>
          </table:table-cell>
          <table:table-cell table:style-name="ACE-17" table:formula="of:=COM.MICROSOFT.SWITCH([$'Sheet1'.AZ30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1];1;&quot;00000000&quot;;0;&quot;&quot;)" office:value-type="string" office:string-value="">
            <text:p/>
          </table:table-cell>
          <table:table-cell table:style-name="ACE-10" table:formula="of:=COM.MICROSOFT.SWITCH([$'Sheet1'.D31];1;&quot;00000000&quot;;0;&quot;&quot;)" office:value-type="string" office:string-value="">
            <text:p/>
          </table:table-cell>
          <table:table-cell table:style-name="ACE-10" table:formula="of:=COM.MICROSOFT.SWITCH([$'Sheet1'.E31];1;&quot;00000000&quot;;0;&quot;&quot;)" office:value-type="string" office:string-value="">
            <text:p/>
          </table:table-cell>
          <table:table-cell table:style-name="ACE-10" table:formula="of:=COM.MICROSOFT.SWITCH([$'Sheet1'.F31];1;&quot;00000000&quot;;0;&quot;&quot;)" office:value-type="string" office:string-value="">
            <text:p/>
          </table:table-cell>
          <table:table-cell table:style-name="ACE-10" table:formula="of:=COM.MICROSOFT.SWITCH([$'Sheet1'.G31];1;&quot;00000000&quot;;0;&quot;&quot;)" office:value-type="string" office:string-value="">
            <text:p/>
          </table:table-cell>
          <table:table-cell table:style-name="ACE-10" table:formula="of:=COM.MICROSOFT.SWITCH([$'Sheet1'.H31];1;&quot;00000000&quot;;0;&quot;&quot;)" office:value-type="string" office:string-value="">
            <text:p/>
          </table:table-cell>
          <table:table-cell table:style-name="ACE-10" table:formula="of:=COM.MICROSOFT.SWITCH([$'Sheet1'.I31];1;&quot;00000000&quot;;0;&quot;&quot;)" office:value-type="string" office:string-value="">
            <text:p/>
          </table:table-cell>
          <table:table-cell table:style-name="ACE-10" table:formula="of:=COM.MICROSOFT.SWITCH([$'Sheet1'.J31];1;&quot;00000000&quot;;0;&quot;&quot;)" office:value-type="string" office:string-value="">
            <text:p/>
          </table:table-cell>
          <table:table-cell table:style-name="ACE-10" table:formula="of:=COM.MICROSOFT.SWITCH([$'Sheet1'.K31];1;&quot;00000000&quot;;0;&quot;&quot;)" office:value-type="string" office:string-value="">
            <text:p/>
          </table:table-cell>
          <table:table-cell table:style-name="ACE-10" table:formula="of:=COM.MICROSOFT.SWITCH([$'Sheet1'.L31];1;&quot;00000000&quot;;0;&quot;&quot;)" office:value-type="string" office:string-value="">
            <text:p/>
          </table:table-cell>
          <table:table-cell table:style-name="ACE-10" table:formula="of:=COM.MICROSOFT.SWITCH([$'Sheet1'.M31];1;&quot;00000000&quot;;0;&quot;&quot;)" office:value-type="string" office:string-value="">
            <text:p/>
          </table:table-cell>
          <table:table-cell table:style-name="ACE-10" table:formula="of:=COM.MICROSOFT.SWITCH([$'Sheet1'.N31];1;&quot;00000000&quot;;0;&quot;&quot;)" office:value-type="string" office:string-value="">
            <text:p/>
          </table:table-cell>
          <table:table-cell table:style-name="ACE-10" table:formula="of:=COM.MICROSOFT.SWITCH([$'Sheet1'.O31];1;&quot;00000000&quot;;0;&quot;&quot;)" office:value-type="string" office:string-value="">
            <text:p/>
          </table:table-cell>
          <table:table-cell table:style-name="ACE-10" table:formula="of:=COM.MICROSOFT.SWITCH([$'Sheet1'.P31];1;&quot;00000000&quot;;0;&quot;&quot;)" office:value-type="string" office:string-value="">
            <text:p/>
          </table:table-cell>
          <table:table-cell table:style-name="ACE-10" table:formula="of:=COM.MICROSOFT.SWITCH([$'Sheet1'.Q31];1;&quot;00000000&quot;;0;&quot;&quot;)" office:value-type="string" office:string-value="">
            <text:p/>
          </table:table-cell>
          <table:table-cell table:style-name="ACE-10" table:formula="of:=COM.MICROSOFT.SWITCH([$'Sheet1'.R31];1;&quot;00000000&quot;;0;&quot;&quot;)" office:value-type="string" office:string-value="">
            <text:p/>
          </table:table-cell>
          <table:table-cell table:style-name="ACE-10" table:formula="of:=COM.MICROSOFT.SWITCH([$'Sheet1'.S31];1;&quot;00000000&quot;;0;&quot;&quot;)" office:value-type="string" office:string-value="">
            <text:p/>
          </table:table-cell>
          <table:table-cell table:style-name="ACE-10" table:formula="of:=COM.MICROSOFT.SWITCH([$'Sheet1'.T31];1;&quot;00000000&quot;;0;&quot;&quot;)" office:value-type="string" office:string-value="">
            <text:p/>
          </table:table-cell>
          <table:table-cell table:style-name="ACE-10" table:formula="of:=COM.MICROSOFT.SWITCH([$'Sheet1'.U31];1;&quot;00000000&quot;;0;&quot;&quot;)" office:value-type="string" office:string-value="">
            <text:p/>
          </table:table-cell>
          <table:table-cell table:style-name="ACE-10" table:formula="of:=COM.MICROSOFT.SWITCH([$'Sheet1'.V31];1;&quot;00000000&quot;;0;&quot;&quot;)" office:value-type="string" office:string-value="">
            <text:p/>
          </table:table-cell>
          <table:table-cell table:style-name="ACE-10" table:formula="of:=COM.MICROSOFT.SWITCH([$'Sheet1'.W31];1;&quot;00000000&quot;;0;&quot;&quot;)" office:value-type="string" office:string-value="">
            <text:p/>
          </table:table-cell>
          <table:table-cell table:style-name="ACE-10" table:formula="of:=COM.MICROSOFT.SWITCH([$'Sheet1'.X31];1;&quot;00000000&quot;;0;&quot;&quot;)" office:value-type="string" office:string-value="">
            <text:p/>
          </table:table-cell>
          <table:table-cell table:style-name="ACE-10" table:formula="of:=COM.MICROSOFT.SWITCH([$'Sheet1'.Y31];1;&quot;00000000&quot;;0;&quot;&quot;)" office:value-type="string" office:string-value="">
            <text:p/>
          </table:table-cell>
          <table:table-cell table:style-name="ACE-10" table:formula="of:=COM.MICROSOFT.SWITCH([$'Sheet1'.Z31];1;&quot;00000000&quot;;0;&quot;&quot;)" office:value-type="string" office:string-value="">
            <text:p/>
          </table:table-cell>
          <table:table-cell table:style-name="ACE-10" table:formula="of:=COM.MICROSOFT.SWITCH([$'Sheet1'.AA31];1;&quot;00000000&quot;;0;&quot;&quot;)" office:value-type="string" office:string-value="">
            <text:p/>
          </table:table-cell>
          <table:table-cell table:style-name="ACE-10" table:formula="of:=COM.MICROSOFT.SWITCH([$'Sheet1'.AB31];1;&quot;00000000&quot;;0;&quot;&quot;)" office:value-type="string" office:string-value="">
            <text:p/>
          </table:table-cell>
          <table:table-cell table:style-name="ACE-10" table:formula="of:=COM.MICROSOFT.SWITCH([$'Sheet1'.AC31];1;&quot;00000000&quot;;0;&quot;&quot;)" office:value-type="string" office:string-value="">
            <text:p/>
          </table:table-cell>
          <table:table-cell table:style-name="ACE-10" table:formula="of:=COM.MICROSOFT.SWITCH([$'Sheet1'.AD31];1;&quot;00000000&quot;;0;&quot;&quot;)" office:value-type="string" office:string-value="">
            <text:p/>
          </table:table-cell>
          <table:table-cell table:style-name="ACE-10" table:formula="of:=COM.MICROSOFT.SWITCH([$'Sheet1'.AE31];1;&quot;00000000&quot;;0;&quot;&quot;)" office:value-type="string" office:string-value="">
            <text:p/>
          </table:table-cell>
          <table:table-cell table:style-name="ACE-10" table:formula="of:=COM.MICROSOFT.SWITCH([$'Sheet1'.AF31];1;&quot;00000000&quot;;0;&quot;&quot;)" office:value-type="string" office:string-value="">
            <text:p/>
          </table:table-cell>
          <table:table-cell table:style-name="ACE-10" table:formula="of:=COM.MICROSOFT.SWITCH([$'Sheet1'.AG31];1;&quot;00000000&quot;;0;&quot;&quot;)" office:value-type="string" office:string-value="">
            <text:p/>
          </table:table-cell>
          <table:table-cell table:style-name="ACE-10" table:formula="of:=COM.MICROSOFT.SWITCH([$'Sheet1'.AH31];1;&quot;00000000&quot;;0;&quot;&quot;)" office:value-type="string" office:string-value="">
            <text:p/>
          </table:table-cell>
          <table:table-cell table:style-name="ACE-10" table:formula="of:=COM.MICROSOFT.SWITCH([$'Sheet1'.AI31];1;&quot;00000000&quot;;0;&quot;&quot;)" office:value-type="string" office:string-value="">
            <text:p/>
          </table:table-cell>
          <table:table-cell table:style-name="ACE-10" table:formula="of:=COM.MICROSOFT.SWITCH([$'Sheet1'.AJ31];1;&quot;00000000&quot;;0;&quot;&quot;)" office:value-type="string" office:string-value="">
            <text:p/>
          </table:table-cell>
          <table:table-cell table:style-name="ACE-10" table:formula="of:=COM.MICROSOFT.SWITCH([$'Sheet1'.AK31];1;&quot;00000000&quot;;0;&quot;&quot;)" office:value-type="string" office:string-value="">
            <text:p/>
          </table:table-cell>
          <table:table-cell table:style-name="ACE-10" table:formula="of:=COM.MICROSOFT.SWITCH([$'Sheet1'.AL31];1;&quot;00000000&quot;;0;&quot;&quot;)" office:value-type="string" office:string-value="">
            <text:p/>
          </table:table-cell>
          <table:table-cell table:style-name="ACE-10" table:formula="of:=COM.MICROSOFT.SWITCH([$'Sheet1'.AM31];1;&quot;00000000&quot;;0;&quot;&quot;)" office:value-type="string" office:string-value="">
            <text:p/>
          </table:table-cell>
          <table:table-cell table:style-name="ACE-10" table:formula="of:=COM.MICROSOFT.SWITCH([$'Sheet1'.AN31];1;&quot;00000000&quot;;0;&quot;&quot;)" office:value-type="string" office:string-value="">
            <text:p/>
          </table:table-cell>
          <table:table-cell table:style-name="ACE-10" table:formula="of:=COM.MICROSOFT.SWITCH([$'Sheet1'.AO31];1;&quot;00000000&quot;;0;&quot;&quot;)" office:value-type="string" office:string-value="">
            <text:p/>
          </table:table-cell>
          <table:table-cell table:style-name="ACE-10" table:formula="of:=COM.MICROSOFT.SWITCH([$'Sheet1'.AP31];1;&quot;00000000&quot;;0;&quot;&quot;)" office:value-type="string" office:string-value="">
            <text:p/>
          </table:table-cell>
          <table:table-cell table:style-name="ACE-10" table:formula="of:=COM.MICROSOFT.SWITCH([$'Sheet1'.AQ31];1;&quot;00000000&quot;;0;&quot;&quot;)" office:value-type="string" office:string-value="">
            <text:p/>
          </table:table-cell>
          <table:table-cell table:style-name="ACE-10" table:formula="of:=COM.MICROSOFT.SWITCH([$'Sheet1'.AR31];1;&quot;00000000&quot;;0;&quot;&quot;)" office:value-type="string" office:string-value="">
            <text:p/>
          </table:table-cell>
          <table:table-cell table:style-name="ACE-10" table:formula="of:=COM.MICROSOFT.SWITCH([$'Sheet1'.AS31];1;&quot;00000000&quot;;0;&quot;&quot;)" office:value-type="string" office:string-value="">
            <text:p/>
          </table:table-cell>
          <table:table-cell table:style-name="ACE-10" table:formula="of:=COM.MICROSOFT.SWITCH([$'Sheet1'.AT31];1;&quot;00000000&quot;;0;&quot;&quot;)" office:value-type="string" office:string-value="">
            <text:p/>
          </table:table-cell>
          <table:table-cell table:style-name="ACE-10" table:formula="of:=COM.MICROSOFT.SWITCH([$'Sheet1'.AU31];1;&quot;00000000&quot;;0;&quot;&quot;)" office:value-type="string" office:string-value="">
            <text:p/>
          </table:table-cell>
          <table:table-cell table:style-name="ACE-10" table:formula="of:=COM.MICROSOFT.SWITCH([$'Sheet1'.AV31];1;&quot;00000000&quot;;0;&quot;&quot;)" office:value-type="string" office:string-value="">
            <text:p/>
          </table:table-cell>
          <table:table-cell table:style-name="ACE-10" table:formula="of:=COM.MICROSOFT.SWITCH([$'Sheet1'.AW31];1;&quot;00000000&quot;;0;&quot;&quot;)" office:value-type="string" office:string-value="">
            <text:p/>
          </table:table-cell>
          <table:table-cell table:style-name="ACE-10" table:formula="of:=COM.MICROSOFT.SWITCH([$'Sheet1'.AX31];1;&quot;00000000&quot;;0;&quot;&quot;)" office:value-type="string" office:string-value="">
            <text:p/>
          </table:table-cell>
          <table:table-cell table:style-name="ACE-10" table:formula="of:=COM.MICROSOFT.SWITCH([$'Sheet1'.AY31];1;&quot;00000000&quot;;0;&quot;&quot;)" office:value-type="string" office:string-value="">
            <text:p/>
          </table:table-cell>
          <table:table-cell table:style-name="ACE-17" table:formula="of:=COM.MICROSOFT.SWITCH([$'Sheet1'.AZ31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2];1;&quot;00000000&quot;;0;&quot;&quot;)" office:value-type="string" office:string-value="">
            <text:p/>
          </table:table-cell>
          <table:table-cell table:style-name="ACE-10" table:formula="of:=COM.MICROSOFT.SWITCH([$'Sheet1'.D32];1;&quot;00000000&quot;;0;&quot;&quot;)" office:value-type="string" office:string-value="">
            <text:p/>
          </table:table-cell>
          <table:table-cell table:style-name="ACE-10" table:formula="of:=COM.MICROSOFT.SWITCH([$'Sheet1'.E32];1;&quot;00000000&quot;;0;&quot;&quot;)" office:value-type="string" office:string-value="">
            <text:p/>
          </table:table-cell>
          <table:table-cell table:style-name="ACE-10" table:formula="of:=COM.MICROSOFT.SWITCH([$'Sheet1'.F32];1;&quot;00000000&quot;;0;&quot;&quot;)" office:value-type="string" office:string-value="">
            <text:p/>
          </table:table-cell>
          <table:table-cell table:style-name="ACE-10" table:formula="of:=COM.MICROSOFT.SWITCH([$'Sheet1'.G32];1;&quot;00000000&quot;;0;&quot;&quot;)" office:value-type="string" office:string-value="">
            <text:p/>
          </table:table-cell>
          <table:table-cell table:style-name="ACE-10" table:formula="of:=COM.MICROSOFT.SWITCH([$'Sheet1'.H32];1;&quot;00000000&quot;;0;&quot;&quot;)" office:value-type="string" office:string-value="">
            <text:p/>
          </table:table-cell>
          <table:table-cell table:style-name="ACE-10" table:formula="of:=COM.MICROSOFT.SWITCH([$'Sheet1'.I32];1;&quot;00000000&quot;;0;&quot;&quot;)" office:value-type="string" office:string-value="">
            <text:p/>
          </table:table-cell>
          <table:table-cell table:style-name="ACE-10" table:formula="of:=COM.MICROSOFT.SWITCH([$'Sheet1'.J32];1;&quot;00000000&quot;;0;&quot;&quot;)" office:value-type="string" office:string-value="">
            <text:p/>
          </table:table-cell>
          <table:table-cell table:style-name="ACE-10" table:formula="of:=COM.MICROSOFT.SWITCH([$'Sheet1'.K32];1;&quot;00000000&quot;;0;&quot;&quot;)" office:value-type="string" office:string-value="">
            <text:p/>
          </table:table-cell>
          <table:table-cell table:style-name="ACE-10" table:formula="of:=COM.MICROSOFT.SWITCH([$'Sheet1'.L32];1;&quot;00000000&quot;;0;&quot;&quot;)" office:value-type="string" office:string-value="">
            <text:p/>
          </table:table-cell>
          <table:table-cell table:style-name="ACE-10" table:formula="of:=COM.MICROSOFT.SWITCH([$'Sheet1'.M32];1;&quot;00000000&quot;;0;&quot;&quot;)" office:value-type="string" office:string-value="">
            <text:p/>
          </table:table-cell>
          <table:table-cell table:style-name="ACE-10" table:formula="of:=COM.MICROSOFT.SWITCH([$'Sheet1'.N32];1;&quot;00000000&quot;;0;&quot;&quot;)" office:value-type="string" office:string-value="">
            <text:p/>
          </table:table-cell>
          <table:table-cell table:style-name="ACE-10" table:formula="of:=COM.MICROSOFT.SWITCH([$'Sheet1'.O32];1;&quot;00000000&quot;;0;&quot;&quot;)" office:value-type="string" office:string-value="">
            <text:p/>
          </table:table-cell>
          <table:table-cell table:style-name="ACE-10" table:formula="of:=COM.MICROSOFT.SWITCH([$'Sheet1'.P32];1;&quot;00000000&quot;;0;&quot;&quot;)" office:value-type="string" office:string-value="">
            <text:p/>
          </table:table-cell>
          <table:table-cell table:style-name="ACE-10" table:formula="of:=COM.MICROSOFT.SWITCH([$'Sheet1'.Q32];1;&quot;00000000&quot;;0;&quot;&quot;)" office:value-type="string" office:string-value="">
            <text:p/>
          </table:table-cell>
          <table:table-cell table:style-name="ACE-10" table:formula="of:=COM.MICROSOFT.SWITCH([$'Sheet1'.R32];1;&quot;00000000&quot;;0;&quot;&quot;)" office:value-type="string" office:string-value="">
            <text:p/>
          </table:table-cell>
          <table:table-cell table:style-name="ACE-10" table:formula="of:=COM.MICROSOFT.SWITCH([$'Sheet1'.S32];1;&quot;00000000&quot;;0;&quot;&quot;)" office:value-type="string" office:string-value="">
            <text:p/>
          </table:table-cell>
          <table:table-cell table:style-name="ACE-10" table:formula="of:=COM.MICROSOFT.SWITCH([$'Sheet1'.T32];1;&quot;00000000&quot;;0;&quot;&quot;)" office:value-type="string" office:string-value="">
            <text:p/>
          </table:table-cell>
          <table:table-cell table:style-name="ACE-10" table:formula="of:=COM.MICROSOFT.SWITCH([$'Sheet1'.U32];1;&quot;00000000&quot;;0;&quot;&quot;)" office:value-type="string" office:string-value="">
            <text:p/>
          </table:table-cell>
          <table:table-cell table:style-name="ACE-10" table:formula="of:=COM.MICROSOFT.SWITCH([$'Sheet1'.V32];1;&quot;00000000&quot;;0;&quot;&quot;)" office:value-type="string" office:string-value="">
            <text:p/>
          </table:table-cell>
          <table:table-cell table:style-name="ACE-10" table:formula="of:=COM.MICROSOFT.SWITCH([$'Sheet1'.W32];1;&quot;00000000&quot;;0;&quot;&quot;)" office:value-type="string" office:string-value="">
            <text:p/>
          </table:table-cell>
          <table:table-cell table:style-name="ACE-10" table:formula="of:=COM.MICROSOFT.SWITCH([$'Sheet1'.X32];1;&quot;00000000&quot;;0;&quot;&quot;)" office:value-type="string" office:string-value="">
            <text:p/>
          </table:table-cell>
          <table:table-cell table:style-name="ACE-10" table:formula="of:=COM.MICROSOFT.SWITCH([$'Sheet1'.Y32];1;&quot;00000000&quot;;0;&quot;&quot;)" office:value-type="string" office:string-value="">
            <text:p/>
          </table:table-cell>
          <table:table-cell table:style-name="ACE-10" table:formula="of:=COM.MICROSOFT.SWITCH([$'Sheet1'.Z32];1;&quot;00000000&quot;;0;&quot;&quot;)" office:value-type="string" office:string-value="">
            <text:p/>
          </table:table-cell>
          <table:table-cell table:style-name="ACE-10" table:formula="of:=COM.MICROSOFT.SWITCH([$'Sheet1'.AA32];1;&quot;00000000&quot;;0;&quot;&quot;)" office:value-type="string" office:string-value="">
            <text:p/>
          </table:table-cell>
          <table:table-cell table:style-name="ACE-10" table:formula="of:=COM.MICROSOFT.SWITCH([$'Sheet1'.AB32];1;&quot;00000000&quot;;0;&quot;&quot;)" office:value-type="string" office:string-value="">
            <text:p/>
          </table:table-cell>
          <table:table-cell table:style-name="ACE-10" table:formula="of:=COM.MICROSOFT.SWITCH([$'Sheet1'.AC32];1;&quot;00000000&quot;;0;&quot;&quot;)" office:value-type="string" office:string-value="">
            <text:p/>
          </table:table-cell>
          <table:table-cell table:style-name="ACE-10" table:formula="of:=COM.MICROSOFT.SWITCH([$'Sheet1'.AD32];1;&quot;00000000&quot;;0;&quot;&quot;)" office:value-type="string" office:string-value="">
            <text:p/>
          </table:table-cell>
          <table:table-cell table:style-name="ACE-10" table:formula="of:=COM.MICROSOFT.SWITCH([$'Sheet1'.AE32];1;&quot;00000000&quot;;0;&quot;&quot;)" office:value-type="string" office:string-value="">
            <text:p/>
          </table:table-cell>
          <table:table-cell table:style-name="ACE-10" table:formula="of:=COM.MICROSOFT.SWITCH([$'Sheet1'.AF32];1;&quot;00000000&quot;;0;&quot;&quot;)" office:value-type="string" office:string-value="">
            <text:p/>
          </table:table-cell>
          <table:table-cell table:style-name="ACE-10" table:formula="of:=COM.MICROSOFT.SWITCH([$'Sheet1'.AG32];1;&quot;00000000&quot;;0;&quot;&quot;)" office:value-type="string" office:string-value="">
            <text:p/>
          </table:table-cell>
          <table:table-cell table:style-name="ACE-10" table:formula="of:=COM.MICROSOFT.SWITCH([$'Sheet1'.AH32];1;&quot;00000000&quot;;0;&quot;&quot;)" office:value-type="string" office:string-value="">
            <text:p/>
          </table:table-cell>
          <table:table-cell table:style-name="ACE-10" table:formula="of:=COM.MICROSOFT.SWITCH([$'Sheet1'.AI32];1;&quot;00000000&quot;;0;&quot;&quot;)" office:value-type="string" office:string-value="">
            <text:p/>
          </table:table-cell>
          <table:table-cell table:style-name="ACE-10" table:formula="of:=COM.MICROSOFT.SWITCH([$'Sheet1'.AJ32];1;&quot;00000000&quot;;0;&quot;&quot;)" office:value-type="string" office:string-value="">
            <text:p/>
          </table:table-cell>
          <table:table-cell table:style-name="ACE-10" table:formula="of:=COM.MICROSOFT.SWITCH([$'Sheet1'.AK32];1;&quot;00000000&quot;;0;&quot;&quot;)" office:value-type="string" office:string-value="">
            <text:p/>
          </table:table-cell>
          <table:table-cell table:style-name="ACE-10" table:formula="of:=COM.MICROSOFT.SWITCH([$'Sheet1'.AL32];1;&quot;00000000&quot;;0;&quot;&quot;)" office:value-type="string" office:string-value="">
            <text:p/>
          </table:table-cell>
          <table:table-cell table:style-name="ACE-10" table:formula="of:=COM.MICROSOFT.SWITCH([$'Sheet1'.AM32];1;&quot;00000000&quot;;0;&quot;&quot;)" office:value-type="string" office:string-value="">
            <text:p/>
          </table:table-cell>
          <table:table-cell table:style-name="ACE-10" table:formula="of:=COM.MICROSOFT.SWITCH([$'Sheet1'.AN32];1;&quot;00000000&quot;;0;&quot;&quot;)" office:value-type="string" office:string-value="">
            <text:p/>
          </table:table-cell>
          <table:table-cell table:style-name="ACE-10" table:formula="of:=COM.MICROSOFT.SWITCH([$'Sheet1'.AO32];1;&quot;00000000&quot;;0;&quot;&quot;)" office:value-type="string" office:string-value="">
            <text:p/>
          </table:table-cell>
          <table:table-cell table:style-name="ACE-10" table:formula="of:=COM.MICROSOFT.SWITCH([$'Sheet1'.AP32];1;&quot;00000000&quot;;0;&quot;&quot;)" office:value-type="string" office:string-value="">
            <text:p/>
          </table:table-cell>
          <table:table-cell table:style-name="ACE-10" table:formula="of:=COM.MICROSOFT.SWITCH([$'Sheet1'.AQ32];1;&quot;00000000&quot;;0;&quot;&quot;)" office:value-type="string" office:string-value="">
            <text:p/>
          </table:table-cell>
          <table:table-cell table:style-name="ACE-10" table:formula="of:=COM.MICROSOFT.SWITCH([$'Sheet1'.AR32];1;&quot;00000000&quot;;0;&quot;&quot;)" office:value-type="string" office:string-value="">
            <text:p/>
          </table:table-cell>
          <table:table-cell table:style-name="ACE-10" table:formula="of:=COM.MICROSOFT.SWITCH([$'Sheet1'.AS32];1;&quot;00000000&quot;;0;&quot;&quot;)" office:value-type="string" office:string-value="">
            <text:p/>
          </table:table-cell>
          <table:table-cell table:style-name="ACE-10" table:formula="of:=COM.MICROSOFT.SWITCH([$'Sheet1'.AT32];1;&quot;00000000&quot;;0;&quot;&quot;)" office:value-type="string" office:string-value="">
            <text:p/>
          </table:table-cell>
          <table:table-cell table:style-name="ACE-10" table:formula="of:=COM.MICROSOFT.SWITCH([$'Sheet1'.AU32];1;&quot;00000000&quot;;0;&quot;&quot;)" office:value-type="string" office:string-value="">
            <text:p/>
          </table:table-cell>
          <table:table-cell table:style-name="ACE-10" table:formula="of:=COM.MICROSOFT.SWITCH([$'Sheet1'.AV32];1;&quot;00000000&quot;;0;&quot;&quot;)" office:value-type="string" office:string-value="">
            <text:p/>
          </table:table-cell>
          <table:table-cell table:style-name="ACE-10" table:formula="of:=COM.MICROSOFT.SWITCH([$'Sheet1'.AW32];1;&quot;00000000&quot;;0;&quot;&quot;)" office:value-type="string" office:string-value="">
            <text:p/>
          </table:table-cell>
          <table:table-cell table:style-name="ACE-10" table:formula="of:=COM.MICROSOFT.SWITCH([$'Sheet1'.AX32];1;&quot;00000000&quot;;0;&quot;&quot;)" office:value-type="string" office:string-value="">
            <text:p/>
          </table:table-cell>
          <table:table-cell table:style-name="ACE-10" table:formula="of:=COM.MICROSOFT.SWITCH([$'Sheet1'.AY32];1;&quot;00000000&quot;;0;&quot;&quot;)" office:value-type="string" office:string-value="">
            <text:p/>
          </table:table-cell>
          <table:table-cell table:style-name="ACE-17" table:formula="of:=COM.MICROSOFT.SWITCH([$'Sheet1'.AZ32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3];1;&quot;00000000&quot;;0;&quot;&quot;)" office:value-type="string" office:string-value="">
            <text:p/>
          </table:table-cell>
          <table:table-cell table:style-name="ACE-10" table:formula="of:=COM.MICROSOFT.SWITCH([$'Sheet1'.D33];1;&quot;00000000&quot;;0;&quot;&quot;)" office:value-type="string" office:string-value="">
            <text:p/>
          </table:table-cell>
          <table:table-cell table:style-name="ACE-10" table:formula="of:=COM.MICROSOFT.SWITCH([$'Sheet1'.E33];1;&quot;00000000&quot;;0;&quot;&quot;)" office:value-type="string" office:string-value="">
            <text:p/>
          </table:table-cell>
          <table:table-cell table:style-name="ACE-10" table:formula="of:=COM.MICROSOFT.SWITCH([$'Sheet1'.F33];1;&quot;00000000&quot;;0;&quot;&quot;)" office:value-type="string" office:string-value="">
            <text:p/>
          </table:table-cell>
          <table:table-cell table:style-name="ACE-10" table:formula="of:=COM.MICROSOFT.SWITCH([$'Sheet1'.G33];1;&quot;00000000&quot;;0;&quot;&quot;)" office:value-type="string" office:string-value="">
            <text:p/>
          </table:table-cell>
          <table:table-cell table:style-name="ACE-10" table:formula="of:=COM.MICROSOFT.SWITCH([$'Sheet1'.H33];1;&quot;00000000&quot;;0;&quot;&quot;)" office:value-type="string" office:string-value="">
            <text:p/>
          </table:table-cell>
          <table:table-cell table:style-name="ACE-10" table:formula="of:=COM.MICROSOFT.SWITCH([$'Sheet1'.I33];1;&quot;00000000&quot;;0;&quot;&quot;)" office:value-type="string" office:string-value="">
            <text:p/>
          </table:table-cell>
          <table:table-cell table:style-name="ACE-10" table:formula="of:=COM.MICROSOFT.SWITCH([$'Sheet1'.J33];1;&quot;00000000&quot;;0;&quot;&quot;)" office:value-type="string" office:string-value="">
            <text:p/>
          </table:table-cell>
          <table:table-cell table:style-name="ACE-10" table:formula="of:=COM.MICROSOFT.SWITCH([$'Sheet1'.K33];1;&quot;00000000&quot;;0;&quot;&quot;)" office:value-type="string" office:string-value="">
            <text:p/>
          </table:table-cell>
          <table:table-cell table:style-name="ACE-10" table:formula="of:=COM.MICROSOFT.SWITCH([$'Sheet1'.L33];1;&quot;00000000&quot;;0;&quot;&quot;)" office:value-type="string" office:string-value="">
            <text:p/>
          </table:table-cell>
          <table:table-cell table:style-name="ACE-10" table:formula="of:=COM.MICROSOFT.SWITCH([$'Sheet1'.M33];1;&quot;00000000&quot;;0;&quot;&quot;)" office:value-type="string" office:string-value="">
            <text:p/>
          </table:table-cell>
          <table:table-cell table:style-name="ACE-10" table:formula="of:=COM.MICROSOFT.SWITCH([$'Sheet1'.N33];1;&quot;00000000&quot;;0;&quot;&quot;)" office:value-type="string" office:string-value="">
            <text:p/>
          </table:table-cell>
          <table:table-cell table:style-name="ACE-10" table:formula="of:=COM.MICROSOFT.SWITCH([$'Sheet1'.O33];1;&quot;00000000&quot;;0;&quot;&quot;)" office:value-type="string" office:string-value="">
            <text:p/>
          </table:table-cell>
          <table:table-cell table:style-name="ACE-10" table:formula="of:=COM.MICROSOFT.SWITCH([$'Sheet1'.P33];1;&quot;00000000&quot;;0;&quot;&quot;)" office:value-type="string" office:string-value="">
            <text:p/>
          </table:table-cell>
          <table:table-cell table:style-name="ACE-10" table:formula="of:=COM.MICROSOFT.SWITCH([$'Sheet1'.Q33];1;&quot;00000000&quot;;0;&quot;&quot;)" office:value-type="string" office:string-value="">
            <text:p/>
          </table:table-cell>
          <table:table-cell table:style-name="ACE-10" table:formula="of:=COM.MICROSOFT.SWITCH([$'Sheet1'.R33];1;&quot;00000000&quot;;0;&quot;&quot;)" office:value-type="string" office:string-value="">
            <text:p/>
          </table:table-cell>
          <table:table-cell table:style-name="ACE-10" table:formula="of:=COM.MICROSOFT.SWITCH([$'Sheet1'.S33];1;&quot;00000000&quot;;0;&quot;&quot;)" office:value-type="string" office:string-value="">
            <text:p/>
          </table:table-cell>
          <table:table-cell table:style-name="ACE-10" table:formula="of:=COM.MICROSOFT.SWITCH([$'Sheet1'.T33];1;&quot;00000000&quot;;0;&quot;&quot;)" office:value-type="string" office:string-value="">
            <text:p/>
          </table:table-cell>
          <table:table-cell table:style-name="ACE-10" table:formula="of:=COM.MICROSOFT.SWITCH([$'Sheet1'.U33];1;&quot;00000000&quot;;0;&quot;&quot;)" office:value-type="string" office:string-value="">
            <text:p/>
          </table:table-cell>
          <table:table-cell table:style-name="ACE-10" table:formula="of:=COM.MICROSOFT.SWITCH([$'Sheet1'.V33];1;&quot;00000000&quot;;0;&quot;&quot;)" office:value-type="string" office:string-value="">
            <text:p/>
          </table:table-cell>
          <table:table-cell table:style-name="ACE-10" table:formula="of:=COM.MICROSOFT.SWITCH([$'Sheet1'.W33];1;&quot;00000000&quot;;0;&quot;&quot;)" office:value-type="string" office:string-value="">
            <text:p/>
          </table:table-cell>
          <table:table-cell table:style-name="ACE-10" table:formula="of:=COM.MICROSOFT.SWITCH([$'Sheet1'.X33];1;&quot;00000000&quot;;0;&quot;&quot;)" office:value-type="string" office:string-value="">
            <text:p/>
          </table:table-cell>
          <table:table-cell table:style-name="ACE-10" table:formula="of:=COM.MICROSOFT.SWITCH([$'Sheet1'.Y33];1;&quot;00000000&quot;;0;&quot;&quot;)" office:value-type="string" office:string-value="">
            <text:p/>
          </table:table-cell>
          <table:table-cell table:style-name="ACE-10" table:formula="of:=COM.MICROSOFT.SWITCH([$'Sheet1'.Z33];1;&quot;00000000&quot;;0;&quot;&quot;)" office:value-type="string" office:string-value="">
            <text:p/>
          </table:table-cell>
          <table:table-cell table:style-name="ACE-10" table:formula="of:=COM.MICROSOFT.SWITCH([$'Sheet1'.AA33];1;&quot;00000000&quot;;0;&quot;&quot;)" office:value-type="string" office:string-value="">
            <text:p/>
          </table:table-cell>
          <table:table-cell table:style-name="ACE-10" table:formula="of:=COM.MICROSOFT.SWITCH([$'Sheet1'.AB33];1;&quot;00000000&quot;;0;&quot;&quot;)" office:value-type="string" office:string-value="">
            <text:p/>
          </table:table-cell>
          <table:table-cell table:style-name="ACE-10" table:formula="of:=COM.MICROSOFT.SWITCH([$'Sheet1'.AC33];1;&quot;00000000&quot;;0;&quot;&quot;)" office:value-type="string" office:string-value="">
            <text:p/>
          </table:table-cell>
          <table:table-cell table:style-name="ACE-10" table:formula="of:=COM.MICROSOFT.SWITCH([$'Sheet1'.AD33];1;&quot;00000000&quot;;0;&quot;&quot;)" office:value-type="string" office:string-value="">
            <text:p/>
          </table:table-cell>
          <table:table-cell table:style-name="ACE-10" table:formula="of:=COM.MICROSOFT.SWITCH([$'Sheet1'.AE33];1;&quot;00000000&quot;;0;&quot;&quot;)" office:value-type="string" office:string-value="">
            <text:p/>
          </table:table-cell>
          <table:table-cell table:style-name="ACE-10" table:formula="of:=COM.MICROSOFT.SWITCH([$'Sheet1'.AF33];1;&quot;00000000&quot;;0;&quot;&quot;)" office:value-type="string" office:string-value="">
            <text:p/>
          </table:table-cell>
          <table:table-cell table:style-name="ACE-10" table:formula="of:=COM.MICROSOFT.SWITCH([$'Sheet1'.AG33];1;&quot;00000000&quot;;0;&quot;&quot;)" office:value-type="string" office:string-value="">
            <text:p/>
          </table:table-cell>
          <table:table-cell table:style-name="ACE-10" table:formula="of:=COM.MICROSOFT.SWITCH([$'Sheet1'.AH33];1;&quot;00000000&quot;;0;&quot;&quot;)" office:value-type="string" office:string-value="">
            <text:p/>
          </table:table-cell>
          <table:table-cell table:style-name="ACE-10" table:formula="of:=COM.MICROSOFT.SWITCH([$'Sheet1'.AI33];1;&quot;00000000&quot;;0;&quot;&quot;)" office:value-type="string" office:string-value="">
            <text:p/>
          </table:table-cell>
          <table:table-cell table:style-name="ACE-10" table:formula="of:=COM.MICROSOFT.SWITCH([$'Sheet1'.AJ33];1;&quot;00000000&quot;;0;&quot;&quot;)" office:value-type="string" office:string-value="">
            <text:p/>
          </table:table-cell>
          <table:table-cell table:style-name="ACE-10" table:formula="of:=COM.MICROSOFT.SWITCH([$'Sheet1'.AK33];1;&quot;00000000&quot;;0;&quot;&quot;)" office:value-type="string" office:string-value="">
            <text:p/>
          </table:table-cell>
          <table:table-cell table:style-name="ACE-10" table:formula="of:=COM.MICROSOFT.SWITCH([$'Sheet1'.AL33];1;&quot;00000000&quot;;0;&quot;&quot;)" office:value-type="string" office:string-value="">
            <text:p/>
          </table:table-cell>
          <table:table-cell table:style-name="ACE-10" table:formula="of:=COM.MICROSOFT.SWITCH([$'Sheet1'.AM33];1;&quot;00000000&quot;;0;&quot;&quot;)" office:value-type="string" office:string-value="">
            <text:p/>
          </table:table-cell>
          <table:table-cell table:style-name="ACE-10" table:formula="of:=COM.MICROSOFT.SWITCH([$'Sheet1'.AN33];1;&quot;00000000&quot;;0;&quot;&quot;)" office:value-type="string" office:string-value="">
            <text:p/>
          </table:table-cell>
          <table:table-cell table:style-name="ACE-10" table:formula="of:=COM.MICROSOFT.SWITCH([$'Sheet1'.AO33];1;&quot;00000000&quot;;0;&quot;&quot;)" office:value-type="string" office:string-value="">
            <text:p/>
          </table:table-cell>
          <table:table-cell table:style-name="ACE-10" table:formula="of:=COM.MICROSOFT.SWITCH([$'Sheet1'.AP33];1;&quot;00000000&quot;;0;&quot;&quot;)" office:value-type="string" office:string-value="">
            <text:p/>
          </table:table-cell>
          <table:table-cell table:style-name="ACE-10" table:formula="of:=COM.MICROSOFT.SWITCH([$'Sheet1'.AQ33];1;&quot;00000000&quot;;0;&quot;&quot;)" office:value-type="string" office:string-value="">
            <text:p/>
          </table:table-cell>
          <table:table-cell table:style-name="ACE-10" table:formula="of:=COM.MICROSOFT.SWITCH([$'Sheet1'.AR33];1;&quot;00000000&quot;;0;&quot;&quot;)" office:value-type="string" office:string-value="">
            <text:p/>
          </table:table-cell>
          <table:table-cell table:style-name="ACE-10" table:formula="of:=COM.MICROSOFT.SWITCH([$'Sheet1'.AS33];1;&quot;00000000&quot;;0;&quot;&quot;)" office:value-type="string" office:string-value="">
            <text:p/>
          </table:table-cell>
          <table:table-cell table:style-name="ACE-10" table:formula="of:=COM.MICROSOFT.SWITCH([$'Sheet1'.AT33];1;&quot;00000000&quot;;0;&quot;&quot;)" office:value-type="string" office:string-value="">
            <text:p/>
          </table:table-cell>
          <table:table-cell table:style-name="ACE-10" table:formula="of:=COM.MICROSOFT.SWITCH([$'Sheet1'.AU33];1;&quot;00000000&quot;;0;&quot;&quot;)" office:value-type="string" office:string-value="">
            <text:p/>
          </table:table-cell>
          <table:table-cell table:style-name="ACE-10" table:formula="of:=COM.MICROSOFT.SWITCH([$'Sheet1'.AV33];1;&quot;00000000&quot;;0;&quot;&quot;)" office:value-type="string" office:string-value="">
            <text:p/>
          </table:table-cell>
          <table:table-cell table:style-name="ACE-10" table:formula="of:=COM.MICROSOFT.SWITCH([$'Sheet1'.AW33];1;&quot;00000000&quot;;0;&quot;&quot;)" office:value-type="string" office:string-value="">
            <text:p/>
          </table:table-cell>
          <table:table-cell table:style-name="ACE-10" table:formula="of:=COM.MICROSOFT.SWITCH([$'Sheet1'.AX33];1;&quot;00000000&quot;;0;&quot;&quot;)" office:value-type="string" office:string-value="">
            <text:p/>
          </table:table-cell>
          <table:table-cell table:style-name="ACE-10" table:formula="of:=COM.MICROSOFT.SWITCH([$'Sheet1'.AY33];1;&quot;00000000&quot;;0;&quot;&quot;)" office:value-type="string" office:string-value="">
            <text:p/>
          </table:table-cell>
          <table:table-cell table:style-name="ACE-17" table:formula="of:=COM.MICROSOFT.SWITCH([$'Sheet1'.AZ33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4];1;&quot;00000000&quot;;0;&quot;&quot;)" office:value-type="string" office:string-value="">
            <text:p/>
          </table:table-cell>
          <table:table-cell table:style-name="ACE-10" table:formula="of:=COM.MICROSOFT.SWITCH([$'Sheet1'.D34];1;&quot;00000000&quot;;0;&quot;&quot;)" office:value-type="string" office:string-value="">
            <text:p/>
          </table:table-cell>
          <table:table-cell table:style-name="ACE-10" table:formula="of:=COM.MICROSOFT.SWITCH([$'Sheet1'.E34];1;&quot;00000000&quot;;0;&quot;&quot;)" office:value-type="string" office:string-value="">
            <text:p/>
          </table:table-cell>
          <table:table-cell table:style-name="ACE-10" table:formula="of:=COM.MICROSOFT.SWITCH([$'Sheet1'.F34];1;&quot;00000000&quot;;0;&quot;&quot;)" office:value-type="string" office:string-value="">
            <text:p/>
          </table:table-cell>
          <table:table-cell table:style-name="ACE-10" table:formula="of:=COM.MICROSOFT.SWITCH([$'Sheet1'.G34];1;&quot;00000000&quot;;0;&quot;&quot;)" office:value-type="string" office:string-value="">
            <text:p/>
          </table:table-cell>
          <table:table-cell table:style-name="ACE-10" table:formula="of:=COM.MICROSOFT.SWITCH([$'Sheet1'.H34];1;&quot;00000000&quot;;0;&quot;&quot;)" office:value-type="string" office:string-value="">
            <text:p/>
          </table:table-cell>
          <table:table-cell table:style-name="ACE-10" table:formula="of:=COM.MICROSOFT.SWITCH([$'Sheet1'.I34];1;&quot;00000000&quot;;0;&quot;&quot;)" office:value-type="string" office:string-value="">
            <text:p/>
          </table:table-cell>
          <table:table-cell table:style-name="ACE-10" table:formula="of:=COM.MICROSOFT.SWITCH([$'Sheet1'.J34];1;&quot;00000000&quot;;0;&quot;&quot;)" office:value-type="string" office:string-value="">
            <text:p/>
          </table:table-cell>
          <table:table-cell table:style-name="ACE-10" table:formula="of:=COM.MICROSOFT.SWITCH([$'Sheet1'.K34];1;&quot;00000000&quot;;0;&quot;&quot;)" office:value-type="string" office:string-value="">
            <text:p/>
          </table:table-cell>
          <table:table-cell table:style-name="ACE-10" table:formula="of:=COM.MICROSOFT.SWITCH([$'Sheet1'.L34];1;&quot;00000000&quot;;0;&quot;&quot;)" office:value-type="string" office:string-value="">
            <text:p/>
          </table:table-cell>
          <table:table-cell table:style-name="ACE-10" table:formula="of:=COM.MICROSOFT.SWITCH([$'Sheet1'.M34];1;&quot;00000000&quot;;0;&quot;&quot;)" office:value-type="string" office:string-value="">
            <text:p/>
          </table:table-cell>
          <table:table-cell table:style-name="ACE-10" table:formula="of:=COM.MICROSOFT.SWITCH([$'Sheet1'.N34];1;&quot;00000000&quot;;0;&quot;&quot;)" office:value-type="string" office:string-value="">
            <text:p/>
          </table:table-cell>
          <table:table-cell table:style-name="ACE-10" table:formula="of:=COM.MICROSOFT.SWITCH([$'Sheet1'.O34];1;&quot;00000000&quot;;0;&quot;&quot;)" office:value-type="string" office:string-value="">
            <text:p/>
          </table:table-cell>
          <table:table-cell table:style-name="ACE-10" table:formula="of:=COM.MICROSOFT.SWITCH([$'Sheet1'.P34];1;&quot;00000000&quot;;0;&quot;&quot;)" office:value-type="string" office:string-value="">
            <text:p/>
          </table:table-cell>
          <table:table-cell table:style-name="ACE-10" table:formula="of:=COM.MICROSOFT.SWITCH([$'Sheet1'.Q34];1;&quot;00000000&quot;;0;&quot;&quot;)" office:value-type="string" office:string-value="">
            <text:p/>
          </table:table-cell>
          <table:table-cell table:style-name="ACE-10" table:formula="of:=COM.MICROSOFT.SWITCH([$'Sheet1'.R34];1;&quot;00000000&quot;;0;&quot;&quot;)" office:value-type="string" office:string-value="">
            <text:p/>
          </table:table-cell>
          <table:table-cell table:style-name="ACE-10" table:formula="of:=COM.MICROSOFT.SWITCH([$'Sheet1'.S34];1;&quot;00000000&quot;;0;&quot;&quot;)" office:value-type="string" office:string-value="">
            <text:p/>
          </table:table-cell>
          <table:table-cell table:style-name="ACE-10" table:formula="of:=COM.MICROSOFT.SWITCH([$'Sheet1'.T34];1;&quot;00000000&quot;;0;&quot;&quot;)" office:value-type="string" office:string-value="">
            <text:p/>
          </table:table-cell>
          <table:table-cell table:style-name="ACE-10" table:formula="of:=COM.MICROSOFT.SWITCH([$'Sheet1'.U34];1;&quot;00000000&quot;;0;&quot;&quot;)" office:value-type="string" office:string-value="">
            <text:p/>
          </table:table-cell>
          <table:table-cell table:style-name="ACE-10" table:formula="of:=COM.MICROSOFT.SWITCH([$'Sheet1'.V34];1;&quot;00000000&quot;;0;&quot;&quot;)" office:value-type="string" office:string-value="">
            <text:p/>
          </table:table-cell>
          <table:table-cell table:style-name="ACE-10" table:formula="of:=COM.MICROSOFT.SWITCH([$'Sheet1'.W34];1;&quot;00000000&quot;;0;&quot;&quot;)" office:value-type="string" office:string-value="">
            <text:p/>
          </table:table-cell>
          <table:table-cell table:style-name="ACE-10" table:formula="of:=COM.MICROSOFT.SWITCH([$'Sheet1'.X34];1;&quot;00000000&quot;;0;&quot;&quot;)" office:value-type="string" office:string-value="">
            <text:p/>
          </table:table-cell>
          <table:table-cell table:style-name="ACE-10" table:formula="of:=COM.MICROSOFT.SWITCH([$'Sheet1'.Y34];1;&quot;00000000&quot;;0;&quot;&quot;)" office:value-type="string" office:string-value="">
            <text:p/>
          </table:table-cell>
          <table:table-cell table:style-name="ACE-10" table:formula="of:=COM.MICROSOFT.SWITCH([$'Sheet1'.Z34];1;&quot;00000000&quot;;0;&quot;&quot;)" office:value-type="string" office:string-value="">
            <text:p/>
          </table:table-cell>
          <table:table-cell table:style-name="ACE-10" table:formula="of:=COM.MICROSOFT.SWITCH([$'Sheet1'.AA34];1;&quot;00000000&quot;;0;&quot;&quot;)" office:value-type="string" office:string-value="">
            <text:p/>
          </table:table-cell>
          <table:table-cell table:style-name="ACE-10" table:formula="of:=COM.MICROSOFT.SWITCH([$'Sheet1'.AB34];1;&quot;00000000&quot;;0;&quot;&quot;)" office:value-type="string" office:string-value="">
            <text:p/>
          </table:table-cell>
          <table:table-cell table:style-name="ACE-10" table:formula="of:=COM.MICROSOFT.SWITCH([$'Sheet1'.AC34];1;&quot;00000000&quot;;0;&quot;&quot;)" office:value-type="string" office:string-value="">
            <text:p/>
          </table:table-cell>
          <table:table-cell table:style-name="ACE-10" table:formula="of:=COM.MICROSOFT.SWITCH([$'Sheet1'.AD34];1;&quot;00000000&quot;;0;&quot;&quot;)" office:value-type="string" office:string-value="">
            <text:p/>
          </table:table-cell>
          <table:table-cell table:style-name="ACE-10" table:formula="of:=COM.MICROSOFT.SWITCH([$'Sheet1'.AE34];1;&quot;00000000&quot;;0;&quot;&quot;)" office:value-type="string" office:string-value="">
            <text:p/>
          </table:table-cell>
          <table:table-cell table:style-name="ACE-10" table:formula="of:=COM.MICROSOFT.SWITCH([$'Sheet1'.AF34];1;&quot;00000000&quot;;0;&quot;&quot;)" office:value-type="string" office:string-value="">
            <text:p/>
          </table:table-cell>
          <table:table-cell table:style-name="ACE-10" table:formula="of:=COM.MICROSOFT.SWITCH([$'Sheet1'.AG34];1;&quot;00000000&quot;;0;&quot;&quot;)" office:value-type="string" office:string-value="">
            <text:p/>
          </table:table-cell>
          <table:table-cell table:style-name="ACE-10" table:formula="of:=COM.MICROSOFT.SWITCH([$'Sheet1'.AH34];1;&quot;00000000&quot;;0;&quot;&quot;)" office:value-type="string" office:string-value="">
            <text:p/>
          </table:table-cell>
          <table:table-cell table:style-name="ACE-10" table:formula="of:=COM.MICROSOFT.SWITCH([$'Sheet1'.AI34];1;&quot;00000000&quot;;0;&quot;&quot;)" office:value-type="string" office:string-value="">
            <text:p/>
          </table:table-cell>
          <table:table-cell table:style-name="ACE-10" table:formula="of:=COM.MICROSOFT.SWITCH([$'Sheet1'.AJ34];1;&quot;00000000&quot;;0;&quot;&quot;)" office:value-type="string" office:string-value="">
            <text:p/>
          </table:table-cell>
          <table:table-cell table:style-name="ACE-10" table:formula="of:=COM.MICROSOFT.SWITCH([$'Sheet1'.AK34];1;&quot;00000000&quot;;0;&quot;&quot;)" office:value-type="string" office:string-value="">
            <text:p/>
          </table:table-cell>
          <table:table-cell table:style-name="ACE-10" table:formula="of:=COM.MICROSOFT.SWITCH([$'Sheet1'.AL34];1;&quot;00000000&quot;;0;&quot;&quot;)" office:value-type="string" office:string-value="">
            <text:p/>
          </table:table-cell>
          <table:table-cell table:style-name="ACE-10" table:formula="of:=COM.MICROSOFT.SWITCH([$'Sheet1'.AM34];1;&quot;00000000&quot;;0;&quot;&quot;)" office:value-type="string" office:string-value="">
            <text:p/>
          </table:table-cell>
          <table:table-cell table:style-name="ACE-10" table:formula="of:=COM.MICROSOFT.SWITCH([$'Sheet1'.AN34];1;&quot;00000000&quot;;0;&quot;&quot;)" office:value-type="string" office:string-value="">
            <text:p/>
          </table:table-cell>
          <table:table-cell table:style-name="ACE-10" table:formula="of:=COM.MICROSOFT.SWITCH([$'Sheet1'.AO34];1;&quot;00000000&quot;;0;&quot;&quot;)" office:value-type="string" office:string-value="">
            <text:p/>
          </table:table-cell>
          <table:table-cell table:style-name="ACE-10" table:formula="of:=COM.MICROSOFT.SWITCH([$'Sheet1'.AP34];1;&quot;00000000&quot;;0;&quot;&quot;)" office:value-type="string" office:string-value="">
            <text:p/>
          </table:table-cell>
          <table:table-cell table:style-name="ACE-10" table:formula="of:=COM.MICROSOFT.SWITCH([$'Sheet1'.AQ34];1;&quot;00000000&quot;;0;&quot;&quot;)" office:value-type="string" office:string-value="">
            <text:p/>
          </table:table-cell>
          <table:table-cell table:style-name="ACE-10" table:formula="of:=COM.MICROSOFT.SWITCH([$'Sheet1'.AR34];1;&quot;00000000&quot;;0;&quot;&quot;)" office:value-type="string" office:string-value="">
            <text:p/>
          </table:table-cell>
          <table:table-cell table:style-name="ACE-10" table:formula="of:=COM.MICROSOFT.SWITCH([$'Sheet1'.AS34];1;&quot;00000000&quot;;0;&quot;&quot;)" office:value-type="string" office:string-value="">
            <text:p/>
          </table:table-cell>
          <table:table-cell table:style-name="ACE-10" table:formula="of:=COM.MICROSOFT.SWITCH([$'Sheet1'.AT34];1;&quot;00000000&quot;;0;&quot;&quot;)" office:value-type="string" office:string-value="">
            <text:p/>
          </table:table-cell>
          <table:table-cell table:style-name="ACE-10" table:formula="of:=COM.MICROSOFT.SWITCH([$'Sheet1'.AU34];1;&quot;00000000&quot;;0;&quot;&quot;)" office:value-type="string" office:string-value="">
            <text:p/>
          </table:table-cell>
          <table:table-cell table:style-name="ACE-10" table:formula="of:=COM.MICROSOFT.SWITCH([$'Sheet1'.AV34];1;&quot;00000000&quot;;0;&quot;&quot;)" office:value-type="string" office:string-value="">
            <text:p/>
          </table:table-cell>
          <table:table-cell table:style-name="ACE-10" table:formula="of:=COM.MICROSOFT.SWITCH([$'Sheet1'.AW34];1;&quot;00000000&quot;;0;&quot;&quot;)" office:value-type="string" office:string-value="">
            <text:p/>
          </table:table-cell>
          <table:table-cell table:style-name="ACE-10" table:formula="of:=COM.MICROSOFT.SWITCH([$'Sheet1'.AX34];1;&quot;00000000&quot;;0;&quot;&quot;)" office:value-type="string" office:string-value="">
            <text:p/>
          </table:table-cell>
          <table:table-cell table:style-name="ACE-10" table:formula="of:=COM.MICROSOFT.SWITCH([$'Sheet1'.AY34];1;&quot;00000000&quot;;0;&quot;&quot;)" office:value-type="string" office:string-value="">
            <text:p/>
          </table:table-cell>
          <table:table-cell table:style-name="ACE-17" table:formula="of:=COM.MICROSOFT.SWITCH([$'Sheet1'.AZ34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5];1;&quot;00000000&quot;;0;&quot;&quot;)" office:value-type="string" office:string-value="">
            <text:p/>
          </table:table-cell>
          <table:table-cell table:style-name="ACE-10" table:formula="of:=COM.MICROSOFT.SWITCH([$'Sheet1'.D35];1;&quot;00000000&quot;;0;&quot;&quot;)" office:value-type="string" office:string-value="">
            <text:p/>
          </table:table-cell>
          <table:table-cell table:style-name="ACE-10" table:formula="of:=COM.MICROSOFT.SWITCH([$'Sheet1'.E35];1;&quot;00000000&quot;;0;&quot;&quot;)" office:value-type="string" office:string-value="">
            <text:p/>
          </table:table-cell>
          <table:table-cell table:style-name="ACE-10" table:formula="of:=COM.MICROSOFT.SWITCH([$'Sheet1'.F35];1;&quot;00000000&quot;;0;&quot;&quot;)" office:value-type="string" office:string-value="">
            <text:p/>
          </table:table-cell>
          <table:table-cell table:style-name="ACE-10" table:formula="of:=COM.MICROSOFT.SWITCH([$'Sheet1'.G35];1;&quot;00000000&quot;;0;&quot;&quot;)" office:value-type="string" office:string-value="">
            <text:p/>
          </table:table-cell>
          <table:table-cell table:style-name="ACE-10" table:formula="of:=COM.MICROSOFT.SWITCH([$'Sheet1'.H35];1;&quot;00000000&quot;;0;&quot;&quot;)" office:value-type="string" office:string-value="">
            <text:p/>
          </table:table-cell>
          <table:table-cell table:style-name="ACE-10" table:formula="of:=COM.MICROSOFT.SWITCH([$'Sheet1'.I35];1;&quot;00000000&quot;;0;&quot;&quot;)" office:value-type="string" office:string-value="">
            <text:p/>
          </table:table-cell>
          <table:table-cell table:style-name="ACE-10" table:formula="of:=COM.MICROSOFT.SWITCH([$'Sheet1'.J35];1;&quot;00000000&quot;;0;&quot;&quot;)" office:value-type="string" office:string-value="">
            <text:p/>
          </table:table-cell>
          <table:table-cell table:style-name="ACE-10" table:formula="of:=COM.MICROSOFT.SWITCH([$'Sheet1'.K35];1;&quot;00000000&quot;;0;&quot;&quot;)" office:value-type="string" office:string-value="">
            <text:p/>
          </table:table-cell>
          <table:table-cell table:style-name="ACE-10" table:formula="of:=COM.MICROSOFT.SWITCH([$'Sheet1'.L35];1;&quot;00000000&quot;;0;&quot;&quot;)" office:value-type="string" office:string-value="">
            <text:p/>
          </table:table-cell>
          <table:table-cell table:style-name="ACE-10" table:formula="of:=COM.MICROSOFT.SWITCH([$'Sheet1'.M35];1;&quot;00000000&quot;;0;&quot;&quot;)" office:value-type="string" office:string-value="">
            <text:p/>
          </table:table-cell>
          <table:table-cell table:style-name="ACE-10" table:formula="of:=COM.MICROSOFT.SWITCH([$'Sheet1'.N35];1;&quot;00000000&quot;;0;&quot;&quot;)" office:value-type="string" office:string-value="">
            <text:p/>
          </table:table-cell>
          <table:table-cell table:style-name="ACE-10" table:formula="of:=COM.MICROSOFT.SWITCH([$'Sheet1'.O35];1;&quot;00000000&quot;;0;&quot;&quot;)" office:value-type="string" office:string-value="">
            <text:p/>
          </table:table-cell>
          <table:table-cell table:style-name="ACE-10" table:formula="of:=COM.MICROSOFT.SWITCH([$'Sheet1'.P35];1;&quot;00000000&quot;;0;&quot;&quot;)" office:value-type="string" office:string-value="">
            <text:p/>
          </table:table-cell>
          <table:table-cell table:style-name="ACE-10" table:formula="of:=COM.MICROSOFT.SWITCH([$'Sheet1'.Q35];1;&quot;00000000&quot;;0;&quot;&quot;)" office:value-type="string" office:string-value="">
            <text:p/>
          </table:table-cell>
          <table:table-cell table:style-name="ACE-10" table:formula="of:=COM.MICROSOFT.SWITCH([$'Sheet1'.R35];1;&quot;00000000&quot;;0;&quot;&quot;)" office:value-type="string" office:string-value="">
            <text:p/>
          </table:table-cell>
          <table:table-cell table:style-name="ACE-10" table:formula="of:=COM.MICROSOFT.SWITCH([$'Sheet1'.S35];1;&quot;00000000&quot;;0;&quot;&quot;)" office:value-type="string" office:string-value="">
            <text:p/>
          </table:table-cell>
          <table:table-cell table:style-name="ACE-10" table:formula="of:=COM.MICROSOFT.SWITCH([$'Sheet1'.T35];1;&quot;00000000&quot;;0;&quot;&quot;)" office:value-type="string" office:string-value="">
            <text:p/>
          </table:table-cell>
          <table:table-cell table:style-name="ACE-10" table:formula="of:=COM.MICROSOFT.SWITCH([$'Sheet1'.U35];1;&quot;00000000&quot;;0;&quot;&quot;)" office:value-type="string" office:string-value="">
            <text:p/>
          </table:table-cell>
          <table:table-cell table:style-name="ACE-10" table:formula="of:=COM.MICROSOFT.SWITCH([$'Sheet1'.V35];1;&quot;00000000&quot;;0;&quot;&quot;)" office:value-type="string" office:string-value="">
            <text:p/>
          </table:table-cell>
          <table:table-cell table:style-name="ACE-10" table:formula="of:=COM.MICROSOFT.SWITCH([$'Sheet1'.W35];1;&quot;00000000&quot;;0;&quot;&quot;)" office:value-type="string" office:string-value="">
            <text:p/>
          </table:table-cell>
          <table:table-cell table:style-name="ACE-10" table:formula="of:=COM.MICROSOFT.SWITCH([$'Sheet1'.X35];1;&quot;00000000&quot;;0;&quot;&quot;)" office:value-type="string" office:string-value="">
            <text:p/>
          </table:table-cell>
          <table:table-cell table:style-name="ACE-10" table:formula="of:=COM.MICROSOFT.SWITCH([$'Sheet1'.Y35];1;&quot;00000000&quot;;0;&quot;&quot;)" office:value-type="string" office:string-value="">
            <text:p/>
          </table:table-cell>
          <table:table-cell table:style-name="ACE-10" table:formula="of:=COM.MICROSOFT.SWITCH([$'Sheet1'.Z35];1;&quot;00000000&quot;;0;&quot;&quot;)" office:value-type="string" office:string-value="">
            <text:p/>
          </table:table-cell>
          <table:table-cell table:style-name="ACE-10" table:formula="of:=COM.MICROSOFT.SWITCH([$'Sheet1'.AA35];1;&quot;00000000&quot;;0;&quot;&quot;)" office:value-type="string" office:string-value="">
            <text:p/>
          </table:table-cell>
          <table:table-cell table:style-name="ACE-10" table:formula="of:=COM.MICROSOFT.SWITCH([$'Sheet1'.AB35];1;&quot;00000000&quot;;0;&quot;&quot;)" office:value-type="string" office:string-value="">
            <text:p/>
          </table:table-cell>
          <table:table-cell table:style-name="ACE-10" table:formula="of:=COM.MICROSOFT.SWITCH([$'Sheet1'.AC35];1;&quot;00000000&quot;;0;&quot;&quot;)" office:value-type="string" office:string-value="">
            <text:p/>
          </table:table-cell>
          <table:table-cell table:style-name="ACE-10" table:formula="of:=COM.MICROSOFT.SWITCH([$'Sheet1'.AD35];1;&quot;00000000&quot;;0;&quot;&quot;)" office:value-type="string" office:string-value="">
            <text:p/>
          </table:table-cell>
          <table:table-cell table:style-name="ACE-10" table:formula="of:=COM.MICROSOFT.SWITCH([$'Sheet1'.AE35];1;&quot;00000000&quot;;0;&quot;&quot;)" office:value-type="string" office:string-value="">
            <text:p/>
          </table:table-cell>
          <table:table-cell table:style-name="ACE-10" table:formula="of:=COM.MICROSOFT.SWITCH([$'Sheet1'.AF35];1;&quot;00000000&quot;;0;&quot;&quot;)" office:value-type="string" office:string-value="">
            <text:p/>
          </table:table-cell>
          <table:table-cell table:style-name="ACE-10" table:formula="of:=COM.MICROSOFT.SWITCH([$'Sheet1'.AG35];1;&quot;00000000&quot;;0;&quot;&quot;)" office:value-type="string" office:string-value="">
            <text:p/>
          </table:table-cell>
          <table:table-cell table:style-name="ACE-10" table:formula="of:=COM.MICROSOFT.SWITCH([$'Sheet1'.AH35];1;&quot;00000000&quot;;0;&quot;&quot;)" office:value-type="string" office:string-value="">
            <text:p/>
          </table:table-cell>
          <table:table-cell table:style-name="ACE-10" table:formula="of:=COM.MICROSOFT.SWITCH([$'Sheet1'.AI35];1;&quot;00000000&quot;;0;&quot;&quot;)" office:value-type="string" office:string-value="">
            <text:p/>
          </table:table-cell>
          <table:table-cell table:style-name="ACE-10" table:formula="of:=COM.MICROSOFT.SWITCH([$'Sheet1'.AJ35];1;&quot;00000000&quot;;0;&quot;&quot;)" office:value-type="string" office:string-value="">
            <text:p/>
          </table:table-cell>
          <table:table-cell table:style-name="ACE-10" table:formula="of:=COM.MICROSOFT.SWITCH([$'Sheet1'.AK35];1;&quot;00000000&quot;;0;&quot;&quot;)" office:value-type="string" office:string-value="">
            <text:p/>
          </table:table-cell>
          <table:table-cell table:style-name="ACE-10" table:formula="of:=COM.MICROSOFT.SWITCH([$'Sheet1'.AL35];1;&quot;00000000&quot;;0;&quot;&quot;)" office:value-type="string" office:string-value="">
            <text:p/>
          </table:table-cell>
          <table:table-cell table:style-name="ACE-10" table:formula="of:=COM.MICROSOFT.SWITCH([$'Sheet1'.AM35];1;&quot;00000000&quot;;0;&quot;&quot;)" office:value-type="string" office:string-value="">
            <text:p/>
          </table:table-cell>
          <table:table-cell table:style-name="ACE-10" table:formula="of:=COM.MICROSOFT.SWITCH([$'Sheet1'.AN35];1;&quot;00000000&quot;;0;&quot;&quot;)" office:value-type="string" office:string-value="">
            <text:p/>
          </table:table-cell>
          <table:table-cell table:style-name="ACE-10" table:formula="of:=COM.MICROSOFT.SWITCH([$'Sheet1'.AO35];1;&quot;00000000&quot;;0;&quot;&quot;)" office:value-type="string" office:string-value="">
            <text:p/>
          </table:table-cell>
          <table:table-cell table:style-name="ACE-10" table:formula="of:=COM.MICROSOFT.SWITCH([$'Sheet1'.AP35];1;&quot;00000000&quot;;0;&quot;&quot;)" office:value-type="string" office:string-value="">
            <text:p/>
          </table:table-cell>
          <table:table-cell table:style-name="ACE-10" table:formula="of:=COM.MICROSOFT.SWITCH([$'Sheet1'.AQ35];1;&quot;00000000&quot;;0;&quot;&quot;)" office:value-type="string" office:string-value="">
            <text:p/>
          </table:table-cell>
          <table:table-cell table:style-name="ACE-10" table:formula="of:=COM.MICROSOFT.SWITCH([$'Sheet1'.AR35];1;&quot;00000000&quot;;0;&quot;&quot;)" office:value-type="string" office:string-value="">
            <text:p/>
          </table:table-cell>
          <table:table-cell table:style-name="ACE-10" table:formula="of:=COM.MICROSOFT.SWITCH([$'Sheet1'.AS35];1;&quot;00000000&quot;;0;&quot;&quot;)" office:value-type="string" office:string-value="">
            <text:p/>
          </table:table-cell>
          <table:table-cell table:style-name="ACE-10" table:formula="of:=COM.MICROSOFT.SWITCH([$'Sheet1'.AT35];1;&quot;00000000&quot;;0;&quot;&quot;)" office:value-type="string" office:string-value="">
            <text:p/>
          </table:table-cell>
          <table:table-cell table:style-name="ACE-10" table:formula="of:=COM.MICROSOFT.SWITCH([$'Sheet1'.AU35];1;&quot;00000000&quot;;0;&quot;&quot;)" office:value-type="string" office:string-value="">
            <text:p/>
          </table:table-cell>
          <table:table-cell table:style-name="ACE-10" table:formula="of:=COM.MICROSOFT.SWITCH([$'Sheet1'.AV35];1;&quot;00000000&quot;;0;&quot;&quot;)" office:value-type="string" office:string-value="">
            <text:p/>
          </table:table-cell>
          <table:table-cell table:style-name="ACE-10" table:formula="of:=COM.MICROSOFT.SWITCH([$'Sheet1'.AW35];1;&quot;00000000&quot;;0;&quot;&quot;)" office:value-type="string" office:string-value="">
            <text:p/>
          </table:table-cell>
          <table:table-cell table:style-name="ACE-10" table:formula="of:=COM.MICROSOFT.SWITCH([$'Sheet1'.AX35];1;&quot;00000000&quot;;0;&quot;&quot;)" office:value-type="string" office:string-value="">
            <text:p/>
          </table:table-cell>
          <table:table-cell table:style-name="ACE-10" table:formula="of:=COM.MICROSOFT.SWITCH([$'Sheet1'.AY35];1;&quot;00000000&quot;;0;&quot;&quot;)" office:value-type="string" office:string-value="">
            <text:p/>
          </table:table-cell>
          <table:table-cell table:style-name="ACE-17" table:formula="of:=COM.MICROSOFT.SWITCH([$'Sheet1'.AZ35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6];1;&quot;00000000&quot;;0;&quot;&quot;)" office:value-type="string" office:string-value="">
            <text:p/>
          </table:table-cell>
          <table:table-cell table:style-name="ACE-10" table:formula="of:=COM.MICROSOFT.SWITCH([$'Sheet1'.D36];1;&quot;00000000&quot;;0;&quot;&quot;)" office:value-type="string" office:string-value="">
            <text:p/>
          </table:table-cell>
          <table:table-cell table:style-name="ACE-10" table:formula="of:=COM.MICROSOFT.SWITCH([$'Sheet1'.E36];1;&quot;00000000&quot;;0;&quot;&quot;)" office:value-type="string" office:string-value="">
            <text:p/>
          </table:table-cell>
          <table:table-cell table:style-name="ACE-10" table:formula="of:=COM.MICROSOFT.SWITCH([$'Sheet1'.F36];1;&quot;00000000&quot;;0;&quot;&quot;)" office:value-type="string" office:string-value="">
            <text:p/>
          </table:table-cell>
          <table:table-cell table:style-name="ACE-10" table:formula="of:=COM.MICROSOFT.SWITCH([$'Sheet1'.G36];1;&quot;00000000&quot;;0;&quot;&quot;)" office:value-type="string" office:string-value="">
            <text:p/>
          </table:table-cell>
          <table:table-cell table:style-name="ACE-10" table:formula="of:=COM.MICROSOFT.SWITCH([$'Sheet1'.H36];1;&quot;00000000&quot;;0;&quot;&quot;)" office:value-type="string" office:string-value="">
            <text:p/>
          </table:table-cell>
          <table:table-cell table:style-name="ACE-10" table:formula="of:=COM.MICROSOFT.SWITCH([$'Sheet1'.I36];1;&quot;00000000&quot;;0;&quot;&quot;)" office:value-type="string" office:string-value="">
            <text:p/>
          </table:table-cell>
          <table:table-cell table:style-name="ACE-10" table:formula="of:=COM.MICROSOFT.SWITCH([$'Sheet1'.J36];1;&quot;00000000&quot;;0;&quot;&quot;)" office:value-type="string" office:string-value="">
            <text:p/>
          </table:table-cell>
          <table:table-cell table:style-name="ACE-10" table:formula="of:=COM.MICROSOFT.SWITCH([$'Sheet1'.K36];1;&quot;00000000&quot;;0;&quot;&quot;)" office:value-type="string" office:string-value="">
            <text:p/>
          </table:table-cell>
          <table:table-cell table:style-name="ACE-10" table:formula="of:=COM.MICROSOFT.SWITCH([$'Sheet1'.L36];1;&quot;00000000&quot;;0;&quot;&quot;)" office:value-type="string" office:string-value="">
            <text:p/>
          </table:table-cell>
          <table:table-cell table:style-name="ACE-10" table:formula="of:=COM.MICROSOFT.SWITCH([$'Sheet1'.M36];1;&quot;00000000&quot;;0;&quot;&quot;)" office:value-type="string" office:string-value="">
            <text:p/>
          </table:table-cell>
          <table:table-cell table:style-name="ACE-10" table:formula="of:=COM.MICROSOFT.SWITCH([$'Sheet1'.N36];1;&quot;00000000&quot;;0;&quot;&quot;)" office:value-type="string" office:string-value="">
            <text:p/>
          </table:table-cell>
          <table:table-cell table:style-name="ACE-10" table:formula="of:=COM.MICROSOFT.SWITCH([$'Sheet1'.O36];1;&quot;00000000&quot;;0;&quot;&quot;)" office:value-type="string" office:string-value="">
            <text:p/>
          </table:table-cell>
          <table:table-cell table:style-name="ACE-10" table:formula="of:=COM.MICROSOFT.SWITCH([$'Sheet1'.P36];1;&quot;00000000&quot;;0;&quot;&quot;)" office:value-type="string" office:string-value="">
            <text:p/>
          </table:table-cell>
          <table:table-cell table:style-name="ACE-10" table:formula="of:=COM.MICROSOFT.SWITCH([$'Sheet1'.Q36];1;&quot;00000000&quot;;0;&quot;&quot;)" office:value-type="string" office:string-value="">
            <text:p/>
          </table:table-cell>
          <table:table-cell table:style-name="ACE-10" table:formula="of:=COM.MICROSOFT.SWITCH([$'Sheet1'.R36];1;&quot;00000000&quot;;0;&quot;&quot;)" office:value-type="string" office:string-value="">
            <text:p/>
          </table:table-cell>
          <table:table-cell table:style-name="ACE-10" table:formula="of:=COM.MICROSOFT.SWITCH([$'Sheet1'.S36];1;&quot;00000000&quot;;0;&quot;&quot;)" office:value-type="string" office:string-value="">
            <text:p/>
          </table:table-cell>
          <table:table-cell table:style-name="ACE-10" table:formula="of:=COM.MICROSOFT.SWITCH([$'Sheet1'.T36];1;&quot;00000000&quot;;0;&quot;&quot;)" office:value-type="string" office:string-value="">
            <text:p/>
          </table:table-cell>
          <table:table-cell table:style-name="ACE-10" table:formula="of:=COM.MICROSOFT.SWITCH([$'Sheet1'.U36];1;&quot;00000000&quot;;0;&quot;&quot;)" office:value-type="string" office:string-value="">
            <text:p/>
          </table:table-cell>
          <table:table-cell table:style-name="ACE-10" table:formula="of:=COM.MICROSOFT.SWITCH([$'Sheet1'.V36];1;&quot;00000000&quot;;0;&quot;&quot;)" office:value-type="string" office:string-value="">
            <text:p/>
          </table:table-cell>
          <table:table-cell table:style-name="ACE-10" table:formula="of:=COM.MICROSOFT.SWITCH([$'Sheet1'.W36];1;&quot;00000000&quot;;0;&quot;&quot;)" office:value-type="string" office:string-value="">
            <text:p/>
          </table:table-cell>
          <table:table-cell table:style-name="ACE-10" table:formula="of:=COM.MICROSOFT.SWITCH([$'Sheet1'.X36];1;&quot;00000000&quot;;0;&quot;&quot;)" office:value-type="string" office:string-value="">
            <text:p/>
          </table:table-cell>
          <table:table-cell table:style-name="ACE-10" table:formula="of:=COM.MICROSOFT.SWITCH([$'Sheet1'.Y36];1;&quot;00000000&quot;;0;&quot;&quot;)" office:value-type="string" office:string-value="">
            <text:p/>
          </table:table-cell>
          <table:table-cell table:style-name="ACE-10" table:formula="of:=COM.MICROSOFT.SWITCH([$'Sheet1'.Z36];1;&quot;00000000&quot;;0;&quot;&quot;)" office:value-type="string" office:string-value="">
            <text:p/>
          </table:table-cell>
          <table:table-cell table:style-name="ACE-10" table:formula="of:=COM.MICROSOFT.SWITCH([$'Sheet1'.AA36];1;&quot;00000000&quot;;0;&quot;&quot;)" office:value-type="string" office:string-value="">
            <text:p/>
          </table:table-cell>
          <table:table-cell table:style-name="ACE-10" table:formula="of:=COM.MICROSOFT.SWITCH([$'Sheet1'.AB36];1;&quot;00000000&quot;;0;&quot;&quot;)" office:value-type="string" office:string-value="">
            <text:p/>
          </table:table-cell>
          <table:table-cell table:style-name="ACE-10" table:formula="of:=COM.MICROSOFT.SWITCH([$'Sheet1'.AC36];1;&quot;00000000&quot;;0;&quot;&quot;)" office:value-type="string" office:string-value="">
            <text:p/>
          </table:table-cell>
          <table:table-cell table:style-name="ACE-10" table:formula="of:=COM.MICROSOFT.SWITCH([$'Sheet1'.AD36];1;&quot;00000000&quot;;0;&quot;&quot;)" office:value-type="string" office:string-value="">
            <text:p/>
          </table:table-cell>
          <table:table-cell table:style-name="ACE-10" table:formula="of:=COM.MICROSOFT.SWITCH([$'Sheet1'.AE36];1;&quot;00000000&quot;;0;&quot;&quot;)" office:value-type="string" office:string-value="">
            <text:p/>
          </table:table-cell>
          <table:table-cell table:style-name="ACE-10" table:formula="of:=COM.MICROSOFT.SWITCH([$'Sheet1'.AF36];1;&quot;00000000&quot;;0;&quot;&quot;)" office:value-type="string" office:string-value="">
            <text:p/>
          </table:table-cell>
          <table:table-cell table:style-name="ACE-10" table:formula="of:=COM.MICROSOFT.SWITCH([$'Sheet1'.AG36];1;&quot;00000000&quot;;0;&quot;&quot;)" office:value-type="string" office:string-value="">
            <text:p/>
          </table:table-cell>
          <table:table-cell table:style-name="ACE-10" table:formula="of:=COM.MICROSOFT.SWITCH([$'Sheet1'.AH36];1;&quot;00000000&quot;;0;&quot;&quot;)" office:value-type="string" office:string-value="">
            <text:p/>
          </table:table-cell>
          <table:table-cell table:style-name="ACE-10" table:formula="of:=COM.MICROSOFT.SWITCH([$'Sheet1'.AI36];1;&quot;00000000&quot;;0;&quot;&quot;)" office:value-type="string" office:string-value="">
            <text:p/>
          </table:table-cell>
          <table:table-cell table:style-name="ACE-10" table:formula="of:=COM.MICROSOFT.SWITCH([$'Sheet1'.AJ36];1;&quot;00000000&quot;;0;&quot;&quot;)" office:value-type="string" office:string-value="">
            <text:p/>
          </table:table-cell>
          <table:table-cell table:style-name="ACE-10" table:formula="of:=COM.MICROSOFT.SWITCH([$'Sheet1'.AK36];1;&quot;00000000&quot;;0;&quot;&quot;)" office:value-type="string" office:string-value="">
            <text:p/>
          </table:table-cell>
          <table:table-cell table:style-name="ACE-10" table:formula="of:=COM.MICROSOFT.SWITCH([$'Sheet1'.AL36];1;&quot;00000000&quot;;0;&quot;&quot;)" office:value-type="string" office:string-value="">
            <text:p/>
          </table:table-cell>
          <table:table-cell table:style-name="ACE-10" table:formula="of:=COM.MICROSOFT.SWITCH([$'Sheet1'.AM36];1;&quot;00000000&quot;;0;&quot;&quot;)" office:value-type="string" office:string-value="">
            <text:p/>
          </table:table-cell>
          <table:table-cell table:style-name="ACE-10" table:formula="of:=COM.MICROSOFT.SWITCH([$'Sheet1'.AN36];1;&quot;00000000&quot;;0;&quot;&quot;)" office:value-type="string" office:string-value="">
            <text:p/>
          </table:table-cell>
          <table:table-cell table:style-name="ACE-10" table:formula="of:=COM.MICROSOFT.SWITCH([$'Sheet1'.AO36];1;&quot;00000000&quot;;0;&quot;&quot;)" office:value-type="string" office:string-value="">
            <text:p/>
          </table:table-cell>
          <table:table-cell table:style-name="ACE-10" table:formula="of:=COM.MICROSOFT.SWITCH([$'Sheet1'.AP36];1;&quot;00000000&quot;;0;&quot;&quot;)" office:value-type="string" office:string-value="">
            <text:p/>
          </table:table-cell>
          <table:table-cell table:style-name="ACE-10" table:formula="of:=COM.MICROSOFT.SWITCH([$'Sheet1'.AQ36];1;&quot;00000000&quot;;0;&quot;&quot;)" office:value-type="string" office:string-value="">
            <text:p/>
          </table:table-cell>
          <table:table-cell table:style-name="ACE-10" table:formula="of:=COM.MICROSOFT.SWITCH([$'Sheet1'.AR36];1;&quot;00000000&quot;;0;&quot;&quot;)" office:value-type="string" office:string-value="">
            <text:p/>
          </table:table-cell>
          <table:table-cell table:style-name="ACE-10" table:formula="of:=COM.MICROSOFT.SWITCH([$'Sheet1'.AS36];1;&quot;00000000&quot;;0;&quot;&quot;)" office:value-type="string" office:string-value="">
            <text:p/>
          </table:table-cell>
          <table:table-cell table:style-name="ACE-10" table:formula="of:=COM.MICROSOFT.SWITCH([$'Sheet1'.AT36];1;&quot;00000000&quot;;0;&quot;&quot;)" office:value-type="string" office:string-value="">
            <text:p/>
          </table:table-cell>
          <table:table-cell table:style-name="ACE-10" table:formula="of:=COM.MICROSOFT.SWITCH([$'Sheet1'.AU36];1;&quot;00000000&quot;;0;&quot;&quot;)" office:value-type="string" office:string-value="">
            <text:p/>
          </table:table-cell>
          <table:table-cell table:style-name="ACE-10" table:formula="of:=COM.MICROSOFT.SWITCH([$'Sheet1'.AV36];1;&quot;00000000&quot;;0;&quot;&quot;)" office:value-type="string" office:string-value="">
            <text:p/>
          </table:table-cell>
          <table:table-cell table:style-name="ACE-10" table:formula="of:=COM.MICROSOFT.SWITCH([$'Sheet1'.AW36];1;&quot;00000000&quot;;0;&quot;&quot;)" office:value-type="string" office:string-value="">
            <text:p/>
          </table:table-cell>
          <table:table-cell table:style-name="ACE-10" table:formula="of:=COM.MICROSOFT.SWITCH([$'Sheet1'.AX36];1;&quot;00000000&quot;;0;&quot;&quot;)" office:value-type="string" office:string-value="">
            <text:p/>
          </table:table-cell>
          <table:table-cell table:style-name="ACE-10" table:formula="of:=COM.MICROSOFT.SWITCH([$'Sheet1'.AY36];1;&quot;00000000&quot;;0;&quot;&quot;)" office:value-type="string" office:string-value="">
            <text:p/>
          </table:table-cell>
          <table:table-cell table:style-name="ACE-17" table:formula="of:=COM.MICROSOFT.SWITCH([$'Sheet1'.AZ36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7];1;&quot;00000000&quot;;0;&quot;&quot;)" office:value-type="string" office:string-value="">
            <text:p/>
          </table:table-cell>
          <table:table-cell table:style-name="ACE-10" table:formula="of:=COM.MICROSOFT.SWITCH([$'Sheet1'.D37];1;&quot;00000000&quot;;0;&quot;&quot;)" office:value-type="string" office:string-value="">
            <text:p/>
          </table:table-cell>
          <table:table-cell table:style-name="ACE-10" table:formula="of:=COM.MICROSOFT.SWITCH([$'Sheet1'.E37];1;&quot;00000000&quot;;0;&quot;&quot;)" office:value-type="string" office:string-value="">
            <text:p/>
          </table:table-cell>
          <table:table-cell table:style-name="ACE-10" table:formula="of:=COM.MICROSOFT.SWITCH([$'Sheet1'.F37];1;&quot;00000000&quot;;0;&quot;&quot;)" office:value-type="string" office:string-value="">
            <text:p/>
          </table:table-cell>
          <table:table-cell table:style-name="ACE-10" table:formula="of:=COM.MICROSOFT.SWITCH([$'Sheet1'.G37];1;&quot;00000000&quot;;0;&quot;&quot;)" office:value-type="string" office:string-value="">
            <text:p/>
          </table:table-cell>
          <table:table-cell table:style-name="ACE-10" table:formula="of:=COM.MICROSOFT.SWITCH([$'Sheet1'.H37];1;&quot;00000000&quot;;0;&quot;&quot;)" office:value-type="string" office:string-value="">
            <text:p/>
          </table:table-cell>
          <table:table-cell table:style-name="ACE-10" table:formula="of:=COM.MICROSOFT.SWITCH([$'Sheet1'.I37];1;&quot;00000000&quot;;0;&quot;&quot;)" office:value-type="string" office:string-value="">
            <text:p/>
          </table:table-cell>
          <table:table-cell table:style-name="ACE-10" table:formula="of:=COM.MICROSOFT.SWITCH([$'Sheet1'.J37];1;&quot;00000000&quot;;0;&quot;&quot;)" office:value-type="string" office:string-value="">
            <text:p/>
          </table:table-cell>
          <table:table-cell table:style-name="ACE-10" table:formula="of:=COM.MICROSOFT.SWITCH([$'Sheet1'.K37];1;&quot;00000000&quot;;0;&quot;&quot;)" office:value-type="string" office:string-value="">
            <text:p/>
          </table:table-cell>
          <table:table-cell table:style-name="ACE-10" table:formula="of:=COM.MICROSOFT.SWITCH([$'Sheet1'.L37];1;&quot;00000000&quot;;0;&quot;&quot;)" office:value-type="string" office:string-value="">
            <text:p/>
          </table:table-cell>
          <table:table-cell table:style-name="ACE-10" table:formula="of:=COM.MICROSOFT.SWITCH([$'Sheet1'.M37];1;&quot;00000000&quot;;0;&quot;&quot;)" office:value-type="string" office:string-value="">
            <text:p/>
          </table:table-cell>
          <table:table-cell table:style-name="ACE-10" table:formula="of:=COM.MICROSOFT.SWITCH([$'Sheet1'.N37];1;&quot;00000000&quot;;0;&quot;&quot;)" office:value-type="string" office:string-value="">
            <text:p/>
          </table:table-cell>
          <table:table-cell table:style-name="ACE-10" table:formula="of:=COM.MICROSOFT.SWITCH([$'Sheet1'.O37];1;&quot;00000000&quot;;0;&quot;&quot;)" office:value-type="string" office:string-value="">
            <text:p/>
          </table:table-cell>
          <table:table-cell table:style-name="ACE-10" table:formula="of:=COM.MICROSOFT.SWITCH([$'Sheet1'.P37];1;&quot;00000000&quot;;0;&quot;&quot;)" office:value-type="string" office:string-value="">
            <text:p/>
          </table:table-cell>
          <table:table-cell table:style-name="ACE-10" table:formula="of:=COM.MICROSOFT.SWITCH([$'Sheet1'.Q37];1;&quot;00000000&quot;;0;&quot;&quot;)" office:value-type="string" office:string-value="">
            <text:p/>
          </table:table-cell>
          <table:table-cell table:style-name="ACE-10" table:formula="of:=COM.MICROSOFT.SWITCH([$'Sheet1'.R37];1;&quot;00000000&quot;;0;&quot;&quot;)" office:value-type="string" office:string-value="">
            <text:p/>
          </table:table-cell>
          <table:table-cell table:style-name="ACE-10" table:formula="of:=COM.MICROSOFT.SWITCH([$'Sheet1'.S37];1;&quot;00000000&quot;;0;&quot;&quot;)" office:value-type="string" office:string-value="">
            <text:p/>
          </table:table-cell>
          <table:table-cell table:style-name="ACE-10" table:formula="of:=COM.MICROSOFT.SWITCH([$'Sheet1'.T37];1;&quot;00000000&quot;;0;&quot;&quot;)" office:value-type="string" office:string-value="">
            <text:p/>
          </table:table-cell>
          <table:table-cell table:style-name="ACE-10" table:formula="of:=COM.MICROSOFT.SWITCH([$'Sheet1'.U37];1;&quot;00000000&quot;;0;&quot;&quot;)" office:value-type="string" office:string-value="">
            <text:p/>
          </table:table-cell>
          <table:table-cell table:style-name="ACE-10" table:formula="of:=COM.MICROSOFT.SWITCH([$'Sheet1'.V37];1;&quot;00000000&quot;;0;&quot;&quot;)" office:value-type="string" office:string-value="">
            <text:p/>
          </table:table-cell>
          <table:table-cell table:style-name="ACE-10" table:formula="of:=COM.MICROSOFT.SWITCH([$'Sheet1'.W37];1;&quot;00000000&quot;;0;&quot;&quot;)" office:value-type="string" office:string-value="">
            <text:p/>
          </table:table-cell>
          <table:table-cell table:style-name="ACE-10" table:formula="of:=COM.MICROSOFT.SWITCH([$'Sheet1'.X37];1;&quot;00000000&quot;;0;&quot;&quot;)" office:value-type="string" office:string-value="">
            <text:p/>
          </table:table-cell>
          <table:table-cell table:style-name="ACE-10" table:formula="of:=COM.MICROSOFT.SWITCH([$'Sheet1'.Y37];1;&quot;00000000&quot;;0;&quot;&quot;)" office:value-type="string" office:string-value="">
            <text:p/>
          </table:table-cell>
          <table:table-cell table:style-name="ACE-10" table:formula="of:=COM.MICROSOFT.SWITCH([$'Sheet1'.Z37];1;&quot;00000000&quot;;0;&quot;&quot;)" office:value-type="string" office:string-value="">
            <text:p/>
          </table:table-cell>
          <table:table-cell table:style-name="ACE-10" table:formula="of:=COM.MICROSOFT.SWITCH([$'Sheet1'.AA37];1;&quot;00000000&quot;;0;&quot;&quot;)" office:value-type="string" office:string-value="">
            <text:p/>
          </table:table-cell>
          <table:table-cell table:style-name="ACE-10" table:formula="of:=COM.MICROSOFT.SWITCH([$'Sheet1'.AB37];1;&quot;00000000&quot;;0;&quot;&quot;)" office:value-type="string" office:string-value="">
            <text:p/>
          </table:table-cell>
          <table:table-cell table:style-name="ACE-10" table:formula="of:=COM.MICROSOFT.SWITCH([$'Sheet1'.AC37];1;&quot;00000000&quot;;0;&quot;&quot;)" office:value-type="string" office:string-value="">
            <text:p/>
          </table:table-cell>
          <table:table-cell table:style-name="ACE-10" table:formula="of:=COM.MICROSOFT.SWITCH([$'Sheet1'.AD37];1;&quot;00000000&quot;;0;&quot;&quot;)" office:value-type="string" office:string-value="">
            <text:p/>
          </table:table-cell>
          <table:table-cell table:style-name="ACE-10" table:formula="of:=COM.MICROSOFT.SWITCH([$'Sheet1'.AE37];1;&quot;00000000&quot;;0;&quot;&quot;)" office:value-type="string" office:string-value="">
            <text:p/>
          </table:table-cell>
          <table:table-cell table:style-name="ACE-10" table:formula="of:=COM.MICROSOFT.SWITCH([$'Sheet1'.AF37];1;&quot;00000000&quot;;0;&quot;&quot;)" office:value-type="string" office:string-value="">
            <text:p/>
          </table:table-cell>
          <table:table-cell table:style-name="ACE-10" table:formula="of:=COM.MICROSOFT.SWITCH([$'Sheet1'.AG37];1;&quot;00000000&quot;;0;&quot;&quot;)" office:value-type="string" office:string-value="">
            <text:p/>
          </table:table-cell>
          <table:table-cell table:style-name="ACE-10" table:formula="of:=COM.MICROSOFT.SWITCH([$'Sheet1'.AH37];1;&quot;00000000&quot;;0;&quot;&quot;)" office:value-type="string" office:string-value="">
            <text:p/>
          </table:table-cell>
          <table:table-cell table:style-name="ACE-10" table:formula="of:=COM.MICROSOFT.SWITCH([$'Sheet1'.AI37];1;&quot;00000000&quot;;0;&quot;&quot;)" office:value-type="string" office:string-value="">
            <text:p/>
          </table:table-cell>
          <table:table-cell table:style-name="ACE-10" table:formula="of:=COM.MICROSOFT.SWITCH([$'Sheet1'.AJ37];1;&quot;00000000&quot;;0;&quot;&quot;)" office:value-type="string" office:string-value="">
            <text:p/>
          </table:table-cell>
          <table:table-cell table:style-name="ACE-10" table:formula="of:=COM.MICROSOFT.SWITCH([$'Sheet1'.AK37];1;&quot;00000000&quot;;0;&quot;&quot;)" office:value-type="string" office:string-value="">
            <text:p/>
          </table:table-cell>
          <table:table-cell table:style-name="ACE-10" table:formula="of:=COM.MICROSOFT.SWITCH([$'Sheet1'.AL37];1;&quot;00000000&quot;;0;&quot;&quot;)" office:value-type="string" office:string-value="">
            <text:p/>
          </table:table-cell>
          <table:table-cell table:style-name="ACE-10" table:formula="of:=COM.MICROSOFT.SWITCH([$'Sheet1'.AM37];1;&quot;00000000&quot;;0;&quot;&quot;)" office:value-type="string" office:string-value="">
            <text:p/>
          </table:table-cell>
          <table:table-cell table:style-name="ACE-10" table:formula="of:=COM.MICROSOFT.SWITCH([$'Sheet1'.AN37];1;&quot;00000000&quot;;0;&quot;&quot;)" office:value-type="string" office:string-value="">
            <text:p/>
          </table:table-cell>
          <table:table-cell table:style-name="ACE-10" table:formula="of:=COM.MICROSOFT.SWITCH([$'Sheet1'.AO37];1;&quot;00000000&quot;;0;&quot;&quot;)" office:value-type="string" office:string-value="">
            <text:p/>
          </table:table-cell>
          <table:table-cell table:style-name="ACE-10" table:formula="of:=COM.MICROSOFT.SWITCH([$'Sheet1'.AP37];1;&quot;00000000&quot;;0;&quot;&quot;)" office:value-type="string" office:string-value="">
            <text:p/>
          </table:table-cell>
          <table:table-cell table:style-name="ACE-10" table:formula="of:=COM.MICROSOFT.SWITCH([$'Sheet1'.AQ37];1;&quot;00000000&quot;;0;&quot;&quot;)" office:value-type="string" office:string-value="">
            <text:p/>
          </table:table-cell>
          <table:table-cell table:style-name="ACE-10" table:formula="of:=COM.MICROSOFT.SWITCH([$'Sheet1'.AR37];1;&quot;00000000&quot;;0;&quot;&quot;)" office:value-type="string" office:string-value="">
            <text:p/>
          </table:table-cell>
          <table:table-cell table:style-name="ACE-10" table:formula="of:=COM.MICROSOFT.SWITCH([$'Sheet1'.AS37];1;&quot;00000000&quot;;0;&quot;&quot;)" office:value-type="string" office:string-value="">
            <text:p/>
          </table:table-cell>
          <table:table-cell table:style-name="ACE-10" table:formula="of:=COM.MICROSOFT.SWITCH([$'Sheet1'.AT37];1;&quot;00000000&quot;;0;&quot;&quot;)" office:value-type="string" office:string-value="">
            <text:p/>
          </table:table-cell>
          <table:table-cell table:style-name="ACE-10" table:formula="of:=COM.MICROSOFT.SWITCH([$'Sheet1'.AU37];1;&quot;00000000&quot;;0;&quot;&quot;)" office:value-type="string" office:string-value="">
            <text:p/>
          </table:table-cell>
          <table:table-cell table:style-name="ACE-10" table:formula="of:=COM.MICROSOFT.SWITCH([$'Sheet1'.AV37];1;&quot;00000000&quot;;0;&quot;&quot;)" office:value-type="string" office:string-value="">
            <text:p/>
          </table:table-cell>
          <table:table-cell table:style-name="ACE-10" table:formula="of:=COM.MICROSOFT.SWITCH([$'Sheet1'.AW37];1;&quot;00000000&quot;;0;&quot;&quot;)" office:value-type="string" office:string-value="">
            <text:p/>
          </table:table-cell>
          <table:table-cell table:style-name="ACE-10" table:formula="of:=COM.MICROSOFT.SWITCH([$'Sheet1'.AX37];1;&quot;00000000&quot;;0;&quot;&quot;)" office:value-type="string" office:string-value="">
            <text:p/>
          </table:table-cell>
          <table:table-cell table:style-name="ACE-10" table:formula="of:=COM.MICROSOFT.SWITCH([$'Sheet1'.AY37];1;&quot;00000000&quot;;0;&quot;&quot;)" office:value-type="string" office:string-value="">
            <text:p/>
          </table:table-cell>
          <table:table-cell table:style-name="ACE-17" table:formula="of:=COM.MICROSOFT.SWITCH([$'Sheet1'.AZ37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8];1;&quot;00000000&quot;;0;&quot;&quot;)" office:value-type="string" office:string-value="">
            <text:p/>
          </table:table-cell>
          <table:table-cell table:style-name="ACE-10" table:formula="of:=COM.MICROSOFT.SWITCH([$'Sheet1'.D38];1;&quot;00000000&quot;;0;&quot;&quot;)" office:value-type="string" office:string-value="">
            <text:p/>
          </table:table-cell>
          <table:table-cell table:style-name="ACE-10" table:formula="of:=COM.MICROSOFT.SWITCH([$'Sheet1'.E38];1;&quot;00000000&quot;;0;&quot;&quot;)" office:value-type="string" office:string-value="">
            <text:p/>
          </table:table-cell>
          <table:table-cell table:style-name="ACE-10" table:formula="of:=COM.MICROSOFT.SWITCH([$'Sheet1'.F38];1;&quot;00000000&quot;;0;&quot;&quot;)" office:value-type="string" office:string-value="">
            <text:p/>
          </table:table-cell>
          <table:table-cell table:style-name="ACE-10" table:formula="of:=COM.MICROSOFT.SWITCH([$'Sheet1'.G38];1;&quot;00000000&quot;;0;&quot;&quot;)" office:value-type="string" office:string-value="">
            <text:p/>
          </table:table-cell>
          <table:table-cell table:style-name="ACE-10" table:formula="of:=COM.MICROSOFT.SWITCH([$'Sheet1'.H38];1;&quot;00000000&quot;;0;&quot;&quot;)" office:value-type="string" office:string-value="">
            <text:p/>
          </table:table-cell>
          <table:table-cell table:style-name="ACE-10" table:formula="of:=COM.MICROSOFT.SWITCH([$'Sheet1'.I38];1;&quot;00000000&quot;;0;&quot;&quot;)" office:value-type="string" office:string-value="">
            <text:p/>
          </table:table-cell>
          <table:table-cell table:style-name="ACE-10" table:formula="of:=COM.MICROSOFT.SWITCH([$'Sheet1'.J38];1;&quot;00000000&quot;;0;&quot;&quot;)" office:value-type="string" office:string-value="">
            <text:p/>
          </table:table-cell>
          <table:table-cell table:style-name="ACE-10" table:formula="of:=COM.MICROSOFT.SWITCH([$'Sheet1'.K38];1;&quot;00000000&quot;;0;&quot;&quot;)" office:value-type="string" office:string-value="">
            <text:p/>
          </table:table-cell>
          <table:table-cell table:style-name="ACE-10" table:formula="of:=COM.MICROSOFT.SWITCH([$'Sheet1'.L38];1;&quot;00000000&quot;;0;&quot;&quot;)" office:value-type="string" office:string-value="">
            <text:p/>
          </table:table-cell>
          <table:table-cell table:style-name="ACE-10" table:formula="of:=COM.MICROSOFT.SWITCH([$'Sheet1'.M38];1;&quot;00000000&quot;;0;&quot;&quot;)" office:value-type="string" office:string-value="">
            <text:p/>
          </table:table-cell>
          <table:table-cell table:style-name="ACE-10" table:formula="of:=COM.MICROSOFT.SWITCH([$'Sheet1'.N38];1;&quot;00000000&quot;;0;&quot;&quot;)" office:value-type="string" office:string-value="">
            <text:p/>
          </table:table-cell>
          <table:table-cell table:style-name="ACE-10" table:formula="of:=COM.MICROSOFT.SWITCH([$'Sheet1'.O38];1;&quot;00000000&quot;;0;&quot;&quot;)" office:value-type="string" office:string-value="">
            <text:p/>
          </table:table-cell>
          <table:table-cell table:style-name="ACE-10" table:formula="of:=COM.MICROSOFT.SWITCH([$'Sheet1'.P38];1;&quot;00000000&quot;;0;&quot;&quot;)" office:value-type="string" office:string-value="">
            <text:p/>
          </table:table-cell>
          <table:table-cell table:style-name="ACE-10" table:formula="of:=COM.MICROSOFT.SWITCH([$'Sheet1'.Q38];1;&quot;00000000&quot;;0;&quot;&quot;)" office:value-type="string" office:string-value="">
            <text:p/>
          </table:table-cell>
          <table:table-cell table:style-name="ACE-10" table:formula="of:=COM.MICROSOFT.SWITCH([$'Sheet1'.R38];1;&quot;00000000&quot;;0;&quot;&quot;)" office:value-type="string" office:string-value="">
            <text:p/>
          </table:table-cell>
          <table:table-cell table:style-name="ACE-10" table:formula="of:=COM.MICROSOFT.SWITCH([$'Sheet1'.S38];1;&quot;00000000&quot;;0;&quot;&quot;)" office:value-type="string" office:string-value="">
            <text:p/>
          </table:table-cell>
          <table:table-cell table:style-name="ACE-10" table:formula="of:=COM.MICROSOFT.SWITCH([$'Sheet1'.T38];1;&quot;00000000&quot;;0;&quot;&quot;)" office:value-type="string" office:string-value="">
            <text:p/>
          </table:table-cell>
          <table:table-cell table:style-name="ACE-10" table:formula="of:=COM.MICROSOFT.SWITCH([$'Sheet1'.U38];1;&quot;00000000&quot;;0;&quot;&quot;)" office:value-type="string" office:string-value="">
            <text:p/>
          </table:table-cell>
          <table:table-cell table:style-name="ACE-10" table:formula="of:=COM.MICROSOFT.SWITCH([$'Sheet1'.V38];1;&quot;00000000&quot;;0;&quot;&quot;)" office:value-type="string" office:string-value="">
            <text:p/>
          </table:table-cell>
          <table:table-cell table:style-name="ACE-10" table:formula="of:=COM.MICROSOFT.SWITCH([$'Sheet1'.W38];1;&quot;00000000&quot;;0;&quot;&quot;)" office:value-type="string" office:string-value="">
            <text:p/>
          </table:table-cell>
          <table:table-cell table:style-name="ACE-10" table:formula="of:=COM.MICROSOFT.SWITCH([$'Sheet1'.X38];1;&quot;00000000&quot;;0;&quot;&quot;)" office:value-type="string" office:string-value="">
            <text:p/>
          </table:table-cell>
          <table:table-cell table:style-name="ACE-10" table:formula="of:=COM.MICROSOFT.SWITCH([$'Sheet1'.Y38];1;&quot;00000000&quot;;0;&quot;&quot;)" office:value-type="string" office:string-value="">
            <text:p/>
          </table:table-cell>
          <table:table-cell table:style-name="ACE-10" table:formula="of:=COM.MICROSOFT.SWITCH([$'Sheet1'.Z38];1;&quot;00000000&quot;;0;&quot;&quot;)" office:value-type="string" office:string-value="">
            <text:p/>
          </table:table-cell>
          <table:table-cell table:style-name="ACE-10" table:formula="of:=COM.MICROSOFT.SWITCH([$'Sheet1'.AA38];1;&quot;00000000&quot;;0;&quot;&quot;)" office:value-type="string" office:string-value="">
            <text:p/>
          </table:table-cell>
          <table:table-cell table:style-name="ACE-10" table:formula="of:=COM.MICROSOFT.SWITCH([$'Sheet1'.AB38];1;&quot;00000000&quot;;0;&quot;&quot;)" office:value-type="string" office:string-value="">
            <text:p/>
          </table:table-cell>
          <table:table-cell table:style-name="ACE-10" table:formula="of:=COM.MICROSOFT.SWITCH([$'Sheet1'.AC38];1;&quot;00000000&quot;;0;&quot;&quot;)" office:value-type="string" office:string-value="">
            <text:p/>
          </table:table-cell>
          <table:table-cell table:style-name="ACE-10" table:formula="of:=COM.MICROSOFT.SWITCH([$'Sheet1'.AD38];1;&quot;00000000&quot;;0;&quot;&quot;)" office:value-type="string" office:string-value="">
            <text:p/>
          </table:table-cell>
          <table:table-cell table:style-name="ACE-10" table:formula="of:=COM.MICROSOFT.SWITCH([$'Sheet1'.AE38];1;&quot;00000000&quot;;0;&quot;&quot;)" office:value-type="string" office:string-value="">
            <text:p/>
          </table:table-cell>
          <table:table-cell table:style-name="ACE-10" table:formula="of:=COM.MICROSOFT.SWITCH([$'Sheet1'.AF38];1;&quot;00000000&quot;;0;&quot;&quot;)" office:value-type="string" office:string-value="">
            <text:p/>
          </table:table-cell>
          <table:table-cell table:style-name="ACE-10" table:formula="of:=COM.MICROSOFT.SWITCH([$'Sheet1'.AG38];1;&quot;00000000&quot;;0;&quot;&quot;)" office:value-type="string" office:string-value="">
            <text:p/>
          </table:table-cell>
          <table:table-cell table:style-name="ACE-10" table:formula="of:=COM.MICROSOFT.SWITCH([$'Sheet1'.AH38];1;&quot;00000000&quot;;0;&quot;&quot;)" office:value-type="string" office:string-value="">
            <text:p/>
          </table:table-cell>
          <table:table-cell table:style-name="ACE-10" table:formula="of:=COM.MICROSOFT.SWITCH([$'Sheet1'.AI38];1;&quot;00000000&quot;;0;&quot;&quot;)" office:value-type="string" office:string-value="">
            <text:p/>
          </table:table-cell>
          <table:table-cell table:style-name="ACE-10" table:formula="of:=COM.MICROSOFT.SWITCH([$'Sheet1'.AJ38];1;&quot;00000000&quot;;0;&quot;&quot;)" office:value-type="string" office:string-value="">
            <text:p/>
          </table:table-cell>
          <table:table-cell table:style-name="ACE-10" table:formula="of:=COM.MICROSOFT.SWITCH([$'Sheet1'.AK38];1;&quot;00000000&quot;;0;&quot;&quot;)" office:value-type="string" office:string-value="">
            <text:p/>
          </table:table-cell>
          <table:table-cell table:style-name="ACE-10" table:formula="of:=COM.MICROSOFT.SWITCH([$'Sheet1'.AL38];1;&quot;00000000&quot;;0;&quot;&quot;)" office:value-type="string" office:string-value="">
            <text:p/>
          </table:table-cell>
          <table:table-cell table:style-name="ACE-10" table:formula="of:=COM.MICROSOFT.SWITCH([$'Sheet1'.AM38];1;&quot;00000000&quot;;0;&quot;&quot;)" office:value-type="string" office:string-value="">
            <text:p/>
          </table:table-cell>
          <table:table-cell table:style-name="ACE-10" table:formula="of:=COM.MICROSOFT.SWITCH([$'Sheet1'.AN38];1;&quot;00000000&quot;;0;&quot;&quot;)" office:value-type="string" office:string-value="">
            <text:p/>
          </table:table-cell>
          <table:table-cell table:style-name="ACE-10" table:formula="of:=COM.MICROSOFT.SWITCH([$'Sheet1'.AO38];1;&quot;00000000&quot;;0;&quot;&quot;)" office:value-type="string" office:string-value="">
            <text:p/>
          </table:table-cell>
          <table:table-cell table:style-name="ACE-10" table:formula="of:=COM.MICROSOFT.SWITCH([$'Sheet1'.AP38];1;&quot;00000000&quot;;0;&quot;&quot;)" office:value-type="string" office:string-value="">
            <text:p/>
          </table:table-cell>
          <table:table-cell table:style-name="ACE-10" table:formula="of:=COM.MICROSOFT.SWITCH([$'Sheet1'.AQ38];1;&quot;00000000&quot;;0;&quot;&quot;)" office:value-type="string" office:string-value="">
            <text:p/>
          </table:table-cell>
          <table:table-cell table:style-name="ACE-10" table:formula="of:=COM.MICROSOFT.SWITCH([$'Sheet1'.AR38];1;&quot;00000000&quot;;0;&quot;&quot;)" office:value-type="string" office:string-value="">
            <text:p/>
          </table:table-cell>
          <table:table-cell table:style-name="ACE-10" table:formula="of:=COM.MICROSOFT.SWITCH([$'Sheet1'.AS38];1;&quot;00000000&quot;;0;&quot;&quot;)" office:value-type="string" office:string-value="">
            <text:p/>
          </table:table-cell>
          <table:table-cell table:style-name="ACE-10" table:formula="of:=COM.MICROSOFT.SWITCH([$'Sheet1'.AT38];1;&quot;00000000&quot;;0;&quot;&quot;)" office:value-type="string" office:string-value="">
            <text:p/>
          </table:table-cell>
          <table:table-cell table:style-name="ACE-10" table:formula="of:=COM.MICROSOFT.SWITCH([$'Sheet1'.AU38];1;&quot;00000000&quot;;0;&quot;&quot;)" office:value-type="string" office:string-value="">
            <text:p/>
          </table:table-cell>
          <table:table-cell table:style-name="ACE-10" table:formula="of:=COM.MICROSOFT.SWITCH([$'Sheet1'.AV38];1;&quot;00000000&quot;;0;&quot;&quot;)" office:value-type="string" office:string-value="">
            <text:p/>
          </table:table-cell>
          <table:table-cell table:style-name="ACE-10" table:formula="of:=COM.MICROSOFT.SWITCH([$'Sheet1'.AW38];1;&quot;00000000&quot;;0;&quot;&quot;)" office:value-type="string" office:string-value="">
            <text:p/>
          </table:table-cell>
          <table:table-cell table:style-name="ACE-10" table:formula="of:=COM.MICROSOFT.SWITCH([$'Sheet1'.AX38];1;&quot;00000000&quot;;0;&quot;&quot;)" office:value-type="string" office:string-value="">
            <text:p/>
          </table:table-cell>
          <table:table-cell table:style-name="ACE-10" table:formula="of:=COM.MICROSOFT.SWITCH([$'Sheet1'.AY38];1;&quot;00000000&quot;;0;&quot;&quot;)" office:value-type="string" office:string-value="">
            <text:p/>
          </table:table-cell>
          <table:table-cell table:style-name="ACE-17" table:formula="of:=COM.MICROSOFT.SWITCH([$'Sheet1'.AZ38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39];1;&quot;00000000&quot;;0;&quot;&quot;)" office:value-type="string" office:string-value="">
            <text:p/>
          </table:table-cell>
          <table:table-cell table:style-name="ACE-10" table:formula="of:=COM.MICROSOFT.SWITCH([$'Sheet1'.D39];1;&quot;00000000&quot;;0;&quot;&quot;)" office:value-type="string" office:string-value="">
            <text:p/>
          </table:table-cell>
          <table:table-cell table:style-name="ACE-10" table:formula="of:=COM.MICROSOFT.SWITCH([$'Sheet1'.E39];1;&quot;00000000&quot;;0;&quot;&quot;)" office:value-type="string" office:string-value="">
            <text:p/>
          </table:table-cell>
          <table:table-cell table:style-name="ACE-10" table:formula="of:=COM.MICROSOFT.SWITCH([$'Sheet1'.F39];1;&quot;00000000&quot;;0;&quot;&quot;)" office:value-type="string" office:string-value="">
            <text:p/>
          </table:table-cell>
          <table:table-cell table:style-name="ACE-10" table:formula="of:=COM.MICROSOFT.SWITCH([$'Sheet1'.G39];1;&quot;00000000&quot;;0;&quot;&quot;)" office:value-type="string" office:string-value="">
            <text:p/>
          </table:table-cell>
          <table:table-cell table:style-name="ACE-10" table:formula="of:=COM.MICROSOFT.SWITCH([$'Sheet1'.H39];1;&quot;00000000&quot;;0;&quot;&quot;)" office:value-type="string" office:string-value="">
            <text:p/>
          </table:table-cell>
          <table:table-cell table:style-name="ACE-10" table:formula="of:=COM.MICROSOFT.SWITCH([$'Sheet1'.I39];1;&quot;00000000&quot;;0;&quot;&quot;)" office:value-type="string" office:string-value="">
            <text:p/>
          </table:table-cell>
          <table:table-cell table:style-name="ACE-10" table:formula="of:=COM.MICROSOFT.SWITCH([$'Sheet1'.J39];1;&quot;00000000&quot;;0;&quot;&quot;)" office:value-type="string" office:string-value="">
            <text:p/>
          </table:table-cell>
          <table:table-cell table:style-name="ACE-10" table:formula="of:=COM.MICROSOFT.SWITCH([$'Sheet1'.K39];1;&quot;00000000&quot;;0;&quot;&quot;)" office:value-type="string" office:string-value="">
            <text:p/>
          </table:table-cell>
          <table:table-cell table:style-name="ACE-10" table:formula="of:=COM.MICROSOFT.SWITCH([$'Sheet1'.L39];1;&quot;00000000&quot;;0;&quot;&quot;)" office:value-type="string" office:string-value="">
            <text:p/>
          </table:table-cell>
          <table:table-cell table:style-name="ACE-10" table:formula="of:=COM.MICROSOFT.SWITCH([$'Sheet1'.M39];1;&quot;00000000&quot;;0;&quot;&quot;)" office:value-type="string" office:string-value="">
            <text:p/>
          </table:table-cell>
          <table:table-cell table:style-name="ACE-10" table:formula="of:=COM.MICROSOFT.SWITCH([$'Sheet1'.N39];1;&quot;00000000&quot;;0;&quot;&quot;)" office:value-type="string" office:string-value="">
            <text:p/>
          </table:table-cell>
          <table:table-cell table:style-name="ACE-10" table:formula="of:=COM.MICROSOFT.SWITCH([$'Sheet1'.O39];1;&quot;00000000&quot;;0;&quot;&quot;)" office:value-type="string" office:string-value="">
            <text:p/>
          </table:table-cell>
          <table:table-cell table:style-name="ACE-10" table:formula="of:=COM.MICROSOFT.SWITCH([$'Sheet1'.P39];1;&quot;00000000&quot;;0;&quot;&quot;)" office:value-type="string" office:string-value="">
            <text:p/>
          </table:table-cell>
          <table:table-cell table:style-name="ACE-10" table:formula="of:=COM.MICROSOFT.SWITCH([$'Sheet1'.Q39];1;&quot;00000000&quot;;0;&quot;&quot;)" office:value-type="string" office:string-value="">
            <text:p/>
          </table:table-cell>
          <table:table-cell table:style-name="ACE-10" table:formula="of:=COM.MICROSOFT.SWITCH([$'Sheet1'.R39];1;&quot;00000000&quot;;0;&quot;&quot;)" office:value-type="string" office:string-value="">
            <text:p/>
          </table:table-cell>
          <table:table-cell table:style-name="ACE-10" table:formula="of:=COM.MICROSOFT.SWITCH([$'Sheet1'.S39];1;&quot;00000000&quot;;0;&quot;&quot;)" office:value-type="string" office:string-value="">
            <text:p/>
          </table:table-cell>
          <table:table-cell table:style-name="ACE-10" table:formula="of:=COM.MICROSOFT.SWITCH([$'Sheet1'.T39];1;&quot;00000000&quot;;0;&quot;&quot;)" office:value-type="string" office:string-value="">
            <text:p/>
          </table:table-cell>
          <table:table-cell table:style-name="ACE-10" table:formula="of:=COM.MICROSOFT.SWITCH([$'Sheet1'.U39];1;&quot;00000000&quot;;0;&quot;&quot;)" office:value-type="string" office:string-value="">
            <text:p/>
          </table:table-cell>
          <table:table-cell table:style-name="ACE-10" table:formula="of:=COM.MICROSOFT.SWITCH([$'Sheet1'.V39];1;&quot;00000000&quot;;0;&quot;&quot;)" office:value-type="string" office:string-value="">
            <text:p/>
          </table:table-cell>
          <table:table-cell table:style-name="ACE-10" table:formula="of:=COM.MICROSOFT.SWITCH([$'Sheet1'.W39];1;&quot;00000000&quot;;0;&quot;&quot;)" office:value-type="string" office:string-value="">
            <text:p/>
          </table:table-cell>
          <table:table-cell table:style-name="ACE-10" table:formula="of:=COM.MICROSOFT.SWITCH([$'Sheet1'.X39];1;&quot;00000000&quot;;0;&quot;&quot;)" office:value-type="string" office:string-value="">
            <text:p/>
          </table:table-cell>
          <table:table-cell table:style-name="ACE-10" table:formula="of:=COM.MICROSOFT.SWITCH([$'Sheet1'.Y39];1;&quot;00000000&quot;;0;&quot;&quot;)" office:value-type="string" office:string-value="">
            <text:p/>
          </table:table-cell>
          <table:table-cell table:style-name="ACE-10" table:formula="of:=COM.MICROSOFT.SWITCH([$'Sheet1'.Z39];1;&quot;00000000&quot;;0;&quot;&quot;)" office:value-type="string" office:string-value="">
            <text:p/>
          </table:table-cell>
          <table:table-cell table:style-name="ACE-10" table:formula="of:=COM.MICROSOFT.SWITCH([$'Sheet1'.AA39];1;&quot;00000000&quot;;0;&quot;&quot;)" office:value-type="string" office:string-value="">
            <text:p/>
          </table:table-cell>
          <table:table-cell table:style-name="ACE-10" table:formula="of:=COM.MICROSOFT.SWITCH([$'Sheet1'.AB39];1;&quot;00000000&quot;;0;&quot;&quot;)" office:value-type="string" office:string-value="">
            <text:p/>
          </table:table-cell>
          <table:table-cell table:style-name="ACE-10" table:formula="of:=COM.MICROSOFT.SWITCH([$'Sheet1'.AC39];1;&quot;00000000&quot;;0;&quot;&quot;)" office:value-type="string" office:string-value="">
            <text:p/>
          </table:table-cell>
          <table:table-cell table:style-name="ACE-10" table:formula="of:=COM.MICROSOFT.SWITCH([$'Sheet1'.AD39];1;&quot;00000000&quot;;0;&quot;&quot;)" office:value-type="string" office:string-value="">
            <text:p/>
          </table:table-cell>
          <table:table-cell table:style-name="ACE-10" table:formula="of:=COM.MICROSOFT.SWITCH([$'Sheet1'.AE39];1;&quot;00000000&quot;;0;&quot;&quot;)" office:value-type="string" office:string-value="">
            <text:p/>
          </table:table-cell>
          <table:table-cell table:style-name="ACE-10" table:formula="of:=COM.MICROSOFT.SWITCH([$'Sheet1'.AF39];1;&quot;00000000&quot;;0;&quot;&quot;)" office:value-type="string" office:string-value="">
            <text:p/>
          </table:table-cell>
          <table:table-cell table:style-name="ACE-10" table:formula="of:=COM.MICROSOFT.SWITCH([$'Sheet1'.AG39];1;&quot;00000000&quot;;0;&quot;&quot;)" office:value-type="string" office:string-value="">
            <text:p/>
          </table:table-cell>
          <table:table-cell table:style-name="ACE-10" table:formula="of:=COM.MICROSOFT.SWITCH([$'Sheet1'.AH39];1;&quot;00000000&quot;;0;&quot;&quot;)" office:value-type="string" office:string-value="">
            <text:p/>
          </table:table-cell>
          <table:table-cell table:style-name="ACE-10" table:formula="of:=COM.MICROSOFT.SWITCH([$'Sheet1'.AI39];1;&quot;00000000&quot;;0;&quot;&quot;)" office:value-type="string" office:string-value="">
            <text:p/>
          </table:table-cell>
          <table:table-cell table:style-name="ACE-10" table:formula="of:=COM.MICROSOFT.SWITCH([$'Sheet1'.AJ39];1;&quot;00000000&quot;;0;&quot;&quot;)" office:value-type="string" office:string-value="">
            <text:p/>
          </table:table-cell>
          <table:table-cell table:style-name="ACE-10" table:formula="of:=COM.MICROSOFT.SWITCH([$'Sheet1'.AK39];1;&quot;00000000&quot;;0;&quot;&quot;)" office:value-type="string" office:string-value="">
            <text:p/>
          </table:table-cell>
          <table:table-cell table:style-name="ACE-10" table:formula="of:=COM.MICROSOFT.SWITCH([$'Sheet1'.AL39];1;&quot;00000000&quot;;0;&quot;&quot;)" office:value-type="string" office:string-value="">
            <text:p/>
          </table:table-cell>
          <table:table-cell table:style-name="ACE-10" table:formula="of:=COM.MICROSOFT.SWITCH([$'Sheet1'.AM39];1;&quot;00000000&quot;;0;&quot;&quot;)" office:value-type="string" office:string-value="">
            <text:p/>
          </table:table-cell>
          <table:table-cell table:style-name="ACE-10" table:formula="of:=COM.MICROSOFT.SWITCH([$'Sheet1'.AN39];1;&quot;00000000&quot;;0;&quot;&quot;)" office:value-type="string" office:string-value="">
            <text:p/>
          </table:table-cell>
          <table:table-cell table:style-name="ACE-10" table:formula="of:=COM.MICROSOFT.SWITCH([$'Sheet1'.AO39];1;&quot;00000000&quot;;0;&quot;&quot;)" office:value-type="string" office:string-value="">
            <text:p/>
          </table:table-cell>
          <table:table-cell table:style-name="ACE-10" table:formula="of:=COM.MICROSOFT.SWITCH([$'Sheet1'.AP39];1;&quot;00000000&quot;;0;&quot;&quot;)" office:value-type="string" office:string-value="">
            <text:p/>
          </table:table-cell>
          <table:table-cell table:style-name="ACE-10" table:formula="of:=COM.MICROSOFT.SWITCH([$'Sheet1'.AQ39];1;&quot;00000000&quot;;0;&quot;&quot;)" office:value-type="string" office:string-value="">
            <text:p/>
          </table:table-cell>
          <table:table-cell table:style-name="ACE-10" table:formula="of:=COM.MICROSOFT.SWITCH([$'Sheet1'.AR39];1;&quot;00000000&quot;;0;&quot;&quot;)" office:value-type="string" office:string-value="">
            <text:p/>
          </table:table-cell>
          <table:table-cell table:style-name="ACE-10" table:formula="of:=COM.MICROSOFT.SWITCH([$'Sheet1'.AS39];1;&quot;00000000&quot;;0;&quot;&quot;)" office:value-type="string" office:string-value="">
            <text:p/>
          </table:table-cell>
          <table:table-cell table:style-name="ACE-10" table:formula="of:=COM.MICROSOFT.SWITCH([$'Sheet1'.AT39];1;&quot;00000000&quot;;0;&quot;&quot;)" office:value-type="string" office:string-value="">
            <text:p/>
          </table:table-cell>
          <table:table-cell table:style-name="ACE-10" table:formula="of:=COM.MICROSOFT.SWITCH([$'Sheet1'.AU39];1;&quot;00000000&quot;;0;&quot;&quot;)" office:value-type="string" office:string-value="">
            <text:p/>
          </table:table-cell>
          <table:table-cell table:style-name="ACE-10" table:formula="of:=COM.MICROSOFT.SWITCH([$'Sheet1'.AV39];1;&quot;00000000&quot;;0;&quot;&quot;)" office:value-type="string" office:string-value="">
            <text:p/>
          </table:table-cell>
          <table:table-cell table:style-name="ACE-10" table:formula="of:=COM.MICROSOFT.SWITCH([$'Sheet1'.AW39];1;&quot;00000000&quot;;0;&quot;&quot;)" office:value-type="string" office:string-value="">
            <text:p/>
          </table:table-cell>
          <table:table-cell table:style-name="ACE-10" table:formula="of:=COM.MICROSOFT.SWITCH([$'Sheet1'.AX39];1;&quot;00000000&quot;;0;&quot;&quot;)" office:value-type="string" office:string-value="">
            <text:p/>
          </table:table-cell>
          <table:table-cell table:style-name="ACE-10" table:formula="of:=COM.MICROSOFT.SWITCH([$'Sheet1'.AY39];1;&quot;00000000&quot;;0;&quot;&quot;)" office:value-type="string" office:string-value="">
            <text:p/>
          </table:table-cell>
          <table:table-cell table:style-name="ACE-17" table:formula="of:=COM.MICROSOFT.SWITCH([$'Sheet1'.AZ39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40];1;&quot;00000000&quot;;0;&quot;&quot;)" office:value-type="string" office:string-value="">
            <text:p/>
          </table:table-cell>
          <table:table-cell table:style-name="ACE-10" table:formula="of:=COM.MICROSOFT.SWITCH([$'Sheet1'.D40];1;&quot;00000000&quot;;0;&quot;&quot;)" office:value-type="string" office:string-value="">
            <text:p/>
          </table:table-cell>
          <table:table-cell table:style-name="ACE-10" table:formula="of:=COM.MICROSOFT.SWITCH([$'Sheet1'.E40];1;&quot;00000000&quot;;0;&quot;&quot;)" office:value-type="string" office:string-value="">
            <text:p/>
          </table:table-cell>
          <table:table-cell table:style-name="ACE-10" table:formula="of:=COM.MICROSOFT.SWITCH([$'Sheet1'.F40];1;&quot;00000000&quot;;0;&quot;&quot;)" office:value-type="string" office:string-value="">
            <text:p/>
          </table:table-cell>
          <table:table-cell table:style-name="ACE-10" table:formula="of:=COM.MICROSOFT.SWITCH([$'Sheet1'.G40];1;&quot;00000000&quot;;0;&quot;&quot;)" office:value-type="string" office:string-value="">
            <text:p/>
          </table:table-cell>
          <table:table-cell table:style-name="ACE-10" table:formula="of:=COM.MICROSOFT.SWITCH([$'Sheet1'.H40];1;&quot;00000000&quot;;0;&quot;&quot;)" office:value-type="string" office:string-value="">
            <text:p/>
          </table:table-cell>
          <table:table-cell table:style-name="ACE-10" table:formula="of:=COM.MICROSOFT.SWITCH([$'Sheet1'.I40];1;&quot;00000000&quot;;0;&quot;&quot;)" office:value-type="string" office:string-value="">
            <text:p/>
          </table:table-cell>
          <table:table-cell table:style-name="ACE-10" table:formula="of:=COM.MICROSOFT.SWITCH([$'Sheet1'.J40];1;&quot;00000000&quot;;0;&quot;&quot;)" office:value-type="string" office:string-value="">
            <text:p/>
          </table:table-cell>
          <table:table-cell table:style-name="ACE-10" table:formula="of:=COM.MICROSOFT.SWITCH([$'Sheet1'.K40];1;&quot;00000000&quot;;0;&quot;&quot;)" office:value-type="string" office:string-value="">
            <text:p/>
          </table:table-cell>
          <table:table-cell table:style-name="ACE-10" table:formula="of:=COM.MICROSOFT.SWITCH([$'Sheet1'.L40];1;&quot;00000000&quot;;0;&quot;&quot;)" office:value-type="string" office:string-value="">
            <text:p/>
          </table:table-cell>
          <table:table-cell table:style-name="ACE-10" table:formula="of:=COM.MICROSOFT.SWITCH([$'Sheet1'.M40];1;&quot;00000000&quot;;0;&quot;&quot;)" office:value-type="string" office:string-value="">
            <text:p/>
          </table:table-cell>
          <table:table-cell table:style-name="ACE-10" table:formula="of:=COM.MICROSOFT.SWITCH([$'Sheet1'.N40];1;&quot;00000000&quot;;0;&quot;&quot;)" office:value-type="string" office:string-value="">
            <text:p/>
          </table:table-cell>
          <table:table-cell table:style-name="ACE-10" table:formula="of:=COM.MICROSOFT.SWITCH([$'Sheet1'.O40];1;&quot;00000000&quot;;0;&quot;&quot;)" office:value-type="string" office:string-value="">
            <text:p/>
          </table:table-cell>
          <table:table-cell table:style-name="ACE-10" table:formula="of:=COM.MICROSOFT.SWITCH([$'Sheet1'.P40];1;&quot;00000000&quot;;0;&quot;&quot;)" office:value-type="string" office:string-value="">
            <text:p/>
          </table:table-cell>
          <table:table-cell table:style-name="ACE-10" table:formula="of:=COM.MICROSOFT.SWITCH([$'Sheet1'.Q40];1;&quot;00000000&quot;;0;&quot;&quot;)" office:value-type="string" office:string-value="">
            <text:p/>
          </table:table-cell>
          <table:table-cell table:style-name="ACE-10" table:formula="of:=COM.MICROSOFT.SWITCH([$'Sheet1'.R40];1;&quot;00000000&quot;;0;&quot;&quot;)" office:value-type="string" office:string-value="">
            <text:p/>
          </table:table-cell>
          <table:table-cell table:style-name="ACE-10" table:formula="of:=COM.MICROSOFT.SWITCH([$'Sheet1'.S40];1;&quot;00000000&quot;;0;&quot;&quot;)" office:value-type="string" office:string-value="">
            <text:p/>
          </table:table-cell>
          <table:table-cell table:style-name="ACE-10" table:formula="of:=COM.MICROSOFT.SWITCH([$'Sheet1'.T40];1;&quot;00000000&quot;;0;&quot;&quot;)" office:value-type="string" office:string-value="">
            <text:p/>
          </table:table-cell>
          <table:table-cell table:style-name="ACE-10" table:formula="of:=COM.MICROSOFT.SWITCH([$'Sheet1'.U40];1;&quot;00000000&quot;;0;&quot;&quot;)" office:value-type="string" office:string-value="">
            <text:p/>
          </table:table-cell>
          <table:table-cell table:style-name="ACE-10" table:formula="of:=COM.MICROSOFT.SWITCH([$'Sheet1'.V40];1;&quot;00000000&quot;;0;&quot;&quot;)" office:value-type="string" office:string-value="">
            <text:p/>
          </table:table-cell>
          <table:table-cell table:style-name="ACE-10" table:formula="of:=COM.MICROSOFT.SWITCH([$'Sheet1'.W40];1;&quot;00000000&quot;;0;&quot;&quot;)" office:value-type="string" office:string-value="">
            <text:p/>
          </table:table-cell>
          <table:table-cell table:style-name="ACE-10" table:formula="of:=COM.MICROSOFT.SWITCH([$'Sheet1'.X40];1;&quot;00000000&quot;;0;&quot;&quot;)" office:value-type="string" office:string-value="">
            <text:p/>
          </table:table-cell>
          <table:table-cell table:style-name="ACE-10" table:formula="of:=COM.MICROSOFT.SWITCH([$'Sheet1'.Y40];1;&quot;00000000&quot;;0;&quot;&quot;)" office:value-type="string" office:string-value="">
            <text:p/>
          </table:table-cell>
          <table:table-cell table:style-name="ACE-10" table:formula="of:=COM.MICROSOFT.SWITCH([$'Sheet1'.Z40];1;&quot;00000000&quot;;0;&quot;&quot;)" office:value-type="string" office:string-value="">
            <text:p/>
          </table:table-cell>
          <table:table-cell table:style-name="ACE-10" table:formula="of:=COM.MICROSOFT.SWITCH([$'Sheet1'.AA40];1;&quot;00000000&quot;;0;&quot;&quot;)" office:value-type="string" office:string-value="">
            <text:p/>
          </table:table-cell>
          <table:table-cell table:style-name="ACE-10" table:formula="of:=COM.MICROSOFT.SWITCH([$'Sheet1'.AB40];1;&quot;00000000&quot;;0;&quot;&quot;)" office:value-type="string" office:string-value="">
            <text:p/>
          </table:table-cell>
          <table:table-cell table:style-name="ACE-10" table:formula="of:=COM.MICROSOFT.SWITCH([$'Sheet1'.AC40];1;&quot;00000000&quot;;0;&quot;&quot;)" office:value-type="string" office:string-value="">
            <text:p/>
          </table:table-cell>
          <table:table-cell table:style-name="ACE-10" table:formula="of:=COM.MICROSOFT.SWITCH([$'Sheet1'.AD40];1;&quot;00000000&quot;;0;&quot;&quot;)" office:value-type="string" office:string-value="">
            <text:p/>
          </table:table-cell>
          <table:table-cell table:style-name="ACE-10" table:formula="of:=COM.MICROSOFT.SWITCH([$'Sheet1'.AE40];1;&quot;00000000&quot;;0;&quot;&quot;)" office:value-type="string" office:string-value="">
            <text:p/>
          </table:table-cell>
          <table:table-cell table:style-name="ACE-10" table:formula="of:=COM.MICROSOFT.SWITCH([$'Sheet1'.AF40];1;&quot;00000000&quot;;0;&quot;&quot;)" office:value-type="string" office:string-value="">
            <text:p/>
          </table:table-cell>
          <table:table-cell table:style-name="ACE-10" table:formula="of:=COM.MICROSOFT.SWITCH([$'Sheet1'.AG40];1;&quot;00000000&quot;;0;&quot;&quot;)" office:value-type="string" office:string-value="">
            <text:p/>
          </table:table-cell>
          <table:table-cell table:style-name="ACE-10" table:formula="of:=COM.MICROSOFT.SWITCH([$'Sheet1'.AH40];1;&quot;00000000&quot;;0;&quot;&quot;)" office:value-type="string" office:string-value="">
            <text:p/>
          </table:table-cell>
          <table:table-cell table:style-name="ACE-10" table:formula="of:=COM.MICROSOFT.SWITCH([$'Sheet1'.AI40];1;&quot;00000000&quot;;0;&quot;&quot;)" office:value-type="string" office:string-value="">
            <text:p/>
          </table:table-cell>
          <table:table-cell table:style-name="ACE-10" table:formula="of:=COM.MICROSOFT.SWITCH([$'Sheet1'.AJ40];1;&quot;00000000&quot;;0;&quot;&quot;)" office:value-type="string" office:string-value="">
            <text:p/>
          </table:table-cell>
          <table:table-cell table:style-name="ACE-10" table:formula="of:=COM.MICROSOFT.SWITCH([$'Sheet1'.AK40];1;&quot;00000000&quot;;0;&quot;&quot;)" office:value-type="string" office:string-value="">
            <text:p/>
          </table:table-cell>
          <table:table-cell table:style-name="ACE-10" table:formula="of:=COM.MICROSOFT.SWITCH([$'Sheet1'.AL40];1;&quot;00000000&quot;;0;&quot;&quot;)" office:value-type="string" office:string-value="">
            <text:p/>
          </table:table-cell>
          <table:table-cell table:style-name="ACE-10" table:formula="of:=COM.MICROSOFT.SWITCH([$'Sheet1'.AM40];1;&quot;00000000&quot;;0;&quot;&quot;)" office:value-type="string" office:string-value="">
            <text:p/>
          </table:table-cell>
          <table:table-cell table:style-name="ACE-10" table:formula="of:=COM.MICROSOFT.SWITCH([$'Sheet1'.AN40];1;&quot;00000000&quot;;0;&quot;&quot;)" office:value-type="string" office:string-value="">
            <text:p/>
          </table:table-cell>
          <table:table-cell table:style-name="ACE-10" table:formula="of:=COM.MICROSOFT.SWITCH([$'Sheet1'.AO40];1;&quot;00000000&quot;;0;&quot;&quot;)" office:value-type="string" office:string-value="">
            <text:p/>
          </table:table-cell>
          <table:table-cell table:style-name="ACE-10" table:formula="of:=COM.MICROSOFT.SWITCH([$'Sheet1'.AP40];1;&quot;00000000&quot;;0;&quot;&quot;)" office:value-type="string" office:string-value="">
            <text:p/>
          </table:table-cell>
          <table:table-cell table:style-name="ACE-10" table:formula="of:=COM.MICROSOFT.SWITCH([$'Sheet1'.AQ40];1;&quot;00000000&quot;;0;&quot;&quot;)" office:value-type="string" office:string-value="">
            <text:p/>
          </table:table-cell>
          <table:table-cell table:style-name="ACE-10" table:formula="of:=COM.MICROSOFT.SWITCH([$'Sheet1'.AR40];1;&quot;00000000&quot;;0;&quot;&quot;)" office:value-type="string" office:string-value="">
            <text:p/>
          </table:table-cell>
          <table:table-cell table:style-name="ACE-10" table:formula="of:=COM.MICROSOFT.SWITCH([$'Sheet1'.AS40];1;&quot;00000000&quot;;0;&quot;&quot;)" office:value-type="string" office:string-value="">
            <text:p/>
          </table:table-cell>
          <table:table-cell table:style-name="ACE-10" table:formula="of:=COM.MICROSOFT.SWITCH([$'Sheet1'.AT40];1;&quot;00000000&quot;;0;&quot;&quot;)" office:value-type="string" office:string-value="">
            <text:p/>
          </table:table-cell>
          <table:table-cell table:style-name="ACE-10" table:formula="of:=COM.MICROSOFT.SWITCH([$'Sheet1'.AU40];1;&quot;00000000&quot;;0;&quot;&quot;)" office:value-type="string" office:string-value="">
            <text:p/>
          </table:table-cell>
          <table:table-cell table:style-name="ACE-10" table:formula="of:=COM.MICROSOFT.SWITCH([$'Sheet1'.AV40];1;&quot;00000000&quot;;0;&quot;&quot;)" office:value-type="string" office:string-value="">
            <text:p/>
          </table:table-cell>
          <table:table-cell table:style-name="ACE-10" table:formula="of:=COM.MICROSOFT.SWITCH([$'Sheet1'.AW40];1;&quot;00000000&quot;;0;&quot;&quot;)" office:value-type="string" office:string-value="">
            <text:p/>
          </table:table-cell>
          <table:table-cell table:style-name="ACE-10" table:formula="of:=COM.MICROSOFT.SWITCH([$'Sheet1'.AX40];1;&quot;00000000&quot;;0;&quot;&quot;)" office:value-type="string" office:string-value="">
            <text:p/>
          </table:table-cell>
          <table:table-cell table:style-name="ACE-10" table:formula="of:=COM.MICROSOFT.SWITCH([$'Sheet1'.AY40];1;&quot;00000000&quot;;0;&quot;&quot;)" office:value-type="string" office:string-value="">
            <text:p/>
          </table:table-cell>
          <table:table-cell table:style-name="ACE-17" table:formula="of:=COM.MICROSOFT.SWITCH([$'Sheet1'.AZ40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41];1;&quot;00000000&quot;;0;&quot;&quot;)" office:value-type="string" office:string-value="">
            <text:p/>
          </table:table-cell>
          <table:table-cell table:style-name="ACE-10" table:formula="of:=COM.MICROSOFT.SWITCH([$'Sheet1'.D41];1;&quot;00000000&quot;;0;&quot;&quot;)" office:value-type="string" office:string-value="">
            <text:p/>
          </table:table-cell>
          <table:table-cell table:style-name="ACE-10" table:formula="of:=COM.MICROSOFT.SWITCH([$'Sheet1'.E41];1;&quot;00000000&quot;;0;&quot;&quot;)" office:value-type="string" office:string-value="">
            <text:p/>
          </table:table-cell>
          <table:table-cell table:style-name="ACE-10" table:formula="of:=COM.MICROSOFT.SWITCH([$'Sheet1'.F41];1;&quot;00000000&quot;;0;&quot;&quot;)" office:value-type="string" office:string-value="">
            <text:p/>
          </table:table-cell>
          <table:table-cell table:style-name="ACE-10" table:formula="of:=COM.MICROSOFT.SWITCH([$'Sheet1'.G41];1;&quot;00000000&quot;;0;&quot;&quot;)" office:value-type="string" office:string-value="">
            <text:p/>
          </table:table-cell>
          <table:table-cell table:style-name="ACE-10" table:formula="of:=COM.MICROSOFT.SWITCH([$'Sheet1'.H41];1;&quot;00000000&quot;;0;&quot;&quot;)" office:value-type="string" office:string-value="">
            <text:p/>
          </table:table-cell>
          <table:table-cell table:style-name="ACE-10" table:formula="of:=COM.MICROSOFT.SWITCH([$'Sheet1'.I41];1;&quot;00000000&quot;;0;&quot;&quot;)" office:value-type="string" office:string-value="">
            <text:p/>
          </table:table-cell>
          <table:table-cell table:style-name="ACE-10" table:formula="of:=COM.MICROSOFT.SWITCH([$'Sheet1'.J41];1;&quot;00000000&quot;;0;&quot;&quot;)" office:value-type="string" office:string-value="">
            <text:p/>
          </table:table-cell>
          <table:table-cell table:style-name="ACE-10" table:formula="of:=COM.MICROSOFT.SWITCH([$'Sheet1'.K41];1;&quot;00000000&quot;;0;&quot;&quot;)" office:value-type="string" office:string-value="">
            <text:p/>
          </table:table-cell>
          <table:table-cell table:style-name="ACE-10" table:formula="of:=COM.MICROSOFT.SWITCH([$'Sheet1'.L41];1;&quot;00000000&quot;;0;&quot;&quot;)" office:value-type="string" office:string-value="">
            <text:p/>
          </table:table-cell>
          <table:table-cell table:style-name="ACE-10" table:formula="of:=COM.MICROSOFT.SWITCH([$'Sheet1'.M41];1;&quot;00000000&quot;;0;&quot;&quot;)" office:value-type="string" office:string-value="">
            <text:p/>
          </table:table-cell>
          <table:table-cell table:style-name="ACE-10" table:formula="of:=COM.MICROSOFT.SWITCH([$'Sheet1'.N41];1;&quot;00000000&quot;;0;&quot;&quot;)" office:value-type="string" office:string-value="">
            <text:p/>
          </table:table-cell>
          <table:table-cell table:style-name="ACE-10" table:formula="of:=COM.MICROSOFT.SWITCH([$'Sheet1'.O41];1;&quot;00000000&quot;;0;&quot;&quot;)" office:value-type="string" office:string-value="">
            <text:p/>
          </table:table-cell>
          <table:table-cell table:style-name="ACE-10" table:formula="of:=COM.MICROSOFT.SWITCH([$'Sheet1'.P41];1;&quot;00000000&quot;;0;&quot;&quot;)" office:value-type="string" office:string-value="">
            <text:p/>
          </table:table-cell>
          <table:table-cell table:style-name="ACE-10" table:formula="of:=COM.MICROSOFT.SWITCH([$'Sheet1'.Q41];1;&quot;00000000&quot;;0;&quot;&quot;)" office:value-type="string" office:string-value="">
            <text:p/>
          </table:table-cell>
          <table:table-cell table:style-name="ACE-10" table:formula="of:=COM.MICROSOFT.SWITCH([$'Sheet1'.R41];1;&quot;00000000&quot;;0;&quot;&quot;)" office:value-type="string" office:string-value="">
            <text:p/>
          </table:table-cell>
          <table:table-cell table:style-name="ACE-10" table:formula="of:=COM.MICROSOFT.SWITCH([$'Sheet1'.S41];1;&quot;00000000&quot;;0;&quot;&quot;)" office:value-type="string" office:string-value="">
            <text:p/>
          </table:table-cell>
          <table:table-cell table:style-name="ACE-10" table:formula="of:=COM.MICROSOFT.SWITCH([$'Sheet1'.T41];1;&quot;00000000&quot;;0;&quot;&quot;)" office:value-type="string" office:string-value="">
            <text:p/>
          </table:table-cell>
          <table:table-cell table:style-name="ACE-10" table:formula="of:=COM.MICROSOFT.SWITCH([$'Sheet1'.U41];1;&quot;00000000&quot;;0;&quot;&quot;)" office:value-type="string" office:string-value="">
            <text:p/>
          </table:table-cell>
          <table:table-cell table:style-name="ACE-10" table:formula="of:=COM.MICROSOFT.SWITCH([$'Sheet1'.V41];1;&quot;00000000&quot;;0;&quot;&quot;)" office:value-type="string" office:string-value="">
            <text:p/>
          </table:table-cell>
          <table:table-cell table:style-name="ACE-10" table:formula="of:=COM.MICROSOFT.SWITCH([$'Sheet1'.W41];1;&quot;00000000&quot;;0;&quot;&quot;)" office:value-type="string" office:string-value="">
            <text:p/>
          </table:table-cell>
          <table:table-cell table:style-name="ACE-10" table:formula="of:=COM.MICROSOFT.SWITCH([$'Sheet1'.X41];1;&quot;00000000&quot;;0;&quot;&quot;)" office:value-type="string" office:string-value="">
            <text:p/>
          </table:table-cell>
          <table:table-cell table:style-name="ACE-10" table:formula="of:=COM.MICROSOFT.SWITCH([$'Sheet1'.Y41];1;&quot;00000000&quot;;0;&quot;&quot;)" office:value-type="string" office:string-value="">
            <text:p/>
          </table:table-cell>
          <table:table-cell table:style-name="ACE-10" table:formula="of:=COM.MICROSOFT.SWITCH([$'Sheet1'.Z41];1;&quot;00000000&quot;;0;&quot;&quot;)" office:value-type="string" office:string-value="">
            <text:p/>
          </table:table-cell>
          <table:table-cell table:style-name="ACE-10" table:formula="of:=COM.MICROSOFT.SWITCH([$'Sheet1'.AA41];1;&quot;00000000&quot;;0;&quot;&quot;)" office:value-type="string" office:string-value="">
            <text:p/>
          </table:table-cell>
          <table:table-cell table:style-name="ACE-10" table:formula="of:=COM.MICROSOFT.SWITCH([$'Sheet1'.AB41];1;&quot;00000000&quot;;0;&quot;&quot;)" office:value-type="string" office:string-value="">
            <text:p/>
          </table:table-cell>
          <table:table-cell table:style-name="ACE-10" table:formula="of:=COM.MICROSOFT.SWITCH([$'Sheet1'.AC41];1;&quot;00000000&quot;;0;&quot;&quot;)" office:value-type="string" office:string-value="">
            <text:p/>
          </table:table-cell>
          <table:table-cell table:style-name="ACE-10" table:formula="of:=COM.MICROSOFT.SWITCH([$'Sheet1'.AD41];1;&quot;00000000&quot;;0;&quot;&quot;)" office:value-type="string" office:string-value="">
            <text:p/>
          </table:table-cell>
          <table:table-cell table:style-name="ACE-10" table:formula="of:=COM.MICROSOFT.SWITCH([$'Sheet1'.AE41];1;&quot;00000000&quot;;0;&quot;&quot;)" office:value-type="string" office:string-value="">
            <text:p/>
          </table:table-cell>
          <table:table-cell table:style-name="ACE-10" table:formula="of:=COM.MICROSOFT.SWITCH([$'Sheet1'.AF41];1;&quot;00000000&quot;;0;&quot;&quot;)" office:value-type="string" office:string-value="">
            <text:p/>
          </table:table-cell>
          <table:table-cell table:style-name="ACE-10" table:formula="of:=COM.MICROSOFT.SWITCH([$'Sheet1'.AG41];1;&quot;00000000&quot;;0;&quot;&quot;)" office:value-type="string" office:string-value="">
            <text:p/>
          </table:table-cell>
          <table:table-cell table:style-name="ACE-10" table:formula="of:=COM.MICROSOFT.SWITCH([$'Sheet1'.AH41];1;&quot;00000000&quot;;0;&quot;&quot;)" office:value-type="string" office:string-value="">
            <text:p/>
          </table:table-cell>
          <table:table-cell table:style-name="ACE-10" table:formula="of:=COM.MICROSOFT.SWITCH([$'Sheet1'.AI41];1;&quot;00000000&quot;;0;&quot;&quot;)" office:value-type="string" office:string-value="">
            <text:p/>
          </table:table-cell>
          <table:table-cell table:style-name="ACE-10" table:formula="of:=COM.MICROSOFT.SWITCH([$'Sheet1'.AJ41];1;&quot;00000000&quot;;0;&quot;&quot;)" office:value-type="string" office:string-value="">
            <text:p/>
          </table:table-cell>
          <table:table-cell table:style-name="ACE-10" table:formula="of:=COM.MICROSOFT.SWITCH([$'Sheet1'.AK41];1;&quot;00000000&quot;;0;&quot;&quot;)" office:value-type="string" office:string-value="">
            <text:p/>
          </table:table-cell>
          <table:table-cell table:style-name="ACE-10" table:formula="of:=COM.MICROSOFT.SWITCH([$'Sheet1'.AL41];1;&quot;00000000&quot;;0;&quot;&quot;)" office:value-type="string" office:string-value="">
            <text:p/>
          </table:table-cell>
          <table:table-cell table:style-name="ACE-10" table:formula="of:=COM.MICROSOFT.SWITCH([$'Sheet1'.AM41];1;&quot;00000000&quot;;0;&quot;&quot;)" office:value-type="string" office:string-value="">
            <text:p/>
          </table:table-cell>
          <table:table-cell table:style-name="ACE-10" table:formula="of:=COM.MICROSOFT.SWITCH([$'Sheet1'.AN41];1;&quot;00000000&quot;;0;&quot;&quot;)" office:value-type="string" office:string-value="">
            <text:p/>
          </table:table-cell>
          <table:table-cell table:style-name="ACE-10" table:formula="of:=COM.MICROSOFT.SWITCH([$'Sheet1'.AO41];1;&quot;00000000&quot;;0;&quot;&quot;)" office:value-type="string" office:string-value="">
            <text:p/>
          </table:table-cell>
          <table:table-cell table:style-name="ACE-10" table:formula="of:=COM.MICROSOFT.SWITCH([$'Sheet1'.AP41];1;&quot;00000000&quot;;0;&quot;&quot;)" office:value-type="string" office:string-value="">
            <text:p/>
          </table:table-cell>
          <table:table-cell table:style-name="ACE-10" table:formula="of:=COM.MICROSOFT.SWITCH([$'Sheet1'.AQ41];1;&quot;00000000&quot;;0;&quot;&quot;)" office:value-type="string" office:string-value="">
            <text:p/>
          </table:table-cell>
          <table:table-cell table:style-name="ACE-10" table:formula="of:=COM.MICROSOFT.SWITCH([$'Sheet1'.AR41];1;&quot;00000000&quot;;0;&quot;&quot;)" office:value-type="string" office:string-value="">
            <text:p/>
          </table:table-cell>
          <table:table-cell table:style-name="ACE-10" table:formula="of:=COM.MICROSOFT.SWITCH([$'Sheet1'.AS41];1;&quot;00000000&quot;;0;&quot;&quot;)" office:value-type="string" office:string-value="">
            <text:p/>
          </table:table-cell>
          <table:table-cell table:style-name="ACE-10" table:formula="of:=COM.MICROSOFT.SWITCH([$'Sheet1'.AT41];1;&quot;00000000&quot;;0;&quot;&quot;)" office:value-type="string" office:string-value="">
            <text:p/>
          </table:table-cell>
          <table:table-cell table:style-name="ACE-10" table:formula="of:=COM.MICROSOFT.SWITCH([$'Sheet1'.AU41];1;&quot;00000000&quot;;0;&quot;&quot;)" office:value-type="string" office:string-value="">
            <text:p/>
          </table:table-cell>
          <table:table-cell table:style-name="ACE-10" table:formula="of:=COM.MICROSOFT.SWITCH([$'Sheet1'.AV41];1;&quot;00000000&quot;;0;&quot;&quot;)" office:value-type="string" office:string-value="">
            <text:p/>
          </table:table-cell>
          <table:table-cell table:style-name="ACE-10" table:formula="of:=COM.MICROSOFT.SWITCH([$'Sheet1'.AW41];1;&quot;00000000&quot;;0;&quot;&quot;)" office:value-type="string" office:string-value="">
            <text:p/>
          </table:table-cell>
          <table:table-cell table:style-name="ACE-10" table:formula="of:=COM.MICROSOFT.SWITCH([$'Sheet1'.AX41];1;&quot;00000000&quot;;0;&quot;&quot;)" office:value-type="string" office:string-value="">
            <text:p/>
          </table:table-cell>
          <table:table-cell table:style-name="ACE-10" table:formula="of:=COM.MICROSOFT.SWITCH([$'Sheet1'.AY41];1;&quot;00000000&quot;;0;&quot;&quot;)" office:value-type="string" office:string-value="">
            <text:p/>
          </table:table-cell>
          <table:table-cell table:style-name="ACE-17" table:formula="of:=COM.MICROSOFT.SWITCH([$'Sheet1'.AZ41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42];1;&quot;00000000&quot;;0;&quot;&quot;)" office:value-type="string" office:string-value="">
            <text:p/>
          </table:table-cell>
          <table:table-cell table:style-name="ACE-10" table:formula="of:=COM.MICROSOFT.SWITCH([$'Sheet1'.D42];1;&quot;00000000&quot;;0;&quot;&quot;)" office:value-type="string" office:string-value="">
            <text:p/>
          </table:table-cell>
          <table:table-cell table:style-name="ACE-10" table:formula="of:=COM.MICROSOFT.SWITCH([$'Sheet1'.E42];1;&quot;00000000&quot;;0;&quot;&quot;)" office:value-type="string" office:string-value="">
            <text:p/>
          </table:table-cell>
          <table:table-cell table:style-name="ACE-10" table:formula="of:=COM.MICROSOFT.SWITCH([$'Sheet1'.F42];1;&quot;00000000&quot;;0;&quot;&quot;)" office:value-type="string" office:string-value="">
            <text:p/>
          </table:table-cell>
          <table:table-cell table:style-name="ACE-10" table:formula="of:=COM.MICROSOFT.SWITCH([$'Sheet1'.G42];1;&quot;00000000&quot;;0;&quot;&quot;)" office:value-type="string" office:string-value="">
            <text:p/>
          </table:table-cell>
          <table:table-cell table:style-name="ACE-10" table:formula="of:=COM.MICROSOFT.SWITCH([$'Sheet1'.H42];1;&quot;00000000&quot;;0;&quot;&quot;)" office:value-type="string" office:string-value="">
            <text:p/>
          </table:table-cell>
          <table:table-cell table:style-name="ACE-10" table:formula="of:=COM.MICROSOFT.SWITCH([$'Sheet1'.I42];1;&quot;00000000&quot;;0;&quot;&quot;)" office:value-type="string" office:string-value="">
            <text:p/>
          </table:table-cell>
          <table:table-cell table:style-name="ACE-10" table:formula="of:=COM.MICROSOFT.SWITCH([$'Sheet1'.J42];1;&quot;00000000&quot;;0;&quot;&quot;)" office:value-type="string" office:string-value="">
            <text:p/>
          </table:table-cell>
          <table:table-cell table:style-name="ACE-10" table:formula="of:=COM.MICROSOFT.SWITCH([$'Sheet1'.K42];1;&quot;00000000&quot;;0;&quot;&quot;)" office:value-type="string" office:string-value="">
            <text:p/>
          </table:table-cell>
          <table:table-cell table:style-name="ACE-10" table:formula="of:=COM.MICROSOFT.SWITCH([$'Sheet1'.L42];1;&quot;00000000&quot;;0;&quot;&quot;)" office:value-type="string" office:string-value="">
            <text:p/>
          </table:table-cell>
          <table:table-cell table:style-name="ACE-10" table:formula="of:=COM.MICROSOFT.SWITCH([$'Sheet1'.M42];1;&quot;00000000&quot;;0;&quot;&quot;)" office:value-type="string" office:string-value="">
            <text:p/>
          </table:table-cell>
          <table:table-cell table:style-name="ACE-10" table:formula="of:=COM.MICROSOFT.SWITCH([$'Sheet1'.N42];1;&quot;00000000&quot;;0;&quot;&quot;)" office:value-type="string" office:string-value="">
            <text:p/>
          </table:table-cell>
          <table:table-cell table:style-name="ACE-10" table:formula="of:=COM.MICROSOFT.SWITCH([$'Sheet1'.O42];1;&quot;00000000&quot;;0;&quot;&quot;)" office:value-type="string" office:string-value="">
            <text:p/>
          </table:table-cell>
          <table:table-cell table:style-name="ACE-10" table:formula="of:=COM.MICROSOFT.SWITCH([$'Sheet1'.P42];1;&quot;00000000&quot;;0;&quot;&quot;)" office:value-type="string" office:string-value="">
            <text:p/>
          </table:table-cell>
          <table:table-cell table:style-name="ACE-10" table:formula="of:=COM.MICROSOFT.SWITCH([$'Sheet1'.Q42];1;&quot;00000000&quot;;0;&quot;&quot;)" office:value-type="string" office:string-value="">
            <text:p/>
          </table:table-cell>
          <table:table-cell table:style-name="ACE-10" table:formula="of:=COM.MICROSOFT.SWITCH([$'Sheet1'.R42];1;&quot;00000000&quot;;0;&quot;&quot;)" office:value-type="string" office:string-value="">
            <text:p/>
          </table:table-cell>
          <table:table-cell table:style-name="ACE-10" table:formula="of:=COM.MICROSOFT.SWITCH([$'Sheet1'.S42];1;&quot;00000000&quot;;0;&quot;&quot;)" office:value-type="string" office:string-value="">
            <text:p/>
          </table:table-cell>
          <table:table-cell table:style-name="ACE-10" table:formula="of:=COM.MICROSOFT.SWITCH([$'Sheet1'.T42];1;&quot;00000000&quot;;0;&quot;&quot;)" office:value-type="string" office:string-value="">
            <text:p/>
          </table:table-cell>
          <table:table-cell table:style-name="ACE-10" table:formula="of:=COM.MICROSOFT.SWITCH([$'Sheet1'.U42];1;&quot;00000000&quot;;0;&quot;&quot;)" office:value-type="string" office:string-value="">
            <text:p/>
          </table:table-cell>
          <table:table-cell table:style-name="ACE-10" table:formula="of:=COM.MICROSOFT.SWITCH([$'Sheet1'.V42];1;&quot;00000000&quot;;0;&quot;&quot;)" office:value-type="string" office:string-value="">
            <text:p/>
          </table:table-cell>
          <table:table-cell table:style-name="ACE-10" table:formula="of:=COM.MICROSOFT.SWITCH([$'Sheet1'.W42];1;&quot;00000000&quot;;0;&quot;&quot;)" office:value-type="string" office:string-value="">
            <text:p/>
          </table:table-cell>
          <table:table-cell table:style-name="ACE-10" table:formula="of:=COM.MICROSOFT.SWITCH([$'Sheet1'.X42];1;&quot;00000000&quot;;0;&quot;&quot;)" office:value-type="string" office:string-value="">
            <text:p/>
          </table:table-cell>
          <table:table-cell table:style-name="ACE-10" table:formula="of:=COM.MICROSOFT.SWITCH([$'Sheet1'.Y42];1;&quot;00000000&quot;;0;&quot;&quot;)" office:value-type="string" office:string-value="">
            <text:p/>
          </table:table-cell>
          <table:table-cell table:style-name="ACE-10" table:formula="of:=COM.MICROSOFT.SWITCH([$'Sheet1'.Z42];1;&quot;00000000&quot;;0;&quot;&quot;)" office:value-type="string" office:string-value="">
            <text:p/>
          </table:table-cell>
          <table:table-cell table:style-name="ACE-10" table:formula="of:=COM.MICROSOFT.SWITCH([$'Sheet1'.AA42];1;&quot;00000000&quot;;0;&quot;&quot;)" office:value-type="string" office:string-value="">
            <text:p/>
          </table:table-cell>
          <table:table-cell table:style-name="ACE-10" table:formula="of:=COM.MICROSOFT.SWITCH([$'Sheet1'.AB42];1;&quot;00000000&quot;;0;&quot;&quot;)" office:value-type="string" office:string-value="">
            <text:p/>
          </table:table-cell>
          <table:table-cell table:style-name="ACE-10" table:formula="of:=COM.MICROSOFT.SWITCH([$'Sheet1'.AC42];1;&quot;00000000&quot;;0;&quot;&quot;)" office:value-type="string" office:string-value="">
            <text:p/>
          </table:table-cell>
          <table:table-cell table:style-name="ACE-10" table:formula="of:=COM.MICROSOFT.SWITCH([$'Sheet1'.AD42];1;&quot;00000000&quot;;0;&quot;&quot;)" office:value-type="string" office:string-value="">
            <text:p/>
          </table:table-cell>
          <table:table-cell table:style-name="ACE-10" table:formula="of:=COM.MICROSOFT.SWITCH([$'Sheet1'.AE42];1;&quot;00000000&quot;;0;&quot;&quot;)" office:value-type="string" office:string-value="">
            <text:p/>
          </table:table-cell>
          <table:table-cell table:style-name="ACE-10" table:formula="of:=COM.MICROSOFT.SWITCH([$'Sheet1'.AF42];1;&quot;00000000&quot;;0;&quot;&quot;)" office:value-type="string" office:string-value="">
            <text:p/>
          </table:table-cell>
          <table:table-cell table:style-name="ACE-10" table:formula="of:=COM.MICROSOFT.SWITCH([$'Sheet1'.AG42];1;&quot;00000000&quot;;0;&quot;&quot;)" office:value-type="string" office:string-value="">
            <text:p/>
          </table:table-cell>
          <table:table-cell table:style-name="ACE-10" table:formula="of:=COM.MICROSOFT.SWITCH([$'Sheet1'.AH42];1;&quot;00000000&quot;;0;&quot;&quot;)" office:value-type="string" office:string-value="">
            <text:p/>
          </table:table-cell>
          <table:table-cell table:style-name="ACE-10" table:formula="of:=COM.MICROSOFT.SWITCH([$'Sheet1'.AI42];1;&quot;00000000&quot;;0;&quot;&quot;)" office:value-type="string" office:string-value="">
            <text:p/>
          </table:table-cell>
          <table:table-cell table:style-name="ACE-10" table:formula="of:=COM.MICROSOFT.SWITCH([$'Sheet1'.AJ42];1;&quot;00000000&quot;;0;&quot;&quot;)" office:value-type="string" office:string-value="">
            <text:p/>
          </table:table-cell>
          <table:table-cell table:style-name="ACE-10" table:formula="of:=COM.MICROSOFT.SWITCH([$'Sheet1'.AK42];1;&quot;00000000&quot;;0;&quot;&quot;)" office:value-type="string" office:string-value="">
            <text:p/>
          </table:table-cell>
          <table:table-cell table:style-name="ACE-10" table:formula="of:=COM.MICROSOFT.SWITCH([$'Sheet1'.AL42];1;&quot;00000000&quot;;0;&quot;&quot;)" office:value-type="string" office:string-value="">
            <text:p/>
          </table:table-cell>
          <table:table-cell table:style-name="ACE-10" table:formula="of:=COM.MICROSOFT.SWITCH([$'Sheet1'.AM42];1;&quot;00000000&quot;;0;&quot;&quot;)" office:value-type="string" office:string-value="">
            <text:p/>
          </table:table-cell>
          <table:table-cell table:style-name="ACE-10" table:formula="of:=COM.MICROSOFT.SWITCH([$'Sheet1'.AN42];1;&quot;00000000&quot;;0;&quot;&quot;)" office:value-type="string" office:string-value="">
            <text:p/>
          </table:table-cell>
          <table:table-cell table:style-name="ACE-10" table:formula="of:=COM.MICROSOFT.SWITCH([$'Sheet1'.AO42];1;&quot;00000000&quot;;0;&quot;&quot;)" office:value-type="string" office:string-value="">
            <text:p/>
          </table:table-cell>
          <table:table-cell table:style-name="ACE-10" table:formula="of:=COM.MICROSOFT.SWITCH([$'Sheet1'.AP42];1;&quot;00000000&quot;;0;&quot;&quot;)" office:value-type="string" office:string-value="">
            <text:p/>
          </table:table-cell>
          <table:table-cell table:style-name="ACE-10" table:formula="of:=COM.MICROSOFT.SWITCH([$'Sheet1'.AQ42];1;&quot;00000000&quot;;0;&quot;&quot;)" office:value-type="string" office:string-value="">
            <text:p/>
          </table:table-cell>
          <table:table-cell table:style-name="ACE-10" table:formula="of:=COM.MICROSOFT.SWITCH([$'Sheet1'.AR42];1;&quot;00000000&quot;;0;&quot;&quot;)" office:value-type="string" office:string-value="">
            <text:p/>
          </table:table-cell>
          <table:table-cell table:style-name="ACE-10" table:formula="of:=COM.MICROSOFT.SWITCH([$'Sheet1'.AS42];1;&quot;00000000&quot;;0;&quot;&quot;)" office:value-type="string" office:string-value="">
            <text:p/>
          </table:table-cell>
          <table:table-cell table:style-name="ACE-10" table:formula="of:=COM.MICROSOFT.SWITCH([$'Sheet1'.AT42];1;&quot;00000000&quot;;0;&quot;&quot;)" office:value-type="string" office:string-value="">
            <text:p/>
          </table:table-cell>
          <table:table-cell table:style-name="ACE-10" table:formula="of:=COM.MICROSOFT.SWITCH([$'Sheet1'.AU42];1;&quot;00000000&quot;;0;&quot;&quot;)" office:value-type="string" office:string-value="">
            <text:p/>
          </table:table-cell>
          <table:table-cell table:style-name="ACE-10" table:formula="of:=COM.MICROSOFT.SWITCH([$'Sheet1'.AV42];1;&quot;00000000&quot;;0;&quot;&quot;)" office:value-type="string" office:string-value="">
            <text:p/>
          </table:table-cell>
          <table:table-cell table:style-name="ACE-10" table:formula="of:=COM.MICROSOFT.SWITCH([$'Sheet1'.AW42];1;&quot;00000000&quot;;0;&quot;&quot;)" office:value-type="string" office:string-value="">
            <text:p/>
          </table:table-cell>
          <table:table-cell table:style-name="ACE-10" table:formula="of:=COM.MICROSOFT.SWITCH([$'Sheet1'.AX42];1;&quot;00000000&quot;;0;&quot;&quot;)" office:value-type="string" office:string-value="">
            <text:p/>
          </table:table-cell>
          <table:table-cell table:style-name="ACE-10" table:formula="of:=COM.MICROSOFT.SWITCH([$'Sheet1'.AY42];1;&quot;00000000&quot;;0;&quot;&quot;)" office:value-type="string" office:string-value="">
            <text:p/>
          </table:table-cell>
          <table:table-cell table:style-name="ACE-17" table:formula="of:=COM.MICROSOFT.SWITCH([$'Sheet1'.AZ42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43];1;&quot;00000000&quot;;0;&quot;&quot;)" office:value-type="string" office:string-value="">
            <text:p/>
          </table:table-cell>
          <table:table-cell table:style-name="ACE-10" table:formula="of:=COM.MICROSOFT.SWITCH([$'Sheet1'.D43];1;&quot;00000000&quot;;0;&quot;&quot;)" office:value-type="string" office:string-value="">
            <text:p/>
          </table:table-cell>
          <table:table-cell table:style-name="ACE-10" table:formula="of:=COM.MICROSOFT.SWITCH([$'Sheet1'.E43];1;&quot;00000000&quot;;0;&quot;&quot;)" office:value-type="string" office:string-value="">
            <text:p/>
          </table:table-cell>
          <table:table-cell table:style-name="ACE-10" table:formula="of:=COM.MICROSOFT.SWITCH([$'Sheet1'.F43];1;&quot;00000000&quot;;0;&quot;&quot;)" office:value-type="string" office:string-value="">
            <text:p/>
          </table:table-cell>
          <table:table-cell table:style-name="ACE-10" table:formula="of:=COM.MICROSOFT.SWITCH([$'Sheet1'.G43];1;&quot;00000000&quot;;0;&quot;&quot;)" office:value-type="string" office:string-value="">
            <text:p/>
          </table:table-cell>
          <table:table-cell table:style-name="ACE-10" table:formula="of:=COM.MICROSOFT.SWITCH([$'Sheet1'.H43];1;&quot;00000000&quot;;0;&quot;&quot;)" office:value-type="string" office:string-value="">
            <text:p/>
          </table:table-cell>
          <table:table-cell table:style-name="ACE-10" table:formula="of:=COM.MICROSOFT.SWITCH([$'Sheet1'.I43];1;&quot;00000000&quot;;0;&quot;&quot;)" office:value-type="string" office:string-value="">
            <text:p/>
          </table:table-cell>
          <table:table-cell table:style-name="ACE-10" table:formula="of:=COM.MICROSOFT.SWITCH([$'Sheet1'.J43];1;&quot;00000000&quot;;0;&quot;&quot;)" office:value-type="string" office:string-value="">
            <text:p/>
          </table:table-cell>
          <table:table-cell table:style-name="ACE-10" table:formula="of:=COM.MICROSOFT.SWITCH([$'Sheet1'.K43];1;&quot;00000000&quot;;0;&quot;&quot;)" office:value-type="string" office:string-value="">
            <text:p/>
          </table:table-cell>
          <table:table-cell table:style-name="ACE-10" table:formula="of:=COM.MICROSOFT.SWITCH([$'Sheet1'.L43];1;&quot;00000000&quot;;0;&quot;&quot;)" office:value-type="string" office:string-value="">
            <text:p/>
          </table:table-cell>
          <table:table-cell table:style-name="ACE-10" table:formula="of:=COM.MICROSOFT.SWITCH([$'Sheet1'.M43];1;&quot;00000000&quot;;0;&quot;&quot;)" office:value-type="string" office:string-value="">
            <text:p/>
          </table:table-cell>
          <table:table-cell table:style-name="ACE-10" table:formula="of:=COM.MICROSOFT.SWITCH([$'Sheet1'.N43];1;&quot;00000000&quot;;0;&quot;&quot;)" office:value-type="string" office:string-value="">
            <text:p/>
          </table:table-cell>
          <table:table-cell table:style-name="ACE-10" table:formula="of:=COM.MICROSOFT.SWITCH([$'Sheet1'.O43];1;&quot;00000000&quot;;0;&quot;&quot;)" office:value-type="string" office:string-value="">
            <text:p/>
          </table:table-cell>
          <table:table-cell table:style-name="ACE-10" table:formula="of:=COM.MICROSOFT.SWITCH([$'Sheet1'.P43];1;&quot;00000000&quot;;0;&quot;&quot;)" office:value-type="string" office:string-value="">
            <text:p/>
          </table:table-cell>
          <table:table-cell table:style-name="ACE-10" table:formula="of:=COM.MICROSOFT.SWITCH([$'Sheet1'.Q43];1;&quot;00000000&quot;;0;&quot;&quot;)" office:value-type="string" office:string-value="">
            <text:p/>
          </table:table-cell>
          <table:table-cell table:style-name="ACE-10" table:formula="of:=COM.MICROSOFT.SWITCH([$'Sheet1'.R43];1;&quot;00000000&quot;;0;&quot;&quot;)" office:value-type="string" office:string-value="">
            <text:p/>
          </table:table-cell>
          <table:table-cell table:style-name="ACE-10" table:formula="of:=COM.MICROSOFT.SWITCH([$'Sheet1'.S43];1;&quot;00000000&quot;;0;&quot;&quot;)" office:value-type="string" office:string-value="">
            <text:p/>
          </table:table-cell>
          <table:table-cell table:style-name="ACE-10" table:formula="of:=COM.MICROSOFT.SWITCH([$'Sheet1'.T43];1;&quot;00000000&quot;;0;&quot;&quot;)" office:value-type="string" office:string-value="">
            <text:p/>
          </table:table-cell>
          <table:table-cell table:style-name="ACE-10" table:formula="of:=COM.MICROSOFT.SWITCH([$'Sheet1'.U43];1;&quot;00000000&quot;;0;&quot;&quot;)" office:value-type="string" office:string-value="">
            <text:p/>
          </table:table-cell>
          <table:table-cell table:style-name="ACE-10" table:formula="of:=COM.MICROSOFT.SWITCH([$'Sheet1'.V43];1;&quot;00000000&quot;;0;&quot;&quot;)" office:value-type="string" office:string-value="">
            <text:p/>
          </table:table-cell>
          <table:table-cell table:style-name="ACE-10" table:formula="of:=COM.MICROSOFT.SWITCH([$'Sheet1'.W43];1;&quot;00000000&quot;;0;&quot;&quot;)" office:value-type="string" office:string-value="">
            <text:p/>
          </table:table-cell>
          <table:table-cell table:style-name="ACE-10" table:formula="of:=COM.MICROSOFT.SWITCH([$'Sheet1'.X43];1;&quot;00000000&quot;;0;&quot;&quot;)" office:value-type="string" office:string-value="">
            <text:p/>
          </table:table-cell>
          <table:table-cell table:style-name="ACE-10" table:formula="of:=COM.MICROSOFT.SWITCH([$'Sheet1'.Y43];1;&quot;00000000&quot;;0;&quot;&quot;)" office:value-type="string" office:string-value="">
            <text:p/>
          </table:table-cell>
          <table:table-cell table:style-name="ACE-10" table:formula="of:=COM.MICROSOFT.SWITCH([$'Sheet1'.Z43];1;&quot;00000000&quot;;0;&quot;&quot;)" office:value-type="string" office:string-value="">
            <text:p/>
          </table:table-cell>
          <table:table-cell table:style-name="ACE-10" table:formula="of:=COM.MICROSOFT.SWITCH([$'Sheet1'.AA43];1;&quot;00000000&quot;;0;&quot;&quot;)" office:value-type="string" office:string-value="">
            <text:p/>
          </table:table-cell>
          <table:table-cell table:style-name="ACE-10" table:formula="of:=COM.MICROSOFT.SWITCH([$'Sheet1'.AB43];1;&quot;00000000&quot;;0;&quot;&quot;)" office:value-type="string" office:string-value="">
            <text:p/>
          </table:table-cell>
          <table:table-cell table:style-name="ACE-10" table:formula="of:=COM.MICROSOFT.SWITCH([$'Sheet1'.AC43];1;&quot;00000000&quot;;0;&quot;&quot;)" office:value-type="string" office:string-value="">
            <text:p/>
          </table:table-cell>
          <table:table-cell table:style-name="ACE-10" table:formula="of:=COM.MICROSOFT.SWITCH([$'Sheet1'.AD43];1;&quot;00000000&quot;;0;&quot;&quot;)" office:value-type="string" office:string-value="">
            <text:p/>
          </table:table-cell>
          <table:table-cell table:style-name="ACE-10" table:formula="of:=COM.MICROSOFT.SWITCH([$'Sheet1'.AE43];1;&quot;00000000&quot;;0;&quot;&quot;)" office:value-type="string" office:string-value="">
            <text:p/>
          </table:table-cell>
          <table:table-cell table:style-name="ACE-10" table:formula="of:=COM.MICROSOFT.SWITCH([$'Sheet1'.AF43];1;&quot;00000000&quot;;0;&quot;&quot;)" office:value-type="string" office:string-value="">
            <text:p/>
          </table:table-cell>
          <table:table-cell table:style-name="ACE-10" table:formula="of:=COM.MICROSOFT.SWITCH([$'Sheet1'.AG43];1;&quot;00000000&quot;;0;&quot;&quot;)" office:value-type="string" office:string-value="">
            <text:p/>
          </table:table-cell>
          <table:table-cell table:style-name="ACE-10" table:formula="of:=COM.MICROSOFT.SWITCH([$'Sheet1'.AH43];1;&quot;00000000&quot;;0;&quot;&quot;)" office:value-type="string" office:string-value="">
            <text:p/>
          </table:table-cell>
          <table:table-cell table:style-name="ACE-10" table:formula="of:=COM.MICROSOFT.SWITCH([$'Sheet1'.AI43];1;&quot;00000000&quot;;0;&quot;&quot;)" office:value-type="string" office:string-value="">
            <text:p/>
          </table:table-cell>
          <table:table-cell table:style-name="ACE-10" table:formula="of:=COM.MICROSOFT.SWITCH([$'Sheet1'.AJ43];1;&quot;00000000&quot;;0;&quot;&quot;)" office:value-type="string" office:string-value="">
            <text:p/>
          </table:table-cell>
          <table:table-cell table:style-name="ACE-10" table:formula="of:=COM.MICROSOFT.SWITCH([$'Sheet1'.AK43];1;&quot;00000000&quot;;0;&quot;&quot;)" office:value-type="string" office:string-value="">
            <text:p/>
          </table:table-cell>
          <table:table-cell table:style-name="ACE-10" table:formula="of:=COM.MICROSOFT.SWITCH([$'Sheet1'.AL43];1;&quot;00000000&quot;;0;&quot;&quot;)" office:value-type="string" office:string-value="">
            <text:p/>
          </table:table-cell>
          <table:table-cell table:style-name="ACE-10" table:formula="of:=COM.MICROSOFT.SWITCH([$'Sheet1'.AM43];1;&quot;00000000&quot;;0;&quot;&quot;)" office:value-type="string" office:string-value="">
            <text:p/>
          </table:table-cell>
          <table:table-cell table:style-name="ACE-10" table:formula="of:=COM.MICROSOFT.SWITCH([$'Sheet1'.AN43];1;&quot;00000000&quot;;0;&quot;&quot;)" office:value-type="string" office:string-value="">
            <text:p/>
          </table:table-cell>
          <table:table-cell table:style-name="ACE-10" table:formula="of:=COM.MICROSOFT.SWITCH([$'Sheet1'.AO43];1;&quot;00000000&quot;;0;&quot;&quot;)" office:value-type="string" office:string-value="">
            <text:p/>
          </table:table-cell>
          <table:table-cell table:style-name="ACE-10" table:formula="of:=COM.MICROSOFT.SWITCH([$'Sheet1'.AP43];1;&quot;00000000&quot;;0;&quot;&quot;)" office:value-type="string" office:string-value="">
            <text:p/>
          </table:table-cell>
          <table:table-cell table:style-name="ACE-10" table:formula="of:=COM.MICROSOFT.SWITCH([$'Sheet1'.AQ43];1;&quot;00000000&quot;;0;&quot;&quot;)" office:value-type="string" office:string-value="">
            <text:p/>
          </table:table-cell>
          <table:table-cell table:style-name="ACE-10" table:formula="of:=COM.MICROSOFT.SWITCH([$'Sheet1'.AR43];1;&quot;00000000&quot;;0;&quot;&quot;)" office:value-type="string" office:string-value="">
            <text:p/>
          </table:table-cell>
          <table:table-cell table:style-name="ACE-10" table:formula="of:=COM.MICROSOFT.SWITCH([$'Sheet1'.AS43];1;&quot;00000000&quot;;0;&quot;&quot;)" office:value-type="string" office:string-value="">
            <text:p/>
          </table:table-cell>
          <table:table-cell table:style-name="ACE-10" table:formula="of:=COM.MICROSOFT.SWITCH([$'Sheet1'.AT43];1;&quot;00000000&quot;;0;&quot;&quot;)" office:value-type="string" office:string-value="">
            <text:p/>
          </table:table-cell>
          <table:table-cell table:style-name="ACE-10" table:formula="of:=COM.MICROSOFT.SWITCH([$'Sheet1'.AU43];1;&quot;00000000&quot;;0;&quot;&quot;)" office:value-type="string" office:string-value="">
            <text:p/>
          </table:table-cell>
          <table:table-cell table:style-name="ACE-10" table:formula="of:=COM.MICROSOFT.SWITCH([$'Sheet1'.AV43];1;&quot;00000000&quot;;0;&quot;&quot;)" office:value-type="string" office:string-value="">
            <text:p/>
          </table:table-cell>
          <table:table-cell table:style-name="ACE-10" table:formula="of:=COM.MICROSOFT.SWITCH([$'Sheet1'.AW43];1;&quot;00000000&quot;;0;&quot;&quot;)" office:value-type="string" office:string-value="">
            <text:p/>
          </table:table-cell>
          <table:table-cell table:style-name="ACE-10" table:formula="of:=COM.MICROSOFT.SWITCH([$'Sheet1'.AX43];1;&quot;00000000&quot;;0;&quot;&quot;)" office:value-type="string" office:string-value="">
            <text:p/>
          </table:table-cell>
          <table:table-cell table:style-name="ACE-10" table:formula="of:=COM.MICROSOFT.SWITCH([$'Sheet1'.AY43];1;&quot;00000000&quot;;0;&quot;&quot;)" office:value-type="string" office:string-value="">
            <text:p/>
          </table:table-cell>
          <table:table-cell table:style-name="ACE-17" table:formula="of:=COM.MICROSOFT.SWITCH([$'Sheet1'.AZ43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3" table:formula="of:=COM.MICROSOFT.SWITCH([$'Sheet1'.C44];1;&quot;00000000&quot;;0;&quot;&quot;)" office:value-type="string" office:string-value="">
            <text:p/>
          </table:table-cell>
          <table:table-cell table:style-name="ACE-10" table:formula="of:=COM.MICROSOFT.SWITCH([$'Sheet1'.D44];1;&quot;00000000&quot;;0;&quot;&quot;)" office:value-type="string" office:string-value="">
            <text:p/>
          </table:table-cell>
          <table:table-cell table:style-name="ACE-10" table:formula="of:=COM.MICROSOFT.SWITCH([$'Sheet1'.E44];1;&quot;00000000&quot;;0;&quot;&quot;)" office:value-type="string" office:string-value="">
            <text:p/>
          </table:table-cell>
          <table:table-cell table:style-name="ACE-10" table:formula="of:=COM.MICROSOFT.SWITCH([$'Sheet1'.F44];1;&quot;00000000&quot;;0;&quot;&quot;)" office:value-type="string" office:string-value="">
            <text:p/>
          </table:table-cell>
          <table:table-cell table:style-name="ACE-10" table:formula="of:=COM.MICROSOFT.SWITCH([$'Sheet1'.G44];1;&quot;00000000&quot;;0;&quot;&quot;)" office:value-type="string" office:string-value="">
            <text:p/>
          </table:table-cell>
          <table:table-cell table:style-name="ACE-10" table:formula="of:=COM.MICROSOFT.SWITCH([$'Sheet1'.H44];1;&quot;00000000&quot;;0;&quot;&quot;)" office:value-type="string" office:string-value="">
            <text:p/>
          </table:table-cell>
          <table:table-cell table:style-name="ACE-10" table:formula="of:=COM.MICROSOFT.SWITCH([$'Sheet1'.I44];1;&quot;00000000&quot;;0;&quot;&quot;)" office:value-type="string" office:string-value="">
            <text:p/>
          </table:table-cell>
          <table:table-cell table:style-name="ACE-10" table:formula="of:=COM.MICROSOFT.SWITCH([$'Sheet1'.J44];1;&quot;00000000&quot;;0;&quot;&quot;)" office:value-type="string" office:string-value="">
            <text:p/>
          </table:table-cell>
          <table:table-cell table:style-name="ACE-10" table:formula="of:=COM.MICROSOFT.SWITCH([$'Sheet1'.K44];1;&quot;00000000&quot;;0;&quot;&quot;)" office:value-type="string" office:string-value="">
            <text:p/>
          </table:table-cell>
          <table:table-cell table:style-name="ACE-10" table:formula="of:=COM.MICROSOFT.SWITCH([$'Sheet1'.L44];1;&quot;00000000&quot;;0;&quot;&quot;)" office:value-type="string" office:string-value="">
            <text:p/>
          </table:table-cell>
          <table:table-cell table:style-name="ACE-10" table:formula="of:=COM.MICROSOFT.SWITCH([$'Sheet1'.M44];1;&quot;00000000&quot;;0;&quot;&quot;)" office:value-type="string" office:string-value="">
            <text:p/>
          </table:table-cell>
          <table:table-cell table:style-name="ACE-10" table:formula="of:=COM.MICROSOFT.SWITCH([$'Sheet1'.N44];1;&quot;00000000&quot;;0;&quot;&quot;)" office:value-type="string" office:string-value="">
            <text:p/>
          </table:table-cell>
          <table:table-cell table:style-name="ACE-10" table:formula="of:=COM.MICROSOFT.SWITCH([$'Sheet1'.O44];1;&quot;00000000&quot;;0;&quot;&quot;)" office:value-type="string" office:string-value="">
            <text:p/>
          </table:table-cell>
          <table:table-cell table:style-name="ACE-10" table:formula="of:=COM.MICROSOFT.SWITCH([$'Sheet1'.P44];1;&quot;00000000&quot;;0;&quot;&quot;)" office:value-type="string" office:string-value="">
            <text:p/>
          </table:table-cell>
          <table:table-cell table:style-name="ACE-10" table:formula="of:=COM.MICROSOFT.SWITCH([$'Sheet1'.Q44];1;&quot;00000000&quot;;0;&quot;&quot;)" office:value-type="string" office:string-value="">
            <text:p/>
          </table:table-cell>
          <table:table-cell table:style-name="ACE-10" table:formula="of:=COM.MICROSOFT.SWITCH([$'Sheet1'.R44];1;&quot;00000000&quot;;0;&quot;&quot;)" office:value-type="string" office:string-value="">
            <text:p/>
          </table:table-cell>
          <table:table-cell table:style-name="ACE-10" table:formula="of:=COM.MICROSOFT.SWITCH([$'Sheet1'.S44];1;&quot;00000000&quot;;0;&quot;&quot;)" office:value-type="string" office:string-value="">
            <text:p/>
          </table:table-cell>
          <table:table-cell table:style-name="ACE-10" table:formula="of:=COM.MICROSOFT.SWITCH([$'Sheet1'.T44];1;&quot;00000000&quot;;0;&quot;&quot;)" office:value-type="string" office:string-value="">
            <text:p/>
          </table:table-cell>
          <table:table-cell table:style-name="ACE-10" table:formula="of:=COM.MICROSOFT.SWITCH([$'Sheet1'.U44];1;&quot;00000000&quot;;0;&quot;&quot;)" office:value-type="string" office:string-value="">
            <text:p/>
          </table:table-cell>
          <table:table-cell table:style-name="ACE-10" table:formula="of:=COM.MICROSOFT.SWITCH([$'Sheet1'.V44];1;&quot;00000000&quot;;0;&quot;&quot;)" office:value-type="string" office:string-value="">
            <text:p/>
          </table:table-cell>
          <table:table-cell table:style-name="ACE-10" table:formula="of:=COM.MICROSOFT.SWITCH([$'Sheet1'.W44];1;&quot;00000000&quot;;0;&quot;&quot;)" office:value-type="string" office:string-value="">
            <text:p/>
          </table:table-cell>
          <table:table-cell table:style-name="ACE-10" table:formula="of:=COM.MICROSOFT.SWITCH([$'Sheet1'.X44];1;&quot;00000000&quot;;0;&quot;&quot;)" office:value-type="string" office:string-value="">
            <text:p/>
          </table:table-cell>
          <table:table-cell table:style-name="ACE-10" table:formula="of:=COM.MICROSOFT.SWITCH([$'Sheet1'.Y44];1;&quot;00000000&quot;;0;&quot;&quot;)" office:value-type="string" office:string-value="">
            <text:p/>
          </table:table-cell>
          <table:table-cell table:style-name="ACE-10" table:formula="of:=COM.MICROSOFT.SWITCH([$'Sheet1'.Z44];1;&quot;00000000&quot;;0;&quot;&quot;)" office:value-type="string" office:string-value="">
            <text:p/>
          </table:table-cell>
          <table:table-cell table:style-name="ACE-10" table:formula="of:=COM.MICROSOFT.SWITCH([$'Sheet1'.AA44];1;&quot;00000000&quot;;0;&quot;&quot;)" office:value-type="string" office:string-value="">
            <text:p/>
          </table:table-cell>
          <table:table-cell table:style-name="ACE-10" table:formula="of:=COM.MICROSOFT.SWITCH([$'Sheet1'.AB44];1;&quot;00000000&quot;;0;&quot;&quot;)" office:value-type="string" office:string-value="">
            <text:p/>
          </table:table-cell>
          <table:table-cell table:style-name="ACE-10" table:formula="of:=COM.MICROSOFT.SWITCH([$'Sheet1'.AC44];1;&quot;00000000&quot;;0;&quot;&quot;)" office:value-type="string" office:string-value="">
            <text:p/>
          </table:table-cell>
          <table:table-cell table:style-name="ACE-10" table:formula="of:=COM.MICROSOFT.SWITCH([$'Sheet1'.AD44];1;&quot;00000000&quot;;0;&quot;&quot;)" office:value-type="string" office:string-value="">
            <text:p/>
          </table:table-cell>
          <table:table-cell table:style-name="ACE-10" table:formula="of:=COM.MICROSOFT.SWITCH([$'Sheet1'.AE44];1;&quot;00000000&quot;;0;&quot;&quot;)" office:value-type="string" office:string-value="">
            <text:p/>
          </table:table-cell>
          <table:table-cell table:style-name="ACE-10" table:formula="of:=COM.MICROSOFT.SWITCH([$'Sheet1'.AF44];1;&quot;00000000&quot;;0;&quot;&quot;)" office:value-type="string" office:string-value="">
            <text:p/>
          </table:table-cell>
          <table:table-cell table:style-name="ACE-10" table:formula="of:=COM.MICROSOFT.SWITCH([$'Sheet1'.AG44];1;&quot;00000000&quot;;0;&quot;&quot;)" office:value-type="string" office:string-value="">
            <text:p/>
          </table:table-cell>
          <table:table-cell table:style-name="ACE-10" table:formula="of:=COM.MICROSOFT.SWITCH([$'Sheet1'.AH44];1;&quot;00000000&quot;;0;&quot;&quot;)" office:value-type="string" office:string-value="">
            <text:p/>
          </table:table-cell>
          <table:table-cell table:style-name="ACE-10" table:formula="of:=COM.MICROSOFT.SWITCH([$'Sheet1'.AI44];1;&quot;00000000&quot;;0;&quot;&quot;)" office:value-type="string" office:string-value="">
            <text:p/>
          </table:table-cell>
          <table:table-cell table:style-name="ACE-10" table:formula="of:=COM.MICROSOFT.SWITCH([$'Sheet1'.AJ44];1;&quot;00000000&quot;;0;&quot;&quot;)" office:value-type="string" office:string-value="">
            <text:p/>
          </table:table-cell>
          <table:table-cell table:style-name="ACE-10" table:formula="of:=COM.MICROSOFT.SWITCH([$'Sheet1'.AK44];1;&quot;00000000&quot;;0;&quot;&quot;)" office:value-type="string" office:string-value="">
            <text:p/>
          </table:table-cell>
          <table:table-cell table:style-name="ACE-10" table:formula="of:=COM.MICROSOFT.SWITCH([$'Sheet1'.AL44];1;&quot;00000000&quot;;0;&quot;&quot;)" office:value-type="string" office:string-value="">
            <text:p/>
          </table:table-cell>
          <table:table-cell table:style-name="ACE-10" table:formula="of:=COM.MICROSOFT.SWITCH([$'Sheet1'.AM44];1;&quot;00000000&quot;;0;&quot;&quot;)" office:value-type="string" office:string-value="">
            <text:p/>
          </table:table-cell>
          <table:table-cell table:style-name="ACE-10" table:formula="of:=COM.MICROSOFT.SWITCH([$'Sheet1'.AN44];1;&quot;00000000&quot;;0;&quot;&quot;)" office:value-type="string" office:string-value="">
            <text:p/>
          </table:table-cell>
          <table:table-cell table:style-name="ACE-10" table:formula="of:=COM.MICROSOFT.SWITCH([$'Sheet1'.AO44];1;&quot;00000000&quot;;0;&quot;&quot;)" office:value-type="string" office:string-value="">
            <text:p/>
          </table:table-cell>
          <table:table-cell table:style-name="ACE-10" table:formula="of:=COM.MICROSOFT.SWITCH([$'Sheet1'.AP44];1;&quot;00000000&quot;;0;&quot;&quot;)" office:value-type="string" office:string-value="">
            <text:p/>
          </table:table-cell>
          <table:table-cell table:style-name="ACE-10" table:formula="of:=COM.MICROSOFT.SWITCH([$'Sheet1'.AQ44];1;&quot;00000000&quot;;0;&quot;&quot;)" office:value-type="string" office:string-value="">
            <text:p/>
          </table:table-cell>
          <table:table-cell table:style-name="ACE-10" table:formula="of:=COM.MICROSOFT.SWITCH([$'Sheet1'.AR44];1;&quot;00000000&quot;;0;&quot;&quot;)" office:value-type="string" office:string-value="">
            <text:p/>
          </table:table-cell>
          <table:table-cell table:style-name="ACE-10" table:formula="of:=COM.MICROSOFT.SWITCH([$'Sheet1'.AS44];1;&quot;00000000&quot;;0;&quot;&quot;)" office:value-type="string" office:string-value="">
            <text:p/>
          </table:table-cell>
          <table:table-cell table:style-name="ACE-10" table:formula="of:=COM.MICROSOFT.SWITCH([$'Sheet1'.AT44];1;&quot;00000000&quot;;0;&quot;&quot;)" office:value-type="string" office:string-value="">
            <text:p/>
          </table:table-cell>
          <table:table-cell table:style-name="ACE-10" table:formula="of:=COM.MICROSOFT.SWITCH([$'Sheet1'.AU44];1;&quot;00000000&quot;;0;&quot;&quot;)" office:value-type="string" office:string-value="">
            <text:p/>
          </table:table-cell>
          <table:table-cell table:style-name="ACE-10" table:formula="of:=COM.MICROSOFT.SWITCH([$'Sheet1'.AV44];1;&quot;00000000&quot;;0;&quot;&quot;)" office:value-type="string" office:string-value="">
            <text:p/>
          </table:table-cell>
          <table:table-cell table:style-name="ACE-10" table:formula="of:=COM.MICROSOFT.SWITCH([$'Sheet1'.AW44];1;&quot;00000000&quot;;0;&quot;&quot;)" office:value-type="string" office:string-value="">
            <text:p/>
          </table:table-cell>
          <table:table-cell table:style-name="ACE-10" table:formula="of:=COM.MICROSOFT.SWITCH([$'Sheet1'.AX44];1;&quot;00000000&quot;;0;&quot;&quot;)" office:value-type="string" office:string-value="">
            <text:p/>
          </table:table-cell>
          <table:table-cell table:style-name="ACE-10" table:formula="of:=COM.MICROSOFT.SWITCH([$'Sheet1'.AY44];1;&quot;00000000&quot;;0;&quot;&quot;)" office:value-type="string" office:string-value="">
            <text:p/>
          </table:table-cell>
          <table:table-cell table:style-name="ACE-17" table:formula="of:=COM.MICROSOFT.SWITCH([$'Sheet1'.AZ44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4" table:formula="of:=COM.MICROSOFT.SWITCH([$'Sheet1'.C45];1;&quot;00000000&quot;;0;&quot;&quot;)" office:value-type="string" office:string-value="">
            <text:p/>
          </table:table-cell>
          <table:table-cell table:style-name="ACE-11" table:formula="of:=COM.MICROSOFT.SWITCH([$'Sheet1'.D45];1;&quot;00000000&quot;;0;&quot;&quot;)" office:value-type="string" office:string-value="">
            <text:p/>
          </table:table-cell>
          <table:table-cell table:style-name="ACE-11" table:formula="of:=COM.MICROSOFT.SWITCH([$'Sheet1'.E45];1;&quot;00000000&quot;;0;&quot;&quot;)" office:value-type="string" office:string-value="">
            <text:p/>
          </table:table-cell>
          <table:table-cell table:style-name="ACE-11" table:formula="of:=COM.MICROSOFT.SWITCH([$'Sheet1'.F45];1;&quot;00000000&quot;;0;&quot;&quot;)" office:value-type="string" office:string-value="">
            <text:p/>
          </table:table-cell>
          <table:table-cell table:style-name="ACE-11" table:formula="of:=COM.MICROSOFT.SWITCH([$'Sheet1'.G45];1;&quot;00000000&quot;;0;&quot;&quot;)" office:value-type="string" office:string-value="">
            <text:p/>
          </table:table-cell>
          <table:table-cell table:style-name="ACE-11" table:formula="of:=COM.MICROSOFT.SWITCH([$'Sheet1'.H45];1;&quot;00000000&quot;;0;&quot;&quot;)" office:value-type="string" office:string-value="">
            <text:p/>
          </table:table-cell>
          <table:table-cell table:style-name="ACE-11" table:formula="of:=COM.MICROSOFT.SWITCH([$'Sheet1'.I45];1;&quot;00000000&quot;;0;&quot;&quot;)" office:value-type="string" office:string-value="">
            <text:p/>
          </table:table-cell>
          <table:table-cell table:style-name="ACE-11" table:formula="of:=COM.MICROSOFT.SWITCH([$'Sheet1'.J45];1;&quot;00000000&quot;;0;&quot;&quot;)" office:value-type="string" office:string-value="">
            <text:p/>
          </table:table-cell>
          <table:table-cell table:style-name="ACE-11" table:formula="of:=COM.MICROSOFT.SWITCH([$'Sheet1'.K45];1;&quot;00000000&quot;;0;&quot;&quot;)" office:value-type="string" office:string-value="">
            <text:p/>
          </table:table-cell>
          <table:table-cell table:style-name="ACE-11" table:formula="of:=COM.MICROSOFT.SWITCH([$'Sheet1'.L45];1;&quot;00000000&quot;;0;&quot;&quot;)" office:value-type="string" office:string-value="">
            <text:p/>
          </table:table-cell>
          <table:table-cell table:style-name="ACE-11" table:formula="of:=COM.MICROSOFT.SWITCH([$'Sheet1'.M45];1;&quot;00000000&quot;;0;&quot;&quot;)" office:value-type="string" office:string-value="">
            <text:p/>
          </table:table-cell>
          <table:table-cell table:style-name="ACE-11" table:formula="of:=COM.MICROSOFT.SWITCH([$'Sheet1'.N45];1;&quot;00000000&quot;;0;&quot;&quot;)" office:value-type="string" office:string-value="">
            <text:p/>
          </table:table-cell>
          <table:table-cell table:style-name="ACE-11" table:formula="of:=COM.MICROSOFT.SWITCH([$'Sheet1'.O45];1;&quot;00000000&quot;;0;&quot;&quot;)" office:value-type="string" office:string-value="">
            <text:p/>
          </table:table-cell>
          <table:table-cell table:style-name="ACE-11" table:formula="of:=COM.MICROSOFT.SWITCH([$'Sheet1'.P45];1;&quot;00000000&quot;;0;&quot;&quot;)" office:value-type="string" office:string-value="">
            <text:p/>
          </table:table-cell>
          <table:table-cell table:style-name="ACE-11" table:formula="of:=COM.MICROSOFT.SWITCH([$'Sheet1'.Q45];1;&quot;00000000&quot;;0;&quot;&quot;)" office:value-type="string" office:string-value="">
            <text:p/>
          </table:table-cell>
          <table:table-cell table:style-name="ACE-11" table:formula="of:=COM.MICROSOFT.SWITCH([$'Sheet1'.R45];1;&quot;00000000&quot;;0;&quot;&quot;)" office:value-type="string" office:string-value="">
            <text:p/>
          </table:table-cell>
          <table:table-cell table:style-name="ACE-11" table:formula="of:=COM.MICROSOFT.SWITCH([$'Sheet1'.S45];1;&quot;00000000&quot;;0;&quot;&quot;)" office:value-type="string" office:string-value="">
            <text:p/>
          </table:table-cell>
          <table:table-cell table:style-name="ACE-11" table:formula="of:=COM.MICROSOFT.SWITCH([$'Sheet1'.T45];1;&quot;00000000&quot;;0;&quot;&quot;)" office:value-type="string" office:string-value="">
            <text:p/>
          </table:table-cell>
          <table:table-cell table:style-name="ACE-11" table:formula="of:=COM.MICROSOFT.SWITCH([$'Sheet1'.U45];1;&quot;00000000&quot;;0;&quot;&quot;)" office:value-type="string" office:string-value="">
            <text:p/>
          </table:table-cell>
          <table:table-cell table:style-name="ACE-11" table:formula="of:=COM.MICROSOFT.SWITCH([$'Sheet1'.V45];1;&quot;00000000&quot;;0;&quot;&quot;)" office:value-type="string" office:string-value="">
            <text:p/>
          </table:table-cell>
          <table:table-cell table:style-name="ACE-11" table:formula="of:=COM.MICROSOFT.SWITCH([$'Sheet1'.W45];1;&quot;00000000&quot;;0;&quot;&quot;)" office:value-type="string" office:string-value="">
            <text:p/>
          </table:table-cell>
          <table:table-cell table:style-name="ACE-11" table:formula="of:=COM.MICROSOFT.SWITCH([$'Sheet1'.X45];1;&quot;00000000&quot;;0;&quot;&quot;)" office:value-type="string" office:string-value="">
            <text:p/>
          </table:table-cell>
          <table:table-cell table:style-name="ACE-11" table:formula="of:=COM.MICROSOFT.SWITCH([$'Sheet1'.Y45];1;&quot;00000000&quot;;0;&quot;&quot;)" office:value-type="string" office:string-value="">
            <text:p/>
          </table:table-cell>
          <table:table-cell table:style-name="ACE-11" table:formula="of:=COM.MICROSOFT.SWITCH([$'Sheet1'.Z45];1;&quot;00000000&quot;;0;&quot;&quot;)" office:value-type="string" office:string-value="">
            <text:p/>
          </table:table-cell>
          <table:table-cell table:style-name="ACE-11" table:formula="of:=COM.MICROSOFT.SWITCH([$'Sheet1'.AA45];1;&quot;00000000&quot;;0;&quot;&quot;)" office:value-type="string" office:string-value="">
            <text:p/>
          </table:table-cell>
          <table:table-cell table:style-name="ACE-11" table:formula="of:=COM.MICROSOFT.SWITCH([$'Sheet1'.AB45];1;&quot;00000000&quot;;0;&quot;&quot;)" office:value-type="string" office:string-value="">
            <text:p/>
          </table:table-cell>
          <table:table-cell table:style-name="ACE-11" table:formula="of:=COM.MICROSOFT.SWITCH([$'Sheet1'.AC45];1;&quot;00000000&quot;;0;&quot;&quot;)" office:value-type="string" office:string-value="">
            <text:p/>
          </table:table-cell>
          <table:table-cell table:style-name="ACE-11" table:formula="of:=COM.MICROSOFT.SWITCH([$'Sheet1'.AD45];1;&quot;00000000&quot;;0;&quot;&quot;)" office:value-type="string" office:string-value="">
            <text:p/>
          </table:table-cell>
          <table:table-cell table:style-name="ACE-11" table:formula="of:=COM.MICROSOFT.SWITCH([$'Sheet1'.AE45];1;&quot;00000000&quot;;0;&quot;&quot;)" office:value-type="string" office:string-value="">
            <text:p/>
          </table:table-cell>
          <table:table-cell table:style-name="ACE-11" table:formula="of:=COM.MICROSOFT.SWITCH([$'Sheet1'.AF45];1;&quot;00000000&quot;;0;&quot;&quot;)" office:value-type="string" office:string-value="">
            <text:p/>
          </table:table-cell>
          <table:table-cell table:style-name="ACE-11" table:formula="of:=COM.MICROSOFT.SWITCH([$'Sheet1'.AG45];1;&quot;00000000&quot;;0;&quot;&quot;)" office:value-type="string" office:string-value="">
            <text:p/>
          </table:table-cell>
          <table:table-cell table:style-name="ACE-11" table:formula="of:=COM.MICROSOFT.SWITCH([$'Sheet1'.AH45];1;&quot;00000000&quot;;0;&quot;&quot;)" office:value-type="string" office:string-value="">
            <text:p/>
          </table:table-cell>
          <table:table-cell table:style-name="ACE-11" table:formula="of:=COM.MICROSOFT.SWITCH([$'Sheet1'.AI45];1;&quot;00000000&quot;;0;&quot;&quot;)" office:value-type="string" office:string-value="">
            <text:p/>
          </table:table-cell>
          <table:table-cell table:style-name="ACE-11" table:formula="of:=COM.MICROSOFT.SWITCH([$'Sheet1'.AJ45];1;&quot;00000000&quot;;0;&quot;&quot;)" office:value-type="string" office:string-value="">
            <text:p/>
          </table:table-cell>
          <table:table-cell table:style-name="ACE-11" table:formula="of:=COM.MICROSOFT.SWITCH([$'Sheet1'.AK45];1;&quot;00000000&quot;;0;&quot;&quot;)" office:value-type="string" office:string-value="">
            <text:p/>
          </table:table-cell>
          <table:table-cell table:style-name="ACE-11" table:formula="of:=COM.MICROSOFT.SWITCH([$'Sheet1'.AL45];1;&quot;00000000&quot;;0;&quot;&quot;)" office:value-type="string" office:string-value="">
            <text:p/>
          </table:table-cell>
          <table:table-cell table:style-name="ACE-11" table:formula="of:=COM.MICROSOFT.SWITCH([$'Sheet1'.AM45];1;&quot;00000000&quot;;0;&quot;&quot;)" office:value-type="string" office:string-value="">
            <text:p/>
          </table:table-cell>
          <table:table-cell table:style-name="ACE-11" table:formula="of:=COM.MICROSOFT.SWITCH([$'Sheet1'.AN45];1;&quot;00000000&quot;;0;&quot;&quot;)" office:value-type="string" office:string-value="">
            <text:p/>
          </table:table-cell>
          <table:table-cell table:style-name="ACE-11" table:formula="of:=COM.MICROSOFT.SWITCH([$'Sheet1'.AO45];1;&quot;00000000&quot;;0;&quot;&quot;)" office:value-type="string" office:string-value="">
            <text:p/>
          </table:table-cell>
          <table:table-cell table:style-name="ACE-11" table:formula="of:=COM.MICROSOFT.SWITCH([$'Sheet1'.AP45];1;&quot;00000000&quot;;0;&quot;&quot;)" office:value-type="string" office:string-value="">
            <text:p/>
          </table:table-cell>
          <table:table-cell table:style-name="ACE-11" table:formula="of:=COM.MICROSOFT.SWITCH([$'Sheet1'.AQ45];1;&quot;00000000&quot;;0;&quot;&quot;)" office:value-type="string" office:string-value="">
            <text:p/>
          </table:table-cell>
          <table:table-cell table:style-name="ACE-11" table:formula="of:=COM.MICROSOFT.SWITCH([$'Sheet1'.AR45];1;&quot;00000000&quot;;0;&quot;&quot;)" office:value-type="string" office:string-value="">
            <text:p/>
          </table:table-cell>
          <table:table-cell table:style-name="ACE-11" table:formula="of:=COM.MICROSOFT.SWITCH([$'Sheet1'.AS45];1;&quot;00000000&quot;;0;&quot;&quot;)" office:value-type="string" office:string-value="">
            <text:p/>
          </table:table-cell>
          <table:table-cell table:style-name="ACE-11" table:formula="of:=COM.MICROSOFT.SWITCH([$'Sheet1'.AT45];1;&quot;00000000&quot;;0;&quot;&quot;)" office:value-type="string" office:string-value="">
            <text:p/>
          </table:table-cell>
          <table:table-cell table:style-name="ACE-11" table:formula="of:=COM.MICROSOFT.SWITCH([$'Sheet1'.AU45];1;&quot;00000000&quot;;0;&quot;&quot;)" office:value-type="string" office:string-value="">
            <text:p/>
          </table:table-cell>
          <table:table-cell table:style-name="ACE-11" table:formula="of:=COM.MICROSOFT.SWITCH([$'Sheet1'.AV45];1;&quot;00000000&quot;;0;&quot;&quot;)" office:value-type="string" office:string-value="">
            <text:p/>
          </table:table-cell>
          <table:table-cell table:style-name="ACE-11" table:formula="of:=COM.MICROSOFT.SWITCH([$'Sheet1'.AW45];1;&quot;00000000&quot;;0;&quot;&quot;)" office:value-type="string" office:string-value="">
            <text:p/>
          </table:table-cell>
          <table:table-cell table:style-name="ACE-11" table:formula="of:=COM.MICROSOFT.SWITCH([$'Sheet1'.AX45];1;&quot;00000000&quot;;0;&quot;&quot;)" office:value-type="string" office:string-value="">
            <text:p/>
          </table:table-cell>
          <table:table-cell table:style-name="ACE-11" table:formula="of:=COM.MICROSOFT.SWITCH([$'Sheet1'.AY45];1;&quot;00000000&quot;;0;&quot;&quot;)" office:value-type="string" office:string-value="">
            <text:p/>
          </table:table-cell>
          <table:table-cell table:style-name="ACE-18" table:formula="of:=COM.MICROSOFT.SWITCH([$'Sheet1'.AZ45];1;&quot;00000000&quot;;0;&quot;&quot;)" office:value-type="string" office:string-value="">
            <text:p/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style-name="ACE-10" office:value-type="string">
            <text:p><text:s/></text:p>
          </table:table-cell>
          <table:table-cell table:number-columns-repeated="202" table:style-name="ACE-10"/>
        </table:table-row>
        <table:table-row table:style-name="AROW-0" table:number-rows-repeated="65489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</table:table>
      <table:table table:name="Sheet4" table:style-name="ta-3" table:print="true">
        <office:forms form:automatic-focus="false" form:apply-design-mode="false">
          <form:form/>
        </office:forms>
        <table:table-column table:default-cell-style-name="ACE-19" table:style-name="ACOL-0"/>
        <table:table-column table:default-cell-style-name="ACE-19" table:style-name="ACOL-0" table:number-columns-repeated="51"/>
        <table:table-column table:default-cell-style-name="ACE-19" table:style-name="ACOL-0" table:number-columns-repeated="204"/>
        <table:table-row table:style-name="AROW-1">
          <table:table-cell table:style-name="ACE-19"/>
          <table:table-cell table:style-name="ACE-19" table:formula="of:=[$'Sheet3'.B1]" office:value-type="float" office:value="1">
            <text:p>1</text:p>
          </table:table-cell>
          <table:table-cell table:number-columns-repeated="254" table:style-name="ACE-19"/>
        </table:table-row>
        <table:table-row table:style-name="AROW-1">
          <table:table-cell table:number-columns-repeated="256"/>
        </table:table-row>
        <table:table-row table:style-name="AROW-0" table:number-rows-repeated="3">
          <table:table-cell table:number-columns-repeated="256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6];0;[$'Sheet5'.C6])" office:value-type="float" office:value="0">
            <text:p>0</text:p>
          </table:table-cell>
          <table:table-cell table:style-name="ACE-19" table:formula="of:=COM.MICROSOFT.SWITCH([$'Sheet3'.$B$1];1;[$'Sheet1'.D6];0;[$'Sheet5'.D6])" office:value-type="float" office:value="0">
            <text:p>0</text:p>
          </table:table-cell>
          <table:table-cell table:style-name="ACE-19" table:formula="of:=COM.MICROSOFT.SWITCH([$'Sheet3'.$B$1];1;[$'Sheet1'.E6];0;[$'Sheet5'.E6])" office:value-type="float" office:value="0">
            <text:p>0</text:p>
          </table:table-cell>
          <table:table-cell table:style-name="ACE-19" table:formula="of:=COM.MICROSOFT.SWITCH([$'Sheet3'.$B$1];1;[$'Sheet1'.F6];0;[$'Sheet5'.F6])" office:value-type="float" office:value="0">
            <text:p>0</text:p>
          </table:table-cell>
          <table:table-cell table:style-name="ACE-19" table:formula="of:=COM.MICROSOFT.SWITCH([$'Sheet3'.$B$1];1;[$'Sheet1'.G6];0;[$'Sheet5'.G6])" office:value-type="float" office:value="0">
            <text:p>0</text:p>
          </table:table-cell>
          <table:table-cell table:style-name="ACE-19" table:formula="of:=COM.MICROSOFT.SWITCH([$'Sheet3'.$B$1];1;[$'Sheet1'.H6];0;[$'Sheet5'.H6])" office:value-type="float" office:value="0">
            <text:p>0</text:p>
          </table:table-cell>
          <table:table-cell table:style-name="ACE-19" table:formula="of:=COM.MICROSOFT.SWITCH([$'Sheet3'.$B$1];1;[$'Sheet1'.I6];0;[$'Sheet5'.I6])" office:value-type="float" office:value="0">
            <text:p>0</text:p>
          </table:table-cell>
          <table:table-cell table:style-name="ACE-19" table:formula="of:=COM.MICROSOFT.SWITCH([$'Sheet3'.$B$1];1;[$'Sheet1'.J6];0;[$'Sheet5'.J6])" office:value-type="float" office:value="0">
            <text:p>0</text:p>
          </table:table-cell>
          <table:table-cell table:style-name="ACE-19" table:formula="of:=COM.MICROSOFT.SWITCH([$'Sheet3'.$B$1];1;[$'Sheet1'.K6];0;[$'Sheet5'.K6])" office:value-type="float" office:value="0">
            <text:p>0</text:p>
          </table:table-cell>
          <table:table-cell table:style-name="ACE-19" table:formula="of:=COM.MICROSOFT.SWITCH([$'Sheet3'.$B$1];1;[$'Sheet1'.L6];0;[$'Sheet5'.L6])" office:value-type="float" office:value="0">
            <text:p>0</text:p>
          </table:table-cell>
          <table:table-cell table:style-name="ACE-19" table:formula="of:=COM.MICROSOFT.SWITCH([$'Sheet3'.$B$1];1;[$'Sheet1'.M6];0;[$'Sheet5'.M6])" office:value-type="float" office:value="0">
            <text:p>0</text:p>
          </table:table-cell>
          <table:table-cell table:style-name="ACE-19" table:formula="of:=COM.MICROSOFT.SWITCH([$'Sheet3'.$B$1];1;[$'Sheet1'.N6];0;[$'Sheet5'.N6])" office:value-type="float" office:value="0">
            <text:p>0</text:p>
          </table:table-cell>
          <table:table-cell table:style-name="ACE-19" table:formula="of:=COM.MICROSOFT.SWITCH([$'Sheet3'.$B$1];1;[$'Sheet1'.O6];0;[$'Sheet5'.O6])" office:value-type="float" office:value="0">
            <text:p>0</text:p>
          </table:table-cell>
          <table:table-cell table:style-name="ACE-19" table:formula="of:=COM.MICROSOFT.SWITCH([$'Sheet3'.$B$1];1;[$'Sheet1'.P6];0;[$'Sheet5'.P6])" office:value-type="float" office:value="0">
            <text:p>0</text:p>
          </table:table-cell>
          <table:table-cell table:style-name="ACE-19" table:formula="of:=COM.MICROSOFT.SWITCH([$'Sheet3'.$B$1];1;[$'Sheet1'.Q6];0;[$'Sheet5'.Q6])" office:value-type="float" office:value="0">
            <text:p>0</text:p>
          </table:table-cell>
          <table:table-cell table:style-name="ACE-19" table:formula="of:=COM.MICROSOFT.SWITCH([$'Sheet3'.$B$1];1;[$'Sheet1'.R6];0;[$'Sheet5'.R6])" office:value-type="float" office:value="0">
            <text:p>0</text:p>
          </table:table-cell>
          <table:table-cell table:style-name="ACE-19" table:formula="of:=COM.MICROSOFT.SWITCH([$'Sheet3'.$B$1];1;[$'Sheet1'.S6];0;[$'Sheet5'.S6])" office:value-type="float" office:value="0">
            <text:p>0</text:p>
          </table:table-cell>
          <table:table-cell table:style-name="ACE-19" table:formula="of:=COM.MICROSOFT.SWITCH([$'Sheet3'.$B$1];1;[$'Sheet1'.T6];0;[$'Sheet5'.T6])" office:value-type="float" office:value="0">
            <text:p>0</text:p>
          </table:table-cell>
          <table:table-cell table:style-name="ACE-19" table:formula="of:=COM.MICROSOFT.SWITCH([$'Sheet3'.$B$1];1;[$'Sheet1'.U6];0;[$'Sheet5'.U6])" office:value-type="float" office:value="0">
            <text:p>0</text:p>
          </table:table-cell>
          <table:table-cell table:style-name="ACE-19" table:formula="of:=COM.MICROSOFT.SWITCH([$'Sheet3'.$B$1];1;[$'Sheet1'.V6];0;[$'Sheet5'.V6])" office:value-type="float" office:value="0">
            <text:p>0</text:p>
          </table:table-cell>
          <table:table-cell table:style-name="ACE-19" table:formula="of:=COM.MICROSOFT.SWITCH([$'Sheet3'.$B$1];1;[$'Sheet1'.W6];0;[$'Sheet5'.W6])" office:value-type="float" office:value="0">
            <text:p>0</text:p>
          </table:table-cell>
          <table:table-cell table:style-name="ACE-19" table:formula="of:=COM.MICROSOFT.SWITCH([$'Sheet3'.$B$1];1;[$'Sheet1'.X6];0;[$'Sheet5'.X6])" office:value-type="float" office:value="0">
            <text:p>0</text:p>
          </table:table-cell>
          <table:table-cell table:style-name="ACE-19" table:formula="of:=COM.MICROSOFT.SWITCH([$'Sheet3'.$B$1];1;[$'Sheet1'.Y6];0;[$'Sheet5'.Y6])" office:value-type="float" office:value="0">
            <text:p>0</text:p>
          </table:table-cell>
          <table:table-cell table:style-name="ACE-19" table:formula="of:=COM.MICROSOFT.SWITCH([$'Sheet3'.$B$1];1;[$'Sheet1'.Z6];0;[$'Sheet5'.Z6])" office:value-type="float" office:value="0">
            <text:p>0</text:p>
          </table:table-cell>
          <table:table-cell table:style-name="ACE-19" table:formula="of:=COM.MICROSOFT.SWITCH([$'Sheet3'.$B$1];1;[$'Sheet1'.AA6];0;[$'Sheet5'.AA6])" office:value-type="float" office:value="0">
            <text:p>0</text:p>
          </table:table-cell>
          <table:table-cell table:style-name="ACE-19" table:formula="of:=COM.MICROSOFT.SWITCH([$'Sheet3'.$B$1];1;[$'Sheet1'.AB6];0;[$'Sheet5'.AB6])" office:value-type="float" office:value="0">
            <text:p>0</text:p>
          </table:table-cell>
          <table:table-cell table:style-name="ACE-19" table:formula="of:=COM.MICROSOFT.SWITCH([$'Sheet3'.$B$1];1;[$'Sheet1'.AC6];0;[$'Sheet5'.AC6])" office:value-type="float" office:value="0">
            <text:p>0</text:p>
          </table:table-cell>
          <table:table-cell table:style-name="ACE-19" table:formula="of:=COM.MICROSOFT.SWITCH([$'Sheet3'.$B$1];1;[$'Sheet1'.AD6];0;[$'Sheet5'.AD6])" office:value-type="float" office:value="0">
            <text:p>0</text:p>
          </table:table-cell>
          <table:table-cell table:style-name="ACE-19" table:formula="of:=COM.MICROSOFT.SWITCH([$'Sheet3'.$B$1];1;[$'Sheet1'.AE6];0;[$'Sheet5'.AE6])" office:value-type="float" office:value="0">
            <text:p>0</text:p>
          </table:table-cell>
          <table:table-cell table:style-name="ACE-19" table:formula="of:=COM.MICROSOFT.SWITCH([$'Sheet3'.$B$1];1;[$'Sheet1'.AF6];0;[$'Sheet5'.AF6])" office:value-type="float" office:value="0">
            <text:p>0</text:p>
          </table:table-cell>
          <table:table-cell table:style-name="ACE-19" table:formula="of:=COM.MICROSOFT.SWITCH([$'Sheet3'.$B$1];1;[$'Sheet1'.AG6];0;[$'Sheet5'.AG6])" office:value-type="float" office:value="0">
            <text:p>0</text:p>
          </table:table-cell>
          <table:table-cell table:style-name="ACE-19" table:formula="of:=COM.MICROSOFT.SWITCH([$'Sheet3'.$B$1];1;[$'Sheet1'.AH6];0;[$'Sheet5'.AH6])" office:value-type="float" office:value="0">
            <text:p>0</text:p>
          </table:table-cell>
          <table:table-cell table:style-name="ACE-19" table:formula="of:=COM.MICROSOFT.SWITCH([$'Sheet3'.$B$1];1;[$'Sheet1'.AI6];0;[$'Sheet5'.AI6])" office:value-type="float" office:value="0">
            <text:p>0</text:p>
          </table:table-cell>
          <table:table-cell table:style-name="ACE-19" table:formula="of:=COM.MICROSOFT.SWITCH([$'Sheet3'.$B$1];1;[$'Sheet1'.AJ6];0;[$'Sheet5'.AJ6])" office:value-type="float" office:value="0">
            <text:p>0</text:p>
          </table:table-cell>
          <table:table-cell table:style-name="ACE-19" table:formula="of:=COM.MICROSOFT.SWITCH([$'Sheet3'.$B$1];1;[$'Sheet1'.AK6];0;[$'Sheet5'.AK6])" office:value-type="float" office:value="0">
            <text:p>0</text:p>
          </table:table-cell>
          <table:table-cell table:style-name="ACE-19" table:formula="of:=COM.MICROSOFT.SWITCH([$'Sheet3'.$B$1];1;[$'Sheet1'.AL6];0;[$'Sheet5'.AL6])" office:value-type="float" office:value="0">
            <text:p>0</text:p>
          </table:table-cell>
          <table:table-cell table:style-name="ACE-19" table:formula="of:=COM.MICROSOFT.SWITCH([$'Sheet3'.$B$1];1;[$'Sheet1'.AM6];0;[$'Sheet5'.AM6])" office:value-type="float" office:value="0">
            <text:p>0</text:p>
          </table:table-cell>
          <table:table-cell table:style-name="ACE-19" table:formula="of:=COM.MICROSOFT.SWITCH([$'Sheet3'.$B$1];1;[$'Sheet1'.AN6];0;[$'Sheet5'.AN6])" office:value-type="float" office:value="0">
            <text:p>0</text:p>
          </table:table-cell>
          <table:table-cell table:style-name="ACE-19" table:formula="of:=COM.MICROSOFT.SWITCH([$'Sheet3'.$B$1];1;[$'Sheet1'.AO6];0;[$'Sheet5'.AO6])" office:value-type="float" office:value="0">
            <text:p>0</text:p>
          </table:table-cell>
          <table:table-cell table:style-name="ACE-19" table:formula="of:=COM.MICROSOFT.SWITCH([$'Sheet3'.$B$1];1;[$'Sheet1'.AP6];0;[$'Sheet5'.AP6])" office:value-type="float" office:value="0">
            <text:p>0</text:p>
          </table:table-cell>
          <table:table-cell table:style-name="ACE-19" table:formula="of:=COM.MICROSOFT.SWITCH([$'Sheet3'.$B$1];1;[$'Sheet1'.AQ6];0;[$'Sheet5'.AQ6])" office:value-type="float" office:value="0">
            <text:p>0</text:p>
          </table:table-cell>
          <table:table-cell table:style-name="ACE-19" table:formula="of:=COM.MICROSOFT.SWITCH([$'Sheet3'.$B$1];1;[$'Sheet1'.AR6];0;[$'Sheet5'.AR6])" office:value-type="float" office:value="0">
            <text:p>0</text:p>
          </table:table-cell>
          <table:table-cell table:style-name="ACE-19" table:formula="of:=COM.MICROSOFT.SWITCH([$'Sheet3'.$B$1];1;[$'Sheet1'.AS6];0;[$'Sheet5'.AS6])" office:value-type="float" office:value="0">
            <text:p>0</text:p>
          </table:table-cell>
          <table:table-cell table:style-name="ACE-19" table:formula="of:=COM.MICROSOFT.SWITCH([$'Sheet3'.$B$1];1;[$'Sheet1'.AT6];0;[$'Sheet5'.AT6])" office:value-type="float" office:value="0">
            <text:p>0</text:p>
          </table:table-cell>
          <table:table-cell table:style-name="ACE-19" table:formula="of:=COM.MICROSOFT.SWITCH([$'Sheet3'.$B$1];1;[$'Sheet1'.AU6];0;[$'Sheet5'.AU6])" office:value-type="float" office:value="0">
            <text:p>0</text:p>
          </table:table-cell>
          <table:table-cell table:style-name="ACE-19" table:formula="of:=COM.MICROSOFT.SWITCH([$'Sheet3'.$B$1];1;[$'Sheet1'.AV6];0;[$'Sheet5'.AV6])" office:value-type="float" office:value="0">
            <text:p>0</text:p>
          </table:table-cell>
          <table:table-cell table:style-name="ACE-19" table:formula="of:=COM.MICROSOFT.SWITCH([$'Sheet3'.$B$1];1;[$'Sheet1'.AW6];0;[$'Sheet5'.AW6])" office:value-type="float" office:value="0">
            <text:p>0</text:p>
          </table:table-cell>
          <table:table-cell table:style-name="ACE-19" table:formula="of:=COM.MICROSOFT.SWITCH([$'Sheet3'.$B$1];1;[$'Sheet1'.AX6];0;[$'Sheet5'.AX6])" office:value-type="float" office:value="0">
            <text:p>0</text:p>
          </table:table-cell>
          <table:table-cell table:style-name="ACE-19" table:formula="of:=COM.MICROSOFT.SWITCH([$'Sheet3'.$B$1];1;[$'Sheet1'.AY6];0;[$'Sheet5'.AY6])" office:value-type="float" office:value="0">
            <text:p>0</text:p>
          </table:table-cell>
          <table:table-cell table:style-name="ACE-19" table:formula="of:=COM.MICROSOFT.SWITCH([$'Sheet3'.$B$1];1;[$'Sheet1'.AZ6];0;[$'Sheet5'.AZ6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7];0;[$'Sheet5'.C7])" office:value-type="float" office:value="0">
            <text:p>0</text:p>
          </table:table-cell>
          <table:table-cell table:style-name="ACE-19" table:formula="of:=COM.MICROSOFT.SWITCH([$'Sheet3'.$B$1];1;[$'Sheet1'.D7];0;[$'Sheet5'.D7])" office:value-type="float" office:value="0">
            <text:p>0</text:p>
          </table:table-cell>
          <table:table-cell table:style-name="ACE-19" table:formula="of:=COM.MICROSOFT.SWITCH([$'Sheet3'.$B$1];1;[$'Sheet1'.E7];0;[$'Sheet5'.E7])" office:value-type="float" office:value="0">
            <text:p>0</text:p>
          </table:table-cell>
          <table:table-cell table:style-name="ACE-19" table:formula="of:=COM.MICROSOFT.SWITCH([$'Sheet3'.$B$1];1;[$'Sheet1'.F7];0;[$'Sheet5'.F7])" office:value-type="float" office:value="0">
            <text:p>0</text:p>
          </table:table-cell>
          <table:table-cell table:style-name="ACE-19" table:formula="of:=COM.MICROSOFT.SWITCH([$'Sheet3'.$B$1];1;[$'Sheet1'.G7];0;[$'Sheet5'.G7])" office:value-type="float" office:value="0">
            <text:p>0</text:p>
          </table:table-cell>
          <table:table-cell table:style-name="ACE-19" table:formula="of:=COM.MICROSOFT.SWITCH([$'Sheet3'.$B$1];1;[$'Sheet1'.H7];0;[$'Sheet5'.H7])" office:value-type="float" office:value="0">
            <text:p>0</text:p>
          </table:table-cell>
          <table:table-cell table:style-name="ACE-19" table:formula="of:=COM.MICROSOFT.SWITCH([$'Sheet3'.$B$1];1;[$'Sheet1'.I7];0;[$'Sheet5'.I7])" office:value-type="float" office:value="0">
            <text:p>0</text:p>
          </table:table-cell>
          <table:table-cell table:style-name="ACE-19" table:formula="of:=COM.MICROSOFT.SWITCH([$'Sheet3'.$B$1];1;[$'Sheet1'.J7];0;[$'Sheet5'.J7])" office:value-type="float" office:value="0">
            <text:p>0</text:p>
          </table:table-cell>
          <table:table-cell table:style-name="ACE-19" table:formula="of:=COM.MICROSOFT.SWITCH([$'Sheet3'.$B$1];1;[$'Sheet1'.K7];0;[$'Sheet5'.K7])" office:value-type="float" office:value="0">
            <text:p>0</text:p>
          </table:table-cell>
          <table:table-cell table:style-name="ACE-19" table:formula="of:=COM.MICROSOFT.SWITCH([$'Sheet3'.$B$1];1;[$'Sheet1'.L7];0;[$'Sheet5'.L7])" office:value-type="float" office:value="0">
            <text:p>0</text:p>
          </table:table-cell>
          <table:table-cell table:style-name="ACE-19" table:formula="of:=COM.MICROSOFT.SWITCH([$'Sheet3'.$B$1];1;[$'Sheet1'.M7];0;[$'Sheet5'.M7])" office:value-type="float" office:value="0">
            <text:p>0</text:p>
          </table:table-cell>
          <table:table-cell table:style-name="ACE-19" table:formula="of:=COM.MICROSOFT.SWITCH([$'Sheet3'.$B$1];1;[$'Sheet1'.N7];0;[$'Sheet5'.N7])" office:value-type="float" office:value="0">
            <text:p>0</text:p>
          </table:table-cell>
          <table:table-cell table:style-name="ACE-19" table:formula="of:=COM.MICROSOFT.SWITCH([$'Sheet3'.$B$1];1;[$'Sheet1'.O7];0;[$'Sheet5'.O7])" office:value-type="float" office:value="0">
            <text:p>0</text:p>
          </table:table-cell>
          <table:table-cell table:style-name="ACE-19" table:formula="of:=COM.MICROSOFT.SWITCH([$'Sheet3'.$B$1];1;[$'Sheet1'.P7];0;[$'Sheet5'.P7])" office:value-type="float" office:value="0">
            <text:p>0</text:p>
          </table:table-cell>
          <table:table-cell table:style-name="ACE-19" table:formula="of:=COM.MICROSOFT.SWITCH([$'Sheet3'.$B$1];1;[$'Sheet1'.Q7];0;[$'Sheet5'.Q7])" office:value-type="float" office:value="0">
            <text:p>0</text:p>
          </table:table-cell>
          <table:table-cell table:style-name="ACE-19" table:formula="of:=COM.MICROSOFT.SWITCH([$'Sheet3'.$B$1];1;[$'Sheet1'.R7];0;[$'Sheet5'.R7])" office:value-type="float" office:value="0">
            <text:p>0</text:p>
          </table:table-cell>
          <table:table-cell table:style-name="ACE-19" table:formula="of:=COM.MICROSOFT.SWITCH([$'Sheet3'.$B$1];1;[$'Sheet1'.S7];0;[$'Sheet5'.S7])" office:value-type="float" office:value="0">
            <text:p>0</text:p>
          </table:table-cell>
          <table:table-cell table:style-name="ACE-19" table:formula="of:=COM.MICROSOFT.SWITCH([$'Sheet3'.$B$1];1;[$'Sheet1'.T7];0;[$'Sheet5'.T7])" office:value-type="float" office:value="0">
            <text:p>0</text:p>
          </table:table-cell>
          <table:table-cell table:style-name="ACE-19" table:formula="of:=COM.MICROSOFT.SWITCH([$'Sheet3'.$B$1];1;[$'Sheet1'.U7];0;[$'Sheet5'.U7])" office:value-type="float" office:value="0">
            <text:p>0</text:p>
          </table:table-cell>
          <table:table-cell table:style-name="ACE-19" table:formula="of:=COM.MICROSOFT.SWITCH([$'Sheet3'.$B$1];1;[$'Sheet1'.V7];0;[$'Sheet5'.V7])" office:value-type="float" office:value="0">
            <text:p>0</text:p>
          </table:table-cell>
          <table:table-cell table:style-name="ACE-19" table:formula="of:=COM.MICROSOFT.SWITCH([$'Sheet3'.$B$1];1;[$'Sheet1'.W7];0;[$'Sheet5'.W7])" office:value-type="float" office:value="0">
            <text:p>0</text:p>
          </table:table-cell>
          <table:table-cell table:style-name="ACE-19" table:formula="of:=COM.MICROSOFT.SWITCH([$'Sheet3'.$B$1];1;[$'Sheet1'.X7];0;[$'Sheet5'.X7])" office:value-type="float" office:value="0">
            <text:p>0</text:p>
          </table:table-cell>
          <table:table-cell table:style-name="ACE-19" table:formula="of:=COM.MICROSOFT.SWITCH([$'Sheet3'.$B$1];1;[$'Sheet1'.Y7];0;[$'Sheet5'.Y7])" office:value-type="float" office:value="0">
            <text:p>0</text:p>
          </table:table-cell>
          <table:table-cell table:style-name="ACE-19" table:formula="of:=COM.MICROSOFT.SWITCH([$'Sheet3'.$B$1];1;[$'Sheet1'.Z7];0;[$'Sheet5'.Z7])" office:value-type="float" office:value="0">
            <text:p>0</text:p>
          </table:table-cell>
          <table:table-cell table:style-name="ACE-19" table:formula="of:=COM.MICROSOFT.SWITCH([$'Sheet3'.$B$1];1;[$'Sheet1'.AA7];0;[$'Sheet5'.AA7])" office:value-type="float" office:value="0">
            <text:p>0</text:p>
          </table:table-cell>
          <table:table-cell table:style-name="ACE-19" table:formula="of:=COM.MICROSOFT.SWITCH([$'Sheet3'.$B$1];1;[$'Sheet1'.AB7];0;[$'Sheet5'.AB7])" office:value-type="float" office:value="0">
            <text:p>0</text:p>
          </table:table-cell>
          <table:table-cell table:style-name="ACE-19" table:formula="of:=COM.MICROSOFT.SWITCH([$'Sheet3'.$B$1];1;[$'Sheet1'.AC7];0;[$'Sheet5'.AC7])" office:value-type="float" office:value="0">
            <text:p>0</text:p>
          </table:table-cell>
          <table:table-cell table:style-name="ACE-19" table:formula="of:=COM.MICROSOFT.SWITCH([$'Sheet3'.$B$1];1;[$'Sheet1'.AD7];0;[$'Sheet5'.AD7])" office:value-type="float" office:value="0">
            <text:p>0</text:p>
          </table:table-cell>
          <table:table-cell table:style-name="ACE-19" table:formula="of:=COM.MICROSOFT.SWITCH([$'Sheet3'.$B$1];1;[$'Sheet1'.AE7];0;[$'Sheet5'.AE7])" office:value-type="float" office:value="0">
            <text:p>0</text:p>
          </table:table-cell>
          <table:table-cell table:style-name="ACE-19" table:formula="of:=COM.MICROSOFT.SWITCH([$'Sheet3'.$B$1];1;[$'Sheet1'.AF7];0;[$'Sheet5'.AF7])" office:value-type="float" office:value="0">
            <text:p>0</text:p>
          </table:table-cell>
          <table:table-cell table:style-name="ACE-19" table:formula="of:=COM.MICROSOFT.SWITCH([$'Sheet3'.$B$1];1;[$'Sheet1'.AG7];0;[$'Sheet5'.AG7])" office:value-type="float" office:value="0">
            <text:p>0</text:p>
          </table:table-cell>
          <table:table-cell table:style-name="ACE-19" table:formula="of:=COM.MICROSOFT.SWITCH([$'Sheet3'.$B$1];1;[$'Sheet1'.AH7];0;[$'Sheet5'.AH7])" office:value-type="float" office:value="0">
            <text:p>0</text:p>
          </table:table-cell>
          <table:table-cell table:style-name="ACE-19" table:formula="of:=COM.MICROSOFT.SWITCH([$'Sheet3'.$B$1];1;[$'Sheet1'.AI7];0;[$'Sheet5'.AI7])" office:value-type="float" office:value="0">
            <text:p>0</text:p>
          </table:table-cell>
          <table:table-cell table:style-name="ACE-19" table:formula="of:=COM.MICROSOFT.SWITCH([$'Sheet3'.$B$1];1;[$'Sheet1'.AJ7];0;[$'Sheet5'.AJ7])" office:value-type="float" office:value="0">
            <text:p>0</text:p>
          </table:table-cell>
          <table:table-cell table:style-name="ACE-19" table:formula="of:=COM.MICROSOFT.SWITCH([$'Sheet3'.$B$1];1;[$'Sheet1'.AK7];0;[$'Sheet5'.AK7])" office:value-type="float" office:value="0">
            <text:p>0</text:p>
          </table:table-cell>
          <table:table-cell table:style-name="ACE-19" table:formula="of:=COM.MICROSOFT.SWITCH([$'Sheet3'.$B$1];1;[$'Sheet1'.AL7];0;[$'Sheet5'.AL7])" office:value-type="float" office:value="0">
            <text:p>0</text:p>
          </table:table-cell>
          <table:table-cell table:style-name="ACE-19" table:formula="of:=COM.MICROSOFT.SWITCH([$'Sheet3'.$B$1];1;[$'Sheet1'.AM7];0;[$'Sheet5'.AM7])" office:value-type="float" office:value="0">
            <text:p>0</text:p>
          </table:table-cell>
          <table:table-cell table:style-name="ACE-19" table:formula="of:=COM.MICROSOFT.SWITCH([$'Sheet3'.$B$1];1;[$'Sheet1'.AN7];0;[$'Sheet5'.AN7])" office:value-type="float" office:value="0">
            <text:p>0</text:p>
          </table:table-cell>
          <table:table-cell table:style-name="ACE-19" table:formula="of:=COM.MICROSOFT.SWITCH([$'Sheet3'.$B$1];1;[$'Sheet1'.AO7];0;[$'Sheet5'.AO7])" office:value-type="float" office:value="0">
            <text:p>0</text:p>
          </table:table-cell>
          <table:table-cell table:style-name="ACE-19" table:formula="of:=COM.MICROSOFT.SWITCH([$'Sheet3'.$B$1];1;[$'Sheet1'.AP7];0;[$'Sheet5'.AP7])" office:value-type="float" office:value="0">
            <text:p>0</text:p>
          </table:table-cell>
          <table:table-cell table:style-name="ACE-19" table:formula="of:=COM.MICROSOFT.SWITCH([$'Sheet3'.$B$1];1;[$'Sheet1'.AQ7];0;[$'Sheet5'.AQ7])" office:value-type="float" office:value="0">
            <text:p>0</text:p>
          </table:table-cell>
          <table:table-cell table:style-name="ACE-19" table:formula="of:=COM.MICROSOFT.SWITCH([$'Sheet3'.$B$1];1;[$'Sheet1'.AR7];0;[$'Sheet5'.AR7])" office:value-type="float" office:value="0">
            <text:p>0</text:p>
          </table:table-cell>
          <table:table-cell table:style-name="ACE-19" table:formula="of:=COM.MICROSOFT.SWITCH([$'Sheet3'.$B$1];1;[$'Sheet1'.AS7];0;[$'Sheet5'.AS7])" office:value-type="float" office:value="0">
            <text:p>0</text:p>
          </table:table-cell>
          <table:table-cell table:style-name="ACE-19" table:formula="of:=COM.MICROSOFT.SWITCH([$'Sheet3'.$B$1];1;[$'Sheet1'.AT7];0;[$'Sheet5'.AT7])" office:value-type="float" office:value="0">
            <text:p>0</text:p>
          </table:table-cell>
          <table:table-cell table:style-name="ACE-19" table:formula="of:=COM.MICROSOFT.SWITCH([$'Sheet3'.$B$1];1;[$'Sheet1'.AU7];0;[$'Sheet5'.AU7])" office:value-type="float" office:value="0">
            <text:p>0</text:p>
          </table:table-cell>
          <table:table-cell table:style-name="ACE-19" table:formula="of:=COM.MICROSOFT.SWITCH([$'Sheet3'.$B$1];1;[$'Sheet1'.AV7];0;[$'Sheet5'.AV7])" office:value-type="float" office:value="0">
            <text:p>0</text:p>
          </table:table-cell>
          <table:table-cell table:style-name="ACE-19" table:formula="of:=COM.MICROSOFT.SWITCH([$'Sheet3'.$B$1];1;[$'Sheet1'.AW7];0;[$'Sheet5'.AW7])" office:value-type="float" office:value="0">
            <text:p>0</text:p>
          </table:table-cell>
          <table:table-cell table:style-name="ACE-19" table:formula="of:=COM.MICROSOFT.SWITCH([$'Sheet3'.$B$1];1;[$'Sheet1'.AX7];0;[$'Sheet5'.AX7])" office:value-type="float" office:value="0">
            <text:p>0</text:p>
          </table:table-cell>
          <table:table-cell table:style-name="ACE-19" table:formula="of:=COM.MICROSOFT.SWITCH([$'Sheet3'.$B$1];1;[$'Sheet1'.AY7];0;[$'Sheet5'.AY7])" office:value-type="float" office:value="0">
            <text:p>0</text:p>
          </table:table-cell>
          <table:table-cell table:style-name="ACE-19" table:formula="of:=COM.MICROSOFT.SWITCH([$'Sheet3'.$B$1];1;[$'Sheet1'.AZ7];0;[$'Sheet5'.AZ7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8];0;[$'Sheet5'.C8])" office:value-type="float" office:value="0">
            <text:p>0</text:p>
          </table:table-cell>
          <table:table-cell table:style-name="ACE-19" table:formula="of:=COM.MICROSOFT.SWITCH([$'Sheet3'.$B$1];1;[$'Sheet1'.D8];0;[$'Sheet5'.D8])" office:value-type="float" office:value="0">
            <text:p>0</text:p>
          </table:table-cell>
          <table:table-cell table:style-name="ACE-19" table:formula="of:=COM.MICROSOFT.SWITCH([$'Sheet3'.$B$1];1;[$'Sheet1'.E8];0;[$'Sheet5'.E8])" office:value-type="float" office:value="0">
            <text:p>0</text:p>
          </table:table-cell>
          <table:table-cell table:style-name="ACE-19" table:formula="of:=COM.MICROSOFT.SWITCH([$'Sheet3'.$B$1];1;[$'Sheet1'.F8];0;[$'Sheet5'.F8])" office:value-type="float" office:value="0">
            <text:p>0</text:p>
          </table:table-cell>
          <table:table-cell table:style-name="ACE-19" table:formula="of:=COM.MICROSOFT.SWITCH([$'Sheet3'.$B$1];1;[$'Sheet1'.G8];0;[$'Sheet5'.G8])" office:value-type="float" office:value="0">
            <text:p>0</text:p>
          </table:table-cell>
          <table:table-cell table:style-name="ACE-19" table:formula="of:=COM.MICROSOFT.SWITCH([$'Sheet3'.$B$1];1;[$'Sheet1'.H8];0;[$'Sheet5'.H8])" office:value-type="float" office:value="0">
            <text:p>0</text:p>
          </table:table-cell>
          <table:table-cell table:style-name="ACE-19" table:formula="of:=COM.MICROSOFT.SWITCH([$'Sheet3'.$B$1];1;[$'Sheet1'.I8];0;[$'Sheet5'.I8])" office:value-type="float" office:value="0">
            <text:p>0</text:p>
          </table:table-cell>
          <table:table-cell table:style-name="ACE-19" table:formula="of:=COM.MICROSOFT.SWITCH([$'Sheet3'.$B$1];1;[$'Sheet1'.J8];0;[$'Sheet5'.J8])" office:value-type="float" office:value="0">
            <text:p>0</text:p>
          </table:table-cell>
          <table:table-cell table:style-name="ACE-19" table:formula="of:=COM.MICROSOFT.SWITCH([$'Sheet3'.$B$1];1;[$'Sheet1'.K8];0;[$'Sheet5'.K8])" office:value-type="float" office:value="0">
            <text:p>0</text:p>
          </table:table-cell>
          <table:table-cell table:style-name="ACE-19" table:formula="of:=COM.MICROSOFT.SWITCH([$'Sheet3'.$B$1];1;[$'Sheet1'.L8];0;[$'Sheet5'.L8])" office:value-type="float" office:value="0">
            <text:p>0</text:p>
          </table:table-cell>
          <table:table-cell table:style-name="ACE-19" table:formula="of:=COM.MICROSOFT.SWITCH([$'Sheet3'.$B$1];1;[$'Sheet1'.M8];0;[$'Sheet5'.M8])" office:value-type="float" office:value="0">
            <text:p>0</text:p>
          </table:table-cell>
          <table:table-cell table:style-name="ACE-19" table:formula="of:=COM.MICROSOFT.SWITCH([$'Sheet3'.$B$1];1;[$'Sheet1'.N8];0;[$'Sheet5'.N8])" office:value-type="float" office:value="0">
            <text:p>0</text:p>
          </table:table-cell>
          <table:table-cell table:style-name="ACE-19" table:formula="of:=COM.MICROSOFT.SWITCH([$'Sheet3'.$B$1];1;[$'Sheet1'.O8];0;[$'Sheet5'.O8])" office:value-type="float" office:value="0">
            <text:p>0</text:p>
          </table:table-cell>
          <table:table-cell table:style-name="ACE-19" table:formula="of:=COM.MICROSOFT.SWITCH([$'Sheet3'.$B$1];1;[$'Sheet1'.P8];0;[$'Sheet5'.P8])" office:value-type="float" office:value="0">
            <text:p>0</text:p>
          </table:table-cell>
          <table:table-cell table:style-name="ACE-19" table:formula="of:=COM.MICROSOFT.SWITCH([$'Sheet3'.$B$1];1;[$'Sheet1'.Q8];0;[$'Sheet5'.Q8])" office:value-type="float" office:value="0">
            <text:p>0</text:p>
          </table:table-cell>
          <table:table-cell table:style-name="ACE-19" table:formula="of:=COM.MICROSOFT.SWITCH([$'Sheet3'.$B$1];1;[$'Sheet1'.R8];0;[$'Sheet5'.R8])" office:value-type="float" office:value="0">
            <text:p>0</text:p>
          </table:table-cell>
          <table:table-cell table:style-name="ACE-19" table:formula="of:=COM.MICROSOFT.SWITCH([$'Sheet3'.$B$1];1;[$'Sheet1'.S8];0;[$'Sheet5'.S8])" office:value-type="float" office:value="0">
            <text:p>0</text:p>
          </table:table-cell>
          <table:table-cell table:style-name="ACE-19" table:formula="of:=COM.MICROSOFT.SWITCH([$'Sheet3'.$B$1];1;[$'Sheet1'.T8];0;[$'Sheet5'.T8])" office:value-type="float" office:value="0">
            <text:p>0</text:p>
          </table:table-cell>
          <table:table-cell table:style-name="ACE-19" table:formula="of:=COM.MICROSOFT.SWITCH([$'Sheet3'.$B$1];1;[$'Sheet1'.U8];0;[$'Sheet5'.U8])" office:value-type="float" office:value="0">
            <text:p>0</text:p>
          </table:table-cell>
          <table:table-cell table:style-name="ACE-19" table:formula="of:=COM.MICROSOFT.SWITCH([$'Sheet3'.$B$1];1;[$'Sheet1'.V8];0;[$'Sheet5'.V8])" office:value-type="float" office:value="0">
            <text:p>0</text:p>
          </table:table-cell>
          <table:table-cell table:style-name="ACE-19" table:formula="of:=COM.MICROSOFT.SWITCH([$'Sheet3'.$B$1];1;[$'Sheet1'.W8];0;[$'Sheet5'.W8])" office:value-type="float" office:value="0">
            <text:p>0</text:p>
          </table:table-cell>
          <table:table-cell table:style-name="ACE-19" table:formula="of:=COM.MICROSOFT.SWITCH([$'Sheet3'.$B$1];1;[$'Sheet1'.X8];0;[$'Sheet5'.X8])" office:value-type="float" office:value="0">
            <text:p>0</text:p>
          </table:table-cell>
          <table:table-cell table:style-name="ACE-19" table:formula="of:=COM.MICROSOFT.SWITCH([$'Sheet3'.$B$1];1;[$'Sheet1'.Y8];0;[$'Sheet5'.Y8])" office:value-type="float" office:value="0">
            <text:p>0</text:p>
          </table:table-cell>
          <table:table-cell table:style-name="ACE-19" table:formula="of:=COM.MICROSOFT.SWITCH([$'Sheet3'.$B$1];1;[$'Sheet1'.Z8];0;[$'Sheet5'.Z8])" office:value-type="float" office:value="0">
            <text:p>0</text:p>
          </table:table-cell>
          <table:table-cell table:style-name="ACE-19" table:formula="of:=COM.MICROSOFT.SWITCH([$'Sheet3'.$B$1];1;[$'Sheet1'.AA8];0;[$'Sheet5'.AA8])" office:value-type="float" office:value="0">
            <text:p>0</text:p>
          </table:table-cell>
          <table:table-cell table:style-name="ACE-19" table:formula="of:=COM.MICROSOFT.SWITCH([$'Sheet3'.$B$1];1;[$'Sheet1'.AB8];0;[$'Sheet5'.AB8])" office:value-type="float" office:value="0">
            <text:p>0</text:p>
          </table:table-cell>
          <table:table-cell table:style-name="ACE-19" table:formula="of:=COM.MICROSOFT.SWITCH([$'Sheet3'.$B$1];1;[$'Sheet1'.AC8];0;[$'Sheet5'.AC8])" office:value-type="float" office:value="0">
            <text:p>0</text:p>
          </table:table-cell>
          <table:table-cell table:style-name="ACE-19" table:formula="of:=COM.MICROSOFT.SWITCH([$'Sheet3'.$B$1];1;[$'Sheet1'.AD8];0;[$'Sheet5'.AD8])" office:value-type="float" office:value="0">
            <text:p>0</text:p>
          </table:table-cell>
          <table:table-cell table:style-name="ACE-19" table:formula="of:=COM.MICROSOFT.SWITCH([$'Sheet3'.$B$1];1;[$'Sheet1'.AE8];0;[$'Sheet5'.AE8])" office:value-type="float" office:value="0">
            <text:p>0</text:p>
          </table:table-cell>
          <table:table-cell table:style-name="ACE-19" table:formula="of:=COM.MICROSOFT.SWITCH([$'Sheet3'.$B$1];1;[$'Sheet1'.AF8];0;[$'Sheet5'.AF8])" office:value-type="float" office:value="0">
            <text:p>0</text:p>
          </table:table-cell>
          <table:table-cell table:style-name="ACE-19" table:formula="of:=COM.MICROSOFT.SWITCH([$'Sheet3'.$B$1];1;[$'Sheet1'.AG8];0;[$'Sheet5'.AG8])" office:value-type="float" office:value="0">
            <text:p>0</text:p>
          </table:table-cell>
          <table:table-cell table:style-name="ACE-19" table:formula="of:=COM.MICROSOFT.SWITCH([$'Sheet3'.$B$1];1;[$'Sheet1'.AH8];0;[$'Sheet5'.AH8])" office:value-type="float" office:value="0">
            <text:p>0</text:p>
          </table:table-cell>
          <table:table-cell table:style-name="ACE-19" table:formula="of:=COM.MICROSOFT.SWITCH([$'Sheet3'.$B$1];1;[$'Sheet1'.AI8];0;[$'Sheet5'.AI8])" office:value-type="float" office:value="0">
            <text:p>0</text:p>
          </table:table-cell>
          <table:table-cell table:style-name="ACE-19" table:formula="of:=COM.MICROSOFT.SWITCH([$'Sheet3'.$B$1];1;[$'Sheet1'.AJ8];0;[$'Sheet5'.AJ8])" office:value-type="float" office:value="0">
            <text:p>0</text:p>
          </table:table-cell>
          <table:table-cell table:style-name="ACE-19" table:formula="of:=COM.MICROSOFT.SWITCH([$'Sheet3'.$B$1];1;[$'Sheet1'.AK8];0;[$'Sheet5'.AK8])" office:value-type="float" office:value="0">
            <text:p>0</text:p>
          </table:table-cell>
          <table:table-cell table:style-name="ACE-19" table:formula="of:=COM.MICROSOFT.SWITCH([$'Sheet3'.$B$1];1;[$'Sheet1'.AL8];0;[$'Sheet5'.AL8])" office:value-type="float" office:value="0">
            <text:p>0</text:p>
          </table:table-cell>
          <table:table-cell table:style-name="ACE-19" table:formula="of:=COM.MICROSOFT.SWITCH([$'Sheet3'.$B$1];1;[$'Sheet1'.AM8];0;[$'Sheet5'.AM8])" office:value-type="float" office:value="0">
            <text:p>0</text:p>
          </table:table-cell>
          <table:table-cell table:style-name="ACE-19" table:formula="of:=COM.MICROSOFT.SWITCH([$'Sheet3'.$B$1];1;[$'Sheet1'.AN8];0;[$'Sheet5'.AN8])" office:value-type="float" office:value="0">
            <text:p>0</text:p>
          </table:table-cell>
          <table:table-cell table:style-name="ACE-19" table:formula="of:=COM.MICROSOFT.SWITCH([$'Sheet3'.$B$1];1;[$'Sheet1'.AO8];0;[$'Sheet5'.AO8])" office:value-type="float" office:value="0">
            <text:p>0</text:p>
          </table:table-cell>
          <table:table-cell table:style-name="ACE-19" table:formula="of:=COM.MICROSOFT.SWITCH([$'Sheet3'.$B$1];1;[$'Sheet1'.AP8];0;[$'Sheet5'.AP8])" office:value-type="float" office:value="0">
            <text:p>0</text:p>
          </table:table-cell>
          <table:table-cell table:style-name="ACE-19" table:formula="of:=COM.MICROSOFT.SWITCH([$'Sheet3'.$B$1];1;[$'Sheet1'.AQ8];0;[$'Sheet5'.AQ8])" office:value-type="float" office:value="0">
            <text:p>0</text:p>
          </table:table-cell>
          <table:table-cell table:style-name="ACE-19" table:formula="of:=COM.MICROSOFT.SWITCH([$'Sheet3'.$B$1];1;[$'Sheet1'.AR8];0;[$'Sheet5'.AR8])" office:value-type="float" office:value="0">
            <text:p>0</text:p>
          </table:table-cell>
          <table:table-cell table:style-name="ACE-19" table:formula="of:=COM.MICROSOFT.SWITCH([$'Sheet3'.$B$1];1;[$'Sheet1'.AS8];0;[$'Sheet5'.AS8])" office:value-type="float" office:value="0">
            <text:p>0</text:p>
          </table:table-cell>
          <table:table-cell table:style-name="ACE-19" table:formula="of:=COM.MICROSOFT.SWITCH([$'Sheet3'.$B$1];1;[$'Sheet1'.AT8];0;[$'Sheet5'.AT8])" office:value-type="float" office:value="0">
            <text:p>0</text:p>
          </table:table-cell>
          <table:table-cell table:style-name="ACE-19" table:formula="of:=COM.MICROSOFT.SWITCH([$'Sheet3'.$B$1];1;[$'Sheet1'.AU8];0;[$'Sheet5'.AU8])" office:value-type="float" office:value="0">
            <text:p>0</text:p>
          </table:table-cell>
          <table:table-cell table:style-name="ACE-19" table:formula="of:=COM.MICROSOFT.SWITCH([$'Sheet3'.$B$1];1;[$'Sheet1'.AV8];0;[$'Sheet5'.AV8])" office:value-type="float" office:value="0">
            <text:p>0</text:p>
          </table:table-cell>
          <table:table-cell table:style-name="ACE-19" table:formula="of:=COM.MICROSOFT.SWITCH([$'Sheet3'.$B$1];1;[$'Sheet1'.AW8];0;[$'Sheet5'.AW8])" office:value-type="float" office:value="0">
            <text:p>0</text:p>
          </table:table-cell>
          <table:table-cell table:style-name="ACE-19" table:formula="of:=COM.MICROSOFT.SWITCH([$'Sheet3'.$B$1];1;[$'Sheet1'.AX8];0;[$'Sheet5'.AX8])" office:value-type="float" office:value="0">
            <text:p>0</text:p>
          </table:table-cell>
          <table:table-cell table:style-name="ACE-19" table:formula="of:=COM.MICROSOFT.SWITCH([$'Sheet3'.$B$1];1;[$'Sheet1'.AY8];0;[$'Sheet5'.AY8])" office:value-type="float" office:value="0">
            <text:p>0</text:p>
          </table:table-cell>
          <table:table-cell table:style-name="ACE-19" table:formula="of:=COM.MICROSOFT.SWITCH([$'Sheet3'.$B$1];1;[$'Sheet1'.AZ8];0;[$'Sheet5'.AZ8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9];0;[$'Sheet5'.C9])" office:value-type="float" office:value="0">
            <text:p>0</text:p>
          </table:table-cell>
          <table:table-cell table:style-name="ACE-19" table:formula="of:=COM.MICROSOFT.SWITCH([$'Sheet3'.$B$1];1;[$'Sheet1'.D9];0;[$'Sheet5'.D9])" office:value-type="float" office:value="0">
            <text:p>0</text:p>
          </table:table-cell>
          <table:table-cell table:style-name="ACE-19" table:formula="of:=COM.MICROSOFT.SWITCH([$'Sheet3'.$B$1];1;[$'Sheet1'.E9];0;[$'Sheet5'.E9])" office:value-type="float" office:value="0">
            <text:p>0</text:p>
          </table:table-cell>
          <table:table-cell table:style-name="ACE-19" table:formula="of:=COM.MICROSOFT.SWITCH([$'Sheet3'.$B$1];1;[$'Sheet1'.F9];0;[$'Sheet5'.F9])" office:value-type="float" office:value="0">
            <text:p>0</text:p>
          </table:table-cell>
          <table:table-cell table:style-name="ACE-19" table:formula="of:=COM.MICROSOFT.SWITCH([$'Sheet3'.$B$1];1;[$'Sheet1'.G9];0;[$'Sheet5'.G9])" office:value-type="float" office:value="0">
            <text:p>0</text:p>
          </table:table-cell>
          <table:table-cell table:style-name="ACE-19" table:formula="of:=COM.MICROSOFT.SWITCH([$'Sheet3'.$B$1];1;[$'Sheet1'.H9];0;[$'Sheet5'.H9])" office:value-type="float" office:value="0">
            <text:p>0</text:p>
          </table:table-cell>
          <table:table-cell table:style-name="ACE-19" table:formula="of:=COM.MICROSOFT.SWITCH([$'Sheet3'.$B$1];1;[$'Sheet1'.I9];0;[$'Sheet5'.I9])" office:value-type="float" office:value="0">
            <text:p>0</text:p>
          </table:table-cell>
          <table:table-cell table:style-name="ACE-19" table:formula="of:=COM.MICROSOFT.SWITCH([$'Sheet3'.$B$1];1;[$'Sheet1'.J9];0;[$'Sheet5'.J9])" office:value-type="float" office:value="0">
            <text:p>0</text:p>
          </table:table-cell>
          <table:table-cell table:style-name="ACE-19" table:formula="of:=COM.MICROSOFT.SWITCH([$'Sheet3'.$B$1];1;[$'Sheet1'.K9];0;[$'Sheet5'.K9])" office:value-type="float" office:value="0">
            <text:p>0</text:p>
          </table:table-cell>
          <table:table-cell table:style-name="ACE-19" table:formula="of:=COM.MICROSOFT.SWITCH([$'Sheet3'.$B$1];1;[$'Sheet1'.L9];0;[$'Sheet5'.L9])" office:value-type="float" office:value="0">
            <text:p>0</text:p>
          </table:table-cell>
          <table:table-cell table:style-name="ACE-19" table:formula="of:=COM.MICROSOFT.SWITCH([$'Sheet3'.$B$1];1;[$'Sheet1'.M9];0;[$'Sheet5'.M9])" office:value-type="float" office:value="0">
            <text:p>0</text:p>
          </table:table-cell>
          <table:table-cell table:style-name="ACE-19" table:formula="of:=COM.MICROSOFT.SWITCH([$'Sheet3'.$B$1];1;[$'Sheet1'.N9];0;[$'Sheet5'.N9])" office:value-type="float" office:value="0">
            <text:p>0</text:p>
          </table:table-cell>
          <table:table-cell table:style-name="ACE-19" table:formula="of:=COM.MICROSOFT.SWITCH([$'Sheet3'.$B$1];1;[$'Sheet1'.O9];0;[$'Sheet5'.O9])" office:value-type="float" office:value="0">
            <text:p>0</text:p>
          </table:table-cell>
          <table:table-cell table:style-name="ACE-19" table:formula="of:=COM.MICROSOFT.SWITCH([$'Sheet3'.$B$1];1;[$'Sheet1'.P9];0;[$'Sheet5'.P9])" office:value-type="float" office:value="0">
            <text:p>0</text:p>
          </table:table-cell>
          <table:table-cell table:style-name="ACE-19" table:formula="of:=COM.MICROSOFT.SWITCH([$'Sheet3'.$B$1];1;[$'Sheet1'.Q9];0;[$'Sheet5'.Q9])" office:value-type="float" office:value="0">
            <text:p>0</text:p>
          </table:table-cell>
          <table:table-cell table:style-name="ACE-19" table:formula="of:=COM.MICROSOFT.SWITCH([$'Sheet3'.$B$1];1;[$'Sheet1'.R9];0;[$'Sheet5'.R9])" office:value-type="float" office:value="0">
            <text:p>0</text:p>
          </table:table-cell>
          <table:table-cell table:style-name="ACE-19" table:formula="of:=COM.MICROSOFT.SWITCH([$'Sheet3'.$B$1];1;[$'Sheet1'.S9];0;[$'Sheet5'.S9])" office:value-type="float" office:value="0">
            <text:p>0</text:p>
          </table:table-cell>
          <table:table-cell table:style-name="ACE-19" table:formula="of:=COM.MICROSOFT.SWITCH([$'Sheet3'.$B$1];1;[$'Sheet1'.T9];0;[$'Sheet5'.T9])" office:value-type="float" office:value="0">
            <text:p>0</text:p>
          </table:table-cell>
          <table:table-cell table:style-name="ACE-19" table:formula="of:=COM.MICROSOFT.SWITCH([$'Sheet3'.$B$1];1;[$'Sheet1'.U9];0;[$'Sheet5'.U9])" office:value-type="float" office:value="0">
            <text:p>0</text:p>
          </table:table-cell>
          <table:table-cell table:style-name="ACE-19" table:formula="of:=COM.MICROSOFT.SWITCH([$'Sheet3'.$B$1];1;[$'Sheet1'.V9];0;[$'Sheet5'.V9])" office:value-type="float" office:value="0">
            <text:p>0</text:p>
          </table:table-cell>
          <table:table-cell table:style-name="ACE-19" table:formula="of:=COM.MICROSOFT.SWITCH([$'Sheet3'.$B$1];1;[$'Sheet1'.W9];0;[$'Sheet5'.W9])" office:value-type="float" office:value="0">
            <text:p>0</text:p>
          </table:table-cell>
          <table:table-cell table:style-name="ACE-19" table:formula="of:=COM.MICROSOFT.SWITCH([$'Sheet3'.$B$1];1;[$'Sheet1'.X9];0;[$'Sheet5'.X9])" office:value-type="float" office:value="0">
            <text:p>0</text:p>
          </table:table-cell>
          <table:table-cell table:style-name="ACE-19" table:formula="of:=COM.MICROSOFT.SWITCH([$'Sheet3'.$B$1];1;[$'Sheet1'.Y9];0;[$'Sheet5'.Y9])" office:value-type="float" office:value="0">
            <text:p>0</text:p>
          </table:table-cell>
          <table:table-cell table:style-name="ACE-19" table:formula="of:=COM.MICROSOFT.SWITCH([$'Sheet3'.$B$1];1;[$'Sheet1'.Z9];0;[$'Sheet5'.Z9])" office:value-type="float" office:value="0">
            <text:p>0</text:p>
          </table:table-cell>
          <table:table-cell table:style-name="ACE-19" table:formula="of:=COM.MICROSOFT.SWITCH([$'Sheet3'.$B$1];1;[$'Sheet1'.AA9];0;[$'Sheet5'.AA9])" office:value-type="float" office:value="0">
            <text:p>0</text:p>
          </table:table-cell>
          <table:table-cell table:style-name="ACE-19" table:formula="of:=COM.MICROSOFT.SWITCH([$'Sheet3'.$B$1];1;[$'Sheet1'.AB9];0;[$'Sheet5'.AB9])" office:value-type="float" office:value="0">
            <text:p>0</text:p>
          </table:table-cell>
          <table:table-cell table:style-name="ACE-19" table:formula="of:=COM.MICROSOFT.SWITCH([$'Sheet3'.$B$1];1;[$'Sheet1'.AC9];0;[$'Sheet5'.AC9])" office:value-type="float" office:value="0">
            <text:p>0</text:p>
          </table:table-cell>
          <table:table-cell table:style-name="ACE-19" table:formula="of:=COM.MICROSOFT.SWITCH([$'Sheet3'.$B$1];1;[$'Sheet1'.AD9];0;[$'Sheet5'.AD9])" office:value-type="float" office:value="0">
            <text:p>0</text:p>
          </table:table-cell>
          <table:table-cell table:style-name="ACE-19" table:formula="of:=COM.MICROSOFT.SWITCH([$'Sheet3'.$B$1];1;[$'Sheet1'.AE9];0;[$'Sheet5'.AE9])" office:value-type="float" office:value="0">
            <text:p>0</text:p>
          </table:table-cell>
          <table:table-cell table:style-name="ACE-19" table:formula="of:=COM.MICROSOFT.SWITCH([$'Sheet3'.$B$1];1;[$'Sheet1'.AF9];0;[$'Sheet5'.AF9])" office:value-type="float" office:value="0">
            <text:p>0</text:p>
          </table:table-cell>
          <table:table-cell table:style-name="ACE-19" table:formula="of:=COM.MICROSOFT.SWITCH([$'Sheet3'.$B$1];1;[$'Sheet1'.AG9];0;[$'Sheet5'.AG9])" office:value-type="float" office:value="0">
            <text:p>0</text:p>
          </table:table-cell>
          <table:table-cell table:style-name="ACE-19" table:formula="of:=COM.MICROSOFT.SWITCH([$'Sheet3'.$B$1];1;[$'Sheet1'.AH9];0;[$'Sheet5'.AH9])" office:value-type="float" office:value="0">
            <text:p>0</text:p>
          </table:table-cell>
          <table:table-cell table:style-name="ACE-19" table:formula="of:=COM.MICROSOFT.SWITCH([$'Sheet3'.$B$1];1;[$'Sheet1'.AI9];0;[$'Sheet5'.AI9])" office:value-type="float" office:value="0">
            <text:p>0</text:p>
          </table:table-cell>
          <table:table-cell table:style-name="ACE-19" table:formula="of:=COM.MICROSOFT.SWITCH([$'Sheet3'.$B$1];1;[$'Sheet1'.AJ9];0;[$'Sheet5'.AJ9])" office:value-type="float" office:value="0">
            <text:p>0</text:p>
          </table:table-cell>
          <table:table-cell table:style-name="ACE-19" table:formula="of:=COM.MICROSOFT.SWITCH([$'Sheet3'.$B$1];1;[$'Sheet1'.AK9];0;[$'Sheet5'.AK9])" office:value-type="float" office:value="0">
            <text:p>0</text:p>
          </table:table-cell>
          <table:table-cell table:style-name="ACE-19" table:formula="of:=COM.MICROSOFT.SWITCH([$'Sheet3'.$B$1];1;[$'Sheet1'.AL9];0;[$'Sheet5'.AL9])" office:value-type="float" office:value="0">
            <text:p>0</text:p>
          </table:table-cell>
          <table:table-cell table:style-name="ACE-19" table:formula="of:=COM.MICROSOFT.SWITCH([$'Sheet3'.$B$1];1;[$'Sheet1'.AM9];0;[$'Sheet5'.AM9])" office:value-type="float" office:value="0">
            <text:p>0</text:p>
          </table:table-cell>
          <table:table-cell table:style-name="ACE-19" table:formula="of:=COM.MICROSOFT.SWITCH([$'Sheet3'.$B$1];1;[$'Sheet1'.AN9];0;[$'Sheet5'.AN9])" office:value-type="float" office:value="0">
            <text:p>0</text:p>
          </table:table-cell>
          <table:table-cell table:style-name="ACE-19" table:formula="of:=COM.MICROSOFT.SWITCH([$'Sheet3'.$B$1];1;[$'Sheet1'.AO9];0;[$'Sheet5'.AO9])" office:value-type="float" office:value="0">
            <text:p>0</text:p>
          </table:table-cell>
          <table:table-cell table:style-name="ACE-19" table:formula="of:=COM.MICROSOFT.SWITCH([$'Sheet3'.$B$1];1;[$'Sheet1'.AP9];0;[$'Sheet5'.AP9])" office:value-type="float" office:value="0">
            <text:p>0</text:p>
          </table:table-cell>
          <table:table-cell table:style-name="ACE-19" table:formula="of:=COM.MICROSOFT.SWITCH([$'Sheet3'.$B$1];1;[$'Sheet1'.AQ9];0;[$'Sheet5'.AQ9])" office:value-type="float" office:value="0">
            <text:p>0</text:p>
          </table:table-cell>
          <table:table-cell table:style-name="ACE-19" table:formula="of:=COM.MICROSOFT.SWITCH([$'Sheet3'.$B$1];1;[$'Sheet1'.AR9];0;[$'Sheet5'.AR9])" office:value-type="float" office:value="0">
            <text:p>0</text:p>
          </table:table-cell>
          <table:table-cell table:style-name="ACE-19" table:formula="of:=COM.MICROSOFT.SWITCH([$'Sheet3'.$B$1];1;[$'Sheet1'.AS9];0;[$'Sheet5'.AS9])" office:value-type="float" office:value="0">
            <text:p>0</text:p>
          </table:table-cell>
          <table:table-cell table:style-name="ACE-19" table:formula="of:=COM.MICROSOFT.SWITCH([$'Sheet3'.$B$1];1;[$'Sheet1'.AT9];0;[$'Sheet5'.AT9])" office:value-type="float" office:value="0">
            <text:p>0</text:p>
          </table:table-cell>
          <table:table-cell table:style-name="ACE-19" table:formula="of:=COM.MICROSOFT.SWITCH([$'Sheet3'.$B$1];1;[$'Sheet1'.AU9];0;[$'Sheet5'.AU9])" office:value-type="float" office:value="0">
            <text:p>0</text:p>
          </table:table-cell>
          <table:table-cell table:style-name="ACE-19" table:formula="of:=COM.MICROSOFT.SWITCH([$'Sheet3'.$B$1];1;[$'Sheet1'.AV9];0;[$'Sheet5'.AV9])" office:value-type="float" office:value="0">
            <text:p>0</text:p>
          </table:table-cell>
          <table:table-cell table:style-name="ACE-19" table:formula="of:=COM.MICROSOFT.SWITCH([$'Sheet3'.$B$1];1;[$'Sheet1'.AW9];0;[$'Sheet5'.AW9])" office:value-type="float" office:value="0">
            <text:p>0</text:p>
          </table:table-cell>
          <table:table-cell table:style-name="ACE-19" table:formula="of:=COM.MICROSOFT.SWITCH([$'Sheet3'.$B$1];1;[$'Sheet1'.AX9];0;[$'Sheet5'.AX9])" office:value-type="float" office:value="0">
            <text:p>0</text:p>
          </table:table-cell>
          <table:table-cell table:style-name="ACE-19" table:formula="of:=COM.MICROSOFT.SWITCH([$'Sheet3'.$B$1];1;[$'Sheet1'.AY9];0;[$'Sheet5'.AY9])" office:value-type="float" office:value="0">
            <text:p>0</text:p>
          </table:table-cell>
          <table:table-cell table:style-name="ACE-19" table:formula="of:=COM.MICROSOFT.SWITCH([$'Sheet3'.$B$1];1;[$'Sheet1'.AZ9];0;[$'Sheet5'.AZ9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0];0;[$'Sheet5'.C10])" office:value-type="float" office:value="0">
            <text:p>0</text:p>
          </table:table-cell>
          <table:table-cell table:style-name="ACE-19" table:formula="of:=COM.MICROSOFT.SWITCH([$'Sheet3'.$B$1];1;[$'Sheet1'.D10];0;[$'Sheet5'.D10])" office:value-type="float" office:value="0">
            <text:p>0</text:p>
          </table:table-cell>
          <table:table-cell table:style-name="ACE-19" table:formula="of:=COM.MICROSOFT.SWITCH([$'Sheet3'.$B$1];1;[$'Sheet1'.E10];0;[$'Sheet5'.E10])" office:value-type="float" office:value="0">
            <text:p>0</text:p>
          </table:table-cell>
          <table:table-cell table:style-name="ACE-19" table:formula="of:=COM.MICROSOFT.SWITCH([$'Sheet3'.$B$1];1;[$'Sheet1'.F10];0;[$'Sheet5'.F10])" office:value-type="float" office:value="0">
            <text:p>0</text:p>
          </table:table-cell>
          <table:table-cell table:style-name="ACE-19" table:formula="of:=COM.MICROSOFT.SWITCH([$'Sheet3'.$B$1];1;[$'Sheet1'.G10];0;[$'Sheet5'.G10])" office:value-type="float" office:value="0">
            <text:p>0</text:p>
          </table:table-cell>
          <table:table-cell table:style-name="ACE-19" table:formula="of:=COM.MICROSOFT.SWITCH([$'Sheet3'.$B$1];1;[$'Sheet1'.H10];0;[$'Sheet5'.H10])" office:value-type="float" office:value="0">
            <text:p>0</text:p>
          </table:table-cell>
          <table:table-cell table:style-name="ACE-19" table:formula="of:=COM.MICROSOFT.SWITCH([$'Sheet3'.$B$1];1;[$'Sheet1'.I10];0;[$'Sheet5'.I10])" office:value-type="float" office:value="0">
            <text:p>0</text:p>
          </table:table-cell>
          <table:table-cell table:style-name="ACE-19" table:formula="of:=COM.MICROSOFT.SWITCH([$'Sheet3'.$B$1];1;[$'Sheet1'.J10];0;[$'Sheet5'.J10])" office:value-type="float" office:value="0">
            <text:p>0</text:p>
          </table:table-cell>
          <table:table-cell table:style-name="ACE-19" table:formula="of:=COM.MICROSOFT.SWITCH([$'Sheet3'.$B$1];1;[$'Sheet1'.K10];0;[$'Sheet5'.K10])" office:value-type="float" office:value="0">
            <text:p>0</text:p>
          </table:table-cell>
          <table:table-cell table:style-name="ACE-19" table:formula="of:=COM.MICROSOFT.SWITCH([$'Sheet3'.$B$1];1;[$'Sheet1'.L10];0;[$'Sheet5'.L10])" office:value-type="float" office:value="0">
            <text:p>0</text:p>
          </table:table-cell>
          <table:table-cell table:style-name="ACE-19" table:formula="of:=COM.MICROSOFT.SWITCH([$'Sheet3'.$B$1];1;[$'Sheet1'.M10];0;[$'Sheet5'.M10])" office:value-type="float" office:value="0">
            <text:p>0</text:p>
          </table:table-cell>
          <table:table-cell table:style-name="ACE-19" table:formula="of:=COM.MICROSOFT.SWITCH([$'Sheet3'.$B$1];1;[$'Sheet1'.N10];0;[$'Sheet5'.N10])" office:value-type="float" office:value="0">
            <text:p>0</text:p>
          </table:table-cell>
          <table:table-cell table:style-name="ACE-19" table:formula="of:=COM.MICROSOFT.SWITCH([$'Sheet3'.$B$1];1;[$'Sheet1'.O10];0;[$'Sheet5'.O10])" office:value-type="float" office:value="0">
            <text:p>0</text:p>
          </table:table-cell>
          <table:table-cell table:style-name="ACE-19" table:formula="of:=COM.MICROSOFT.SWITCH([$'Sheet3'.$B$1];1;[$'Sheet1'.P10];0;[$'Sheet5'.P10])" office:value-type="float" office:value="0">
            <text:p>0</text:p>
          </table:table-cell>
          <table:table-cell table:style-name="ACE-19" table:formula="of:=COM.MICROSOFT.SWITCH([$'Sheet3'.$B$1];1;[$'Sheet1'.Q10];0;[$'Sheet5'.Q10])" office:value-type="float" office:value="0">
            <text:p>0</text:p>
          </table:table-cell>
          <table:table-cell table:style-name="ACE-19" table:formula="of:=COM.MICROSOFT.SWITCH([$'Sheet3'.$B$1];1;[$'Sheet1'.R10];0;[$'Sheet5'.R10])" office:value-type="float" office:value="0">
            <text:p>0</text:p>
          </table:table-cell>
          <table:table-cell table:style-name="ACE-19" table:formula="of:=COM.MICROSOFT.SWITCH([$'Sheet3'.$B$1];1;[$'Sheet1'.S10];0;[$'Sheet5'.S10])" office:value-type="float" office:value="0">
            <text:p>0</text:p>
          </table:table-cell>
          <table:table-cell table:style-name="ACE-19" table:formula="of:=COM.MICROSOFT.SWITCH([$'Sheet3'.$B$1];1;[$'Sheet1'.T10];0;[$'Sheet5'.T10])" office:value-type="float" office:value="0">
            <text:p>0</text:p>
          </table:table-cell>
          <table:table-cell table:style-name="ACE-19" table:formula="of:=COM.MICROSOFT.SWITCH([$'Sheet3'.$B$1];1;[$'Sheet1'.U10];0;[$'Sheet5'.U10])" office:value-type="float" office:value="0">
            <text:p>0</text:p>
          </table:table-cell>
          <table:table-cell table:style-name="ACE-19" table:formula="of:=COM.MICROSOFT.SWITCH([$'Sheet3'.$B$1];1;[$'Sheet1'.V10];0;[$'Sheet5'.V10])" office:value-type="float" office:value="0">
            <text:p>0</text:p>
          </table:table-cell>
          <table:table-cell table:style-name="ACE-19" table:formula="of:=COM.MICROSOFT.SWITCH([$'Sheet3'.$B$1];1;[$'Sheet1'.W10];0;[$'Sheet5'.W10])" office:value-type="float" office:value="0">
            <text:p>0</text:p>
          </table:table-cell>
          <table:table-cell table:style-name="ACE-19" table:formula="of:=COM.MICROSOFT.SWITCH([$'Sheet3'.$B$1];1;[$'Sheet1'.X10];0;[$'Sheet5'.X10])" office:value-type="float" office:value="0">
            <text:p>0</text:p>
          </table:table-cell>
          <table:table-cell table:style-name="ACE-19" table:formula="of:=COM.MICROSOFT.SWITCH([$'Sheet3'.$B$1];1;[$'Sheet1'.Y10];0;[$'Sheet5'.Y10])" office:value-type="float" office:value="0">
            <text:p>0</text:p>
          </table:table-cell>
          <table:table-cell table:style-name="ACE-19" table:formula="of:=COM.MICROSOFT.SWITCH([$'Sheet3'.$B$1];1;[$'Sheet1'.Z10];0;[$'Sheet5'.Z10])" office:value-type="float" office:value="0">
            <text:p>0</text:p>
          </table:table-cell>
          <table:table-cell table:style-name="ACE-19" table:formula="of:=COM.MICROSOFT.SWITCH([$'Sheet3'.$B$1];1;[$'Sheet1'.AA10];0;[$'Sheet5'.AA10])" office:value-type="float" office:value="0">
            <text:p>0</text:p>
          </table:table-cell>
          <table:table-cell table:style-name="ACE-19" table:formula="of:=COM.MICROSOFT.SWITCH([$'Sheet3'.$B$1];1;[$'Sheet1'.AB10];0;[$'Sheet5'.AB10])" office:value-type="float" office:value="0">
            <text:p>0</text:p>
          </table:table-cell>
          <table:table-cell table:style-name="ACE-19" table:formula="of:=COM.MICROSOFT.SWITCH([$'Sheet3'.$B$1];1;[$'Sheet1'.AC10];0;[$'Sheet5'.AC10])" office:value-type="float" office:value="0">
            <text:p>0</text:p>
          </table:table-cell>
          <table:table-cell table:style-name="ACE-19" table:formula="of:=COM.MICROSOFT.SWITCH([$'Sheet3'.$B$1];1;[$'Sheet1'.AD10];0;[$'Sheet5'.AD10])" office:value-type="float" office:value="0">
            <text:p>0</text:p>
          </table:table-cell>
          <table:table-cell table:style-name="ACE-19" table:formula="of:=COM.MICROSOFT.SWITCH([$'Sheet3'.$B$1];1;[$'Sheet1'.AE10];0;[$'Sheet5'.AE10])" office:value-type="float" office:value="0">
            <text:p>0</text:p>
          </table:table-cell>
          <table:table-cell table:style-name="ACE-19" table:formula="of:=COM.MICROSOFT.SWITCH([$'Sheet3'.$B$1];1;[$'Sheet1'.AF10];0;[$'Sheet5'.AF10])" office:value-type="float" office:value="0">
            <text:p>0</text:p>
          </table:table-cell>
          <table:table-cell table:style-name="ACE-19" table:formula="of:=COM.MICROSOFT.SWITCH([$'Sheet3'.$B$1];1;[$'Sheet1'.AG10];0;[$'Sheet5'.AG10])" office:value-type="float" office:value="0">
            <text:p>0</text:p>
          </table:table-cell>
          <table:table-cell table:style-name="ACE-19" table:formula="of:=COM.MICROSOFT.SWITCH([$'Sheet3'.$B$1];1;[$'Sheet1'.AH10];0;[$'Sheet5'.AH10])" office:value-type="float" office:value="0">
            <text:p>0</text:p>
          </table:table-cell>
          <table:table-cell table:style-name="ACE-19" table:formula="of:=COM.MICROSOFT.SWITCH([$'Sheet3'.$B$1];1;[$'Sheet1'.AI10];0;[$'Sheet5'.AI10])" office:value-type="float" office:value="0">
            <text:p>0</text:p>
          </table:table-cell>
          <table:table-cell table:style-name="ACE-19" table:formula="of:=COM.MICROSOFT.SWITCH([$'Sheet3'.$B$1];1;[$'Sheet1'.AJ10];0;[$'Sheet5'.AJ10])" office:value-type="float" office:value="0">
            <text:p>0</text:p>
          </table:table-cell>
          <table:table-cell table:style-name="ACE-19" table:formula="of:=COM.MICROSOFT.SWITCH([$'Sheet3'.$B$1];1;[$'Sheet1'.AK10];0;[$'Sheet5'.AK10])" office:value-type="float" office:value="0">
            <text:p>0</text:p>
          </table:table-cell>
          <table:table-cell table:style-name="ACE-19" table:formula="of:=COM.MICROSOFT.SWITCH([$'Sheet3'.$B$1];1;[$'Sheet1'.AL10];0;[$'Sheet5'.AL10])" office:value-type="float" office:value="0">
            <text:p>0</text:p>
          </table:table-cell>
          <table:table-cell table:style-name="ACE-19" table:formula="of:=COM.MICROSOFT.SWITCH([$'Sheet3'.$B$1];1;[$'Sheet1'.AM10];0;[$'Sheet5'.AM10])" office:value-type="float" office:value="0">
            <text:p>0</text:p>
          </table:table-cell>
          <table:table-cell table:style-name="ACE-19" table:formula="of:=COM.MICROSOFT.SWITCH([$'Sheet3'.$B$1];1;[$'Sheet1'.AN10];0;[$'Sheet5'.AN10])" office:value-type="float" office:value="0">
            <text:p>0</text:p>
          </table:table-cell>
          <table:table-cell table:style-name="ACE-19" table:formula="of:=COM.MICROSOFT.SWITCH([$'Sheet3'.$B$1];1;[$'Sheet1'.AO10];0;[$'Sheet5'.AO10])" office:value-type="float" office:value="0">
            <text:p>0</text:p>
          </table:table-cell>
          <table:table-cell table:style-name="ACE-19" table:formula="of:=COM.MICROSOFT.SWITCH([$'Sheet3'.$B$1];1;[$'Sheet1'.AP10];0;[$'Sheet5'.AP10])" office:value-type="float" office:value="0">
            <text:p>0</text:p>
          </table:table-cell>
          <table:table-cell table:style-name="ACE-19" table:formula="of:=COM.MICROSOFT.SWITCH([$'Sheet3'.$B$1];1;[$'Sheet1'.AQ10];0;[$'Sheet5'.AQ10])" office:value-type="float" office:value="0">
            <text:p>0</text:p>
          </table:table-cell>
          <table:table-cell table:style-name="ACE-19" table:formula="of:=COM.MICROSOFT.SWITCH([$'Sheet3'.$B$1];1;[$'Sheet1'.AR10];0;[$'Sheet5'.AR10])" office:value-type="float" office:value="0">
            <text:p>0</text:p>
          </table:table-cell>
          <table:table-cell table:style-name="ACE-19" table:formula="of:=COM.MICROSOFT.SWITCH([$'Sheet3'.$B$1];1;[$'Sheet1'.AS10];0;[$'Sheet5'.AS10])" office:value-type="float" office:value="0">
            <text:p>0</text:p>
          </table:table-cell>
          <table:table-cell table:style-name="ACE-19" table:formula="of:=COM.MICROSOFT.SWITCH([$'Sheet3'.$B$1];1;[$'Sheet1'.AT10];0;[$'Sheet5'.AT10])" office:value-type="float" office:value="0">
            <text:p>0</text:p>
          </table:table-cell>
          <table:table-cell table:style-name="ACE-19" table:formula="of:=COM.MICROSOFT.SWITCH([$'Sheet3'.$B$1];1;[$'Sheet1'.AU10];0;[$'Sheet5'.AU10])" office:value-type="float" office:value="0">
            <text:p>0</text:p>
          </table:table-cell>
          <table:table-cell table:style-name="ACE-19" table:formula="of:=COM.MICROSOFT.SWITCH([$'Sheet3'.$B$1];1;[$'Sheet1'.AV10];0;[$'Sheet5'.AV10])" office:value-type="float" office:value="0">
            <text:p>0</text:p>
          </table:table-cell>
          <table:table-cell table:style-name="ACE-19" table:formula="of:=COM.MICROSOFT.SWITCH([$'Sheet3'.$B$1];1;[$'Sheet1'.AW10];0;[$'Sheet5'.AW10])" office:value-type="float" office:value="0">
            <text:p>0</text:p>
          </table:table-cell>
          <table:table-cell table:style-name="ACE-19" table:formula="of:=COM.MICROSOFT.SWITCH([$'Sheet3'.$B$1];1;[$'Sheet1'.AX10];0;[$'Sheet5'.AX10])" office:value-type="float" office:value="0">
            <text:p>0</text:p>
          </table:table-cell>
          <table:table-cell table:style-name="ACE-19" table:formula="of:=COM.MICROSOFT.SWITCH([$'Sheet3'.$B$1];1;[$'Sheet1'.AY10];0;[$'Sheet5'.AY10])" office:value-type="float" office:value="0">
            <text:p>0</text:p>
          </table:table-cell>
          <table:table-cell table:style-name="ACE-19" table:formula="of:=COM.MICROSOFT.SWITCH([$'Sheet3'.$B$1];1;[$'Sheet1'.AZ10];0;[$'Sheet5'.AZ10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1];0;[$'Sheet5'.C11])" office:value-type="float" office:value="0">
            <text:p>0</text:p>
          </table:table-cell>
          <table:table-cell table:style-name="ACE-19" table:formula="of:=COM.MICROSOFT.SWITCH([$'Sheet3'.$B$1];1;[$'Sheet1'.D11];0;[$'Sheet5'.D11])" office:value-type="float" office:value="0">
            <text:p>0</text:p>
          </table:table-cell>
          <table:table-cell table:style-name="ACE-19" table:formula="of:=COM.MICROSOFT.SWITCH([$'Sheet3'.$B$1];1;[$'Sheet1'.E11];0;[$'Sheet5'.E11])" office:value-type="float" office:value="0">
            <text:p>0</text:p>
          </table:table-cell>
          <table:table-cell table:style-name="ACE-19" table:formula="of:=COM.MICROSOFT.SWITCH([$'Sheet3'.$B$1];1;[$'Sheet1'.F11];0;[$'Sheet5'.F11])" office:value-type="float" office:value="0">
            <text:p>0</text:p>
          </table:table-cell>
          <table:table-cell table:style-name="ACE-19" table:formula="of:=COM.MICROSOFT.SWITCH([$'Sheet3'.$B$1];1;[$'Sheet1'.G11];0;[$'Sheet5'.G11])" office:value-type="float" office:value="0">
            <text:p>0</text:p>
          </table:table-cell>
          <table:table-cell table:style-name="ACE-19" table:formula="of:=COM.MICROSOFT.SWITCH([$'Sheet3'.$B$1];1;[$'Sheet1'.H11];0;[$'Sheet5'.H11])" office:value-type="float" office:value="0">
            <text:p>0</text:p>
          </table:table-cell>
          <table:table-cell table:style-name="ACE-19" table:formula="of:=COM.MICROSOFT.SWITCH([$'Sheet3'.$B$1];1;[$'Sheet1'.I11];0;[$'Sheet5'.I11])" office:value-type="float" office:value="0">
            <text:p>0</text:p>
          </table:table-cell>
          <table:table-cell table:style-name="ACE-19" table:formula="of:=COM.MICROSOFT.SWITCH([$'Sheet3'.$B$1];1;[$'Sheet1'.J11];0;[$'Sheet5'.J11])" office:value-type="float" office:value="0">
            <text:p>0</text:p>
          </table:table-cell>
          <table:table-cell table:style-name="ACE-19" table:formula="of:=COM.MICROSOFT.SWITCH([$'Sheet3'.$B$1];1;[$'Sheet1'.K11];0;[$'Sheet5'.K11])" office:value-type="float" office:value="0">
            <text:p>0</text:p>
          </table:table-cell>
          <table:table-cell table:style-name="ACE-19" table:formula="of:=COM.MICROSOFT.SWITCH([$'Sheet3'.$B$1];1;[$'Sheet1'.L11];0;[$'Sheet5'.L11])" office:value-type="float" office:value="0">
            <text:p>0</text:p>
          </table:table-cell>
          <table:table-cell table:style-name="ACE-19" table:formula="of:=COM.MICROSOFT.SWITCH([$'Sheet3'.$B$1];1;[$'Sheet1'.M11];0;[$'Sheet5'.M11])" office:value-type="float" office:value="0">
            <text:p>0</text:p>
          </table:table-cell>
          <table:table-cell table:style-name="ACE-19" table:formula="of:=COM.MICROSOFT.SWITCH([$'Sheet3'.$B$1];1;[$'Sheet1'.N11];0;[$'Sheet5'.N11])" office:value-type="float" office:value="0">
            <text:p>0</text:p>
          </table:table-cell>
          <table:table-cell table:style-name="ACE-19" table:formula="of:=COM.MICROSOFT.SWITCH([$'Sheet3'.$B$1];1;[$'Sheet1'.O11];0;[$'Sheet5'.O11])" office:value-type="float" office:value="0">
            <text:p>0</text:p>
          </table:table-cell>
          <table:table-cell table:style-name="ACE-19" table:formula="of:=COM.MICROSOFT.SWITCH([$'Sheet3'.$B$1];1;[$'Sheet1'.P11];0;[$'Sheet5'.P11])" office:value-type="float" office:value="0">
            <text:p>0</text:p>
          </table:table-cell>
          <table:table-cell table:style-name="ACE-19" table:formula="of:=COM.MICROSOFT.SWITCH([$'Sheet3'.$B$1];1;[$'Sheet1'.Q11];0;[$'Sheet5'.Q11])" office:value-type="float" office:value="0">
            <text:p>0</text:p>
          </table:table-cell>
          <table:table-cell table:style-name="ACE-19" table:formula="of:=COM.MICROSOFT.SWITCH([$'Sheet3'.$B$1];1;[$'Sheet1'.R11];0;[$'Sheet5'.R11])" office:value-type="float" office:value="0">
            <text:p>0</text:p>
          </table:table-cell>
          <table:table-cell table:style-name="ACE-19" table:formula="of:=COM.MICROSOFT.SWITCH([$'Sheet3'.$B$1];1;[$'Sheet1'.S11];0;[$'Sheet5'.S11])" office:value-type="float" office:value="0">
            <text:p>0</text:p>
          </table:table-cell>
          <table:table-cell table:style-name="ACE-19" table:formula="of:=COM.MICROSOFT.SWITCH([$'Sheet3'.$B$1];1;[$'Sheet1'.T11];0;[$'Sheet5'.T11])" office:value-type="float" office:value="0">
            <text:p>0</text:p>
          </table:table-cell>
          <table:table-cell table:style-name="ACE-19" table:formula="of:=COM.MICROSOFT.SWITCH([$'Sheet3'.$B$1];1;[$'Sheet1'.U11];0;[$'Sheet5'.U11])" office:value-type="float" office:value="0">
            <text:p>0</text:p>
          </table:table-cell>
          <table:table-cell table:style-name="ACE-19" table:formula="of:=COM.MICROSOFT.SWITCH([$'Sheet3'.$B$1];1;[$'Sheet1'.V11];0;[$'Sheet5'.V11])" office:value-type="float" office:value="0">
            <text:p>0</text:p>
          </table:table-cell>
          <table:table-cell table:style-name="ACE-19" table:formula="of:=COM.MICROSOFT.SWITCH([$'Sheet3'.$B$1];1;[$'Sheet1'.W11];0;[$'Sheet5'.W11])" office:value-type="float" office:value="0">
            <text:p>0</text:p>
          </table:table-cell>
          <table:table-cell table:style-name="ACE-19" table:formula="of:=COM.MICROSOFT.SWITCH([$'Sheet3'.$B$1];1;[$'Sheet1'.X11];0;[$'Sheet5'.X11])" office:value-type="float" office:value="0">
            <text:p>0</text:p>
          </table:table-cell>
          <table:table-cell table:style-name="ACE-19" table:formula="of:=COM.MICROSOFT.SWITCH([$'Sheet3'.$B$1];1;[$'Sheet1'.Y11];0;[$'Sheet5'.Y11])" office:value-type="float" office:value="0">
            <text:p>0</text:p>
          </table:table-cell>
          <table:table-cell table:style-name="ACE-19" table:formula="of:=COM.MICROSOFT.SWITCH([$'Sheet3'.$B$1];1;[$'Sheet1'.Z11];0;[$'Sheet5'.Z11])" office:value-type="float" office:value="0">
            <text:p>0</text:p>
          </table:table-cell>
          <table:table-cell table:style-name="ACE-19" table:formula="of:=COM.MICROSOFT.SWITCH([$'Sheet3'.$B$1];1;[$'Sheet1'.AA11];0;[$'Sheet5'.AA11])" office:value-type="float" office:value="0">
            <text:p>0</text:p>
          </table:table-cell>
          <table:table-cell table:style-name="ACE-19" table:formula="of:=COM.MICROSOFT.SWITCH([$'Sheet3'.$B$1];1;[$'Sheet1'.AB11];0;[$'Sheet5'.AB11])" office:value-type="float" office:value="0">
            <text:p>0</text:p>
          </table:table-cell>
          <table:table-cell table:style-name="ACE-19" table:formula="of:=COM.MICROSOFT.SWITCH([$'Sheet3'.$B$1];1;[$'Sheet1'.AC11];0;[$'Sheet5'.AC11])" office:value-type="float" office:value="0">
            <text:p>0</text:p>
          </table:table-cell>
          <table:table-cell table:style-name="ACE-19" table:formula="of:=COM.MICROSOFT.SWITCH([$'Sheet3'.$B$1];1;[$'Sheet1'.AD11];0;[$'Sheet5'.AD11])" office:value-type="float" office:value="0">
            <text:p>0</text:p>
          </table:table-cell>
          <table:table-cell table:style-name="ACE-19" table:formula="of:=COM.MICROSOFT.SWITCH([$'Sheet3'.$B$1];1;[$'Sheet1'.AE11];0;[$'Sheet5'.AE11])" office:value-type="float" office:value="0">
            <text:p>0</text:p>
          </table:table-cell>
          <table:table-cell table:style-name="ACE-19" table:formula="of:=COM.MICROSOFT.SWITCH([$'Sheet3'.$B$1];1;[$'Sheet1'.AF11];0;[$'Sheet5'.AF11])" office:value-type="float" office:value="0">
            <text:p>0</text:p>
          </table:table-cell>
          <table:table-cell table:style-name="ACE-19" table:formula="of:=COM.MICROSOFT.SWITCH([$'Sheet3'.$B$1];1;[$'Sheet1'.AG11];0;[$'Sheet5'.AG11])" office:value-type="float" office:value="0">
            <text:p>0</text:p>
          </table:table-cell>
          <table:table-cell table:style-name="ACE-19" table:formula="of:=COM.MICROSOFT.SWITCH([$'Sheet3'.$B$1];1;[$'Sheet1'.AH11];0;[$'Sheet5'.AH11])" office:value-type="float" office:value="0">
            <text:p>0</text:p>
          </table:table-cell>
          <table:table-cell table:style-name="ACE-19" table:formula="of:=COM.MICROSOFT.SWITCH([$'Sheet3'.$B$1];1;[$'Sheet1'.AI11];0;[$'Sheet5'.AI11])" office:value-type="float" office:value="0">
            <text:p>0</text:p>
          </table:table-cell>
          <table:table-cell table:style-name="ACE-19" table:formula="of:=COM.MICROSOFT.SWITCH([$'Sheet3'.$B$1];1;[$'Sheet1'.AJ11];0;[$'Sheet5'.AJ11])" office:value-type="float" office:value="0">
            <text:p>0</text:p>
          </table:table-cell>
          <table:table-cell table:style-name="ACE-19" table:formula="of:=COM.MICROSOFT.SWITCH([$'Sheet3'.$B$1];1;[$'Sheet1'.AK11];0;[$'Sheet5'.AK11])" office:value-type="float" office:value="0">
            <text:p>0</text:p>
          </table:table-cell>
          <table:table-cell table:style-name="ACE-19" table:formula="of:=COM.MICROSOFT.SWITCH([$'Sheet3'.$B$1];1;[$'Sheet1'.AL11];0;[$'Sheet5'.AL11])" office:value-type="float" office:value="0">
            <text:p>0</text:p>
          </table:table-cell>
          <table:table-cell table:style-name="ACE-19" table:formula="of:=COM.MICROSOFT.SWITCH([$'Sheet3'.$B$1];1;[$'Sheet1'.AM11];0;[$'Sheet5'.AM11])" office:value-type="float" office:value="0">
            <text:p>0</text:p>
          </table:table-cell>
          <table:table-cell table:style-name="ACE-19" table:formula="of:=COM.MICROSOFT.SWITCH([$'Sheet3'.$B$1];1;[$'Sheet1'.AN11];0;[$'Sheet5'.AN11])" office:value-type="float" office:value="0">
            <text:p>0</text:p>
          </table:table-cell>
          <table:table-cell table:style-name="ACE-19" table:formula="of:=COM.MICROSOFT.SWITCH([$'Sheet3'.$B$1];1;[$'Sheet1'.AO11];0;[$'Sheet5'.AO11])" office:value-type="float" office:value="0">
            <text:p>0</text:p>
          </table:table-cell>
          <table:table-cell table:style-name="ACE-19" table:formula="of:=COM.MICROSOFT.SWITCH([$'Sheet3'.$B$1];1;[$'Sheet1'.AP11];0;[$'Sheet5'.AP11])" office:value-type="float" office:value="0">
            <text:p>0</text:p>
          </table:table-cell>
          <table:table-cell table:style-name="ACE-19" table:formula="of:=COM.MICROSOFT.SWITCH([$'Sheet3'.$B$1];1;[$'Sheet1'.AQ11];0;[$'Sheet5'.AQ11])" office:value-type="float" office:value="0">
            <text:p>0</text:p>
          </table:table-cell>
          <table:table-cell table:style-name="ACE-19" table:formula="of:=COM.MICROSOFT.SWITCH([$'Sheet3'.$B$1];1;[$'Sheet1'.AR11];0;[$'Sheet5'.AR11])" office:value-type="float" office:value="0">
            <text:p>0</text:p>
          </table:table-cell>
          <table:table-cell table:style-name="ACE-19" table:formula="of:=COM.MICROSOFT.SWITCH([$'Sheet3'.$B$1];1;[$'Sheet1'.AS11];0;[$'Sheet5'.AS11])" office:value-type="float" office:value="0">
            <text:p>0</text:p>
          </table:table-cell>
          <table:table-cell table:style-name="ACE-19" table:formula="of:=COM.MICROSOFT.SWITCH([$'Sheet3'.$B$1];1;[$'Sheet1'.AT11];0;[$'Sheet5'.AT11])" office:value-type="float" office:value="0">
            <text:p>0</text:p>
          </table:table-cell>
          <table:table-cell table:style-name="ACE-19" table:formula="of:=COM.MICROSOFT.SWITCH([$'Sheet3'.$B$1];1;[$'Sheet1'.AU11];0;[$'Sheet5'.AU11])" office:value-type="float" office:value="0">
            <text:p>0</text:p>
          </table:table-cell>
          <table:table-cell table:style-name="ACE-19" table:formula="of:=COM.MICROSOFT.SWITCH([$'Sheet3'.$B$1];1;[$'Sheet1'.AV11];0;[$'Sheet5'.AV11])" office:value-type="float" office:value="0">
            <text:p>0</text:p>
          </table:table-cell>
          <table:table-cell table:style-name="ACE-19" table:formula="of:=COM.MICROSOFT.SWITCH([$'Sheet3'.$B$1];1;[$'Sheet1'.AW11];0;[$'Sheet5'.AW11])" office:value-type="float" office:value="0">
            <text:p>0</text:p>
          </table:table-cell>
          <table:table-cell table:style-name="ACE-19" table:formula="of:=COM.MICROSOFT.SWITCH([$'Sheet3'.$B$1];1;[$'Sheet1'.AX11];0;[$'Sheet5'.AX11])" office:value-type="float" office:value="0">
            <text:p>0</text:p>
          </table:table-cell>
          <table:table-cell table:style-name="ACE-19" table:formula="of:=COM.MICROSOFT.SWITCH([$'Sheet3'.$B$1];1;[$'Sheet1'.AY11];0;[$'Sheet5'.AY11])" office:value-type="float" office:value="0">
            <text:p>0</text:p>
          </table:table-cell>
          <table:table-cell table:style-name="ACE-19" table:formula="of:=COM.MICROSOFT.SWITCH([$'Sheet3'.$B$1];1;[$'Sheet1'.AZ11];0;[$'Sheet5'.AZ11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2];0;[$'Sheet5'.C12])" office:value-type="float" office:value="0">
            <text:p>0</text:p>
          </table:table-cell>
          <table:table-cell table:style-name="ACE-19" table:formula="of:=COM.MICROSOFT.SWITCH([$'Sheet3'.$B$1];1;[$'Sheet1'.D12];0;[$'Sheet5'.D12])" office:value-type="float" office:value="0">
            <text:p>0</text:p>
          </table:table-cell>
          <table:table-cell table:style-name="ACE-19" table:formula="of:=COM.MICROSOFT.SWITCH([$'Sheet3'.$B$1];1;[$'Sheet1'.E12];0;[$'Sheet5'.E12])" office:value-type="float" office:value="0">
            <text:p>0</text:p>
          </table:table-cell>
          <table:table-cell table:style-name="ACE-19" table:formula="of:=COM.MICROSOFT.SWITCH([$'Sheet3'.$B$1];1;[$'Sheet1'.F12];0;[$'Sheet5'.F12])" office:value-type="float" office:value="0">
            <text:p>0</text:p>
          </table:table-cell>
          <table:table-cell table:style-name="ACE-19" table:formula="of:=COM.MICROSOFT.SWITCH([$'Sheet3'.$B$1];1;[$'Sheet1'.G12];0;[$'Sheet5'.G12])" office:value-type="float" office:value="0">
            <text:p>0</text:p>
          </table:table-cell>
          <table:table-cell table:style-name="ACE-19" table:formula="of:=COM.MICROSOFT.SWITCH([$'Sheet3'.$B$1];1;[$'Sheet1'.H12];0;[$'Sheet5'.H12])" office:value-type="float" office:value="0">
            <text:p>0</text:p>
          </table:table-cell>
          <table:table-cell table:style-name="ACE-19" table:formula="of:=COM.MICROSOFT.SWITCH([$'Sheet3'.$B$1];1;[$'Sheet1'.I12];0;[$'Sheet5'.I12])" office:value-type="float" office:value="0">
            <text:p>0</text:p>
          </table:table-cell>
          <table:table-cell table:style-name="ACE-19" table:formula="of:=COM.MICROSOFT.SWITCH([$'Sheet3'.$B$1];1;[$'Sheet1'.J12];0;[$'Sheet5'.J12])" office:value-type="float" office:value="0">
            <text:p>0</text:p>
          </table:table-cell>
          <table:table-cell table:style-name="ACE-19" table:formula="of:=COM.MICROSOFT.SWITCH([$'Sheet3'.$B$1];1;[$'Sheet1'.K12];0;[$'Sheet5'.K12])" office:value-type="float" office:value="0">
            <text:p>0</text:p>
          </table:table-cell>
          <table:table-cell table:style-name="ACE-19" table:formula="of:=COM.MICROSOFT.SWITCH([$'Sheet3'.$B$1];1;[$'Sheet1'.L12];0;[$'Sheet5'.L12])" office:value-type="float" office:value="0">
            <text:p>0</text:p>
          </table:table-cell>
          <table:table-cell table:style-name="ACE-19" table:formula="of:=COM.MICROSOFT.SWITCH([$'Sheet3'.$B$1];1;[$'Sheet1'.M12];0;[$'Sheet5'.M12])" office:value-type="float" office:value="0">
            <text:p>0</text:p>
          </table:table-cell>
          <table:table-cell table:style-name="ACE-19" table:formula="of:=COM.MICROSOFT.SWITCH([$'Sheet3'.$B$1];1;[$'Sheet1'.N12];0;[$'Sheet5'.N12])" office:value-type="float" office:value="0">
            <text:p>0</text:p>
          </table:table-cell>
          <table:table-cell table:style-name="ACE-19" table:formula="of:=COM.MICROSOFT.SWITCH([$'Sheet3'.$B$1];1;[$'Sheet1'.O12];0;[$'Sheet5'.O12])" office:value-type="float" office:value="0">
            <text:p>0</text:p>
          </table:table-cell>
          <table:table-cell table:style-name="ACE-19" table:formula="of:=COM.MICROSOFT.SWITCH([$'Sheet3'.$B$1];1;[$'Sheet1'.P12];0;[$'Sheet5'.P12])" office:value-type="float" office:value="0">
            <text:p>0</text:p>
          </table:table-cell>
          <table:table-cell table:style-name="ACE-19" table:formula="of:=COM.MICROSOFT.SWITCH([$'Sheet3'.$B$1];1;[$'Sheet1'.Q12];0;[$'Sheet5'.Q12])" office:value-type="float" office:value="0">
            <text:p>0</text:p>
          </table:table-cell>
          <table:table-cell table:style-name="ACE-19" table:formula="of:=COM.MICROSOFT.SWITCH([$'Sheet3'.$B$1];1;[$'Sheet1'.R12];0;[$'Sheet5'.R12])" office:value-type="float" office:value="0">
            <text:p>0</text:p>
          </table:table-cell>
          <table:table-cell table:style-name="ACE-19" table:formula="of:=COM.MICROSOFT.SWITCH([$'Sheet3'.$B$1];1;[$'Sheet1'.S12];0;[$'Sheet5'.S12])" office:value-type="float" office:value="0">
            <text:p>0</text:p>
          </table:table-cell>
          <table:table-cell table:style-name="ACE-19" table:formula="of:=COM.MICROSOFT.SWITCH([$'Sheet3'.$B$1];1;[$'Sheet1'.T12];0;[$'Sheet5'.T12])" office:value-type="float" office:value="0">
            <text:p>0</text:p>
          </table:table-cell>
          <table:table-cell table:style-name="ACE-19" table:formula="of:=COM.MICROSOFT.SWITCH([$'Sheet3'.$B$1];1;[$'Sheet1'.U12];0;[$'Sheet5'.U12])" office:value-type="float" office:value="0">
            <text:p>0</text:p>
          </table:table-cell>
          <table:table-cell table:style-name="ACE-19" table:formula="of:=COM.MICROSOFT.SWITCH([$'Sheet3'.$B$1];1;[$'Sheet1'.V12];0;[$'Sheet5'.V12])" office:value-type="float" office:value="0">
            <text:p>0</text:p>
          </table:table-cell>
          <table:table-cell table:style-name="ACE-19" table:formula="of:=COM.MICROSOFT.SWITCH([$'Sheet3'.$B$1];1;[$'Sheet1'.W12];0;[$'Sheet5'.W12])" office:value-type="float" office:value="0">
            <text:p>0</text:p>
          </table:table-cell>
          <table:table-cell table:style-name="ACE-19" table:formula="of:=COM.MICROSOFT.SWITCH([$'Sheet3'.$B$1];1;[$'Sheet1'.X12];0;[$'Sheet5'.X12])" office:value-type="float" office:value="0">
            <text:p>0</text:p>
          </table:table-cell>
          <table:table-cell table:style-name="ACE-19" table:formula="of:=COM.MICROSOFT.SWITCH([$'Sheet3'.$B$1];1;[$'Sheet1'.Y12];0;[$'Sheet5'.Y12])" office:value-type="float" office:value="0">
            <text:p>0</text:p>
          </table:table-cell>
          <table:table-cell table:style-name="ACE-19" table:formula="of:=COM.MICROSOFT.SWITCH([$'Sheet3'.$B$1];1;[$'Sheet1'.Z12];0;[$'Sheet5'.Z12])" office:value-type="float" office:value="0">
            <text:p>0</text:p>
          </table:table-cell>
          <table:table-cell table:style-name="ACE-19" table:formula="of:=COM.MICROSOFT.SWITCH([$'Sheet3'.$B$1];1;[$'Sheet1'.AA12];0;[$'Sheet5'.AA12])" office:value-type="float" office:value="0">
            <text:p>0</text:p>
          </table:table-cell>
          <table:table-cell table:style-name="ACE-19" table:formula="of:=COM.MICROSOFT.SWITCH([$'Sheet3'.$B$1];1;[$'Sheet1'.AB12];0;[$'Sheet5'.AB12])" office:value-type="float" office:value="0">
            <text:p>0</text:p>
          </table:table-cell>
          <table:table-cell table:style-name="ACE-19" table:formula="of:=COM.MICROSOFT.SWITCH([$'Sheet3'.$B$1];1;[$'Sheet1'.AC12];0;[$'Sheet5'.AC12])" office:value-type="float" office:value="0">
            <text:p>0</text:p>
          </table:table-cell>
          <table:table-cell table:style-name="ACE-19" table:formula="of:=COM.MICROSOFT.SWITCH([$'Sheet3'.$B$1];1;[$'Sheet1'.AD12];0;[$'Sheet5'.AD12])" office:value-type="float" office:value="0">
            <text:p>0</text:p>
          </table:table-cell>
          <table:table-cell table:style-name="ACE-19" table:formula="of:=COM.MICROSOFT.SWITCH([$'Sheet3'.$B$1];1;[$'Sheet1'.AE12];0;[$'Sheet5'.AE12])" office:value-type="float" office:value="0">
            <text:p>0</text:p>
          </table:table-cell>
          <table:table-cell table:style-name="ACE-19" table:formula="of:=COM.MICROSOFT.SWITCH([$'Sheet3'.$B$1];1;[$'Sheet1'.AF12];0;[$'Sheet5'.AF12])" office:value-type="float" office:value="1">
            <text:p>1</text:p>
          </table:table-cell>
          <table:table-cell table:style-name="ACE-19" table:formula="of:=COM.MICROSOFT.SWITCH([$'Sheet3'.$B$1];1;[$'Sheet1'.AG12];0;[$'Sheet5'.AG12])" office:value-type="float" office:value="1">
            <text:p>1</text:p>
          </table:table-cell>
          <table:table-cell table:style-name="ACE-19" table:formula="of:=COM.MICROSOFT.SWITCH([$'Sheet3'.$B$1];1;[$'Sheet1'.AH12];0;[$'Sheet5'.AH12])" office:value-type="float" office:value="0">
            <text:p>0</text:p>
          </table:table-cell>
          <table:table-cell table:style-name="ACE-19" table:formula="of:=COM.MICROSOFT.SWITCH([$'Sheet3'.$B$1];1;[$'Sheet1'.AI12];0;[$'Sheet5'.AI12])" office:value-type="float" office:value="0">
            <text:p>0</text:p>
          </table:table-cell>
          <table:table-cell table:style-name="ACE-19" table:formula="of:=COM.MICROSOFT.SWITCH([$'Sheet3'.$B$1];1;[$'Sheet1'.AJ12];0;[$'Sheet5'.AJ12])" office:value-type="float" office:value="0">
            <text:p>0</text:p>
          </table:table-cell>
          <table:table-cell table:style-name="ACE-19" table:formula="of:=COM.MICROSOFT.SWITCH([$'Sheet3'.$B$1];1;[$'Sheet1'.AK12];0;[$'Sheet5'.AK12])" office:value-type="float" office:value="0">
            <text:p>0</text:p>
          </table:table-cell>
          <table:table-cell table:style-name="ACE-19" table:formula="of:=COM.MICROSOFT.SWITCH([$'Sheet3'.$B$1];1;[$'Sheet1'.AL12];0;[$'Sheet5'.AL12])" office:value-type="float" office:value="0">
            <text:p>0</text:p>
          </table:table-cell>
          <table:table-cell table:style-name="ACE-19" table:formula="of:=COM.MICROSOFT.SWITCH([$'Sheet3'.$B$1];1;[$'Sheet1'.AM12];0;[$'Sheet5'.AM12])" office:value-type="float" office:value="0">
            <text:p>0</text:p>
          </table:table-cell>
          <table:table-cell table:style-name="ACE-19" table:formula="of:=COM.MICROSOFT.SWITCH([$'Sheet3'.$B$1];1;[$'Sheet1'.AN12];0;[$'Sheet5'.AN12])" office:value-type="float" office:value="0">
            <text:p>0</text:p>
          </table:table-cell>
          <table:table-cell table:style-name="ACE-19" table:formula="of:=COM.MICROSOFT.SWITCH([$'Sheet3'.$B$1];1;[$'Sheet1'.AO12];0;[$'Sheet5'.AO12])" office:value-type="float" office:value="0">
            <text:p>0</text:p>
          </table:table-cell>
          <table:table-cell table:style-name="ACE-19" table:formula="of:=COM.MICROSOFT.SWITCH([$'Sheet3'.$B$1];1;[$'Sheet1'.AP12];0;[$'Sheet5'.AP12])" office:value-type="float" office:value="0">
            <text:p>0</text:p>
          </table:table-cell>
          <table:table-cell table:style-name="ACE-19" table:formula="of:=COM.MICROSOFT.SWITCH([$'Sheet3'.$B$1];1;[$'Sheet1'.AQ12];0;[$'Sheet5'.AQ12])" office:value-type="float" office:value="1">
            <text:p>1</text:p>
          </table:table-cell>
          <table:table-cell table:style-name="ACE-19" table:formula="of:=COM.MICROSOFT.SWITCH([$'Sheet3'.$B$1];1;[$'Sheet1'.AR12];0;[$'Sheet5'.AR12])" office:value-type="float" office:value="1">
            <text:p>1</text:p>
          </table:table-cell>
          <table:table-cell table:style-name="ACE-19" table:formula="of:=COM.MICROSOFT.SWITCH([$'Sheet3'.$B$1];1;[$'Sheet1'.AS12];0;[$'Sheet5'.AS12])" office:value-type="float" office:value="0">
            <text:p>0</text:p>
          </table:table-cell>
          <table:table-cell table:style-name="ACE-19" table:formula="of:=COM.MICROSOFT.SWITCH([$'Sheet3'.$B$1];1;[$'Sheet1'.AT12];0;[$'Sheet5'.AT12])" office:value-type="float" office:value="0">
            <text:p>0</text:p>
          </table:table-cell>
          <table:table-cell table:style-name="ACE-19" table:formula="of:=COM.MICROSOFT.SWITCH([$'Sheet3'.$B$1];1;[$'Sheet1'.AU12];0;[$'Sheet5'.AU12])" office:value-type="float" office:value="0">
            <text:p>0</text:p>
          </table:table-cell>
          <table:table-cell table:style-name="ACE-19" table:formula="of:=COM.MICROSOFT.SWITCH([$'Sheet3'.$B$1];1;[$'Sheet1'.AV12];0;[$'Sheet5'.AV12])" office:value-type="float" office:value="0">
            <text:p>0</text:p>
          </table:table-cell>
          <table:table-cell table:style-name="ACE-19" table:formula="of:=COM.MICROSOFT.SWITCH([$'Sheet3'.$B$1];1;[$'Sheet1'.AW12];0;[$'Sheet5'.AW12])" office:value-type="float" office:value="0">
            <text:p>0</text:p>
          </table:table-cell>
          <table:table-cell table:style-name="ACE-19" table:formula="of:=COM.MICROSOFT.SWITCH([$'Sheet3'.$B$1];1;[$'Sheet1'.AX12];0;[$'Sheet5'.AX12])" office:value-type="float" office:value="0">
            <text:p>0</text:p>
          </table:table-cell>
          <table:table-cell table:style-name="ACE-19" table:formula="of:=COM.MICROSOFT.SWITCH([$'Sheet3'.$B$1];1;[$'Sheet1'.AY12];0;[$'Sheet5'.AY12])" office:value-type="float" office:value="0">
            <text:p>0</text:p>
          </table:table-cell>
          <table:table-cell table:style-name="ACE-19" table:formula="of:=COM.MICROSOFT.SWITCH([$'Sheet3'.$B$1];1;[$'Sheet1'.AZ12];0;[$'Sheet5'.AZ12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3];0;[$'Sheet5'.C13])" office:value-type="float" office:value="0">
            <text:p>0</text:p>
          </table:table-cell>
          <table:table-cell table:style-name="ACE-19" table:formula="of:=COM.MICROSOFT.SWITCH([$'Sheet3'.$B$1];1;[$'Sheet1'.D13];0;[$'Sheet5'.D13])" office:value-type="float" office:value="0">
            <text:p>0</text:p>
          </table:table-cell>
          <table:table-cell table:style-name="ACE-19" table:formula="of:=COM.MICROSOFT.SWITCH([$'Sheet3'.$B$1];1;[$'Sheet1'.E13];0;[$'Sheet5'.E13])" office:value-type="float" office:value="0">
            <text:p>0</text:p>
          </table:table-cell>
          <table:table-cell table:style-name="ACE-19" table:formula="of:=COM.MICROSOFT.SWITCH([$'Sheet3'.$B$1];1;[$'Sheet1'.F13];0;[$'Sheet5'.F13])" office:value-type="float" office:value="0">
            <text:p>0</text:p>
          </table:table-cell>
          <table:table-cell table:style-name="ACE-19" table:formula="of:=COM.MICROSOFT.SWITCH([$'Sheet3'.$B$1];1;[$'Sheet1'.G13];0;[$'Sheet5'.G13])" office:value-type="float" office:value="0">
            <text:p>0</text:p>
          </table:table-cell>
          <table:table-cell table:style-name="ACE-19" table:formula="of:=COM.MICROSOFT.SWITCH([$'Sheet3'.$B$1];1;[$'Sheet1'.H13];0;[$'Sheet5'.H13])" office:value-type="float" office:value="0">
            <text:p>0</text:p>
          </table:table-cell>
          <table:table-cell table:style-name="ACE-19" table:formula="of:=COM.MICROSOFT.SWITCH([$'Sheet3'.$B$1];1;[$'Sheet1'.I13];0;[$'Sheet5'.I13])" office:value-type="float" office:value="0">
            <text:p>0</text:p>
          </table:table-cell>
          <table:table-cell table:style-name="ACE-19" table:formula="of:=COM.MICROSOFT.SWITCH([$'Sheet3'.$B$1];1;[$'Sheet1'.J13];0;[$'Sheet5'.J13])" office:value-type="float" office:value="0">
            <text:p>0</text:p>
          </table:table-cell>
          <table:table-cell table:style-name="ACE-19" table:formula="of:=COM.MICROSOFT.SWITCH([$'Sheet3'.$B$1];1;[$'Sheet1'.K13];0;[$'Sheet5'.K13])" office:value-type="float" office:value="0">
            <text:p>0</text:p>
          </table:table-cell>
          <table:table-cell table:style-name="ACE-19" table:formula="of:=COM.MICROSOFT.SWITCH([$'Sheet3'.$B$1];1;[$'Sheet1'.L13];0;[$'Sheet5'.L13])" office:value-type="float" office:value="0">
            <text:p>0</text:p>
          </table:table-cell>
          <table:table-cell table:style-name="ACE-19" table:formula="of:=COM.MICROSOFT.SWITCH([$'Sheet3'.$B$1];1;[$'Sheet1'.M13];0;[$'Sheet5'.M13])" office:value-type="float" office:value="0">
            <text:p>0</text:p>
          </table:table-cell>
          <table:table-cell table:style-name="ACE-19" table:formula="of:=COM.MICROSOFT.SWITCH([$'Sheet3'.$B$1];1;[$'Sheet1'.N13];0;[$'Sheet5'.N13])" office:value-type="float" office:value="0">
            <text:p>0</text:p>
          </table:table-cell>
          <table:table-cell table:style-name="ACE-19" table:formula="of:=COM.MICROSOFT.SWITCH([$'Sheet3'.$B$1];1;[$'Sheet1'.O13];0;[$'Sheet5'.O13])" office:value-type="float" office:value="0">
            <text:p>0</text:p>
          </table:table-cell>
          <table:table-cell table:style-name="ACE-19" table:formula="of:=COM.MICROSOFT.SWITCH([$'Sheet3'.$B$1];1;[$'Sheet1'.P13];0;[$'Sheet5'.P13])" office:value-type="float" office:value="0">
            <text:p>0</text:p>
          </table:table-cell>
          <table:table-cell table:style-name="ACE-19" table:formula="of:=COM.MICROSOFT.SWITCH([$'Sheet3'.$B$1];1;[$'Sheet1'.Q13];0;[$'Sheet5'.Q13])" office:value-type="float" office:value="0">
            <text:p>0</text:p>
          </table:table-cell>
          <table:table-cell table:style-name="ACE-19" table:formula="of:=COM.MICROSOFT.SWITCH([$'Sheet3'.$B$1];1;[$'Sheet1'.R13];0;[$'Sheet5'.R13])" office:value-type="float" office:value="0">
            <text:p>0</text:p>
          </table:table-cell>
          <table:table-cell table:style-name="ACE-19" table:formula="of:=COM.MICROSOFT.SWITCH([$'Sheet3'.$B$1];1;[$'Sheet1'.S13];0;[$'Sheet5'.S13])" office:value-type="float" office:value="0">
            <text:p>0</text:p>
          </table:table-cell>
          <table:table-cell table:style-name="ACE-19" table:formula="of:=COM.MICROSOFT.SWITCH([$'Sheet3'.$B$1];1;[$'Sheet1'.T13];0;[$'Sheet5'.T13])" office:value-type="float" office:value="0">
            <text:p>0</text:p>
          </table:table-cell>
          <table:table-cell table:style-name="ACE-19" table:formula="of:=COM.MICROSOFT.SWITCH([$'Sheet3'.$B$1];1;[$'Sheet1'.U13];0;[$'Sheet5'.U13])" office:value-type="float" office:value="0">
            <text:p>0</text:p>
          </table:table-cell>
          <table:table-cell table:style-name="ACE-19" table:formula="of:=COM.MICROSOFT.SWITCH([$'Sheet3'.$B$1];1;[$'Sheet1'.V13];0;[$'Sheet5'.V13])" office:value-type="float" office:value="0">
            <text:p>0</text:p>
          </table:table-cell>
          <table:table-cell table:style-name="ACE-19" table:formula="of:=COM.MICROSOFT.SWITCH([$'Sheet3'.$B$1];1;[$'Sheet1'.W13];0;[$'Sheet5'.W13])" office:value-type="float" office:value="0">
            <text:p>0</text:p>
          </table:table-cell>
          <table:table-cell table:style-name="ACE-19" table:formula="of:=COM.MICROSOFT.SWITCH([$'Sheet3'.$B$1];1;[$'Sheet1'.X13];0;[$'Sheet5'.X13])" office:value-type="float" office:value="0">
            <text:p>0</text:p>
          </table:table-cell>
          <table:table-cell table:style-name="ACE-19" table:formula="of:=COM.MICROSOFT.SWITCH([$'Sheet3'.$B$1];1;[$'Sheet1'.Y13];0;[$'Sheet5'.Y13])" office:value-type="float" office:value="0">
            <text:p>0</text:p>
          </table:table-cell>
          <table:table-cell table:style-name="ACE-19" table:formula="of:=COM.MICROSOFT.SWITCH([$'Sheet3'.$B$1];1;[$'Sheet1'.Z13];0;[$'Sheet5'.Z13])" office:value-type="float" office:value="0">
            <text:p>0</text:p>
          </table:table-cell>
          <table:table-cell table:style-name="ACE-19" table:formula="of:=COM.MICROSOFT.SWITCH([$'Sheet3'.$B$1];1;[$'Sheet1'.AA13];0;[$'Sheet5'.AA13])" office:value-type="float" office:value="0">
            <text:p>0</text:p>
          </table:table-cell>
          <table:table-cell table:style-name="ACE-19" table:formula="of:=COM.MICROSOFT.SWITCH([$'Sheet3'.$B$1];1;[$'Sheet1'.AB13];0;[$'Sheet5'.AB13])" office:value-type="float" office:value="0">
            <text:p>0</text:p>
          </table:table-cell>
          <table:table-cell table:style-name="ACE-19" table:formula="of:=COM.MICROSOFT.SWITCH([$'Sheet3'.$B$1];1;[$'Sheet1'.AC13];0;[$'Sheet5'.AC13])" office:value-type="float" office:value="0">
            <text:p>0</text:p>
          </table:table-cell>
          <table:table-cell table:style-name="ACE-19" table:formula="of:=COM.MICROSOFT.SWITCH([$'Sheet3'.$B$1];1;[$'Sheet1'.AD13];0;[$'Sheet5'.AD13])" office:value-type="float" office:value="0">
            <text:p>0</text:p>
          </table:table-cell>
          <table:table-cell table:style-name="ACE-19" table:formula="of:=COM.MICROSOFT.SWITCH([$'Sheet3'.$B$1];1;[$'Sheet1'.AE13];0;[$'Sheet5'.AE13])" office:value-type="float" office:value="1">
            <text:p>1</text:p>
          </table:table-cell>
          <table:table-cell table:style-name="ACE-19" table:formula="of:=COM.MICROSOFT.SWITCH([$'Sheet3'.$B$1];1;[$'Sheet1'.AF13];0;[$'Sheet5'.AF13])" office:value-type="float" office:value="0">
            <text:p>0</text:p>
          </table:table-cell>
          <table:table-cell table:style-name="ACE-19" table:formula="of:=COM.MICROSOFT.SWITCH([$'Sheet3'.$B$1];1;[$'Sheet1'.AG13];0;[$'Sheet5'.AG13])" office:value-type="float" office:value="1">
            <text:p>1</text:p>
          </table:table-cell>
          <table:table-cell table:style-name="ACE-19" table:formula="of:=COM.MICROSOFT.SWITCH([$'Sheet3'.$B$1];1;[$'Sheet1'.AH13];0;[$'Sheet5'.AH13])" office:value-type="float" office:value="0">
            <text:p>0</text:p>
          </table:table-cell>
          <table:table-cell table:style-name="ACE-19" table:formula="of:=COM.MICROSOFT.SWITCH([$'Sheet3'.$B$1];1;[$'Sheet1'.AI13];0;[$'Sheet5'.AI13])" office:value-type="float" office:value="0">
            <text:p>0</text:p>
          </table:table-cell>
          <table:table-cell table:style-name="ACE-19" table:formula="of:=COM.MICROSOFT.SWITCH([$'Sheet3'.$B$1];1;[$'Sheet1'.AJ13];0;[$'Sheet5'.AJ13])" office:value-type="float" office:value="0">
            <text:p>0</text:p>
          </table:table-cell>
          <table:table-cell table:style-name="ACE-19" table:formula="of:=COM.MICROSOFT.SWITCH([$'Sheet3'.$B$1];1;[$'Sheet1'.AK13];0;[$'Sheet5'.AK13])" office:value-type="float" office:value="0">
            <text:p>0</text:p>
          </table:table-cell>
          <table:table-cell table:style-name="ACE-19" table:formula="of:=COM.MICROSOFT.SWITCH([$'Sheet3'.$B$1];1;[$'Sheet1'.AL13];0;[$'Sheet5'.AL13])" office:value-type="float" office:value="0">
            <text:p>0</text:p>
          </table:table-cell>
          <table:table-cell table:style-name="ACE-19" table:formula="of:=COM.MICROSOFT.SWITCH([$'Sheet3'.$B$1];1;[$'Sheet1'.AM13];0;[$'Sheet5'.AM13])" office:value-type="float" office:value="0">
            <text:p>0</text:p>
          </table:table-cell>
          <table:table-cell table:style-name="ACE-19" table:formula="of:=COM.MICROSOFT.SWITCH([$'Sheet3'.$B$1];1;[$'Sheet1'.AN13];0;[$'Sheet5'.AN13])" office:value-type="float" office:value="0">
            <text:p>0</text:p>
          </table:table-cell>
          <table:table-cell table:style-name="ACE-19" table:formula="of:=COM.MICROSOFT.SWITCH([$'Sheet3'.$B$1];1;[$'Sheet1'.AO13];0;[$'Sheet5'.AO13])" office:value-type="float" office:value="0">
            <text:p>0</text:p>
          </table:table-cell>
          <table:table-cell table:style-name="ACE-19" table:formula="of:=COM.MICROSOFT.SWITCH([$'Sheet3'.$B$1];1;[$'Sheet1'.AP13];0;[$'Sheet5'.AP13])" office:value-type="float" office:value="0">
            <text:p>0</text:p>
          </table:table-cell>
          <table:table-cell table:style-name="ACE-19" table:formula="of:=COM.MICROSOFT.SWITCH([$'Sheet3'.$B$1];1;[$'Sheet1'.AQ13];0;[$'Sheet5'.AQ13])" office:value-type="float" office:value="1">
            <text:p>1</text:p>
          </table:table-cell>
          <table:table-cell table:style-name="ACE-19" table:formula="of:=COM.MICROSOFT.SWITCH([$'Sheet3'.$B$1];1;[$'Sheet1'.AR13];0;[$'Sheet5'.AR13])" office:value-type="float" office:value="1">
            <text:p>1</text:p>
          </table:table-cell>
          <table:table-cell table:style-name="ACE-19" table:formula="of:=COM.MICROSOFT.SWITCH([$'Sheet3'.$B$1];1;[$'Sheet1'.AS13];0;[$'Sheet5'.AS13])" office:value-type="float" office:value="0">
            <text:p>0</text:p>
          </table:table-cell>
          <table:table-cell table:style-name="ACE-19" table:formula="of:=COM.MICROSOFT.SWITCH([$'Sheet3'.$B$1];1;[$'Sheet1'.AT13];0;[$'Sheet5'.AT13])" office:value-type="float" office:value="0">
            <text:p>0</text:p>
          </table:table-cell>
          <table:table-cell table:style-name="ACE-19" table:formula="of:=COM.MICROSOFT.SWITCH([$'Sheet3'.$B$1];1;[$'Sheet1'.AU13];0;[$'Sheet5'.AU13])" office:value-type="float" office:value="0">
            <text:p>0</text:p>
          </table:table-cell>
          <table:table-cell table:style-name="ACE-19" table:formula="of:=COM.MICROSOFT.SWITCH([$'Sheet3'.$B$1];1;[$'Sheet1'.AV13];0;[$'Sheet5'.AV13])" office:value-type="float" office:value="0">
            <text:p>0</text:p>
          </table:table-cell>
          <table:table-cell table:style-name="ACE-19" table:formula="of:=COM.MICROSOFT.SWITCH([$'Sheet3'.$B$1];1;[$'Sheet1'.AW13];0;[$'Sheet5'.AW13])" office:value-type="float" office:value="0">
            <text:p>0</text:p>
          </table:table-cell>
          <table:table-cell table:style-name="ACE-19" table:formula="of:=COM.MICROSOFT.SWITCH([$'Sheet3'.$B$1];1;[$'Sheet1'.AX13];0;[$'Sheet5'.AX13])" office:value-type="float" office:value="0">
            <text:p>0</text:p>
          </table:table-cell>
          <table:table-cell table:style-name="ACE-19" table:formula="of:=COM.MICROSOFT.SWITCH([$'Sheet3'.$B$1];1;[$'Sheet1'.AY13];0;[$'Sheet5'.AY13])" office:value-type="float" office:value="0">
            <text:p>0</text:p>
          </table:table-cell>
          <table:table-cell table:style-name="ACE-19" table:formula="of:=COM.MICROSOFT.SWITCH([$'Sheet3'.$B$1];1;[$'Sheet1'.AZ13];0;[$'Sheet5'.AZ13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4];0;[$'Sheet5'.C14])" office:value-type="float" office:value="0">
            <text:p>0</text:p>
          </table:table-cell>
          <table:table-cell table:style-name="ACE-19" table:formula="of:=COM.MICROSOFT.SWITCH([$'Sheet3'.$B$1];1;[$'Sheet1'.D14];0;[$'Sheet5'.D14])" office:value-type="float" office:value="0">
            <text:p>0</text:p>
          </table:table-cell>
          <table:table-cell table:style-name="ACE-19" table:formula="of:=COM.MICROSOFT.SWITCH([$'Sheet3'.$B$1];1;[$'Sheet1'.E14];0;[$'Sheet5'.E14])" office:value-type="float" office:value="0">
            <text:p>0</text:p>
          </table:table-cell>
          <table:table-cell table:style-name="ACE-19" table:formula="of:=COM.MICROSOFT.SWITCH([$'Sheet3'.$B$1];1;[$'Sheet1'.F14];0;[$'Sheet5'.F14])" office:value-type="float" office:value="0">
            <text:p>0</text:p>
          </table:table-cell>
          <table:table-cell table:style-name="ACE-19" table:formula="of:=COM.MICROSOFT.SWITCH([$'Sheet3'.$B$1];1;[$'Sheet1'.G14];0;[$'Sheet5'.G14])" office:value-type="float" office:value="0">
            <text:p>0</text:p>
          </table:table-cell>
          <table:table-cell table:style-name="ACE-19" table:formula="of:=COM.MICROSOFT.SWITCH([$'Sheet3'.$B$1];1;[$'Sheet1'.H14];0;[$'Sheet5'.H14])" office:value-type="float" office:value="0">
            <text:p>0</text:p>
          </table:table-cell>
          <table:table-cell table:style-name="ACE-19" table:formula="of:=COM.MICROSOFT.SWITCH([$'Sheet3'.$B$1];1;[$'Sheet1'.I14];0;[$'Sheet5'.I14])" office:value-type="float" office:value="1">
            <text:p>1</text:p>
          </table:table-cell>
          <table:table-cell table:style-name="ACE-19" table:formula="of:=COM.MICROSOFT.SWITCH([$'Sheet3'.$B$1];1;[$'Sheet1'.J14];0;[$'Sheet5'.J14])" office:value-type="float" office:value="1">
            <text:p>1</text:p>
          </table:table-cell>
          <table:table-cell table:style-name="ACE-19" table:formula="of:=COM.MICROSOFT.SWITCH([$'Sheet3'.$B$1];1;[$'Sheet1'.K14];0;[$'Sheet5'.K14])" office:value-type="float" office:value="0">
            <text:p>0</text:p>
          </table:table-cell>
          <table:table-cell table:style-name="ACE-19" table:formula="of:=COM.MICROSOFT.SWITCH([$'Sheet3'.$B$1];1;[$'Sheet1'.L14];0;[$'Sheet5'.L14])" office:value-type="float" office:value="0">
            <text:p>0</text:p>
          </table:table-cell>
          <table:table-cell table:style-name="ACE-19" table:formula="of:=COM.MICROSOFT.SWITCH([$'Sheet3'.$B$1];1;[$'Sheet1'.M14];0;[$'Sheet5'.M14])" office:value-type="float" office:value="0">
            <text:p>0</text:p>
          </table:table-cell>
          <table:table-cell table:style-name="ACE-19" table:formula="of:=COM.MICROSOFT.SWITCH([$'Sheet3'.$B$1];1;[$'Sheet1'.N14];0;[$'Sheet5'.N14])" office:value-type="float" office:value="0">
            <text:p>0</text:p>
          </table:table-cell>
          <table:table-cell table:style-name="ACE-19" table:formula="of:=COM.MICROSOFT.SWITCH([$'Sheet3'.$B$1];1;[$'Sheet1'.O14];0;[$'Sheet5'.O14])" office:value-type="float" office:value="0">
            <text:p>0</text:p>
          </table:table-cell>
          <table:table-cell table:style-name="ACE-19" table:formula="of:=COM.MICROSOFT.SWITCH([$'Sheet3'.$B$1];1;[$'Sheet1'.P14];0;[$'Sheet5'.P14])" office:value-type="float" office:value="0">
            <text:p>0</text:p>
          </table:table-cell>
          <table:table-cell table:style-name="ACE-19" table:formula="of:=COM.MICROSOFT.SWITCH([$'Sheet3'.$B$1];1;[$'Sheet1'.Q14];0;[$'Sheet5'.Q14])" office:value-type="float" office:value="0">
            <text:p>0</text:p>
          </table:table-cell>
          <table:table-cell table:style-name="ACE-19" table:formula="of:=COM.MICROSOFT.SWITCH([$'Sheet3'.$B$1];1;[$'Sheet1'.R14];0;[$'Sheet5'.R14])" office:value-type="float" office:value="1">
            <text:p>1</text:p>
          </table:table-cell>
          <table:table-cell table:style-name="ACE-19" table:formula="of:=COM.MICROSOFT.SWITCH([$'Sheet3'.$B$1];1;[$'Sheet1'.S14];0;[$'Sheet5'.S14])" office:value-type="float" office:value="1">
            <text:p>1</text:p>
          </table:table-cell>
          <table:table-cell table:style-name="ACE-19" table:formula="of:=COM.MICROSOFT.SWITCH([$'Sheet3'.$B$1];1;[$'Sheet1'.T14];0;[$'Sheet5'.T14])" office:value-type="float" office:value="0">
            <text:p>0</text:p>
          </table:table-cell>
          <table:table-cell table:style-name="ACE-19" table:formula="of:=COM.MICROSOFT.SWITCH([$'Sheet3'.$B$1];1;[$'Sheet1'.U14];0;[$'Sheet5'.U14])" office:value-type="float" office:value="0">
            <text:p>0</text:p>
          </table:table-cell>
          <table:table-cell table:style-name="ACE-19" table:formula="of:=COM.MICROSOFT.SWITCH([$'Sheet3'.$B$1];1;[$'Sheet1'.V14];0;[$'Sheet5'.V14])" office:value-type="float" office:value="0">
            <text:p>0</text:p>
          </table:table-cell>
          <table:table-cell table:style-name="ACE-19" table:formula="of:=COM.MICROSOFT.SWITCH([$'Sheet3'.$B$1];1;[$'Sheet1'.W14];0;[$'Sheet5'.W14])" office:value-type="float" office:value="0">
            <text:p>0</text:p>
          </table:table-cell>
          <table:table-cell table:style-name="ACE-19" table:formula="of:=COM.MICROSOFT.SWITCH([$'Sheet3'.$B$1];1;[$'Sheet1'.X14];0;[$'Sheet5'.X14])" office:value-type="float" office:value="0">
            <text:p>0</text:p>
          </table:table-cell>
          <table:table-cell table:style-name="ACE-19" table:formula="of:=COM.MICROSOFT.SWITCH([$'Sheet3'.$B$1];1;[$'Sheet1'.Y14];0;[$'Sheet5'.Y14])" office:value-type="float" office:value="0">
            <text:p>0</text:p>
          </table:table-cell>
          <table:table-cell table:style-name="ACE-19" table:formula="of:=COM.MICROSOFT.SWITCH([$'Sheet3'.$B$1];1;[$'Sheet1'.Z14];0;[$'Sheet5'.Z14])" office:value-type="float" office:value="0">
            <text:p>0</text:p>
          </table:table-cell>
          <table:table-cell table:style-name="ACE-19" table:formula="of:=COM.MICROSOFT.SWITCH([$'Sheet3'.$B$1];1;[$'Sheet1'.AA14];0;[$'Sheet5'.AA14])" office:value-type="float" office:value="0">
            <text:p>0</text:p>
          </table:table-cell>
          <table:table-cell table:style-name="ACE-19" table:formula="of:=COM.MICROSOFT.SWITCH([$'Sheet3'.$B$1];1;[$'Sheet1'.AB14];0;[$'Sheet5'.AB14])" office:value-type="float" office:value="0">
            <text:p>0</text:p>
          </table:table-cell>
          <table:table-cell table:style-name="ACE-19" table:formula="of:=COM.MICROSOFT.SWITCH([$'Sheet3'.$B$1];1;[$'Sheet1'.AC14];0;[$'Sheet5'.AC14])" office:value-type="float" office:value="0">
            <text:p>0</text:p>
          </table:table-cell>
          <table:table-cell table:style-name="ACE-19" table:formula="of:=COM.MICROSOFT.SWITCH([$'Sheet3'.$B$1];1;[$'Sheet1'.AD14];0;[$'Sheet5'.AD14])" office:value-type="float" office:value="0">
            <text:p>0</text:p>
          </table:table-cell>
          <table:table-cell table:style-name="ACE-19" table:formula="of:=COM.MICROSOFT.SWITCH([$'Sheet3'.$B$1];1;[$'Sheet1'.AE14];0;[$'Sheet5'.AE14])" office:value-type="float" office:value="1">
            <text:p>1</text:p>
          </table:table-cell>
          <table:table-cell table:style-name="ACE-19" table:formula="of:=COM.MICROSOFT.SWITCH([$'Sheet3'.$B$1];1;[$'Sheet1'.AF14];0;[$'Sheet5'.AF14])" office:value-type="float" office:value="1">
            <text:p>1</text:p>
          </table:table-cell>
          <table:table-cell table:style-name="ACE-19" table:formula="of:=COM.MICROSOFT.SWITCH([$'Sheet3'.$B$1];1;[$'Sheet1'.AG14];0;[$'Sheet5'.AG14])" office:value-type="float" office:value="0">
            <text:p>0</text:p>
          </table:table-cell>
          <table:table-cell table:style-name="ACE-19" table:formula="of:=COM.MICROSOFT.SWITCH([$'Sheet3'.$B$1];1;[$'Sheet1'.AH14];0;[$'Sheet5'.AH14])" office:value-type="float" office:value="0">
            <text:p>0</text:p>
          </table:table-cell>
          <table:table-cell table:style-name="ACE-19" table:formula="of:=COM.MICROSOFT.SWITCH([$'Sheet3'.$B$1];1;[$'Sheet1'.AI14];0;[$'Sheet5'.AI14])" office:value-type="float" office:value="0">
            <text:p>0</text:p>
          </table:table-cell>
          <table:table-cell table:style-name="ACE-19" table:formula="of:=COM.MICROSOFT.SWITCH([$'Sheet3'.$B$1];1;[$'Sheet1'.AJ14];0;[$'Sheet5'.AJ14])" office:value-type="float" office:value="0">
            <text:p>0</text:p>
          </table:table-cell>
          <table:table-cell table:style-name="ACE-19" table:formula="of:=COM.MICROSOFT.SWITCH([$'Sheet3'.$B$1];1;[$'Sheet1'.AK14];0;[$'Sheet5'.AK14])" office:value-type="float" office:value="0">
            <text:p>0</text:p>
          </table:table-cell>
          <table:table-cell table:style-name="ACE-19" table:formula="of:=COM.MICROSOFT.SWITCH([$'Sheet3'.$B$1];1;[$'Sheet1'.AL14];0;[$'Sheet5'.AL14])" office:value-type="float" office:value="0">
            <text:p>0</text:p>
          </table:table-cell>
          <table:table-cell table:style-name="ACE-19" table:formula="of:=COM.MICROSOFT.SWITCH([$'Sheet3'.$B$1];1;[$'Sheet1'.AM14];0;[$'Sheet5'.AM14])" office:value-type="float" office:value="0">
            <text:p>0</text:p>
          </table:table-cell>
          <table:table-cell table:style-name="ACE-19" table:formula="of:=COM.MICROSOFT.SWITCH([$'Sheet3'.$B$1];1;[$'Sheet1'.AN14];0;[$'Sheet5'.AN14])" office:value-type="float" office:value="0">
            <text:p>0</text:p>
          </table:table-cell>
          <table:table-cell table:style-name="ACE-19" table:formula="of:=COM.MICROSOFT.SWITCH([$'Sheet3'.$B$1];1;[$'Sheet1'.AO14];0;[$'Sheet5'.AO14])" office:value-type="float" office:value="0">
            <text:p>0</text:p>
          </table:table-cell>
          <table:table-cell table:style-name="ACE-19" table:formula="of:=COM.MICROSOFT.SWITCH([$'Sheet3'.$B$1];1;[$'Sheet1'.AP14];0;[$'Sheet5'.AP14])" office:value-type="float" office:value="0">
            <text:p>0</text:p>
          </table:table-cell>
          <table:table-cell table:style-name="ACE-19" table:formula="of:=COM.MICROSOFT.SWITCH([$'Sheet3'.$B$1];1;[$'Sheet1'.AQ14];0;[$'Sheet5'.AQ14])" office:value-type="float" office:value="0">
            <text:p>0</text:p>
          </table:table-cell>
          <table:table-cell table:style-name="ACE-19" table:formula="of:=COM.MICROSOFT.SWITCH([$'Sheet3'.$B$1];1;[$'Sheet1'.AR14];0;[$'Sheet5'.AR14])" office:value-type="float" office:value="0">
            <text:p>0</text:p>
          </table:table-cell>
          <table:table-cell table:style-name="ACE-19" table:formula="of:=COM.MICROSOFT.SWITCH([$'Sheet3'.$B$1];1;[$'Sheet1'.AS14];0;[$'Sheet5'.AS14])" office:value-type="float" office:value="0">
            <text:p>0</text:p>
          </table:table-cell>
          <table:table-cell table:style-name="ACE-19" table:formula="of:=COM.MICROSOFT.SWITCH([$'Sheet3'.$B$1];1;[$'Sheet1'.AT14];0;[$'Sheet5'.AT14])" office:value-type="float" office:value="0">
            <text:p>0</text:p>
          </table:table-cell>
          <table:table-cell table:style-name="ACE-19" table:formula="of:=COM.MICROSOFT.SWITCH([$'Sheet3'.$B$1];1;[$'Sheet1'.AU14];0;[$'Sheet5'.AU14])" office:value-type="float" office:value="0">
            <text:p>0</text:p>
          </table:table-cell>
          <table:table-cell table:style-name="ACE-19" table:formula="of:=COM.MICROSOFT.SWITCH([$'Sheet3'.$B$1];1;[$'Sheet1'.AV14];0;[$'Sheet5'.AV14])" office:value-type="float" office:value="0">
            <text:p>0</text:p>
          </table:table-cell>
          <table:table-cell table:style-name="ACE-19" table:formula="of:=COM.MICROSOFT.SWITCH([$'Sheet3'.$B$1];1;[$'Sheet1'.AW14];0;[$'Sheet5'.AW14])" office:value-type="float" office:value="0">
            <text:p>0</text:p>
          </table:table-cell>
          <table:table-cell table:style-name="ACE-19" table:formula="of:=COM.MICROSOFT.SWITCH([$'Sheet3'.$B$1];1;[$'Sheet1'.AX14];0;[$'Sheet5'.AX14])" office:value-type="float" office:value="0">
            <text:p>0</text:p>
          </table:table-cell>
          <table:table-cell table:style-name="ACE-19" table:formula="of:=COM.MICROSOFT.SWITCH([$'Sheet3'.$B$1];1;[$'Sheet1'.AY14];0;[$'Sheet5'.AY14])" office:value-type="float" office:value="0">
            <text:p>0</text:p>
          </table:table-cell>
          <table:table-cell table:style-name="ACE-19" table:formula="of:=COM.MICROSOFT.SWITCH([$'Sheet3'.$B$1];1;[$'Sheet1'.AZ14];0;[$'Sheet5'.AZ14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5];0;[$'Sheet5'.C15])" office:value-type="float" office:value="0">
            <text:p>0</text:p>
          </table:table-cell>
          <table:table-cell table:style-name="ACE-19" table:formula="of:=COM.MICROSOFT.SWITCH([$'Sheet3'.$B$1];1;[$'Sheet1'.D15];0;[$'Sheet5'.D15])" office:value-type="float" office:value="0">
            <text:p>0</text:p>
          </table:table-cell>
          <table:table-cell table:style-name="ACE-19" table:formula="of:=COM.MICROSOFT.SWITCH([$'Sheet3'.$B$1];1;[$'Sheet1'.E15];0;[$'Sheet5'.E15])" office:value-type="float" office:value="0">
            <text:p>0</text:p>
          </table:table-cell>
          <table:table-cell table:style-name="ACE-19" table:formula="of:=COM.MICROSOFT.SWITCH([$'Sheet3'.$B$1];1;[$'Sheet1'.F15];0;[$'Sheet5'.F15])" office:value-type="float" office:value="0">
            <text:p>0</text:p>
          </table:table-cell>
          <table:table-cell table:style-name="ACE-19" table:formula="of:=COM.MICROSOFT.SWITCH([$'Sheet3'.$B$1];1;[$'Sheet1'.G15];0;[$'Sheet5'.G15])" office:value-type="float" office:value="0">
            <text:p>0</text:p>
          </table:table-cell>
          <table:table-cell table:style-name="ACE-19" table:formula="of:=COM.MICROSOFT.SWITCH([$'Sheet3'.$B$1];1;[$'Sheet1'.H15];0;[$'Sheet5'.H15])" office:value-type="float" office:value="0">
            <text:p>0</text:p>
          </table:table-cell>
          <table:table-cell table:style-name="ACE-19" table:formula="of:=COM.MICROSOFT.SWITCH([$'Sheet3'.$B$1];1;[$'Sheet1'.I15];0;[$'Sheet5'.I15])" office:value-type="float" office:value="1">
            <text:p>1</text:p>
          </table:table-cell>
          <table:table-cell table:style-name="ACE-19" table:formula="of:=COM.MICROSOFT.SWITCH([$'Sheet3'.$B$1];1;[$'Sheet1'.J15];0;[$'Sheet5'.J15])" office:value-type="float" office:value="1">
            <text:p>1</text:p>
          </table:table-cell>
          <table:table-cell table:style-name="ACE-19" table:formula="of:=COM.MICROSOFT.SWITCH([$'Sheet3'.$B$1];1;[$'Sheet1'.K15];0;[$'Sheet5'.K15])" office:value-type="float" office:value="0">
            <text:p>0</text:p>
          </table:table-cell>
          <table:table-cell table:style-name="ACE-19" table:formula="of:=COM.MICROSOFT.SWITCH([$'Sheet3'.$B$1];1;[$'Sheet1'.L15];0;[$'Sheet5'.L15])" office:value-type="float" office:value="0">
            <text:p>0</text:p>
          </table:table-cell>
          <table:table-cell table:style-name="ACE-19" table:formula="of:=COM.MICROSOFT.SWITCH([$'Sheet3'.$B$1];1;[$'Sheet1'.M15];0;[$'Sheet5'.M15])" office:value-type="float" office:value="0">
            <text:p>0</text:p>
          </table:table-cell>
          <table:table-cell table:style-name="ACE-19" table:formula="of:=COM.MICROSOFT.SWITCH([$'Sheet3'.$B$1];1;[$'Sheet1'.N15];0;[$'Sheet5'.N15])" office:value-type="float" office:value="0">
            <text:p>0</text:p>
          </table:table-cell>
          <table:table-cell table:style-name="ACE-19" table:formula="of:=COM.MICROSOFT.SWITCH([$'Sheet3'.$B$1];1;[$'Sheet1'.O15];0;[$'Sheet5'.O15])" office:value-type="float" office:value="0">
            <text:p>0</text:p>
          </table:table-cell>
          <table:table-cell table:style-name="ACE-19" table:formula="of:=COM.MICROSOFT.SWITCH([$'Sheet3'.$B$1];1;[$'Sheet1'.P15];0;[$'Sheet5'.P15])" office:value-type="float" office:value="0">
            <text:p>0</text:p>
          </table:table-cell>
          <table:table-cell table:style-name="ACE-19" table:formula="of:=COM.MICROSOFT.SWITCH([$'Sheet3'.$B$1];1;[$'Sheet1'.Q15];0;[$'Sheet5'.Q15])" office:value-type="float" office:value="1">
            <text:p>1</text:p>
          </table:table-cell>
          <table:table-cell table:style-name="ACE-19" table:formula="of:=COM.MICROSOFT.SWITCH([$'Sheet3'.$B$1];1;[$'Sheet1'.R15];0;[$'Sheet5'.R15])" office:value-type="float" office:value="0">
            <text:p>0</text:p>
          </table:table-cell>
          <table:table-cell table:style-name="ACE-19" table:formula="of:=COM.MICROSOFT.SWITCH([$'Sheet3'.$B$1];1;[$'Sheet1'.S15];0;[$'Sheet5'.S15])" office:value-type="float" office:value="1">
            <text:p>1</text:p>
          </table:table-cell>
          <table:table-cell table:style-name="ACE-19" table:formula="of:=COM.MICROSOFT.SWITCH([$'Sheet3'.$B$1];1;[$'Sheet1'.T15];0;[$'Sheet5'.T15])" office:value-type="float" office:value="0">
            <text:p>0</text:p>
          </table:table-cell>
          <table:table-cell table:style-name="ACE-19" table:formula="of:=COM.MICROSOFT.SWITCH([$'Sheet3'.$B$1];1;[$'Sheet1'.U15];0;[$'Sheet5'.U15])" office:value-type="float" office:value="0">
            <text:p>0</text:p>
          </table:table-cell>
          <table:table-cell table:style-name="ACE-19" table:formula="of:=COM.MICROSOFT.SWITCH([$'Sheet3'.$B$1];1;[$'Sheet1'.V15];0;[$'Sheet5'.V15])" office:value-type="float" office:value="0">
            <text:p>0</text:p>
          </table:table-cell>
          <table:table-cell table:style-name="ACE-19" table:formula="of:=COM.MICROSOFT.SWITCH([$'Sheet3'.$B$1];1;[$'Sheet1'.W15];0;[$'Sheet5'.W15])" office:value-type="float" office:value="0">
            <text:p>0</text:p>
          </table:table-cell>
          <table:table-cell table:style-name="ACE-19" table:formula="of:=COM.MICROSOFT.SWITCH([$'Sheet3'.$B$1];1;[$'Sheet1'.X15];0;[$'Sheet5'.X15])" office:value-type="float" office:value="0">
            <text:p>0</text:p>
          </table:table-cell>
          <table:table-cell table:style-name="ACE-19" table:formula="of:=COM.MICROSOFT.SWITCH([$'Sheet3'.$B$1];1;[$'Sheet1'.Y15];0;[$'Sheet5'.Y15])" office:value-type="float" office:value="0">
            <text:p>0</text:p>
          </table:table-cell>
          <table:table-cell table:style-name="ACE-19" table:formula="of:=COM.MICROSOFT.SWITCH([$'Sheet3'.$B$1];1;[$'Sheet1'.Z15];0;[$'Sheet5'.Z15])" office:value-type="float" office:value="0">
            <text:p>0</text:p>
          </table:table-cell>
          <table:table-cell table:style-name="ACE-19" table:formula="of:=COM.MICROSOFT.SWITCH([$'Sheet3'.$B$1];1;[$'Sheet1'.AA15];0;[$'Sheet5'.AA15])" office:value-type="float" office:value="0">
            <text:p>0</text:p>
          </table:table-cell>
          <table:table-cell table:style-name="ACE-19" table:formula="of:=COM.MICROSOFT.SWITCH([$'Sheet3'.$B$1];1;[$'Sheet1'.AB15];0;[$'Sheet5'.AB15])" office:value-type="float" office:value="0">
            <text:p>0</text:p>
          </table:table-cell>
          <table:table-cell table:style-name="ACE-19" table:formula="of:=COM.MICROSOFT.SWITCH([$'Sheet3'.$B$1];1;[$'Sheet1'.AC15];0;[$'Sheet5'.AC15])" office:value-type="float" office:value="0">
            <text:p>0</text:p>
          </table:table-cell>
          <table:table-cell table:style-name="ACE-19" table:formula="of:=COM.MICROSOFT.SWITCH([$'Sheet3'.$B$1];1;[$'Sheet1'.AD15];0;[$'Sheet5'.AD15])" office:value-type="float" office:value="0">
            <text:p>0</text:p>
          </table:table-cell>
          <table:table-cell table:style-name="ACE-19" table:formula="of:=COM.MICROSOFT.SWITCH([$'Sheet3'.$B$1];1;[$'Sheet1'.AE15];0;[$'Sheet5'.AE15])" office:value-type="float" office:value="0">
            <text:p>0</text:p>
          </table:table-cell>
          <table:table-cell table:style-name="ACE-19" table:formula="of:=COM.MICROSOFT.SWITCH([$'Sheet3'.$B$1];1;[$'Sheet1'.AF15];0;[$'Sheet5'.AF15])" office:value-type="float" office:value="0">
            <text:p>0</text:p>
          </table:table-cell>
          <table:table-cell table:style-name="ACE-19" table:formula="of:=COM.MICROSOFT.SWITCH([$'Sheet3'.$B$1];1;[$'Sheet1'.AG15];0;[$'Sheet5'.AG15])" office:value-type="float" office:value="0">
            <text:p>0</text:p>
          </table:table-cell>
          <table:table-cell table:style-name="ACE-19" table:formula="of:=COM.MICROSOFT.SWITCH([$'Sheet3'.$B$1];1;[$'Sheet1'.AH15];0;[$'Sheet5'.AH15])" office:value-type="float" office:value="0">
            <text:p>0</text:p>
          </table:table-cell>
          <table:table-cell table:style-name="ACE-19" table:formula="of:=COM.MICROSOFT.SWITCH([$'Sheet3'.$B$1];1;[$'Sheet1'.AI15];0;[$'Sheet5'.AI15])" office:value-type="float" office:value="0">
            <text:p>0</text:p>
          </table:table-cell>
          <table:table-cell table:style-name="ACE-19" table:formula="of:=COM.MICROSOFT.SWITCH([$'Sheet3'.$B$1];1;[$'Sheet1'.AJ15];0;[$'Sheet5'.AJ15])" office:value-type="float" office:value="0">
            <text:p>0</text:p>
          </table:table-cell>
          <table:table-cell table:style-name="ACE-19" table:formula="of:=COM.MICROSOFT.SWITCH([$'Sheet3'.$B$1];1;[$'Sheet1'.AK15];0;[$'Sheet5'.AK15])" office:value-type="float" office:value="0">
            <text:p>0</text:p>
          </table:table-cell>
          <table:table-cell table:style-name="ACE-19" table:formula="of:=COM.MICROSOFT.SWITCH([$'Sheet3'.$B$1];1;[$'Sheet1'.AL15];0;[$'Sheet5'.AL15])" office:value-type="float" office:value="0">
            <text:p>0</text:p>
          </table:table-cell>
          <table:table-cell table:style-name="ACE-19" table:formula="of:=COM.MICROSOFT.SWITCH([$'Sheet3'.$B$1];1;[$'Sheet1'.AM15];0;[$'Sheet5'.AM15])" office:value-type="float" office:value="0">
            <text:p>0</text:p>
          </table:table-cell>
          <table:table-cell table:style-name="ACE-19" table:formula="of:=COM.MICROSOFT.SWITCH([$'Sheet3'.$B$1];1;[$'Sheet1'.AN15];0;[$'Sheet5'.AN15])" office:value-type="float" office:value="0">
            <text:p>0</text:p>
          </table:table-cell>
          <table:table-cell table:style-name="ACE-19" table:formula="of:=COM.MICROSOFT.SWITCH([$'Sheet3'.$B$1];1;[$'Sheet1'.AO15];0;[$'Sheet5'.AO15])" office:value-type="float" office:value="0">
            <text:p>0</text:p>
          </table:table-cell>
          <table:table-cell table:style-name="ACE-19" table:formula="of:=COM.MICROSOFT.SWITCH([$'Sheet3'.$B$1];1;[$'Sheet1'.AP15];0;[$'Sheet5'.AP15])" office:value-type="float" office:value="0">
            <text:p>0</text:p>
          </table:table-cell>
          <table:table-cell table:style-name="ACE-19" table:formula="of:=COM.MICROSOFT.SWITCH([$'Sheet3'.$B$1];1;[$'Sheet1'.AQ15];0;[$'Sheet5'.AQ15])" office:value-type="float" office:value="0">
            <text:p>0</text:p>
          </table:table-cell>
          <table:table-cell table:style-name="ACE-19" table:formula="of:=COM.MICROSOFT.SWITCH([$'Sheet3'.$B$1];1;[$'Sheet1'.AR15];0;[$'Sheet5'.AR15])" office:value-type="float" office:value="0">
            <text:p>0</text:p>
          </table:table-cell>
          <table:table-cell table:style-name="ACE-19" table:formula="of:=COM.MICROSOFT.SWITCH([$'Sheet3'.$B$1];1;[$'Sheet1'.AS15];0;[$'Sheet5'.AS15])" office:value-type="float" office:value="0">
            <text:p>0</text:p>
          </table:table-cell>
          <table:table-cell table:style-name="ACE-19" table:formula="of:=COM.MICROSOFT.SWITCH([$'Sheet3'.$B$1];1;[$'Sheet1'.AT15];0;[$'Sheet5'.AT15])" office:value-type="float" office:value="0">
            <text:p>0</text:p>
          </table:table-cell>
          <table:table-cell table:style-name="ACE-19" table:formula="of:=COM.MICROSOFT.SWITCH([$'Sheet3'.$B$1];1;[$'Sheet1'.AU15];0;[$'Sheet5'.AU15])" office:value-type="float" office:value="0">
            <text:p>0</text:p>
          </table:table-cell>
          <table:table-cell table:style-name="ACE-19" table:formula="of:=COM.MICROSOFT.SWITCH([$'Sheet3'.$B$1];1;[$'Sheet1'.AV15];0;[$'Sheet5'.AV15])" office:value-type="float" office:value="0">
            <text:p>0</text:p>
          </table:table-cell>
          <table:table-cell table:style-name="ACE-19" table:formula="of:=COM.MICROSOFT.SWITCH([$'Sheet3'.$B$1];1;[$'Sheet1'.AW15];0;[$'Sheet5'.AW15])" office:value-type="float" office:value="0">
            <text:p>0</text:p>
          </table:table-cell>
          <table:table-cell table:style-name="ACE-19" table:formula="of:=COM.MICROSOFT.SWITCH([$'Sheet3'.$B$1];1;[$'Sheet1'.AX15];0;[$'Sheet5'.AX15])" office:value-type="float" office:value="0">
            <text:p>0</text:p>
          </table:table-cell>
          <table:table-cell table:style-name="ACE-19" table:formula="of:=COM.MICROSOFT.SWITCH([$'Sheet3'.$B$1];1;[$'Sheet1'.AY15];0;[$'Sheet5'.AY15])" office:value-type="float" office:value="0">
            <text:p>0</text:p>
          </table:table-cell>
          <table:table-cell table:style-name="ACE-19" table:formula="of:=COM.MICROSOFT.SWITCH([$'Sheet3'.$B$1];1;[$'Sheet1'.AZ15];0;[$'Sheet5'.AZ15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6];0;[$'Sheet5'.C16])" office:value-type="float" office:value="0">
            <text:p>0</text:p>
          </table:table-cell>
          <table:table-cell table:style-name="ACE-19" table:formula="of:=COM.MICROSOFT.SWITCH([$'Sheet3'.$B$1];1;[$'Sheet1'.D16];0;[$'Sheet5'.D16])" office:value-type="float" office:value="0">
            <text:p>0</text:p>
          </table:table-cell>
          <table:table-cell table:style-name="ACE-19" table:formula="of:=COM.MICROSOFT.SWITCH([$'Sheet3'.$B$1];1;[$'Sheet1'.E16];0;[$'Sheet5'.E16])" office:value-type="float" office:value="0">
            <text:p>0</text:p>
          </table:table-cell>
          <table:table-cell table:style-name="ACE-19" table:formula="of:=COM.MICROSOFT.SWITCH([$'Sheet3'.$B$1];1;[$'Sheet1'.F16];0;[$'Sheet5'.F16])" office:value-type="float" office:value="0">
            <text:p>0</text:p>
          </table:table-cell>
          <table:table-cell table:style-name="ACE-19" table:formula="of:=COM.MICROSOFT.SWITCH([$'Sheet3'.$B$1];1;[$'Sheet1'.G16];0;[$'Sheet5'.G16])" office:value-type="float" office:value="0">
            <text:p>0</text:p>
          </table:table-cell>
          <table:table-cell table:style-name="ACE-19" table:formula="of:=COM.MICROSOFT.SWITCH([$'Sheet3'.$B$1];1;[$'Sheet1'.H16];0;[$'Sheet5'.H16])" office:value-type="float" office:value="0">
            <text:p>0</text:p>
          </table:table-cell>
          <table:table-cell table:style-name="ACE-19" table:formula="of:=COM.MICROSOFT.SWITCH([$'Sheet3'.$B$1];1;[$'Sheet1'.I16];0;[$'Sheet5'.I16])" office:value-type="float" office:value="0">
            <text:p>0</text:p>
          </table:table-cell>
          <table:table-cell table:style-name="ACE-19" table:formula="of:=COM.MICROSOFT.SWITCH([$'Sheet3'.$B$1];1;[$'Sheet1'.J16];0;[$'Sheet5'.J16])" office:value-type="float" office:value="0">
            <text:p>0</text:p>
          </table:table-cell>
          <table:table-cell table:style-name="ACE-19" table:formula="of:=COM.MICROSOFT.SWITCH([$'Sheet3'.$B$1];1;[$'Sheet1'.K16];0;[$'Sheet5'.K16])" office:value-type="float" office:value="0">
            <text:p>0</text:p>
          </table:table-cell>
          <table:table-cell table:style-name="ACE-19" table:formula="of:=COM.MICROSOFT.SWITCH([$'Sheet3'.$B$1];1;[$'Sheet1'.L16];0;[$'Sheet5'.L16])" office:value-type="float" office:value="0">
            <text:p>0</text:p>
          </table:table-cell>
          <table:table-cell table:style-name="ACE-19" table:formula="of:=COM.MICROSOFT.SWITCH([$'Sheet3'.$B$1];1;[$'Sheet1'.M16];0;[$'Sheet5'.M16])" office:value-type="float" office:value="0">
            <text:p>0</text:p>
          </table:table-cell>
          <table:table-cell table:style-name="ACE-19" table:formula="of:=COM.MICROSOFT.SWITCH([$'Sheet3'.$B$1];1;[$'Sheet1'.N16];0;[$'Sheet5'.N16])" office:value-type="float" office:value="0">
            <text:p>0</text:p>
          </table:table-cell>
          <table:table-cell table:style-name="ACE-19" table:formula="of:=COM.MICROSOFT.SWITCH([$'Sheet3'.$B$1];1;[$'Sheet1'.O16];0;[$'Sheet5'.O16])" office:value-type="float" office:value="0">
            <text:p>0</text:p>
          </table:table-cell>
          <table:table-cell table:style-name="ACE-19" table:formula="of:=COM.MICROSOFT.SWITCH([$'Sheet3'.$B$1];1;[$'Sheet1'.P16];0;[$'Sheet5'.P16])" office:value-type="float" office:value="0">
            <text:p>0</text:p>
          </table:table-cell>
          <table:table-cell table:style-name="ACE-19" table:formula="of:=COM.MICROSOFT.SWITCH([$'Sheet3'.$B$1];1;[$'Sheet1'.Q16];0;[$'Sheet5'.Q16])" office:value-type="float" office:value="1">
            <text:p>1</text:p>
          </table:table-cell>
          <table:table-cell table:style-name="ACE-19" table:formula="of:=COM.MICROSOFT.SWITCH([$'Sheet3'.$B$1];1;[$'Sheet1'.R16];0;[$'Sheet5'.R16])" office:value-type="float" office:value="1">
            <text:p>1</text:p>
          </table:table-cell>
          <table:table-cell table:style-name="ACE-19" table:formula="of:=COM.MICROSOFT.SWITCH([$'Sheet3'.$B$1];1;[$'Sheet1'.S16];0;[$'Sheet5'.S16])" office:value-type="float" office:value="0">
            <text:p>0</text:p>
          </table:table-cell>
          <table:table-cell table:style-name="ACE-19" table:formula="of:=COM.MICROSOFT.SWITCH([$'Sheet3'.$B$1];1;[$'Sheet1'.T16];0;[$'Sheet5'.T16])" office:value-type="float" office:value="0">
            <text:p>0</text:p>
          </table:table-cell>
          <table:table-cell table:style-name="ACE-19" table:formula="of:=COM.MICROSOFT.SWITCH([$'Sheet3'.$B$1];1;[$'Sheet1'.U16];0;[$'Sheet5'.U16])" office:value-type="float" office:value="0">
            <text:p>0</text:p>
          </table:table-cell>
          <table:table-cell table:style-name="ACE-19" table:formula="of:=COM.MICROSOFT.SWITCH([$'Sheet3'.$B$1];1;[$'Sheet1'.V16];0;[$'Sheet5'.V16])" office:value-type="float" office:value="0">
            <text:p>0</text:p>
          </table:table-cell>
          <table:table-cell table:style-name="ACE-19" table:formula="of:=COM.MICROSOFT.SWITCH([$'Sheet3'.$B$1];1;[$'Sheet1'.W16];0;[$'Sheet5'.W16])" office:value-type="float" office:value="0">
            <text:p>0</text:p>
          </table:table-cell>
          <table:table-cell table:style-name="ACE-19" table:formula="of:=COM.MICROSOFT.SWITCH([$'Sheet3'.$B$1];1;[$'Sheet1'.X16];0;[$'Sheet5'.X16])" office:value-type="float" office:value="0">
            <text:p>0</text:p>
          </table:table-cell>
          <table:table-cell table:style-name="ACE-19" table:formula="of:=COM.MICROSOFT.SWITCH([$'Sheet3'.$B$1];1;[$'Sheet1'.Y16];0;[$'Sheet5'.Y16])" office:value-type="float" office:value="1">
            <text:p>1</text:p>
          </table:table-cell>
          <table:table-cell table:style-name="ACE-19" table:formula="of:=COM.MICROSOFT.SWITCH([$'Sheet3'.$B$1];1;[$'Sheet1'.Z16];0;[$'Sheet5'.Z16])" office:value-type="float" office:value="1">
            <text:p>1</text:p>
          </table:table-cell>
          <table:table-cell table:style-name="ACE-19" table:formula="of:=COM.MICROSOFT.SWITCH([$'Sheet3'.$B$1];1;[$'Sheet1'.AA16];0;[$'Sheet5'.AA16])" office:value-type="float" office:value="0">
            <text:p>0</text:p>
          </table:table-cell>
          <table:table-cell table:style-name="ACE-19" table:formula="of:=COM.MICROSOFT.SWITCH([$'Sheet3'.$B$1];1;[$'Sheet1'.AB16];0;[$'Sheet5'.AB16])" office:value-type="float" office:value="0">
            <text:p>0</text:p>
          </table:table-cell>
          <table:table-cell table:style-name="ACE-19" table:formula="of:=COM.MICROSOFT.SWITCH([$'Sheet3'.$B$1];1;[$'Sheet1'.AC16];0;[$'Sheet5'.AC16])" office:value-type="float" office:value="0">
            <text:p>0</text:p>
          </table:table-cell>
          <table:table-cell table:style-name="ACE-19" table:formula="of:=COM.MICROSOFT.SWITCH([$'Sheet3'.$B$1];1;[$'Sheet1'.AD16];0;[$'Sheet5'.AD16])" office:value-type="float" office:value="0">
            <text:p>0</text:p>
          </table:table-cell>
          <table:table-cell table:style-name="ACE-19" table:formula="of:=COM.MICROSOFT.SWITCH([$'Sheet3'.$B$1];1;[$'Sheet1'.AE16];0;[$'Sheet5'.AE16])" office:value-type="float" office:value="0">
            <text:p>0</text:p>
          </table:table-cell>
          <table:table-cell table:style-name="ACE-19" table:formula="of:=COM.MICROSOFT.SWITCH([$'Sheet3'.$B$1];1;[$'Sheet1'.AF16];0;[$'Sheet5'.AF16])" office:value-type="float" office:value="0">
            <text:p>0</text:p>
          </table:table-cell>
          <table:table-cell table:style-name="ACE-19" table:formula="of:=COM.MICROSOFT.SWITCH([$'Sheet3'.$B$1];1;[$'Sheet1'.AG16];0;[$'Sheet5'.AG16])" office:value-type="float" office:value="0">
            <text:p>0</text:p>
          </table:table-cell>
          <table:table-cell table:style-name="ACE-19" table:formula="of:=COM.MICROSOFT.SWITCH([$'Sheet3'.$B$1];1;[$'Sheet1'.AH16];0;[$'Sheet5'.AH16])" office:value-type="float" office:value="0">
            <text:p>0</text:p>
          </table:table-cell>
          <table:table-cell table:style-name="ACE-19" table:formula="of:=COM.MICROSOFT.SWITCH([$'Sheet3'.$B$1];1;[$'Sheet1'.AI16];0;[$'Sheet5'.AI16])" office:value-type="float" office:value="0">
            <text:p>0</text:p>
          </table:table-cell>
          <table:table-cell table:style-name="ACE-19" table:formula="of:=COM.MICROSOFT.SWITCH([$'Sheet3'.$B$1];1;[$'Sheet1'.AJ16];0;[$'Sheet5'.AJ16])" office:value-type="float" office:value="0">
            <text:p>0</text:p>
          </table:table-cell>
          <table:table-cell table:style-name="ACE-19" table:formula="of:=COM.MICROSOFT.SWITCH([$'Sheet3'.$B$1];1;[$'Sheet1'.AK16];0;[$'Sheet5'.AK16])" office:value-type="float" office:value="0">
            <text:p>0</text:p>
          </table:table-cell>
          <table:table-cell table:style-name="ACE-19" table:formula="of:=COM.MICROSOFT.SWITCH([$'Sheet3'.$B$1];1;[$'Sheet1'.AL16];0;[$'Sheet5'.AL16])" office:value-type="float" office:value="0">
            <text:p>0</text:p>
          </table:table-cell>
          <table:table-cell table:style-name="ACE-19" table:formula="of:=COM.MICROSOFT.SWITCH([$'Sheet3'.$B$1];1;[$'Sheet1'.AM16];0;[$'Sheet5'.AM16])" office:value-type="float" office:value="0">
            <text:p>0</text:p>
          </table:table-cell>
          <table:table-cell table:style-name="ACE-19" table:formula="of:=COM.MICROSOFT.SWITCH([$'Sheet3'.$B$1];1;[$'Sheet1'.AN16];0;[$'Sheet5'.AN16])" office:value-type="float" office:value="0">
            <text:p>0</text:p>
          </table:table-cell>
          <table:table-cell table:style-name="ACE-19" table:formula="of:=COM.MICROSOFT.SWITCH([$'Sheet3'.$B$1];1;[$'Sheet1'.AO16];0;[$'Sheet5'.AO16])" office:value-type="float" office:value="0">
            <text:p>0</text:p>
          </table:table-cell>
          <table:table-cell table:style-name="ACE-19" table:formula="of:=COM.MICROSOFT.SWITCH([$'Sheet3'.$B$1];1;[$'Sheet1'.AP16];0;[$'Sheet5'.AP16])" office:value-type="float" office:value="0">
            <text:p>0</text:p>
          </table:table-cell>
          <table:table-cell table:style-name="ACE-19" table:formula="of:=COM.MICROSOFT.SWITCH([$'Sheet3'.$B$1];1;[$'Sheet1'.AQ16];0;[$'Sheet5'.AQ16])" office:value-type="float" office:value="0">
            <text:p>0</text:p>
          </table:table-cell>
          <table:table-cell table:style-name="ACE-19" table:formula="of:=COM.MICROSOFT.SWITCH([$'Sheet3'.$B$1];1;[$'Sheet1'.AR16];0;[$'Sheet5'.AR16])" office:value-type="float" office:value="0">
            <text:p>0</text:p>
          </table:table-cell>
          <table:table-cell table:style-name="ACE-19" table:formula="of:=COM.MICROSOFT.SWITCH([$'Sheet3'.$B$1];1;[$'Sheet1'.AS16];0;[$'Sheet5'.AS16])" office:value-type="float" office:value="0">
            <text:p>0</text:p>
          </table:table-cell>
          <table:table-cell table:style-name="ACE-19" table:formula="of:=COM.MICROSOFT.SWITCH([$'Sheet3'.$B$1];1;[$'Sheet1'.AT16];0;[$'Sheet5'.AT16])" office:value-type="float" office:value="0">
            <text:p>0</text:p>
          </table:table-cell>
          <table:table-cell table:style-name="ACE-19" table:formula="of:=COM.MICROSOFT.SWITCH([$'Sheet3'.$B$1];1;[$'Sheet1'.AU16];0;[$'Sheet5'.AU16])" office:value-type="float" office:value="0">
            <text:p>0</text:p>
          </table:table-cell>
          <table:table-cell table:style-name="ACE-19" table:formula="of:=COM.MICROSOFT.SWITCH([$'Sheet3'.$B$1];1;[$'Sheet1'.AV16];0;[$'Sheet5'.AV16])" office:value-type="float" office:value="0">
            <text:p>0</text:p>
          </table:table-cell>
          <table:table-cell table:style-name="ACE-19" table:formula="of:=COM.MICROSOFT.SWITCH([$'Sheet3'.$B$1];1;[$'Sheet1'.AW16];0;[$'Sheet5'.AW16])" office:value-type="float" office:value="0">
            <text:p>0</text:p>
          </table:table-cell>
          <table:table-cell table:style-name="ACE-19" table:formula="of:=COM.MICROSOFT.SWITCH([$'Sheet3'.$B$1];1;[$'Sheet1'.AX16];0;[$'Sheet5'.AX16])" office:value-type="float" office:value="0">
            <text:p>0</text:p>
          </table:table-cell>
          <table:table-cell table:style-name="ACE-19" table:formula="of:=COM.MICROSOFT.SWITCH([$'Sheet3'.$B$1];1;[$'Sheet1'.AY16];0;[$'Sheet5'.AY16])" office:value-type="float" office:value="0">
            <text:p>0</text:p>
          </table:table-cell>
          <table:table-cell table:style-name="ACE-19" table:formula="of:=COM.MICROSOFT.SWITCH([$'Sheet3'.$B$1];1;[$'Sheet1'.AZ16];0;[$'Sheet5'.AZ16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7];0;[$'Sheet5'.C17])" office:value-type="float" office:value="0">
            <text:p>0</text:p>
          </table:table-cell>
          <table:table-cell table:style-name="ACE-19" table:formula="of:=COM.MICROSOFT.SWITCH([$'Sheet3'.$B$1];1;[$'Sheet1'.D17];0;[$'Sheet5'.D17])" office:value-type="float" office:value="0">
            <text:p>0</text:p>
          </table:table-cell>
          <table:table-cell table:style-name="ACE-19" table:formula="of:=COM.MICROSOFT.SWITCH([$'Sheet3'.$B$1];1;[$'Sheet1'.E17];0;[$'Sheet5'.E17])" office:value-type="float" office:value="0">
            <text:p>0</text:p>
          </table:table-cell>
          <table:table-cell table:style-name="ACE-19" table:formula="of:=COM.MICROSOFT.SWITCH([$'Sheet3'.$B$1];1;[$'Sheet1'.F17];0;[$'Sheet5'.F17])" office:value-type="float" office:value="0">
            <text:p>0</text:p>
          </table:table-cell>
          <table:table-cell table:style-name="ACE-19" table:formula="of:=COM.MICROSOFT.SWITCH([$'Sheet3'.$B$1];1;[$'Sheet1'.G17];0;[$'Sheet5'.G17])" office:value-type="float" office:value="0">
            <text:p>0</text:p>
          </table:table-cell>
          <table:table-cell table:style-name="ACE-19" table:formula="of:=COM.MICROSOFT.SWITCH([$'Sheet3'.$B$1];1;[$'Sheet1'.H17];0;[$'Sheet5'.H17])" office:value-type="float" office:value="0">
            <text:p>0</text:p>
          </table:table-cell>
          <table:table-cell table:style-name="ACE-19" table:formula="of:=COM.MICROSOFT.SWITCH([$'Sheet3'.$B$1];1;[$'Sheet1'.I17];0;[$'Sheet5'.I17])" office:value-type="float" office:value="0">
            <text:p>0</text:p>
          </table:table-cell>
          <table:table-cell table:style-name="ACE-19" table:formula="of:=COM.MICROSOFT.SWITCH([$'Sheet3'.$B$1];1;[$'Sheet1'.J17];0;[$'Sheet5'.J17])" office:value-type="float" office:value="0">
            <text:p>0</text:p>
          </table:table-cell>
          <table:table-cell table:style-name="ACE-19" table:formula="of:=COM.MICROSOFT.SWITCH([$'Sheet3'.$B$1];1;[$'Sheet1'.K17];0;[$'Sheet5'.K17])" office:value-type="float" office:value="0">
            <text:p>0</text:p>
          </table:table-cell>
          <table:table-cell table:style-name="ACE-19" table:formula="of:=COM.MICROSOFT.SWITCH([$'Sheet3'.$B$1];1;[$'Sheet1'.L17];0;[$'Sheet5'.L17])" office:value-type="float" office:value="0">
            <text:p>0</text:p>
          </table:table-cell>
          <table:table-cell table:style-name="ACE-19" table:formula="of:=COM.MICROSOFT.SWITCH([$'Sheet3'.$B$1];1;[$'Sheet1'.M17];0;[$'Sheet5'.M17])" office:value-type="float" office:value="0">
            <text:p>0</text:p>
          </table:table-cell>
          <table:table-cell table:style-name="ACE-19" table:formula="of:=COM.MICROSOFT.SWITCH([$'Sheet3'.$B$1];1;[$'Sheet1'.N17];0;[$'Sheet5'.N17])" office:value-type="float" office:value="0">
            <text:p>0</text:p>
          </table:table-cell>
          <table:table-cell table:style-name="ACE-19" table:formula="of:=COM.MICROSOFT.SWITCH([$'Sheet3'.$B$1];1;[$'Sheet1'.O17];0;[$'Sheet5'.O17])" office:value-type="float" office:value="0">
            <text:p>0</text:p>
          </table:table-cell>
          <table:table-cell table:style-name="ACE-19" table:formula="of:=COM.MICROSOFT.SWITCH([$'Sheet3'.$B$1];1;[$'Sheet1'.P17];0;[$'Sheet5'.P17])" office:value-type="float" office:value="0">
            <text:p>0</text:p>
          </table:table-cell>
          <table:table-cell table:style-name="ACE-19" table:formula="of:=COM.MICROSOFT.SWITCH([$'Sheet3'.$B$1];1;[$'Sheet1'.Q17];0;[$'Sheet5'.Q17])" office:value-type="float" office:value="0">
            <text:p>0</text:p>
          </table:table-cell>
          <table:table-cell table:style-name="ACE-19" table:formula="of:=COM.MICROSOFT.SWITCH([$'Sheet3'.$B$1];1;[$'Sheet1'.R17];0;[$'Sheet5'.R17])" office:value-type="float" office:value="0">
            <text:p>0</text:p>
          </table:table-cell>
          <table:table-cell table:style-name="ACE-19" table:formula="of:=COM.MICROSOFT.SWITCH([$'Sheet3'.$B$1];1;[$'Sheet1'.S17];0;[$'Sheet5'.S17])" office:value-type="float" office:value="0">
            <text:p>0</text:p>
          </table:table-cell>
          <table:table-cell table:style-name="ACE-19" table:formula="of:=COM.MICROSOFT.SWITCH([$'Sheet3'.$B$1];1;[$'Sheet1'.T17];0;[$'Sheet5'.T17])" office:value-type="float" office:value="0">
            <text:p>0</text:p>
          </table:table-cell>
          <table:table-cell table:style-name="ACE-19" table:formula="of:=COM.MICROSOFT.SWITCH([$'Sheet3'.$B$1];1;[$'Sheet1'.U17];0;[$'Sheet5'.U17])" office:value-type="float" office:value="0">
            <text:p>0</text:p>
          </table:table-cell>
          <table:table-cell table:style-name="ACE-19" table:formula="of:=COM.MICROSOFT.SWITCH([$'Sheet3'.$B$1];1;[$'Sheet1'.V17];0;[$'Sheet5'.V17])" office:value-type="float" office:value="0">
            <text:p>0</text:p>
          </table:table-cell>
          <table:table-cell table:style-name="ACE-19" table:formula="of:=COM.MICROSOFT.SWITCH([$'Sheet3'.$B$1];1;[$'Sheet1'.W17];0;[$'Sheet5'.W17])" office:value-type="float" office:value="0">
            <text:p>0</text:p>
          </table:table-cell>
          <table:table-cell table:style-name="ACE-19" table:formula="of:=COM.MICROSOFT.SWITCH([$'Sheet3'.$B$1];1;[$'Sheet1'.X17];0;[$'Sheet5'.X17])" office:value-type="float" office:value="0">
            <text:p>0</text:p>
          </table:table-cell>
          <table:table-cell table:style-name="ACE-19" table:formula="of:=COM.MICROSOFT.SWITCH([$'Sheet3'.$B$1];1;[$'Sheet1'.Y17];0;[$'Sheet5'.Y17])" office:value-type="float" office:value="1">
            <text:p>1</text:p>
          </table:table-cell>
          <table:table-cell table:style-name="ACE-19" table:formula="of:=COM.MICROSOFT.SWITCH([$'Sheet3'.$B$1];1;[$'Sheet1'.Z17];0;[$'Sheet5'.Z17])" office:value-type="float" office:value="0">
            <text:p>0</text:p>
          </table:table-cell>
          <table:table-cell table:style-name="ACE-19" table:formula="of:=COM.MICROSOFT.SWITCH([$'Sheet3'.$B$1];1;[$'Sheet1'.AA17];0;[$'Sheet5'.AA17])" office:value-type="float" office:value="1">
            <text:p>1</text:p>
          </table:table-cell>
          <table:table-cell table:style-name="ACE-19" table:formula="of:=COM.MICROSOFT.SWITCH([$'Sheet3'.$B$1];1;[$'Sheet1'.AB17];0;[$'Sheet5'.AB17])" office:value-type="float" office:value="0">
            <text:p>0</text:p>
          </table:table-cell>
          <table:table-cell table:style-name="ACE-19" table:formula="of:=COM.MICROSOFT.SWITCH([$'Sheet3'.$B$1];1;[$'Sheet1'.AC17];0;[$'Sheet5'.AC17])" office:value-type="float" office:value="0">
            <text:p>0</text:p>
          </table:table-cell>
          <table:table-cell table:style-name="ACE-19" table:formula="of:=COM.MICROSOFT.SWITCH([$'Sheet3'.$B$1];1;[$'Sheet1'.AD17];0;[$'Sheet5'.AD17])" office:value-type="float" office:value="0">
            <text:p>0</text:p>
          </table:table-cell>
          <table:table-cell table:style-name="ACE-19" table:formula="of:=COM.MICROSOFT.SWITCH([$'Sheet3'.$B$1];1;[$'Sheet1'.AE17];0;[$'Sheet5'.AE17])" office:value-type="float" office:value="0">
            <text:p>0</text:p>
          </table:table-cell>
          <table:table-cell table:style-name="ACE-19" table:formula="of:=COM.MICROSOFT.SWITCH([$'Sheet3'.$B$1];1;[$'Sheet1'.AF17];0;[$'Sheet5'.AF17])" office:value-type="float" office:value="0">
            <text:p>0</text:p>
          </table:table-cell>
          <table:table-cell table:style-name="ACE-19" table:formula="of:=COM.MICROSOFT.SWITCH([$'Sheet3'.$B$1];1;[$'Sheet1'.AG17];0;[$'Sheet5'.AG17])" office:value-type="float" office:value="0">
            <text:p>0</text:p>
          </table:table-cell>
          <table:table-cell table:style-name="ACE-19" table:formula="of:=COM.MICROSOFT.SWITCH([$'Sheet3'.$B$1];1;[$'Sheet1'.AH17];0;[$'Sheet5'.AH17])" office:value-type="float" office:value="0">
            <text:p>0</text:p>
          </table:table-cell>
          <table:table-cell table:style-name="ACE-19" table:formula="of:=COM.MICROSOFT.SWITCH([$'Sheet3'.$B$1];1;[$'Sheet1'.AI17];0;[$'Sheet5'.AI17])" office:value-type="float" office:value="0">
            <text:p>0</text:p>
          </table:table-cell>
          <table:table-cell table:style-name="ACE-19" table:formula="of:=COM.MICROSOFT.SWITCH([$'Sheet3'.$B$1];1;[$'Sheet1'.AJ17];0;[$'Sheet5'.AJ17])" office:value-type="float" office:value="0">
            <text:p>0</text:p>
          </table:table-cell>
          <table:table-cell table:style-name="ACE-19" table:formula="of:=COM.MICROSOFT.SWITCH([$'Sheet3'.$B$1];1;[$'Sheet1'.AK17];0;[$'Sheet5'.AK17])" office:value-type="float" office:value="0">
            <text:p>0</text:p>
          </table:table-cell>
          <table:table-cell table:style-name="ACE-19" table:formula="of:=COM.MICROSOFT.SWITCH([$'Sheet3'.$B$1];1;[$'Sheet1'.AL17];0;[$'Sheet5'.AL17])" office:value-type="float" office:value="0">
            <text:p>0</text:p>
          </table:table-cell>
          <table:table-cell table:style-name="ACE-19" table:formula="of:=COM.MICROSOFT.SWITCH([$'Sheet3'.$B$1];1;[$'Sheet1'.AM17];0;[$'Sheet5'.AM17])" office:value-type="float" office:value="0">
            <text:p>0</text:p>
          </table:table-cell>
          <table:table-cell table:style-name="ACE-19" table:formula="of:=COM.MICROSOFT.SWITCH([$'Sheet3'.$B$1];1;[$'Sheet1'.AN17];0;[$'Sheet5'.AN17])" office:value-type="float" office:value="0">
            <text:p>0</text:p>
          </table:table-cell>
          <table:table-cell table:style-name="ACE-19" table:formula="of:=COM.MICROSOFT.SWITCH([$'Sheet3'.$B$1];1;[$'Sheet1'.AO17];0;[$'Sheet5'.AO17])" office:value-type="float" office:value="0">
            <text:p>0</text:p>
          </table:table-cell>
          <table:table-cell table:style-name="ACE-19" table:formula="of:=COM.MICROSOFT.SWITCH([$'Sheet3'.$B$1];1;[$'Sheet1'.AP17];0;[$'Sheet5'.AP17])" office:value-type="float" office:value="0">
            <text:p>0</text:p>
          </table:table-cell>
          <table:table-cell table:style-name="ACE-19" table:formula="of:=COM.MICROSOFT.SWITCH([$'Sheet3'.$B$1];1;[$'Sheet1'.AQ17];0;[$'Sheet5'.AQ17])" office:value-type="float" office:value="0">
            <text:p>0</text:p>
          </table:table-cell>
          <table:table-cell table:style-name="ACE-19" table:formula="of:=COM.MICROSOFT.SWITCH([$'Sheet3'.$B$1];1;[$'Sheet1'.AR17];0;[$'Sheet5'.AR17])" office:value-type="float" office:value="0">
            <text:p>0</text:p>
          </table:table-cell>
          <table:table-cell table:style-name="ACE-19" table:formula="of:=COM.MICROSOFT.SWITCH([$'Sheet3'.$B$1];1;[$'Sheet1'.AS17];0;[$'Sheet5'.AS17])" office:value-type="float" office:value="0">
            <text:p>0</text:p>
          </table:table-cell>
          <table:table-cell table:style-name="ACE-19" table:formula="of:=COM.MICROSOFT.SWITCH([$'Sheet3'.$B$1];1;[$'Sheet1'.AT17];0;[$'Sheet5'.AT17])" office:value-type="float" office:value="0">
            <text:p>0</text:p>
          </table:table-cell>
          <table:table-cell table:style-name="ACE-19" table:formula="of:=COM.MICROSOFT.SWITCH([$'Sheet3'.$B$1];1;[$'Sheet1'.AU17];0;[$'Sheet5'.AU17])" office:value-type="float" office:value="0">
            <text:p>0</text:p>
          </table:table-cell>
          <table:table-cell table:style-name="ACE-19" table:formula="of:=COM.MICROSOFT.SWITCH([$'Sheet3'.$B$1];1;[$'Sheet1'.AV17];0;[$'Sheet5'.AV17])" office:value-type="float" office:value="0">
            <text:p>0</text:p>
          </table:table-cell>
          <table:table-cell table:style-name="ACE-19" table:formula="of:=COM.MICROSOFT.SWITCH([$'Sheet3'.$B$1];1;[$'Sheet1'.AW17];0;[$'Sheet5'.AW17])" office:value-type="float" office:value="0">
            <text:p>0</text:p>
          </table:table-cell>
          <table:table-cell table:style-name="ACE-19" table:formula="of:=COM.MICROSOFT.SWITCH([$'Sheet3'.$B$1];1;[$'Sheet1'.AX17];0;[$'Sheet5'.AX17])" office:value-type="float" office:value="0">
            <text:p>0</text:p>
          </table:table-cell>
          <table:table-cell table:style-name="ACE-19" table:formula="of:=COM.MICROSOFT.SWITCH([$'Sheet3'.$B$1];1;[$'Sheet1'.AY17];0;[$'Sheet5'.AY17])" office:value-type="float" office:value="0">
            <text:p>0</text:p>
          </table:table-cell>
          <table:table-cell table:style-name="ACE-19" table:formula="of:=COM.MICROSOFT.SWITCH([$'Sheet3'.$B$1];1;[$'Sheet1'.AZ17];0;[$'Sheet5'.AZ17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8];0;[$'Sheet5'.C18])" office:value-type="float" office:value="0">
            <text:p>0</text:p>
          </table:table-cell>
          <table:table-cell table:style-name="ACE-19" table:formula="of:=COM.MICROSOFT.SWITCH([$'Sheet3'.$B$1];1;[$'Sheet1'.D18];0;[$'Sheet5'.D18])" office:value-type="float" office:value="0">
            <text:p>0</text:p>
          </table:table-cell>
          <table:table-cell table:style-name="ACE-19" table:formula="of:=COM.MICROSOFT.SWITCH([$'Sheet3'.$B$1];1;[$'Sheet1'.E18];0;[$'Sheet5'.E18])" office:value-type="float" office:value="0">
            <text:p>0</text:p>
          </table:table-cell>
          <table:table-cell table:style-name="ACE-19" table:formula="of:=COM.MICROSOFT.SWITCH([$'Sheet3'.$B$1];1;[$'Sheet1'.F18];0;[$'Sheet5'.F18])" office:value-type="float" office:value="0">
            <text:p>0</text:p>
          </table:table-cell>
          <table:table-cell table:style-name="ACE-19" table:formula="of:=COM.MICROSOFT.SWITCH([$'Sheet3'.$B$1];1;[$'Sheet1'.G18];0;[$'Sheet5'.G18])" office:value-type="float" office:value="0">
            <text:p>0</text:p>
          </table:table-cell>
          <table:table-cell table:style-name="ACE-19" table:formula="of:=COM.MICROSOFT.SWITCH([$'Sheet3'.$B$1];1;[$'Sheet1'.H18];0;[$'Sheet5'.H18])" office:value-type="float" office:value="0">
            <text:p>0</text:p>
          </table:table-cell>
          <table:table-cell table:style-name="ACE-19" table:formula="of:=COM.MICROSOFT.SWITCH([$'Sheet3'.$B$1];1;[$'Sheet1'.I18];0;[$'Sheet5'.I18])" office:value-type="float" office:value="0">
            <text:p>0</text:p>
          </table:table-cell>
          <table:table-cell table:style-name="ACE-19" table:formula="of:=COM.MICROSOFT.SWITCH([$'Sheet3'.$B$1];1;[$'Sheet1'.J18];0;[$'Sheet5'.J18])" office:value-type="float" office:value="0">
            <text:p>0</text:p>
          </table:table-cell>
          <table:table-cell table:style-name="ACE-19" table:formula="of:=COM.MICROSOFT.SWITCH([$'Sheet3'.$B$1];1;[$'Sheet1'.K18];0;[$'Sheet5'.K18])" office:value-type="float" office:value="0">
            <text:p>0</text:p>
          </table:table-cell>
          <table:table-cell table:style-name="ACE-19" table:formula="of:=COM.MICROSOFT.SWITCH([$'Sheet3'.$B$1];1;[$'Sheet1'.L18];0;[$'Sheet5'.L18])" office:value-type="float" office:value="0">
            <text:p>0</text:p>
          </table:table-cell>
          <table:table-cell table:style-name="ACE-19" table:formula="of:=COM.MICROSOFT.SWITCH([$'Sheet3'.$B$1];1;[$'Sheet1'.M18];0;[$'Sheet5'.M18])" office:value-type="float" office:value="0">
            <text:p>0</text:p>
          </table:table-cell>
          <table:table-cell table:style-name="ACE-19" table:formula="of:=COM.MICROSOFT.SWITCH([$'Sheet3'.$B$1];1;[$'Sheet1'.N18];0;[$'Sheet5'.N18])" office:value-type="float" office:value="0">
            <text:p>0</text:p>
          </table:table-cell>
          <table:table-cell table:style-name="ACE-19" table:formula="of:=COM.MICROSOFT.SWITCH([$'Sheet3'.$B$1];1;[$'Sheet1'.O18];0;[$'Sheet5'.O18])" office:value-type="float" office:value="0">
            <text:p>0</text:p>
          </table:table-cell>
          <table:table-cell table:style-name="ACE-19" table:formula="of:=COM.MICROSOFT.SWITCH([$'Sheet3'.$B$1];1;[$'Sheet1'.P18];0;[$'Sheet5'.P18])" office:value-type="float" office:value="0">
            <text:p>0</text:p>
          </table:table-cell>
          <table:table-cell table:style-name="ACE-19" table:formula="of:=COM.MICROSOFT.SWITCH([$'Sheet3'.$B$1];1;[$'Sheet1'.Q18];0;[$'Sheet5'.Q18])" office:value-type="float" office:value="0">
            <text:p>0</text:p>
          </table:table-cell>
          <table:table-cell table:style-name="ACE-19" table:formula="of:=COM.MICROSOFT.SWITCH([$'Sheet3'.$B$1];1;[$'Sheet1'.R18];0;[$'Sheet5'.R18])" office:value-type="float" office:value="0">
            <text:p>0</text:p>
          </table:table-cell>
          <table:table-cell table:style-name="ACE-19" table:formula="of:=COM.MICROSOFT.SWITCH([$'Sheet3'.$B$1];1;[$'Sheet1'.S18];0;[$'Sheet5'.S18])" office:value-type="float" office:value="0">
            <text:p>0</text:p>
          </table:table-cell>
          <table:table-cell table:style-name="ACE-19" table:formula="of:=COM.MICROSOFT.SWITCH([$'Sheet3'.$B$1];1;[$'Sheet1'.T18];0;[$'Sheet5'.T18])" office:value-type="float" office:value="0">
            <text:p>0</text:p>
          </table:table-cell>
          <table:table-cell table:style-name="ACE-19" table:formula="of:=COM.MICROSOFT.SWITCH([$'Sheet3'.$B$1];1;[$'Sheet1'.U18];0;[$'Sheet5'.U18])" office:value-type="float" office:value="0">
            <text:p>0</text:p>
          </table:table-cell>
          <table:table-cell table:style-name="ACE-19" table:formula="of:=COM.MICROSOFT.SWITCH([$'Sheet3'.$B$1];1;[$'Sheet1'.V18];0;[$'Sheet5'.V18])" office:value-type="float" office:value="0">
            <text:p>0</text:p>
          </table:table-cell>
          <table:table-cell table:style-name="ACE-19" table:formula="of:=COM.MICROSOFT.SWITCH([$'Sheet3'.$B$1];1;[$'Sheet1'.W18];0;[$'Sheet5'.W18])" office:value-type="float" office:value="0">
            <text:p>0</text:p>
          </table:table-cell>
          <table:table-cell table:style-name="ACE-19" table:formula="of:=COM.MICROSOFT.SWITCH([$'Sheet3'.$B$1];1;[$'Sheet1'.X18];0;[$'Sheet5'.X18])" office:value-type="float" office:value="0">
            <text:p>0</text:p>
          </table:table-cell>
          <table:table-cell table:style-name="ACE-19" table:formula="of:=COM.MICROSOFT.SWITCH([$'Sheet3'.$B$1];1;[$'Sheet1'.Y18];0;[$'Sheet5'.Y18])" office:value-type="float" office:value="1">
            <text:p>1</text:p>
          </table:table-cell>
          <table:table-cell table:style-name="ACE-19" table:formula="of:=COM.MICROSOFT.SWITCH([$'Sheet3'.$B$1];1;[$'Sheet1'.Z18];0;[$'Sheet5'.Z18])" office:value-type="float" office:value="0">
            <text:p>0</text:p>
          </table:table-cell>
          <table:table-cell table:style-name="ACE-19" table:formula="of:=COM.MICROSOFT.SWITCH([$'Sheet3'.$B$1];1;[$'Sheet1'.AA18];0;[$'Sheet5'.AA18])" office:value-type="float" office:value="0">
            <text:p>0</text:p>
          </table:table-cell>
          <table:table-cell table:style-name="ACE-19" table:formula="of:=COM.MICROSOFT.SWITCH([$'Sheet3'.$B$1];1;[$'Sheet1'.AB18];0;[$'Sheet5'.AB18])" office:value-type="float" office:value="0">
            <text:p>0</text:p>
          </table:table-cell>
          <table:table-cell table:style-name="ACE-19" table:formula="of:=COM.MICROSOFT.SWITCH([$'Sheet3'.$B$1];1;[$'Sheet1'.AC18];0;[$'Sheet5'.AC18])" office:value-type="float" office:value="0">
            <text:p>0</text:p>
          </table:table-cell>
          <table:table-cell table:style-name="ACE-19" table:formula="of:=COM.MICROSOFT.SWITCH([$'Sheet3'.$B$1];1;[$'Sheet1'.AD18];0;[$'Sheet5'.AD18])" office:value-type="float" office:value="0">
            <text:p>0</text:p>
          </table:table-cell>
          <table:table-cell table:style-name="ACE-19" table:formula="of:=COM.MICROSOFT.SWITCH([$'Sheet3'.$B$1];1;[$'Sheet1'.AE18];0;[$'Sheet5'.AE18])" office:value-type="float" office:value="0">
            <text:p>0</text:p>
          </table:table-cell>
          <table:table-cell table:style-name="ACE-19" table:formula="of:=COM.MICROSOFT.SWITCH([$'Sheet3'.$B$1];1;[$'Sheet1'.AF18];0;[$'Sheet5'.AF18])" office:value-type="float" office:value="0">
            <text:p>0</text:p>
          </table:table-cell>
          <table:table-cell table:style-name="ACE-19" table:formula="of:=COM.MICROSOFT.SWITCH([$'Sheet3'.$B$1];1;[$'Sheet1'.AG18];0;[$'Sheet5'.AG18])" office:value-type="float" office:value="0">
            <text:p>0</text:p>
          </table:table-cell>
          <table:table-cell table:style-name="ACE-19" table:formula="of:=COM.MICROSOFT.SWITCH([$'Sheet3'.$B$1];1;[$'Sheet1'.AH18];0;[$'Sheet5'.AH18])" office:value-type="float" office:value="0">
            <text:p>0</text:p>
          </table:table-cell>
          <table:table-cell table:style-name="ACE-19" table:formula="of:=COM.MICROSOFT.SWITCH([$'Sheet3'.$B$1];1;[$'Sheet1'.AI18];0;[$'Sheet5'.AI18])" office:value-type="float" office:value="0">
            <text:p>0</text:p>
          </table:table-cell>
          <table:table-cell table:style-name="ACE-19" table:formula="of:=COM.MICROSOFT.SWITCH([$'Sheet3'.$B$1];1;[$'Sheet1'.AJ18];0;[$'Sheet5'.AJ18])" office:value-type="float" office:value="0">
            <text:p>0</text:p>
          </table:table-cell>
          <table:table-cell table:style-name="ACE-19" table:formula="of:=COM.MICROSOFT.SWITCH([$'Sheet3'.$B$1];1;[$'Sheet1'.AK18];0;[$'Sheet5'.AK18])" office:value-type="float" office:value="0">
            <text:p>0</text:p>
          </table:table-cell>
          <table:table-cell table:style-name="ACE-19" table:formula="of:=COM.MICROSOFT.SWITCH([$'Sheet3'.$B$1];1;[$'Sheet1'.AL18];0;[$'Sheet5'.AL18])" office:value-type="float" office:value="0">
            <text:p>0</text:p>
          </table:table-cell>
          <table:table-cell table:style-name="ACE-19" table:formula="of:=COM.MICROSOFT.SWITCH([$'Sheet3'.$B$1];1;[$'Sheet1'.AM18];0;[$'Sheet5'.AM18])" office:value-type="float" office:value="0">
            <text:p>0</text:p>
          </table:table-cell>
          <table:table-cell table:style-name="ACE-19" table:formula="of:=COM.MICROSOFT.SWITCH([$'Sheet3'.$B$1];1;[$'Sheet1'.AN18];0;[$'Sheet5'.AN18])" office:value-type="float" office:value="0">
            <text:p>0</text:p>
          </table:table-cell>
          <table:table-cell table:style-name="ACE-19" table:formula="of:=COM.MICROSOFT.SWITCH([$'Sheet3'.$B$1];1;[$'Sheet1'.AO18];0;[$'Sheet5'.AO18])" office:value-type="float" office:value="0">
            <text:p>0</text:p>
          </table:table-cell>
          <table:table-cell table:style-name="ACE-19" table:formula="of:=COM.MICROSOFT.SWITCH([$'Sheet3'.$B$1];1;[$'Sheet1'.AP18];0;[$'Sheet5'.AP18])" office:value-type="float" office:value="0">
            <text:p>0</text:p>
          </table:table-cell>
          <table:table-cell table:style-name="ACE-19" table:formula="of:=COM.MICROSOFT.SWITCH([$'Sheet3'.$B$1];1;[$'Sheet1'.AQ18];0;[$'Sheet5'.AQ18])" office:value-type="float" office:value="0">
            <text:p>0</text:p>
          </table:table-cell>
          <table:table-cell table:style-name="ACE-19" table:formula="of:=COM.MICROSOFT.SWITCH([$'Sheet3'.$B$1];1;[$'Sheet1'.AR18];0;[$'Sheet5'.AR18])" office:value-type="float" office:value="0">
            <text:p>0</text:p>
          </table:table-cell>
          <table:table-cell table:style-name="ACE-19" table:formula="of:=COM.MICROSOFT.SWITCH([$'Sheet3'.$B$1];1;[$'Sheet1'.AS18];0;[$'Sheet5'.AS18])" office:value-type="float" office:value="0">
            <text:p>0</text:p>
          </table:table-cell>
          <table:table-cell table:style-name="ACE-19" table:formula="of:=COM.MICROSOFT.SWITCH([$'Sheet3'.$B$1];1;[$'Sheet1'.AT18];0;[$'Sheet5'.AT18])" office:value-type="float" office:value="0">
            <text:p>0</text:p>
          </table:table-cell>
          <table:table-cell table:style-name="ACE-19" table:formula="of:=COM.MICROSOFT.SWITCH([$'Sheet3'.$B$1];1;[$'Sheet1'.AU18];0;[$'Sheet5'.AU18])" office:value-type="float" office:value="0">
            <text:p>0</text:p>
          </table:table-cell>
          <table:table-cell table:style-name="ACE-19" table:formula="of:=COM.MICROSOFT.SWITCH([$'Sheet3'.$B$1];1;[$'Sheet1'.AV18];0;[$'Sheet5'.AV18])" office:value-type="float" office:value="0">
            <text:p>0</text:p>
          </table:table-cell>
          <table:table-cell table:style-name="ACE-19" table:formula="of:=COM.MICROSOFT.SWITCH([$'Sheet3'.$B$1];1;[$'Sheet1'.AW18];0;[$'Sheet5'.AW18])" office:value-type="float" office:value="0">
            <text:p>0</text:p>
          </table:table-cell>
          <table:table-cell table:style-name="ACE-19" table:formula="of:=COM.MICROSOFT.SWITCH([$'Sheet3'.$B$1];1;[$'Sheet1'.AX18];0;[$'Sheet5'.AX18])" office:value-type="float" office:value="0">
            <text:p>0</text:p>
          </table:table-cell>
          <table:table-cell table:style-name="ACE-19" table:formula="of:=COM.MICROSOFT.SWITCH([$'Sheet3'.$B$1];1;[$'Sheet1'.AY18];0;[$'Sheet5'.AY18])" office:value-type="float" office:value="0">
            <text:p>0</text:p>
          </table:table-cell>
          <table:table-cell table:style-name="ACE-19" table:formula="of:=COM.MICROSOFT.SWITCH([$'Sheet3'.$B$1];1;[$'Sheet1'.AZ18];0;[$'Sheet5'.AZ18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19];0;[$'Sheet5'.C19])" office:value-type="float" office:value="0">
            <text:p>0</text:p>
          </table:table-cell>
          <table:table-cell table:style-name="ACE-19" table:formula="of:=COM.MICROSOFT.SWITCH([$'Sheet3'.$B$1];1;[$'Sheet1'.D19];0;[$'Sheet5'.D19])" office:value-type="float" office:value="0">
            <text:p>0</text:p>
          </table:table-cell>
          <table:table-cell table:style-name="ACE-19" table:formula="of:=COM.MICROSOFT.SWITCH([$'Sheet3'.$B$1];1;[$'Sheet1'.E19];0;[$'Sheet5'.E19])" office:value-type="float" office:value="0">
            <text:p>0</text:p>
          </table:table-cell>
          <table:table-cell table:style-name="ACE-19" table:formula="of:=COM.MICROSOFT.SWITCH([$'Sheet3'.$B$1];1;[$'Sheet1'.F19];0;[$'Sheet5'.F19])" office:value-type="float" office:value="0">
            <text:p>0</text:p>
          </table:table-cell>
          <table:table-cell table:style-name="ACE-19" table:formula="of:=COM.MICROSOFT.SWITCH([$'Sheet3'.$B$1];1;[$'Sheet1'.G19];0;[$'Sheet5'.G19])" office:value-type="float" office:value="0">
            <text:p>0</text:p>
          </table:table-cell>
          <table:table-cell table:style-name="ACE-19" table:formula="of:=COM.MICROSOFT.SWITCH([$'Sheet3'.$B$1];1;[$'Sheet1'.H19];0;[$'Sheet5'.H19])" office:value-type="float" office:value="0">
            <text:p>0</text:p>
          </table:table-cell>
          <table:table-cell table:style-name="ACE-19" table:formula="of:=COM.MICROSOFT.SWITCH([$'Sheet3'.$B$1];1;[$'Sheet1'.I19];0;[$'Sheet5'.I19])" office:value-type="float" office:value="0">
            <text:p>0</text:p>
          </table:table-cell>
          <table:table-cell table:style-name="ACE-19" table:formula="of:=COM.MICROSOFT.SWITCH([$'Sheet3'.$B$1];1;[$'Sheet1'.J19];0;[$'Sheet5'.J19])" office:value-type="float" office:value="0">
            <text:p>0</text:p>
          </table:table-cell>
          <table:table-cell table:style-name="ACE-19" table:formula="of:=COM.MICROSOFT.SWITCH([$'Sheet3'.$B$1];1;[$'Sheet1'.K19];0;[$'Sheet5'.K19])" office:value-type="float" office:value="0">
            <text:p>0</text:p>
          </table:table-cell>
          <table:table-cell table:style-name="ACE-19" table:formula="of:=COM.MICROSOFT.SWITCH([$'Sheet3'.$B$1];1;[$'Sheet1'.L19];0;[$'Sheet5'.L19])" office:value-type="float" office:value="0">
            <text:p>0</text:p>
          </table:table-cell>
          <table:table-cell table:style-name="ACE-19" table:formula="of:=COM.MICROSOFT.SWITCH([$'Sheet3'.$B$1];1;[$'Sheet1'.M19];0;[$'Sheet5'.M19])" office:value-type="float" office:value="0">
            <text:p>0</text:p>
          </table:table-cell>
          <table:table-cell table:style-name="ACE-19" table:formula="of:=COM.MICROSOFT.SWITCH([$'Sheet3'.$B$1];1;[$'Sheet1'.N19];0;[$'Sheet5'.N19])" office:value-type="float" office:value="0">
            <text:p>0</text:p>
          </table:table-cell>
          <table:table-cell table:style-name="ACE-19" table:formula="of:=COM.MICROSOFT.SWITCH([$'Sheet3'.$B$1];1;[$'Sheet1'.O19];0;[$'Sheet5'.O19])" office:value-type="float" office:value="0">
            <text:p>0</text:p>
          </table:table-cell>
          <table:table-cell table:style-name="ACE-19" table:formula="of:=COM.MICROSOFT.SWITCH([$'Sheet3'.$B$1];1;[$'Sheet1'.P19];0;[$'Sheet5'.P19])" office:value-type="float" office:value="0">
            <text:p>0</text:p>
          </table:table-cell>
          <table:table-cell table:style-name="ACE-19" table:formula="of:=COM.MICROSOFT.SWITCH([$'Sheet3'.$B$1];1;[$'Sheet1'.Q19];0;[$'Sheet5'.Q19])" office:value-type="float" office:value="0">
            <text:p>0</text:p>
          </table:table-cell>
          <table:table-cell table:style-name="ACE-19" table:formula="of:=COM.MICROSOFT.SWITCH([$'Sheet3'.$B$1];1;[$'Sheet1'.R19];0;[$'Sheet5'.R19])" office:value-type="float" office:value="0">
            <text:p>0</text:p>
          </table:table-cell>
          <table:table-cell table:style-name="ACE-19" table:formula="of:=COM.MICROSOFT.SWITCH([$'Sheet3'.$B$1];1;[$'Sheet1'.S19];0;[$'Sheet5'.S19])" office:value-type="float" office:value="0">
            <text:p>0</text:p>
          </table:table-cell>
          <table:table-cell table:style-name="ACE-19" table:formula="of:=COM.MICROSOFT.SWITCH([$'Sheet3'.$B$1];1;[$'Sheet1'.T19];0;[$'Sheet5'.T19])" office:value-type="float" office:value="0">
            <text:p>0</text:p>
          </table:table-cell>
          <table:table-cell table:style-name="ACE-19" table:formula="of:=COM.MICROSOFT.SWITCH([$'Sheet3'.$B$1];1;[$'Sheet1'.U19];0;[$'Sheet5'.U19])" office:value-type="float" office:value="0">
            <text:p>0</text:p>
          </table:table-cell>
          <table:table-cell table:style-name="ACE-19" table:formula="of:=COM.MICROSOFT.SWITCH([$'Sheet3'.$B$1];1;[$'Sheet1'.V19];0;[$'Sheet5'.V19])" office:value-type="float" office:value="0">
            <text:p>0</text:p>
          </table:table-cell>
          <table:table-cell table:style-name="ACE-19" table:formula="of:=COM.MICROSOFT.SWITCH([$'Sheet3'.$B$1];1;[$'Sheet1'.W19];0;[$'Sheet5'.W19])" office:value-type="float" office:value="0">
            <text:p>0</text:p>
          </table:table-cell>
          <table:table-cell table:style-name="ACE-19" table:formula="of:=COM.MICROSOFT.SWITCH([$'Sheet3'.$B$1];1;[$'Sheet1'.X19];0;[$'Sheet5'.X19])" office:value-type="float" office:value="0">
            <text:p>0</text:p>
          </table:table-cell>
          <table:table-cell table:style-name="ACE-19" table:formula="of:=COM.MICROSOFT.SWITCH([$'Sheet3'.$B$1];1;[$'Sheet1'.Y19];0;[$'Sheet5'.Y19])" office:value-type="float" office:value="0">
            <text:p>0</text:p>
          </table:table-cell>
          <table:table-cell table:style-name="ACE-19" table:formula="of:=COM.MICROSOFT.SWITCH([$'Sheet3'.$B$1];1;[$'Sheet1'.Z19];0;[$'Sheet5'.Z19])" office:value-type="float" office:value="0">
            <text:p>0</text:p>
          </table:table-cell>
          <table:table-cell table:style-name="ACE-19" table:formula="of:=COM.MICROSOFT.SWITCH([$'Sheet3'.$B$1];1;[$'Sheet1'.AA19];0;[$'Sheet5'.AA19])" office:value-type="float" office:value="0">
            <text:p>0</text:p>
          </table:table-cell>
          <table:table-cell table:style-name="ACE-19" table:formula="of:=COM.MICROSOFT.SWITCH([$'Sheet3'.$B$1];1;[$'Sheet1'.AB19];0;[$'Sheet5'.AB19])" office:value-type="float" office:value="0">
            <text:p>0</text:p>
          </table:table-cell>
          <table:table-cell table:style-name="ACE-19" table:formula="of:=COM.MICROSOFT.SWITCH([$'Sheet3'.$B$1];1;[$'Sheet1'.AC19];0;[$'Sheet5'.AC19])" office:value-type="float" office:value="0">
            <text:p>0</text:p>
          </table:table-cell>
          <table:table-cell table:style-name="ACE-19" table:formula="of:=COM.MICROSOFT.SWITCH([$'Sheet3'.$B$1];1;[$'Sheet1'.AD19];0;[$'Sheet5'.AD19])" office:value-type="float" office:value="0">
            <text:p>0</text:p>
          </table:table-cell>
          <table:table-cell table:style-name="ACE-19" table:formula="of:=COM.MICROSOFT.SWITCH([$'Sheet3'.$B$1];1;[$'Sheet1'.AE19];0;[$'Sheet5'.AE19])" office:value-type="float" office:value="0">
            <text:p>0</text:p>
          </table:table-cell>
          <table:table-cell table:style-name="ACE-19" table:formula="of:=COM.MICROSOFT.SWITCH([$'Sheet3'.$B$1];1;[$'Sheet1'.AF19];0;[$'Sheet5'.AF19])" office:value-type="float" office:value="0">
            <text:p>0</text:p>
          </table:table-cell>
          <table:table-cell table:style-name="ACE-19" table:formula="of:=COM.MICROSOFT.SWITCH([$'Sheet3'.$B$1];1;[$'Sheet1'.AG19];0;[$'Sheet5'.AG19])" office:value-type="float" office:value="0">
            <text:p>0</text:p>
          </table:table-cell>
          <table:table-cell table:style-name="ACE-19" table:formula="of:=COM.MICROSOFT.SWITCH([$'Sheet3'.$B$1];1;[$'Sheet1'.AH19];0;[$'Sheet5'.AH19])" office:value-type="float" office:value="0">
            <text:p>0</text:p>
          </table:table-cell>
          <table:table-cell table:style-name="ACE-19" table:formula="of:=COM.MICROSOFT.SWITCH([$'Sheet3'.$B$1];1;[$'Sheet1'.AI19];0;[$'Sheet5'.AI19])" office:value-type="float" office:value="0">
            <text:p>0</text:p>
          </table:table-cell>
          <table:table-cell table:style-name="ACE-19" table:formula="of:=COM.MICROSOFT.SWITCH([$'Sheet3'.$B$1];1;[$'Sheet1'.AJ19];0;[$'Sheet5'.AJ19])" office:value-type="float" office:value="0">
            <text:p>0</text:p>
          </table:table-cell>
          <table:table-cell table:style-name="ACE-19" table:formula="of:=COM.MICROSOFT.SWITCH([$'Sheet3'.$B$1];1;[$'Sheet1'.AK19];0;[$'Sheet5'.AK19])" office:value-type="float" office:value="0">
            <text:p>0</text:p>
          </table:table-cell>
          <table:table-cell table:style-name="ACE-19" table:formula="of:=COM.MICROSOFT.SWITCH([$'Sheet3'.$B$1];1;[$'Sheet1'.AL19];0;[$'Sheet5'.AL19])" office:value-type="float" office:value="0">
            <text:p>0</text:p>
          </table:table-cell>
          <table:table-cell table:style-name="ACE-19" table:formula="of:=COM.MICROSOFT.SWITCH([$'Sheet3'.$B$1];1;[$'Sheet1'.AM19];0;[$'Sheet5'.AM19])" office:value-type="float" office:value="0">
            <text:p>0</text:p>
          </table:table-cell>
          <table:table-cell table:style-name="ACE-19" table:formula="of:=COM.MICROSOFT.SWITCH([$'Sheet3'.$B$1];1;[$'Sheet1'.AN19];0;[$'Sheet5'.AN19])" office:value-type="float" office:value="0">
            <text:p>0</text:p>
          </table:table-cell>
          <table:table-cell table:style-name="ACE-19" table:formula="of:=COM.MICROSOFT.SWITCH([$'Sheet3'.$B$1];1;[$'Sheet1'.AO19];0;[$'Sheet5'.AO19])" office:value-type="float" office:value="0">
            <text:p>0</text:p>
          </table:table-cell>
          <table:table-cell table:style-name="ACE-19" table:formula="of:=COM.MICROSOFT.SWITCH([$'Sheet3'.$B$1];1;[$'Sheet1'.AP19];0;[$'Sheet5'.AP19])" office:value-type="float" office:value="0">
            <text:p>0</text:p>
          </table:table-cell>
          <table:table-cell table:style-name="ACE-19" table:formula="of:=COM.MICROSOFT.SWITCH([$'Sheet3'.$B$1];1;[$'Sheet1'.AQ19];0;[$'Sheet5'.AQ19])" office:value-type="float" office:value="0">
            <text:p>0</text:p>
          </table:table-cell>
          <table:table-cell table:style-name="ACE-19" table:formula="of:=COM.MICROSOFT.SWITCH([$'Sheet3'.$B$1];1;[$'Sheet1'.AR19];0;[$'Sheet5'.AR19])" office:value-type="float" office:value="1">
            <text:p>1</text:p>
          </table:table-cell>
          <table:table-cell table:style-name="ACE-19" table:formula="of:=COM.MICROSOFT.SWITCH([$'Sheet3'.$B$1];1;[$'Sheet1'.AS19];0;[$'Sheet5'.AS19])" office:value-type="float" office:value="1">
            <text:p>1</text:p>
          </table:table-cell>
          <table:table-cell table:style-name="ACE-19" table:formula="of:=COM.MICROSOFT.SWITCH([$'Sheet3'.$B$1];1;[$'Sheet1'.AT19];0;[$'Sheet5'.AT19])" office:value-type="float" office:value="0">
            <text:p>0</text:p>
          </table:table-cell>
          <table:table-cell table:style-name="ACE-19" table:formula="of:=COM.MICROSOFT.SWITCH([$'Sheet3'.$B$1];1;[$'Sheet1'.AU19];0;[$'Sheet5'.AU19])" office:value-type="float" office:value="0">
            <text:p>0</text:p>
          </table:table-cell>
          <table:table-cell table:style-name="ACE-19" table:formula="of:=COM.MICROSOFT.SWITCH([$'Sheet3'.$B$1];1;[$'Sheet1'.AV19];0;[$'Sheet5'.AV19])" office:value-type="float" office:value="0">
            <text:p>0</text:p>
          </table:table-cell>
          <table:table-cell table:style-name="ACE-19" table:formula="of:=COM.MICROSOFT.SWITCH([$'Sheet3'.$B$1];1;[$'Sheet1'.AW19];0;[$'Sheet5'.AW19])" office:value-type="float" office:value="0">
            <text:p>0</text:p>
          </table:table-cell>
          <table:table-cell table:style-name="ACE-19" table:formula="of:=COM.MICROSOFT.SWITCH([$'Sheet3'.$B$1];1;[$'Sheet1'.AX19];0;[$'Sheet5'.AX19])" office:value-type="float" office:value="0">
            <text:p>0</text:p>
          </table:table-cell>
          <table:table-cell table:style-name="ACE-19" table:formula="of:=COM.MICROSOFT.SWITCH([$'Sheet3'.$B$1];1;[$'Sheet1'.AY19];0;[$'Sheet5'.AY19])" office:value-type="float" office:value="0">
            <text:p>0</text:p>
          </table:table-cell>
          <table:table-cell table:style-name="ACE-19" table:formula="of:=COM.MICROSOFT.SWITCH([$'Sheet3'.$B$1];1;[$'Sheet1'.AZ19];0;[$'Sheet5'.AZ19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0];0;[$'Sheet5'.C20])" office:value-type="float" office:value="0">
            <text:p>0</text:p>
          </table:table-cell>
          <table:table-cell table:style-name="ACE-19" table:formula="of:=COM.MICROSOFT.SWITCH([$'Sheet3'.$B$1];1;[$'Sheet1'.D20];0;[$'Sheet5'.D20])" office:value-type="float" office:value="0">
            <text:p>0</text:p>
          </table:table-cell>
          <table:table-cell table:style-name="ACE-19" table:formula="of:=COM.MICROSOFT.SWITCH([$'Sheet3'.$B$1];1;[$'Sheet1'.E20];0;[$'Sheet5'.E20])" office:value-type="float" office:value="0">
            <text:p>0</text:p>
          </table:table-cell>
          <table:table-cell table:style-name="ACE-19" table:formula="of:=COM.MICROSOFT.SWITCH([$'Sheet3'.$B$1];1;[$'Sheet1'.F20];0;[$'Sheet5'.F20])" office:value-type="float" office:value="0">
            <text:p>0</text:p>
          </table:table-cell>
          <table:table-cell table:style-name="ACE-19" table:formula="of:=COM.MICROSOFT.SWITCH([$'Sheet3'.$B$1];1;[$'Sheet1'.G20];0;[$'Sheet5'.G20])" office:value-type="float" office:value="0">
            <text:p>0</text:p>
          </table:table-cell>
          <table:table-cell table:style-name="ACE-19" table:formula="of:=COM.MICROSOFT.SWITCH([$'Sheet3'.$B$1];1;[$'Sheet1'.H20];0;[$'Sheet5'.H20])" office:value-type="float" office:value="0">
            <text:p>0</text:p>
          </table:table-cell>
          <table:table-cell table:style-name="ACE-19" table:formula="of:=COM.MICROSOFT.SWITCH([$'Sheet3'.$B$1];1;[$'Sheet1'.I20];0;[$'Sheet5'.I20])" office:value-type="float" office:value="0">
            <text:p>0</text:p>
          </table:table-cell>
          <table:table-cell table:style-name="ACE-19" table:formula="of:=COM.MICROSOFT.SWITCH([$'Sheet3'.$B$1];1;[$'Sheet1'.J20];0;[$'Sheet5'.J20])" office:value-type="float" office:value="0">
            <text:p>0</text:p>
          </table:table-cell>
          <table:table-cell table:style-name="ACE-19" table:formula="of:=COM.MICROSOFT.SWITCH([$'Sheet3'.$B$1];1;[$'Sheet1'.K20];0;[$'Sheet5'.K20])" office:value-type="float" office:value="0">
            <text:p>0</text:p>
          </table:table-cell>
          <table:table-cell table:style-name="ACE-19" table:formula="of:=COM.MICROSOFT.SWITCH([$'Sheet3'.$B$1];1;[$'Sheet1'.L20];0;[$'Sheet5'.L20])" office:value-type="float" office:value="0">
            <text:p>0</text:p>
          </table:table-cell>
          <table:table-cell table:style-name="ACE-19" table:formula="of:=COM.MICROSOFT.SWITCH([$'Sheet3'.$B$1];1;[$'Sheet1'.M20];0;[$'Sheet5'.M20])" office:value-type="float" office:value="0">
            <text:p>0</text:p>
          </table:table-cell>
          <table:table-cell table:style-name="ACE-19" table:formula="of:=COM.MICROSOFT.SWITCH([$'Sheet3'.$B$1];1;[$'Sheet1'.N20];0;[$'Sheet5'.N20])" office:value-type="float" office:value="0">
            <text:p>0</text:p>
          </table:table-cell>
          <table:table-cell table:style-name="ACE-19" table:formula="of:=COM.MICROSOFT.SWITCH([$'Sheet3'.$B$1];1;[$'Sheet1'.O20];0;[$'Sheet5'.O20])" office:value-type="float" office:value="0">
            <text:p>0</text:p>
          </table:table-cell>
          <table:table-cell table:style-name="ACE-19" table:formula="of:=COM.MICROSOFT.SWITCH([$'Sheet3'.$B$1];1;[$'Sheet1'.P20];0;[$'Sheet5'.P20])" office:value-type="float" office:value="0">
            <text:p>0</text:p>
          </table:table-cell>
          <table:table-cell table:style-name="ACE-19" table:formula="of:=COM.MICROSOFT.SWITCH([$'Sheet3'.$B$1];1;[$'Sheet1'.Q20];0;[$'Sheet5'.Q20])" office:value-type="float" office:value="0">
            <text:p>0</text:p>
          </table:table-cell>
          <table:table-cell table:style-name="ACE-19" table:formula="of:=COM.MICROSOFT.SWITCH([$'Sheet3'.$B$1];1;[$'Sheet1'.R20];0;[$'Sheet5'.R20])" office:value-type="float" office:value="0">
            <text:p>0</text:p>
          </table:table-cell>
          <table:table-cell table:style-name="ACE-19" table:formula="of:=COM.MICROSOFT.SWITCH([$'Sheet3'.$B$1];1;[$'Sheet1'.S20];0;[$'Sheet5'.S20])" office:value-type="float" office:value="0">
            <text:p>0</text:p>
          </table:table-cell>
          <table:table-cell table:style-name="ACE-19" table:formula="of:=COM.MICROSOFT.SWITCH([$'Sheet3'.$B$1];1;[$'Sheet1'.T20];0;[$'Sheet5'.T20])" office:value-type="float" office:value="0">
            <text:p>0</text:p>
          </table:table-cell>
          <table:table-cell table:style-name="ACE-19" table:formula="of:=COM.MICROSOFT.SWITCH([$'Sheet3'.$B$1];1;[$'Sheet1'.U20];0;[$'Sheet5'.U20])" office:value-type="float" office:value="0">
            <text:p>0</text:p>
          </table:table-cell>
          <table:table-cell table:style-name="ACE-19" table:formula="of:=COM.MICROSOFT.SWITCH([$'Sheet3'.$B$1];1;[$'Sheet1'.V20];0;[$'Sheet5'.V20])" office:value-type="float" office:value="0">
            <text:p>0</text:p>
          </table:table-cell>
          <table:table-cell table:style-name="ACE-19" table:formula="of:=COM.MICROSOFT.SWITCH([$'Sheet3'.$B$1];1;[$'Sheet1'.W20];0;[$'Sheet5'.W20])" office:value-type="float" office:value="0">
            <text:p>0</text:p>
          </table:table-cell>
          <table:table-cell table:style-name="ACE-19" table:formula="of:=COM.MICROSOFT.SWITCH([$'Sheet3'.$B$1];1;[$'Sheet1'.X20];0;[$'Sheet5'.X20])" office:value-type="float" office:value="0">
            <text:p>0</text:p>
          </table:table-cell>
          <table:table-cell table:style-name="ACE-19" table:formula="of:=COM.MICROSOFT.SWITCH([$'Sheet3'.$B$1];1;[$'Sheet1'.Y20];0;[$'Sheet5'.Y20])" office:value-type="float" office:value="0">
            <text:p>0</text:p>
          </table:table-cell>
          <table:table-cell table:style-name="ACE-19" table:formula="of:=COM.MICROSOFT.SWITCH([$'Sheet3'.$B$1];1;[$'Sheet1'.Z20];0;[$'Sheet5'.Z20])" office:value-type="float" office:value="0">
            <text:p>0</text:p>
          </table:table-cell>
          <table:table-cell table:style-name="ACE-19" table:formula="of:=COM.MICROSOFT.SWITCH([$'Sheet3'.$B$1];1;[$'Sheet1'.AA20];0;[$'Sheet5'.AA20])" office:value-type="float" office:value="0">
            <text:p>0</text:p>
          </table:table-cell>
          <table:table-cell table:style-name="ACE-19" table:formula="of:=COM.MICROSOFT.SWITCH([$'Sheet3'.$B$1];1;[$'Sheet1'.AB20];0;[$'Sheet5'.AB20])" office:value-type="float" office:value="0">
            <text:p>0</text:p>
          </table:table-cell>
          <table:table-cell table:style-name="ACE-19" table:formula="of:=COM.MICROSOFT.SWITCH([$'Sheet3'.$B$1];1;[$'Sheet1'.AC20];0;[$'Sheet5'.AC20])" office:value-type="float" office:value="0">
            <text:p>0</text:p>
          </table:table-cell>
          <table:table-cell table:style-name="ACE-19" table:formula="of:=COM.MICROSOFT.SWITCH([$'Sheet3'.$B$1];1;[$'Sheet1'.AD20];0;[$'Sheet5'.AD20])" office:value-type="float" office:value="0">
            <text:p>0</text:p>
          </table:table-cell>
          <table:table-cell table:style-name="ACE-19" table:formula="of:=COM.MICROSOFT.SWITCH([$'Sheet3'.$B$1];1;[$'Sheet1'.AE20];0;[$'Sheet5'.AE20])" office:value-type="float" office:value="0">
            <text:p>0</text:p>
          </table:table-cell>
          <table:table-cell table:style-name="ACE-19" table:formula="of:=COM.MICROSOFT.SWITCH([$'Sheet3'.$B$1];1;[$'Sheet1'.AF20];0;[$'Sheet5'.AF20])" office:value-type="float" office:value="0">
            <text:p>0</text:p>
          </table:table-cell>
          <table:table-cell table:style-name="ACE-19" table:formula="of:=COM.MICROSOFT.SWITCH([$'Sheet3'.$B$1];1;[$'Sheet1'.AG20];0;[$'Sheet5'.AG20])" office:value-type="float" office:value="0">
            <text:p>0</text:p>
          </table:table-cell>
          <table:table-cell table:style-name="ACE-19" table:formula="of:=COM.MICROSOFT.SWITCH([$'Sheet3'.$B$1];1;[$'Sheet1'.AH20];0;[$'Sheet5'.AH20])" office:value-type="float" office:value="0">
            <text:p>0</text:p>
          </table:table-cell>
          <table:table-cell table:style-name="ACE-19" table:formula="of:=COM.MICROSOFT.SWITCH([$'Sheet3'.$B$1];1;[$'Sheet1'.AI20];0;[$'Sheet5'.AI20])" office:value-type="float" office:value="0">
            <text:p>0</text:p>
          </table:table-cell>
          <table:table-cell table:style-name="ACE-19" table:formula="of:=COM.MICROSOFT.SWITCH([$'Sheet3'.$B$1];1;[$'Sheet1'.AJ20];0;[$'Sheet5'.AJ20])" office:value-type="float" office:value="0">
            <text:p>0</text:p>
          </table:table-cell>
          <table:table-cell table:style-name="ACE-19" table:formula="of:=COM.MICROSOFT.SWITCH([$'Sheet3'.$B$1];1;[$'Sheet1'.AK20];0;[$'Sheet5'.AK20])" office:value-type="float" office:value="0">
            <text:p>0</text:p>
          </table:table-cell>
          <table:table-cell table:style-name="ACE-19" table:formula="of:=COM.MICROSOFT.SWITCH([$'Sheet3'.$B$1];1;[$'Sheet1'.AL20];0;[$'Sheet5'.AL20])" office:value-type="float" office:value="0">
            <text:p>0</text:p>
          </table:table-cell>
          <table:table-cell table:style-name="ACE-19" table:formula="of:=COM.MICROSOFT.SWITCH([$'Sheet3'.$B$1];1;[$'Sheet1'.AM20];0;[$'Sheet5'.AM20])" office:value-type="float" office:value="0">
            <text:p>0</text:p>
          </table:table-cell>
          <table:table-cell table:style-name="ACE-19" table:formula="of:=COM.MICROSOFT.SWITCH([$'Sheet3'.$B$1];1;[$'Sheet1'.AN20];0;[$'Sheet5'.AN20])" office:value-type="float" office:value="0">
            <text:p>0</text:p>
          </table:table-cell>
          <table:table-cell table:style-name="ACE-19" table:formula="of:=COM.MICROSOFT.SWITCH([$'Sheet3'.$B$1];1;[$'Sheet1'.AO20];0;[$'Sheet5'.AO20])" office:value-type="float" office:value="0">
            <text:p>0</text:p>
          </table:table-cell>
          <table:table-cell table:style-name="ACE-19" table:formula="of:=COM.MICROSOFT.SWITCH([$'Sheet3'.$B$1];1;[$'Sheet1'.AP20];0;[$'Sheet5'.AP20])" office:value-type="float" office:value="0">
            <text:p>0</text:p>
          </table:table-cell>
          <table:table-cell table:style-name="ACE-19" table:formula="of:=COM.MICROSOFT.SWITCH([$'Sheet3'.$B$1];1;[$'Sheet1'.AQ20];0;[$'Sheet5'.AQ20])" office:value-type="float" office:value="0">
            <text:p>0</text:p>
          </table:table-cell>
          <table:table-cell table:style-name="ACE-19" table:formula="of:=COM.MICROSOFT.SWITCH([$'Sheet3'.$B$1];1;[$'Sheet1'.AR20];0;[$'Sheet5'.AR20])" office:value-type="float" office:value="1">
            <text:p>1</text:p>
          </table:table-cell>
          <table:table-cell table:style-name="ACE-19" table:formula="of:=COM.MICROSOFT.SWITCH([$'Sheet3'.$B$1];1;[$'Sheet1'.AS20];0;[$'Sheet5'.AS20])" office:value-type="float" office:value="0">
            <text:p>0</text:p>
          </table:table-cell>
          <table:table-cell table:style-name="ACE-19" table:formula="of:=COM.MICROSOFT.SWITCH([$'Sheet3'.$B$1];1;[$'Sheet1'.AT20];0;[$'Sheet5'.AT20])" office:value-type="float" office:value="1">
            <text:p>1</text:p>
          </table:table-cell>
          <table:table-cell table:style-name="ACE-19" table:formula="of:=COM.MICROSOFT.SWITCH([$'Sheet3'.$B$1];1;[$'Sheet1'.AU20];0;[$'Sheet5'.AU20])" office:value-type="float" office:value="0">
            <text:p>0</text:p>
          </table:table-cell>
          <table:table-cell table:style-name="ACE-19" table:formula="of:=COM.MICROSOFT.SWITCH([$'Sheet3'.$B$1];1;[$'Sheet1'.AV20];0;[$'Sheet5'.AV20])" office:value-type="float" office:value="0">
            <text:p>0</text:p>
          </table:table-cell>
          <table:table-cell table:style-name="ACE-19" table:formula="of:=COM.MICROSOFT.SWITCH([$'Sheet3'.$B$1];1;[$'Sheet1'.AW20];0;[$'Sheet5'.AW20])" office:value-type="float" office:value="0">
            <text:p>0</text:p>
          </table:table-cell>
          <table:table-cell table:style-name="ACE-19" table:formula="of:=COM.MICROSOFT.SWITCH([$'Sheet3'.$B$1];1;[$'Sheet1'.AX20];0;[$'Sheet5'.AX20])" office:value-type="float" office:value="0">
            <text:p>0</text:p>
          </table:table-cell>
          <table:table-cell table:style-name="ACE-19" table:formula="of:=COM.MICROSOFT.SWITCH([$'Sheet3'.$B$1];1;[$'Sheet1'.AY20];0;[$'Sheet5'.AY20])" office:value-type="float" office:value="0">
            <text:p>0</text:p>
          </table:table-cell>
          <table:table-cell table:style-name="ACE-19" table:formula="of:=COM.MICROSOFT.SWITCH([$'Sheet3'.$B$1];1;[$'Sheet1'.AZ20];0;[$'Sheet5'.AZ20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1];0;[$'Sheet5'.C21])" office:value-type="float" office:value="0">
            <text:p>0</text:p>
          </table:table-cell>
          <table:table-cell table:style-name="ACE-19" table:formula="of:=COM.MICROSOFT.SWITCH([$'Sheet3'.$B$1];1;[$'Sheet1'.D21];0;[$'Sheet5'.D21])" office:value-type="float" office:value="0">
            <text:p>0</text:p>
          </table:table-cell>
          <table:table-cell table:style-name="ACE-19" table:formula="of:=COM.MICROSOFT.SWITCH([$'Sheet3'.$B$1];1;[$'Sheet1'.E21];0;[$'Sheet5'.E21])" office:value-type="float" office:value="0">
            <text:p>0</text:p>
          </table:table-cell>
          <table:table-cell table:style-name="ACE-19" table:formula="of:=COM.MICROSOFT.SWITCH([$'Sheet3'.$B$1];1;[$'Sheet1'.F21];0;[$'Sheet5'.F21])" office:value-type="float" office:value="0">
            <text:p>0</text:p>
          </table:table-cell>
          <table:table-cell table:style-name="ACE-19" table:formula="of:=COM.MICROSOFT.SWITCH([$'Sheet3'.$B$1];1;[$'Sheet1'.G21];0;[$'Sheet5'.G21])" office:value-type="float" office:value="0">
            <text:p>0</text:p>
          </table:table-cell>
          <table:table-cell table:style-name="ACE-19" table:formula="of:=COM.MICROSOFT.SWITCH([$'Sheet3'.$B$1];1;[$'Sheet1'.H21];0;[$'Sheet5'.H21])" office:value-type="float" office:value="0">
            <text:p>0</text:p>
          </table:table-cell>
          <table:table-cell table:style-name="ACE-19" table:formula="of:=COM.MICROSOFT.SWITCH([$'Sheet3'.$B$1];1;[$'Sheet1'.I21];0;[$'Sheet5'.I21])" office:value-type="float" office:value="0">
            <text:p>0</text:p>
          </table:table-cell>
          <table:table-cell table:style-name="ACE-19" table:formula="of:=COM.MICROSOFT.SWITCH([$'Sheet3'.$B$1];1;[$'Sheet1'.J21];0;[$'Sheet5'.J21])" office:value-type="float" office:value="0">
            <text:p>0</text:p>
          </table:table-cell>
          <table:table-cell table:style-name="ACE-19" table:formula="of:=COM.MICROSOFT.SWITCH([$'Sheet3'.$B$1];1;[$'Sheet1'.K21];0;[$'Sheet5'.K21])" office:value-type="float" office:value="0">
            <text:p>0</text:p>
          </table:table-cell>
          <table:table-cell table:style-name="ACE-19" table:formula="of:=COM.MICROSOFT.SWITCH([$'Sheet3'.$B$1];1;[$'Sheet1'.L21];0;[$'Sheet5'.L21])" office:value-type="float" office:value="0">
            <text:p>0</text:p>
          </table:table-cell>
          <table:table-cell table:style-name="ACE-19" table:formula="of:=COM.MICROSOFT.SWITCH([$'Sheet3'.$B$1];1;[$'Sheet1'.M21];0;[$'Sheet5'.M21])" office:value-type="float" office:value="0">
            <text:p>0</text:p>
          </table:table-cell>
          <table:table-cell table:style-name="ACE-19" table:formula="of:=COM.MICROSOFT.SWITCH([$'Sheet3'.$B$1];1;[$'Sheet1'.N21];0;[$'Sheet5'.N21])" office:value-type="float" office:value="0">
            <text:p>0</text:p>
          </table:table-cell>
          <table:table-cell table:style-name="ACE-19" table:formula="of:=COM.MICROSOFT.SWITCH([$'Sheet3'.$B$1];1;[$'Sheet1'.O21];0;[$'Sheet5'.O21])" office:value-type="float" office:value="0">
            <text:p>0</text:p>
          </table:table-cell>
          <table:table-cell table:style-name="ACE-19" table:formula="of:=COM.MICROSOFT.SWITCH([$'Sheet3'.$B$1];1;[$'Sheet1'.P21];0;[$'Sheet5'.P21])" office:value-type="float" office:value="0">
            <text:p>0</text:p>
          </table:table-cell>
          <table:table-cell table:style-name="ACE-19" table:formula="of:=COM.MICROSOFT.SWITCH([$'Sheet3'.$B$1];1;[$'Sheet1'.Q21];0;[$'Sheet5'.Q21])" office:value-type="float" office:value="0">
            <text:p>0</text:p>
          </table:table-cell>
          <table:table-cell table:style-name="ACE-19" table:formula="of:=COM.MICROSOFT.SWITCH([$'Sheet3'.$B$1];1;[$'Sheet1'.R21];0;[$'Sheet5'.R21])" office:value-type="float" office:value="0">
            <text:p>0</text:p>
          </table:table-cell>
          <table:table-cell table:style-name="ACE-19" table:formula="of:=COM.MICROSOFT.SWITCH([$'Sheet3'.$B$1];1;[$'Sheet1'.S21];0;[$'Sheet5'.S21])" office:value-type="float" office:value="0">
            <text:p>0</text:p>
          </table:table-cell>
          <table:table-cell table:style-name="ACE-19" table:formula="of:=COM.MICROSOFT.SWITCH([$'Sheet3'.$B$1];1;[$'Sheet1'.T21];0;[$'Sheet5'.T21])" office:value-type="float" office:value="0">
            <text:p>0</text:p>
          </table:table-cell>
          <table:table-cell table:style-name="ACE-19" table:formula="of:=COM.MICROSOFT.SWITCH([$'Sheet3'.$B$1];1;[$'Sheet1'.U21];0;[$'Sheet5'.U21])" office:value-type="float" office:value="0">
            <text:p>0</text:p>
          </table:table-cell>
          <table:table-cell table:style-name="ACE-19" table:formula="of:=COM.MICROSOFT.SWITCH([$'Sheet3'.$B$1];1;[$'Sheet1'.V21];0;[$'Sheet5'.V21])" office:value-type="float" office:value="0">
            <text:p>0</text:p>
          </table:table-cell>
          <table:table-cell table:style-name="ACE-19" table:formula="of:=COM.MICROSOFT.SWITCH([$'Sheet3'.$B$1];1;[$'Sheet1'.W21];0;[$'Sheet5'.W21])" office:value-type="float" office:value="0">
            <text:p>0</text:p>
          </table:table-cell>
          <table:table-cell table:style-name="ACE-19" table:formula="of:=COM.MICROSOFT.SWITCH([$'Sheet3'.$B$1];1;[$'Sheet1'.X21];0;[$'Sheet5'.X21])" office:value-type="float" office:value="0">
            <text:p>0</text:p>
          </table:table-cell>
          <table:table-cell table:style-name="ACE-19" table:formula="of:=COM.MICROSOFT.SWITCH([$'Sheet3'.$B$1];1;[$'Sheet1'.Y21];0;[$'Sheet5'.Y21])" office:value-type="float" office:value="0">
            <text:p>0</text:p>
          </table:table-cell>
          <table:table-cell table:style-name="ACE-19" table:formula="of:=COM.MICROSOFT.SWITCH([$'Sheet3'.$B$1];1;[$'Sheet1'.Z21];0;[$'Sheet5'.Z21])" office:value-type="float" office:value="0">
            <text:p>0</text:p>
          </table:table-cell>
          <table:table-cell table:style-name="ACE-19" table:formula="of:=COM.MICROSOFT.SWITCH([$'Sheet3'.$B$1];1;[$'Sheet1'.AA21];0;[$'Sheet5'.AA21])" office:value-type="float" office:value="0">
            <text:p>0</text:p>
          </table:table-cell>
          <table:table-cell table:style-name="ACE-19" table:formula="of:=COM.MICROSOFT.SWITCH([$'Sheet3'.$B$1];1;[$'Sheet1'.AB21];0;[$'Sheet5'.AB21])" office:value-type="float" office:value="0">
            <text:p>0</text:p>
          </table:table-cell>
          <table:table-cell table:style-name="ACE-19" table:formula="of:=COM.MICROSOFT.SWITCH([$'Sheet3'.$B$1];1;[$'Sheet1'.AC21];0;[$'Sheet5'.AC21])" office:value-type="float" office:value="0">
            <text:p>0</text:p>
          </table:table-cell>
          <table:table-cell table:style-name="ACE-19" table:formula="of:=COM.MICROSOFT.SWITCH([$'Sheet3'.$B$1];1;[$'Sheet1'.AD21];0;[$'Sheet5'.AD21])" office:value-type="float" office:value="0">
            <text:p>0</text:p>
          </table:table-cell>
          <table:table-cell table:style-name="ACE-19" table:formula="of:=COM.MICROSOFT.SWITCH([$'Sheet3'.$B$1];1;[$'Sheet1'.AE21];0;[$'Sheet5'.AE21])" office:value-type="float" office:value="0">
            <text:p>0</text:p>
          </table:table-cell>
          <table:table-cell table:style-name="ACE-19" table:formula="of:=COM.MICROSOFT.SWITCH([$'Sheet3'.$B$1];1;[$'Sheet1'.AF21];0;[$'Sheet5'.AF21])" office:value-type="float" office:value="0">
            <text:p>0</text:p>
          </table:table-cell>
          <table:table-cell table:style-name="ACE-19" table:formula="of:=COM.MICROSOFT.SWITCH([$'Sheet3'.$B$1];1;[$'Sheet1'.AG21];0;[$'Sheet5'.AG21])" office:value-type="float" office:value="0">
            <text:p>0</text:p>
          </table:table-cell>
          <table:table-cell table:style-name="ACE-19" table:formula="of:=COM.MICROSOFT.SWITCH([$'Sheet3'.$B$1];1;[$'Sheet1'.AH21];0;[$'Sheet5'.AH21])" office:value-type="float" office:value="0">
            <text:p>0</text:p>
          </table:table-cell>
          <table:table-cell table:style-name="ACE-19" table:formula="of:=COM.MICROSOFT.SWITCH([$'Sheet3'.$B$1];1;[$'Sheet1'.AI21];0;[$'Sheet5'.AI21])" office:value-type="float" office:value="0">
            <text:p>0</text:p>
          </table:table-cell>
          <table:table-cell table:style-name="ACE-19" table:formula="of:=COM.MICROSOFT.SWITCH([$'Sheet3'.$B$1];1;[$'Sheet1'.AJ21];0;[$'Sheet5'.AJ21])" office:value-type="float" office:value="0">
            <text:p>0</text:p>
          </table:table-cell>
          <table:table-cell table:style-name="ACE-19" table:formula="of:=COM.MICROSOFT.SWITCH([$'Sheet3'.$B$1];1;[$'Sheet1'.AK21];0;[$'Sheet5'.AK21])" office:value-type="float" office:value="0">
            <text:p>0</text:p>
          </table:table-cell>
          <table:table-cell table:style-name="ACE-19" table:formula="of:=COM.MICROSOFT.SWITCH([$'Sheet3'.$B$1];1;[$'Sheet1'.AL21];0;[$'Sheet5'.AL21])" office:value-type="float" office:value="0">
            <text:p>0</text:p>
          </table:table-cell>
          <table:table-cell table:style-name="ACE-19" table:formula="of:=COM.MICROSOFT.SWITCH([$'Sheet3'.$B$1];1;[$'Sheet1'.AM21];0;[$'Sheet5'.AM21])" office:value-type="float" office:value="0">
            <text:p>0</text:p>
          </table:table-cell>
          <table:table-cell table:style-name="ACE-19" table:formula="of:=COM.MICROSOFT.SWITCH([$'Sheet3'.$B$1];1;[$'Sheet1'.AN21];0;[$'Sheet5'.AN21])" office:value-type="float" office:value="0">
            <text:p>0</text:p>
          </table:table-cell>
          <table:table-cell table:style-name="ACE-19" table:formula="of:=COM.MICROSOFT.SWITCH([$'Sheet3'.$B$1];1;[$'Sheet1'.AO21];0;[$'Sheet5'.AO21])" office:value-type="float" office:value="0">
            <text:p>0</text:p>
          </table:table-cell>
          <table:table-cell table:style-name="ACE-19" table:formula="of:=COM.MICROSOFT.SWITCH([$'Sheet3'.$B$1];1;[$'Sheet1'.AP21];0;[$'Sheet5'.AP21])" office:value-type="float" office:value="0">
            <text:p>0</text:p>
          </table:table-cell>
          <table:table-cell table:style-name="ACE-19" table:formula="of:=COM.MICROSOFT.SWITCH([$'Sheet3'.$B$1];1;[$'Sheet1'.AQ21];0;[$'Sheet5'.AQ21])" office:value-type="float" office:value="0">
            <text:p>0</text:p>
          </table:table-cell>
          <table:table-cell table:style-name="ACE-19" table:formula="of:=COM.MICROSOFT.SWITCH([$'Sheet3'.$B$1];1;[$'Sheet1'.AR21];0;[$'Sheet5'.AR21])" office:value-type="float" office:value="1">
            <text:p>1</text:p>
          </table:table-cell>
          <table:table-cell table:style-name="ACE-19" table:formula="of:=COM.MICROSOFT.SWITCH([$'Sheet3'.$B$1];1;[$'Sheet1'.AS21];0;[$'Sheet5'.AS21])" office:value-type="float" office:value="0">
            <text:p>0</text:p>
          </table:table-cell>
          <table:table-cell table:style-name="ACE-19" table:formula="of:=COM.MICROSOFT.SWITCH([$'Sheet3'.$B$1];1;[$'Sheet1'.AT21];0;[$'Sheet5'.AT21])" office:value-type="float" office:value="0">
            <text:p>0</text:p>
          </table:table-cell>
          <table:table-cell table:style-name="ACE-19" table:formula="of:=COM.MICROSOFT.SWITCH([$'Sheet3'.$B$1];1;[$'Sheet1'.AU21];0;[$'Sheet5'.AU21])" office:value-type="float" office:value="0">
            <text:p>0</text:p>
          </table:table-cell>
          <table:table-cell table:style-name="ACE-19" table:formula="of:=COM.MICROSOFT.SWITCH([$'Sheet3'.$B$1];1;[$'Sheet1'.AV21];0;[$'Sheet5'.AV21])" office:value-type="float" office:value="0">
            <text:p>0</text:p>
          </table:table-cell>
          <table:table-cell table:style-name="ACE-19" table:formula="of:=COM.MICROSOFT.SWITCH([$'Sheet3'.$B$1];1;[$'Sheet1'.AW21];0;[$'Sheet5'.AW21])" office:value-type="float" office:value="0">
            <text:p>0</text:p>
          </table:table-cell>
          <table:table-cell table:style-name="ACE-19" table:formula="of:=COM.MICROSOFT.SWITCH([$'Sheet3'.$B$1];1;[$'Sheet1'.AX21];0;[$'Sheet5'.AX21])" office:value-type="float" office:value="0">
            <text:p>0</text:p>
          </table:table-cell>
          <table:table-cell table:style-name="ACE-19" table:formula="of:=COM.MICROSOFT.SWITCH([$'Sheet3'.$B$1];1;[$'Sheet1'.AY21];0;[$'Sheet5'.AY21])" office:value-type="float" office:value="0">
            <text:p>0</text:p>
          </table:table-cell>
          <table:table-cell table:style-name="ACE-19" table:formula="of:=COM.MICROSOFT.SWITCH([$'Sheet3'.$B$1];1;[$'Sheet1'.AZ21];0;[$'Sheet5'.AZ21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2];0;[$'Sheet5'.C22])" office:value-type="float" office:value="0">
            <text:p>0</text:p>
          </table:table-cell>
          <table:table-cell table:style-name="ACE-19" table:formula="of:=COM.MICROSOFT.SWITCH([$'Sheet3'.$B$1];1;[$'Sheet1'.D22];0;[$'Sheet5'.D22])" office:value-type="float" office:value="0">
            <text:p>0</text:p>
          </table:table-cell>
          <table:table-cell table:style-name="ACE-19" table:formula="of:=COM.MICROSOFT.SWITCH([$'Sheet3'.$B$1];1;[$'Sheet1'.E22];0;[$'Sheet5'.E22])" office:value-type="float" office:value="0">
            <text:p>0</text:p>
          </table:table-cell>
          <table:table-cell table:style-name="ACE-19" table:formula="of:=COM.MICROSOFT.SWITCH([$'Sheet3'.$B$1];1;[$'Sheet1'.F22];0;[$'Sheet5'.F22])" office:value-type="float" office:value="0">
            <text:p>0</text:p>
          </table:table-cell>
          <table:table-cell table:style-name="ACE-19" table:formula="of:=COM.MICROSOFT.SWITCH([$'Sheet3'.$B$1];1;[$'Sheet1'.G22];0;[$'Sheet5'.G22])" office:value-type="float" office:value="0">
            <text:p>0</text:p>
          </table:table-cell>
          <table:table-cell table:style-name="ACE-19" table:formula="of:=COM.MICROSOFT.SWITCH([$'Sheet3'.$B$1];1;[$'Sheet1'.H22];0;[$'Sheet5'.H22])" office:value-type="float" office:value="0">
            <text:p>0</text:p>
          </table:table-cell>
          <table:table-cell table:style-name="ACE-19" table:formula="of:=COM.MICROSOFT.SWITCH([$'Sheet3'.$B$1];1;[$'Sheet1'.I22];0;[$'Sheet5'.I22])" office:value-type="float" office:value="0">
            <text:p>0</text:p>
          </table:table-cell>
          <table:table-cell table:style-name="ACE-19" table:formula="of:=COM.MICROSOFT.SWITCH([$'Sheet3'.$B$1];1;[$'Sheet1'.J22];0;[$'Sheet5'.J22])" office:value-type="float" office:value="0">
            <text:p>0</text:p>
          </table:table-cell>
          <table:table-cell table:style-name="ACE-19" table:formula="of:=COM.MICROSOFT.SWITCH([$'Sheet3'.$B$1];1;[$'Sheet1'.K22];0;[$'Sheet5'.K22])" office:value-type="float" office:value="0">
            <text:p>0</text:p>
          </table:table-cell>
          <table:table-cell table:style-name="ACE-19" table:formula="of:=COM.MICROSOFT.SWITCH([$'Sheet3'.$B$1];1;[$'Sheet1'.L22];0;[$'Sheet5'.L22])" office:value-type="float" office:value="0">
            <text:p>0</text:p>
          </table:table-cell>
          <table:table-cell table:style-name="ACE-19" table:formula="of:=COM.MICROSOFT.SWITCH([$'Sheet3'.$B$1];1;[$'Sheet1'.M22];0;[$'Sheet5'.M22])" office:value-type="float" office:value="0">
            <text:p>0</text:p>
          </table:table-cell>
          <table:table-cell table:style-name="ACE-19" table:formula="of:=COM.MICROSOFT.SWITCH([$'Sheet3'.$B$1];1;[$'Sheet1'.N22];0;[$'Sheet5'.N22])" office:value-type="float" office:value="0">
            <text:p>0</text:p>
          </table:table-cell>
          <table:table-cell table:style-name="ACE-19" table:formula="of:=COM.MICROSOFT.SWITCH([$'Sheet3'.$B$1];1;[$'Sheet1'.O22];0;[$'Sheet5'.O22])" office:value-type="float" office:value="0">
            <text:p>0</text:p>
          </table:table-cell>
          <table:table-cell table:style-name="ACE-19" table:formula="of:=COM.MICROSOFT.SWITCH([$'Sheet3'.$B$1];1;[$'Sheet1'.P22];0;[$'Sheet5'.P22])" office:value-type="float" office:value="0">
            <text:p>0</text:p>
          </table:table-cell>
          <table:table-cell table:style-name="ACE-19" table:formula="of:=COM.MICROSOFT.SWITCH([$'Sheet3'.$B$1];1;[$'Sheet1'.Q22];0;[$'Sheet5'.Q22])" office:value-type="float" office:value="0">
            <text:p>0</text:p>
          </table:table-cell>
          <table:table-cell table:style-name="ACE-19" table:formula="of:=COM.MICROSOFT.SWITCH([$'Sheet3'.$B$1];1;[$'Sheet1'.R22];0;[$'Sheet5'.R22])" office:value-type="float" office:value="0">
            <text:p>0</text:p>
          </table:table-cell>
          <table:table-cell table:style-name="ACE-19" table:formula="of:=COM.MICROSOFT.SWITCH([$'Sheet3'.$B$1];1;[$'Sheet1'.S22];0;[$'Sheet5'.S22])" office:value-type="float" office:value="0">
            <text:p>0</text:p>
          </table:table-cell>
          <table:table-cell table:style-name="ACE-19" table:formula="of:=COM.MICROSOFT.SWITCH([$'Sheet3'.$B$1];1;[$'Sheet1'.T22];0;[$'Sheet5'.T22])" office:value-type="float" office:value="0">
            <text:p>0</text:p>
          </table:table-cell>
          <table:table-cell table:style-name="ACE-19" table:formula="of:=COM.MICROSOFT.SWITCH([$'Sheet3'.$B$1];1;[$'Sheet1'.U22];0;[$'Sheet5'.U22])" office:value-type="float" office:value="0">
            <text:p>0</text:p>
          </table:table-cell>
          <table:table-cell table:style-name="ACE-19" table:formula="of:=COM.MICROSOFT.SWITCH([$'Sheet3'.$B$1];1;[$'Sheet1'.V22];0;[$'Sheet5'.V22])" office:value-type="float" office:value="0">
            <text:p>0</text:p>
          </table:table-cell>
          <table:table-cell table:style-name="ACE-19" table:formula="of:=COM.MICROSOFT.SWITCH([$'Sheet3'.$B$1];1;[$'Sheet1'.W22];0;[$'Sheet5'.W22])" office:value-type="float" office:value="0">
            <text:p>0</text:p>
          </table:table-cell>
          <table:table-cell table:style-name="ACE-19" table:formula="of:=COM.MICROSOFT.SWITCH([$'Sheet3'.$B$1];1;[$'Sheet1'.X22];0;[$'Sheet5'.X22])" office:value-type="float" office:value="0">
            <text:p>0</text:p>
          </table:table-cell>
          <table:table-cell table:style-name="ACE-19" table:formula="of:=COM.MICROSOFT.SWITCH([$'Sheet3'.$B$1];1;[$'Sheet1'.Y22];0;[$'Sheet5'.Y22])" office:value-type="float" office:value="0">
            <text:p>0</text:p>
          </table:table-cell>
          <table:table-cell table:style-name="ACE-19" table:formula="of:=COM.MICROSOFT.SWITCH([$'Sheet3'.$B$1];1;[$'Sheet1'.Z22];0;[$'Sheet5'.Z22])" office:value-type="float" office:value="0">
            <text:p>0</text:p>
          </table:table-cell>
          <table:table-cell table:style-name="ACE-19" table:formula="of:=COM.MICROSOFT.SWITCH([$'Sheet3'.$B$1];1;[$'Sheet1'.AA22];0;[$'Sheet5'.AA22])" office:value-type="float" office:value="0">
            <text:p>0</text:p>
          </table:table-cell>
          <table:table-cell table:style-name="ACE-19" table:formula="of:=COM.MICROSOFT.SWITCH([$'Sheet3'.$B$1];1;[$'Sheet1'.AB22];0;[$'Sheet5'.AB22])" office:value-type="float" office:value="0">
            <text:p>0</text:p>
          </table:table-cell>
          <table:table-cell table:style-name="ACE-19" table:formula="of:=COM.MICROSOFT.SWITCH([$'Sheet3'.$B$1];1;[$'Sheet1'.AC22];0;[$'Sheet5'.AC22])" office:value-type="float" office:value="0">
            <text:p>0</text:p>
          </table:table-cell>
          <table:table-cell table:style-name="ACE-19" table:formula="of:=COM.MICROSOFT.SWITCH([$'Sheet3'.$B$1];1;[$'Sheet1'.AD22];0;[$'Sheet5'.AD22])" office:value-type="float" office:value="0">
            <text:p>0</text:p>
          </table:table-cell>
          <table:table-cell table:style-name="ACE-19" table:formula="of:=COM.MICROSOFT.SWITCH([$'Sheet3'.$B$1];1;[$'Sheet1'.AE22];0;[$'Sheet5'.AE22])" office:value-type="float" office:value="0">
            <text:p>0</text:p>
          </table:table-cell>
          <table:table-cell table:style-name="ACE-19" table:formula="of:=COM.MICROSOFT.SWITCH([$'Sheet3'.$B$1];1;[$'Sheet1'.AF22];0;[$'Sheet5'.AF22])" office:value-type="float" office:value="0">
            <text:p>0</text:p>
          </table:table-cell>
          <table:table-cell table:style-name="ACE-19" table:formula="of:=COM.MICROSOFT.SWITCH([$'Sheet3'.$B$1];1;[$'Sheet1'.AG22];0;[$'Sheet5'.AG22])" office:value-type="float" office:value="0">
            <text:p>0</text:p>
          </table:table-cell>
          <table:table-cell table:style-name="ACE-19" table:formula="of:=COM.MICROSOFT.SWITCH([$'Sheet3'.$B$1];1;[$'Sheet1'.AH22];0;[$'Sheet5'.AH22])" office:value-type="float" office:value="0">
            <text:p>0</text:p>
          </table:table-cell>
          <table:table-cell table:style-name="ACE-19" table:formula="of:=COM.MICROSOFT.SWITCH([$'Sheet3'.$B$1];1;[$'Sheet1'.AI22];0;[$'Sheet5'.AI22])" office:value-type="float" office:value="0">
            <text:p>0</text:p>
          </table:table-cell>
          <table:table-cell table:style-name="ACE-19" table:formula="of:=COM.MICROSOFT.SWITCH([$'Sheet3'.$B$1];1;[$'Sheet1'.AJ22];0;[$'Sheet5'.AJ22])" office:value-type="float" office:value="0">
            <text:p>0</text:p>
          </table:table-cell>
          <table:table-cell table:style-name="ACE-19" table:formula="of:=COM.MICROSOFT.SWITCH([$'Sheet3'.$B$1];1;[$'Sheet1'.AK22];0;[$'Sheet5'.AK22])" office:value-type="float" office:value="0">
            <text:p>0</text:p>
          </table:table-cell>
          <table:table-cell table:style-name="ACE-19" table:formula="of:=COM.MICROSOFT.SWITCH([$'Sheet3'.$B$1];1;[$'Sheet1'.AL22];0;[$'Sheet5'.AL22])" office:value-type="float" office:value="0">
            <text:p>0</text:p>
          </table:table-cell>
          <table:table-cell table:style-name="ACE-19" table:formula="of:=COM.MICROSOFT.SWITCH([$'Sheet3'.$B$1];1;[$'Sheet1'.AM22];0;[$'Sheet5'.AM22])" office:value-type="float" office:value="0">
            <text:p>0</text:p>
          </table:table-cell>
          <table:table-cell table:style-name="ACE-19" table:formula="of:=COM.MICROSOFT.SWITCH([$'Sheet3'.$B$1];1;[$'Sheet1'.AN22];0;[$'Sheet5'.AN22])" office:value-type="float" office:value="0">
            <text:p>0</text:p>
          </table:table-cell>
          <table:table-cell table:style-name="ACE-19" table:formula="of:=COM.MICROSOFT.SWITCH([$'Sheet3'.$B$1];1;[$'Sheet1'.AO22];0;[$'Sheet5'.AO22])" office:value-type="float" office:value="0">
            <text:p>0</text:p>
          </table:table-cell>
          <table:table-cell table:style-name="ACE-19" table:formula="of:=COM.MICROSOFT.SWITCH([$'Sheet3'.$B$1];1;[$'Sheet1'.AP22];0;[$'Sheet5'.AP22])" office:value-type="float" office:value="0">
            <text:p>0</text:p>
          </table:table-cell>
          <table:table-cell table:style-name="ACE-19" table:formula="of:=COM.MICROSOFT.SWITCH([$'Sheet3'.$B$1];1;[$'Sheet1'.AQ22];0;[$'Sheet5'.AQ22])" office:value-type="float" office:value="0">
            <text:p>0</text:p>
          </table:table-cell>
          <table:table-cell table:style-name="ACE-19" table:formula="of:=COM.MICROSOFT.SWITCH([$'Sheet3'.$B$1];1;[$'Sheet1'.AR22];0;[$'Sheet5'.AR22])" office:value-type="float" office:value="0">
            <text:p>0</text:p>
          </table:table-cell>
          <table:table-cell table:style-name="ACE-19" table:formula="of:=COM.MICROSOFT.SWITCH([$'Sheet3'.$B$1];1;[$'Sheet1'.AS22];0;[$'Sheet5'.AS22])" office:value-type="float" office:value="0">
            <text:p>0</text:p>
          </table:table-cell>
          <table:table-cell table:style-name="ACE-19" table:formula="of:=COM.MICROSOFT.SWITCH([$'Sheet3'.$B$1];1;[$'Sheet1'.AT22];0;[$'Sheet5'.AT22])" office:value-type="float" office:value="0">
            <text:p>0</text:p>
          </table:table-cell>
          <table:table-cell table:style-name="ACE-19" table:formula="of:=COM.MICROSOFT.SWITCH([$'Sheet3'.$B$1];1;[$'Sheet1'.AU22];0;[$'Sheet5'.AU22])" office:value-type="float" office:value="0">
            <text:p>0</text:p>
          </table:table-cell>
          <table:table-cell table:style-name="ACE-19" table:formula="of:=COM.MICROSOFT.SWITCH([$'Sheet3'.$B$1];1;[$'Sheet1'.AV22];0;[$'Sheet5'.AV22])" office:value-type="float" office:value="0">
            <text:p>0</text:p>
          </table:table-cell>
          <table:table-cell table:style-name="ACE-19" table:formula="of:=COM.MICROSOFT.SWITCH([$'Sheet3'.$B$1];1;[$'Sheet1'.AW22];0;[$'Sheet5'.AW22])" office:value-type="float" office:value="0">
            <text:p>0</text:p>
          </table:table-cell>
          <table:table-cell table:style-name="ACE-19" table:formula="of:=COM.MICROSOFT.SWITCH([$'Sheet3'.$B$1];1;[$'Sheet1'.AX22];0;[$'Sheet5'.AX22])" office:value-type="float" office:value="0">
            <text:p>0</text:p>
          </table:table-cell>
          <table:table-cell table:style-name="ACE-19" table:formula="of:=COM.MICROSOFT.SWITCH([$'Sheet3'.$B$1];1;[$'Sheet1'.AY22];0;[$'Sheet5'.AY22])" office:value-type="float" office:value="0">
            <text:p>0</text:p>
          </table:table-cell>
          <table:table-cell table:style-name="ACE-19" table:formula="of:=COM.MICROSOFT.SWITCH([$'Sheet3'.$B$1];1;[$'Sheet1'.AZ22];0;[$'Sheet5'.AZ22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3];0;[$'Sheet5'.C23])" office:value-type="float" office:value="0">
            <text:p>0</text:p>
          </table:table-cell>
          <table:table-cell table:style-name="ACE-19" table:formula="of:=COM.MICROSOFT.SWITCH([$'Sheet3'.$B$1];1;[$'Sheet1'.D23];0;[$'Sheet5'.D23])" office:value-type="float" office:value="0">
            <text:p>0</text:p>
          </table:table-cell>
          <table:table-cell table:style-name="ACE-19" table:formula="of:=COM.MICROSOFT.SWITCH([$'Sheet3'.$B$1];1;[$'Sheet1'.E23];0;[$'Sheet5'.E23])" office:value-type="float" office:value="0">
            <text:p>0</text:p>
          </table:table-cell>
          <table:table-cell table:style-name="ACE-19" table:formula="of:=COM.MICROSOFT.SWITCH([$'Sheet3'.$B$1];1;[$'Sheet1'.F23];0;[$'Sheet5'.F23])" office:value-type="float" office:value="0">
            <text:p>0</text:p>
          </table:table-cell>
          <table:table-cell table:style-name="ACE-19" table:formula="of:=COM.MICROSOFT.SWITCH([$'Sheet3'.$B$1];1;[$'Sheet1'.G23];0;[$'Sheet5'.G23])" office:value-type="float" office:value="0">
            <text:p>0</text:p>
          </table:table-cell>
          <table:table-cell table:style-name="ACE-19" table:formula="of:=COM.MICROSOFT.SWITCH([$'Sheet3'.$B$1];1;[$'Sheet1'.H23];0;[$'Sheet5'.H23])" office:value-type="float" office:value="0">
            <text:p>0</text:p>
          </table:table-cell>
          <table:table-cell table:style-name="ACE-19" table:formula="of:=COM.MICROSOFT.SWITCH([$'Sheet3'.$B$1];1;[$'Sheet1'.I23];0;[$'Sheet5'.I23])" office:value-type="float" office:value="0">
            <text:p>0</text:p>
          </table:table-cell>
          <table:table-cell table:style-name="ACE-19" table:formula="of:=COM.MICROSOFT.SWITCH([$'Sheet3'.$B$1];1;[$'Sheet1'.J23];0;[$'Sheet5'.J23])" office:value-type="float" office:value="0">
            <text:p>0</text:p>
          </table:table-cell>
          <table:table-cell table:style-name="ACE-19" table:formula="of:=COM.MICROSOFT.SWITCH([$'Sheet3'.$B$1];1;[$'Sheet1'.K23];0;[$'Sheet5'.K23])" office:value-type="float" office:value="0">
            <text:p>0</text:p>
          </table:table-cell>
          <table:table-cell table:style-name="ACE-19" table:formula="of:=COM.MICROSOFT.SWITCH([$'Sheet3'.$B$1];1;[$'Sheet1'.L23];0;[$'Sheet5'.L23])" office:value-type="float" office:value="0">
            <text:p>0</text:p>
          </table:table-cell>
          <table:table-cell table:style-name="ACE-19" table:formula="of:=COM.MICROSOFT.SWITCH([$'Sheet3'.$B$1];1;[$'Sheet1'.M23];0;[$'Sheet5'.M23])" office:value-type="float" office:value="0">
            <text:p>0</text:p>
          </table:table-cell>
          <table:table-cell table:style-name="ACE-19" table:formula="of:=COM.MICROSOFT.SWITCH([$'Sheet3'.$B$1];1;[$'Sheet1'.N23];0;[$'Sheet5'.N23])" office:value-type="float" office:value="0">
            <text:p>0</text:p>
          </table:table-cell>
          <table:table-cell table:style-name="ACE-19" table:formula="of:=COM.MICROSOFT.SWITCH([$'Sheet3'.$B$1];1;[$'Sheet1'.O23];0;[$'Sheet5'.O23])" office:value-type="float" office:value="0">
            <text:p>0</text:p>
          </table:table-cell>
          <table:table-cell table:style-name="ACE-19" table:formula="of:=COM.MICROSOFT.SWITCH([$'Sheet3'.$B$1];1;[$'Sheet1'.P23];0;[$'Sheet5'.P23])" office:value-type="float" office:value="0">
            <text:p>0</text:p>
          </table:table-cell>
          <table:table-cell table:style-name="ACE-19" table:formula="of:=COM.MICROSOFT.SWITCH([$'Sheet3'.$B$1];1;[$'Sheet1'.Q23];0;[$'Sheet5'.Q23])" office:value-type="float" office:value="0">
            <text:p>0</text:p>
          </table:table-cell>
          <table:table-cell table:style-name="ACE-19" table:formula="of:=COM.MICROSOFT.SWITCH([$'Sheet3'.$B$1];1;[$'Sheet1'.R23];0;[$'Sheet5'.R23])" office:value-type="float" office:value="0">
            <text:p>0</text:p>
          </table:table-cell>
          <table:table-cell table:style-name="ACE-19" table:formula="of:=COM.MICROSOFT.SWITCH([$'Sheet3'.$B$1];1;[$'Sheet1'.S23];0;[$'Sheet5'.S23])" office:value-type="float" office:value="0">
            <text:p>0</text:p>
          </table:table-cell>
          <table:table-cell table:style-name="ACE-19" table:formula="of:=COM.MICROSOFT.SWITCH([$'Sheet3'.$B$1];1;[$'Sheet1'.T23];0;[$'Sheet5'.T23])" office:value-type="float" office:value="0">
            <text:p>0</text:p>
          </table:table-cell>
          <table:table-cell table:style-name="ACE-19" table:formula="of:=COM.MICROSOFT.SWITCH([$'Sheet3'.$B$1];1;[$'Sheet1'.U23];0;[$'Sheet5'.U23])" office:value-type="float" office:value="0">
            <text:p>0</text:p>
          </table:table-cell>
          <table:table-cell table:style-name="ACE-19" table:formula="of:=COM.MICROSOFT.SWITCH([$'Sheet3'.$B$1];1;[$'Sheet1'.V23];0;[$'Sheet5'.V23])" office:value-type="float" office:value="0">
            <text:p>0</text:p>
          </table:table-cell>
          <table:table-cell table:style-name="ACE-19" table:formula="of:=COM.MICROSOFT.SWITCH([$'Sheet3'.$B$1];1;[$'Sheet1'.W23];0;[$'Sheet5'.W23])" office:value-type="float" office:value="0">
            <text:p>0</text:p>
          </table:table-cell>
          <table:table-cell table:style-name="ACE-19" table:formula="of:=COM.MICROSOFT.SWITCH([$'Sheet3'.$B$1];1;[$'Sheet1'.X23];0;[$'Sheet5'.X23])" office:value-type="float" office:value="0">
            <text:p>0</text:p>
          </table:table-cell>
          <table:table-cell table:style-name="ACE-19" table:formula="of:=COM.MICROSOFT.SWITCH([$'Sheet3'.$B$1];1;[$'Sheet1'.Y23];0;[$'Sheet5'.Y23])" office:value-type="float" office:value="0">
            <text:p>0</text:p>
          </table:table-cell>
          <table:table-cell table:style-name="ACE-19" table:formula="of:=COM.MICROSOFT.SWITCH([$'Sheet3'.$B$1];1;[$'Sheet1'.Z23];0;[$'Sheet5'.Z23])" office:value-type="float" office:value="0">
            <text:p>0</text:p>
          </table:table-cell>
          <table:table-cell table:style-name="ACE-19" table:formula="of:=COM.MICROSOFT.SWITCH([$'Sheet3'.$B$1];1;[$'Sheet1'.AA23];0;[$'Sheet5'.AA23])" office:value-type="float" office:value="0">
            <text:p>0</text:p>
          </table:table-cell>
          <table:table-cell table:style-name="ACE-19" table:formula="of:=COM.MICROSOFT.SWITCH([$'Sheet3'.$B$1];1;[$'Sheet1'.AB23];0;[$'Sheet5'.AB23])" office:value-type="float" office:value="0">
            <text:p>0</text:p>
          </table:table-cell>
          <table:table-cell table:style-name="ACE-19" table:formula="of:=COM.MICROSOFT.SWITCH([$'Sheet3'.$B$1];1;[$'Sheet1'.AC23];0;[$'Sheet5'.AC23])" office:value-type="float" office:value="0">
            <text:p>0</text:p>
          </table:table-cell>
          <table:table-cell table:style-name="ACE-19" table:formula="of:=COM.MICROSOFT.SWITCH([$'Sheet3'.$B$1];1;[$'Sheet1'.AD23];0;[$'Sheet5'.AD23])" office:value-type="float" office:value="0">
            <text:p>0</text:p>
          </table:table-cell>
          <table:table-cell table:style-name="ACE-19" table:formula="of:=COM.MICROSOFT.SWITCH([$'Sheet3'.$B$1];1;[$'Sheet1'.AE23];0;[$'Sheet5'.AE23])" office:value-type="float" office:value="0">
            <text:p>0</text:p>
          </table:table-cell>
          <table:table-cell table:style-name="ACE-19" table:formula="of:=COM.MICROSOFT.SWITCH([$'Sheet3'.$B$1];1;[$'Sheet1'.AF23];0;[$'Sheet5'.AF23])" office:value-type="float" office:value="0">
            <text:p>0</text:p>
          </table:table-cell>
          <table:table-cell table:style-name="ACE-19" table:formula="of:=COM.MICROSOFT.SWITCH([$'Sheet3'.$B$1];1;[$'Sheet1'.AG23];0;[$'Sheet5'.AG23])" office:value-type="float" office:value="0">
            <text:p>0</text:p>
          </table:table-cell>
          <table:table-cell table:style-name="ACE-19" table:formula="of:=COM.MICROSOFT.SWITCH([$'Sheet3'.$B$1];1;[$'Sheet1'.AH23];0;[$'Sheet5'.AH23])" office:value-type="float" office:value="0">
            <text:p>0</text:p>
          </table:table-cell>
          <table:table-cell table:style-name="ACE-19" table:formula="of:=COM.MICROSOFT.SWITCH([$'Sheet3'.$B$1];1;[$'Sheet1'.AI23];0;[$'Sheet5'.AI23])" office:value-type="float" office:value="0">
            <text:p>0</text:p>
          </table:table-cell>
          <table:table-cell table:style-name="ACE-19" table:formula="of:=COM.MICROSOFT.SWITCH([$'Sheet3'.$B$1];1;[$'Sheet1'.AJ23];0;[$'Sheet5'.AJ23])" office:value-type="float" office:value="0">
            <text:p>0</text:p>
          </table:table-cell>
          <table:table-cell table:style-name="ACE-19" table:formula="of:=COM.MICROSOFT.SWITCH([$'Sheet3'.$B$1];1;[$'Sheet1'.AK23];0;[$'Sheet5'.AK23])" office:value-type="float" office:value="0">
            <text:p>0</text:p>
          </table:table-cell>
          <table:table-cell table:style-name="ACE-19" table:formula="of:=COM.MICROSOFT.SWITCH([$'Sheet3'.$B$1];1;[$'Sheet1'.AL23];0;[$'Sheet5'.AL23])" office:value-type="float" office:value="0">
            <text:p>0</text:p>
          </table:table-cell>
          <table:table-cell table:style-name="ACE-19" table:formula="of:=COM.MICROSOFT.SWITCH([$'Sheet3'.$B$1];1;[$'Sheet1'.AM23];0;[$'Sheet5'.AM23])" office:value-type="float" office:value="0">
            <text:p>0</text:p>
          </table:table-cell>
          <table:table-cell table:style-name="ACE-19" table:formula="of:=COM.MICROSOFT.SWITCH([$'Sheet3'.$B$1];1;[$'Sheet1'.AN23];0;[$'Sheet5'.AN23])" office:value-type="float" office:value="0">
            <text:p>0</text:p>
          </table:table-cell>
          <table:table-cell table:style-name="ACE-19" table:formula="of:=COM.MICROSOFT.SWITCH([$'Sheet3'.$B$1];1;[$'Sheet1'.AO23];0;[$'Sheet5'.AO23])" office:value-type="float" office:value="0">
            <text:p>0</text:p>
          </table:table-cell>
          <table:table-cell table:style-name="ACE-19" table:formula="of:=COM.MICROSOFT.SWITCH([$'Sheet3'.$B$1];1;[$'Sheet1'.AP23];0;[$'Sheet5'.AP23])" office:value-type="float" office:value="0">
            <text:p>0</text:p>
          </table:table-cell>
          <table:table-cell table:style-name="ACE-19" table:formula="of:=COM.MICROSOFT.SWITCH([$'Sheet3'.$B$1];1;[$'Sheet1'.AQ23];0;[$'Sheet5'.AQ23])" office:value-type="float" office:value="0">
            <text:p>0</text:p>
          </table:table-cell>
          <table:table-cell table:style-name="ACE-19" table:formula="of:=COM.MICROSOFT.SWITCH([$'Sheet3'.$B$1];1;[$'Sheet1'.AR23];0;[$'Sheet5'.AR23])" office:value-type="float" office:value="0">
            <text:p>0</text:p>
          </table:table-cell>
          <table:table-cell table:style-name="ACE-19" table:formula="of:=COM.MICROSOFT.SWITCH([$'Sheet3'.$B$1];1;[$'Sheet1'.AS23];0;[$'Sheet5'.AS23])" office:value-type="float" office:value="0">
            <text:p>0</text:p>
          </table:table-cell>
          <table:table-cell table:style-name="ACE-19" table:formula="of:=COM.MICROSOFT.SWITCH([$'Sheet3'.$B$1];1;[$'Sheet1'.AT23];0;[$'Sheet5'.AT23])" office:value-type="float" office:value="0">
            <text:p>0</text:p>
          </table:table-cell>
          <table:table-cell table:style-name="ACE-19" table:formula="of:=COM.MICROSOFT.SWITCH([$'Sheet3'.$B$1];1;[$'Sheet1'.AU23];0;[$'Sheet5'.AU23])" office:value-type="float" office:value="0">
            <text:p>0</text:p>
          </table:table-cell>
          <table:table-cell table:style-name="ACE-19" table:formula="of:=COM.MICROSOFT.SWITCH([$'Sheet3'.$B$1];1;[$'Sheet1'.AV23];0;[$'Sheet5'.AV23])" office:value-type="float" office:value="0">
            <text:p>0</text:p>
          </table:table-cell>
          <table:table-cell table:style-name="ACE-19" table:formula="of:=COM.MICROSOFT.SWITCH([$'Sheet3'.$B$1];1;[$'Sheet1'.AW23];0;[$'Sheet5'.AW23])" office:value-type="float" office:value="0">
            <text:p>0</text:p>
          </table:table-cell>
          <table:table-cell table:style-name="ACE-19" table:formula="of:=COM.MICROSOFT.SWITCH([$'Sheet3'.$B$1];1;[$'Sheet1'.AX23];0;[$'Sheet5'.AX23])" office:value-type="float" office:value="0">
            <text:p>0</text:p>
          </table:table-cell>
          <table:table-cell table:style-name="ACE-19" table:formula="of:=COM.MICROSOFT.SWITCH([$'Sheet3'.$B$1];1;[$'Sheet1'.AY23];0;[$'Sheet5'.AY23])" office:value-type="float" office:value="0">
            <text:p>0</text:p>
          </table:table-cell>
          <table:table-cell table:style-name="ACE-19" table:formula="of:=COM.MICROSOFT.SWITCH([$'Sheet3'.$B$1];1;[$'Sheet1'.AZ23];0;[$'Sheet5'.AZ23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4];0;[$'Sheet5'.C24])" office:value-type="float" office:value="0">
            <text:p>0</text:p>
          </table:table-cell>
          <table:table-cell table:style-name="ACE-19" table:formula="of:=COM.MICROSOFT.SWITCH([$'Sheet3'.$B$1];1;[$'Sheet1'.D24];0;[$'Sheet5'.D24])" office:value-type="float" office:value="0">
            <text:p>0</text:p>
          </table:table-cell>
          <table:table-cell table:style-name="ACE-19" table:formula="of:=COM.MICROSOFT.SWITCH([$'Sheet3'.$B$1];1;[$'Sheet1'.E24];0;[$'Sheet5'.E24])" office:value-type="float" office:value="0">
            <text:p>0</text:p>
          </table:table-cell>
          <table:table-cell table:style-name="ACE-19" table:formula="of:=COM.MICROSOFT.SWITCH([$'Sheet3'.$B$1];1;[$'Sheet1'.F24];0;[$'Sheet5'.F24])" office:value-type="float" office:value="0">
            <text:p>0</text:p>
          </table:table-cell>
          <table:table-cell table:style-name="ACE-19" table:formula="of:=COM.MICROSOFT.SWITCH([$'Sheet3'.$B$1];1;[$'Sheet1'.G24];0;[$'Sheet5'.G24])" office:value-type="float" office:value="0">
            <text:p>0</text:p>
          </table:table-cell>
          <table:table-cell table:style-name="ACE-19" table:formula="of:=COM.MICROSOFT.SWITCH([$'Sheet3'.$B$1];1;[$'Sheet1'.H24];0;[$'Sheet5'.H24])" office:value-type="float" office:value="0">
            <text:p>0</text:p>
          </table:table-cell>
          <table:table-cell table:style-name="ACE-19" table:formula="of:=COM.MICROSOFT.SWITCH([$'Sheet3'.$B$1];1;[$'Sheet1'.I24];0;[$'Sheet5'.I24])" office:value-type="float" office:value="0">
            <text:p>0</text:p>
          </table:table-cell>
          <table:table-cell table:style-name="ACE-19" table:formula="of:=COM.MICROSOFT.SWITCH([$'Sheet3'.$B$1];1;[$'Sheet1'.J24];0;[$'Sheet5'.J24])" office:value-type="float" office:value="0">
            <text:p>0</text:p>
          </table:table-cell>
          <table:table-cell table:style-name="ACE-19" table:formula="of:=COM.MICROSOFT.SWITCH([$'Sheet3'.$B$1];1;[$'Sheet1'.K24];0;[$'Sheet5'.K24])" office:value-type="float" office:value="0">
            <text:p>0</text:p>
          </table:table-cell>
          <table:table-cell table:style-name="ACE-19" table:formula="of:=COM.MICROSOFT.SWITCH([$'Sheet3'.$B$1];1;[$'Sheet1'.L24];0;[$'Sheet5'.L24])" office:value-type="float" office:value="0">
            <text:p>0</text:p>
          </table:table-cell>
          <table:table-cell table:style-name="ACE-19" table:formula="of:=COM.MICROSOFT.SWITCH([$'Sheet3'.$B$1];1;[$'Sheet1'.M24];0;[$'Sheet5'.M24])" office:value-type="float" office:value="0">
            <text:p>0</text:p>
          </table:table-cell>
          <table:table-cell table:style-name="ACE-19" table:formula="of:=COM.MICROSOFT.SWITCH([$'Sheet3'.$B$1];1;[$'Sheet1'.N24];0;[$'Sheet5'.N24])" office:value-type="float" office:value="0">
            <text:p>0</text:p>
          </table:table-cell>
          <table:table-cell table:style-name="ACE-19" table:formula="of:=COM.MICROSOFT.SWITCH([$'Sheet3'.$B$1];1;[$'Sheet1'.O24];0;[$'Sheet5'.O24])" office:value-type="float" office:value="0">
            <text:p>0</text:p>
          </table:table-cell>
          <table:table-cell table:style-name="ACE-19" table:formula="of:=COM.MICROSOFT.SWITCH([$'Sheet3'.$B$1];1;[$'Sheet1'.P24];0;[$'Sheet5'.P24])" office:value-type="float" office:value="0">
            <text:p>0</text:p>
          </table:table-cell>
          <table:table-cell table:style-name="ACE-19" table:formula="of:=COM.MICROSOFT.SWITCH([$'Sheet3'.$B$1];1;[$'Sheet1'.Q24];0;[$'Sheet5'.Q24])" office:value-type="float" office:value="0">
            <text:p>0</text:p>
          </table:table-cell>
          <table:table-cell table:style-name="ACE-19" table:formula="of:=COM.MICROSOFT.SWITCH([$'Sheet3'.$B$1];1;[$'Sheet1'.R24];0;[$'Sheet5'.R24])" office:value-type="float" office:value="0">
            <text:p>0</text:p>
          </table:table-cell>
          <table:table-cell table:style-name="ACE-19" table:formula="of:=COM.MICROSOFT.SWITCH([$'Sheet3'.$B$1];1;[$'Sheet1'.S24];0;[$'Sheet5'.S24])" office:value-type="float" office:value="0">
            <text:p>0</text:p>
          </table:table-cell>
          <table:table-cell table:style-name="ACE-19" table:formula="of:=COM.MICROSOFT.SWITCH([$'Sheet3'.$B$1];1;[$'Sheet1'.T24];0;[$'Sheet5'.T24])" office:value-type="float" office:value="0">
            <text:p>0</text:p>
          </table:table-cell>
          <table:table-cell table:style-name="ACE-19" table:formula="of:=COM.MICROSOFT.SWITCH([$'Sheet3'.$B$1];1;[$'Sheet1'.U24];0;[$'Sheet5'.U24])" office:value-type="float" office:value="0">
            <text:p>0</text:p>
          </table:table-cell>
          <table:table-cell table:style-name="ACE-19" table:formula="of:=COM.MICROSOFT.SWITCH([$'Sheet3'.$B$1];1;[$'Sheet1'.V24];0;[$'Sheet5'.V24])" office:value-type="float" office:value="0">
            <text:p>0</text:p>
          </table:table-cell>
          <table:table-cell table:style-name="ACE-19" table:formula="of:=COM.MICROSOFT.SWITCH([$'Sheet3'.$B$1];1;[$'Sheet1'.W24];0;[$'Sheet5'.W24])" office:value-type="float" office:value="0">
            <text:p>0</text:p>
          </table:table-cell>
          <table:table-cell table:style-name="ACE-19" table:formula="of:=COM.MICROSOFT.SWITCH([$'Sheet3'.$B$1];1;[$'Sheet1'.X24];0;[$'Sheet5'.X24])" office:value-type="float" office:value="0">
            <text:p>0</text:p>
          </table:table-cell>
          <table:table-cell table:style-name="ACE-19" table:formula="of:=COM.MICROSOFT.SWITCH([$'Sheet3'.$B$1];1;[$'Sheet1'.Y24];0;[$'Sheet5'.Y24])" office:value-type="float" office:value="0">
            <text:p>0</text:p>
          </table:table-cell>
          <table:table-cell table:style-name="ACE-19" table:formula="of:=COM.MICROSOFT.SWITCH([$'Sheet3'.$B$1];1;[$'Sheet1'.Z24];0;[$'Sheet5'.Z24])" office:value-type="float" office:value="0">
            <text:p>0</text:p>
          </table:table-cell>
          <table:table-cell table:style-name="ACE-19" table:formula="of:=COM.MICROSOFT.SWITCH([$'Sheet3'.$B$1];1;[$'Sheet1'.AA24];0;[$'Sheet5'.AA24])" office:value-type="float" office:value="0">
            <text:p>0</text:p>
          </table:table-cell>
          <table:table-cell table:style-name="ACE-19" table:formula="of:=COM.MICROSOFT.SWITCH([$'Sheet3'.$B$1];1;[$'Sheet1'.AB24];0;[$'Sheet5'.AB24])" office:value-type="float" office:value="0">
            <text:p>0</text:p>
          </table:table-cell>
          <table:table-cell table:style-name="ACE-19" table:formula="of:=COM.MICROSOFT.SWITCH([$'Sheet3'.$B$1];1;[$'Sheet1'.AC24];0;[$'Sheet5'.AC24])" office:value-type="float" office:value="0">
            <text:p>0</text:p>
          </table:table-cell>
          <table:table-cell table:style-name="ACE-19" table:formula="of:=COM.MICROSOFT.SWITCH([$'Sheet3'.$B$1];1;[$'Sheet1'.AD24];0;[$'Sheet5'.AD24])" office:value-type="float" office:value="0">
            <text:p>0</text:p>
          </table:table-cell>
          <table:table-cell table:style-name="ACE-19" table:formula="of:=COM.MICROSOFT.SWITCH([$'Sheet3'.$B$1];1;[$'Sheet1'.AE24];0;[$'Sheet5'.AE24])" office:value-type="float" office:value="0">
            <text:p>0</text:p>
          </table:table-cell>
          <table:table-cell table:style-name="ACE-19" table:formula="of:=COM.MICROSOFT.SWITCH([$'Sheet3'.$B$1];1;[$'Sheet1'.AF24];0;[$'Sheet5'.AF24])" office:value-type="float" office:value="0">
            <text:p>0</text:p>
          </table:table-cell>
          <table:table-cell table:style-name="ACE-19" table:formula="of:=COM.MICROSOFT.SWITCH([$'Sheet3'.$B$1];1;[$'Sheet1'.AG24];0;[$'Sheet5'.AG24])" office:value-type="float" office:value="1">
            <text:p>1</text:p>
          </table:table-cell>
          <table:table-cell table:style-name="ACE-19" table:formula="of:=COM.MICROSOFT.SWITCH([$'Sheet3'.$B$1];1;[$'Sheet1'.AH24];0;[$'Sheet5'.AH24])" office:value-type="float" office:value="1">
            <text:p>1</text:p>
          </table:table-cell>
          <table:table-cell table:style-name="ACE-19" table:formula="of:=COM.MICROSOFT.SWITCH([$'Sheet3'.$B$1];1;[$'Sheet1'.AI24];0;[$'Sheet5'.AI24])" office:value-type="float" office:value="1">
            <text:p>1</text:p>
          </table:table-cell>
          <table:table-cell table:style-name="ACE-19" table:formula="of:=COM.MICROSOFT.SWITCH([$'Sheet3'.$B$1];1;[$'Sheet1'.AJ24];0;[$'Sheet5'.AJ24])" office:value-type="float" office:value="0">
            <text:p>0</text:p>
          </table:table-cell>
          <table:table-cell table:style-name="ACE-19" table:formula="of:=COM.MICROSOFT.SWITCH([$'Sheet3'.$B$1];1;[$'Sheet1'.AK24];0;[$'Sheet5'.AK24])" office:value-type="float" office:value="0">
            <text:p>0</text:p>
          </table:table-cell>
          <table:table-cell table:style-name="ACE-19" table:formula="of:=COM.MICROSOFT.SWITCH([$'Sheet3'.$B$1];1;[$'Sheet1'.AL24];0;[$'Sheet5'.AL24])" office:value-type="float" office:value="0">
            <text:p>0</text:p>
          </table:table-cell>
          <table:table-cell table:style-name="ACE-19" table:formula="of:=COM.MICROSOFT.SWITCH([$'Sheet3'.$B$1];1;[$'Sheet1'.AM24];0;[$'Sheet5'.AM24])" office:value-type="float" office:value="0">
            <text:p>0</text:p>
          </table:table-cell>
          <table:table-cell table:style-name="ACE-19" table:formula="of:=COM.MICROSOFT.SWITCH([$'Sheet3'.$B$1];1;[$'Sheet1'.AN24];0;[$'Sheet5'.AN24])" office:value-type="float" office:value="0">
            <text:p>0</text:p>
          </table:table-cell>
          <table:table-cell table:style-name="ACE-19" table:formula="of:=COM.MICROSOFT.SWITCH([$'Sheet3'.$B$1];1;[$'Sheet1'.AO24];0;[$'Sheet5'.AO24])" office:value-type="float" office:value="0">
            <text:p>0</text:p>
          </table:table-cell>
          <table:table-cell table:style-name="ACE-19" table:formula="of:=COM.MICROSOFT.SWITCH([$'Sheet3'.$B$1];1;[$'Sheet1'.AP24];0;[$'Sheet5'.AP24])" office:value-type="float" office:value="0">
            <text:p>0</text:p>
          </table:table-cell>
          <table:table-cell table:style-name="ACE-19" table:formula="of:=COM.MICROSOFT.SWITCH([$'Sheet3'.$B$1];1;[$'Sheet1'.AQ24];0;[$'Sheet5'.AQ24])" office:value-type="float" office:value="0">
            <text:p>0</text:p>
          </table:table-cell>
          <table:table-cell table:style-name="ACE-19" table:formula="of:=COM.MICROSOFT.SWITCH([$'Sheet3'.$B$1];1;[$'Sheet1'.AR24];0;[$'Sheet5'.AR24])" office:value-type="float" office:value="0">
            <text:p>0</text:p>
          </table:table-cell>
          <table:table-cell table:style-name="ACE-19" table:formula="of:=COM.MICROSOFT.SWITCH([$'Sheet3'.$B$1];1;[$'Sheet1'.AS24];0;[$'Sheet5'.AS24])" office:value-type="float" office:value="0">
            <text:p>0</text:p>
          </table:table-cell>
          <table:table-cell table:style-name="ACE-19" table:formula="of:=COM.MICROSOFT.SWITCH([$'Sheet3'.$B$1];1;[$'Sheet1'.AT24];0;[$'Sheet5'.AT24])" office:value-type="float" office:value="0">
            <text:p>0</text:p>
          </table:table-cell>
          <table:table-cell table:style-name="ACE-19" table:formula="of:=COM.MICROSOFT.SWITCH([$'Sheet3'.$B$1];1;[$'Sheet1'.AU24];0;[$'Sheet5'.AU24])" office:value-type="float" office:value="0">
            <text:p>0</text:p>
          </table:table-cell>
          <table:table-cell table:style-name="ACE-19" table:formula="of:=COM.MICROSOFT.SWITCH([$'Sheet3'.$B$1];1;[$'Sheet1'.AV24];0;[$'Sheet5'.AV24])" office:value-type="float" office:value="0">
            <text:p>0</text:p>
          </table:table-cell>
          <table:table-cell table:style-name="ACE-19" table:formula="of:=COM.MICROSOFT.SWITCH([$'Sheet3'.$B$1];1;[$'Sheet1'.AW24];0;[$'Sheet5'.AW24])" office:value-type="float" office:value="0">
            <text:p>0</text:p>
          </table:table-cell>
          <table:table-cell table:style-name="ACE-19" table:formula="of:=COM.MICROSOFT.SWITCH([$'Sheet3'.$B$1];1;[$'Sheet1'.AX24];0;[$'Sheet5'.AX24])" office:value-type="float" office:value="0">
            <text:p>0</text:p>
          </table:table-cell>
          <table:table-cell table:style-name="ACE-19" table:formula="of:=COM.MICROSOFT.SWITCH([$'Sheet3'.$B$1];1;[$'Sheet1'.AY24];0;[$'Sheet5'.AY24])" office:value-type="float" office:value="0">
            <text:p>0</text:p>
          </table:table-cell>
          <table:table-cell table:style-name="ACE-19" table:formula="of:=COM.MICROSOFT.SWITCH([$'Sheet3'.$B$1];1;[$'Sheet1'.AZ24];0;[$'Sheet5'.AZ24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5];0;[$'Sheet5'.C25])" office:value-type="float" office:value="0">
            <text:p>0</text:p>
          </table:table-cell>
          <table:table-cell table:style-name="ACE-19" table:formula="of:=COM.MICROSOFT.SWITCH([$'Sheet3'.$B$1];1;[$'Sheet1'.D25];0;[$'Sheet5'.D25])" office:value-type="float" office:value="0">
            <text:p>0</text:p>
          </table:table-cell>
          <table:table-cell table:style-name="ACE-19" table:formula="of:=COM.MICROSOFT.SWITCH([$'Sheet3'.$B$1];1;[$'Sheet1'.E25];0;[$'Sheet5'.E25])" office:value-type="float" office:value="0">
            <text:p>0</text:p>
          </table:table-cell>
          <table:table-cell table:style-name="ACE-19" table:formula="of:=COM.MICROSOFT.SWITCH([$'Sheet3'.$B$1];1;[$'Sheet1'.F25];0;[$'Sheet5'.F25])" office:value-type="float" office:value="0">
            <text:p>0</text:p>
          </table:table-cell>
          <table:table-cell table:style-name="ACE-19" table:formula="of:=COM.MICROSOFT.SWITCH([$'Sheet3'.$B$1];1;[$'Sheet1'.G25];0;[$'Sheet5'.G25])" office:value-type="float" office:value="0">
            <text:p>0</text:p>
          </table:table-cell>
          <table:table-cell table:style-name="ACE-19" table:formula="of:=COM.MICROSOFT.SWITCH([$'Sheet3'.$B$1];1;[$'Sheet1'.H25];0;[$'Sheet5'.H25])" office:value-type="float" office:value="1">
            <text:p>1</text:p>
          </table:table-cell>
          <table:table-cell table:style-name="ACE-19" table:formula="of:=COM.MICROSOFT.SWITCH([$'Sheet3'.$B$1];1;[$'Sheet1'.I25];0;[$'Sheet5'.I25])" office:value-type="float" office:value="0">
            <text:p>0</text:p>
          </table:table-cell>
          <table:table-cell table:style-name="ACE-19" table:formula="of:=COM.MICROSOFT.SWITCH([$'Sheet3'.$B$1];1;[$'Sheet1'.J25];0;[$'Sheet5'.J25])" office:value-type="float" office:value="1">
            <text:p>1</text:p>
          </table:table-cell>
          <table:table-cell table:style-name="ACE-19" table:formula="of:=COM.MICROSOFT.SWITCH([$'Sheet3'.$B$1];1;[$'Sheet1'.K25];0;[$'Sheet5'.K25])" office:value-type="float" office:value="0">
            <text:p>0</text:p>
          </table:table-cell>
          <table:table-cell table:style-name="ACE-19" table:formula="of:=COM.MICROSOFT.SWITCH([$'Sheet3'.$B$1];1;[$'Sheet1'.L25];0;[$'Sheet5'.L25])" office:value-type="float" office:value="0">
            <text:p>0</text:p>
          </table:table-cell>
          <table:table-cell table:style-name="ACE-19" table:formula="of:=COM.MICROSOFT.SWITCH([$'Sheet3'.$B$1];1;[$'Sheet1'.M25];0;[$'Sheet5'.M25])" office:value-type="float" office:value="0">
            <text:p>0</text:p>
          </table:table-cell>
          <table:table-cell table:style-name="ACE-19" table:formula="of:=COM.MICROSOFT.SWITCH([$'Sheet3'.$B$1];1;[$'Sheet1'.N25];0;[$'Sheet5'.N25])" office:value-type="float" office:value="0">
            <text:p>0</text:p>
          </table:table-cell>
          <table:table-cell table:style-name="ACE-19" table:formula="of:=COM.MICROSOFT.SWITCH([$'Sheet3'.$B$1];1;[$'Sheet1'.O25];0;[$'Sheet5'.O25])" office:value-type="float" office:value="0">
            <text:p>0</text:p>
          </table:table-cell>
          <table:table-cell table:style-name="ACE-19" table:formula="of:=COM.MICROSOFT.SWITCH([$'Sheet3'.$B$1];1;[$'Sheet1'.P25];0;[$'Sheet5'.P25])" office:value-type="float" office:value="0">
            <text:p>0</text:p>
          </table:table-cell>
          <table:table-cell table:style-name="ACE-19" table:formula="of:=COM.MICROSOFT.SWITCH([$'Sheet3'.$B$1];1;[$'Sheet1'.Q25];0;[$'Sheet5'.Q25])" office:value-type="float" office:value="0">
            <text:p>0</text:p>
          </table:table-cell>
          <table:table-cell table:style-name="ACE-19" table:formula="of:=COM.MICROSOFT.SWITCH([$'Sheet3'.$B$1];1;[$'Sheet1'.R25];0;[$'Sheet5'.R25])" office:value-type="float" office:value="0">
            <text:p>0</text:p>
          </table:table-cell>
          <table:table-cell table:style-name="ACE-19" table:formula="of:=COM.MICROSOFT.SWITCH([$'Sheet3'.$B$1];1;[$'Sheet1'.S25];0;[$'Sheet5'.S25])" office:value-type="float" office:value="0">
            <text:p>0</text:p>
          </table:table-cell>
          <table:table-cell table:style-name="ACE-19" table:formula="of:=COM.MICROSOFT.SWITCH([$'Sheet3'.$B$1];1;[$'Sheet1'.T25];0;[$'Sheet5'.T25])" office:value-type="float" office:value="0">
            <text:p>0</text:p>
          </table:table-cell>
          <table:table-cell table:style-name="ACE-19" table:formula="of:=COM.MICROSOFT.SWITCH([$'Sheet3'.$B$1];1;[$'Sheet1'.U25];0;[$'Sheet5'.U25])" office:value-type="float" office:value="0">
            <text:p>0</text:p>
          </table:table-cell>
          <table:table-cell table:style-name="ACE-19" table:formula="of:=COM.MICROSOFT.SWITCH([$'Sheet3'.$B$1];1;[$'Sheet1'.V25];0;[$'Sheet5'.V25])" office:value-type="float" office:value="0">
            <text:p>0</text:p>
          </table:table-cell>
          <table:table-cell table:style-name="ACE-19" table:formula="of:=COM.MICROSOFT.SWITCH([$'Sheet3'.$B$1];1;[$'Sheet1'.W25];0;[$'Sheet5'.W25])" office:value-type="float" office:value="0">
            <text:p>0</text:p>
          </table:table-cell>
          <table:table-cell table:style-name="ACE-19" table:formula="of:=COM.MICROSOFT.SWITCH([$'Sheet3'.$B$1];1;[$'Sheet1'.X25];0;[$'Sheet5'.X25])" office:value-type="float" office:value="0">
            <text:p>0</text:p>
          </table:table-cell>
          <table:table-cell table:style-name="ACE-19" table:formula="of:=COM.MICROSOFT.SWITCH([$'Sheet3'.$B$1];1;[$'Sheet1'.Y25];0;[$'Sheet5'.Y25])" office:value-type="float" office:value="0">
            <text:p>0</text:p>
          </table:table-cell>
          <table:table-cell table:style-name="ACE-19" table:formula="of:=COM.MICROSOFT.SWITCH([$'Sheet3'.$B$1];1;[$'Sheet1'.Z25];0;[$'Sheet5'.Z25])" office:value-type="float" office:value="0">
            <text:p>0</text:p>
          </table:table-cell>
          <table:table-cell table:style-name="ACE-19" table:formula="of:=COM.MICROSOFT.SWITCH([$'Sheet3'.$B$1];1;[$'Sheet1'.AA25];0;[$'Sheet5'.AA25])" office:value-type="float" office:value="0">
            <text:p>0</text:p>
          </table:table-cell>
          <table:table-cell table:style-name="ACE-19" table:formula="of:=COM.MICROSOFT.SWITCH([$'Sheet3'.$B$1];1;[$'Sheet1'.AB25];0;[$'Sheet5'.AB25])" office:value-type="float" office:value="0">
            <text:p>0</text:p>
          </table:table-cell>
          <table:table-cell table:style-name="ACE-19" table:formula="of:=COM.MICROSOFT.SWITCH([$'Sheet3'.$B$1];1;[$'Sheet1'.AC25];0;[$'Sheet5'.AC25])" office:value-type="float" office:value="0">
            <text:p>0</text:p>
          </table:table-cell>
          <table:table-cell table:style-name="ACE-19" table:formula="of:=COM.MICROSOFT.SWITCH([$'Sheet3'.$B$1];1;[$'Sheet1'.AD25];0;[$'Sheet5'.AD25])" office:value-type="float" office:value="0">
            <text:p>0</text:p>
          </table:table-cell>
          <table:table-cell table:style-name="ACE-19" table:formula="of:=COM.MICROSOFT.SWITCH([$'Sheet3'.$B$1];1;[$'Sheet1'.AE25];0;[$'Sheet5'.AE25])" office:value-type="float" office:value="0">
            <text:p>0</text:p>
          </table:table-cell>
          <table:table-cell table:style-name="ACE-19" table:formula="of:=COM.MICROSOFT.SWITCH([$'Sheet3'.$B$1];1;[$'Sheet1'.AF25];0;[$'Sheet5'.AF25])" office:value-type="float" office:value="0">
            <text:p>0</text:p>
          </table:table-cell>
          <table:table-cell table:style-name="ACE-19" table:formula="of:=COM.MICROSOFT.SWITCH([$'Sheet3'.$B$1];1;[$'Sheet1'.AG25];0;[$'Sheet5'.AG25])" office:value-type="float" office:value="1">
            <text:p>1</text:p>
          </table:table-cell>
          <table:table-cell table:style-name="ACE-19" table:formula="of:=COM.MICROSOFT.SWITCH([$'Sheet3'.$B$1];1;[$'Sheet1'.AH25];0;[$'Sheet5'.AH25])" office:value-type="float" office:value="0">
            <text:p>0</text:p>
          </table:table-cell>
          <table:table-cell table:style-name="ACE-19" table:formula="of:=COM.MICROSOFT.SWITCH([$'Sheet3'.$B$1];1;[$'Sheet1'.AI25];0;[$'Sheet5'.AI25])" office:value-type="float" office:value="0">
            <text:p>0</text:p>
          </table:table-cell>
          <table:table-cell table:style-name="ACE-19" table:formula="of:=COM.MICROSOFT.SWITCH([$'Sheet3'.$B$1];1;[$'Sheet1'.AJ25];0;[$'Sheet5'.AJ25])" office:value-type="float" office:value="0">
            <text:p>0</text:p>
          </table:table-cell>
          <table:table-cell table:style-name="ACE-19" table:formula="of:=COM.MICROSOFT.SWITCH([$'Sheet3'.$B$1];1;[$'Sheet1'.AK25];0;[$'Sheet5'.AK25])" office:value-type="float" office:value="0">
            <text:p>0</text:p>
          </table:table-cell>
          <table:table-cell table:style-name="ACE-19" table:formula="of:=COM.MICROSOFT.SWITCH([$'Sheet3'.$B$1];1;[$'Sheet1'.AL25];0;[$'Sheet5'.AL25])" office:value-type="float" office:value="0">
            <text:p>0</text:p>
          </table:table-cell>
          <table:table-cell table:style-name="ACE-19" table:formula="of:=COM.MICROSOFT.SWITCH([$'Sheet3'.$B$1];1;[$'Sheet1'.AM25];0;[$'Sheet5'.AM25])" office:value-type="float" office:value="0">
            <text:p>0</text:p>
          </table:table-cell>
          <table:table-cell table:style-name="ACE-19" table:formula="of:=COM.MICROSOFT.SWITCH([$'Sheet3'.$B$1];1;[$'Sheet1'.AN25];0;[$'Sheet5'.AN25])" office:value-type="float" office:value="0">
            <text:p>0</text:p>
          </table:table-cell>
          <table:table-cell table:style-name="ACE-19" table:formula="of:=COM.MICROSOFT.SWITCH([$'Sheet3'.$B$1];1;[$'Sheet1'.AO25];0;[$'Sheet5'.AO25])" office:value-type="float" office:value="0">
            <text:p>0</text:p>
          </table:table-cell>
          <table:table-cell table:style-name="ACE-19" table:formula="of:=COM.MICROSOFT.SWITCH([$'Sheet3'.$B$1];1;[$'Sheet1'.AP25];0;[$'Sheet5'.AP25])" office:value-type="float" office:value="0">
            <text:p>0</text:p>
          </table:table-cell>
          <table:table-cell table:style-name="ACE-19" table:formula="of:=COM.MICROSOFT.SWITCH([$'Sheet3'.$B$1];1;[$'Sheet1'.AQ25];0;[$'Sheet5'.AQ25])" office:value-type="float" office:value="0">
            <text:p>0</text:p>
          </table:table-cell>
          <table:table-cell table:style-name="ACE-19" table:formula="of:=COM.MICROSOFT.SWITCH([$'Sheet3'.$B$1];1;[$'Sheet1'.AR25];0;[$'Sheet5'.AR25])" office:value-type="float" office:value="0">
            <text:p>0</text:p>
          </table:table-cell>
          <table:table-cell table:style-name="ACE-19" table:formula="of:=COM.MICROSOFT.SWITCH([$'Sheet3'.$B$1];1;[$'Sheet1'.AS25];0;[$'Sheet5'.AS25])" office:value-type="float" office:value="0">
            <text:p>0</text:p>
          </table:table-cell>
          <table:table-cell table:style-name="ACE-19" table:formula="of:=COM.MICROSOFT.SWITCH([$'Sheet3'.$B$1];1;[$'Sheet1'.AT25];0;[$'Sheet5'.AT25])" office:value-type="float" office:value="0">
            <text:p>0</text:p>
          </table:table-cell>
          <table:table-cell table:style-name="ACE-19" table:formula="of:=COM.MICROSOFT.SWITCH([$'Sheet3'.$B$1];1;[$'Sheet1'.AU25];0;[$'Sheet5'.AU25])" office:value-type="float" office:value="0">
            <text:p>0</text:p>
          </table:table-cell>
          <table:table-cell table:style-name="ACE-19" table:formula="of:=COM.MICROSOFT.SWITCH([$'Sheet3'.$B$1];1;[$'Sheet1'.AV25];0;[$'Sheet5'.AV25])" office:value-type="float" office:value="0">
            <text:p>0</text:p>
          </table:table-cell>
          <table:table-cell table:style-name="ACE-19" table:formula="of:=COM.MICROSOFT.SWITCH([$'Sheet3'.$B$1];1;[$'Sheet1'.AW25];0;[$'Sheet5'.AW25])" office:value-type="float" office:value="0">
            <text:p>0</text:p>
          </table:table-cell>
          <table:table-cell table:style-name="ACE-19" table:formula="of:=COM.MICROSOFT.SWITCH([$'Sheet3'.$B$1];1;[$'Sheet1'.AX25];0;[$'Sheet5'.AX25])" office:value-type="float" office:value="0">
            <text:p>0</text:p>
          </table:table-cell>
          <table:table-cell table:style-name="ACE-19" table:formula="of:=COM.MICROSOFT.SWITCH([$'Sheet3'.$B$1];1;[$'Sheet1'.AY25];0;[$'Sheet5'.AY25])" office:value-type="float" office:value="0">
            <text:p>0</text:p>
          </table:table-cell>
          <table:table-cell table:style-name="ACE-19" table:formula="of:=COM.MICROSOFT.SWITCH([$'Sheet3'.$B$1];1;[$'Sheet1'.AZ25];0;[$'Sheet5'.AZ25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6];0;[$'Sheet5'.C26])" office:value-type="float" office:value="0">
            <text:p>0</text:p>
          </table:table-cell>
          <table:table-cell table:style-name="ACE-19" table:formula="of:=COM.MICROSOFT.SWITCH([$'Sheet3'.$B$1];1;[$'Sheet1'.D26];0;[$'Sheet5'.D26])" office:value-type="float" office:value="0">
            <text:p>0</text:p>
          </table:table-cell>
          <table:table-cell table:style-name="ACE-19" table:formula="of:=COM.MICROSOFT.SWITCH([$'Sheet3'.$B$1];1;[$'Sheet1'.E26];0;[$'Sheet5'.E26])" office:value-type="float" office:value="0">
            <text:p>0</text:p>
          </table:table-cell>
          <table:table-cell table:style-name="ACE-19" table:formula="of:=COM.MICROSOFT.SWITCH([$'Sheet3'.$B$1];1;[$'Sheet1'.F26];0;[$'Sheet5'.F26])" office:value-type="float" office:value="0">
            <text:p>0</text:p>
          </table:table-cell>
          <table:table-cell table:style-name="ACE-19" table:formula="of:=COM.MICROSOFT.SWITCH([$'Sheet3'.$B$1];1;[$'Sheet1'.G26];0;[$'Sheet5'.G26])" office:value-type="float" office:value="0">
            <text:p>0</text:p>
          </table:table-cell>
          <table:table-cell table:style-name="ACE-19" table:formula="of:=COM.MICROSOFT.SWITCH([$'Sheet3'.$B$1];1;[$'Sheet1'.H26];0;[$'Sheet5'.H26])" office:value-type="float" office:value="0">
            <text:p>0</text:p>
          </table:table-cell>
          <table:table-cell table:style-name="ACE-19" table:formula="of:=COM.MICROSOFT.SWITCH([$'Sheet3'.$B$1];1;[$'Sheet1'.I26];0;[$'Sheet5'.I26])" office:value-type="float" office:value="1">
            <text:p>1</text:p>
          </table:table-cell>
          <table:table-cell table:style-name="ACE-19" table:formula="of:=COM.MICROSOFT.SWITCH([$'Sheet3'.$B$1];1;[$'Sheet1'.J26];0;[$'Sheet5'.J26])" office:value-type="float" office:value="1">
            <text:p>1</text:p>
          </table:table-cell>
          <table:table-cell table:style-name="ACE-19" table:formula="of:=COM.MICROSOFT.SWITCH([$'Sheet3'.$B$1];1;[$'Sheet1'.K26];0;[$'Sheet5'.K26])" office:value-type="float" office:value="0">
            <text:p>0</text:p>
          </table:table-cell>
          <table:table-cell table:style-name="ACE-19" table:formula="of:=COM.MICROSOFT.SWITCH([$'Sheet3'.$B$1];1;[$'Sheet1'.L26];0;[$'Sheet5'.L26])" office:value-type="float" office:value="0">
            <text:p>0</text:p>
          </table:table-cell>
          <table:table-cell table:style-name="ACE-19" table:formula="of:=COM.MICROSOFT.SWITCH([$'Sheet3'.$B$1];1;[$'Sheet1'.M26];0;[$'Sheet5'.M26])" office:value-type="float" office:value="0">
            <text:p>0</text:p>
          </table:table-cell>
          <table:table-cell table:style-name="ACE-19" table:formula="of:=COM.MICROSOFT.SWITCH([$'Sheet3'.$B$1];1;[$'Sheet1'.N26];0;[$'Sheet5'.N26])" office:value-type="float" office:value="0">
            <text:p>0</text:p>
          </table:table-cell>
          <table:table-cell table:style-name="ACE-19" table:formula="of:=COM.MICROSOFT.SWITCH([$'Sheet3'.$B$1];1;[$'Sheet1'.O26];0;[$'Sheet5'.O26])" office:value-type="float" office:value="0">
            <text:p>0</text:p>
          </table:table-cell>
          <table:table-cell table:style-name="ACE-19" table:formula="of:=COM.MICROSOFT.SWITCH([$'Sheet3'.$B$1];1;[$'Sheet1'.P26];0;[$'Sheet5'.P26])" office:value-type="float" office:value="0">
            <text:p>0</text:p>
          </table:table-cell>
          <table:table-cell table:style-name="ACE-19" table:formula="of:=COM.MICROSOFT.SWITCH([$'Sheet3'.$B$1];1;[$'Sheet1'.Q26];0;[$'Sheet5'.Q26])" office:value-type="float" office:value="0">
            <text:p>0</text:p>
          </table:table-cell>
          <table:table-cell table:style-name="ACE-19" table:formula="of:=COM.MICROSOFT.SWITCH([$'Sheet3'.$B$1];1;[$'Sheet1'.R26];0;[$'Sheet5'.R26])" office:value-type="float" office:value="0">
            <text:p>0</text:p>
          </table:table-cell>
          <table:table-cell table:style-name="ACE-19" table:formula="of:=COM.MICROSOFT.SWITCH([$'Sheet3'.$B$1];1;[$'Sheet1'.S26];0;[$'Sheet5'.S26])" office:value-type="float" office:value="0">
            <text:p>0</text:p>
          </table:table-cell>
          <table:table-cell table:style-name="ACE-19" table:formula="of:=COM.MICROSOFT.SWITCH([$'Sheet3'.$B$1];1;[$'Sheet1'.T26];0;[$'Sheet5'.T26])" office:value-type="float" office:value="0">
            <text:p>0</text:p>
          </table:table-cell>
          <table:table-cell table:style-name="ACE-19" table:formula="of:=COM.MICROSOFT.SWITCH([$'Sheet3'.$B$1];1;[$'Sheet1'.U26];0;[$'Sheet5'.U26])" office:value-type="float" office:value="0">
            <text:p>0</text:p>
          </table:table-cell>
          <table:table-cell table:style-name="ACE-19" table:formula="of:=COM.MICROSOFT.SWITCH([$'Sheet3'.$B$1];1;[$'Sheet1'.V26];0;[$'Sheet5'.V26])" office:value-type="float" office:value="0">
            <text:p>0</text:p>
          </table:table-cell>
          <table:table-cell table:style-name="ACE-19" table:formula="of:=COM.MICROSOFT.SWITCH([$'Sheet3'.$B$1];1;[$'Sheet1'.W26];0;[$'Sheet5'.W26])" office:value-type="float" office:value="0">
            <text:p>0</text:p>
          </table:table-cell>
          <table:table-cell table:style-name="ACE-19" table:formula="of:=COM.MICROSOFT.SWITCH([$'Sheet3'.$B$1];1;[$'Sheet1'.X26];0;[$'Sheet5'.X26])" office:value-type="float" office:value="0">
            <text:p>0</text:p>
          </table:table-cell>
          <table:table-cell table:style-name="ACE-19" table:formula="of:=COM.MICROSOFT.SWITCH([$'Sheet3'.$B$1];1;[$'Sheet1'.Y26];0;[$'Sheet5'.Y26])" office:value-type="float" office:value="0">
            <text:p>0</text:p>
          </table:table-cell>
          <table:table-cell table:style-name="ACE-19" table:formula="of:=COM.MICROSOFT.SWITCH([$'Sheet3'.$B$1];1;[$'Sheet1'.Z26];0;[$'Sheet5'.Z26])" office:value-type="float" office:value="0">
            <text:p>0</text:p>
          </table:table-cell>
          <table:table-cell table:style-name="ACE-19" table:formula="of:=COM.MICROSOFT.SWITCH([$'Sheet3'.$B$1];1;[$'Sheet1'.AA26];0;[$'Sheet5'.AA26])" office:value-type="float" office:value="0">
            <text:p>0</text:p>
          </table:table-cell>
          <table:table-cell table:style-name="ACE-19" table:formula="of:=COM.MICROSOFT.SWITCH([$'Sheet3'.$B$1];1;[$'Sheet1'.AB26];0;[$'Sheet5'.AB26])" office:value-type="float" office:value="0">
            <text:p>0</text:p>
          </table:table-cell>
          <table:table-cell table:style-name="ACE-19" table:formula="of:=COM.MICROSOFT.SWITCH([$'Sheet3'.$B$1];1;[$'Sheet1'.AC26];0;[$'Sheet5'.AC26])" office:value-type="float" office:value="0">
            <text:p>0</text:p>
          </table:table-cell>
          <table:table-cell table:style-name="ACE-19" table:formula="of:=COM.MICROSOFT.SWITCH([$'Sheet3'.$B$1];1;[$'Sheet1'.AD26];0;[$'Sheet5'.AD26])" office:value-type="float" office:value="0">
            <text:p>0</text:p>
          </table:table-cell>
          <table:table-cell table:style-name="ACE-19" table:formula="of:=COM.MICROSOFT.SWITCH([$'Sheet3'.$B$1];1;[$'Sheet1'.AE26];0;[$'Sheet5'.AE26])" office:value-type="float" office:value="0">
            <text:p>0</text:p>
          </table:table-cell>
          <table:table-cell table:style-name="ACE-19" table:formula="of:=COM.MICROSOFT.SWITCH([$'Sheet3'.$B$1];1;[$'Sheet1'.AF26];0;[$'Sheet5'.AF26])" office:value-type="float" office:value="0">
            <text:p>0</text:p>
          </table:table-cell>
          <table:table-cell table:style-name="ACE-19" table:formula="of:=COM.MICROSOFT.SWITCH([$'Sheet3'.$B$1];1;[$'Sheet1'.AG26];0;[$'Sheet5'.AG26])" office:value-type="float" office:value="0">
            <text:p>0</text:p>
          </table:table-cell>
          <table:table-cell table:style-name="ACE-19" table:formula="of:=COM.MICROSOFT.SWITCH([$'Sheet3'.$B$1];1;[$'Sheet1'.AH26];0;[$'Sheet5'.AH26])" office:value-type="float" office:value="1">
            <text:p>1</text:p>
          </table:table-cell>
          <table:table-cell table:style-name="ACE-19" table:formula="of:=COM.MICROSOFT.SWITCH([$'Sheet3'.$B$1];1;[$'Sheet1'.AI26];0;[$'Sheet5'.AI26])" office:value-type="float" office:value="0">
            <text:p>0</text:p>
          </table:table-cell>
          <table:table-cell table:style-name="ACE-19" table:formula="of:=COM.MICROSOFT.SWITCH([$'Sheet3'.$B$1];1;[$'Sheet1'.AJ26];0;[$'Sheet5'.AJ26])" office:value-type="float" office:value="0">
            <text:p>0</text:p>
          </table:table-cell>
          <table:table-cell table:style-name="ACE-19" table:formula="of:=COM.MICROSOFT.SWITCH([$'Sheet3'.$B$1];1;[$'Sheet1'.AK26];0;[$'Sheet5'.AK26])" office:value-type="float" office:value="0">
            <text:p>0</text:p>
          </table:table-cell>
          <table:table-cell table:style-name="ACE-19" table:formula="of:=COM.MICROSOFT.SWITCH([$'Sheet3'.$B$1];1;[$'Sheet1'.AL26];0;[$'Sheet5'.AL26])" office:value-type="float" office:value="0">
            <text:p>0</text:p>
          </table:table-cell>
          <table:table-cell table:style-name="ACE-19" table:formula="of:=COM.MICROSOFT.SWITCH([$'Sheet3'.$B$1];1;[$'Sheet1'.AM26];0;[$'Sheet5'.AM26])" office:value-type="float" office:value="0">
            <text:p>0</text:p>
          </table:table-cell>
          <table:table-cell table:style-name="ACE-19" table:formula="of:=COM.MICROSOFT.SWITCH([$'Sheet3'.$B$1];1;[$'Sheet1'.AN26];0;[$'Sheet5'.AN26])" office:value-type="float" office:value="0">
            <text:p>0</text:p>
          </table:table-cell>
          <table:table-cell table:style-name="ACE-19" table:formula="of:=COM.MICROSOFT.SWITCH([$'Sheet3'.$B$1];1;[$'Sheet1'.AO26];0;[$'Sheet5'.AO26])" office:value-type="float" office:value="0">
            <text:p>0</text:p>
          </table:table-cell>
          <table:table-cell table:style-name="ACE-19" table:formula="of:=COM.MICROSOFT.SWITCH([$'Sheet3'.$B$1];1;[$'Sheet1'.AP26];0;[$'Sheet5'.AP26])" office:value-type="float" office:value="0">
            <text:p>0</text:p>
          </table:table-cell>
          <table:table-cell table:style-name="ACE-19" table:formula="of:=COM.MICROSOFT.SWITCH([$'Sheet3'.$B$1];1;[$'Sheet1'.AQ26];0;[$'Sheet5'.AQ26])" office:value-type="float" office:value="0">
            <text:p>0</text:p>
          </table:table-cell>
          <table:table-cell table:style-name="ACE-19" table:formula="of:=COM.MICROSOFT.SWITCH([$'Sheet3'.$B$1];1;[$'Sheet1'.AR26];0;[$'Sheet5'.AR26])" office:value-type="float" office:value="0">
            <text:p>0</text:p>
          </table:table-cell>
          <table:table-cell table:style-name="ACE-19" table:formula="of:=COM.MICROSOFT.SWITCH([$'Sheet3'.$B$1];1;[$'Sheet1'.AS26];0;[$'Sheet5'.AS26])" office:value-type="float" office:value="0">
            <text:p>0</text:p>
          </table:table-cell>
          <table:table-cell table:style-name="ACE-19" table:formula="of:=COM.MICROSOFT.SWITCH([$'Sheet3'.$B$1];1;[$'Sheet1'.AT26];0;[$'Sheet5'.AT26])" office:value-type="float" office:value="0">
            <text:p>0</text:p>
          </table:table-cell>
          <table:table-cell table:style-name="ACE-19" table:formula="of:=COM.MICROSOFT.SWITCH([$'Sheet3'.$B$1];1;[$'Sheet1'.AU26];0;[$'Sheet5'.AU26])" office:value-type="float" office:value="0">
            <text:p>0</text:p>
          </table:table-cell>
          <table:table-cell table:style-name="ACE-19" table:formula="of:=COM.MICROSOFT.SWITCH([$'Sheet3'.$B$1];1;[$'Sheet1'.AV26];0;[$'Sheet5'.AV26])" office:value-type="float" office:value="0">
            <text:p>0</text:p>
          </table:table-cell>
          <table:table-cell table:style-name="ACE-19" table:formula="of:=COM.MICROSOFT.SWITCH([$'Sheet3'.$B$1];1;[$'Sheet1'.AW26];0;[$'Sheet5'.AW26])" office:value-type="float" office:value="0">
            <text:p>0</text:p>
          </table:table-cell>
          <table:table-cell table:style-name="ACE-19" table:formula="of:=COM.MICROSOFT.SWITCH([$'Sheet3'.$B$1];1;[$'Sheet1'.AX26];0;[$'Sheet5'.AX26])" office:value-type="float" office:value="0">
            <text:p>0</text:p>
          </table:table-cell>
          <table:table-cell table:style-name="ACE-19" table:formula="of:=COM.MICROSOFT.SWITCH([$'Sheet3'.$B$1];1;[$'Sheet1'.AY26];0;[$'Sheet5'.AY26])" office:value-type="float" office:value="0">
            <text:p>0</text:p>
          </table:table-cell>
          <table:table-cell table:style-name="ACE-19" table:formula="of:=COM.MICROSOFT.SWITCH([$'Sheet3'.$B$1];1;[$'Sheet1'.AZ26];0;[$'Sheet5'.AZ26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7];0;[$'Sheet5'.C27])" office:value-type="float" office:value="0">
            <text:p>0</text:p>
          </table:table-cell>
          <table:table-cell table:style-name="ACE-19" table:formula="of:=COM.MICROSOFT.SWITCH([$'Sheet3'.$B$1];1;[$'Sheet1'.D27];0;[$'Sheet5'.D27])" office:value-type="float" office:value="0">
            <text:p>0</text:p>
          </table:table-cell>
          <table:table-cell table:style-name="ACE-19" table:formula="of:=COM.MICROSOFT.SWITCH([$'Sheet3'.$B$1];1;[$'Sheet1'.E27];0;[$'Sheet5'.E27])" office:value-type="float" office:value="0">
            <text:p>0</text:p>
          </table:table-cell>
          <table:table-cell table:style-name="ACE-19" table:formula="of:=COM.MICROSOFT.SWITCH([$'Sheet3'.$B$1];1;[$'Sheet1'.F27];0;[$'Sheet5'.F27])" office:value-type="float" office:value="0">
            <text:p>0</text:p>
          </table:table-cell>
          <table:table-cell table:style-name="ACE-19" table:formula="of:=COM.MICROSOFT.SWITCH([$'Sheet3'.$B$1];1;[$'Sheet1'.G27];0;[$'Sheet5'.G27])" office:value-type="float" office:value="0">
            <text:p>0</text:p>
          </table:table-cell>
          <table:table-cell table:style-name="ACE-19" table:formula="of:=COM.MICROSOFT.SWITCH([$'Sheet3'.$B$1];1;[$'Sheet1'.H27];0;[$'Sheet5'.H27])" office:value-type="float" office:value="1">
            <text:p>1</text:p>
          </table:table-cell>
          <table:table-cell table:style-name="ACE-19" table:formula="of:=COM.MICROSOFT.SWITCH([$'Sheet3'.$B$1];1;[$'Sheet1'.I27];0;[$'Sheet5'.I27])" office:value-type="float" office:value="0">
            <text:p>0</text:p>
          </table:table-cell>
          <table:table-cell table:style-name="ACE-19" table:formula="of:=COM.MICROSOFT.SWITCH([$'Sheet3'.$B$1];1;[$'Sheet1'.J27];0;[$'Sheet5'.J27])" office:value-type="float" office:value="0">
            <text:p>0</text:p>
          </table:table-cell>
          <table:table-cell table:style-name="ACE-19" table:formula="of:=COM.MICROSOFT.SWITCH([$'Sheet3'.$B$1];1;[$'Sheet1'.K27];0;[$'Sheet5'.K27])" office:value-type="float" office:value="0">
            <text:p>0</text:p>
          </table:table-cell>
          <table:table-cell table:style-name="ACE-19" table:formula="of:=COM.MICROSOFT.SWITCH([$'Sheet3'.$B$1];1;[$'Sheet1'.L27];0;[$'Sheet5'.L27])" office:value-type="float" office:value="0">
            <text:p>0</text:p>
          </table:table-cell>
          <table:table-cell table:style-name="ACE-19" table:formula="of:=COM.MICROSOFT.SWITCH([$'Sheet3'.$B$1];1;[$'Sheet1'.M27];0;[$'Sheet5'.M27])" office:value-type="float" office:value="0">
            <text:p>0</text:p>
          </table:table-cell>
          <table:table-cell table:style-name="ACE-19" table:formula="of:=COM.MICROSOFT.SWITCH([$'Sheet3'.$B$1];1;[$'Sheet1'.N27];0;[$'Sheet5'.N27])" office:value-type="float" office:value="0">
            <text:p>0</text:p>
          </table:table-cell>
          <table:table-cell table:style-name="ACE-19" table:formula="of:=COM.MICROSOFT.SWITCH([$'Sheet3'.$B$1];1;[$'Sheet1'.O27];0;[$'Sheet5'.O27])" office:value-type="float" office:value="0">
            <text:p>0</text:p>
          </table:table-cell>
          <table:table-cell table:style-name="ACE-19" table:formula="of:=COM.MICROSOFT.SWITCH([$'Sheet3'.$B$1];1;[$'Sheet1'.P27];0;[$'Sheet5'.P27])" office:value-type="float" office:value="0">
            <text:p>0</text:p>
          </table:table-cell>
          <table:table-cell table:style-name="ACE-19" table:formula="of:=COM.MICROSOFT.SWITCH([$'Sheet3'.$B$1];1;[$'Sheet1'.Q27];0;[$'Sheet5'.Q27])" office:value-type="float" office:value="0">
            <text:p>0</text:p>
          </table:table-cell>
          <table:table-cell table:style-name="ACE-19" table:formula="of:=COM.MICROSOFT.SWITCH([$'Sheet3'.$B$1];1;[$'Sheet1'.R27];0;[$'Sheet5'.R27])" office:value-type="float" office:value="0">
            <text:p>0</text:p>
          </table:table-cell>
          <table:table-cell table:style-name="ACE-19" table:formula="of:=COM.MICROSOFT.SWITCH([$'Sheet3'.$B$1];1;[$'Sheet1'.S27];0;[$'Sheet5'.S27])" office:value-type="float" office:value="0">
            <text:p>0</text:p>
          </table:table-cell>
          <table:table-cell table:style-name="ACE-19" table:formula="of:=COM.MICROSOFT.SWITCH([$'Sheet3'.$B$1];1;[$'Sheet1'.T27];0;[$'Sheet5'.T27])" office:value-type="float" office:value="0">
            <text:p>0</text:p>
          </table:table-cell>
          <table:table-cell table:style-name="ACE-19" table:formula="of:=COM.MICROSOFT.SWITCH([$'Sheet3'.$B$1];1;[$'Sheet1'.U27];0;[$'Sheet5'.U27])" office:value-type="float" office:value="0">
            <text:p>0</text:p>
          </table:table-cell>
          <table:table-cell table:style-name="ACE-19" table:formula="of:=COM.MICROSOFT.SWITCH([$'Sheet3'.$B$1];1;[$'Sheet1'.V27];0;[$'Sheet5'.V27])" office:value-type="float" office:value="0">
            <text:p>0</text:p>
          </table:table-cell>
          <table:table-cell table:style-name="ACE-19" table:formula="of:=COM.MICROSOFT.SWITCH([$'Sheet3'.$B$1];1;[$'Sheet1'.W27];0;[$'Sheet5'.W27])" office:value-type="float" office:value="0">
            <text:p>0</text:p>
          </table:table-cell>
          <table:table-cell table:style-name="ACE-19" table:formula="of:=COM.MICROSOFT.SWITCH([$'Sheet3'.$B$1];1;[$'Sheet1'.X27];0;[$'Sheet5'.X27])" office:value-type="float" office:value="0">
            <text:p>0</text:p>
          </table:table-cell>
          <table:table-cell table:style-name="ACE-19" table:formula="of:=COM.MICROSOFT.SWITCH([$'Sheet3'.$B$1];1;[$'Sheet1'.Y27];0;[$'Sheet5'.Y27])" office:value-type="float" office:value="0">
            <text:p>0</text:p>
          </table:table-cell>
          <table:table-cell table:style-name="ACE-19" table:formula="of:=COM.MICROSOFT.SWITCH([$'Sheet3'.$B$1];1;[$'Sheet1'.Z27];0;[$'Sheet5'.Z27])" office:value-type="float" office:value="0">
            <text:p>0</text:p>
          </table:table-cell>
          <table:table-cell table:style-name="ACE-19" table:formula="of:=COM.MICROSOFT.SWITCH([$'Sheet3'.$B$1];1;[$'Sheet1'.AA27];0;[$'Sheet5'.AA27])" office:value-type="float" office:value="0">
            <text:p>0</text:p>
          </table:table-cell>
          <table:table-cell table:style-name="ACE-19" table:formula="of:=COM.MICROSOFT.SWITCH([$'Sheet3'.$B$1];1;[$'Sheet1'.AB27];0;[$'Sheet5'.AB27])" office:value-type="float" office:value="0">
            <text:p>0</text:p>
          </table:table-cell>
          <table:table-cell table:style-name="ACE-19" table:formula="of:=COM.MICROSOFT.SWITCH([$'Sheet3'.$B$1];1;[$'Sheet1'.AC27];0;[$'Sheet5'.AC27])" office:value-type="float" office:value="0">
            <text:p>0</text:p>
          </table:table-cell>
          <table:table-cell table:style-name="ACE-19" table:formula="of:=COM.MICROSOFT.SWITCH([$'Sheet3'.$B$1];1;[$'Sheet1'.AD27];0;[$'Sheet5'.AD27])" office:value-type="float" office:value="0">
            <text:p>0</text:p>
          </table:table-cell>
          <table:table-cell table:style-name="ACE-19" table:formula="of:=COM.MICROSOFT.SWITCH([$'Sheet3'.$B$1];1;[$'Sheet1'.AE27];0;[$'Sheet5'.AE27])" office:value-type="float" office:value="0">
            <text:p>0</text:p>
          </table:table-cell>
          <table:table-cell table:style-name="ACE-19" table:formula="of:=COM.MICROSOFT.SWITCH([$'Sheet3'.$B$1];1;[$'Sheet1'.AF27];0;[$'Sheet5'.AF27])" office:value-type="float" office:value="0">
            <text:p>0</text:p>
          </table:table-cell>
          <table:table-cell table:style-name="ACE-19" table:formula="of:=COM.MICROSOFT.SWITCH([$'Sheet3'.$B$1];1;[$'Sheet1'.AG27];0;[$'Sheet5'.AG27])" office:value-type="float" office:value="0">
            <text:p>0</text:p>
          </table:table-cell>
          <table:table-cell table:style-name="ACE-19" table:formula="of:=COM.MICROSOFT.SWITCH([$'Sheet3'.$B$1];1;[$'Sheet1'.AH27];0;[$'Sheet5'.AH27])" office:value-type="float" office:value="0">
            <text:p>0</text:p>
          </table:table-cell>
          <table:table-cell table:style-name="ACE-19" table:formula="of:=COM.MICROSOFT.SWITCH([$'Sheet3'.$B$1];1;[$'Sheet1'.AI27];0;[$'Sheet5'.AI27])" office:value-type="float" office:value="0">
            <text:p>0</text:p>
          </table:table-cell>
          <table:table-cell table:style-name="ACE-19" table:formula="of:=COM.MICROSOFT.SWITCH([$'Sheet3'.$B$1];1;[$'Sheet1'.AJ27];0;[$'Sheet5'.AJ27])" office:value-type="float" office:value="0">
            <text:p>0</text:p>
          </table:table-cell>
          <table:table-cell table:style-name="ACE-19" table:formula="of:=COM.MICROSOFT.SWITCH([$'Sheet3'.$B$1];1;[$'Sheet1'.AK27];0;[$'Sheet5'.AK27])" office:value-type="float" office:value="0">
            <text:p>0</text:p>
          </table:table-cell>
          <table:table-cell table:style-name="ACE-19" table:formula="of:=COM.MICROSOFT.SWITCH([$'Sheet3'.$B$1];1;[$'Sheet1'.AL27];0;[$'Sheet5'.AL27])" office:value-type="float" office:value="0">
            <text:p>0</text:p>
          </table:table-cell>
          <table:table-cell table:style-name="ACE-19" table:formula="of:=COM.MICROSOFT.SWITCH([$'Sheet3'.$B$1];1;[$'Sheet1'.AM27];0;[$'Sheet5'.AM27])" office:value-type="float" office:value="0">
            <text:p>0</text:p>
          </table:table-cell>
          <table:table-cell table:style-name="ACE-19" table:formula="of:=COM.MICROSOFT.SWITCH([$'Sheet3'.$B$1];1;[$'Sheet1'.AN27];0;[$'Sheet5'.AN27])" office:value-type="float" office:value="0">
            <text:p>0</text:p>
          </table:table-cell>
          <table:table-cell table:style-name="ACE-19" table:formula="of:=COM.MICROSOFT.SWITCH([$'Sheet3'.$B$1];1;[$'Sheet1'.AO27];0;[$'Sheet5'.AO27])" office:value-type="float" office:value="0">
            <text:p>0</text:p>
          </table:table-cell>
          <table:table-cell table:style-name="ACE-19" table:formula="of:=COM.MICROSOFT.SWITCH([$'Sheet3'.$B$1];1;[$'Sheet1'.AP27];0;[$'Sheet5'.AP27])" office:value-type="float" office:value="0">
            <text:p>0</text:p>
          </table:table-cell>
          <table:table-cell table:style-name="ACE-19" table:formula="of:=COM.MICROSOFT.SWITCH([$'Sheet3'.$B$1];1;[$'Sheet1'.AQ27];0;[$'Sheet5'.AQ27])" office:value-type="float" office:value="0">
            <text:p>0</text:p>
          </table:table-cell>
          <table:table-cell table:style-name="ACE-19" table:formula="of:=COM.MICROSOFT.SWITCH([$'Sheet3'.$B$1];1;[$'Sheet1'.AR27];0;[$'Sheet5'.AR27])" office:value-type="float" office:value="0">
            <text:p>0</text:p>
          </table:table-cell>
          <table:table-cell table:style-name="ACE-19" table:formula="of:=COM.MICROSOFT.SWITCH([$'Sheet3'.$B$1];1;[$'Sheet1'.AS27];0;[$'Sheet5'.AS27])" office:value-type="float" office:value="0">
            <text:p>0</text:p>
          </table:table-cell>
          <table:table-cell table:style-name="ACE-19" table:formula="of:=COM.MICROSOFT.SWITCH([$'Sheet3'.$B$1];1;[$'Sheet1'.AT27];0;[$'Sheet5'.AT27])" office:value-type="float" office:value="0">
            <text:p>0</text:p>
          </table:table-cell>
          <table:table-cell table:style-name="ACE-19" table:formula="of:=COM.MICROSOFT.SWITCH([$'Sheet3'.$B$1];1;[$'Sheet1'.AU27];0;[$'Sheet5'.AU27])" office:value-type="float" office:value="0">
            <text:p>0</text:p>
          </table:table-cell>
          <table:table-cell table:style-name="ACE-19" table:formula="of:=COM.MICROSOFT.SWITCH([$'Sheet3'.$B$1];1;[$'Sheet1'.AV27];0;[$'Sheet5'.AV27])" office:value-type="float" office:value="0">
            <text:p>0</text:p>
          </table:table-cell>
          <table:table-cell table:style-name="ACE-19" table:formula="of:=COM.MICROSOFT.SWITCH([$'Sheet3'.$B$1];1;[$'Sheet1'.AW27];0;[$'Sheet5'.AW27])" office:value-type="float" office:value="0">
            <text:p>0</text:p>
          </table:table-cell>
          <table:table-cell table:style-name="ACE-19" table:formula="of:=COM.MICROSOFT.SWITCH([$'Sheet3'.$B$1];1;[$'Sheet1'.AX27];0;[$'Sheet5'.AX27])" office:value-type="float" office:value="0">
            <text:p>0</text:p>
          </table:table-cell>
          <table:table-cell table:style-name="ACE-19" table:formula="of:=COM.MICROSOFT.SWITCH([$'Sheet3'.$B$1];1;[$'Sheet1'.AY27];0;[$'Sheet5'.AY27])" office:value-type="float" office:value="0">
            <text:p>0</text:p>
          </table:table-cell>
          <table:table-cell table:style-name="ACE-19" table:formula="of:=COM.MICROSOFT.SWITCH([$'Sheet3'.$B$1];1;[$'Sheet1'.AZ27];0;[$'Sheet5'.AZ27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8];0;[$'Sheet5'.C28])" office:value-type="float" office:value="0">
            <text:p>0</text:p>
          </table:table-cell>
          <table:table-cell table:style-name="ACE-19" table:formula="of:=COM.MICROSOFT.SWITCH([$'Sheet3'.$B$1];1;[$'Sheet1'.D28];0;[$'Sheet5'.D28])" office:value-type="float" office:value="0">
            <text:p>0</text:p>
          </table:table-cell>
          <table:table-cell table:style-name="ACE-19" table:formula="of:=COM.MICROSOFT.SWITCH([$'Sheet3'.$B$1];1;[$'Sheet1'.E28];0;[$'Sheet5'.E28])" office:value-type="float" office:value="0">
            <text:p>0</text:p>
          </table:table-cell>
          <table:table-cell table:style-name="ACE-19" table:formula="of:=COM.MICROSOFT.SWITCH([$'Sheet3'.$B$1];1;[$'Sheet1'.F28];0;[$'Sheet5'.F28])" office:value-type="float" office:value="0">
            <text:p>0</text:p>
          </table:table-cell>
          <table:table-cell table:style-name="ACE-19" table:formula="of:=COM.MICROSOFT.SWITCH([$'Sheet3'.$B$1];1;[$'Sheet1'.G28];0;[$'Sheet5'.G28])" office:value-type="float" office:value="0">
            <text:p>0</text:p>
          </table:table-cell>
          <table:table-cell table:style-name="ACE-19" table:formula="of:=COM.MICROSOFT.SWITCH([$'Sheet3'.$B$1];1;[$'Sheet1'.H28];0;[$'Sheet5'.H28])" office:value-type="float" office:value="0">
            <text:p>0</text:p>
          </table:table-cell>
          <table:table-cell table:style-name="ACE-19" table:formula="of:=COM.MICROSOFT.SWITCH([$'Sheet3'.$B$1];1;[$'Sheet1'.I28];0;[$'Sheet5'.I28])" office:value-type="float" office:value="0">
            <text:p>0</text:p>
          </table:table-cell>
          <table:table-cell table:style-name="ACE-19" table:formula="of:=COM.MICROSOFT.SWITCH([$'Sheet3'.$B$1];1;[$'Sheet1'.J28];0;[$'Sheet5'.J28])" office:value-type="float" office:value="0">
            <text:p>0</text:p>
          </table:table-cell>
          <table:table-cell table:style-name="ACE-19" table:formula="of:=COM.MICROSOFT.SWITCH([$'Sheet3'.$B$1];1;[$'Sheet1'.K28];0;[$'Sheet5'.K28])" office:value-type="float" office:value="0">
            <text:p>0</text:p>
          </table:table-cell>
          <table:table-cell table:style-name="ACE-19" table:formula="of:=COM.MICROSOFT.SWITCH([$'Sheet3'.$B$1];1;[$'Sheet1'.L28];0;[$'Sheet5'.L28])" office:value-type="float" office:value="0">
            <text:p>0</text:p>
          </table:table-cell>
          <table:table-cell table:style-name="ACE-19" table:formula="of:=COM.MICROSOFT.SWITCH([$'Sheet3'.$B$1];1;[$'Sheet1'.M28];0;[$'Sheet5'.M28])" office:value-type="float" office:value="0">
            <text:p>0</text:p>
          </table:table-cell>
          <table:table-cell table:style-name="ACE-19" table:formula="of:=COM.MICROSOFT.SWITCH([$'Sheet3'.$B$1];1;[$'Sheet1'.N28];0;[$'Sheet5'.N28])" office:value-type="float" office:value="0">
            <text:p>0</text:p>
          </table:table-cell>
          <table:table-cell table:style-name="ACE-19" table:formula="of:=COM.MICROSOFT.SWITCH([$'Sheet3'.$B$1];1;[$'Sheet1'.O28];0;[$'Sheet5'.O28])" office:value-type="float" office:value="0">
            <text:p>0</text:p>
          </table:table-cell>
          <table:table-cell table:style-name="ACE-19" table:formula="of:=COM.MICROSOFT.SWITCH([$'Sheet3'.$B$1];1;[$'Sheet1'.P28];0;[$'Sheet5'.P28])" office:value-type="float" office:value="0">
            <text:p>0</text:p>
          </table:table-cell>
          <table:table-cell table:style-name="ACE-19" table:formula="of:=COM.MICROSOFT.SWITCH([$'Sheet3'.$B$1];1;[$'Sheet1'.Q28];0;[$'Sheet5'.Q28])" office:value-type="float" office:value="0">
            <text:p>0</text:p>
          </table:table-cell>
          <table:table-cell table:style-name="ACE-19" table:formula="of:=COM.MICROSOFT.SWITCH([$'Sheet3'.$B$1];1;[$'Sheet1'.R28];0;[$'Sheet5'.R28])" office:value-type="float" office:value="0">
            <text:p>0</text:p>
          </table:table-cell>
          <table:table-cell table:style-name="ACE-19" table:formula="of:=COM.MICROSOFT.SWITCH([$'Sheet3'.$B$1];1;[$'Sheet1'.S28];0;[$'Sheet5'.S28])" office:value-type="float" office:value="0">
            <text:p>0</text:p>
          </table:table-cell>
          <table:table-cell table:style-name="ACE-19" table:formula="of:=COM.MICROSOFT.SWITCH([$'Sheet3'.$B$1];1;[$'Sheet1'.T28];0;[$'Sheet5'.T28])" office:value-type="float" office:value="0">
            <text:p>0</text:p>
          </table:table-cell>
          <table:table-cell table:style-name="ACE-19" table:formula="of:=COM.MICROSOFT.SWITCH([$'Sheet3'.$B$1];1;[$'Sheet1'.U28];0;[$'Sheet5'.U28])" office:value-type="float" office:value="0">
            <text:p>0</text:p>
          </table:table-cell>
          <table:table-cell table:style-name="ACE-19" table:formula="of:=COM.MICROSOFT.SWITCH([$'Sheet3'.$B$1];1;[$'Sheet1'.V28];0;[$'Sheet5'.V28])" office:value-type="float" office:value="0">
            <text:p>0</text:p>
          </table:table-cell>
          <table:table-cell table:style-name="ACE-19" table:formula="of:=COM.MICROSOFT.SWITCH([$'Sheet3'.$B$1];1;[$'Sheet1'.W28];0;[$'Sheet5'.W28])" office:value-type="float" office:value="0">
            <text:p>0</text:p>
          </table:table-cell>
          <table:table-cell table:style-name="ACE-19" table:formula="of:=COM.MICROSOFT.SWITCH([$'Sheet3'.$B$1];1;[$'Sheet1'.X28];0;[$'Sheet5'.X28])" office:value-type="float" office:value="0">
            <text:p>0</text:p>
          </table:table-cell>
          <table:table-cell table:style-name="ACE-19" table:formula="of:=COM.MICROSOFT.SWITCH([$'Sheet3'.$B$1];1;[$'Sheet1'.Y28];0;[$'Sheet5'.Y28])" office:value-type="float" office:value="0">
            <text:p>0</text:p>
          </table:table-cell>
          <table:table-cell table:style-name="ACE-19" table:formula="of:=COM.MICROSOFT.SWITCH([$'Sheet3'.$B$1];1;[$'Sheet1'.Z28];0;[$'Sheet5'.Z28])" office:value-type="float" office:value="0">
            <text:p>0</text:p>
          </table:table-cell>
          <table:table-cell table:style-name="ACE-19" table:formula="of:=COM.MICROSOFT.SWITCH([$'Sheet3'.$B$1];1;[$'Sheet1'.AA28];0;[$'Sheet5'.AA28])" office:value-type="float" office:value="0">
            <text:p>0</text:p>
          </table:table-cell>
          <table:table-cell table:style-name="ACE-19" table:formula="of:=COM.MICROSOFT.SWITCH([$'Sheet3'.$B$1];1;[$'Sheet1'.AB28];0;[$'Sheet5'.AB28])" office:value-type="float" office:value="0">
            <text:p>0</text:p>
          </table:table-cell>
          <table:table-cell table:style-name="ACE-19" table:formula="of:=COM.MICROSOFT.SWITCH([$'Sheet3'.$B$1];1;[$'Sheet1'.AC28];0;[$'Sheet5'.AC28])" office:value-type="float" office:value="0">
            <text:p>0</text:p>
          </table:table-cell>
          <table:table-cell table:style-name="ACE-19" table:formula="of:=COM.MICROSOFT.SWITCH([$'Sheet3'.$B$1];1;[$'Sheet1'.AD28];0;[$'Sheet5'.AD28])" office:value-type="float" office:value="0">
            <text:p>0</text:p>
          </table:table-cell>
          <table:table-cell table:style-name="ACE-19" table:formula="of:=COM.MICROSOFT.SWITCH([$'Sheet3'.$B$1];1;[$'Sheet1'.AE28];0;[$'Sheet5'.AE28])" office:value-type="float" office:value="0">
            <text:p>0</text:p>
          </table:table-cell>
          <table:table-cell table:style-name="ACE-19" table:formula="of:=COM.MICROSOFT.SWITCH([$'Sheet3'.$B$1];1;[$'Sheet1'.AF28];0;[$'Sheet5'.AF28])" office:value-type="float" office:value="0">
            <text:p>0</text:p>
          </table:table-cell>
          <table:table-cell table:style-name="ACE-19" table:formula="of:=COM.MICROSOFT.SWITCH([$'Sheet3'.$B$1];1;[$'Sheet1'.AG28];0;[$'Sheet5'.AG28])" office:value-type="float" office:value="0">
            <text:p>0</text:p>
          </table:table-cell>
          <table:table-cell table:style-name="ACE-19" table:formula="of:=COM.MICROSOFT.SWITCH([$'Sheet3'.$B$1];1;[$'Sheet1'.AH28];0;[$'Sheet5'.AH28])" office:value-type="float" office:value="0">
            <text:p>0</text:p>
          </table:table-cell>
          <table:table-cell table:style-name="ACE-19" table:formula="of:=COM.MICROSOFT.SWITCH([$'Sheet3'.$B$1];1;[$'Sheet1'.AI28];0;[$'Sheet5'.AI28])" office:value-type="float" office:value="0">
            <text:p>0</text:p>
          </table:table-cell>
          <table:table-cell table:style-name="ACE-19" table:formula="of:=COM.MICROSOFT.SWITCH([$'Sheet3'.$B$1];1;[$'Sheet1'.AJ28];0;[$'Sheet5'.AJ28])" office:value-type="float" office:value="0">
            <text:p>0</text:p>
          </table:table-cell>
          <table:table-cell table:style-name="ACE-19" table:formula="of:=COM.MICROSOFT.SWITCH([$'Sheet3'.$B$1];1;[$'Sheet1'.AK28];0;[$'Sheet5'.AK28])" office:value-type="float" office:value="0">
            <text:p>0</text:p>
          </table:table-cell>
          <table:table-cell table:style-name="ACE-19" table:formula="of:=COM.MICROSOFT.SWITCH([$'Sheet3'.$B$1];1;[$'Sheet1'.AL28];0;[$'Sheet5'.AL28])" office:value-type="float" office:value="0">
            <text:p>0</text:p>
          </table:table-cell>
          <table:table-cell table:style-name="ACE-19" table:formula="of:=COM.MICROSOFT.SWITCH([$'Sheet3'.$B$1];1;[$'Sheet1'.AM28];0;[$'Sheet5'.AM28])" office:value-type="float" office:value="0">
            <text:p>0</text:p>
          </table:table-cell>
          <table:table-cell table:style-name="ACE-19" table:formula="of:=COM.MICROSOFT.SWITCH([$'Sheet3'.$B$1];1;[$'Sheet1'.AN28];0;[$'Sheet5'.AN28])" office:value-type="float" office:value="0">
            <text:p>0</text:p>
          </table:table-cell>
          <table:table-cell table:style-name="ACE-19" table:formula="of:=COM.MICROSOFT.SWITCH([$'Sheet3'.$B$1];1;[$'Sheet1'.AO28];0;[$'Sheet5'.AO28])" office:value-type="float" office:value="0">
            <text:p>0</text:p>
          </table:table-cell>
          <table:table-cell table:style-name="ACE-19" table:formula="of:=COM.MICROSOFT.SWITCH([$'Sheet3'.$B$1];1;[$'Sheet1'.AP28];0;[$'Sheet5'.AP28])" office:value-type="float" office:value="0">
            <text:p>0</text:p>
          </table:table-cell>
          <table:table-cell table:style-name="ACE-19" table:formula="of:=COM.MICROSOFT.SWITCH([$'Sheet3'.$B$1];1;[$'Sheet1'.AQ28];0;[$'Sheet5'.AQ28])" office:value-type="float" office:value="0">
            <text:p>0</text:p>
          </table:table-cell>
          <table:table-cell table:style-name="ACE-19" table:formula="of:=COM.MICROSOFT.SWITCH([$'Sheet3'.$B$1];1;[$'Sheet1'.AR28];0;[$'Sheet5'.AR28])" office:value-type="float" office:value="0">
            <text:p>0</text:p>
          </table:table-cell>
          <table:table-cell table:style-name="ACE-19" table:formula="of:=COM.MICROSOFT.SWITCH([$'Sheet3'.$B$1];1;[$'Sheet1'.AS28];0;[$'Sheet5'.AS28])" office:value-type="float" office:value="0">
            <text:p>0</text:p>
          </table:table-cell>
          <table:table-cell table:style-name="ACE-19" table:formula="of:=COM.MICROSOFT.SWITCH([$'Sheet3'.$B$1];1;[$'Sheet1'.AT28];0;[$'Sheet5'.AT28])" office:value-type="float" office:value="0">
            <text:p>0</text:p>
          </table:table-cell>
          <table:table-cell table:style-name="ACE-19" table:formula="of:=COM.MICROSOFT.SWITCH([$'Sheet3'.$B$1];1;[$'Sheet1'.AU28];0;[$'Sheet5'.AU28])" office:value-type="float" office:value="0">
            <text:p>0</text:p>
          </table:table-cell>
          <table:table-cell table:style-name="ACE-19" table:formula="of:=COM.MICROSOFT.SWITCH([$'Sheet3'.$B$1];1;[$'Sheet1'.AV28];0;[$'Sheet5'.AV28])" office:value-type="float" office:value="0">
            <text:p>0</text:p>
          </table:table-cell>
          <table:table-cell table:style-name="ACE-19" table:formula="of:=COM.MICROSOFT.SWITCH([$'Sheet3'.$B$1];1;[$'Sheet1'.AW28];0;[$'Sheet5'.AW28])" office:value-type="float" office:value="0">
            <text:p>0</text:p>
          </table:table-cell>
          <table:table-cell table:style-name="ACE-19" table:formula="of:=COM.MICROSOFT.SWITCH([$'Sheet3'.$B$1];1;[$'Sheet1'.AX28];0;[$'Sheet5'.AX28])" office:value-type="float" office:value="0">
            <text:p>0</text:p>
          </table:table-cell>
          <table:table-cell table:style-name="ACE-19" table:formula="of:=COM.MICROSOFT.SWITCH([$'Sheet3'.$B$1];1;[$'Sheet1'.AY28];0;[$'Sheet5'.AY28])" office:value-type="float" office:value="0">
            <text:p>0</text:p>
          </table:table-cell>
          <table:table-cell table:style-name="ACE-19" table:formula="of:=COM.MICROSOFT.SWITCH([$'Sheet3'.$B$1];1;[$'Sheet1'.AZ28];0;[$'Sheet5'.AZ28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29];0;[$'Sheet5'.C29])" office:value-type="float" office:value="0">
            <text:p>0</text:p>
          </table:table-cell>
          <table:table-cell table:style-name="ACE-19" table:formula="of:=COM.MICROSOFT.SWITCH([$'Sheet3'.$B$1];1;[$'Sheet1'.D29];0;[$'Sheet5'.D29])" office:value-type="float" office:value="0">
            <text:p>0</text:p>
          </table:table-cell>
          <table:table-cell table:style-name="ACE-19" table:formula="of:=COM.MICROSOFT.SWITCH([$'Sheet3'.$B$1];1;[$'Sheet1'.E29];0;[$'Sheet5'.E29])" office:value-type="float" office:value="0">
            <text:p>0</text:p>
          </table:table-cell>
          <table:table-cell table:style-name="ACE-19" table:formula="of:=COM.MICROSOFT.SWITCH([$'Sheet3'.$B$1];1;[$'Sheet1'.F29];0;[$'Sheet5'.F29])" office:value-type="float" office:value="0">
            <text:p>0</text:p>
          </table:table-cell>
          <table:table-cell table:style-name="ACE-19" table:formula="of:=COM.MICROSOFT.SWITCH([$'Sheet3'.$B$1];1;[$'Sheet1'.G29];0;[$'Sheet5'.G29])" office:value-type="float" office:value="0">
            <text:p>0</text:p>
          </table:table-cell>
          <table:table-cell table:style-name="ACE-19" table:formula="of:=COM.MICROSOFT.SWITCH([$'Sheet3'.$B$1];1;[$'Sheet1'.H29];0;[$'Sheet5'.H29])" office:value-type="float" office:value="0">
            <text:p>0</text:p>
          </table:table-cell>
          <table:table-cell table:style-name="ACE-19" table:formula="of:=COM.MICROSOFT.SWITCH([$'Sheet3'.$B$1];1;[$'Sheet1'.I29];0;[$'Sheet5'.I29])" office:value-type="float" office:value="0">
            <text:p>0</text:p>
          </table:table-cell>
          <table:table-cell table:style-name="ACE-19" table:formula="of:=COM.MICROSOFT.SWITCH([$'Sheet3'.$B$1];1;[$'Sheet1'.J29];0;[$'Sheet5'.J29])" office:value-type="float" office:value="0">
            <text:p>0</text:p>
          </table:table-cell>
          <table:table-cell table:style-name="ACE-19" table:formula="of:=COM.MICROSOFT.SWITCH([$'Sheet3'.$B$1];1;[$'Sheet1'.K29];0;[$'Sheet5'.K29])" office:value-type="float" office:value="0">
            <text:p>0</text:p>
          </table:table-cell>
          <table:table-cell table:style-name="ACE-19" table:formula="of:=COM.MICROSOFT.SWITCH([$'Sheet3'.$B$1];1;[$'Sheet1'.L29];0;[$'Sheet5'.L29])" office:value-type="float" office:value="0">
            <text:p>0</text:p>
          </table:table-cell>
          <table:table-cell table:style-name="ACE-19" table:formula="of:=COM.MICROSOFT.SWITCH([$'Sheet3'.$B$1];1;[$'Sheet1'.M29];0;[$'Sheet5'.M29])" office:value-type="float" office:value="0">
            <text:p>0</text:p>
          </table:table-cell>
          <table:table-cell table:style-name="ACE-19" table:formula="of:=COM.MICROSOFT.SWITCH([$'Sheet3'.$B$1];1;[$'Sheet1'.N29];0;[$'Sheet5'.N29])" office:value-type="float" office:value="0">
            <text:p>0</text:p>
          </table:table-cell>
          <table:table-cell table:style-name="ACE-19" table:formula="of:=COM.MICROSOFT.SWITCH([$'Sheet3'.$B$1];1;[$'Sheet1'.O29];0;[$'Sheet5'.O29])" office:value-type="float" office:value="0">
            <text:p>0</text:p>
          </table:table-cell>
          <table:table-cell table:style-name="ACE-19" table:formula="of:=COM.MICROSOFT.SWITCH([$'Sheet3'.$B$1];1;[$'Sheet1'.P29];0;[$'Sheet5'.P29])" office:value-type="float" office:value="0">
            <text:p>0</text:p>
          </table:table-cell>
          <table:table-cell table:style-name="ACE-19" table:formula="of:=COM.MICROSOFT.SWITCH([$'Sheet3'.$B$1];1;[$'Sheet1'.Q29];0;[$'Sheet5'.Q29])" office:value-type="float" office:value="0">
            <text:p>0</text:p>
          </table:table-cell>
          <table:table-cell table:style-name="ACE-19" table:formula="of:=COM.MICROSOFT.SWITCH([$'Sheet3'.$B$1];1;[$'Sheet1'.R29];0;[$'Sheet5'.R29])" office:value-type="float" office:value="0">
            <text:p>0</text:p>
          </table:table-cell>
          <table:table-cell table:style-name="ACE-19" table:formula="of:=COM.MICROSOFT.SWITCH([$'Sheet3'.$B$1];1;[$'Sheet1'.S29];0;[$'Sheet5'.S29])" office:value-type="float" office:value="0">
            <text:p>0</text:p>
          </table:table-cell>
          <table:table-cell table:style-name="ACE-19" table:formula="of:=COM.MICROSOFT.SWITCH([$'Sheet3'.$B$1];1;[$'Sheet1'.T29];0;[$'Sheet5'.T29])" office:value-type="float" office:value="0">
            <text:p>0</text:p>
          </table:table-cell>
          <table:table-cell table:style-name="ACE-19" table:formula="of:=COM.MICROSOFT.SWITCH([$'Sheet3'.$B$1];1;[$'Sheet1'.U29];0;[$'Sheet5'.U29])" office:value-type="float" office:value="0">
            <text:p>0</text:p>
          </table:table-cell>
          <table:table-cell table:style-name="ACE-19" table:formula="of:=COM.MICROSOFT.SWITCH([$'Sheet3'.$B$1];1;[$'Sheet1'.V29];0;[$'Sheet5'.V29])" office:value-type="float" office:value="0">
            <text:p>0</text:p>
          </table:table-cell>
          <table:table-cell table:style-name="ACE-19" table:formula="of:=COM.MICROSOFT.SWITCH([$'Sheet3'.$B$1];1;[$'Sheet1'.W29];0;[$'Sheet5'.W29])" office:value-type="float" office:value="0">
            <text:p>0</text:p>
          </table:table-cell>
          <table:table-cell table:style-name="ACE-19" table:formula="of:=COM.MICROSOFT.SWITCH([$'Sheet3'.$B$1];1;[$'Sheet1'.X29];0;[$'Sheet5'.X29])" office:value-type="float" office:value="0">
            <text:p>0</text:p>
          </table:table-cell>
          <table:table-cell table:style-name="ACE-19" table:formula="of:=COM.MICROSOFT.SWITCH([$'Sheet3'.$B$1];1;[$'Sheet1'.Y29];0;[$'Sheet5'.Y29])" office:value-type="float" office:value="0">
            <text:p>0</text:p>
          </table:table-cell>
          <table:table-cell table:style-name="ACE-19" table:formula="of:=COM.MICROSOFT.SWITCH([$'Sheet3'.$B$1];1;[$'Sheet1'.Z29];0;[$'Sheet5'.Z29])" office:value-type="float" office:value="0">
            <text:p>0</text:p>
          </table:table-cell>
          <table:table-cell table:style-name="ACE-19" table:formula="of:=COM.MICROSOFT.SWITCH([$'Sheet3'.$B$1];1;[$'Sheet1'.AA29];0;[$'Sheet5'.AA29])" office:value-type="float" office:value="0">
            <text:p>0</text:p>
          </table:table-cell>
          <table:table-cell table:style-name="ACE-19" table:formula="of:=COM.MICROSOFT.SWITCH([$'Sheet3'.$B$1];1;[$'Sheet1'.AB29];0;[$'Sheet5'.AB29])" office:value-type="float" office:value="0">
            <text:p>0</text:p>
          </table:table-cell>
          <table:table-cell table:style-name="ACE-19" table:formula="of:=COM.MICROSOFT.SWITCH([$'Sheet3'.$B$1];1;[$'Sheet1'.AC29];0;[$'Sheet5'.AC29])" office:value-type="float" office:value="0">
            <text:p>0</text:p>
          </table:table-cell>
          <table:table-cell table:style-name="ACE-19" table:formula="of:=COM.MICROSOFT.SWITCH([$'Sheet3'.$B$1];1;[$'Sheet1'.AD29];0;[$'Sheet5'.AD29])" office:value-type="float" office:value="0">
            <text:p>0</text:p>
          </table:table-cell>
          <table:table-cell table:style-name="ACE-19" table:formula="of:=COM.MICROSOFT.SWITCH([$'Sheet3'.$B$1];1;[$'Sheet1'.AE29];0;[$'Sheet5'.AE29])" office:value-type="float" office:value="0">
            <text:p>0</text:p>
          </table:table-cell>
          <table:table-cell table:style-name="ACE-19" table:formula="of:=COM.MICROSOFT.SWITCH([$'Sheet3'.$B$1];1;[$'Sheet1'.AF29];0;[$'Sheet5'.AF29])" office:value-type="float" office:value="0">
            <text:p>0</text:p>
          </table:table-cell>
          <table:table-cell table:style-name="ACE-19" table:formula="of:=COM.MICROSOFT.SWITCH([$'Sheet3'.$B$1];1;[$'Sheet1'.AG29];0;[$'Sheet5'.AG29])" office:value-type="float" office:value="0">
            <text:p>0</text:p>
          </table:table-cell>
          <table:table-cell table:style-name="ACE-19" table:formula="of:=COM.MICROSOFT.SWITCH([$'Sheet3'.$B$1];1;[$'Sheet1'.AH29];0;[$'Sheet5'.AH29])" office:value-type="float" office:value="0">
            <text:p>0</text:p>
          </table:table-cell>
          <table:table-cell table:style-name="ACE-19" table:formula="of:=COM.MICROSOFT.SWITCH([$'Sheet3'.$B$1];1;[$'Sheet1'.AI29];0;[$'Sheet5'.AI29])" office:value-type="float" office:value="0">
            <text:p>0</text:p>
          </table:table-cell>
          <table:table-cell table:style-name="ACE-19" table:formula="of:=COM.MICROSOFT.SWITCH([$'Sheet3'.$B$1];1;[$'Sheet1'.AJ29];0;[$'Sheet5'.AJ29])" office:value-type="float" office:value="0">
            <text:p>0</text:p>
          </table:table-cell>
          <table:table-cell table:style-name="ACE-19" table:formula="of:=COM.MICROSOFT.SWITCH([$'Sheet3'.$B$1];1;[$'Sheet1'.AK29];0;[$'Sheet5'.AK29])" office:value-type="float" office:value="0">
            <text:p>0</text:p>
          </table:table-cell>
          <table:table-cell table:style-name="ACE-19" table:formula="of:=COM.MICROSOFT.SWITCH([$'Sheet3'.$B$1];1;[$'Sheet1'.AL29];0;[$'Sheet5'.AL29])" office:value-type="float" office:value="0">
            <text:p>0</text:p>
          </table:table-cell>
          <table:table-cell table:style-name="ACE-19" table:formula="of:=COM.MICROSOFT.SWITCH([$'Sheet3'.$B$1];1;[$'Sheet1'.AM29];0;[$'Sheet5'.AM29])" office:value-type="float" office:value="0">
            <text:p>0</text:p>
          </table:table-cell>
          <table:table-cell table:style-name="ACE-19" table:formula="of:=COM.MICROSOFT.SWITCH([$'Sheet3'.$B$1];1;[$'Sheet1'.AN29];0;[$'Sheet5'.AN29])" office:value-type="float" office:value="0">
            <text:p>0</text:p>
          </table:table-cell>
          <table:table-cell table:style-name="ACE-19" table:formula="of:=COM.MICROSOFT.SWITCH([$'Sheet3'.$B$1];1;[$'Sheet1'.AO29];0;[$'Sheet5'.AO29])" office:value-type="float" office:value="0">
            <text:p>0</text:p>
          </table:table-cell>
          <table:table-cell table:style-name="ACE-19" table:formula="of:=COM.MICROSOFT.SWITCH([$'Sheet3'.$B$1];1;[$'Sheet1'.AP29];0;[$'Sheet5'.AP29])" office:value-type="float" office:value="0">
            <text:p>0</text:p>
          </table:table-cell>
          <table:table-cell table:style-name="ACE-19" table:formula="of:=COM.MICROSOFT.SWITCH([$'Sheet3'.$B$1];1;[$'Sheet1'.AQ29];0;[$'Sheet5'.AQ29])" office:value-type="float" office:value="0">
            <text:p>0</text:p>
          </table:table-cell>
          <table:table-cell table:style-name="ACE-19" table:formula="of:=COM.MICROSOFT.SWITCH([$'Sheet3'.$B$1];1;[$'Sheet1'.AR29];0;[$'Sheet5'.AR29])" office:value-type="float" office:value="0">
            <text:p>0</text:p>
          </table:table-cell>
          <table:table-cell table:style-name="ACE-19" table:formula="of:=COM.MICROSOFT.SWITCH([$'Sheet3'.$B$1];1;[$'Sheet1'.AS29];0;[$'Sheet5'.AS29])" office:value-type="float" office:value="0">
            <text:p>0</text:p>
          </table:table-cell>
          <table:table-cell table:style-name="ACE-19" table:formula="of:=COM.MICROSOFT.SWITCH([$'Sheet3'.$B$1];1;[$'Sheet1'.AT29];0;[$'Sheet5'.AT29])" office:value-type="float" office:value="0">
            <text:p>0</text:p>
          </table:table-cell>
          <table:table-cell table:style-name="ACE-19" table:formula="of:=COM.MICROSOFT.SWITCH([$'Sheet3'.$B$1];1;[$'Sheet1'.AU29];0;[$'Sheet5'.AU29])" office:value-type="float" office:value="0">
            <text:p>0</text:p>
          </table:table-cell>
          <table:table-cell table:style-name="ACE-19" table:formula="of:=COM.MICROSOFT.SWITCH([$'Sheet3'.$B$1];1;[$'Sheet1'.AV29];0;[$'Sheet5'.AV29])" office:value-type="float" office:value="0">
            <text:p>0</text:p>
          </table:table-cell>
          <table:table-cell table:style-name="ACE-19" table:formula="of:=COM.MICROSOFT.SWITCH([$'Sheet3'.$B$1];1;[$'Sheet1'.AW29];0;[$'Sheet5'.AW29])" office:value-type="float" office:value="0">
            <text:p>0</text:p>
          </table:table-cell>
          <table:table-cell table:style-name="ACE-19" table:formula="of:=COM.MICROSOFT.SWITCH([$'Sheet3'.$B$1];1;[$'Sheet1'.AX29];0;[$'Sheet5'.AX29])" office:value-type="float" office:value="0">
            <text:p>0</text:p>
          </table:table-cell>
          <table:table-cell table:style-name="ACE-19" table:formula="of:=COM.MICROSOFT.SWITCH([$'Sheet3'.$B$1];1;[$'Sheet1'.AY29];0;[$'Sheet5'.AY29])" office:value-type="float" office:value="0">
            <text:p>0</text:p>
          </table:table-cell>
          <table:table-cell table:style-name="ACE-19" table:formula="of:=COM.MICROSOFT.SWITCH([$'Sheet3'.$B$1];1;[$'Sheet1'.AZ29];0;[$'Sheet5'.AZ29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0];0;[$'Sheet5'.C30])" office:value-type="float" office:value="0">
            <text:p>0</text:p>
          </table:table-cell>
          <table:table-cell table:style-name="ACE-19" table:formula="of:=COM.MICROSOFT.SWITCH([$'Sheet3'.$B$1];1;[$'Sheet1'.D30];0;[$'Sheet5'.D30])" office:value-type="float" office:value="0">
            <text:p>0</text:p>
          </table:table-cell>
          <table:table-cell table:style-name="ACE-19" table:formula="of:=COM.MICROSOFT.SWITCH([$'Sheet3'.$B$1];1;[$'Sheet1'.E30];0;[$'Sheet5'.E30])" office:value-type="float" office:value="0">
            <text:p>0</text:p>
          </table:table-cell>
          <table:table-cell table:style-name="ACE-19" table:formula="of:=COM.MICROSOFT.SWITCH([$'Sheet3'.$B$1];1;[$'Sheet1'.F30];0;[$'Sheet5'.F30])" office:value-type="float" office:value="0">
            <text:p>0</text:p>
          </table:table-cell>
          <table:table-cell table:style-name="ACE-19" table:formula="of:=COM.MICROSOFT.SWITCH([$'Sheet3'.$B$1];1;[$'Sheet1'.G30];0;[$'Sheet5'.G30])" office:value-type="float" office:value="0">
            <text:p>0</text:p>
          </table:table-cell>
          <table:table-cell table:style-name="ACE-19" table:formula="of:=COM.MICROSOFT.SWITCH([$'Sheet3'.$B$1];1;[$'Sheet1'.H30];0;[$'Sheet5'.H30])" office:value-type="float" office:value="0">
            <text:p>0</text:p>
          </table:table-cell>
          <table:table-cell table:style-name="ACE-19" table:formula="of:=COM.MICROSOFT.SWITCH([$'Sheet3'.$B$1];1;[$'Sheet1'.I30];0;[$'Sheet5'.I30])" office:value-type="float" office:value="0">
            <text:p>0</text:p>
          </table:table-cell>
          <table:table-cell table:style-name="ACE-19" table:formula="of:=COM.MICROSOFT.SWITCH([$'Sheet3'.$B$1];1;[$'Sheet1'.J30];0;[$'Sheet5'.J30])" office:value-type="float" office:value="0">
            <text:p>0</text:p>
          </table:table-cell>
          <table:table-cell table:style-name="ACE-19" table:formula="of:=COM.MICROSOFT.SWITCH([$'Sheet3'.$B$1];1;[$'Sheet1'.K30];0;[$'Sheet5'.K30])" office:value-type="float" office:value="0">
            <text:p>0</text:p>
          </table:table-cell>
          <table:table-cell table:style-name="ACE-19" table:formula="of:=COM.MICROSOFT.SWITCH([$'Sheet3'.$B$1];1;[$'Sheet1'.L30];0;[$'Sheet5'.L30])" office:value-type="float" office:value="0">
            <text:p>0</text:p>
          </table:table-cell>
          <table:table-cell table:style-name="ACE-19" table:formula="of:=COM.MICROSOFT.SWITCH([$'Sheet3'.$B$1];1;[$'Sheet1'.M30];0;[$'Sheet5'.M30])" office:value-type="float" office:value="0">
            <text:p>0</text:p>
          </table:table-cell>
          <table:table-cell table:style-name="ACE-19" table:formula="of:=COM.MICROSOFT.SWITCH([$'Sheet3'.$B$1];1;[$'Sheet1'.N30];0;[$'Sheet5'.N30])" office:value-type="float" office:value="0">
            <text:p>0</text:p>
          </table:table-cell>
          <table:table-cell table:style-name="ACE-19" table:formula="of:=COM.MICROSOFT.SWITCH([$'Sheet3'.$B$1];1;[$'Sheet1'.O30];0;[$'Sheet5'.O30])" office:value-type="float" office:value="0">
            <text:p>0</text:p>
          </table:table-cell>
          <table:table-cell table:style-name="ACE-19" table:formula="of:=COM.MICROSOFT.SWITCH([$'Sheet3'.$B$1];1;[$'Sheet1'.P30];0;[$'Sheet5'.P30])" office:value-type="float" office:value="0">
            <text:p>0</text:p>
          </table:table-cell>
          <table:table-cell table:style-name="ACE-19" table:formula="of:=COM.MICROSOFT.SWITCH([$'Sheet3'.$B$1];1;[$'Sheet1'.Q30];0;[$'Sheet5'.Q30])" office:value-type="float" office:value="0">
            <text:p>0</text:p>
          </table:table-cell>
          <table:table-cell table:style-name="ACE-19" table:formula="of:=COM.MICROSOFT.SWITCH([$'Sheet3'.$B$1];1;[$'Sheet1'.R30];0;[$'Sheet5'.R30])" office:value-type="float" office:value="0">
            <text:p>0</text:p>
          </table:table-cell>
          <table:table-cell table:style-name="ACE-19" table:formula="of:=COM.MICROSOFT.SWITCH([$'Sheet3'.$B$1];1;[$'Sheet1'.S30];0;[$'Sheet5'.S30])" office:value-type="float" office:value="0">
            <text:p>0</text:p>
          </table:table-cell>
          <table:table-cell table:style-name="ACE-19" table:formula="of:=COM.MICROSOFT.SWITCH([$'Sheet3'.$B$1];1;[$'Sheet1'.T30];0;[$'Sheet5'.T30])" office:value-type="float" office:value="0">
            <text:p>0</text:p>
          </table:table-cell>
          <table:table-cell table:style-name="ACE-19" table:formula="of:=COM.MICROSOFT.SWITCH([$'Sheet3'.$B$1];1;[$'Sheet1'.U30];0;[$'Sheet5'.U30])" office:value-type="float" office:value="0">
            <text:p>0</text:p>
          </table:table-cell>
          <table:table-cell table:style-name="ACE-19" table:formula="of:=COM.MICROSOFT.SWITCH([$'Sheet3'.$B$1];1;[$'Sheet1'.V30];0;[$'Sheet5'.V30])" office:value-type="float" office:value="0">
            <text:p>0</text:p>
          </table:table-cell>
          <table:table-cell table:style-name="ACE-19" table:formula="of:=COM.MICROSOFT.SWITCH([$'Sheet3'.$B$1];1;[$'Sheet1'.W30];0;[$'Sheet5'.W30])" office:value-type="float" office:value="0">
            <text:p>0</text:p>
          </table:table-cell>
          <table:table-cell table:style-name="ACE-19" table:formula="of:=COM.MICROSOFT.SWITCH([$'Sheet3'.$B$1];1;[$'Sheet1'.X30];0;[$'Sheet5'.X30])" office:value-type="float" office:value="0">
            <text:p>0</text:p>
          </table:table-cell>
          <table:table-cell table:style-name="ACE-19" table:formula="of:=COM.MICROSOFT.SWITCH([$'Sheet3'.$B$1];1;[$'Sheet1'.Y30];0;[$'Sheet5'.Y30])" office:value-type="float" office:value="0">
            <text:p>0</text:p>
          </table:table-cell>
          <table:table-cell table:style-name="ACE-19" table:formula="of:=COM.MICROSOFT.SWITCH([$'Sheet3'.$B$1];1;[$'Sheet1'.Z30];0;[$'Sheet5'.Z30])" office:value-type="float" office:value="0">
            <text:p>0</text:p>
          </table:table-cell>
          <table:table-cell table:style-name="ACE-19" table:formula="of:=COM.MICROSOFT.SWITCH([$'Sheet3'.$B$1];1;[$'Sheet1'.AA30];0;[$'Sheet5'.AA30])" office:value-type="float" office:value="0">
            <text:p>0</text:p>
          </table:table-cell>
          <table:table-cell table:style-name="ACE-19" table:formula="of:=COM.MICROSOFT.SWITCH([$'Sheet3'.$B$1];1;[$'Sheet1'.AB30];0;[$'Sheet5'.AB30])" office:value-type="float" office:value="0">
            <text:p>0</text:p>
          </table:table-cell>
          <table:table-cell table:style-name="ACE-19" table:formula="of:=COM.MICROSOFT.SWITCH([$'Sheet3'.$B$1];1;[$'Sheet1'.AC30];0;[$'Sheet5'.AC30])" office:value-type="float" office:value="0">
            <text:p>0</text:p>
          </table:table-cell>
          <table:table-cell table:style-name="ACE-19" table:formula="of:=COM.MICROSOFT.SWITCH([$'Sheet3'.$B$1];1;[$'Sheet1'.AD30];0;[$'Sheet5'.AD30])" office:value-type="float" office:value="0">
            <text:p>0</text:p>
          </table:table-cell>
          <table:table-cell table:style-name="ACE-19" table:formula="of:=COM.MICROSOFT.SWITCH([$'Sheet3'.$B$1];1;[$'Sheet1'.AE30];0;[$'Sheet5'.AE30])" office:value-type="float" office:value="0">
            <text:p>0</text:p>
          </table:table-cell>
          <table:table-cell table:style-name="ACE-19" table:formula="of:=COM.MICROSOFT.SWITCH([$'Sheet3'.$B$1];1;[$'Sheet1'.AF30];0;[$'Sheet5'.AF30])" office:value-type="float" office:value="0">
            <text:p>0</text:p>
          </table:table-cell>
          <table:table-cell table:style-name="ACE-19" table:formula="of:=COM.MICROSOFT.SWITCH([$'Sheet3'.$B$1];1;[$'Sheet1'.AG30];0;[$'Sheet5'.AG30])" office:value-type="float" office:value="0">
            <text:p>0</text:p>
          </table:table-cell>
          <table:table-cell table:style-name="ACE-19" table:formula="of:=COM.MICROSOFT.SWITCH([$'Sheet3'.$B$1];1;[$'Sheet1'.AH30];0;[$'Sheet5'.AH30])" office:value-type="float" office:value="0">
            <text:p>0</text:p>
          </table:table-cell>
          <table:table-cell table:style-name="ACE-19" table:formula="of:=COM.MICROSOFT.SWITCH([$'Sheet3'.$B$1];1;[$'Sheet1'.AI30];0;[$'Sheet5'.AI30])" office:value-type="float" office:value="0">
            <text:p>0</text:p>
          </table:table-cell>
          <table:table-cell table:style-name="ACE-19" table:formula="of:=COM.MICROSOFT.SWITCH([$'Sheet3'.$B$1];1;[$'Sheet1'.AJ30];0;[$'Sheet5'.AJ30])" office:value-type="float" office:value="0">
            <text:p>0</text:p>
          </table:table-cell>
          <table:table-cell table:style-name="ACE-19" table:formula="of:=COM.MICROSOFT.SWITCH([$'Sheet3'.$B$1];1;[$'Sheet1'.AK30];0;[$'Sheet5'.AK30])" office:value-type="float" office:value="0">
            <text:p>0</text:p>
          </table:table-cell>
          <table:table-cell table:style-name="ACE-19" table:formula="of:=COM.MICROSOFT.SWITCH([$'Sheet3'.$B$1];1;[$'Sheet1'.AL30];0;[$'Sheet5'.AL30])" office:value-type="float" office:value="0">
            <text:p>0</text:p>
          </table:table-cell>
          <table:table-cell table:style-name="ACE-19" table:formula="of:=COM.MICROSOFT.SWITCH([$'Sheet3'.$B$1];1;[$'Sheet1'.AM30];0;[$'Sheet5'.AM30])" office:value-type="float" office:value="0">
            <text:p>0</text:p>
          </table:table-cell>
          <table:table-cell table:style-name="ACE-19" table:formula="of:=COM.MICROSOFT.SWITCH([$'Sheet3'.$B$1];1;[$'Sheet1'.AN30];0;[$'Sheet5'.AN30])" office:value-type="float" office:value="0">
            <text:p>0</text:p>
          </table:table-cell>
          <table:table-cell table:style-name="ACE-19" table:formula="of:=COM.MICROSOFT.SWITCH([$'Sheet3'.$B$1];1;[$'Sheet1'.AO30];0;[$'Sheet5'.AO30])" office:value-type="float" office:value="0">
            <text:p>0</text:p>
          </table:table-cell>
          <table:table-cell table:style-name="ACE-19" table:formula="of:=COM.MICROSOFT.SWITCH([$'Sheet3'.$B$1];1;[$'Sheet1'.AP30];0;[$'Sheet5'.AP30])" office:value-type="float" office:value="0">
            <text:p>0</text:p>
          </table:table-cell>
          <table:table-cell table:style-name="ACE-19" table:formula="of:=COM.MICROSOFT.SWITCH([$'Sheet3'.$B$1];1;[$'Sheet1'.AQ30];0;[$'Sheet5'.AQ30])" office:value-type="float" office:value="0">
            <text:p>0</text:p>
          </table:table-cell>
          <table:table-cell table:style-name="ACE-19" table:formula="of:=COM.MICROSOFT.SWITCH([$'Sheet3'.$B$1];1;[$'Sheet1'.AR30];0;[$'Sheet5'.AR30])" office:value-type="float" office:value="0">
            <text:p>0</text:p>
          </table:table-cell>
          <table:table-cell table:style-name="ACE-19" table:formula="of:=COM.MICROSOFT.SWITCH([$'Sheet3'.$B$1];1;[$'Sheet1'.AS30];0;[$'Sheet5'.AS30])" office:value-type="float" office:value="0">
            <text:p>0</text:p>
          </table:table-cell>
          <table:table-cell table:style-name="ACE-19" table:formula="of:=COM.MICROSOFT.SWITCH([$'Sheet3'.$B$1];1;[$'Sheet1'.AT30];0;[$'Sheet5'.AT30])" office:value-type="float" office:value="0">
            <text:p>0</text:p>
          </table:table-cell>
          <table:table-cell table:style-name="ACE-19" table:formula="of:=COM.MICROSOFT.SWITCH([$'Sheet3'.$B$1];1;[$'Sheet1'.AU30];0;[$'Sheet5'.AU30])" office:value-type="float" office:value="0">
            <text:p>0</text:p>
          </table:table-cell>
          <table:table-cell table:style-name="ACE-19" table:formula="of:=COM.MICROSOFT.SWITCH([$'Sheet3'.$B$1];1;[$'Sheet1'.AV30];0;[$'Sheet5'.AV30])" office:value-type="float" office:value="0">
            <text:p>0</text:p>
          </table:table-cell>
          <table:table-cell table:style-name="ACE-19" table:formula="of:=COM.MICROSOFT.SWITCH([$'Sheet3'.$B$1];1;[$'Sheet1'.AW30];0;[$'Sheet5'.AW30])" office:value-type="float" office:value="0">
            <text:p>0</text:p>
          </table:table-cell>
          <table:table-cell table:style-name="ACE-19" table:formula="of:=COM.MICROSOFT.SWITCH([$'Sheet3'.$B$1];1;[$'Sheet1'.AX30];0;[$'Sheet5'.AX30])" office:value-type="float" office:value="0">
            <text:p>0</text:p>
          </table:table-cell>
          <table:table-cell table:style-name="ACE-19" table:formula="of:=COM.MICROSOFT.SWITCH([$'Sheet3'.$B$1];1;[$'Sheet1'.AY30];0;[$'Sheet5'.AY30])" office:value-type="float" office:value="0">
            <text:p>0</text:p>
          </table:table-cell>
          <table:table-cell table:style-name="ACE-19" table:formula="of:=COM.MICROSOFT.SWITCH([$'Sheet3'.$B$1];1;[$'Sheet1'.AZ30];0;[$'Sheet5'.AZ30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1];0;[$'Sheet5'.C31])" office:value-type="float" office:value="0">
            <text:p>0</text:p>
          </table:table-cell>
          <table:table-cell table:style-name="ACE-19" table:formula="of:=COM.MICROSOFT.SWITCH([$'Sheet3'.$B$1];1;[$'Sheet1'.D31];0;[$'Sheet5'.D31])" office:value-type="float" office:value="0">
            <text:p>0</text:p>
          </table:table-cell>
          <table:table-cell table:style-name="ACE-19" table:formula="of:=COM.MICROSOFT.SWITCH([$'Sheet3'.$B$1];1;[$'Sheet1'.E31];0;[$'Sheet5'.E31])" office:value-type="float" office:value="0">
            <text:p>0</text:p>
          </table:table-cell>
          <table:table-cell table:style-name="ACE-19" table:formula="of:=COM.MICROSOFT.SWITCH([$'Sheet3'.$B$1];1;[$'Sheet1'.F31];0;[$'Sheet5'.F31])" office:value-type="float" office:value="0">
            <text:p>0</text:p>
          </table:table-cell>
          <table:table-cell table:style-name="ACE-19" table:formula="of:=COM.MICROSOFT.SWITCH([$'Sheet3'.$B$1];1;[$'Sheet1'.G31];0;[$'Sheet5'.G31])" office:value-type="float" office:value="0">
            <text:p>0</text:p>
          </table:table-cell>
          <table:table-cell table:style-name="ACE-19" table:formula="of:=COM.MICROSOFT.SWITCH([$'Sheet3'.$B$1];1;[$'Sheet1'.H31];0;[$'Sheet5'.H31])" office:value-type="float" office:value="0">
            <text:p>0</text:p>
          </table:table-cell>
          <table:table-cell table:style-name="ACE-19" table:formula="of:=COM.MICROSOFT.SWITCH([$'Sheet3'.$B$1];1;[$'Sheet1'.I31];0;[$'Sheet5'.I31])" office:value-type="float" office:value="0">
            <text:p>0</text:p>
          </table:table-cell>
          <table:table-cell table:style-name="ACE-19" table:formula="of:=COM.MICROSOFT.SWITCH([$'Sheet3'.$B$1];1;[$'Sheet1'.J31];0;[$'Sheet5'.J31])" office:value-type="float" office:value="0">
            <text:p>0</text:p>
          </table:table-cell>
          <table:table-cell table:style-name="ACE-19" table:formula="of:=COM.MICROSOFT.SWITCH([$'Sheet3'.$B$1];1;[$'Sheet1'.K31];0;[$'Sheet5'.K31])" office:value-type="float" office:value="0">
            <text:p>0</text:p>
          </table:table-cell>
          <table:table-cell table:style-name="ACE-19" table:formula="of:=COM.MICROSOFT.SWITCH([$'Sheet3'.$B$1];1;[$'Sheet1'.L31];0;[$'Sheet5'.L31])" office:value-type="float" office:value="0">
            <text:p>0</text:p>
          </table:table-cell>
          <table:table-cell table:style-name="ACE-19" table:formula="of:=COM.MICROSOFT.SWITCH([$'Sheet3'.$B$1];1;[$'Sheet1'.M31];0;[$'Sheet5'.M31])" office:value-type="float" office:value="0">
            <text:p>0</text:p>
          </table:table-cell>
          <table:table-cell table:style-name="ACE-19" table:formula="of:=COM.MICROSOFT.SWITCH([$'Sheet3'.$B$1];1;[$'Sheet1'.N31];0;[$'Sheet5'.N31])" office:value-type="float" office:value="0">
            <text:p>0</text:p>
          </table:table-cell>
          <table:table-cell table:style-name="ACE-19" table:formula="of:=COM.MICROSOFT.SWITCH([$'Sheet3'.$B$1];1;[$'Sheet1'.O31];0;[$'Sheet5'.O31])" office:value-type="float" office:value="0">
            <text:p>0</text:p>
          </table:table-cell>
          <table:table-cell table:style-name="ACE-19" table:formula="of:=COM.MICROSOFT.SWITCH([$'Sheet3'.$B$1];1;[$'Sheet1'.P31];0;[$'Sheet5'.P31])" office:value-type="float" office:value="0">
            <text:p>0</text:p>
          </table:table-cell>
          <table:table-cell table:style-name="ACE-19" table:formula="of:=COM.MICROSOFT.SWITCH([$'Sheet3'.$B$1];1;[$'Sheet1'.Q31];0;[$'Sheet5'.Q31])" office:value-type="float" office:value="0">
            <text:p>0</text:p>
          </table:table-cell>
          <table:table-cell table:style-name="ACE-19" table:formula="of:=COM.MICROSOFT.SWITCH([$'Sheet3'.$B$1];1;[$'Sheet1'.R31];0;[$'Sheet5'.R31])" office:value-type="float" office:value="0">
            <text:p>0</text:p>
          </table:table-cell>
          <table:table-cell table:style-name="ACE-19" table:formula="of:=COM.MICROSOFT.SWITCH([$'Sheet3'.$B$1];1;[$'Sheet1'.S31];0;[$'Sheet5'.S31])" office:value-type="float" office:value="0">
            <text:p>0</text:p>
          </table:table-cell>
          <table:table-cell table:style-name="ACE-19" table:formula="of:=COM.MICROSOFT.SWITCH([$'Sheet3'.$B$1];1;[$'Sheet1'.T31];0;[$'Sheet5'.T31])" office:value-type="float" office:value="0">
            <text:p>0</text:p>
          </table:table-cell>
          <table:table-cell table:style-name="ACE-19" table:formula="of:=COM.MICROSOFT.SWITCH([$'Sheet3'.$B$1];1;[$'Sheet1'.U31];0;[$'Sheet5'.U31])" office:value-type="float" office:value="0">
            <text:p>0</text:p>
          </table:table-cell>
          <table:table-cell table:style-name="ACE-19" table:formula="of:=COM.MICROSOFT.SWITCH([$'Sheet3'.$B$1];1;[$'Sheet1'.V31];0;[$'Sheet5'.V31])" office:value-type="float" office:value="0">
            <text:p>0</text:p>
          </table:table-cell>
          <table:table-cell table:style-name="ACE-19" table:formula="of:=COM.MICROSOFT.SWITCH([$'Sheet3'.$B$1];1;[$'Sheet1'.W31];0;[$'Sheet5'.W31])" office:value-type="float" office:value="0">
            <text:p>0</text:p>
          </table:table-cell>
          <table:table-cell table:style-name="ACE-19" table:formula="of:=COM.MICROSOFT.SWITCH([$'Sheet3'.$B$1];1;[$'Sheet1'.X31];0;[$'Sheet5'.X31])" office:value-type="float" office:value="0">
            <text:p>0</text:p>
          </table:table-cell>
          <table:table-cell table:style-name="ACE-19" table:formula="of:=COM.MICROSOFT.SWITCH([$'Sheet3'.$B$1];1;[$'Sheet1'.Y31];0;[$'Sheet5'.Y31])" office:value-type="float" office:value="0">
            <text:p>0</text:p>
          </table:table-cell>
          <table:table-cell table:style-name="ACE-19" table:formula="of:=COM.MICROSOFT.SWITCH([$'Sheet3'.$B$1];1;[$'Sheet1'.Z31];0;[$'Sheet5'.Z31])" office:value-type="float" office:value="0">
            <text:p>0</text:p>
          </table:table-cell>
          <table:table-cell table:style-name="ACE-19" table:formula="of:=COM.MICROSOFT.SWITCH([$'Sheet3'.$B$1];1;[$'Sheet1'.AA31];0;[$'Sheet5'.AA31])" office:value-type="float" office:value="0">
            <text:p>0</text:p>
          </table:table-cell>
          <table:table-cell table:style-name="ACE-19" table:formula="of:=COM.MICROSOFT.SWITCH([$'Sheet3'.$B$1];1;[$'Sheet1'.AB31];0;[$'Sheet5'.AB31])" office:value-type="float" office:value="0">
            <text:p>0</text:p>
          </table:table-cell>
          <table:table-cell table:style-name="ACE-19" table:formula="of:=COM.MICROSOFT.SWITCH([$'Sheet3'.$B$1];1;[$'Sheet1'.AC31];0;[$'Sheet5'.AC31])" office:value-type="float" office:value="0">
            <text:p>0</text:p>
          </table:table-cell>
          <table:table-cell table:style-name="ACE-19" table:formula="of:=COM.MICROSOFT.SWITCH([$'Sheet3'.$B$1];1;[$'Sheet1'.AD31];0;[$'Sheet5'.AD31])" office:value-type="float" office:value="0">
            <text:p>0</text:p>
          </table:table-cell>
          <table:table-cell table:style-name="ACE-19" table:formula="of:=COM.MICROSOFT.SWITCH([$'Sheet3'.$B$1];1;[$'Sheet1'.AE31];0;[$'Sheet5'.AE31])" office:value-type="float" office:value="0">
            <text:p>0</text:p>
          </table:table-cell>
          <table:table-cell table:style-name="ACE-19" table:formula="of:=COM.MICROSOFT.SWITCH([$'Sheet3'.$B$1];1;[$'Sheet1'.AF31];0;[$'Sheet5'.AF31])" office:value-type="float" office:value="0">
            <text:p>0</text:p>
          </table:table-cell>
          <table:table-cell table:style-name="ACE-19" table:formula="of:=COM.MICROSOFT.SWITCH([$'Sheet3'.$B$1];1;[$'Sheet1'.AG31];0;[$'Sheet5'.AG31])" office:value-type="float" office:value="0">
            <text:p>0</text:p>
          </table:table-cell>
          <table:table-cell table:style-name="ACE-19" table:formula="of:=COM.MICROSOFT.SWITCH([$'Sheet3'.$B$1];1;[$'Sheet1'.AH31];0;[$'Sheet5'.AH31])" office:value-type="float" office:value="0">
            <text:p>0</text:p>
          </table:table-cell>
          <table:table-cell table:style-name="ACE-19" table:formula="of:=COM.MICROSOFT.SWITCH([$'Sheet3'.$B$1];1;[$'Sheet1'.AI31];0;[$'Sheet5'.AI31])" office:value-type="float" office:value="0">
            <text:p>0</text:p>
          </table:table-cell>
          <table:table-cell table:style-name="ACE-19" table:formula="of:=COM.MICROSOFT.SWITCH([$'Sheet3'.$B$1];1;[$'Sheet1'.AJ31];0;[$'Sheet5'.AJ31])" office:value-type="float" office:value="0">
            <text:p>0</text:p>
          </table:table-cell>
          <table:table-cell table:style-name="ACE-19" table:formula="of:=COM.MICROSOFT.SWITCH([$'Sheet3'.$B$1];1;[$'Sheet1'.AK31];0;[$'Sheet5'.AK31])" office:value-type="float" office:value="0">
            <text:p>0</text:p>
          </table:table-cell>
          <table:table-cell table:style-name="ACE-19" table:formula="of:=COM.MICROSOFT.SWITCH([$'Sheet3'.$B$1];1;[$'Sheet1'.AL31];0;[$'Sheet5'.AL31])" office:value-type="float" office:value="0">
            <text:p>0</text:p>
          </table:table-cell>
          <table:table-cell table:style-name="ACE-19" table:formula="of:=COM.MICROSOFT.SWITCH([$'Sheet3'.$B$1];1;[$'Sheet1'.AM31];0;[$'Sheet5'.AM31])" office:value-type="float" office:value="0">
            <text:p>0</text:p>
          </table:table-cell>
          <table:table-cell table:style-name="ACE-19" table:formula="of:=COM.MICROSOFT.SWITCH([$'Sheet3'.$B$1];1;[$'Sheet1'.AN31];0;[$'Sheet5'.AN31])" office:value-type="float" office:value="0">
            <text:p>0</text:p>
          </table:table-cell>
          <table:table-cell table:style-name="ACE-19" table:formula="of:=COM.MICROSOFT.SWITCH([$'Sheet3'.$B$1];1;[$'Sheet1'.AO31];0;[$'Sheet5'.AO31])" office:value-type="float" office:value="0">
            <text:p>0</text:p>
          </table:table-cell>
          <table:table-cell table:style-name="ACE-19" table:formula="of:=COM.MICROSOFT.SWITCH([$'Sheet3'.$B$1];1;[$'Sheet1'.AP31];0;[$'Sheet5'.AP31])" office:value-type="float" office:value="0">
            <text:p>0</text:p>
          </table:table-cell>
          <table:table-cell table:style-name="ACE-19" table:formula="of:=COM.MICROSOFT.SWITCH([$'Sheet3'.$B$1];1;[$'Sheet1'.AQ31];0;[$'Sheet5'.AQ31])" office:value-type="float" office:value="0">
            <text:p>0</text:p>
          </table:table-cell>
          <table:table-cell table:style-name="ACE-19" table:formula="of:=COM.MICROSOFT.SWITCH([$'Sheet3'.$B$1];1;[$'Sheet1'.AR31];0;[$'Sheet5'.AR31])" office:value-type="float" office:value="0">
            <text:p>0</text:p>
          </table:table-cell>
          <table:table-cell table:style-name="ACE-19" table:formula="of:=COM.MICROSOFT.SWITCH([$'Sheet3'.$B$1];1;[$'Sheet1'.AS31];0;[$'Sheet5'.AS31])" office:value-type="float" office:value="0">
            <text:p>0</text:p>
          </table:table-cell>
          <table:table-cell table:style-name="ACE-19" table:formula="of:=COM.MICROSOFT.SWITCH([$'Sheet3'.$B$1];1;[$'Sheet1'.AT31];0;[$'Sheet5'.AT31])" office:value-type="float" office:value="0">
            <text:p>0</text:p>
          </table:table-cell>
          <table:table-cell table:style-name="ACE-19" table:formula="of:=COM.MICROSOFT.SWITCH([$'Sheet3'.$B$1];1;[$'Sheet1'.AU31];0;[$'Sheet5'.AU31])" office:value-type="float" office:value="0">
            <text:p>0</text:p>
          </table:table-cell>
          <table:table-cell table:style-name="ACE-19" table:formula="of:=COM.MICROSOFT.SWITCH([$'Sheet3'.$B$1];1;[$'Sheet1'.AV31];0;[$'Sheet5'.AV31])" office:value-type="float" office:value="0">
            <text:p>0</text:p>
          </table:table-cell>
          <table:table-cell table:style-name="ACE-19" table:formula="of:=COM.MICROSOFT.SWITCH([$'Sheet3'.$B$1];1;[$'Sheet1'.AW31];0;[$'Sheet5'.AW31])" office:value-type="float" office:value="0">
            <text:p>0</text:p>
          </table:table-cell>
          <table:table-cell table:style-name="ACE-19" table:formula="of:=COM.MICROSOFT.SWITCH([$'Sheet3'.$B$1];1;[$'Sheet1'.AX31];0;[$'Sheet5'.AX31])" office:value-type="float" office:value="0">
            <text:p>0</text:p>
          </table:table-cell>
          <table:table-cell table:style-name="ACE-19" table:formula="of:=COM.MICROSOFT.SWITCH([$'Sheet3'.$B$1];1;[$'Sheet1'.AY31];0;[$'Sheet5'.AY31])" office:value-type="float" office:value="0">
            <text:p>0</text:p>
          </table:table-cell>
          <table:table-cell table:style-name="ACE-19" table:formula="of:=COM.MICROSOFT.SWITCH([$'Sheet3'.$B$1];1;[$'Sheet1'.AZ31];0;[$'Sheet5'.AZ31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2];0;[$'Sheet5'.C32])" office:value-type="float" office:value="0">
            <text:p>0</text:p>
          </table:table-cell>
          <table:table-cell table:style-name="ACE-19" table:formula="of:=COM.MICROSOFT.SWITCH([$'Sheet3'.$B$1];1;[$'Sheet1'.D32];0;[$'Sheet5'.D32])" office:value-type="float" office:value="0">
            <text:p>0</text:p>
          </table:table-cell>
          <table:table-cell table:style-name="ACE-19" table:formula="of:=COM.MICROSOFT.SWITCH([$'Sheet3'.$B$1];1;[$'Sheet1'.E32];0;[$'Sheet5'.E32])" office:value-type="float" office:value="0">
            <text:p>0</text:p>
          </table:table-cell>
          <table:table-cell table:style-name="ACE-19" table:formula="of:=COM.MICROSOFT.SWITCH([$'Sheet3'.$B$1];1;[$'Sheet1'.F32];0;[$'Sheet5'.F32])" office:value-type="float" office:value="0">
            <text:p>0</text:p>
          </table:table-cell>
          <table:table-cell table:style-name="ACE-19" table:formula="of:=COM.MICROSOFT.SWITCH([$'Sheet3'.$B$1];1;[$'Sheet1'.G32];0;[$'Sheet5'.G32])" office:value-type="float" office:value="0">
            <text:p>0</text:p>
          </table:table-cell>
          <table:table-cell table:style-name="ACE-19" table:formula="of:=COM.MICROSOFT.SWITCH([$'Sheet3'.$B$1];1;[$'Sheet1'.H32];0;[$'Sheet5'.H32])" office:value-type="float" office:value="0">
            <text:p>0</text:p>
          </table:table-cell>
          <table:table-cell table:style-name="ACE-19" table:formula="of:=COM.MICROSOFT.SWITCH([$'Sheet3'.$B$1];1;[$'Sheet1'.I32];0;[$'Sheet5'.I32])" office:value-type="float" office:value="0">
            <text:p>0</text:p>
          </table:table-cell>
          <table:table-cell table:style-name="ACE-19" table:formula="of:=COM.MICROSOFT.SWITCH([$'Sheet3'.$B$1];1;[$'Sheet1'.J32];0;[$'Sheet5'.J32])" office:value-type="float" office:value="0">
            <text:p>0</text:p>
          </table:table-cell>
          <table:table-cell table:style-name="ACE-19" table:formula="of:=COM.MICROSOFT.SWITCH([$'Sheet3'.$B$1];1;[$'Sheet1'.K32];0;[$'Sheet5'.K32])" office:value-type="float" office:value="0">
            <text:p>0</text:p>
          </table:table-cell>
          <table:table-cell table:style-name="ACE-19" table:formula="of:=COM.MICROSOFT.SWITCH([$'Sheet3'.$B$1];1;[$'Sheet1'.L32];0;[$'Sheet5'.L32])" office:value-type="float" office:value="0">
            <text:p>0</text:p>
          </table:table-cell>
          <table:table-cell table:style-name="ACE-19" table:formula="of:=COM.MICROSOFT.SWITCH([$'Sheet3'.$B$1];1;[$'Sheet1'.M32];0;[$'Sheet5'.M32])" office:value-type="float" office:value="0">
            <text:p>0</text:p>
          </table:table-cell>
          <table:table-cell table:style-name="ACE-19" table:formula="of:=COM.MICROSOFT.SWITCH([$'Sheet3'.$B$1];1;[$'Sheet1'.N32];0;[$'Sheet5'.N32])" office:value-type="float" office:value="0">
            <text:p>0</text:p>
          </table:table-cell>
          <table:table-cell table:style-name="ACE-19" table:formula="of:=COM.MICROSOFT.SWITCH([$'Sheet3'.$B$1];1;[$'Sheet1'.O32];0;[$'Sheet5'.O32])" office:value-type="float" office:value="0">
            <text:p>0</text:p>
          </table:table-cell>
          <table:table-cell table:style-name="ACE-19" table:formula="of:=COM.MICROSOFT.SWITCH([$'Sheet3'.$B$1];1;[$'Sheet1'.P32];0;[$'Sheet5'.P32])" office:value-type="float" office:value="0">
            <text:p>0</text:p>
          </table:table-cell>
          <table:table-cell table:style-name="ACE-19" table:formula="of:=COM.MICROSOFT.SWITCH([$'Sheet3'.$B$1];1;[$'Sheet1'.Q32];0;[$'Sheet5'.Q32])" office:value-type="float" office:value="0">
            <text:p>0</text:p>
          </table:table-cell>
          <table:table-cell table:style-name="ACE-19" table:formula="of:=COM.MICROSOFT.SWITCH([$'Sheet3'.$B$1];1;[$'Sheet1'.R32];0;[$'Sheet5'.R32])" office:value-type="float" office:value="0">
            <text:p>0</text:p>
          </table:table-cell>
          <table:table-cell table:style-name="ACE-19" table:formula="of:=COM.MICROSOFT.SWITCH([$'Sheet3'.$B$1];1;[$'Sheet1'.S32];0;[$'Sheet5'.S32])" office:value-type="float" office:value="0">
            <text:p>0</text:p>
          </table:table-cell>
          <table:table-cell table:style-name="ACE-19" table:formula="of:=COM.MICROSOFT.SWITCH([$'Sheet3'.$B$1];1;[$'Sheet1'.T32];0;[$'Sheet5'.T32])" office:value-type="float" office:value="0">
            <text:p>0</text:p>
          </table:table-cell>
          <table:table-cell table:style-name="ACE-19" table:formula="of:=COM.MICROSOFT.SWITCH([$'Sheet3'.$B$1];1;[$'Sheet1'.U32];0;[$'Sheet5'.U32])" office:value-type="float" office:value="0">
            <text:p>0</text:p>
          </table:table-cell>
          <table:table-cell table:style-name="ACE-19" table:formula="of:=COM.MICROSOFT.SWITCH([$'Sheet3'.$B$1];1;[$'Sheet1'.V32];0;[$'Sheet5'.V32])" office:value-type="float" office:value="0">
            <text:p>0</text:p>
          </table:table-cell>
          <table:table-cell table:style-name="ACE-19" table:formula="of:=COM.MICROSOFT.SWITCH([$'Sheet3'.$B$1];1;[$'Sheet1'.W32];0;[$'Sheet5'.W32])" office:value-type="float" office:value="0">
            <text:p>0</text:p>
          </table:table-cell>
          <table:table-cell table:style-name="ACE-19" table:formula="of:=COM.MICROSOFT.SWITCH([$'Sheet3'.$B$1];1;[$'Sheet1'.X32];0;[$'Sheet5'.X32])" office:value-type="float" office:value="0">
            <text:p>0</text:p>
          </table:table-cell>
          <table:table-cell table:style-name="ACE-19" table:formula="of:=COM.MICROSOFT.SWITCH([$'Sheet3'.$B$1];1;[$'Sheet1'.Y32];0;[$'Sheet5'.Y32])" office:value-type="float" office:value="0">
            <text:p>0</text:p>
          </table:table-cell>
          <table:table-cell table:style-name="ACE-19" table:formula="of:=COM.MICROSOFT.SWITCH([$'Sheet3'.$B$1];1;[$'Sheet1'.Z32];0;[$'Sheet5'.Z32])" office:value-type="float" office:value="0">
            <text:p>0</text:p>
          </table:table-cell>
          <table:table-cell table:style-name="ACE-19" table:formula="of:=COM.MICROSOFT.SWITCH([$'Sheet3'.$B$1];1;[$'Sheet1'.AA32];0;[$'Sheet5'.AA32])" office:value-type="float" office:value="0">
            <text:p>0</text:p>
          </table:table-cell>
          <table:table-cell table:style-name="ACE-19" table:formula="of:=COM.MICROSOFT.SWITCH([$'Sheet3'.$B$1];1;[$'Sheet1'.AB32];0;[$'Sheet5'.AB32])" office:value-type="float" office:value="0">
            <text:p>0</text:p>
          </table:table-cell>
          <table:table-cell table:style-name="ACE-19" table:formula="of:=COM.MICROSOFT.SWITCH([$'Sheet3'.$B$1];1;[$'Sheet1'.AC32];0;[$'Sheet5'.AC32])" office:value-type="float" office:value="0">
            <text:p>0</text:p>
          </table:table-cell>
          <table:table-cell table:style-name="ACE-19" table:formula="of:=COM.MICROSOFT.SWITCH([$'Sheet3'.$B$1];1;[$'Sheet1'.AD32];0;[$'Sheet5'.AD32])" office:value-type="float" office:value="0">
            <text:p>0</text:p>
          </table:table-cell>
          <table:table-cell table:style-name="ACE-19" table:formula="of:=COM.MICROSOFT.SWITCH([$'Sheet3'.$B$1];1;[$'Sheet1'.AE32];0;[$'Sheet5'.AE32])" office:value-type="float" office:value="0">
            <text:p>0</text:p>
          </table:table-cell>
          <table:table-cell table:style-name="ACE-19" table:formula="of:=COM.MICROSOFT.SWITCH([$'Sheet3'.$B$1];1;[$'Sheet1'.AF32];0;[$'Sheet5'.AF32])" office:value-type="float" office:value="0">
            <text:p>0</text:p>
          </table:table-cell>
          <table:table-cell table:style-name="ACE-19" table:formula="of:=COM.MICROSOFT.SWITCH([$'Sheet3'.$B$1];1;[$'Sheet1'.AG32];0;[$'Sheet5'.AG32])" office:value-type="float" office:value="0">
            <text:p>0</text:p>
          </table:table-cell>
          <table:table-cell table:style-name="ACE-19" table:formula="of:=COM.MICROSOFT.SWITCH([$'Sheet3'.$B$1];1;[$'Sheet1'.AH32];0;[$'Sheet5'.AH32])" office:value-type="float" office:value="0">
            <text:p>0</text:p>
          </table:table-cell>
          <table:table-cell table:style-name="ACE-19" table:formula="of:=COM.MICROSOFT.SWITCH([$'Sheet3'.$B$1];1;[$'Sheet1'.AI32];0;[$'Sheet5'.AI32])" office:value-type="float" office:value="0">
            <text:p>0</text:p>
          </table:table-cell>
          <table:table-cell table:style-name="ACE-19" table:formula="of:=COM.MICROSOFT.SWITCH([$'Sheet3'.$B$1];1;[$'Sheet1'.AJ32];0;[$'Sheet5'.AJ32])" office:value-type="float" office:value="0">
            <text:p>0</text:p>
          </table:table-cell>
          <table:table-cell table:style-name="ACE-19" table:formula="of:=COM.MICROSOFT.SWITCH([$'Sheet3'.$B$1];1;[$'Sheet1'.AK32];0;[$'Sheet5'.AK32])" office:value-type="float" office:value="0">
            <text:p>0</text:p>
          </table:table-cell>
          <table:table-cell table:style-name="ACE-19" table:formula="of:=COM.MICROSOFT.SWITCH([$'Sheet3'.$B$1];1;[$'Sheet1'.AL32];0;[$'Sheet5'.AL32])" office:value-type="float" office:value="0">
            <text:p>0</text:p>
          </table:table-cell>
          <table:table-cell table:style-name="ACE-19" table:formula="of:=COM.MICROSOFT.SWITCH([$'Sheet3'.$B$1];1;[$'Sheet1'.AM32];0;[$'Sheet5'.AM32])" office:value-type="float" office:value="0">
            <text:p>0</text:p>
          </table:table-cell>
          <table:table-cell table:style-name="ACE-19" table:formula="of:=COM.MICROSOFT.SWITCH([$'Sheet3'.$B$1];1;[$'Sheet1'.AN32];0;[$'Sheet5'.AN32])" office:value-type="float" office:value="0">
            <text:p>0</text:p>
          </table:table-cell>
          <table:table-cell table:style-name="ACE-19" table:formula="of:=COM.MICROSOFT.SWITCH([$'Sheet3'.$B$1];1;[$'Sheet1'.AO32];0;[$'Sheet5'.AO32])" office:value-type="float" office:value="0">
            <text:p>0</text:p>
          </table:table-cell>
          <table:table-cell table:style-name="ACE-19" table:formula="of:=COM.MICROSOFT.SWITCH([$'Sheet3'.$B$1];1;[$'Sheet1'.AP32];0;[$'Sheet5'.AP32])" office:value-type="float" office:value="0">
            <text:p>0</text:p>
          </table:table-cell>
          <table:table-cell table:style-name="ACE-19" table:formula="of:=COM.MICROSOFT.SWITCH([$'Sheet3'.$B$1];1;[$'Sheet1'.AQ32];0;[$'Sheet5'.AQ32])" office:value-type="float" office:value="0">
            <text:p>0</text:p>
          </table:table-cell>
          <table:table-cell table:style-name="ACE-19" table:formula="of:=COM.MICROSOFT.SWITCH([$'Sheet3'.$B$1];1;[$'Sheet1'.AR32];0;[$'Sheet5'.AR32])" office:value-type="float" office:value="0">
            <text:p>0</text:p>
          </table:table-cell>
          <table:table-cell table:style-name="ACE-19" table:formula="of:=COM.MICROSOFT.SWITCH([$'Sheet3'.$B$1];1;[$'Sheet1'.AS32];0;[$'Sheet5'.AS32])" office:value-type="float" office:value="0">
            <text:p>0</text:p>
          </table:table-cell>
          <table:table-cell table:style-name="ACE-19" table:formula="of:=COM.MICROSOFT.SWITCH([$'Sheet3'.$B$1];1;[$'Sheet1'.AT32];0;[$'Sheet5'.AT32])" office:value-type="float" office:value="0">
            <text:p>0</text:p>
          </table:table-cell>
          <table:table-cell table:style-name="ACE-19" table:formula="of:=COM.MICROSOFT.SWITCH([$'Sheet3'.$B$1];1;[$'Sheet1'.AU32];0;[$'Sheet5'.AU32])" office:value-type="float" office:value="0">
            <text:p>0</text:p>
          </table:table-cell>
          <table:table-cell table:style-name="ACE-19" table:formula="of:=COM.MICROSOFT.SWITCH([$'Sheet3'.$B$1];1;[$'Sheet1'.AV32];0;[$'Sheet5'.AV32])" office:value-type="float" office:value="0">
            <text:p>0</text:p>
          </table:table-cell>
          <table:table-cell table:style-name="ACE-19" table:formula="of:=COM.MICROSOFT.SWITCH([$'Sheet3'.$B$1];1;[$'Sheet1'.AW32];0;[$'Sheet5'.AW32])" office:value-type="float" office:value="0">
            <text:p>0</text:p>
          </table:table-cell>
          <table:table-cell table:style-name="ACE-19" table:formula="of:=COM.MICROSOFT.SWITCH([$'Sheet3'.$B$1];1;[$'Sheet1'.AX32];0;[$'Sheet5'.AX32])" office:value-type="float" office:value="0">
            <text:p>0</text:p>
          </table:table-cell>
          <table:table-cell table:style-name="ACE-19" table:formula="of:=COM.MICROSOFT.SWITCH([$'Sheet3'.$B$1];1;[$'Sheet1'.AY32];0;[$'Sheet5'.AY32])" office:value-type="float" office:value="0">
            <text:p>0</text:p>
          </table:table-cell>
          <table:table-cell table:style-name="ACE-19" table:formula="of:=COM.MICROSOFT.SWITCH([$'Sheet3'.$B$1];1;[$'Sheet1'.AZ32];0;[$'Sheet5'.AZ32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3];0;[$'Sheet5'.C33])" office:value-type="float" office:value="0">
            <text:p>0</text:p>
          </table:table-cell>
          <table:table-cell table:style-name="ACE-19" table:formula="of:=COM.MICROSOFT.SWITCH([$'Sheet3'.$B$1];1;[$'Sheet1'.D33];0;[$'Sheet5'.D33])" office:value-type="float" office:value="0">
            <text:p>0</text:p>
          </table:table-cell>
          <table:table-cell table:style-name="ACE-19" table:formula="of:=COM.MICROSOFT.SWITCH([$'Sheet3'.$B$1];1;[$'Sheet1'.E33];0;[$'Sheet5'.E33])" office:value-type="float" office:value="0">
            <text:p>0</text:p>
          </table:table-cell>
          <table:table-cell table:style-name="ACE-19" table:formula="of:=COM.MICROSOFT.SWITCH([$'Sheet3'.$B$1];1;[$'Sheet1'.F33];0;[$'Sheet5'.F33])" office:value-type="float" office:value="0">
            <text:p>0</text:p>
          </table:table-cell>
          <table:table-cell table:style-name="ACE-19" table:formula="of:=COM.MICROSOFT.SWITCH([$'Sheet3'.$B$1];1;[$'Sheet1'.G33];0;[$'Sheet5'.G33])" office:value-type="float" office:value="0">
            <text:p>0</text:p>
          </table:table-cell>
          <table:table-cell table:style-name="ACE-19" table:formula="of:=COM.MICROSOFT.SWITCH([$'Sheet3'.$B$1];1;[$'Sheet1'.H33];0;[$'Sheet5'.H33])" office:value-type="float" office:value="0">
            <text:p>0</text:p>
          </table:table-cell>
          <table:table-cell table:style-name="ACE-19" table:formula="of:=COM.MICROSOFT.SWITCH([$'Sheet3'.$B$1];1;[$'Sheet1'.I33];0;[$'Sheet5'.I33])" office:value-type="float" office:value="0">
            <text:p>0</text:p>
          </table:table-cell>
          <table:table-cell table:style-name="ACE-19" table:formula="of:=COM.MICROSOFT.SWITCH([$'Sheet3'.$B$1];1;[$'Sheet1'.J33];0;[$'Sheet5'.J33])" office:value-type="float" office:value="0">
            <text:p>0</text:p>
          </table:table-cell>
          <table:table-cell table:style-name="ACE-19" table:formula="of:=COM.MICROSOFT.SWITCH([$'Sheet3'.$B$1];1;[$'Sheet1'.K33];0;[$'Sheet5'.K33])" office:value-type="float" office:value="0">
            <text:p>0</text:p>
          </table:table-cell>
          <table:table-cell table:style-name="ACE-19" table:formula="of:=COM.MICROSOFT.SWITCH([$'Sheet3'.$B$1];1;[$'Sheet1'.L33];0;[$'Sheet5'.L33])" office:value-type="float" office:value="0">
            <text:p>0</text:p>
          </table:table-cell>
          <table:table-cell table:style-name="ACE-19" table:formula="of:=COM.MICROSOFT.SWITCH([$'Sheet3'.$B$1];1;[$'Sheet1'.M33];0;[$'Sheet5'.M33])" office:value-type="float" office:value="0">
            <text:p>0</text:p>
          </table:table-cell>
          <table:table-cell table:style-name="ACE-19" table:formula="of:=COM.MICROSOFT.SWITCH([$'Sheet3'.$B$1];1;[$'Sheet1'.N33];0;[$'Sheet5'.N33])" office:value-type="float" office:value="0">
            <text:p>0</text:p>
          </table:table-cell>
          <table:table-cell table:style-name="ACE-19" table:formula="of:=COM.MICROSOFT.SWITCH([$'Sheet3'.$B$1];1;[$'Sheet1'.O33];0;[$'Sheet5'.O33])" office:value-type="float" office:value="0">
            <text:p>0</text:p>
          </table:table-cell>
          <table:table-cell table:style-name="ACE-19" table:formula="of:=COM.MICROSOFT.SWITCH([$'Sheet3'.$B$1];1;[$'Sheet1'.P33];0;[$'Sheet5'.P33])" office:value-type="float" office:value="0">
            <text:p>0</text:p>
          </table:table-cell>
          <table:table-cell table:style-name="ACE-19" table:formula="of:=COM.MICROSOFT.SWITCH([$'Sheet3'.$B$1];1;[$'Sheet1'.Q33];0;[$'Sheet5'.Q33])" office:value-type="float" office:value="0">
            <text:p>0</text:p>
          </table:table-cell>
          <table:table-cell table:style-name="ACE-19" table:formula="of:=COM.MICROSOFT.SWITCH([$'Sheet3'.$B$1];1;[$'Sheet1'.R33];0;[$'Sheet5'.R33])" office:value-type="float" office:value="0">
            <text:p>0</text:p>
          </table:table-cell>
          <table:table-cell table:style-name="ACE-19" table:formula="of:=COM.MICROSOFT.SWITCH([$'Sheet3'.$B$1];1;[$'Sheet1'.S33];0;[$'Sheet5'.S33])" office:value-type="float" office:value="0">
            <text:p>0</text:p>
          </table:table-cell>
          <table:table-cell table:style-name="ACE-19" table:formula="of:=COM.MICROSOFT.SWITCH([$'Sheet3'.$B$1];1;[$'Sheet1'.T33];0;[$'Sheet5'.T33])" office:value-type="float" office:value="0">
            <text:p>0</text:p>
          </table:table-cell>
          <table:table-cell table:style-name="ACE-19" table:formula="of:=COM.MICROSOFT.SWITCH([$'Sheet3'.$B$1];1;[$'Sheet1'.U33];0;[$'Sheet5'.U33])" office:value-type="float" office:value="0">
            <text:p>0</text:p>
          </table:table-cell>
          <table:table-cell table:style-name="ACE-19" table:formula="of:=COM.MICROSOFT.SWITCH([$'Sheet3'.$B$1];1;[$'Sheet1'.V33];0;[$'Sheet5'.V33])" office:value-type="float" office:value="0">
            <text:p>0</text:p>
          </table:table-cell>
          <table:table-cell table:style-name="ACE-19" table:formula="of:=COM.MICROSOFT.SWITCH([$'Sheet3'.$B$1];1;[$'Sheet1'.W33];0;[$'Sheet5'.W33])" office:value-type="float" office:value="0">
            <text:p>0</text:p>
          </table:table-cell>
          <table:table-cell table:style-name="ACE-19" table:formula="of:=COM.MICROSOFT.SWITCH([$'Sheet3'.$B$1];1;[$'Sheet1'.X33];0;[$'Sheet5'.X33])" office:value-type="float" office:value="0">
            <text:p>0</text:p>
          </table:table-cell>
          <table:table-cell table:style-name="ACE-19" table:formula="of:=COM.MICROSOFT.SWITCH([$'Sheet3'.$B$1];1;[$'Sheet1'.Y33];0;[$'Sheet5'.Y33])" office:value-type="float" office:value="0">
            <text:p>0</text:p>
          </table:table-cell>
          <table:table-cell table:style-name="ACE-19" table:formula="of:=COM.MICROSOFT.SWITCH([$'Sheet3'.$B$1];1;[$'Sheet1'.Z33];0;[$'Sheet5'.Z33])" office:value-type="float" office:value="0">
            <text:p>0</text:p>
          </table:table-cell>
          <table:table-cell table:style-name="ACE-19" table:formula="of:=COM.MICROSOFT.SWITCH([$'Sheet3'.$B$1];1;[$'Sheet1'.AA33];0;[$'Sheet5'.AA33])" office:value-type="float" office:value="0">
            <text:p>0</text:p>
          </table:table-cell>
          <table:table-cell table:style-name="ACE-19" table:formula="of:=COM.MICROSOFT.SWITCH([$'Sheet3'.$B$1];1;[$'Sheet1'.AB33];0;[$'Sheet5'.AB33])" office:value-type="float" office:value="0">
            <text:p>0</text:p>
          </table:table-cell>
          <table:table-cell table:style-name="ACE-19" table:formula="of:=COM.MICROSOFT.SWITCH([$'Sheet3'.$B$1];1;[$'Sheet1'.AC33];0;[$'Sheet5'.AC33])" office:value-type="float" office:value="0">
            <text:p>0</text:p>
          </table:table-cell>
          <table:table-cell table:style-name="ACE-19" table:formula="of:=COM.MICROSOFT.SWITCH([$'Sheet3'.$B$1];1;[$'Sheet1'.AD33];0;[$'Sheet5'.AD33])" office:value-type="float" office:value="0">
            <text:p>0</text:p>
          </table:table-cell>
          <table:table-cell table:style-name="ACE-19" table:formula="of:=COM.MICROSOFT.SWITCH([$'Sheet3'.$B$1];1;[$'Sheet1'.AE33];0;[$'Sheet5'.AE33])" office:value-type="float" office:value="0">
            <text:p>0</text:p>
          </table:table-cell>
          <table:table-cell table:style-name="ACE-19" table:formula="of:=COM.MICROSOFT.SWITCH([$'Sheet3'.$B$1];1;[$'Sheet1'.AF33];0;[$'Sheet5'.AF33])" office:value-type="float" office:value="0">
            <text:p>0</text:p>
          </table:table-cell>
          <table:table-cell table:style-name="ACE-19" table:formula="of:=COM.MICROSOFT.SWITCH([$'Sheet3'.$B$1];1;[$'Sheet1'.AG33];0;[$'Sheet5'.AG33])" office:value-type="float" office:value="0">
            <text:p>0</text:p>
          </table:table-cell>
          <table:table-cell table:style-name="ACE-19" table:formula="of:=COM.MICROSOFT.SWITCH([$'Sheet3'.$B$1];1;[$'Sheet1'.AH33];0;[$'Sheet5'.AH33])" office:value-type="float" office:value="0">
            <text:p>0</text:p>
          </table:table-cell>
          <table:table-cell table:style-name="ACE-19" table:formula="of:=COM.MICROSOFT.SWITCH([$'Sheet3'.$B$1];1;[$'Sheet1'.AI33];0;[$'Sheet5'.AI33])" office:value-type="float" office:value="0">
            <text:p>0</text:p>
          </table:table-cell>
          <table:table-cell table:style-name="ACE-19" table:formula="of:=COM.MICROSOFT.SWITCH([$'Sheet3'.$B$1];1;[$'Sheet1'.AJ33];0;[$'Sheet5'.AJ33])" office:value-type="float" office:value="0">
            <text:p>0</text:p>
          </table:table-cell>
          <table:table-cell table:style-name="ACE-19" table:formula="of:=COM.MICROSOFT.SWITCH([$'Sheet3'.$B$1];1;[$'Sheet1'.AK33];0;[$'Sheet5'.AK33])" office:value-type="float" office:value="0">
            <text:p>0</text:p>
          </table:table-cell>
          <table:table-cell table:style-name="ACE-19" table:formula="of:=COM.MICROSOFT.SWITCH([$'Sheet3'.$B$1];1;[$'Sheet1'.AL33];0;[$'Sheet5'.AL33])" office:value-type="float" office:value="0">
            <text:p>0</text:p>
          </table:table-cell>
          <table:table-cell table:style-name="ACE-19" table:formula="of:=COM.MICROSOFT.SWITCH([$'Sheet3'.$B$1];1;[$'Sheet1'.AM33];0;[$'Sheet5'.AM33])" office:value-type="float" office:value="0">
            <text:p>0</text:p>
          </table:table-cell>
          <table:table-cell table:style-name="ACE-19" table:formula="of:=COM.MICROSOFT.SWITCH([$'Sheet3'.$B$1];1;[$'Sheet1'.AN33];0;[$'Sheet5'.AN33])" office:value-type="float" office:value="0">
            <text:p>0</text:p>
          </table:table-cell>
          <table:table-cell table:style-name="ACE-19" table:formula="of:=COM.MICROSOFT.SWITCH([$'Sheet3'.$B$1];1;[$'Sheet1'.AO33];0;[$'Sheet5'.AO33])" office:value-type="float" office:value="0">
            <text:p>0</text:p>
          </table:table-cell>
          <table:table-cell table:style-name="ACE-19" table:formula="of:=COM.MICROSOFT.SWITCH([$'Sheet3'.$B$1];1;[$'Sheet1'.AP33];0;[$'Sheet5'.AP33])" office:value-type="float" office:value="0">
            <text:p>0</text:p>
          </table:table-cell>
          <table:table-cell table:style-name="ACE-19" table:formula="of:=COM.MICROSOFT.SWITCH([$'Sheet3'.$B$1];1;[$'Sheet1'.AQ33];0;[$'Sheet5'.AQ33])" office:value-type="float" office:value="0">
            <text:p>0</text:p>
          </table:table-cell>
          <table:table-cell table:style-name="ACE-19" table:formula="of:=COM.MICROSOFT.SWITCH([$'Sheet3'.$B$1];1;[$'Sheet1'.AR33];0;[$'Sheet5'.AR33])" office:value-type="float" office:value="0">
            <text:p>0</text:p>
          </table:table-cell>
          <table:table-cell table:style-name="ACE-19" table:formula="of:=COM.MICROSOFT.SWITCH([$'Sheet3'.$B$1];1;[$'Sheet1'.AS33];0;[$'Sheet5'.AS33])" office:value-type="float" office:value="0">
            <text:p>0</text:p>
          </table:table-cell>
          <table:table-cell table:style-name="ACE-19" table:formula="of:=COM.MICROSOFT.SWITCH([$'Sheet3'.$B$1];1;[$'Sheet1'.AT33];0;[$'Sheet5'.AT33])" office:value-type="float" office:value="0">
            <text:p>0</text:p>
          </table:table-cell>
          <table:table-cell table:style-name="ACE-19" table:formula="of:=COM.MICROSOFT.SWITCH([$'Sheet3'.$B$1];1;[$'Sheet1'.AU33];0;[$'Sheet5'.AU33])" office:value-type="float" office:value="0">
            <text:p>0</text:p>
          </table:table-cell>
          <table:table-cell table:style-name="ACE-19" table:formula="of:=COM.MICROSOFT.SWITCH([$'Sheet3'.$B$1];1;[$'Sheet1'.AV33];0;[$'Sheet5'.AV33])" office:value-type="float" office:value="0">
            <text:p>0</text:p>
          </table:table-cell>
          <table:table-cell table:style-name="ACE-19" table:formula="of:=COM.MICROSOFT.SWITCH([$'Sheet3'.$B$1];1;[$'Sheet1'.AW33];0;[$'Sheet5'.AW33])" office:value-type="float" office:value="0">
            <text:p>0</text:p>
          </table:table-cell>
          <table:table-cell table:style-name="ACE-19" table:formula="of:=COM.MICROSOFT.SWITCH([$'Sheet3'.$B$1];1;[$'Sheet1'.AX33];0;[$'Sheet5'.AX33])" office:value-type="float" office:value="0">
            <text:p>0</text:p>
          </table:table-cell>
          <table:table-cell table:style-name="ACE-19" table:formula="of:=COM.MICROSOFT.SWITCH([$'Sheet3'.$B$1];1;[$'Sheet1'.AY33];0;[$'Sheet5'.AY33])" office:value-type="float" office:value="0">
            <text:p>0</text:p>
          </table:table-cell>
          <table:table-cell table:style-name="ACE-19" table:formula="of:=COM.MICROSOFT.SWITCH([$'Sheet3'.$B$1];1;[$'Sheet1'.AZ33];0;[$'Sheet5'.AZ33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4];0;[$'Sheet5'.C34])" office:value-type="float" office:value="0">
            <text:p>0</text:p>
          </table:table-cell>
          <table:table-cell table:style-name="ACE-19" table:formula="of:=COM.MICROSOFT.SWITCH([$'Sheet3'.$B$1];1;[$'Sheet1'.D34];0;[$'Sheet5'.D34])" office:value-type="float" office:value="0">
            <text:p>0</text:p>
          </table:table-cell>
          <table:table-cell table:style-name="ACE-19" table:formula="of:=COM.MICROSOFT.SWITCH([$'Sheet3'.$B$1];1;[$'Sheet1'.E34];0;[$'Sheet5'.E34])" office:value-type="float" office:value="0">
            <text:p>0</text:p>
          </table:table-cell>
          <table:table-cell table:style-name="ACE-19" table:formula="of:=COM.MICROSOFT.SWITCH([$'Sheet3'.$B$1];1;[$'Sheet1'.F34];0;[$'Sheet5'.F34])" office:value-type="float" office:value="0">
            <text:p>0</text:p>
          </table:table-cell>
          <table:table-cell table:style-name="ACE-19" table:formula="of:=COM.MICROSOFT.SWITCH([$'Sheet3'.$B$1];1;[$'Sheet1'.G34];0;[$'Sheet5'.G34])" office:value-type="float" office:value="0">
            <text:p>0</text:p>
          </table:table-cell>
          <table:table-cell table:style-name="ACE-19" table:formula="of:=COM.MICROSOFT.SWITCH([$'Sheet3'.$B$1];1;[$'Sheet1'.H34];0;[$'Sheet5'.H34])" office:value-type="float" office:value="0">
            <text:p>0</text:p>
          </table:table-cell>
          <table:table-cell table:style-name="ACE-19" table:formula="of:=COM.MICROSOFT.SWITCH([$'Sheet3'.$B$1];1;[$'Sheet1'.I34];0;[$'Sheet5'.I34])" office:value-type="float" office:value="0">
            <text:p>0</text:p>
          </table:table-cell>
          <table:table-cell table:style-name="ACE-19" table:formula="of:=COM.MICROSOFT.SWITCH([$'Sheet3'.$B$1];1;[$'Sheet1'.J34];0;[$'Sheet5'.J34])" office:value-type="float" office:value="0">
            <text:p>0</text:p>
          </table:table-cell>
          <table:table-cell table:style-name="ACE-19" table:formula="of:=COM.MICROSOFT.SWITCH([$'Sheet3'.$B$1];1;[$'Sheet1'.K34];0;[$'Sheet5'.K34])" office:value-type="float" office:value="0">
            <text:p>0</text:p>
          </table:table-cell>
          <table:table-cell table:style-name="ACE-19" table:formula="of:=COM.MICROSOFT.SWITCH([$'Sheet3'.$B$1];1;[$'Sheet1'.L34];0;[$'Sheet5'.L34])" office:value-type="float" office:value="0">
            <text:p>0</text:p>
          </table:table-cell>
          <table:table-cell table:style-name="ACE-19" table:formula="of:=COM.MICROSOFT.SWITCH([$'Sheet3'.$B$1];1;[$'Sheet1'.M34];0;[$'Sheet5'.M34])" office:value-type="float" office:value="0">
            <text:p>0</text:p>
          </table:table-cell>
          <table:table-cell table:style-name="ACE-19" table:formula="of:=COM.MICROSOFT.SWITCH([$'Sheet3'.$B$1];1;[$'Sheet1'.N34];0;[$'Sheet5'.N34])" office:value-type="float" office:value="0">
            <text:p>0</text:p>
          </table:table-cell>
          <table:table-cell table:style-name="ACE-19" table:formula="of:=COM.MICROSOFT.SWITCH([$'Sheet3'.$B$1];1;[$'Sheet1'.O34];0;[$'Sheet5'.O34])" office:value-type="float" office:value="0">
            <text:p>0</text:p>
          </table:table-cell>
          <table:table-cell table:style-name="ACE-19" table:formula="of:=COM.MICROSOFT.SWITCH([$'Sheet3'.$B$1];1;[$'Sheet1'.P34];0;[$'Sheet5'.P34])" office:value-type="float" office:value="0">
            <text:p>0</text:p>
          </table:table-cell>
          <table:table-cell table:style-name="ACE-19" table:formula="of:=COM.MICROSOFT.SWITCH([$'Sheet3'.$B$1];1;[$'Sheet1'.Q34];0;[$'Sheet5'.Q34])" office:value-type="float" office:value="0">
            <text:p>0</text:p>
          </table:table-cell>
          <table:table-cell table:style-name="ACE-19" table:formula="of:=COM.MICROSOFT.SWITCH([$'Sheet3'.$B$1];1;[$'Sheet1'.R34];0;[$'Sheet5'.R34])" office:value-type="float" office:value="0">
            <text:p>0</text:p>
          </table:table-cell>
          <table:table-cell table:style-name="ACE-19" table:formula="of:=COM.MICROSOFT.SWITCH([$'Sheet3'.$B$1];1;[$'Sheet1'.S34];0;[$'Sheet5'.S34])" office:value-type="float" office:value="0">
            <text:p>0</text:p>
          </table:table-cell>
          <table:table-cell table:style-name="ACE-19" table:formula="of:=COM.MICROSOFT.SWITCH([$'Sheet3'.$B$1];1;[$'Sheet1'.T34];0;[$'Sheet5'.T34])" office:value-type="float" office:value="0">
            <text:p>0</text:p>
          </table:table-cell>
          <table:table-cell table:style-name="ACE-19" table:formula="of:=COM.MICROSOFT.SWITCH([$'Sheet3'.$B$1];1;[$'Sheet1'.U34];0;[$'Sheet5'.U34])" office:value-type="float" office:value="0">
            <text:p>0</text:p>
          </table:table-cell>
          <table:table-cell table:style-name="ACE-19" table:formula="of:=COM.MICROSOFT.SWITCH([$'Sheet3'.$B$1];1;[$'Sheet1'.V34];0;[$'Sheet5'.V34])" office:value-type="float" office:value="0">
            <text:p>0</text:p>
          </table:table-cell>
          <table:table-cell table:style-name="ACE-19" table:formula="of:=COM.MICROSOFT.SWITCH([$'Sheet3'.$B$1];1;[$'Sheet1'.W34];0;[$'Sheet5'.W34])" office:value-type="float" office:value="0">
            <text:p>0</text:p>
          </table:table-cell>
          <table:table-cell table:style-name="ACE-19" table:formula="of:=COM.MICROSOFT.SWITCH([$'Sheet3'.$B$1];1;[$'Sheet1'.X34];0;[$'Sheet5'.X34])" office:value-type="float" office:value="0">
            <text:p>0</text:p>
          </table:table-cell>
          <table:table-cell table:style-name="ACE-19" table:formula="of:=COM.MICROSOFT.SWITCH([$'Sheet3'.$B$1];1;[$'Sheet1'.Y34];0;[$'Sheet5'.Y34])" office:value-type="float" office:value="0">
            <text:p>0</text:p>
          </table:table-cell>
          <table:table-cell table:style-name="ACE-19" table:formula="of:=COM.MICROSOFT.SWITCH([$'Sheet3'.$B$1];1;[$'Sheet1'.Z34];0;[$'Sheet5'.Z34])" office:value-type="float" office:value="0">
            <text:p>0</text:p>
          </table:table-cell>
          <table:table-cell table:style-name="ACE-19" table:formula="of:=COM.MICROSOFT.SWITCH([$'Sheet3'.$B$1];1;[$'Sheet1'.AA34];0;[$'Sheet5'.AA34])" office:value-type="float" office:value="0">
            <text:p>0</text:p>
          </table:table-cell>
          <table:table-cell table:style-name="ACE-19" table:formula="of:=COM.MICROSOFT.SWITCH([$'Sheet3'.$B$1];1;[$'Sheet1'.AB34];0;[$'Sheet5'.AB34])" office:value-type="float" office:value="0">
            <text:p>0</text:p>
          </table:table-cell>
          <table:table-cell table:style-name="ACE-19" table:formula="of:=COM.MICROSOFT.SWITCH([$'Sheet3'.$B$1];1;[$'Sheet1'.AC34];0;[$'Sheet5'.AC34])" office:value-type="float" office:value="0">
            <text:p>0</text:p>
          </table:table-cell>
          <table:table-cell table:style-name="ACE-19" table:formula="of:=COM.MICROSOFT.SWITCH([$'Sheet3'.$B$1];1;[$'Sheet1'.AD34];0;[$'Sheet5'.AD34])" office:value-type="float" office:value="0">
            <text:p>0</text:p>
          </table:table-cell>
          <table:table-cell table:style-name="ACE-19" table:formula="of:=COM.MICROSOFT.SWITCH([$'Sheet3'.$B$1];1;[$'Sheet1'.AE34];0;[$'Sheet5'.AE34])" office:value-type="float" office:value="0">
            <text:p>0</text:p>
          </table:table-cell>
          <table:table-cell table:style-name="ACE-19" table:formula="of:=COM.MICROSOFT.SWITCH([$'Sheet3'.$B$1];1;[$'Sheet1'.AF34];0;[$'Sheet5'.AF34])" office:value-type="float" office:value="0">
            <text:p>0</text:p>
          </table:table-cell>
          <table:table-cell table:style-name="ACE-19" table:formula="of:=COM.MICROSOFT.SWITCH([$'Sheet3'.$B$1];1;[$'Sheet1'.AG34];0;[$'Sheet5'.AG34])" office:value-type="float" office:value="0">
            <text:p>0</text:p>
          </table:table-cell>
          <table:table-cell table:style-name="ACE-19" table:formula="of:=COM.MICROSOFT.SWITCH([$'Sheet3'.$B$1];1;[$'Sheet1'.AH34];0;[$'Sheet5'.AH34])" office:value-type="float" office:value="0">
            <text:p>0</text:p>
          </table:table-cell>
          <table:table-cell table:style-name="ACE-19" table:formula="of:=COM.MICROSOFT.SWITCH([$'Sheet3'.$B$1];1;[$'Sheet1'.AI34];0;[$'Sheet5'.AI34])" office:value-type="float" office:value="0">
            <text:p>0</text:p>
          </table:table-cell>
          <table:table-cell table:style-name="ACE-19" table:formula="of:=COM.MICROSOFT.SWITCH([$'Sheet3'.$B$1];1;[$'Sheet1'.AJ34];0;[$'Sheet5'.AJ34])" office:value-type="float" office:value="0">
            <text:p>0</text:p>
          </table:table-cell>
          <table:table-cell table:style-name="ACE-19" table:formula="of:=COM.MICROSOFT.SWITCH([$'Sheet3'.$B$1];1;[$'Sheet1'.AK34];0;[$'Sheet5'.AK34])" office:value-type="float" office:value="0">
            <text:p>0</text:p>
          </table:table-cell>
          <table:table-cell table:style-name="ACE-19" table:formula="of:=COM.MICROSOFT.SWITCH([$'Sheet3'.$B$1];1;[$'Sheet1'.AL34];0;[$'Sheet5'.AL34])" office:value-type="float" office:value="0">
            <text:p>0</text:p>
          </table:table-cell>
          <table:table-cell table:style-name="ACE-19" table:formula="of:=COM.MICROSOFT.SWITCH([$'Sheet3'.$B$1];1;[$'Sheet1'.AM34];0;[$'Sheet5'.AM34])" office:value-type="float" office:value="0">
            <text:p>0</text:p>
          </table:table-cell>
          <table:table-cell table:style-name="ACE-19" table:formula="of:=COM.MICROSOFT.SWITCH([$'Sheet3'.$B$1];1;[$'Sheet1'.AN34];0;[$'Sheet5'.AN34])" office:value-type="float" office:value="0">
            <text:p>0</text:p>
          </table:table-cell>
          <table:table-cell table:style-name="ACE-19" table:formula="of:=COM.MICROSOFT.SWITCH([$'Sheet3'.$B$1];1;[$'Sheet1'.AO34];0;[$'Sheet5'.AO34])" office:value-type="float" office:value="0">
            <text:p>0</text:p>
          </table:table-cell>
          <table:table-cell table:style-name="ACE-19" table:formula="of:=COM.MICROSOFT.SWITCH([$'Sheet3'.$B$1];1;[$'Sheet1'.AP34];0;[$'Sheet5'.AP34])" office:value-type="float" office:value="0">
            <text:p>0</text:p>
          </table:table-cell>
          <table:table-cell table:style-name="ACE-19" table:formula="of:=COM.MICROSOFT.SWITCH([$'Sheet3'.$B$1];1;[$'Sheet1'.AQ34];0;[$'Sheet5'.AQ34])" office:value-type="float" office:value="0">
            <text:p>0</text:p>
          </table:table-cell>
          <table:table-cell table:style-name="ACE-19" table:formula="of:=COM.MICROSOFT.SWITCH([$'Sheet3'.$B$1];1;[$'Sheet1'.AR34];0;[$'Sheet5'.AR34])" office:value-type="float" office:value="0">
            <text:p>0</text:p>
          </table:table-cell>
          <table:table-cell table:style-name="ACE-19" table:formula="of:=COM.MICROSOFT.SWITCH([$'Sheet3'.$B$1];1;[$'Sheet1'.AS34];0;[$'Sheet5'.AS34])" office:value-type="float" office:value="0">
            <text:p>0</text:p>
          </table:table-cell>
          <table:table-cell table:style-name="ACE-19" table:formula="of:=COM.MICROSOFT.SWITCH([$'Sheet3'.$B$1];1;[$'Sheet1'.AT34];0;[$'Sheet5'.AT34])" office:value-type="float" office:value="0">
            <text:p>0</text:p>
          </table:table-cell>
          <table:table-cell table:style-name="ACE-19" table:formula="of:=COM.MICROSOFT.SWITCH([$'Sheet3'.$B$1];1;[$'Sheet1'.AU34];0;[$'Sheet5'.AU34])" office:value-type="float" office:value="0">
            <text:p>0</text:p>
          </table:table-cell>
          <table:table-cell table:style-name="ACE-19" table:formula="of:=COM.MICROSOFT.SWITCH([$'Sheet3'.$B$1];1;[$'Sheet1'.AV34];0;[$'Sheet5'.AV34])" office:value-type="float" office:value="0">
            <text:p>0</text:p>
          </table:table-cell>
          <table:table-cell table:style-name="ACE-19" table:formula="of:=COM.MICROSOFT.SWITCH([$'Sheet3'.$B$1];1;[$'Sheet1'.AW34];0;[$'Sheet5'.AW34])" office:value-type="float" office:value="0">
            <text:p>0</text:p>
          </table:table-cell>
          <table:table-cell table:style-name="ACE-19" table:formula="of:=COM.MICROSOFT.SWITCH([$'Sheet3'.$B$1];1;[$'Sheet1'.AX34];0;[$'Sheet5'.AX34])" office:value-type="float" office:value="0">
            <text:p>0</text:p>
          </table:table-cell>
          <table:table-cell table:style-name="ACE-19" table:formula="of:=COM.MICROSOFT.SWITCH([$'Sheet3'.$B$1];1;[$'Sheet1'.AY34];0;[$'Sheet5'.AY34])" office:value-type="float" office:value="0">
            <text:p>0</text:p>
          </table:table-cell>
          <table:table-cell table:style-name="ACE-19" table:formula="of:=COM.MICROSOFT.SWITCH([$'Sheet3'.$B$1];1;[$'Sheet1'.AZ34];0;[$'Sheet5'.AZ34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5];0;[$'Sheet5'.C35])" office:value-type="float" office:value="0">
            <text:p>0</text:p>
          </table:table-cell>
          <table:table-cell table:style-name="ACE-19" table:formula="of:=COM.MICROSOFT.SWITCH([$'Sheet3'.$B$1];1;[$'Sheet1'.D35];0;[$'Sheet5'.D35])" office:value-type="float" office:value="0">
            <text:p>0</text:p>
          </table:table-cell>
          <table:table-cell table:style-name="ACE-19" table:formula="of:=COM.MICROSOFT.SWITCH([$'Sheet3'.$B$1];1;[$'Sheet1'.E35];0;[$'Sheet5'.E35])" office:value-type="float" office:value="0">
            <text:p>0</text:p>
          </table:table-cell>
          <table:table-cell table:style-name="ACE-19" table:formula="of:=COM.MICROSOFT.SWITCH([$'Sheet3'.$B$1];1;[$'Sheet1'.F35];0;[$'Sheet5'.F35])" office:value-type="float" office:value="0">
            <text:p>0</text:p>
          </table:table-cell>
          <table:table-cell table:style-name="ACE-19" table:formula="of:=COM.MICROSOFT.SWITCH([$'Sheet3'.$B$1];1;[$'Sheet1'.G35];0;[$'Sheet5'.G35])" office:value-type="float" office:value="0">
            <text:p>0</text:p>
          </table:table-cell>
          <table:table-cell table:style-name="ACE-19" table:formula="of:=COM.MICROSOFT.SWITCH([$'Sheet3'.$B$1];1;[$'Sheet1'.H35];0;[$'Sheet5'.H35])" office:value-type="float" office:value="0">
            <text:p>0</text:p>
          </table:table-cell>
          <table:table-cell table:style-name="ACE-19" table:formula="of:=COM.MICROSOFT.SWITCH([$'Sheet3'.$B$1];1;[$'Sheet1'.I35];0;[$'Sheet5'.I35])" office:value-type="float" office:value="0">
            <text:p>0</text:p>
          </table:table-cell>
          <table:table-cell table:style-name="ACE-19" table:formula="of:=COM.MICROSOFT.SWITCH([$'Sheet3'.$B$1];1;[$'Sheet1'.J35];0;[$'Sheet5'.J35])" office:value-type="float" office:value="0">
            <text:p>0</text:p>
          </table:table-cell>
          <table:table-cell table:style-name="ACE-19" table:formula="of:=COM.MICROSOFT.SWITCH([$'Sheet3'.$B$1];1;[$'Sheet1'.K35];0;[$'Sheet5'.K35])" office:value-type="float" office:value="0">
            <text:p>0</text:p>
          </table:table-cell>
          <table:table-cell table:style-name="ACE-19" table:formula="of:=COM.MICROSOFT.SWITCH([$'Sheet3'.$B$1];1;[$'Sheet1'.L35];0;[$'Sheet5'.L35])" office:value-type="float" office:value="0">
            <text:p>0</text:p>
          </table:table-cell>
          <table:table-cell table:style-name="ACE-19" table:formula="of:=COM.MICROSOFT.SWITCH([$'Sheet3'.$B$1];1;[$'Sheet1'.M35];0;[$'Sheet5'.M35])" office:value-type="float" office:value="0">
            <text:p>0</text:p>
          </table:table-cell>
          <table:table-cell table:style-name="ACE-19" table:formula="of:=COM.MICROSOFT.SWITCH([$'Sheet3'.$B$1];1;[$'Sheet1'.N35];0;[$'Sheet5'.N35])" office:value-type="float" office:value="0">
            <text:p>0</text:p>
          </table:table-cell>
          <table:table-cell table:style-name="ACE-19" table:formula="of:=COM.MICROSOFT.SWITCH([$'Sheet3'.$B$1];1;[$'Sheet1'.O35];0;[$'Sheet5'.O35])" office:value-type="float" office:value="0">
            <text:p>0</text:p>
          </table:table-cell>
          <table:table-cell table:style-name="ACE-19" table:formula="of:=COM.MICROSOFT.SWITCH([$'Sheet3'.$B$1];1;[$'Sheet1'.P35];0;[$'Sheet5'.P35])" office:value-type="float" office:value="0">
            <text:p>0</text:p>
          </table:table-cell>
          <table:table-cell table:style-name="ACE-19" table:formula="of:=COM.MICROSOFT.SWITCH([$'Sheet3'.$B$1];1;[$'Sheet1'.Q35];0;[$'Sheet5'.Q35])" office:value-type="float" office:value="0">
            <text:p>0</text:p>
          </table:table-cell>
          <table:table-cell table:style-name="ACE-19" table:formula="of:=COM.MICROSOFT.SWITCH([$'Sheet3'.$B$1];1;[$'Sheet1'.R35];0;[$'Sheet5'.R35])" office:value-type="float" office:value="0">
            <text:p>0</text:p>
          </table:table-cell>
          <table:table-cell table:style-name="ACE-19" table:formula="of:=COM.MICROSOFT.SWITCH([$'Sheet3'.$B$1];1;[$'Sheet1'.S35];0;[$'Sheet5'.S35])" office:value-type="float" office:value="0">
            <text:p>0</text:p>
          </table:table-cell>
          <table:table-cell table:style-name="ACE-19" table:formula="of:=COM.MICROSOFT.SWITCH([$'Sheet3'.$B$1];1;[$'Sheet1'.T35];0;[$'Sheet5'.T35])" office:value-type="float" office:value="0">
            <text:p>0</text:p>
          </table:table-cell>
          <table:table-cell table:style-name="ACE-19" table:formula="of:=COM.MICROSOFT.SWITCH([$'Sheet3'.$B$1];1;[$'Sheet1'.U35];0;[$'Sheet5'.U35])" office:value-type="float" office:value="0">
            <text:p>0</text:p>
          </table:table-cell>
          <table:table-cell table:style-name="ACE-19" table:formula="of:=COM.MICROSOFT.SWITCH([$'Sheet3'.$B$1];1;[$'Sheet1'.V35];0;[$'Sheet5'.V35])" office:value-type="float" office:value="0">
            <text:p>0</text:p>
          </table:table-cell>
          <table:table-cell table:style-name="ACE-19" table:formula="of:=COM.MICROSOFT.SWITCH([$'Sheet3'.$B$1];1;[$'Sheet1'.W35];0;[$'Sheet5'.W35])" office:value-type="float" office:value="0">
            <text:p>0</text:p>
          </table:table-cell>
          <table:table-cell table:style-name="ACE-19" table:formula="of:=COM.MICROSOFT.SWITCH([$'Sheet3'.$B$1];1;[$'Sheet1'.X35];0;[$'Sheet5'.X35])" office:value-type="float" office:value="0">
            <text:p>0</text:p>
          </table:table-cell>
          <table:table-cell table:style-name="ACE-19" table:formula="of:=COM.MICROSOFT.SWITCH([$'Sheet3'.$B$1];1;[$'Sheet1'.Y35];0;[$'Sheet5'.Y35])" office:value-type="float" office:value="0">
            <text:p>0</text:p>
          </table:table-cell>
          <table:table-cell table:style-name="ACE-19" table:formula="of:=COM.MICROSOFT.SWITCH([$'Sheet3'.$B$1];1;[$'Sheet1'.Z35];0;[$'Sheet5'.Z35])" office:value-type="float" office:value="0">
            <text:p>0</text:p>
          </table:table-cell>
          <table:table-cell table:style-name="ACE-19" table:formula="of:=COM.MICROSOFT.SWITCH([$'Sheet3'.$B$1];1;[$'Sheet1'.AA35];0;[$'Sheet5'.AA35])" office:value-type="float" office:value="0">
            <text:p>0</text:p>
          </table:table-cell>
          <table:table-cell table:style-name="ACE-19" table:formula="of:=COM.MICROSOFT.SWITCH([$'Sheet3'.$B$1];1;[$'Sheet1'.AB35];0;[$'Sheet5'.AB35])" office:value-type="float" office:value="0">
            <text:p>0</text:p>
          </table:table-cell>
          <table:table-cell table:style-name="ACE-19" table:formula="of:=COM.MICROSOFT.SWITCH([$'Sheet3'.$B$1];1;[$'Sheet1'.AC35];0;[$'Sheet5'.AC35])" office:value-type="float" office:value="0">
            <text:p>0</text:p>
          </table:table-cell>
          <table:table-cell table:style-name="ACE-19" table:formula="of:=COM.MICROSOFT.SWITCH([$'Sheet3'.$B$1];1;[$'Sheet1'.AD35];0;[$'Sheet5'.AD35])" office:value-type="float" office:value="0">
            <text:p>0</text:p>
          </table:table-cell>
          <table:table-cell table:style-name="ACE-19" table:formula="of:=COM.MICROSOFT.SWITCH([$'Sheet3'.$B$1];1;[$'Sheet1'.AE35];0;[$'Sheet5'.AE35])" office:value-type="float" office:value="0">
            <text:p>0</text:p>
          </table:table-cell>
          <table:table-cell table:style-name="ACE-19" table:formula="of:=COM.MICROSOFT.SWITCH([$'Sheet3'.$B$1];1;[$'Sheet1'.AF35];0;[$'Sheet5'.AF35])" office:value-type="float" office:value="0">
            <text:p>0</text:p>
          </table:table-cell>
          <table:table-cell table:style-name="ACE-19" table:formula="of:=COM.MICROSOFT.SWITCH([$'Sheet3'.$B$1];1;[$'Sheet1'.AG35];0;[$'Sheet5'.AG35])" office:value-type="float" office:value="0">
            <text:p>0</text:p>
          </table:table-cell>
          <table:table-cell table:style-name="ACE-19" table:formula="of:=COM.MICROSOFT.SWITCH([$'Sheet3'.$B$1];1;[$'Sheet1'.AH35];0;[$'Sheet5'.AH35])" office:value-type="float" office:value="0">
            <text:p>0</text:p>
          </table:table-cell>
          <table:table-cell table:style-name="ACE-19" table:formula="of:=COM.MICROSOFT.SWITCH([$'Sheet3'.$B$1];1;[$'Sheet1'.AI35];0;[$'Sheet5'.AI35])" office:value-type="float" office:value="0">
            <text:p>0</text:p>
          </table:table-cell>
          <table:table-cell table:style-name="ACE-19" table:formula="of:=COM.MICROSOFT.SWITCH([$'Sheet3'.$B$1];1;[$'Sheet1'.AJ35];0;[$'Sheet5'.AJ35])" office:value-type="float" office:value="0">
            <text:p>0</text:p>
          </table:table-cell>
          <table:table-cell table:style-name="ACE-19" table:formula="of:=COM.MICROSOFT.SWITCH([$'Sheet3'.$B$1];1;[$'Sheet1'.AK35];0;[$'Sheet5'.AK35])" office:value-type="float" office:value="0">
            <text:p>0</text:p>
          </table:table-cell>
          <table:table-cell table:style-name="ACE-19" table:formula="of:=COM.MICROSOFT.SWITCH([$'Sheet3'.$B$1];1;[$'Sheet1'.AL35];0;[$'Sheet5'.AL35])" office:value-type="float" office:value="0">
            <text:p>0</text:p>
          </table:table-cell>
          <table:table-cell table:style-name="ACE-19" table:formula="of:=COM.MICROSOFT.SWITCH([$'Sheet3'.$B$1];1;[$'Sheet1'.AM35];0;[$'Sheet5'.AM35])" office:value-type="float" office:value="0">
            <text:p>0</text:p>
          </table:table-cell>
          <table:table-cell table:style-name="ACE-19" table:formula="of:=COM.MICROSOFT.SWITCH([$'Sheet3'.$B$1];1;[$'Sheet1'.AN35];0;[$'Sheet5'.AN35])" office:value-type="float" office:value="0">
            <text:p>0</text:p>
          </table:table-cell>
          <table:table-cell table:style-name="ACE-19" table:formula="of:=COM.MICROSOFT.SWITCH([$'Sheet3'.$B$1];1;[$'Sheet1'.AO35];0;[$'Sheet5'.AO35])" office:value-type="float" office:value="0">
            <text:p>0</text:p>
          </table:table-cell>
          <table:table-cell table:style-name="ACE-19" table:formula="of:=COM.MICROSOFT.SWITCH([$'Sheet3'.$B$1];1;[$'Sheet1'.AP35];0;[$'Sheet5'.AP35])" office:value-type="float" office:value="0">
            <text:p>0</text:p>
          </table:table-cell>
          <table:table-cell table:style-name="ACE-19" table:formula="of:=COM.MICROSOFT.SWITCH([$'Sheet3'.$B$1];1;[$'Sheet1'.AQ35];0;[$'Sheet5'.AQ35])" office:value-type="float" office:value="0">
            <text:p>0</text:p>
          </table:table-cell>
          <table:table-cell table:style-name="ACE-19" table:formula="of:=COM.MICROSOFT.SWITCH([$'Sheet3'.$B$1];1;[$'Sheet1'.AR35];0;[$'Sheet5'.AR35])" office:value-type="float" office:value="0">
            <text:p>0</text:p>
          </table:table-cell>
          <table:table-cell table:style-name="ACE-19" table:formula="of:=COM.MICROSOFT.SWITCH([$'Sheet3'.$B$1];1;[$'Sheet1'.AS35];0;[$'Sheet5'.AS35])" office:value-type="float" office:value="0">
            <text:p>0</text:p>
          </table:table-cell>
          <table:table-cell table:style-name="ACE-19" table:formula="of:=COM.MICROSOFT.SWITCH([$'Sheet3'.$B$1];1;[$'Sheet1'.AT35];0;[$'Sheet5'.AT35])" office:value-type="float" office:value="0">
            <text:p>0</text:p>
          </table:table-cell>
          <table:table-cell table:style-name="ACE-19" table:formula="of:=COM.MICROSOFT.SWITCH([$'Sheet3'.$B$1];1;[$'Sheet1'.AU35];0;[$'Sheet5'.AU35])" office:value-type="float" office:value="0">
            <text:p>0</text:p>
          </table:table-cell>
          <table:table-cell table:style-name="ACE-19" table:formula="of:=COM.MICROSOFT.SWITCH([$'Sheet3'.$B$1];1;[$'Sheet1'.AV35];0;[$'Sheet5'.AV35])" office:value-type="float" office:value="0">
            <text:p>0</text:p>
          </table:table-cell>
          <table:table-cell table:style-name="ACE-19" table:formula="of:=COM.MICROSOFT.SWITCH([$'Sheet3'.$B$1];1;[$'Sheet1'.AW35];0;[$'Sheet5'.AW35])" office:value-type="float" office:value="0">
            <text:p>0</text:p>
          </table:table-cell>
          <table:table-cell table:style-name="ACE-19" table:formula="of:=COM.MICROSOFT.SWITCH([$'Sheet3'.$B$1];1;[$'Sheet1'.AX35];0;[$'Sheet5'.AX35])" office:value-type="float" office:value="0">
            <text:p>0</text:p>
          </table:table-cell>
          <table:table-cell table:style-name="ACE-19" table:formula="of:=COM.MICROSOFT.SWITCH([$'Sheet3'.$B$1];1;[$'Sheet1'.AY35];0;[$'Sheet5'.AY35])" office:value-type="float" office:value="0">
            <text:p>0</text:p>
          </table:table-cell>
          <table:table-cell table:style-name="ACE-19" table:formula="of:=COM.MICROSOFT.SWITCH([$'Sheet3'.$B$1];1;[$'Sheet1'.AZ35];0;[$'Sheet5'.AZ35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6];0;[$'Sheet5'.C36])" office:value-type="float" office:value="0">
            <text:p>0</text:p>
          </table:table-cell>
          <table:table-cell table:style-name="ACE-19" table:formula="of:=COM.MICROSOFT.SWITCH([$'Sheet3'.$B$1];1;[$'Sheet1'.D36];0;[$'Sheet5'.D36])" office:value-type="float" office:value="0">
            <text:p>0</text:p>
          </table:table-cell>
          <table:table-cell table:style-name="ACE-19" table:formula="of:=COM.MICROSOFT.SWITCH([$'Sheet3'.$B$1];1;[$'Sheet1'.E36];0;[$'Sheet5'.E36])" office:value-type="float" office:value="0">
            <text:p>0</text:p>
          </table:table-cell>
          <table:table-cell table:style-name="ACE-19" table:formula="of:=COM.MICROSOFT.SWITCH([$'Sheet3'.$B$1];1;[$'Sheet1'.F36];0;[$'Sheet5'.F36])" office:value-type="float" office:value="0">
            <text:p>0</text:p>
          </table:table-cell>
          <table:table-cell table:style-name="ACE-19" table:formula="of:=COM.MICROSOFT.SWITCH([$'Sheet3'.$B$1];1;[$'Sheet1'.G36];0;[$'Sheet5'.G36])" office:value-type="float" office:value="0">
            <text:p>0</text:p>
          </table:table-cell>
          <table:table-cell table:style-name="ACE-19" table:formula="of:=COM.MICROSOFT.SWITCH([$'Sheet3'.$B$1];1;[$'Sheet1'.H36];0;[$'Sheet5'.H36])" office:value-type="float" office:value="0">
            <text:p>0</text:p>
          </table:table-cell>
          <table:table-cell table:style-name="ACE-19" table:formula="of:=COM.MICROSOFT.SWITCH([$'Sheet3'.$B$1];1;[$'Sheet1'.I36];0;[$'Sheet5'.I36])" office:value-type="float" office:value="0">
            <text:p>0</text:p>
          </table:table-cell>
          <table:table-cell table:style-name="ACE-19" table:formula="of:=COM.MICROSOFT.SWITCH([$'Sheet3'.$B$1];1;[$'Sheet1'.J36];0;[$'Sheet5'.J36])" office:value-type="float" office:value="0">
            <text:p>0</text:p>
          </table:table-cell>
          <table:table-cell table:style-name="ACE-19" table:formula="of:=COM.MICROSOFT.SWITCH([$'Sheet3'.$B$1];1;[$'Sheet1'.K36];0;[$'Sheet5'.K36])" office:value-type="float" office:value="0">
            <text:p>0</text:p>
          </table:table-cell>
          <table:table-cell table:style-name="ACE-19" table:formula="of:=COM.MICROSOFT.SWITCH([$'Sheet3'.$B$1];1;[$'Sheet1'.L36];0;[$'Sheet5'.L36])" office:value-type="float" office:value="0">
            <text:p>0</text:p>
          </table:table-cell>
          <table:table-cell table:style-name="ACE-19" table:formula="of:=COM.MICROSOFT.SWITCH([$'Sheet3'.$B$1];1;[$'Sheet1'.M36];0;[$'Sheet5'.M36])" office:value-type="float" office:value="0">
            <text:p>0</text:p>
          </table:table-cell>
          <table:table-cell table:style-name="ACE-19" table:formula="of:=COM.MICROSOFT.SWITCH([$'Sheet3'.$B$1];1;[$'Sheet1'.N36];0;[$'Sheet5'.N36])" office:value-type="float" office:value="0">
            <text:p>0</text:p>
          </table:table-cell>
          <table:table-cell table:style-name="ACE-19" table:formula="of:=COM.MICROSOFT.SWITCH([$'Sheet3'.$B$1];1;[$'Sheet1'.O36];0;[$'Sheet5'.O36])" office:value-type="float" office:value="0">
            <text:p>0</text:p>
          </table:table-cell>
          <table:table-cell table:style-name="ACE-19" table:formula="of:=COM.MICROSOFT.SWITCH([$'Sheet3'.$B$1];1;[$'Sheet1'.P36];0;[$'Sheet5'.P36])" office:value-type="float" office:value="0">
            <text:p>0</text:p>
          </table:table-cell>
          <table:table-cell table:style-name="ACE-19" table:formula="of:=COM.MICROSOFT.SWITCH([$'Sheet3'.$B$1];1;[$'Sheet1'.Q36];0;[$'Sheet5'.Q36])" office:value-type="float" office:value="0">
            <text:p>0</text:p>
          </table:table-cell>
          <table:table-cell table:style-name="ACE-19" table:formula="of:=COM.MICROSOFT.SWITCH([$'Sheet3'.$B$1];1;[$'Sheet1'.R36];0;[$'Sheet5'.R36])" office:value-type="float" office:value="0">
            <text:p>0</text:p>
          </table:table-cell>
          <table:table-cell table:style-name="ACE-19" table:formula="of:=COM.MICROSOFT.SWITCH([$'Sheet3'.$B$1];1;[$'Sheet1'.S36];0;[$'Sheet5'.S36])" office:value-type="float" office:value="0">
            <text:p>0</text:p>
          </table:table-cell>
          <table:table-cell table:style-name="ACE-19" table:formula="of:=COM.MICROSOFT.SWITCH([$'Sheet3'.$B$1];1;[$'Sheet1'.T36];0;[$'Sheet5'.T36])" office:value-type="float" office:value="0">
            <text:p>0</text:p>
          </table:table-cell>
          <table:table-cell table:style-name="ACE-19" table:formula="of:=COM.MICROSOFT.SWITCH([$'Sheet3'.$B$1];1;[$'Sheet1'.U36];0;[$'Sheet5'.U36])" office:value-type="float" office:value="0">
            <text:p>0</text:p>
          </table:table-cell>
          <table:table-cell table:style-name="ACE-19" table:formula="of:=COM.MICROSOFT.SWITCH([$'Sheet3'.$B$1];1;[$'Sheet1'.V36];0;[$'Sheet5'.V36])" office:value-type="float" office:value="0">
            <text:p>0</text:p>
          </table:table-cell>
          <table:table-cell table:style-name="ACE-19" table:formula="of:=COM.MICROSOFT.SWITCH([$'Sheet3'.$B$1];1;[$'Sheet1'.W36];0;[$'Sheet5'.W36])" office:value-type="float" office:value="0">
            <text:p>0</text:p>
          </table:table-cell>
          <table:table-cell table:style-name="ACE-19" table:formula="of:=COM.MICROSOFT.SWITCH([$'Sheet3'.$B$1];1;[$'Sheet1'.X36];0;[$'Sheet5'.X36])" office:value-type="float" office:value="0">
            <text:p>0</text:p>
          </table:table-cell>
          <table:table-cell table:style-name="ACE-19" table:formula="of:=COM.MICROSOFT.SWITCH([$'Sheet3'.$B$1];1;[$'Sheet1'.Y36];0;[$'Sheet5'.Y36])" office:value-type="float" office:value="0">
            <text:p>0</text:p>
          </table:table-cell>
          <table:table-cell table:style-name="ACE-19" table:formula="of:=COM.MICROSOFT.SWITCH([$'Sheet3'.$B$1];1;[$'Sheet1'.Z36];0;[$'Sheet5'.Z36])" office:value-type="float" office:value="0">
            <text:p>0</text:p>
          </table:table-cell>
          <table:table-cell table:style-name="ACE-19" table:formula="of:=COM.MICROSOFT.SWITCH([$'Sheet3'.$B$1];1;[$'Sheet1'.AA36];0;[$'Sheet5'.AA36])" office:value-type="float" office:value="0">
            <text:p>0</text:p>
          </table:table-cell>
          <table:table-cell table:style-name="ACE-19" table:formula="of:=COM.MICROSOFT.SWITCH([$'Sheet3'.$B$1];1;[$'Sheet1'.AB36];0;[$'Sheet5'.AB36])" office:value-type="float" office:value="0">
            <text:p>0</text:p>
          </table:table-cell>
          <table:table-cell table:style-name="ACE-19" table:formula="of:=COM.MICROSOFT.SWITCH([$'Sheet3'.$B$1];1;[$'Sheet1'.AC36];0;[$'Sheet5'.AC36])" office:value-type="float" office:value="0">
            <text:p>0</text:p>
          </table:table-cell>
          <table:table-cell table:style-name="ACE-19" table:formula="of:=COM.MICROSOFT.SWITCH([$'Sheet3'.$B$1];1;[$'Sheet1'.AD36];0;[$'Sheet5'.AD36])" office:value-type="float" office:value="0">
            <text:p>0</text:p>
          </table:table-cell>
          <table:table-cell table:style-name="ACE-19" table:formula="of:=COM.MICROSOFT.SWITCH([$'Sheet3'.$B$1];1;[$'Sheet1'.AE36];0;[$'Sheet5'.AE36])" office:value-type="float" office:value="0">
            <text:p>0</text:p>
          </table:table-cell>
          <table:table-cell table:style-name="ACE-19" table:formula="of:=COM.MICROSOFT.SWITCH([$'Sheet3'.$B$1];1;[$'Sheet1'.AF36];0;[$'Sheet5'.AF36])" office:value-type="float" office:value="0">
            <text:p>0</text:p>
          </table:table-cell>
          <table:table-cell table:style-name="ACE-19" table:formula="of:=COM.MICROSOFT.SWITCH([$'Sheet3'.$B$1];1;[$'Sheet1'.AG36];0;[$'Sheet5'.AG36])" office:value-type="float" office:value="0">
            <text:p>0</text:p>
          </table:table-cell>
          <table:table-cell table:style-name="ACE-19" table:formula="of:=COM.MICROSOFT.SWITCH([$'Sheet3'.$B$1];1;[$'Sheet1'.AH36];0;[$'Sheet5'.AH36])" office:value-type="float" office:value="0">
            <text:p>0</text:p>
          </table:table-cell>
          <table:table-cell table:style-name="ACE-19" table:formula="of:=COM.MICROSOFT.SWITCH([$'Sheet3'.$B$1];1;[$'Sheet1'.AI36];0;[$'Sheet5'.AI36])" office:value-type="float" office:value="0">
            <text:p>0</text:p>
          </table:table-cell>
          <table:table-cell table:style-name="ACE-19" table:formula="of:=COM.MICROSOFT.SWITCH([$'Sheet3'.$B$1];1;[$'Sheet1'.AJ36];0;[$'Sheet5'.AJ36])" office:value-type="float" office:value="0">
            <text:p>0</text:p>
          </table:table-cell>
          <table:table-cell table:style-name="ACE-19" table:formula="of:=COM.MICROSOFT.SWITCH([$'Sheet3'.$B$1];1;[$'Sheet1'.AK36];0;[$'Sheet5'.AK36])" office:value-type="float" office:value="0">
            <text:p>0</text:p>
          </table:table-cell>
          <table:table-cell table:style-name="ACE-19" table:formula="of:=COM.MICROSOFT.SWITCH([$'Sheet3'.$B$1];1;[$'Sheet1'.AL36];0;[$'Sheet5'.AL36])" office:value-type="float" office:value="0">
            <text:p>0</text:p>
          </table:table-cell>
          <table:table-cell table:style-name="ACE-19" table:formula="of:=COM.MICROSOFT.SWITCH([$'Sheet3'.$B$1];1;[$'Sheet1'.AM36];0;[$'Sheet5'.AM36])" office:value-type="float" office:value="0">
            <text:p>0</text:p>
          </table:table-cell>
          <table:table-cell table:style-name="ACE-19" table:formula="of:=COM.MICROSOFT.SWITCH([$'Sheet3'.$B$1];1;[$'Sheet1'.AN36];0;[$'Sheet5'.AN36])" office:value-type="float" office:value="0">
            <text:p>0</text:p>
          </table:table-cell>
          <table:table-cell table:style-name="ACE-19" table:formula="of:=COM.MICROSOFT.SWITCH([$'Sheet3'.$B$1];1;[$'Sheet1'.AO36];0;[$'Sheet5'.AO36])" office:value-type="float" office:value="0">
            <text:p>0</text:p>
          </table:table-cell>
          <table:table-cell table:style-name="ACE-19" table:formula="of:=COM.MICROSOFT.SWITCH([$'Sheet3'.$B$1];1;[$'Sheet1'.AP36];0;[$'Sheet5'.AP36])" office:value-type="float" office:value="0">
            <text:p>0</text:p>
          </table:table-cell>
          <table:table-cell table:style-name="ACE-19" table:formula="of:=COM.MICROSOFT.SWITCH([$'Sheet3'.$B$1];1;[$'Sheet1'.AQ36];0;[$'Sheet5'.AQ36])" office:value-type="float" office:value="0">
            <text:p>0</text:p>
          </table:table-cell>
          <table:table-cell table:style-name="ACE-19" table:formula="of:=COM.MICROSOFT.SWITCH([$'Sheet3'.$B$1];1;[$'Sheet1'.AR36];0;[$'Sheet5'.AR36])" office:value-type="float" office:value="0">
            <text:p>0</text:p>
          </table:table-cell>
          <table:table-cell table:style-name="ACE-19" table:formula="of:=COM.MICROSOFT.SWITCH([$'Sheet3'.$B$1];1;[$'Sheet1'.AS36];0;[$'Sheet5'.AS36])" office:value-type="float" office:value="0">
            <text:p>0</text:p>
          </table:table-cell>
          <table:table-cell table:style-name="ACE-19" table:formula="of:=COM.MICROSOFT.SWITCH([$'Sheet3'.$B$1];1;[$'Sheet1'.AT36];0;[$'Sheet5'.AT36])" office:value-type="float" office:value="0">
            <text:p>0</text:p>
          </table:table-cell>
          <table:table-cell table:style-name="ACE-19" table:formula="of:=COM.MICROSOFT.SWITCH([$'Sheet3'.$B$1];1;[$'Sheet1'.AU36];0;[$'Sheet5'.AU36])" office:value-type="float" office:value="0">
            <text:p>0</text:p>
          </table:table-cell>
          <table:table-cell table:style-name="ACE-19" table:formula="of:=COM.MICROSOFT.SWITCH([$'Sheet3'.$B$1];1;[$'Sheet1'.AV36];0;[$'Sheet5'.AV36])" office:value-type="float" office:value="0">
            <text:p>0</text:p>
          </table:table-cell>
          <table:table-cell table:style-name="ACE-19" table:formula="of:=COM.MICROSOFT.SWITCH([$'Sheet3'.$B$1];1;[$'Sheet1'.AW36];0;[$'Sheet5'.AW36])" office:value-type="float" office:value="0">
            <text:p>0</text:p>
          </table:table-cell>
          <table:table-cell table:style-name="ACE-19" table:formula="of:=COM.MICROSOFT.SWITCH([$'Sheet3'.$B$1];1;[$'Sheet1'.AX36];0;[$'Sheet5'.AX36])" office:value-type="float" office:value="0">
            <text:p>0</text:p>
          </table:table-cell>
          <table:table-cell table:style-name="ACE-19" table:formula="of:=COM.MICROSOFT.SWITCH([$'Sheet3'.$B$1];1;[$'Sheet1'.AY36];0;[$'Sheet5'.AY36])" office:value-type="float" office:value="0">
            <text:p>0</text:p>
          </table:table-cell>
          <table:table-cell table:style-name="ACE-19" table:formula="of:=COM.MICROSOFT.SWITCH([$'Sheet3'.$B$1];1;[$'Sheet1'.AZ36];0;[$'Sheet5'.AZ36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7];0;[$'Sheet5'.C37])" office:value-type="float" office:value="0">
            <text:p>0</text:p>
          </table:table-cell>
          <table:table-cell table:style-name="ACE-19" table:formula="of:=COM.MICROSOFT.SWITCH([$'Sheet3'.$B$1];1;[$'Sheet1'.D37];0;[$'Sheet5'.D37])" office:value-type="float" office:value="0">
            <text:p>0</text:p>
          </table:table-cell>
          <table:table-cell table:style-name="ACE-19" table:formula="of:=COM.MICROSOFT.SWITCH([$'Sheet3'.$B$1];1;[$'Sheet1'.E37];0;[$'Sheet5'.E37])" office:value-type="float" office:value="0">
            <text:p>0</text:p>
          </table:table-cell>
          <table:table-cell table:style-name="ACE-19" table:formula="of:=COM.MICROSOFT.SWITCH([$'Sheet3'.$B$1];1;[$'Sheet1'.F37];0;[$'Sheet5'.F37])" office:value-type="float" office:value="0">
            <text:p>0</text:p>
          </table:table-cell>
          <table:table-cell table:style-name="ACE-19" table:formula="of:=COM.MICROSOFT.SWITCH([$'Sheet3'.$B$1];1;[$'Sheet1'.G37];0;[$'Sheet5'.G37])" office:value-type="float" office:value="0">
            <text:p>0</text:p>
          </table:table-cell>
          <table:table-cell table:style-name="ACE-19" table:formula="of:=COM.MICROSOFT.SWITCH([$'Sheet3'.$B$1];1;[$'Sheet1'.H37];0;[$'Sheet5'.H37])" office:value-type="float" office:value="0">
            <text:p>0</text:p>
          </table:table-cell>
          <table:table-cell table:style-name="ACE-19" table:formula="of:=COM.MICROSOFT.SWITCH([$'Sheet3'.$B$1];1;[$'Sheet1'.I37];0;[$'Sheet5'.I37])" office:value-type="float" office:value="0">
            <text:p>0</text:p>
          </table:table-cell>
          <table:table-cell table:style-name="ACE-19" table:formula="of:=COM.MICROSOFT.SWITCH([$'Sheet3'.$B$1];1;[$'Sheet1'.J37];0;[$'Sheet5'.J37])" office:value-type="float" office:value="0">
            <text:p>0</text:p>
          </table:table-cell>
          <table:table-cell table:style-name="ACE-19" table:formula="of:=COM.MICROSOFT.SWITCH([$'Sheet3'.$B$1];1;[$'Sheet1'.K37];0;[$'Sheet5'.K37])" office:value-type="float" office:value="0">
            <text:p>0</text:p>
          </table:table-cell>
          <table:table-cell table:style-name="ACE-19" table:formula="of:=COM.MICROSOFT.SWITCH([$'Sheet3'.$B$1];1;[$'Sheet1'.L37];0;[$'Sheet5'.L37])" office:value-type="float" office:value="0">
            <text:p>0</text:p>
          </table:table-cell>
          <table:table-cell table:style-name="ACE-19" table:formula="of:=COM.MICROSOFT.SWITCH([$'Sheet3'.$B$1];1;[$'Sheet1'.M37];0;[$'Sheet5'.M37])" office:value-type="float" office:value="0">
            <text:p>0</text:p>
          </table:table-cell>
          <table:table-cell table:style-name="ACE-19" table:formula="of:=COM.MICROSOFT.SWITCH([$'Sheet3'.$B$1];1;[$'Sheet1'.N37];0;[$'Sheet5'.N37])" office:value-type="float" office:value="0">
            <text:p>0</text:p>
          </table:table-cell>
          <table:table-cell table:style-name="ACE-19" table:formula="of:=COM.MICROSOFT.SWITCH([$'Sheet3'.$B$1];1;[$'Sheet1'.O37];0;[$'Sheet5'.O37])" office:value-type="float" office:value="0">
            <text:p>0</text:p>
          </table:table-cell>
          <table:table-cell table:style-name="ACE-19" table:formula="of:=COM.MICROSOFT.SWITCH([$'Sheet3'.$B$1];1;[$'Sheet1'.P37];0;[$'Sheet5'.P37])" office:value-type="float" office:value="0">
            <text:p>0</text:p>
          </table:table-cell>
          <table:table-cell table:style-name="ACE-19" table:formula="of:=COM.MICROSOFT.SWITCH([$'Sheet3'.$B$1];1;[$'Sheet1'.Q37];0;[$'Sheet5'.Q37])" office:value-type="float" office:value="0">
            <text:p>0</text:p>
          </table:table-cell>
          <table:table-cell table:style-name="ACE-19" table:formula="of:=COM.MICROSOFT.SWITCH([$'Sheet3'.$B$1];1;[$'Sheet1'.R37];0;[$'Sheet5'.R37])" office:value-type="float" office:value="0">
            <text:p>0</text:p>
          </table:table-cell>
          <table:table-cell table:style-name="ACE-19" table:formula="of:=COM.MICROSOFT.SWITCH([$'Sheet3'.$B$1];1;[$'Sheet1'.S37];0;[$'Sheet5'.S37])" office:value-type="float" office:value="0">
            <text:p>0</text:p>
          </table:table-cell>
          <table:table-cell table:style-name="ACE-19" table:formula="of:=COM.MICROSOFT.SWITCH([$'Sheet3'.$B$1];1;[$'Sheet1'.T37];0;[$'Sheet5'.T37])" office:value-type="float" office:value="0">
            <text:p>0</text:p>
          </table:table-cell>
          <table:table-cell table:style-name="ACE-19" table:formula="of:=COM.MICROSOFT.SWITCH([$'Sheet3'.$B$1];1;[$'Sheet1'.U37];0;[$'Sheet5'.U37])" office:value-type="float" office:value="0">
            <text:p>0</text:p>
          </table:table-cell>
          <table:table-cell table:style-name="ACE-19" table:formula="of:=COM.MICROSOFT.SWITCH([$'Sheet3'.$B$1];1;[$'Sheet1'.V37];0;[$'Sheet5'.V37])" office:value-type="float" office:value="0">
            <text:p>0</text:p>
          </table:table-cell>
          <table:table-cell table:style-name="ACE-19" table:formula="of:=COM.MICROSOFT.SWITCH([$'Sheet3'.$B$1];1;[$'Sheet1'.W37];0;[$'Sheet5'.W37])" office:value-type="float" office:value="0">
            <text:p>0</text:p>
          </table:table-cell>
          <table:table-cell table:style-name="ACE-19" table:formula="of:=COM.MICROSOFT.SWITCH([$'Sheet3'.$B$1];1;[$'Sheet1'.X37];0;[$'Sheet5'.X37])" office:value-type="float" office:value="0">
            <text:p>0</text:p>
          </table:table-cell>
          <table:table-cell table:style-name="ACE-19" table:formula="of:=COM.MICROSOFT.SWITCH([$'Sheet3'.$B$1];1;[$'Sheet1'.Y37];0;[$'Sheet5'.Y37])" office:value-type="float" office:value="0">
            <text:p>0</text:p>
          </table:table-cell>
          <table:table-cell table:style-name="ACE-19" table:formula="of:=COM.MICROSOFT.SWITCH([$'Sheet3'.$B$1];1;[$'Sheet1'.Z37];0;[$'Sheet5'.Z37])" office:value-type="float" office:value="0">
            <text:p>0</text:p>
          </table:table-cell>
          <table:table-cell table:style-name="ACE-19" table:formula="of:=COM.MICROSOFT.SWITCH([$'Sheet3'.$B$1];1;[$'Sheet1'.AA37];0;[$'Sheet5'.AA37])" office:value-type="float" office:value="0">
            <text:p>0</text:p>
          </table:table-cell>
          <table:table-cell table:style-name="ACE-19" table:formula="of:=COM.MICROSOFT.SWITCH([$'Sheet3'.$B$1];1;[$'Sheet1'.AB37];0;[$'Sheet5'.AB37])" office:value-type="float" office:value="0">
            <text:p>0</text:p>
          </table:table-cell>
          <table:table-cell table:style-name="ACE-19" table:formula="of:=COM.MICROSOFT.SWITCH([$'Sheet3'.$B$1];1;[$'Sheet1'.AC37];0;[$'Sheet5'.AC37])" office:value-type="float" office:value="0">
            <text:p>0</text:p>
          </table:table-cell>
          <table:table-cell table:style-name="ACE-19" table:formula="of:=COM.MICROSOFT.SWITCH([$'Sheet3'.$B$1];1;[$'Sheet1'.AD37];0;[$'Sheet5'.AD37])" office:value-type="float" office:value="0">
            <text:p>0</text:p>
          </table:table-cell>
          <table:table-cell table:style-name="ACE-19" table:formula="of:=COM.MICROSOFT.SWITCH([$'Sheet3'.$B$1];1;[$'Sheet1'.AE37];0;[$'Sheet5'.AE37])" office:value-type="float" office:value="0">
            <text:p>0</text:p>
          </table:table-cell>
          <table:table-cell table:style-name="ACE-19" table:formula="of:=COM.MICROSOFT.SWITCH([$'Sheet3'.$B$1];1;[$'Sheet1'.AF37];0;[$'Sheet5'.AF37])" office:value-type="float" office:value="0">
            <text:p>0</text:p>
          </table:table-cell>
          <table:table-cell table:style-name="ACE-19" table:formula="of:=COM.MICROSOFT.SWITCH([$'Sheet3'.$B$1];1;[$'Sheet1'.AG37];0;[$'Sheet5'.AG37])" office:value-type="float" office:value="0">
            <text:p>0</text:p>
          </table:table-cell>
          <table:table-cell table:style-name="ACE-19" table:formula="of:=COM.MICROSOFT.SWITCH([$'Sheet3'.$B$1];1;[$'Sheet1'.AH37];0;[$'Sheet5'.AH37])" office:value-type="float" office:value="0">
            <text:p>0</text:p>
          </table:table-cell>
          <table:table-cell table:style-name="ACE-19" table:formula="of:=COM.MICROSOFT.SWITCH([$'Sheet3'.$B$1];1;[$'Sheet1'.AI37];0;[$'Sheet5'.AI37])" office:value-type="float" office:value="0">
            <text:p>0</text:p>
          </table:table-cell>
          <table:table-cell table:style-name="ACE-19" table:formula="of:=COM.MICROSOFT.SWITCH([$'Sheet3'.$B$1];1;[$'Sheet1'.AJ37];0;[$'Sheet5'.AJ37])" office:value-type="float" office:value="0">
            <text:p>0</text:p>
          </table:table-cell>
          <table:table-cell table:style-name="ACE-19" table:formula="of:=COM.MICROSOFT.SWITCH([$'Sheet3'.$B$1];1;[$'Sheet1'.AK37];0;[$'Sheet5'.AK37])" office:value-type="float" office:value="0">
            <text:p>0</text:p>
          </table:table-cell>
          <table:table-cell table:style-name="ACE-19" table:formula="of:=COM.MICROSOFT.SWITCH([$'Sheet3'.$B$1];1;[$'Sheet1'.AL37];0;[$'Sheet5'.AL37])" office:value-type="float" office:value="0">
            <text:p>0</text:p>
          </table:table-cell>
          <table:table-cell table:style-name="ACE-19" table:formula="of:=COM.MICROSOFT.SWITCH([$'Sheet3'.$B$1];1;[$'Sheet1'.AM37];0;[$'Sheet5'.AM37])" office:value-type="float" office:value="0">
            <text:p>0</text:p>
          </table:table-cell>
          <table:table-cell table:style-name="ACE-19" table:formula="of:=COM.MICROSOFT.SWITCH([$'Sheet3'.$B$1];1;[$'Sheet1'.AN37];0;[$'Sheet5'.AN37])" office:value-type="float" office:value="0">
            <text:p>0</text:p>
          </table:table-cell>
          <table:table-cell table:style-name="ACE-19" table:formula="of:=COM.MICROSOFT.SWITCH([$'Sheet3'.$B$1];1;[$'Sheet1'.AO37];0;[$'Sheet5'.AO37])" office:value-type="float" office:value="0">
            <text:p>0</text:p>
          </table:table-cell>
          <table:table-cell table:style-name="ACE-19" table:formula="of:=COM.MICROSOFT.SWITCH([$'Sheet3'.$B$1];1;[$'Sheet1'.AP37];0;[$'Sheet5'.AP37])" office:value-type="float" office:value="0">
            <text:p>0</text:p>
          </table:table-cell>
          <table:table-cell table:style-name="ACE-19" table:formula="of:=COM.MICROSOFT.SWITCH([$'Sheet3'.$B$1];1;[$'Sheet1'.AQ37];0;[$'Sheet5'.AQ37])" office:value-type="float" office:value="0">
            <text:p>0</text:p>
          </table:table-cell>
          <table:table-cell table:style-name="ACE-19" table:formula="of:=COM.MICROSOFT.SWITCH([$'Sheet3'.$B$1];1;[$'Sheet1'.AR37];0;[$'Sheet5'.AR37])" office:value-type="float" office:value="0">
            <text:p>0</text:p>
          </table:table-cell>
          <table:table-cell table:style-name="ACE-19" table:formula="of:=COM.MICROSOFT.SWITCH([$'Sheet3'.$B$1];1;[$'Sheet1'.AS37];0;[$'Sheet5'.AS37])" office:value-type="float" office:value="0">
            <text:p>0</text:p>
          </table:table-cell>
          <table:table-cell table:style-name="ACE-19" table:formula="of:=COM.MICROSOFT.SWITCH([$'Sheet3'.$B$1];1;[$'Sheet1'.AT37];0;[$'Sheet5'.AT37])" office:value-type="float" office:value="0">
            <text:p>0</text:p>
          </table:table-cell>
          <table:table-cell table:style-name="ACE-19" table:formula="of:=COM.MICROSOFT.SWITCH([$'Sheet3'.$B$1];1;[$'Sheet1'.AU37];0;[$'Sheet5'.AU37])" office:value-type="float" office:value="0">
            <text:p>0</text:p>
          </table:table-cell>
          <table:table-cell table:style-name="ACE-19" table:formula="of:=COM.MICROSOFT.SWITCH([$'Sheet3'.$B$1];1;[$'Sheet1'.AV37];0;[$'Sheet5'.AV37])" office:value-type="float" office:value="0">
            <text:p>0</text:p>
          </table:table-cell>
          <table:table-cell table:style-name="ACE-19" table:formula="of:=COM.MICROSOFT.SWITCH([$'Sheet3'.$B$1];1;[$'Sheet1'.AW37];0;[$'Sheet5'.AW37])" office:value-type="float" office:value="0">
            <text:p>0</text:p>
          </table:table-cell>
          <table:table-cell table:style-name="ACE-19" table:formula="of:=COM.MICROSOFT.SWITCH([$'Sheet3'.$B$1];1;[$'Sheet1'.AX37];0;[$'Sheet5'.AX37])" office:value-type="float" office:value="0">
            <text:p>0</text:p>
          </table:table-cell>
          <table:table-cell table:style-name="ACE-19" table:formula="of:=COM.MICROSOFT.SWITCH([$'Sheet3'.$B$1];1;[$'Sheet1'.AY37];0;[$'Sheet5'.AY37])" office:value-type="float" office:value="0">
            <text:p>0</text:p>
          </table:table-cell>
          <table:table-cell table:style-name="ACE-19" table:formula="of:=COM.MICROSOFT.SWITCH([$'Sheet3'.$B$1];1;[$'Sheet1'.AZ37];0;[$'Sheet5'.AZ37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8];0;[$'Sheet5'.C38])" office:value-type="float" office:value="0">
            <text:p>0</text:p>
          </table:table-cell>
          <table:table-cell table:style-name="ACE-19" table:formula="of:=COM.MICROSOFT.SWITCH([$'Sheet3'.$B$1];1;[$'Sheet1'.D38];0;[$'Sheet5'.D38])" office:value-type="float" office:value="0">
            <text:p>0</text:p>
          </table:table-cell>
          <table:table-cell table:style-name="ACE-19" table:formula="of:=COM.MICROSOFT.SWITCH([$'Sheet3'.$B$1];1;[$'Sheet1'.E38];0;[$'Sheet5'.E38])" office:value-type="float" office:value="0">
            <text:p>0</text:p>
          </table:table-cell>
          <table:table-cell table:style-name="ACE-19" table:formula="of:=COM.MICROSOFT.SWITCH([$'Sheet3'.$B$1];1;[$'Sheet1'.F38];0;[$'Sheet5'.F38])" office:value-type="float" office:value="0">
            <text:p>0</text:p>
          </table:table-cell>
          <table:table-cell table:style-name="ACE-19" table:formula="of:=COM.MICROSOFT.SWITCH([$'Sheet3'.$B$1];1;[$'Sheet1'.G38];0;[$'Sheet5'.G38])" office:value-type="float" office:value="0">
            <text:p>0</text:p>
          </table:table-cell>
          <table:table-cell table:style-name="ACE-19" table:formula="of:=COM.MICROSOFT.SWITCH([$'Sheet3'.$B$1];1;[$'Sheet1'.H38];0;[$'Sheet5'.H38])" office:value-type="float" office:value="0">
            <text:p>0</text:p>
          </table:table-cell>
          <table:table-cell table:style-name="ACE-19" table:formula="of:=COM.MICROSOFT.SWITCH([$'Sheet3'.$B$1];1;[$'Sheet1'.I38];0;[$'Sheet5'.I38])" office:value-type="float" office:value="0">
            <text:p>0</text:p>
          </table:table-cell>
          <table:table-cell table:style-name="ACE-19" table:formula="of:=COM.MICROSOFT.SWITCH([$'Sheet3'.$B$1];1;[$'Sheet1'.J38];0;[$'Sheet5'.J38])" office:value-type="float" office:value="0">
            <text:p>0</text:p>
          </table:table-cell>
          <table:table-cell table:style-name="ACE-19" table:formula="of:=COM.MICROSOFT.SWITCH([$'Sheet3'.$B$1];1;[$'Sheet1'.K38];0;[$'Sheet5'.K38])" office:value-type="float" office:value="0">
            <text:p>0</text:p>
          </table:table-cell>
          <table:table-cell table:style-name="ACE-19" table:formula="of:=COM.MICROSOFT.SWITCH([$'Sheet3'.$B$1];1;[$'Sheet1'.L38];0;[$'Sheet5'.L38])" office:value-type="float" office:value="0">
            <text:p>0</text:p>
          </table:table-cell>
          <table:table-cell table:style-name="ACE-19" table:formula="of:=COM.MICROSOFT.SWITCH([$'Sheet3'.$B$1];1;[$'Sheet1'.M38];0;[$'Sheet5'.M38])" office:value-type="float" office:value="0">
            <text:p>0</text:p>
          </table:table-cell>
          <table:table-cell table:style-name="ACE-19" table:formula="of:=COM.MICROSOFT.SWITCH([$'Sheet3'.$B$1];1;[$'Sheet1'.N38];0;[$'Sheet5'.N38])" office:value-type="float" office:value="0">
            <text:p>0</text:p>
          </table:table-cell>
          <table:table-cell table:style-name="ACE-19" table:formula="of:=COM.MICROSOFT.SWITCH([$'Sheet3'.$B$1];1;[$'Sheet1'.O38];0;[$'Sheet5'.O38])" office:value-type="float" office:value="0">
            <text:p>0</text:p>
          </table:table-cell>
          <table:table-cell table:style-name="ACE-19" table:formula="of:=COM.MICROSOFT.SWITCH([$'Sheet3'.$B$1];1;[$'Sheet1'.P38];0;[$'Sheet5'.P38])" office:value-type="float" office:value="0">
            <text:p>0</text:p>
          </table:table-cell>
          <table:table-cell table:style-name="ACE-19" table:formula="of:=COM.MICROSOFT.SWITCH([$'Sheet3'.$B$1];1;[$'Sheet1'.Q38];0;[$'Sheet5'.Q38])" office:value-type="float" office:value="0">
            <text:p>0</text:p>
          </table:table-cell>
          <table:table-cell table:style-name="ACE-19" table:formula="of:=COM.MICROSOFT.SWITCH([$'Sheet3'.$B$1];1;[$'Sheet1'.R38];0;[$'Sheet5'.R38])" office:value-type="float" office:value="0">
            <text:p>0</text:p>
          </table:table-cell>
          <table:table-cell table:style-name="ACE-19" table:formula="of:=COM.MICROSOFT.SWITCH([$'Sheet3'.$B$1];1;[$'Sheet1'.S38];0;[$'Sheet5'.S38])" office:value-type="float" office:value="0">
            <text:p>0</text:p>
          </table:table-cell>
          <table:table-cell table:style-name="ACE-19" table:formula="of:=COM.MICROSOFT.SWITCH([$'Sheet3'.$B$1];1;[$'Sheet1'.T38];0;[$'Sheet5'.T38])" office:value-type="float" office:value="0">
            <text:p>0</text:p>
          </table:table-cell>
          <table:table-cell table:style-name="ACE-19" table:formula="of:=COM.MICROSOFT.SWITCH([$'Sheet3'.$B$1];1;[$'Sheet1'.U38];0;[$'Sheet5'.U38])" office:value-type="float" office:value="0">
            <text:p>0</text:p>
          </table:table-cell>
          <table:table-cell table:style-name="ACE-19" table:formula="of:=COM.MICROSOFT.SWITCH([$'Sheet3'.$B$1];1;[$'Sheet1'.V38];0;[$'Sheet5'.V38])" office:value-type="float" office:value="0">
            <text:p>0</text:p>
          </table:table-cell>
          <table:table-cell table:style-name="ACE-19" table:formula="of:=COM.MICROSOFT.SWITCH([$'Sheet3'.$B$1];1;[$'Sheet1'.W38];0;[$'Sheet5'.W38])" office:value-type="float" office:value="0">
            <text:p>0</text:p>
          </table:table-cell>
          <table:table-cell table:style-name="ACE-19" table:formula="of:=COM.MICROSOFT.SWITCH([$'Sheet3'.$B$1];1;[$'Sheet1'.X38];0;[$'Sheet5'.X38])" office:value-type="float" office:value="0">
            <text:p>0</text:p>
          </table:table-cell>
          <table:table-cell table:style-name="ACE-19" table:formula="of:=COM.MICROSOFT.SWITCH([$'Sheet3'.$B$1];1;[$'Sheet1'.Y38];0;[$'Sheet5'.Y38])" office:value-type="float" office:value="0">
            <text:p>0</text:p>
          </table:table-cell>
          <table:table-cell table:style-name="ACE-19" table:formula="of:=COM.MICROSOFT.SWITCH([$'Sheet3'.$B$1];1;[$'Sheet1'.Z38];0;[$'Sheet5'.Z38])" office:value-type="float" office:value="0">
            <text:p>0</text:p>
          </table:table-cell>
          <table:table-cell table:style-name="ACE-19" table:formula="of:=COM.MICROSOFT.SWITCH([$'Sheet3'.$B$1];1;[$'Sheet1'.AA38];0;[$'Sheet5'.AA38])" office:value-type="float" office:value="0">
            <text:p>0</text:p>
          </table:table-cell>
          <table:table-cell table:style-name="ACE-19" table:formula="of:=COM.MICROSOFT.SWITCH([$'Sheet3'.$B$1];1;[$'Sheet1'.AB38];0;[$'Sheet5'.AB38])" office:value-type="float" office:value="0">
            <text:p>0</text:p>
          </table:table-cell>
          <table:table-cell table:style-name="ACE-19" table:formula="of:=COM.MICROSOFT.SWITCH([$'Sheet3'.$B$1];1;[$'Sheet1'.AC38];0;[$'Sheet5'.AC38])" office:value-type="float" office:value="0">
            <text:p>0</text:p>
          </table:table-cell>
          <table:table-cell table:style-name="ACE-19" table:formula="of:=COM.MICROSOFT.SWITCH([$'Sheet3'.$B$1];1;[$'Sheet1'.AD38];0;[$'Sheet5'.AD38])" office:value-type="float" office:value="0">
            <text:p>0</text:p>
          </table:table-cell>
          <table:table-cell table:style-name="ACE-19" table:formula="of:=COM.MICROSOFT.SWITCH([$'Sheet3'.$B$1];1;[$'Sheet1'.AE38];0;[$'Sheet5'.AE38])" office:value-type="float" office:value="0">
            <text:p>0</text:p>
          </table:table-cell>
          <table:table-cell table:style-name="ACE-19" table:formula="of:=COM.MICROSOFT.SWITCH([$'Sheet3'.$B$1];1;[$'Sheet1'.AF38];0;[$'Sheet5'.AF38])" office:value-type="float" office:value="0">
            <text:p>0</text:p>
          </table:table-cell>
          <table:table-cell table:style-name="ACE-19" table:formula="of:=COM.MICROSOFT.SWITCH([$'Sheet3'.$B$1];1;[$'Sheet1'.AG38];0;[$'Sheet5'.AG38])" office:value-type="float" office:value="0">
            <text:p>0</text:p>
          </table:table-cell>
          <table:table-cell table:style-name="ACE-19" table:formula="of:=COM.MICROSOFT.SWITCH([$'Sheet3'.$B$1];1;[$'Sheet1'.AH38];0;[$'Sheet5'.AH38])" office:value-type="float" office:value="0">
            <text:p>0</text:p>
          </table:table-cell>
          <table:table-cell table:style-name="ACE-19" table:formula="of:=COM.MICROSOFT.SWITCH([$'Sheet3'.$B$1];1;[$'Sheet1'.AI38];0;[$'Sheet5'.AI38])" office:value-type="float" office:value="0">
            <text:p>0</text:p>
          </table:table-cell>
          <table:table-cell table:style-name="ACE-19" table:formula="of:=COM.MICROSOFT.SWITCH([$'Sheet3'.$B$1];1;[$'Sheet1'.AJ38];0;[$'Sheet5'.AJ38])" office:value-type="float" office:value="0">
            <text:p>0</text:p>
          </table:table-cell>
          <table:table-cell table:style-name="ACE-19" table:formula="of:=COM.MICROSOFT.SWITCH([$'Sheet3'.$B$1];1;[$'Sheet1'.AK38];0;[$'Sheet5'.AK38])" office:value-type="float" office:value="0">
            <text:p>0</text:p>
          </table:table-cell>
          <table:table-cell table:style-name="ACE-19" table:formula="of:=COM.MICROSOFT.SWITCH([$'Sheet3'.$B$1];1;[$'Sheet1'.AL38];0;[$'Sheet5'.AL38])" office:value-type="float" office:value="0">
            <text:p>0</text:p>
          </table:table-cell>
          <table:table-cell table:style-name="ACE-19" table:formula="of:=COM.MICROSOFT.SWITCH([$'Sheet3'.$B$1];1;[$'Sheet1'.AM38];0;[$'Sheet5'.AM38])" office:value-type="float" office:value="0">
            <text:p>0</text:p>
          </table:table-cell>
          <table:table-cell table:style-name="ACE-19" table:formula="of:=COM.MICROSOFT.SWITCH([$'Sheet3'.$B$1];1;[$'Sheet1'.AN38];0;[$'Sheet5'.AN38])" office:value-type="float" office:value="0">
            <text:p>0</text:p>
          </table:table-cell>
          <table:table-cell table:style-name="ACE-19" table:formula="of:=COM.MICROSOFT.SWITCH([$'Sheet3'.$B$1];1;[$'Sheet1'.AO38];0;[$'Sheet5'.AO38])" office:value-type="float" office:value="0">
            <text:p>0</text:p>
          </table:table-cell>
          <table:table-cell table:style-name="ACE-19" table:formula="of:=COM.MICROSOFT.SWITCH([$'Sheet3'.$B$1];1;[$'Sheet1'.AP38];0;[$'Sheet5'.AP38])" office:value-type="float" office:value="0">
            <text:p>0</text:p>
          </table:table-cell>
          <table:table-cell table:style-name="ACE-19" table:formula="of:=COM.MICROSOFT.SWITCH([$'Sheet3'.$B$1];1;[$'Sheet1'.AQ38];0;[$'Sheet5'.AQ38])" office:value-type="float" office:value="0">
            <text:p>0</text:p>
          </table:table-cell>
          <table:table-cell table:style-name="ACE-19" table:formula="of:=COM.MICROSOFT.SWITCH([$'Sheet3'.$B$1];1;[$'Sheet1'.AR38];0;[$'Sheet5'.AR38])" office:value-type="float" office:value="0">
            <text:p>0</text:p>
          </table:table-cell>
          <table:table-cell table:style-name="ACE-19" table:formula="of:=COM.MICROSOFT.SWITCH([$'Sheet3'.$B$1];1;[$'Sheet1'.AS38];0;[$'Sheet5'.AS38])" office:value-type="float" office:value="0">
            <text:p>0</text:p>
          </table:table-cell>
          <table:table-cell table:style-name="ACE-19" table:formula="of:=COM.MICROSOFT.SWITCH([$'Sheet3'.$B$1];1;[$'Sheet1'.AT38];0;[$'Sheet5'.AT38])" office:value-type="float" office:value="0">
            <text:p>0</text:p>
          </table:table-cell>
          <table:table-cell table:style-name="ACE-19" table:formula="of:=COM.MICROSOFT.SWITCH([$'Sheet3'.$B$1];1;[$'Sheet1'.AU38];0;[$'Sheet5'.AU38])" office:value-type="float" office:value="0">
            <text:p>0</text:p>
          </table:table-cell>
          <table:table-cell table:style-name="ACE-19" table:formula="of:=COM.MICROSOFT.SWITCH([$'Sheet3'.$B$1];1;[$'Sheet1'.AV38];0;[$'Sheet5'.AV38])" office:value-type="float" office:value="0">
            <text:p>0</text:p>
          </table:table-cell>
          <table:table-cell table:style-name="ACE-19" table:formula="of:=COM.MICROSOFT.SWITCH([$'Sheet3'.$B$1];1;[$'Sheet1'.AW38];0;[$'Sheet5'.AW38])" office:value-type="float" office:value="0">
            <text:p>0</text:p>
          </table:table-cell>
          <table:table-cell table:style-name="ACE-19" table:formula="of:=COM.MICROSOFT.SWITCH([$'Sheet3'.$B$1];1;[$'Sheet1'.AX38];0;[$'Sheet5'.AX38])" office:value-type="float" office:value="0">
            <text:p>0</text:p>
          </table:table-cell>
          <table:table-cell table:style-name="ACE-19" table:formula="of:=COM.MICROSOFT.SWITCH([$'Sheet3'.$B$1];1;[$'Sheet1'.AY38];0;[$'Sheet5'.AY38])" office:value-type="float" office:value="0">
            <text:p>0</text:p>
          </table:table-cell>
          <table:table-cell table:style-name="ACE-19" table:formula="of:=COM.MICROSOFT.SWITCH([$'Sheet3'.$B$1];1;[$'Sheet1'.AZ38];0;[$'Sheet5'.AZ38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39];0;[$'Sheet5'.C39])" office:value-type="float" office:value="0">
            <text:p>0</text:p>
          </table:table-cell>
          <table:table-cell table:style-name="ACE-19" table:formula="of:=COM.MICROSOFT.SWITCH([$'Sheet3'.$B$1];1;[$'Sheet1'.D39];0;[$'Sheet5'.D39])" office:value-type="float" office:value="0">
            <text:p>0</text:p>
          </table:table-cell>
          <table:table-cell table:style-name="ACE-19" table:formula="of:=COM.MICROSOFT.SWITCH([$'Sheet3'.$B$1];1;[$'Sheet1'.E39];0;[$'Sheet5'.E39])" office:value-type="float" office:value="0">
            <text:p>0</text:p>
          </table:table-cell>
          <table:table-cell table:style-name="ACE-19" table:formula="of:=COM.MICROSOFT.SWITCH([$'Sheet3'.$B$1];1;[$'Sheet1'.F39];0;[$'Sheet5'.F39])" office:value-type="float" office:value="0">
            <text:p>0</text:p>
          </table:table-cell>
          <table:table-cell table:style-name="ACE-19" table:formula="of:=COM.MICROSOFT.SWITCH([$'Sheet3'.$B$1];1;[$'Sheet1'.G39];0;[$'Sheet5'.G39])" office:value-type="float" office:value="0">
            <text:p>0</text:p>
          </table:table-cell>
          <table:table-cell table:style-name="ACE-19" table:formula="of:=COM.MICROSOFT.SWITCH([$'Sheet3'.$B$1];1;[$'Sheet1'.H39];0;[$'Sheet5'.H39])" office:value-type="float" office:value="0">
            <text:p>0</text:p>
          </table:table-cell>
          <table:table-cell table:style-name="ACE-19" table:formula="of:=COM.MICROSOFT.SWITCH([$'Sheet3'.$B$1];1;[$'Sheet1'.I39];0;[$'Sheet5'.I39])" office:value-type="float" office:value="0">
            <text:p>0</text:p>
          </table:table-cell>
          <table:table-cell table:style-name="ACE-19" table:formula="of:=COM.MICROSOFT.SWITCH([$'Sheet3'.$B$1];1;[$'Sheet1'.J39];0;[$'Sheet5'.J39])" office:value-type="float" office:value="0">
            <text:p>0</text:p>
          </table:table-cell>
          <table:table-cell table:style-name="ACE-19" table:formula="of:=COM.MICROSOFT.SWITCH([$'Sheet3'.$B$1];1;[$'Sheet1'.K39];0;[$'Sheet5'.K39])" office:value-type="float" office:value="0">
            <text:p>0</text:p>
          </table:table-cell>
          <table:table-cell table:style-name="ACE-19" table:formula="of:=COM.MICROSOFT.SWITCH([$'Sheet3'.$B$1];1;[$'Sheet1'.L39];0;[$'Sheet5'.L39])" office:value-type="float" office:value="0">
            <text:p>0</text:p>
          </table:table-cell>
          <table:table-cell table:style-name="ACE-19" table:formula="of:=COM.MICROSOFT.SWITCH([$'Sheet3'.$B$1];1;[$'Sheet1'.M39];0;[$'Sheet5'.M39])" office:value-type="float" office:value="0">
            <text:p>0</text:p>
          </table:table-cell>
          <table:table-cell table:style-name="ACE-19" table:formula="of:=COM.MICROSOFT.SWITCH([$'Sheet3'.$B$1];1;[$'Sheet1'.N39];0;[$'Sheet5'.N39])" office:value-type="float" office:value="0">
            <text:p>0</text:p>
          </table:table-cell>
          <table:table-cell table:style-name="ACE-19" table:formula="of:=COM.MICROSOFT.SWITCH([$'Sheet3'.$B$1];1;[$'Sheet1'.O39];0;[$'Sheet5'.O39])" office:value-type="float" office:value="0">
            <text:p>0</text:p>
          </table:table-cell>
          <table:table-cell table:style-name="ACE-19" table:formula="of:=COM.MICROSOFT.SWITCH([$'Sheet3'.$B$1];1;[$'Sheet1'.P39];0;[$'Sheet5'.P39])" office:value-type="float" office:value="0">
            <text:p>0</text:p>
          </table:table-cell>
          <table:table-cell table:style-name="ACE-19" table:formula="of:=COM.MICROSOFT.SWITCH([$'Sheet3'.$B$1];1;[$'Sheet1'.Q39];0;[$'Sheet5'.Q39])" office:value-type="float" office:value="0">
            <text:p>0</text:p>
          </table:table-cell>
          <table:table-cell table:style-name="ACE-19" table:formula="of:=COM.MICROSOFT.SWITCH([$'Sheet3'.$B$1];1;[$'Sheet1'.R39];0;[$'Sheet5'.R39])" office:value-type="float" office:value="0">
            <text:p>0</text:p>
          </table:table-cell>
          <table:table-cell table:style-name="ACE-19" table:formula="of:=COM.MICROSOFT.SWITCH([$'Sheet3'.$B$1];1;[$'Sheet1'.S39];0;[$'Sheet5'.S39])" office:value-type="float" office:value="0">
            <text:p>0</text:p>
          </table:table-cell>
          <table:table-cell table:style-name="ACE-19" table:formula="of:=COM.MICROSOFT.SWITCH([$'Sheet3'.$B$1];1;[$'Sheet1'.T39];0;[$'Sheet5'.T39])" office:value-type="float" office:value="0">
            <text:p>0</text:p>
          </table:table-cell>
          <table:table-cell table:style-name="ACE-19" table:formula="of:=COM.MICROSOFT.SWITCH([$'Sheet3'.$B$1];1;[$'Sheet1'.U39];0;[$'Sheet5'.U39])" office:value-type="float" office:value="0">
            <text:p>0</text:p>
          </table:table-cell>
          <table:table-cell table:style-name="ACE-19" table:formula="of:=COM.MICROSOFT.SWITCH([$'Sheet3'.$B$1];1;[$'Sheet1'.V39];0;[$'Sheet5'.V39])" office:value-type="float" office:value="0">
            <text:p>0</text:p>
          </table:table-cell>
          <table:table-cell table:style-name="ACE-19" table:formula="of:=COM.MICROSOFT.SWITCH([$'Sheet3'.$B$1];1;[$'Sheet1'.W39];0;[$'Sheet5'.W39])" office:value-type="float" office:value="0">
            <text:p>0</text:p>
          </table:table-cell>
          <table:table-cell table:style-name="ACE-19" table:formula="of:=COM.MICROSOFT.SWITCH([$'Sheet3'.$B$1];1;[$'Sheet1'.X39];0;[$'Sheet5'.X39])" office:value-type="float" office:value="0">
            <text:p>0</text:p>
          </table:table-cell>
          <table:table-cell table:style-name="ACE-19" table:formula="of:=COM.MICROSOFT.SWITCH([$'Sheet3'.$B$1];1;[$'Sheet1'.Y39];0;[$'Sheet5'.Y39])" office:value-type="float" office:value="0">
            <text:p>0</text:p>
          </table:table-cell>
          <table:table-cell table:style-name="ACE-19" table:formula="of:=COM.MICROSOFT.SWITCH([$'Sheet3'.$B$1];1;[$'Sheet1'.Z39];0;[$'Sheet5'.Z39])" office:value-type="float" office:value="0">
            <text:p>0</text:p>
          </table:table-cell>
          <table:table-cell table:style-name="ACE-19" table:formula="of:=COM.MICROSOFT.SWITCH([$'Sheet3'.$B$1];1;[$'Sheet1'.AA39];0;[$'Sheet5'.AA39])" office:value-type="float" office:value="0">
            <text:p>0</text:p>
          </table:table-cell>
          <table:table-cell table:style-name="ACE-19" table:formula="of:=COM.MICROSOFT.SWITCH([$'Sheet3'.$B$1];1;[$'Sheet1'.AB39];0;[$'Sheet5'.AB39])" office:value-type="float" office:value="0">
            <text:p>0</text:p>
          </table:table-cell>
          <table:table-cell table:style-name="ACE-19" table:formula="of:=COM.MICROSOFT.SWITCH([$'Sheet3'.$B$1];1;[$'Sheet1'.AC39];0;[$'Sheet5'.AC39])" office:value-type="float" office:value="0">
            <text:p>0</text:p>
          </table:table-cell>
          <table:table-cell table:style-name="ACE-19" table:formula="of:=COM.MICROSOFT.SWITCH([$'Sheet3'.$B$1];1;[$'Sheet1'.AD39];0;[$'Sheet5'.AD39])" office:value-type="float" office:value="0">
            <text:p>0</text:p>
          </table:table-cell>
          <table:table-cell table:style-name="ACE-19" table:formula="of:=COM.MICROSOFT.SWITCH([$'Sheet3'.$B$1];1;[$'Sheet1'.AE39];0;[$'Sheet5'.AE39])" office:value-type="float" office:value="0">
            <text:p>0</text:p>
          </table:table-cell>
          <table:table-cell table:style-name="ACE-19" table:formula="of:=COM.MICROSOFT.SWITCH([$'Sheet3'.$B$1];1;[$'Sheet1'.AF39];0;[$'Sheet5'.AF39])" office:value-type="float" office:value="0">
            <text:p>0</text:p>
          </table:table-cell>
          <table:table-cell table:style-name="ACE-19" table:formula="of:=COM.MICROSOFT.SWITCH([$'Sheet3'.$B$1];1;[$'Sheet1'.AG39];0;[$'Sheet5'.AG39])" office:value-type="float" office:value="0">
            <text:p>0</text:p>
          </table:table-cell>
          <table:table-cell table:style-name="ACE-19" table:formula="of:=COM.MICROSOFT.SWITCH([$'Sheet3'.$B$1];1;[$'Sheet1'.AH39];0;[$'Sheet5'.AH39])" office:value-type="float" office:value="0">
            <text:p>0</text:p>
          </table:table-cell>
          <table:table-cell table:style-name="ACE-19" table:formula="of:=COM.MICROSOFT.SWITCH([$'Sheet3'.$B$1];1;[$'Sheet1'.AI39];0;[$'Sheet5'.AI39])" office:value-type="float" office:value="0">
            <text:p>0</text:p>
          </table:table-cell>
          <table:table-cell table:style-name="ACE-19" table:formula="of:=COM.MICROSOFT.SWITCH([$'Sheet3'.$B$1];1;[$'Sheet1'.AJ39];0;[$'Sheet5'.AJ39])" office:value-type="float" office:value="0">
            <text:p>0</text:p>
          </table:table-cell>
          <table:table-cell table:style-name="ACE-19" table:formula="of:=COM.MICROSOFT.SWITCH([$'Sheet3'.$B$1];1;[$'Sheet1'.AK39];0;[$'Sheet5'.AK39])" office:value-type="float" office:value="0">
            <text:p>0</text:p>
          </table:table-cell>
          <table:table-cell table:style-name="ACE-19" table:formula="of:=COM.MICROSOFT.SWITCH([$'Sheet3'.$B$1];1;[$'Sheet1'.AL39];0;[$'Sheet5'.AL39])" office:value-type="float" office:value="0">
            <text:p>0</text:p>
          </table:table-cell>
          <table:table-cell table:style-name="ACE-19" table:formula="of:=COM.MICROSOFT.SWITCH([$'Sheet3'.$B$1];1;[$'Sheet1'.AM39];0;[$'Sheet5'.AM39])" office:value-type="float" office:value="0">
            <text:p>0</text:p>
          </table:table-cell>
          <table:table-cell table:style-name="ACE-19" table:formula="of:=COM.MICROSOFT.SWITCH([$'Sheet3'.$B$1];1;[$'Sheet1'.AN39];0;[$'Sheet5'.AN39])" office:value-type="float" office:value="0">
            <text:p>0</text:p>
          </table:table-cell>
          <table:table-cell table:style-name="ACE-19" table:formula="of:=COM.MICROSOFT.SWITCH([$'Sheet3'.$B$1];1;[$'Sheet1'.AO39];0;[$'Sheet5'.AO39])" office:value-type="float" office:value="0">
            <text:p>0</text:p>
          </table:table-cell>
          <table:table-cell table:style-name="ACE-19" table:formula="of:=COM.MICROSOFT.SWITCH([$'Sheet3'.$B$1];1;[$'Sheet1'.AP39];0;[$'Sheet5'.AP39])" office:value-type="float" office:value="0">
            <text:p>0</text:p>
          </table:table-cell>
          <table:table-cell table:style-name="ACE-19" table:formula="of:=COM.MICROSOFT.SWITCH([$'Sheet3'.$B$1];1;[$'Sheet1'.AQ39];0;[$'Sheet5'.AQ39])" office:value-type="float" office:value="0">
            <text:p>0</text:p>
          </table:table-cell>
          <table:table-cell table:style-name="ACE-19" table:formula="of:=COM.MICROSOFT.SWITCH([$'Sheet3'.$B$1];1;[$'Sheet1'.AR39];0;[$'Sheet5'.AR39])" office:value-type="float" office:value="0">
            <text:p>0</text:p>
          </table:table-cell>
          <table:table-cell table:style-name="ACE-19" table:formula="of:=COM.MICROSOFT.SWITCH([$'Sheet3'.$B$1];1;[$'Sheet1'.AS39];0;[$'Sheet5'.AS39])" office:value-type="float" office:value="0">
            <text:p>0</text:p>
          </table:table-cell>
          <table:table-cell table:style-name="ACE-19" table:formula="of:=COM.MICROSOFT.SWITCH([$'Sheet3'.$B$1];1;[$'Sheet1'.AT39];0;[$'Sheet5'.AT39])" office:value-type="float" office:value="0">
            <text:p>0</text:p>
          </table:table-cell>
          <table:table-cell table:style-name="ACE-19" table:formula="of:=COM.MICROSOFT.SWITCH([$'Sheet3'.$B$1];1;[$'Sheet1'.AU39];0;[$'Sheet5'.AU39])" office:value-type="float" office:value="0">
            <text:p>0</text:p>
          </table:table-cell>
          <table:table-cell table:style-name="ACE-19" table:formula="of:=COM.MICROSOFT.SWITCH([$'Sheet3'.$B$1];1;[$'Sheet1'.AV39];0;[$'Sheet5'.AV39])" office:value-type="float" office:value="0">
            <text:p>0</text:p>
          </table:table-cell>
          <table:table-cell table:style-name="ACE-19" table:formula="of:=COM.MICROSOFT.SWITCH([$'Sheet3'.$B$1];1;[$'Sheet1'.AW39];0;[$'Sheet5'.AW39])" office:value-type="float" office:value="0">
            <text:p>0</text:p>
          </table:table-cell>
          <table:table-cell table:style-name="ACE-19" table:formula="of:=COM.MICROSOFT.SWITCH([$'Sheet3'.$B$1];1;[$'Sheet1'.AX39];0;[$'Sheet5'.AX39])" office:value-type="float" office:value="0">
            <text:p>0</text:p>
          </table:table-cell>
          <table:table-cell table:style-name="ACE-19" table:formula="of:=COM.MICROSOFT.SWITCH([$'Sheet3'.$B$1];1;[$'Sheet1'.AY39];0;[$'Sheet5'.AY39])" office:value-type="float" office:value="0">
            <text:p>0</text:p>
          </table:table-cell>
          <table:table-cell table:style-name="ACE-19" table:formula="of:=COM.MICROSOFT.SWITCH([$'Sheet3'.$B$1];1;[$'Sheet1'.AZ39];0;[$'Sheet5'.AZ39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40];0;[$'Sheet5'.C40])" office:value-type="float" office:value="0">
            <text:p>0</text:p>
          </table:table-cell>
          <table:table-cell table:style-name="ACE-19" table:formula="of:=COM.MICROSOFT.SWITCH([$'Sheet3'.$B$1];1;[$'Sheet1'.D40];0;[$'Sheet5'.D40])" office:value-type="float" office:value="0">
            <text:p>0</text:p>
          </table:table-cell>
          <table:table-cell table:style-name="ACE-19" table:formula="of:=COM.MICROSOFT.SWITCH([$'Sheet3'.$B$1];1;[$'Sheet1'.E40];0;[$'Sheet5'.E40])" office:value-type="float" office:value="0">
            <text:p>0</text:p>
          </table:table-cell>
          <table:table-cell table:style-name="ACE-19" table:formula="of:=COM.MICROSOFT.SWITCH([$'Sheet3'.$B$1];1;[$'Sheet1'.F40];0;[$'Sheet5'.F40])" office:value-type="float" office:value="0">
            <text:p>0</text:p>
          </table:table-cell>
          <table:table-cell table:style-name="ACE-19" table:formula="of:=COM.MICROSOFT.SWITCH([$'Sheet3'.$B$1];1;[$'Sheet1'.G40];0;[$'Sheet5'.G40])" office:value-type="float" office:value="0">
            <text:p>0</text:p>
          </table:table-cell>
          <table:table-cell table:style-name="ACE-19" table:formula="of:=COM.MICROSOFT.SWITCH([$'Sheet3'.$B$1];1;[$'Sheet1'.H40];0;[$'Sheet5'.H40])" office:value-type="float" office:value="0">
            <text:p>0</text:p>
          </table:table-cell>
          <table:table-cell table:style-name="ACE-19" table:formula="of:=COM.MICROSOFT.SWITCH([$'Sheet3'.$B$1];1;[$'Sheet1'.I40];0;[$'Sheet5'.I40])" office:value-type="float" office:value="0">
            <text:p>0</text:p>
          </table:table-cell>
          <table:table-cell table:style-name="ACE-19" table:formula="of:=COM.MICROSOFT.SWITCH([$'Sheet3'.$B$1];1;[$'Sheet1'.J40];0;[$'Sheet5'.J40])" office:value-type="float" office:value="0">
            <text:p>0</text:p>
          </table:table-cell>
          <table:table-cell table:style-name="ACE-19" table:formula="of:=COM.MICROSOFT.SWITCH([$'Sheet3'.$B$1];1;[$'Sheet1'.K40];0;[$'Sheet5'.K40])" office:value-type="float" office:value="0">
            <text:p>0</text:p>
          </table:table-cell>
          <table:table-cell table:style-name="ACE-19" table:formula="of:=COM.MICROSOFT.SWITCH([$'Sheet3'.$B$1];1;[$'Sheet1'.L40];0;[$'Sheet5'.L40])" office:value-type="float" office:value="0">
            <text:p>0</text:p>
          </table:table-cell>
          <table:table-cell table:style-name="ACE-19" table:formula="of:=COM.MICROSOFT.SWITCH([$'Sheet3'.$B$1];1;[$'Sheet1'.M40];0;[$'Sheet5'.M40])" office:value-type="float" office:value="0">
            <text:p>0</text:p>
          </table:table-cell>
          <table:table-cell table:style-name="ACE-19" table:formula="of:=COM.MICROSOFT.SWITCH([$'Sheet3'.$B$1];1;[$'Sheet1'.N40];0;[$'Sheet5'.N40])" office:value-type="float" office:value="0">
            <text:p>0</text:p>
          </table:table-cell>
          <table:table-cell table:style-name="ACE-19" table:formula="of:=COM.MICROSOFT.SWITCH([$'Sheet3'.$B$1];1;[$'Sheet1'.O40];0;[$'Sheet5'.O40])" office:value-type="float" office:value="0">
            <text:p>0</text:p>
          </table:table-cell>
          <table:table-cell table:style-name="ACE-19" table:formula="of:=COM.MICROSOFT.SWITCH([$'Sheet3'.$B$1];1;[$'Sheet1'.P40];0;[$'Sheet5'.P40])" office:value-type="float" office:value="0">
            <text:p>0</text:p>
          </table:table-cell>
          <table:table-cell table:style-name="ACE-19" table:formula="of:=COM.MICROSOFT.SWITCH([$'Sheet3'.$B$1];1;[$'Sheet1'.Q40];0;[$'Sheet5'.Q40])" office:value-type="float" office:value="0">
            <text:p>0</text:p>
          </table:table-cell>
          <table:table-cell table:style-name="ACE-19" table:formula="of:=COM.MICROSOFT.SWITCH([$'Sheet3'.$B$1];1;[$'Sheet1'.R40];0;[$'Sheet5'.R40])" office:value-type="float" office:value="0">
            <text:p>0</text:p>
          </table:table-cell>
          <table:table-cell table:style-name="ACE-19" table:formula="of:=COM.MICROSOFT.SWITCH([$'Sheet3'.$B$1];1;[$'Sheet1'.S40];0;[$'Sheet5'.S40])" office:value-type="float" office:value="0">
            <text:p>0</text:p>
          </table:table-cell>
          <table:table-cell table:style-name="ACE-19" table:formula="of:=COM.MICROSOFT.SWITCH([$'Sheet3'.$B$1];1;[$'Sheet1'.T40];0;[$'Sheet5'.T40])" office:value-type="float" office:value="0">
            <text:p>0</text:p>
          </table:table-cell>
          <table:table-cell table:style-name="ACE-19" table:formula="of:=COM.MICROSOFT.SWITCH([$'Sheet3'.$B$1];1;[$'Sheet1'.U40];0;[$'Sheet5'.U40])" office:value-type="float" office:value="0">
            <text:p>0</text:p>
          </table:table-cell>
          <table:table-cell table:style-name="ACE-19" table:formula="of:=COM.MICROSOFT.SWITCH([$'Sheet3'.$B$1];1;[$'Sheet1'.V40];0;[$'Sheet5'.V40])" office:value-type="float" office:value="0">
            <text:p>0</text:p>
          </table:table-cell>
          <table:table-cell table:style-name="ACE-19" table:formula="of:=COM.MICROSOFT.SWITCH([$'Sheet3'.$B$1];1;[$'Sheet1'.W40];0;[$'Sheet5'.W40])" office:value-type="float" office:value="0">
            <text:p>0</text:p>
          </table:table-cell>
          <table:table-cell table:style-name="ACE-19" table:formula="of:=COM.MICROSOFT.SWITCH([$'Sheet3'.$B$1];1;[$'Sheet1'.X40];0;[$'Sheet5'.X40])" office:value-type="float" office:value="0">
            <text:p>0</text:p>
          </table:table-cell>
          <table:table-cell table:style-name="ACE-19" table:formula="of:=COM.MICROSOFT.SWITCH([$'Sheet3'.$B$1];1;[$'Sheet1'.Y40];0;[$'Sheet5'.Y40])" office:value-type="float" office:value="0">
            <text:p>0</text:p>
          </table:table-cell>
          <table:table-cell table:style-name="ACE-19" table:formula="of:=COM.MICROSOFT.SWITCH([$'Sheet3'.$B$1];1;[$'Sheet1'.Z40];0;[$'Sheet5'.Z40])" office:value-type="float" office:value="0">
            <text:p>0</text:p>
          </table:table-cell>
          <table:table-cell table:style-name="ACE-19" table:formula="of:=COM.MICROSOFT.SWITCH([$'Sheet3'.$B$1];1;[$'Sheet1'.AA40];0;[$'Sheet5'.AA40])" office:value-type="float" office:value="0">
            <text:p>0</text:p>
          </table:table-cell>
          <table:table-cell table:style-name="ACE-19" table:formula="of:=COM.MICROSOFT.SWITCH([$'Sheet3'.$B$1];1;[$'Sheet1'.AB40];0;[$'Sheet5'.AB40])" office:value-type="float" office:value="0">
            <text:p>0</text:p>
          </table:table-cell>
          <table:table-cell table:style-name="ACE-19" table:formula="of:=COM.MICROSOFT.SWITCH([$'Sheet3'.$B$1];1;[$'Sheet1'.AC40];0;[$'Sheet5'.AC40])" office:value-type="float" office:value="0">
            <text:p>0</text:p>
          </table:table-cell>
          <table:table-cell table:style-name="ACE-19" table:formula="of:=COM.MICROSOFT.SWITCH([$'Sheet3'.$B$1];1;[$'Sheet1'.AD40];0;[$'Sheet5'.AD40])" office:value-type="float" office:value="0">
            <text:p>0</text:p>
          </table:table-cell>
          <table:table-cell table:style-name="ACE-19" table:formula="of:=COM.MICROSOFT.SWITCH([$'Sheet3'.$B$1];1;[$'Sheet1'.AE40];0;[$'Sheet5'.AE40])" office:value-type="float" office:value="0">
            <text:p>0</text:p>
          </table:table-cell>
          <table:table-cell table:style-name="ACE-19" table:formula="of:=COM.MICROSOFT.SWITCH([$'Sheet3'.$B$1];1;[$'Sheet1'.AF40];0;[$'Sheet5'.AF40])" office:value-type="float" office:value="0">
            <text:p>0</text:p>
          </table:table-cell>
          <table:table-cell table:style-name="ACE-19" table:formula="of:=COM.MICROSOFT.SWITCH([$'Sheet3'.$B$1];1;[$'Sheet1'.AG40];0;[$'Sheet5'.AG40])" office:value-type="float" office:value="0">
            <text:p>0</text:p>
          </table:table-cell>
          <table:table-cell table:style-name="ACE-19" table:formula="of:=COM.MICROSOFT.SWITCH([$'Sheet3'.$B$1];1;[$'Sheet1'.AH40];0;[$'Sheet5'.AH40])" office:value-type="float" office:value="0">
            <text:p>0</text:p>
          </table:table-cell>
          <table:table-cell table:style-name="ACE-19" table:formula="of:=COM.MICROSOFT.SWITCH([$'Sheet3'.$B$1];1;[$'Sheet1'.AI40];0;[$'Sheet5'.AI40])" office:value-type="float" office:value="0">
            <text:p>0</text:p>
          </table:table-cell>
          <table:table-cell table:style-name="ACE-19" table:formula="of:=COM.MICROSOFT.SWITCH([$'Sheet3'.$B$1];1;[$'Sheet1'.AJ40];0;[$'Sheet5'.AJ40])" office:value-type="float" office:value="0">
            <text:p>0</text:p>
          </table:table-cell>
          <table:table-cell table:style-name="ACE-19" table:formula="of:=COM.MICROSOFT.SWITCH([$'Sheet3'.$B$1];1;[$'Sheet1'.AK40];0;[$'Sheet5'.AK40])" office:value-type="float" office:value="0">
            <text:p>0</text:p>
          </table:table-cell>
          <table:table-cell table:style-name="ACE-19" table:formula="of:=COM.MICROSOFT.SWITCH([$'Sheet3'.$B$1];1;[$'Sheet1'.AL40];0;[$'Sheet5'.AL40])" office:value-type="float" office:value="0">
            <text:p>0</text:p>
          </table:table-cell>
          <table:table-cell table:style-name="ACE-19" table:formula="of:=COM.MICROSOFT.SWITCH([$'Sheet3'.$B$1];1;[$'Sheet1'.AM40];0;[$'Sheet5'.AM40])" office:value-type="float" office:value="0">
            <text:p>0</text:p>
          </table:table-cell>
          <table:table-cell table:style-name="ACE-19" table:formula="of:=COM.MICROSOFT.SWITCH([$'Sheet3'.$B$1];1;[$'Sheet1'.AN40];0;[$'Sheet5'.AN40])" office:value-type="float" office:value="0">
            <text:p>0</text:p>
          </table:table-cell>
          <table:table-cell table:style-name="ACE-19" table:formula="of:=COM.MICROSOFT.SWITCH([$'Sheet3'.$B$1];1;[$'Sheet1'.AO40];0;[$'Sheet5'.AO40])" office:value-type="float" office:value="0">
            <text:p>0</text:p>
          </table:table-cell>
          <table:table-cell table:style-name="ACE-19" table:formula="of:=COM.MICROSOFT.SWITCH([$'Sheet3'.$B$1];1;[$'Sheet1'.AP40];0;[$'Sheet5'.AP40])" office:value-type="float" office:value="0">
            <text:p>0</text:p>
          </table:table-cell>
          <table:table-cell table:style-name="ACE-19" table:formula="of:=COM.MICROSOFT.SWITCH([$'Sheet3'.$B$1];1;[$'Sheet1'.AQ40];0;[$'Sheet5'.AQ40])" office:value-type="float" office:value="0">
            <text:p>0</text:p>
          </table:table-cell>
          <table:table-cell table:style-name="ACE-19" table:formula="of:=COM.MICROSOFT.SWITCH([$'Sheet3'.$B$1];1;[$'Sheet1'.AR40];0;[$'Sheet5'.AR40])" office:value-type="float" office:value="0">
            <text:p>0</text:p>
          </table:table-cell>
          <table:table-cell table:style-name="ACE-19" table:formula="of:=COM.MICROSOFT.SWITCH([$'Sheet3'.$B$1];1;[$'Sheet1'.AS40];0;[$'Sheet5'.AS40])" office:value-type="float" office:value="0">
            <text:p>0</text:p>
          </table:table-cell>
          <table:table-cell table:style-name="ACE-19" table:formula="of:=COM.MICROSOFT.SWITCH([$'Sheet3'.$B$1];1;[$'Sheet1'.AT40];0;[$'Sheet5'.AT40])" office:value-type="float" office:value="0">
            <text:p>0</text:p>
          </table:table-cell>
          <table:table-cell table:style-name="ACE-19" table:formula="of:=COM.MICROSOFT.SWITCH([$'Sheet3'.$B$1];1;[$'Sheet1'.AU40];0;[$'Sheet5'.AU40])" office:value-type="float" office:value="0">
            <text:p>0</text:p>
          </table:table-cell>
          <table:table-cell table:style-name="ACE-19" table:formula="of:=COM.MICROSOFT.SWITCH([$'Sheet3'.$B$1];1;[$'Sheet1'.AV40];0;[$'Sheet5'.AV40])" office:value-type="float" office:value="0">
            <text:p>0</text:p>
          </table:table-cell>
          <table:table-cell table:style-name="ACE-19" table:formula="of:=COM.MICROSOFT.SWITCH([$'Sheet3'.$B$1];1;[$'Sheet1'.AW40];0;[$'Sheet5'.AW40])" office:value-type="float" office:value="0">
            <text:p>0</text:p>
          </table:table-cell>
          <table:table-cell table:style-name="ACE-19" table:formula="of:=COM.MICROSOFT.SWITCH([$'Sheet3'.$B$1];1;[$'Sheet1'.AX40];0;[$'Sheet5'.AX40])" office:value-type="float" office:value="0">
            <text:p>0</text:p>
          </table:table-cell>
          <table:table-cell table:style-name="ACE-19" table:formula="of:=COM.MICROSOFT.SWITCH([$'Sheet3'.$B$1];1;[$'Sheet1'.AY40];0;[$'Sheet5'.AY40])" office:value-type="float" office:value="0">
            <text:p>0</text:p>
          </table:table-cell>
          <table:table-cell table:style-name="ACE-19" table:formula="of:=COM.MICROSOFT.SWITCH([$'Sheet3'.$B$1];1;[$'Sheet1'.AZ40];0;[$'Sheet5'.AZ40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41];0;[$'Sheet5'.C41])" office:value-type="float" office:value="0">
            <text:p>0</text:p>
          </table:table-cell>
          <table:table-cell table:style-name="ACE-19" table:formula="of:=COM.MICROSOFT.SWITCH([$'Sheet3'.$B$1];1;[$'Sheet1'.D41];0;[$'Sheet5'.D41])" office:value-type="float" office:value="0">
            <text:p>0</text:p>
          </table:table-cell>
          <table:table-cell table:style-name="ACE-19" table:formula="of:=COM.MICROSOFT.SWITCH([$'Sheet3'.$B$1];1;[$'Sheet1'.E41];0;[$'Sheet5'.E41])" office:value-type="float" office:value="0">
            <text:p>0</text:p>
          </table:table-cell>
          <table:table-cell table:style-name="ACE-19" table:formula="of:=COM.MICROSOFT.SWITCH([$'Sheet3'.$B$1];1;[$'Sheet1'.F41];0;[$'Sheet5'.F41])" office:value-type="float" office:value="0">
            <text:p>0</text:p>
          </table:table-cell>
          <table:table-cell table:style-name="ACE-19" table:formula="of:=COM.MICROSOFT.SWITCH([$'Sheet3'.$B$1];1;[$'Sheet1'.G41];0;[$'Sheet5'.G41])" office:value-type="float" office:value="0">
            <text:p>0</text:p>
          </table:table-cell>
          <table:table-cell table:style-name="ACE-19" table:formula="of:=COM.MICROSOFT.SWITCH([$'Sheet3'.$B$1];1;[$'Sheet1'.H41];0;[$'Sheet5'.H41])" office:value-type="float" office:value="0">
            <text:p>0</text:p>
          </table:table-cell>
          <table:table-cell table:style-name="ACE-19" table:formula="of:=COM.MICROSOFT.SWITCH([$'Sheet3'.$B$1];1;[$'Sheet1'.I41];0;[$'Sheet5'.I41])" office:value-type="float" office:value="0">
            <text:p>0</text:p>
          </table:table-cell>
          <table:table-cell table:style-name="ACE-19" table:formula="of:=COM.MICROSOFT.SWITCH([$'Sheet3'.$B$1];1;[$'Sheet1'.J41];0;[$'Sheet5'.J41])" office:value-type="float" office:value="0">
            <text:p>0</text:p>
          </table:table-cell>
          <table:table-cell table:style-name="ACE-19" table:formula="of:=COM.MICROSOFT.SWITCH([$'Sheet3'.$B$1];1;[$'Sheet1'.K41];0;[$'Sheet5'.K41])" office:value-type="float" office:value="0">
            <text:p>0</text:p>
          </table:table-cell>
          <table:table-cell table:style-name="ACE-19" table:formula="of:=COM.MICROSOFT.SWITCH([$'Sheet3'.$B$1];1;[$'Sheet1'.L41];0;[$'Sheet5'.L41])" office:value-type="float" office:value="0">
            <text:p>0</text:p>
          </table:table-cell>
          <table:table-cell table:style-name="ACE-19" table:formula="of:=COM.MICROSOFT.SWITCH([$'Sheet3'.$B$1];1;[$'Sheet1'.M41];0;[$'Sheet5'.M41])" office:value-type="float" office:value="0">
            <text:p>0</text:p>
          </table:table-cell>
          <table:table-cell table:style-name="ACE-19" table:formula="of:=COM.MICROSOFT.SWITCH([$'Sheet3'.$B$1];1;[$'Sheet1'.N41];0;[$'Sheet5'.N41])" office:value-type="float" office:value="0">
            <text:p>0</text:p>
          </table:table-cell>
          <table:table-cell table:style-name="ACE-19" table:formula="of:=COM.MICROSOFT.SWITCH([$'Sheet3'.$B$1];1;[$'Sheet1'.O41];0;[$'Sheet5'.O41])" office:value-type="float" office:value="0">
            <text:p>0</text:p>
          </table:table-cell>
          <table:table-cell table:style-name="ACE-19" table:formula="of:=COM.MICROSOFT.SWITCH([$'Sheet3'.$B$1];1;[$'Sheet1'.P41];0;[$'Sheet5'.P41])" office:value-type="float" office:value="0">
            <text:p>0</text:p>
          </table:table-cell>
          <table:table-cell table:style-name="ACE-19" table:formula="of:=COM.MICROSOFT.SWITCH([$'Sheet3'.$B$1];1;[$'Sheet1'.Q41];0;[$'Sheet5'.Q41])" office:value-type="float" office:value="0">
            <text:p>0</text:p>
          </table:table-cell>
          <table:table-cell table:style-name="ACE-19" table:formula="of:=COM.MICROSOFT.SWITCH([$'Sheet3'.$B$1];1;[$'Sheet1'.R41];0;[$'Sheet5'.R41])" office:value-type="float" office:value="0">
            <text:p>0</text:p>
          </table:table-cell>
          <table:table-cell table:style-name="ACE-19" table:formula="of:=COM.MICROSOFT.SWITCH([$'Sheet3'.$B$1];1;[$'Sheet1'.S41];0;[$'Sheet5'.S41])" office:value-type="float" office:value="0">
            <text:p>0</text:p>
          </table:table-cell>
          <table:table-cell table:style-name="ACE-19" table:formula="of:=COM.MICROSOFT.SWITCH([$'Sheet3'.$B$1];1;[$'Sheet1'.T41];0;[$'Sheet5'.T41])" office:value-type="float" office:value="0">
            <text:p>0</text:p>
          </table:table-cell>
          <table:table-cell table:style-name="ACE-19" table:formula="of:=COM.MICROSOFT.SWITCH([$'Sheet3'.$B$1];1;[$'Sheet1'.U41];0;[$'Sheet5'.U41])" office:value-type="float" office:value="0">
            <text:p>0</text:p>
          </table:table-cell>
          <table:table-cell table:style-name="ACE-19" table:formula="of:=COM.MICROSOFT.SWITCH([$'Sheet3'.$B$1];1;[$'Sheet1'.V41];0;[$'Sheet5'.V41])" office:value-type="float" office:value="0">
            <text:p>0</text:p>
          </table:table-cell>
          <table:table-cell table:style-name="ACE-19" table:formula="of:=COM.MICROSOFT.SWITCH([$'Sheet3'.$B$1];1;[$'Sheet1'.W41];0;[$'Sheet5'.W41])" office:value-type="float" office:value="0">
            <text:p>0</text:p>
          </table:table-cell>
          <table:table-cell table:style-name="ACE-19" table:formula="of:=COM.MICROSOFT.SWITCH([$'Sheet3'.$B$1];1;[$'Sheet1'.X41];0;[$'Sheet5'.X41])" office:value-type="float" office:value="0">
            <text:p>0</text:p>
          </table:table-cell>
          <table:table-cell table:style-name="ACE-19" table:formula="of:=COM.MICROSOFT.SWITCH([$'Sheet3'.$B$1];1;[$'Sheet1'.Y41];0;[$'Sheet5'.Y41])" office:value-type="float" office:value="0">
            <text:p>0</text:p>
          </table:table-cell>
          <table:table-cell table:style-name="ACE-19" table:formula="of:=COM.MICROSOFT.SWITCH([$'Sheet3'.$B$1];1;[$'Sheet1'.Z41];0;[$'Sheet5'.Z41])" office:value-type="float" office:value="0">
            <text:p>0</text:p>
          </table:table-cell>
          <table:table-cell table:style-name="ACE-19" table:formula="of:=COM.MICROSOFT.SWITCH([$'Sheet3'.$B$1];1;[$'Sheet1'.AA41];0;[$'Sheet5'.AA41])" office:value-type="float" office:value="0">
            <text:p>0</text:p>
          </table:table-cell>
          <table:table-cell table:style-name="ACE-19" table:formula="of:=COM.MICROSOFT.SWITCH([$'Sheet3'.$B$1];1;[$'Sheet1'.AB41];0;[$'Sheet5'.AB41])" office:value-type="float" office:value="0">
            <text:p>0</text:p>
          </table:table-cell>
          <table:table-cell table:style-name="ACE-19" table:formula="of:=COM.MICROSOFT.SWITCH([$'Sheet3'.$B$1];1;[$'Sheet1'.AC41];0;[$'Sheet5'.AC41])" office:value-type="float" office:value="0">
            <text:p>0</text:p>
          </table:table-cell>
          <table:table-cell table:style-name="ACE-19" table:formula="of:=COM.MICROSOFT.SWITCH([$'Sheet3'.$B$1];1;[$'Sheet1'.AD41];0;[$'Sheet5'.AD41])" office:value-type="float" office:value="0">
            <text:p>0</text:p>
          </table:table-cell>
          <table:table-cell table:style-name="ACE-19" table:formula="of:=COM.MICROSOFT.SWITCH([$'Sheet3'.$B$1];1;[$'Sheet1'.AE41];0;[$'Sheet5'.AE41])" office:value-type="float" office:value="0">
            <text:p>0</text:p>
          </table:table-cell>
          <table:table-cell table:style-name="ACE-19" table:formula="of:=COM.MICROSOFT.SWITCH([$'Sheet3'.$B$1];1;[$'Sheet1'.AF41];0;[$'Sheet5'.AF41])" office:value-type="float" office:value="0">
            <text:p>0</text:p>
          </table:table-cell>
          <table:table-cell table:style-name="ACE-19" table:formula="of:=COM.MICROSOFT.SWITCH([$'Sheet3'.$B$1];1;[$'Sheet1'.AG41];0;[$'Sheet5'.AG41])" office:value-type="float" office:value="0">
            <text:p>0</text:p>
          </table:table-cell>
          <table:table-cell table:style-name="ACE-19" table:formula="of:=COM.MICROSOFT.SWITCH([$'Sheet3'.$B$1];1;[$'Sheet1'.AH41];0;[$'Sheet5'.AH41])" office:value-type="float" office:value="0">
            <text:p>0</text:p>
          </table:table-cell>
          <table:table-cell table:style-name="ACE-19" table:formula="of:=COM.MICROSOFT.SWITCH([$'Sheet3'.$B$1];1;[$'Sheet1'.AI41];0;[$'Sheet5'.AI41])" office:value-type="float" office:value="0">
            <text:p>0</text:p>
          </table:table-cell>
          <table:table-cell table:style-name="ACE-19" table:formula="of:=COM.MICROSOFT.SWITCH([$'Sheet3'.$B$1];1;[$'Sheet1'.AJ41];0;[$'Sheet5'.AJ41])" office:value-type="float" office:value="0">
            <text:p>0</text:p>
          </table:table-cell>
          <table:table-cell table:style-name="ACE-19" table:formula="of:=COM.MICROSOFT.SWITCH([$'Sheet3'.$B$1];1;[$'Sheet1'.AK41];0;[$'Sheet5'.AK41])" office:value-type="float" office:value="0">
            <text:p>0</text:p>
          </table:table-cell>
          <table:table-cell table:style-name="ACE-19" table:formula="of:=COM.MICROSOFT.SWITCH([$'Sheet3'.$B$1];1;[$'Sheet1'.AL41];0;[$'Sheet5'.AL41])" office:value-type="float" office:value="0">
            <text:p>0</text:p>
          </table:table-cell>
          <table:table-cell table:style-name="ACE-19" table:formula="of:=COM.MICROSOFT.SWITCH([$'Sheet3'.$B$1];1;[$'Sheet1'.AM41];0;[$'Sheet5'.AM41])" office:value-type="float" office:value="0">
            <text:p>0</text:p>
          </table:table-cell>
          <table:table-cell table:style-name="ACE-19" table:formula="of:=COM.MICROSOFT.SWITCH([$'Sheet3'.$B$1];1;[$'Sheet1'.AN41];0;[$'Sheet5'.AN41])" office:value-type="float" office:value="0">
            <text:p>0</text:p>
          </table:table-cell>
          <table:table-cell table:style-name="ACE-19" table:formula="of:=COM.MICROSOFT.SWITCH([$'Sheet3'.$B$1];1;[$'Sheet1'.AO41];0;[$'Sheet5'.AO41])" office:value-type="float" office:value="0">
            <text:p>0</text:p>
          </table:table-cell>
          <table:table-cell table:style-name="ACE-19" table:formula="of:=COM.MICROSOFT.SWITCH([$'Sheet3'.$B$1];1;[$'Sheet1'.AP41];0;[$'Sheet5'.AP41])" office:value-type="float" office:value="0">
            <text:p>0</text:p>
          </table:table-cell>
          <table:table-cell table:style-name="ACE-19" table:formula="of:=COM.MICROSOFT.SWITCH([$'Sheet3'.$B$1];1;[$'Sheet1'.AQ41];0;[$'Sheet5'.AQ41])" office:value-type="float" office:value="0">
            <text:p>0</text:p>
          </table:table-cell>
          <table:table-cell table:style-name="ACE-19" table:formula="of:=COM.MICROSOFT.SWITCH([$'Sheet3'.$B$1];1;[$'Sheet1'.AR41];0;[$'Sheet5'.AR41])" office:value-type="float" office:value="0">
            <text:p>0</text:p>
          </table:table-cell>
          <table:table-cell table:style-name="ACE-19" table:formula="of:=COM.MICROSOFT.SWITCH([$'Sheet3'.$B$1];1;[$'Sheet1'.AS41];0;[$'Sheet5'.AS41])" office:value-type="float" office:value="0">
            <text:p>0</text:p>
          </table:table-cell>
          <table:table-cell table:style-name="ACE-19" table:formula="of:=COM.MICROSOFT.SWITCH([$'Sheet3'.$B$1];1;[$'Sheet1'.AT41];0;[$'Sheet5'.AT41])" office:value-type="float" office:value="0">
            <text:p>0</text:p>
          </table:table-cell>
          <table:table-cell table:style-name="ACE-19" table:formula="of:=COM.MICROSOFT.SWITCH([$'Sheet3'.$B$1];1;[$'Sheet1'.AU41];0;[$'Sheet5'.AU41])" office:value-type="float" office:value="0">
            <text:p>0</text:p>
          </table:table-cell>
          <table:table-cell table:style-name="ACE-19" table:formula="of:=COM.MICROSOFT.SWITCH([$'Sheet3'.$B$1];1;[$'Sheet1'.AV41];0;[$'Sheet5'.AV41])" office:value-type="float" office:value="0">
            <text:p>0</text:p>
          </table:table-cell>
          <table:table-cell table:style-name="ACE-19" table:formula="of:=COM.MICROSOFT.SWITCH([$'Sheet3'.$B$1];1;[$'Sheet1'.AW41];0;[$'Sheet5'.AW41])" office:value-type="float" office:value="0">
            <text:p>0</text:p>
          </table:table-cell>
          <table:table-cell table:style-name="ACE-19" table:formula="of:=COM.MICROSOFT.SWITCH([$'Sheet3'.$B$1];1;[$'Sheet1'.AX41];0;[$'Sheet5'.AX41])" office:value-type="float" office:value="0">
            <text:p>0</text:p>
          </table:table-cell>
          <table:table-cell table:style-name="ACE-19" table:formula="of:=COM.MICROSOFT.SWITCH([$'Sheet3'.$B$1];1;[$'Sheet1'.AY41];0;[$'Sheet5'.AY41])" office:value-type="float" office:value="0">
            <text:p>0</text:p>
          </table:table-cell>
          <table:table-cell table:style-name="ACE-19" table:formula="of:=COM.MICROSOFT.SWITCH([$'Sheet3'.$B$1];1;[$'Sheet1'.AZ41];0;[$'Sheet5'.AZ41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42];0;[$'Sheet5'.C42])" office:value-type="float" office:value="0">
            <text:p>0</text:p>
          </table:table-cell>
          <table:table-cell table:style-name="ACE-19" table:formula="of:=COM.MICROSOFT.SWITCH([$'Sheet3'.$B$1];1;[$'Sheet1'.D42];0;[$'Sheet5'.D42])" office:value-type="float" office:value="0">
            <text:p>0</text:p>
          </table:table-cell>
          <table:table-cell table:style-name="ACE-19" table:formula="of:=COM.MICROSOFT.SWITCH([$'Sheet3'.$B$1];1;[$'Sheet1'.E42];0;[$'Sheet5'.E42])" office:value-type="float" office:value="0">
            <text:p>0</text:p>
          </table:table-cell>
          <table:table-cell table:style-name="ACE-19" table:formula="of:=COM.MICROSOFT.SWITCH([$'Sheet3'.$B$1];1;[$'Sheet1'.F42];0;[$'Sheet5'.F42])" office:value-type="float" office:value="0">
            <text:p>0</text:p>
          </table:table-cell>
          <table:table-cell table:style-name="ACE-19" table:formula="of:=COM.MICROSOFT.SWITCH([$'Sheet3'.$B$1];1;[$'Sheet1'.G42];0;[$'Sheet5'.G42])" office:value-type="float" office:value="0">
            <text:p>0</text:p>
          </table:table-cell>
          <table:table-cell table:style-name="ACE-19" table:formula="of:=COM.MICROSOFT.SWITCH([$'Sheet3'.$B$1];1;[$'Sheet1'.H42];0;[$'Sheet5'.H42])" office:value-type="float" office:value="0">
            <text:p>0</text:p>
          </table:table-cell>
          <table:table-cell table:style-name="ACE-19" table:formula="of:=COM.MICROSOFT.SWITCH([$'Sheet3'.$B$1];1;[$'Sheet1'.I42];0;[$'Sheet5'.I42])" office:value-type="float" office:value="0">
            <text:p>0</text:p>
          </table:table-cell>
          <table:table-cell table:style-name="ACE-19" table:formula="of:=COM.MICROSOFT.SWITCH([$'Sheet3'.$B$1];1;[$'Sheet1'.J42];0;[$'Sheet5'.J42])" office:value-type="float" office:value="0">
            <text:p>0</text:p>
          </table:table-cell>
          <table:table-cell table:style-name="ACE-19" table:formula="of:=COM.MICROSOFT.SWITCH([$'Sheet3'.$B$1];1;[$'Sheet1'.K42];0;[$'Sheet5'.K42])" office:value-type="float" office:value="0">
            <text:p>0</text:p>
          </table:table-cell>
          <table:table-cell table:style-name="ACE-19" table:formula="of:=COM.MICROSOFT.SWITCH([$'Sheet3'.$B$1];1;[$'Sheet1'.L42];0;[$'Sheet5'.L42])" office:value-type="float" office:value="0">
            <text:p>0</text:p>
          </table:table-cell>
          <table:table-cell table:style-name="ACE-19" table:formula="of:=COM.MICROSOFT.SWITCH([$'Sheet3'.$B$1];1;[$'Sheet1'.M42];0;[$'Sheet5'.M42])" office:value-type="float" office:value="0">
            <text:p>0</text:p>
          </table:table-cell>
          <table:table-cell table:style-name="ACE-19" table:formula="of:=COM.MICROSOFT.SWITCH([$'Sheet3'.$B$1];1;[$'Sheet1'.N42];0;[$'Sheet5'.N42])" office:value-type="float" office:value="0">
            <text:p>0</text:p>
          </table:table-cell>
          <table:table-cell table:style-name="ACE-19" table:formula="of:=COM.MICROSOFT.SWITCH([$'Sheet3'.$B$1];1;[$'Sheet1'.O42];0;[$'Sheet5'.O42])" office:value-type="float" office:value="0">
            <text:p>0</text:p>
          </table:table-cell>
          <table:table-cell table:style-name="ACE-19" table:formula="of:=COM.MICROSOFT.SWITCH([$'Sheet3'.$B$1];1;[$'Sheet1'.P42];0;[$'Sheet5'.P42])" office:value-type="float" office:value="0">
            <text:p>0</text:p>
          </table:table-cell>
          <table:table-cell table:style-name="ACE-19" table:formula="of:=COM.MICROSOFT.SWITCH([$'Sheet3'.$B$1];1;[$'Sheet1'.Q42];0;[$'Sheet5'.Q42])" office:value-type="float" office:value="0">
            <text:p>0</text:p>
          </table:table-cell>
          <table:table-cell table:style-name="ACE-19" table:formula="of:=COM.MICROSOFT.SWITCH([$'Sheet3'.$B$1];1;[$'Sheet1'.R42];0;[$'Sheet5'.R42])" office:value-type="float" office:value="0">
            <text:p>0</text:p>
          </table:table-cell>
          <table:table-cell table:style-name="ACE-19" table:formula="of:=COM.MICROSOFT.SWITCH([$'Sheet3'.$B$1];1;[$'Sheet1'.S42];0;[$'Sheet5'.S42])" office:value-type="float" office:value="0">
            <text:p>0</text:p>
          </table:table-cell>
          <table:table-cell table:style-name="ACE-19" table:formula="of:=COM.MICROSOFT.SWITCH([$'Sheet3'.$B$1];1;[$'Sheet1'.T42];0;[$'Sheet5'.T42])" office:value-type="float" office:value="0">
            <text:p>0</text:p>
          </table:table-cell>
          <table:table-cell table:style-name="ACE-19" table:formula="of:=COM.MICROSOFT.SWITCH([$'Sheet3'.$B$1];1;[$'Sheet1'.U42];0;[$'Sheet5'.U42])" office:value-type="float" office:value="0">
            <text:p>0</text:p>
          </table:table-cell>
          <table:table-cell table:style-name="ACE-19" table:formula="of:=COM.MICROSOFT.SWITCH([$'Sheet3'.$B$1];1;[$'Sheet1'.V42];0;[$'Sheet5'.V42])" office:value-type="float" office:value="0">
            <text:p>0</text:p>
          </table:table-cell>
          <table:table-cell table:style-name="ACE-19" table:formula="of:=COM.MICROSOFT.SWITCH([$'Sheet3'.$B$1];1;[$'Sheet1'.W42];0;[$'Sheet5'.W42])" office:value-type="float" office:value="0">
            <text:p>0</text:p>
          </table:table-cell>
          <table:table-cell table:style-name="ACE-19" table:formula="of:=COM.MICROSOFT.SWITCH([$'Sheet3'.$B$1];1;[$'Sheet1'.X42];0;[$'Sheet5'.X42])" office:value-type="float" office:value="0">
            <text:p>0</text:p>
          </table:table-cell>
          <table:table-cell table:style-name="ACE-19" table:formula="of:=COM.MICROSOFT.SWITCH([$'Sheet3'.$B$1];1;[$'Sheet1'.Y42];0;[$'Sheet5'.Y42])" office:value-type="float" office:value="0">
            <text:p>0</text:p>
          </table:table-cell>
          <table:table-cell table:style-name="ACE-19" table:formula="of:=COM.MICROSOFT.SWITCH([$'Sheet3'.$B$1];1;[$'Sheet1'.Z42];0;[$'Sheet5'.Z42])" office:value-type="float" office:value="0">
            <text:p>0</text:p>
          </table:table-cell>
          <table:table-cell table:style-name="ACE-19" table:formula="of:=COM.MICROSOFT.SWITCH([$'Sheet3'.$B$1];1;[$'Sheet1'.AA42];0;[$'Sheet5'.AA42])" office:value-type="float" office:value="0">
            <text:p>0</text:p>
          </table:table-cell>
          <table:table-cell table:style-name="ACE-19" table:formula="of:=COM.MICROSOFT.SWITCH([$'Sheet3'.$B$1];1;[$'Sheet1'.AB42];0;[$'Sheet5'.AB42])" office:value-type="float" office:value="0">
            <text:p>0</text:p>
          </table:table-cell>
          <table:table-cell table:style-name="ACE-19" table:formula="of:=COM.MICROSOFT.SWITCH([$'Sheet3'.$B$1];1;[$'Sheet1'.AC42];0;[$'Sheet5'.AC42])" office:value-type="float" office:value="0">
            <text:p>0</text:p>
          </table:table-cell>
          <table:table-cell table:style-name="ACE-19" table:formula="of:=COM.MICROSOFT.SWITCH([$'Sheet3'.$B$1];1;[$'Sheet1'.AD42];0;[$'Sheet5'.AD42])" office:value-type="float" office:value="0">
            <text:p>0</text:p>
          </table:table-cell>
          <table:table-cell table:style-name="ACE-19" table:formula="of:=COM.MICROSOFT.SWITCH([$'Sheet3'.$B$1];1;[$'Sheet1'.AE42];0;[$'Sheet5'.AE42])" office:value-type="float" office:value="0">
            <text:p>0</text:p>
          </table:table-cell>
          <table:table-cell table:style-name="ACE-19" table:formula="of:=COM.MICROSOFT.SWITCH([$'Sheet3'.$B$1];1;[$'Sheet1'.AF42];0;[$'Sheet5'.AF42])" office:value-type="float" office:value="0">
            <text:p>0</text:p>
          </table:table-cell>
          <table:table-cell table:style-name="ACE-19" table:formula="of:=COM.MICROSOFT.SWITCH([$'Sheet3'.$B$1];1;[$'Sheet1'.AG42];0;[$'Sheet5'.AG42])" office:value-type="float" office:value="0">
            <text:p>0</text:p>
          </table:table-cell>
          <table:table-cell table:style-name="ACE-19" table:formula="of:=COM.MICROSOFT.SWITCH([$'Sheet3'.$B$1];1;[$'Sheet1'.AH42];0;[$'Sheet5'.AH42])" office:value-type="float" office:value="0">
            <text:p>0</text:p>
          </table:table-cell>
          <table:table-cell table:style-name="ACE-19" table:formula="of:=COM.MICROSOFT.SWITCH([$'Sheet3'.$B$1];1;[$'Sheet1'.AI42];0;[$'Sheet5'.AI42])" office:value-type="float" office:value="0">
            <text:p>0</text:p>
          </table:table-cell>
          <table:table-cell table:style-name="ACE-19" table:formula="of:=COM.MICROSOFT.SWITCH([$'Sheet3'.$B$1];1;[$'Sheet1'.AJ42];0;[$'Sheet5'.AJ42])" office:value-type="float" office:value="0">
            <text:p>0</text:p>
          </table:table-cell>
          <table:table-cell table:style-name="ACE-19" table:formula="of:=COM.MICROSOFT.SWITCH([$'Sheet3'.$B$1];1;[$'Sheet1'.AK42];0;[$'Sheet5'.AK42])" office:value-type="float" office:value="0">
            <text:p>0</text:p>
          </table:table-cell>
          <table:table-cell table:style-name="ACE-19" table:formula="of:=COM.MICROSOFT.SWITCH([$'Sheet3'.$B$1];1;[$'Sheet1'.AL42];0;[$'Sheet5'.AL42])" office:value-type="float" office:value="0">
            <text:p>0</text:p>
          </table:table-cell>
          <table:table-cell table:style-name="ACE-19" table:formula="of:=COM.MICROSOFT.SWITCH([$'Sheet3'.$B$1];1;[$'Sheet1'.AM42];0;[$'Sheet5'.AM42])" office:value-type="float" office:value="0">
            <text:p>0</text:p>
          </table:table-cell>
          <table:table-cell table:style-name="ACE-19" table:formula="of:=COM.MICROSOFT.SWITCH([$'Sheet3'.$B$1];1;[$'Sheet1'.AN42];0;[$'Sheet5'.AN42])" office:value-type="float" office:value="0">
            <text:p>0</text:p>
          </table:table-cell>
          <table:table-cell table:style-name="ACE-19" table:formula="of:=COM.MICROSOFT.SWITCH([$'Sheet3'.$B$1];1;[$'Sheet1'.AO42];0;[$'Sheet5'.AO42])" office:value-type="float" office:value="0">
            <text:p>0</text:p>
          </table:table-cell>
          <table:table-cell table:style-name="ACE-19" table:formula="of:=COM.MICROSOFT.SWITCH([$'Sheet3'.$B$1];1;[$'Sheet1'.AP42];0;[$'Sheet5'.AP42])" office:value-type="float" office:value="0">
            <text:p>0</text:p>
          </table:table-cell>
          <table:table-cell table:style-name="ACE-19" table:formula="of:=COM.MICROSOFT.SWITCH([$'Sheet3'.$B$1];1;[$'Sheet1'.AQ42];0;[$'Sheet5'.AQ42])" office:value-type="float" office:value="0">
            <text:p>0</text:p>
          </table:table-cell>
          <table:table-cell table:style-name="ACE-19" table:formula="of:=COM.MICROSOFT.SWITCH([$'Sheet3'.$B$1];1;[$'Sheet1'.AR42];0;[$'Sheet5'.AR42])" office:value-type="float" office:value="0">
            <text:p>0</text:p>
          </table:table-cell>
          <table:table-cell table:style-name="ACE-19" table:formula="of:=COM.MICROSOFT.SWITCH([$'Sheet3'.$B$1];1;[$'Sheet1'.AS42];0;[$'Sheet5'.AS42])" office:value-type="float" office:value="0">
            <text:p>0</text:p>
          </table:table-cell>
          <table:table-cell table:style-name="ACE-19" table:formula="of:=COM.MICROSOFT.SWITCH([$'Sheet3'.$B$1];1;[$'Sheet1'.AT42];0;[$'Sheet5'.AT42])" office:value-type="float" office:value="0">
            <text:p>0</text:p>
          </table:table-cell>
          <table:table-cell table:style-name="ACE-19" table:formula="of:=COM.MICROSOFT.SWITCH([$'Sheet3'.$B$1];1;[$'Sheet1'.AU42];0;[$'Sheet5'.AU42])" office:value-type="float" office:value="0">
            <text:p>0</text:p>
          </table:table-cell>
          <table:table-cell table:style-name="ACE-19" table:formula="of:=COM.MICROSOFT.SWITCH([$'Sheet3'.$B$1];1;[$'Sheet1'.AV42];0;[$'Sheet5'.AV42])" office:value-type="float" office:value="0">
            <text:p>0</text:p>
          </table:table-cell>
          <table:table-cell table:style-name="ACE-19" table:formula="of:=COM.MICROSOFT.SWITCH([$'Sheet3'.$B$1];1;[$'Sheet1'.AW42];0;[$'Sheet5'.AW42])" office:value-type="float" office:value="0">
            <text:p>0</text:p>
          </table:table-cell>
          <table:table-cell table:style-name="ACE-19" table:formula="of:=COM.MICROSOFT.SWITCH([$'Sheet3'.$B$1];1;[$'Sheet1'.AX42];0;[$'Sheet5'.AX42])" office:value-type="float" office:value="0">
            <text:p>0</text:p>
          </table:table-cell>
          <table:table-cell table:style-name="ACE-19" table:formula="of:=COM.MICROSOFT.SWITCH([$'Sheet3'.$B$1];1;[$'Sheet1'.AY42];0;[$'Sheet5'.AY42])" office:value-type="float" office:value="0">
            <text:p>0</text:p>
          </table:table-cell>
          <table:table-cell table:style-name="ACE-19" table:formula="of:=COM.MICROSOFT.SWITCH([$'Sheet3'.$B$1];1;[$'Sheet1'.AZ42];0;[$'Sheet5'.AZ42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43];0;[$'Sheet5'.C43])" office:value-type="float" office:value="0">
            <text:p>0</text:p>
          </table:table-cell>
          <table:table-cell table:style-name="ACE-19" table:formula="of:=COM.MICROSOFT.SWITCH([$'Sheet3'.$B$1];1;[$'Sheet1'.D43];0;[$'Sheet5'.D43])" office:value-type="float" office:value="0">
            <text:p>0</text:p>
          </table:table-cell>
          <table:table-cell table:style-name="ACE-19" table:formula="of:=COM.MICROSOFT.SWITCH([$'Sheet3'.$B$1];1;[$'Sheet1'.E43];0;[$'Sheet5'.E43])" office:value-type="float" office:value="0">
            <text:p>0</text:p>
          </table:table-cell>
          <table:table-cell table:style-name="ACE-19" table:formula="of:=COM.MICROSOFT.SWITCH([$'Sheet3'.$B$1];1;[$'Sheet1'.F43];0;[$'Sheet5'.F43])" office:value-type="float" office:value="0">
            <text:p>0</text:p>
          </table:table-cell>
          <table:table-cell table:style-name="ACE-19" table:formula="of:=COM.MICROSOFT.SWITCH([$'Sheet3'.$B$1];1;[$'Sheet1'.G43];0;[$'Sheet5'.G43])" office:value-type="float" office:value="0">
            <text:p>0</text:p>
          </table:table-cell>
          <table:table-cell table:style-name="ACE-19" table:formula="of:=COM.MICROSOFT.SWITCH([$'Sheet3'.$B$1];1;[$'Sheet1'.H43];0;[$'Sheet5'.H43])" office:value-type="float" office:value="0">
            <text:p>0</text:p>
          </table:table-cell>
          <table:table-cell table:style-name="ACE-19" table:formula="of:=COM.MICROSOFT.SWITCH([$'Sheet3'.$B$1];1;[$'Sheet1'.I43];0;[$'Sheet5'.I43])" office:value-type="float" office:value="0">
            <text:p>0</text:p>
          </table:table-cell>
          <table:table-cell table:style-name="ACE-19" table:formula="of:=COM.MICROSOFT.SWITCH([$'Sheet3'.$B$1];1;[$'Sheet1'.J43];0;[$'Sheet5'.J43])" office:value-type="float" office:value="0">
            <text:p>0</text:p>
          </table:table-cell>
          <table:table-cell table:style-name="ACE-19" table:formula="of:=COM.MICROSOFT.SWITCH([$'Sheet3'.$B$1];1;[$'Sheet1'.K43];0;[$'Sheet5'.K43])" office:value-type="float" office:value="0">
            <text:p>0</text:p>
          </table:table-cell>
          <table:table-cell table:style-name="ACE-19" table:formula="of:=COM.MICROSOFT.SWITCH([$'Sheet3'.$B$1];1;[$'Sheet1'.L43];0;[$'Sheet5'.L43])" office:value-type="float" office:value="0">
            <text:p>0</text:p>
          </table:table-cell>
          <table:table-cell table:style-name="ACE-19" table:formula="of:=COM.MICROSOFT.SWITCH([$'Sheet3'.$B$1];1;[$'Sheet1'.M43];0;[$'Sheet5'.M43])" office:value-type="float" office:value="0">
            <text:p>0</text:p>
          </table:table-cell>
          <table:table-cell table:style-name="ACE-19" table:formula="of:=COM.MICROSOFT.SWITCH([$'Sheet3'.$B$1];1;[$'Sheet1'.N43];0;[$'Sheet5'.N43])" office:value-type="float" office:value="0">
            <text:p>0</text:p>
          </table:table-cell>
          <table:table-cell table:style-name="ACE-19" table:formula="of:=COM.MICROSOFT.SWITCH([$'Sheet3'.$B$1];1;[$'Sheet1'.O43];0;[$'Sheet5'.O43])" office:value-type="float" office:value="0">
            <text:p>0</text:p>
          </table:table-cell>
          <table:table-cell table:style-name="ACE-19" table:formula="of:=COM.MICROSOFT.SWITCH([$'Sheet3'.$B$1];1;[$'Sheet1'.P43];0;[$'Sheet5'.P43])" office:value-type="float" office:value="0">
            <text:p>0</text:p>
          </table:table-cell>
          <table:table-cell table:style-name="ACE-19" table:formula="of:=COM.MICROSOFT.SWITCH([$'Sheet3'.$B$1];1;[$'Sheet1'.Q43];0;[$'Sheet5'.Q43])" office:value-type="float" office:value="0">
            <text:p>0</text:p>
          </table:table-cell>
          <table:table-cell table:style-name="ACE-19" table:formula="of:=COM.MICROSOFT.SWITCH([$'Sheet3'.$B$1];1;[$'Sheet1'.R43];0;[$'Sheet5'.R43])" office:value-type="float" office:value="0">
            <text:p>0</text:p>
          </table:table-cell>
          <table:table-cell table:style-name="ACE-19" table:formula="of:=COM.MICROSOFT.SWITCH([$'Sheet3'.$B$1];1;[$'Sheet1'.S43];0;[$'Sheet5'.S43])" office:value-type="float" office:value="0">
            <text:p>0</text:p>
          </table:table-cell>
          <table:table-cell table:style-name="ACE-19" table:formula="of:=COM.MICROSOFT.SWITCH([$'Sheet3'.$B$1];1;[$'Sheet1'.T43];0;[$'Sheet5'.T43])" office:value-type="float" office:value="0">
            <text:p>0</text:p>
          </table:table-cell>
          <table:table-cell table:style-name="ACE-19" table:formula="of:=COM.MICROSOFT.SWITCH([$'Sheet3'.$B$1];1;[$'Sheet1'.U43];0;[$'Sheet5'.U43])" office:value-type="float" office:value="0">
            <text:p>0</text:p>
          </table:table-cell>
          <table:table-cell table:style-name="ACE-19" table:formula="of:=COM.MICROSOFT.SWITCH([$'Sheet3'.$B$1];1;[$'Sheet1'.V43];0;[$'Sheet5'.V43])" office:value-type="float" office:value="0">
            <text:p>0</text:p>
          </table:table-cell>
          <table:table-cell table:style-name="ACE-19" table:formula="of:=COM.MICROSOFT.SWITCH([$'Sheet3'.$B$1];1;[$'Sheet1'.W43];0;[$'Sheet5'.W43])" office:value-type="float" office:value="0">
            <text:p>0</text:p>
          </table:table-cell>
          <table:table-cell table:style-name="ACE-19" table:formula="of:=COM.MICROSOFT.SWITCH([$'Sheet3'.$B$1];1;[$'Sheet1'.X43];0;[$'Sheet5'.X43])" office:value-type="float" office:value="0">
            <text:p>0</text:p>
          </table:table-cell>
          <table:table-cell table:style-name="ACE-19" table:formula="of:=COM.MICROSOFT.SWITCH([$'Sheet3'.$B$1];1;[$'Sheet1'.Y43];0;[$'Sheet5'.Y43])" office:value-type="float" office:value="0">
            <text:p>0</text:p>
          </table:table-cell>
          <table:table-cell table:style-name="ACE-19" table:formula="of:=COM.MICROSOFT.SWITCH([$'Sheet3'.$B$1];1;[$'Sheet1'.Z43];0;[$'Sheet5'.Z43])" office:value-type="float" office:value="0">
            <text:p>0</text:p>
          </table:table-cell>
          <table:table-cell table:style-name="ACE-19" table:formula="of:=COM.MICROSOFT.SWITCH([$'Sheet3'.$B$1];1;[$'Sheet1'.AA43];0;[$'Sheet5'.AA43])" office:value-type="float" office:value="0">
            <text:p>0</text:p>
          </table:table-cell>
          <table:table-cell table:style-name="ACE-19" table:formula="of:=COM.MICROSOFT.SWITCH([$'Sheet3'.$B$1];1;[$'Sheet1'.AB43];0;[$'Sheet5'.AB43])" office:value-type="float" office:value="0">
            <text:p>0</text:p>
          </table:table-cell>
          <table:table-cell table:style-name="ACE-19" table:formula="of:=COM.MICROSOFT.SWITCH([$'Sheet3'.$B$1];1;[$'Sheet1'.AC43];0;[$'Sheet5'.AC43])" office:value-type="float" office:value="0">
            <text:p>0</text:p>
          </table:table-cell>
          <table:table-cell table:style-name="ACE-19" table:formula="of:=COM.MICROSOFT.SWITCH([$'Sheet3'.$B$1];1;[$'Sheet1'.AD43];0;[$'Sheet5'.AD43])" office:value-type="float" office:value="0">
            <text:p>0</text:p>
          </table:table-cell>
          <table:table-cell table:style-name="ACE-19" table:formula="of:=COM.MICROSOFT.SWITCH([$'Sheet3'.$B$1];1;[$'Sheet1'.AE43];0;[$'Sheet5'.AE43])" office:value-type="float" office:value="0">
            <text:p>0</text:p>
          </table:table-cell>
          <table:table-cell table:style-name="ACE-19" table:formula="of:=COM.MICROSOFT.SWITCH([$'Sheet3'.$B$1];1;[$'Sheet1'.AF43];0;[$'Sheet5'.AF43])" office:value-type="float" office:value="0">
            <text:p>0</text:p>
          </table:table-cell>
          <table:table-cell table:style-name="ACE-19" table:formula="of:=COM.MICROSOFT.SWITCH([$'Sheet3'.$B$1];1;[$'Sheet1'.AG43];0;[$'Sheet5'.AG43])" office:value-type="float" office:value="0">
            <text:p>0</text:p>
          </table:table-cell>
          <table:table-cell table:style-name="ACE-19" table:formula="of:=COM.MICROSOFT.SWITCH([$'Sheet3'.$B$1];1;[$'Sheet1'.AH43];0;[$'Sheet5'.AH43])" office:value-type="float" office:value="0">
            <text:p>0</text:p>
          </table:table-cell>
          <table:table-cell table:style-name="ACE-19" table:formula="of:=COM.MICROSOFT.SWITCH([$'Sheet3'.$B$1];1;[$'Sheet1'.AI43];0;[$'Sheet5'.AI43])" office:value-type="float" office:value="0">
            <text:p>0</text:p>
          </table:table-cell>
          <table:table-cell table:style-name="ACE-19" table:formula="of:=COM.MICROSOFT.SWITCH([$'Sheet3'.$B$1];1;[$'Sheet1'.AJ43];0;[$'Sheet5'.AJ43])" office:value-type="float" office:value="0">
            <text:p>0</text:p>
          </table:table-cell>
          <table:table-cell table:style-name="ACE-19" table:formula="of:=COM.MICROSOFT.SWITCH([$'Sheet3'.$B$1];1;[$'Sheet1'.AK43];0;[$'Sheet5'.AK43])" office:value-type="float" office:value="0">
            <text:p>0</text:p>
          </table:table-cell>
          <table:table-cell table:style-name="ACE-19" table:formula="of:=COM.MICROSOFT.SWITCH([$'Sheet3'.$B$1];1;[$'Sheet1'.AL43];0;[$'Sheet5'.AL43])" office:value-type="float" office:value="0">
            <text:p>0</text:p>
          </table:table-cell>
          <table:table-cell table:style-name="ACE-19" table:formula="of:=COM.MICROSOFT.SWITCH([$'Sheet3'.$B$1];1;[$'Sheet1'.AM43];0;[$'Sheet5'.AM43])" office:value-type="float" office:value="0">
            <text:p>0</text:p>
          </table:table-cell>
          <table:table-cell table:style-name="ACE-19" table:formula="of:=COM.MICROSOFT.SWITCH([$'Sheet3'.$B$1];1;[$'Sheet1'.AN43];0;[$'Sheet5'.AN43])" office:value-type="float" office:value="0">
            <text:p>0</text:p>
          </table:table-cell>
          <table:table-cell table:style-name="ACE-19" table:formula="of:=COM.MICROSOFT.SWITCH([$'Sheet3'.$B$1];1;[$'Sheet1'.AO43];0;[$'Sheet5'.AO43])" office:value-type="float" office:value="0">
            <text:p>0</text:p>
          </table:table-cell>
          <table:table-cell table:style-name="ACE-19" table:formula="of:=COM.MICROSOFT.SWITCH([$'Sheet3'.$B$1];1;[$'Sheet1'.AP43];0;[$'Sheet5'.AP43])" office:value-type="float" office:value="0">
            <text:p>0</text:p>
          </table:table-cell>
          <table:table-cell table:style-name="ACE-19" table:formula="of:=COM.MICROSOFT.SWITCH([$'Sheet3'.$B$1];1;[$'Sheet1'.AQ43];0;[$'Sheet5'.AQ43])" office:value-type="float" office:value="0">
            <text:p>0</text:p>
          </table:table-cell>
          <table:table-cell table:style-name="ACE-19" table:formula="of:=COM.MICROSOFT.SWITCH([$'Sheet3'.$B$1];1;[$'Sheet1'.AR43];0;[$'Sheet5'.AR43])" office:value-type="float" office:value="0">
            <text:p>0</text:p>
          </table:table-cell>
          <table:table-cell table:style-name="ACE-19" table:formula="of:=COM.MICROSOFT.SWITCH([$'Sheet3'.$B$1];1;[$'Sheet1'.AS43];0;[$'Sheet5'.AS43])" office:value-type="float" office:value="0">
            <text:p>0</text:p>
          </table:table-cell>
          <table:table-cell table:style-name="ACE-19" table:formula="of:=COM.MICROSOFT.SWITCH([$'Sheet3'.$B$1];1;[$'Sheet1'.AT43];0;[$'Sheet5'.AT43])" office:value-type="float" office:value="0">
            <text:p>0</text:p>
          </table:table-cell>
          <table:table-cell table:style-name="ACE-19" table:formula="of:=COM.MICROSOFT.SWITCH([$'Sheet3'.$B$1];1;[$'Sheet1'.AU43];0;[$'Sheet5'.AU43])" office:value-type="float" office:value="0">
            <text:p>0</text:p>
          </table:table-cell>
          <table:table-cell table:style-name="ACE-19" table:formula="of:=COM.MICROSOFT.SWITCH([$'Sheet3'.$B$1];1;[$'Sheet1'.AV43];0;[$'Sheet5'.AV43])" office:value-type="float" office:value="0">
            <text:p>0</text:p>
          </table:table-cell>
          <table:table-cell table:style-name="ACE-19" table:formula="of:=COM.MICROSOFT.SWITCH([$'Sheet3'.$B$1];1;[$'Sheet1'.AW43];0;[$'Sheet5'.AW43])" office:value-type="float" office:value="0">
            <text:p>0</text:p>
          </table:table-cell>
          <table:table-cell table:style-name="ACE-19" table:formula="of:=COM.MICROSOFT.SWITCH([$'Sheet3'.$B$1];1;[$'Sheet1'.AX43];0;[$'Sheet5'.AX43])" office:value-type="float" office:value="0">
            <text:p>0</text:p>
          </table:table-cell>
          <table:table-cell table:style-name="ACE-19" table:formula="of:=COM.MICROSOFT.SWITCH([$'Sheet3'.$B$1];1;[$'Sheet1'.AY43];0;[$'Sheet5'.AY43])" office:value-type="float" office:value="0">
            <text:p>0</text:p>
          </table:table-cell>
          <table:table-cell table:style-name="ACE-19" table:formula="of:=COM.MICROSOFT.SWITCH([$'Sheet3'.$B$1];1;[$'Sheet1'.AZ43];0;[$'Sheet5'.AZ43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44];0;[$'Sheet5'.C44])" office:value-type="float" office:value="0">
            <text:p>0</text:p>
          </table:table-cell>
          <table:table-cell table:style-name="ACE-19" table:formula="of:=COM.MICROSOFT.SWITCH([$'Sheet3'.$B$1];1;[$'Sheet1'.D44];0;[$'Sheet5'.D44])" office:value-type="float" office:value="0">
            <text:p>0</text:p>
          </table:table-cell>
          <table:table-cell table:style-name="ACE-19" table:formula="of:=COM.MICROSOFT.SWITCH([$'Sheet3'.$B$1];1;[$'Sheet1'.E44];0;[$'Sheet5'.E44])" office:value-type="float" office:value="0">
            <text:p>0</text:p>
          </table:table-cell>
          <table:table-cell table:style-name="ACE-19" table:formula="of:=COM.MICROSOFT.SWITCH([$'Sheet3'.$B$1];1;[$'Sheet1'.F44];0;[$'Sheet5'.F44])" office:value-type="float" office:value="0">
            <text:p>0</text:p>
          </table:table-cell>
          <table:table-cell table:style-name="ACE-19" table:formula="of:=COM.MICROSOFT.SWITCH([$'Sheet3'.$B$1];1;[$'Sheet1'.G44];0;[$'Sheet5'.G44])" office:value-type="float" office:value="0">
            <text:p>0</text:p>
          </table:table-cell>
          <table:table-cell table:style-name="ACE-19" table:formula="of:=COM.MICROSOFT.SWITCH([$'Sheet3'.$B$1];1;[$'Sheet1'.H44];0;[$'Sheet5'.H44])" office:value-type="float" office:value="0">
            <text:p>0</text:p>
          </table:table-cell>
          <table:table-cell table:style-name="ACE-19" table:formula="of:=COM.MICROSOFT.SWITCH([$'Sheet3'.$B$1];1;[$'Sheet1'.I44];0;[$'Sheet5'.I44])" office:value-type="float" office:value="0">
            <text:p>0</text:p>
          </table:table-cell>
          <table:table-cell table:style-name="ACE-19" table:formula="of:=COM.MICROSOFT.SWITCH([$'Sheet3'.$B$1];1;[$'Sheet1'.J44];0;[$'Sheet5'.J44])" office:value-type="float" office:value="0">
            <text:p>0</text:p>
          </table:table-cell>
          <table:table-cell table:style-name="ACE-19" table:formula="of:=COM.MICROSOFT.SWITCH([$'Sheet3'.$B$1];1;[$'Sheet1'.K44];0;[$'Sheet5'.K44])" office:value-type="float" office:value="0">
            <text:p>0</text:p>
          </table:table-cell>
          <table:table-cell table:style-name="ACE-19" table:formula="of:=COM.MICROSOFT.SWITCH([$'Sheet3'.$B$1];1;[$'Sheet1'.L44];0;[$'Sheet5'.L44])" office:value-type="float" office:value="0">
            <text:p>0</text:p>
          </table:table-cell>
          <table:table-cell table:style-name="ACE-19" table:formula="of:=COM.MICROSOFT.SWITCH([$'Sheet3'.$B$1];1;[$'Sheet1'.M44];0;[$'Sheet5'.M44])" office:value-type="float" office:value="0">
            <text:p>0</text:p>
          </table:table-cell>
          <table:table-cell table:style-name="ACE-19" table:formula="of:=COM.MICROSOFT.SWITCH([$'Sheet3'.$B$1];1;[$'Sheet1'.N44];0;[$'Sheet5'.N44])" office:value-type="float" office:value="0">
            <text:p>0</text:p>
          </table:table-cell>
          <table:table-cell table:style-name="ACE-19" table:formula="of:=COM.MICROSOFT.SWITCH([$'Sheet3'.$B$1];1;[$'Sheet1'.O44];0;[$'Sheet5'.O44])" office:value-type="float" office:value="0">
            <text:p>0</text:p>
          </table:table-cell>
          <table:table-cell table:style-name="ACE-19" table:formula="of:=COM.MICROSOFT.SWITCH([$'Sheet3'.$B$1];1;[$'Sheet1'.P44];0;[$'Sheet5'.P44])" office:value-type="float" office:value="0">
            <text:p>0</text:p>
          </table:table-cell>
          <table:table-cell table:style-name="ACE-19" table:formula="of:=COM.MICROSOFT.SWITCH([$'Sheet3'.$B$1];1;[$'Sheet1'.Q44];0;[$'Sheet5'.Q44])" office:value-type="float" office:value="0">
            <text:p>0</text:p>
          </table:table-cell>
          <table:table-cell table:style-name="ACE-19" table:formula="of:=COM.MICROSOFT.SWITCH([$'Sheet3'.$B$1];1;[$'Sheet1'.R44];0;[$'Sheet5'.R44])" office:value-type="float" office:value="0">
            <text:p>0</text:p>
          </table:table-cell>
          <table:table-cell table:style-name="ACE-19" table:formula="of:=COM.MICROSOFT.SWITCH([$'Sheet3'.$B$1];1;[$'Sheet1'.S44];0;[$'Sheet5'.S44])" office:value-type="float" office:value="0">
            <text:p>0</text:p>
          </table:table-cell>
          <table:table-cell table:style-name="ACE-19" table:formula="of:=COM.MICROSOFT.SWITCH([$'Sheet3'.$B$1];1;[$'Sheet1'.T44];0;[$'Sheet5'.T44])" office:value-type="float" office:value="0">
            <text:p>0</text:p>
          </table:table-cell>
          <table:table-cell table:style-name="ACE-19" table:formula="of:=COM.MICROSOFT.SWITCH([$'Sheet3'.$B$1];1;[$'Sheet1'.U44];0;[$'Sheet5'.U44])" office:value-type="float" office:value="0">
            <text:p>0</text:p>
          </table:table-cell>
          <table:table-cell table:style-name="ACE-19" table:formula="of:=COM.MICROSOFT.SWITCH([$'Sheet3'.$B$1];1;[$'Sheet1'.V44];0;[$'Sheet5'.V44])" office:value-type="float" office:value="0">
            <text:p>0</text:p>
          </table:table-cell>
          <table:table-cell table:style-name="ACE-19" table:formula="of:=COM.MICROSOFT.SWITCH([$'Sheet3'.$B$1];1;[$'Sheet1'.W44];0;[$'Sheet5'.W44])" office:value-type="float" office:value="0">
            <text:p>0</text:p>
          </table:table-cell>
          <table:table-cell table:style-name="ACE-19" table:formula="of:=COM.MICROSOFT.SWITCH([$'Sheet3'.$B$1];1;[$'Sheet1'.X44];0;[$'Sheet5'.X44])" office:value-type="float" office:value="0">
            <text:p>0</text:p>
          </table:table-cell>
          <table:table-cell table:style-name="ACE-19" table:formula="of:=COM.MICROSOFT.SWITCH([$'Sheet3'.$B$1];1;[$'Sheet1'.Y44];0;[$'Sheet5'.Y44])" office:value-type="float" office:value="0">
            <text:p>0</text:p>
          </table:table-cell>
          <table:table-cell table:style-name="ACE-19" table:formula="of:=COM.MICROSOFT.SWITCH([$'Sheet3'.$B$1];1;[$'Sheet1'.Z44];0;[$'Sheet5'.Z44])" office:value-type="float" office:value="0">
            <text:p>0</text:p>
          </table:table-cell>
          <table:table-cell table:style-name="ACE-19" table:formula="of:=COM.MICROSOFT.SWITCH([$'Sheet3'.$B$1];1;[$'Sheet1'.AA44];0;[$'Sheet5'.AA44])" office:value-type="float" office:value="0">
            <text:p>0</text:p>
          </table:table-cell>
          <table:table-cell table:style-name="ACE-19" table:formula="of:=COM.MICROSOFT.SWITCH([$'Sheet3'.$B$1];1;[$'Sheet1'.AB44];0;[$'Sheet5'.AB44])" office:value-type="float" office:value="0">
            <text:p>0</text:p>
          </table:table-cell>
          <table:table-cell table:style-name="ACE-19" table:formula="of:=COM.MICROSOFT.SWITCH([$'Sheet3'.$B$1];1;[$'Sheet1'.AC44];0;[$'Sheet5'.AC44])" office:value-type="float" office:value="0">
            <text:p>0</text:p>
          </table:table-cell>
          <table:table-cell table:style-name="ACE-19" table:formula="of:=COM.MICROSOFT.SWITCH([$'Sheet3'.$B$1];1;[$'Sheet1'.AD44];0;[$'Sheet5'.AD44])" office:value-type="float" office:value="0">
            <text:p>0</text:p>
          </table:table-cell>
          <table:table-cell table:style-name="ACE-19" table:formula="of:=COM.MICROSOFT.SWITCH([$'Sheet3'.$B$1];1;[$'Sheet1'.AE44];0;[$'Sheet5'.AE44])" office:value-type="float" office:value="0">
            <text:p>0</text:p>
          </table:table-cell>
          <table:table-cell table:style-name="ACE-19" table:formula="of:=COM.MICROSOFT.SWITCH([$'Sheet3'.$B$1];1;[$'Sheet1'.AF44];0;[$'Sheet5'.AF44])" office:value-type="float" office:value="0">
            <text:p>0</text:p>
          </table:table-cell>
          <table:table-cell table:style-name="ACE-19" table:formula="of:=COM.MICROSOFT.SWITCH([$'Sheet3'.$B$1];1;[$'Sheet1'.AG44];0;[$'Sheet5'.AG44])" office:value-type="float" office:value="0">
            <text:p>0</text:p>
          </table:table-cell>
          <table:table-cell table:style-name="ACE-19" table:formula="of:=COM.MICROSOFT.SWITCH([$'Sheet3'.$B$1];1;[$'Sheet1'.AH44];0;[$'Sheet5'.AH44])" office:value-type="float" office:value="0">
            <text:p>0</text:p>
          </table:table-cell>
          <table:table-cell table:style-name="ACE-19" table:formula="of:=COM.MICROSOFT.SWITCH([$'Sheet3'.$B$1];1;[$'Sheet1'.AI44];0;[$'Sheet5'.AI44])" office:value-type="float" office:value="0">
            <text:p>0</text:p>
          </table:table-cell>
          <table:table-cell table:style-name="ACE-19" table:formula="of:=COM.MICROSOFT.SWITCH([$'Sheet3'.$B$1];1;[$'Sheet1'.AJ44];0;[$'Sheet5'.AJ44])" office:value-type="float" office:value="0">
            <text:p>0</text:p>
          </table:table-cell>
          <table:table-cell table:style-name="ACE-19" table:formula="of:=COM.MICROSOFT.SWITCH([$'Sheet3'.$B$1];1;[$'Sheet1'.AK44];0;[$'Sheet5'.AK44])" office:value-type="float" office:value="0">
            <text:p>0</text:p>
          </table:table-cell>
          <table:table-cell table:style-name="ACE-19" table:formula="of:=COM.MICROSOFT.SWITCH([$'Sheet3'.$B$1];1;[$'Sheet1'.AL44];0;[$'Sheet5'.AL44])" office:value-type="float" office:value="0">
            <text:p>0</text:p>
          </table:table-cell>
          <table:table-cell table:style-name="ACE-19" table:formula="of:=COM.MICROSOFT.SWITCH([$'Sheet3'.$B$1];1;[$'Sheet1'.AM44];0;[$'Sheet5'.AM44])" office:value-type="float" office:value="0">
            <text:p>0</text:p>
          </table:table-cell>
          <table:table-cell table:style-name="ACE-19" table:formula="of:=COM.MICROSOFT.SWITCH([$'Sheet3'.$B$1];1;[$'Sheet1'.AN44];0;[$'Sheet5'.AN44])" office:value-type="float" office:value="0">
            <text:p>0</text:p>
          </table:table-cell>
          <table:table-cell table:style-name="ACE-19" table:formula="of:=COM.MICROSOFT.SWITCH([$'Sheet3'.$B$1];1;[$'Sheet1'.AO44];0;[$'Sheet5'.AO44])" office:value-type="float" office:value="0">
            <text:p>0</text:p>
          </table:table-cell>
          <table:table-cell table:style-name="ACE-19" table:formula="of:=COM.MICROSOFT.SWITCH([$'Sheet3'.$B$1];1;[$'Sheet1'.AP44];0;[$'Sheet5'.AP44])" office:value-type="float" office:value="0">
            <text:p>0</text:p>
          </table:table-cell>
          <table:table-cell table:style-name="ACE-19" table:formula="of:=COM.MICROSOFT.SWITCH([$'Sheet3'.$B$1];1;[$'Sheet1'.AQ44];0;[$'Sheet5'.AQ44])" office:value-type="float" office:value="0">
            <text:p>0</text:p>
          </table:table-cell>
          <table:table-cell table:style-name="ACE-19" table:formula="of:=COM.MICROSOFT.SWITCH([$'Sheet3'.$B$1];1;[$'Sheet1'.AR44];0;[$'Sheet5'.AR44])" office:value-type="float" office:value="0">
            <text:p>0</text:p>
          </table:table-cell>
          <table:table-cell table:style-name="ACE-19" table:formula="of:=COM.MICROSOFT.SWITCH([$'Sheet3'.$B$1];1;[$'Sheet1'.AS44];0;[$'Sheet5'.AS44])" office:value-type="float" office:value="0">
            <text:p>0</text:p>
          </table:table-cell>
          <table:table-cell table:style-name="ACE-19" table:formula="of:=COM.MICROSOFT.SWITCH([$'Sheet3'.$B$1];1;[$'Sheet1'.AT44];0;[$'Sheet5'.AT44])" office:value-type="float" office:value="0">
            <text:p>0</text:p>
          </table:table-cell>
          <table:table-cell table:style-name="ACE-19" table:formula="of:=COM.MICROSOFT.SWITCH([$'Sheet3'.$B$1];1;[$'Sheet1'.AU44];0;[$'Sheet5'.AU44])" office:value-type="float" office:value="0">
            <text:p>0</text:p>
          </table:table-cell>
          <table:table-cell table:style-name="ACE-19" table:formula="of:=COM.MICROSOFT.SWITCH([$'Sheet3'.$B$1];1;[$'Sheet1'.AV44];0;[$'Sheet5'.AV44])" office:value-type="float" office:value="0">
            <text:p>0</text:p>
          </table:table-cell>
          <table:table-cell table:style-name="ACE-19" table:formula="of:=COM.MICROSOFT.SWITCH([$'Sheet3'.$B$1];1;[$'Sheet1'.AW44];0;[$'Sheet5'.AW44])" office:value-type="float" office:value="0">
            <text:p>0</text:p>
          </table:table-cell>
          <table:table-cell table:style-name="ACE-19" table:formula="of:=COM.MICROSOFT.SWITCH([$'Sheet3'.$B$1];1;[$'Sheet1'.AX44];0;[$'Sheet5'.AX44])" office:value-type="float" office:value="0">
            <text:p>0</text:p>
          </table:table-cell>
          <table:table-cell table:style-name="ACE-19" table:formula="of:=COM.MICROSOFT.SWITCH([$'Sheet3'.$B$1];1;[$'Sheet1'.AY44];0;[$'Sheet5'.AY44])" office:value-type="float" office:value="0">
            <text:p>0</text:p>
          </table:table-cell>
          <table:table-cell table:style-name="ACE-19" table:formula="of:=COM.MICROSOFT.SWITCH([$'Sheet3'.$B$1];1;[$'Sheet1'.AZ44];0;[$'Sheet5'.AZ44])" office:value-type="float" office:value="0">
            <text:p>0</text:p>
          </table:table-cell>
          <table:table-cell table:number-columns-repeated="204" table:style-name="ACE-19"/>
        </table:table-row>
        <table:table-row table:style-name="AROW-0">
          <table:table-cell table:number-columns-repeated="2" table:style-name="ACE-19"/>
          <table:table-cell table:style-name="ACE-19" table:formula="of:=COM.MICROSOFT.SWITCH([$'Sheet3'.$B$1];1;[$'Sheet1'.C45];0;[$'Sheet5'.C45])" office:value-type="float" office:value="0">
            <text:p>0</text:p>
          </table:table-cell>
          <table:table-cell table:style-name="ACE-19" table:formula="of:=COM.MICROSOFT.SWITCH([$'Sheet3'.$B$1];1;[$'Sheet1'.D45];0;[$'Sheet5'.D45])" office:value-type="float" office:value="0">
            <text:p>0</text:p>
          </table:table-cell>
          <table:table-cell table:style-name="ACE-19" table:formula="of:=COM.MICROSOFT.SWITCH([$'Sheet3'.$B$1];1;[$'Sheet1'.E45];0;[$'Sheet5'.E45])" office:value-type="float" office:value="0">
            <text:p>0</text:p>
          </table:table-cell>
          <table:table-cell table:style-name="ACE-19" table:formula="of:=COM.MICROSOFT.SWITCH([$'Sheet3'.$B$1];1;[$'Sheet1'.F45];0;[$'Sheet5'.F45])" office:value-type="float" office:value="0">
            <text:p>0</text:p>
          </table:table-cell>
          <table:table-cell table:style-name="ACE-19" table:formula="of:=COM.MICROSOFT.SWITCH([$'Sheet3'.$B$1];1;[$'Sheet1'.G45];0;[$'Sheet5'.G45])" office:value-type="float" office:value="0">
            <text:p>0</text:p>
          </table:table-cell>
          <table:table-cell table:style-name="ACE-19" table:formula="of:=COM.MICROSOFT.SWITCH([$'Sheet3'.$B$1];1;[$'Sheet1'.H45];0;[$'Sheet5'.H45])" office:value-type="float" office:value="0">
            <text:p>0</text:p>
          </table:table-cell>
          <table:table-cell table:style-name="ACE-19" table:formula="of:=COM.MICROSOFT.SWITCH([$'Sheet3'.$B$1];1;[$'Sheet1'.I45];0;[$'Sheet5'.I45])" office:value-type="float" office:value="0">
            <text:p>0</text:p>
          </table:table-cell>
          <table:table-cell table:style-name="ACE-19" table:formula="of:=COM.MICROSOFT.SWITCH([$'Sheet3'.$B$1];1;[$'Sheet1'.J45];0;[$'Sheet5'.J45])" office:value-type="float" office:value="0">
            <text:p>0</text:p>
          </table:table-cell>
          <table:table-cell table:style-name="ACE-19" table:formula="of:=COM.MICROSOFT.SWITCH([$'Sheet3'.$B$1];1;[$'Sheet1'.K45];0;[$'Sheet5'.K45])" office:value-type="float" office:value="0">
            <text:p>0</text:p>
          </table:table-cell>
          <table:table-cell table:style-name="ACE-19" table:formula="of:=COM.MICROSOFT.SWITCH([$'Sheet3'.$B$1];1;[$'Sheet1'.L45];0;[$'Sheet5'.L45])" office:value-type="float" office:value="0">
            <text:p>0</text:p>
          </table:table-cell>
          <table:table-cell table:style-name="ACE-19" table:formula="of:=COM.MICROSOFT.SWITCH([$'Sheet3'.$B$1];1;[$'Sheet1'.M45];0;[$'Sheet5'.M45])" office:value-type="float" office:value="0">
            <text:p>0</text:p>
          </table:table-cell>
          <table:table-cell table:style-name="ACE-19" table:formula="of:=COM.MICROSOFT.SWITCH([$'Sheet3'.$B$1];1;[$'Sheet1'.N45];0;[$'Sheet5'.N45])" office:value-type="float" office:value="0">
            <text:p>0</text:p>
          </table:table-cell>
          <table:table-cell table:style-name="ACE-19" table:formula="of:=COM.MICROSOFT.SWITCH([$'Sheet3'.$B$1];1;[$'Sheet1'.O45];0;[$'Sheet5'.O45])" office:value-type="float" office:value="0">
            <text:p>0</text:p>
          </table:table-cell>
          <table:table-cell table:style-name="ACE-19" table:formula="of:=COM.MICROSOFT.SWITCH([$'Sheet3'.$B$1];1;[$'Sheet1'.P45];0;[$'Sheet5'.P45])" office:value-type="float" office:value="0">
            <text:p>0</text:p>
          </table:table-cell>
          <table:table-cell table:style-name="ACE-19" table:formula="of:=COM.MICROSOFT.SWITCH([$'Sheet3'.$B$1];1;[$'Sheet1'.Q45];0;[$'Sheet5'.Q45])" office:value-type="float" office:value="0">
            <text:p>0</text:p>
          </table:table-cell>
          <table:table-cell table:style-name="ACE-19" table:formula="of:=COM.MICROSOFT.SWITCH([$'Sheet3'.$B$1];1;[$'Sheet1'.R45];0;[$'Sheet5'.R45])" office:value-type="float" office:value="0">
            <text:p>0</text:p>
          </table:table-cell>
          <table:table-cell table:style-name="ACE-19" table:formula="of:=COM.MICROSOFT.SWITCH([$'Sheet3'.$B$1];1;[$'Sheet1'.S45];0;[$'Sheet5'.S45])" office:value-type="float" office:value="0">
            <text:p>0</text:p>
          </table:table-cell>
          <table:table-cell table:style-name="ACE-19" table:formula="of:=COM.MICROSOFT.SWITCH([$'Sheet3'.$B$1];1;[$'Sheet1'.T45];0;[$'Sheet5'.T45])" office:value-type="float" office:value="0">
            <text:p>0</text:p>
          </table:table-cell>
          <table:table-cell table:style-name="ACE-19" table:formula="of:=COM.MICROSOFT.SWITCH([$'Sheet3'.$B$1];1;[$'Sheet1'.U45];0;[$'Sheet5'.U45])" office:value-type="float" office:value="0">
            <text:p>0</text:p>
          </table:table-cell>
          <table:table-cell table:style-name="ACE-19" table:formula="of:=COM.MICROSOFT.SWITCH([$'Sheet3'.$B$1];1;[$'Sheet1'.V45];0;[$'Sheet5'.V45])" office:value-type="float" office:value="0">
            <text:p>0</text:p>
          </table:table-cell>
          <table:table-cell table:style-name="ACE-19" table:formula="of:=COM.MICROSOFT.SWITCH([$'Sheet3'.$B$1];1;[$'Sheet1'.W45];0;[$'Sheet5'.W45])" office:value-type="float" office:value="0">
            <text:p>0</text:p>
          </table:table-cell>
          <table:table-cell table:style-name="ACE-19" table:formula="of:=COM.MICROSOFT.SWITCH([$'Sheet3'.$B$1];1;[$'Sheet1'.X45];0;[$'Sheet5'.X45])" office:value-type="float" office:value="0">
            <text:p>0</text:p>
          </table:table-cell>
          <table:table-cell table:style-name="ACE-19" table:formula="of:=COM.MICROSOFT.SWITCH([$'Sheet3'.$B$1];1;[$'Sheet1'.Y45];0;[$'Sheet5'.Y45])" office:value-type="float" office:value="0">
            <text:p>0</text:p>
          </table:table-cell>
          <table:table-cell table:style-name="ACE-19" table:formula="of:=COM.MICROSOFT.SWITCH([$'Sheet3'.$B$1];1;[$'Sheet1'.Z45];0;[$'Sheet5'.Z45])" office:value-type="float" office:value="0">
            <text:p>0</text:p>
          </table:table-cell>
          <table:table-cell table:style-name="ACE-19" table:formula="of:=COM.MICROSOFT.SWITCH([$'Sheet3'.$B$1];1;[$'Sheet1'.AA45];0;[$'Sheet5'.AA45])" office:value-type="float" office:value="0">
            <text:p>0</text:p>
          </table:table-cell>
          <table:table-cell table:style-name="ACE-19" table:formula="of:=COM.MICROSOFT.SWITCH([$'Sheet3'.$B$1];1;[$'Sheet1'.AB45];0;[$'Sheet5'.AB45])" office:value-type="float" office:value="0">
            <text:p>0</text:p>
          </table:table-cell>
          <table:table-cell table:style-name="ACE-19" table:formula="of:=COM.MICROSOFT.SWITCH([$'Sheet3'.$B$1];1;[$'Sheet1'.AC45];0;[$'Sheet5'.AC45])" office:value-type="float" office:value="0">
            <text:p>0</text:p>
          </table:table-cell>
          <table:table-cell table:style-name="ACE-19" table:formula="of:=COM.MICROSOFT.SWITCH([$'Sheet3'.$B$1];1;[$'Sheet1'.AD45];0;[$'Sheet5'.AD45])" office:value-type="float" office:value="0">
            <text:p>0</text:p>
          </table:table-cell>
          <table:table-cell table:style-name="ACE-19" table:formula="of:=COM.MICROSOFT.SWITCH([$'Sheet3'.$B$1];1;[$'Sheet1'.AE45];0;[$'Sheet5'.AE45])" office:value-type="float" office:value="0">
            <text:p>0</text:p>
          </table:table-cell>
          <table:table-cell table:style-name="ACE-19" table:formula="of:=COM.MICROSOFT.SWITCH([$'Sheet3'.$B$1];1;[$'Sheet1'.AF45];0;[$'Sheet5'.AF45])" office:value-type="float" office:value="0">
            <text:p>0</text:p>
          </table:table-cell>
          <table:table-cell table:style-name="ACE-19" table:formula="of:=COM.MICROSOFT.SWITCH([$'Sheet3'.$B$1];1;[$'Sheet1'.AG45];0;[$'Sheet5'.AG45])" office:value-type="float" office:value="0">
            <text:p>0</text:p>
          </table:table-cell>
          <table:table-cell table:style-name="ACE-19" table:formula="of:=COM.MICROSOFT.SWITCH([$'Sheet3'.$B$1];1;[$'Sheet1'.AH45];0;[$'Sheet5'.AH45])" office:value-type="float" office:value="0">
            <text:p>0</text:p>
          </table:table-cell>
          <table:table-cell table:style-name="ACE-19" table:formula="of:=COM.MICROSOFT.SWITCH([$'Sheet3'.$B$1];1;[$'Sheet1'.AI45];0;[$'Sheet5'.AI45])" office:value-type="float" office:value="0">
            <text:p>0</text:p>
          </table:table-cell>
          <table:table-cell table:style-name="ACE-19" table:formula="of:=COM.MICROSOFT.SWITCH([$'Sheet3'.$B$1];1;[$'Sheet1'.AJ45];0;[$'Sheet5'.AJ45])" office:value-type="float" office:value="0">
            <text:p>0</text:p>
          </table:table-cell>
          <table:table-cell table:style-name="ACE-19" table:formula="of:=COM.MICROSOFT.SWITCH([$'Sheet3'.$B$1];1;[$'Sheet1'.AK45];0;[$'Sheet5'.AK45])" office:value-type="float" office:value="0">
            <text:p>0</text:p>
          </table:table-cell>
          <table:table-cell table:style-name="ACE-19" table:formula="of:=COM.MICROSOFT.SWITCH([$'Sheet3'.$B$1];1;[$'Sheet1'.AL45];0;[$'Sheet5'.AL45])" office:value-type="float" office:value="0">
            <text:p>0</text:p>
          </table:table-cell>
          <table:table-cell table:style-name="ACE-19" table:formula="of:=COM.MICROSOFT.SWITCH([$'Sheet3'.$B$1];1;[$'Sheet1'.AM45];0;[$'Sheet5'.AM45])" office:value-type="float" office:value="0">
            <text:p>0</text:p>
          </table:table-cell>
          <table:table-cell table:style-name="ACE-19" table:formula="of:=COM.MICROSOFT.SWITCH([$'Sheet3'.$B$1];1;[$'Sheet1'.AN45];0;[$'Sheet5'.AN45])" office:value-type="float" office:value="0">
            <text:p>0</text:p>
          </table:table-cell>
          <table:table-cell table:style-name="ACE-19" table:formula="of:=COM.MICROSOFT.SWITCH([$'Sheet3'.$B$1];1;[$'Sheet1'.AO45];0;[$'Sheet5'.AO45])" office:value-type="float" office:value="0">
            <text:p>0</text:p>
          </table:table-cell>
          <table:table-cell table:style-name="ACE-19" table:formula="of:=COM.MICROSOFT.SWITCH([$'Sheet3'.$B$1];1;[$'Sheet1'.AP45];0;[$'Sheet5'.AP45])" office:value-type="float" office:value="0">
            <text:p>0</text:p>
          </table:table-cell>
          <table:table-cell table:style-name="ACE-19" table:formula="of:=COM.MICROSOFT.SWITCH([$'Sheet3'.$B$1];1;[$'Sheet1'.AQ45];0;[$'Sheet5'.AQ45])" office:value-type="float" office:value="0">
            <text:p>0</text:p>
          </table:table-cell>
          <table:table-cell table:style-name="ACE-19" table:formula="of:=COM.MICROSOFT.SWITCH([$'Sheet3'.$B$1];1;[$'Sheet1'.AR45];0;[$'Sheet5'.AR45])" office:value-type="float" office:value="0">
            <text:p>0</text:p>
          </table:table-cell>
          <table:table-cell table:style-name="ACE-19" table:formula="of:=COM.MICROSOFT.SWITCH([$'Sheet3'.$B$1];1;[$'Sheet1'.AS45];0;[$'Sheet5'.AS45])" office:value-type="float" office:value="0">
            <text:p>0</text:p>
          </table:table-cell>
          <table:table-cell table:style-name="ACE-19" table:formula="of:=COM.MICROSOFT.SWITCH([$'Sheet3'.$B$1];1;[$'Sheet1'.AT45];0;[$'Sheet5'.AT45])" office:value-type="float" office:value="0">
            <text:p>0</text:p>
          </table:table-cell>
          <table:table-cell table:style-name="ACE-19" table:formula="of:=COM.MICROSOFT.SWITCH([$'Sheet3'.$B$1];1;[$'Sheet1'.AU45];0;[$'Sheet5'.AU45])" office:value-type="float" office:value="0">
            <text:p>0</text:p>
          </table:table-cell>
          <table:table-cell table:style-name="ACE-19" table:formula="of:=COM.MICROSOFT.SWITCH([$'Sheet3'.$B$1];1;[$'Sheet1'.AV45];0;[$'Sheet5'.AV45])" office:value-type="float" office:value="0">
            <text:p>0</text:p>
          </table:table-cell>
          <table:table-cell table:style-name="ACE-19" table:formula="of:=COM.MICROSOFT.SWITCH([$'Sheet3'.$B$1];1;[$'Sheet1'.AW45];0;[$'Sheet5'.AW45])" office:value-type="float" office:value="0">
            <text:p>0</text:p>
          </table:table-cell>
          <table:table-cell table:style-name="ACE-19" table:formula="of:=COM.MICROSOFT.SWITCH([$'Sheet3'.$B$1];1;[$'Sheet1'.AX45];0;[$'Sheet5'.AX45])" office:value-type="float" office:value="0">
            <text:p>0</text:p>
          </table:table-cell>
          <table:table-cell table:style-name="ACE-19" table:formula="of:=COM.MICROSOFT.SWITCH([$'Sheet3'.$B$1];1;[$'Sheet1'.AY45];0;[$'Sheet5'.AY45])" office:value-type="float" office:value="0">
            <text:p>0</text:p>
          </table:table-cell>
          <table:table-cell table:style-name="ACE-19" table:formula="of:=COM.MICROSOFT.SWITCH([$'Sheet3'.$B$1];1;[$'Sheet1'.AZ45];0;[$'Sheet5'.AZ45])" office:value-type="float" office:value="0">
            <text:p>0</text:p>
          </table:table-cell>
          <table:table-cell table:number-columns-repeated="204" table:style-name="ACE-19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4&quot;" table:base-cell-address="$'Sheet4'.$A$1"/>
          <table:named-expression table:name="Print_Area" table:expression="of:=#REF!" table:base-cell-address="$'Sheet4'.$A$1"/>
        </table:named-expressions>
      </table:table>
      <table:table table:name="Sheet5" table:style-name="ta-4" table:print="true">
        <office:forms form:automatic-focus="false" form:apply-design-mode="false">
          <form:form/>
        </office:forms>
        <table:table-column table:default-cell-style-name="ACE-20" table:style-name="ACOL-0" table:number-columns-repeated="2"/>
        <table:table-column table:default-cell-style-name="ACE-20" table:style-name="ACOL-0" table:number-columns-repeated="50"/>
        <table:table-column table:default-cell-style-name="ACE-20" table:style-name="ACOL-0" table:number-columns-repeated="204"/>
        <table:table-row table:style-name="AROW-0" table:number-rows-repeated="5">
          <table:table-cell table:number-columns-repeated="256"/>
        </table:table-row>
        <table:table-row table:style-name="AROW-1">
          <table:table-cell table:number-columns-repeated="2" table:style-name="ACE-20"/>
          <table:table-cell table:style-name="ACE-20" table:formula="of:=[$'Sheet4'.C6]" office:value-type="float" office:value="0">
            <text:p>0</text:p>
          </table:table-cell>
          <table:table-cell table:style-name="ACE-20" table:formula="of:=[$'Sheet4'.D6]" office:value-type="float" office:value="0">
            <text:p>0</text:p>
          </table:table-cell>
          <table:table-cell table:style-name="ACE-20" table:formula="of:=[$'Sheet4'.E6]" office:value-type="float" office:value="0">
            <text:p>0</text:p>
          </table:table-cell>
          <table:table-cell table:style-name="ACE-20" table:formula="of:=[$'Sheet4'.F6]" office:value-type="float" office:value="0">
            <text:p>0</text:p>
          </table:table-cell>
          <table:table-cell table:style-name="ACE-20" table:formula="of:=[$'Sheet4'.G6]" office:value-type="float" office:value="0">
            <text:p>0</text:p>
          </table:table-cell>
          <table:table-cell table:style-name="ACE-20" table:formula="of:=[$'Sheet4'.H6]" office:value-type="float" office:value="0">
            <text:p>0</text:p>
          </table:table-cell>
          <table:table-cell table:style-name="ACE-20" table:formula="of:=[$'Sheet4'.I6]" office:value-type="float" office:value="0">
            <text:p>0</text:p>
          </table:table-cell>
          <table:table-cell table:style-name="ACE-20" table:formula="of:=[$'Sheet4'.J6]" office:value-type="float" office:value="0">
            <text:p>0</text:p>
          </table:table-cell>
          <table:table-cell table:style-name="ACE-20" table:formula="of:=[$'Sheet4'.K6]" office:value-type="float" office:value="0">
            <text:p>0</text:p>
          </table:table-cell>
          <table:table-cell table:style-name="ACE-20" table:formula="of:=[$'Sheet4'.L6]" office:value-type="float" office:value="0">
            <text:p>0</text:p>
          </table:table-cell>
          <table:table-cell table:style-name="ACE-20" table:formula="of:=[$'Sheet4'.M6]" office:value-type="float" office:value="0">
            <text:p>0</text:p>
          </table:table-cell>
          <table:table-cell table:style-name="ACE-20" table:formula="of:=[$'Sheet4'.N6]" office:value-type="float" office:value="0">
            <text:p>0</text:p>
          </table:table-cell>
          <table:table-cell table:style-name="ACE-20" table:formula="of:=[$'Sheet4'.O6]" office:value-type="float" office:value="0">
            <text:p>0</text:p>
          </table:table-cell>
          <table:table-cell table:style-name="ACE-20" table:formula="of:=[$'Sheet4'.P6]" office:value-type="float" office:value="0">
            <text:p>0</text:p>
          </table:table-cell>
          <table:table-cell table:style-name="ACE-20" table:formula="of:=[$'Sheet4'.Q6]" office:value-type="float" office:value="0">
            <text:p>0</text:p>
          </table:table-cell>
          <table:table-cell table:style-name="ACE-20" table:formula="of:=[$'Sheet4'.R6]" office:value-type="float" office:value="0">
            <text:p>0</text:p>
          </table:table-cell>
          <table:table-cell table:style-name="ACE-20" table:formula="of:=[$'Sheet4'.S6]" office:value-type="float" office:value="0">
            <text:p>0</text:p>
          </table:table-cell>
          <table:table-cell table:style-name="ACE-20" table:formula="of:=[$'Sheet4'.T6]" office:value-type="float" office:value="0">
            <text:p>0</text:p>
          </table:table-cell>
          <table:table-cell table:style-name="ACE-20" table:formula="of:=[$'Sheet4'.U6]" office:value-type="float" office:value="0">
            <text:p>0</text:p>
          </table:table-cell>
          <table:table-cell table:style-name="ACE-20" table:formula="of:=[$'Sheet4'.V6]" office:value-type="float" office:value="0">
            <text:p>0</text:p>
          </table:table-cell>
          <table:table-cell table:style-name="ACE-20" table:formula="of:=[$'Sheet4'.W6]" office:value-type="float" office:value="0">
            <text:p>0</text:p>
          </table:table-cell>
          <table:table-cell table:style-name="ACE-20" table:formula="of:=[$'Sheet4'.X6]" office:value-type="float" office:value="0">
            <text:p>0</text:p>
          </table:table-cell>
          <table:table-cell table:style-name="ACE-20" table:formula="of:=[$'Sheet4'.Y6]" office:value-type="float" office:value="0">
            <text:p>0</text:p>
          </table:table-cell>
          <table:table-cell table:style-name="ACE-20" table:formula="of:=[$'Sheet4'.Z6]" office:value-type="float" office:value="0">
            <text:p>0</text:p>
          </table:table-cell>
          <table:table-cell table:style-name="ACE-20" table:formula="of:=[$'Sheet4'.AA6]" office:value-type="float" office:value="0">
            <text:p>0</text:p>
          </table:table-cell>
          <table:table-cell table:style-name="ACE-20" table:formula="of:=[$'Sheet4'.AB6]" office:value-type="float" office:value="0">
            <text:p>0</text:p>
          </table:table-cell>
          <table:table-cell table:style-name="ACE-20" table:formula="of:=[$'Sheet4'.AC6]" office:value-type="float" office:value="0">
            <text:p>0</text:p>
          </table:table-cell>
          <table:table-cell table:style-name="ACE-20" table:formula="of:=[$'Sheet4'.AD6]" office:value-type="float" office:value="0">
            <text:p>0</text:p>
          </table:table-cell>
          <table:table-cell table:style-name="ACE-20" table:formula="of:=[$'Sheet4'.AE6]" office:value-type="float" office:value="0">
            <text:p>0</text:p>
          </table:table-cell>
          <table:table-cell table:style-name="ACE-20" table:formula="of:=[$'Sheet4'.AF6]" office:value-type="float" office:value="0">
            <text:p>0</text:p>
          </table:table-cell>
          <table:table-cell table:style-name="ACE-20" table:formula="of:=[$'Sheet4'.AG6]" office:value-type="float" office:value="0">
            <text:p>0</text:p>
          </table:table-cell>
          <table:table-cell table:style-name="ACE-20" table:formula="of:=[$'Sheet4'.AH6]" office:value-type="float" office:value="0">
            <text:p>0</text:p>
          </table:table-cell>
          <table:table-cell table:style-name="ACE-20" table:formula="of:=[$'Sheet4'.AI6]" office:value-type="float" office:value="0">
            <text:p>0</text:p>
          </table:table-cell>
          <table:table-cell table:style-name="ACE-20" table:formula="of:=[$'Sheet4'.AJ6]" office:value-type="float" office:value="0">
            <text:p>0</text:p>
          </table:table-cell>
          <table:table-cell table:style-name="ACE-20" table:formula="of:=[$'Sheet4'.AK6]" office:value-type="float" office:value="0">
            <text:p>0</text:p>
          </table:table-cell>
          <table:table-cell table:style-name="ACE-20" table:formula="of:=[$'Sheet4'.AL6]" office:value-type="float" office:value="0">
            <text:p>0</text:p>
          </table:table-cell>
          <table:table-cell table:style-name="ACE-20" table:formula="of:=[$'Sheet4'.AM6]" office:value-type="float" office:value="0">
            <text:p>0</text:p>
          </table:table-cell>
          <table:table-cell table:style-name="ACE-20" table:formula="of:=[$'Sheet4'.AN6]" office:value-type="float" office:value="0">
            <text:p>0</text:p>
          </table:table-cell>
          <table:table-cell table:style-name="ACE-20" table:formula="of:=[$'Sheet4'.AO6]" office:value-type="float" office:value="0">
            <text:p>0</text:p>
          </table:table-cell>
          <table:table-cell table:style-name="ACE-20" table:formula="of:=[$'Sheet4'.AP6]" office:value-type="float" office:value="0">
            <text:p>0</text:p>
          </table:table-cell>
          <table:table-cell table:style-name="ACE-20" table:formula="of:=[$'Sheet4'.AQ6]" office:value-type="float" office:value="0">
            <text:p>0</text:p>
          </table:table-cell>
          <table:table-cell table:style-name="ACE-20" table:formula="of:=[$'Sheet4'.AR6]" office:value-type="float" office:value="0">
            <text:p>0</text:p>
          </table:table-cell>
          <table:table-cell table:style-name="ACE-20" table:formula="of:=[$'Sheet4'.AS6]" office:value-type="float" office:value="0">
            <text:p>0</text:p>
          </table:table-cell>
          <table:table-cell table:style-name="ACE-20" table:formula="of:=[$'Sheet4'.AT6]" office:value-type="float" office:value="0">
            <text:p>0</text:p>
          </table:table-cell>
          <table:table-cell table:style-name="ACE-20" table:formula="of:=[$'Sheet4'.AU6]" office:value-type="float" office:value="0">
            <text:p>0</text:p>
          </table:table-cell>
          <table:table-cell table:style-name="ACE-20" table:formula="of:=[$'Sheet4'.AV6]" office:value-type="float" office:value="0">
            <text:p>0</text:p>
          </table:table-cell>
          <table:table-cell table:style-name="ACE-20" table:formula="of:=[$'Sheet4'.AW6]" office:value-type="float" office:value="0">
            <text:p>0</text:p>
          </table:table-cell>
          <table:table-cell table:style-name="ACE-20" table:formula="of:=[$'Sheet4'.AX6]" office:value-type="float" office:value="0">
            <text:p>0</text:p>
          </table:table-cell>
          <table:table-cell table:style-name="ACE-20" table:formula="of:=[$'Sheet4'.AY6]" office:value-type="float" office:value="0">
            <text:p>0</text:p>
          </table:table-cell>
          <table:table-cell table:style-name="ACE-20" table:formula="of:=[$'Sheet4'.AZ6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7]" office:value-type="float" office:value="0">
            <text:p>0</text:p>
          </table:table-cell>
          <table:table-cell table:style-name="ACE-20" table:formula="of:=[$'Sheet4'.D7]" office:value-type="float" office:value="0">
            <text:p>0</text:p>
          </table:table-cell>
          <table:table-cell table:style-name="ACE-20" table:formula="of:=[$'Sheet4'.E7]" office:value-type="float" office:value="0">
            <text:p>0</text:p>
          </table:table-cell>
          <table:table-cell table:style-name="ACE-20" table:formula="of:=[$'Sheet4'.F7]" office:value-type="float" office:value="0">
            <text:p>0</text:p>
          </table:table-cell>
          <table:table-cell table:style-name="ACE-20" table:formula="of:=[$'Sheet4'.G7]" office:value-type="float" office:value="0">
            <text:p>0</text:p>
          </table:table-cell>
          <table:table-cell table:style-name="ACE-20" table:formula="of:=[$'Sheet4'.H7]" office:value-type="float" office:value="0">
            <text:p>0</text:p>
          </table:table-cell>
          <table:table-cell table:style-name="ACE-20" table:formula="of:=[$'Sheet4'.I7]" office:value-type="float" office:value="0">
            <text:p>0</text:p>
          </table:table-cell>
          <table:table-cell table:style-name="ACE-20" table:formula="of:=[$'Sheet4'.J7]" office:value-type="float" office:value="0">
            <text:p>0</text:p>
          </table:table-cell>
          <table:table-cell table:style-name="ACE-20" table:formula="of:=[$'Sheet4'.K7]" office:value-type="float" office:value="0">
            <text:p>0</text:p>
          </table:table-cell>
          <table:table-cell table:style-name="ACE-20" table:formula="of:=[$'Sheet4'.L7]" office:value-type="float" office:value="0">
            <text:p>0</text:p>
          </table:table-cell>
          <table:table-cell table:style-name="ACE-20" table:formula="of:=[$'Sheet4'.M7]" office:value-type="float" office:value="0">
            <text:p>0</text:p>
          </table:table-cell>
          <table:table-cell table:style-name="ACE-20" table:formula="of:=[$'Sheet4'.N7]" office:value-type="float" office:value="0">
            <text:p>0</text:p>
          </table:table-cell>
          <table:table-cell table:style-name="ACE-20" table:formula="of:=[$'Sheet4'.O7]" office:value-type="float" office:value="0">
            <text:p>0</text:p>
          </table:table-cell>
          <table:table-cell table:style-name="ACE-20" table:formula="of:=[$'Sheet4'.P7]" office:value-type="float" office:value="0">
            <text:p>0</text:p>
          </table:table-cell>
          <table:table-cell table:style-name="ACE-20" table:formula="of:=[$'Sheet4'.Q7]" office:value-type="float" office:value="0">
            <text:p>0</text:p>
          </table:table-cell>
          <table:table-cell table:style-name="ACE-20" table:formula="of:=[$'Sheet4'.R7]" office:value-type="float" office:value="0">
            <text:p>0</text:p>
          </table:table-cell>
          <table:table-cell table:style-name="ACE-20" table:formula="of:=[$'Sheet4'.S7]" office:value-type="float" office:value="0">
            <text:p>0</text:p>
          </table:table-cell>
          <table:table-cell table:style-name="ACE-20" table:formula="of:=[$'Sheet4'.T7]" office:value-type="float" office:value="0">
            <text:p>0</text:p>
          </table:table-cell>
          <table:table-cell table:style-name="ACE-20" table:formula="of:=[$'Sheet4'.U7]" office:value-type="float" office:value="0">
            <text:p>0</text:p>
          </table:table-cell>
          <table:table-cell table:style-name="ACE-20" table:formula="of:=[$'Sheet4'.V7]" office:value-type="float" office:value="0">
            <text:p>0</text:p>
          </table:table-cell>
          <table:table-cell table:style-name="ACE-20" table:formula="of:=[$'Sheet4'.W7]" office:value-type="float" office:value="0">
            <text:p>0</text:p>
          </table:table-cell>
          <table:table-cell table:style-name="ACE-20" table:formula="of:=[$'Sheet4'.X7]" office:value-type="float" office:value="0">
            <text:p>0</text:p>
          </table:table-cell>
          <table:table-cell table:style-name="ACE-20" table:formula="of:=[$'Sheet4'.Y7]" office:value-type="float" office:value="0">
            <text:p>0</text:p>
          </table:table-cell>
          <table:table-cell table:style-name="ACE-20" table:formula="of:=[$'Sheet4'.Z7]" office:value-type="float" office:value="0">
            <text:p>0</text:p>
          </table:table-cell>
          <table:table-cell table:style-name="ACE-20" table:formula="of:=[$'Sheet4'.AA7]" office:value-type="float" office:value="0">
            <text:p>0</text:p>
          </table:table-cell>
          <table:table-cell table:style-name="ACE-20" table:formula="of:=[$'Sheet4'.AB7]" office:value-type="float" office:value="0">
            <text:p>0</text:p>
          </table:table-cell>
          <table:table-cell table:style-name="ACE-20" table:formula="of:=[$'Sheet4'.AC7]" office:value-type="float" office:value="0">
            <text:p>0</text:p>
          </table:table-cell>
          <table:table-cell table:style-name="ACE-20" table:formula="of:=[$'Sheet4'.AD7]" office:value-type="float" office:value="0">
            <text:p>0</text:p>
          </table:table-cell>
          <table:table-cell table:style-name="ACE-20" table:formula="of:=[$'Sheet4'.AE7]" office:value-type="float" office:value="0">
            <text:p>0</text:p>
          </table:table-cell>
          <table:table-cell table:style-name="ACE-20" table:formula="of:=[$'Sheet4'.AF7]" office:value-type="float" office:value="0">
            <text:p>0</text:p>
          </table:table-cell>
          <table:table-cell table:style-name="ACE-20" table:formula="of:=[$'Sheet4'.AG7]" office:value-type="float" office:value="0">
            <text:p>0</text:p>
          </table:table-cell>
          <table:table-cell table:style-name="ACE-20" table:formula="of:=[$'Sheet4'.AH7]" office:value-type="float" office:value="0">
            <text:p>0</text:p>
          </table:table-cell>
          <table:table-cell table:style-name="ACE-20" table:formula="of:=[$'Sheet4'.AI7]" office:value-type="float" office:value="0">
            <text:p>0</text:p>
          </table:table-cell>
          <table:table-cell table:style-name="ACE-20" table:formula="of:=[$'Sheet4'.AJ7]" office:value-type="float" office:value="0">
            <text:p>0</text:p>
          </table:table-cell>
          <table:table-cell table:style-name="ACE-20" table:formula="of:=[$'Sheet4'.AK7]" office:value-type="float" office:value="0">
            <text:p>0</text:p>
          </table:table-cell>
          <table:table-cell table:style-name="ACE-20" table:formula="of:=[$'Sheet4'.AL7]" office:value-type="float" office:value="0">
            <text:p>0</text:p>
          </table:table-cell>
          <table:table-cell table:style-name="ACE-20" table:formula="of:=[$'Sheet4'.AM7]" office:value-type="float" office:value="0">
            <text:p>0</text:p>
          </table:table-cell>
          <table:table-cell table:style-name="ACE-20" table:formula="of:=[$'Sheet4'.AN7]" office:value-type="float" office:value="0">
            <text:p>0</text:p>
          </table:table-cell>
          <table:table-cell table:style-name="ACE-20" table:formula="of:=[$'Sheet4'.AO7]" office:value-type="float" office:value="0">
            <text:p>0</text:p>
          </table:table-cell>
          <table:table-cell table:style-name="ACE-20" table:formula="of:=[$'Sheet4'.AP7]" office:value-type="float" office:value="0">
            <text:p>0</text:p>
          </table:table-cell>
          <table:table-cell table:style-name="ACE-20" table:formula="of:=[$'Sheet4'.AQ7]" office:value-type="float" office:value="0">
            <text:p>0</text:p>
          </table:table-cell>
          <table:table-cell table:style-name="ACE-20" table:formula="of:=[$'Sheet4'.AR7]" office:value-type="float" office:value="0">
            <text:p>0</text:p>
          </table:table-cell>
          <table:table-cell table:style-name="ACE-20" table:formula="of:=[$'Sheet4'.AS7]" office:value-type="float" office:value="0">
            <text:p>0</text:p>
          </table:table-cell>
          <table:table-cell table:style-name="ACE-20" table:formula="of:=[$'Sheet4'.AT7]" office:value-type="float" office:value="0">
            <text:p>0</text:p>
          </table:table-cell>
          <table:table-cell table:style-name="ACE-20" table:formula="of:=[$'Sheet4'.AU7]" office:value-type="float" office:value="0">
            <text:p>0</text:p>
          </table:table-cell>
          <table:table-cell table:style-name="ACE-20" table:formula="of:=[$'Sheet4'.AV7]" office:value-type="float" office:value="0">
            <text:p>0</text:p>
          </table:table-cell>
          <table:table-cell table:style-name="ACE-20" table:formula="of:=[$'Sheet4'.AW7]" office:value-type="float" office:value="0">
            <text:p>0</text:p>
          </table:table-cell>
          <table:table-cell table:style-name="ACE-20" table:formula="of:=[$'Sheet4'.AX7]" office:value-type="float" office:value="0">
            <text:p>0</text:p>
          </table:table-cell>
          <table:table-cell table:style-name="ACE-20" table:formula="of:=[$'Sheet4'.AY7]" office:value-type="float" office:value="0">
            <text:p>0</text:p>
          </table:table-cell>
          <table:table-cell table:style-name="ACE-20" table:formula="of:=[$'Sheet4'.AZ7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8]" office:value-type="float" office:value="0">
            <text:p>0</text:p>
          </table:table-cell>
          <table:table-cell table:style-name="ACE-20" table:formula="of:=[$'Sheet4'.D8]" office:value-type="float" office:value="0">
            <text:p>0</text:p>
          </table:table-cell>
          <table:table-cell table:style-name="ACE-20" table:formula="of:=[$'Sheet4'.E8]" office:value-type="float" office:value="0">
            <text:p>0</text:p>
          </table:table-cell>
          <table:table-cell table:style-name="ACE-20" table:formula="of:=[$'Sheet4'.F8]" office:value-type="float" office:value="0">
            <text:p>0</text:p>
          </table:table-cell>
          <table:table-cell table:style-name="ACE-20" table:formula="of:=[$'Sheet4'.G8]" office:value-type="float" office:value="0">
            <text:p>0</text:p>
          </table:table-cell>
          <table:table-cell table:style-name="ACE-20" table:formula="of:=[$'Sheet4'.H8]" office:value-type="float" office:value="0">
            <text:p>0</text:p>
          </table:table-cell>
          <table:table-cell table:style-name="ACE-20" table:formula="of:=[$'Sheet4'.I8]" office:value-type="float" office:value="0">
            <text:p>0</text:p>
          </table:table-cell>
          <table:table-cell table:style-name="ACE-20" table:formula="of:=[$'Sheet4'.J8]" office:value-type="float" office:value="0">
            <text:p>0</text:p>
          </table:table-cell>
          <table:table-cell table:style-name="ACE-20" table:formula="of:=[$'Sheet4'.K8]" office:value-type="float" office:value="0">
            <text:p>0</text:p>
          </table:table-cell>
          <table:table-cell table:style-name="ACE-20" table:formula="of:=[$'Sheet4'.L8]" office:value-type="float" office:value="0">
            <text:p>0</text:p>
          </table:table-cell>
          <table:table-cell table:style-name="ACE-20" table:formula="of:=[$'Sheet4'.M8]" office:value-type="float" office:value="0">
            <text:p>0</text:p>
          </table:table-cell>
          <table:table-cell table:style-name="ACE-20" table:formula="of:=[$'Sheet4'.N8]" office:value-type="float" office:value="0">
            <text:p>0</text:p>
          </table:table-cell>
          <table:table-cell table:style-name="ACE-20" table:formula="of:=[$'Sheet4'.O8]" office:value-type="float" office:value="0">
            <text:p>0</text:p>
          </table:table-cell>
          <table:table-cell table:style-name="ACE-20" table:formula="of:=[$'Sheet4'.P8]" office:value-type="float" office:value="0">
            <text:p>0</text:p>
          </table:table-cell>
          <table:table-cell table:style-name="ACE-20" table:formula="of:=[$'Sheet4'.Q8]" office:value-type="float" office:value="0">
            <text:p>0</text:p>
          </table:table-cell>
          <table:table-cell table:style-name="ACE-20" table:formula="of:=[$'Sheet4'.R8]" office:value-type="float" office:value="0">
            <text:p>0</text:p>
          </table:table-cell>
          <table:table-cell table:style-name="ACE-20" table:formula="of:=[$'Sheet4'.S8]" office:value-type="float" office:value="0">
            <text:p>0</text:p>
          </table:table-cell>
          <table:table-cell table:style-name="ACE-20" table:formula="of:=[$'Sheet4'.T8]" office:value-type="float" office:value="0">
            <text:p>0</text:p>
          </table:table-cell>
          <table:table-cell table:style-name="ACE-20" table:formula="of:=[$'Sheet4'.U8]" office:value-type="float" office:value="0">
            <text:p>0</text:p>
          </table:table-cell>
          <table:table-cell table:style-name="ACE-20" table:formula="of:=[$'Sheet4'.V8]" office:value-type="float" office:value="0">
            <text:p>0</text:p>
          </table:table-cell>
          <table:table-cell table:style-name="ACE-20" table:formula="of:=[$'Sheet4'.W8]" office:value-type="float" office:value="0">
            <text:p>0</text:p>
          </table:table-cell>
          <table:table-cell table:style-name="ACE-20" table:formula="of:=[$'Sheet4'.X8]" office:value-type="float" office:value="0">
            <text:p>0</text:p>
          </table:table-cell>
          <table:table-cell table:style-name="ACE-20" table:formula="of:=[$'Sheet4'.Y8]" office:value-type="float" office:value="0">
            <text:p>0</text:p>
          </table:table-cell>
          <table:table-cell table:style-name="ACE-20" table:formula="of:=[$'Sheet4'.Z8]" office:value-type="float" office:value="0">
            <text:p>0</text:p>
          </table:table-cell>
          <table:table-cell table:style-name="ACE-20" table:formula="of:=[$'Sheet4'.AA8]" office:value-type="float" office:value="0">
            <text:p>0</text:p>
          </table:table-cell>
          <table:table-cell table:style-name="ACE-20" table:formula="of:=[$'Sheet4'.AB8]" office:value-type="float" office:value="0">
            <text:p>0</text:p>
          </table:table-cell>
          <table:table-cell table:style-name="ACE-20" table:formula="of:=[$'Sheet4'.AC8]" office:value-type="float" office:value="0">
            <text:p>0</text:p>
          </table:table-cell>
          <table:table-cell table:style-name="ACE-20" table:formula="of:=[$'Sheet4'.AD8]" office:value-type="float" office:value="0">
            <text:p>0</text:p>
          </table:table-cell>
          <table:table-cell table:style-name="ACE-20" table:formula="of:=[$'Sheet4'.AE8]" office:value-type="float" office:value="0">
            <text:p>0</text:p>
          </table:table-cell>
          <table:table-cell table:style-name="ACE-20" table:formula="of:=[$'Sheet4'.AF8]" office:value-type="float" office:value="0">
            <text:p>0</text:p>
          </table:table-cell>
          <table:table-cell table:style-name="ACE-20" table:formula="of:=[$'Sheet4'.AG8]" office:value-type="float" office:value="0">
            <text:p>0</text:p>
          </table:table-cell>
          <table:table-cell table:style-name="ACE-20" table:formula="of:=[$'Sheet4'.AH8]" office:value-type="float" office:value="0">
            <text:p>0</text:p>
          </table:table-cell>
          <table:table-cell table:style-name="ACE-20" table:formula="of:=[$'Sheet4'.AI8]" office:value-type="float" office:value="0">
            <text:p>0</text:p>
          </table:table-cell>
          <table:table-cell table:style-name="ACE-20" table:formula="of:=[$'Sheet4'.AJ8]" office:value-type="float" office:value="0">
            <text:p>0</text:p>
          </table:table-cell>
          <table:table-cell table:style-name="ACE-20" table:formula="of:=[$'Sheet4'.AK8]" office:value-type="float" office:value="0">
            <text:p>0</text:p>
          </table:table-cell>
          <table:table-cell table:style-name="ACE-20" table:formula="of:=[$'Sheet4'.AL8]" office:value-type="float" office:value="0">
            <text:p>0</text:p>
          </table:table-cell>
          <table:table-cell table:style-name="ACE-20" table:formula="of:=[$'Sheet4'.AM8]" office:value-type="float" office:value="0">
            <text:p>0</text:p>
          </table:table-cell>
          <table:table-cell table:style-name="ACE-20" table:formula="of:=[$'Sheet4'.AN8]" office:value-type="float" office:value="0">
            <text:p>0</text:p>
          </table:table-cell>
          <table:table-cell table:style-name="ACE-20" table:formula="of:=[$'Sheet4'.AO8]" office:value-type="float" office:value="0">
            <text:p>0</text:p>
          </table:table-cell>
          <table:table-cell table:style-name="ACE-20" table:formula="of:=[$'Sheet4'.AP8]" office:value-type="float" office:value="0">
            <text:p>0</text:p>
          </table:table-cell>
          <table:table-cell table:style-name="ACE-20" table:formula="of:=[$'Sheet4'.AQ8]" office:value-type="float" office:value="0">
            <text:p>0</text:p>
          </table:table-cell>
          <table:table-cell table:style-name="ACE-20" table:formula="of:=[$'Sheet4'.AR8]" office:value-type="float" office:value="0">
            <text:p>0</text:p>
          </table:table-cell>
          <table:table-cell table:style-name="ACE-20" table:formula="of:=[$'Sheet4'.AS8]" office:value-type="float" office:value="0">
            <text:p>0</text:p>
          </table:table-cell>
          <table:table-cell table:style-name="ACE-20" table:formula="of:=[$'Sheet4'.AT8]" office:value-type="float" office:value="0">
            <text:p>0</text:p>
          </table:table-cell>
          <table:table-cell table:style-name="ACE-20" table:formula="of:=[$'Sheet4'.AU8]" office:value-type="float" office:value="0">
            <text:p>0</text:p>
          </table:table-cell>
          <table:table-cell table:style-name="ACE-20" table:formula="of:=[$'Sheet4'.AV8]" office:value-type="float" office:value="0">
            <text:p>0</text:p>
          </table:table-cell>
          <table:table-cell table:style-name="ACE-20" table:formula="of:=[$'Sheet4'.AW8]" office:value-type="float" office:value="0">
            <text:p>0</text:p>
          </table:table-cell>
          <table:table-cell table:style-name="ACE-20" table:formula="of:=[$'Sheet4'.AX8]" office:value-type="float" office:value="0">
            <text:p>0</text:p>
          </table:table-cell>
          <table:table-cell table:style-name="ACE-20" table:formula="of:=[$'Sheet4'.AY8]" office:value-type="float" office:value="0">
            <text:p>0</text:p>
          </table:table-cell>
          <table:table-cell table:style-name="ACE-20" table:formula="of:=[$'Sheet4'.AZ8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9]" office:value-type="float" office:value="0">
            <text:p>0</text:p>
          </table:table-cell>
          <table:table-cell table:style-name="ACE-20" table:formula="of:=[$'Sheet4'.D9]" office:value-type="float" office:value="0">
            <text:p>0</text:p>
          </table:table-cell>
          <table:table-cell table:style-name="ACE-20" table:formula="of:=[$'Sheet4'.E9]" office:value-type="float" office:value="0">
            <text:p>0</text:p>
          </table:table-cell>
          <table:table-cell table:style-name="ACE-20" table:formula="of:=[$'Sheet4'.F9]" office:value-type="float" office:value="0">
            <text:p>0</text:p>
          </table:table-cell>
          <table:table-cell table:style-name="ACE-20" table:formula="of:=[$'Sheet4'.G9]" office:value-type="float" office:value="0">
            <text:p>0</text:p>
          </table:table-cell>
          <table:table-cell table:style-name="ACE-20" table:formula="of:=[$'Sheet4'.H9]" office:value-type="float" office:value="0">
            <text:p>0</text:p>
          </table:table-cell>
          <table:table-cell table:style-name="ACE-20" table:formula="of:=[$'Sheet4'.I9]" office:value-type="float" office:value="0">
            <text:p>0</text:p>
          </table:table-cell>
          <table:table-cell table:style-name="ACE-20" table:formula="of:=[$'Sheet4'.J9]" office:value-type="float" office:value="0">
            <text:p>0</text:p>
          </table:table-cell>
          <table:table-cell table:style-name="ACE-20" table:formula="of:=[$'Sheet4'.K9]" office:value-type="float" office:value="0">
            <text:p>0</text:p>
          </table:table-cell>
          <table:table-cell table:style-name="ACE-20" table:formula="of:=[$'Sheet4'.L9]" office:value-type="float" office:value="0">
            <text:p>0</text:p>
          </table:table-cell>
          <table:table-cell table:style-name="ACE-20" table:formula="of:=[$'Sheet4'.M9]" office:value-type="float" office:value="0">
            <text:p>0</text:p>
          </table:table-cell>
          <table:table-cell table:style-name="ACE-20" table:formula="of:=[$'Sheet4'.N9]" office:value-type="float" office:value="0">
            <text:p>0</text:p>
          </table:table-cell>
          <table:table-cell table:style-name="ACE-20" table:formula="of:=[$'Sheet4'.O9]" office:value-type="float" office:value="0">
            <text:p>0</text:p>
          </table:table-cell>
          <table:table-cell table:style-name="ACE-20" table:formula="of:=[$'Sheet4'.P9]" office:value-type="float" office:value="0">
            <text:p>0</text:p>
          </table:table-cell>
          <table:table-cell table:style-name="ACE-20" table:formula="of:=[$'Sheet4'.Q9]" office:value-type="float" office:value="0">
            <text:p>0</text:p>
          </table:table-cell>
          <table:table-cell table:style-name="ACE-20" table:formula="of:=[$'Sheet4'.R9]" office:value-type="float" office:value="0">
            <text:p>0</text:p>
          </table:table-cell>
          <table:table-cell table:style-name="ACE-20" table:formula="of:=[$'Sheet4'.S9]" office:value-type="float" office:value="0">
            <text:p>0</text:p>
          </table:table-cell>
          <table:table-cell table:style-name="ACE-20" table:formula="of:=[$'Sheet4'.T9]" office:value-type="float" office:value="0">
            <text:p>0</text:p>
          </table:table-cell>
          <table:table-cell table:style-name="ACE-20" table:formula="of:=[$'Sheet4'.U9]" office:value-type="float" office:value="0">
            <text:p>0</text:p>
          </table:table-cell>
          <table:table-cell table:style-name="ACE-20" table:formula="of:=[$'Sheet4'.V9]" office:value-type="float" office:value="0">
            <text:p>0</text:p>
          </table:table-cell>
          <table:table-cell table:style-name="ACE-20" table:formula="of:=[$'Sheet4'.W9]" office:value-type="float" office:value="0">
            <text:p>0</text:p>
          </table:table-cell>
          <table:table-cell table:style-name="ACE-20" table:formula="of:=[$'Sheet4'.X9]" office:value-type="float" office:value="0">
            <text:p>0</text:p>
          </table:table-cell>
          <table:table-cell table:style-name="ACE-20" table:formula="of:=[$'Sheet4'.Y9]" office:value-type="float" office:value="0">
            <text:p>0</text:p>
          </table:table-cell>
          <table:table-cell table:style-name="ACE-20" table:formula="of:=[$'Sheet4'.Z9]" office:value-type="float" office:value="0">
            <text:p>0</text:p>
          </table:table-cell>
          <table:table-cell table:style-name="ACE-20" table:formula="of:=[$'Sheet4'.AA9]" office:value-type="float" office:value="0">
            <text:p>0</text:p>
          </table:table-cell>
          <table:table-cell table:style-name="ACE-20" table:formula="of:=[$'Sheet4'.AB9]" office:value-type="float" office:value="0">
            <text:p>0</text:p>
          </table:table-cell>
          <table:table-cell table:style-name="ACE-20" table:formula="of:=[$'Sheet4'.AC9]" office:value-type="float" office:value="0">
            <text:p>0</text:p>
          </table:table-cell>
          <table:table-cell table:style-name="ACE-20" table:formula="of:=[$'Sheet4'.AD9]" office:value-type="float" office:value="0">
            <text:p>0</text:p>
          </table:table-cell>
          <table:table-cell table:style-name="ACE-20" table:formula="of:=[$'Sheet4'.AE9]" office:value-type="float" office:value="0">
            <text:p>0</text:p>
          </table:table-cell>
          <table:table-cell table:style-name="ACE-20" table:formula="of:=[$'Sheet4'.AF9]" office:value-type="float" office:value="0">
            <text:p>0</text:p>
          </table:table-cell>
          <table:table-cell table:style-name="ACE-20" table:formula="of:=[$'Sheet4'.AG9]" office:value-type="float" office:value="0">
            <text:p>0</text:p>
          </table:table-cell>
          <table:table-cell table:style-name="ACE-20" table:formula="of:=[$'Sheet4'.AH9]" office:value-type="float" office:value="0">
            <text:p>0</text:p>
          </table:table-cell>
          <table:table-cell table:style-name="ACE-20" table:formula="of:=[$'Sheet4'.AI9]" office:value-type="float" office:value="0">
            <text:p>0</text:p>
          </table:table-cell>
          <table:table-cell table:style-name="ACE-20" table:formula="of:=[$'Sheet4'.AJ9]" office:value-type="float" office:value="0">
            <text:p>0</text:p>
          </table:table-cell>
          <table:table-cell table:style-name="ACE-20" table:formula="of:=[$'Sheet4'.AK9]" office:value-type="float" office:value="0">
            <text:p>0</text:p>
          </table:table-cell>
          <table:table-cell table:style-name="ACE-20" table:formula="of:=[$'Sheet4'.AL9]" office:value-type="float" office:value="0">
            <text:p>0</text:p>
          </table:table-cell>
          <table:table-cell table:style-name="ACE-20" table:formula="of:=[$'Sheet4'.AM9]" office:value-type="float" office:value="0">
            <text:p>0</text:p>
          </table:table-cell>
          <table:table-cell table:style-name="ACE-20" table:formula="of:=[$'Sheet4'.AN9]" office:value-type="float" office:value="0">
            <text:p>0</text:p>
          </table:table-cell>
          <table:table-cell table:style-name="ACE-20" table:formula="of:=[$'Sheet4'.AO9]" office:value-type="float" office:value="0">
            <text:p>0</text:p>
          </table:table-cell>
          <table:table-cell table:style-name="ACE-20" table:formula="of:=[$'Sheet4'.AP9]" office:value-type="float" office:value="0">
            <text:p>0</text:p>
          </table:table-cell>
          <table:table-cell table:style-name="ACE-20" table:formula="of:=[$'Sheet4'.AQ9]" office:value-type="float" office:value="0">
            <text:p>0</text:p>
          </table:table-cell>
          <table:table-cell table:style-name="ACE-20" table:formula="of:=[$'Sheet4'.AR9]" office:value-type="float" office:value="0">
            <text:p>0</text:p>
          </table:table-cell>
          <table:table-cell table:style-name="ACE-20" table:formula="of:=[$'Sheet4'.AS9]" office:value-type="float" office:value="0">
            <text:p>0</text:p>
          </table:table-cell>
          <table:table-cell table:style-name="ACE-20" table:formula="of:=[$'Sheet4'.AT9]" office:value-type="float" office:value="0">
            <text:p>0</text:p>
          </table:table-cell>
          <table:table-cell table:style-name="ACE-20" table:formula="of:=[$'Sheet4'.AU9]" office:value-type="float" office:value="0">
            <text:p>0</text:p>
          </table:table-cell>
          <table:table-cell table:style-name="ACE-20" table:formula="of:=[$'Sheet4'.AV9]" office:value-type="float" office:value="0">
            <text:p>0</text:p>
          </table:table-cell>
          <table:table-cell table:style-name="ACE-20" table:formula="of:=[$'Sheet4'.AW9]" office:value-type="float" office:value="0">
            <text:p>0</text:p>
          </table:table-cell>
          <table:table-cell table:style-name="ACE-20" table:formula="of:=[$'Sheet4'.AX9]" office:value-type="float" office:value="0">
            <text:p>0</text:p>
          </table:table-cell>
          <table:table-cell table:style-name="ACE-20" table:formula="of:=[$'Sheet4'.AY9]" office:value-type="float" office:value="0">
            <text:p>0</text:p>
          </table:table-cell>
          <table:table-cell table:style-name="ACE-20" table:formula="of:=[$'Sheet4'.AZ9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0]" office:value-type="float" office:value="0">
            <text:p>0</text:p>
          </table:table-cell>
          <table:table-cell table:style-name="ACE-20" table:formula="of:=[$'Sheet4'.D10]" office:value-type="float" office:value="0">
            <text:p>0</text:p>
          </table:table-cell>
          <table:table-cell table:style-name="ACE-20" table:formula="of:=[$'Sheet4'.E10]" office:value-type="float" office:value="0">
            <text:p>0</text:p>
          </table:table-cell>
          <table:table-cell table:style-name="ACE-20" table:formula="of:=[$'Sheet4'.F10]" office:value-type="float" office:value="0">
            <text:p>0</text:p>
          </table:table-cell>
          <table:table-cell table:style-name="ACE-20" table:formula="of:=[$'Sheet4'.G10]" office:value-type="float" office:value="0">
            <text:p>0</text:p>
          </table:table-cell>
          <table:table-cell table:style-name="ACE-20" table:formula="of:=[$'Sheet4'.H10]" office:value-type="float" office:value="0">
            <text:p>0</text:p>
          </table:table-cell>
          <table:table-cell table:style-name="ACE-20" table:formula="of:=[$'Sheet4'.I10]" office:value-type="float" office:value="0">
            <text:p>0</text:p>
          </table:table-cell>
          <table:table-cell table:style-name="ACE-20" table:formula="of:=[$'Sheet4'.J10]" office:value-type="float" office:value="0">
            <text:p>0</text:p>
          </table:table-cell>
          <table:table-cell table:style-name="ACE-20" table:formula="of:=[$'Sheet4'.K10]" office:value-type="float" office:value="0">
            <text:p>0</text:p>
          </table:table-cell>
          <table:table-cell table:style-name="ACE-20" table:formula="of:=[$'Sheet4'.L10]" office:value-type="float" office:value="0">
            <text:p>0</text:p>
          </table:table-cell>
          <table:table-cell table:style-name="ACE-20" table:formula="of:=[$'Sheet4'.M10]" office:value-type="float" office:value="0">
            <text:p>0</text:p>
          </table:table-cell>
          <table:table-cell table:style-name="ACE-20" table:formula="of:=[$'Sheet4'.N10]" office:value-type="float" office:value="0">
            <text:p>0</text:p>
          </table:table-cell>
          <table:table-cell table:style-name="ACE-20" table:formula="of:=[$'Sheet4'.O10]" office:value-type="float" office:value="0">
            <text:p>0</text:p>
          </table:table-cell>
          <table:table-cell table:style-name="ACE-20" table:formula="of:=[$'Sheet4'.P10]" office:value-type="float" office:value="0">
            <text:p>0</text:p>
          </table:table-cell>
          <table:table-cell table:style-name="ACE-20" table:formula="of:=[$'Sheet4'.Q10]" office:value-type="float" office:value="0">
            <text:p>0</text:p>
          </table:table-cell>
          <table:table-cell table:style-name="ACE-20" table:formula="of:=[$'Sheet4'.R10]" office:value-type="float" office:value="0">
            <text:p>0</text:p>
          </table:table-cell>
          <table:table-cell table:style-name="ACE-20" table:formula="of:=[$'Sheet4'.S10]" office:value-type="float" office:value="0">
            <text:p>0</text:p>
          </table:table-cell>
          <table:table-cell table:style-name="ACE-20" table:formula="of:=[$'Sheet4'.T10]" office:value-type="float" office:value="0">
            <text:p>0</text:p>
          </table:table-cell>
          <table:table-cell table:style-name="ACE-20" table:formula="of:=[$'Sheet4'.U10]" office:value-type="float" office:value="0">
            <text:p>0</text:p>
          </table:table-cell>
          <table:table-cell table:style-name="ACE-20" table:formula="of:=[$'Sheet4'.V10]" office:value-type="float" office:value="0">
            <text:p>0</text:p>
          </table:table-cell>
          <table:table-cell table:style-name="ACE-20" table:formula="of:=[$'Sheet4'.W10]" office:value-type="float" office:value="0">
            <text:p>0</text:p>
          </table:table-cell>
          <table:table-cell table:style-name="ACE-20" table:formula="of:=[$'Sheet4'.X10]" office:value-type="float" office:value="0">
            <text:p>0</text:p>
          </table:table-cell>
          <table:table-cell table:style-name="ACE-20" table:formula="of:=[$'Sheet4'.Y10]" office:value-type="float" office:value="0">
            <text:p>0</text:p>
          </table:table-cell>
          <table:table-cell table:style-name="ACE-20" table:formula="of:=[$'Sheet4'.Z10]" office:value-type="float" office:value="0">
            <text:p>0</text:p>
          </table:table-cell>
          <table:table-cell table:style-name="ACE-20" table:formula="of:=[$'Sheet4'.AA10]" office:value-type="float" office:value="0">
            <text:p>0</text:p>
          </table:table-cell>
          <table:table-cell table:style-name="ACE-20" table:formula="of:=[$'Sheet4'.AB10]" office:value-type="float" office:value="0">
            <text:p>0</text:p>
          </table:table-cell>
          <table:table-cell table:style-name="ACE-20" table:formula="of:=[$'Sheet4'.AC10]" office:value-type="float" office:value="0">
            <text:p>0</text:p>
          </table:table-cell>
          <table:table-cell table:style-name="ACE-20" table:formula="of:=[$'Sheet4'.AD10]" office:value-type="float" office:value="0">
            <text:p>0</text:p>
          </table:table-cell>
          <table:table-cell table:style-name="ACE-20" table:formula="of:=[$'Sheet4'.AE10]" office:value-type="float" office:value="0">
            <text:p>0</text:p>
          </table:table-cell>
          <table:table-cell table:style-name="ACE-20" table:formula="of:=[$'Sheet4'.AF10]" office:value-type="float" office:value="0">
            <text:p>0</text:p>
          </table:table-cell>
          <table:table-cell table:style-name="ACE-20" table:formula="of:=[$'Sheet4'.AG10]" office:value-type="float" office:value="0">
            <text:p>0</text:p>
          </table:table-cell>
          <table:table-cell table:style-name="ACE-20" table:formula="of:=[$'Sheet4'.AH10]" office:value-type="float" office:value="0">
            <text:p>0</text:p>
          </table:table-cell>
          <table:table-cell table:style-name="ACE-20" table:formula="of:=[$'Sheet4'.AI10]" office:value-type="float" office:value="0">
            <text:p>0</text:p>
          </table:table-cell>
          <table:table-cell table:style-name="ACE-20" table:formula="of:=[$'Sheet4'.AJ10]" office:value-type="float" office:value="0">
            <text:p>0</text:p>
          </table:table-cell>
          <table:table-cell table:style-name="ACE-20" table:formula="of:=[$'Sheet4'.AK10]" office:value-type="float" office:value="0">
            <text:p>0</text:p>
          </table:table-cell>
          <table:table-cell table:style-name="ACE-20" table:formula="of:=[$'Sheet4'.AL10]" office:value-type="float" office:value="0">
            <text:p>0</text:p>
          </table:table-cell>
          <table:table-cell table:style-name="ACE-20" table:formula="of:=[$'Sheet4'.AM10]" office:value-type="float" office:value="0">
            <text:p>0</text:p>
          </table:table-cell>
          <table:table-cell table:style-name="ACE-20" table:formula="of:=[$'Sheet4'.AN10]" office:value-type="float" office:value="0">
            <text:p>0</text:p>
          </table:table-cell>
          <table:table-cell table:style-name="ACE-20" table:formula="of:=[$'Sheet4'.AO10]" office:value-type="float" office:value="0">
            <text:p>0</text:p>
          </table:table-cell>
          <table:table-cell table:style-name="ACE-20" table:formula="of:=[$'Sheet4'.AP10]" office:value-type="float" office:value="0">
            <text:p>0</text:p>
          </table:table-cell>
          <table:table-cell table:style-name="ACE-20" table:formula="of:=[$'Sheet4'.AQ10]" office:value-type="float" office:value="0">
            <text:p>0</text:p>
          </table:table-cell>
          <table:table-cell table:style-name="ACE-20" table:formula="of:=[$'Sheet4'.AR10]" office:value-type="float" office:value="0">
            <text:p>0</text:p>
          </table:table-cell>
          <table:table-cell table:style-name="ACE-20" table:formula="of:=[$'Sheet4'.AS10]" office:value-type="float" office:value="0">
            <text:p>0</text:p>
          </table:table-cell>
          <table:table-cell table:style-name="ACE-20" table:formula="of:=[$'Sheet4'.AT10]" office:value-type="float" office:value="0">
            <text:p>0</text:p>
          </table:table-cell>
          <table:table-cell table:style-name="ACE-20" table:formula="of:=[$'Sheet4'.AU10]" office:value-type="float" office:value="0">
            <text:p>0</text:p>
          </table:table-cell>
          <table:table-cell table:style-name="ACE-20" table:formula="of:=[$'Sheet4'.AV10]" office:value-type="float" office:value="0">
            <text:p>0</text:p>
          </table:table-cell>
          <table:table-cell table:style-name="ACE-20" table:formula="of:=[$'Sheet4'.AW10]" office:value-type="float" office:value="0">
            <text:p>0</text:p>
          </table:table-cell>
          <table:table-cell table:style-name="ACE-20" table:formula="of:=[$'Sheet4'.AX10]" office:value-type="float" office:value="0">
            <text:p>0</text:p>
          </table:table-cell>
          <table:table-cell table:style-name="ACE-20" table:formula="of:=[$'Sheet4'.AY10]" office:value-type="float" office:value="0">
            <text:p>0</text:p>
          </table:table-cell>
          <table:table-cell table:style-name="ACE-20" table:formula="of:=[$'Sheet4'.AZ10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1]" office:value-type="float" office:value="0">
            <text:p>0</text:p>
          </table:table-cell>
          <table:table-cell table:style-name="ACE-20" table:formula="of:=[$'Sheet4'.D11]" office:value-type="float" office:value="0">
            <text:p>0</text:p>
          </table:table-cell>
          <table:table-cell table:style-name="ACE-20" table:formula="of:=[$'Sheet4'.E11]" office:value-type="float" office:value="0">
            <text:p>0</text:p>
          </table:table-cell>
          <table:table-cell table:style-name="ACE-20" table:formula="of:=[$'Sheet4'.F11]" office:value-type="float" office:value="0">
            <text:p>0</text:p>
          </table:table-cell>
          <table:table-cell table:style-name="ACE-20" table:formula="of:=[$'Sheet4'.G11]" office:value-type="float" office:value="0">
            <text:p>0</text:p>
          </table:table-cell>
          <table:table-cell table:style-name="ACE-20" table:formula="of:=[$'Sheet4'.H11]" office:value-type="float" office:value="0">
            <text:p>0</text:p>
          </table:table-cell>
          <table:table-cell table:style-name="ACE-20" table:formula="of:=[$'Sheet4'.I11]" office:value-type="float" office:value="0">
            <text:p>0</text:p>
          </table:table-cell>
          <table:table-cell table:style-name="ACE-20" table:formula="of:=[$'Sheet4'.J11]" office:value-type="float" office:value="0">
            <text:p>0</text:p>
          </table:table-cell>
          <table:table-cell table:style-name="ACE-20" table:formula="of:=[$'Sheet4'.K11]" office:value-type="float" office:value="0">
            <text:p>0</text:p>
          </table:table-cell>
          <table:table-cell table:style-name="ACE-20" table:formula="of:=[$'Sheet4'.L11]" office:value-type="float" office:value="0">
            <text:p>0</text:p>
          </table:table-cell>
          <table:table-cell table:style-name="ACE-20" table:formula="of:=[$'Sheet4'.M11]" office:value-type="float" office:value="0">
            <text:p>0</text:p>
          </table:table-cell>
          <table:table-cell table:style-name="ACE-20" table:formula="of:=[$'Sheet4'.N11]" office:value-type="float" office:value="0">
            <text:p>0</text:p>
          </table:table-cell>
          <table:table-cell table:style-name="ACE-20" table:formula="of:=[$'Sheet4'.O11]" office:value-type="float" office:value="0">
            <text:p>0</text:p>
          </table:table-cell>
          <table:table-cell table:style-name="ACE-20" table:formula="of:=[$'Sheet4'.P11]" office:value-type="float" office:value="0">
            <text:p>0</text:p>
          </table:table-cell>
          <table:table-cell table:style-name="ACE-20" table:formula="of:=[$'Sheet4'.Q11]" office:value-type="float" office:value="0">
            <text:p>0</text:p>
          </table:table-cell>
          <table:table-cell table:style-name="ACE-20" table:formula="of:=[$'Sheet4'.R11]" office:value-type="float" office:value="0">
            <text:p>0</text:p>
          </table:table-cell>
          <table:table-cell table:style-name="ACE-20" table:formula="of:=[$'Sheet4'.S11]" office:value-type="float" office:value="0">
            <text:p>0</text:p>
          </table:table-cell>
          <table:table-cell table:style-name="ACE-20" table:formula="of:=[$'Sheet4'.T11]" office:value-type="float" office:value="0">
            <text:p>0</text:p>
          </table:table-cell>
          <table:table-cell table:style-name="ACE-20" table:formula="of:=[$'Sheet4'.U11]" office:value-type="float" office:value="0">
            <text:p>0</text:p>
          </table:table-cell>
          <table:table-cell table:style-name="ACE-20" table:formula="of:=[$'Sheet4'.V11]" office:value-type="float" office:value="0">
            <text:p>0</text:p>
          </table:table-cell>
          <table:table-cell table:style-name="ACE-20" table:formula="of:=[$'Sheet4'.W11]" office:value-type="float" office:value="0">
            <text:p>0</text:p>
          </table:table-cell>
          <table:table-cell table:style-name="ACE-20" table:formula="of:=[$'Sheet4'.X11]" office:value-type="float" office:value="0">
            <text:p>0</text:p>
          </table:table-cell>
          <table:table-cell table:style-name="ACE-20" table:formula="of:=[$'Sheet4'.Y11]" office:value-type="float" office:value="0">
            <text:p>0</text:p>
          </table:table-cell>
          <table:table-cell table:style-name="ACE-20" table:formula="of:=[$'Sheet4'.Z11]" office:value-type="float" office:value="0">
            <text:p>0</text:p>
          </table:table-cell>
          <table:table-cell table:style-name="ACE-20" table:formula="of:=[$'Sheet4'.AA11]" office:value-type="float" office:value="0">
            <text:p>0</text:p>
          </table:table-cell>
          <table:table-cell table:style-name="ACE-20" table:formula="of:=[$'Sheet4'.AB11]" office:value-type="float" office:value="0">
            <text:p>0</text:p>
          </table:table-cell>
          <table:table-cell table:style-name="ACE-20" table:formula="of:=[$'Sheet4'.AC11]" office:value-type="float" office:value="0">
            <text:p>0</text:p>
          </table:table-cell>
          <table:table-cell table:style-name="ACE-20" table:formula="of:=[$'Sheet4'.AD11]" office:value-type="float" office:value="0">
            <text:p>0</text:p>
          </table:table-cell>
          <table:table-cell table:style-name="ACE-20" table:formula="of:=[$'Sheet4'.AE11]" office:value-type="float" office:value="0">
            <text:p>0</text:p>
          </table:table-cell>
          <table:table-cell table:style-name="ACE-20" table:formula="of:=[$'Sheet4'.AF11]" office:value-type="float" office:value="0">
            <text:p>0</text:p>
          </table:table-cell>
          <table:table-cell table:style-name="ACE-20" table:formula="of:=[$'Sheet4'.AG11]" office:value-type="float" office:value="0">
            <text:p>0</text:p>
          </table:table-cell>
          <table:table-cell table:style-name="ACE-20" table:formula="of:=[$'Sheet4'.AH11]" office:value-type="float" office:value="0">
            <text:p>0</text:p>
          </table:table-cell>
          <table:table-cell table:style-name="ACE-20" table:formula="of:=[$'Sheet4'.AI11]" office:value-type="float" office:value="0">
            <text:p>0</text:p>
          </table:table-cell>
          <table:table-cell table:style-name="ACE-20" table:formula="of:=[$'Sheet4'.AJ11]" office:value-type="float" office:value="0">
            <text:p>0</text:p>
          </table:table-cell>
          <table:table-cell table:style-name="ACE-20" table:formula="of:=[$'Sheet4'.AK11]" office:value-type="float" office:value="0">
            <text:p>0</text:p>
          </table:table-cell>
          <table:table-cell table:style-name="ACE-20" table:formula="of:=[$'Sheet4'.AL11]" office:value-type="float" office:value="0">
            <text:p>0</text:p>
          </table:table-cell>
          <table:table-cell table:style-name="ACE-20" table:formula="of:=[$'Sheet4'.AM11]" office:value-type="float" office:value="0">
            <text:p>0</text:p>
          </table:table-cell>
          <table:table-cell table:style-name="ACE-20" table:formula="of:=[$'Sheet4'.AN11]" office:value-type="float" office:value="0">
            <text:p>0</text:p>
          </table:table-cell>
          <table:table-cell table:style-name="ACE-20" table:formula="of:=[$'Sheet4'.AO11]" office:value-type="float" office:value="0">
            <text:p>0</text:p>
          </table:table-cell>
          <table:table-cell table:style-name="ACE-20" table:formula="of:=[$'Sheet4'.AP11]" office:value-type="float" office:value="0">
            <text:p>0</text:p>
          </table:table-cell>
          <table:table-cell table:style-name="ACE-20" table:formula="of:=[$'Sheet4'.AQ11]" office:value-type="float" office:value="0">
            <text:p>0</text:p>
          </table:table-cell>
          <table:table-cell table:style-name="ACE-20" table:formula="of:=[$'Sheet4'.AR11]" office:value-type="float" office:value="0">
            <text:p>0</text:p>
          </table:table-cell>
          <table:table-cell table:style-name="ACE-20" table:formula="of:=[$'Sheet4'.AS11]" office:value-type="float" office:value="0">
            <text:p>0</text:p>
          </table:table-cell>
          <table:table-cell table:style-name="ACE-20" table:formula="of:=[$'Sheet4'.AT11]" office:value-type="float" office:value="0">
            <text:p>0</text:p>
          </table:table-cell>
          <table:table-cell table:style-name="ACE-20" table:formula="of:=[$'Sheet4'.AU11]" office:value-type="float" office:value="0">
            <text:p>0</text:p>
          </table:table-cell>
          <table:table-cell table:style-name="ACE-20" table:formula="of:=[$'Sheet4'.AV11]" office:value-type="float" office:value="0">
            <text:p>0</text:p>
          </table:table-cell>
          <table:table-cell table:style-name="ACE-20" table:formula="of:=[$'Sheet4'.AW11]" office:value-type="float" office:value="0">
            <text:p>0</text:p>
          </table:table-cell>
          <table:table-cell table:style-name="ACE-20" table:formula="of:=[$'Sheet4'.AX11]" office:value-type="float" office:value="0">
            <text:p>0</text:p>
          </table:table-cell>
          <table:table-cell table:style-name="ACE-20" table:formula="of:=[$'Sheet4'.AY11]" office:value-type="float" office:value="0">
            <text:p>0</text:p>
          </table:table-cell>
          <table:table-cell table:style-name="ACE-20" table:formula="of:=[$'Sheet4'.AZ11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2]" office:value-type="float" office:value="0">
            <text:p>0</text:p>
          </table:table-cell>
          <table:table-cell table:style-name="ACE-20" table:formula="of:=[$'Sheet4'.D12]" office:value-type="float" office:value="0">
            <text:p>0</text:p>
          </table:table-cell>
          <table:table-cell table:style-name="ACE-20" table:formula="of:=[$'Sheet4'.E12]" office:value-type="float" office:value="0">
            <text:p>0</text:p>
          </table:table-cell>
          <table:table-cell table:style-name="ACE-20" table:formula="of:=[$'Sheet4'.F12]" office:value-type="float" office:value="0">
            <text:p>0</text:p>
          </table:table-cell>
          <table:table-cell table:style-name="ACE-20" table:formula="of:=[$'Sheet4'.G12]" office:value-type="float" office:value="0">
            <text:p>0</text:p>
          </table:table-cell>
          <table:table-cell table:style-name="ACE-20" table:formula="of:=[$'Sheet4'.H12]" office:value-type="float" office:value="0">
            <text:p>0</text:p>
          </table:table-cell>
          <table:table-cell table:style-name="ACE-20" table:formula="of:=[$'Sheet4'.I12]" office:value-type="float" office:value="0">
            <text:p>0</text:p>
          </table:table-cell>
          <table:table-cell table:style-name="ACE-20" table:formula="of:=[$'Sheet4'.J12]" office:value-type="float" office:value="0">
            <text:p>0</text:p>
          </table:table-cell>
          <table:table-cell table:style-name="ACE-20" table:formula="of:=[$'Sheet4'.K12]" office:value-type="float" office:value="0">
            <text:p>0</text:p>
          </table:table-cell>
          <table:table-cell table:style-name="ACE-20" table:formula="of:=[$'Sheet4'.L12]" office:value-type="float" office:value="0">
            <text:p>0</text:p>
          </table:table-cell>
          <table:table-cell table:style-name="ACE-20" table:formula="of:=[$'Sheet4'.M12]" office:value-type="float" office:value="0">
            <text:p>0</text:p>
          </table:table-cell>
          <table:table-cell table:style-name="ACE-20" table:formula="of:=[$'Sheet4'.N12]" office:value-type="float" office:value="0">
            <text:p>0</text:p>
          </table:table-cell>
          <table:table-cell table:style-name="ACE-20" table:formula="of:=[$'Sheet4'.O12]" office:value-type="float" office:value="0">
            <text:p>0</text:p>
          </table:table-cell>
          <table:table-cell table:style-name="ACE-20" table:formula="of:=[$'Sheet4'.P12]" office:value-type="float" office:value="0">
            <text:p>0</text:p>
          </table:table-cell>
          <table:table-cell table:style-name="ACE-20" table:formula="of:=[$'Sheet4'.Q12]" office:value-type="float" office:value="0">
            <text:p>0</text:p>
          </table:table-cell>
          <table:table-cell table:style-name="ACE-20" table:formula="of:=[$'Sheet4'.R12]" office:value-type="float" office:value="0">
            <text:p>0</text:p>
          </table:table-cell>
          <table:table-cell table:style-name="ACE-20" table:formula="of:=[$'Sheet4'.S12]" office:value-type="float" office:value="0">
            <text:p>0</text:p>
          </table:table-cell>
          <table:table-cell table:style-name="ACE-20" table:formula="of:=[$'Sheet4'.T12]" office:value-type="float" office:value="0">
            <text:p>0</text:p>
          </table:table-cell>
          <table:table-cell table:style-name="ACE-20" table:formula="of:=[$'Sheet4'.U12]" office:value-type="float" office:value="0">
            <text:p>0</text:p>
          </table:table-cell>
          <table:table-cell table:style-name="ACE-20" table:formula="of:=[$'Sheet4'.V12]" office:value-type="float" office:value="0">
            <text:p>0</text:p>
          </table:table-cell>
          <table:table-cell table:style-name="ACE-20" table:formula="of:=[$'Sheet4'.W12]" office:value-type="float" office:value="0">
            <text:p>0</text:p>
          </table:table-cell>
          <table:table-cell table:style-name="ACE-20" table:formula="of:=[$'Sheet4'.X12]" office:value-type="float" office:value="0">
            <text:p>0</text:p>
          </table:table-cell>
          <table:table-cell table:style-name="ACE-20" table:formula="of:=[$'Sheet4'.Y12]" office:value-type="float" office:value="0">
            <text:p>0</text:p>
          </table:table-cell>
          <table:table-cell table:style-name="ACE-20" table:formula="of:=[$'Sheet4'.Z12]" office:value-type="float" office:value="0">
            <text:p>0</text:p>
          </table:table-cell>
          <table:table-cell table:style-name="ACE-20" table:formula="of:=[$'Sheet4'.AA12]" office:value-type="float" office:value="0">
            <text:p>0</text:p>
          </table:table-cell>
          <table:table-cell table:style-name="ACE-20" table:formula="of:=[$'Sheet4'.AB12]" office:value-type="float" office:value="0">
            <text:p>0</text:p>
          </table:table-cell>
          <table:table-cell table:style-name="ACE-20" table:formula="of:=[$'Sheet4'.AC12]" office:value-type="float" office:value="0">
            <text:p>0</text:p>
          </table:table-cell>
          <table:table-cell table:style-name="ACE-20" table:formula="of:=[$'Sheet4'.AD12]" office:value-type="float" office:value="0">
            <text:p>0</text:p>
          </table:table-cell>
          <table:table-cell table:style-name="ACE-20" table:formula="of:=[$'Sheet4'.AE12]" office:value-type="float" office:value="0">
            <text:p>0</text:p>
          </table:table-cell>
          <table:table-cell table:style-name="ACE-20" table:formula="of:=[$'Sheet4'.AF12]" office:value-type="float" office:value="1">
            <text:p>1</text:p>
          </table:table-cell>
          <table:table-cell table:style-name="ACE-20" table:formula="of:=[$'Sheet4'.AG12]" office:value-type="float" office:value="1">
            <text:p>1</text:p>
          </table:table-cell>
          <table:table-cell table:style-name="ACE-20" table:formula="of:=[$'Sheet4'.AH12]" office:value-type="float" office:value="0">
            <text:p>0</text:p>
          </table:table-cell>
          <table:table-cell table:style-name="ACE-20" table:formula="of:=[$'Sheet4'.AI12]" office:value-type="float" office:value="0">
            <text:p>0</text:p>
          </table:table-cell>
          <table:table-cell table:style-name="ACE-20" table:formula="of:=[$'Sheet4'.AJ12]" office:value-type="float" office:value="0">
            <text:p>0</text:p>
          </table:table-cell>
          <table:table-cell table:style-name="ACE-20" table:formula="of:=[$'Sheet4'.AK12]" office:value-type="float" office:value="0">
            <text:p>0</text:p>
          </table:table-cell>
          <table:table-cell table:style-name="ACE-20" table:formula="of:=[$'Sheet4'.AL12]" office:value-type="float" office:value="0">
            <text:p>0</text:p>
          </table:table-cell>
          <table:table-cell table:style-name="ACE-20" table:formula="of:=[$'Sheet4'.AM12]" office:value-type="float" office:value="0">
            <text:p>0</text:p>
          </table:table-cell>
          <table:table-cell table:style-name="ACE-20" table:formula="of:=[$'Sheet4'.AN12]" office:value-type="float" office:value="0">
            <text:p>0</text:p>
          </table:table-cell>
          <table:table-cell table:style-name="ACE-20" table:formula="of:=[$'Sheet4'.AO12]" office:value-type="float" office:value="0">
            <text:p>0</text:p>
          </table:table-cell>
          <table:table-cell table:style-name="ACE-20" table:formula="of:=[$'Sheet4'.AP12]" office:value-type="float" office:value="0">
            <text:p>0</text:p>
          </table:table-cell>
          <table:table-cell table:style-name="ACE-20" table:formula="of:=[$'Sheet4'.AQ12]" office:value-type="float" office:value="1">
            <text:p>1</text:p>
          </table:table-cell>
          <table:table-cell table:style-name="ACE-20" table:formula="of:=[$'Sheet4'.AR12]" office:value-type="float" office:value="1">
            <text:p>1</text:p>
          </table:table-cell>
          <table:table-cell table:style-name="ACE-20" table:formula="of:=[$'Sheet4'.AS12]" office:value-type="float" office:value="0">
            <text:p>0</text:p>
          </table:table-cell>
          <table:table-cell table:style-name="ACE-20" table:formula="of:=[$'Sheet4'.AT12]" office:value-type="float" office:value="0">
            <text:p>0</text:p>
          </table:table-cell>
          <table:table-cell table:style-name="ACE-20" table:formula="of:=[$'Sheet4'.AU12]" office:value-type="float" office:value="0">
            <text:p>0</text:p>
          </table:table-cell>
          <table:table-cell table:style-name="ACE-20" table:formula="of:=[$'Sheet4'.AV12]" office:value-type="float" office:value="0">
            <text:p>0</text:p>
          </table:table-cell>
          <table:table-cell table:style-name="ACE-20" table:formula="of:=[$'Sheet4'.AW12]" office:value-type="float" office:value="0">
            <text:p>0</text:p>
          </table:table-cell>
          <table:table-cell table:style-name="ACE-20" table:formula="of:=[$'Sheet4'.AX12]" office:value-type="float" office:value="0">
            <text:p>0</text:p>
          </table:table-cell>
          <table:table-cell table:style-name="ACE-20" table:formula="of:=[$'Sheet4'.AY12]" office:value-type="float" office:value="0">
            <text:p>0</text:p>
          </table:table-cell>
          <table:table-cell table:style-name="ACE-20" table:formula="of:=[$'Sheet4'.AZ12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3]" office:value-type="float" office:value="0">
            <text:p>0</text:p>
          </table:table-cell>
          <table:table-cell table:style-name="ACE-20" table:formula="of:=[$'Sheet4'.D13]" office:value-type="float" office:value="0">
            <text:p>0</text:p>
          </table:table-cell>
          <table:table-cell table:style-name="ACE-20" table:formula="of:=[$'Sheet4'.E13]" office:value-type="float" office:value="0">
            <text:p>0</text:p>
          </table:table-cell>
          <table:table-cell table:style-name="ACE-20" table:formula="of:=[$'Sheet4'.F13]" office:value-type="float" office:value="0">
            <text:p>0</text:p>
          </table:table-cell>
          <table:table-cell table:style-name="ACE-20" table:formula="of:=[$'Sheet4'.G13]" office:value-type="float" office:value="0">
            <text:p>0</text:p>
          </table:table-cell>
          <table:table-cell table:style-name="ACE-20" table:formula="of:=[$'Sheet4'.H13]" office:value-type="float" office:value="0">
            <text:p>0</text:p>
          </table:table-cell>
          <table:table-cell table:style-name="ACE-20" table:formula="of:=[$'Sheet4'.I13]" office:value-type="float" office:value="0">
            <text:p>0</text:p>
          </table:table-cell>
          <table:table-cell table:style-name="ACE-20" table:formula="of:=[$'Sheet4'.J13]" office:value-type="float" office:value="0">
            <text:p>0</text:p>
          </table:table-cell>
          <table:table-cell table:style-name="ACE-20" table:formula="of:=[$'Sheet4'.K13]" office:value-type="float" office:value="0">
            <text:p>0</text:p>
          </table:table-cell>
          <table:table-cell table:style-name="ACE-20" table:formula="of:=[$'Sheet4'.L13]" office:value-type="float" office:value="0">
            <text:p>0</text:p>
          </table:table-cell>
          <table:table-cell table:style-name="ACE-20" table:formula="of:=[$'Sheet4'.M13]" office:value-type="float" office:value="0">
            <text:p>0</text:p>
          </table:table-cell>
          <table:table-cell table:style-name="ACE-20" table:formula="of:=[$'Sheet4'.N13]" office:value-type="float" office:value="0">
            <text:p>0</text:p>
          </table:table-cell>
          <table:table-cell table:style-name="ACE-20" table:formula="of:=[$'Sheet4'.O13]" office:value-type="float" office:value="0">
            <text:p>0</text:p>
          </table:table-cell>
          <table:table-cell table:style-name="ACE-20" table:formula="of:=[$'Sheet4'.P13]" office:value-type="float" office:value="0">
            <text:p>0</text:p>
          </table:table-cell>
          <table:table-cell table:style-name="ACE-20" table:formula="of:=[$'Sheet4'.Q13]" office:value-type="float" office:value="0">
            <text:p>0</text:p>
          </table:table-cell>
          <table:table-cell table:style-name="ACE-20" table:formula="of:=[$'Sheet4'.R13]" office:value-type="float" office:value="0">
            <text:p>0</text:p>
          </table:table-cell>
          <table:table-cell table:style-name="ACE-20" table:formula="of:=[$'Sheet4'.S13]" office:value-type="float" office:value="0">
            <text:p>0</text:p>
          </table:table-cell>
          <table:table-cell table:style-name="ACE-20" table:formula="of:=[$'Sheet4'.T13]" office:value-type="float" office:value="0">
            <text:p>0</text:p>
          </table:table-cell>
          <table:table-cell table:style-name="ACE-20" table:formula="of:=[$'Sheet4'.U13]" office:value-type="float" office:value="0">
            <text:p>0</text:p>
          </table:table-cell>
          <table:table-cell table:style-name="ACE-20" table:formula="of:=[$'Sheet4'.V13]" office:value-type="float" office:value="0">
            <text:p>0</text:p>
          </table:table-cell>
          <table:table-cell table:style-name="ACE-20" table:formula="of:=[$'Sheet4'.W13]" office:value-type="float" office:value="0">
            <text:p>0</text:p>
          </table:table-cell>
          <table:table-cell table:style-name="ACE-20" table:formula="of:=[$'Sheet4'.X13]" office:value-type="float" office:value="0">
            <text:p>0</text:p>
          </table:table-cell>
          <table:table-cell table:style-name="ACE-20" table:formula="of:=[$'Sheet4'.Y13]" office:value-type="float" office:value="0">
            <text:p>0</text:p>
          </table:table-cell>
          <table:table-cell table:style-name="ACE-20" table:formula="of:=[$'Sheet4'.Z13]" office:value-type="float" office:value="0">
            <text:p>0</text:p>
          </table:table-cell>
          <table:table-cell table:style-name="ACE-20" table:formula="of:=[$'Sheet4'.AA13]" office:value-type="float" office:value="0">
            <text:p>0</text:p>
          </table:table-cell>
          <table:table-cell table:style-name="ACE-20" table:formula="of:=[$'Sheet4'.AB13]" office:value-type="float" office:value="0">
            <text:p>0</text:p>
          </table:table-cell>
          <table:table-cell table:style-name="ACE-20" table:formula="of:=[$'Sheet4'.AC13]" office:value-type="float" office:value="0">
            <text:p>0</text:p>
          </table:table-cell>
          <table:table-cell table:style-name="ACE-20" table:formula="of:=[$'Sheet4'.AD13]" office:value-type="float" office:value="0">
            <text:p>0</text:p>
          </table:table-cell>
          <table:table-cell table:style-name="ACE-20" table:formula="of:=[$'Sheet4'.AE13]" office:value-type="float" office:value="1">
            <text:p>1</text:p>
          </table:table-cell>
          <table:table-cell table:style-name="ACE-20" table:formula="of:=[$'Sheet4'.AF13]" office:value-type="float" office:value="0">
            <text:p>0</text:p>
          </table:table-cell>
          <table:table-cell table:style-name="ACE-20" table:formula="of:=[$'Sheet4'.AG13]" office:value-type="float" office:value="1">
            <text:p>1</text:p>
          </table:table-cell>
          <table:table-cell table:style-name="ACE-20" table:formula="of:=[$'Sheet4'.AH13]" office:value-type="float" office:value="0">
            <text:p>0</text:p>
          </table:table-cell>
          <table:table-cell table:style-name="ACE-20" table:formula="of:=[$'Sheet4'.AI13]" office:value-type="float" office:value="0">
            <text:p>0</text:p>
          </table:table-cell>
          <table:table-cell table:style-name="ACE-20" table:formula="of:=[$'Sheet4'.AJ13]" office:value-type="float" office:value="0">
            <text:p>0</text:p>
          </table:table-cell>
          <table:table-cell table:style-name="ACE-20" table:formula="of:=[$'Sheet4'.AK13]" office:value-type="float" office:value="0">
            <text:p>0</text:p>
          </table:table-cell>
          <table:table-cell table:style-name="ACE-20" table:formula="of:=[$'Sheet4'.AL13]" office:value-type="float" office:value="0">
            <text:p>0</text:p>
          </table:table-cell>
          <table:table-cell table:style-name="ACE-20" table:formula="of:=[$'Sheet4'.AM13]" office:value-type="float" office:value="0">
            <text:p>0</text:p>
          </table:table-cell>
          <table:table-cell table:style-name="ACE-20" table:formula="of:=[$'Sheet4'.AN13]" office:value-type="float" office:value="0">
            <text:p>0</text:p>
          </table:table-cell>
          <table:table-cell table:style-name="ACE-20" table:formula="of:=[$'Sheet4'.AO13]" office:value-type="float" office:value="0">
            <text:p>0</text:p>
          </table:table-cell>
          <table:table-cell table:style-name="ACE-20" table:formula="of:=[$'Sheet4'.AP13]" office:value-type="float" office:value="0">
            <text:p>0</text:p>
          </table:table-cell>
          <table:table-cell table:style-name="ACE-20" table:formula="of:=[$'Sheet4'.AQ13]" office:value-type="float" office:value="1">
            <text:p>1</text:p>
          </table:table-cell>
          <table:table-cell table:style-name="ACE-20" table:formula="of:=[$'Sheet4'.AR13]" office:value-type="float" office:value="1">
            <text:p>1</text:p>
          </table:table-cell>
          <table:table-cell table:style-name="ACE-20" table:formula="of:=[$'Sheet4'.AS13]" office:value-type="float" office:value="0">
            <text:p>0</text:p>
          </table:table-cell>
          <table:table-cell table:style-name="ACE-20" table:formula="of:=[$'Sheet4'.AT13]" office:value-type="float" office:value="0">
            <text:p>0</text:p>
          </table:table-cell>
          <table:table-cell table:style-name="ACE-20" table:formula="of:=[$'Sheet4'.AU13]" office:value-type="float" office:value="0">
            <text:p>0</text:p>
          </table:table-cell>
          <table:table-cell table:style-name="ACE-20" table:formula="of:=[$'Sheet4'.AV13]" office:value-type="float" office:value="0">
            <text:p>0</text:p>
          </table:table-cell>
          <table:table-cell table:style-name="ACE-20" table:formula="of:=[$'Sheet4'.AW13]" office:value-type="float" office:value="0">
            <text:p>0</text:p>
          </table:table-cell>
          <table:table-cell table:style-name="ACE-20" table:formula="of:=[$'Sheet4'.AX13]" office:value-type="float" office:value="0">
            <text:p>0</text:p>
          </table:table-cell>
          <table:table-cell table:style-name="ACE-20" table:formula="of:=[$'Sheet4'.AY13]" office:value-type="float" office:value="0">
            <text:p>0</text:p>
          </table:table-cell>
          <table:table-cell table:style-name="ACE-20" table:formula="of:=[$'Sheet4'.AZ13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4]" office:value-type="float" office:value="0">
            <text:p>0</text:p>
          </table:table-cell>
          <table:table-cell table:style-name="ACE-20" table:formula="of:=[$'Sheet4'.D14]" office:value-type="float" office:value="0">
            <text:p>0</text:p>
          </table:table-cell>
          <table:table-cell table:style-name="ACE-20" table:formula="of:=[$'Sheet4'.E14]" office:value-type="float" office:value="0">
            <text:p>0</text:p>
          </table:table-cell>
          <table:table-cell table:style-name="ACE-20" table:formula="of:=[$'Sheet4'.F14]" office:value-type="float" office:value="0">
            <text:p>0</text:p>
          </table:table-cell>
          <table:table-cell table:style-name="ACE-20" table:formula="of:=[$'Sheet4'.G14]" office:value-type="float" office:value="0">
            <text:p>0</text:p>
          </table:table-cell>
          <table:table-cell table:style-name="ACE-20" table:formula="of:=[$'Sheet4'.H14]" office:value-type="float" office:value="0">
            <text:p>0</text:p>
          </table:table-cell>
          <table:table-cell table:style-name="ACE-20" table:formula="of:=[$'Sheet4'.I14]" office:value-type="float" office:value="1">
            <text:p>1</text:p>
          </table:table-cell>
          <table:table-cell table:style-name="ACE-20" table:formula="of:=[$'Sheet4'.J14]" office:value-type="float" office:value="1">
            <text:p>1</text:p>
          </table:table-cell>
          <table:table-cell table:style-name="ACE-20" table:formula="of:=[$'Sheet4'.K14]" office:value-type="float" office:value="0">
            <text:p>0</text:p>
          </table:table-cell>
          <table:table-cell table:style-name="ACE-20" table:formula="of:=[$'Sheet4'.L14]" office:value-type="float" office:value="0">
            <text:p>0</text:p>
          </table:table-cell>
          <table:table-cell table:style-name="ACE-20" table:formula="of:=[$'Sheet4'.M14]" office:value-type="float" office:value="0">
            <text:p>0</text:p>
          </table:table-cell>
          <table:table-cell table:style-name="ACE-20" table:formula="of:=[$'Sheet4'.N14]" office:value-type="float" office:value="0">
            <text:p>0</text:p>
          </table:table-cell>
          <table:table-cell table:style-name="ACE-20" table:formula="of:=[$'Sheet4'.O14]" office:value-type="float" office:value="0">
            <text:p>0</text:p>
          </table:table-cell>
          <table:table-cell table:style-name="ACE-20" table:formula="of:=[$'Sheet4'.P14]" office:value-type="float" office:value="0">
            <text:p>0</text:p>
          </table:table-cell>
          <table:table-cell table:style-name="ACE-20" table:formula="of:=[$'Sheet4'.Q14]" office:value-type="float" office:value="0">
            <text:p>0</text:p>
          </table:table-cell>
          <table:table-cell table:style-name="ACE-20" table:formula="of:=[$'Sheet4'.R14]" office:value-type="float" office:value="1">
            <text:p>1</text:p>
          </table:table-cell>
          <table:table-cell table:style-name="ACE-20" table:formula="of:=[$'Sheet4'.S14]" office:value-type="float" office:value="1">
            <text:p>1</text:p>
          </table:table-cell>
          <table:table-cell table:style-name="ACE-20" table:formula="of:=[$'Sheet4'.T14]" office:value-type="float" office:value="0">
            <text:p>0</text:p>
          </table:table-cell>
          <table:table-cell table:style-name="ACE-20" table:formula="of:=[$'Sheet4'.U14]" office:value-type="float" office:value="0">
            <text:p>0</text:p>
          </table:table-cell>
          <table:table-cell table:style-name="ACE-20" table:formula="of:=[$'Sheet4'.V14]" office:value-type="float" office:value="0">
            <text:p>0</text:p>
          </table:table-cell>
          <table:table-cell table:style-name="ACE-20" table:formula="of:=[$'Sheet4'.W14]" office:value-type="float" office:value="0">
            <text:p>0</text:p>
          </table:table-cell>
          <table:table-cell table:style-name="ACE-20" table:formula="of:=[$'Sheet4'.X14]" office:value-type="float" office:value="0">
            <text:p>0</text:p>
          </table:table-cell>
          <table:table-cell table:style-name="ACE-20" table:formula="of:=[$'Sheet4'.Y14]" office:value-type="float" office:value="0">
            <text:p>0</text:p>
          </table:table-cell>
          <table:table-cell table:style-name="ACE-20" table:formula="of:=[$'Sheet4'.Z14]" office:value-type="float" office:value="0">
            <text:p>0</text:p>
          </table:table-cell>
          <table:table-cell table:style-name="ACE-20" table:formula="of:=[$'Sheet4'.AA14]" office:value-type="float" office:value="0">
            <text:p>0</text:p>
          </table:table-cell>
          <table:table-cell table:style-name="ACE-20" table:formula="of:=[$'Sheet4'.AB14]" office:value-type="float" office:value="0">
            <text:p>0</text:p>
          </table:table-cell>
          <table:table-cell table:style-name="ACE-20" table:formula="of:=[$'Sheet4'.AC14]" office:value-type="float" office:value="0">
            <text:p>0</text:p>
          </table:table-cell>
          <table:table-cell table:style-name="ACE-20" table:formula="of:=[$'Sheet4'.AD14]" office:value-type="float" office:value="0">
            <text:p>0</text:p>
          </table:table-cell>
          <table:table-cell table:style-name="ACE-20" table:formula="of:=[$'Sheet4'.AE14]" office:value-type="float" office:value="1">
            <text:p>1</text:p>
          </table:table-cell>
          <table:table-cell table:style-name="ACE-20" table:formula="of:=[$'Sheet4'.AF14]" office:value-type="float" office:value="1">
            <text:p>1</text:p>
          </table:table-cell>
          <table:table-cell table:style-name="ACE-20" table:formula="of:=[$'Sheet4'.AG14]" office:value-type="float" office:value="0">
            <text:p>0</text:p>
          </table:table-cell>
          <table:table-cell table:style-name="ACE-20" table:formula="of:=[$'Sheet4'.AH14]" office:value-type="float" office:value="0">
            <text:p>0</text:p>
          </table:table-cell>
          <table:table-cell table:style-name="ACE-20" table:formula="of:=[$'Sheet4'.AI14]" office:value-type="float" office:value="0">
            <text:p>0</text:p>
          </table:table-cell>
          <table:table-cell table:style-name="ACE-20" table:formula="of:=[$'Sheet4'.AJ14]" office:value-type="float" office:value="0">
            <text:p>0</text:p>
          </table:table-cell>
          <table:table-cell table:style-name="ACE-20" table:formula="of:=[$'Sheet4'.AK14]" office:value-type="float" office:value="0">
            <text:p>0</text:p>
          </table:table-cell>
          <table:table-cell table:style-name="ACE-20" table:formula="of:=[$'Sheet4'.AL14]" office:value-type="float" office:value="0">
            <text:p>0</text:p>
          </table:table-cell>
          <table:table-cell table:style-name="ACE-20" table:formula="of:=[$'Sheet4'.AM14]" office:value-type="float" office:value="0">
            <text:p>0</text:p>
          </table:table-cell>
          <table:table-cell table:style-name="ACE-20" table:formula="of:=[$'Sheet4'.AN14]" office:value-type="float" office:value="0">
            <text:p>0</text:p>
          </table:table-cell>
          <table:table-cell table:style-name="ACE-20" table:formula="of:=[$'Sheet4'.AO14]" office:value-type="float" office:value="0">
            <text:p>0</text:p>
          </table:table-cell>
          <table:table-cell table:style-name="ACE-20" table:formula="of:=[$'Sheet4'.AP14]" office:value-type="float" office:value="0">
            <text:p>0</text:p>
          </table:table-cell>
          <table:table-cell table:style-name="ACE-20" table:formula="of:=[$'Sheet4'.AQ14]" office:value-type="float" office:value="0">
            <text:p>0</text:p>
          </table:table-cell>
          <table:table-cell table:style-name="ACE-20" table:formula="of:=[$'Sheet4'.AR14]" office:value-type="float" office:value="0">
            <text:p>0</text:p>
          </table:table-cell>
          <table:table-cell table:style-name="ACE-20" table:formula="of:=[$'Sheet4'.AS14]" office:value-type="float" office:value="0">
            <text:p>0</text:p>
          </table:table-cell>
          <table:table-cell table:style-name="ACE-20" table:formula="of:=[$'Sheet4'.AT14]" office:value-type="float" office:value="0">
            <text:p>0</text:p>
          </table:table-cell>
          <table:table-cell table:style-name="ACE-20" table:formula="of:=[$'Sheet4'.AU14]" office:value-type="float" office:value="0">
            <text:p>0</text:p>
          </table:table-cell>
          <table:table-cell table:style-name="ACE-20" table:formula="of:=[$'Sheet4'.AV14]" office:value-type="float" office:value="0">
            <text:p>0</text:p>
          </table:table-cell>
          <table:table-cell table:style-name="ACE-20" table:formula="of:=[$'Sheet4'.AW14]" office:value-type="float" office:value="0">
            <text:p>0</text:p>
          </table:table-cell>
          <table:table-cell table:style-name="ACE-20" table:formula="of:=[$'Sheet4'.AX14]" office:value-type="float" office:value="0">
            <text:p>0</text:p>
          </table:table-cell>
          <table:table-cell table:style-name="ACE-20" table:formula="of:=[$'Sheet4'.AY14]" office:value-type="float" office:value="0">
            <text:p>0</text:p>
          </table:table-cell>
          <table:table-cell table:style-name="ACE-20" table:formula="of:=[$'Sheet4'.AZ14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5]" office:value-type="float" office:value="0">
            <text:p>0</text:p>
          </table:table-cell>
          <table:table-cell table:style-name="ACE-20" table:formula="of:=[$'Sheet4'.D15]" office:value-type="float" office:value="0">
            <text:p>0</text:p>
          </table:table-cell>
          <table:table-cell table:style-name="ACE-20" table:formula="of:=[$'Sheet4'.E15]" office:value-type="float" office:value="0">
            <text:p>0</text:p>
          </table:table-cell>
          <table:table-cell table:style-name="ACE-20" table:formula="of:=[$'Sheet4'.F15]" office:value-type="float" office:value="0">
            <text:p>0</text:p>
          </table:table-cell>
          <table:table-cell table:style-name="ACE-20" table:formula="of:=[$'Sheet4'.G15]" office:value-type="float" office:value="0">
            <text:p>0</text:p>
          </table:table-cell>
          <table:table-cell table:style-name="ACE-20" table:formula="of:=[$'Sheet4'.H15]" office:value-type="float" office:value="0">
            <text:p>0</text:p>
          </table:table-cell>
          <table:table-cell table:style-name="ACE-20" table:formula="of:=[$'Sheet4'.I15]" office:value-type="float" office:value="1">
            <text:p>1</text:p>
          </table:table-cell>
          <table:table-cell table:style-name="ACE-20" table:formula="of:=[$'Sheet4'.J15]" office:value-type="float" office:value="1">
            <text:p>1</text:p>
          </table:table-cell>
          <table:table-cell table:style-name="ACE-20" table:formula="of:=[$'Sheet4'.K15]" office:value-type="float" office:value="0">
            <text:p>0</text:p>
          </table:table-cell>
          <table:table-cell table:style-name="ACE-20" table:formula="of:=[$'Sheet4'.L15]" office:value-type="float" office:value="0">
            <text:p>0</text:p>
          </table:table-cell>
          <table:table-cell table:style-name="ACE-20" table:formula="of:=[$'Sheet4'.M15]" office:value-type="float" office:value="0">
            <text:p>0</text:p>
          </table:table-cell>
          <table:table-cell table:style-name="ACE-20" table:formula="of:=[$'Sheet4'.N15]" office:value-type="float" office:value="0">
            <text:p>0</text:p>
          </table:table-cell>
          <table:table-cell table:style-name="ACE-20" table:formula="of:=[$'Sheet4'.O15]" office:value-type="float" office:value="0">
            <text:p>0</text:p>
          </table:table-cell>
          <table:table-cell table:style-name="ACE-20" table:formula="of:=[$'Sheet4'.P15]" office:value-type="float" office:value="0">
            <text:p>0</text:p>
          </table:table-cell>
          <table:table-cell table:style-name="ACE-20" table:formula="of:=[$'Sheet4'.Q15]" office:value-type="float" office:value="1">
            <text:p>1</text:p>
          </table:table-cell>
          <table:table-cell table:style-name="ACE-20" table:formula="of:=[$'Sheet4'.R15]" office:value-type="float" office:value="0">
            <text:p>0</text:p>
          </table:table-cell>
          <table:table-cell table:style-name="ACE-20" table:formula="of:=[$'Sheet4'.S15]" office:value-type="float" office:value="1">
            <text:p>1</text:p>
          </table:table-cell>
          <table:table-cell table:style-name="ACE-20" table:formula="of:=[$'Sheet4'.T15]" office:value-type="float" office:value="0">
            <text:p>0</text:p>
          </table:table-cell>
          <table:table-cell table:style-name="ACE-20" table:formula="of:=[$'Sheet4'.U15]" office:value-type="float" office:value="0">
            <text:p>0</text:p>
          </table:table-cell>
          <table:table-cell table:style-name="ACE-20" table:formula="of:=[$'Sheet4'.V15]" office:value-type="float" office:value="0">
            <text:p>0</text:p>
          </table:table-cell>
          <table:table-cell table:style-name="ACE-20" table:formula="of:=[$'Sheet4'.W15]" office:value-type="float" office:value="0">
            <text:p>0</text:p>
          </table:table-cell>
          <table:table-cell table:style-name="ACE-20" table:formula="of:=[$'Sheet4'.X15]" office:value-type="float" office:value="0">
            <text:p>0</text:p>
          </table:table-cell>
          <table:table-cell table:style-name="ACE-20" table:formula="of:=[$'Sheet4'.Y15]" office:value-type="float" office:value="0">
            <text:p>0</text:p>
          </table:table-cell>
          <table:table-cell table:style-name="ACE-20" table:formula="of:=[$'Sheet4'.Z15]" office:value-type="float" office:value="0">
            <text:p>0</text:p>
          </table:table-cell>
          <table:table-cell table:style-name="ACE-20" table:formula="of:=[$'Sheet4'.AA15]" office:value-type="float" office:value="0">
            <text:p>0</text:p>
          </table:table-cell>
          <table:table-cell table:style-name="ACE-20" table:formula="of:=[$'Sheet4'.AB15]" office:value-type="float" office:value="0">
            <text:p>0</text:p>
          </table:table-cell>
          <table:table-cell table:style-name="ACE-20" table:formula="of:=[$'Sheet4'.AC15]" office:value-type="float" office:value="0">
            <text:p>0</text:p>
          </table:table-cell>
          <table:table-cell table:style-name="ACE-20" table:formula="of:=[$'Sheet4'.AD15]" office:value-type="float" office:value="0">
            <text:p>0</text:p>
          </table:table-cell>
          <table:table-cell table:style-name="ACE-20" table:formula="of:=[$'Sheet4'.AE15]" office:value-type="float" office:value="0">
            <text:p>0</text:p>
          </table:table-cell>
          <table:table-cell table:style-name="ACE-20" table:formula="of:=[$'Sheet4'.AF15]" office:value-type="float" office:value="0">
            <text:p>0</text:p>
          </table:table-cell>
          <table:table-cell table:style-name="ACE-20" table:formula="of:=[$'Sheet4'.AG15]" office:value-type="float" office:value="0">
            <text:p>0</text:p>
          </table:table-cell>
          <table:table-cell table:style-name="ACE-20" table:formula="of:=[$'Sheet4'.AH15]" office:value-type="float" office:value="0">
            <text:p>0</text:p>
          </table:table-cell>
          <table:table-cell table:style-name="ACE-20" table:formula="of:=[$'Sheet4'.AI15]" office:value-type="float" office:value="0">
            <text:p>0</text:p>
          </table:table-cell>
          <table:table-cell table:style-name="ACE-20" table:formula="of:=[$'Sheet4'.AJ15]" office:value-type="float" office:value="0">
            <text:p>0</text:p>
          </table:table-cell>
          <table:table-cell table:style-name="ACE-20" table:formula="of:=[$'Sheet4'.AK15]" office:value-type="float" office:value="0">
            <text:p>0</text:p>
          </table:table-cell>
          <table:table-cell table:style-name="ACE-20" table:formula="of:=[$'Sheet4'.AL15]" office:value-type="float" office:value="0">
            <text:p>0</text:p>
          </table:table-cell>
          <table:table-cell table:style-name="ACE-20" table:formula="of:=[$'Sheet4'.AM15]" office:value-type="float" office:value="0">
            <text:p>0</text:p>
          </table:table-cell>
          <table:table-cell table:style-name="ACE-20" table:formula="of:=[$'Sheet4'.AN15]" office:value-type="float" office:value="0">
            <text:p>0</text:p>
          </table:table-cell>
          <table:table-cell table:style-name="ACE-20" table:formula="of:=[$'Sheet4'.AO15]" office:value-type="float" office:value="0">
            <text:p>0</text:p>
          </table:table-cell>
          <table:table-cell table:style-name="ACE-20" table:formula="of:=[$'Sheet4'.AP15]" office:value-type="float" office:value="0">
            <text:p>0</text:p>
          </table:table-cell>
          <table:table-cell table:style-name="ACE-20" table:formula="of:=[$'Sheet4'.AQ15]" office:value-type="float" office:value="0">
            <text:p>0</text:p>
          </table:table-cell>
          <table:table-cell table:style-name="ACE-20" table:formula="of:=[$'Sheet4'.AR15]" office:value-type="float" office:value="0">
            <text:p>0</text:p>
          </table:table-cell>
          <table:table-cell table:style-name="ACE-20" table:formula="of:=[$'Sheet4'.AS15]" office:value-type="float" office:value="0">
            <text:p>0</text:p>
          </table:table-cell>
          <table:table-cell table:style-name="ACE-20" table:formula="of:=[$'Sheet4'.AT15]" office:value-type="float" office:value="0">
            <text:p>0</text:p>
          </table:table-cell>
          <table:table-cell table:style-name="ACE-20" table:formula="of:=[$'Sheet4'.AU15]" office:value-type="float" office:value="0">
            <text:p>0</text:p>
          </table:table-cell>
          <table:table-cell table:style-name="ACE-20" table:formula="of:=[$'Sheet4'.AV15]" office:value-type="float" office:value="0">
            <text:p>0</text:p>
          </table:table-cell>
          <table:table-cell table:style-name="ACE-20" table:formula="of:=[$'Sheet4'.AW15]" office:value-type="float" office:value="0">
            <text:p>0</text:p>
          </table:table-cell>
          <table:table-cell table:style-name="ACE-20" table:formula="of:=[$'Sheet4'.AX15]" office:value-type="float" office:value="0">
            <text:p>0</text:p>
          </table:table-cell>
          <table:table-cell table:style-name="ACE-20" table:formula="of:=[$'Sheet4'.AY15]" office:value-type="float" office:value="0">
            <text:p>0</text:p>
          </table:table-cell>
          <table:table-cell table:style-name="ACE-20" table:formula="of:=[$'Sheet4'.AZ15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6]" office:value-type="float" office:value="0">
            <text:p>0</text:p>
          </table:table-cell>
          <table:table-cell table:style-name="ACE-20" table:formula="of:=[$'Sheet4'.D16]" office:value-type="float" office:value="0">
            <text:p>0</text:p>
          </table:table-cell>
          <table:table-cell table:style-name="ACE-20" table:formula="of:=[$'Sheet4'.E16]" office:value-type="float" office:value="0">
            <text:p>0</text:p>
          </table:table-cell>
          <table:table-cell table:style-name="ACE-20" table:formula="of:=[$'Sheet4'.F16]" office:value-type="float" office:value="0">
            <text:p>0</text:p>
          </table:table-cell>
          <table:table-cell table:style-name="ACE-20" table:formula="of:=[$'Sheet4'.G16]" office:value-type="float" office:value="0">
            <text:p>0</text:p>
          </table:table-cell>
          <table:table-cell table:style-name="ACE-20" table:formula="of:=[$'Sheet4'.H16]" office:value-type="float" office:value="0">
            <text:p>0</text:p>
          </table:table-cell>
          <table:table-cell table:style-name="ACE-20" table:formula="of:=[$'Sheet4'.I16]" office:value-type="float" office:value="0">
            <text:p>0</text:p>
          </table:table-cell>
          <table:table-cell table:style-name="ACE-20" table:formula="of:=[$'Sheet4'.J16]" office:value-type="float" office:value="0">
            <text:p>0</text:p>
          </table:table-cell>
          <table:table-cell table:style-name="ACE-20" table:formula="of:=[$'Sheet4'.K16]" office:value-type="float" office:value="0">
            <text:p>0</text:p>
          </table:table-cell>
          <table:table-cell table:style-name="ACE-20" table:formula="of:=[$'Sheet4'.L16]" office:value-type="float" office:value="0">
            <text:p>0</text:p>
          </table:table-cell>
          <table:table-cell table:style-name="ACE-20" table:formula="of:=[$'Sheet4'.M16]" office:value-type="float" office:value="0">
            <text:p>0</text:p>
          </table:table-cell>
          <table:table-cell table:style-name="ACE-20" table:formula="of:=[$'Sheet4'.N16]" office:value-type="float" office:value="0">
            <text:p>0</text:p>
          </table:table-cell>
          <table:table-cell table:style-name="ACE-20" table:formula="of:=[$'Sheet4'.O16]" office:value-type="float" office:value="0">
            <text:p>0</text:p>
          </table:table-cell>
          <table:table-cell table:style-name="ACE-20" table:formula="of:=[$'Sheet4'.P16]" office:value-type="float" office:value="0">
            <text:p>0</text:p>
          </table:table-cell>
          <table:table-cell table:style-name="ACE-20" table:formula="of:=[$'Sheet4'.Q16]" office:value-type="float" office:value="1">
            <text:p>1</text:p>
          </table:table-cell>
          <table:table-cell table:style-name="ACE-20" table:formula="of:=[$'Sheet4'.R16]" office:value-type="float" office:value="1">
            <text:p>1</text:p>
          </table:table-cell>
          <table:table-cell table:style-name="ACE-20" table:formula="of:=[$'Sheet4'.S16]" office:value-type="float" office:value="0">
            <text:p>0</text:p>
          </table:table-cell>
          <table:table-cell table:style-name="ACE-20" table:formula="of:=[$'Sheet4'.T16]" office:value-type="float" office:value="0">
            <text:p>0</text:p>
          </table:table-cell>
          <table:table-cell table:style-name="ACE-20" table:formula="of:=[$'Sheet4'.U16]" office:value-type="float" office:value="0">
            <text:p>0</text:p>
          </table:table-cell>
          <table:table-cell table:style-name="ACE-20" table:formula="of:=[$'Sheet4'.V16]" office:value-type="float" office:value="0">
            <text:p>0</text:p>
          </table:table-cell>
          <table:table-cell table:style-name="ACE-20" table:formula="of:=[$'Sheet4'.W16]" office:value-type="float" office:value="0">
            <text:p>0</text:p>
          </table:table-cell>
          <table:table-cell table:style-name="ACE-20" table:formula="of:=[$'Sheet4'.X16]" office:value-type="float" office:value="0">
            <text:p>0</text:p>
          </table:table-cell>
          <table:table-cell table:style-name="ACE-20" table:formula="of:=[$'Sheet4'.Y16]" office:value-type="float" office:value="1">
            <text:p>1</text:p>
          </table:table-cell>
          <table:table-cell table:style-name="ACE-20" table:formula="of:=[$'Sheet4'.Z16]" office:value-type="float" office:value="1">
            <text:p>1</text:p>
          </table:table-cell>
          <table:table-cell table:style-name="ACE-20" table:formula="of:=[$'Sheet4'.AA16]" office:value-type="float" office:value="0">
            <text:p>0</text:p>
          </table:table-cell>
          <table:table-cell table:style-name="ACE-20" table:formula="of:=[$'Sheet4'.AB16]" office:value-type="float" office:value="0">
            <text:p>0</text:p>
          </table:table-cell>
          <table:table-cell table:style-name="ACE-20" table:formula="of:=[$'Sheet4'.AC16]" office:value-type="float" office:value="0">
            <text:p>0</text:p>
          </table:table-cell>
          <table:table-cell table:style-name="ACE-20" table:formula="of:=[$'Sheet4'.AD16]" office:value-type="float" office:value="0">
            <text:p>0</text:p>
          </table:table-cell>
          <table:table-cell table:style-name="ACE-20" table:formula="of:=[$'Sheet4'.AE16]" office:value-type="float" office:value="0">
            <text:p>0</text:p>
          </table:table-cell>
          <table:table-cell table:style-name="ACE-20" table:formula="of:=[$'Sheet4'.AF16]" office:value-type="float" office:value="0">
            <text:p>0</text:p>
          </table:table-cell>
          <table:table-cell table:style-name="ACE-20" table:formula="of:=[$'Sheet4'.AG16]" office:value-type="float" office:value="0">
            <text:p>0</text:p>
          </table:table-cell>
          <table:table-cell table:style-name="ACE-20" table:formula="of:=[$'Sheet4'.AH16]" office:value-type="float" office:value="0">
            <text:p>0</text:p>
          </table:table-cell>
          <table:table-cell table:style-name="ACE-20" table:formula="of:=[$'Sheet4'.AI16]" office:value-type="float" office:value="0">
            <text:p>0</text:p>
          </table:table-cell>
          <table:table-cell table:style-name="ACE-20" table:formula="of:=[$'Sheet4'.AJ16]" office:value-type="float" office:value="0">
            <text:p>0</text:p>
          </table:table-cell>
          <table:table-cell table:style-name="ACE-20" table:formula="of:=[$'Sheet4'.AK16]" office:value-type="float" office:value="0">
            <text:p>0</text:p>
          </table:table-cell>
          <table:table-cell table:style-name="ACE-20" table:formula="of:=[$'Sheet4'.AL16]" office:value-type="float" office:value="0">
            <text:p>0</text:p>
          </table:table-cell>
          <table:table-cell table:style-name="ACE-20" table:formula="of:=[$'Sheet4'.AM16]" office:value-type="float" office:value="0">
            <text:p>0</text:p>
          </table:table-cell>
          <table:table-cell table:style-name="ACE-20" table:formula="of:=[$'Sheet4'.AN16]" office:value-type="float" office:value="0">
            <text:p>0</text:p>
          </table:table-cell>
          <table:table-cell table:style-name="ACE-20" table:formula="of:=[$'Sheet4'.AO16]" office:value-type="float" office:value="0">
            <text:p>0</text:p>
          </table:table-cell>
          <table:table-cell table:style-name="ACE-20" table:formula="of:=[$'Sheet4'.AP16]" office:value-type="float" office:value="0">
            <text:p>0</text:p>
          </table:table-cell>
          <table:table-cell table:style-name="ACE-20" table:formula="of:=[$'Sheet4'.AQ16]" office:value-type="float" office:value="0">
            <text:p>0</text:p>
          </table:table-cell>
          <table:table-cell table:style-name="ACE-20" table:formula="of:=[$'Sheet4'.AR16]" office:value-type="float" office:value="0">
            <text:p>0</text:p>
          </table:table-cell>
          <table:table-cell table:style-name="ACE-20" table:formula="of:=[$'Sheet4'.AS16]" office:value-type="float" office:value="0">
            <text:p>0</text:p>
          </table:table-cell>
          <table:table-cell table:style-name="ACE-20" table:formula="of:=[$'Sheet4'.AT16]" office:value-type="float" office:value="0">
            <text:p>0</text:p>
          </table:table-cell>
          <table:table-cell table:style-name="ACE-20" table:formula="of:=[$'Sheet4'.AU16]" office:value-type="float" office:value="0">
            <text:p>0</text:p>
          </table:table-cell>
          <table:table-cell table:style-name="ACE-20" table:formula="of:=[$'Sheet4'.AV16]" office:value-type="float" office:value="0">
            <text:p>0</text:p>
          </table:table-cell>
          <table:table-cell table:style-name="ACE-20" table:formula="of:=[$'Sheet4'.AW16]" office:value-type="float" office:value="0">
            <text:p>0</text:p>
          </table:table-cell>
          <table:table-cell table:style-name="ACE-20" table:formula="of:=[$'Sheet4'.AX16]" office:value-type="float" office:value="0">
            <text:p>0</text:p>
          </table:table-cell>
          <table:table-cell table:style-name="ACE-20" table:formula="of:=[$'Sheet4'.AY16]" office:value-type="float" office:value="0">
            <text:p>0</text:p>
          </table:table-cell>
          <table:table-cell table:style-name="ACE-20" table:formula="of:=[$'Sheet4'.AZ16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7]" office:value-type="float" office:value="0">
            <text:p>0</text:p>
          </table:table-cell>
          <table:table-cell table:style-name="ACE-20" table:formula="of:=[$'Sheet4'.D17]" office:value-type="float" office:value="0">
            <text:p>0</text:p>
          </table:table-cell>
          <table:table-cell table:style-name="ACE-20" table:formula="of:=[$'Sheet4'.E17]" office:value-type="float" office:value="0">
            <text:p>0</text:p>
          </table:table-cell>
          <table:table-cell table:style-name="ACE-20" table:formula="of:=[$'Sheet4'.F17]" office:value-type="float" office:value="0">
            <text:p>0</text:p>
          </table:table-cell>
          <table:table-cell table:style-name="ACE-20" table:formula="of:=[$'Sheet4'.G17]" office:value-type="float" office:value="0">
            <text:p>0</text:p>
          </table:table-cell>
          <table:table-cell table:style-name="ACE-20" table:formula="of:=[$'Sheet4'.H17]" office:value-type="float" office:value="0">
            <text:p>0</text:p>
          </table:table-cell>
          <table:table-cell table:style-name="ACE-20" table:formula="of:=[$'Sheet4'.I17]" office:value-type="float" office:value="0">
            <text:p>0</text:p>
          </table:table-cell>
          <table:table-cell table:style-name="ACE-20" table:formula="of:=[$'Sheet4'.J17]" office:value-type="float" office:value="0">
            <text:p>0</text:p>
          </table:table-cell>
          <table:table-cell table:style-name="ACE-20" table:formula="of:=[$'Sheet4'.K17]" office:value-type="float" office:value="0">
            <text:p>0</text:p>
          </table:table-cell>
          <table:table-cell table:style-name="ACE-20" table:formula="of:=[$'Sheet4'.L17]" office:value-type="float" office:value="0">
            <text:p>0</text:p>
          </table:table-cell>
          <table:table-cell table:style-name="ACE-20" table:formula="of:=[$'Sheet4'.M17]" office:value-type="float" office:value="0">
            <text:p>0</text:p>
          </table:table-cell>
          <table:table-cell table:style-name="ACE-20" table:formula="of:=[$'Sheet4'.N17]" office:value-type="float" office:value="0">
            <text:p>0</text:p>
          </table:table-cell>
          <table:table-cell table:style-name="ACE-20" table:formula="of:=[$'Sheet4'.O17]" office:value-type="float" office:value="0">
            <text:p>0</text:p>
          </table:table-cell>
          <table:table-cell table:style-name="ACE-20" table:formula="of:=[$'Sheet4'.P17]" office:value-type="float" office:value="0">
            <text:p>0</text:p>
          </table:table-cell>
          <table:table-cell table:style-name="ACE-20" table:formula="of:=[$'Sheet4'.Q17]" office:value-type="float" office:value="0">
            <text:p>0</text:p>
          </table:table-cell>
          <table:table-cell table:style-name="ACE-20" table:formula="of:=[$'Sheet4'.R17]" office:value-type="float" office:value="0">
            <text:p>0</text:p>
          </table:table-cell>
          <table:table-cell table:style-name="ACE-20" table:formula="of:=[$'Sheet4'.S17]" office:value-type="float" office:value="0">
            <text:p>0</text:p>
          </table:table-cell>
          <table:table-cell table:style-name="ACE-20" table:formula="of:=[$'Sheet4'.T17]" office:value-type="float" office:value="0">
            <text:p>0</text:p>
          </table:table-cell>
          <table:table-cell table:style-name="ACE-20" table:formula="of:=[$'Sheet4'.U17]" office:value-type="float" office:value="0">
            <text:p>0</text:p>
          </table:table-cell>
          <table:table-cell table:style-name="ACE-20" table:formula="of:=[$'Sheet4'.V17]" office:value-type="float" office:value="0">
            <text:p>0</text:p>
          </table:table-cell>
          <table:table-cell table:style-name="ACE-20" table:formula="of:=[$'Sheet4'.W17]" office:value-type="float" office:value="0">
            <text:p>0</text:p>
          </table:table-cell>
          <table:table-cell table:style-name="ACE-20" table:formula="of:=[$'Sheet4'.X17]" office:value-type="float" office:value="0">
            <text:p>0</text:p>
          </table:table-cell>
          <table:table-cell table:style-name="ACE-20" table:formula="of:=[$'Sheet4'.Y17]" office:value-type="float" office:value="1">
            <text:p>1</text:p>
          </table:table-cell>
          <table:table-cell table:style-name="ACE-20" table:formula="of:=[$'Sheet4'.Z17]" office:value-type="float" office:value="0">
            <text:p>0</text:p>
          </table:table-cell>
          <table:table-cell table:style-name="ACE-20" table:formula="of:=[$'Sheet4'.AA17]" office:value-type="float" office:value="1">
            <text:p>1</text:p>
          </table:table-cell>
          <table:table-cell table:style-name="ACE-20" table:formula="of:=[$'Sheet4'.AB17]" office:value-type="float" office:value="0">
            <text:p>0</text:p>
          </table:table-cell>
          <table:table-cell table:style-name="ACE-20" table:formula="of:=[$'Sheet4'.AC17]" office:value-type="float" office:value="0">
            <text:p>0</text:p>
          </table:table-cell>
          <table:table-cell table:style-name="ACE-20" table:formula="of:=[$'Sheet4'.AD17]" office:value-type="float" office:value="0">
            <text:p>0</text:p>
          </table:table-cell>
          <table:table-cell table:style-name="ACE-20" table:formula="of:=[$'Sheet4'.AE17]" office:value-type="float" office:value="0">
            <text:p>0</text:p>
          </table:table-cell>
          <table:table-cell table:style-name="ACE-20" table:formula="of:=[$'Sheet4'.AF17]" office:value-type="float" office:value="0">
            <text:p>0</text:p>
          </table:table-cell>
          <table:table-cell table:style-name="ACE-20" table:formula="of:=[$'Sheet4'.AG17]" office:value-type="float" office:value="0">
            <text:p>0</text:p>
          </table:table-cell>
          <table:table-cell table:style-name="ACE-20" table:formula="of:=[$'Sheet4'.AH17]" office:value-type="float" office:value="0">
            <text:p>0</text:p>
          </table:table-cell>
          <table:table-cell table:style-name="ACE-20" table:formula="of:=[$'Sheet4'.AI17]" office:value-type="float" office:value="0">
            <text:p>0</text:p>
          </table:table-cell>
          <table:table-cell table:style-name="ACE-20" table:formula="of:=[$'Sheet4'.AJ17]" office:value-type="float" office:value="0">
            <text:p>0</text:p>
          </table:table-cell>
          <table:table-cell table:style-name="ACE-20" table:formula="of:=[$'Sheet4'.AK17]" office:value-type="float" office:value="0">
            <text:p>0</text:p>
          </table:table-cell>
          <table:table-cell table:style-name="ACE-20" table:formula="of:=[$'Sheet4'.AL17]" office:value-type="float" office:value="0">
            <text:p>0</text:p>
          </table:table-cell>
          <table:table-cell table:style-name="ACE-20" table:formula="of:=[$'Sheet4'.AM17]" office:value-type="float" office:value="0">
            <text:p>0</text:p>
          </table:table-cell>
          <table:table-cell table:style-name="ACE-20" table:formula="of:=[$'Sheet4'.AN17]" office:value-type="float" office:value="0">
            <text:p>0</text:p>
          </table:table-cell>
          <table:table-cell table:style-name="ACE-20" table:formula="of:=[$'Sheet4'.AO17]" office:value-type="float" office:value="0">
            <text:p>0</text:p>
          </table:table-cell>
          <table:table-cell table:style-name="ACE-20" table:formula="of:=[$'Sheet4'.AP17]" office:value-type="float" office:value="0">
            <text:p>0</text:p>
          </table:table-cell>
          <table:table-cell table:style-name="ACE-20" table:formula="of:=[$'Sheet4'.AQ17]" office:value-type="float" office:value="0">
            <text:p>0</text:p>
          </table:table-cell>
          <table:table-cell table:style-name="ACE-20" table:formula="of:=[$'Sheet4'.AR17]" office:value-type="float" office:value="0">
            <text:p>0</text:p>
          </table:table-cell>
          <table:table-cell table:style-name="ACE-20" table:formula="of:=[$'Sheet4'.AS17]" office:value-type="float" office:value="0">
            <text:p>0</text:p>
          </table:table-cell>
          <table:table-cell table:style-name="ACE-20" table:formula="of:=[$'Sheet4'.AT17]" office:value-type="float" office:value="0">
            <text:p>0</text:p>
          </table:table-cell>
          <table:table-cell table:style-name="ACE-20" table:formula="of:=[$'Sheet4'.AU17]" office:value-type="float" office:value="0">
            <text:p>0</text:p>
          </table:table-cell>
          <table:table-cell table:style-name="ACE-20" table:formula="of:=[$'Sheet4'.AV17]" office:value-type="float" office:value="0">
            <text:p>0</text:p>
          </table:table-cell>
          <table:table-cell table:style-name="ACE-20" table:formula="of:=[$'Sheet4'.AW17]" office:value-type="float" office:value="0">
            <text:p>0</text:p>
          </table:table-cell>
          <table:table-cell table:style-name="ACE-20" table:formula="of:=[$'Sheet4'.AX17]" office:value-type="float" office:value="0">
            <text:p>0</text:p>
          </table:table-cell>
          <table:table-cell table:style-name="ACE-20" table:formula="of:=[$'Sheet4'.AY17]" office:value-type="float" office:value="0">
            <text:p>0</text:p>
          </table:table-cell>
          <table:table-cell table:style-name="ACE-20" table:formula="of:=[$'Sheet4'.AZ17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8]" office:value-type="float" office:value="0">
            <text:p>0</text:p>
          </table:table-cell>
          <table:table-cell table:style-name="ACE-20" table:formula="of:=[$'Sheet4'.D18]" office:value-type="float" office:value="0">
            <text:p>0</text:p>
          </table:table-cell>
          <table:table-cell table:style-name="ACE-20" table:formula="of:=[$'Sheet4'.E18]" office:value-type="float" office:value="0">
            <text:p>0</text:p>
          </table:table-cell>
          <table:table-cell table:style-name="ACE-20" table:formula="of:=[$'Sheet4'.F18]" office:value-type="float" office:value="0">
            <text:p>0</text:p>
          </table:table-cell>
          <table:table-cell table:style-name="ACE-20" table:formula="of:=[$'Sheet4'.G18]" office:value-type="float" office:value="0">
            <text:p>0</text:p>
          </table:table-cell>
          <table:table-cell table:style-name="ACE-20" table:formula="of:=[$'Sheet4'.H18]" office:value-type="float" office:value="0">
            <text:p>0</text:p>
          </table:table-cell>
          <table:table-cell table:style-name="ACE-20" table:formula="of:=[$'Sheet4'.I18]" office:value-type="float" office:value="0">
            <text:p>0</text:p>
          </table:table-cell>
          <table:table-cell table:style-name="ACE-20" table:formula="of:=[$'Sheet4'.J18]" office:value-type="float" office:value="0">
            <text:p>0</text:p>
          </table:table-cell>
          <table:table-cell table:style-name="ACE-20" table:formula="of:=[$'Sheet4'.K18]" office:value-type="float" office:value="0">
            <text:p>0</text:p>
          </table:table-cell>
          <table:table-cell table:style-name="ACE-20" table:formula="of:=[$'Sheet4'.L18]" office:value-type="float" office:value="0">
            <text:p>0</text:p>
          </table:table-cell>
          <table:table-cell table:style-name="ACE-20" table:formula="of:=[$'Sheet4'.M18]" office:value-type="float" office:value="0">
            <text:p>0</text:p>
          </table:table-cell>
          <table:table-cell table:style-name="ACE-20" table:formula="of:=[$'Sheet4'.N18]" office:value-type="float" office:value="0">
            <text:p>0</text:p>
          </table:table-cell>
          <table:table-cell table:style-name="ACE-20" table:formula="of:=[$'Sheet4'.O18]" office:value-type="float" office:value="0">
            <text:p>0</text:p>
          </table:table-cell>
          <table:table-cell table:style-name="ACE-20" table:formula="of:=[$'Sheet4'.P18]" office:value-type="float" office:value="0">
            <text:p>0</text:p>
          </table:table-cell>
          <table:table-cell table:style-name="ACE-20" table:formula="of:=[$'Sheet4'.Q18]" office:value-type="float" office:value="0">
            <text:p>0</text:p>
          </table:table-cell>
          <table:table-cell table:style-name="ACE-20" table:formula="of:=[$'Sheet4'.R18]" office:value-type="float" office:value="0">
            <text:p>0</text:p>
          </table:table-cell>
          <table:table-cell table:style-name="ACE-20" table:formula="of:=[$'Sheet4'.S18]" office:value-type="float" office:value="0">
            <text:p>0</text:p>
          </table:table-cell>
          <table:table-cell table:style-name="ACE-20" table:formula="of:=[$'Sheet4'.T18]" office:value-type="float" office:value="0">
            <text:p>0</text:p>
          </table:table-cell>
          <table:table-cell table:style-name="ACE-20" table:formula="of:=[$'Sheet4'.U18]" office:value-type="float" office:value="0">
            <text:p>0</text:p>
          </table:table-cell>
          <table:table-cell table:style-name="ACE-20" table:formula="of:=[$'Sheet4'.V18]" office:value-type="float" office:value="0">
            <text:p>0</text:p>
          </table:table-cell>
          <table:table-cell table:style-name="ACE-20" table:formula="of:=[$'Sheet4'.W18]" office:value-type="float" office:value="0">
            <text:p>0</text:p>
          </table:table-cell>
          <table:table-cell table:style-name="ACE-20" table:formula="of:=[$'Sheet4'.X18]" office:value-type="float" office:value="0">
            <text:p>0</text:p>
          </table:table-cell>
          <table:table-cell table:style-name="ACE-20" table:formula="of:=[$'Sheet4'.Y18]" office:value-type="float" office:value="1">
            <text:p>1</text:p>
          </table:table-cell>
          <table:table-cell table:style-name="ACE-20" table:formula="of:=[$'Sheet4'.Z18]" office:value-type="float" office:value="0">
            <text:p>0</text:p>
          </table:table-cell>
          <table:table-cell table:style-name="ACE-20" table:formula="of:=[$'Sheet4'.AA18]" office:value-type="float" office:value="0">
            <text:p>0</text:p>
          </table:table-cell>
          <table:table-cell table:style-name="ACE-20" table:formula="of:=[$'Sheet4'.AB18]" office:value-type="float" office:value="0">
            <text:p>0</text:p>
          </table:table-cell>
          <table:table-cell table:style-name="ACE-20" table:formula="of:=[$'Sheet4'.AC18]" office:value-type="float" office:value="0">
            <text:p>0</text:p>
          </table:table-cell>
          <table:table-cell table:style-name="ACE-20" table:formula="of:=[$'Sheet4'.AD18]" office:value-type="float" office:value="0">
            <text:p>0</text:p>
          </table:table-cell>
          <table:table-cell table:style-name="ACE-20" table:formula="of:=[$'Sheet4'.AE18]" office:value-type="float" office:value="0">
            <text:p>0</text:p>
          </table:table-cell>
          <table:table-cell table:style-name="ACE-20" table:formula="of:=[$'Sheet4'.AF18]" office:value-type="float" office:value="0">
            <text:p>0</text:p>
          </table:table-cell>
          <table:table-cell table:style-name="ACE-20" table:formula="of:=[$'Sheet4'.AG18]" office:value-type="float" office:value="0">
            <text:p>0</text:p>
          </table:table-cell>
          <table:table-cell table:style-name="ACE-20" table:formula="of:=[$'Sheet4'.AH18]" office:value-type="float" office:value="0">
            <text:p>0</text:p>
          </table:table-cell>
          <table:table-cell table:style-name="ACE-20" table:formula="of:=[$'Sheet4'.AI18]" office:value-type="float" office:value="0">
            <text:p>0</text:p>
          </table:table-cell>
          <table:table-cell table:style-name="ACE-20" table:formula="of:=[$'Sheet4'.AJ18]" office:value-type="float" office:value="0">
            <text:p>0</text:p>
          </table:table-cell>
          <table:table-cell table:style-name="ACE-20" table:formula="of:=[$'Sheet4'.AK18]" office:value-type="float" office:value="0">
            <text:p>0</text:p>
          </table:table-cell>
          <table:table-cell table:style-name="ACE-20" table:formula="of:=[$'Sheet4'.AL18]" office:value-type="float" office:value="0">
            <text:p>0</text:p>
          </table:table-cell>
          <table:table-cell table:style-name="ACE-20" table:formula="of:=[$'Sheet4'.AM18]" office:value-type="float" office:value="0">
            <text:p>0</text:p>
          </table:table-cell>
          <table:table-cell table:style-name="ACE-20" table:formula="of:=[$'Sheet4'.AN18]" office:value-type="float" office:value="0">
            <text:p>0</text:p>
          </table:table-cell>
          <table:table-cell table:style-name="ACE-20" table:formula="of:=[$'Sheet4'.AO18]" office:value-type="float" office:value="0">
            <text:p>0</text:p>
          </table:table-cell>
          <table:table-cell table:style-name="ACE-20" table:formula="of:=[$'Sheet4'.AP18]" office:value-type="float" office:value="0">
            <text:p>0</text:p>
          </table:table-cell>
          <table:table-cell table:style-name="ACE-20" table:formula="of:=[$'Sheet4'.AQ18]" office:value-type="float" office:value="0">
            <text:p>0</text:p>
          </table:table-cell>
          <table:table-cell table:style-name="ACE-20" table:formula="of:=[$'Sheet4'.AR18]" office:value-type="float" office:value="0">
            <text:p>0</text:p>
          </table:table-cell>
          <table:table-cell table:style-name="ACE-20" table:formula="of:=[$'Sheet4'.AS18]" office:value-type="float" office:value="0">
            <text:p>0</text:p>
          </table:table-cell>
          <table:table-cell table:style-name="ACE-20" table:formula="of:=[$'Sheet4'.AT18]" office:value-type="float" office:value="0">
            <text:p>0</text:p>
          </table:table-cell>
          <table:table-cell table:style-name="ACE-20" table:formula="of:=[$'Sheet4'.AU18]" office:value-type="float" office:value="0">
            <text:p>0</text:p>
          </table:table-cell>
          <table:table-cell table:style-name="ACE-20" table:formula="of:=[$'Sheet4'.AV18]" office:value-type="float" office:value="0">
            <text:p>0</text:p>
          </table:table-cell>
          <table:table-cell table:style-name="ACE-20" table:formula="of:=[$'Sheet4'.AW18]" office:value-type="float" office:value="0">
            <text:p>0</text:p>
          </table:table-cell>
          <table:table-cell table:style-name="ACE-20" table:formula="of:=[$'Sheet4'.AX18]" office:value-type="float" office:value="0">
            <text:p>0</text:p>
          </table:table-cell>
          <table:table-cell table:style-name="ACE-20" table:formula="of:=[$'Sheet4'.AY18]" office:value-type="float" office:value="0">
            <text:p>0</text:p>
          </table:table-cell>
          <table:table-cell table:style-name="ACE-20" table:formula="of:=[$'Sheet4'.AZ18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19]" office:value-type="float" office:value="0">
            <text:p>0</text:p>
          </table:table-cell>
          <table:table-cell table:style-name="ACE-20" table:formula="of:=[$'Sheet4'.D19]" office:value-type="float" office:value="0">
            <text:p>0</text:p>
          </table:table-cell>
          <table:table-cell table:style-name="ACE-20" table:formula="of:=[$'Sheet4'.E19]" office:value-type="float" office:value="0">
            <text:p>0</text:p>
          </table:table-cell>
          <table:table-cell table:style-name="ACE-20" table:formula="of:=[$'Sheet4'.F19]" office:value-type="float" office:value="0">
            <text:p>0</text:p>
          </table:table-cell>
          <table:table-cell table:style-name="ACE-20" table:formula="of:=[$'Sheet4'.G19]" office:value-type="float" office:value="0">
            <text:p>0</text:p>
          </table:table-cell>
          <table:table-cell table:style-name="ACE-20" table:formula="of:=[$'Sheet4'.H19]" office:value-type="float" office:value="0">
            <text:p>0</text:p>
          </table:table-cell>
          <table:table-cell table:style-name="ACE-20" table:formula="of:=[$'Sheet4'.I19]" office:value-type="float" office:value="0">
            <text:p>0</text:p>
          </table:table-cell>
          <table:table-cell table:style-name="ACE-20" table:formula="of:=[$'Sheet4'.J19]" office:value-type="float" office:value="0">
            <text:p>0</text:p>
          </table:table-cell>
          <table:table-cell table:style-name="ACE-20" table:formula="of:=[$'Sheet4'.K19]" office:value-type="float" office:value="0">
            <text:p>0</text:p>
          </table:table-cell>
          <table:table-cell table:style-name="ACE-20" table:formula="of:=[$'Sheet4'.L19]" office:value-type="float" office:value="0">
            <text:p>0</text:p>
          </table:table-cell>
          <table:table-cell table:style-name="ACE-20" table:formula="of:=[$'Sheet4'.M19]" office:value-type="float" office:value="0">
            <text:p>0</text:p>
          </table:table-cell>
          <table:table-cell table:style-name="ACE-20" table:formula="of:=[$'Sheet4'.N19]" office:value-type="float" office:value="0">
            <text:p>0</text:p>
          </table:table-cell>
          <table:table-cell table:style-name="ACE-20" table:formula="of:=[$'Sheet4'.O19]" office:value-type="float" office:value="0">
            <text:p>0</text:p>
          </table:table-cell>
          <table:table-cell table:style-name="ACE-20" table:formula="of:=[$'Sheet4'.P19]" office:value-type="float" office:value="0">
            <text:p>0</text:p>
          </table:table-cell>
          <table:table-cell table:style-name="ACE-20" table:formula="of:=[$'Sheet4'.Q19]" office:value-type="float" office:value="0">
            <text:p>0</text:p>
          </table:table-cell>
          <table:table-cell table:style-name="ACE-20" table:formula="of:=[$'Sheet4'.R19]" office:value-type="float" office:value="0">
            <text:p>0</text:p>
          </table:table-cell>
          <table:table-cell table:style-name="ACE-20" table:formula="of:=[$'Sheet4'.S19]" office:value-type="float" office:value="0">
            <text:p>0</text:p>
          </table:table-cell>
          <table:table-cell table:style-name="ACE-20" table:formula="of:=[$'Sheet4'.T19]" office:value-type="float" office:value="0">
            <text:p>0</text:p>
          </table:table-cell>
          <table:table-cell table:style-name="ACE-20" table:formula="of:=[$'Sheet4'.U19]" office:value-type="float" office:value="0">
            <text:p>0</text:p>
          </table:table-cell>
          <table:table-cell table:style-name="ACE-20" table:formula="of:=[$'Sheet4'.V19]" office:value-type="float" office:value="0">
            <text:p>0</text:p>
          </table:table-cell>
          <table:table-cell table:style-name="ACE-20" table:formula="of:=[$'Sheet4'.W19]" office:value-type="float" office:value="0">
            <text:p>0</text:p>
          </table:table-cell>
          <table:table-cell table:style-name="ACE-20" table:formula="of:=[$'Sheet4'.X19]" office:value-type="float" office:value="0">
            <text:p>0</text:p>
          </table:table-cell>
          <table:table-cell table:style-name="ACE-20" table:formula="of:=[$'Sheet4'.Y19]" office:value-type="float" office:value="0">
            <text:p>0</text:p>
          </table:table-cell>
          <table:table-cell table:style-name="ACE-20" table:formula="of:=[$'Sheet4'.Z19]" office:value-type="float" office:value="0">
            <text:p>0</text:p>
          </table:table-cell>
          <table:table-cell table:style-name="ACE-20" table:formula="of:=[$'Sheet4'.AA19]" office:value-type="float" office:value="0">
            <text:p>0</text:p>
          </table:table-cell>
          <table:table-cell table:style-name="ACE-20" table:formula="of:=[$'Sheet4'.AB19]" office:value-type="float" office:value="0">
            <text:p>0</text:p>
          </table:table-cell>
          <table:table-cell table:style-name="ACE-20" table:formula="of:=[$'Sheet4'.AC19]" office:value-type="float" office:value="0">
            <text:p>0</text:p>
          </table:table-cell>
          <table:table-cell table:style-name="ACE-20" table:formula="of:=[$'Sheet4'.AD19]" office:value-type="float" office:value="0">
            <text:p>0</text:p>
          </table:table-cell>
          <table:table-cell table:style-name="ACE-20" table:formula="of:=[$'Sheet4'.AE19]" office:value-type="float" office:value="0">
            <text:p>0</text:p>
          </table:table-cell>
          <table:table-cell table:style-name="ACE-20" table:formula="of:=[$'Sheet4'.AF19]" office:value-type="float" office:value="0">
            <text:p>0</text:p>
          </table:table-cell>
          <table:table-cell table:style-name="ACE-20" table:formula="of:=[$'Sheet4'.AG19]" office:value-type="float" office:value="0">
            <text:p>0</text:p>
          </table:table-cell>
          <table:table-cell table:style-name="ACE-20" table:formula="of:=[$'Sheet4'.AH19]" office:value-type="float" office:value="0">
            <text:p>0</text:p>
          </table:table-cell>
          <table:table-cell table:style-name="ACE-20" table:formula="of:=[$'Sheet4'.AI19]" office:value-type="float" office:value="0">
            <text:p>0</text:p>
          </table:table-cell>
          <table:table-cell table:style-name="ACE-20" table:formula="of:=[$'Sheet4'.AJ19]" office:value-type="float" office:value="0">
            <text:p>0</text:p>
          </table:table-cell>
          <table:table-cell table:style-name="ACE-20" table:formula="of:=[$'Sheet4'.AK19]" office:value-type="float" office:value="0">
            <text:p>0</text:p>
          </table:table-cell>
          <table:table-cell table:style-name="ACE-20" table:formula="of:=[$'Sheet4'.AL19]" office:value-type="float" office:value="0">
            <text:p>0</text:p>
          </table:table-cell>
          <table:table-cell table:style-name="ACE-20" table:formula="of:=[$'Sheet4'.AM19]" office:value-type="float" office:value="0">
            <text:p>0</text:p>
          </table:table-cell>
          <table:table-cell table:style-name="ACE-20" table:formula="of:=[$'Sheet4'.AN19]" office:value-type="float" office:value="0">
            <text:p>0</text:p>
          </table:table-cell>
          <table:table-cell table:style-name="ACE-20" table:formula="of:=[$'Sheet4'.AO19]" office:value-type="float" office:value="0">
            <text:p>0</text:p>
          </table:table-cell>
          <table:table-cell table:style-name="ACE-20" table:formula="of:=[$'Sheet4'.AP19]" office:value-type="float" office:value="0">
            <text:p>0</text:p>
          </table:table-cell>
          <table:table-cell table:style-name="ACE-20" table:formula="of:=[$'Sheet4'.AQ19]" office:value-type="float" office:value="0">
            <text:p>0</text:p>
          </table:table-cell>
          <table:table-cell table:style-name="ACE-20" table:formula="of:=[$'Sheet4'.AR19]" office:value-type="float" office:value="1">
            <text:p>1</text:p>
          </table:table-cell>
          <table:table-cell table:style-name="ACE-20" table:formula="of:=[$'Sheet4'.AS19]" office:value-type="float" office:value="1">
            <text:p>1</text:p>
          </table:table-cell>
          <table:table-cell table:style-name="ACE-20" table:formula="of:=[$'Sheet4'.AT19]" office:value-type="float" office:value="0">
            <text:p>0</text:p>
          </table:table-cell>
          <table:table-cell table:style-name="ACE-20" table:formula="of:=[$'Sheet4'.AU19]" office:value-type="float" office:value="0">
            <text:p>0</text:p>
          </table:table-cell>
          <table:table-cell table:style-name="ACE-20" table:formula="of:=[$'Sheet4'.AV19]" office:value-type="float" office:value="0">
            <text:p>0</text:p>
          </table:table-cell>
          <table:table-cell table:style-name="ACE-20" table:formula="of:=[$'Sheet4'.AW19]" office:value-type="float" office:value="0">
            <text:p>0</text:p>
          </table:table-cell>
          <table:table-cell table:style-name="ACE-20" table:formula="of:=[$'Sheet4'.AX19]" office:value-type="float" office:value="0">
            <text:p>0</text:p>
          </table:table-cell>
          <table:table-cell table:style-name="ACE-20" table:formula="of:=[$'Sheet4'.AY19]" office:value-type="float" office:value="0">
            <text:p>0</text:p>
          </table:table-cell>
          <table:table-cell table:style-name="ACE-20" table:formula="of:=[$'Sheet4'.AZ19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0]" office:value-type="float" office:value="0">
            <text:p>0</text:p>
          </table:table-cell>
          <table:table-cell table:style-name="ACE-20" table:formula="of:=[$'Sheet4'.D20]" office:value-type="float" office:value="0">
            <text:p>0</text:p>
          </table:table-cell>
          <table:table-cell table:style-name="ACE-20" table:formula="of:=[$'Sheet4'.E20]" office:value-type="float" office:value="0">
            <text:p>0</text:p>
          </table:table-cell>
          <table:table-cell table:style-name="ACE-20" table:formula="of:=[$'Sheet4'.F20]" office:value-type="float" office:value="0">
            <text:p>0</text:p>
          </table:table-cell>
          <table:table-cell table:style-name="ACE-20" table:formula="of:=[$'Sheet4'.G20]" office:value-type="float" office:value="0">
            <text:p>0</text:p>
          </table:table-cell>
          <table:table-cell table:style-name="ACE-20" table:formula="of:=[$'Sheet4'.H20]" office:value-type="float" office:value="0">
            <text:p>0</text:p>
          </table:table-cell>
          <table:table-cell table:style-name="ACE-20" table:formula="of:=[$'Sheet4'.I20]" office:value-type="float" office:value="0">
            <text:p>0</text:p>
          </table:table-cell>
          <table:table-cell table:style-name="ACE-20" table:formula="of:=[$'Sheet4'.J20]" office:value-type="float" office:value="0">
            <text:p>0</text:p>
          </table:table-cell>
          <table:table-cell table:style-name="ACE-20" table:formula="of:=[$'Sheet4'.K20]" office:value-type="float" office:value="0">
            <text:p>0</text:p>
          </table:table-cell>
          <table:table-cell table:style-name="ACE-20" table:formula="of:=[$'Sheet4'.L20]" office:value-type="float" office:value="0">
            <text:p>0</text:p>
          </table:table-cell>
          <table:table-cell table:style-name="ACE-20" table:formula="of:=[$'Sheet4'.M20]" office:value-type="float" office:value="0">
            <text:p>0</text:p>
          </table:table-cell>
          <table:table-cell table:style-name="ACE-20" table:formula="of:=[$'Sheet4'.N20]" office:value-type="float" office:value="0">
            <text:p>0</text:p>
          </table:table-cell>
          <table:table-cell table:style-name="ACE-20" table:formula="of:=[$'Sheet4'.O20]" office:value-type="float" office:value="0">
            <text:p>0</text:p>
          </table:table-cell>
          <table:table-cell table:style-name="ACE-20" table:formula="of:=[$'Sheet4'.P20]" office:value-type="float" office:value="0">
            <text:p>0</text:p>
          </table:table-cell>
          <table:table-cell table:style-name="ACE-20" table:formula="of:=[$'Sheet4'.Q20]" office:value-type="float" office:value="0">
            <text:p>0</text:p>
          </table:table-cell>
          <table:table-cell table:style-name="ACE-20" table:formula="of:=[$'Sheet4'.R20]" office:value-type="float" office:value="0">
            <text:p>0</text:p>
          </table:table-cell>
          <table:table-cell table:style-name="ACE-20" table:formula="of:=[$'Sheet4'.S20]" office:value-type="float" office:value="0">
            <text:p>0</text:p>
          </table:table-cell>
          <table:table-cell table:style-name="ACE-20" table:formula="of:=[$'Sheet4'.T20]" office:value-type="float" office:value="0">
            <text:p>0</text:p>
          </table:table-cell>
          <table:table-cell table:style-name="ACE-20" table:formula="of:=[$'Sheet4'.U20]" office:value-type="float" office:value="0">
            <text:p>0</text:p>
          </table:table-cell>
          <table:table-cell table:style-name="ACE-20" table:formula="of:=[$'Sheet4'.V20]" office:value-type="float" office:value="0">
            <text:p>0</text:p>
          </table:table-cell>
          <table:table-cell table:style-name="ACE-20" table:formula="of:=[$'Sheet4'.W20]" office:value-type="float" office:value="0">
            <text:p>0</text:p>
          </table:table-cell>
          <table:table-cell table:style-name="ACE-20" table:formula="of:=[$'Sheet4'.X20]" office:value-type="float" office:value="0">
            <text:p>0</text:p>
          </table:table-cell>
          <table:table-cell table:style-name="ACE-20" table:formula="of:=[$'Sheet4'.Y20]" office:value-type="float" office:value="0">
            <text:p>0</text:p>
          </table:table-cell>
          <table:table-cell table:style-name="ACE-20" table:formula="of:=[$'Sheet4'.Z20]" office:value-type="float" office:value="0">
            <text:p>0</text:p>
          </table:table-cell>
          <table:table-cell table:style-name="ACE-20" table:formula="of:=[$'Sheet4'.AA20]" office:value-type="float" office:value="0">
            <text:p>0</text:p>
          </table:table-cell>
          <table:table-cell table:style-name="ACE-20" table:formula="of:=[$'Sheet4'.AB20]" office:value-type="float" office:value="0">
            <text:p>0</text:p>
          </table:table-cell>
          <table:table-cell table:style-name="ACE-20" table:formula="of:=[$'Sheet4'.AC20]" office:value-type="float" office:value="0">
            <text:p>0</text:p>
          </table:table-cell>
          <table:table-cell table:style-name="ACE-20" table:formula="of:=[$'Sheet4'.AD20]" office:value-type="float" office:value="0">
            <text:p>0</text:p>
          </table:table-cell>
          <table:table-cell table:style-name="ACE-20" table:formula="of:=[$'Sheet4'.AE20]" office:value-type="float" office:value="0">
            <text:p>0</text:p>
          </table:table-cell>
          <table:table-cell table:style-name="ACE-20" table:formula="of:=[$'Sheet4'.AF20]" office:value-type="float" office:value="0">
            <text:p>0</text:p>
          </table:table-cell>
          <table:table-cell table:style-name="ACE-20" table:formula="of:=[$'Sheet4'.AG20]" office:value-type="float" office:value="0">
            <text:p>0</text:p>
          </table:table-cell>
          <table:table-cell table:style-name="ACE-20" table:formula="of:=[$'Sheet4'.AH20]" office:value-type="float" office:value="0">
            <text:p>0</text:p>
          </table:table-cell>
          <table:table-cell table:style-name="ACE-20" table:formula="of:=[$'Sheet4'.AI20]" office:value-type="float" office:value="0">
            <text:p>0</text:p>
          </table:table-cell>
          <table:table-cell table:style-name="ACE-20" table:formula="of:=[$'Sheet4'.AJ20]" office:value-type="float" office:value="0">
            <text:p>0</text:p>
          </table:table-cell>
          <table:table-cell table:style-name="ACE-20" table:formula="of:=[$'Sheet4'.AK20]" office:value-type="float" office:value="0">
            <text:p>0</text:p>
          </table:table-cell>
          <table:table-cell table:style-name="ACE-20" table:formula="of:=[$'Sheet4'.AL20]" office:value-type="float" office:value="0">
            <text:p>0</text:p>
          </table:table-cell>
          <table:table-cell table:style-name="ACE-20" table:formula="of:=[$'Sheet4'.AM20]" office:value-type="float" office:value="0">
            <text:p>0</text:p>
          </table:table-cell>
          <table:table-cell table:style-name="ACE-20" table:formula="of:=[$'Sheet4'.AN20]" office:value-type="float" office:value="0">
            <text:p>0</text:p>
          </table:table-cell>
          <table:table-cell table:style-name="ACE-20" table:formula="of:=[$'Sheet4'.AO20]" office:value-type="float" office:value="0">
            <text:p>0</text:p>
          </table:table-cell>
          <table:table-cell table:style-name="ACE-20" table:formula="of:=[$'Sheet4'.AP20]" office:value-type="float" office:value="0">
            <text:p>0</text:p>
          </table:table-cell>
          <table:table-cell table:style-name="ACE-20" table:formula="of:=[$'Sheet4'.AQ20]" office:value-type="float" office:value="0">
            <text:p>0</text:p>
          </table:table-cell>
          <table:table-cell table:style-name="ACE-20" table:formula="of:=[$'Sheet4'.AR20]" office:value-type="float" office:value="1">
            <text:p>1</text:p>
          </table:table-cell>
          <table:table-cell table:style-name="ACE-20" table:formula="of:=[$'Sheet4'.AS20]" office:value-type="float" office:value="0">
            <text:p>0</text:p>
          </table:table-cell>
          <table:table-cell table:style-name="ACE-20" table:formula="of:=[$'Sheet4'.AT20]" office:value-type="float" office:value="1">
            <text:p>1</text:p>
          </table:table-cell>
          <table:table-cell table:style-name="ACE-20" table:formula="of:=[$'Sheet4'.AU20]" office:value-type="float" office:value="0">
            <text:p>0</text:p>
          </table:table-cell>
          <table:table-cell table:style-name="ACE-20" table:formula="of:=[$'Sheet4'.AV20]" office:value-type="float" office:value="0">
            <text:p>0</text:p>
          </table:table-cell>
          <table:table-cell table:style-name="ACE-20" table:formula="of:=[$'Sheet4'.AW20]" office:value-type="float" office:value="0">
            <text:p>0</text:p>
          </table:table-cell>
          <table:table-cell table:style-name="ACE-20" table:formula="of:=[$'Sheet4'.AX20]" office:value-type="float" office:value="0">
            <text:p>0</text:p>
          </table:table-cell>
          <table:table-cell table:style-name="ACE-20" table:formula="of:=[$'Sheet4'.AY20]" office:value-type="float" office:value="0">
            <text:p>0</text:p>
          </table:table-cell>
          <table:table-cell table:style-name="ACE-20" table:formula="of:=[$'Sheet4'.AZ20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1]" office:value-type="float" office:value="0">
            <text:p>0</text:p>
          </table:table-cell>
          <table:table-cell table:style-name="ACE-20" table:formula="of:=[$'Sheet4'.D21]" office:value-type="float" office:value="0">
            <text:p>0</text:p>
          </table:table-cell>
          <table:table-cell table:style-name="ACE-20" table:formula="of:=[$'Sheet4'.E21]" office:value-type="float" office:value="0">
            <text:p>0</text:p>
          </table:table-cell>
          <table:table-cell table:style-name="ACE-20" table:formula="of:=[$'Sheet4'.F21]" office:value-type="float" office:value="0">
            <text:p>0</text:p>
          </table:table-cell>
          <table:table-cell table:style-name="ACE-20" table:formula="of:=[$'Sheet4'.G21]" office:value-type="float" office:value="0">
            <text:p>0</text:p>
          </table:table-cell>
          <table:table-cell table:style-name="ACE-20" table:formula="of:=[$'Sheet4'.H21]" office:value-type="float" office:value="0">
            <text:p>0</text:p>
          </table:table-cell>
          <table:table-cell table:style-name="ACE-20" table:formula="of:=[$'Sheet4'.I21]" office:value-type="float" office:value="0">
            <text:p>0</text:p>
          </table:table-cell>
          <table:table-cell table:style-name="ACE-20" table:formula="of:=[$'Sheet4'.J21]" office:value-type="float" office:value="0">
            <text:p>0</text:p>
          </table:table-cell>
          <table:table-cell table:style-name="ACE-20" table:formula="of:=[$'Sheet4'.K21]" office:value-type="float" office:value="0">
            <text:p>0</text:p>
          </table:table-cell>
          <table:table-cell table:style-name="ACE-20" table:formula="of:=[$'Sheet4'.L21]" office:value-type="float" office:value="0">
            <text:p>0</text:p>
          </table:table-cell>
          <table:table-cell table:style-name="ACE-20" table:formula="of:=[$'Sheet4'.M21]" office:value-type="float" office:value="0">
            <text:p>0</text:p>
          </table:table-cell>
          <table:table-cell table:style-name="ACE-20" table:formula="of:=[$'Sheet4'.N21]" office:value-type="float" office:value="0">
            <text:p>0</text:p>
          </table:table-cell>
          <table:table-cell table:style-name="ACE-20" table:formula="of:=[$'Sheet4'.O21]" office:value-type="float" office:value="0">
            <text:p>0</text:p>
          </table:table-cell>
          <table:table-cell table:style-name="ACE-20" table:formula="of:=[$'Sheet4'.P21]" office:value-type="float" office:value="0">
            <text:p>0</text:p>
          </table:table-cell>
          <table:table-cell table:style-name="ACE-20" table:formula="of:=[$'Sheet4'.Q21]" office:value-type="float" office:value="0">
            <text:p>0</text:p>
          </table:table-cell>
          <table:table-cell table:style-name="ACE-20" table:formula="of:=[$'Sheet4'.R21]" office:value-type="float" office:value="0">
            <text:p>0</text:p>
          </table:table-cell>
          <table:table-cell table:style-name="ACE-20" table:formula="of:=[$'Sheet4'.S21]" office:value-type="float" office:value="0">
            <text:p>0</text:p>
          </table:table-cell>
          <table:table-cell table:style-name="ACE-20" table:formula="of:=[$'Sheet4'.T21]" office:value-type="float" office:value="0">
            <text:p>0</text:p>
          </table:table-cell>
          <table:table-cell table:style-name="ACE-20" table:formula="of:=[$'Sheet4'.U21]" office:value-type="float" office:value="0">
            <text:p>0</text:p>
          </table:table-cell>
          <table:table-cell table:style-name="ACE-20" table:formula="of:=[$'Sheet4'.V21]" office:value-type="float" office:value="0">
            <text:p>0</text:p>
          </table:table-cell>
          <table:table-cell table:style-name="ACE-20" table:formula="of:=[$'Sheet4'.W21]" office:value-type="float" office:value="0">
            <text:p>0</text:p>
          </table:table-cell>
          <table:table-cell table:style-name="ACE-20" table:formula="of:=[$'Sheet4'.X21]" office:value-type="float" office:value="0">
            <text:p>0</text:p>
          </table:table-cell>
          <table:table-cell table:style-name="ACE-20" table:formula="of:=[$'Sheet4'.Y21]" office:value-type="float" office:value="0">
            <text:p>0</text:p>
          </table:table-cell>
          <table:table-cell table:style-name="ACE-20" table:formula="of:=[$'Sheet4'.Z21]" office:value-type="float" office:value="0">
            <text:p>0</text:p>
          </table:table-cell>
          <table:table-cell table:style-name="ACE-20" table:formula="of:=[$'Sheet4'.AA21]" office:value-type="float" office:value="0">
            <text:p>0</text:p>
          </table:table-cell>
          <table:table-cell table:style-name="ACE-20" table:formula="of:=[$'Sheet4'.AB21]" office:value-type="float" office:value="0">
            <text:p>0</text:p>
          </table:table-cell>
          <table:table-cell table:style-name="ACE-20" table:formula="of:=[$'Sheet4'.AC21]" office:value-type="float" office:value="0">
            <text:p>0</text:p>
          </table:table-cell>
          <table:table-cell table:style-name="ACE-20" table:formula="of:=[$'Sheet4'.AD21]" office:value-type="float" office:value="0">
            <text:p>0</text:p>
          </table:table-cell>
          <table:table-cell table:style-name="ACE-20" table:formula="of:=[$'Sheet4'.AE21]" office:value-type="float" office:value="0">
            <text:p>0</text:p>
          </table:table-cell>
          <table:table-cell table:style-name="ACE-20" table:formula="of:=[$'Sheet4'.AF21]" office:value-type="float" office:value="0">
            <text:p>0</text:p>
          </table:table-cell>
          <table:table-cell table:style-name="ACE-20" table:formula="of:=[$'Sheet4'.AG21]" office:value-type="float" office:value="0">
            <text:p>0</text:p>
          </table:table-cell>
          <table:table-cell table:style-name="ACE-20" table:formula="of:=[$'Sheet4'.AH21]" office:value-type="float" office:value="0">
            <text:p>0</text:p>
          </table:table-cell>
          <table:table-cell table:style-name="ACE-20" table:formula="of:=[$'Sheet4'.AI21]" office:value-type="float" office:value="0">
            <text:p>0</text:p>
          </table:table-cell>
          <table:table-cell table:style-name="ACE-20" table:formula="of:=[$'Sheet4'.AJ21]" office:value-type="float" office:value="0">
            <text:p>0</text:p>
          </table:table-cell>
          <table:table-cell table:style-name="ACE-20" table:formula="of:=[$'Sheet4'.AK21]" office:value-type="float" office:value="0">
            <text:p>0</text:p>
          </table:table-cell>
          <table:table-cell table:style-name="ACE-20" table:formula="of:=[$'Sheet4'.AL21]" office:value-type="float" office:value="0">
            <text:p>0</text:p>
          </table:table-cell>
          <table:table-cell table:style-name="ACE-20" table:formula="of:=[$'Sheet4'.AM21]" office:value-type="float" office:value="0">
            <text:p>0</text:p>
          </table:table-cell>
          <table:table-cell table:style-name="ACE-20" table:formula="of:=[$'Sheet4'.AN21]" office:value-type="float" office:value="0">
            <text:p>0</text:p>
          </table:table-cell>
          <table:table-cell table:style-name="ACE-20" table:formula="of:=[$'Sheet4'.AO21]" office:value-type="float" office:value="0">
            <text:p>0</text:p>
          </table:table-cell>
          <table:table-cell table:style-name="ACE-20" table:formula="of:=[$'Sheet4'.AP21]" office:value-type="float" office:value="0">
            <text:p>0</text:p>
          </table:table-cell>
          <table:table-cell table:style-name="ACE-20" table:formula="of:=[$'Sheet4'.AQ21]" office:value-type="float" office:value="0">
            <text:p>0</text:p>
          </table:table-cell>
          <table:table-cell table:style-name="ACE-20" table:formula="of:=[$'Sheet4'.AR21]" office:value-type="float" office:value="1">
            <text:p>1</text:p>
          </table:table-cell>
          <table:table-cell table:style-name="ACE-20" table:formula="of:=[$'Sheet4'.AS21]" office:value-type="float" office:value="0">
            <text:p>0</text:p>
          </table:table-cell>
          <table:table-cell table:style-name="ACE-20" table:formula="of:=[$'Sheet4'.AT21]" office:value-type="float" office:value="0">
            <text:p>0</text:p>
          </table:table-cell>
          <table:table-cell table:style-name="ACE-20" table:formula="of:=[$'Sheet4'.AU21]" office:value-type="float" office:value="0">
            <text:p>0</text:p>
          </table:table-cell>
          <table:table-cell table:style-name="ACE-20" table:formula="of:=[$'Sheet4'.AV21]" office:value-type="float" office:value="0">
            <text:p>0</text:p>
          </table:table-cell>
          <table:table-cell table:style-name="ACE-20" table:formula="of:=[$'Sheet4'.AW21]" office:value-type="float" office:value="0">
            <text:p>0</text:p>
          </table:table-cell>
          <table:table-cell table:style-name="ACE-20" table:formula="of:=[$'Sheet4'.AX21]" office:value-type="float" office:value="0">
            <text:p>0</text:p>
          </table:table-cell>
          <table:table-cell table:style-name="ACE-20" table:formula="of:=[$'Sheet4'.AY21]" office:value-type="float" office:value="0">
            <text:p>0</text:p>
          </table:table-cell>
          <table:table-cell table:style-name="ACE-20" table:formula="of:=[$'Sheet4'.AZ21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2]" office:value-type="float" office:value="0">
            <text:p>0</text:p>
          </table:table-cell>
          <table:table-cell table:style-name="ACE-20" table:formula="of:=[$'Sheet4'.D22]" office:value-type="float" office:value="0">
            <text:p>0</text:p>
          </table:table-cell>
          <table:table-cell table:style-name="ACE-20" table:formula="of:=[$'Sheet4'.E22]" office:value-type="float" office:value="0">
            <text:p>0</text:p>
          </table:table-cell>
          <table:table-cell table:style-name="ACE-20" table:formula="of:=[$'Sheet4'.F22]" office:value-type="float" office:value="0">
            <text:p>0</text:p>
          </table:table-cell>
          <table:table-cell table:style-name="ACE-20" table:formula="of:=[$'Sheet4'.G22]" office:value-type="float" office:value="0">
            <text:p>0</text:p>
          </table:table-cell>
          <table:table-cell table:style-name="ACE-20" table:formula="of:=[$'Sheet4'.H22]" office:value-type="float" office:value="0">
            <text:p>0</text:p>
          </table:table-cell>
          <table:table-cell table:style-name="ACE-20" table:formula="of:=[$'Sheet4'.I22]" office:value-type="float" office:value="0">
            <text:p>0</text:p>
          </table:table-cell>
          <table:table-cell table:style-name="ACE-20" table:formula="of:=[$'Sheet4'.J22]" office:value-type="float" office:value="0">
            <text:p>0</text:p>
          </table:table-cell>
          <table:table-cell table:style-name="ACE-20" table:formula="of:=[$'Sheet4'.K22]" office:value-type="float" office:value="0">
            <text:p>0</text:p>
          </table:table-cell>
          <table:table-cell table:style-name="ACE-20" table:formula="of:=[$'Sheet4'.L22]" office:value-type="float" office:value="0">
            <text:p>0</text:p>
          </table:table-cell>
          <table:table-cell table:style-name="ACE-20" table:formula="of:=[$'Sheet4'.M22]" office:value-type="float" office:value="0">
            <text:p>0</text:p>
          </table:table-cell>
          <table:table-cell table:style-name="ACE-20" table:formula="of:=[$'Sheet4'.N22]" office:value-type="float" office:value="0">
            <text:p>0</text:p>
          </table:table-cell>
          <table:table-cell table:style-name="ACE-20" table:formula="of:=[$'Sheet4'.O22]" office:value-type="float" office:value="0">
            <text:p>0</text:p>
          </table:table-cell>
          <table:table-cell table:style-name="ACE-20" table:formula="of:=[$'Sheet4'.P22]" office:value-type="float" office:value="0">
            <text:p>0</text:p>
          </table:table-cell>
          <table:table-cell table:style-name="ACE-20" table:formula="of:=[$'Sheet4'.Q22]" office:value-type="float" office:value="0">
            <text:p>0</text:p>
          </table:table-cell>
          <table:table-cell table:style-name="ACE-20" table:formula="of:=[$'Sheet4'.R22]" office:value-type="float" office:value="0">
            <text:p>0</text:p>
          </table:table-cell>
          <table:table-cell table:style-name="ACE-20" table:formula="of:=[$'Sheet4'.S22]" office:value-type="float" office:value="0">
            <text:p>0</text:p>
          </table:table-cell>
          <table:table-cell table:style-name="ACE-20" table:formula="of:=[$'Sheet4'.T22]" office:value-type="float" office:value="0">
            <text:p>0</text:p>
          </table:table-cell>
          <table:table-cell table:style-name="ACE-20" table:formula="of:=[$'Sheet4'.U22]" office:value-type="float" office:value="0">
            <text:p>0</text:p>
          </table:table-cell>
          <table:table-cell table:style-name="ACE-20" table:formula="of:=[$'Sheet4'.V22]" office:value-type="float" office:value="0">
            <text:p>0</text:p>
          </table:table-cell>
          <table:table-cell table:style-name="ACE-20" table:formula="of:=[$'Sheet4'.W22]" office:value-type="float" office:value="0">
            <text:p>0</text:p>
          </table:table-cell>
          <table:table-cell table:style-name="ACE-20" table:formula="of:=[$'Sheet4'.X22]" office:value-type="float" office:value="0">
            <text:p>0</text:p>
          </table:table-cell>
          <table:table-cell table:style-name="ACE-20" table:formula="of:=[$'Sheet4'.Y22]" office:value-type="float" office:value="0">
            <text:p>0</text:p>
          </table:table-cell>
          <table:table-cell table:style-name="ACE-20" table:formula="of:=[$'Sheet4'.Z22]" office:value-type="float" office:value="0">
            <text:p>0</text:p>
          </table:table-cell>
          <table:table-cell table:style-name="ACE-20" table:formula="of:=[$'Sheet4'.AA22]" office:value-type="float" office:value="0">
            <text:p>0</text:p>
          </table:table-cell>
          <table:table-cell table:style-name="ACE-20" table:formula="of:=[$'Sheet4'.AB22]" office:value-type="float" office:value="0">
            <text:p>0</text:p>
          </table:table-cell>
          <table:table-cell table:style-name="ACE-20" table:formula="of:=[$'Sheet4'.AC22]" office:value-type="float" office:value="0">
            <text:p>0</text:p>
          </table:table-cell>
          <table:table-cell table:style-name="ACE-20" table:formula="of:=[$'Sheet4'.AD22]" office:value-type="float" office:value="0">
            <text:p>0</text:p>
          </table:table-cell>
          <table:table-cell table:style-name="ACE-20" table:formula="of:=[$'Sheet4'.AE22]" office:value-type="float" office:value="0">
            <text:p>0</text:p>
          </table:table-cell>
          <table:table-cell table:style-name="ACE-20" table:formula="of:=[$'Sheet4'.AF22]" office:value-type="float" office:value="0">
            <text:p>0</text:p>
          </table:table-cell>
          <table:table-cell table:style-name="ACE-20" table:formula="of:=[$'Sheet4'.AG22]" office:value-type="float" office:value="0">
            <text:p>0</text:p>
          </table:table-cell>
          <table:table-cell table:style-name="ACE-20" table:formula="of:=[$'Sheet4'.AH22]" office:value-type="float" office:value="0">
            <text:p>0</text:p>
          </table:table-cell>
          <table:table-cell table:style-name="ACE-20" table:formula="of:=[$'Sheet4'.AI22]" office:value-type="float" office:value="0">
            <text:p>0</text:p>
          </table:table-cell>
          <table:table-cell table:style-name="ACE-20" table:formula="of:=[$'Sheet4'.AJ22]" office:value-type="float" office:value="0">
            <text:p>0</text:p>
          </table:table-cell>
          <table:table-cell table:style-name="ACE-20" table:formula="of:=[$'Sheet4'.AK22]" office:value-type="float" office:value="0">
            <text:p>0</text:p>
          </table:table-cell>
          <table:table-cell table:style-name="ACE-20" table:formula="of:=[$'Sheet4'.AL22]" office:value-type="float" office:value="0">
            <text:p>0</text:p>
          </table:table-cell>
          <table:table-cell table:style-name="ACE-20" table:formula="of:=[$'Sheet4'.AM22]" office:value-type="float" office:value="0">
            <text:p>0</text:p>
          </table:table-cell>
          <table:table-cell table:style-name="ACE-20" table:formula="of:=[$'Sheet4'.AN22]" office:value-type="float" office:value="0">
            <text:p>0</text:p>
          </table:table-cell>
          <table:table-cell table:style-name="ACE-20" table:formula="of:=[$'Sheet4'.AO22]" office:value-type="float" office:value="0">
            <text:p>0</text:p>
          </table:table-cell>
          <table:table-cell table:style-name="ACE-20" table:formula="of:=[$'Sheet4'.AP22]" office:value-type="float" office:value="0">
            <text:p>0</text:p>
          </table:table-cell>
          <table:table-cell table:style-name="ACE-20" table:formula="of:=[$'Sheet4'.AQ22]" office:value-type="float" office:value="0">
            <text:p>0</text:p>
          </table:table-cell>
          <table:table-cell table:style-name="ACE-20" table:formula="of:=[$'Sheet4'.AR22]" office:value-type="float" office:value="0">
            <text:p>0</text:p>
          </table:table-cell>
          <table:table-cell table:style-name="ACE-20" table:formula="of:=[$'Sheet4'.AS22]" office:value-type="float" office:value="0">
            <text:p>0</text:p>
          </table:table-cell>
          <table:table-cell table:style-name="ACE-20" table:formula="of:=[$'Sheet4'.AT22]" office:value-type="float" office:value="0">
            <text:p>0</text:p>
          </table:table-cell>
          <table:table-cell table:style-name="ACE-20" table:formula="of:=[$'Sheet4'.AU22]" office:value-type="float" office:value="0">
            <text:p>0</text:p>
          </table:table-cell>
          <table:table-cell table:style-name="ACE-20" table:formula="of:=[$'Sheet4'.AV22]" office:value-type="float" office:value="0">
            <text:p>0</text:p>
          </table:table-cell>
          <table:table-cell table:style-name="ACE-20" table:formula="of:=[$'Sheet4'.AW22]" office:value-type="float" office:value="0">
            <text:p>0</text:p>
          </table:table-cell>
          <table:table-cell table:style-name="ACE-20" table:formula="of:=[$'Sheet4'.AX22]" office:value-type="float" office:value="0">
            <text:p>0</text:p>
          </table:table-cell>
          <table:table-cell table:style-name="ACE-20" table:formula="of:=[$'Sheet4'.AY22]" office:value-type="float" office:value="0">
            <text:p>0</text:p>
          </table:table-cell>
          <table:table-cell table:style-name="ACE-20" table:formula="of:=[$'Sheet4'.AZ22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3]" office:value-type="float" office:value="0">
            <text:p>0</text:p>
          </table:table-cell>
          <table:table-cell table:style-name="ACE-20" table:formula="of:=[$'Sheet4'.D23]" office:value-type="float" office:value="0">
            <text:p>0</text:p>
          </table:table-cell>
          <table:table-cell table:style-name="ACE-20" table:formula="of:=[$'Sheet4'.E23]" office:value-type="float" office:value="0">
            <text:p>0</text:p>
          </table:table-cell>
          <table:table-cell table:style-name="ACE-20" table:formula="of:=[$'Sheet4'.F23]" office:value-type="float" office:value="0">
            <text:p>0</text:p>
          </table:table-cell>
          <table:table-cell table:style-name="ACE-20" table:formula="of:=[$'Sheet4'.G23]" office:value-type="float" office:value="0">
            <text:p>0</text:p>
          </table:table-cell>
          <table:table-cell table:style-name="ACE-20" table:formula="of:=[$'Sheet4'.H23]" office:value-type="float" office:value="0">
            <text:p>0</text:p>
          </table:table-cell>
          <table:table-cell table:style-name="ACE-20" table:formula="of:=[$'Sheet4'.I23]" office:value-type="float" office:value="0">
            <text:p>0</text:p>
          </table:table-cell>
          <table:table-cell table:style-name="ACE-20" table:formula="of:=[$'Sheet4'.J23]" office:value-type="float" office:value="0">
            <text:p>0</text:p>
          </table:table-cell>
          <table:table-cell table:style-name="ACE-20" table:formula="of:=[$'Sheet4'.K23]" office:value-type="float" office:value="0">
            <text:p>0</text:p>
          </table:table-cell>
          <table:table-cell table:style-name="ACE-20" table:formula="of:=[$'Sheet4'.L23]" office:value-type="float" office:value="0">
            <text:p>0</text:p>
          </table:table-cell>
          <table:table-cell table:style-name="ACE-20" table:formula="of:=[$'Sheet4'.M23]" office:value-type="float" office:value="0">
            <text:p>0</text:p>
          </table:table-cell>
          <table:table-cell table:style-name="ACE-20" table:formula="of:=[$'Sheet4'.N23]" office:value-type="float" office:value="0">
            <text:p>0</text:p>
          </table:table-cell>
          <table:table-cell table:style-name="ACE-20" table:formula="of:=[$'Sheet4'.O23]" office:value-type="float" office:value="0">
            <text:p>0</text:p>
          </table:table-cell>
          <table:table-cell table:style-name="ACE-20" table:formula="of:=[$'Sheet4'.P23]" office:value-type="float" office:value="0">
            <text:p>0</text:p>
          </table:table-cell>
          <table:table-cell table:style-name="ACE-20" table:formula="of:=[$'Sheet4'.Q23]" office:value-type="float" office:value="0">
            <text:p>0</text:p>
          </table:table-cell>
          <table:table-cell table:style-name="ACE-20" table:formula="of:=[$'Sheet4'.R23]" office:value-type="float" office:value="0">
            <text:p>0</text:p>
          </table:table-cell>
          <table:table-cell table:style-name="ACE-20" table:formula="of:=[$'Sheet4'.S23]" office:value-type="float" office:value="0">
            <text:p>0</text:p>
          </table:table-cell>
          <table:table-cell table:style-name="ACE-20" table:formula="of:=[$'Sheet4'.T23]" office:value-type="float" office:value="0">
            <text:p>0</text:p>
          </table:table-cell>
          <table:table-cell table:style-name="ACE-20" table:formula="of:=[$'Sheet4'.U23]" office:value-type="float" office:value="0">
            <text:p>0</text:p>
          </table:table-cell>
          <table:table-cell table:style-name="ACE-20" table:formula="of:=[$'Sheet4'.V23]" office:value-type="float" office:value="0">
            <text:p>0</text:p>
          </table:table-cell>
          <table:table-cell table:style-name="ACE-20" table:formula="of:=[$'Sheet4'.W23]" office:value-type="float" office:value="0">
            <text:p>0</text:p>
          </table:table-cell>
          <table:table-cell table:style-name="ACE-20" table:formula="of:=[$'Sheet4'.X23]" office:value-type="float" office:value="0">
            <text:p>0</text:p>
          </table:table-cell>
          <table:table-cell table:style-name="ACE-20" table:formula="of:=[$'Sheet4'.Y23]" office:value-type="float" office:value="0">
            <text:p>0</text:p>
          </table:table-cell>
          <table:table-cell table:style-name="ACE-20" table:formula="of:=[$'Sheet4'.Z23]" office:value-type="float" office:value="0">
            <text:p>0</text:p>
          </table:table-cell>
          <table:table-cell table:style-name="ACE-20" table:formula="of:=[$'Sheet4'.AA23]" office:value-type="float" office:value="0">
            <text:p>0</text:p>
          </table:table-cell>
          <table:table-cell table:style-name="ACE-20" table:formula="of:=[$'Sheet4'.AB23]" office:value-type="float" office:value="0">
            <text:p>0</text:p>
          </table:table-cell>
          <table:table-cell table:style-name="ACE-20" table:formula="of:=[$'Sheet4'.AC23]" office:value-type="float" office:value="0">
            <text:p>0</text:p>
          </table:table-cell>
          <table:table-cell table:style-name="ACE-20" table:formula="of:=[$'Sheet4'.AD23]" office:value-type="float" office:value="0">
            <text:p>0</text:p>
          </table:table-cell>
          <table:table-cell table:style-name="ACE-20" table:formula="of:=[$'Sheet4'.AE23]" office:value-type="float" office:value="0">
            <text:p>0</text:p>
          </table:table-cell>
          <table:table-cell table:style-name="ACE-20" table:formula="of:=[$'Sheet4'.AF23]" office:value-type="float" office:value="0">
            <text:p>0</text:p>
          </table:table-cell>
          <table:table-cell table:style-name="ACE-20" table:formula="of:=[$'Sheet4'.AG23]" office:value-type="float" office:value="0">
            <text:p>0</text:p>
          </table:table-cell>
          <table:table-cell table:style-name="ACE-20" table:formula="of:=[$'Sheet4'.AH23]" office:value-type="float" office:value="0">
            <text:p>0</text:p>
          </table:table-cell>
          <table:table-cell table:style-name="ACE-20" table:formula="of:=[$'Sheet4'.AI23]" office:value-type="float" office:value="0">
            <text:p>0</text:p>
          </table:table-cell>
          <table:table-cell table:style-name="ACE-20" table:formula="of:=[$'Sheet4'.AJ23]" office:value-type="float" office:value="0">
            <text:p>0</text:p>
          </table:table-cell>
          <table:table-cell table:style-name="ACE-20" table:formula="of:=[$'Sheet4'.AK23]" office:value-type="float" office:value="0">
            <text:p>0</text:p>
          </table:table-cell>
          <table:table-cell table:style-name="ACE-20" table:formula="of:=[$'Sheet4'.AL23]" office:value-type="float" office:value="0">
            <text:p>0</text:p>
          </table:table-cell>
          <table:table-cell table:style-name="ACE-20" table:formula="of:=[$'Sheet4'.AM23]" office:value-type="float" office:value="0">
            <text:p>0</text:p>
          </table:table-cell>
          <table:table-cell table:style-name="ACE-20" table:formula="of:=[$'Sheet4'.AN23]" office:value-type="float" office:value="0">
            <text:p>0</text:p>
          </table:table-cell>
          <table:table-cell table:style-name="ACE-20" table:formula="of:=[$'Sheet4'.AO23]" office:value-type="float" office:value="0">
            <text:p>0</text:p>
          </table:table-cell>
          <table:table-cell table:style-name="ACE-20" table:formula="of:=[$'Sheet4'.AP23]" office:value-type="float" office:value="0">
            <text:p>0</text:p>
          </table:table-cell>
          <table:table-cell table:style-name="ACE-20" table:formula="of:=[$'Sheet4'.AQ23]" office:value-type="float" office:value="0">
            <text:p>0</text:p>
          </table:table-cell>
          <table:table-cell table:style-name="ACE-20" table:formula="of:=[$'Sheet4'.AR23]" office:value-type="float" office:value="0">
            <text:p>0</text:p>
          </table:table-cell>
          <table:table-cell table:style-name="ACE-20" table:formula="of:=[$'Sheet4'.AS23]" office:value-type="float" office:value="0">
            <text:p>0</text:p>
          </table:table-cell>
          <table:table-cell table:style-name="ACE-20" table:formula="of:=[$'Sheet4'.AT23]" office:value-type="float" office:value="0">
            <text:p>0</text:p>
          </table:table-cell>
          <table:table-cell table:style-name="ACE-20" table:formula="of:=[$'Sheet4'.AU23]" office:value-type="float" office:value="0">
            <text:p>0</text:p>
          </table:table-cell>
          <table:table-cell table:style-name="ACE-20" table:formula="of:=[$'Sheet4'.AV23]" office:value-type="float" office:value="0">
            <text:p>0</text:p>
          </table:table-cell>
          <table:table-cell table:style-name="ACE-20" table:formula="of:=[$'Sheet4'.AW23]" office:value-type="float" office:value="0">
            <text:p>0</text:p>
          </table:table-cell>
          <table:table-cell table:style-name="ACE-20" table:formula="of:=[$'Sheet4'.AX23]" office:value-type="float" office:value="0">
            <text:p>0</text:p>
          </table:table-cell>
          <table:table-cell table:style-name="ACE-20" table:formula="of:=[$'Sheet4'.AY23]" office:value-type="float" office:value="0">
            <text:p>0</text:p>
          </table:table-cell>
          <table:table-cell table:style-name="ACE-20" table:formula="of:=[$'Sheet4'.AZ23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4]" office:value-type="float" office:value="0">
            <text:p>0</text:p>
          </table:table-cell>
          <table:table-cell table:style-name="ACE-20" table:formula="of:=[$'Sheet4'.D24]" office:value-type="float" office:value="0">
            <text:p>0</text:p>
          </table:table-cell>
          <table:table-cell table:style-name="ACE-20" table:formula="of:=[$'Sheet4'.E24]" office:value-type="float" office:value="0">
            <text:p>0</text:p>
          </table:table-cell>
          <table:table-cell table:style-name="ACE-20" table:formula="of:=[$'Sheet4'.F24]" office:value-type="float" office:value="0">
            <text:p>0</text:p>
          </table:table-cell>
          <table:table-cell table:style-name="ACE-20" table:formula="of:=[$'Sheet4'.G24]" office:value-type="float" office:value="0">
            <text:p>0</text:p>
          </table:table-cell>
          <table:table-cell table:style-name="ACE-20" table:formula="of:=[$'Sheet4'.H24]" office:value-type="float" office:value="0">
            <text:p>0</text:p>
          </table:table-cell>
          <table:table-cell table:style-name="ACE-20" table:formula="of:=[$'Sheet4'.I24]" office:value-type="float" office:value="0">
            <text:p>0</text:p>
          </table:table-cell>
          <table:table-cell table:style-name="ACE-20" table:formula="of:=[$'Sheet4'.J24]" office:value-type="float" office:value="0">
            <text:p>0</text:p>
          </table:table-cell>
          <table:table-cell table:style-name="ACE-20" table:formula="of:=[$'Sheet4'.K24]" office:value-type="float" office:value="0">
            <text:p>0</text:p>
          </table:table-cell>
          <table:table-cell table:style-name="ACE-20" table:formula="of:=[$'Sheet4'.L24]" office:value-type="float" office:value="0">
            <text:p>0</text:p>
          </table:table-cell>
          <table:table-cell table:style-name="ACE-20" table:formula="of:=[$'Sheet4'.M24]" office:value-type="float" office:value="0">
            <text:p>0</text:p>
          </table:table-cell>
          <table:table-cell table:style-name="ACE-20" table:formula="of:=[$'Sheet4'.N24]" office:value-type="float" office:value="0">
            <text:p>0</text:p>
          </table:table-cell>
          <table:table-cell table:style-name="ACE-20" table:formula="of:=[$'Sheet4'.O24]" office:value-type="float" office:value="0">
            <text:p>0</text:p>
          </table:table-cell>
          <table:table-cell table:style-name="ACE-20" table:formula="of:=[$'Sheet4'.P24]" office:value-type="float" office:value="0">
            <text:p>0</text:p>
          </table:table-cell>
          <table:table-cell table:style-name="ACE-20" table:formula="of:=[$'Sheet4'.Q24]" office:value-type="float" office:value="0">
            <text:p>0</text:p>
          </table:table-cell>
          <table:table-cell table:style-name="ACE-20" table:formula="of:=[$'Sheet4'.R24]" office:value-type="float" office:value="0">
            <text:p>0</text:p>
          </table:table-cell>
          <table:table-cell table:style-name="ACE-20" table:formula="of:=[$'Sheet4'.S24]" office:value-type="float" office:value="0">
            <text:p>0</text:p>
          </table:table-cell>
          <table:table-cell table:style-name="ACE-20" table:formula="of:=[$'Sheet4'.T24]" office:value-type="float" office:value="0">
            <text:p>0</text:p>
          </table:table-cell>
          <table:table-cell table:style-name="ACE-20" table:formula="of:=[$'Sheet4'.U24]" office:value-type="float" office:value="0">
            <text:p>0</text:p>
          </table:table-cell>
          <table:table-cell table:style-name="ACE-20" table:formula="of:=[$'Sheet4'.V24]" office:value-type="float" office:value="0">
            <text:p>0</text:p>
          </table:table-cell>
          <table:table-cell table:style-name="ACE-20" table:formula="of:=[$'Sheet4'.W24]" office:value-type="float" office:value="0">
            <text:p>0</text:p>
          </table:table-cell>
          <table:table-cell table:style-name="ACE-20" table:formula="of:=[$'Sheet4'.X24]" office:value-type="float" office:value="0">
            <text:p>0</text:p>
          </table:table-cell>
          <table:table-cell table:style-name="ACE-20" table:formula="of:=[$'Sheet4'.Y24]" office:value-type="float" office:value="0">
            <text:p>0</text:p>
          </table:table-cell>
          <table:table-cell table:style-name="ACE-20" table:formula="of:=[$'Sheet4'.Z24]" office:value-type="float" office:value="0">
            <text:p>0</text:p>
          </table:table-cell>
          <table:table-cell table:style-name="ACE-20" table:formula="of:=[$'Sheet4'.AA24]" office:value-type="float" office:value="0">
            <text:p>0</text:p>
          </table:table-cell>
          <table:table-cell table:style-name="ACE-20" table:formula="of:=[$'Sheet4'.AB24]" office:value-type="float" office:value="0">
            <text:p>0</text:p>
          </table:table-cell>
          <table:table-cell table:style-name="ACE-20" table:formula="of:=[$'Sheet4'.AC24]" office:value-type="float" office:value="0">
            <text:p>0</text:p>
          </table:table-cell>
          <table:table-cell table:style-name="ACE-20" table:formula="of:=[$'Sheet4'.AD24]" office:value-type="float" office:value="0">
            <text:p>0</text:p>
          </table:table-cell>
          <table:table-cell table:style-name="ACE-20" table:formula="of:=[$'Sheet4'.AE24]" office:value-type="float" office:value="0">
            <text:p>0</text:p>
          </table:table-cell>
          <table:table-cell table:style-name="ACE-20" table:formula="of:=[$'Sheet4'.AF24]" office:value-type="float" office:value="0">
            <text:p>0</text:p>
          </table:table-cell>
          <table:table-cell table:style-name="ACE-20" table:formula="of:=[$'Sheet4'.AG24]" office:value-type="float" office:value="1">
            <text:p>1</text:p>
          </table:table-cell>
          <table:table-cell table:style-name="ACE-20" table:formula="of:=[$'Sheet4'.AH24]" office:value-type="float" office:value="1">
            <text:p>1</text:p>
          </table:table-cell>
          <table:table-cell table:style-name="ACE-20" table:formula="of:=[$'Sheet4'.AI24]" office:value-type="float" office:value="1">
            <text:p>1</text:p>
          </table:table-cell>
          <table:table-cell table:style-name="ACE-20" table:formula="of:=[$'Sheet4'.AJ24]" office:value-type="float" office:value="0">
            <text:p>0</text:p>
          </table:table-cell>
          <table:table-cell table:style-name="ACE-20" table:formula="of:=[$'Sheet4'.AK24]" office:value-type="float" office:value="0">
            <text:p>0</text:p>
          </table:table-cell>
          <table:table-cell table:style-name="ACE-20" table:formula="of:=[$'Sheet4'.AL24]" office:value-type="float" office:value="0">
            <text:p>0</text:p>
          </table:table-cell>
          <table:table-cell table:style-name="ACE-20" table:formula="of:=[$'Sheet4'.AM24]" office:value-type="float" office:value="0">
            <text:p>0</text:p>
          </table:table-cell>
          <table:table-cell table:style-name="ACE-20" table:formula="of:=[$'Sheet4'.AN24]" office:value-type="float" office:value="0">
            <text:p>0</text:p>
          </table:table-cell>
          <table:table-cell table:style-name="ACE-20" table:formula="of:=[$'Sheet4'.AO24]" office:value-type="float" office:value="0">
            <text:p>0</text:p>
          </table:table-cell>
          <table:table-cell table:style-name="ACE-20" table:formula="of:=[$'Sheet4'.AP24]" office:value-type="float" office:value="0">
            <text:p>0</text:p>
          </table:table-cell>
          <table:table-cell table:style-name="ACE-20" table:formula="of:=[$'Sheet4'.AQ24]" office:value-type="float" office:value="0">
            <text:p>0</text:p>
          </table:table-cell>
          <table:table-cell table:style-name="ACE-20" table:formula="of:=[$'Sheet4'.AR24]" office:value-type="float" office:value="0">
            <text:p>0</text:p>
          </table:table-cell>
          <table:table-cell table:style-name="ACE-20" table:formula="of:=[$'Sheet4'.AS24]" office:value-type="float" office:value="0">
            <text:p>0</text:p>
          </table:table-cell>
          <table:table-cell table:style-name="ACE-20" table:formula="of:=[$'Sheet4'.AT24]" office:value-type="float" office:value="0">
            <text:p>0</text:p>
          </table:table-cell>
          <table:table-cell table:style-name="ACE-20" table:formula="of:=[$'Sheet4'.AU24]" office:value-type="float" office:value="0">
            <text:p>0</text:p>
          </table:table-cell>
          <table:table-cell table:style-name="ACE-20" table:formula="of:=[$'Sheet4'.AV24]" office:value-type="float" office:value="0">
            <text:p>0</text:p>
          </table:table-cell>
          <table:table-cell table:style-name="ACE-20" table:formula="of:=[$'Sheet4'.AW24]" office:value-type="float" office:value="0">
            <text:p>0</text:p>
          </table:table-cell>
          <table:table-cell table:style-name="ACE-20" table:formula="of:=[$'Sheet4'.AX24]" office:value-type="float" office:value="0">
            <text:p>0</text:p>
          </table:table-cell>
          <table:table-cell table:style-name="ACE-20" table:formula="of:=[$'Sheet4'.AY24]" office:value-type="float" office:value="0">
            <text:p>0</text:p>
          </table:table-cell>
          <table:table-cell table:style-name="ACE-20" table:formula="of:=[$'Sheet4'.AZ24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5]" office:value-type="float" office:value="0">
            <text:p>0</text:p>
          </table:table-cell>
          <table:table-cell table:style-name="ACE-20" table:formula="of:=[$'Sheet4'.D25]" office:value-type="float" office:value="0">
            <text:p>0</text:p>
          </table:table-cell>
          <table:table-cell table:style-name="ACE-20" table:formula="of:=[$'Sheet4'.E25]" office:value-type="float" office:value="0">
            <text:p>0</text:p>
          </table:table-cell>
          <table:table-cell table:style-name="ACE-20" table:formula="of:=[$'Sheet4'.F25]" office:value-type="float" office:value="0">
            <text:p>0</text:p>
          </table:table-cell>
          <table:table-cell table:style-name="ACE-20" table:formula="of:=[$'Sheet4'.G25]" office:value-type="float" office:value="0">
            <text:p>0</text:p>
          </table:table-cell>
          <table:table-cell table:style-name="ACE-20" table:formula="of:=[$'Sheet4'.H25]" office:value-type="float" office:value="1">
            <text:p>1</text:p>
          </table:table-cell>
          <table:table-cell table:style-name="ACE-20" table:formula="of:=[$'Sheet4'.I25]" office:value-type="float" office:value="0">
            <text:p>0</text:p>
          </table:table-cell>
          <table:table-cell table:style-name="ACE-20" table:formula="of:=[$'Sheet4'.J25]" office:value-type="float" office:value="1">
            <text:p>1</text:p>
          </table:table-cell>
          <table:table-cell table:style-name="ACE-20" table:formula="of:=[$'Sheet4'.K25]" office:value-type="float" office:value="0">
            <text:p>0</text:p>
          </table:table-cell>
          <table:table-cell table:style-name="ACE-20" table:formula="of:=[$'Sheet4'.L25]" office:value-type="float" office:value="0">
            <text:p>0</text:p>
          </table:table-cell>
          <table:table-cell table:style-name="ACE-20" table:formula="of:=[$'Sheet4'.M25]" office:value-type="float" office:value="0">
            <text:p>0</text:p>
          </table:table-cell>
          <table:table-cell table:style-name="ACE-20" table:formula="of:=[$'Sheet4'.N25]" office:value-type="float" office:value="0">
            <text:p>0</text:p>
          </table:table-cell>
          <table:table-cell table:style-name="ACE-20" table:formula="of:=[$'Sheet4'.O25]" office:value-type="float" office:value="0">
            <text:p>0</text:p>
          </table:table-cell>
          <table:table-cell table:style-name="ACE-20" table:formula="of:=[$'Sheet4'.P25]" office:value-type="float" office:value="0">
            <text:p>0</text:p>
          </table:table-cell>
          <table:table-cell table:style-name="ACE-20" table:formula="of:=[$'Sheet4'.Q25]" office:value-type="float" office:value="0">
            <text:p>0</text:p>
          </table:table-cell>
          <table:table-cell table:style-name="ACE-20" table:formula="of:=[$'Sheet4'.R25]" office:value-type="float" office:value="0">
            <text:p>0</text:p>
          </table:table-cell>
          <table:table-cell table:style-name="ACE-20" table:formula="of:=[$'Sheet4'.S25]" office:value-type="float" office:value="0">
            <text:p>0</text:p>
          </table:table-cell>
          <table:table-cell table:style-name="ACE-20" table:formula="of:=[$'Sheet4'.T25]" office:value-type="float" office:value="0">
            <text:p>0</text:p>
          </table:table-cell>
          <table:table-cell table:style-name="ACE-20" table:formula="of:=[$'Sheet4'.U25]" office:value-type="float" office:value="0">
            <text:p>0</text:p>
          </table:table-cell>
          <table:table-cell table:style-name="ACE-20" table:formula="of:=[$'Sheet4'.V25]" office:value-type="float" office:value="0">
            <text:p>0</text:p>
          </table:table-cell>
          <table:table-cell table:style-name="ACE-20" table:formula="of:=[$'Sheet4'.W25]" office:value-type="float" office:value="0">
            <text:p>0</text:p>
          </table:table-cell>
          <table:table-cell table:style-name="ACE-20" table:formula="of:=[$'Sheet4'.X25]" office:value-type="float" office:value="0">
            <text:p>0</text:p>
          </table:table-cell>
          <table:table-cell table:style-name="ACE-20" table:formula="of:=[$'Sheet4'.Y25]" office:value-type="float" office:value="0">
            <text:p>0</text:p>
          </table:table-cell>
          <table:table-cell table:style-name="ACE-20" table:formula="of:=[$'Sheet4'.Z25]" office:value-type="float" office:value="0">
            <text:p>0</text:p>
          </table:table-cell>
          <table:table-cell table:style-name="ACE-20" table:formula="of:=[$'Sheet4'.AA25]" office:value-type="float" office:value="0">
            <text:p>0</text:p>
          </table:table-cell>
          <table:table-cell table:style-name="ACE-20" table:formula="of:=[$'Sheet4'.AB25]" office:value-type="float" office:value="0">
            <text:p>0</text:p>
          </table:table-cell>
          <table:table-cell table:style-name="ACE-20" table:formula="of:=[$'Sheet4'.AC25]" office:value-type="float" office:value="0">
            <text:p>0</text:p>
          </table:table-cell>
          <table:table-cell table:style-name="ACE-20" table:formula="of:=[$'Sheet4'.AD25]" office:value-type="float" office:value="0">
            <text:p>0</text:p>
          </table:table-cell>
          <table:table-cell table:style-name="ACE-20" table:formula="of:=[$'Sheet4'.AE25]" office:value-type="float" office:value="0">
            <text:p>0</text:p>
          </table:table-cell>
          <table:table-cell table:style-name="ACE-20" table:formula="of:=[$'Sheet4'.AF25]" office:value-type="float" office:value="0">
            <text:p>0</text:p>
          </table:table-cell>
          <table:table-cell table:style-name="ACE-20" table:formula="of:=[$'Sheet4'.AG25]" office:value-type="float" office:value="1">
            <text:p>1</text:p>
          </table:table-cell>
          <table:table-cell table:style-name="ACE-20" table:formula="of:=[$'Sheet4'.AH25]" office:value-type="float" office:value="0">
            <text:p>0</text:p>
          </table:table-cell>
          <table:table-cell table:style-name="ACE-20" table:formula="of:=[$'Sheet4'.AI25]" office:value-type="float" office:value="0">
            <text:p>0</text:p>
          </table:table-cell>
          <table:table-cell table:style-name="ACE-20" table:formula="of:=[$'Sheet4'.AJ25]" office:value-type="float" office:value="0">
            <text:p>0</text:p>
          </table:table-cell>
          <table:table-cell table:style-name="ACE-20" table:formula="of:=[$'Sheet4'.AK25]" office:value-type="float" office:value="0">
            <text:p>0</text:p>
          </table:table-cell>
          <table:table-cell table:style-name="ACE-20" table:formula="of:=[$'Sheet4'.AL25]" office:value-type="float" office:value="0">
            <text:p>0</text:p>
          </table:table-cell>
          <table:table-cell table:style-name="ACE-20" table:formula="of:=[$'Sheet4'.AM25]" office:value-type="float" office:value="0">
            <text:p>0</text:p>
          </table:table-cell>
          <table:table-cell table:style-name="ACE-20" table:formula="of:=[$'Sheet4'.AN25]" office:value-type="float" office:value="0">
            <text:p>0</text:p>
          </table:table-cell>
          <table:table-cell table:style-name="ACE-20" table:formula="of:=[$'Sheet4'.AO25]" office:value-type="float" office:value="0">
            <text:p>0</text:p>
          </table:table-cell>
          <table:table-cell table:style-name="ACE-20" table:formula="of:=[$'Sheet4'.AP25]" office:value-type="float" office:value="0">
            <text:p>0</text:p>
          </table:table-cell>
          <table:table-cell table:style-name="ACE-20" table:formula="of:=[$'Sheet4'.AQ25]" office:value-type="float" office:value="0">
            <text:p>0</text:p>
          </table:table-cell>
          <table:table-cell table:style-name="ACE-20" table:formula="of:=[$'Sheet4'.AR25]" office:value-type="float" office:value="0">
            <text:p>0</text:p>
          </table:table-cell>
          <table:table-cell table:style-name="ACE-20" table:formula="of:=[$'Sheet4'.AS25]" office:value-type="float" office:value="0">
            <text:p>0</text:p>
          </table:table-cell>
          <table:table-cell table:style-name="ACE-20" table:formula="of:=[$'Sheet4'.AT25]" office:value-type="float" office:value="0">
            <text:p>0</text:p>
          </table:table-cell>
          <table:table-cell table:style-name="ACE-20" table:formula="of:=[$'Sheet4'.AU25]" office:value-type="float" office:value="0">
            <text:p>0</text:p>
          </table:table-cell>
          <table:table-cell table:style-name="ACE-20" table:formula="of:=[$'Sheet4'.AV25]" office:value-type="float" office:value="0">
            <text:p>0</text:p>
          </table:table-cell>
          <table:table-cell table:style-name="ACE-20" table:formula="of:=[$'Sheet4'.AW25]" office:value-type="float" office:value="0">
            <text:p>0</text:p>
          </table:table-cell>
          <table:table-cell table:style-name="ACE-20" table:formula="of:=[$'Sheet4'.AX25]" office:value-type="float" office:value="0">
            <text:p>0</text:p>
          </table:table-cell>
          <table:table-cell table:style-name="ACE-20" table:formula="of:=[$'Sheet4'.AY25]" office:value-type="float" office:value="0">
            <text:p>0</text:p>
          </table:table-cell>
          <table:table-cell table:style-name="ACE-20" table:formula="of:=[$'Sheet4'.AZ25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6]" office:value-type="float" office:value="0">
            <text:p>0</text:p>
          </table:table-cell>
          <table:table-cell table:style-name="ACE-20" table:formula="of:=[$'Sheet4'.D26]" office:value-type="float" office:value="0">
            <text:p>0</text:p>
          </table:table-cell>
          <table:table-cell table:style-name="ACE-20" table:formula="of:=[$'Sheet4'.E26]" office:value-type="float" office:value="0">
            <text:p>0</text:p>
          </table:table-cell>
          <table:table-cell table:style-name="ACE-20" table:formula="of:=[$'Sheet4'.F26]" office:value-type="float" office:value="0">
            <text:p>0</text:p>
          </table:table-cell>
          <table:table-cell table:style-name="ACE-20" table:formula="of:=[$'Sheet4'.G26]" office:value-type="float" office:value="0">
            <text:p>0</text:p>
          </table:table-cell>
          <table:table-cell table:style-name="ACE-20" table:formula="of:=[$'Sheet4'.H26]" office:value-type="float" office:value="0">
            <text:p>0</text:p>
          </table:table-cell>
          <table:table-cell table:style-name="ACE-20" table:formula="of:=[$'Sheet4'.I26]" office:value-type="float" office:value="1">
            <text:p>1</text:p>
          </table:table-cell>
          <table:table-cell table:style-name="ACE-20" table:formula="of:=[$'Sheet4'.J26]" office:value-type="float" office:value="1">
            <text:p>1</text:p>
          </table:table-cell>
          <table:table-cell table:style-name="ACE-20" table:formula="of:=[$'Sheet4'.K26]" office:value-type="float" office:value="0">
            <text:p>0</text:p>
          </table:table-cell>
          <table:table-cell table:style-name="ACE-20" table:formula="of:=[$'Sheet4'.L26]" office:value-type="float" office:value="0">
            <text:p>0</text:p>
          </table:table-cell>
          <table:table-cell table:style-name="ACE-20" table:formula="of:=[$'Sheet4'.M26]" office:value-type="float" office:value="0">
            <text:p>0</text:p>
          </table:table-cell>
          <table:table-cell table:style-name="ACE-20" table:formula="of:=[$'Sheet4'.N26]" office:value-type="float" office:value="0">
            <text:p>0</text:p>
          </table:table-cell>
          <table:table-cell table:style-name="ACE-20" table:formula="of:=[$'Sheet4'.O26]" office:value-type="float" office:value="0">
            <text:p>0</text:p>
          </table:table-cell>
          <table:table-cell table:style-name="ACE-20" table:formula="of:=[$'Sheet4'.P26]" office:value-type="float" office:value="0">
            <text:p>0</text:p>
          </table:table-cell>
          <table:table-cell table:style-name="ACE-20" table:formula="of:=[$'Sheet4'.Q26]" office:value-type="float" office:value="0">
            <text:p>0</text:p>
          </table:table-cell>
          <table:table-cell table:style-name="ACE-20" table:formula="of:=[$'Sheet4'.R26]" office:value-type="float" office:value="0">
            <text:p>0</text:p>
          </table:table-cell>
          <table:table-cell table:style-name="ACE-20" table:formula="of:=[$'Sheet4'.S26]" office:value-type="float" office:value="0">
            <text:p>0</text:p>
          </table:table-cell>
          <table:table-cell table:style-name="ACE-20" table:formula="of:=[$'Sheet4'.T26]" office:value-type="float" office:value="0">
            <text:p>0</text:p>
          </table:table-cell>
          <table:table-cell table:style-name="ACE-20" table:formula="of:=[$'Sheet4'.U26]" office:value-type="float" office:value="0">
            <text:p>0</text:p>
          </table:table-cell>
          <table:table-cell table:style-name="ACE-20" table:formula="of:=[$'Sheet4'.V26]" office:value-type="float" office:value="0">
            <text:p>0</text:p>
          </table:table-cell>
          <table:table-cell table:style-name="ACE-20" table:formula="of:=[$'Sheet4'.W26]" office:value-type="float" office:value="0">
            <text:p>0</text:p>
          </table:table-cell>
          <table:table-cell table:style-name="ACE-20" table:formula="of:=[$'Sheet4'.X26]" office:value-type="float" office:value="0">
            <text:p>0</text:p>
          </table:table-cell>
          <table:table-cell table:style-name="ACE-20" table:formula="of:=[$'Sheet4'.Y26]" office:value-type="float" office:value="0">
            <text:p>0</text:p>
          </table:table-cell>
          <table:table-cell table:style-name="ACE-20" table:formula="of:=[$'Sheet4'.Z26]" office:value-type="float" office:value="0">
            <text:p>0</text:p>
          </table:table-cell>
          <table:table-cell table:style-name="ACE-20" table:formula="of:=[$'Sheet4'.AA26]" office:value-type="float" office:value="0">
            <text:p>0</text:p>
          </table:table-cell>
          <table:table-cell table:style-name="ACE-20" table:formula="of:=[$'Sheet4'.AB26]" office:value-type="float" office:value="0">
            <text:p>0</text:p>
          </table:table-cell>
          <table:table-cell table:style-name="ACE-20" table:formula="of:=[$'Sheet4'.AC26]" office:value-type="float" office:value="0">
            <text:p>0</text:p>
          </table:table-cell>
          <table:table-cell table:style-name="ACE-20" table:formula="of:=[$'Sheet4'.AD26]" office:value-type="float" office:value="0">
            <text:p>0</text:p>
          </table:table-cell>
          <table:table-cell table:style-name="ACE-20" table:formula="of:=[$'Sheet4'.AE26]" office:value-type="float" office:value="0">
            <text:p>0</text:p>
          </table:table-cell>
          <table:table-cell table:style-name="ACE-20" table:formula="of:=[$'Sheet4'.AF26]" office:value-type="float" office:value="0">
            <text:p>0</text:p>
          </table:table-cell>
          <table:table-cell table:style-name="ACE-20" table:formula="of:=[$'Sheet4'.AG26]" office:value-type="float" office:value="0">
            <text:p>0</text:p>
          </table:table-cell>
          <table:table-cell table:style-name="ACE-20" table:formula="of:=[$'Sheet4'.AH26]" office:value-type="float" office:value="1">
            <text:p>1</text:p>
          </table:table-cell>
          <table:table-cell table:style-name="ACE-20" table:formula="of:=[$'Sheet4'.AI26]" office:value-type="float" office:value="0">
            <text:p>0</text:p>
          </table:table-cell>
          <table:table-cell table:style-name="ACE-20" table:formula="of:=[$'Sheet4'.AJ26]" office:value-type="float" office:value="0">
            <text:p>0</text:p>
          </table:table-cell>
          <table:table-cell table:style-name="ACE-20" table:formula="of:=[$'Sheet4'.AK26]" office:value-type="float" office:value="0">
            <text:p>0</text:p>
          </table:table-cell>
          <table:table-cell table:style-name="ACE-20" table:formula="of:=[$'Sheet4'.AL26]" office:value-type="float" office:value="0">
            <text:p>0</text:p>
          </table:table-cell>
          <table:table-cell table:style-name="ACE-20" table:formula="of:=[$'Sheet4'.AM26]" office:value-type="float" office:value="0">
            <text:p>0</text:p>
          </table:table-cell>
          <table:table-cell table:style-name="ACE-20" table:formula="of:=[$'Sheet4'.AN26]" office:value-type="float" office:value="0">
            <text:p>0</text:p>
          </table:table-cell>
          <table:table-cell table:style-name="ACE-20" table:formula="of:=[$'Sheet4'.AO26]" office:value-type="float" office:value="0">
            <text:p>0</text:p>
          </table:table-cell>
          <table:table-cell table:style-name="ACE-20" table:formula="of:=[$'Sheet4'.AP26]" office:value-type="float" office:value="0">
            <text:p>0</text:p>
          </table:table-cell>
          <table:table-cell table:style-name="ACE-20" table:formula="of:=[$'Sheet4'.AQ26]" office:value-type="float" office:value="0">
            <text:p>0</text:p>
          </table:table-cell>
          <table:table-cell table:style-name="ACE-20" table:formula="of:=[$'Sheet4'.AR26]" office:value-type="float" office:value="0">
            <text:p>0</text:p>
          </table:table-cell>
          <table:table-cell table:style-name="ACE-20" table:formula="of:=[$'Sheet4'.AS26]" office:value-type="float" office:value="0">
            <text:p>0</text:p>
          </table:table-cell>
          <table:table-cell table:style-name="ACE-20" table:formula="of:=[$'Sheet4'.AT26]" office:value-type="float" office:value="0">
            <text:p>0</text:p>
          </table:table-cell>
          <table:table-cell table:style-name="ACE-20" table:formula="of:=[$'Sheet4'.AU26]" office:value-type="float" office:value="0">
            <text:p>0</text:p>
          </table:table-cell>
          <table:table-cell table:style-name="ACE-20" table:formula="of:=[$'Sheet4'.AV26]" office:value-type="float" office:value="0">
            <text:p>0</text:p>
          </table:table-cell>
          <table:table-cell table:style-name="ACE-20" table:formula="of:=[$'Sheet4'.AW26]" office:value-type="float" office:value="0">
            <text:p>0</text:p>
          </table:table-cell>
          <table:table-cell table:style-name="ACE-20" table:formula="of:=[$'Sheet4'.AX26]" office:value-type="float" office:value="0">
            <text:p>0</text:p>
          </table:table-cell>
          <table:table-cell table:style-name="ACE-20" table:formula="of:=[$'Sheet4'.AY26]" office:value-type="float" office:value="0">
            <text:p>0</text:p>
          </table:table-cell>
          <table:table-cell table:style-name="ACE-20" table:formula="of:=[$'Sheet4'.AZ26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7]" office:value-type="float" office:value="0">
            <text:p>0</text:p>
          </table:table-cell>
          <table:table-cell table:style-name="ACE-20" table:formula="of:=[$'Sheet4'.D27]" office:value-type="float" office:value="0">
            <text:p>0</text:p>
          </table:table-cell>
          <table:table-cell table:style-name="ACE-20" table:formula="of:=[$'Sheet4'.E27]" office:value-type="float" office:value="0">
            <text:p>0</text:p>
          </table:table-cell>
          <table:table-cell table:style-name="ACE-20" table:formula="of:=[$'Sheet4'.F27]" office:value-type="float" office:value="0">
            <text:p>0</text:p>
          </table:table-cell>
          <table:table-cell table:style-name="ACE-20" table:formula="of:=[$'Sheet4'.G27]" office:value-type="float" office:value="0">
            <text:p>0</text:p>
          </table:table-cell>
          <table:table-cell table:style-name="ACE-20" table:formula="of:=[$'Sheet4'.H27]" office:value-type="float" office:value="1">
            <text:p>1</text:p>
          </table:table-cell>
          <table:table-cell table:style-name="ACE-20" table:formula="of:=[$'Sheet4'.I27]" office:value-type="float" office:value="0">
            <text:p>0</text:p>
          </table:table-cell>
          <table:table-cell table:style-name="ACE-20" table:formula="of:=[$'Sheet4'.J27]" office:value-type="float" office:value="0">
            <text:p>0</text:p>
          </table:table-cell>
          <table:table-cell table:style-name="ACE-20" table:formula="of:=[$'Sheet4'.K27]" office:value-type="float" office:value="0">
            <text:p>0</text:p>
          </table:table-cell>
          <table:table-cell table:style-name="ACE-20" table:formula="of:=[$'Sheet4'.L27]" office:value-type="float" office:value="0">
            <text:p>0</text:p>
          </table:table-cell>
          <table:table-cell table:style-name="ACE-20" table:formula="of:=[$'Sheet4'.M27]" office:value-type="float" office:value="0">
            <text:p>0</text:p>
          </table:table-cell>
          <table:table-cell table:style-name="ACE-20" table:formula="of:=[$'Sheet4'.N27]" office:value-type="float" office:value="0">
            <text:p>0</text:p>
          </table:table-cell>
          <table:table-cell table:style-name="ACE-20" table:formula="of:=[$'Sheet4'.O27]" office:value-type="float" office:value="0">
            <text:p>0</text:p>
          </table:table-cell>
          <table:table-cell table:style-name="ACE-20" table:formula="of:=[$'Sheet4'.P27]" office:value-type="float" office:value="0">
            <text:p>0</text:p>
          </table:table-cell>
          <table:table-cell table:style-name="ACE-20" table:formula="of:=[$'Sheet4'.Q27]" office:value-type="float" office:value="0">
            <text:p>0</text:p>
          </table:table-cell>
          <table:table-cell table:style-name="ACE-20" table:formula="of:=[$'Sheet4'.R27]" office:value-type="float" office:value="0">
            <text:p>0</text:p>
          </table:table-cell>
          <table:table-cell table:style-name="ACE-20" table:formula="of:=[$'Sheet4'.S27]" office:value-type="float" office:value="0">
            <text:p>0</text:p>
          </table:table-cell>
          <table:table-cell table:style-name="ACE-20" table:formula="of:=[$'Sheet4'.T27]" office:value-type="float" office:value="0">
            <text:p>0</text:p>
          </table:table-cell>
          <table:table-cell table:style-name="ACE-20" table:formula="of:=[$'Sheet4'.U27]" office:value-type="float" office:value="0">
            <text:p>0</text:p>
          </table:table-cell>
          <table:table-cell table:style-name="ACE-20" table:formula="of:=[$'Sheet4'.V27]" office:value-type="float" office:value="0">
            <text:p>0</text:p>
          </table:table-cell>
          <table:table-cell table:style-name="ACE-20" table:formula="of:=[$'Sheet4'.W27]" office:value-type="float" office:value="0">
            <text:p>0</text:p>
          </table:table-cell>
          <table:table-cell table:style-name="ACE-20" table:formula="of:=[$'Sheet4'.X27]" office:value-type="float" office:value="0">
            <text:p>0</text:p>
          </table:table-cell>
          <table:table-cell table:style-name="ACE-20" table:formula="of:=[$'Sheet4'.Y27]" office:value-type="float" office:value="0">
            <text:p>0</text:p>
          </table:table-cell>
          <table:table-cell table:style-name="ACE-20" table:formula="of:=[$'Sheet4'.Z27]" office:value-type="float" office:value="0">
            <text:p>0</text:p>
          </table:table-cell>
          <table:table-cell table:style-name="ACE-20" table:formula="of:=[$'Sheet4'.AA27]" office:value-type="float" office:value="0">
            <text:p>0</text:p>
          </table:table-cell>
          <table:table-cell table:style-name="ACE-20" table:formula="of:=[$'Sheet4'.AB27]" office:value-type="float" office:value="0">
            <text:p>0</text:p>
          </table:table-cell>
          <table:table-cell table:style-name="ACE-20" table:formula="of:=[$'Sheet4'.AC27]" office:value-type="float" office:value="0">
            <text:p>0</text:p>
          </table:table-cell>
          <table:table-cell table:style-name="ACE-20" table:formula="of:=[$'Sheet4'.AD27]" office:value-type="float" office:value="0">
            <text:p>0</text:p>
          </table:table-cell>
          <table:table-cell table:style-name="ACE-20" table:formula="of:=[$'Sheet4'.AE27]" office:value-type="float" office:value="0">
            <text:p>0</text:p>
          </table:table-cell>
          <table:table-cell table:style-name="ACE-20" table:formula="of:=[$'Sheet4'.AF27]" office:value-type="float" office:value="0">
            <text:p>0</text:p>
          </table:table-cell>
          <table:table-cell table:style-name="ACE-20" table:formula="of:=[$'Sheet4'.AG27]" office:value-type="float" office:value="0">
            <text:p>0</text:p>
          </table:table-cell>
          <table:table-cell table:style-name="ACE-20" table:formula="of:=[$'Sheet4'.AH27]" office:value-type="float" office:value="0">
            <text:p>0</text:p>
          </table:table-cell>
          <table:table-cell table:style-name="ACE-20" table:formula="of:=[$'Sheet4'.AI27]" office:value-type="float" office:value="0">
            <text:p>0</text:p>
          </table:table-cell>
          <table:table-cell table:style-name="ACE-20" table:formula="of:=[$'Sheet4'.AJ27]" office:value-type="float" office:value="0">
            <text:p>0</text:p>
          </table:table-cell>
          <table:table-cell table:style-name="ACE-20" table:formula="of:=[$'Sheet4'.AK27]" office:value-type="float" office:value="0">
            <text:p>0</text:p>
          </table:table-cell>
          <table:table-cell table:style-name="ACE-20" table:formula="of:=[$'Sheet4'.AL27]" office:value-type="float" office:value="0">
            <text:p>0</text:p>
          </table:table-cell>
          <table:table-cell table:style-name="ACE-20" table:formula="of:=[$'Sheet4'.AM27]" office:value-type="float" office:value="0">
            <text:p>0</text:p>
          </table:table-cell>
          <table:table-cell table:style-name="ACE-20" table:formula="of:=[$'Sheet4'.AN27]" office:value-type="float" office:value="0">
            <text:p>0</text:p>
          </table:table-cell>
          <table:table-cell table:style-name="ACE-20" table:formula="of:=[$'Sheet4'.AO27]" office:value-type="float" office:value="0">
            <text:p>0</text:p>
          </table:table-cell>
          <table:table-cell table:style-name="ACE-20" table:formula="of:=[$'Sheet4'.AP27]" office:value-type="float" office:value="0">
            <text:p>0</text:p>
          </table:table-cell>
          <table:table-cell table:style-name="ACE-20" table:formula="of:=[$'Sheet4'.AQ27]" office:value-type="float" office:value="0">
            <text:p>0</text:p>
          </table:table-cell>
          <table:table-cell table:style-name="ACE-20" table:formula="of:=[$'Sheet4'.AR27]" office:value-type="float" office:value="0">
            <text:p>0</text:p>
          </table:table-cell>
          <table:table-cell table:style-name="ACE-20" table:formula="of:=[$'Sheet4'.AS27]" office:value-type="float" office:value="0">
            <text:p>0</text:p>
          </table:table-cell>
          <table:table-cell table:style-name="ACE-20" table:formula="of:=[$'Sheet4'.AT27]" office:value-type="float" office:value="0">
            <text:p>0</text:p>
          </table:table-cell>
          <table:table-cell table:style-name="ACE-20" table:formula="of:=[$'Sheet4'.AU27]" office:value-type="float" office:value="0">
            <text:p>0</text:p>
          </table:table-cell>
          <table:table-cell table:style-name="ACE-20" table:formula="of:=[$'Sheet4'.AV27]" office:value-type="float" office:value="0">
            <text:p>0</text:p>
          </table:table-cell>
          <table:table-cell table:style-name="ACE-20" table:formula="of:=[$'Sheet4'.AW27]" office:value-type="float" office:value="0">
            <text:p>0</text:p>
          </table:table-cell>
          <table:table-cell table:style-name="ACE-20" table:formula="of:=[$'Sheet4'.AX27]" office:value-type="float" office:value="0">
            <text:p>0</text:p>
          </table:table-cell>
          <table:table-cell table:style-name="ACE-20" table:formula="of:=[$'Sheet4'.AY27]" office:value-type="float" office:value="0">
            <text:p>0</text:p>
          </table:table-cell>
          <table:table-cell table:style-name="ACE-20" table:formula="of:=[$'Sheet4'.AZ27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8]" office:value-type="float" office:value="0">
            <text:p>0</text:p>
          </table:table-cell>
          <table:table-cell table:style-name="ACE-20" table:formula="of:=[$'Sheet4'.D28]" office:value-type="float" office:value="0">
            <text:p>0</text:p>
          </table:table-cell>
          <table:table-cell table:style-name="ACE-20" table:formula="of:=[$'Sheet4'.E28]" office:value-type="float" office:value="0">
            <text:p>0</text:p>
          </table:table-cell>
          <table:table-cell table:style-name="ACE-20" table:formula="of:=[$'Sheet4'.F28]" office:value-type="float" office:value="0">
            <text:p>0</text:p>
          </table:table-cell>
          <table:table-cell table:style-name="ACE-20" table:formula="of:=[$'Sheet4'.G28]" office:value-type="float" office:value="0">
            <text:p>0</text:p>
          </table:table-cell>
          <table:table-cell table:style-name="ACE-20" table:formula="of:=[$'Sheet4'.H28]" office:value-type="float" office:value="0">
            <text:p>0</text:p>
          </table:table-cell>
          <table:table-cell table:style-name="ACE-20" table:formula="of:=[$'Sheet4'.I28]" office:value-type="float" office:value="0">
            <text:p>0</text:p>
          </table:table-cell>
          <table:table-cell table:style-name="ACE-20" table:formula="of:=[$'Sheet4'.J28]" office:value-type="float" office:value="0">
            <text:p>0</text:p>
          </table:table-cell>
          <table:table-cell table:style-name="ACE-20" table:formula="of:=[$'Sheet4'.K28]" office:value-type="float" office:value="0">
            <text:p>0</text:p>
          </table:table-cell>
          <table:table-cell table:style-name="ACE-20" table:formula="of:=[$'Sheet4'.L28]" office:value-type="float" office:value="0">
            <text:p>0</text:p>
          </table:table-cell>
          <table:table-cell table:style-name="ACE-20" table:formula="of:=[$'Sheet4'.M28]" office:value-type="float" office:value="0">
            <text:p>0</text:p>
          </table:table-cell>
          <table:table-cell table:style-name="ACE-20" table:formula="of:=[$'Sheet4'.N28]" office:value-type="float" office:value="0">
            <text:p>0</text:p>
          </table:table-cell>
          <table:table-cell table:style-name="ACE-20" table:formula="of:=[$'Sheet4'.O28]" office:value-type="float" office:value="0">
            <text:p>0</text:p>
          </table:table-cell>
          <table:table-cell table:style-name="ACE-20" table:formula="of:=[$'Sheet4'.P28]" office:value-type="float" office:value="0">
            <text:p>0</text:p>
          </table:table-cell>
          <table:table-cell table:style-name="ACE-20" table:formula="of:=[$'Sheet4'.Q28]" office:value-type="float" office:value="0">
            <text:p>0</text:p>
          </table:table-cell>
          <table:table-cell table:style-name="ACE-20" table:formula="of:=[$'Sheet4'.R28]" office:value-type="float" office:value="0">
            <text:p>0</text:p>
          </table:table-cell>
          <table:table-cell table:style-name="ACE-20" table:formula="of:=[$'Sheet4'.S28]" office:value-type="float" office:value="0">
            <text:p>0</text:p>
          </table:table-cell>
          <table:table-cell table:style-name="ACE-20" table:formula="of:=[$'Sheet4'.T28]" office:value-type="float" office:value="0">
            <text:p>0</text:p>
          </table:table-cell>
          <table:table-cell table:style-name="ACE-20" table:formula="of:=[$'Sheet4'.U28]" office:value-type="float" office:value="0">
            <text:p>0</text:p>
          </table:table-cell>
          <table:table-cell table:style-name="ACE-20" table:formula="of:=[$'Sheet4'.V28]" office:value-type="float" office:value="0">
            <text:p>0</text:p>
          </table:table-cell>
          <table:table-cell table:style-name="ACE-20" table:formula="of:=[$'Sheet4'.W28]" office:value-type="float" office:value="0">
            <text:p>0</text:p>
          </table:table-cell>
          <table:table-cell table:style-name="ACE-20" table:formula="of:=[$'Sheet4'.X28]" office:value-type="float" office:value="0">
            <text:p>0</text:p>
          </table:table-cell>
          <table:table-cell table:style-name="ACE-20" table:formula="of:=[$'Sheet4'.Y28]" office:value-type="float" office:value="0">
            <text:p>0</text:p>
          </table:table-cell>
          <table:table-cell table:style-name="ACE-20" table:formula="of:=[$'Sheet4'.Z28]" office:value-type="float" office:value="0">
            <text:p>0</text:p>
          </table:table-cell>
          <table:table-cell table:style-name="ACE-20" table:formula="of:=[$'Sheet4'.AA28]" office:value-type="float" office:value="0">
            <text:p>0</text:p>
          </table:table-cell>
          <table:table-cell table:style-name="ACE-20" table:formula="of:=[$'Sheet4'.AB28]" office:value-type="float" office:value="0">
            <text:p>0</text:p>
          </table:table-cell>
          <table:table-cell table:style-name="ACE-20" table:formula="of:=[$'Sheet4'.AC28]" office:value-type="float" office:value="0">
            <text:p>0</text:p>
          </table:table-cell>
          <table:table-cell table:style-name="ACE-20" table:formula="of:=[$'Sheet4'.AD28]" office:value-type="float" office:value="0">
            <text:p>0</text:p>
          </table:table-cell>
          <table:table-cell table:style-name="ACE-20" table:formula="of:=[$'Sheet4'.AE28]" office:value-type="float" office:value="0">
            <text:p>0</text:p>
          </table:table-cell>
          <table:table-cell table:style-name="ACE-20" table:formula="of:=[$'Sheet4'.AF28]" office:value-type="float" office:value="0">
            <text:p>0</text:p>
          </table:table-cell>
          <table:table-cell table:style-name="ACE-20" table:formula="of:=[$'Sheet4'.AG28]" office:value-type="float" office:value="0">
            <text:p>0</text:p>
          </table:table-cell>
          <table:table-cell table:style-name="ACE-20" table:formula="of:=[$'Sheet4'.AH28]" office:value-type="float" office:value="0">
            <text:p>0</text:p>
          </table:table-cell>
          <table:table-cell table:style-name="ACE-20" table:formula="of:=[$'Sheet4'.AI28]" office:value-type="float" office:value="0">
            <text:p>0</text:p>
          </table:table-cell>
          <table:table-cell table:style-name="ACE-20" table:formula="of:=[$'Sheet4'.AJ28]" office:value-type="float" office:value="0">
            <text:p>0</text:p>
          </table:table-cell>
          <table:table-cell table:style-name="ACE-20" table:formula="of:=[$'Sheet4'.AK28]" office:value-type="float" office:value="0">
            <text:p>0</text:p>
          </table:table-cell>
          <table:table-cell table:style-name="ACE-20" table:formula="of:=[$'Sheet4'.AL28]" office:value-type="float" office:value="0">
            <text:p>0</text:p>
          </table:table-cell>
          <table:table-cell table:style-name="ACE-20" table:formula="of:=[$'Sheet4'.AM28]" office:value-type="float" office:value="0">
            <text:p>0</text:p>
          </table:table-cell>
          <table:table-cell table:style-name="ACE-20" table:formula="of:=[$'Sheet4'.AN28]" office:value-type="float" office:value="0">
            <text:p>0</text:p>
          </table:table-cell>
          <table:table-cell table:style-name="ACE-20" table:formula="of:=[$'Sheet4'.AO28]" office:value-type="float" office:value="0">
            <text:p>0</text:p>
          </table:table-cell>
          <table:table-cell table:style-name="ACE-20" table:formula="of:=[$'Sheet4'.AP28]" office:value-type="float" office:value="0">
            <text:p>0</text:p>
          </table:table-cell>
          <table:table-cell table:style-name="ACE-20" table:formula="of:=[$'Sheet4'.AQ28]" office:value-type="float" office:value="0">
            <text:p>0</text:p>
          </table:table-cell>
          <table:table-cell table:style-name="ACE-20" table:formula="of:=[$'Sheet4'.AR28]" office:value-type="float" office:value="0">
            <text:p>0</text:p>
          </table:table-cell>
          <table:table-cell table:style-name="ACE-20" table:formula="of:=[$'Sheet4'.AS28]" office:value-type="float" office:value="0">
            <text:p>0</text:p>
          </table:table-cell>
          <table:table-cell table:style-name="ACE-20" table:formula="of:=[$'Sheet4'.AT28]" office:value-type="float" office:value="0">
            <text:p>0</text:p>
          </table:table-cell>
          <table:table-cell table:style-name="ACE-20" table:formula="of:=[$'Sheet4'.AU28]" office:value-type="float" office:value="0">
            <text:p>0</text:p>
          </table:table-cell>
          <table:table-cell table:style-name="ACE-20" table:formula="of:=[$'Sheet4'.AV28]" office:value-type="float" office:value="0">
            <text:p>0</text:p>
          </table:table-cell>
          <table:table-cell table:style-name="ACE-20" table:formula="of:=[$'Sheet4'.AW28]" office:value-type="float" office:value="0">
            <text:p>0</text:p>
          </table:table-cell>
          <table:table-cell table:style-name="ACE-20" table:formula="of:=[$'Sheet4'.AX28]" office:value-type="float" office:value="0">
            <text:p>0</text:p>
          </table:table-cell>
          <table:table-cell table:style-name="ACE-20" table:formula="of:=[$'Sheet4'.AY28]" office:value-type="float" office:value="0">
            <text:p>0</text:p>
          </table:table-cell>
          <table:table-cell table:style-name="ACE-20" table:formula="of:=[$'Sheet4'.AZ28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29]" office:value-type="float" office:value="0">
            <text:p>0</text:p>
          </table:table-cell>
          <table:table-cell table:style-name="ACE-20" table:formula="of:=[$'Sheet4'.D29]" office:value-type="float" office:value="0">
            <text:p>0</text:p>
          </table:table-cell>
          <table:table-cell table:style-name="ACE-20" table:formula="of:=[$'Sheet4'.E29]" office:value-type="float" office:value="0">
            <text:p>0</text:p>
          </table:table-cell>
          <table:table-cell table:style-name="ACE-20" table:formula="of:=[$'Sheet4'.F29]" office:value-type="float" office:value="0">
            <text:p>0</text:p>
          </table:table-cell>
          <table:table-cell table:style-name="ACE-20" table:formula="of:=[$'Sheet4'.G29]" office:value-type="float" office:value="0">
            <text:p>0</text:p>
          </table:table-cell>
          <table:table-cell table:style-name="ACE-20" table:formula="of:=[$'Sheet4'.H29]" office:value-type="float" office:value="0">
            <text:p>0</text:p>
          </table:table-cell>
          <table:table-cell table:style-name="ACE-20" table:formula="of:=[$'Sheet4'.I29]" office:value-type="float" office:value="0">
            <text:p>0</text:p>
          </table:table-cell>
          <table:table-cell table:style-name="ACE-20" table:formula="of:=[$'Sheet4'.J29]" office:value-type="float" office:value="0">
            <text:p>0</text:p>
          </table:table-cell>
          <table:table-cell table:style-name="ACE-20" table:formula="of:=[$'Sheet4'.K29]" office:value-type="float" office:value="0">
            <text:p>0</text:p>
          </table:table-cell>
          <table:table-cell table:style-name="ACE-20" table:formula="of:=[$'Sheet4'.L29]" office:value-type="float" office:value="0">
            <text:p>0</text:p>
          </table:table-cell>
          <table:table-cell table:style-name="ACE-20" table:formula="of:=[$'Sheet4'.M29]" office:value-type="float" office:value="0">
            <text:p>0</text:p>
          </table:table-cell>
          <table:table-cell table:style-name="ACE-20" table:formula="of:=[$'Sheet4'.N29]" office:value-type="float" office:value="0">
            <text:p>0</text:p>
          </table:table-cell>
          <table:table-cell table:style-name="ACE-20" table:formula="of:=[$'Sheet4'.O29]" office:value-type="float" office:value="0">
            <text:p>0</text:p>
          </table:table-cell>
          <table:table-cell table:style-name="ACE-20" table:formula="of:=[$'Sheet4'.P29]" office:value-type="float" office:value="0">
            <text:p>0</text:p>
          </table:table-cell>
          <table:table-cell table:style-name="ACE-20" table:formula="of:=[$'Sheet4'.Q29]" office:value-type="float" office:value="0">
            <text:p>0</text:p>
          </table:table-cell>
          <table:table-cell table:style-name="ACE-20" table:formula="of:=[$'Sheet4'.R29]" office:value-type="float" office:value="0">
            <text:p>0</text:p>
          </table:table-cell>
          <table:table-cell table:style-name="ACE-20" table:formula="of:=[$'Sheet4'.S29]" office:value-type="float" office:value="0">
            <text:p>0</text:p>
          </table:table-cell>
          <table:table-cell table:style-name="ACE-20" table:formula="of:=[$'Sheet4'.T29]" office:value-type="float" office:value="0">
            <text:p>0</text:p>
          </table:table-cell>
          <table:table-cell table:style-name="ACE-20" table:formula="of:=[$'Sheet4'.U29]" office:value-type="float" office:value="0">
            <text:p>0</text:p>
          </table:table-cell>
          <table:table-cell table:style-name="ACE-20" table:formula="of:=[$'Sheet4'.V29]" office:value-type="float" office:value="0">
            <text:p>0</text:p>
          </table:table-cell>
          <table:table-cell table:style-name="ACE-20" table:formula="of:=[$'Sheet4'.W29]" office:value-type="float" office:value="0">
            <text:p>0</text:p>
          </table:table-cell>
          <table:table-cell table:style-name="ACE-20" table:formula="of:=[$'Sheet4'.X29]" office:value-type="float" office:value="0">
            <text:p>0</text:p>
          </table:table-cell>
          <table:table-cell table:style-name="ACE-20" table:formula="of:=[$'Sheet4'.Y29]" office:value-type="float" office:value="0">
            <text:p>0</text:p>
          </table:table-cell>
          <table:table-cell table:style-name="ACE-20" table:formula="of:=[$'Sheet4'.Z29]" office:value-type="float" office:value="0">
            <text:p>0</text:p>
          </table:table-cell>
          <table:table-cell table:style-name="ACE-20" table:formula="of:=[$'Sheet4'.AA29]" office:value-type="float" office:value="0">
            <text:p>0</text:p>
          </table:table-cell>
          <table:table-cell table:style-name="ACE-20" table:formula="of:=[$'Sheet4'.AB29]" office:value-type="float" office:value="0">
            <text:p>0</text:p>
          </table:table-cell>
          <table:table-cell table:style-name="ACE-20" table:formula="of:=[$'Sheet4'.AC29]" office:value-type="float" office:value="0">
            <text:p>0</text:p>
          </table:table-cell>
          <table:table-cell table:style-name="ACE-20" table:formula="of:=[$'Sheet4'.AD29]" office:value-type="float" office:value="0">
            <text:p>0</text:p>
          </table:table-cell>
          <table:table-cell table:style-name="ACE-20" table:formula="of:=[$'Sheet4'.AE29]" office:value-type="float" office:value="0">
            <text:p>0</text:p>
          </table:table-cell>
          <table:table-cell table:style-name="ACE-20" table:formula="of:=[$'Sheet4'.AF29]" office:value-type="float" office:value="0">
            <text:p>0</text:p>
          </table:table-cell>
          <table:table-cell table:style-name="ACE-20" table:formula="of:=[$'Sheet4'.AG29]" office:value-type="float" office:value="0">
            <text:p>0</text:p>
          </table:table-cell>
          <table:table-cell table:style-name="ACE-20" table:formula="of:=[$'Sheet4'.AH29]" office:value-type="float" office:value="0">
            <text:p>0</text:p>
          </table:table-cell>
          <table:table-cell table:style-name="ACE-20" table:formula="of:=[$'Sheet4'.AI29]" office:value-type="float" office:value="0">
            <text:p>0</text:p>
          </table:table-cell>
          <table:table-cell table:style-name="ACE-20" table:formula="of:=[$'Sheet4'.AJ29]" office:value-type="float" office:value="0">
            <text:p>0</text:p>
          </table:table-cell>
          <table:table-cell table:style-name="ACE-20" table:formula="of:=[$'Sheet4'.AK29]" office:value-type="float" office:value="0">
            <text:p>0</text:p>
          </table:table-cell>
          <table:table-cell table:style-name="ACE-20" table:formula="of:=[$'Sheet4'.AL29]" office:value-type="float" office:value="0">
            <text:p>0</text:p>
          </table:table-cell>
          <table:table-cell table:style-name="ACE-20" table:formula="of:=[$'Sheet4'.AM29]" office:value-type="float" office:value="0">
            <text:p>0</text:p>
          </table:table-cell>
          <table:table-cell table:style-name="ACE-20" table:formula="of:=[$'Sheet4'.AN29]" office:value-type="float" office:value="0">
            <text:p>0</text:p>
          </table:table-cell>
          <table:table-cell table:style-name="ACE-20" table:formula="of:=[$'Sheet4'.AO29]" office:value-type="float" office:value="0">
            <text:p>0</text:p>
          </table:table-cell>
          <table:table-cell table:style-name="ACE-20" table:formula="of:=[$'Sheet4'.AP29]" office:value-type="float" office:value="0">
            <text:p>0</text:p>
          </table:table-cell>
          <table:table-cell table:style-name="ACE-20" table:formula="of:=[$'Sheet4'.AQ29]" office:value-type="float" office:value="0">
            <text:p>0</text:p>
          </table:table-cell>
          <table:table-cell table:style-name="ACE-20" table:formula="of:=[$'Sheet4'.AR29]" office:value-type="float" office:value="0">
            <text:p>0</text:p>
          </table:table-cell>
          <table:table-cell table:style-name="ACE-20" table:formula="of:=[$'Sheet4'.AS29]" office:value-type="float" office:value="0">
            <text:p>0</text:p>
          </table:table-cell>
          <table:table-cell table:style-name="ACE-20" table:formula="of:=[$'Sheet4'.AT29]" office:value-type="float" office:value="0">
            <text:p>0</text:p>
          </table:table-cell>
          <table:table-cell table:style-name="ACE-20" table:formula="of:=[$'Sheet4'.AU29]" office:value-type="float" office:value="0">
            <text:p>0</text:p>
          </table:table-cell>
          <table:table-cell table:style-name="ACE-20" table:formula="of:=[$'Sheet4'.AV29]" office:value-type="float" office:value="0">
            <text:p>0</text:p>
          </table:table-cell>
          <table:table-cell table:style-name="ACE-20" table:formula="of:=[$'Sheet4'.AW29]" office:value-type="float" office:value="0">
            <text:p>0</text:p>
          </table:table-cell>
          <table:table-cell table:style-name="ACE-20" table:formula="of:=[$'Sheet4'.AX29]" office:value-type="float" office:value="0">
            <text:p>0</text:p>
          </table:table-cell>
          <table:table-cell table:style-name="ACE-20" table:formula="of:=[$'Sheet4'.AY29]" office:value-type="float" office:value="0">
            <text:p>0</text:p>
          </table:table-cell>
          <table:table-cell table:style-name="ACE-20" table:formula="of:=[$'Sheet4'.AZ29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0]" office:value-type="float" office:value="0">
            <text:p>0</text:p>
          </table:table-cell>
          <table:table-cell table:style-name="ACE-20" table:formula="of:=[$'Sheet4'.D30]" office:value-type="float" office:value="0">
            <text:p>0</text:p>
          </table:table-cell>
          <table:table-cell table:style-name="ACE-20" table:formula="of:=[$'Sheet4'.E30]" office:value-type="float" office:value="0">
            <text:p>0</text:p>
          </table:table-cell>
          <table:table-cell table:style-name="ACE-20" table:formula="of:=[$'Sheet4'.F30]" office:value-type="float" office:value="0">
            <text:p>0</text:p>
          </table:table-cell>
          <table:table-cell table:style-name="ACE-20" table:formula="of:=[$'Sheet4'.G30]" office:value-type="float" office:value="0">
            <text:p>0</text:p>
          </table:table-cell>
          <table:table-cell table:style-name="ACE-20" table:formula="of:=[$'Sheet4'.H30]" office:value-type="float" office:value="0">
            <text:p>0</text:p>
          </table:table-cell>
          <table:table-cell table:style-name="ACE-20" table:formula="of:=[$'Sheet4'.I30]" office:value-type="float" office:value="0">
            <text:p>0</text:p>
          </table:table-cell>
          <table:table-cell table:style-name="ACE-20" table:formula="of:=[$'Sheet4'.J30]" office:value-type="float" office:value="0">
            <text:p>0</text:p>
          </table:table-cell>
          <table:table-cell table:style-name="ACE-20" table:formula="of:=[$'Sheet4'.K30]" office:value-type="float" office:value="0">
            <text:p>0</text:p>
          </table:table-cell>
          <table:table-cell table:style-name="ACE-20" table:formula="of:=[$'Sheet4'.L30]" office:value-type="float" office:value="0">
            <text:p>0</text:p>
          </table:table-cell>
          <table:table-cell table:style-name="ACE-20" table:formula="of:=[$'Sheet4'.M30]" office:value-type="float" office:value="0">
            <text:p>0</text:p>
          </table:table-cell>
          <table:table-cell table:style-name="ACE-20" table:formula="of:=[$'Sheet4'.N30]" office:value-type="float" office:value="0">
            <text:p>0</text:p>
          </table:table-cell>
          <table:table-cell table:style-name="ACE-20" table:formula="of:=[$'Sheet4'.O30]" office:value-type="float" office:value="0">
            <text:p>0</text:p>
          </table:table-cell>
          <table:table-cell table:style-name="ACE-20" table:formula="of:=[$'Sheet4'.P30]" office:value-type="float" office:value="0">
            <text:p>0</text:p>
          </table:table-cell>
          <table:table-cell table:style-name="ACE-20" table:formula="of:=[$'Sheet4'.Q30]" office:value-type="float" office:value="0">
            <text:p>0</text:p>
          </table:table-cell>
          <table:table-cell table:style-name="ACE-20" table:formula="of:=[$'Sheet4'.R30]" office:value-type="float" office:value="0">
            <text:p>0</text:p>
          </table:table-cell>
          <table:table-cell table:style-name="ACE-20" table:formula="of:=[$'Sheet4'.S30]" office:value-type="float" office:value="0">
            <text:p>0</text:p>
          </table:table-cell>
          <table:table-cell table:style-name="ACE-20" table:formula="of:=[$'Sheet4'.T30]" office:value-type="float" office:value="0">
            <text:p>0</text:p>
          </table:table-cell>
          <table:table-cell table:style-name="ACE-20" table:formula="of:=[$'Sheet4'.U30]" office:value-type="float" office:value="0">
            <text:p>0</text:p>
          </table:table-cell>
          <table:table-cell table:style-name="ACE-20" table:formula="of:=[$'Sheet4'.V30]" office:value-type="float" office:value="0">
            <text:p>0</text:p>
          </table:table-cell>
          <table:table-cell table:style-name="ACE-20" table:formula="of:=[$'Sheet4'.W30]" office:value-type="float" office:value="0">
            <text:p>0</text:p>
          </table:table-cell>
          <table:table-cell table:style-name="ACE-20" table:formula="of:=[$'Sheet4'.X30]" office:value-type="float" office:value="0">
            <text:p>0</text:p>
          </table:table-cell>
          <table:table-cell table:style-name="ACE-20" table:formula="of:=[$'Sheet4'.Y30]" office:value-type="float" office:value="0">
            <text:p>0</text:p>
          </table:table-cell>
          <table:table-cell table:style-name="ACE-20" table:formula="of:=[$'Sheet4'.Z30]" office:value-type="float" office:value="0">
            <text:p>0</text:p>
          </table:table-cell>
          <table:table-cell table:style-name="ACE-20" table:formula="of:=[$'Sheet4'.AA30]" office:value-type="float" office:value="0">
            <text:p>0</text:p>
          </table:table-cell>
          <table:table-cell table:style-name="ACE-20" table:formula="of:=[$'Sheet4'.AB30]" office:value-type="float" office:value="0">
            <text:p>0</text:p>
          </table:table-cell>
          <table:table-cell table:style-name="ACE-20" table:formula="of:=[$'Sheet4'.AC30]" office:value-type="float" office:value="0">
            <text:p>0</text:p>
          </table:table-cell>
          <table:table-cell table:style-name="ACE-20" table:formula="of:=[$'Sheet4'.AD30]" office:value-type="float" office:value="0">
            <text:p>0</text:p>
          </table:table-cell>
          <table:table-cell table:style-name="ACE-20" table:formula="of:=[$'Sheet4'.AE30]" office:value-type="float" office:value="0">
            <text:p>0</text:p>
          </table:table-cell>
          <table:table-cell table:style-name="ACE-20" table:formula="of:=[$'Sheet4'.AF30]" office:value-type="float" office:value="0">
            <text:p>0</text:p>
          </table:table-cell>
          <table:table-cell table:style-name="ACE-20" table:formula="of:=[$'Sheet4'.AG30]" office:value-type="float" office:value="0">
            <text:p>0</text:p>
          </table:table-cell>
          <table:table-cell table:style-name="ACE-20" table:formula="of:=[$'Sheet4'.AH30]" office:value-type="float" office:value="0">
            <text:p>0</text:p>
          </table:table-cell>
          <table:table-cell table:style-name="ACE-20" table:formula="of:=[$'Sheet4'.AI30]" office:value-type="float" office:value="0">
            <text:p>0</text:p>
          </table:table-cell>
          <table:table-cell table:style-name="ACE-20" table:formula="of:=[$'Sheet4'.AJ30]" office:value-type="float" office:value="0">
            <text:p>0</text:p>
          </table:table-cell>
          <table:table-cell table:style-name="ACE-20" table:formula="of:=[$'Sheet4'.AK30]" office:value-type="float" office:value="0">
            <text:p>0</text:p>
          </table:table-cell>
          <table:table-cell table:style-name="ACE-20" table:formula="of:=[$'Sheet4'.AL30]" office:value-type="float" office:value="0">
            <text:p>0</text:p>
          </table:table-cell>
          <table:table-cell table:style-name="ACE-20" table:formula="of:=[$'Sheet4'.AM30]" office:value-type="float" office:value="0">
            <text:p>0</text:p>
          </table:table-cell>
          <table:table-cell table:style-name="ACE-20" table:formula="of:=[$'Sheet4'.AN30]" office:value-type="float" office:value="0">
            <text:p>0</text:p>
          </table:table-cell>
          <table:table-cell table:style-name="ACE-20" table:formula="of:=[$'Sheet4'.AO30]" office:value-type="float" office:value="0">
            <text:p>0</text:p>
          </table:table-cell>
          <table:table-cell table:style-name="ACE-20" table:formula="of:=[$'Sheet4'.AP30]" office:value-type="float" office:value="0">
            <text:p>0</text:p>
          </table:table-cell>
          <table:table-cell table:style-name="ACE-20" table:formula="of:=[$'Sheet4'.AQ30]" office:value-type="float" office:value="0">
            <text:p>0</text:p>
          </table:table-cell>
          <table:table-cell table:style-name="ACE-20" table:formula="of:=[$'Sheet4'.AR30]" office:value-type="float" office:value="0">
            <text:p>0</text:p>
          </table:table-cell>
          <table:table-cell table:style-name="ACE-20" table:formula="of:=[$'Sheet4'.AS30]" office:value-type="float" office:value="0">
            <text:p>0</text:p>
          </table:table-cell>
          <table:table-cell table:style-name="ACE-20" table:formula="of:=[$'Sheet4'.AT30]" office:value-type="float" office:value="0">
            <text:p>0</text:p>
          </table:table-cell>
          <table:table-cell table:style-name="ACE-20" table:formula="of:=[$'Sheet4'.AU30]" office:value-type="float" office:value="0">
            <text:p>0</text:p>
          </table:table-cell>
          <table:table-cell table:style-name="ACE-20" table:formula="of:=[$'Sheet4'.AV30]" office:value-type="float" office:value="0">
            <text:p>0</text:p>
          </table:table-cell>
          <table:table-cell table:style-name="ACE-20" table:formula="of:=[$'Sheet4'.AW30]" office:value-type="float" office:value="0">
            <text:p>0</text:p>
          </table:table-cell>
          <table:table-cell table:style-name="ACE-20" table:formula="of:=[$'Sheet4'.AX30]" office:value-type="float" office:value="0">
            <text:p>0</text:p>
          </table:table-cell>
          <table:table-cell table:style-name="ACE-20" table:formula="of:=[$'Sheet4'.AY30]" office:value-type="float" office:value="0">
            <text:p>0</text:p>
          </table:table-cell>
          <table:table-cell table:style-name="ACE-20" table:formula="of:=[$'Sheet4'.AZ30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1]" office:value-type="float" office:value="0">
            <text:p>0</text:p>
          </table:table-cell>
          <table:table-cell table:style-name="ACE-20" table:formula="of:=[$'Sheet4'.D31]" office:value-type="float" office:value="0">
            <text:p>0</text:p>
          </table:table-cell>
          <table:table-cell table:style-name="ACE-20" table:formula="of:=[$'Sheet4'.E31]" office:value-type="float" office:value="0">
            <text:p>0</text:p>
          </table:table-cell>
          <table:table-cell table:style-name="ACE-20" table:formula="of:=[$'Sheet4'.F31]" office:value-type="float" office:value="0">
            <text:p>0</text:p>
          </table:table-cell>
          <table:table-cell table:style-name="ACE-20" table:formula="of:=[$'Sheet4'.G31]" office:value-type="float" office:value="0">
            <text:p>0</text:p>
          </table:table-cell>
          <table:table-cell table:style-name="ACE-20" table:formula="of:=[$'Sheet4'.H31]" office:value-type="float" office:value="0">
            <text:p>0</text:p>
          </table:table-cell>
          <table:table-cell table:style-name="ACE-20" table:formula="of:=[$'Sheet4'.I31]" office:value-type="float" office:value="0">
            <text:p>0</text:p>
          </table:table-cell>
          <table:table-cell table:style-name="ACE-20" table:formula="of:=[$'Sheet4'.J31]" office:value-type="float" office:value="0">
            <text:p>0</text:p>
          </table:table-cell>
          <table:table-cell table:style-name="ACE-20" table:formula="of:=[$'Sheet4'.K31]" office:value-type="float" office:value="0">
            <text:p>0</text:p>
          </table:table-cell>
          <table:table-cell table:style-name="ACE-20" table:formula="of:=[$'Sheet4'.L31]" office:value-type="float" office:value="0">
            <text:p>0</text:p>
          </table:table-cell>
          <table:table-cell table:style-name="ACE-20" table:formula="of:=[$'Sheet4'.M31]" office:value-type="float" office:value="0">
            <text:p>0</text:p>
          </table:table-cell>
          <table:table-cell table:style-name="ACE-20" table:formula="of:=[$'Sheet4'.N31]" office:value-type="float" office:value="0">
            <text:p>0</text:p>
          </table:table-cell>
          <table:table-cell table:style-name="ACE-20" table:formula="of:=[$'Sheet4'.O31]" office:value-type="float" office:value="0">
            <text:p>0</text:p>
          </table:table-cell>
          <table:table-cell table:style-name="ACE-20" table:formula="of:=[$'Sheet4'.P31]" office:value-type="float" office:value="0">
            <text:p>0</text:p>
          </table:table-cell>
          <table:table-cell table:style-name="ACE-20" table:formula="of:=[$'Sheet4'.Q31]" office:value-type="float" office:value="0">
            <text:p>0</text:p>
          </table:table-cell>
          <table:table-cell table:style-name="ACE-20" table:formula="of:=[$'Sheet4'.R31]" office:value-type="float" office:value="0">
            <text:p>0</text:p>
          </table:table-cell>
          <table:table-cell table:style-name="ACE-20" table:formula="of:=[$'Sheet4'.S31]" office:value-type="float" office:value="0">
            <text:p>0</text:p>
          </table:table-cell>
          <table:table-cell table:style-name="ACE-20" table:formula="of:=[$'Sheet4'.T31]" office:value-type="float" office:value="0">
            <text:p>0</text:p>
          </table:table-cell>
          <table:table-cell table:style-name="ACE-20" table:formula="of:=[$'Sheet4'.U31]" office:value-type="float" office:value="0">
            <text:p>0</text:p>
          </table:table-cell>
          <table:table-cell table:style-name="ACE-20" table:formula="of:=[$'Sheet4'.V31]" office:value-type="float" office:value="0">
            <text:p>0</text:p>
          </table:table-cell>
          <table:table-cell table:style-name="ACE-20" table:formula="of:=[$'Sheet4'.W31]" office:value-type="float" office:value="0">
            <text:p>0</text:p>
          </table:table-cell>
          <table:table-cell table:style-name="ACE-20" table:formula="of:=[$'Sheet4'.X31]" office:value-type="float" office:value="0">
            <text:p>0</text:p>
          </table:table-cell>
          <table:table-cell table:style-name="ACE-20" table:formula="of:=[$'Sheet4'.Y31]" office:value-type="float" office:value="0">
            <text:p>0</text:p>
          </table:table-cell>
          <table:table-cell table:style-name="ACE-20" table:formula="of:=[$'Sheet4'.Z31]" office:value-type="float" office:value="0">
            <text:p>0</text:p>
          </table:table-cell>
          <table:table-cell table:style-name="ACE-20" table:formula="of:=[$'Sheet4'.AA31]" office:value-type="float" office:value="0">
            <text:p>0</text:p>
          </table:table-cell>
          <table:table-cell table:style-name="ACE-20" table:formula="of:=[$'Sheet4'.AB31]" office:value-type="float" office:value="0">
            <text:p>0</text:p>
          </table:table-cell>
          <table:table-cell table:style-name="ACE-20" table:formula="of:=[$'Sheet4'.AC31]" office:value-type="float" office:value="0">
            <text:p>0</text:p>
          </table:table-cell>
          <table:table-cell table:style-name="ACE-20" table:formula="of:=[$'Sheet4'.AD31]" office:value-type="float" office:value="0">
            <text:p>0</text:p>
          </table:table-cell>
          <table:table-cell table:style-name="ACE-20" table:formula="of:=[$'Sheet4'.AE31]" office:value-type="float" office:value="0">
            <text:p>0</text:p>
          </table:table-cell>
          <table:table-cell table:style-name="ACE-20" table:formula="of:=[$'Sheet4'.AF31]" office:value-type="float" office:value="0">
            <text:p>0</text:p>
          </table:table-cell>
          <table:table-cell table:style-name="ACE-20" table:formula="of:=[$'Sheet4'.AG31]" office:value-type="float" office:value="0">
            <text:p>0</text:p>
          </table:table-cell>
          <table:table-cell table:style-name="ACE-20" table:formula="of:=[$'Sheet4'.AH31]" office:value-type="float" office:value="0">
            <text:p>0</text:p>
          </table:table-cell>
          <table:table-cell table:style-name="ACE-20" table:formula="of:=[$'Sheet4'.AI31]" office:value-type="float" office:value="0">
            <text:p>0</text:p>
          </table:table-cell>
          <table:table-cell table:style-name="ACE-20" table:formula="of:=[$'Sheet4'.AJ31]" office:value-type="float" office:value="0">
            <text:p>0</text:p>
          </table:table-cell>
          <table:table-cell table:style-name="ACE-20" table:formula="of:=[$'Sheet4'.AK31]" office:value-type="float" office:value="0">
            <text:p>0</text:p>
          </table:table-cell>
          <table:table-cell table:style-name="ACE-20" table:formula="of:=[$'Sheet4'.AL31]" office:value-type="float" office:value="0">
            <text:p>0</text:p>
          </table:table-cell>
          <table:table-cell table:style-name="ACE-20" table:formula="of:=[$'Sheet4'.AM31]" office:value-type="float" office:value="0">
            <text:p>0</text:p>
          </table:table-cell>
          <table:table-cell table:style-name="ACE-20" table:formula="of:=[$'Sheet4'.AN31]" office:value-type="float" office:value="0">
            <text:p>0</text:p>
          </table:table-cell>
          <table:table-cell table:style-name="ACE-20" table:formula="of:=[$'Sheet4'.AO31]" office:value-type="float" office:value="0">
            <text:p>0</text:p>
          </table:table-cell>
          <table:table-cell table:style-name="ACE-20" table:formula="of:=[$'Sheet4'.AP31]" office:value-type="float" office:value="0">
            <text:p>0</text:p>
          </table:table-cell>
          <table:table-cell table:style-name="ACE-20" table:formula="of:=[$'Sheet4'.AQ31]" office:value-type="float" office:value="0">
            <text:p>0</text:p>
          </table:table-cell>
          <table:table-cell table:style-name="ACE-20" table:formula="of:=[$'Sheet4'.AR31]" office:value-type="float" office:value="0">
            <text:p>0</text:p>
          </table:table-cell>
          <table:table-cell table:style-name="ACE-20" table:formula="of:=[$'Sheet4'.AS31]" office:value-type="float" office:value="0">
            <text:p>0</text:p>
          </table:table-cell>
          <table:table-cell table:style-name="ACE-20" table:formula="of:=[$'Sheet4'.AT31]" office:value-type="float" office:value="0">
            <text:p>0</text:p>
          </table:table-cell>
          <table:table-cell table:style-name="ACE-20" table:formula="of:=[$'Sheet4'.AU31]" office:value-type="float" office:value="0">
            <text:p>0</text:p>
          </table:table-cell>
          <table:table-cell table:style-name="ACE-20" table:formula="of:=[$'Sheet4'.AV31]" office:value-type="float" office:value="0">
            <text:p>0</text:p>
          </table:table-cell>
          <table:table-cell table:style-name="ACE-20" table:formula="of:=[$'Sheet4'.AW31]" office:value-type="float" office:value="0">
            <text:p>0</text:p>
          </table:table-cell>
          <table:table-cell table:style-name="ACE-20" table:formula="of:=[$'Sheet4'.AX31]" office:value-type="float" office:value="0">
            <text:p>0</text:p>
          </table:table-cell>
          <table:table-cell table:style-name="ACE-20" table:formula="of:=[$'Sheet4'.AY31]" office:value-type="float" office:value="0">
            <text:p>0</text:p>
          </table:table-cell>
          <table:table-cell table:style-name="ACE-20" table:formula="of:=[$'Sheet4'.AZ31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2]" office:value-type="float" office:value="0">
            <text:p>0</text:p>
          </table:table-cell>
          <table:table-cell table:style-name="ACE-20" table:formula="of:=[$'Sheet4'.D32]" office:value-type="float" office:value="0">
            <text:p>0</text:p>
          </table:table-cell>
          <table:table-cell table:style-name="ACE-20" table:formula="of:=[$'Sheet4'.E32]" office:value-type="float" office:value="0">
            <text:p>0</text:p>
          </table:table-cell>
          <table:table-cell table:style-name="ACE-20" table:formula="of:=[$'Sheet4'.F32]" office:value-type="float" office:value="0">
            <text:p>0</text:p>
          </table:table-cell>
          <table:table-cell table:style-name="ACE-20" table:formula="of:=[$'Sheet4'.G32]" office:value-type="float" office:value="0">
            <text:p>0</text:p>
          </table:table-cell>
          <table:table-cell table:style-name="ACE-20" table:formula="of:=[$'Sheet4'.H32]" office:value-type="float" office:value="0">
            <text:p>0</text:p>
          </table:table-cell>
          <table:table-cell table:style-name="ACE-20" table:formula="of:=[$'Sheet4'.I32]" office:value-type="float" office:value="0">
            <text:p>0</text:p>
          </table:table-cell>
          <table:table-cell table:style-name="ACE-20" table:formula="of:=[$'Sheet4'.J32]" office:value-type="float" office:value="0">
            <text:p>0</text:p>
          </table:table-cell>
          <table:table-cell table:style-name="ACE-20" table:formula="of:=[$'Sheet4'.K32]" office:value-type="float" office:value="0">
            <text:p>0</text:p>
          </table:table-cell>
          <table:table-cell table:style-name="ACE-20" table:formula="of:=[$'Sheet4'.L32]" office:value-type="float" office:value="0">
            <text:p>0</text:p>
          </table:table-cell>
          <table:table-cell table:style-name="ACE-20" table:formula="of:=[$'Sheet4'.M32]" office:value-type="float" office:value="0">
            <text:p>0</text:p>
          </table:table-cell>
          <table:table-cell table:style-name="ACE-20" table:formula="of:=[$'Sheet4'.N32]" office:value-type="float" office:value="0">
            <text:p>0</text:p>
          </table:table-cell>
          <table:table-cell table:style-name="ACE-20" table:formula="of:=[$'Sheet4'.O32]" office:value-type="float" office:value="0">
            <text:p>0</text:p>
          </table:table-cell>
          <table:table-cell table:style-name="ACE-20" table:formula="of:=[$'Sheet4'.P32]" office:value-type="float" office:value="0">
            <text:p>0</text:p>
          </table:table-cell>
          <table:table-cell table:style-name="ACE-20" table:formula="of:=[$'Sheet4'.Q32]" office:value-type="float" office:value="0">
            <text:p>0</text:p>
          </table:table-cell>
          <table:table-cell table:style-name="ACE-20" table:formula="of:=[$'Sheet4'.R32]" office:value-type="float" office:value="0">
            <text:p>0</text:p>
          </table:table-cell>
          <table:table-cell table:style-name="ACE-20" table:formula="of:=[$'Sheet4'.S32]" office:value-type="float" office:value="0">
            <text:p>0</text:p>
          </table:table-cell>
          <table:table-cell table:style-name="ACE-20" table:formula="of:=[$'Sheet4'.T32]" office:value-type="float" office:value="0">
            <text:p>0</text:p>
          </table:table-cell>
          <table:table-cell table:style-name="ACE-20" table:formula="of:=[$'Sheet4'.U32]" office:value-type="float" office:value="0">
            <text:p>0</text:p>
          </table:table-cell>
          <table:table-cell table:style-name="ACE-20" table:formula="of:=[$'Sheet4'.V32]" office:value-type="float" office:value="0">
            <text:p>0</text:p>
          </table:table-cell>
          <table:table-cell table:style-name="ACE-20" table:formula="of:=[$'Sheet4'.W32]" office:value-type="float" office:value="0">
            <text:p>0</text:p>
          </table:table-cell>
          <table:table-cell table:style-name="ACE-20" table:formula="of:=[$'Sheet4'.X32]" office:value-type="float" office:value="0">
            <text:p>0</text:p>
          </table:table-cell>
          <table:table-cell table:style-name="ACE-20" table:formula="of:=[$'Sheet4'.Y32]" office:value-type="float" office:value="0">
            <text:p>0</text:p>
          </table:table-cell>
          <table:table-cell table:style-name="ACE-20" table:formula="of:=[$'Sheet4'.Z32]" office:value-type="float" office:value="0">
            <text:p>0</text:p>
          </table:table-cell>
          <table:table-cell table:style-name="ACE-20" table:formula="of:=[$'Sheet4'.AA32]" office:value-type="float" office:value="0">
            <text:p>0</text:p>
          </table:table-cell>
          <table:table-cell table:style-name="ACE-20" table:formula="of:=[$'Sheet4'.AB32]" office:value-type="float" office:value="0">
            <text:p>0</text:p>
          </table:table-cell>
          <table:table-cell table:style-name="ACE-20" table:formula="of:=[$'Sheet4'.AC32]" office:value-type="float" office:value="0">
            <text:p>0</text:p>
          </table:table-cell>
          <table:table-cell table:style-name="ACE-20" table:formula="of:=[$'Sheet4'.AD32]" office:value-type="float" office:value="0">
            <text:p>0</text:p>
          </table:table-cell>
          <table:table-cell table:style-name="ACE-20" table:formula="of:=[$'Sheet4'.AE32]" office:value-type="float" office:value="0">
            <text:p>0</text:p>
          </table:table-cell>
          <table:table-cell table:style-name="ACE-20" table:formula="of:=[$'Sheet4'.AF32]" office:value-type="float" office:value="0">
            <text:p>0</text:p>
          </table:table-cell>
          <table:table-cell table:style-name="ACE-20" table:formula="of:=[$'Sheet4'.AG32]" office:value-type="float" office:value="0">
            <text:p>0</text:p>
          </table:table-cell>
          <table:table-cell table:style-name="ACE-20" table:formula="of:=[$'Sheet4'.AH32]" office:value-type="float" office:value="0">
            <text:p>0</text:p>
          </table:table-cell>
          <table:table-cell table:style-name="ACE-20" table:formula="of:=[$'Sheet4'.AI32]" office:value-type="float" office:value="0">
            <text:p>0</text:p>
          </table:table-cell>
          <table:table-cell table:style-name="ACE-20" table:formula="of:=[$'Sheet4'.AJ32]" office:value-type="float" office:value="0">
            <text:p>0</text:p>
          </table:table-cell>
          <table:table-cell table:style-name="ACE-20" table:formula="of:=[$'Sheet4'.AK32]" office:value-type="float" office:value="0">
            <text:p>0</text:p>
          </table:table-cell>
          <table:table-cell table:style-name="ACE-20" table:formula="of:=[$'Sheet4'.AL32]" office:value-type="float" office:value="0">
            <text:p>0</text:p>
          </table:table-cell>
          <table:table-cell table:style-name="ACE-20" table:formula="of:=[$'Sheet4'.AM32]" office:value-type="float" office:value="0">
            <text:p>0</text:p>
          </table:table-cell>
          <table:table-cell table:style-name="ACE-20" table:formula="of:=[$'Sheet4'.AN32]" office:value-type="float" office:value="0">
            <text:p>0</text:p>
          </table:table-cell>
          <table:table-cell table:style-name="ACE-20" table:formula="of:=[$'Sheet4'.AO32]" office:value-type="float" office:value="0">
            <text:p>0</text:p>
          </table:table-cell>
          <table:table-cell table:style-name="ACE-20" table:formula="of:=[$'Sheet4'.AP32]" office:value-type="float" office:value="0">
            <text:p>0</text:p>
          </table:table-cell>
          <table:table-cell table:style-name="ACE-20" table:formula="of:=[$'Sheet4'.AQ32]" office:value-type="float" office:value="0">
            <text:p>0</text:p>
          </table:table-cell>
          <table:table-cell table:style-name="ACE-20" table:formula="of:=[$'Sheet4'.AR32]" office:value-type="float" office:value="0">
            <text:p>0</text:p>
          </table:table-cell>
          <table:table-cell table:style-name="ACE-20" table:formula="of:=[$'Sheet4'.AS32]" office:value-type="float" office:value="0">
            <text:p>0</text:p>
          </table:table-cell>
          <table:table-cell table:style-name="ACE-20" table:formula="of:=[$'Sheet4'.AT32]" office:value-type="float" office:value="0">
            <text:p>0</text:p>
          </table:table-cell>
          <table:table-cell table:style-name="ACE-20" table:formula="of:=[$'Sheet4'.AU32]" office:value-type="float" office:value="0">
            <text:p>0</text:p>
          </table:table-cell>
          <table:table-cell table:style-name="ACE-20" table:formula="of:=[$'Sheet4'.AV32]" office:value-type="float" office:value="0">
            <text:p>0</text:p>
          </table:table-cell>
          <table:table-cell table:style-name="ACE-20" table:formula="of:=[$'Sheet4'.AW32]" office:value-type="float" office:value="0">
            <text:p>0</text:p>
          </table:table-cell>
          <table:table-cell table:style-name="ACE-20" table:formula="of:=[$'Sheet4'.AX32]" office:value-type="float" office:value="0">
            <text:p>0</text:p>
          </table:table-cell>
          <table:table-cell table:style-name="ACE-20" table:formula="of:=[$'Sheet4'.AY32]" office:value-type="float" office:value="0">
            <text:p>0</text:p>
          </table:table-cell>
          <table:table-cell table:style-name="ACE-20" table:formula="of:=[$'Sheet4'.AZ32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3]" office:value-type="float" office:value="0">
            <text:p>0</text:p>
          </table:table-cell>
          <table:table-cell table:style-name="ACE-20" table:formula="of:=[$'Sheet4'.D33]" office:value-type="float" office:value="0">
            <text:p>0</text:p>
          </table:table-cell>
          <table:table-cell table:style-name="ACE-20" table:formula="of:=[$'Sheet4'.E33]" office:value-type="float" office:value="0">
            <text:p>0</text:p>
          </table:table-cell>
          <table:table-cell table:style-name="ACE-20" table:formula="of:=[$'Sheet4'.F33]" office:value-type="float" office:value="0">
            <text:p>0</text:p>
          </table:table-cell>
          <table:table-cell table:style-name="ACE-20" table:formula="of:=[$'Sheet4'.G33]" office:value-type="float" office:value="0">
            <text:p>0</text:p>
          </table:table-cell>
          <table:table-cell table:style-name="ACE-20" table:formula="of:=[$'Sheet4'.H33]" office:value-type="float" office:value="0">
            <text:p>0</text:p>
          </table:table-cell>
          <table:table-cell table:style-name="ACE-20" table:formula="of:=[$'Sheet4'.I33]" office:value-type="float" office:value="0">
            <text:p>0</text:p>
          </table:table-cell>
          <table:table-cell table:style-name="ACE-20" table:formula="of:=[$'Sheet4'.J33]" office:value-type="float" office:value="0">
            <text:p>0</text:p>
          </table:table-cell>
          <table:table-cell table:style-name="ACE-20" table:formula="of:=[$'Sheet4'.K33]" office:value-type="float" office:value="0">
            <text:p>0</text:p>
          </table:table-cell>
          <table:table-cell table:style-name="ACE-20" table:formula="of:=[$'Sheet4'.L33]" office:value-type="float" office:value="0">
            <text:p>0</text:p>
          </table:table-cell>
          <table:table-cell table:style-name="ACE-20" table:formula="of:=[$'Sheet4'.M33]" office:value-type="float" office:value="0">
            <text:p>0</text:p>
          </table:table-cell>
          <table:table-cell table:style-name="ACE-20" table:formula="of:=[$'Sheet4'.N33]" office:value-type="float" office:value="0">
            <text:p>0</text:p>
          </table:table-cell>
          <table:table-cell table:style-name="ACE-20" table:formula="of:=[$'Sheet4'.O33]" office:value-type="float" office:value="0">
            <text:p>0</text:p>
          </table:table-cell>
          <table:table-cell table:style-name="ACE-20" table:formula="of:=[$'Sheet4'.P33]" office:value-type="float" office:value="0">
            <text:p>0</text:p>
          </table:table-cell>
          <table:table-cell table:style-name="ACE-20" table:formula="of:=[$'Sheet4'.Q33]" office:value-type="float" office:value="0">
            <text:p>0</text:p>
          </table:table-cell>
          <table:table-cell table:style-name="ACE-20" table:formula="of:=[$'Sheet4'.R33]" office:value-type="float" office:value="0">
            <text:p>0</text:p>
          </table:table-cell>
          <table:table-cell table:style-name="ACE-20" table:formula="of:=[$'Sheet4'.S33]" office:value-type="float" office:value="0">
            <text:p>0</text:p>
          </table:table-cell>
          <table:table-cell table:style-name="ACE-20" table:formula="of:=[$'Sheet4'.T33]" office:value-type="float" office:value="0">
            <text:p>0</text:p>
          </table:table-cell>
          <table:table-cell table:style-name="ACE-20" table:formula="of:=[$'Sheet4'.U33]" office:value-type="float" office:value="0">
            <text:p>0</text:p>
          </table:table-cell>
          <table:table-cell table:style-name="ACE-20" table:formula="of:=[$'Sheet4'.V33]" office:value-type="float" office:value="0">
            <text:p>0</text:p>
          </table:table-cell>
          <table:table-cell table:style-name="ACE-20" table:formula="of:=[$'Sheet4'.W33]" office:value-type="float" office:value="0">
            <text:p>0</text:p>
          </table:table-cell>
          <table:table-cell table:style-name="ACE-20" table:formula="of:=[$'Sheet4'.X33]" office:value-type="float" office:value="0">
            <text:p>0</text:p>
          </table:table-cell>
          <table:table-cell table:style-name="ACE-20" table:formula="of:=[$'Sheet4'.Y33]" office:value-type="float" office:value="0">
            <text:p>0</text:p>
          </table:table-cell>
          <table:table-cell table:style-name="ACE-20" table:formula="of:=[$'Sheet4'.Z33]" office:value-type="float" office:value="0">
            <text:p>0</text:p>
          </table:table-cell>
          <table:table-cell table:style-name="ACE-20" table:formula="of:=[$'Sheet4'.AA33]" office:value-type="float" office:value="0">
            <text:p>0</text:p>
          </table:table-cell>
          <table:table-cell table:style-name="ACE-20" table:formula="of:=[$'Sheet4'.AB33]" office:value-type="float" office:value="0">
            <text:p>0</text:p>
          </table:table-cell>
          <table:table-cell table:style-name="ACE-20" table:formula="of:=[$'Sheet4'.AC33]" office:value-type="float" office:value="0">
            <text:p>0</text:p>
          </table:table-cell>
          <table:table-cell table:style-name="ACE-20" table:formula="of:=[$'Sheet4'.AD33]" office:value-type="float" office:value="0">
            <text:p>0</text:p>
          </table:table-cell>
          <table:table-cell table:style-name="ACE-20" table:formula="of:=[$'Sheet4'.AE33]" office:value-type="float" office:value="0">
            <text:p>0</text:p>
          </table:table-cell>
          <table:table-cell table:style-name="ACE-20" table:formula="of:=[$'Sheet4'.AF33]" office:value-type="float" office:value="0">
            <text:p>0</text:p>
          </table:table-cell>
          <table:table-cell table:style-name="ACE-20" table:formula="of:=[$'Sheet4'.AG33]" office:value-type="float" office:value="0">
            <text:p>0</text:p>
          </table:table-cell>
          <table:table-cell table:style-name="ACE-20" table:formula="of:=[$'Sheet4'.AH33]" office:value-type="float" office:value="0">
            <text:p>0</text:p>
          </table:table-cell>
          <table:table-cell table:style-name="ACE-20" table:formula="of:=[$'Sheet4'.AI33]" office:value-type="float" office:value="0">
            <text:p>0</text:p>
          </table:table-cell>
          <table:table-cell table:style-name="ACE-20" table:formula="of:=[$'Sheet4'.AJ33]" office:value-type="float" office:value="0">
            <text:p>0</text:p>
          </table:table-cell>
          <table:table-cell table:style-name="ACE-20" table:formula="of:=[$'Sheet4'.AK33]" office:value-type="float" office:value="0">
            <text:p>0</text:p>
          </table:table-cell>
          <table:table-cell table:style-name="ACE-20" table:formula="of:=[$'Sheet4'.AL33]" office:value-type="float" office:value="0">
            <text:p>0</text:p>
          </table:table-cell>
          <table:table-cell table:style-name="ACE-20" table:formula="of:=[$'Sheet4'.AM33]" office:value-type="float" office:value="0">
            <text:p>0</text:p>
          </table:table-cell>
          <table:table-cell table:style-name="ACE-20" table:formula="of:=[$'Sheet4'.AN33]" office:value-type="float" office:value="0">
            <text:p>0</text:p>
          </table:table-cell>
          <table:table-cell table:style-name="ACE-20" table:formula="of:=[$'Sheet4'.AO33]" office:value-type="float" office:value="0">
            <text:p>0</text:p>
          </table:table-cell>
          <table:table-cell table:style-name="ACE-20" table:formula="of:=[$'Sheet4'.AP33]" office:value-type="float" office:value="0">
            <text:p>0</text:p>
          </table:table-cell>
          <table:table-cell table:style-name="ACE-20" table:formula="of:=[$'Sheet4'.AQ33]" office:value-type="float" office:value="0">
            <text:p>0</text:p>
          </table:table-cell>
          <table:table-cell table:style-name="ACE-20" table:formula="of:=[$'Sheet4'.AR33]" office:value-type="float" office:value="0">
            <text:p>0</text:p>
          </table:table-cell>
          <table:table-cell table:style-name="ACE-20" table:formula="of:=[$'Sheet4'.AS33]" office:value-type="float" office:value="0">
            <text:p>0</text:p>
          </table:table-cell>
          <table:table-cell table:style-name="ACE-20" table:formula="of:=[$'Sheet4'.AT33]" office:value-type="float" office:value="0">
            <text:p>0</text:p>
          </table:table-cell>
          <table:table-cell table:style-name="ACE-20" table:formula="of:=[$'Sheet4'.AU33]" office:value-type="float" office:value="0">
            <text:p>0</text:p>
          </table:table-cell>
          <table:table-cell table:style-name="ACE-20" table:formula="of:=[$'Sheet4'.AV33]" office:value-type="float" office:value="0">
            <text:p>0</text:p>
          </table:table-cell>
          <table:table-cell table:style-name="ACE-20" table:formula="of:=[$'Sheet4'.AW33]" office:value-type="float" office:value="0">
            <text:p>0</text:p>
          </table:table-cell>
          <table:table-cell table:style-name="ACE-20" table:formula="of:=[$'Sheet4'.AX33]" office:value-type="float" office:value="0">
            <text:p>0</text:p>
          </table:table-cell>
          <table:table-cell table:style-name="ACE-20" table:formula="of:=[$'Sheet4'.AY33]" office:value-type="float" office:value="0">
            <text:p>0</text:p>
          </table:table-cell>
          <table:table-cell table:style-name="ACE-20" table:formula="of:=[$'Sheet4'.AZ33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4]" office:value-type="float" office:value="0">
            <text:p>0</text:p>
          </table:table-cell>
          <table:table-cell table:style-name="ACE-20" table:formula="of:=[$'Sheet4'.D34]" office:value-type="float" office:value="0">
            <text:p>0</text:p>
          </table:table-cell>
          <table:table-cell table:style-name="ACE-20" table:formula="of:=[$'Sheet4'.E34]" office:value-type="float" office:value="0">
            <text:p>0</text:p>
          </table:table-cell>
          <table:table-cell table:style-name="ACE-20" table:formula="of:=[$'Sheet4'.F34]" office:value-type="float" office:value="0">
            <text:p>0</text:p>
          </table:table-cell>
          <table:table-cell table:style-name="ACE-20" table:formula="of:=[$'Sheet4'.G34]" office:value-type="float" office:value="0">
            <text:p>0</text:p>
          </table:table-cell>
          <table:table-cell table:style-name="ACE-20" table:formula="of:=[$'Sheet4'.H34]" office:value-type="float" office:value="0">
            <text:p>0</text:p>
          </table:table-cell>
          <table:table-cell table:style-name="ACE-20" table:formula="of:=[$'Sheet4'.I34]" office:value-type="float" office:value="0">
            <text:p>0</text:p>
          </table:table-cell>
          <table:table-cell table:style-name="ACE-20" table:formula="of:=[$'Sheet4'.J34]" office:value-type="float" office:value="0">
            <text:p>0</text:p>
          </table:table-cell>
          <table:table-cell table:style-name="ACE-20" table:formula="of:=[$'Sheet4'.K34]" office:value-type="float" office:value="0">
            <text:p>0</text:p>
          </table:table-cell>
          <table:table-cell table:style-name="ACE-20" table:formula="of:=[$'Sheet4'.L34]" office:value-type="float" office:value="0">
            <text:p>0</text:p>
          </table:table-cell>
          <table:table-cell table:style-name="ACE-20" table:formula="of:=[$'Sheet4'.M34]" office:value-type="float" office:value="0">
            <text:p>0</text:p>
          </table:table-cell>
          <table:table-cell table:style-name="ACE-20" table:formula="of:=[$'Sheet4'.N34]" office:value-type="float" office:value="0">
            <text:p>0</text:p>
          </table:table-cell>
          <table:table-cell table:style-name="ACE-20" table:formula="of:=[$'Sheet4'.O34]" office:value-type="float" office:value="0">
            <text:p>0</text:p>
          </table:table-cell>
          <table:table-cell table:style-name="ACE-20" table:formula="of:=[$'Sheet4'.P34]" office:value-type="float" office:value="0">
            <text:p>0</text:p>
          </table:table-cell>
          <table:table-cell table:style-name="ACE-20" table:formula="of:=[$'Sheet4'.Q34]" office:value-type="float" office:value="0">
            <text:p>0</text:p>
          </table:table-cell>
          <table:table-cell table:style-name="ACE-20" table:formula="of:=[$'Sheet4'.R34]" office:value-type="float" office:value="0">
            <text:p>0</text:p>
          </table:table-cell>
          <table:table-cell table:style-name="ACE-20" table:formula="of:=[$'Sheet4'.S34]" office:value-type="float" office:value="0">
            <text:p>0</text:p>
          </table:table-cell>
          <table:table-cell table:style-name="ACE-20" table:formula="of:=[$'Sheet4'.T34]" office:value-type="float" office:value="0">
            <text:p>0</text:p>
          </table:table-cell>
          <table:table-cell table:style-name="ACE-20" table:formula="of:=[$'Sheet4'.U34]" office:value-type="float" office:value="0">
            <text:p>0</text:p>
          </table:table-cell>
          <table:table-cell table:style-name="ACE-20" table:formula="of:=[$'Sheet4'.V34]" office:value-type="float" office:value="0">
            <text:p>0</text:p>
          </table:table-cell>
          <table:table-cell table:style-name="ACE-20" table:formula="of:=[$'Sheet4'.W34]" office:value-type="float" office:value="0">
            <text:p>0</text:p>
          </table:table-cell>
          <table:table-cell table:style-name="ACE-20" table:formula="of:=[$'Sheet4'.X34]" office:value-type="float" office:value="0">
            <text:p>0</text:p>
          </table:table-cell>
          <table:table-cell table:style-name="ACE-20" table:formula="of:=[$'Sheet4'.Y34]" office:value-type="float" office:value="0">
            <text:p>0</text:p>
          </table:table-cell>
          <table:table-cell table:style-name="ACE-20" table:formula="of:=[$'Sheet4'.Z34]" office:value-type="float" office:value="0">
            <text:p>0</text:p>
          </table:table-cell>
          <table:table-cell table:style-name="ACE-20" table:formula="of:=[$'Sheet4'.AA34]" office:value-type="float" office:value="0">
            <text:p>0</text:p>
          </table:table-cell>
          <table:table-cell table:style-name="ACE-20" table:formula="of:=[$'Sheet4'.AB34]" office:value-type="float" office:value="0">
            <text:p>0</text:p>
          </table:table-cell>
          <table:table-cell table:style-name="ACE-20" table:formula="of:=[$'Sheet4'.AC34]" office:value-type="float" office:value="0">
            <text:p>0</text:p>
          </table:table-cell>
          <table:table-cell table:style-name="ACE-20" table:formula="of:=[$'Sheet4'.AD34]" office:value-type="float" office:value="0">
            <text:p>0</text:p>
          </table:table-cell>
          <table:table-cell table:style-name="ACE-20" table:formula="of:=[$'Sheet4'.AE34]" office:value-type="float" office:value="0">
            <text:p>0</text:p>
          </table:table-cell>
          <table:table-cell table:style-name="ACE-20" table:formula="of:=[$'Sheet4'.AF34]" office:value-type="float" office:value="0">
            <text:p>0</text:p>
          </table:table-cell>
          <table:table-cell table:style-name="ACE-20" table:formula="of:=[$'Sheet4'.AG34]" office:value-type="float" office:value="0">
            <text:p>0</text:p>
          </table:table-cell>
          <table:table-cell table:style-name="ACE-20" table:formula="of:=[$'Sheet4'.AH34]" office:value-type="float" office:value="0">
            <text:p>0</text:p>
          </table:table-cell>
          <table:table-cell table:style-name="ACE-20" table:formula="of:=[$'Sheet4'.AI34]" office:value-type="float" office:value="0">
            <text:p>0</text:p>
          </table:table-cell>
          <table:table-cell table:style-name="ACE-20" table:formula="of:=[$'Sheet4'.AJ34]" office:value-type="float" office:value="0">
            <text:p>0</text:p>
          </table:table-cell>
          <table:table-cell table:style-name="ACE-20" table:formula="of:=[$'Sheet4'.AK34]" office:value-type="float" office:value="0">
            <text:p>0</text:p>
          </table:table-cell>
          <table:table-cell table:style-name="ACE-20" table:formula="of:=[$'Sheet4'.AL34]" office:value-type="float" office:value="0">
            <text:p>0</text:p>
          </table:table-cell>
          <table:table-cell table:style-name="ACE-20" table:formula="of:=[$'Sheet4'.AM34]" office:value-type="float" office:value="0">
            <text:p>0</text:p>
          </table:table-cell>
          <table:table-cell table:style-name="ACE-20" table:formula="of:=[$'Sheet4'.AN34]" office:value-type="float" office:value="0">
            <text:p>0</text:p>
          </table:table-cell>
          <table:table-cell table:style-name="ACE-20" table:formula="of:=[$'Sheet4'.AO34]" office:value-type="float" office:value="0">
            <text:p>0</text:p>
          </table:table-cell>
          <table:table-cell table:style-name="ACE-20" table:formula="of:=[$'Sheet4'.AP34]" office:value-type="float" office:value="0">
            <text:p>0</text:p>
          </table:table-cell>
          <table:table-cell table:style-name="ACE-20" table:formula="of:=[$'Sheet4'.AQ34]" office:value-type="float" office:value="0">
            <text:p>0</text:p>
          </table:table-cell>
          <table:table-cell table:style-name="ACE-20" table:formula="of:=[$'Sheet4'.AR34]" office:value-type="float" office:value="0">
            <text:p>0</text:p>
          </table:table-cell>
          <table:table-cell table:style-name="ACE-20" table:formula="of:=[$'Sheet4'.AS34]" office:value-type="float" office:value="0">
            <text:p>0</text:p>
          </table:table-cell>
          <table:table-cell table:style-name="ACE-20" table:formula="of:=[$'Sheet4'.AT34]" office:value-type="float" office:value="0">
            <text:p>0</text:p>
          </table:table-cell>
          <table:table-cell table:style-name="ACE-20" table:formula="of:=[$'Sheet4'.AU34]" office:value-type="float" office:value="0">
            <text:p>0</text:p>
          </table:table-cell>
          <table:table-cell table:style-name="ACE-20" table:formula="of:=[$'Sheet4'.AV34]" office:value-type="float" office:value="0">
            <text:p>0</text:p>
          </table:table-cell>
          <table:table-cell table:style-name="ACE-20" table:formula="of:=[$'Sheet4'.AW34]" office:value-type="float" office:value="0">
            <text:p>0</text:p>
          </table:table-cell>
          <table:table-cell table:style-name="ACE-20" table:formula="of:=[$'Sheet4'.AX34]" office:value-type="float" office:value="0">
            <text:p>0</text:p>
          </table:table-cell>
          <table:table-cell table:style-name="ACE-20" table:formula="of:=[$'Sheet4'.AY34]" office:value-type="float" office:value="0">
            <text:p>0</text:p>
          </table:table-cell>
          <table:table-cell table:style-name="ACE-20" table:formula="of:=[$'Sheet4'.AZ34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5]" office:value-type="float" office:value="0">
            <text:p>0</text:p>
          </table:table-cell>
          <table:table-cell table:style-name="ACE-20" table:formula="of:=[$'Sheet4'.D35]" office:value-type="float" office:value="0">
            <text:p>0</text:p>
          </table:table-cell>
          <table:table-cell table:style-name="ACE-20" table:formula="of:=[$'Sheet4'.E35]" office:value-type="float" office:value="0">
            <text:p>0</text:p>
          </table:table-cell>
          <table:table-cell table:style-name="ACE-20" table:formula="of:=[$'Sheet4'.F35]" office:value-type="float" office:value="0">
            <text:p>0</text:p>
          </table:table-cell>
          <table:table-cell table:style-name="ACE-20" table:formula="of:=[$'Sheet4'.G35]" office:value-type="float" office:value="0">
            <text:p>0</text:p>
          </table:table-cell>
          <table:table-cell table:style-name="ACE-20" table:formula="of:=[$'Sheet4'.H35]" office:value-type="float" office:value="0">
            <text:p>0</text:p>
          </table:table-cell>
          <table:table-cell table:style-name="ACE-20" table:formula="of:=[$'Sheet4'.I35]" office:value-type="float" office:value="0">
            <text:p>0</text:p>
          </table:table-cell>
          <table:table-cell table:style-name="ACE-20" table:formula="of:=[$'Sheet4'.J35]" office:value-type="float" office:value="0">
            <text:p>0</text:p>
          </table:table-cell>
          <table:table-cell table:style-name="ACE-20" table:formula="of:=[$'Sheet4'.K35]" office:value-type="float" office:value="0">
            <text:p>0</text:p>
          </table:table-cell>
          <table:table-cell table:style-name="ACE-20" table:formula="of:=[$'Sheet4'.L35]" office:value-type="float" office:value="0">
            <text:p>0</text:p>
          </table:table-cell>
          <table:table-cell table:style-name="ACE-20" table:formula="of:=[$'Sheet4'.M35]" office:value-type="float" office:value="0">
            <text:p>0</text:p>
          </table:table-cell>
          <table:table-cell table:style-name="ACE-20" table:formula="of:=[$'Sheet4'.N35]" office:value-type="float" office:value="0">
            <text:p>0</text:p>
          </table:table-cell>
          <table:table-cell table:style-name="ACE-20" table:formula="of:=[$'Sheet4'.O35]" office:value-type="float" office:value="0">
            <text:p>0</text:p>
          </table:table-cell>
          <table:table-cell table:style-name="ACE-20" table:formula="of:=[$'Sheet4'.P35]" office:value-type="float" office:value="0">
            <text:p>0</text:p>
          </table:table-cell>
          <table:table-cell table:style-name="ACE-20" table:formula="of:=[$'Sheet4'.Q35]" office:value-type="float" office:value="0">
            <text:p>0</text:p>
          </table:table-cell>
          <table:table-cell table:style-name="ACE-20" table:formula="of:=[$'Sheet4'.R35]" office:value-type="float" office:value="0">
            <text:p>0</text:p>
          </table:table-cell>
          <table:table-cell table:style-name="ACE-20" table:formula="of:=[$'Sheet4'.S35]" office:value-type="float" office:value="0">
            <text:p>0</text:p>
          </table:table-cell>
          <table:table-cell table:style-name="ACE-20" table:formula="of:=[$'Sheet4'.T35]" office:value-type="float" office:value="0">
            <text:p>0</text:p>
          </table:table-cell>
          <table:table-cell table:style-name="ACE-20" table:formula="of:=[$'Sheet4'.U35]" office:value-type="float" office:value="0">
            <text:p>0</text:p>
          </table:table-cell>
          <table:table-cell table:style-name="ACE-20" table:formula="of:=[$'Sheet4'.V35]" office:value-type="float" office:value="0">
            <text:p>0</text:p>
          </table:table-cell>
          <table:table-cell table:style-name="ACE-20" table:formula="of:=[$'Sheet4'.W35]" office:value-type="float" office:value="0">
            <text:p>0</text:p>
          </table:table-cell>
          <table:table-cell table:style-name="ACE-20" table:formula="of:=[$'Sheet4'.X35]" office:value-type="float" office:value="0">
            <text:p>0</text:p>
          </table:table-cell>
          <table:table-cell table:style-name="ACE-20" table:formula="of:=[$'Sheet4'.Y35]" office:value-type="float" office:value="0">
            <text:p>0</text:p>
          </table:table-cell>
          <table:table-cell table:style-name="ACE-20" table:formula="of:=[$'Sheet4'.Z35]" office:value-type="float" office:value="0">
            <text:p>0</text:p>
          </table:table-cell>
          <table:table-cell table:style-name="ACE-20" table:formula="of:=[$'Sheet4'.AA35]" office:value-type="float" office:value="0">
            <text:p>0</text:p>
          </table:table-cell>
          <table:table-cell table:style-name="ACE-20" table:formula="of:=[$'Sheet4'.AB35]" office:value-type="float" office:value="0">
            <text:p>0</text:p>
          </table:table-cell>
          <table:table-cell table:style-name="ACE-20" table:formula="of:=[$'Sheet4'.AC35]" office:value-type="float" office:value="0">
            <text:p>0</text:p>
          </table:table-cell>
          <table:table-cell table:style-name="ACE-20" table:formula="of:=[$'Sheet4'.AD35]" office:value-type="float" office:value="0">
            <text:p>0</text:p>
          </table:table-cell>
          <table:table-cell table:style-name="ACE-20" table:formula="of:=[$'Sheet4'.AE35]" office:value-type="float" office:value="0">
            <text:p>0</text:p>
          </table:table-cell>
          <table:table-cell table:style-name="ACE-20" table:formula="of:=[$'Sheet4'.AF35]" office:value-type="float" office:value="0">
            <text:p>0</text:p>
          </table:table-cell>
          <table:table-cell table:style-name="ACE-20" table:formula="of:=[$'Sheet4'.AG35]" office:value-type="float" office:value="0">
            <text:p>0</text:p>
          </table:table-cell>
          <table:table-cell table:style-name="ACE-20" table:formula="of:=[$'Sheet4'.AH35]" office:value-type="float" office:value="0">
            <text:p>0</text:p>
          </table:table-cell>
          <table:table-cell table:style-name="ACE-20" table:formula="of:=[$'Sheet4'.AI35]" office:value-type="float" office:value="0">
            <text:p>0</text:p>
          </table:table-cell>
          <table:table-cell table:style-name="ACE-20" table:formula="of:=[$'Sheet4'.AJ35]" office:value-type="float" office:value="0">
            <text:p>0</text:p>
          </table:table-cell>
          <table:table-cell table:style-name="ACE-20" table:formula="of:=[$'Sheet4'.AK35]" office:value-type="float" office:value="0">
            <text:p>0</text:p>
          </table:table-cell>
          <table:table-cell table:style-name="ACE-20" table:formula="of:=[$'Sheet4'.AL35]" office:value-type="float" office:value="0">
            <text:p>0</text:p>
          </table:table-cell>
          <table:table-cell table:style-name="ACE-20" table:formula="of:=[$'Sheet4'.AM35]" office:value-type="float" office:value="0">
            <text:p>0</text:p>
          </table:table-cell>
          <table:table-cell table:style-name="ACE-20" table:formula="of:=[$'Sheet4'.AN35]" office:value-type="float" office:value="0">
            <text:p>0</text:p>
          </table:table-cell>
          <table:table-cell table:style-name="ACE-20" table:formula="of:=[$'Sheet4'.AO35]" office:value-type="float" office:value="0">
            <text:p>0</text:p>
          </table:table-cell>
          <table:table-cell table:style-name="ACE-20" table:formula="of:=[$'Sheet4'.AP35]" office:value-type="float" office:value="0">
            <text:p>0</text:p>
          </table:table-cell>
          <table:table-cell table:style-name="ACE-20" table:formula="of:=[$'Sheet4'.AQ35]" office:value-type="float" office:value="0">
            <text:p>0</text:p>
          </table:table-cell>
          <table:table-cell table:style-name="ACE-20" table:formula="of:=[$'Sheet4'.AR35]" office:value-type="float" office:value="0">
            <text:p>0</text:p>
          </table:table-cell>
          <table:table-cell table:style-name="ACE-20" table:formula="of:=[$'Sheet4'.AS35]" office:value-type="float" office:value="0">
            <text:p>0</text:p>
          </table:table-cell>
          <table:table-cell table:style-name="ACE-20" table:formula="of:=[$'Sheet4'.AT35]" office:value-type="float" office:value="0">
            <text:p>0</text:p>
          </table:table-cell>
          <table:table-cell table:style-name="ACE-20" table:formula="of:=[$'Sheet4'.AU35]" office:value-type="float" office:value="0">
            <text:p>0</text:p>
          </table:table-cell>
          <table:table-cell table:style-name="ACE-20" table:formula="of:=[$'Sheet4'.AV35]" office:value-type="float" office:value="0">
            <text:p>0</text:p>
          </table:table-cell>
          <table:table-cell table:style-name="ACE-20" table:formula="of:=[$'Sheet4'.AW35]" office:value-type="float" office:value="0">
            <text:p>0</text:p>
          </table:table-cell>
          <table:table-cell table:style-name="ACE-20" table:formula="of:=[$'Sheet4'.AX35]" office:value-type="float" office:value="0">
            <text:p>0</text:p>
          </table:table-cell>
          <table:table-cell table:style-name="ACE-20" table:formula="of:=[$'Sheet4'.AY35]" office:value-type="float" office:value="0">
            <text:p>0</text:p>
          </table:table-cell>
          <table:table-cell table:style-name="ACE-20" table:formula="of:=[$'Sheet4'.AZ35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6]" office:value-type="float" office:value="0">
            <text:p>0</text:p>
          </table:table-cell>
          <table:table-cell table:style-name="ACE-20" table:formula="of:=[$'Sheet4'.D36]" office:value-type="float" office:value="0">
            <text:p>0</text:p>
          </table:table-cell>
          <table:table-cell table:style-name="ACE-20" table:formula="of:=[$'Sheet4'.E36]" office:value-type="float" office:value="0">
            <text:p>0</text:p>
          </table:table-cell>
          <table:table-cell table:style-name="ACE-20" table:formula="of:=[$'Sheet4'.F36]" office:value-type="float" office:value="0">
            <text:p>0</text:p>
          </table:table-cell>
          <table:table-cell table:style-name="ACE-20" table:formula="of:=[$'Sheet4'.G36]" office:value-type="float" office:value="0">
            <text:p>0</text:p>
          </table:table-cell>
          <table:table-cell table:style-name="ACE-20" table:formula="of:=[$'Sheet4'.H36]" office:value-type="float" office:value="0">
            <text:p>0</text:p>
          </table:table-cell>
          <table:table-cell table:style-name="ACE-20" table:formula="of:=[$'Sheet4'.I36]" office:value-type="float" office:value="0">
            <text:p>0</text:p>
          </table:table-cell>
          <table:table-cell table:style-name="ACE-20" table:formula="of:=[$'Sheet4'.J36]" office:value-type="float" office:value="0">
            <text:p>0</text:p>
          </table:table-cell>
          <table:table-cell table:style-name="ACE-20" table:formula="of:=[$'Sheet4'.K36]" office:value-type="float" office:value="0">
            <text:p>0</text:p>
          </table:table-cell>
          <table:table-cell table:style-name="ACE-20" table:formula="of:=[$'Sheet4'.L36]" office:value-type="float" office:value="0">
            <text:p>0</text:p>
          </table:table-cell>
          <table:table-cell table:style-name="ACE-20" table:formula="of:=[$'Sheet4'.M36]" office:value-type="float" office:value="0">
            <text:p>0</text:p>
          </table:table-cell>
          <table:table-cell table:style-name="ACE-20" table:formula="of:=[$'Sheet4'.N36]" office:value-type="float" office:value="0">
            <text:p>0</text:p>
          </table:table-cell>
          <table:table-cell table:style-name="ACE-20" table:formula="of:=[$'Sheet4'.O36]" office:value-type="float" office:value="0">
            <text:p>0</text:p>
          </table:table-cell>
          <table:table-cell table:style-name="ACE-20" table:formula="of:=[$'Sheet4'.P36]" office:value-type="float" office:value="0">
            <text:p>0</text:p>
          </table:table-cell>
          <table:table-cell table:style-name="ACE-20" table:formula="of:=[$'Sheet4'.Q36]" office:value-type="float" office:value="0">
            <text:p>0</text:p>
          </table:table-cell>
          <table:table-cell table:style-name="ACE-20" table:formula="of:=[$'Sheet4'.R36]" office:value-type="float" office:value="0">
            <text:p>0</text:p>
          </table:table-cell>
          <table:table-cell table:style-name="ACE-20" table:formula="of:=[$'Sheet4'.S36]" office:value-type="float" office:value="0">
            <text:p>0</text:p>
          </table:table-cell>
          <table:table-cell table:style-name="ACE-20" table:formula="of:=[$'Sheet4'.T36]" office:value-type="float" office:value="0">
            <text:p>0</text:p>
          </table:table-cell>
          <table:table-cell table:style-name="ACE-20" table:formula="of:=[$'Sheet4'.U36]" office:value-type="float" office:value="0">
            <text:p>0</text:p>
          </table:table-cell>
          <table:table-cell table:style-name="ACE-20" table:formula="of:=[$'Sheet4'.V36]" office:value-type="float" office:value="0">
            <text:p>0</text:p>
          </table:table-cell>
          <table:table-cell table:style-name="ACE-20" table:formula="of:=[$'Sheet4'.W36]" office:value-type="float" office:value="0">
            <text:p>0</text:p>
          </table:table-cell>
          <table:table-cell table:style-name="ACE-20" table:formula="of:=[$'Sheet4'.X36]" office:value-type="float" office:value="0">
            <text:p>0</text:p>
          </table:table-cell>
          <table:table-cell table:style-name="ACE-20" table:formula="of:=[$'Sheet4'.Y36]" office:value-type="float" office:value="0">
            <text:p>0</text:p>
          </table:table-cell>
          <table:table-cell table:style-name="ACE-20" table:formula="of:=[$'Sheet4'.Z36]" office:value-type="float" office:value="0">
            <text:p>0</text:p>
          </table:table-cell>
          <table:table-cell table:style-name="ACE-20" table:formula="of:=[$'Sheet4'.AA36]" office:value-type="float" office:value="0">
            <text:p>0</text:p>
          </table:table-cell>
          <table:table-cell table:style-name="ACE-20" table:formula="of:=[$'Sheet4'.AB36]" office:value-type="float" office:value="0">
            <text:p>0</text:p>
          </table:table-cell>
          <table:table-cell table:style-name="ACE-20" table:formula="of:=[$'Sheet4'.AC36]" office:value-type="float" office:value="0">
            <text:p>0</text:p>
          </table:table-cell>
          <table:table-cell table:style-name="ACE-20" table:formula="of:=[$'Sheet4'.AD36]" office:value-type="float" office:value="0">
            <text:p>0</text:p>
          </table:table-cell>
          <table:table-cell table:style-name="ACE-20" table:formula="of:=[$'Sheet4'.AE36]" office:value-type="float" office:value="0">
            <text:p>0</text:p>
          </table:table-cell>
          <table:table-cell table:style-name="ACE-20" table:formula="of:=[$'Sheet4'.AF36]" office:value-type="float" office:value="0">
            <text:p>0</text:p>
          </table:table-cell>
          <table:table-cell table:style-name="ACE-20" table:formula="of:=[$'Sheet4'.AG36]" office:value-type="float" office:value="0">
            <text:p>0</text:p>
          </table:table-cell>
          <table:table-cell table:style-name="ACE-20" table:formula="of:=[$'Sheet4'.AH36]" office:value-type="float" office:value="0">
            <text:p>0</text:p>
          </table:table-cell>
          <table:table-cell table:style-name="ACE-20" table:formula="of:=[$'Sheet4'.AI36]" office:value-type="float" office:value="0">
            <text:p>0</text:p>
          </table:table-cell>
          <table:table-cell table:style-name="ACE-20" table:formula="of:=[$'Sheet4'.AJ36]" office:value-type="float" office:value="0">
            <text:p>0</text:p>
          </table:table-cell>
          <table:table-cell table:style-name="ACE-20" table:formula="of:=[$'Sheet4'.AK36]" office:value-type="float" office:value="0">
            <text:p>0</text:p>
          </table:table-cell>
          <table:table-cell table:style-name="ACE-20" table:formula="of:=[$'Sheet4'.AL36]" office:value-type="float" office:value="0">
            <text:p>0</text:p>
          </table:table-cell>
          <table:table-cell table:style-name="ACE-20" table:formula="of:=[$'Sheet4'.AM36]" office:value-type="float" office:value="0">
            <text:p>0</text:p>
          </table:table-cell>
          <table:table-cell table:style-name="ACE-20" table:formula="of:=[$'Sheet4'.AN36]" office:value-type="float" office:value="0">
            <text:p>0</text:p>
          </table:table-cell>
          <table:table-cell table:style-name="ACE-20" table:formula="of:=[$'Sheet4'.AO36]" office:value-type="float" office:value="0">
            <text:p>0</text:p>
          </table:table-cell>
          <table:table-cell table:style-name="ACE-20" table:formula="of:=[$'Sheet4'.AP36]" office:value-type="float" office:value="0">
            <text:p>0</text:p>
          </table:table-cell>
          <table:table-cell table:style-name="ACE-20" table:formula="of:=[$'Sheet4'.AQ36]" office:value-type="float" office:value="0">
            <text:p>0</text:p>
          </table:table-cell>
          <table:table-cell table:style-name="ACE-20" table:formula="of:=[$'Sheet4'.AR36]" office:value-type="float" office:value="0">
            <text:p>0</text:p>
          </table:table-cell>
          <table:table-cell table:style-name="ACE-20" table:formula="of:=[$'Sheet4'.AS36]" office:value-type="float" office:value="0">
            <text:p>0</text:p>
          </table:table-cell>
          <table:table-cell table:style-name="ACE-20" table:formula="of:=[$'Sheet4'.AT36]" office:value-type="float" office:value="0">
            <text:p>0</text:p>
          </table:table-cell>
          <table:table-cell table:style-name="ACE-20" table:formula="of:=[$'Sheet4'.AU36]" office:value-type="float" office:value="0">
            <text:p>0</text:p>
          </table:table-cell>
          <table:table-cell table:style-name="ACE-20" table:formula="of:=[$'Sheet4'.AV36]" office:value-type="float" office:value="0">
            <text:p>0</text:p>
          </table:table-cell>
          <table:table-cell table:style-name="ACE-20" table:formula="of:=[$'Sheet4'.AW36]" office:value-type="float" office:value="0">
            <text:p>0</text:p>
          </table:table-cell>
          <table:table-cell table:style-name="ACE-20" table:formula="of:=[$'Sheet4'.AX36]" office:value-type="float" office:value="0">
            <text:p>0</text:p>
          </table:table-cell>
          <table:table-cell table:style-name="ACE-20" table:formula="of:=[$'Sheet4'.AY36]" office:value-type="float" office:value="0">
            <text:p>0</text:p>
          </table:table-cell>
          <table:table-cell table:style-name="ACE-20" table:formula="of:=[$'Sheet4'.AZ36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7]" office:value-type="float" office:value="0">
            <text:p>0</text:p>
          </table:table-cell>
          <table:table-cell table:style-name="ACE-20" table:formula="of:=[$'Sheet4'.D37]" office:value-type="float" office:value="0">
            <text:p>0</text:p>
          </table:table-cell>
          <table:table-cell table:style-name="ACE-20" table:formula="of:=[$'Sheet4'.E37]" office:value-type="float" office:value="0">
            <text:p>0</text:p>
          </table:table-cell>
          <table:table-cell table:style-name="ACE-20" table:formula="of:=[$'Sheet4'.F37]" office:value-type="float" office:value="0">
            <text:p>0</text:p>
          </table:table-cell>
          <table:table-cell table:style-name="ACE-20" table:formula="of:=[$'Sheet4'.G37]" office:value-type="float" office:value="0">
            <text:p>0</text:p>
          </table:table-cell>
          <table:table-cell table:style-name="ACE-20" table:formula="of:=[$'Sheet4'.H37]" office:value-type="float" office:value="0">
            <text:p>0</text:p>
          </table:table-cell>
          <table:table-cell table:style-name="ACE-20" table:formula="of:=[$'Sheet4'.I37]" office:value-type="float" office:value="0">
            <text:p>0</text:p>
          </table:table-cell>
          <table:table-cell table:style-name="ACE-20" table:formula="of:=[$'Sheet4'.J37]" office:value-type="float" office:value="0">
            <text:p>0</text:p>
          </table:table-cell>
          <table:table-cell table:style-name="ACE-20" table:formula="of:=[$'Sheet4'.K37]" office:value-type="float" office:value="0">
            <text:p>0</text:p>
          </table:table-cell>
          <table:table-cell table:style-name="ACE-20" table:formula="of:=[$'Sheet4'.L37]" office:value-type="float" office:value="0">
            <text:p>0</text:p>
          </table:table-cell>
          <table:table-cell table:style-name="ACE-20" table:formula="of:=[$'Sheet4'.M37]" office:value-type="float" office:value="0">
            <text:p>0</text:p>
          </table:table-cell>
          <table:table-cell table:style-name="ACE-20" table:formula="of:=[$'Sheet4'.N37]" office:value-type="float" office:value="0">
            <text:p>0</text:p>
          </table:table-cell>
          <table:table-cell table:style-name="ACE-20" table:formula="of:=[$'Sheet4'.O37]" office:value-type="float" office:value="0">
            <text:p>0</text:p>
          </table:table-cell>
          <table:table-cell table:style-name="ACE-20" table:formula="of:=[$'Sheet4'.P37]" office:value-type="float" office:value="0">
            <text:p>0</text:p>
          </table:table-cell>
          <table:table-cell table:style-name="ACE-20" table:formula="of:=[$'Sheet4'.Q37]" office:value-type="float" office:value="0">
            <text:p>0</text:p>
          </table:table-cell>
          <table:table-cell table:style-name="ACE-20" table:formula="of:=[$'Sheet4'.R37]" office:value-type="float" office:value="0">
            <text:p>0</text:p>
          </table:table-cell>
          <table:table-cell table:style-name="ACE-20" table:formula="of:=[$'Sheet4'.S37]" office:value-type="float" office:value="0">
            <text:p>0</text:p>
          </table:table-cell>
          <table:table-cell table:style-name="ACE-20" table:formula="of:=[$'Sheet4'.T37]" office:value-type="float" office:value="0">
            <text:p>0</text:p>
          </table:table-cell>
          <table:table-cell table:style-name="ACE-20" table:formula="of:=[$'Sheet4'.U37]" office:value-type="float" office:value="0">
            <text:p>0</text:p>
          </table:table-cell>
          <table:table-cell table:style-name="ACE-20" table:formula="of:=[$'Sheet4'.V37]" office:value-type="float" office:value="0">
            <text:p>0</text:p>
          </table:table-cell>
          <table:table-cell table:style-name="ACE-20" table:formula="of:=[$'Sheet4'.W37]" office:value-type="float" office:value="0">
            <text:p>0</text:p>
          </table:table-cell>
          <table:table-cell table:style-name="ACE-20" table:formula="of:=[$'Sheet4'.X37]" office:value-type="float" office:value="0">
            <text:p>0</text:p>
          </table:table-cell>
          <table:table-cell table:style-name="ACE-20" table:formula="of:=[$'Sheet4'.Y37]" office:value-type="float" office:value="0">
            <text:p>0</text:p>
          </table:table-cell>
          <table:table-cell table:style-name="ACE-20" table:formula="of:=[$'Sheet4'.Z37]" office:value-type="float" office:value="0">
            <text:p>0</text:p>
          </table:table-cell>
          <table:table-cell table:style-name="ACE-20" table:formula="of:=[$'Sheet4'.AA37]" office:value-type="float" office:value="0">
            <text:p>0</text:p>
          </table:table-cell>
          <table:table-cell table:style-name="ACE-20" table:formula="of:=[$'Sheet4'.AB37]" office:value-type="float" office:value="0">
            <text:p>0</text:p>
          </table:table-cell>
          <table:table-cell table:style-name="ACE-20" table:formula="of:=[$'Sheet4'.AC37]" office:value-type="float" office:value="0">
            <text:p>0</text:p>
          </table:table-cell>
          <table:table-cell table:style-name="ACE-20" table:formula="of:=[$'Sheet4'.AD37]" office:value-type="float" office:value="0">
            <text:p>0</text:p>
          </table:table-cell>
          <table:table-cell table:style-name="ACE-20" table:formula="of:=[$'Sheet4'.AE37]" office:value-type="float" office:value="0">
            <text:p>0</text:p>
          </table:table-cell>
          <table:table-cell table:style-name="ACE-20" table:formula="of:=[$'Sheet4'.AF37]" office:value-type="float" office:value="0">
            <text:p>0</text:p>
          </table:table-cell>
          <table:table-cell table:style-name="ACE-20" table:formula="of:=[$'Sheet4'.AG37]" office:value-type="float" office:value="0">
            <text:p>0</text:p>
          </table:table-cell>
          <table:table-cell table:style-name="ACE-20" table:formula="of:=[$'Sheet4'.AH37]" office:value-type="float" office:value="0">
            <text:p>0</text:p>
          </table:table-cell>
          <table:table-cell table:style-name="ACE-20" table:formula="of:=[$'Sheet4'.AI37]" office:value-type="float" office:value="0">
            <text:p>0</text:p>
          </table:table-cell>
          <table:table-cell table:style-name="ACE-20" table:formula="of:=[$'Sheet4'.AJ37]" office:value-type="float" office:value="0">
            <text:p>0</text:p>
          </table:table-cell>
          <table:table-cell table:style-name="ACE-20" table:formula="of:=[$'Sheet4'.AK37]" office:value-type="float" office:value="0">
            <text:p>0</text:p>
          </table:table-cell>
          <table:table-cell table:style-name="ACE-20" table:formula="of:=[$'Sheet4'.AL37]" office:value-type="float" office:value="0">
            <text:p>0</text:p>
          </table:table-cell>
          <table:table-cell table:style-name="ACE-20" table:formula="of:=[$'Sheet4'.AM37]" office:value-type="float" office:value="0">
            <text:p>0</text:p>
          </table:table-cell>
          <table:table-cell table:style-name="ACE-20" table:formula="of:=[$'Sheet4'.AN37]" office:value-type="float" office:value="0">
            <text:p>0</text:p>
          </table:table-cell>
          <table:table-cell table:style-name="ACE-20" table:formula="of:=[$'Sheet4'.AO37]" office:value-type="float" office:value="0">
            <text:p>0</text:p>
          </table:table-cell>
          <table:table-cell table:style-name="ACE-20" table:formula="of:=[$'Sheet4'.AP37]" office:value-type="float" office:value="0">
            <text:p>0</text:p>
          </table:table-cell>
          <table:table-cell table:style-name="ACE-20" table:formula="of:=[$'Sheet4'.AQ37]" office:value-type="float" office:value="0">
            <text:p>0</text:p>
          </table:table-cell>
          <table:table-cell table:style-name="ACE-20" table:formula="of:=[$'Sheet4'.AR37]" office:value-type="float" office:value="0">
            <text:p>0</text:p>
          </table:table-cell>
          <table:table-cell table:style-name="ACE-20" table:formula="of:=[$'Sheet4'.AS37]" office:value-type="float" office:value="0">
            <text:p>0</text:p>
          </table:table-cell>
          <table:table-cell table:style-name="ACE-20" table:formula="of:=[$'Sheet4'.AT37]" office:value-type="float" office:value="0">
            <text:p>0</text:p>
          </table:table-cell>
          <table:table-cell table:style-name="ACE-20" table:formula="of:=[$'Sheet4'.AU37]" office:value-type="float" office:value="0">
            <text:p>0</text:p>
          </table:table-cell>
          <table:table-cell table:style-name="ACE-20" table:formula="of:=[$'Sheet4'.AV37]" office:value-type="float" office:value="0">
            <text:p>0</text:p>
          </table:table-cell>
          <table:table-cell table:style-name="ACE-20" table:formula="of:=[$'Sheet4'.AW37]" office:value-type="float" office:value="0">
            <text:p>0</text:p>
          </table:table-cell>
          <table:table-cell table:style-name="ACE-20" table:formula="of:=[$'Sheet4'.AX37]" office:value-type="float" office:value="0">
            <text:p>0</text:p>
          </table:table-cell>
          <table:table-cell table:style-name="ACE-20" table:formula="of:=[$'Sheet4'.AY37]" office:value-type="float" office:value="0">
            <text:p>0</text:p>
          </table:table-cell>
          <table:table-cell table:style-name="ACE-20" table:formula="of:=[$'Sheet4'.AZ37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8]" office:value-type="float" office:value="0">
            <text:p>0</text:p>
          </table:table-cell>
          <table:table-cell table:style-name="ACE-20" table:formula="of:=[$'Sheet4'.D38]" office:value-type="float" office:value="0">
            <text:p>0</text:p>
          </table:table-cell>
          <table:table-cell table:style-name="ACE-20" table:formula="of:=[$'Sheet4'.E38]" office:value-type="float" office:value="0">
            <text:p>0</text:p>
          </table:table-cell>
          <table:table-cell table:style-name="ACE-20" table:formula="of:=[$'Sheet4'.F38]" office:value-type="float" office:value="0">
            <text:p>0</text:p>
          </table:table-cell>
          <table:table-cell table:style-name="ACE-20" table:formula="of:=[$'Sheet4'.G38]" office:value-type="float" office:value="0">
            <text:p>0</text:p>
          </table:table-cell>
          <table:table-cell table:style-name="ACE-20" table:formula="of:=[$'Sheet4'.H38]" office:value-type="float" office:value="0">
            <text:p>0</text:p>
          </table:table-cell>
          <table:table-cell table:style-name="ACE-20" table:formula="of:=[$'Sheet4'.I38]" office:value-type="float" office:value="0">
            <text:p>0</text:p>
          </table:table-cell>
          <table:table-cell table:style-name="ACE-20" table:formula="of:=[$'Sheet4'.J38]" office:value-type="float" office:value="0">
            <text:p>0</text:p>
          </table:table-cell>
          <table:table-cell table:style-name="ACE-20" table:formula="of:=[$'Sheet4'.K38]" office:value-type="float" office:value="0">
            <text:p>0</text:p>
          </table:table-cell>
          <table:table-cell table:style-name="ACE-20" table:formula="of:=[$'Sheet4'.L38]" office:value-type="float" office:value="0">
            <text:p>0</text:p>
          </table:table-cell>
          <table:table-cell table:style-name="ACE-20" table:formula="of:=[$'Sheet4'.M38]" office:value-type="float" office:value="0">
            <text:p>0</text:p>
          </table:table-cell>
          <table:table-cell table:style-name="ACE-20" table:formula="of:=[$'Sheet4'.N38]" office:value-type="float" office:value="0">
            <text:p>0</text:p>
          </table:table-cell>
          <table:table-cell table:style-name="ACE-20" table:formula="of:=[$'Sheet4'.O38]" office:value-type="float" office:value="0">
            <text:p>0</text:p>
          </table:table-cell>
          <table:table-cell table:style-name="ACE-20" table:formula="of:=[$'Sheet4'.P38]" office:value-type="float" office:value="0">
            <text:p>0</text:p>
          </table:table-cell>
          <table:table-cell table:style-name="ACE-20" table:formula="of:=[$'Sheet4'.Q38]" office:value-type="float" office:value="0">
            <text:p>0</text:p>
          </table:table-cell>
          <table:table-cell table:style-name="ACE-20" table:formula="of:=[$'Sheet4'.R38]" office:value-type="float" office:value="0">
            <text:p>0</text:p>
          </table:table-cell>
          <table:table-cell table:style-name="ACE-20" table:formula="of:=[$'Sheet4'.S38]" office:value-type="float" office:value="0">
            <text:p>0</text:p>
          </table:table-cell>
          <table:table-cell table:style-name="ACE-20" table:formula="of:=[$'Sheet4'.T38]" office:value-type="float" office:value="0">
            <text:p>0</text:p>
          </table:table-cell>
          <table:table-cell table:style-name="ACE-20" table:formula="of:=[$'Sheet4'.U38]" office:value-type="float" office:value="0">
            <text:p>0</text:p>
          </table:table-cell>
          <table:table-cell table:style-name="ACE-20" table:formula="of:=[$'Sheet4'.V38]" office:value-type="float" office:value="0">
            <text:p>0</text:p>
          </table:table-cell>
          <table:table-cell table:style-name="ACE-20" table:formula="of:=[$'Sheet4'.W38]" office:value-type="float" office:value="0">
            <text:p>0</text:p>
          </table:table-cell>
          <table:table-cell table:style-name="ACE-20" table:formula="of:=[$'Sheet4'.X38]" office:value-type="float" office:value="0">
            <text:p>0</text:p>
          </table:table-cell>
          <table:table-cell table:style-name="ACE-20" table:formula="of:=[$'Sheet4'.Y38]" office:value-type="float" office:value="0">
            <text:p>0</text:p>
          </table:table-cell>
          <table:table-cell table:style-name="ACE-20" table:formula="of:=[$'Sheet4'.Z38]" office:value-type="float" office:value="0">
            <text:p>0</text:p>
          </table:table-cell>
          <table:table-cell table:style-name="ACE-20" table:formula="of:=[$'Sheet4'.AA38]" office:value-type="float" office:value="0">
            <text:p>0</text:p>
          </table:table-cell>
          <table:table-cell table:style-name="ACE-20" table:formula="of:=[$'Sheet4'.AB38]" office:value-type="float" office:value="0">
            <text:p>0</text:p>
          </table:table-cell>
          <table:table-cell table:style-name="ACE-20" table:formula="of:=[$'Sheet4'.AC38]" office:value-type="float" office:value="0">
            <text:p>0</text:p>
          </table:table-cell>
          <table:table-cell table:style-name="ACE-20" table:formula="of:=[$'Sheet4'.AD38]" office:value-type="float" office:value="0">
            <text:p>0</text:p>
          </table:table-cell>
          <table:table-cell table:style-name="ACE-20" table:formula="of:=[$'Sheet4'.AE38]" office:value-type="float" office:value="0">
            <text:p>0</text:p>
          </table:table-cell>
          <table:table-cell table:style-name="ACE-20" table:formula="of:=[$'Sheet4'.AF38]" office:value-type="float" office:value="0">
            <text:p>0</text:p>
          </table:table-cell>
          <table:table-cell table:style-name="ACE-20" table:formula="of:=[$'Sheet4'.AG38]" office:value-type="float" office:value="0">
            <text:p>0</text:p>
          </table:table-cell>
          <table:table-cell table:style-name="ACE-20" table:formula="of:=[$'Sheet4'.AH38]" office:value-type="float" office:value="0">
            <text:p>0</text:p>
          </table:table-cell>
          <table:table-cell table:style-name="ACE-20" table:formula="of:=[$'Sheet4'.AI38]" office:value-type="float" office:value="0">
            <text:p>0</text:p>
          </table:table-cell>
          <table:table-cell table:style-name="ACE-20" table:formula="of:=[$'Sheet4'.AJ38]" office:value-type="float" office:value="0">
            <text:p>0</text:p>
          </table:table-cell>
          <table:table-cell table:style-name="ACE-20" table:formula="of:=[$'Sheet4'.AK38]" office:value-type="float" office:value="0">
            <text:p>0</text:p>
          </table:table-cell>
          <table:table-cell table:style-name="ACE-20" table:formula="of:=[$'Sheet4'.AL38]" office:value-type="float" office:value="0">
            <text:p>0</text:p>
          </table:table-cell>
          <table:table-cell table:style-name="ACE-20" table:formula="of:=[$'Sheet4'.AM38]" office:value-type="float" office:value="0">
            <text:p>0</text:p>
          </table:table-cell>
          <table:table-cell table:style-name="ACE-20" table:formula="of:=[$'Sheet4'.AN38]" office:value-type="float" office:value="0">
            <text:p>0</text:p>
          </table:table-cell>
          <table:table-cell table:style-name="ACE-20" table:formula="of:=[$'Sheet4'.AO38]" office:value-type="float" office:value="0">
            <text:p>0</text:p>
          </table:table-cell>
          <table:table-cell table:style-name="ACE-20" table:formula="of:=[$'Sheet4'.AP38]" office:value-type="float" office:value="0">
            <text:p>0</text:p>
          </table:table-cell>
          <table:table-cell table:style-name="ACE-20" table:formula="of:=[$'Sheet4'.AQ38]" office:value-type="float" office:value="0">
            <text:p>0</text:p>
          </table:table-cell>
          <table:table-cell table:style-name="ACE-20" table:formula="of:=[$'Sheet4'.AR38]" office:value-type="float" office:value="0">
            <text:p>0</text:p>
          </table:table-cell>
          <table:table-cell table:style-name="ACE-20" table:formula="of:=[$'Sheet4'.AS38]" office:value-type="float" office:value="0">
            <text:p>0</text:p>
          </table:table-cell>
          <table:table-cell table:style-name="ACE-20" table:formula="of:=[$'Sheet4'.AT38]" office:value-type="float" office:value="0">
            <text:p>0</text:p>
          </table:table-cell>
          <table:table-cell table:style-name="ACE-20" table:formula="of:=[$'Sheet4'.AU38]" office:value-type="float" office:value="0">
            <text:p>0</text:p>
          </table:table-cell>
          <table:table-cell table:style-name="ACE-20" table:formula="of:=[$'Sheet4'.AV38]" office:value-type="float" office:value="0">
            <text:p>0</text:p>
          </table:table-cell>
          <table:table-cell table:style-name="ACE-20" table:formula="of:=[$'Sheet4'.AW38]" office:value-type="float" office:value="0">
            <text:p>0</text:p>
          </table:table-cell>
          <table:table-cell table:style-name="ACE-20" table:formula="of:=[$'Sheet4'.AX38]" office:value-type="float" office:value="0">
            <text:p>0</text:p>
          </table:table-cell>
          <table:table-cell table:style-name="ACE-20" table:formula="of:=[$'Sheet4'.AY38]" office:value-type="float" office:value="0">
            <text:p>0</text:p>
          </table:table-cell>
          <table:table-cell table:style-name="ACE-20" table:formula="of:=[$'Sheet4'.AZ38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39]" office:value-type="float" office:value="0">
            <text:p>0</text:p>
          </table:table-cell>
          <table:table-cell table:style-name="ACE-20" table:formula="of:=[$'Sheet4'.D39]" office:value-type="float" office:value="0">
            <text:p>0</text:p>
          </table:table-cell>
          <table:table-cell table:style-name="ACE-20" table:formula="of:=[$'Sheet4'.E39]" office:value-type="float" office:value="0">
            <text:p>0</text:p>
          </table:table-cell>
          <table:table-cell table:style-name="ACE-20" table:formula="of:=[$'Sheet4'.F39]" office:value-type="float" office:value="0">
            <text:p>0</text:p>
          </table:table-cell>
          <table:table-cell table:style-name="ACE-20" table:formula="of:=[$'Sheet4'.G39]" office:value-type="float" office:value="0">
            <text:p>0</text:p>
          </table:table-cell>
          <table:table-cell table:style-name="ACE-20" table:formula="of:=[$'Sheet4'.H39]" office:value-type="float" office:value="0">
            <text:p>0</text:p>
          </table:table-cell>
          <table:table-cell table:style-name="ACE-20" table:formula="of:=[$'Sheet4'.I39]" office:value-type="float" office:value="0">
            <text:p>0</text:p>
          </table:table-cell>
          <table:table-cell table:style-name="ACE-20" table:formula="of:=[$'Sheet4'.J39]" office:value-type="float" office:value="0">
            <text:p>0</text:p>
          </table:table-cell>
          <table:table-cell table:style-name="ACE-20" table:formula="of:=[$'Sheet4'.K39]" office:value-type="float" office:value="0">
            <text:p>0</text:p>
          </table:table-cell>
          <table:table-cell table:style-name="ACE-20" table:formula="of:=[$'Sheet4'.L39]" office:value-type="float" office:value="0">
            <text:p>0</text:p>
          </table:table-cell>
          <table:table-cell table:style-name="ACE-20" table:formula="of:=[$'Sheet4'.M39]" office:value-type="float" office:value="0">
            <text:p>0</text:p>
          </table:table-cell>
          <table:table-cell table:style-name="ACE-20" table:formula="of:=[$'Sheet4'.N39]" office:value-type="float" office:value="0">
            <text:p>0</text:p>
          </table:table-cell>
          <table:table-cell table:style-name="ACE-20" table:formula="of:=[$'Sheet4'.O39]" office:value-type="float" office:value="0">
            <text:p>0</text:p>
          </table:table-cell>
          <table:table-cell table:style-name="ACE-20" table:formula="of:=[$'Sheet4'.P39]" office:value-type="float" office:value="0">
            <text:p>0</text:p>
          </table:table-cell>
          <table:table-cell table:style-name="ACE-20" table:formula="of:=[$'Sheet4'.Q39]" office:value-type="float" office:value="0">
            <text:p>0</text:p>
          </table:table-cell>
          <table:table-cell table:style-name="ACE-20" table:formula="of:=[$'Sheet4'.R39]" office:value-type="float" office:value="0">
            <text:p>0</text:p>
          </table:table-cell>
          <table:table-cell table:style-name="ACE-20" table:formula="of:=[$'Sheet4'.S39]" office:value-type="float" office:value="0">
            <text:p>0</text:p>
          </table:table-cell>
          <table:table-cell table:style-name="ACE-20" table:formula="of:=[$'Sheet4'.T39]" office:value-type="float" office:value="0">
            <text:p>0</text:p>
          </table:table-cell>
          <table:table-cell table:style-name="ACE-20" table:formula="of:=[$'Sheet4'.U39]" office:value-type="float" office:value="0">
            <text:p>0</text:p>
          </table:table-cell>
          <table:table-cell table:style-name="ACE-20" table:formula="of:=[$'Sheet4'.V39]" office:value-type="float" office:value="0">
            <text:p>0</text:p>
          </table:table-cell>
          <table:table-cell table:style-name="ACE-20" table:formula="of:=[$'Sheet4'.W39]" office:value-type="float" office:value="0">
            <text:p>0</text:p>
          </table:table-cell>
          <table:table-cell table:style-name="ACE-20" table:formula="of:=[$'Sheet4'.X39]" office:value-type="float" office:value="0">
            <text:p>0</text:p>
          </table:table-cell>
          <table:table-cell table:style-name="ACE-20" table:formula="of:=[$'Sheet4'.Y39]" office:value-type="float" office:value="0">
            <text:p>0</text:p>
          </table:table-cell>
          <table:table-cell table:style-name="ACE-20" table:formula="of:=[$'Sheet4'.Z39]" office:value-type="float" office:value="0">
            <text:p>0</text:p>
          </table:table-cell>
          <table:table-cell table:style-name="ACE-20" table:formula="of:=[$'Sheet4'.AA39]" office:value-type="float" office:value="0">
            <text:p>0</text:p>
          </table:table-cell>
          <table:table-cell table:style-name="ACE-20" table:formula="of:=[$'Sheet4'.AB39]" office:value-type="float" office:value="0">
            <text:p>0</text:p>
          </table:table-cell>
          <table:table-cell table:style-name="ACE-20" table:formula="of:=[$'Sheet4'.AC39]" office:value-type="float" office:value="0">
            <text:p>0</text:p>
          </table:table-cell>
          <table:table-cell table:style-name="ACE-20" table:formula="of:=[$'Sheet4'.AD39]" office:value-type="float" office:value="0">
            <text:p>0</text:p>
          </table:table-cell>
          <table:table-cell table:style-name="ACE-20" table:formula="of:=[$'Sheet4'.AE39]" office:value-type="float" office:value="0">
            <text:p>0</text:p>
          </table:table-cell>
          <table:table-cell table:style-name="ACE-20" table:formula="of:=[$'Sheet4'.AF39]" office:value-type="float" office:value="0">
            <text:p>0</text:p>
          </table:table-cell>
          <table:table-cell table:style-name="ACE-20" table:formula="of:=[$'Sheet4'.AG39]" office:value-type="float" office:value="0">
            <text:p>0</text:p>
          </table:table-cell>
          <table:table-cell table:style-name="ACE-20" table:formula="of:=[$'Sheet4'.AH39]" office:value-type="float" office:value="0">
            <text:p>0</text:p>
          </table:table-cell>
          <table:table-cell table:style-name="ACE-20" table:formula="of:=[$'Sheet4'.AI39]" office:value-type="float" office:value="0">
            <text:p>0</text:p>
          </table:table-cell>
          <table:table-cell table:style-name="ACE-20" table:formula="of:=[$'Sheet4'.AJ39]" office:value-type="float" office:value="0">
            <text:p>0</text:p>
          </table:table-cell>
          <table:table-cell table:style-name="ACE-20" table:formula="of:=[$'Sheet4'.AK39]" office:value-type="float" office:value="0">
            <text:p>0</text:p>
          </table:table-cell>
          <table:table-cell table:style-name="ACE-20" table:formula="of:=[$'Sheet4'.AL39]" office:value-type="float" office:value="0">
            <text:p>0</text:p>
          </table:table-cell>
          <table:table-cell table:style-name="ACE-20" table:formula="of:=[$'Sheet4'.AM39]" office:value-type="float" office:value="0">
            <text:p>0</text:p>
          </table:table-cell>
          <table:table-cell table:style-name="ACE-20" table:formula="of:=[$'Sheet4'.AN39]" office:value-type="float" office:value="0">
            <text:p>0</text:p>
          </table:table-cell>
          <table:table-cell table:style-name="ACE-20" table:formula="of:=[$'Sheet4'.AO39]" office:value-type="float" office:value="0">
            <text:p>0</text:p>
          </table:table-cell>
          <table:table-cell table:style-name="ACE-20" table:formula="of:=[$'Sheet4'.AP39]" office:value-type="float" office:value="0">
            <text:p>0</text:p>
          </table:table-cell>
          <table:table-cell table:style-name="ACE-20" table:formula="of:=[$'Sheet4'.AQ39]" office:value-type="float" office:value="0">
            <text:p>0</text:p>
          </table:table-cell>
          <table:table-cell table:style-name="ACE-20" table:formula="of:=[$'Sheet4'.AR39]" office:value-type="float" office:value="0">
            <text:p>0</text:p>
          </table:table-cell>
          <table:table-cell table:style-name="ACE-20" table:formula="of:=[$'Sheet4'.AS39]" office:value-type="float" office:value="0">
            <text:p>0</text:p>
          </table:table-cell>
          <table:table-cell table:style-name="ACE-20" table:formula="of:=[$'Sheet4'.AT39]" office:value-type="float" office:value="0">
            <text:p>0</text:p>
          </table:table-cell>
          <table:table-cell table:style-name="ACE-20" table:formula="of:=[$'Sheet4'.AU39]" office:value-type="float" office:value="0">
            <text:p>0</text:p>
          </table:table-cell>
          <table:table-cell table:style-name="ACE-20" table:formula="of:=[$'Sheet4'.AV39]" office:value-type="float" office:value="0">
            <text:p>0</text:p>
          </table:table-cell>
          <table:table-cell table:style-name="ACE-20" table:formula="of:=[$'Sheet4'.AW39]" office:value-type="float" office:value="0">
            <text:p>0</text:p>
          </table:table-cell>
          <table:table-cell table:style-name="ACE-20" table:formula="of:=[$'Sheet4'.AX39]" office:value-type="float" office:value="0">
            <text:p>0</text:p>
          </table:table-cell>
          <table:table-cell table:style-name="ACE-20" table:formula="of:=[$'Sheet4'.AY39]" office:value-type="float" office:value="0">
            <text:p>0</text:p>
          </table:table-cell>
          <table:table-cell table:style-name="ACE-20" table:formula="of:=[$'Sheet4'.AZ39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40]" office:value-type="float" office:value="0">
            <text:p>0</text:p>
          </table:table-cell>
          <table:table-cell table:style-name="ACE-20" table:formula="of:=[$'Sheet4'.D40]" office:value-type="float" office:value="0">
            <text:p>0</text:p>
          </table:table-cell>
          <table:table-cell table:style-name="ACE-20" table:formula="of:=[$'Sheet4'.E40]" office:value-type="float" office:value="0">
            <text:p>0</text:p>
          </table:table-cell>
          <table:table-cell table:style-name="ACE-20" table:formula="of:=[$'Sheet4'.F40]" office:value-type="float" office:value="0">
            <text:p>0</text:p>
          </table:table-cell>
          <table:table-cell table:style-name="ACE-20" table:formula="of:=[$'Sheet4'.G40]" office:value-type="float" office:value="0">
            <text:p>0</text:p>
          </table:table-cell>
          <table:table-cell table:style-name="ACE-20" table:formula="of:=[$'Sheet4'.H40]" office:value-type="float" office:value="0">
            <text:p>0</text:p>
          </table:table-cell>
          <table:table-cell table:style-name="ACE-20" table:formula="of:=[$'Sheet4'.I40]" office:value-type="float" office:value="0">
            <text:p>0</text:p>
          </table:table-cell>
          <table:table-cell table:style-name="ACE-20" table:formula="of:=[$'Sheet4'.J40]" office:value-type="float" office:value="0">
            <text:p>0</text:p>
          </table:table-cell>
          <table:table-cell table:style-name="ACE-20" table:formula="of:=[$'Sheet4'.K40]" office:value-type="float" office:value="0">
            <text:p>0</text:p>
          </table:table-cell>
          <table:table-cell table:style-name="ACE-20" table:formula="of:=[$'Sheet4'.L40]" office:value-type="float" office:value="0">
            <text:p>0</text:p>
          </table:table-cell>
          <table:table-cell table:style-name="ACE-20" table:formula="of:=[$'Sheet4'.M40]" office:value-type="float" office:value="0">
            <text:p>0</text:p>
          </table:table-cell>
          <table:table-cell table:style-name="ACE-20" table:formula="of:=[$'Sheet4'.N40]" office:value-type="float" office:value="0">
            <text:p>0</text:p>
          </table:table-cell>
          <table:table-cell table:style-name="ACE-20" table:formula="of:=[$'Sheet4'.O40]" office:value-type="float" office:value="0">
            <text:p>0</text:p>
          </table:table-cell>
          <table:table-cell table:style-name="ACE-20" table:formula="of:=[$'Sheet4'.P40]" office:value-type="float" office:value="0">
            <text:p>0</text:p>
          </table:table-cell>
          <table:table-cell table:style-name="ACE-20" table:formula="of:=[$'Sheet4'.Q40]" office:value-type="float" office:value="0">
            <text:p>0</text:p>
          </table:table-cell>
          <table:table-cell table:style-name="ACE-20" table:formula="of:=[$'Sheet4'.R40]" office:value-type="float" office:value="0">
            <text:p>0</text:p>
          </table:table-cell>
          <table:table-cell table:style-name="ACE-20" table:formula="of:=[$'Sheet4'.S40]" office:value-type="float" office:value="0">
            <text:p>0</text:p>
          </table:table-cell>
          <table:table-cell table:style-name="ACE-20" table:formula="of:=[$'Sheet4'.T40]" office:value-type="float" office:value="0">
            <text:p>0</text:p>
          </table:table-cell>
          <table:table-cell table:style-name="ACE-20" table:formula="of:=[$'Sheet4'.U40]" office:value-type="float" office:value="0">
            <text:p>0</text:p>
          </table:table-cell>
          <table:table-cell table:style-name="ACE-20" table:formula="of:=[$'Sheet4'.V40]" office:value-type="float" office:value="0">
            <text:p>0</text:p>
          </table:table-cell>
          <table:table-cell table:style-name="ACE-20" table:formula="of:=[$'Sheet4'.W40]" office:value-type="float" office:value="0">
            <text:p>0</text:p>
          </table:table-cell>
          <table:table-cell table:style-name="ACE-20" table:formula="of:=[$'Sheet4'.X40]" office:value-type="float" office:value="0">
            <text:p>0</text:p>
          </table:table-cell>
          <table:table-cell table:style-name="ACE-20" table:formula="of:=[$'Sheet4'.Y40]" office:value-type="float" office:value="0">
            <text:p>0</text:p>
          </table:table-cell>
          <table:table-cell table:style-name="ACE-20" table:formula="of:=[$'Sheet4'.Z40]" office:value-type="float" office:value="0">
            <text:p>0</text:p>
          </table:table-cell>
          <table:table-cell table:style-name="ACE-20" table:formula="of:=[$'Sheet4'.AA40]" office:value-type="float" office:value="0">
            <text:p>0</text:p>
          </table:table-cell>
          <table:table-cell table:style-name="ACE-20" table:formula="of:=[$'Sheet4'.AB40]" office:value-type="float" office:value="0">
            <text:p>0</text:p>
          </table:table-cell>
          <table:table-cell table:style-name="ACE-20" table:formula="of:=[$'Sheet4'.AC40]" office:value-type="float" office:value="0">
            <text:p>0</text:p>
          </table:table-cell>
          <table:table-cell table:style-name="ACE-20" table:formula="of:=[$'Sheet4'.AD40]" office:value-type="float" office:value="0">
            <text:p>0</text:p>
          </table:table-cell>
          <table:table-cell table:style-name="ACE-20" table:formula="of:=[$'Sheet4'.AE40]" office:value-type="float" office:value="0">
            <text:p>0</text:p>
          </table:table-cell>
          <table:table-cell table:style-name="ACE-20" table:formula="of:=[$'Sheet4'.AF40]" office:value-type="float" office:value="0">
            <text:p>0</text:p>
          </table:table-cell>
          <table:table-cell table:style-name="ACE-20" table:formula="of:=[$'Sheet4'.AG40]" office:value-type="float" office:value="0">
            <text:p>0</text:p>
          </table:table-cell>
          <table:table-cell table:style-name="ACE-20" table:formula="of:=[$'Sheet4'.AH40]" office:value-type="float" office:value="0">
            <text:p>0</text:p>
          </table:table-cell>
          <table:table-cell table:style-name="ACE-20" table:formula="of:=[$'Sheet4'.AI40]" office:value-type="float" office:value="0">
            <text:p>0</text:p>
          </table:table-cell>
          <table:table-cell table:style-name="ACE-20" table:formula="of:=[$'Sheet4'.AJ40]" office:value-type="float" office:value="0">
            <text:p>0</text:p>
          </table:table-cell>
          <table:table-cell table:style-name="ACE-20" table:formula="of:=[$'Sheet4'.AK40]" office:value-type="float" office:value="0">
            <text:p>0</text:p>
          </table:table-cell>
          <table:table-cell table:style-name="ACE-20" table:formula="of:=[$'Sheet4'.AL40]" office:value-type="float" office:value="0">
            <text:p>0</text:p>
          </table:table-cell>
          <table:table-cell table:style-name="ACE-20" table:formula="of:=[$'Sheet4'.AM40]" office:value-type="float" office:value="0">
            <text:p>0</text:p>
          </table:table-cell>
          <table:table-cell table:style-name="ACE-20" table:formula="of:=[$'Sheet4'.AN40]" office:value-type="float" office:value="0">
            <text:p>0</text:p>
          </table:table-cell>
          <table:table-cell table:style-name="ACE-20" table:formula="of:=[$'Sheet4'.AO40]" office:value-type="float" office:value="0">
            <text:p>0</text:p>
          </table:table-cell>
          <table:table-cell table:style-name="ACE-20" table:formula="of:=[$'Sheet4'.AP40]" office:value-type="float" office:value="0">
            <text:p>0</text:p>
          </table:table-cell>
          <table:table-cell table:style-name="ACE-20" table:formula="of:=[$'Sheet4'.AQ40]" office:value-type="float" office:value="0">
            <text:p>0</text:p>
          </table:table-cell>
          <table:table-cell table:style-name="ACE-20" table:formula="of:=[$'Sheet4'.AR40]" office:value-type="float" office:value="0">
            <text:p>0</text:p>
          </table:table-cell>
          <table:table-cell table:style-name="ACE-20" table:formula="of:=[$'Sheet4'.AS40]" office:value-type="float" office:value="0">
            <text:p>0</text:p>
          </table:table-cell>
          <table:table-cell table:style-name="ACE-20" table:formula="of:=[$'Sheet4'.AT40]" office:value-type="float" office:value="0">
            <text:p>0</text:p>
          </table:table-cell>
          <table:table-cell table:style-name="ACE-20" table:formula="of:=[$'Sheet4'.AU40]" office:value-type="float" office:value="0">
            <text:p>0</text:p>
          </table:table-cell>
          <table:table-cell table:style-name="ACE-20" table:formula="of:=[$'Sheet4'.AV40]" office:value-type="float" office:value="0">
            <text:p>0</text:p>
          </table:table-cell>
          <table:table-cell table:style-name="ACE-20" table:formula="of:=[$'Sheet4'.AW40]" office:value-type="float" office:value="0">
            <text:p>0</text:p>
          </table:table-cell>
          <table:table-cell table:style-name="ACE-20" table:formula="of:=[$'Sheet4'.AX40]" office:value-type="float" office:value="0">
            <text:p>0</text:p>
          </table:table-cell>
          <table:table-cell table:style-name="ACE-20" table:formula="of:=[$'Sheet4'.AY40]" office:value-type="float" office:value="0">
            <text:p>0</text:p>
          </table:table-cell>
          <table:table-cell table:style-name="ACE-20" table:formula="of:=[$'Sheet4'.AZ40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41]" office:value-type="float" office:value="0">
            <text:p>0</text:p>
          </table:table-cell>
          <table:table-cell table:style-name="ACE-20" table:formula="of:=[$'Sheet4'.D41]" office:value-type="float" office:value="0">
            <text:p>0</text:p>
          </table:table-cell>
          <table:table-cell table:style-name="ACE-20" table:formula="of:=[$'Sheet4'.E41]" office:value-type="float" office:value="0">
            <text:p>0</text:p>
          </table:table-cell>
          <table:table-cell table:style-name="ACE-20" table:formula="of:=[$'Sheet4'.F41]" office:value-type="float" office:value="0">
            <text:p>0</text:p>
          </table:table-cell>
          <table:table-cell table:style-name="ACE-20" table:formula="of:=[$'Sheet4'.G41]" office:value-type="float" office:value="0">
            <text:p>0</text:p>
          </table:table-cell>
          <table:table-cell table:style-name="ACE-20" table:formula="of:=[$'Sheet4'.H41]" office:value-type="float" office:value="0">
            <text:p>0</text:p>
          </table:table-cell>
          <table:table-cell table:style-name="ACE-20" table:formula="of:=[$'Sheet4'.I41]" office:value-type="float" office:value="0">
            <text:p>0</text:p>
          </table:table-cell>
          <table:table-cell table:style-name="ACE-20" table:formula="of:=[$'Sheet4'.J41]" office:value-type="float" office:value="0">
            <text:p>0</text:p>
          </table:table-cell>
          <table:table-cell table:style-name="ACE-20" table:formula="of:=[$'Sheet4'.K41]" office:value-type="float" office:value="0">
            <text:p>0</text:p>
          </table:table-cell>
          <table:table-cell table:style-name="ACE-20" table:formula="of:=[$'Sheet4'.L41]" office:value-type="float" office:value="0">
            <text:p>0</text:p>
          </table:table-cell>
          <table:table-cell table:style-name="ACE-20" table:formula="of:=[$'Sheet4'.M41]" office:value-type="float" office:value="0">
            <text:p>0</text:p>
          </table:table-cell>
          <table:table-cell table:style-name="ACE-20" table:formula="of:=[$'Sheet4'.N41]" office:value-type="float" office:value="0">
            <text:p>0</text:p>
          </table:table-cell>
          <table:table-cell table:style-name="ACE-20" table:formula="of:=[$'Sheet4'.O41]" office:value-type="float" office:value="0">
            <text:p>0</text:p>
          </table:table-cell>
          <table:table-cell table:style-name="ACE-20" table:formula="of:=[$'Sheet4'.P41]" office:value-type="float" office:value="0">
            <text:p>0</text:p>
          </table:table-cell>
          <table:table-cell table:style-name="ACE-20" table:formula="of:=[$'Sheet4'.Q41]" office:value-type="float" office:value="0">
            <text:p>0</text:p>
          </table:table-cell>
          <table:table-cell table:style-name="ACE-20" table:formula="of:=[$'Sheet4'.R41]" office:value-type="float" office:value="0">
            <text:p>0</text:p>
          </table:table-cell>
          <table:table-cell table:style-name="ACE-20" table:formula="of:=[$'Sheet4'.S41]" office:value-type="float" office:value="0">
            <text:p>0</text:p>
          </table:table-cell>
          <table:table-cell table:style-name="ACE-20" table:formula="of:=[$'Sheet4'.T41]" office:value-type="float" office:value="0">
            <text:p>0</text:p>
          </table:table-cell>
          <table:table-cell table:style-name="ACE-20" table:formula="of:=[$'Sheet4'.U41]" office:value-type="float" office:value="0">
            <text:p>0</text:p>
          </table:table-cell>
          <table:table-cell table:style-name="ACE-20" table:formula="of:=[$'Sheet4'.V41]" office:value-type="float" office:value="0">
            <text:p>0</text:p>
          </table:table-cell>
          <table:table-cell table:style-name="ACE-20" table:formula="of:=[$'Sheet4'.W41]" office:value-type="float" office:value="0">
            <text:p>0</text:p>
          </table:table-cell>
          <table:table-cell table:style-name="ACE-20" table:formula="of:=[$'Sheet4'.X41]" office:value-type="float" office:value="0">
            <text:p>0</text:p>
          </table:table-cell>
          <table:table-cell table:style-name="ACE-20" table:formula="of:=[$'Sheet4'.Y41]" office:value-type="float" office:value="0">
            <text:p>0</text:p>
          </table:table-cell>
          <table:table-cell table:style-name="ACE-20" table:formula="of:=[$'Sheet4'.Z41]" office:value-type="float" office:value="0">
            <text:p>0</text:p>
          </table:table-cell>
          <table:table-cell table:style-name="ACE-20" table:formula="of:=[$'Sheet4'.AA41]" office:value-type="float" office:value="0">
            <text:p>0</text:p>
          </table:table-cell>
          <table:table-cell table:style-name="ACE-20" table:formula="of:=[$'Sheet4'.AB41]" office:value-type="float" office:value="0">
            <text:p>0</text:p>
          </table:table-cell>
          <table:table-cell table:style-name="ACE-20" table:formula="of:=[$'Sheet4'.AC41]" office:value-type="float" office:value="0">
            <text:p>0</text:p>
          </table:table-cell>
          <table:table-cell table:style-name="ACE-20" table:formula="of:=[$'Sheet4'.AD41]" office:value-type="float" office:value="0">
            <text:p>0</text:p>
          </table:table-cell>
          <table:table-cell table:style-name="ACE-20" table:formula="of:=[$'Sheet4'.AE41]" office:value-type="float" office:value="0">
            <text:p>0</text:p>
          </table:table-cell>
          <table:table-cell table:style-name="ACE-20" table:formula="of:=[$'Sheet4'.AF41]" office:value-type="float" office:value="0">
            <text:p>0</text:p>
          </table:table-cell>
          <table:table-cell table:style-name="ACE-20" table:formula="of:=[$'Sheet4'.AG41]" office:value-type="float" office:value="0">
            <text:p>0</text:p>
          </table:table-cell>
          <table:table-cell table:style-name="ACE-20" table:formula="of:=[$'Sheet4'.AH41]" office:value-type="float" office:value="0">
            <text:p>0</text:p>
          </table:table-cell>
          <table:table-cell table:style-name="ACE-20" table:formula="of:=[$'Sheet4'.AI41]" office:value-type="float" office:value="0">
            <text:p>0</text:p>
          </table:table-cell>
          <table:table-cell table:style-name="ACE-20" table:formula="of:=[$'Sheet4'.AJ41]" office:value-type="float" office:value="0">
            <text:p>0</text:p>
          </table:table-cell>
          <table:table-cell table:style-name="ACE-20" table:formula="of:=[$'Sheet4'.AK41]" office:value-type="float" office:value="0">
            <text:p>0</text:p>
          </table:table-cell>
          <table:table-cell table:style-name="ACE-20" table:formula="of:=[$'Sheet4'.AL41]" office:value-type="float" office:value="0">
            <text:p>0</text:p>
          </table:table-cell>
          <table:table-cell table:style-name="ACE-20" table:formula="of:=[$'Sheet4'.AM41]" office:value-type="float" office:value="0">
            <text:p>0</text:p>
          </table:table-cell>
          <table:table-cell table:style-name="ACE-20" table:formula="of:=[$'Sheet4'.AN41]" office:value-type="float" office:value="0">
            <text:p>0</text:p>
          </table:table-cell>
          <table:table-cell table:style-name="ACE-20" table:formula="of:=[$'Sheet4'.AO41]" office:value-type="float" office:value="0">
            <text:p>0</text:p>
          </table:table-cell>
          <table:table-cell table:style-name="ACE-20" table:formula="of:=[$'Sheet4'.AP41]" office:value-type="float" office:value="0">
            <text:p>0</text:p>
          </table:table-cell>
          <table:table-cell table:style-name="ACE-20" table:formula="of:=[$'Sheet4'.AQ41]" office:value-type="float" office:value="0">
            <text:p>0</text:p>
          </table:table-cell>
          <table:table-cell table:style-name="ACE-20" table:formula="of:=[$'Sheet4'.AR41]" office:value-type="float" office:value="0">
            <text:p>0</text:p>
          </table:table-cell>
          <table:table-cell table:style-name="ACE-20" table:formula="of:=[$'Sheet4'.AS41]" office:value-type="float" office:value="0">
            <text:p>0</text:p>
          </table:table-cell>
          <table:table-cell table:style-name="ACE-20" table:formula="of:=[$'Sheet4'.AT41]" office:value-type="float" office:value="0">
            <text:p>0</text:p>
          </table:table-cell>
          <table:table-cell table:style-name="ACE-20" table:formula="of:=[$'Sheet4'.AU41]" office:value-type="float" office:value="0">
            <text:p>0</text:p>
          </table:table-cell>
          <table:table-cell table:style-name="ACE-20" table:formula="of:=[$'Sheet4'.AV41]" office:value-type="float" office:value="0">
            <text:p>0</text:p>
          </table:table-cell>
          <table:table-cell table:style-name="ACE-20" table:formula="of:=[$'Sheet4'.AW41]" office:value-type="float" office:value="0">
            <text:p>0</text:p>
          </table:table-cell>
          <table:table-cell table:style-name="ACE-20" table:formula="of:=[$'Sheet4'.AX41]" office:value-type="float" office:value="0">
            <text:p>0</text:p>
          </table:table-cell>
          <table:table-cell table:style-name="ACE-20" table:formula="of:=[$'Sheet4'.AY41]" office:value-type="float" office:value="0">
            <text:p>0</text:p>
          </table:table-cell>
          <table:table-cell table:style-name="ACE-20" table:formula="of:=[$'Sheet4'.AZ41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42]" office:value-type="float" office:value="0">
            <text:p>0</text:p>
          </table:table-cell>
          <table:table-cell table:style-name="ACE-20" table:formula="of:=[$'Sheet4'.D42]" office:value-type="float" office:value="0">
            <text:p>0</text:p>
          </table:table-cell>
          <table:table-cell table:style-name="ACE-20" table:formula="of:=[$'Sheet4'.E42]" office:value-type="float" office:value="0">
            <text:p>0</text:p>
          </table:table-cell>
          <table:table-cell table:style-name="ACE-20" table:formula="of:=[$'Sheet4'.F42]" office:value-type="float" office:value="0">
            <text:p>0</text:p>
          </table:table-cell>
          <table:table-cell table:style-name="ACE-20" table:formula="of:=[$'Sheet4'.G42]" office:value-type="float" office:value="0">
            <text:p>0</text:p>
          </table:table-cell>
          <table:table-cell table:style-name="ACE-20" table:formula="of:=[$'Sheet4'.H42]" office:value-type="float" office:value="0">
            <text:p>0</text:p>
          </table:table-cell>
          <table:table-cell table:style-name="ACE-20" table:formula="of:=[$'Sheet4'.I42]" office:value-type="float" office:value="0">
            <text:p>0</text:p>
          </table:table-cell>
          <table:table-cell table:style-name="ACE-20" table:formula="of:=[$'Sheet4'.J42]" office:value-type="float" office:value="0">
            <text:p>0</text:p>
          </table:table-cell>
          <table:table-cell table:style-name="ACE-20" table:formula="of:=[$'Sheet4'.K42]" office:value-type="float" office:value="0">
            <text:p>0</text:p>
          </table:table-cell>
          <table:table-cell table:style-name="ACE-20" table:formula="of:=[$'Sheet4'.L42]" office:value-type="float" office:value="0">
            <text:p>0</text:p>
          </table:table-cell>
          <table:table-cell table:style-name="ACE-20" table:formula="of:=[$'Sheet4'.M42]" office:value-type="float" office:value="0">
            <text:p>0</text:p>
          </table:table-cell>
          <table:table-cell table:style-name="ACE-20" table:formula="of:=[$'Sheet4'.N42]" office:value-type="float" office:value="0">
            <text:p>0</text:p>
          </table:table-cell>
          <table:table-cell table:style-name="ACE-20" table:formula="of:=[$'Sheet4'.O42]" office:value-type="float" office:value="0">
            <text:p>0</text:p>
          </table:table-cell>
          <table:table-cell table:style-name="ACE-20" table:formula="of:=[$'Sheet4'.P42]" office:value-type="float" office:value="0">
            <text:p>0</text:p>
          </table:table-cell>
          <table:table-cell table:style-name="ACE-20" table:formula="of:=[$'Sheet4'.Q42]" office:value-type="float" office:value="0">
            <text:p>0</text:p>
          </table:table-cell>
          <table:table-cell table:style-name="ACE-20" table:formula="of:=[$'Sheet4'.R42]" office:value-type="float" office:value="0">
            <text:p>0</text:p>
          </table:table-cell>
          <table:table-cell table:style-name="ACE-20" table:formula="of:=[$'Sheet4'.S42]" office:value-type="float" office:value="0">
            <text:p>0</text:p>
          </table:table-cell>
          <table:table-cell table:style-name="ACE-20" table:formula="of:=[$'Sheet4'.T42]" office:value-type="float" office:value="0">
            <text:p>0</text:p>
          </table:table-cell>
          <table:table-cell table:style-name="ACE-20" table:formula="of:=[$'Sheet4'.U42]" office:value-type="float" office:value="0">
            <text:p>0</text:p>
          </table:table-cell>
          <table:table-cell table:style-name="ACE-20" table:formula="of:=[$'Sheet4'.V42]" office:value-type="float" office:value="0">
            <text:p>0</text:p>
          </table:table-cell>
          <table:table-cell table:style-name="ACE-20" table:formula="of:=[$'Sheet4'.W42]" office:value-type="float" office:value="0">
            <text:p>0</text:p>
          </table:table-cell>
          <table:table-cell table:style-name="ACE-20" table:formula="of:=[$'Sheet4'.X42]" office:value-type="float" office:value="0">
            <text:p>0</text:p>
          </table:table-cell>
          <table:table-cell table:style-name="ACE-20" table:formula="of:=[$'Sheet4'.Y42]" office:value-type="float" office:value="0">
            <text:p>0</text:p>
          </table:table-cell>
          <table:table-cell table:style-name="ACE-20" table:formula="of:=[$'Sheet4'.Z42]" office:value-type="float" office:value="0">
            <text:p>0</text:p>
          </table:table-cell>
          <table:table-cell table:style-name="ACE-20" table:formula="of:=[$'Sheet4'.AA42]" office:value-type="float" office:value="0">
            <text:p>0</text:p>
          </table:table-cell>
          <table:table-cell table:style-name="ACE-20" table:formula="of:=[$'Sheet4'.AB42]" office:value-type="float" office:value="0">
            <text:p>0</text:p>
          </table:table-cell>
          <table:table-cell table:style-name="ACE-20" table:formula="of:=[$'Sheet4'.AC42]" office:value-type="float" office:value="0">
            <text:p>0</text:p>
          </table:table-cell>
          <table:table-cell table:style-name="ACE-20" table:formula="of:=[$'Sheet4'.AD42]" office:value-type="float" office:value="0">
            <text:p>0</text:p>
          </table:table-cell>
          <table:table-cell table:style-name="ACE-20" table:formula="of:=[$'Sheet4'.AE42]" office:value-type="float" office:value="0">
            <text:p>0</text:p>
          </table:table-cell>
          <table:table-cell table:style-name="ACE-20" table:formula="of:=[$'Sheet4'.AF42]" office:value-type="float" office:value="0">
            <text:p>0</text:p>
          </table:table-cell>
          <table:table-cell table:style-name="ACE-20" table:formula="of:=[$'Sheet4'.AG42]" office:value-type="float" office:value="0">
            <text:p>0</text:p>
          </table:table-cell>
          <table:table-cell table:style-name="ACE-20" table:formula="of:=[$'Sheet4'.AH42]" office:value-type="float" office:value="0">
            <text:p>0</text:p>
          </table:table-cell>
          <table:table-cell table:style-name="ACE-20" table:formula="of:=[$'Sheet4'.AI42]" office:value-type="float" office:value="0">
            <text:p>0</text:p>
          </table:table-cell>
          <table:table-cell table:style-name="ACE-20" table:formula="of:=[$'Sheet4'.AJ42]" office:value-type="float" office:value="0">
            <text:p>0</text:p>
          </table:table-cell>
          <table:table-cell table:style-name="ACE-20" table:formula="of:=[$'Sheet4'.AK42]" office:value-type="float" office:value="0">
            <text:p>0</text:p>
          </table:table-cell>
          <table:table-cell table:style-name="ACE-20" table:formula="of:=[$'Sheet4'.AL42]" office:value-type="float" office:value="0">
            <text:p>0</text:p>
          </table:table-cell>
          <table:table-cell table:style-name="ACE-20" table:formula="of:=[$'Sheet4'.AM42]" office:value-type="float" office:value="0">
            <text:p>0</text:p>
          </table:table-cell>
          <table:table-cell table:style-name="ACE-20" table:formula="of:=[$'Sheet4'.AN42]" office:value-type="float" office:value="0">
            <text:p>0</text:p>
          </table:table-cell>
          <table:table-cell table:style-name="ACE-20" table:formula="of:=[$'Sheet4'.AO42]" office:value-type="float" office:value="0">
            <text:p>0</text:p>
          </table:table-cell>
          <table:table-cell table:style-name="ACE-20" table:formula="of:=[$'Sheet4'.AP42]" office:value-type="float" office:value="0">
            <text:p>0</text:p>
          </table:table-cell>
          <table:table-cell table:style-name="ACE-20" table:formula="of:=[$'Sheet4'.AQ42]" office:value-type="float" office:value="0">
            <text:p>0</text:p>
          </table:table-cell>
          <table:table-cell table:style-name="ACE-20" table:formula="of:=[$'Sheet4'.AR42]" office:value-type="float" office:value="0">
            <text:p>0</text:p>
          </table:table-cell>
          <table:table-cell table:style-name="ACE-20" table:formula="of:=[$'Sheet4'.AS42]" office:value-type="float" office:value="0">
            <text:p>0</text:p>
          </table:table-cell>
          <table:table-cell table:style-name="ACE-20" table:formula="of:=[$'Sheet4'.AT42]" office:value-type="float" office:value="0">
            <text:p>0</text:p>
          </table:table-cell>
          <table:table-cell table:style-name="ACE-20" table:formula="of:=[$'Sheet4'.AU42]" office:value-type="float" office:value="0">
            <text:p>0</text:p>
          </table:table-cell>
          <table:table-cell table:style-name="ACE-20" table:formula="of:=[$'Sheet4'.AV42]" office:value-type="float" office:value="0">
            <text:p>0</text:p>
          </table:table-cell>
          <table:table-cell table:style-name="ACE-20" table:formula="of:=[$'Sheet4'.AW42]" office:value-type="float" office:value="0">
            <text:p>0</text:p>
          </table:table-cell>
          <table:table-cell table:style-name="ACE-20" table:formula="of:=[$'Sheet4'.AX42]" office:value-type="float" office:value="0">
            <text:p>0</text:p>
          </table:table-cell>
          <table:table-cell table:style-name="ACE-20" table:formula="of:=[$'Sheet4'.AY42]" office:value-type="float" office:value="0">
            <text:p>0</text:p>
          </table:table-cell>
          <table:table-cell table:style-name="ACE-20" table:formula="of:=[$'Sheet4'.AZ42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43]" office:value-type="float" office:value="0">
            <text:p>0</text:p>
          </table:table-cell>
          <table:table-cell table:style-name="ACE-20" table:formula="of:=[$'Sheet4'.D43]" office:value-type="float" office:value="0">
            <text:p>0</text:p>
          </table:table-cell>
          <table:table-cell table:style-name="ACE-20" table:formula="of:=[$'Sheet4'.E43]" office:value-type="float" office:value="0">
            <text:p>0</text:p>
          </table:table-cell>
          <table:table-cell table:style-name="ACE-20" table:formula="of:=[$'Sheet4'.F43]" office:value-type="float" office:value="0">
            <text:p>0</text:p>
          </table:table-cell>
          <table:table-cell table:style-name="ACE-20" table:formula="of:=[$'Sheet4'.G43]" office:value-type="float" office:value="0">
            <text:p>0</text:p>
          </table:table-cell>
          <table:table-cell table:style-name="ACE-20" table:formula="of:=[$'Sheet4'.H43]" office:value-type="float" office:value="0">
            <text:p>0</text:p>
          </table:table-cell>
          <table:table-cell table:style-name="ACE-20" table:formula="of:=[$'Sheet4'.I43]" office:value-type="float" office:value="0">
            <text:p>0</text:p>
          </table:table-cell>
          <table:table-cell table:style-name="ACE-20" table:formula="of:=[$'Sheet4'.J43]" office:value-type="float" office:value="0">
            <text:p>0</text:p>
          </table:table-cell>
          <table:table-cell table:style-name="ACE-20" table:formula="of:=[$'Sheet4'.K43]" office:value-type="float" office:value="0">
            <text:p>0</text:p>
          </table:table-cell>
          <table:table-cell table:style-name="ACE-20" table:formula="of:=[$'Sheet4'.L43]" office:value-type="float" office:value="0">
            <text:p>0</text:p>
          </table:table-cell>
          <table:table-cell table:style-name="ACE-20" table:formula="of:=[$'Sheet4'.M43]" office:value-type="float" office:value="0">
            <text:p>0</text:p>
          </table:table-cell>
          <table:table-cell table:style-name="ACE-20" table:formula="of:=[$'Sheet4'.N43]" office:value-type="float" office:value="0">
            <text:p>0</text:p>
          </table:table-cell>
          <table:table-cell table:style-name="ACE-20" table:formula="of:=[$'Sheet4'.O43]" office:value-type="float" office:value="0">
            <text:p>0</text:p>
          </table:table-cell>
          <table:table-cell table:style-name="ACE-20" table:formula="of:=[$'Sheet4'.P43]" office:value-type="float" office:value="0">
            <text:p>0</text:p>
          </table:table-cell>
          <table:table-cell table:style-name="ACE-20" table:formula="of:=[$'Sheet4'.Q43]" office:value-type="float" office:value="0">
            <text:p>0</text:p>
          </table:table-cell>
          <table:table-cell table:style-name="ACE-20" table:formula="of:=[$'Sheet4'.R43]" office:value-type="float" office:value="0">
            <text:p>0</text:p>
          </table:table-cell>
          <table:table-cell table:style-name="ACE-20" table:formula="of:=[$'Sheet4'.S43]" office:value-type="float" office:value="0">
            <text:p>0</text:p>
          </table:table-cell>
          <table:table-cell table:style-name="ACE-20" table:formula="of:=[$'Sheet4'.T43]" office:value-type="float" office:value="0">
            <text:p>0</text:p>
          </table:table-cell>
          <table:table-cell table:style-name="ACE-20" table:formula="of:=[$'Sheet4'.U43]" office:value-type="float" office:value="0">
            <text:p>0</text:p>
          </table:table-cell>
          <table:table-cell table:style-name="ACE-20" table:formula="of:=[$'Sheet4'.V43]" office:value-type="float" office:value="0">
            <text:p>0</text:p>
          </table:table-cell>
          <table:table-cell table:style-name="ACE-20" table:formula="of:=[$'Sheet4'.W43]" office:value-type="float" office:value="0">
            <text:p>0</text:p>
          </table:table-cell>
          <table:table-cell table:style-name="ACE-20" table:formula="of:=[$'Sheet4'.X43]" office:value-type="float" office:value="0">
            <text:p>0</text:p>
          </table:table-cell>
          <table:table-cell table:style-name="ACE-20" table:formula="of:=[$'Sheet4'.Y43]" office:value-type="float" office:value="0">
            <text:p>0</text:p>
          </table:table-cell>
          <table:table-cell table:style-name="ACE-20" table:formula="of:=[$'Sheet4'.Z43]" office:value-type="float" office:value="0">
            <text:p>0</text:p>
          </table:table-cell>
          <table:table-cell table:style-name="ACE-20" table:formula="of:=[$'Sheet4'.AA43]" office:value-type="float" office:value="0">
            <text:p>0</text:p>
          </table:table-cell>
          <table:table-cell table:style-name="ACE-20" table:formula="of:=[$'Sheet4'.AB43]" office:value-type="float" office:value="0">
            <text:p>0</text:p>
          </table:table-cell>
          <table:table-cell table:style-name="ACE-20" table:formula="of:=[$'Sheet4'.AC43]" office:value-type="float" office:value="0">
            <text:p>0</text:p>
          </table:table-cell>
          <table:table-cell table:style-name="ACE-20" table:formula="of:=[$'Sheet4'.AD43]" office:value-type="float" office:value="0">
            <text:p>0</text:p>
          </table:table-cell>
          <table:table-cell table:style-name="ACE-20" table:formula="of:=[$'Sheet4'.AE43]" office:value-type="float" office:value="0">
            <text:p>0</text:p>
          </table:table-cell>
          <table:table-cell table:style-name="ACE-20" table:formula="of:=[$'Sheet4'.AF43]" office:value-type="float" office:value="0">
            <text:p>0</text:p>
          </table:table-cell>
          <table:table-cell table:style-name="ACE-20" table:formula="of:=[$'Sheet4'.AG43]" office:value-type="float" office:value="0">
            <text:p>0</text:p>
          </table:table-cell>
          <table:table-cell table:style-name="ACE-20" table:formula="of:=[$'Sheet4'.AH43]" office:value-type="float" office:value="0">
            <text:p>0</text:p>
          </table:table-cell>
          <table:table-cell table:style-name="ACE-20" table:formula="of:=[$'Sheet4'.AI43]" office:value-type="float" office:value="0">
            <text:p>0</text:p>
          </table:table-cell>
          <table:table-cell table:style-name="ACE-20" table:formula="of:=[$'Sheet4'.AJ43]" office:value-type="float" office:value="0">
            <text:p>0</text:p>
          </table:table-cell>
          <table:table-cell table:style-name="ACE-20" table:formula="of:=[$'Sheet4'.AK43]" office:value-type="float" office:value="0">
            <text:p>0</text:p>
          </table:table-cell>
          <table:table-cell table:style-name="ACE-20" table:formula="of:=[$'Sheet4'.AL43]" office:value-type="float" office:value="0">
            <text:p>0</text:p>
          </table:table-cell>
          <table:table-cell table:style-name="ACE-20" table:formula="of:=[$'Sheet4'.AM43]" office:value-type="float" office:value="0">
            <text:p>0</text:p>
          </table:table-cell>
          <table:table-cell table:style-name="ACE-20" table:formula="of:=[$'Sheet4'.AN43]" office:value-type="float" office:value="0">
            <text:p>0</text:p>
          </table:table-cell>
          <table:table-cell table:style-name="ACE-20" table:formula="of:=[$'Sheet4'.AO43]" office:value-type="float" office:value="0">
            <text:p>0</text:p>
          </table:table-cell>
          <table:table-cell table:style-name="ACE-20" table:formula="of:=[$'Sheet4'.AP43]" office:value-type="float" office:value="0">
            <text:p>0</text:p>
          </table:table-cell>
          <table:table-cell table:style-name="ACE-20" table:formula="of:=[$'Sheet4'.AQ43]" office:value-type="float" office:value="0">
            <text:p>0</text:p>
          </table:table-cell>
          <table:table-cell table:style-name="ACE-20" table:formula="of:=[$'Sheet4'.AR43]" office:value-type="float" office:value="0">
            <text:p>0</text:p>
          </table:table-cell>
          <table:table-cell table:style-name="ACE-20" table:formula="of:=[$'Sheet4'.AS43]" office:value-type="float" office:value="0">
            <text:p>0</text:p>
          </table:table-cell>
          <table:table-cell table:style-name="ACE-20" table:formula="of:=[$'Sheet4'.AT43]" office:value-type="float" office:value="0">
            <text:p>0</text:p>
          </table:table-cell>
          <table:table-cell table:style-name="ACE-20" table:formula="of:=[$'Sheet4'.AU43]" office:value-type="float" office:value="0">
            <text:p>0</text:p>
          </table:table-cell>
          <table:table-cell table:style-name="ACE-20" table:formula="of:=[$'Sheet4'.AV43]" office:value-type="float" office:value="0">
            <text:p>0</text:p>
          </table:table-cell>
          <table:table-cell table:style-name="ACE-20" table:formula="of:=[$'Sheet4'.AW43]" office:value-type="float" office:value="0">
            <text:p>0</text:p>
          </table:table-cell>
          <table:table-cell table:style-name="ACE-20" table:formula="of:=[$'Sheet4'.AX43]" office:value-type="float" office:value="0">
            <text:p>0</text:p>
          </table:table-cell>
          <table:table-cell table:style-name="ACE-20" table:formula="of:=[$'Sheet4'.AY43]" office:value-type="float" office:value="0">
            <text:p>0</text:p>
          </table:table-cell>
          <table:table-cell table:style-name="ACE-20" table:formula="of:=[$'Sheet4'.AZ43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44]" office:value-type="float" office:value="0">
            <text:p>0</text:p>
          </table:table-cell>
          <table:table-cell table:style-name="ACE-20" table:formula="of:=[$'Sheet4'.D44]" office:value-type="float" office:value="0">
            <text:p>0</text:p>
          </table:table-cell>
          <table:table-cell table:style-name="ACE-20" table:formula="of:=[$'Sheet4'.E44]" office:value-type="float" office:value="0">
            <text:p>0</text:p>
          </table:table-cell>
          <table:table-cell table:style-name="ACE-20" table:formula="of:=[$'Sheet4'.F44]" office:value-type="float" office:value="0">
            <text:p>0</text:p>
          </table:table-cell>
          <table:table-cell table:style-name="ACE-20" table:formula="of:=[$'Sheet4'.G44]" office:value-type="float" office:value="0">
            <text:p>0</text:p>
          </table:table-cell>
          <table:table-cell table:style-name="ACE-20" table:formula="of:=[$'Sheet4'.H44]" office:value-type="float" office:value="0">
            <text:p>0</text:p>
          </table:table-cell>
          <table:table-cell table:style-name="ACE-20" table:formula="of:=[$'Sheet4'.I44]" office:value-type="float" office:value="0">
            <text:p>0</text:p>
          </table:table-cell>
          <table:table-cell table:style-name="ACE-20" table:formula="of:=[$'Sheet4'.J44]" office:value-type="float" office:value="0">
            <text:p>0</text:p>
          </table:table-cell>
          <table:table-cell table:style-name="ACE-20" table:formula="of:=[$'Sheet4'.K44]" office:value-type="float" office:value="0">
            <text:p>0</text:p>
          </table:table-cell>
          <table:table-cell table:style-name="ACE-20" table:formula="of:=[$'Sheet4'.L44]" office:value-type="float" office:value="0">
            <text:p>0</text:p>
          </table:table-cell>
          <table:table-cell table:style-name="ACE-20" table:formula="of:=[$'Sheet4'.M44]" office:value-type="float" office:value="0">
            <text:p>0</text:p>
          </table:table-cell>
          <table:table-cell table:style-name="ACE-20" table:formula="of:=[$'Sheet4'.N44]" office:value-type="float" office:value="0">
            <text:p>0</text:p>
          </table:table-cell>
          <table:table-cell table:style-name="ACE-20" table:formula="of:=[$'Sheet4'.O44]" office:value-type="float" office:value="0">
            <text:p>0</text:p>
          </table:table-cell>
          <table:table-cell table:style-name="ACE-20" table:formula="of:=[$'Sheet4'.P44]" office:value-type="float" office:value="0">
            <text:p>0</text:p>
          </table:table-cell>
          <table:table-cell table:style-name="ACE-20" table:formula="of:=[$'Sheet4'.Q44]" office:value-type="float" office:value="0">
            <text:p>0</text:p>
          </table:table-cell>
          <table:table-cell table:style-name="ACE-20" table:formula="of:=[$'Sheet4'.R44]" office:value-type="float" office:value="0">
            <text:p>0</text:p>
          </table:table-cell>
          <table:table-cell table:style-name="ACE-20" table:formula="of:=[$'Sheet4'.S44]" office:value-type="float" office:value="0">
            <text:p>0</text:p>
          </table:table-cell>
          <table:table-cell table:style-name="ACE-20" table:formula="of:=[$'Sheet4'.T44]" office:value-type="float" office:value="0">
            <text:p>0</text:p>
          </table:table-cell>
          <table:table-cell table:style-name="ACE-20" table:formula="of:=[$'Sheet4'.U44]" office:value-type="float" office:value="0">
            <text:p>0</text:p>
          </table:table-cell>
          <table:table-cell table:style-name="ACE-20" table:formula="of:=[$'Sheet4'.V44]" office:value-type="float" office:value="0">
            <text:p>0</text:p>
          </table:table-cell>
          <table:table-cell table:style-name="ACE-20" table:formula="of:=[$'Sheet4'.W44]" office:value-type="float" office:value="0">
            <text:p>0</text:p>
          </table:table-cell>
          <table:table-cell table:style-name="ACE-20" table:formula="of:=[$'Sheet4'.X44]" office:value-type="float" office:value="0">
            <text:p>0</text:p>
          </table:table-cell>
          <table:table-cell table:style-name="ACE-20" table:formula="of:=[$'Sheet4'.Y44]" office:value-type="float" office:value="0">
            <text:p>0</text:p>
          </table:table-cell>
          <table:table-cell table:style-name="ACE-20" table:formula="of:=[$'Sheet4'.Z44]" office:value-type="float" office:value="0">
            <text:p>0</text:p>
          </table:table-cell>
          <table:table-cell table:style-name="ACE-20" table:formula="of:=[$'Sheet4'.AA44]" office:value-type="float" office:value="0">
            <text:p>0</text:p>
          </table:table-cell>
          <table:table-cell table:style-name="ACE-20" table:formula="of:=[$'Sheet4'.AB44]" office:value-type="float" office:value="0">
            <text:p>0</text:p>
          </table:table-cell>
          <table:table-cell table:style-name="ACE-20" table:formula="of:=[$'Sheet4'.AC44]" office:value-type="float" office:value="0">
            <text:p>0</text:p>
          </table:table-cell>
          <table:table-cell table:style-name="ACE-20" table:formula="of:=[$'Sheet4'.AD44]" office:value-type="float" office:value="0">
            <text:p>0</text:p>
          </table:table-cell>
          <table:table-cell table:style-name="ACE-20" table:formula="of:=[$'Sheet4'.AE44]" office:value-type="float" office:value="0">
            <text:p>0</text:p>
          </table:table-cell>
          <table:table-cell table:style-name="ACE-20" table:formula="of:=[$'Sheet4'.AF44]" office:value-type="float" office:value="0">
            <text:p>0</text:p>
          </table:table-cell>
          <table:table-cell table:style-name="ACE-20" table:formula="of:=[$'Sheet4'.AG44]" office:value-type="float" office:value="0">
            <text:p>0</text:p>
          </table:table-cell>
          <table:table-cell table:style-name="ACE-20" table:formula="of:=[$'Sheet4'.AH44]" office:value-type="float" office:value="0">
            <text:p>0</text:p>
          </table:table-cell>
          <table:table-cell table:style-name="ACE-20" table:formula="of:=[$'Sheet4'.AI44]" office:value-type="float" office:value="0">
            <text:p>0</text:p>
          </table:table-cell>
          <table:table-cell table:style-name="ACE-20" table:formula="of:=[$'Sheet4'.AJ44]" office:value-type="float" office:value="0">
            <text:p>0</text:p>
          </table:table-cell>
          <table:table-cell table:style-name="ACE-20" table:formula="of:=[$'Sheet4'.AK44]" office:value-type="float" office:value="0">
            <text:p>0</text:p>
          </table:table-cell>
          <table:table-cell table:style-name="ACE-20" table:formula="of:=[$'Sheet4'.AL44]" office:value-type="float" office:value="0">
            <text:p>0</text:p>
          </table:table-cell>
          <table:table-cell table:style-name="ACE-20" table:formula="of:=[$'Sheet4'.AM44]" office:value-type="float" office:value="0">
            <text:p>0</text:p>
          </table:table-cell>
          <table:table-cell table:style-name="ACE-20" table:formula="of:=[$'Sheet4'.AN44]" office:value-type="float" office:value="0">
            <text:p>0</text:p>
          </table:table-cell>
          <table:table-cell table:style-name="ACE-20" table:formula="of:=[$'Sheet4'.AO44]" office:value-type="float" office:value="0">
            <text:p>0</text:p>
          </table:table-cell>
          <table:table-cell table:style-name="ACE-20" table:formula="of:=[$'Sheet4'.AP44]" office:value-type="float" office:value="0">
            <text:p>0</text:p>
          </table:table-cell>
          <table:table-cell table:style-name="ACE-20" table:formula="of:=[$'Sheet4'.AQ44]" office:value-type="float" office:value="0">
            <text:p>0</text:p>
          </table:table-cell>
          <table:table-cell table:style-name="ACE-20" table:formula="of:=[$'Sheet4'.AR44]" office:value-type="float" office:value="0">
            <text:p>0</text:p>
          </table:table-cell>
          <table:table-cell table:style-name="ACE-20" table:formula="of:=[$'Sheet4'.AS44]" office:value-type="float" office:value="0">
            <text:p>0</text:p>
          </table:table-cell>
          <table:table-cell table:style-name="ACE-20" table:formula="of:=[$'Sheet4'.AT44]" office:value-type="float" office:value="0">
            <text:p>0</text:p>
          </table:table-cell>
          <table:table-cell table:style-name="ACE-20" table:formula="of:=[$'Sheet4'.AU44]" office:value-type="float" office:value="0">
            <text:p>0</text:p>
          </table:table-cell>
          <table:table-cell table:style-name="ACE-20" table:formula="of:=[$'Sheet4'.AV44]" office:value-type="float" office:value="0">
            <text:p>0</text:p>
          </table:table-cell>
          <table:table-cell table:style-name="ACE-20" table:formula="of:=[$'Sheet4'.AW44]" office:value-type="float" office:value="0">
            <text:p>0</text:p>
          </table:table-cell>
          <table:table-cell table:style-name="ACE-20" table:formula="of:=[$'Sheet4'.AX44]" office:value-type="float" office:value="0">
            <text:p>0</text:p>
          </table:table-cell>
          <table:table-cell table:style-name="ACE-20" table:formula="of:=[$'Sheet4'.AY44]" office:value-type="float" office:value="0">
            <text:p>0</text:p>
          </table:table-cell>
          <table:table-cell table:style-name="ACE-20" table:formula="of:=[$'Sheet4'.AZ44]" office:value-type="float" office:value="0">
            <text:p>0</text:p>
          </table:table-cell>
          <table:table-cell table:number-columns-repeated="204" table:style-name="ACE-20"/>
        </table:table-row>
        <table:table-row table:style-name="AROW-0">
          <table:table-cell table:number-columns-repeated="2" table:style-name="ACE-20"/>
          <table:table-cell table:style-name="ACE-20" table:formula="of:=[$'Sheet4'.C45]" office:value-type="float" office:value="0">
            <text:p>0</text:p>
          </table:table-cell>
          <table:table-cell table:style-name="ACE-20" table:formula="of:=[$'Sheet4'.D45]" office:value-type="float" office:value="0">
            <text:p>0</text:p>
          </table:table-cell>
          <table:table-cell table:style-name="ACE-20" table:formula="of:=[$'Sheet4'.E45]" office:value-type="float" office:value="0">
            <text:p>0</text:p>
          </table:table-cell>
          <table:table-cell table:style-name="ACE-20" table:formula="of:=[$'Sheet4'.F45]" office:value-type="float" office:value="0">
            <text:p>0</text:p>
          </table:table-cell>
          <table:table-cell table:style-name="ACE-20" table:formula="of:=[$'Sheet4'.G45]" office:value-type="float" office:value="0">
            <text:p>0</text:p>
          </table:table-cell>
          <table:table-cell table:style-name="ACE-20" table:formula="of:=[$'Sheet4'.H45]" office:value-type="float" office:value="0">
            <text:p>0</text:p>
          </table:table-cell>
          <table:table-cell table:style-name="ACE-20" table:formula="of:=[$'Sheet4'.I45]" office:value-type="float" office:value="0">
            <text:p>0</text:p>
          </table:table-cell>
          <table:table-cell table:style-name="ACE-20" table:formula="of:=[$'Sheet4'.J45]" office:value-type="float" office:value="0">
            <text:p>0</text:p>
          </table:table-cell>
          <table:table-cell table:style-name="ACE-20" table:formula="of:=[$'Sheet4'.K45]" office:value-type="float" office:value="0">
            <text:p>0</text:p>
          </table:table-cell>
          <table:table-cell table:style-name="ACE-20" table:formula="of:=[$'Sheet4'.L45]" office:value-type="float" office:value="0">
            <text:p>0</text:p>
          </table:table-cell>
          <table:table-cell table:style-name="ACE-20" table:formula="of:=[$'Sheet4'.M45]" office:value-type="float" office:value="0">
            <text:p>0</text:p>
          </table:table-cell>
          <table:table-cell table:style-name="ACE-20" table:formula="of:=[$'Sheet4'.N45]" office:value-type="float" office:value="0">
            <text:p>0</text:p>
          </table:table-cell>
          <table:table-cell table:style-name="ACE-20" table:formula="of:=[$'Sheet4'.O45]" office:value-type="float" office:value="0">
            <text:p>0</text:p>
          </table:table-cell>
          <table:table-cell table:style-name="ACE-20" table:formula="of:=[$'Sheet4'.P45]" office:value-type="float" office:value="0">
            <text:p>0</text:p>
          </table:table-cell>
          <table:table-cell table:style-name="ACE-20" table:formula="of:=[$'Sheet4'.Q45]" office:value-type="float" office:value="0">
            <text:p>0</text:p>
          </table:table-cell>
          <table:table-cell table:style-name="ACE-20" table:formula="of:=[$'Sheet4'.R45]" office:value-type="float" office:value="0">
            <text:p>0</text:p>
          </table:table-cell>
          <table:table-cell table:style-name="ACE-20" table:formula="of:=[$'Sheet4'.S45]" office:value-type="float" office:value="0">
            <text:p>0</text:p>
          </table:table-cell>
          <table:table-cell table:style-name="ACE-20" table:formula="of:=[$'Sheet4'.T45]" office:value-type="float" office:value="0">
            <text:p>0</text:p>
          </table:table-cell>
          <table:table-cell table:style-name="ACE-20" table:formula="of:=[$'Sheet4'.U45]" office:value-type="float" office:value="0">
            <text:p>0</text:p>
          </table:table-cell>
          <table:table-cell table:style-name="ACE-20" table:formula="of:=[$'Sheet4'.V45]" office:value-type="float" office:value="0">
            <text:p>0</text:p>
          </table:table-cell>
          <table:table-cell table:style-name="ACE-20" table:formula="of:=[$'Sheet4'.W45]" office:value-type="float" office:value="0">
            <text:p>0</text:p>
          </table:table-cell>
          <table:table-cell table:style-name="ACE-20" table:formula="of:=[$'Sheet4'.X45]" office:value-type="float" office:value="0">
            <text:p>0</text:p>
          </table:table-cell>
          <table:table-cell table:style-name="ACE-20" table:formula="of:=[$'Sheet4'.Y45]" office:value-type="float" office:value="0">
            <text:p>0</text:p>
          </table:table-cell>
          <table:table-cell table:style-name="ACE-20" table:formula="of:=[$'Sheet4'.Z45]" office:value-type="float" office:value="0">
            <text:p>0</text:p>
          </table:table-cell>
          <table:table-cell table:style-name="ACE-20" table:formula="of:=[$'Sheet4'.AA45]" office:value-type="float" office:value="0">
            <text:p>0</text:p>
          </table:table-cell>
          <table:table-cell table:style-name="ACE-20" table:formula="of:=[$'Sheet4'.AB45]" office:value-type="float" office:value="0">
            <text:p>0</text:p>
          </table:table-cell>
          <table:table-cell table:style-name="ACE-20" table:formula="of:=[$'Sheet4'.AC45]" office:value-type="float" office:value="0">
            <text:p>0</text:p>
          </table:table-cell>
          <table:table-cell table:style-name="ACE-20" table:formula="of:=[$'Sheet4'.AD45]" office:value-type="float" office:value="0">
            <text:p>0</text:p>
          </table:table-cell>
          <table:table-cell table:style-name="ACE-20" table:formula="of:=[$'Sheet4'.AE45]" office:value-type="float" office:value="0">
            <text:p>0</text:p>
          </table:table-cell>
          <table:table-cell table:style-name="ACE-20" table:formula="of:=[$'Sheet4'.AF45]" office:value-type="float" office:value="0">
            <text:p>0</text:p>
          </table:table-cell>
          <table:table-cell table:style-name="ACE-20" table:formula="of:=[$'Sheet4'.AG45]" office:value-type="float" office:value="0">
            <text:p>0</text:p>
          </table:table-cell>
          <table:table-cell table:style-name="ACE-20" table:formula="of:=[$'Sheet4'.AH45]" office:value-type="float" office:value="0">
            <text:p>0</text:p>
          </table:table-cell>
          <table:table-cell table:style-name="ACE-20" table:formula="of:=[$'Sheet4'.AI45]" office:value-type="float" office:value="0">
            <text:p>0</text:p>
          </table:table-cell>
          <table:table-cell table:style-name="ACE-20" table:formula="of:=[$'Sheet4'.AJ45]" office:value-type="float" office:value="0">
            <text:p>0</text:p>
          </table:table-cell>
          <table:table-cell table:style-name="ACE-20" table:formula="of:=[$'Sheet4'.AK45]" office:value-type="float" office:value="0">
            <text:p>0</text:p>
          </table:table-cell>
          <table:table-cell table:style-name="ACE-20" table:formula="of:=[$'Sheet4'.AL45]" office:value-type="float" office:value="0">
            <text:p>0</text:p>
          </table:table-cell>
          <table:table-cell table:style-name="ACE-20" table:formula="of:=[$'Sheet4'.AM45]" office:value-type="float" office:value="0">
            <text:p>0</text:p>
          </table:table-cell>
          <table:table-cell table:style-name="ACE-20" table:formula="of:=[$'Sheet4'.AN45]" office:value-type="float" office:value="0">
            <text:p>0</text:p>
          </table:table-cell>
          <table:table-cell table:style-name="ACE-20" table:formula="of:=[$'Sheet4'.AO45]" office:value-type="float" office:value="0">
            <text:p>0</text:p>
          </table:table-cell>
          <table:table-cell table:style-name="ACE-20" table:formula="of:=[$'Sheet4'.AP45]" office:value-type="float" office:value="0">
            <text:p>0</text:p>
          </table:table-cell>
          <table:table-cell table:style-name="ACE-20" table:formula="of:=[$'Sheet4'.AQ45]" office:value-type="float" office:value="0">
            <text:p>0</text:p>
          </table:table-cell>
          <table:table-cell table:style-name="ACE-20" table:formula="of:=[$'Sheet4'.AR45]" office:value-type="float" office:value="0">
            <text:p>0</text:p>
          </table:table-cell>
          <table:table-cell table:style-name="ACE-20" table:formula="of:=[$'Sheet4'.AS45]" office:value-type="float" office:value="0">
            <text:p>0</text:p>
          </table:table-cell>
          <table:table-cell table:style-name="ACE-20" table:formula="of:=[$'Sheet4'.AT45]" office:value-type="float" office:value="0">
            <text:p>0</text:p>
          </table:table-cell>
          <table:table-cell table:style-name="ACE-20" table:formula="of:=[$'Sheet4'.AU45]" office:value-type="float" office:value="0">
            <text:p>0</text:p>
          </table:table-cell>
          <table:table-cell table:style-name="ACE-20" table:formula="of:=[$'Sheet4'.AV45]" office:value-type="float" office:value="0">
            <text:p>0</text:p>
          </table:table-cell>
          <table:table-cell table:style-name="ACE-20" table:formula="of:=[$'Sheet4'.AW45]" office:value-type="float" office:value="0">
            <text:p>0</text:p>
          </table:table-cell>
          <table:table-cell table:style-name="ACE-20" table:formula="of:=[$'Sheet4'.AX45]" office:value-type="float" office:value="0">
            <text:p>0</text:p>
          </table:table-cell>
          <table:table-cell table:style-name="ACE-20" table:formula="of:=[$'Sheet4'.AY45]" office:value-type="float" office:value="0">
            <text:p>0</text:p>
          </table:table-cell>
          <table:table-cell table:style-name="ACE-20" table:formula="of:=[$'Sheet4'.AZ45]" office:value-type="float" office:value="0">
            <text:p>0</text:p>
          </table:table-cell>
          <table:table-cell table:number-columns-repeated="204" table:style-name="ACE-20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5&quot;" table:base-cell-address="$'Sheet5'.$A$1"/>
          <table:named-expression table:name="Print_Area" table:expression="of:=#REF!" table:base-cell-address="$'Sheet5'.$A$1"/>
        </table:named-expressions>
      </table:table>
      <table:table table:name="Sheet6" table:style-name="ta-5" table:print="true">
        <office:forms form:automatic-focus="false" form:apply-design-mode="false">
          <form:form/>
        </office:forms>
        <table:table-column table:default-cell-style-name="ACE-21" table:style-name="ACOL-0" table:number-columns-repeated="2"/>
        <table:table-column table:default-cell-style-name="ACE-21" table:style-name="ACOL-0" table:number-columns-repeated="50"/>
        <table:table-column table:default-cell-style-name="ACE-21" table:style-name="ACOL-0" table:number-columns-repeated="204"/>
        <table:table-row table:style-name="AROW-0" table:number-rows-repeated="5">
          <table:table-cell table:number-columns-repeated="256"/>
        </table:table-row>
        <table:table-row table:style-name="AROW-1">
          <table:table-cell table:number-columns-repeated="2" table:style-name="ACE-21"/>
          <table:table-cell table:style-name="ACE-21" table:formula="of:=[$'Sheet1'.C6]" office:value-type="float" office:value="0">
            <text:p>0</text:p>
          </table:table-cell>
          <table:table-cell table:style-name="ACE-21" table:formula="of:=[$'Sheet1'.D6]" office:value-type="float" office:value="0">
            <text:p>0</text:p>
          </table:table-cell>
          <table:table-cell table:style-name="ACE-21" table:formula="of:=[$'Sheet1'.E6]" office:value-type="float" office:value="0">
            <text:p>0</text:p>
          </table:table-cell>
          <table:table-cell table:style-name="ACE-21" table:formula="of:=[$'Sheet1'.F6]" office:value-type="float" office:value="0">
            <text:p>0</text:p>
          </table:table-cell>
          <table:table-cell table:style-name="ACE-21" table:formula="of:=[$'Sheet1'.G6]" office:value-type="float" office:value="0">
            <text:p>0</text:p>
          </table:table-cell>
          <table:table-cell table:style-name="ACE-21" table:formula="of:=[$'Sheet1'.H6]" office:value-type="float" office:value="0">
            <text:p>0</text:p>
          </table:table-cell>
          <table:table-cell table:style-name="ACE-21" table:formula="of:=[$'Sheet1'.I6]" office:value-type="float" office:value="0">
            <text:p>0</text:p>
          </table:table-cell>
          <table:table-cell table:style-name="ACE-21" table:formula="of:=[$'Sheet1'.J6]" office:value-type="float" office:value="0">
            <text:p>0</text:p>
          </table:table-cell>
          <table:table-cell table:style-name="ACE-21" table:formula="of:=[$'Sheet1'.K6]" office:value-type="float" office:value="0">
            <text:p>0</text:p>
          </table:table-cell>
          <table:table-cell table:style-name="ACE-21" table:formula="of:=[$'Sheet1'.L6]" office:value-type="float" office:value="0">
            <text:p>0</text:p>
          </table:table-cell>
          <table:table-cell table:style-name="ACE-21" table:formula="of:=[$'Sheet1'.M6]" office:value-type="float" office:value="0">
            <text:p>0</text:p>
          </table:table-cell>
          <table:table-cell table:style-name="ACE-21" table:formula="of:=[$'Sheet1'.N6]" office:value-type="float" office:value="0">
            <text:p>0</text:p>
          </table:table-cell>
          <table:table-cell table:style-name="ACE-21" table:formula="of:=[$'Sheet1'.O6]" office:value-type="float" office:value="0">
            <text:p>0</text:p>
          </table:table-cell>
          <table:table-cell table:style-name="ACE-21" table:formula="of:=[$'Sheet1'.P6]" office:value-type="float" office:value="0">
            <text:p>0</text:p>
          </table:table-cell>
          <table:table-cell table:style-name="ACE-21" table:formula="of:=[$'Sheet1'.Q6]" office:value-type="float" office:value="0">
            <text:p>0</text:p>
          </table:table-cell>
          <table:table-cell table:style-name="ACE-21" table:formula="of:=[$'Sheet1'.R6]" office:value-type="float" office:value="0">
            <text:p>0</text:p>
          </table:table-cell>
          <table:table-cell table:style-name="ACE-21" table:formula="of:=[$'Sheet1'.S6]" office:value-type="float" office:value="0">
            <text:p>0</text:p>
          </table:table-cell>
          <table:table-cell table:style-name="ACE-21" table:formula="of:=[$'Sheet1'.T6]" office:value-type="float" office:value="0">
            <text:p>0</text:p>
          </table:table-cell>
          <table:table-cell table:style-name="ACE-21" table:formula="of:=[$'Sheet1'.U6]" office:value-type="float" office:value="0">
            <text:p>0</text:p>
          </table:table-cell>
          <table:table-cell table:style-name="ACE-21" table:formula="of:=[$'Sheet1'.V6]" office:value-type="float" office:value="0">
            <text:p>0</text:p>
          </table:table-cell>
          <table:table-cell table:style-name="ACE-21" table:formula="of:=[$'Sheet1'.W6]" office:value-type="float" office:value="0">
            <text:p>0</text:p>
          </table:table-cell>
          <table:table-cell table:style-name="ACE-21" table:formula="of:=[$'Sheet1'.X6]" office:value-type="float" office:value="0">
            <text:p>0</text:p>
          </table:table-cell>
          <table:table-cell table:style-name="ACE-21" table:formula="of:=[$'Sheet1'.Y6]" office:value-type="float" office:value="0">
            <text:p>0</text:p>
          </table:table-cell>
          <table:table-cell table:style-name="ACE-21" table:formula="of:=[$'Sheet1'.Z6]" office:value-type="float" office:value="0">
            <text:p>0</text:p>
          </table:table-cell>
          <table:table-cell table:style-name="ACE-21" table:formula="of:=[$'Sheet1'.AA6]" office:value-type="float" office:value="0">
            <text:p>0</text:p>
          </table:table-cell>
          <table:table-cell table:style-name="ACE-21" table:formula="of:=[$'Sheet1'.AB6]" office:value-type="float" office:value="0">
            <text:p>0</text:p>
          </table:table-cell>
          <table:table-cell table:style-name="ACE-21" table:formula="of:=[$'Sheet1'.AC6]" office:value-type="float" office:value="0">
            <text:p>0</text:p>
          </table:table-cell>
          <table:table-cell table:style-name="ACE-21" table:formula="of:=[$'Sheet1'.AD6]" office:value-type="float" office:value="0">
            <text:p>0</text:p>
          </table:table-cell>
          <table:table-cell table:style-name="ACE-21" table:formula="of:=[$'Sheet1'.AE6]" office:value-type="float" office:value="0">
            <text:p>0</text:p>
          </table:table-cell>
          <table:table-cell table:style-name="ACE-21" table:formula="of:=[$'Sheet1'.AF6]" office:value-type="float" office:value="0">
            <text:p>0</text:p>
          </table:table-cell>
          <table:table-cell table:style-name="ACE-21" table:formula="of:=[$'Sheet1'.AG6]" office:value-type="float" office:value="0">
            <text:p>0</text:p>
          </table:table-cell>
          <table:table-cell table:style-name="ACE-21" table:formula="of:=[$'Sheet1'.AH6]" office:value-type="float" office:value="0">
            <text:p>0</text:p>
          </table:table-cell>
          <table:table-cell table:style-name="ACE-21" table:formula="of:=[$'Sheet1'.AI6]" office:value-type="float" office:value="0">
            <text:p>0</text:p>
          </table:table-cell>
          <table:table-cell table:style-name="ACE-21" table:formula="of:=[$'Sheet1'.AJ6]" office:value-type="float" office:value="0">
            <text:p>0</text:p>
          </table:table-cell>
          <table:table-cell table:style-name="ACE-21" table:formula="of:=[$'Sheet1'.AK6]" office:value-type="float" office:value="0">
            <text:p>0</text:p>
          </table:table-cell>
          <table:table-cell table:style-name="ACE-21" table:formula="of:=[$'Sheet1'.AL6]" office:value-type="float" office:value="0">
            <text:p>0</text:p>
          </table:table-cell>
          <table:table-cell table:style-name="ACE-21" table:formula="of:=[$'Sheet1'.AM6]" office:value-type="float" office:value="0">
            <text:p>0</text:p>
          </table:table-cell>
          <table:table-cell table:style-name="ACE-21" table:formula="of:=[$'Sheet1'.AN6]" office:value-type="float" office:value="0">
            <text:p>0</text:p>
          </table:table-cell>
          <table:table-cell table:style-name="ACE-21" table:formula="of:=[$'Sheet1'.AO6]" office:value-type="float" office:value="0">
            <text:p>0</text:p>
          </table:table-cell>
          <table:table-cell table:style-name="ACE-21" table:formula="of:=[$'Sheet1'.AP6]" office:value-type="float" office:value="0">
            <text:p>0</text:p>
          </table:table-cell>
          <table:table-cell table:style-name="ACE-21" table:formula="of:=[$'Sheet1'.AQ6]" office:value-type="float" office:value="0">
            <text:p>0</text:p>
          </table:table-cell>
          <table:table-cell table:style-name="ACE-21" table:formula="of:=[$'Sheet1'.AR6]" office:value-type="float" office:value="0">
            <text:p>0</text:p>
          </table:table-cell>
          <table:table-cell table:style-name="ACE-21" table:formula="of:=[$'Sheet1'.AS6]" office:value-type="float" office:value="0">
            <text:p>0</text:p>
          </table:table-cell>
          <table:table-cell table:style-name="ACE-21" table:formula="of:=[$'Sheet1'.AT6]" office:value-type="float" office:value="0">
            <text:p>0</text:p>
          </table:table-cell>
          <table:table-cell table:style-name="ACE-21" table:formula="of:=[$'Sheet1'.AU6]" office:value-type="float" office:value="0">
            <text:p>0</text:p>
          </table:table-cell>
          <table:table-cell table:style-name="ACE-21" table:formula="of:=[$'Sheet1'.AV6]" office:value-type="float" office:value="0">
            <text:p>0</text:p>
          </table:table-cell>
          <table:table-cell table:style-name="ACE-21" table:formula="of:=[$'Sheet1'.AW6]" office:value-type="float" office:value="0">
            <text:p>0</text:p>
          </table:table-cell>
          <table:table-cell table:style-name="ACE-21" table:formula="of:=[$'Sheet1'.AX6]" office:value-type="float" office:value="0">
            <text:p>0</text:p>
          </table:table-cell>
          <table:table-cell table:style-name="ACE-21" table:formula="of:=[$'Sheet1'.AY6]" office:value-type="float" office:value="0">
            <text:p>0</text:p>
          </table:table-cell>
          <table:table-cell table:style-name="ACE-21" table:formula="of:=[$'Sheet1'.AZ6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7]" office:value-type="float" office:value="0">
            <text:p>0</text:p>
          </table:table-cell>
          <table:table-cell table:style-name="ACE-21" table:formula="of:=[$'Sheet1'.D7]" office:value-type="float" office:value="0">
            <text:p>0</text:p>
          </table:table-cell>
          <table:table-cell table:style-name="ACE-21" table:formula="of:=[$'Sheet1'.E7]" office:value-type="float" office:value="0">
            <text:p>0</text:p>
          </table:table-cell>
          <table:table-cell table:style-name="ACE-21" table:formula="of:=[$'Sheet1'.F7]" office:value-type="float" office:value="0">
            <text:p>0</text:p>
          </table:table-cell>
          <table:table-cell table:style-name="ACE-21" table:formula="of:=[$'Sheet1'.G7]" office:value-type="float" office:value="0">
            <text:p>0</text:p>
          </table:table-cell>
          <table:table-cell table:style-name="ACE-21" table:formula="of:=[$'Sheet1'.H7]" office:value-type="float" office:value="0">
            <text:p>0</text:p>
          </table:table-cell>
          <table:table-cell table:style-name="ACE-21" table:formula="of:=[$'Sheet1'.I7]" office:value-type="float" office:value="0">
            <text:p>0</text:p>
          </table:table-cell>
          <table:table-cell table:style-name="ACE-21" table:formula="of:=[$'Sheet1'.J7]" office:value-type="float" office:value="0">
            <text:p>0</text:p>
          </table:table-cell>
          <table:table-cell table:style-name="ACE-21" table:formula="of:=[$'Sheet1'.K7]" office:value-type="float" office:value="0">
            <text:p>0</text:p>
          </table:table-cell>
          <table:table-cell table:style-name="ACE-21" table:formula="of:=[$'Sheet1'.L7]" office:value-type="float" office:value="0">
            <text:p>0</text:p>
          </table:table-cell>
          <table:table-cell table:style-name="ACE-21" table:formula="of:=[$'Sheet1'.M7]" office:value-type="float" office:value="0">
            <text:p>0</text:p>
          </table:table-cell>
          <table:table-cell table:style-name="ACE-21" table:formula="of:=[$'Sheet1'.N7]" office:value-type="float" office:value="0">
            <text:p>0</text:p>
          </table:table-cell>
          <table:table-cell table:style-name="ACE-21" table:formula="of:=[$'Sheet1'.O7]" office:value-type="float" office:value="0">
            <text:p>0</text:p>
          </table:table-cell>
          <table:table-cell table:style-name="ACE-21" table:formula="of:=[$'Sheet1'.P7]" office:value-type="float" office:value="0">
            <text:p>0</text:p>
          </table:table-cell>
          <table:table-cell table:style-name="ACE-21" table:formula="of:=[$'Sheet1'.Q7]" office:value-type="float" office:value="0">
            <text:p>0</text:p>
          </table:table-cell>
          <table:table-cell table:style-name="ACE-21" table:formula="of:=[$'Sheet1'.R7]" office:value-type="float" office:value="0">
            <text:p>0</text:p>
          </table:table-cell>
          <table:table-cell table:style-name="ACE-21" table:formula="of:=[$'Sheet1'.S7]" office:value-type="float" office:value="0">
            <text:p>0</text:p>
          </table:table-cell>
          <table:table-cell table:style-name="ACE-21" table:formula="of:=[$'Sheet1'.T7]" office:value-type="float" office:value="0">
            <text:p>0</text:p>
          </table:table-cell>
          <table:table-cell table:style-name="ACE-21" table:formula="of:=[$'Sheet1'.U7]" office:value-type="float" office:value="0">
            <text:p>0</text:p>
          </table:table-cell>
          <table:table-cell table:style-name="ACE-21" table:formula="of:=[$'Sheet1'.V7]" office:value-type="float" office:value="0">
            <text:p>0</text:p>
          </table:table-cell>
          <table:table-cell table:style-name="ACE-21" table:formula="of:=[$'Sheet1'.W7]" office:value-type="float" office:value="0">
            <text:p>0</text:p>
          </table:table-cell>
          <table:table-cell table:style-name="ACE-21" table:formula="of:=[$'Sheet1'.X7]" office:value-type="float" office:value="0">
            <text:p>0</text:p>
          </table:table-cell>
          <table:table-cell table:style-name="ACE-21" table:formula="of:=[$'Sheet1'.Y7]" office:value-type="float" office:value="0">
            <text:p>0</text:p>
          </table:table-cell>
          <table:table-cell table:style-name="ACE-21" table:formula="of:=[$'Sheet1'.Z7]" office:value-type="float" office:value="0">
            <text:p>0</text:p>
          </table:table-cell>
          <table:table-cell table:style-name="ACE-21" table:formula="of:=[$'Sheet1'.AA7]" office:value-type="float" office:value="0">
            <text:p>0</text:p>
          </table:table-cell>
          <table:table-cell table:style-name="ACE-21" table:formula="of:=[$'Sheet1'.AB7]" office:value-type="float" office:value="0">
            <text:p>0</text:p>
          </table:table-cell>
          <table:table-cell table:style-name="ACE-21" table:formula="of:=[$'Sheet1'.AC7]" office:value-type="float" office:value="0">
            <text:p>0</text:p>
          </table:table-cell>
          <table:table-cell table:style-name="ACE-21" table:formula="of:=[$'Sheet1'.AD7]" office:value-type="float" office:value="0">
            <text:p>0</text:p>
          </table:table-cell>
          <table:table-cell table:style-name="ACE-21" table:formula="of:=[$'Sheet1'.AE7]" office:value-type="float" office:value="0">
            <text:p>0</text:p>
          </table:table-cell>
          <table:table-cell table:style-name="ACE-21" table:formula="of:=[$'Sheet1'.AF7]" office:value-type="float" office:value="0">
            <text:p>0</text:p>
          </table:table-cell>
          <table:table-cell table:style-name="ACE-21" table:formula="of:=[$'Sheet1'.AG7]" office:value-type="float" office:value="0">
            <text:p>0</text:p>
          </table:table-cell>
          <table:table-cell table:style-name="ACE-21" table:formula="of:=[$'Sheet1'.AH7]" office:value-type="float" office:value="0">
            <text:p>0</text:p>
          </table:table-cell>
          <table:table-cell table:style-name="ACE-21" table:formula="of:=[$'Sheet1'.AI7]" office:value-type="float" office:value="0">
            <text:p>0</text:p>
          </table:table-cell>
          <table:table-cell table:style-name="ACE-21" table:formula="of:=[$'Sheet1'.AJ7]" office:value-type="float" office:value="0">
            <text:p>0</text:p>
          </table:table-cell>
          <table:table-cell table:style-name="ACE-21" table:formula="of:=[$'Sheet1'.AK7]" office:value-type="float" office:value="0">
            <text:p>0</text:p>
          </table:table-cell>
          <table:table-cell table:style-name="ACE-21" table:formula="of:=[$'Sheet1'.AL7]" office:value-type="float" office:value="0">
            <text:p>0</text:p>
          </table:table-cell>
          <table:table-cell table:style-name="ACE-21" table:formula="of:=[$'Sheet1'.AM7]" office:value-type="float" office:value="0">
            <text:p>0</text:p>
          </table:table-cell>
          <table:table-cell table:style-name="ACE-21" table:formula="of:=[$'Sheet1'.AN7]" office:value-type="float" office:value="0">
            <text:p>0</text:p>
          </table:table-cell>
          <table:table-cell table:style-name="ACE-21" table:formula="of:=[$'Sheet1'.AO7]" office:value-type="float" office:value="0">
            <text:p>0</text:p>
          </table:table-cell>
          <table:table-cell table:style-name="ACE-21" table:formula="of:=[$'Sheet1'.AP7]" office:value-type="float" office:value="0">
            <text:p>0</text:p>
          </table:table-cell>
          <table:table-cell table:style-name="ACE-21" table:formula="of:=[$'Sheet1'.AQ7]" office:value-type="float" office:value="0">
            <text:p>0</text:p>
          </table:table-cell>
          <table:table-cell table:style-name="ACE-21" table:formula="of:=[$'Sheet1'.AR7]" office:value-type="float" office:value="0">
            <text:p>0</text:p>
          </table:table-cell>
          <table:table-cell table:style-name="ACE-21" table:formula="of:=[$'Sheet1'.AS7]" office:value-type="float" office:value="0">
            <text:p>0</text:p>
          </table:table-cell>
          <table:table-cell table:style-name="ACE-21" table:formula="of:=[$'Sheet1'.AT7]" office:value-type="float" office:value="0">
            <text:p>0</text:p>
          </table:table-cell>
          <table:table-cell table:style-name="ACE-21" table:formula="of:=[$'Sheet1'.AU7]" office:value-type="float" office:value="0">
            <text:p>0</text:p>
          </table:table-cell>
          <table:table-cell table:style-name="ACE-21" table:formula="of:=[$'Sheet1'.AV7]" office:value-type="float" office:value="0">
            <text:p>0</text:p>
          </table:table-cell>
          <table:table-cell table:style-name="ACE-21" table:formula="of:=[$'Sheet1'.AW7]" office:value-type="float" office:value="0">
            <text:p>0</text:p>
          </table:table-cell>
          <table:table-cell table:style-name="ACE-21" table:formula="of:=[$'Sheet1'.AX7]" office:value-type="float" office:value="0">
            <text:p>0</text:p>
          </table:table-cell>
          <table:table-cell table:style-name="ACE-21" table:formula="of:=[$'Sheet1'.AY7]" office:value-type="float" office:value="0">
            <text:p>0</text:p>
          </table:table-cell>
          <table:table-cell table:style-name="ACE-21" table:formula="of:=[$'Sheet1'.AZ7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8]" office:value-type="float" office:value="0">
            <text:p>0</text:p>
          </table:table-cell>
          <table:table-cell table:style-name="ACE-21" table:formula="of:=[$'Sheet1'.D8]" office:value-type="float" office:value="0">
            <text:p>0</text:p>
          </table:table-cell>
          <table:table-cell table:style-name="ACE-21" table:formula="of:=[$'Sheet1'.E8]" office:value-type="float" office:value="0">
            <text:p>0</text:p>
          </table:table-cell>
          <table:table-cell table:style-name="ACE-21" table:formula="of:=[$'Sheet1'.F8]" office:value-type="float" office:value="0">
            <text:p>0</text:p>
          </table:table-cell>
          <table:table-cell table:style-name="ACE-21" table:formula="of:=[$'Sheet1'.G8]" office:value-type="float" office:value="0">
            <text:p>0</text:p>
          </table:table-cell>
          <table:table-cell table:style-name="ACE-21" table:formula="of:=[$'Sheet1'.H8]" office:value-type="float" office:value="0">
            <text:p>0</text:p>
          </table:table-cell>
          <table:table-cell table:style-name="ACE-21" table:formula="of:=[$'Sheet1'.I8]" office:value-type="float" office:value="0">
            <text:p>0</text:p>
          </table:table-cell>
          <table:table-cell table:style-name="ACE-21" table:formula="of:=[$'Sheet1'.J8]" office:value-type="float" office:value="0">
            <text:p>0</text:p>
          </table:table-cell>
          <table:table-cell table:style-name="ACE-21" table:formula="of:=[$'Sheet1'.K8]" office:value-type="float" office:value="0">
            <text:p>0</text:p>
          </table:table-cell>
          <table:table-cell table:style-name="ACE-21" table:formula="of:=[$'Sheet1'.L8]" office:value-type="float" office:value="0">
            <text:p>0</text:p>
          </table:table-cell>
          <table:table-cell table:style-name="ACE-21" table:formula="of:=[$'Sheet1'.M8]" office:value-type="float" office:value="0">
            <text:p>0</text:p>
          </table:table-cell>
          <table:table-cell table:style-name="ACE-21" table:formula="of:=[$'Sheet1'.N8]" office:value-type="float" office:value="0">
            <text:p>0</text:p>
          </table:table-cell>
          <table:table-cell table:style-name="ACE-21" table:formula="of:=[$'Sheet1'.O8]" office:value-type="float" office:value="0">
            <text:p>0</text:p>
          </table:table-cell>
          <table:table-cell table:style-name="ACE-21" table:formula="of:=[$'Sheet1'.P8]" office:value-type="float" office:value="0">
            <text:p>0</text:p>
          </table:table-cell>
          <table:table-cell table:style-name="ACE-21" table:formula="of:=[$'Sheet1'.Q8]" office:value-type="float" office:value="0">
            <text:p>0</text:p>
          </table:table-cell>
          <table:table-cell table:style-name="ACE-21" table:formula="of:=[$'Sheet1'.R8]" office:value-type="float" office:value="0">
            <text:p>0</text:p>
          </table:table-cell>
          <table:table-cell table:style-name="ACE-21" table:formula="of:=[$'Sheet1'.S8]" office:value-type="float" office:value="0">
            <text:p>0</text:p>
          </table:table-cell>
          <table:table-cell table:style-name="ACE-21" table:formula="of:=[$'Sheet1'.T8]" office:value-type="float" office:value="0">
            <text:p>0</text:p>
          </table:table-cell>
          <table:table-cell table:style-name="ACE-21" table:formula="of:=[$'Sheet1'.U8]" office:value-type="float" office:value="0">
            <text:p>0</text:p>
          </table:table-cell>
          <table:table-cell table:style-name="ACE-21" table:formula="of:=[$'Sheet1'.V8]" office:value-type="float" office:value="0">
            <text:p>0</text:p>
          </table:table-cell>
          <table:table-cell table:style-name="ACE-21" table:formula="of:=[$'Sheet1'.W8]" office:value-type="float" office:value="0">
            <text:p>0</text:p>
          </table:table-cell>
          <table:table-cell table:style-name="ACE-21" table:formula="of:=[$'Sheet1'.X8]" office:value-type="float" office:value="0">
            <text:p>0</text:p>
          </table:table-cell>
          <table:table-cell table:style-name="ACE-21" table:formula="of:=[$'Sheet1'.Y8]" office:value-type="float" office:value="0">
            <text:p>0</text:p>
          </table:table-cell>
          <table:table-cell table:style-name="ACE-21" table:formula="of:=[$'Sheet1'.Z8]" office:value-type="float" office:value="0">
            <text:p>0</text:p>
          </table:table-cell>
          <table:table-cell table:style-name="ACE-21" table:formula="of:=[$'Sheet1'.AA8]" office:value-type="float" office:value="0">
            <text:p>0</text:p>
          </table:table-cell>
          <table:table-cell table:style-name="ACE-21" table:formula="of:=[$'Sheet1'.AB8]" office:value-type="float" office:value="0">
            <text:p>0</text:p>
          </table:table-cell>
          <table:table-cell table:style-name="ACE-21" table:formula="of:=[$'Sheet1'.AC8]" office:value-type="float" office:value="0">
            <text:p>0</text:p>
          </table:table-cell>
          <table:table-cell table:style-name="ACE-21" table:formula="of:=[$'Sheet1'.AD8]" office:value-type="float" office:value="0">
            <text:p>0</text:p>
          </table:table-cell>
          <table:table-cell table:style-name="ACE-21" table:formula="of:=[$'Sheet1'.AE8]" office:value-type="float" office:value="0">
            <text:p>0</text:p>
          </table:table-cell>
          <table:table-cell table:style-name="ACE-21" table:formula="of:=[$'Sheet1'.AF8]" office:value-type="float" office:value="0">
            <text:p>0</text:p>
          </table:table-cell>
          <table:table-cell table:style-name="ACE-21" table:formula="of:=[$'Sheet1'.AG8]" office:value-type="float" office:value="0">
            <text:p>0</text:p>
          </table:table-cell>
          <table:table-cell table:style-name="ACE-21" table:formula="of:=[$'Sheet1'.AH8]" office:value-type="float" office:value="0">
            <text:p>0</text:p>
          </table:table-cell>
          <table:table-cell table:style-name="ACE-21" table:formula="of:=[$'Sheet1'.AI8]" office:value-type="float" office:value="0">
            <text:p>0</text:p>
          </table:table-cell>
          <table:table-cell table:style-name="ACE-21" table:formula="of:=[$'Sheet1'.AJ8]" office:value-type="float" office:value="0">
            <text:p>0</text:p>
          </table:table-cell>
          <table:table-cell table:style-name="ACE-21" table:formula="of:=[$'Sheet1'.AK8]" office:value-type="float" office:value="0">
            <text:p>0</text:p>
          </table:table-cell>
          <table:table-cell table:style-name="ACE-21" table:formula="of:=[$'Sheet1'.AL8]" office:value-type="float" office:value="0">
            <text:p>0</text:p>
          </table:table-cell>
          <table:table-cell table:style-name="ACE-21" table:formula="of:=[$'Sheet1'.AM8]" office:value-type="float" office:value="0">
            <text:p>0</text:p>
          </table:table-cell>
          <table:table-cell table:style-name="ACE-21" table:formula="of:=[$'Sheet1'.AN8]" office:value-type="float" office:value="0">
            <text:p>0</text:p>
          </table:table-cell>
          <table:table-cell table:style-name="ACE-21" table:formula="of:=[$'Sheet1'.AO8]" office:value-type="float" office:value="0">
            <text:p>0</text:p>
          </table:table-cell>
          <table:table-cell table:style-name="ACE-21" table:formula="of:=[$'Sheet1'.AP8]" office:value-type="float" office:value="0">
            <text:p>0</text:p>
          </table:table-cell>
          <table:table-cell table:style-name="ACE-21" table:formula="of:=[$'Sheet1'.AQ8]" office:value-type="float" office:value="0">
            <text:p>0</text:p>
          </table:table-cell>
          <table:table-cell table:style-name="ACE-21" table:formula="of:=[$'Sheet1'.AR8]" office:value-type="float" office:value="0">
            <text:p>0</text:p>
          </table:table-cell>
          <table:table-cell table:style-name="ACE-21" table:formula="of:=[$'Sheet1'.AS8]" office:value-type="float" office:value="0">
            <text:p>0</text:p>
          </table:table-cell>
          <table:table-cell table:style-name="ACE-21" table:formula="of:=[$'Sheet1'.AT8]" office:value-type="float" office:value="0">
            <text:p>0</text:p>
          </table:table-cell>
          <table:table-cell table:style-name="ACE-21" table:formula="of:=[$'Sheet1'.AU8]" office:value-type="float" office:value="0">
            <text:p>0</text:p>
          </table:table-cell>
          <table:table-cell table:style-name="ACE-21" table:formula="of:=[$'Sheet1'.AV8]" office:value-type="float" office:value="0">
            <text:p>0</text:p>
          </table:table-cell>
          <table:table-cell table:style-name="ACE-21" table:formula="of:=[$'Sheet1'.AW8]" office:value-type="float" office:value="0">
            <text:p>0</text:p>
          </table:table-cell>
          <table:table-cell table:style-name="ACE-21" table:formula="of:=[$'Sheet1'.AX8]" office:value-type="float" office:value="0">
            <text:p>0</text:p>
          </table:table-cell>
          <table:table-cell table:style-name="ACE-21" table:formula="of:=[$'Sheet1'.AY8]" office:value-type="float" office:value="0">
            <text:p>0</text:p>
          </table:table-cell>
          <table:table-cell table:style-name="ACE-21" table:formula="of:=[$'Sheet1'.AZ8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9]" office:value-type="float" office:value="0">
            <text:p>0</text:p>
          </table:table-cell>
          <table:table-cell table:style-name="ACE-21" table:formula="of:=[$'Sheet1'.D9]" office:value-type="float" office:value="0">
            <text:p>0</text:p>
          </table:table-cell>
          <table:table-cell table:style-name="ACE-21" table:formula="of:=[$'Sheet1'.E9]" office:value-type="float" office:value="0">
            <text:p>0</text:p>
          </table:table-cell>
          <table:table-cell table:style-name="ACE-21" table:formula="of:=[$'Sheet1'.F9]" office:value-type="float" office:value="0">
            <text:p>0</text:p>
          </table:table-cell>
          <table:table-cell table:style-name="ACE-21" table:formula="of:=[$'Sheet1'.G9]" office:value-type="float" office:value="0">
            <text:p>0</text:p>
          </table:table-cell>
          <table:table-cell table:style-name="ACE-21" table:formula="of:=[$'Sheet1'.H9]" office:value-type="float" office:value="0">
            <text:p>0</text:p>
          </table:table-cell>
          <table:table-cell table:style-name="ACE-21" table:formula="of:=[$'Sheet1'.I9]" office:value-type="float" office:value="0">
            <text:p>0</text:p>
          </table:table-cell>
          <table:table-cell table:style-name="ACE-21" table:formula="of:=[$'Sheet1'.J9]" office:value-type="float" office:value="0">
            <text:p>0</text:p>
          </table:table-cell>
          <table:table-cell table:style-name="ACE-21" table:formula="of:=[$'Sheet1'.K9]" office:value-type="float" office:value="0">
            <text:p>0</text:p>
          </table:table-cell>
          <table:table-cell table:style-name="ACE-21" table:formula="of:=[$'Sheet1'.L9]" office:value-type="float" office:value="0">
            <text:p>0</text:p>
          </table:table-cell>
          <table:table-cell table:style-name="ACE-21" table:formula="of:=[$'Sheet1'.M9]" office:value-type="float" office:value="0">
            <text:p>0</text:p>
          </table:table-cell>
          <table:table-cell table:style-name="ACE-21" table:formula="of:=[$'Sheet1'.N9]" office:value-type="float" office:value="0">
            <text:p>0</text:p>
          </table:table-cell>
          <table:table-cell table:style-name="ACE-21" table:formula="of:=[$'Sheet1'.O9]" office:value-type="float" office:value="0">
            <text:p>0</text:p>
          </table:table-cell>
          <table:table-cell table:style-name="ACE-21" table:formula="of:=[$'Sheet1'.P9]" office:value-type="float" office:value="0">
            <text:p>0</text:p>
          </table:table-cell>
          <table:table-cell table:style-name="ACE-21" table:formula="of:=[$'Sheet1'.Q9]" office:value-type="float" office:value="0">
            <text:p>0</text:p>
          </table:table-cell>
          <table:table-cell table:style-name="ACE-21" table:formula="of:=[$'Sheet1'.R9]" office:value-type="float" office:value="0">
            <text:p>0</text:p>
          </table:table-cell>
          <table:table-cell table:style-name="ACE-21" table:formula="of:=[$'Sheet1'.S9]" office:value-type="float" office:value="0">
            <text:p>0</text:p>
          </table:table-cell>
          <table:table-cell table:style-name="ACE-21" table:formula="of:=[$'Sheet1'.T9]" office:value-type="float" office:value="0">
            <text:p>0</text:p>
          </table:table-cell>
          <table:table-cell table:style-name="ACE-21" table:formula="of:=[$'Sheet1'.U9]" office:value-type="float" office:value="0">
            <text:p>0</text:p>
          </table:table-cell>
          <table:table-cell table:style-name="ACE-21" table:formula="of:=[$'Sheet1'.V9]" office:value-type="float" office:value="0">
            <text:p>0</text:p>
          </table:table-cell>
          <table:table-cell table:style-name="ACE-21" table:formula="of:=[$'Sheet1'.W9]" office:value-type="float" office:value="0">
            <text:p>0</text:p>
          </table:table-cell>
          <table:table-cell table:style-name="ACE-21" table:formula="of:=[$'Sheet1'.X9]" office:value-type="float" office:value="0">
            <text:p>0</text:p>
          </table:table-cell>
          <table:table-cell table:style-name="ACE-21" table:formula="of:=[$'Sheet1'.Y9]" office:value-type="float" office:value="0">
            <text:p>0</text:p>
          </table:table-cell>
          <table:table-cell table:style-name="ACE-21" table:formula="of:=[$'Sheet1'.Z9]" office:value-type="float" office:value="0">
            <text:p>0</text:p>
          </table:table-cell>
          <table:table-cell table:style-name="ACE-21" table:formula="of:=[$'Sheet1'.AA9]" office:value-type="float" office:value="0">
            <text:p>0</text:p>
          </table:table-cell>
          <table:table-cell table:style-name="ACE-21" table:formula="of:=[$'Sheet1'.AB9]" office:value-type="float" office:value="0">
            <text:p>0</text:p>
          </table:table-cell>
          <table:table-cell table:style-name="ACE-21" table:formula="of:=[$'Sheet1'.AC9]" office:value-type="float" office:value="0">
            <text:p>0</text:p>
          </table:table-cell>
          <table:table-cell table:style-name="ACE-21" table:formula="of:=[$'Sheet1'.AD9]" office:value-type="float" office:value="0">
            <text:p>0</text:p>
          </table:table-cell>
          <table:table-cell table:style-name="ACE-21" table:formula="of:=[$'Sheet1'.AE9]" office:value-type="float" office:value="0">
            <text:p>0</text:p>
          </table:table-cell>
          <table:table-cell table:style-name="ACE-21" table:formula="of:=[$'Sheet1'.AF9]" office:value-type="float" office:value="0">
            <text:p>0</text:p>
          </table:table-cell>
          <table:table-cell table:style-name="ACE-21" table:formula="of:=[$'Sheet1'.AG9]" office:value-type="float" office:value="0">
            <text:p>0</text:p>
          </table:table-cell>
          <table:table-cell table:style-name="ACE-21" table:formula="of:=[$'Sheet1'.AH9]" office:value-type="float" office:value="0">
            <text:p>0</text:p>
          </table:table-cell>
          <table:table-cell table:style-name="ACE-21" table:formula="of:=[$'Sheet1'.AI9]" office:value-type="float" office:value="0">
            <text:p>0</text:p>
          </table:table-cell>
          <table:table-cell table:style-name="ACE-21" table:formula="of:=[$'Sheet1'.AJ9]" office:value-type="float" office:value="0">
            <text:p>0</text:p>
          </table:table-cell>
          <table:table-cell table:style-name="ACE-21" table:formula="of:=[$'Sheet1'.AK9]" office:value-type="float" office:value="0">
            <text:p>0</text:p>
          </table:table-cell>
          <table:table-cell table:style-name="ACE-21" table:formula="of:=[$'Sheet1'.AL9]" office:value-type="float" office:value="0">
            <text:p>0</text:p>
          </table:table-cell>
          <table:table-cell table:style-name="ACE-21" table:formula="of:=[$'Sheet1'.AM9]" office:value-type="float" office:value="0">
            <text:p>0</text:p>
          </table:table-cell>
          <table:table-cell table:style-name="ACE-21" table:formula="of:=[$'Sheet1'.AN9]" office:value-type="float" office:value="0">
            <text:p>0</text:p>
          </table:table-cell>
          <table:table-cell table:style-name="ACE-21" table:formula="of:=[$'Sheet1'.AO9]" office:value-type="float" office:value="0">
            <text:p>0</text:p>
          </table:table-cell>
          <table:table-cell table:style-name="ACE-21" table:formula="of:=[$'Sheet1'.AP9]" office:value-type="float" office:value="0">
            <text:p>0</text:p>
          </table:table-cell>
          <table:table-cell table:style-name="ACE-21" table:formula="of:=[$'Sheet1'.AQ9]" office:value-type="float" office:value="0">
            <text:p>0</text:p>
          </table:table-cell>
          <table:table-cell table:style-name="ACE-21" table:formula="of:=[$'Sheet1'.AR9]" office:value-type="float" office:value="0">
            <text:p>0</text:p>
          </table:table-cell>
          <table:table-cell table:style-name="ACE-21" table:formula="of:=[$'Sheet1'.AS9]" office:value-type="float" office:value="0">
            <text:p>0</text:p>
          </table:table-cell>
          <table:table-cell table:style-name="ACE-21" table:formula="of:=[$'Sheet1'.AT9]" office:value-type="float" office:value="0">
            <text:p>0</text:p>
          </table:table-cell>
          <table:table-cell table:style-name="ACE-21" table:formula="of:=[$'Sheet1'.AU9]" office:value-type="float" office:value="0">
            <text:p>0</text:p>
          </table:table-cell>
          <table:table-cell table:style-name="ACE-21" table:formula="of:=[$'Sheet1'.AV9]" office:value-type="float" office:value="0">
            <text:p>0</text:p>
          </table:table-cell>
          <table:table-cell table:style-name="ACE-21" table:formula="of:=[$'Sheet1'.AW9]" office:value-type="float" office:value="0">
            <text:p>0</text:p>
          </table:table-cell>
          <table:table-cell table:style-name="ACE-21" table:formula="of:=[$'Sheet1'.AX9]" office:value-type="float" office:value="0">
            <text:p>0</text:p>
          </table:table-cell>
          <table:table-cell table:style-name="ACE-21" table:formula="of:=[$'Sheet1'.AY9]" office:value-type="float" office:value="0">
            <text:p>0</text:p>
          </table:table-cell>
          <table:table-cell table:style-name="ACE-21" table:formula="of:=[$'Sheet1'.AZ9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0]" office:value-type="float" office:value="0">
            <text:p>0</text:p>
          </table:table-cell>
          <table:table-cell table:style-name="ACE-21" table:formula="of:=[$'Sheet1'.D10]" office:value-type="float" office:value="0">
            <text:p>0</text:p>
          </table:table-cell>
          <table:table-cell table:style-name="ACE-21" table:formula="of:=[$'Sheet1'.E10]" office:value-type="float" office:value="0">
            <text:p>0</text:p>
          </table:table-cell>
          <table:table-cell table:style-name="ACE-21" table:formula="of:=[$'Sheet1'.F10]" office:value-type="float" office:value="0">
            <text:p>0</text:p>
          </table:table-cell>
          <table:table-cell table:style-name="ACE-21" table:formula="of:=[$'Sheet1'.G10]" office:value-type="float" office:value="0">
            <text:p>0</text:p>
          </table:table-cell>
          <table:table-cell table:style-name="ACE-21" table:formula="of:=[$'Sheet1'.H10]" office:value-type="float" office:value="0">
            <text:p>0</text:p>
          </table:table-cell>
          <table:table-cell table:style-name="ACE-21" table:formula="of:=[$'Sheet1'.I10]" office:value-type="float" office:value="0">
            <text:p>0</text:p>
          </table:table-cell>
          <table:table-cell table:style-name="ACE-21" table:formula="of:=[$'Sheet1'.J10]" office:value-type="float" office:value="0">
            <text:p>0</text:p>
          </table:table-cell>
          <table:table-cell table:style-name="ACE-21" table:formula="of:=[$'Sheet1'.K10]" office:value-type="float" office:value="0">
            <text:p>0</text:p>
          </table:table-cell>
          <table:table-cell table:style-name="ACE-21" table:formula="of:=[$'Sheet1'.L10]" office:value-type="float" office:value="0">
            <text:p>0</text:p>
          </table:table-cell>
          <table:table-cell table:style-name="ACE-21" table:formula="of:=[$'Sheet1'.M10]" office:value-type="float" office:value="0">
            <text:p>0</text:p>
          </table:table-cell>
          <table:table-cell table:style-name="ACE-21" table:formula="of:=[$'Sheet1'.N10]" office:value-type="float" office:value="0">
            <text:p>0</text:p>
          </table:table-cell>
          <table:table-cell table:style-name="ACE-21" table:formula="of:=[$'Sheet1'.O10]" office:value-type="float" office:value="0">
            <text:p>0</text:p>
          </table:table-cell>
          <table:table-cell table:style-name="ACE-21" table:formula="of:=[$'Sheet1'.P10]" office:value-type="float" office:value="0">
            <text:p>0</text:p>
          </table:table-cell>
          <table:table-cell table:style-name="ACE-21" table:formula="of:=[$'Sheet1'.Q10]" office:value-type="float" office:value="0">
            <text:p>0</text:p>
          </table:table-cell>
          <table:table-cell table:style-name="ACE-21" table:formula="of:=[$'Sheet1'.R10]" office:value-type="float" office:value="0">
            <text:p>0</text:p>
          </table:table-cell>
          <table:table-cell table:style-name="ACE-21" table:formula="of:=[$'Sheet1'.S10]" office:value-type="float" office:value="0">
            <text:p>0</text:p>
          </table:table-cell>
          <table:table-cell table:style-name="ACE-21" table:formula="of:=[$'Sheet1'.T10]" office:value-type="float" office:value="0">
            <text:p>0</text:p>
          </table:table-cell>
          <table:table-cell table:style-name="ACE-21" table:formula="of:=[$'Sheet1'.U10]" office:value-type="float" office:value="0">
            <text:p>0</text:p>
          </table:table-cell>
          <table:table-cell table:style-name="ACE-21" table:formula="of:=[$'Sheet1'.V10]" office:value-type="float" office:value="0">
            <text:p>0</text:p>
          </table:table-cell>
          <table:table-cell table:style-name="ACE-21" table:formula="of:=[$'Sheet1'.W10]" office:value-type="float" office:value="0">
            <text:p>0</text:p>
          </table:table-cell>
          <table:table-cell table:style-name="ACE-21" table:formula="of:=[$'Sheet1'.X10]" office:value-type="float" office:value="0">
            <text:p>0</text:p>
          </table:table-cell>
          <table:table-cell table:style-name="ACE-21" table:formula="of:=[$'Sheet1'.Y10]" office:value-type="float" office:value="0">
            <text:p>0</text:p>
          </table:table-cell>
          <table:table-cell table:style-name="ACE-21" table:formula="of:=[$'Sheet1'.Z10]" office:value-type="float" office:value="0">
            <text:p>0</text:p>
          </table:table-cell>
          <table:table-cell table:style-name="ACE-21" table:formula="of:=[$'Sheet1'.AA10]" office:value-type="float" office:value="0">
            <text:p>0</text:p>
          </table:table-cell>
          <table:table-cell table:style-name="ACE-21" table:formula="of:=[$'Sheet1'.AB10]" office:value-type="float" office:value="0">
            <text:p>0</text:p>
          </table:table-cell>
          <table:table-cell table:style-name="ACE-21" table:formula="of:=[$'Sheet1'.AC10]" office:value-type="float" office:value="0">
            <text:p>0</text:p>
          </table:table-cell>
          <table:table-cell table:style-name="ACE-21" table:formula="of:=[$'Sheet1'.AD10]" office:value-type="float" office:value="0">
            <text:p>0</text:p>
          </table:table-cell>
          <table:table-cell table:style-name="ACE-21" table:formula="of:=[$'Sheet1'.AE10]" office:value-type="float" office:value="0">
            <text:p>0</text:p>
          </table:table-cell>
          <table:table-cell table:style-name="ACE-21" table:formula="of:=[$'Sheet1'.AF10]" office:value-type="float" office:value="0">
            <text:p>0</text:p>
          </table:table-cell>
          <table:table-cell table:style-name="ACE-21" table:formula="of:=[$'Sheet1'.AG10]" office:value-type="float" office:value="0">
            <text:p>0</text:p>
          </table:table-cell>
          <table:table-cell table:style-name="ACE-21" table:formula="of:=[$'Sheet1'.AH10]" office:value-type="float" office:value="0">
            <text:p>0</text:p>
          </table:table-cell>
          <table:table-cell table:style-name="ACE-21" table:formula="of:=[$'Sheet1'.AI10]" office:value-type="float" office:value="0">
            <text:p>0</text:p>
          </table:table-cell>
          <table:table-cell table:style-name="ACE-21" table:formula="of:=[$'Sheet1'.AJ10]" office:value-type="float" office:value="0">
            <text:p>0</text:p>
          </table:table-cell>
          <table:table-cell table:style-name="ACE-21" table:formula="of:=[$'Sheet1'.AK10]" office:value-type="float" office:value="0">
            <text:p>0</text:p>
          </table:table-cell>
          <table:table-cell table:style-name="ACE-21" table:formula="of:=[$'Sheet1'.AL10]" office:value-type="float" office:value="0">
            <text:p>0</text:p>
          </table:table-cell>
          <table:table-cell table:style-name="ACE-21" table:formula="of:=[$'Sheet1'.AM10]" office:value-type="float" office:value="0">
            <text:p>0</text:p>
          </table:table-cell>
          <table:table-cell table:style-name="ACE-21" table:formula="of:=[$'Sheet1'.AN10]" office:value-type="float" office:value="0">
            <text:p>0</text:p>
          </table:table-cell>
          <table:table-cell table:style-name="ACE-21" table:formula="of:=[$'Sheet1'.AO10]" office:value-type="float" office:value="0">
            <text:p>0</text:p>
          </table:table-cell>
          <table:table-cell table:style-name="ACE-21" table:formula="of:=[$'Sheet1'.AP10]" office:value-type="float" office:value="0">
            <text:p>0</text:p>
          </table:table-cell>
          <table:table-cell table:style-name="ACE-21" table:formula="of:=[$'Sheet1'.AQ10]" office:value-type="float" office:value="0">
            <text:p>0</text:p>
          </table:table-cell>
          <table:table-cell table:style-name="ACE-21" table:formula="of:=[$'Sheet1'.AR10]" office:value-type="float" office:value="0">
            <text:p>0</text:p>
          </table:table-cell>
          <table:table-cell table:style-name="ACE-21" table:formula="of:=[$'Sheet1'.AS10]" office:value-type="float" office:value="0">
            <text:p>0</text:p>
          </table:table-cell>
          <table:table-cell table:style-name="ACE-21" table:formula="of:=[$'Sheet1'.AT10]" office:value-type="float" office:value="0">
            <text:p>0</text:p>
          </table:table-cell>
          <table:table-cell table:style-name="ACE-21" table:formula="of:=[$'Sheet1'.AU10]" office:value-type="float" office:value="0">
            <text:p>0</text:p>
          </table:table-cell>
          <table:table-cell table:style-name="ACE-21" table:formula="of:=[$'Sheet1'.AV10]" office:value-type="float" office:value="0">
            <text:p>0</text:p>
          </table:table-cell>
          <table:table-cell table:style-name="ACE-21" table:formula="of:=[$'Sheet1'.AW10]" office:value-type="float" office:value="0">
            <text:p>0</text:p>
          </table:table-cell>
          <table:table-cell table:style-name="ACE-21" table:formula="of:=[$'Sheet1'.AX10]" office:value-type="float" office:value="0">
            <text:p>0</text:p>
          </table:table-cell>
          <table:table-cell table:style-name="ACE-21" table:formula="of:=[$'Sheet1'.AY10]" office:value-type="float" office:value="0">
            <text:p>0</text:p>
          </table:table-cell>
          <table:table-cell table:style-name="ACE-21" table:formula="of:=[$'Sheet1'.AZ10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1]" office:value-type="float" office:value="0">
            <text:p>0</text:p>
          </table:table-cell>
          <table:table-cell table:style-name="ACE-21" table:formula="of:=[$'Sheet1'.D11]" office:value-type="float" office:value="0">
            <text:p>0</text:p>
          </table:table-cell>
          <table:table-cell table:style-name="ACE-21" table:formula="of:=[$'Sheet1'.E11]" office:value-type="float" office:value="0">
            <text:p>0</text:p>
          </table:table-cell>
          <table:table-cell table:style-name="ACE-21" table:formula="of:=[$'Sheet1'.F11]" office:value-type="float" office:value="0">
            <text:p>0</text:p>
          </table:table-cell>
          <table:table-cell table:style-name="ACE-21" table:formula="of:=[$'Sheet1'.G11]" office:value-type="float" office:value="0">
            <text:p>0</text:p>
          </table:table-cell>
          <table:table-cell table:style-name="ACE-21" table:formula="of:=[$'Sheet1'.H11]" office:value-type="float" office:value="0">
            <text:p>0</text:p>
          </table:table-cell>
          <table:table-cell table:style-name="ACE-21" table:formula="of:=[$'Sheet1'.I11]" office:value-type="float" office:value="0">
            <text:p>0</text:p>
          </table:table-cell>
          <table:table-cell table:style-name="ACE-21" table:formula="of:=[$'Sheet1'.J11]" office:value-type="float" office:value="0">
            <text:p>0</text:p>
          </table:table-cell>
          <table:table-cell table:style-name="ACE-21" table:formula="of:=[$'Sheet1'.K11]" office:value-type="float" office:value="0">
            <text:p>0</text:p>
          </table:table-cell>
          <table:table-cell table:style-name="ACE-21" table:formula="of:=[$'Sheet1'.L11]" office:value-type="float" office:value="0">
            <text:p>0</text:p>
          </table:table-cell>
          <table:table-cell table:style-name="ACE-21" table:formula="of:=[$'Sheet1'.M11]" office:value-type="float" office:value="0">
            <text:p>0</text:p>
          </table:table-cell>
          <table:table-cell table:style-name="ACE-21" table:formula="of:=[$'Sheet1'.N11]" office:value-type="float" office:value="0">
            <text:p>0</text:p>
          </table:table-cell>
          <table:table-cell table:style-name="ACE-21" table:formula="of:=[$'Sheet1'.O11]" office:value-type="float" office:value="0">
            <text:p>0</text:p>
          </table:table-cell>
          <table:table-cell table:style-name="ACE-21" table:formula="of:=[$'Sheet1'.P11]" office:value-type="float" office:value="0">
            <text:p>0</text:p>
          </table:table-cell>
          <table:table-cell table:style-name="ACE-21" table:formula="of:=[$'Sheet1'.Q11]" office:value-type="float" office:value="0">
            <text:p>0</text:p>
          </table:table-cell>
          <table:table-cell table:style-name="ACE-21" table:formula="of:=[$'Sheet1'.R11]" office:value-type="float" office:value="0">
            <text:p>0</text:p>
          </table:table-cell>
          <table:table-cell table:style-name="ACE-21" table:formula="of:=[$'Sheet1'.S11]" office:value-type="float" office:value="0">
            <text:p>0</text:p>
          </table:table-cell>
          <table:table-cell table:style-name="ACE-21" table:formula="of:=[$'Sheet1'.T11]" office:value-type="float" office:value="0">
            <text:p>0</text:p>
          </table:table-cell>
          <table:table-cell table:style-name="ACE-21" table:formula="of:=[$'Sheet1'.U11]" office:value-type="float" office:value="0">
            <text:p>0</text:p>
          </table:table-cell>
          <table:table-cell table:style-name="ACE-21" table:formula="of:=[$'Sheet1'.V11]" office:value-type="float" office:value="0">
            <text:p>0</text:p>
          </table:table-cell>
          <table:table-cell table:style-name="ACE-21" table:formula="of:=[$'Sheet1'.W11]" office:value-type="float" office:value="0">
            <text:p>0</text:p>
          </table:table-cell>
          <table:table-cell table:style-name="ACE-21" table:formula="of:=[$'Sheet1'.X11]" office:value-type="float" office:value="0">
            <text:p>0</text:p>
          </table:table-cell>
          <table:table-cell table:style-name="ACE-21" table:formula="of:=[$'Sheet1'.Y11]" office:value-type="float" office:value="0">
            <text:p>0</text:p>
          </table:table-cell>
          <table:table-cell table:style-name="ACE-21" table:formula="of:=[$'Sheet1'.Z11]" office:value-type="float" office:value="0">
            <text:p>0</text:p>
          </table:table-cell>
          <table:table-cell table:style-name="ACE-21" table:formula="of:=[$'Sheet1'.AA11]" office:value-type="float" office:value="0">
            <text:p>0</text:p>
          </table:table-cell>
          <table:table-cell table:style-name="ACE-21" table:formula="of:=[$'Sheet1'.AB11]" office:value-type="float" office:value="0">
            <text:p>0</text:p>
          </table:table-cell>
          <table:table-cell table:style-name="ACE-21" table:formula="of:=[$'Sheet1'.AC11]" office:value-type="float" office:value="0">
            <text:p>0</text:p>
          </table:table-cell>
          <table:table-cell table:style-name="ACE-21" table:formula="of:=[$'Sheet1'.AD11]" office:value-type="float" office:value="0">
            <text:p>0</text:p>
          </table:table-cell>
          <table:table-cell table:style-name="ACE-21" table:formula="of:=[$'Sheet1'.AE11]" office:value-type="float" office:value="0">
            <text:p>0</text:p>
          </table:table-cell>
          <table:table-cell table:style-name="ACE-21" table:formula="of:=[$'Sheet1'.AF11]" office:value-type="float" office:value="0">
            <text:p>0</text:p>
          </table:table-cell>
          <table:table-cell table:style-name="ACE-21" table:formula="of:=[$'Sheet1'.AG11]" office:value-type="float" office:value="0">
            <text:p>0</text:p>
          </table:table-cell>
          <table:table-cell table:style-name="ACE-21" table:formula="of:=[$'Sheet1'.AH11]" office:value-type="float" office:value="0">
            <text:p>0</text:p>
          </table:table-cell>
          <table:table-cell table:style-name="ACE-21" table:formula="of:=[$'Sheet1'.AI11]" office:value-type="float" office:value="0">
            <text:p>0</text:p>
          </table:table-cell>
          <table:table-cell table:style-name="ACE-21" table:formula="of:=[$'Sheet1'.AJ11]" office:value-type="float" office:value="0">
            <text:p>0</text:p>
          </table:table-cell>
          <table:table-cell table:style-name="ACE-21" table:formula="of:=[$'Sheet1'.AK11]" office:value-type="float" office:value="0">
            <text:p>0</text:p>
          </table:table-cell>
          <table:table-cell table:style-name="ACE-21" table:formula="of:=[$'Sheet1'.AL11]" office:value-type="float" office:value="0">
            <text:p>0</text:p>
          </table:table-cell>
          <table:table-cell table:style-name="ACE-21" table:formula="of:=[$'Sheet1'.AM11]" office:value-type="float" office:value="0">
            <text:p>0</text:p>
          </table:table-cell>
          <table:table-cell table:style-name="ACE-21" table:formula="of:=[$'Sheet1'.AN11]" office:value-type="float" office:value="0">
            <text:p>0</text:p>
          </table:table-cell>
          <table:table-cell table:style-name="ACE-21" table:formula="of:=[$'Sheet1'.AO11]" office:value-type="float" office:value="0">
            <text:p>0</text:p>
          </table:table-cell>
          <table:table-cell table:style-name="ACE-21" table:formula="of:=[$'Sheet1'.AP11]" office:value-type="float" office:value="0">
            <text:p>0</text:p>
          </table:table-cell>
          <table:table-cell table:style-name="ACE-21" table:formula="of:=[$'Sheet1'.AQ11]" office:value-type="float" office:value="0">
            <text:p>0</text:p>
          </table:table-cell>
          <table:table-cell table:style-name="ACE-21" table:formula="of:=[$'Sheet1'.AR11]" office:value-type="float" office:value="0">
            <text:p>0</text:p>
          </table:table-cell>
          <table:table-cell table:style-name="ACE-21" table:formula="of:=[$'Sheet1'.AS11]" office:value-type="float" office:value="0">
            <text:p>0</text:p>
          </table:table-cell>
          <table:table-cell table:style-name="ACE-21" table:formula="of:=[$'Sheet1'.AT11]" office:value-type="float" office:value="0">
            <text:p>0</text:p>
          </table:table-cell>
          <table:table-cell table:style-name="ACE-21" table:formula="of:=[$'Sheet1'.AU11]" office:value-type="float" office:value="0">
            <text:p>0</text:p>
          </table:table-cell>
          <table:table-cell table:style-name="ACE-21" table:formula="of:=[$'Sheet1'.AV11]" office:value-type="float" office:value="0">
            <text:p>0</text:p>
          </table:table-cell>
          <table:table-cell table:style-name="ACE-21" table:formula="of:=[$'Sheet1'.AW11]" office:value-type="float" office:value="0">
            <text:p>0</text:p>
          </table:table-cell>
          <table:table-cell table:style-name="ACE-21" table:formula="of:=[$'Sheet1'.AX11]" office:value-type="float" office:value="0">
            <text:p>0</text:p>
          </table:table-cell>
          <table:table-cell table:style-name="ACE-21" table:formula="of:=[$'Sheet1'.AY11]" office:value-type="float" office:value="0">
            <text:p>0</text:p>
          </table:table-cell>
          <table:table-cell table:style-name="ACE-21" table:formula="of:=[$'Sheet1'.AZ11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2]" office:value-type="float" office:value="0">
            <text:p>0</text:p>
          </table:table-cell>
          <table:table-cell table:style-name="ACE-21" table:formula="of:=[$'Sheet1'.D12]" office:value-type="float" office:value="0">
            <text:p>0</text:p>
          </table:table-cell>
          <table:table-cell table:style-name="ACE-21" table:formula="of:=[$'Sheet1'.E12]" office:value-type="float" office:value="0">
            <text:p>0</text:p>
          </table:table-cell>
          <table:table-cell table:style-name="ACE-21" table:formula="of:=[$'Sheet1'.F12]" office:value-type="float" office:value="0">
            <text:p>0</text:p>
          </table:table-cell>
          <table:table-cell table:style-name="ACE-21" table:formula="of:=[$'Sheet1'.G12]" office:value-type="float" office:value="0">
            <text:p>0</text:p>
          </table:table-cell>
          <table:table-cell table:style-name="ACE-21" table:formula="of:=[$'Sheet1'.H12]" office:value-type="float" office:value="0">
            <text:p>0</text:p>
          </table:table-cell>
          <table:table-cell table:style-name="ACE-21" table:formula="of:=[$'Sheet1'.I12]" office:value-type="float" office:value="0">
            <text:p>0</text:p>
          </table:table-cell>
          <table:table-cell table:style-name="ACE-21" table:formula="of:=[$'Sheet1'.J12]" office:value-type="float" office:value="0">
            <text:p>0</text:p>
          </table:table-cell>
          <table:table-cell table:style-name="ACE-21" table:formula="of:=[$'Sheet1'.K12]" office:value-type="float" office:value="0">
            <text:p>0</text:p>
          </table:table-cell>
          <table:table-cell table:style-name="ACE-21" table:formula="of:=[$'Sheet1'.L12]" office:value-type="float" office:value="0">
            <text:p>0</text:p>
          </table:table-cell>
          <table:table-cell table:style-name="ACE-21" table:formula="of:=[$'Sheet1'.M12]" office:value-type="float" office:value="0">
            <text:p>0</text:p>
          </table:table-cell>
          <table:table-cell table:style-name="ACE-21" table:formula="of:=[$'Sheet1'.N12]" office:value-type="float" office:value="0">
            <text:p>0</text:p>
          </table:table-cell>
          <table:table-cell table:style-name="ACE-21" table:formula="of:=[$'Sheet1'.O12]" office:value-type="float" office:value="0">
            <text:p>0</text:p>
          </table:table-cell>
          <table:table-cell table:style-name="ACE-21" table:formula="of:=[$'Sheet1'.P12]" office:value-type="float" office:value="0">
            <text:p>0</text:p>
          </table:table-cell>
          <table:table-cell table:style-name="ACE-21" table:formula="of:=[$'Sheet1'.Q12]" office:value-type="float" office:value="0">
            <text:p>0</text:p>
          </table:table-cell>
          <table:table-cell table:style-name="ACE-21" table:formula="of:=[$'Sheet1'.R12]" office:value-type="float" office:value="0">
            <text:p>0</text:p>
          </table:table-cell>
          <table:table-cell table:style-name="ACE-21" table:formula="of:=[$'Sheet1'.S12]" office:value-type="float" office:value="0">
            <text:p>0</text:p>
          </table:table-cell>
          <table:table-cell table:style-name="ACE-21" table:formula="of:=[$'Sheet1'.T12]" office:value-type="float" office:value="0">
            <text:p>0</text:p>
          </table:table-cell>
          <table:table-cell table:style-name="ACE-21" table:formula="of:=[$'Sheet1'.U12]" office:value-type="float" office:value="0">
            <text:p>0</text:p>
          </table:table-cell>
          <table:table-cell table:style-name="ACE-21" table:formula="of:=[$'Sheet1'.V12]" office:value-type="float" office:value="0">
            <text:p>0</text:p>
          </table:table-cell>
          <table:table-cell table:style-name="ACE-21" table:formula="of:=[$'Sheet1'.W12]" office:value-type="float" office:value="0">
            <text:p>0</text:p>
          </table:table-cell>
          <table:table-cell table:style-name="ACE-21" table:formula="of:=[$'Sheet1'.X12]" office:value-type="float" office:value="0">
            <text:p>0</text:p>
          </table:table-cell>
          <table:table-cell table:style-name="ACE-21" table:formula="of:=[$'Sheet1'.Y12]" office:value-type="float" office:value="0">
            <text:p>0</text:p>
          </table:table-cell>
          <table:table-cell table:style-name="ACE-21" table:formula="of:=[$'Sheet1'.Z12]" office:value-type="float" office:value="0">
            <text:p>0</text:p>
          </table:table-cell>
          <table:table-cell table:style-name="ACE-21" table:formula="of:=[$'Sheet1'.AA12]" office:value-type="float" office:value="0">
            <text:p>0</text:p>
          </table:table-cell>
          <table:table-cell table:style-name="ACE-21" table:formula="of:=[$'Sheet1'.AB12]" office:value-type="float" office:value="0">
            <text:p>0</text:p>
          </table:table-cell>
          <table:table-cell table:style-name="ACE-21" table:formula="of:=[$'Sheet1'.AC12]" office:value-type="float" office:value="0">
            <text:p>0</text:p>
          </table:table-cell>
          <table:table-cell table:style-name="ACE-21" table:formula="of:=[$'Sheet1'.AD12]" office:value-type="float" office:value="0">
            <text:p>0</text:p>
          </table:table-cell>
          <table:table-cell table:style-name="ACE-21" table:formula="of:=[$'Sheet1'.AE12]" office:value-type="float" office:value="0">
            <text:p>0</text:p>
          </table:table-cell>
          <table:table-cell table:style-name="ACE-21" table:formula="of:=[$'Sheet1'.AF12]" office:value-type="float" office:value="1">
            <text:p>1</text:p>
          </table:table-cell>
          <table:table-cell table:style-name="ACE-21" table:formula="of:=[$'Sheet1'.AG12]" office:value-type="float" office:value="1">
            <text:p>1</text:p>
          </table:table-cell>
          <table:table-cell table:style-name="ACE-21" table:formula="of:=[$'Sheet1'.AH12]" office:value-type="float" office:value="0">
            <text:p>0</text:p>
          </table:table-cell>
          <table:table-cell table:style-name="ACE-21" table:formula="of:=[$'Sheet1'.AI12]" office:value-type="float" office:value="0">
            <text:p>0</text:p>
          </table:table-cell>
          <table:table-cell table:style-name="ACE-21" table:formula="of:=[$'Sheet1'.AJ12]" office:value-type="float" office:value="0">
            <text:p>0</text:p>
          </table:table-cell>
          <table:table-cell table:style-name="ACE-21" table:formula="of:=[$'Sheet1'.AK12]" office:value-type="float" office:value="0">
            <text:p>0</text:p>
          </table:table-cell>
          <table:table-cell table:style-name="ACE-21" table:formula="of:=[$'Sheet1'.AL12]" office:value-type="float" office:value="0">
            <text:p>0</text:p>
          </table:table-cell>
          <table:table-cell table:style-name="ACE-21" table:formula="of:=[$'Sheet1'.AM12]" office:value-type="float" office:value="0">
            <text:p>0</text:p>
          </table:table-cell>
          <table:table-cell table:style-name="ACE-21" table:formula="of:=[$'Sheet1'.AN12]" office:value-type="float" office:value="0">
            <text:p>0</text:p>
          </table:table-cell>
          <table:table-cell table:style-name="ACE-21" table:formula="of:=[$'Sheet1'.AO12]" office:value-type="float" office:value="0">
            <text:p>0</text:p>
          </table:table-cell>
          <table:table-cell table:style-name="ACE-21" table:formula="of:=[$'Sheet1'.AP12]" office:value-type="float" office:value="0">
            <text:p>0</text:p>
          </table:table-cell>
          <table:table-cell table:style-name="ACE-21" table:formula="of:=[$'Sheet1'.AQ12]" office:value-type="float" office:value="1">
            <text:p>1</text:p>
          </table:table-cell>
          <table:table-cell table:style-name="ACE-21" table:formula="of:=[$'Sheet1'.AR12]" office:value-type="float" office:value="1">
            <text:p>1</text:p>
          </table:table-cell>
          <table:table-cell table:style-name="ACE-21" table:formula="of:=[$'Sheet1'.AS12]" office:value-type="float" office:value="0">
            <text:p>0</text:p>
          </table:table-cell>
          <table:table-cell table:style-name="ACE-21" table:formula="of:=[$'Sheet1'.AT12]" office:value-type="float" office:value="0">
            <text:p>0</text:p>
          </table:table-cell>
          <table:table-cell table:style-name="ACE-21" table:formula="of:=[$'Sheet1'.AU12]" office:value-type="float" office:value="0">
            <text:p>0</text:p>
          </table:table-cell>
          <table:table-cell table:style-name="ACE-21" table:formula="of:=[$'Sheet1'.AV12]" office:value-type="float" office:value="0">
            <text:p>0</text:p>
          </table:table-cell>
          <table:table-cell table:style-name="ACE-21" table:formula="of:=[$'Sheet1'.AW12]" office:value-type="float" office:value="0">
            <text:p>0</text:p>
          </table:table-cell>
          <table:table-cell table:style-name="ACE-21" table:formula="of:=[$'Sheet1'.AX12]" office:value-type="float" office:value="0">
            <text:p>0</text:p>
          </table:table-cell>
          <table:table-cell table:style-name="ACE-21" table:formula="of:=[$'Sheet1'.AY12]" office:value-type="float" office:value="0">
            <text:p>0</text:p>
          </table:table-cell>
          <table:table-cell table:style-name="ACE-21" table:formula="of:=[$'Sheet1'.AZ12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3]" office:value-type="float" office:value="0">
            <text:p>0</text:p>
          </table:table-cell>
          <table:table-cell table:style-name="ACE-21" table:formula="of:=[$'Sheet1'.D13]" office:value-type="float" office:value="0">
            <text:p>0</text:p>
          </table:table-cell>
          <table:table-cell table:style-name="ACE-21" table:formula="of:=[$'Sheet1'.E13]" office:value-type="float" office:value="0">
            <text:p>0</text:p>
          </table:table-cell>
          <table:table-cell table:style-name="ACE-21" table:formula="of:=[$'Sheet1'.F13]" office:value-type="float" office:value="0">
            <text:p>0</text:p>
          </table:table-cell>
          <table:table-cell table:style-name="ACE-21" table:formula="of:=[$'Sheet1'.G13]" office:value-type="float" office:value="0">
            <text:p>0</text:p>
          </table:table-cell>
          <table:table-cell table:style-name="ACE-21" table:formula="of:=[$'Sheet1'.H13]" office:value-type="float" office:value="0">
            <text:p>0</text:p>
          </table:table-cell>
          <table:table-cell table:style-name="ACE-21" table:formula="of:=[$'Sheet1'.I13]" office:value-type="float" office:value="0">
            <text:p>0</text:p>
          </table:table-cell>
          <table:table-cell table:style-name="ACE-21" table:formula="of:=[$'Sheet1'.J13]" office:value-type="float" office:value="0">
            <text:p>0</text:p>
          </table:table-cell>
          <table:table-cell table:style-name="ACE-21" table:formula="of:=[$'Sheet1'.K13]" office:value-type="float" office:value="0">
            <text:p>0</text:p>
          </table:table-cell>
          <table:table-cell table:style-name="ACE-21" table:formula="of:=[$'Sheet1'.L13]" office:value-type="float" office:value="0">
            <text:p>0</text:p>
          </table:table-cell>
          <table:table-cell table:style-name="ACE-21" table:formula="of:=[$'Sheet1'.M13]" office:value-type="float" office:value="0">
            <text:p>0</text:p>
          </table:table-cell>
          <table:table-cell table:style-name="ACE-21" table:formula="of:=[$'Sheet1'.N13]" office:value-type="float" office:value="0">
            <text:p>0</text:p>
          </table:table-cell>
          <table:table-cell table:style-name="ACE-21" table:formula="of:=[$'Sheet1'.O13]" office:value-type="float" office:value="0">
            <text:p>0</text:p>
          </table:table-cell>
          <table:table-cell table:style-name="ACE-21" table:formula="of:=[$'Sheet1'.P13]" office:value-type="float" office:value="0">
            <text:p>0</text:p>
          </table:table-cell>
          <table:table-cell table:style-name="ACE-21" table:formula="of:=[$'Sheet1'.Q13]" office:value-type="float" office:value="0">
            <text:p>0</text:p>
          </table:table-cell>
          <table:table-cell table:style-name="ACE-21" table:formula="of:=[$'Sheet1'.R13]" office:value-type="float" office:value="0">
            <text:p>0</text:p>
          </table:table-cell>
          <table:table-cell table:style-name="ACE-21" table:formula="of:=[$'Sheet1'.S13]" office:value-type="float" office:value="0">
            <text:p>0</text:p>
          </table:table-cell>
          <table:table-cell table:style-name="ACE-21" table:formula="of:=[$'Sheet1'.T13]" office:value-type="float" office:value="0">
            <text:p>0</text:p>
          </table:table-cell>
          <table:table-cell table:style-name="ACE-21" table:formula="of:=[$'Sheet1'.U13]" office:value-type="float" office:value="0">
            <text:p>0</text:p>
          </table:table-cell>
          <table:table-cell table:style-name="ACE-21" table:formula="of:=[$'Sheet1'.V13]" office:value-type="float" office:value="0">
            <text:p>0</text:p>
          </table:table-cell>
          <table:table-cell table:style-name="ACE-21" table:formula="of:=[$'Sheet1'.W13]" office:value-type="float" office:value="0">
            <text:p>0</text:p>
          </table:table-cell>
          <table:table-cell table:style-name="ACE-21" table:formula="of:=[$'Sheet1'.X13]" office:value-type="float" office:value="0">
            <text:p>0</text:p>
          </table:table-cell>
          <table:table-cell table:style-name="ACE-21" table:formula="of:=[$'Sheet1'.Y13]" office:value-type="float" office:value="0">
            <text:p>0</text:p>
          </table:table-cell>
          <table:table-cell table:style-name="ACE-21" table:formula="of:=[$'Sheet1'.Z13]" office:value-type="float" office:value="0">
            <text:p>0</text:p>
          </table:table-cell>
          <table:table-cell table:style-name="ACE-21" table:formula="of:=[$'Sheet1'.AA13]" office:value-type="float" office:value="0">
            <text:p>0</text:p>
          </table:table-cell>
          <table:table-cell table:style-name="ACE-21" table:formula="of:=[$'Sheet1'.AB13]" office:value-type="float" office:value="0">
            <text:p>0</text:p>
          </table:table-cell>
          <table:table-cell table:style-name="ACE-21" table:formula="of:=[$'Sheet1'.AC13]" office:value-type="float" office:value="0">
            <text:p>0</text:p>
          </table:table-cell>
          <table:table-cell table:style-name="ACE-21" table:formula="of:=[$'Sheet1'.AD13]" office:value-type="float" office:value="0">
            <text:p>0</text:p>
          </table:table-cell>
          <table:table-cell table:style-name="ACE-21" table:formula="of:=[$'Sheet1'.AE13]" office:value-type="float" office:value="1">
            <text:p>1</text:p>
          </table:table-cell>
          <table:table-cell table:style-name="ACE-21" table:formula="of:=[$'Sheet1'.AF13]" office:value-type="float" office:value="0">
            <text:p>0</text:p>
          </table:table-cell>
          <table:table-cell table:style-name="ACE-21" table:formula="of:=[$'Sheet1'.AG13]" office:value-type="float" office:value="1">
            <text:p>1</text:p>
          </table:table-cell>
          <table:table-cell table:style-name="ACE-21" table:formula="of:=[$'Sheet1'.AH13]" office:value-type="float" office:value="0">
            <text:p>0</text:p>
          </table:table-cell>
          <table:table-cell table:style-name="ACE-21" table:formula="of:=[$'Sheet1'.AI13]" office:value-type="float" office:value="0">
            <text:p>0</text:p>
          </table:table-cell>
          <table:table-cell table:style-name="ACE-21" table:formula="of:=[$'Sheet1'.AJ13]" office:value-type="float" office:value="0">
            <text:p>0</text:p>
          </table:table-cell>
          <table:table-cell table:style-name="ACE-21" table:formula="of:=[$'Sheet1'.AK13]" office:value-type="float" office:value="0">
            <text:p>0</text:p>
          </table:table-cell>
          <table:table-cell table:style-name="ACE-21" table:formula="of:=[$'Sheet1'.AL13]" office:value-type="float" office:value="0">
            <text:p>0</text:p>
          </table:table-cell>
          <table:table-cell table:style-name="ACE-21" table:formula="of:=[$'Sheet1'.AM13]" office:value-type="float" office:value="0">
            <text:p>0</text:p>
          </table:table-cell>
          <table:table-cell table:style-name="ACE-21" table:formula="of:=[$'Sheet1'.AN13]" office:value-type="float" office:value="0">
            <text:p>0</text:p>
          </table:table-cell>
          <table:table-cell table:style-name="ACE-21" table:formula="of:=[$'Sheet1'.AO13]" office:value-type="float" office:value="0">
            <text:p>0</text:p>
          </table:table-cell>
          <table:table-cell table:style-name="ACE-21" table:formula="of:=[$'Sheet1'.AP13]" office:value-type="float" office:value="0">
            <text:p>0</text:p>
          </table:table-cell>
          <table:table-cell table:style-name="ACE-21" table:formula="of:=[$'Sheet1'.AQ13]" office:value-type="float" office:value="1">
            <text:p>1</text:p>
          </table:table-cell>
          <table:table-cell table:style-name="ACE-21" table:formula="of:=[$'Sheet1'.AR13]" office:value-type="float" office:value="1">
            <text:p>1</text:p>
          </table:table-cell>
          <table:table-cell table:style-name="ACE-21" table:formula="of:=[$'Sheet1'.AS13]" office:value-type="float" office:value="0">
            <text:p>0</text:p>
          </table:table-cell>
          <table:table-cell table:style-name="ACE-21" table:formula="of:=[$'Sheet1'.AT13]" office:value-type="float" office:value="0">
            <text:p>0</text:p>
          </table:table-cell>
          <table:table-cell table:style-name="ACE-21" table:formula="of:=[$'Sheet1'.AU13]" office:value-type="float" office:value="0">
            <text:p>0</text:p>
          </table:table-cell>
          <table:table-cell table:style-name="ACE-21" table:formula="of:=[$'Sheet1'.AV13]" office:value-type="float" office:value="0">
            <text:p>0</text:p>
          </table:table-cell>
          <table:table-cell table:style-name="ACE-21" table:formula="of:=[$'Sheet1'.AW13]" office:value-type="float" office:value="0">
            <text:p>0</text:p>
          </table:table-cell>
          <table:table-cell table:style-name="ACE-21" table:formula="of:=[$'Sheet1'.AX13]" office:value-type="float" office:value="0">
            <text:p>0</text:p>
          </table:table-cell>
          <table:table-cell table:style-name="ACE-21" table:formula="of:=[$'Sheet1'.AY13]" office:value-type="float" office:value="0">
            <text:p>0</text:p>
          </table:table-cell>
          <table:table-cell table:style-name="ACE-21" table:formula="of:=[$'Sheet1'.AZ13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4]" office:value-type="float" office:value="0">
            <text:p>0</text:p>
          </table:table-cell>
          <table:table-cell table:style-name="ACE-21" table:formula="of:=[$'Sheet1'.D14]" office:value-type="float" office:value="0">
            <text:p>0</text:p>
          </table:table-cell>
          <table:table-cell table:style-name="ACE-21" table:formula="of:=[$'Sheet1'.E14]" office:value-type="float" office:value="0">
            <text:p>0</text:p>
          </table:table-cell>
          <table:table-cell table:style-name="ACE-21" table:formula="of:=[$'Sheet1'.F14]" office:value-type="float" office:value="0">
            <text:p>0</text:p>
          </table:table-cell>
          <table:table-cell table:style-name="ACE-21" table:formula="of:=[$'Sheet1'.G14]" office:value-type="float" office:value="0">
            <text:p>0</text:p>
          </table:table-cell>
          <table:table-cell table:style-name="ACE-21" table:formula="of:=[$'Sheet1'.H14]" office:value-type="float" office:value="0">
            <text:p>0</text:p>
          </table:table-cell>
          <table:table-cell table:style-name="ACE-21" table:formula="of:=[$'Sheet1'.I14]" office:value-type="float" office:value="1">
            <text:p>1</text:p>
          </table:table-cell>
          <table:table-cell table:style-name="ACE-21" table:formula="of:=[$'Sheet1'.J14]" office:value-type="float" office:value="1">
            <text:p>1</text:p>
          </table:table-cell>
          <table:table-cell table:style-name="ACE-21" table:formula="of:=[$'Sheet1'.K14]" office:value-type="float" office:value="0">
            <text:p>0</text:p>
          </table:table-cell>
          <table:table-cell table:style-name="ACE-21" table:formula="of:=[$'Sheet1'.L14]" office:value-type="float" office:value="0">
            <text:p>0</text:p>
          </table:table-cell>
          <table:table-cell table:style-name="ACE-21" table:formula="of:=[$'Sheet1'.M14]" office:value-type="float" office:value="0">
            <text:p>0</text:p>
          </table:table-cell>
          <table:table-cell table:style-name="ACE-21" table:formula="of:=[$'Sheet1'.N14]" office:value-type="float" office:value="0">
            <text:p>0</text:p>
          </table:table-cell>
          <table:table-cell table:style-name="ACE-21" table:formula="of:=[$'Sheet1'.O14]" office:value-type="float" office:value="0">
            <text:p>0</text:p>
          </table:table-cell>
          <table:table-cell table:style-name="ACE-21" table:formula="of:=[$'Sheet1'.P14]" office:value-type="float" office:value="0">
            <text:p>0</text:p>
          </table:table-cell>
          <table:table-cell table:style-name="ACE-21" table:formula="of:=[$'Sheet1'.Q14]" office:value-type="float" office:value="0">
            <text:p>0</text:p>
          </table:table-cell>
          <table:table-cell table:style-name="ACE-21" table:formula="of:=[$'Sheet1'.R14]" office:value-type="float" office:value="1">
            <text:p>1</text:p>
          </table:table-cell>
          <table:table-cell table:style-name="ACE-21" table:formula="of:=[$'Sheet1'.S14]" office:value-type="float" office:value="1">
            <text:p>1</text:p>
          </table:table-cell>
          <table:table-cell table:style-name="ACE-21" table:formula="of:=[$'Sheet1'.T14]" office:value-type="float" office:value="0">
            <text:p>0</text:p>
          </table:table-cell>
          <table:table-cell table:style-name="ACE-21" table:formula="of:=[$'Sheet1'.U14]" office:value-type="float" office:value="0">
            <text:p>0</text:p>
          </table:table-cell>
          <table:table-cell table:style-name="ACE-21" table:formula="of:=[$'Sheet1'.V14]" office:value-type="float" office:value="0">
            <text:p>0</text:p>
          </table:table-cell>
          <table:table-cell table:style-name="ACE-21" table:formula="of:=[$'Sheet1'.W14]" office:value-type="float" office:value="0">
            <text:p>0</text:p>
          </table:table-cell>
          <table:table-cell table:style-name="ACE-21" table:formula="of:=[$'Sheet1'.X14]" office:value-type="float" office:value="0">
            <text:p>0</text:p>
          </table:table-cell>
          <table:table-cell table:style-name="ACE-21" table:formula="of:=[$'Sheet1'.Y14]" office:value-type="float" office:value="0">
            <text:p>0</text:p>
          </table:table-cell>
          <table:table-cell table:style-name="ACE-21" table:formula="of:=[$'Sheet1'.Z14]" office:value-type="float" office:value="0">
            <text:p>0</text:p>
          </table:table-cell>
          <table:table-cell table:style-name="ACE-21" table:formula="of:=[$'Sheet1'.AA14]" office:value-type="float" office:value="0">
            <text:p>0</text:p>
          </table:table-cell>
          <table:table-cell table:style-name="ACE-21" table:formula="of:=[$'Sheet1'.AB14]" office:value-type="float" office:value="0">
            <text:p>0</text:p>
          </table:table-cell>
          <table:table-cell table:style-name="ACE-21" table:formula="of:=[$'Sheet1'.AC14]" office:value-type="float" office:value="0">
            <text:p>0</text:p>
          </table:table-cell>
          <table:table-cell table:style-name="ACE-21" table:formula="of:=[$'Sheet1'.AD14]" office:value-type="float" office:value="0">
            <text:p>0</text:p>
          </table:table-cell>
          <table:table-cell table:style-name="ACE-21" table:formula="of:=[$'Sheet1'.AE14]" office:value-type="float" office:value="1">
            <text:p>1</text:p>
          </table:table-cell>
          <table:table-cell table:style-name="ACE-21" table:formula="of:=[$'Sheet1'.AF14]" office:value-type="float" office:value="1">
            <text:p>1</text:p>
          </table:table-cell>
          <table:table-cell table:style-name="ACE-21" table:formula="of:=[$'Sheet1'.AG14]" office:value-type="float" office:value="0">
            <text:p>0</text:p>
          </table:table-cell>
          <table:table-cell table:style-name="ACE-21" table:formula="of:=[$'Sheet1'.AH14]" office:value-type="float" office:value="0">
            <text:p>0</text:p>
          </table:table-cell>
          <table:table-cell table:style-name="ACE-21" table:formula="of:=[$'Sheet1'.AI14]" office:value-type="float" office:value="0">
            <text:p>0</text:p>
          </table:table-cell>
          <table:table-cell table:style-name="ACE-21" table:formula="of:=[$'Sheet1'.AJ14]" office:value-type="float" office:value="0">
            <text:p>0</text:p>
          </table:table-cell>
          <table:table-cell table:style-name="ACE-21" table:formula="of:=[$'Sheet1'.AK14]" office:value-type="float" office:value="0">
            <text:p>0</text:p>
          </table:table-cell>
          <table:table-cell table:style-name="ACE-21" table:formula="of:=[$'Sheet1'.AL14]" office:value-type="float" office:value="0">
            <text:p>0</text:p>
          </table:table-cell>
          <table:table-cell table:style-name="ACE-21" table:formula="of:=[$'Sheet1'.AM14]" office:value-type="float" office:value="0">
            <text:p>0</text:p>
          </table:table-cell>
          <table:table-cell table:style-name="ACE-21" table:formula="of:=[$'Sheet1'.AN14]" office:value-type="float" office:value="0">
            <text:p>0</text:p>
          </table:table-cell>
          <table:table-cell table:style-name="ACE-21" table:formula="of:=[$'Sheet1'.AO14]" office:value-type="float" office:value="0">
            <text:p>0</text:p>
          </table:table-cell>
          <table:table-cell table:style-name="ACE-21" table:formula="of:=[$'Sheet1'.AP14]" office:value-type="float" office:value="0">
            <text:p>0</text:p>
          </table:table-cell>
          <table:table-cell table:style-name="ACE-21" table:formula="of:=[$'Sheet1'.AQ14]" office:value-type="float" office:value="0">
            <text:p>0</text:p>
          </table:table-cell>
          <table:table-cell table:style-name="ACE-21" table:formula="of:=[$'Sheet1'.AR14]" office:value-type="float" office:value="0">
            <text:p>0</text:p>
          </table:table-cell>
          <table:table-cell table:style-name="ACE-21" table:formula="of:=[$'Sheet1'.AS14]" office:value-type="float" office:value="0">
            <text:p>0</text:p>
          </table:table-cell>
          <table:table-cell table:style-name="ACE-21" table:formula="of:=[$'Sheet1'.AT14]" office:value-type="float" office:value="0">
            <text:p>0</text:p>
          </table:table-cell>
          <table:table-cell table:style-name="ACE-21" table:formula="of:=[$'Sheet1'.AU14]" office:value-type="float" office:value="0">
            <text:p>0</text:p>
          </table:table-cell>
          <table:table-cell table:style-name="ACE-21" table:formula="of:=[$'Sheet1'.AV14]" office:value-type="float" office:value="0">
            <text:p>0</text:p>
          </table:table-cell>
          <table:table-cell table:style-name="ACE-21" table:formula="of:=[$'Sheet1'.AW14]" office:value-type="float" office:value="0">
            <text:p>0</text:p>
          </table:table-cell>
          <table:table-cell table:style-name="ACE-21" table:formula="of:=[$'Sheet1'.AX14]" office:value-type="float" office:value="0">
            <text:p>0</text:p>
          </table:table-cell>
          <table:table-cell table:style-name="ACE-21" table:formula="of:=[$'Sheet1'.AY14]" office:value-type="float" office:value="0">
            <text:p>0</text:p>
          </table:table-cell>
          <table:table-cell table:style-name="ACE-21" table:formula="of:=[$'Sheet1'.AZ14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5]" office:value-type="float" office:value="0">
            <text:p>0</text:p>
          </table:table-cell>
          <table:table-cell table:style-name="ACE-21" table:formula="of:=[$'Sheet1'.D15]" office:value-type="float" office:value="0">
            <text:p>0</text:p>
          </table:table-cell>
          <table:table-cell table:style-name="ACE-21" table:formula="of:=[$'Sheet1'.E15]" office:value-type="float" office:value="0">
            <text:p>0</text:p>
          </table:table-cell>
          <table:table-cell table:style-name="ACE-21" table:formula="of:=[$'Sheet1'.F15]" office:value-type="float" office:value="0">
            <text:p>0</text:p>
          </table:table-cell>
          <table:table-cell table:style-name="ACE-21" table:formula="of:=[$'Sheet1'.G15]" office:value-type="float" office:value="0">
            <text:p>0</text:p>
          </table:table-cell>
          <table:table-cell table:style-name="ACE-21" table:formula="of:=[$'Sheet1'.H15]" office:value-type="float" office:value="0">
            <text:p>0</text:p>
          </table:table-cell>
          <table:table-cell table:style-name="ACE-21" table:formula="of:=[$'Sheet1'.I15]" office:value-type="float" office:value="1">
            <text:p>1</text:p>
          </table:table-cell>
          <table:table-cell table:style-name="ACE-21" table:formula="of:=[$'Sheet1'.J15]" office:value-type="float" office:value="1">
            <text:p>1</text:p>
          </table:table-cell>
          <table:table-cell table:style-name="ACE-21" table:formula="of:=[$'Sheet1'.K15]" office:value-type="float" office:value="0">
            <text:p>0</text:p>
          </table:table-cell>
          <table:table-cell table:style-name="ACE-21" table:formula="of:=[$'Sheet1'.L15]" office:value-type="float" office:value="0">
            <text:p>0</text:p>
          </table:table-cell>
          <table:table-cell table:style-name="ACE-21" table:formula="of:=[$'Sheet1'.M15]" office:value-type="float" office:value="0">
            <text:p>0</text:p>
          </table:table-cell>
          <table:table-cell table:style-name="ACE-21" table:formula="of:=[$'Sheet1'.N15]" office:value-type="float" office:value="0">
            <text:p>0</text:p>
          </table:table-cell>
          <table:table-cell table:style-name="ACE-21" table:formula="of:=[$'Sheet1'.O15]" office:value-type="float" office:value="0">
            <text:p>0</text:p>
          </table:table-cell>
          <table:table-cell table:style-name="ACE-21" table:formula="of:=[$'Sheet1'.P15]" office:value-type="float" office:value="0">
            <text:p>0</text:p>
          </table:table-cell>
          <table:table-cell table:style-name="ACE-21" table:formula="of:=[$'Sheet1'.Q15]" office:value-type="float" office:value="1">
            <text:p>1</text:p>
          </table:table-cell>
          <table:table-cell table:style-name="ACE-21" table:formula="of:=[$'Sheet1'.R15]" office:value-type="float" office:value="0">
            <text:p>0</text:p>
          </table:table-cell>
          <table:table-cell table:style-name="ACE-21" table:formula="of:=[$'Sheet1'.S15]" office:value-type="float" office:value="1">
            <text:p>1</text:p>
          </table:table-cell>
          <table:table-cell table:style-name="ACE-21" table:formula="of:=[$'Sheet1'.T15]" office:value-type="float" office:value="0">
            <text:p>0</text:p>
          </table:table-cell>
          <table:table-cell table:style-name="ACE-21" table:formula="of:=[$'Sheet1'.U15]" office:value-type="float" office:value="0">
            <text:p>0</text:p>
          </table:table-cell>
          <table:table-cell table:style-name="ACE-21" table:formula="of:=[$'Sheet1'.V15]" office:value-type="float" office:value="0">
            <text:p>0</text:p>
          </table:table-cell>
          <table:table-cell table:style-name="ACE-21" table:formula="of:=[$'Sheet1'.W15]" office:value-type="float" office:value="0">
            <text:p>0</text:p>
          </table:table-cell>
          <table:table-cell table:style-name="ACE-21" table:formula="of:=[$'Sheet1'.X15]" office:value-type="float" office:value="0">
            <text:p>0</text:p>
          </table:table-cell>
          <table:table-cell table:style-name="ACE-21" table:formula="of:=[$'Sheet1'.Y15]" office:value-type="float" office:value="0">
            <text:p>0</text:p>
          </table:table-cell>
          <table:table-cell table:style-name="ACE-21" table:formula="of:=[$'Sheet1'.Z15]" office:value-type="float" office:value="0">
            <text:p>0</text:p>
          </table:table-cell>
          <table:table-cell table:style-name="ACE-21" table:formula="of:=[$'Sheet1'.AA15]" office:value-type="float" office:value="0">
            <text:p>0</text:p>
          </table:table-cell>
          <table:table-cell table:style-name="ACE-21" table:formula="of:=[$'Sheet1'.AB15]" office:value-type="float" office:value="0">
            <text:p>0</text:p>
          </table:table-cell>
          <table:table-cell table:style-name="ACE-21" table:formula="of:=[$'Sheet1'.AC15]" office:value-type="float" office:value="0">
            <text:p>0</text:p>
          </table:table-cell>
          <table:table-cell table:style-name="ACE-21" table:formula="of:=[$'Sheet1'.AD15]" office:value-type="float" office:value="0">
            <text:p>0</text:p>
          </table:table-cell>
          <table:table-cell table:style-name="ACE-21" table:formula="of:=[$'Sheet1'.AE15]" office:value-type="float" office:value="0">
            <text:p>0</text:p>
          </table:table-cell>
          <table:table-cell table:style-name="ACE-21" table:formula="of:=[$'Sheet1'.AF15]" office:value-type="float" office:value="0">
            <text:p>0</text:p>
          </table:table-cell>
          <table:table-cell table:style-name="ACE-21" table:formula="of:=[$'Sheet1'.AG15]" office:value-type="float" office:value="0">
            <text:p>0</text:p>
          </table:table-cell>
          <table:table-cell table:style-name="ACE-21" table:formula="of:=[$'Sheet1'.AH15]" office:value-type="float" office:value="0">
            <text:p>0</text:p>
          </table:table-cell>
          <table:table-cell table:style-name="ACE-21" table:formula="of:=[$'Sheet1'.AI15]" office:value-type="float" office:value="0">
            <text:p>0</text:p>
          </table:table-cell>
          <table:table-cell table:style-name="ACE-21" table:formula="of:=[$'Sheet1'.AJ15]" office:value-type="float" office:value="0">
            <text:p>0</text:p>
          </table:table-cell>
          <table:table-cell table:style-name="ACE-21" table:formula="of:=[$'Sheet1'.AK15]" office:value-type="float" office:value="0">
            <text:p>0</text:p>
          </table:table-cell>
          <table:table-cell table:style-name="ACE-21" table:formula="of:=[$'Sheet1'.AL15]" office:value-type="float" office:value="0">
            <text:p>0</text:p>
          </table:table-cell>
          <table:table-cell table:style-name="ACE-21" table:formula="of:=[$'Sheet1'.AM15]" office:value-type="float" office:value="0">
            <text:p>0</text:p>
          </table:table-cell>
          <table:table-cell table:style-name="ACE-21" table:formula="of:=[$'Sheet1'.AN15]" office:value-type="float" office:value="0">
            <text:p>0</text:p>
          </table:table-cell>
          <table:table-cell table:style-name="ACE-21" table:formula="of:=[$'Sheet1'.AO15]" office:value-type="float" office:value="0">
            <text:p>0</text:p>
          </table:table-cell>
          <table:table-cell table:style-name="ACE-21" table:formula="of:=[$'Sheet1'.AP15]" office:value-type="float" office:value="0">
            <text:p>0</text:p>
          </table:table-cell>
          <table:table-cell table:style-name="ACE-21" table:formula="of:=[$'Sheet1'.AQ15]" office:value-type="float" office:value="0">
            <text:p>0</text:p>
          </table:table-cell>
          <table:table-cell table:style-name="ACE-21" table:formula="of:=[$'Sheet1'.AR15]" office:value-type="float" office:value="0">
            <text:p>0</text:p>
          </table:table-cell>
          <table:table-cell table:style-name="ACE-21" table:formula="of:=[$'Sheet1'.AS15]" office:value-type="float" office:value="0">
            <text:p>0</text:p>
          </table:table-cell>
          <table:table-cell table:style-name="ACE-21" table:formula="of:=[$'Sheet1'.AT15]" office:value-type="float" office:value="0">
            <text:p>0</text:p>
          </table:table-cell>
          <table:table-cell table:style-name="ACE-21" table:formula="of:=[$'Sheet1'.AU15]" office:value-type="float" office:value="0">
            <text:p>0</text:p>
          </table:table-cell>
          <table:table-cell table:style-name="ACE-21" table:formula="of:=[$'Sheet1'.AV15]" office:value-type="float" office:value="0">
            <text:p>0</text:p>
          </table:table-cell>
          <table:table-cell table:style-name="ACE-21" table:formula="of:=[$'Sheet1'.AW15]" office:value-type="float" office:value="0">
            <text:p>0</text:p>
          </table:table-cell>
          <table:table-cell table:style-name="ACE-21" table:formula="of:=[$'Sheet1'.AX15]" office:value-type="float" office:value="0">
            <text:p>0</text:p>
          </table:table-cell>
          <table:table-cell table:style-name="ACE-21" table:formula="of:=[$'Sheet1'.AY15]" office:value-type="float" office:value="0">
            <text:p>0</text:p>
          </table:table-cell>
          <table:table-cell table:style-name="ACE-21" table:formula="of:=[$'Sheet1'.AZ15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6]" office:value-type="float" office:value="0">
            <text:p>0</text:p>
          </table:table-cell>
          <table:table-cell table:style-name="ACE-21" table:formula="of:=[$'Sheet1'.D16]" office:value-type="float" office:value="0">
            <text:p>0</text:p>
          </table:table-cell>
          <table:table-cell table:style-name="ACE-21" table:formula="of:=[$'Sheet1'.E16]" office:value-type="float" office:value="0">
            <text:p>0</text:p>
          </table:table-cell>
          <table:table-cell table:style-name="ACE-21" table:formula="of:=[$'Sheet1'.F16]" office:value-type="float" office:value="0">
            <text:p>0</text:p>
          </table:table-cell>
          <table:table-cell table:style-name="ACE-21" table:formula="of:=[$'Sheet1'.G16]" office:value-type="float" office:value="0">
            <text:p>0</text:p>
          </table:table-cell>
          <table:table-cell table:style-name="ACE-21" table:formula="of:=[$'Sheet1'.H16]" office:value-type="float" office:value="0">
            <text:p>0</text:p>
          </table:table-cell>
          <table:table-cell table:style-name="ACE-21" table:formula="of:=[$'Sheet1'.I16]" office:value-type="float" office:value="0">
            <text:p>0</text:p>
          </table:table-cell>
          <table:table-cell table:style-name="ACE-21" table:formula="of:=[$'Sheet1'.J16]" office:value-type="float" office:value="0">
            <text:p>0</text:p>
          </table:table-cell>
          <table:table-cell table:style-name="ACE-21" table:formula="of:=[$'Sheet1'.K16]" office:value-type="float" office:value="0">
            <text:p>0</text:p>
          </table:table-cell>
          <table:table-cell table:style-name="ACE-21" table:formula="of:=[$'Sheet1'.L16]" office:value-type="float" office:value="0">
            <text:p>0</text:p>
          </table:table-cell>
          <table:table-cell table:style-name="ACE-21" table:formula="of:=[$'Sheet1'.M16]" office:value-type="float" office:value="0">
            <text:p>0</text:p>
          </table:table-cell>
          <table:table-cell table:style-name="ACE-21" table:formula="of:=[$'Sheet1'.N16]" office:value-type="float" office:value="0">
            <text:p>0</text:p>
          </table:table-cell>
          <table:table-cell table:style-name="ACE-21" table:formula="of:=[$'Sheet1'.O16]" office:value-type="float" office:value="0">
            <text:p>0</text:p>
          </table:table-cell>
          <table:table-cell table:style-name="ACE-21" table:formula="of:=[$'Sheet1'.P16]" office:value-type="float" office:value="0">
            <text:p>0</text:p>
          </table:table-cell>
          <table:table-cell table:style-name="ACE-21" table:formula="of:=[$'Sheet1'.Q16]" office:value-type="float" office:value="1">
            <text:p>1</text:p>
          </table:table-cell>
          <table:table-cell table:style-name="ACE-21" table:formula="of:=[$'Sheet1'.R16]" office:value-type="float" office:value="1">
            <text:p>1</text:p>
          </table:table-cell>
          <table:table-cell table:style-name="ACE-21" table:formula="of:=[$'Sheet1'.S16]" office:value-type="float" office:value="0">
            <text:p>0</text:p>
          </table:table-cell>
          <table:table-cell table:style-name="ACE-21" table:formula="of:=[$'Sheet1'.T16]" office:value-type="float" office:value="0">
            <text:p>0</text:p>
          </table:table-cell>
          <table:table-cell table:style-name="ACE-21" table:formula="of:=[$'Sheet1'.U16]" office:value-type="float" office:value="0">
            <text:p>0</text:p>
          </table:table-cell>
          <table:table-cell table:style-name="ACE-21" table:formula="of:=[$'Sheet1'.V16]" office:value-type="float" office:value="0">
            <text:p>0</text:p>
          </table:table-cell>
          <table:table-cell table:style-name="ACE-21" table:formula="of:=[$'Sheet1'.W16]" office:value-type="float" office:value="0">
            <text:p>0</text:p>
          </table:table-cell>
          <table:table-cell table:style-name="ACE-21" table:formula="of:=[$'Sheet1'.X16]" office:value-type="float" office:value="0">
            <text:p>0</text:p>
          </table:table-cell>
          <table:table-cell table:style-name="ACE-21" table:formula="of:=[$'Sheet1'.Y16]" office:value-type="float" office:value="1">
            <text:p>1</text:p>
          </table:table-cell>
          <table:table-cell table:style-name="ACE-21" table:formula="of:=[$'Sheet1'.Z16]" office:value-type="float" office:value="1">
            <text:p>1</text:p>
          </table:table-cell>
          <table:table-cell table:style-name="ACE-21" table:formula="of:=[$'Sheet1'.AA16]" office:value-type="float" office:value="0">
            <text:p>0</text:p>
          </table:table-cell>
          <table:table-cell table:style-name="ACE-21" table:formula="of:=[$'Sheet1'.AB16]" office:value-type="float" office:value="0">
            <text:p>0</text:p>
          </table:table-cell>
          <table:table-cell table:style-name="ACE-21" table:formula="of:=[$'Sheet1'.AC16]" office:value-type="float" office:value="0">
            <text:p>0</text:p>
          </table:table-cell>
          <table:table-cell table:style-name="ACE-21" table:formula="of:=[$'Sheet1'.AD16]" office:value-type="float" office:value="0">
            <text:p>0</text:p>
          </table:table-cell>
          <table:table-cell table:style-name="ACE-21" table:formula="of:=[$'Sheet1'.AE16]" office:value-type="float" office:value="0">
            <text:p>0</text:p>
          </table:table-cell>
          <table:table-cell table:style-name="ACE-21" table:formula="of:=[$'Sheet1'.AF16]" office:value-type="float" office:value="0">
            <text:p>0</text:p>
          </table:table-cell>
          <table:table-cell table:style-name="ACE-21" table:formula="of:=[$'Sheet1'.AG16]" office:value-type="float" office:value="0">
            <text:p>0</text:p>
          </table:table-cell>
          <table:table-cell table:style-name="ACE-21" table:formula="of:=[$'Sheet1'.AH16]" office:value-type="float" office:value="0">
            <text:p>0</text:p>
          </table:table-cell>
          <table:table-cell table:style-name="ACE-21" table:formula="of:=[$'Sheet1'.AI16]" office:value-type="float" office:value="0">
            <text:p>0</text:p>
          </table:table-cell>
          <table:table-cell table:style-name="ACE-21" table:formula="of:=[$'Sheet1'.AJ16]" office:value-type="float" office:value="0">
            <text:p>0</text:p>
          </table:table-cell>
          <table:table-cell table:style-name="ACE-21" table:formula="of:=[$'Sheet1'.AK16]" office:value-type="float" office:value="0">
            <text:p>0</text:p>
          </table:table-cell>
          <table:table-cell table:style-name="ACE-21" table:formula="of:=[$'Sheet1'.AL16]" office:value-type="float" office:value="0">
            <text:p>0</text:p>
          </table:table-cell>
          <table:table-cell table:style-name="ACE-21" table:formula="of:=[$'Sheet1'.AM16]" office:value-type="float" office:value="0">
            <text:p>0</text:p>
          </table:table-cell>
          <table:table-cell table:style-name="ACE-21" table:formula="of:=[$'Sheet1'.AN16]" office:value-type="float" office:value="0">
            <text:p>0</text:p>
          </table:table-cell>
          <table:table-cell table:style-name="ACE-21" table:formula="of:=[$'Sheet1'.AO16]" office:value-type="float" office:value="0">
            <text:p>0</text:p>
          </table:table-cell>
          <table:table-cell table:style-name="ACE-21" table:formula="of:=[$'Sheet1'.AP16]" office:value-type="float" office:value="0">
            <text:p>0</text:p>
          </table:table-cell>
          <table:table-cell table:style-name="ACE-21" table:formula="of:=[$'Sheet1'.AQ16]" office:value-type="float" office:value="0">
            <text:p>0</text:p>
          </table:table-cell>
          <table:table-cell table:style-name="ACE-21" table:formula="of:=[$'Sheet1'.AR16]" office:value-type="float" office:value="0">
            <text:p>0</text:p>
          </table:table-cell>
          <table:table-cell table:style-name="ACE-21" table:formula="of:=[$'Sheet1'.AS16]" office:value-type="float" office:value="0">
            <text:p>0</text:p>
          </table:table-cell>
          <table:table-cell table:style-name="ACE-21" table:formula="of:=[$'Sheet1'.AT16]" office:value-type="float" office:value="0">
            <text:p>0</text:p>
          </table:table-cell>
          <table:table-cell table:style-name="ACE-21" table:formula="of:=[$'Sheet1'.AU16]" office:value-type="float" office:value="0">
            <text:p>0</text:p>
          </table:table-cell>
          <table:table-cell table:style-name="ACE-21" table:formula="of:=[$'Sheet1'.AV16]" office:value-type="float" office:value="0">
            <text:p>0</text:p>
          </table:table-cell>
          <table:table-cell table:style-name="ACE-21" table:formula="of:=[$'Sheet1'.AW16]" office:value-type="float" office:value="0">
            <text:p>0</text:p>
          </table:table-cell>
          <table:table-cell table:style-name="ACE-21" table:formula="of:=[$'Sheet1'.AX16]" office:value-type="float" office:value="0">
            <text:p>0</text:p>
          </table:table-cell>
          <table:table-cell table:style-name="ACE-21" table:formula="of:=[$'Sheet1'.AY16]" office:value-type="float" office:value="0">
            <text:p>0</text:p>
          </table:table-cell>
          <table:table-cell table:style-name="ACE-21" table:formula="of:=[$'Sheet1'.AZ16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7]" office:value-type="float" office:value="0">
            <text:p>0</text:p>
          </table:table-cell>
          <table:table-cell table:style-name="ACE-21" table:formula="of:=[$'Sheet1'.D17]" office:value-type="float" office:value="0">
            <text:p>0</text:p>
          </table:table-cell>
          <table:table-cell table:style-name="ACE-21" table:formula="of:=[$'Sheet1'.E17]" office:value-type="float" office:value="0">
            <text:p>0</text:p>
          </table:table-cell>
          <table:table-cell table:style-name="ACE-21" table:formula="of:=[$'Sheet1'.F17]" office:value-type="float" office:value="0">
            <text:p>0</text:p>
          </table:table-cell>
          <table:table-cell table:style-name="ACE-21" table:formula="of:=[$'Sheet1'.G17]" office:value-type="float" office:value="0">
            <text:p>0</text:p>
          </table:table-cell>
          <table:table-cell table:style-name="ACE-21" table:formula="of:=[$'Sheet1'.H17]" office:value-type="float" office:value="0">
            <text:p>0</text:p>
          </table:table-cell>
          <table:table-cell table:style-name="ACE-21" table:formula="of:=[$'Sheet1'.I17]" office:value-type="float" office:value="0">
            <text:p>0</text:p>
          </table:table-cell>
          <table:table-cell table:style-name="ACE-21" table:formula="of:=[$'Sheet1'.J17]" office:value-type="float" office:value="0">
            <text:p>0</text:p>
          </table:table-cell>
          <table:table-cell table:style-name="ACE-21" table:formula="of:=[$'Sheet1'.K17]" office:value-type="float" office:value="0">
            <text:p>0</text:p>
          </table:table-cell>
          <table:table-cell table:style-name="ACE-21" table:formula="of:=[$'Sheet1'.L17]" office:value-type="float" office:value="0">
            <text:p>0</text:p>
          </table:table-cell>
          <table:table-cell table:style-name="ACE-21" table:formula="of:=[$'Sheet1'.M17]" office:value-type="float" office:value="0">
            <text:p>0</text:p>
          </table:table-cell>
          <table:table-cell table:style-name="ACE-21" table:formula="of:=[$'Sheet1'.N17]" office:value-type="float" office:value="0">
            <text:p>0</text:p>
          </table:table-cell>
          <table:table-cell table:style-name="ACE-21" table:formula="of:=[$'Sheet1'.O17]" office:value-type="float" office:value="0">
            <text:p>0</text:p>
          </table:table-cell>
          <table:table-cell table:style-name="ACE-21" table:formula="of:=[$'Sheet1'.P17]" office:value-type="float" office:value="0">
            <text:p>0</text:p>
          </table:table-cell>
          <table:table-cell table:style-name="ACE-21" table:formula="of:=[$'Sheet1'.Q17]" office:value-type="float" office:value="0">
            <text:p>0</text:p>
          </table:table-cell>
          <table:table-cell table:style-name="ACE-21" table:formula="of:=[$'Sheet1'.R17]" office:value-type="float" office:value="0">
            <text:p>0</text:p>
          </table:table-cell>
          <table:table-cell table:style-name="ACE-21" table:formula="of:=[$'Sheet1'.S17]" office:value-type="float" office:value="0">
            <text:p>0</text:p>
          </table:table-cell>
          <table:table-cell table:style-name="ACE-21" table:formula="of:=[$'Sheet1'.T17]" office:value-type="float" office:value="0">
            <text:p>0</text:p>
          </table:table-cell>
          <table:table-cell table:style-name="ACE-21" table:formula="of:=[$'Sheet1'.U17]" office:value-type="float" office:value="0">
            <text:p>0</text:p>
          </table:table-cell>
          <table:table-cell table:style-name="ACE-21" table:formula="of:=[$'Sheet1'.V17]" office:value-type="float" office:value="0">
            <text:p>0</text:p>
          </table:table-cell>
          <table:table-cell table:style-name="ACE-21" table:formula="of:=[$'Sheet1'.W17]" office:value-type="float" office:value="0">
            <text:p>0</text:p>
          </table:table-cell>
          <table:table-cell table:style-name="ACE-21" table:formula="of:=[$'Sheet1'.X17]" office:value-type="float" office:value="0">
            <text:p>0</text:p>
          </table:table-cell>
          <table:table-cell table:style-name="ACE-21" table:formula="of:=[$'Sheet1'.Y17]" office:value-type="float" office:value="1">
            <text:p>1</text:p>
          </table:table-cell>
          <table:table-cell table:style-name="ACE-21" table:formula="of:=[$'Sheet1'.Z17]" office:value-type="float" office:value="0">
            <text:p>0</text:p>
          </table:table-cell>
          <table:table-cell table:style-name="ACE-21" table:formula="of:=[$'Sheet1'.AA17]" office:value-type="float" office:value="1">
            <text:p>1</text:p>
          </table:table-cell>
          <table:table-cell table:style-name="ACE-21" table:formula="of:=[$'Sheet1'.AB17]" office:value-type="float" office:value="0">
            <text:p>0</text:p>
          </table:table-cell>
          <table:table-cell table:style-name="ACE-21" table:formula="of:=[$'Sheet1'.AC17]" office:value-type="float" office:value="0">
            <text:p>0</text:p>
          </table:table-cell>
          <table:table-cell table:style-name="ACE-21" table:formula="of:=[$'Sheet1'.AD17]" office:value-type="float" office:value="0">
            <text:p>0</text:p>
          </table:table-cell>
          <table:table-cell table:style-name="ACE-21" table:formula="of:=[$'Sheet1'.AE17]" office:value-type="float" office:value="0">
            <text:p>0</text:p>
          </table:table-cell>
          <table:table-cell table:style-name="ACE-21" table:formula="of:=[$'Sheet1'.AF17]" office:value-type="float" office:value="0">
            <text:p>0</text:p>
          </table:table-cell>
          <table:table-cell table:style-name="ACE-21" table:formula="of:=[$'Sheet1'.AG17]" office:value-type="float" office:value="0">
            <text:p>0</text:p>
          </table:table-cell>
          <table:table-cell table:style-name="ACE-21" table:formula="of:=[$'Sheet1'.AH17]" office:value-type="float" office:value="0">
            <text:p>0</text:p>
          </table:table-cell>
          <table:table-cell table:style-name="ACE-21" table:formula="of:=[$'Sheet1'.AI17]" office:value-type="float" office:value="0">
            <text:p>0</text:p>
          </table:table-cell>
          <table:table-cell table:style-name="ACE-21" table:formula="of:=[$'Sheet1'.AJ17]" office:value-type="float" office:value="0">
            <text:p>0</text:p>
          </table:table-cell>
          <table:table-cell table:style-name="ACE-21" table:formula="of:=[$'Sheet1'.AK17]" office:value-type="float" office:value="0">
            <text:p>0</text:p>
          </table:table-cell>
          <table:table-cell table:style-name="ACE-21" table:formula="of:=[$'Sheet1'.AL17]" office:value-type="float" office:value="0">
            <text:p>0</text:p>
          </table:table-cell>
          <table:table-cell table:style-name="ACE-21" table:formula="of:=[$'Sheet1'.AM17]" office:value-type="float" office:value="0">
            <text:p>0</text:p>
          </table:table-cell>
          <table:table-cell table:style-name="ACE-21" table:formula="of:=[$'Sheet1'.AN17]" office:value-type="float" office:value="0">
            <text:p>0</text:p>
          </table:table-cell>
          <table:table-cell table:style-name="ACE-21" table:formula="of:=[$'Sheet1'.AO17]" office:value-type="float" office:value="0">
            <text:p>0</text:p>
          </table:table-cell>
          <table:table-cell table:style-name="ACE-21" table:formula="of:=[$'Sheet1'.AP17]" office:value-type="float" office:value="0">
            <text:p>0</text:p>
          </table:table-cell>
          <table:table-cell table:style-name="ACE-21" table:formula="of:=[$'Sheet1'.AQ17]" office:value-type="float" office:value="0">
            <text:p>0</text:p>
          </table:table-cell>
          <table:table-cell table:style-name="ACE-21" table:formula="of:=[$'Sheet1'.AR17]" office:value-type="float" office:value="0">
            <text:p>0</text:p>
          </table:table-cell>
          <table:table-cell table:style-name="ACE-21" table:formula="of:=[$'Sheet1'.AS17]" office:value-type="float" office:value="0">
            <text:p>0</text:p>
          </table:table-cell>
          <table:table-cell table:style-name="ACE-21" table:formula="of:=[$'Sheet1'.AT17]" office:value-type="float" office:value="0">
            <text:p>0</text:p>
          </table:table-cell>
          <table:table-cell table:style-name="ACE-21" table:formula="of:=[$'Sheet1'.AU17]" office:value-type="float" office:value="0">
            <text:p>0</text:p>
          </table:table-cell>
          <table:table-cell table:style-name="ACE-21" table:formula="of:=[$'Sheet1'.AV17]" office:value-type="float" office:value="0">
            <text:p>0</text:p>
          </table:table-cell>
          <table:table-cell table:style-name="ACE-21" table:formula="of:=[$'Sheet1'.AW17]" office:value-type="float" office:value="0">
            <text:p>0</text:p>
          </table:table-cell>
          <table:table-cell table:style-name="ACE-21" table:formula="of:=[$'Sheet1'.AX17]" office:value-type="float" office:value="0">
            <text:p>0</text:p>
          </table:table-cell>
          <table:table-cell table:style-name="ACE-21" table:formula="of:=[$'Sheet1'.AY17]" office:value-type="float" office:value="0">
            <text:p>0</text:p>
          </table:table-cell>
          <table:table-cell table:style-name="ACE-21" table:formula="of:=[$'Sheet1'.AZ17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8]" office:value-type="float" office:value="0">
            <text:p>0</text:p>
          </table:table-cell>
          <table:table-cell table:style-name="ACE-21" table:formula="of:=[$'Sheet1'.D18]" office:value-type="float" office:value="0">
            <text:p>0</text:p>
          </table:table-cell>
          <table:table-cell table:style-name="ACE-21" table:formula="of:=[$'Sheet1'.E18]" office:value-type="float" office:value="0">
            <text:p>0</text:p>
          </table:table-cell>
          <table:table-cell table:style-name="ACE-21" table:formula="of:=[$'Sheet1'.F18]" office:value-type="float" office:value="0">
            <text:p>0</text:p>
          </table:table-cell>
          <table:table-cell table:style-name="ACE-21" table:formula="of:=[$'Sheet1'.G18]" office:value-type="float" office:value="0">
            <text:p>0</text:p>
          </table:table-cell>
          <table:table-cell table:style-name="ACE-21" table:formula="of:=[$'Sheet1'.H18]" office:value-type="float" office:value="0">
            <text:p>0</text:p>
          </table:table-cell>
          <table:table-cell table:style-name="ACE-21" table:formula="of:=[$'Sheet1'.I18]" office:value-type="float" office:value="0">
            <text:p>0</text:p>
          </table:table-cell>
          <table:table-cell table:style-name="ACE-21" table:formula="of:=[$'Sheet1'.J18]" office:value-type="float" office:value="0">
            <text:p>0</text:p>
          </table:table-cell>
          <table:table-cell table:style-name="ACE-21" table:formula="of:=[$'Sheet1'.K18]" office:value-type="float" office:value="0">
            <text:p>0</text:p>
          </table:table-cell>
          <table:table-cell table:style-name="ACE-21" table:formula="of:=[$'Sheet1'.L18]" office:value-type="float" office:value="0">
            <text:p>0</text:p>
          </table:table-cell>
          <table:table-cell table:style-name="ACE-21" table:formula="of:=[$'Sheet1'.M18]" office:value-type="float" office:value="0">
            <text:p>0</text:p>
          </table:table-cell>
          <table:table-cell table:style-name="ACE-21" table:formula="of:=[$'Sheet1'.N18]" office:value-type="float" office:value="0">
            <text:p>0</text:p>
          </table:table-cell>
          <table:table-cell table:style-name="ACE-21" table:formula="of:=[$'Sheet1'.O18]" office:value-type="float" office:value="0">
            <text:p>0</text:p>
          </table:table-cell>
          <table:table-cell table:style-name="ACE-21" table:formula="of:=[$'Sheet1'.P18]" office:value-type="float" office:value="0">
            <text:p>0</text:p>
          </table:table-cell>
          <table:table-cell table:style-name="ACE-21" table:formula="of:=[$'Sheet1'.Q18]" office:value-type="float" office:value="0">
            <text:p>0</text:p>
          </table:table-cell>
          <table:table-cell table:style-name="ACE-21" table:formula="of:=[$'Sheet1'.R18]" office:value-type="float" office:value="0">
            <text:p>0</text:p>
          </table:table-cell>
          <table:table-cell table:style-name="ACE-21" table:formula="of:=[$'Sheet1'.S18]" office:value-type="float" office:value="0">
            <text:p>0</text:p>
          </table:table-cell>
          <table:table-cell table:style-name="ACE-21" table:formula="of:=[$'Sheet1'.T18]" office:value-type="float" office:value="0">
            <text:p>0</text:p>
          </table:table-cell>
          <table:table-cell table:style-name="ACE-21" table:formula="of:=[$'Sheet1'.U18]" office:value-type="float" office:value="0">
            <text:p>0</text:p>
          </table:table-cell>
          <table:table-cell table:style-name="ACE-21" table:formula="of:=[$'Sheet1'.V18]" office:value-type="float" office:value="0">
            <text:p>0</text:p>
          </table:table-cell>
          <table:table-cell table:style-name="ACE-21" table:formula="of:=[$'Sheet1'.W18]" office:value-type="float" office:value="0">
            <text:p>0</text:p>
          </table:table-cell>
          <table:table-cell table:style-name="ACE-21" table:formula="of:=[$'Sheet1'.X18]" office:value-type="float" office:value="0">
            <text:p>0</text:p>
          </table:table-cell>
          <table:table-cell table:style-name="ACE-21" table:formula="of:=[$'Sheet1'.Y18]" office:value-type="float" office:value="1">
            <text:p>1</text:p>
          </table:table-cell>
          <table:table-cell table:style-name="ACE-21" table:formula="of:=[$'Sheet1'.Z18]" office:value-type="float" office:value="0">
            <text:p>0</text:p>
          </table:table-cell>
          <table:table-cell table:style-name="ACE-21" table:formula="of:=[$'Sheet1'.AA18]" office:value-type="float" office:value="0">
            <text:p>0</text:p>
          </table:table-cell>
          <table:table-cell table:style-name="ACE-21" table:formula="of:=[$'Sheet1'.AB18]" office:value-type="float" office:value="0">
            <text:p>0</text:p>
          </table:table-cell>
          <table:table-cell table:style-name="ACE-21" table:formula="of:=[$'Sheet1'.AC18]" office:value-type="float" office:value="0">
            <text:p>0</text:p>
          </table:table-cell>
          <table:table-cell table:style-name="ACE-21" table:formula="of:=[$'Sheet1'.AD18]" office:value-type="float" office:value="0">
            <text:p>0</text:p>
          </table:table-cell>
          <table:table-cell table:style-name="ACE-21" table:formula="of:=[$'Sheet1'.AE18]" office:value-type="float" office:value="0">
            <text:p>0</text:p>
          </table:table-cell>
          <table:table-cell table:style-name="ACE-21" table:formula="of:=[$'Sheet1'.AF18]" office:value-type="float" office:value="0">
            <text:p>0</text:p>
          </table:table-cell>
          <table:table-cell table:style-name="ACE-21" table:formula="of:=[$'Sheet1'.AG18]" office:value-type="float" office:value="0">
            <text:p>0</text:p>
          </table:table-cell>
          <table:table-cell table:style-name="ACE-21" table:formula="of:=[$'Sheet1'.AH18]" office:value-type="float" office:value="0">
            <text:p>0</text:p>
          </table:table-cell>
          <table:table-cell table:style-name="ACE-21" table:formula="of:=[$'Sheet1'.AI18]" office:value-type="float" office:value="0">
            <text:p>0</text:p>
          </table:table-cell>
          <table:table-cell table:style-name="ACE-21" table:formula="of:=[$'Sheet1'.AJ18]" office:value-type="float" office:value="0">
            <text:p>0</text:p>
          </table:table-cell>
          <table:table-cell table:style-name="ACE-21" table:formula="of:=[$'Sheet1'.AK18]" office:value-type="float" office:value="0">
            <text:p>0</text:p>
          </table:table-cell>
          <table:table-cell table:style-name="ACE-21" table:formula="of:=[$'Sheet1'.AL18]" office:value-type="float" office:value="0">
            <text:p>0</text:p>
          </table:table-cell>
          <table:table-cell table:style-name="ACE-21" table:formula="of:=[$'Sheet1'.AM18]" office:value-type="float" office:value="0">
            <text:p>0</text:p>
          </table:table-cell>
          <table:table-cell table:style-name="ACE-21" table:formula="of:=[$'Sheet1'.AN18]" office:value-type="float" office:value="0">
            <text:p>0</text:p>
          </table:table-cell>
          <table:table-cell table:style-name="ACE-21" table:formula="of:=[$'Sheet1'.AO18]" office:value-type="float" office:value="0">
            <text:p>0</text:p>
          </table:table-cell>
          <table:table-cell table:style-name="ACE-21" table:formula="of:=[$'Sheet1'.AP18]" office:value-type="float" office:value="0">
            <text:p>0</text:p>
          </table:table-cell>
          <table:table-cell table:style-name="ACE-21" table:formula="of:=[$'Sheet1'.AQ18]" office:value-type="float" office:value="0">
            <text:p>0</text:p>
          </table:table-cell>
          <table:table-cell table:style-name="ACE-21" table:formula="of:=[$'Sheet1'.AR18]" office:value-type="float" office:value="0">
            <text:p>0</text:p>
          </table:table-cell>
          <table:table-cell table:style-name="ACE-21" table:formula="of:=[$'Sheet1'.AS18]" office:value-type="float" office:value="0">
            <text:p>0</text:p>
          </table:table-cell>
          <table:table-cell table:style-name="ACE-21" table:formula="of:=[$'Sheet1'.AT18]" office:value-type="float" office:value="0">
            <text:p>0</text:p>
          </table:table-cell>
          <table:table-cell table:style-name="ACE-21" table:formula="of:=[$'Sheet1'.AU18]" office:value-type="float" office:value="0">
            <text:p>0</text:p>
          </table:table-cell>
          <table:table-cell table:style-name="ACE-21" table:formula="of:=[$'Sheet1'.AV18]" office:value-type="float" office:value="0">
            <text:p>0</text:p>
          </table:table-cell>
          <table:table-cell table:style-name="ACE-21" table:formula="of:=[$'Sheet1'.AW18]" office:value-type="float" office:value="0">
            <text:p>0</text:p>
          </table:table-cell>
          <table:table-cell table:style-name="ACE-21" table:formula="of:=[$'Sheet1'.AX18]" office:value-type="float" office:value="0">
            <text:p>0</text:p>
          </table:table-cell>
          <table:table-cell table:style-name="ACE-21" table:formula="of:=[$'Sheet1'.AY18]" office:value-type="float" office:value="0">
            <text:p>0</text:p>
          </table:table-cell>
          <table:table-cell table:style-name="ACE-21" table:formula="of:=[$'Sheet1'.AZ18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19]" office:value-type="float" office:value="0">
            <text:p>0</text:p>
          </table:table-cell>
          <table:table-cell table:style-name="ACE-21" table:formula="of:=[$'Sheet1'.D19]" office:value-type="float" office:value="0">
            <text:p>0</text:p>
          </table:table-cell>
          <table:table-cell table:style-name="ACE-21" table:formula="of:=[$'Sheet1'.E19]" office:value-type="float" office:value="0">
            <text:p>0</text:p>
          </table:table-cell>
          <table:table-cell table:style-name="ACE-21" table:formula="of:=[$'Sheet1'.F19]" office:value-type="float" office:value="0">
            <text:p>0</text:p>
          </table:table-cell>
          <table:table-cell table:style-name="ACE-21" table:formula="of:=[$'Sheet1'.G19]" office:value-type="float" office:value="0">
            <text:p>0</text:p>
          </table:table-cell>
          <table:table-cell table:style-name="ACE-21" table:formula="of:=[$'Sheet1'.H19]" office:value-type="float" office:value="0">
            <text:p>0</text:p>
          </table:table-cell>
          <table:table-cell table:style-name="ACE-21" table:formula="of:=[$'Sheet1'.I19]" office:value-type="float" office:value="0">
            <text:p>0</text:p>
          </table:table-cell>
          <table:table-cell table:style-name="ACE-21" table:formula="of:=[$'Sheet1'.J19]" office:value-type="float" office:value="0">
            <text:p>0</text:p>
          </table:table-cell>
          <table:table-cell table:style-name="ACE-21" table:formula="of:=[$'Sheet1'.K19]" office:value-type="float" office:value="0">
            <text:p>0</text:p>
          </table:table-cell>
          <table:table-cell table:style-name="ACE-21" table:formula="of:=[$'Sheet1'.L19]" office:value-type="float" office:value="0">
            <text:p>0</text:p>
          </table:table-cell>
          <table:table-cell table:style-name="ACE-21" table:formula="of:=[$'Sheet1'.M19]" office:value-type="float" office:value="0">
            <text:p>0</text:p>
          </table:table-cell>
          <table:table-cell table:style-name="ACE-21" table:formula="of:=[$'Sheet1'.N19]" office:value-type="float" office:value="0">
            <text:p>0</text:p>
          </table:table-cell>
          <table:table-cell table:style-name="ACE-21" table:formula="of:=[$'Sheet1'.O19]" office:value-type="float" office:value="0">
            <text:p>0</text:p>
          </table:table-cell>
          <table:table-cell table:style-name="ACE-21" table:formula="of:=[$'Sheet1'.P19]" office:value-type="float" office:value="0">
            <text:p>0</text:p>
          </table:table-cell>
          <table:table-cell table:style-name="ACE-21" table:formula="of:=[$'Sheet1'.Q19]" office:value-type="float" office:value="0">
            <text:p>0</text:p>
          </table:table-cell>
          <table:table-cell table:style-name="ACE-21" table:formula="of:=[$'Sheet1'.R19]" office:value-type="float" office:value="0">
            <text:p>0</text:p>
          </table:table-cell>
          <table:table-cell table:style-name="ACE-21" table:formula="of:=[$'Sheet1'.S19]" office:value-type="float" office:value="0">
            <text:p>0</text:p>
          </table:table-cell>
          <table:table-cell table:style-name="ACE-21" table:formula="of:=[$'Sheet1'.T19]" office:value-type="float" office:value="0">
            <text:p>0</text:p>
          </table:table-cell>
          <table:table-cell table:style-name="ACE-21" table:formula="of:=[$'Sheet1'.U19]" office:value-type="float" office:value="0">
            <text:p>0</text:p>
          </table:table-cell>
          <table:table-cell table:style-name="ACE-21" table:formula="of:=[$'Sheet1'.V19]" office:value-type="float" office:value="0">
            <text:p>0</text:p>
          </table:table-cell>
          <table:table-cell table:style-name="ACE-21" table:formula="of:=[$'Sheet1'.W19]" office:value-type="float" office:value="0">
            <text:p>0</text:p>
          </table:table-cell>
          <table:table-cell table:style-name="ACE-21" table:formula="of:=[$'Sheet1'.X19]" office:value-type="float" office:value="0">
            <text:p>0</text:p>
          </table:table-cell>
          <table:table-cell table:style-name="ACE-21" table:formula="of:=[$'Sheet1'.Y19]" office:value-type="float" office:value="0">
            <text:p>0</text:p>
          </table:table-cell>
          <table:table-cell table:style-name="ACE-21" table:formula="of:=[$'Sheet1'.Z19]" office:value-type="float" office:value="0">
            <text:p>0</text:p>
          </table:table-cell>
          <table:table-cell table:style-name="ACE-21" table:formula="of:=[$'Sheet1'.AA19]" office:value-type="float" office:value="0">
            <text:p>0</text:p>
          </table:table-cell>
          <table:table-cell table:style-name="ACE-21" table:formula="of:=[$'Sheet1'.AB19]" office:value-type="float" office:value="0">
            <text:p>0</text:p>
          </table:table-cell>
          <table:table-cell table:style-name="ACE-21" table:formula="of:=[$'Sheet1'.AC19]" office:value-type="float" office:value="0">
            <text:p>0</text:p>
          </table:table-cell>
          <table:table-cell table:style-name="ACE-21" table:formula="of:=[$'Sheet1'.AD19]" office:value-type="float" office:value="0">
            <text:p>0</text:p>
          </table:table-cell>
          <table:table-cell table:style-name="ACE-21" table:formula="of:=[$'Sheet1'.AE19]" office:value-type="float" office:value="0">
            <text:p>0</text:p>
          </table:table-cell>
          <table:table-cell table:style-name="ACE-21" table:formula="of:=[$'Sheet1'.AF19]" office:value-type="float" office:value="0">
            <text:p>0</text:p>
          </table:table-cell>
          <table:table-cell table:style-name="ACE-21" table:formula="of:=[$'Sheet1'.AG19]" office:value-type="float" office:value="0">
            <text:p>0</text:p>
          </table:table-cell>
          <table:table-cell table:style-name="ACE-21" table:formula="of:=[$'Sheet1'.AH19]" office:value-type="float" office:value="0">
            <text:p>0</text:p>
          </table:table-cell>
          <table:table-cell table:style-name="ACE-21" table:formula="of:=[$'Sheet1'.AI19]" office:value-type="float" office:value="0">
            <text:p>0</text:p>
          </table:table-cell>
          <table:table-cell table:style-name="ACE-21" table:formula="of:=[$'Sheet1'.AJ19]" office:value-type="float" office:value="0">
            <text:p>0</text:p>
          </table:table-cell>
          <table:table-cell table:style-name="ACE-21" table:formula="of:=[$'Sheet1'.AK19]" office:value-type="float" office:value="0">
            <text:p>0</text:p>
          </table:table-cell>
          <table:table-cell table:style-name="ACE-21" table:formula="of:=[$'Sheet1'.AL19]" office:value-type="float" office:value="0">
            <text:p>0</text:p>
          </table:table-cell>
          <table:table-cell table:style-name="ACE-21" table:formula="of:=[$'Sheet1'.AM19]" office:value-type="float" office:value="0">
            <text:p>0</text:p>
          </table:table-cell>
          <table:table-cell table:style-name="ACE-21" table:formula="of:=[$'Sheet1'.AN19]" office:value-type="float" office:value="0">
            <text:p>0</text:p>
          </table:table-cell>
          <table:table-cell table:style-name="ACE-21" table:formula="of:=[$'Sheet1'.AO19]" office:value-type="float" office:value="0">
            <text:p>0</text:p>
          </table:table-cell>
          <table:table-cell table:style-name="ACE-21" table:formula="of:=[$'Sheet1'.AP19]" office:value-type="float" office:value="0">
            <text:p>0</text:p>
          </table:table-cell>
          <table:table-cell table:style-name="ACE-21" table:formula="of:=[$'Sheet1'.AQ19]" office:value-type="float" office:value="0">
            <text:p>0</text:p>
          </table:table-cell>
          <table:table-cell table:style-name="ACE-21" table:formula="of:=[$'Sheet1'.AR19]" office:value-type="float" office:value="1">
            <text:p>1</text:p>
          </table:table-cell>
          <table:table-cell table:style-name="ACE-21" table:formula="of:=[$'Sheet1'.AS19]" office:value-type="float" office:value="1">
            <text:p>1</text:p>
          </table:table-cell>
          <table:table-cell table:style-name="ACE-21" table:formula="of:=[$'Sheet1'.AT19]" office:value-type="float" office:value="0">
            <text:p>0</text:p>
          </table:table-cell>
          <table:table-cell table:style-name="ACE-21" table:formula="of:=[$'Sheet1'.AU19]" office:value-type="float" office:value="0">
            <text:p>0</text:p>
          </table:table-cell>
          <table:table-cell table:style-name="ACE-21" table:formula="of:=[$'Sheet1'.AV19]" office:value-type="float" office:value="0">
            <text:p>0</text:p>
          </table:table-cell>
          <table:table-cell table:style-name="ACE-21" table:formula="of:=[$'Sheet1'.AW19]" office:value-type="float" office:value="0">
            <text:p>0</text:p>
          </table:table-cell>
          <table:table-cell table:style-name="ACE-21" table:formula="of:=[$'Sheet1'.AX19]" office:value-type="float" office:value="0">
            <text:p>0</text:p>
          </table:table-cell>
          <table:table-cell table:style-name="ACE-21" table:formula="of:=[$'Sheet1'.AY19]" office:value-type="float" office:value="0">
            <text:p>0</text:p>
          </table:table-cell>
          <table:table-cell table:style-name="ACE-21" table:formula="of:=[$'Sheet1'.AZ19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0]" office:value-type="float" office:value="0">
            <text:p>0</text:p>
          </table:table-cell>
          <table:table-cell table:style-name="ACE-21" table:formula="of:=[$'Sheet1'.D20]" office:value-type="float" office:value="0">
            <text:p>0</text:p>
          </table:table-cell>
          <table:table-cell table:style-name="ACE-21" table:formula="of:=[$'Sheet1'.E20]" office:value-type="float" office:value="0">
            <text:p>0</text:p>
          </table:table-cell>
          <table:table-cell table:style-name="ACE-21" table:formula="of:=[$'Sheet1'.F20]" office:value-type="float" office:value="0">
            <text:p>0</text:p>
          </table:table-cell>
          <table:table-cell table:style-name="ACE-21" table:formula="of:=[$'Sheet1'.G20]" office:value-type="float" office:value="0">
            <text:p>0</text:p>
          </table:table-cell>
          <table:table-cell table:style-name="ACE-21" table:formula="of:=[$'Sheet1'.H20]" office:value-type="float" office:value="0">
            <text:p>0</text:p>
          </table:table-cell>
          <table:table-cell table:style-name="ACE-21" table:formula="of:=[$'Sheet1'.I20]" office:value-type="float" office:value="0">
            <text:p>0</text:p>
          </table:table-cell>
          <table:table-cell table:style-name="ACE-21" table:formula="of:=[$'Sheet1'.J20]" office:value-type="float" office:value="0">
            <text:p>0</text:p>
          </table:table-cell>
          <table:table-cell table:style-name="ACE-21" table:formula="of:=[$'Sheet1'.K20]" office:value-type="float" office:value="0">
            <text:p>0</text:p>
          </table:table-cell>
          <table:table-cell table:style-name="ACE-21" table:formula="of:=[$'Sheet1'.L20]" office:value-type="float" office:value="0">
            <text:p>0</text:p>
          </table:table-cell>
          <table:table-cell table:style-name="ACE-21" table:formula="of:=[$'Sheet1'.M20]" office:value-type="float" office:value="0">
            <text:p>0</text:p>
          </table:table-cell>
          <table:table-cell table:style-name="ACE-21" table:formula="of:=[$'Sheet1'.N20]" office:value-type="float" office:value="0">
            <text:p>0</text:p>
          </table:table-cell>
          <table:table-cell table:style-name="ACE-21" table:formula="of:=[$'Sheet1'.O20]" office:value-type="float" office:value="0">
            <text:p>0</text:p>
          </table:table-cell>
          <table:table-cell table:style-name="ACE-21" table:formula="of:=[$'Sheet1'.P20]" office:value-type="float" office:value="0">
            <text:p>0</text:p>
          </table:table-cell>
          <table:table-cell table:style-name="ACE-21" table:formula="of:=[$'Sheet1'.Q20]" office:value-type="float" office:value="0">
            <text:p>0</text:p>
          </table:table-cell>
          <table:table-cell table:style-name="ACE-21" table:formula="of:=[$'Sheet1'.R20]" office:value-type="float" office:value="0">
            <text:p>0</text:p>
          </table:table-cell>
          <table:table-cell table:style-name="ACE-21" table:formula="of:=[$'Sheet1'.S20]" office:value-type="float" office:value="0">
            <text:p>0</text:p>
          </table:table-cell>
          <table:table-cell table:style-name="ACE-21" table:formula="of:=[$'Sheet1'.T20]" office:value-type="float" office:value="0">
            <text:p>0</text:p>
          </table:table-cell>
          <table:table-cell table:style-name="ACE-21" table:formula="of:=[$'Sheet1'.U20]" office:value-type="float" office:value="0">
            <text:p>0</text:p>
          </table:table-cell>
          <table:table-cell table:style-name="ACE-21" table:formula="of:=[$'Sheet1'.V20]" office:value-type="float" office:value="0">
            <text:p>0</text:p>
          </table:table-cell>
          <table:table-cell table:style-name="ACE-21" table:formula="of:=[$'Sheet1'.W20]" office:value-type="float" office:value="0">
            <text:p>0</text:p>
          </table:table-cell>
          <table:table-cell table:style-name="ACE-21" table:formula="of:=[$'Sheet1'.X20]" office:value-type="float" office:value="0">
            <text:p>0</text:p>
          </table:table-cell>
          <table:table-cell table:style-name="ACE-21" table:formula="of:=[$'Sheet1'.Y20]" office:value-type="float" office:value="0">
            <text:p>0</text:p>
          </table:table-cell>
          <table:table-cell table:style-name="ACE-21" table:formula="of:=[$'Sheet1'.Z20]" office:value-type="float" office:value="0">
            <text:p>0</text:p>
          </table:table-cell>
          <table:table-cell table:style-name="ACE-21" table:formula="of:=[$'Sheet1'.AA20]" office:value-type="float" office:value="0">
            <text:p>0</text:p>
          </table:table-cell>
          <table:table-cell table:style-name="ACE-21" table:formula="of:=[$'Sheet1'.AB20]" office:value-type="float" office:value="0">
            <text:p>0</text:p>
          </table:table-cell>
          <table:table-cell table:style-name="ACE-21" table:formula="of:=[$'Sheet1'.AC20]" office:value-type="float" office:value="0">
            <text:p>0</text:p>
          </table:table-cell>
          <table:table-cell table:style-name="ACE-21" table:formula="of:=[$'Sheet1'.AD20]" office:value-type="float" office:value="0">
            <text:p>0</text:p>
          </table:table-cell>
          <table:table-cell table:style-name="ACE-21" table:formula="of:=[$'Sheet1'.AE20]" office:value-type="float" office:value="0">
            <text:p>0</text:p>
          </table:table-cell>
          <table:table-cell table:style-name="ACE-21" table:formula="of:=[$'Sheet1'.AF20]" office:value-type="float" office:value="0">
            <text:p>0</text:p>
          </table:table-cell>
          <table:table-cell table:style-name="ACE-21" table:formula="of:=[$'Sheet1'.AG20]" office:value-type="float" office:value="0">
            <text:p>0</text:p>
          </table:table-cell>
          <table:table-cell table:style-name="ACE-21" table:formula="of:=[$'Sheet1'.AH20]" office:value-type="float" office:value="0">
            <text:p>0</text:p>
          </table:table-cell>
          <table:table-cell table:style-name="ACE-21" table:formula="of:=[$'Sheet1'.AI20]" office:value-type="float" office:value="0">
            <text:p>0</text:p>
          </table:table-cell>
          <table:table-cell table:style-name="ACE-21" table:formula="of:=[$'Sheet1'.AJ20]" office:value-type="float" office:value="0">
            <text:p>0</text:p>
          </table:table-cell>
          <table:table-cell table:style-name="ACE-21" table:formula="of:=[$'Sheet1'.AK20]" office:value-type="float" office:value="0">
            <text:p>0</text:p>
          </table:table-cell>
          <table:table-cell table:style-name="ACE-21" table:formula="of:=[$'Sheet1'.AL20]" office:value-type="float" office:value="0">
            <text:p>0</text:p>
          </table:table-cell>
          <table:table-cell table:style-name="ACE-21" table:formula="of:=[$'Sheet1'.AM20]" office:value-type="float" office:value="0">
            <text:p>0</text:p>
          </table:table-cell>
          <table:table-cell table:style-name="ACE-21" table:formula="of:=[$'Sheet1'.AN20]" office:value-type="float" office:value="0">
            <text:p>0</text:p>
          </table:table-cell>
          <table:table-cell table:style-name="ACE-21" table:formula="of:=[$'Sheet1'.AO20]" office:value-type="float" office:value="0">
            <text:p>0</text:p>
          </table:table-cell>
          <table:table-cell table:style-name="ACE-21" table:formula="of:=[$'Sheet1'.AP20]" office:value-type="float" office:value="0">
            <text:p>0</text:p>
          </table:table-cell>
          <table:table-cell table:style-name="ACE-21" table:formula="of:=[$'Sheet1'.AQ20]" office:value-type="float" office:value="0">
            <text:p>0</text:p>
          </table:table-cell>
          <table:table-cell table:style-name="ACE-21" table:formula="of:=[$'Sheet1'.AR20]" office:value-type="float" office:value="1">
            <text:p>1</text:p>
          </table:table-cell>
          <table:table-cell table:style-name="ACE-21" table:formula="of:=[$'Sheet1'.AS20]" office:value-type="float" office:value="0">
            <text:p>0</text:p>
          </table:table-cell>
          <table:table-cell table:style-name="ACE-21" table:formula="of:=[$'Sheet1'.AT20]" office:value-type="float" office:value="1">
            <text:p>1</text:p>
          </table:table-cell>
          <table:table-cell table:style-name="ACE-21" table:formula="of:=[$'Sheet1'.AU20]" office:value-type="float" office:value="0">
            <text:p>0</text:p>
          </table:table-cell>
          <table:table-cell table:style-name="ACE-21" table:formula="of:=[$'Sheet1'.AV20]" office:value-type="float" office:value="0">
            <text:p>0</text:p>
          </table:table-cell>
          <table:table-cell table:style-name="ACE-21" table:formula="of:=[$'Sheet1'.AW20]" office:value-type="float" office:value="0">
            <text:p>0</text:p>
          </table:table-cell>
          <table:table-cell table:style-name="ACE-21" table:formula="of:=[$'Sheet1'.AX20]" office:value-type="float" office:value="0">
            <text:p>0</text:p>
          </table:table-cell>
          <table:table-cell table:style-name="ACE-21" table:formula="of:=[$'Sheet1'.AY20]" office:value-type="float" office:value="0">
            <text:p>0</text:p>
          </table:table-cell>
          <table:table-cell table:style-name="ACE-21" table:formula="of:=[$'Sheet1'.AZ20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1]" office:value-type="float" office:value="0">
            <text:p>0</text:p>
          </table:table-cell>
          <table:table-cell table:style-name="ACE-21" table:formula="of:=[$'Sheet1'.D21]" office:value-type="float" office:value="0">
            <text:p>0</text:p>
          </table:table-cell>
          <table:table-cell table:style-name="ACE-21" table:formula="of:=[$'Sheet1'.E21]" office:value-type="float" office:value="0">
            <text:p>0</text:p>
          </table:table-cell>
          <table:table-cell table:style-name="ACE-21" table:formula="of:=[$'Sheet1'.F21]" office:value-type="float" office:value="0">
            <text:p>0</text:p>
          </table:table-cell>
          <table:table-cell table:style-name="ACE-21" table:formula="of:=[$'Sheet1'.G21]" office:value-type="float" office:value="0">
            <text:p>0</text:p>
          </table:table-cell>
          <table:table-cell table:style-name="ACE-21" table:formula="of:=[$'Sheet1'.H21]" office:value-type="float" office:value="0">
            <text:p>0</text:p>
          </table:table-cell>
          <table:table-cell table:style-name="ACE-21" table:formula="of:=[$'Sheet1'.I21]" office:value-type="float" office:value="0">
            <text:p>0</text:p>
          </table:table-cell>
          <table:table-cell table:style-name="ACE-21" table:formula="of:=[$'Sheet1'.J21]" office:value-type="float" office:value="0">
            <text:p>0</text:p>
          </table:table-cell>
          <table:table-cell table:style-name="ACE-21" table:formula="of:=[$'Sheet1'.K21]" office:value-type="float" office:value="0">
            <text:p>0</text:p>
          </table:table-cell>
          <table:table-cell table:style-name="ACE-21" table:formula="of:=[$'Sheet1'.L21]" office:value-type="float" office:value="0">
            <text:p>0</text:p>
          </table:table-cell>
          <table:table-cell table:style-name="ACE-21" table:formula="of:=[$'Sheet1'.M21]" office:value-type="float" office:value="0">
            <text:p>0</text:p>
          </table:table-cell>
          <table:table-cell table:style-name="ACE-21" table:formula="of:=[$'Sheet1'.N21]" office:value-type="float" office:value="0">
            <text:p>0</text:p>
          </table:table-cell>
          <table:table-cell table:style-name="ACE-21" table:formula="of:=[$'Sheet1'.O21]" office:value-type="float" office:value="0">
            <text:p>0</text:p>
          </table:table-cell>
          <table:table-cell table:style-name="ACE-21" table:formula="of:=[$'Sheet1'.P21]" office:value-type="float" office:value="0">
            <text:p>0</text:p>
          </table:table-cell>
          <table:table-cell table:style-name="ACE-21" table:formula="of:=[$'Sheet1'.Q21]" office:value-type="float" office:value="0">
            <text:p>0</text:p>
          </table:table-cell>
          <table:table-cell table:style-name="ACE-21" table:formula="of:=[$'Sheet1'.R21]" office:value-type="float" office:value="0">
            <text:p>0</text:p>
          </table:table-cell>
          <table:table-cell table:style-name="ACE-21" table:formula="of:=[$'Sheet1'.S21]" office:value-type="float" office:value="0">
            <text:p>0</text:p>
          </table:table-cell>
          <table:table-cell table:style-name="ACE-21" table:formula="of:=[$'Sheet1'.T21]" office:value-type="float" office:value="0">
            <text:p>0</text:p>
          </table:table-cell>
          <table:table-cell table:style-name="ACE-21" table:formula="of:=[$'Sheet1'.U21]" office:value-type="float" office:value="0">
            <text:p>0</text:p>
          </table:table-cell>
          <table:table-cell table:style-name="ACE-21" table:formula="of:=[$'Sheet1'.V21]" office:value-type="float" office:value="0">
            <text:p>0</text:p>
          </table:table-cell>
          <table:table-cell table:style-name="ACE-21" table:formula="of:=[$'Sheet1'.W21]" office:value-type="float" office:value="0">
            <text:p>0</text:p>
          </table:table-cell>
          <table:table-cell table:style-name="ACE-21" table:formula="of:=[$'Sheet1'.X21]" office:value-type="float" office:value="0">
            <text:p>0</text:p>
          </table:table-cell>
          <table:table-cell table:style-name="ACE-21" table:formula="of:=[$'Sheet1'.Y21]" office:value-type="float" office:value="0">
            <text:p>0</text:p>
          </table:table-cell>
          <table:table-cell table:style-name="ACE-21" table:formula="of:=[$'Sheet1'.Z21]" office:value-type="float" office:value="0">
            <text:p>0</text:p>
          </table:table-cell>
          <table:table-cell table:style-name="ACE-21" table:formula="of:=[$'Sheet1'.AA21]" office:value-type="float" office:value="0">
            <text:p>0</text:p>
          </table:table-cell>
          <table:table-cell table:style-name="ACE-21" table:formula="of:=[$'Sheet1'.AB21]" office:value-type="float" office:value="0">
            <text:p>0</text:p>
          </table:table-cell>
          <table:table-cell table:style-name="ACE-21" table:formula="of:=[$'Sheet1'.AC21]" office:value-type="float" office:value="0">
            <text:p>0</text:p>
          </table:table-cell>
          <table:table-cell table:style-name="ACE-21" table:formula="of:=[$'Sheet1'.AD21]" office:value-type="float" office:value="0">
            <text:p>0</text:p>
          </table:table-cell>
          <table:table-cell table:style-name="ACE-21" table:formula="of:=[$'Sheet1'.AE21]" office:value-type="float" office:value="0">
            <text:p>0</text:p>
          </table:table-cell>
          <table:table-cell table:style-name="ACE-21" table:formula="of:=[$'Sheet1'.AF21]" office:value-type="float" office:value="0">
            <text:p>0</text:p>
          </table:table-cell>
          <table:table-cell table:style-name="ACE-21" table:formula="of:=[$'Sheet1'.AG21]" office:value-type="float" office:value="0">
            <text:p>0</text:p>
          </table:table-cell>
          <table:table-cell table:style-name="ACE-21" table:formula="of:=[$'Sheet1'.AH21]" office:value-type="float" office:value="0">
            <text:p>0</text:p>
          </table:table-cell>
          <table:table-cell table:style-name="ACE-21" table:formula="of:=[$'Sheet1'.AI21]" office:value-type="float" office:value="0">
            <text:p>0</text:p>
          </table:table-cell>
          <table:table-cell table:style-name="ACE-21" table:formula="of:=[$'Sheet1'.AJ21]" office:value-type="float" office:value="0">
            <text:p>0</text:p>
          </table:table-cell>
          <table:table-cell table:style-name="ACE-21" table:formula="of:=[$'Sheet1'.AK21]" office:value-type="float" office:value="0">
            <text:p>0</text:p>
          </table:table-cell>
          <table:table-cell table:style-name="ACE-21" table:formula="of:=[$'Sheet1'.AL21]" office:value-type="float" office:value="0">
            <text:p>0</text:p>
          </table:table-cell>
          <table:table-cell table:style-name="ACE-21" table:formula="of:=[$'Sheet1'.AM21]" office:value-type="float" office:value="0">
            <text:p>0</text:p>
          </table:table-cell>
          <table:table-cell table:style-name="ACE-21" table:formula="of:=[$'Sheet1'.AN21]" office:value-type="float" office:value="0">
            <text:p>0</text:p>
          </table:table-cell>
          <table:table-cell table:style-name="ACE-21" table:formula="of:=[$'Sheet1'.AO21]" office:value-type="float" office:value="0">
            <text:p>0</text:p>
          </table:table-cell>
          <table:table-cell table:style-name="ACE-21" table:formula="of:=[$'Sheet1'.AP21]" office:value-type="float" office:value="0">
            <text:p>0</text:p>
          </table:table-cell>
          <table:table-cell table:style-name="ACE-21" table:formula="of:=[$'Sheet1'.AQ21]" office:value-type="float" office:value="0">
            <text:p>0</text:p>
          </table:table-cell>
          <table:table-cell table:style-name="ACE-21" table:formula="of:=[$'Sheet1'.AR21]" office:value-type="float" office:value="1">
            <text:p>1</text:p>
          </table:table-cell>
          <table:table-cell table:style-name="ACE-21" table:formula="of:=[$'Sheet1'.AS21]" office:value-type="float" office:value="0">
            <text:p>0</text:p>
          </table:table-cell>
          <table:table-cell table:style-name="ACE-21" table:formula="of:=[$'Sheet1'.AT21]" office:value-type="float" office:value="0">
            <text:p>0</text:p>
          </table:table-cell>
          <table:table-cell table:style-name="ACE-21" table:formula="of:=[$'Sheet1'.AU21]" office:value-type="float" office:value="0">
            <text:p>0</text:p>
          </table:table-cell>
          <table:table-cell table:style-name="ACE-21" table:formula="of:=[$'Sheet1'.AV21]" office:value-type="float" office:value="0">
            <text:p>0</text:p>
          </table:table-cell>
          <table:table-cell table:style-name="ACE-21" table:formula="of:=[$'Sheet1'.AW21]" office:value-type="float" office:value="0">
            <text:p>0</text:p>
          </table:table-cell>
          <table:table-cell table:style-name="ACE-21" table:formula="of:=[$'Sheet1'.AX21]" office:value-type="float" office:value="0">
            <text:p>0</text:p>
          </table:table-cell>
          <table:table-cell table:style-name="ACE-21" table:formula="of:=[$'Sheet1'.AY21]" office:value-type="float" office:value="0">
            <text:p>0</text:p>
          </table:table-cell>
          <table:table-cell table:style-name="ACE-21" table:formula="of:=[$'Sheet1'.AZ21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2]" office:value-type="float" office:value="0">
            <text:p>0</text:p>
          </table:table-cell>
          <table:table-cell table:style-name="ACE-21" table:formula="of:=[$'Sheet1'.D22]" office:value-type="float" office:value="0">
            <text:p>0</text:p>
          </table:table-cell>
          <table:table-cell table:style-name="ACE-21" table:formula="of:=[$'Sheet1'.E22]" office:value-type="float" office:value="0">
            <text:p>0</text:p>
          </table:table-cell>
          <table:table-cell table:style-name="ACE-21" table:formula="of:=[$'Sheet1'.F22]" office:value-type="float" office:value="0">
            <text:p>0</text:p>
          </table:table-cell>
          <table:table-cell table:style-name="ACE-21" table:formula="of:=[$'Sheet1'.G22]" office:value-type="float" office:value="0">
            <text:p>0</text:p>
          </table:table-cell>
          <table:table-cell table:style-name="ACE-21" table:formula="of:=[$'Sheet1'.H22]" office:value-type="float" office:value="0">
            <text:p>0</text:p>
          </table:table-cell>
          <table:table-cell table:style-name="ACE-21" table:formula="of:=[$'Sheet1'.I22]" office:value-type="float" office:value="0">
            <text:p>0</text:p>
          </table:table-cell>
          <table:table-cell table:style-name="ACE-21" table:formula="of:=[$'Sheet1'.J22]" office:value-type="float" office:value="0">
            <text:p>0</text:p>
          </table:table-cell>
          <table:table-cell table:style-name="ACE-21" table:formula="of:=[$'Sheet1'.K22]" office:value-type="float" office:value="0">
            <text:p>0</text:p>
          </table:table-cell>
          <table:table-cell table:style-name="ACE-21" table:formula="of:=[$'Sheet1'.L22]" office:value-type="float" office:value="0">
            <text:p>0</text:p>
          </table:table-cell>
          <table:table-cell table:style-name="ACE-21" table:formula="of:=[$'Sheet1'.M22]" office:value-type="float" office:value="0">
            <text:p>0</text:p>
          </table:table-cell>
          <table:table-cell table:style-name="ACE-21" table:formula="of:=[$'Sheet1'.N22]" office:value-type="float" office:value="0">
            <text:p>0</text:p>
          </table:table-cell>
          <table:table-cell table:style-name="ACE-21" table:formula="of:=[$'Sheet1'.O22]" office:value-type="float" office:value="0">
            <text:p>0</text:p>
          </table:table-cell>
          <table:table-cell table:style-name="ACE-21" table:formula="of:=[$'Sheet1'.P22]" office:value-type="float" office:value="0">
            <text:p>0</text:p>
          </table:table-cell>
          <table:table-cell table:style-name="ACE-21" table:formula="of:=[$'Sheet1'.Q22]" office:value-type="float" office:value="0">
            <text:p>0</text:p>
          </table:table-cell>
          <table:table-cell table:style-name="ACE-21" table:formula="of:=[$'Sheet1'.R22]" office:value-type="float" office:value="0">
            <text:p>0</text:p>
          </table:table-cell>
          <table:table-cell table:style-name="ACE-21" table:formula="of:=[$'Sheet1'.S22]" office:value-type="float" office:value="0">
            <text:p>0</text:p>
          </table:table-cell>
          <table:table-cell table:style-name="ACE-21" table:formula="of:=[$'Sheet1'.T22]" office:value-type="float" office:value="0">
            <text:p>0</text:p>
          </table:table-cell>
          <table:table-cell table:style-name="ACE-21" table:formula="of:=[$'Sheet1'.U22]" office:value-type="float" office:value="0">
            <text:p>0</text:p>
          </table:table-cell>
          <table:table-cell table:style-name="ACE-21" table:formula="of:=[$'Sheet1'.V22]" office:value-type="float" office:value="0">
            <text:p>0</text:p>
          </table:table-cell>
          <table:table-cell table:style-name="ACE-21" table:formula="of:=[$'Sheet1'.W22]" office:value-type="float" office:value="0">
            <text:p>0</text:p>
          </table:table-cell>
          <table:table-cell table:style-name="ACE-21" table:formula="of:=[$'Sheet1'.X22]" office:value-type="float" office:value="0">
            <text:p>0</text:p>
          </table:table-cell>
          <table:table-cell table:style-name="ACE-21" table:formula="of:=[$'Sheet1'.Y22]" office:value-type="float" office:value="0">
            <text:p>0</text:p>
          </table:table-cell>
          <table:table-cell table:style-name="ACE-21" table:formula="of:=[$'Sheet1'.Z22]" office:value-type="float" office:value="0">
            <text:p>0</text:p>
          </table:table-cell>
          <table:table-cell table:style-name="ACE-21" table:formula="of:=[$'Sheet1'.AA22]" office:value-type="float" office:value="0">
            <text:p>0</text:p>
          </table:table-cell>
          <table:table-cell table:style-name="ACE-21" table:formula="of:=[$'Sheet1'.AB22]" office:value-type="float" office:value="0">
            <text:p>0</text:p>
          </table:table-cell>
          <table:table-cell table:style-name="ACE-21" table:formula="of:=[$'Sheet1'.AC22]" office:value-type="float" office:value="0">
            <text:p>0</text:p>
          </table:table-cell>
          <table:table-cell table:style-name="ACE-21" table:formula="of:=[$'Sheet1'.AD22]" office:value-type="float" office:value="0">
            <text:p>0</text:p>
          </table:table-cell>
          <table:table-cell table:style-name="ACE-21" table:formula="of:=[$'Sheet1'.AE22]" office:value-type="float" office:value="0">
            <text:p>0</text:p>
          </table:table-cell>
          <table:table-cell table:style-name="ACE-21" table:formula="of:=[$'Sheet1'.AF22]" office:value-type="float" office:value="0">
            <text:p>0</text:p>
          </table:table-cell>
          <table:table-cell table:style-name="ACE-21" table:formula="of:=[$'Sheet1'.AG22]" office:value-type="float" office:value="0">
            <text:p>0</text:p>
          </table:table-cell>
          <table:table-cell table:style-name="ACE-21" table:formula="of:=[$'Sheet1'.AH22]" office:value-type="float" office:value="0">
            <text:p>0</text:p>
          </table:table-cell>
          <table:table-cell table:style-name="ACE-21" table:formula="of:=[$'Sheet1'.AI22]" office:value-type="float" office:value="0">
            <text:p>0</text:p>
          </table:table-cell>
          <table:table-cell table:style-name="ACE-21" table:formula="of:=[$'Sheet1'.AJ22]" office:value-type="float" office:value="0">
            <text:p>0</text:p>
          </table:table-cell>
          <table:table-cell table:style-name="ACE-21" table:formula="of:=[$'Sheet1'.AK22]" office:value-type="float" office:value="0">
            <text:p>0</text:p>
          </table:table-cell>
          <table:table-cell table:style-name="ACE-21" table:formula="of:=[$'Sheet1'.AL22]" office:value-type="float" office:value="0">
            <text:p>0</text:p>
          </table:table-cell>
          <table:table-cell table:style-name="ACE-21" table:formula="of:=[$'Sheet1'.AM22]" office:value-type="float" office:value="0">
            <text:p>0</text:p>
          </table:table-cell>
          <table:table-cell table:style-name="ACE-21" table:formula="of:=[$'Sheet1'.AN22]" office:value-type="float" office:value="0">
            <text:p>0</text:p>
          </table:table-cell>
          <table:table-cell table:style-name="ACE-21" table:formula="of:=[$'Sheet1'.AO22]" office:value-type="float" office:value="0">
            <text:p>0</text:p>
          </table:table-cell>
          <table:table-cell table:style-name="ACE-21" table:formula="of:=[$'Sheet1'.AP22]" office:value-type="float" office:value="0">
            <text:p>0</text:p>
          </table:table-cell>
          <table:table-cell table:style-name="ACE-21" table:formula="of:=[$'Sheet1'.AQ22]" office:value-type="float" office:value="0">
            <text:p>0</text:p>
          </table:table-cell>
          <table:table-cell table:style-name="ACE-21" table:formula="of:=[$'Sheet1'.AR22]" office:value-type="float" office:value="0">
            <text:p>0</text:p>
          </table:table-cell>
          <table:table-cell table:style-name="ACE-21" table:formula="of:=[$'Sheet1'.AS22]" office:value-type="float" office:value="0">
            <text:p>0</text:p>
          </table:table-cell>
          <table:table-cell table:style-name="ACE-21" table:formula="of:=[$'Sheet1'.AT22]" office:value-type="float" office:value="0">
            <text:p>0</text:p>
          </table:table-cell>
          <table:table-cell table:style-name="ACE-21" table:formula="of:=[$'Sheet1'.AU22]" office:value-type="float" office:value="0">
            <text:p>0</text:p>
          </table:table-cell>
          <table:table-cell table:style-name="ACE-21" table:formula="of:=[$'Sheet1'.AV22]" office:value-type="float" office:value="0">
            <text:p>0</text:p>
          </table:table-cell>
          <table:table-cell table:style-name="ACE-21" table:formula="of:=[$'Sheet1'.AW22]" office:value-type="float" office:value="0">
            <text:p>0</text:p>
          </table:table-cell>
          <table:table-cell table:style-name="ACE-21" table:formula="of:=[$'Sheet1'.AX22]" office:value-type="float" office:value="0">
            <text:p>0</text:p>
          </table:table-cell>
          <table:table-cell table:style-name="ACE-21" table:formula="of:=[$'Sheet1'.AY22]" office:value-type="float" office:value="0">
            <text:p>0</text:p>
          </table:table-cell>
          <table:table-cell table:style-name="ACE-21" table:formula="of:=[$'Sheet1'.AZ22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3]" office:value-type="float" office:value="0">
            <text:p>0</text:p>
          </table:table-cell>
          <table:table-cell table:style-name="ACE-21" table:formula="of:=[$'Sheet1'.D23]" office:value-type="float" office:value="0">
            <text:p>0</text:p>
          </table:table-cell>
          <table:table-cell table:style-name="ACE-21" table:formula="of:=[$'Sheet1'.E23]" office:value-type="float" office:value="0">
            <text:p>0</text:p>
          </table:table-cell>
          <table:table-cell table:style-name="ACE-21" table:formula="of:=[$'Sheet1'.F23]" office:value-type="float" office:value="0">
            <text:p>0</text:p>
          </table:table-cell>
          <table:table-cell table:style-name="ACE-21" table:formula="of:=[$'Sheet1'.G23]" office:value-type="float" office:value="0">
            <text:p>0</text:p>
          </table:table-cell>
          <table:table-cell table:style-name="ACE-21" table:formula="of:=[$'Sheet1'.H23]" office:value-type="float" office:value="0">
            <text:p>0</text:p>
          </table:table-cell>
          <table:table-cell table:style-name="ACE-21" table:formula="of:=[$'Sheet1'.I23]" office:value-type="float" office:value="0">
            <text:p>0</text:p>
          </table:table-cell>
          <table:table-cell table:style-name="ACE-21" table:formula="of:=[$'Sheet1'.J23]" office:value-type="float" office:value="0">
            <text:p>0</text:p>
          </table:table-cell>
          <table:table-cell table:style-name="ACE-21" table:formula="of:=[$'Sheet1'.K23]" office:value-type="float" office:value="0">
            <text:p>0</text:p>
          </table:table-cell>
          <table:table-cell table:style-name="ACE-21" table:formula="of:=[$'Sheet1'.L23]" office:value-type="float" office:value="0">
            <text:p>0</text:p>
          </table:table-cell>
          <table:table-cell table:style-name="ACE-21" table:formula="of:=[$'Sheet1'.M23]" office:value-type="float" office:value="0">
            <text:p>0</text:p>
          </table:table-cell>
          <table:table-cell table:style-name="ACE-21" table:formula="of:=[$'Sheet1'.N23]" office:value-type="float" office:value="0">
            <text:p>0</text:p>
          </table:table-cell>
          <table:table-cell table:style-name="ACE-21" table:formula="of:=[$'Sheet1'.O23]" office:value-type="float" office:value="0">
            <text:p>0</text:p>
          </table:table-cell>
          <table:table-cell table:style-name="ACE-21" table:formula="of:=[$'Sheet1'.P23]" office:value-type="float" office:value="0">
            <text:p>0</text:p>
          </table:table-cell>
          <table:table-cell table:style-name="ACE-21" table:formula="of:=[$'Sheet1'.Q23]" office:value-type="float" office:value="0">
            <text:p>0</text:p>
          </table:table-cell>
          <table:table-cell table:style-name="ACE-21" table:formula="of:=[$'Sheet1'.R23]" office:value-type="float" office:value="0">
            <text:p>0</text:p>
          </table:table-cell>
          <table:table-cell table:style-name="ACE-21" table:formula="of:=[$'Sheet1'.S23]" office:value-type="float" office:value="0">
            <text:p>0</text:p>
          </table:table-cell>
          <table:table-cell table:style-name="ACE-21" table:formula="of:=[$'Sheet1'.T23]" office:value-type="float" office:value="0">
            <text:p>0</text:p>
          </table:table-cell>
          <table:table-cell table:style-name="ACE-21" table:formula="of:=[$'Sheet1'.U23]" office:value-type="float" office:value="0">
            <text:p>0</text:p>
          </table:table-cell>
          <table:table-cell table:style-name="ACE-21" table:formula="of:=[$'Sheet1'.V23]" office:value-type="float" office:value="0">
            <text:p>0</text:p>
          </table:table-cell>
          <table:table-cell table:style-name="ACE-21" table:formula="of:=[$'Sheet1'.W23]" office:value-type="float" office:value="0">
            <text:p>0</text:p>
          </table:table-cell>
          <table:table-cell table:style-name="ACE-21" table:formula="of:=[$'Sheet1'.X23]" office:value-type="float" office:value="0">
            <text:p>0</text:p>
          </table:table-cell>
          <table:table-cell table:style-name="ACE-21" table:formula="of:=[$'Sheet1'.Y23]" office:value-type="float" office:value="0">
            <text:p>0</text:p>
          </table:table-cell>
          <table:table-cell table:style-name="ACE-21" table:formula="of:=[$'Sheet1'.Z23]" office:value-type="float" office:value="0">
            <text:p>0</text:p>
          </table:table-cell>
          <table:table-cell table:style-name="ACE-21" table:formula="of:=[$'Sheet1'.AA23]" office:value-type="float" office:value="0">
            <text:p>0</text:p>
          </table:table-cell>
          <table:table-cell table:style-name="ACE-21" table:formula="of:=[$'Sheet1'.AB23]" office:value-type="float" office:value="0">
            <text:p>0</text:p>
          </table:table-cell>
          <table:table-cell table:style-name="ACE-21" table:formula="of:=[$'Sheet1'.AC23]" office:value-type="float" office:value="0">
            <text:p>0</text:p>
          </table:table-cell>
          <table:table-cell table:style-name="ACE-21" table:formula="of:=[$'Sheet1'.AD23]" office:value-type="float" office:value="0">
            <text:p>0</text:p>
          </table:table-cell>
          <table:table-cell table:style-name="ACE-21" table:formula="of:=[$'Sheet1'.AE23]" office:value-type="float" office:value="0">
            <text:p>0</text:p>
          </table:table-cell>
          <table:table-cell table:style-name="ACE-21" table:formula="of:=[$'Sheet1'.AF23]" office:value-type="float" office:value="0">
            <text:p>0</text:p>
          </table:table-cell>
          <table:table-cell table:style-name="ACE-21" table:formula="of:=[$'Sheet1'.AG23]" office:value-type="float" office:value="0">
            <text:p>0</text:p>
          </table:table-cell>
          <table:table-cell table:style-name="ACE-21" table:formula="of:=[$'Sheet1'.AH23]" office:value-type="float" office:value="0">
            <text:p>0</text:p>
          </table:table-cell>
          <table:table-cell table:style-name="ACE-21" table:formula="of:=[$'Sheet1'.AI23]" office:value-type="float" office:value="0">
            <text:p>0</text:p>
          </table:table-cell>
          <table:table-cell table:style-name="ACE-21" table:formula="of:=[$'Sheet1'.AJ23]" office:value-type="float" office:value="0">
            <text:p>0</text:p>
          </table:table-cell>
          <table:table-cell table:style-name="ACE-21" table:formula="of:=[$'Sheet1'.AK23]" office:value-type="float" office:value="0">
            <text:p>0</text:p>
          </table:table-cell>
          <table:table-cell table:style-name="ACE-21" table:formula="of:=[$'Sheet1'.AL23]" office:value-type="float" office:value="0">
            <text:p>0</text:p>
          </table:table-cell>
          <table:table-cell table:style-name="ACE-21" table:formula="of:=[$'Sheet1'.AM23]" office:value-type="float" office:value="0">
            <text:p>0</text:p>
          </table:table-cell>
          <table:table-cell table:style-name="ACE-21" table:formula="of:=[$'Sheet1'.AN23]" office:value-type="float" office:value="0">
            <text:p>0</text:p>
          </table:table-cell>
          <table:table-cell table:style-name="ACE-21" table:formula="of:=[$'Sheet1'.AO23]" office:value-type="float" office:value="0">
            <text:p>0</text:p>
          </table:table-cell>
          <table:table-cell table:style-name="ACE-21" table:formula="of:=[$'Sheet1'.AP23]" office:value-type="float" office:value="0">
            <text:p>0</text:p>
          </table:table-cell>
          <table:table-cell table:style-name="ACE-21" table:formula="of:=[$'Sheet1'.AQ23]" office:value-type="float" office:value="0">
            <text:p>0</text:p>
          </table:table-cell>
          <table:table-cell table:style-name="ACE-21" table:formula="of:=[$'Sheet1'.AR23]" office:value-type="float" office:value="0">
            <text:p>0</text:p>
          </table:table-cell>
          <table:table-cell table:style-name="ACE-21" table:formula="of:=[$'Sheet1'.AS23]" office:value-type="float" office:value="0">
            <text:p>0</text:p>
          </table:table-cell>
          <table:table-cell table:style-name="ACE-21" table:formula="of:=[$'Sheet1'.AT23]" office:value-type="float" office:value="0">
            <text:p>0</text:p>
          </table:table-cell>
          <table:table-cell table:style-name="ACE-21" table:formula="of:=[$'Sheet1'.AU23]" office:value-type="float" office:value="0">
            <text:p>0</text:p>
          </table:table-cell>
          <table:table-cell table:style-name="ACE-21" table:formula="of:=[$'Sheet1'.AV23]" office:value-type="float" office:value="0">
            <text:p>0</text:p>
          </table:table-cell>
          <table:table-cell table:style-name="ACE-21" table:formula="of:=[$'Sheet1'.AW23]" office:value-type="float" office:value="0">
            <text:p>0</text:p>
          </table:table-cell>
          <table:table-cell table:style-name="ACE-21" table:formula="of:=[$'Sheet1'.AX23]" office:value-type="float" office:value="0">
            <text:p>0</text:p>
          </table:table-cell>
          <table:table-cell table:style-name="ACE-21" table:formula="of:=[$'Sheet1'.AY23]" office:value-type="float" office:value="0">
            <text:p>0</text:p>
          </table:table-cell>
          <table:table-cell table:style-name="ACE-21" table:formula="of:=[$'Sheet1'.AZ23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4]" office:value-type="float" office:value="0">
            <text:p>0</text:p>
          </table:table-cell>
          <table:table-cell table:style-name="ACE-21" table:formula="of:=[$'Sheet1'.D24]" office:value-type="float" office:value="0">
            <text:p>0</text:p>
          </table:table-cell>
          <table:table-cell table:style-name="ACE-21" table:formula="of:=[$'Sheet1'.E24]" office:value-type="float" office:value="0">
            <text:p>0</text:p>
          </table:table-cell>
          <table:table-cell table:style-name="ACE-21" table:formula="of:=[$'Sheet1'.F24]" office:value-type="float" office:value="0">
            <text:p>0</text:p>
          </table:table-cell>
          <table:table-cell table:style-name="ACE-21" table:formula="of:=[$'Sheet1'.G24]" office:value-type="float" office:value="0">
            <text:p>0</text:p>
          </table:table-cell>
          <table:table-cell table:style-name="ACE-21" table:formula="of:=[$'Sheet1'.H24]" office:value-type="float" office:value="0">
            <text:p>0</text:p>
          </table:table-cell>
          <table:table-cell table:style-name="ACE-21" table:formula="of:=[$'Sheet1'.I24]" office:value-type="float" office:value="0">
            <text:p>0</text:p>
          </table:table-cell>
          <table:table-cell table:style-name="ACE-21" table:formula="of:=[$'Sheet1'.J24]" office:value-type="float" office:value="0">
            <text:p>0</text:p>
          </table:table-cell>
          <table:table-cell table:style-name="ACE-21" table:formula="of:=[$'Sheet1'.K24]" office:value-type="float" office:value="0">
            <text:p>0</text:p>
          </table:table-cell>
          <table:table-cell table:style-name="ACE-21" table:formula="of:=[$'Sheet1'.L24]" office:value-type="float" office:value="0">
            <text:p>0</text:p>
          </table:table-cell>
          <table:table-cell table:style-name="ACE-21" table:formula="of:=[$'Sheet1'.M24]" office:value-type="float" office:value="0">
            <text:p>0</text:p>
          </table:table-cell>
          <table:table-cell table:style-name="ACE-21" table:formula="of:=[$'Sheet1'.N24]" office:value-type="float" office:value="0">
            <text:p>0</text:p>
          </table:table-cell>
          <table:table-cell table:style-name="ACE-21" table:formula="of:=[$'Sheet1'.O24]" office:value-type="float" office:value="0">
            <text:p>0</text:p>
          </table:table-cell>
          <table:table-cell table:style-name="ACE-21" table:formula="of:=[$'Sheet1'.P24]" office:value-type="float" office:value="0">
            <text:p>0</text:p>
          </table:table-cell>
          <table:table-cell table:style-name="ACE-21" table:formula="of:=[$'Sheet1'.Q24]" office:value-type="float" office:value="0">
            <text:p>0</text:p>
          </table:table-cell>
          <table:table-cell table:style-name="ACE-21" table:formula="of:=[$'Sheet1'.R24]" office:value-type="float" office:value="0">
            <text:p>0</text:p>
          </table:table-cell>
          <table:table-cell table:style-name="ACE-21" table:formula="of:=[$'Sheet1'.S24]" office:value-type="float" office:value="0">
            <text:p>0</text:p>
          </table:table-cell>
          <table:table-cell table:style-name="ACE-21" table:formula="of:=[$'Sheet1'.T24]" office:value-type="float" office:value="0">
            <text:p>0</text:p>
          </table:table-cell>
          <table:table-cell table:style-name="ACE-21" table:formula="of:=[$'Sheet1'.U24]" office:value-type="float" office:value="0">
            <text:p>0</text:p>
          </table:table-cell>
          <table:table-cell table:style-name="ACE-21" table:formula="of:=[$'Sheet1'.V24]" office:value-type="float" office:value="0">
            <text:p>0</text:p>
          </table:table-cell>
          <table:table-cell table:style-name="ACE-21" table:formula="of:=[$'Sheet1'.W24]" office:value-type="float" office:value="0">
            <text:p>0</text:p>
          </table:table-cell>
          <table:table-cell table:style-name="ACE-21" table:formula="of:=[$'Sheet1'.X24]" office:value-type="float" office:value="0">
            <text:p>0</text:p>
          </table:table-cell>
          <table:table-cell table:style-name="ACE-21" table:formula="of:=[$'Sheet1'.Y24]" office:value-type="float" office:value="0">
            <text:p>0</text:p>
          </table:table-cell>
          <table:table-cell table:style-name="ACE-21" table:formula="of:=[$'Sheet1'.Z24]" office:value-type="float" office:value="0">
            <text:p>0</text:p>
          </table:table-cell>
          <table:table-cell table:style-name="ACE-21" table:formula="of:=[$'Sheet1'.AA24]" office:value-type="float" office:value="0">
            <text:p>0</text:p>
          </table:table-cell>
          <table:table-cell table:style-name="ACE-21" table:formula="of:=[$'Sheet1'.AB24]" office:value-type="float" office:value="0">
            <text:p>0</text:p>
          </table:table-cell>
          <table:table-cell table:style-name="ACE-21" table:formula="of:=[$'Sheet1'.AC24]" office:value-type="float" office:value="0">
            <text:p>0</text:p>
          </table:table-cell>
          <table:table-cell table:style-name="ACE-21" table:formula="of:=[$'Sheet1'.AD24]" office:value-type="float" office:value="0">
            <text:p>0</text:p>
          </table:table-cell>
          <table:table-cell table:style-name="ACE-21" table:formula="of:=[$'Sheet1'.AE24]" office:value-type="float" office:value="0">
            <text:p>0</text:p>
          </table:table-cell>
          <table:table-cell table:style-name="ACE-21" table:formula="of:=[$'Sheet1'.AF24]" office:value-type="float" office:value="0">
            <text:p>0</text:p>
          </table:table-cell>
          <table:table-cell table:style-name="ACE-21" table:formula="of:=[$'Sheet1'.AG24]" office:value-type="float" office:value="1">
            <text:p>1</text:p>
          </table:table-cell>
          <table:table-cell table:style-name="ACE-21" table:formula="of:=[$'Sheet1'.AH24]" office:value-type="float" office:value="1">
            <text:p>1</text:p>
          </table:table-cell>
          <table:table-cell table:style-name="ACE-21" table:formula="of:=[$'Sheet1'.AI24]" office:value-type="float" office:value="1">
            <text:p>1</text:p>
          </table:table-cell>
          <table:table-cell table:style-name="ACE-21" table:formula="of:=[$'Sheet1'.AJ24]" office:value-type="float" office:value="0">
            <text:p>0</text:p>
          </table:table-cell>
          <table:table-cell table:style-name="ACE-21" table:formula="of:=[$'Sheet1'.AK24]" office:value-type="float" office:value="0">
            <text:p>0</text:p>
          </table:table-cell>
          <table:table-cell table:style-name="ACE-21" table:formula="of:=[$'Sheet1'.AL24]" office:value-type="float" office:value="0">
            <text:p>0</text:p>
          </table:table-cell>
          <table:table-cell table:style-name="ACE-21" table:formula="of:=[$'Sheet1'.AM24]" office:value-type="float" office:value="0">
            <text:p>0</text:p>
          </table:table-cell>
          <table:table-cell table:style-name="ACE-21" table:formula="of:=[$'Sheet1'.AN24]" office:value-type="float" office:value="0">
            <text:p>0</text:p>
          </table:table-cell>
          <table:table-cell table:style-name="ACE-21" table:formula="of:=[$'Sheet1'.AO24]" office:value-type="float" office:value="0">
            <text:p>0</text:p>
          </table:table-cell>
          <table:table-cell table:style-name="ACE-21" table:formula="of:=[$'Sheet1'.AP24]" office:value-type="float" office:value="0">
            <text:p>0</text:p>
          </table:table-cell>
          <table:table-cell table:style-name="ACE-21" table:formula="of:=[$'Sheet1'.AQ24]" office:value-type="float" office:value="0">
            <text:p>0</text:p>
          </table:table-cell>
          <table:table-cell table:style-name="ACE-21" table:formula="of:=[$'Sheet1'.AR24]" office:value-type="float" office:value="0">
            <text:p>0</text:p>
          </table:table-cell>
          <table:table-cell table:style-name="ACE-21" table:formula="of:=[$'Sheet1'.AS24]" office:value-type="float" office:value="0">
            <text:p>0</text:p>
          </table:table-cell>
          <table:table-cell table:style-name="ACE-21" table:formula="of:=[$'Sheet1'.AT24]" office:value-type="float" office:value="0">
            <text:p>0</text:p>
          </table:table-cell>
          <table:table-cell table:style-name="ACE-21" table:formula="of:=[$'Sheet1'.AU24]" office:value-type="float" office:value="0">
            <text:p>0</text:p>
          </table:table-cell>
          <table:table-cell table:style-name="ACE-21" table:formula="of:=[$'Sheet1'.AV24]" office:value-type="float" office:value="0">
            <text:p>0</text:p>
          </table:table-cell>
          <table:table-cell table:style-name="ACE-21" table:formula="of:=[$'Sheet1'.AW24]" office:value-type="float" office:value="0">
            <text:p>0</text:p>
          </table:table-cell>
          <table:table-cell table:style-name="ACE-21" table:formula="of:=[$'Sheet1'.AX24]" office:value-type="float" office:value="0">
            <text:p>0</text:p>
          </table:table-cell>
          <table:table-cell table:style-name="ACE-21" table:formula="of:=[$'Sheet1'.AY24]" office:value-type="float" office:value="0">
            <text:p>0</text:p>
          </table:table-cell>
          <table:table-cell table:style-name="ACE-21" table:formula="of:=[$'Sheet1'.AZ24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5]" office:value-type="float" office:value="0">
            <text:p>0</text:p>
          </table:table-cell>
          <table:table-cell table:style-name="ACE-21" table:formula="of:=[$'Sheet1'.D25]" office:value-type="float" office:value="0">
            <text:p>0</text:p>
          </table:table-cell>
          <table:table-cell table:style-name="ACE-21" table:formula="of:=[$'Sheet1'.E25]" office:value-type="float" office:value="0">
            <text:p>0</text:p>
          </table:table-cell>
          <table:table-cell table:style-name="ACE-21" table:formula="of:=[$'Sheet1'.F25]" office:value-type="float" office:value="0">
            <text:p>0</text:p>
          </table:table-cell>
          <table:table-cell table:style-name="ACE-21" table:formula="of:=[$'Sheet1'.G25]" office:value-type="float" office:value="0">
            <text:p>0</text:p>
          </table:table-cell>
          <table:table-cell table:style-name="ACE-21" table:formula="of:=[$'Sheet1'.H25]" office:value-type="float" office:value="1">
            <text:p>1</text:p>
          </table:table-cell>
          <table:table-cell table:style-name="ACE-21" table:formula="of:=[$'Sheet1'.I25]" office:value-type="float" office:value="0">
            <text:p>0</text:p>
          </table:table-cell>
          <table:table-cell table:style-name="ACE-21" table:formula="of:=[$'Sheet1'.J25]" office:value-type="float" office:value="1">
            <text:p>1</text:p>
          </table:table-cell>
          <table:table-cell table:style-name="ACE-21" table:formula="of:=[$'Sheet1'.K25]" office:value-type="float" office:value="0">
            <text:p>0</text:p>
          </table:table-cell>
          <table:table-cell table:style-name="ACE-21" table:formula="of:=[$'Sheet1'.L25]" office:value-type="float" office:value="0">
            <text:p>0</text:p>
          </table:table-cell>
          <table:table-cell table:style-name="ACE-21" table:formula="of:=[$'Sheet1'.M25]" office:value-type="float" office:value="0">
            <text:p>0</text:p>
          </table:table-cell>
          <table:table-cell table:style-name="ACE-21" table:formula="of:=[$'Sheet1'.N25]" office:value-type="float" office:value="0">
            <text:p>0</text:p>
          </table:table-cell>
          <table:table-cell table:style-name="ACE-21" table:formula="of:=[$'Sheet1'.O25]" office:value-type="float" office:value="0">
            <text:p>0</text:p>
          </table:table-cell>
          <table:table-cell table:style-name="ACE-21" table:formula="of:=[$'Sheet1'.P25]" office:value-type="float" office:value="0">
            <text:p>0</text:p>
          </table:table-cell>
          <table:table-cell table:style-name="ACE-21" table:formula="of:=[$'Sheet1'.Q25]" office:value-type="float" office:value="0">
            <text:p>0</text:p>
          </table:table-cell>
          <table:table-cell table:style-name="ACE-21" table:formula="of:=[$'Sheet1'.R25]" office:value-type="float" office:value="0">
            <text:p>0</text:p>
          </table:table-cell>
          <table:table-cell table:style-name="ACE-21" table:formula="of:=[$'Sheet1'.S25]" office:value-type="float" office:value="0">
            <text:p>0</text:p>
          </table:table-cell>
          <table:table-cell table:style-name="ACE-21" table:formula="of:=[$'Sheet1'.T25]" office:value-type="float" office:value="0">
            <text:p>0</text:p>
          </table:table-cell>
          <table:table-cell table:style-name="ACE-21" table:formula="of:=[$'Sheet1'.U25]" office:value-type="float" office:value="0">
            <text:p>0</text:p>
          </table:table-cell>
          <table:table-cell table:style-name="ACE-21" table:formula="of:=[$'Sheet1'.V25]" office:value-type="float" office:value="0">
            <text:p>0</text:p>
          </table:table-cell>
          <table:table-cell table:style-name="ACE-21" table:formula="of:=[$'Sheet1'.W25]" office:value-type="float" office:value="0">
            <text:p>0</text:p>
          </table:table-cell>
          <table:table-cell table:style-name="ACE-21" table:formula="of:=[$'Sheet1'.X25]" office:value-type="float" office:value="0">
            <text:p>0</text:p>
          </table:table-cell>
          <table:table-cell table:style-name="ACE-21" table:formula="of:=[$'Sheet1'.Y25]" office:value-type="float" office:value="0">
            <text:p>0</text:p>
          </table:table-cell>
          <table:table-cell table:style-name="ACE-21" table:formula="of:=[$'Sheet1'.Z25]" office:value-type="float" office:value="0">
            <text:p>0</text:p>
          </table:table-cell>
          <table:table-cell table:style-name="ACE-21" table:formula="of:=[$'Sheet1'.AA25]" office:value-type="float" office:value="0">
            <text:p>0</text:p>
          </table:table-cell>
          <table:table-cell table:style-name="ACE-21" table:formula="of:=[$'Sheet1'.AB25]" office:value-type="float" office:value="0">
            <text:p>0</text:p>
          </table:table-cell>
          <table:table-cell table:style-name="ACE-21" table:formula="of:=[$'Sheet1'.AC25]" office:value-type="float" office:value="0">
            <text:p>0</text:p>
          </table:table-cell>
          <table:table-cell table:style-name="ACE-21" table:formula="of:=[$'Sheet1'.AD25]" office:value-type="float" office:value="0">
            <text:p>0</text:p>
          </table:table-cell>
          <table:table-cell table:style-name="ACE-21" table:formula="of:=[$'Sheet1'.AE25]" office:value-type="float" office:value="0">
            <text:p>0</text:p>
          </table:table-cell>
          <table:table-cell table:style-name="ACE-21" table:formula="of:=[$'Sheet1'.AF25]" office:value-type="float" office:value="0">
            <text:p>0</text:p>
          </table:table-cell>
          <table:table-cell table:style-name="ACE-21" table:formula="of:=[$'Sheet1'.AG25]" office:value-type="float" office:value="1">
            <text:p>1</text:p>
          </table:table-cell>
          <table:table-cell table:style-name="ACE-21" table:formula="of:=[$'Sheet1'.AH25]" office:value-type="float" office:value="0">
            <text:p>0</text:p>
          </table:table-cell>
          <table:table-cell table:style-name="ACE-21" table:formula="of:=[$'Sheet1'.AI25]" office:value-type="float" office:value="0">
            <text:p>0</text:p>
          </table:table-cell>
          <table:table-cell table:style-name="ACE-21" table:formula="of:=[$'Sheet1'.AJ25]" office:value-type="float" office:value="0">
            <text:p>0</text:p>
          </table:table-cell>
          <table:table-cell table:style-name="ACE-21" table:formula="of:=[$'Sheet1'.AK25]" office:value-type="float" office:value="0">
            <text:p>0</text:p>
          </table:table-cell>
          <table:table-cell table:style-name="ACE-21" table:formula="of:=[$'Sheet1'.AL25]" office:value-type="float" office:value="0">
            <text:p>0</text:p>
          </table:table-cell>
          <table:table-cell table:style-name="ACE-21" table:formula="of:=[$'Sheet1'.AM25]" office:value-type="float" office:value="0">
            <text:p>0</text:p>
          </table:table-cell>
          <table:table-cell table:style-name="ACE-21" table:formula="of:=[$'Sheet1'.AN25]" office:value-type="float" office:value="0">
            <text:p>0</text:p>
          </table:table-cell>
          <table:table-cell table:style-name="ACE-21" table:formula="of:=[$'Sheet1'.AO25]" office:value-type="float" office:value="0">
            <text:p>0</text:p>
          </table:table-cell>
          <table:table-cell table:style-name="ACE-21" table:formula="of:=[$'Sheet1'.AP25]" office:value-type="float" office:value="0">
            <text:p>0</text:p>
          </table:table-cell>
          <table:table-cell table:style-name="ACE-21" table:formula="of:=[$'Sheet1'.AQ25]" office:value-type="float" office:value="0">
            <text:p>0</text:p>
          </table:table-cell>
          <table:table-cell table:style-name="ACE-21" table:formula="of:=[$'Sheet1'.AR25]" office:value-type="float" office:value="0">
            <text:p>0</text:p>
          </table:table-cell>
          <table:table-cell table:style-name="ACE-21" table:formula="of:=[$'Sheet1'.AS25]" office:value-type="float" office:value="0">
            <text:p>0</text:p>
          </table:table-cell>
          <table:table-cell table:style-name="ACE-21" table:formula="of:=[$'Sheet1'.AT25]" office:value-type="float" office:value="0">
            <text:p>0</text:p>
          </table:table-cell>
          <table:table-cell table:style-name="ACE-21" table:formula="of:=[$'Sheet1'.AU25]" office:value-type="float" office:value="0">
            <text:p>0</text:p>
          </table:table-cell>
          <table:table-cell table:style-name="ACE-21" table:formula="of:=[$'Sheet1'.AV25]" office:value-type="float" office:value="0">
            <text:p>0</text:p>
          </table:table-cell>
          <table:table-cell table:style-name="ACE-21" table:formula="of:=[$'Sheet1'.AW25]" office:value-type="float" office:value="0">
            <text:p>0</text:p>
          </table:table-cell>
          <table:table-cell table:style-name="ACE-21" table:formula="of:=[$'Sheet1'.AX25]" office:value-type="float" office:value="0">
            <text:p>0</text:p>
          </table:table-cell>
          <table:table-cell table:style-name="ACE-21" table:formula="of:=[$'Sheet1'.AY25]" office:value-type="float" office:value="0">
            <text:p>0</text:p>
          </table:table-cell>
          <table:table-cell table:style-name="ACE-21" table:formula="of:=[$'Sheet1'.AZ25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6]" office:value-type="float" office:value="0">
            <text:p>0</text:p>
          </table:table-cell>
          <table:table-cell table:style-name="ACE-21" table:formula="of:=[$'Sheet1'.D26]" office:value-type="float" office:value="0">
            <text:p>0</text:p>
          </table:table-cell>
          <table:table-cell table:style-name="ACE-21" table:formula="of:=[$'Sheet1'.E26]" office:value-type="float" office:value="0">
            <text:p>0</text:p>
          </table:table-cell>
          <table:table-cell table:style-name="ACE-21" table:formula="of:=[$'Sheet1'.F26]" office:value-type="float" office:value="0">
            <text:p>0</text:p>
          </table:table-cell>
          <table:table-cell table:style-name="ACE-21" table:formula="of:=[$'Sheet1'.G26]" office:value-type="float" office:value="0">
            <text:p>0</text:p>
          </table:table-cell>
          <table:table-cell table:style-name="ACE-21" table:formula="of:=[$'Sheet1'.H26]" office:value-type="float" office:value="0">
            <text:p>0</text:p>
          </table:table-cell>
          <table:table-cell table:style-name="ACE-21" table:formula="of:=[$'Sheet1'.I26]" office:value-type="float" office:value="1">
            <text:p>1</text:p>
          </table:table-cell>
          <table:table-cell table:style-name="ACE-21" table:formula="of:=[$'Sheet1'.J26]" office:value-type="float" office:value="1">
            <text:p>1</text:p>
          </table:table-cell>
          <table:table-cell table:style-name="ACE-21" table:formula="of:=[$'Sheet1'.K26]" office:value-type="float" office:value="0">
            <text:p>0</text:p>
          </table:table-cell>
          <table:table-cell table:style-name="ACE-21" table:formula="of:=[$'Sheet1'.L26]" office:value-type="float" office:value="0">
            <text:p>0</text:p>
          </table:table-cell>
          <table:table-cell table:style-name="ACE-21" table:formula="of:=[$'Sheet1'.M26]" office:value-type="float" office:value="0">
            <text:p>0</text:p>
          </table:table-cell>
          <table:table-cell table:style-name="ACE-21" table:formula="of:=[$'Sheet1'.N26]" office:value-type="float" office:value="0">
            <text:p>0</text:p>
          </table:table-cell>
          <table:table-cell table:style-name="ACE-21" table:formula="of:=[$'Sheet1'.O26]" office:value-type="float" office:value="0">
            <text:p>0</text:p>
          </table:table-cell>
          <table:table-cell table:style-name="ACE-21" table:formula="of:=[$'Sheet1'.P26]" office:value-type="float" office:value="0">
            <text:p>0</text:p>
          </table:table-cell>
          <table:table-cell table:style-name="ACE-21" table:formula="of:=[$'Sheet1'.Q26]" office:value-type="float" office:value="0">
            <text:p>0</text:p>
          </table:table-cell>
          <table:table-cell table:style-name="ACE-21" table:formula="of:=[$'Sheet1'.R26]" office:value-type="float" office:value="0">
            <text:p>0</text:p>
          </table:table-cell>
          <table:table-cell table:style-name="ACE-21" table:formula="of:=[$'Sheet1'.S26]" office:value-type="float" office:value="0">
            <text:p>0</text:p>
          </table:table-cell>
          <table:table-cell table:style-name="ACE-21" table:formula="of:=[$'Sheet1'.T26]" office:value-type="float" office:value="0">
            <text:p>0</text:p>
          </table:table-cell>
          <table:table-cell table:style-name="ACE-21" table:formula="of:=[$'Sheet1'.U26]" office:value-type="float" office:value="0">
            <text:p>0</text:p>
          </table:table-cell>
          <table:table-cell table:style-name="ACE-21" table:formula="of:=[$'Sheet1'.V26]" office:value-type="float" office:value="0">
            <text:p>0</text:p>
          </table:table-cell>
          <table:table-cell table:style-name="ACE-21" table:formula="of:=[$'Sheet1'.W26]" office:value-type="float" office:value="0">
            <text:p>0</text:p>
          </table:table-cell>
          <table:table-cell table:style-name="ACE-21" table:formula="of:=[$'Sheet1'.X26]" office:value-type="float" office:value="0">
            <text:p>0</text:p>
          </table:table-cell>
          <table:table-cell table:style-name="ACE-21" table:formula="of:=[$'Sheet1'.Y26]" office:value-type="float" office:value="0">
            <text:p>0</text:p>
          </table:table-cell>
          <table:table-cell table:style-name="ACE-21" table:formula="of:=[$'Sheet1'.Z26]" office:value-type="float" office:value="0">
            <text:p>0</text:p>
          </table:table-cell>
          <table:table-cell table:style-name="ACE-21" table:formula="of:=[$'Sheet1'.AA26]" office:value-type="float" office:value="0">
            <text:p>0</text:p>
          </table:table-cell>
          <table:table-cell table:style-name="ACE-21" table:formula="of:=[$'Sheet1'.AB26]" office:value-type="float" office:value="0">
            <text:p>0</text:p>
          </table:table-cell>
          <table:table-cell table:style-name="ACE-21" table:formula="of:=[$'Sheet1'.AC26]" office:value-type="float" office:value="0">
            <text:p>0</text:p>
          </table:table-cell>
          <table:table-cell table:style-name="ACE-21" table:formula="of:=[$'Sheet1'.AD26]" office:value-type="float" office:value="0">
            <text:p>0</text:p>
          </table:table-cell>
          <table:table-cell table:style-name="ACE-21" table:formula="of:=[$'Sheet1'.AE26]" office:value-type="float" office:value="0">
            <text:p>0</text:p>
          </table:table-cell>
          <table:table-cell table:style-name="ACE-21" table:formula="of:=[$'Sheet1'.AF26]" office:value-type="float" office:value="0">
            <text:p>0</text:p>
          </table:table-cell>
          <table:table-cell table:style-name="ACE-21" table:formula="of:=[$'Sheet1'.AG26]" office:value-type="float" office:value="0">
            <text:p>0</text:p>
          </table:table-cell>
          <table:table-cell table:style-name="ACE-21" table:formula="of:=[$'Sheet1'.AH26]" office:value-type="float" office:value="1">
            <text:p>1</text:p>
          </table:table-cell>
          <table:table-cell table:style-name="ACE-21" table:formula="of:=[$'Sheet1'.AI26]" office:value-type="float" office:value="0">
            <text:p>0</text:p>
          </table:table-cell>
          <table:table-cell table:style-name="ACE-21" table:formula="of:=[$'Sheet1'.AJ26]" office:value-type="float" office:value="0">
            <text:p>0</text:p>
          </table:table-cell>
          <table:table-cell table:style-name="ACE-21" table:formula="of:=[$'Sheet1'.AK26]" office:value-type="float" office:value="0">
            <text:p>0</text:p>
          </table:table-cell>
          <table:table-cell table:style-name="ACE-21" table:formula="of:=[$'Sheet1'.AL26]" office:value-type="float" office:value="0">
            <text:p>0</text:p>
          </table:table-cell>
          <table:table-cell table:style-name="ACE-21" table:formula="of:=[$'Sheet1'.AM26]" office:value-type="float" office:value="0">
            <text:p>0</text:p>
          </table:table-cell>
          <table:table-cell table:style-name="ACE-21" table:formula="of:=[$'Sheet1'.AN26]" office:value-type="float" office:value="0">
            <text:p>0</text:p>
          </table:table-cell>
          <table:table-cell table:style-name="ACE-21" table:formula="of:=[$'Sheet1'.AO26]" office:value-type="float" office:value="0">
            <text:p>0</text:p>
          </table:table-cell>
          <table:table-cell table:style-name="ACE-21" table:formula="of:=[$'Sheet1'.AP26]" office:value-type="float" office:value="0">
            <text:p>0</text:p>
          </table:table-cell>
          <table:table-cell table:style-name="ACE-21" table:formula="of:=[$'Sheet1'.AQ26]" office:value-type="float" office:value="0">
            <text:p>0</text:p>
          </table:table-cell>
          <table:table-cell table:style-name="ACE-21" table:formula="of:=[$'Sheet1'.AR26]" office:value-type="float" office:value="0">
            <text:p>0</text:p>
          </table:table-cell>
          <table:table-cell table:style-name="ACE-21" table:formula="of:=[$'Sheet1'.AS26]" office:value-type="float" office:value="0">
            <text:p>0</text:p>
          </table:table-cell>
          <table:table-cell table:style-name="ACE-21" table:formula="of:=[$'Sheet1'.AT26]" office:value-type="float" office:value="0">
            <text:p>0</text:p>
          </table:table-cell>
          <table:table-cell table:style-name="ACE-21" table:formula="of:=[$'Sheet1'.AU26]" office:value-type="float" office:value="0">
            <text:p>0</text:p>
          </table:table-cell>
          <table:table-cell table:style-name="ACE-21" table:formula="of:=[$'Sheet1'.AV26]" office:value-type="float" office:value="0">
            <text:p>0</text:p>
          </table:table-cell>
          <table:table-cell table:style-name="ACE-21" table:formula="of:=[$'Sheet1'.AW26]" office:value-type="float" office:value="0">
            <text:p>0</text:p>
          </table:table-cell>
          <table:table-cell table:style-name="ACE-21" table:formula="of:=[$'Sheet1'.AX26]" office:value-type="float" office:value="0">
            <text:p>0</text:p>
          </table:table-cell>
          <table:table-cell table:style-name="ACE-21" table:formula="of:=[$'Sheet1'.AY26]" office:value-type="float" office:value="0">
            <text:p>0</text:p>
          </table:table-cell>
          <table:table-cell table:style-name="ACE-21" table:formula="of:=[$'Sheet1'.AZ26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7]" office:value-type="float" office:value="0">
            <text:p>0</text:p>
          </table:table-cell>
          <table:table-cell table:style-name="ACE-21" table:formula="of:=[$'Sheet1'.D27]" office:value-type="float" office:value="0">
            <text:p>0</text:p>
          </table:table-cell>
          <table:table-cell table:style-name="ACE-21" table:formula="of:=[$'Sheet1'.E27]" office:value-type="float" office:value="0">
            <text:p>0</text:p>
          </table:table-cell>
          <table:table-cell table:style-name="ACE-21" table:formula="of:=[$'Sheet1'.F27]" office:value-type="float" office:value="0">
            <text:p>0</text:p>
          </table:table-cell>
          <table:table-cell table:style-name="ACE-21" table:formula="of:=[$'Sheet1'.G27]" office:value-type="float" office:value="0">
            <text:p>0</text:p>
          </table:table-cell>
          <table:table-cell table:style-name="ACE-21" table:formula="of:=[$'Sheet1'.H27]" office:value-type="float" office:value="1">
            <text:p>1</text:p>
          </table:table-cell>
          <table:table-cell table:style-name="ACE-21" table:formula="of:=[$'Sheet1'.I27]" office:value-type="float" office:value="0">
            <text:p>0</text:p>
          </table:table-cell>
          <table:table-cell table:style-name="ACE-21" table:formula="of:=[$'Sheet1'.J27]" office:value-type="float" office:value="0">
            <text:p>0</text:p>
          </table:table-cell>
          <table:table-cell table:style-name="ACE-21" table:formula="of:=[$'Sheet1'.K27]" office:value-type="float" office:value="0">
            <text:p>0</text:p>
          </table:table-cell>
          <table:table-cell table:style-name="ACE-21" table:formula="of:=[$'Sheet1'.L27]" office:value-type="float" office:value="0">
            <text:p>0</text:p>
          </table:table-cell>
          <table:table-cell table:style-name="ACE-21" table:formula="of:=[$'Sheet1'.M27]" office:value-type="float" office:value="0">
            <text:p>0</text:p>
          </table:table-cell>
          <table:table-cell table:style-name="ACE-21" table:formula="of:=[$'Sheet1'.N27]" office:value-type="float" office:value="0">
            <text:p>0</text:p>
          </table:table-cell>
          <table:table-cell table:style-name="ACE-21" table:formula="of:=[$'Sheet1'.O27]" office:value-type="float" office:value="0">
            <text:p>0</text:p>
          </table:table-cell>
          <table:table-cell table:style-name="ACE-21" table:formula="of:=[$'Sheet1'.P27]" office:value-type="float" office:value="0">
            <text:p>0</text:p>
          </table:table-cell>
          <table:table-cell table:style-name="ACE-21" table:formula="of:=[$'Sheet1'.Q27]" office:value-type="float" office:value="0">
            <text:p>0</text:p>
          </table:table-cell>
          <table:table-cell table:style-name="ACE-21" table:formula="of:=[$'Sheet1'.R27]" office:value-type="float" office:value="0">
            <text:p>0</text:p>
          </table:table-cell>
          <table:table-cell table:style-name="ACE-21" table:formula="of:=[$'Sheet1'.S27]" office:value-type="float" office:value="0">
            <text:p>0</text:p>
          </table:table-cell>
          <table:table-cell table:style-name="ACE-21" table:formula="of:=[$'Sheet1'.T27]" office:value-type="float" office:value="0">
            <text:p>0</text:p>
          </table:table-cell>
          <table:table-cell table:style-name="ACE-21" table:formula="of:=[$'Sheet1'.U27]" office:value-type="float" office:value="0">
            <text:p>0</text:p>
          </table:table-cell>
          <table:table-cell table:style-name="ACE-21" table:formula="of:=[$'Sheet1'.V27]" office:value-type="float" office:value="0">
            <text:p>0</text:p>
          </table:table-cell>
          <table:table-cell table:style-name="ACE-21" table:formula="of:=[$'Sheet1'.W27]" office:value-type="float" office:value="0">
            <text:p>0</text:p>
          </table:table-cell>
          <table:table-cell table:style-name="ACE-21" table:formula="of:=[$'Sheet1'.X27]" office:value-type="float" office:value="0">
            <text:p>0</text:p>
          </table:table-cell>
          <table:table-cell table:style-name="ACE-21" table:formula="of:=[$'Sheet1'.Y27]" office:value-type="float" office:value="0">
            <text:p>0</text:p>
          </table:table-cell>
          <table:table-cell table:style-name="ACE-21" table:formula="of:=[$'Sheet1'.Z27]" office:value-type="float" office:value="0">
            <text:p>0</text:p>
          </table:table-cell>
          <table:table-cell table:style-name="ACE-21" table:formula="of:=[$'Sheet1'.AA27]" office:value-type="float" office:value="0">
            <text:p>0</text:p>
          </table:table-cell>
          <table:table-cell table:style-name="ACE-21" table:formula="of:=[$'Sheet1'.AB27]" office:value-type="float" office:value="0">
            <text:p>0</text:p>
          </table:table-cell>
          <table:table-cell table:style-name="ACE-21" table:formula="of:=[$'Sheet1'.AC27]" office:value-type="float" office:value="0">
            <text:p>0</text:p>
          </table:table-cell>
          <table:table-cell table:style-name="ACE-21" table:formula="of:=[$'Sheet1'.AD27]" office:value-type="float" office:value="0">
            <text:p>0</text:p>
          </table:table-cell>
          <table:table-cell table:style-name="ACE-21" table:formula="of:=[$'Sheet1'.AE27]" office:value-type="float" office:value="0">
            <text:p>0</text:p>
          </table:table-cell>
          <table:table-cell table:style-name="ACE-21" table:formula="of:=[$'Sheet1'.AF27]" office:value-type="float" office:value="0">
            <text:p>0</text:p>
          </table:table-cell>
          <table:table-cell table:style-name="ACE-21" table:formula="of:=[$'Sheet1'.AG27]" office:value-type="float" office:value="0">
            <text:p>0</text:p>
          </table:table-cell>
          <table:table-cell table:style-name="ACE-21" table:formula="of:=[$'Sheet1'.AH27]" office:value-type="float" office:value="0">
            <text:p>0</text:p>
          </table:table-cell>
          <table:table-cell table:style-name="ACE-21" table:formula="of:=[$'Sheet1'.AI27]" office:value-type="float" office:value="0">
            <text:p>0</text:p>
          </table:table-cell>
          <table:table-cell table:style-name="ACE-21" table:formula="of:=[$'Sheet1'.AJ27]" office:value-type="float" office:value="0">
            <text:p>0</text:p>
          </table:table-cell>
          <table:table-cell table:style-name="ACE-21" table:formula="of:=[$'Sheet1'.AK27]" office:value-type="float" office:value="0">
            <text:p>0</text:p>
          </table:table-cell>
          <table:table-cell table:style-name="ACE-21" table:formula="of:=[$'Sheet1'.AL27]" office:value-type="float" office:value="0">
            <text:p>0</text:p>
          </table:table-cell>
          <table:table-cell table:style-name="ACE-21" table:formula="of:=[$'Sheet1'.AM27]" office:value-type="float" office:value="0">
            <text:p>0</text:p>
          </table:table-cell>
          <table:table-cell table:style-name="ACE-21" table:formula="of:=[$'Sheet1'.AN27]" office:value-type="float" office:value="0">
            <text:p>0</text:p>
          </table:table-cell>
          <table:table-cell table:style-name="ACE-21" table:formula="of:=[$'Sheet1'.AO27]" office:value-type="float" office:value="0">
            <text:p>0</text:p>
          </table:table-cell>
          <table:table-cell table:style-name="ACE-21" table:formula="of:=[$'Sheet1'.AP27]" office:value-type="float" office:value="0">
            <text:p>0</text:p>
          </table:table-cell>
          <table:table-cell table:style-name="ACE-21" table:formula="of:=[$'Sheet1'.AQ27]" office:value-type="float" office:value="0">
            <text:p>0</text:p>
          </table:table-cell>
          <table:table-cell table:style-name="ACE-21" table:formula="of:=[$'Sheet1'.AR27]" office:value-type="float" office:value="0">
            <text:p>0</text:p>
          </table:table-cell>
          <table:table-cell table:style-name="ACE-21" table:formula="of:=[$'Sheet1'.AS27]" office:value-type="float" office:value="0">
            <text:p>0</text:p>
          </table:table-cell>
          <table:table-cell table:style-name="ACE-21" table:formula="of:=[$'Sheet1'.AT27]" office:value-type="float" office:value="0">
            <text:p>0</text:p>
          </table:table-cell>
          <table:table-cell table:style-name="ACE-21" table:formula="of:=[$'Sheet1'.AU27]" office:value-type="float" office:value="0">
            <text:p>0</text:p>
          </table:table-cell>
          <table:table-cell table:style-name="ACE-21" table:formula="of:=[$'Sheet1'.AV27]" office:value-type="float" office:value="0">
            <text:p>0</text:p>
          </table:table-cell>
          <table:table-cell table:style-name="ACE-21" table:formula="of:=[$'Sheet1'.AW27]" office:value-type="float" office:value="0">
            <text:p>0</text:p>
          </table:table-cell>
          <table:table-cell table:style-name="ACE-21" table:formula="of:=[$'Sheet1'.AX27]" office:value-type="float" office:value="0">
            <text:p>0</text:p>
          </table:table-cell>
          <table:table-cell table:style-name="ACE-21" table:formula="of:=[$'Sheet1'.AY27]" office:value-type="float" office:value="0">
            <text:p>0</text:p>
          </table:table-cell>
          <table:table-cell table:style-name="ACE-21" table:formula="of:=[$'Sheet1'.AZ27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8]" office:value-type="float" office:value="0">
            <text:p>0</text:p>
          </table:table-cell>
          <table:table-cell table:style-name="ACE-21" table:formula="of:=[$'Sheet1'.D28]" office:value-type="float" office:value="0">
            <text:p>0</text:p>
          </table:table-cell>
          <table:table-cell table:style-name="ACE-21" table:formula="of:=[$'Sheet1'.E28]" office:value-type="float" office:value="0">
            <text:p>0</text:p>
          </table:table-cell>
          <table:table-cell table:style-name="ACE-21" table:formula="of:=[$'Sheet1'.F28]" office:value-type="float" office:value="0">
            <text:p>0</text:p>
          </table:table-cell>
          <table:table-cell table:style-name="ACE-21" table:formula="of:=[$'Sheet1'.G28]" office:value-type="float" office:value="0">
            <text:p>0</text:p>
          </table:table-cell>
          <table:table-cell table:style-name="ACE-21" table:formula="of:=[$'Sheet1'.H28]" office:value-type="float" office:value="0">
            <text:p>0</text:p>
          </table:table-cell>
          <table:table-cell table:style-name="ACE-21" table:formula="of:=[$'Sheet1'.I28]" office:value-type="float" office:value="0">
            <text:p>0</text:p>
          </table:table-cell>
          <table:table-cell table:style-name="ACE-21" table:formula="of:=[$'Sheet1'.J28]" office:value-type="float" office:value="0">
            <text:p>0</text:p>
          </table:table-cell>
          <table:table-cell table:style-name="ACE-21" table:formula="of:=[$'Sheet1'.K28]" office:value-type="float" office:value="0">
            <text:p>0</text:p>
          </table:table-cell>
          <table:table-cell table:style-name="ACE-21" table:formula="of:=[$'Sheet1'.L28]" office:value-type="float" office:value="0">
            <text:p>0</text:p>
          </table:table-cell>
          <table:table-cell table:style-name="ACE-21" table:formula="of:=[$'Sheet1'.M28]" office:value-type="float" office:value="0">
            <text:p>0</text:p>
          </table:table-cell>
          <table:table-cell table:style-name="ACE-21" table:formula="of:=[$'Sheet1'.N28]" office:value-type="float" office:value="0">
            <text:p>0</text:p>
          </table:table-cell>
          <table:table-cell table:style-name="ACE-21" table:formula="of:=[$'Sheet1'.O28]" office:value-type="float" office:value="0">
            <text:p>0</text:p>
          </table:table-cell>
          <table:table-cell table:style-name="ACE-21" table:formula="of:=[$'Sheet1'.P28]" office:value-type="float" office:value="0">
            <text:p>0</text:p>
          </table:table-cell>
          <table:table-cell table:style-name="ACE-21" table:formula="of:=[$'Sheet1'.Q28]" office:value-type="float" office:value="0">
            <text:p>0</text:p>
          </table:table-cell>
          <table:table-cell table:style-name="ACE-21" table:formula="of:=[$'Sheet1'.R28]" office:value-type="float" office:value="0">
            <text:p>0</text:p>
          </table:table-cell>
          <table:table-cell table:style-name="ACE-21" table:formula="of:=[$'Sheet1'.S28]" office:value-type="float" office:value="0">
            <text:p>0</text:p>
          </table:table-cell>
          <table:table-cell table:style-name="ACE-21" table:formula="of:=[$'Sheet1'.T28]" office:value-type="float" office:value="0">
            <text:p>0</text:p>
          </table:table-cell>
          <table:table-cell table:style-name="ACE-21" table:formula="of:=[$'Sheet1'.U28]" office:value-type="float" office:value="0">
            <text:p>0</text:p>
          </table:table-cell>
          <table:table-cell table:style-name="ACE-21" table:formula="of:=[$'Sheet1'.V28]" office:value-type="float" office:value="0">
            <text:p>0</text:p>
          </table:table-cell>
          <table:table-cell table:style-name="ACE-21" table:formula="of:=[$'Sheet1'.W28]" office:value-type="float" office:value="0">
            <text:p>0</text:p>
          </table:table-cell>
          <table:table-cell table:style-name="ACE-21" table:formula="of:=[$'Sheet1'.X28]" office:value-type="float" office:value="0">
            <text:p>0</text:p>
          </table:table-cell>
          <table:table-cell table:style-name="ACE-21" table:formula="of:=[$'Sheet1'.Y28]" office:value-type="float" office:value="0">
            <text:p>0</text:p>
          </table:table-cell>
          <table:table-cell table:style-name="ACE-21" table:formula="of:=[$'Sheet1'.Z28]" office:value-type="float" office:value="0">
            <text:p>0</text:p>
          </table:table-cell>
          <table:table-cell table:style-name="ACE-21" table:formula="of:=[$'Sheet1'.AA28]" office:value-type="float" office:value="0">
            <text:p>0</text:p>
          </table:table-cell>
          <table:table-cell table:style-name="ACE-21" table:formula="of:=[$'Sheet1'.AB28]" office:value-type="float" office:value="0">
            <text:p>0</text:p>
          </table:table-cell>
          <table:table-cell table:style-name="ACE-21" table:formula="of:=[$'Sheet1'.AC28]" office:value-type="float" office:value="0">
            <text:p>0</text:p>
          </table:table-cell>
          <table:table-cell table:style-name="ACE-21" table:formula="of:=[$'Sheet1'.AD28]" office:value-type="float" office:value="0">
            <text:p>0</text:p>
          </table:table-cell>
          <table:table-cell table:style-name="ACE-21" table:formula="of:=[$'Sheet1'.AE28]" office:value-type="float" office:value="0">
            <text:p>0</text:p>
          </table:table-cell>
          <table:table-cell table:style-name="ACE-21" table:formula="of:=[$'Sheet1'.AF28]" office:value-type="float" office:value="0">
            <text:p>0</text:p>
          </table:table-cell>
          <table:table-cell table:style-name="ACE-21" table:formula="of:=[$'Sheet1'.AG28]" office:value-type="float" office:value="0">
            <text:p>0</text:p>
          </table:table-cell>
          <table:table-cell table:style-name="ACE-21" table:formula="of:=[$'Sheet1'.AH28]" office:value-type="float" office:value="0">
            <text:p>0</text:p>
          </table:table-cell>
          <table:table-cell table:style-name="ACE-21" table:formula="of:=[$'Sheet1'.AI28]" office:value-type="float" office:value="0">
            <text:p>0</text:p>
          </table:table-cell>
          <table:table-cell table:style-name="ACE-21" table:formula="of:=[$'Sheet1'.AJ28]" office:value-type="float" office:value="0">
            <text:p>0</text:p>
          </table:table-cell>
          <table:table-cell table:style-name="ACE-21" table:formula="of:=[$'Sheet1'.AK28]" office:value-type="float" office:value="0">
            <text:p>0</text:p>
          </table:table-cell>
          <table:table-cell table:style-name="ACE-21" table:formula="of:=[$'Sheet1'.AL28]" office:value-type="float" office:value="0">
            <text:p>0</text:p>
          </table:table-cell>
          <table:table-cell table:style-name="ACE-21" table:formula="of:=[$'Sheet1'.AM28]" office:value-type="float" office:value="0">
            <text:p>0</text:p>
          </table:table-cell>
          <table:table-cell table:style-name="ACE-21" table:formula="of:=[$'Sheet1'.AN28]" office:value-type="float" office:value="0">
            <text:p>0</text:p>
          </table:table-cell>
          <table:table-cell table:style-name="ACE-21" table:formula="of:=[$'Sheet1'.AO28]" office:value-type="float" office:value="0">
            <text:p>0</text:p>
          </table:table-cell>
          <table:table-cell table:style-name="ACE-21" table:formula="of:=[$'Sheet1'.AP28]" office:value-type="float" office:value="0">
            <text:p>0</text:p>
          </table:table-cell>
          <table:table-cell table:style-name="ACE-21" table:formula="of:=[$'Sheet1'.AQ28]" office:value-type="float" office:value="0">
            <text:p>0</text:p>
          </table:table-cell>
          <table:table-cell table:style-name="ACE-21" table:formula="of:=[$'Sheet1'.AR28]" office:value-type="float" office:value="0">
            <text:p>0</text:p>
          </table:table-cell>
          <table:table-cell table:style-name="ACE-21" table:formula="of:=[$'Sheet1'.AS28]" office:value-type="float" office:value="0">
            <text:p>0</text:p>
          </table:table-cell>
          <table:table-cell table:style-name="ACE-21" table:formula="of:=[$'Sheet1'.AT28]" office:value-type="float" office:value="0">
            <text:p>0</text:p>
          </table:table-cell>
          <table:table-cell table:style-name="ACE-21" table:formula="of:=[$'Sheet1'.AU28]" office:value-type="float" office:value="0">
            <text:p>0</text:p>
          </table:table-cell>
          <table:table-cell table:style-name="ACE-21" table:formula="of:=[$'Sheet1'.AV28]" office:value-type="float" office:value="0">
            <text:p>0</text:p>
          </table:table-cell>
          <table:table-cell table:style-name="ACE-21" table:formula="of:=[$'Sheet1'.AW28]" office:value-type="float" office:value="0">
            <text:p>0</text:p>
          </table:table-cell>
          <table:table-cell table:style-name="ACE-21" table:formula="of:=[$'Sheet1'.AX28]" office:value-type="float" office:value="0">
            <text:p>0</text:p>
          </table:table-cell>
          <table:table-cell table:style-name="ACE-21" table:formula="of:=[$'Sheet1'.AY28]" office:value-type="float" office:value="0">
            <text:p>0</text:p>
          </table:table-cell>
          <table:table-cell table:style-name="ACE-21" table:formula="of:=[$'Sheet1'.AZ28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29]" office:value-type="float" office:value="0">
            <text:p>0</text:p>
          </table:table-cell>
          <table:table-cell table:style-name="ACE-21" table:formula="of:=[$'Sheet1'.D29]" office:value-type="float" office:value="0">
            <text:p>0</text:p>
          </table:table-cell>
          <table:table-cell table:style-name="ACE-21" table:formula="of:=[$'Sheet1'.E29]" office:value-type="float" office:value="0">
            <text:p>0</text:p>
          </table:table-cell>
          <table:table-cell table:style-name="ACE-21" table:formula="of:=[$'Sheet1'.F29]" office:value-type="float" office:value="0">
            <text:p>0</text:p>
          </table:table-cell>
          <table:table-cell table:style-name="ACE-21" table:formula="of:=[$'Sheet1'.G29]" office:value-type="float" office:value="0">
            <text:p>0</text:p>
          </table:table-cell>
          <table:table-cell table:style-name="ACE-21" table:formula="of:=[$'Sheet1'.H29]" office:value-type="float" office:value="0">
            <text:p>0</text:p>
          </table:table-cell>
          <table:table-cell table:style-name="ACE-21" table:formula="of:=[$'Sheet1'.I29]" office:value-type="float" office:value="0">
            <text:p>0</text:p>
          </table:table-cell>
          <table:table-cell table:style-name="ACE-21" table:formula="of:=[$'Sheet1'.J29]" office:value-type="float" office:value="0">
            <text:p>0</text:p>
          </table:table-cell>
          <table:table-cell table:style-name="ACE-21" table:formula="of:=[$'Sheet1'.K29]" office:value-type="float" office:value="0">
            <text:p>0</text:p>
          </table:table-cell>
          <table:table-cell table:style-name="ACE-21" table:formula="of:=[$'Sheet1'.L29]" office:value-type="float" office:value="0">
            <text:p>0</text:p>
          </table:table-cell>
          <table:table-cell table:style-name="ACE-21" table:formula="of:=[$'Sheet1'.M29]" office:value-type="float" office:value="0">
            <text:p>0</text:p>
          </table:table-cell>
          <table:table-cell table:style-name="ACE-21" table:formula="of:=[$'Sheet1'.N29]" office:value-type="float" office:value="0">
            <text:p>0</text:p>
          </table:table-cell>
          <table:table-cell table:style-name="ACE-21" table:formula="of:=[$'Sheet1'.O29]" office:value-type="float" office:value="0">
            <text:p>0</text:p>
          </table:table-cell>
          <table:table-cell table:style-name="ACE-21" table:formula="of:=[$'Sheet1'.P29]" office:value-type="float" office:value="0">
            <text:p>0</text:p>
          </table:table-cell>
          <table:table-cell table:style-name="ACE-21" table:formula="of:=[$'Sheet1'.Q29]" office:value-type="float" office:value="0">
            <text:p>0</text:p>
          </table:table-cell>
          <table:table-cell table:style-name="ACE-21" table:formula="of:=[$'Sheet1'.R29]" office:value-type="float" office:value="0">
            <text:p>0</text:p>
          </table:table-cell>
          <table:table-cell table:style-name="ACE-21" table:formula="of:=[$'Sheet1'.S29]" office:value-type="float" office:value="0">
            <text:p>0</text:p>
          </table:table-cell>
          <table:table-cell table:style-name="ACE-21" table:formula="of:=[$'Sheet1'.T29]" office:value-type="float" office:value="0">
            <text:p>0</text:p>
          </table:table-cell>
          <table:table-cell table:style-name="ACE-21" table:formula="of:=[$'Sheet1'.U29]" office:value-type="float" office:value="0">
            <text:p>0</text:p>
          </table:table-cell>
          <table:table-cell table:style-name="ACE-21" table:formula="of:=[$'Sheet1'.V29]" office:value-type="float" office:value="0">
            <text:p>0</text:p>
          </table:table-cell>
          <table:table-cell table:style-name="ACE-21" table:formula="of:=[$'Sheet1'.W29]" office:value-type="float" office:value="0">
            <text:p>0</text:p>
          </table:table-cell>
          <table:table-cell table:style-name="ACE-21" table:formula="of:=[$'Sheet1'.X29]" office:value-type="float" office:value="0">
            <text:p>0</text:p>
          </table:table-cell>
          <table:table-cell table:style-name="ACE-21" table:formula="of:=[$'Sheet1'.Y29]" office:value-type="float" office:value="0">
            <text:p>0</text:p>
          </table:table-cell>
          <table:table-cell table:style-name="ACE-21" table:formula="of:=[$'Sheet1'.Z29]" office:value-type="float" office:value="0">
            <text:p>0</text:p>
          </table:table-cell>
          <table:table-cell table:style-name="ACE-21" table:formula="of:=[$'Sheet1'.AA29]" office:value-type="float" office:value="0">
            <text:p>0</text:p>
          </table:table-cell>
          <table:table-cell table:style-name="ACE-21" table:formula="of:=[$'Sheet1'.AB29]" office:value-type="float" office:value="0">
            <text:p>0</text:p>
          </table:table-cell>
          <table:table-cell table:style-name="ACE-21" table:formula="of:=[$'Sheet1'.AC29]" office:value-type="float" office:value="0">
            <text:p>0</text:p>
          </table:table-cell>
          <table:table-cell table:style-name="ACE-21" table:formula="of:=[$'Sheet1'.AD29]" office:value-type="float" office:value="0">
            <text:p>0</text:p>
          </table:table-cell>
          <table:table-cell table:style-name="ACE-21" table:formula="of:=[$'Sheet1'.AE29]" office:value-type="float" office:value="0">
            <text:p>0</text:p>
          </table:table-cell>
          <table:table-cell table:style-name="ACE-21" table:formula="of:=[$'Sheet1'.AF29]" office:value-type="float" office:value="0">
            <text:p>0</text:p>
          </table:table-cell>
          <table:table-cell table:style-name="ACE-21" table:formula="of:=[$'Sheet1'.AG29]" office:value-type="float" office:value="0">
            <text:p>0</text:p>
          </table:table-cell>
          <table:table-cell table:style-name="ACE-21" table:formula="of:=[$'Sheet1'.AH29]" office:value-type="float" office:value="0">
            <text:p>0</text:p>
          </table:table-cell>
          <table:table-cell table:style-name="ACE-21" table:formula="of:=[$'Sheet1'.AI29]" office:value-type="float" office:value="0">
            <text:p>0</text:p>
          </table:table-cell>
          <table:table-cell table:style-name="ACE-21" table:formula="of:=[$'Sheet1'.AJ29]" office:value-type="float" office:value="0">
            <text:p>0</text:p>
          </table:table-cell>
          <table:table-cell table:style-name="ACE-21" table:formula="of:=[$'Sheet1'.AK29]" office:value-type="float" office:value="0">
            <text:p>0</text:p>
          </table:table-cell>
          <table:table-cell table:style-name="ACE-21" table:formula="of:=[$'Sheet1'.AL29]" office:value-type="float" office:value="0">
            <text:p>0</text:p>
          </table:table-cell>
          <table:table-cell table:style-name="ACE-21" table:formula="of:=[$'Sheet1'.AM29]" office:value-type="float" office:value="0">
            <text:p>0</text:p>
          </table:table-cell>
          <table:table-cell table:style-name="ACE-21" table:formula="of:=[$'Sheet1'.AN29]" office:value-type="float" office:value="0">
            <text:p>0</text:p>
          </table:table-cell>
          <table:table-cell table:style-name="ACE-21" table:formula="of:=[$'Sheet1'.AO29]" office:value-type="float" office:value="0">
            <text:p>0</text:p>
          </table:table-cell>
          <table:table-cell table:style-name="ACE-21" table:formula="of:=[$'Sheet1'.AP29]" office:value-type="float" office:value="0">
            <text:p>0</text:p>
          </table:table-cell>
          <table:table-cell table:style-name="ACE-21" table:formula="of:=[$'Sheet1'.AQ29]" office:value-type="float" office:value="0">
            <text:p>0</text:p>
          </table:table-cell>
          <table:table-cell table:style-name="ACE-21" table:formula="of:=[$'Sheet1'.AR29]" office:value-type="float" office:value="0">
            <text:p>0</text:p>
          </table:table-cell>
          <table:table-cell table:style-name="ACE-21" table:formula="of:=[$'Sheet1'.AS29]" office:value-type="float" office:value="0">
            <text:p>0</text:p>
          </table:table-cell>
          <table:table-cell table:style-name="ACE-21" table:formula="of:=[$'Sheet1'.AT29]" office:value-type="float" office:value="0">
            <text:p>0</text:p>
          </table:table-cell>
          <table:table-cell table:style-name="ACE-21" table:formula="of:=[$'Sheet1'.AU29]" office:value-type="float" office:value="0">
            <text:p>0</text:p>
          </table:table-cell>
          <table:table-cell table:style-name="ACE-21" table:formula="of:=[$'Sheet1'.AV29]" office:value-type="float" office:value="0">
            <text:p>0</text:p>
          </table:table-cell>
          <table:table-cell table:style-name="ACE-21" table:formula="of:=[$'Sheet1'.AW29]" office:value-type="float" office:value="0">
            <text:p>0</text:p>
          </table:table-cell>
          <table:table-cell table:style-name="ACE-21" table:formula="of:=[$'Sheet1'.AX29]" office:value-type="float" office:value="0">
            <text:p>0</text:p>
          </table:table-cell>
          <table:table-cell table:style-name="ACE-21" table:formula="of:=[$'Sheet1'.AY29]" office:value-type="float" office:value="0">
            <text:p>0</text:p>
          </table:table-cell>
          <table:table-cell table:style-name="ACE-21" table:formula="of:=[$'Sheet1'.AZ29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0]" office:value-type="float" office:value="0">
            <text:p>0</text:p>
          </table:table-cell>
          <table:table-cell table:style-name="ACE-21" table:formula="of:=[$'Sheet1'.D30]" office:value-type="float" office:value="0">
            <text:p>0</text:p>
          </table:table-cell>
          <table:table-cell table:style-name="ACE-21" table:formula="of:=[$'Sheet1'.E30]" office:value-type="float" office:value="0">
            <text:p>0</text:p>
          </table:table-cell>
          <table:table-cell table:style-name="ACE-21" table:formula="of:=[$'Sheet1'.F30]" office:value-type="float" office:value="0">
            <text:p>0</text:p>
          </table:table-cell>
          <table:table-cell table:style-name="ACE-21" table:formula="of:=[$'Sheet1'.G30]" office:value-type="float" office:value="0">
            <text:p>0</text:p>
          </table:table-cell>
          <table:table-cell table:style-name="ACE-21" table:formula="of:=[$'Sheet1'.H30]" office:value-type="float" office:value="0">
            <text:p>0</text:p>
          </table:table-cell>
          <table:table-cell table:style-name="ACE-21" table:formula="of:=[$'Sheet1'.I30]" office:value-type="float" office:value="0">
            <text:p>0</text:p>
          </table:table-cell>
          <table:table-cell table:style-name="ACE-21" table:formula="of:=[$'Sheet1'.J30]" office:value-type="float" office:value="0">
            <text:p>0</text:p>
          </table:table-cell>
          <table:table-cell table:style-name="ACE-21" table:formula="of:=[$'Sheet1'.K30]" office:value-type="float" office:value="0">
            <text:p>0</text:p>
          </table:table-cell>
          <table:table-cell table:style-name="ACE-21" table:formula="of:=[$'Sheet1'.L30]" office:value-type="float" office:value="0">
            <text:p>0</text:p>
          </table:table-cell>
          <table:table-cell table:style-name="ACE-21" table:formula="of:=[$'Sheet1'.M30]" office:value-type="float" office:value="0">
            <text:p>0</text:p>
          </table:table-cell>
          <table:table-cell table:style-name="ACE-21" table:formula="of:=[$'Sheet1'.N30]" office:value-type="float" office:value="0">
            <text:p>0</text:p>
          </table:table-cell>
          <table:table-cell table:style-name="ACE-21" table:formula="of:=[$'Sheet1'.O30]" office:value-type="float" office:value="0">
            <text:p>0</text:p>
          </table:table-cell>
          <table:table-cell table:style-name="ACE-21" table:formula="of:=[$'Sheet1'.P30]" office:value-type="float" office:value="0">
            <text:p>0</text:p>
          </table:table-cell>
          <table:table-cell table:style-name="ACE-21" table:formula="of:=[$'Sheet1'.Q30]" office:value-type="float" office:value="0">
            <text:p>0</text:p>
          </table:table-cell>
          <table:table-cell table:style-name="ACE-21" table:formula="of:=[$'Sheet1'.R30]" office:value-type="float" office:value="0">
            <text:p>0</text:p>
          </table:table-cell>
          <table:table-cell table:style-name="ACE-21" table:formula="of:=[$'Sheet1'.S30]" office:value-type="float" office:value="0">
            <text:p>0</text:p>
          </table:table-cell>
          <table:table-cell table:style-name="ACE-21" table:formula="of:=[$'Sheet1'.T30]" office:value-type="float" office:value="0">
            <text:p>0</text:p>
          </table:table-cell>
          <table:table-cell table:style-name="ACE-21" table:formula="of:=[$'Sheet1'.U30]" office:value-type="float" office:value="0">
            <text:p>0</text:p>
          </table:table-cell>
          <table:table-cell table:style-name="ACE-21" table:formula="of:=[$'Sheet1'.V30]" office:value-type="float" office:value="0">
            <text:p>0</text:p>
          </table:table-cell>
          <table:table-cell table:style-name="ACE-21" table:formula="of:=[$'Sheet1'.W30]" office:value-type="float" office:value="0">
            <text:p>0</text:p>
          </table:table-cell>
          <table:table-cell table:style-name="ACE-21" table:formula="of:=[$'Sheet1'.X30]" office:value-type="float" office:value="0">
            <text:p>0</text:p>
          </table:table-cell>
          <table:table-cell table:style-name="ACE-21" table:formula="of:=[$'Sheet1'.Y30]" office:value-type="float" office:value="0">
            <text:p>0</text:p>
          </table:table-cell>
          <table:table-cell table:style-name="ACE-21" table:formula="of:=[$'Sheet1'.Z30]" office:value-type="float" office:value="0">
            <text:p>0</text:p>
          </table:table-cell>
          <table:table-cell table:style-name="ACE-21" table:formula="of:=[$'Sheet1'.AA30]" office:value-type="float" office:value="0">
            <text:p>0</text:p>
          </table:table-cell>
          <table:table-cell table:style-name="ACE-21" table:formula="of:=[$'Sheet1'.AB30]" office:value-type="float" office:value="0">
            <text:p>0</text:p>
          </table:table-cell>
          <table:table-cell table:style-name="ACE-21" table:formula="of:=[$'Sheet1'.AC30]" office:value-type="float" office:value="0">
            <text:p>0</text:p>
          </table:table-cell>
          <table:table-cell table:style-name="ACE-21" table:formula="of:=[$'Sheet1'.AD30]" office:value-type="float" office:value="0">
            <text:p>0</text:p>
          </table:table-cell>
          <table:table-cell table:style-name="ACE-21" table:formula="of:=[$'Sheet1'.AE30]" office:value-type="float" office:value="0">
            <text:p>0</text:p>
          </table:table-cell>
          <table:table-cell table:style-name="ACE-21" table:formula="of:=[$'Sheet1'.AF30]" office:value-type="float" office:value="0">
            <text:p>0</text:p>
          </table:table-cell>
          <table:table-cell table:style-name="ACE-21" table:formula="of:=[$'Sheet1'.AG30]" office:value-type="float" office:value="0">
            <text:p>0</text:p>
          </table:table-cell>
          <table:table-cell table:style-name="ACE-21" table:formula="of:=[$'Sheet1'.AH30]" office:value-type="float" office:value="0">
            <text:p>0</text:p>
          </table:table-cell>
          <table:table-cell table:style-name="ACE-21" table:formula="of:=[$'Sheet1'.AI30]" office:value-type="float" office:value="0">
            <text:p>0</text:p>
          </table:table-cell>
          <table:table-cell table:style-name="ACE-21" table:formula="of:=[$'Sheet1'.AJ30]" office:value-type="float" office:value="0">
            <text:p>0</text:p>
          </table:table-cell>
          <table:table-cell table:style-name="ACE-21" table:formula="of:=[$'Sheet1'.AK30]" office:value-type="float" office:value="0">
            <text:p>0</text:p>
          </table:table-cell>
          <table:table-cell table:style-name="ACE-21" table:formula="of:=[$'Sheet1'.AL30]" office:value-type="float" office:value="0">
            <text:p>0</text:p>
          </table:table-cell>
          <table:table-cell table:style-name="ACE-21" table:formula="of:=[$'Sheet1'.AM30]" office:value-type="float" office:value="0">
            <text:p>0</text:p>
          </table:table-cell>
          <table:table-cell table:style-name="ACE-21" table:formula="of:=[$'Sheet1'.AN30]" office:value-type="float" office:value="0">
            <text:p>0</text:p>
          </table:table-cell>
          <table:table-cell table:style-name="ACE-21" table:formula="of:=[$'Sheet1'.AO30]" office:value-type="float" office:value="0">
            <text:p>0</text:p>
          </table:table-cell>
          <table:table-cell table:style-name="ACE-21" table:formula="of:=[$'Sheet1'.AP30]" office:value-type="float" office:value="0">
            <text:p>0</text:p>
          </table:table-cell>
          <table:table-cell table:style-name="ACE-21" table:formula="of:=[$'Sheet1'.AQ30]" office:value-type="float" office:value="0">
            <text:p>0</text:p>
          </table:table-cell>
          <table:table-cell table:style-name="ACE-21" table:formula="of:=[$'Sheet1'.AR30]" office:value-type="float" office:value="0">
            <text:p>0</text:p>
          </table:table-cell>
          <table:table-cell table:style-name="ACE-21" table:formula="of:=[$'Sheet1'.AS30]" office:value-type="float" office:value="0">
            <text:p>0</text:p>
          </table:table-cell>
          <table:table-cell table:style-name="ACE-21" table:formula="of:=[$'Sheet1'.AT30]" office:value-type="float" office:value="0">
            <text:p>0</text:p>
          </table:table-cell>
          <table:table-cell table:style-name="ACE-21" table:formula="of:=[$'Sheet1'.AU30]" office:value-type="float" office:value="0">
            <text:p>0</text:p>
          </table:table-cell>
          <table:table-cell table:style-name="ACE-21" table:formula="of:=[$'Sheet1'.AV30]" office:value-type="float" office:value="0">
            <text:p>0</text:p>
          </table:table-cell>
          <table:table-cell table:style-name="ACE-21" table:formula="of:=[$'Sheet1'.AW30]" office:value-type="float" office:value="0">
            <text:p>0</text:p>
          </table:table-cell>
          <table:table-cell table:style-name="ACE-21" table:formula="of:=[$'Sheet1'.AX30]" office:value-type="float" office:value="0">
            <text:p>0</text:p>
          </table:table-cell>
          <table:table-cell table:style-name="ACE-21" table:formula="of:=[$'Sheet1'.AY30]" office:value-type="float" office:value="0">
            <text:p>0</text:p>
          </table:table-cell>
          <table:table-cell table:style-name="ACE-21" table:formula="of:=[$'Sheet1'.AZ30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1]" office:value-type="float" office:value="0">
            <text:p>0</text:p>
          </table:table-cell>
          <table:table-cell table:style-name="ACE-21" table:formula="of:=[$'Sheet1'.D31]" office:value-type="float" office:value="0">
            <text:p>0</text:p>
          </table:table-cell>
          <table:table-cell table:style-name="ACE-21" table:formula="of:=[$'Sheet1'.E31]" office:value-type="float" office:value="0">
            <text:p>0</text:p>
          </table:table-cell>
          <table:table-cell table:style-name="ACE-21" table:formula="of:=[$'Sheet1'.F31]" office:value-type="float" office:value="0">
            <text:p>0</text:p>
          </table:table-cell>
          <table:table-cell table:style-name="ACE-21" table:formula="of:=[$'Sheet1'.G31]" office:value-type="float" office:value="0">
            <text:p>0</text:p>
          </table:table-cell>
          <table:table-cell table:style-name="ACE-21" table:formula="of:=[$'Sheet1'.H31]" office:value-type="float" office:value="0">
            <text:p>0</text:p>
          </table:table-cell>
          <table:table-cell table:style-name="ACE-21" table:formula="of:=[$'Sheet1'.I31]" office:value-type="float" office:value="0">
            <text:p>0</text:p>
          </table:table-cell>
          <table:table-cell table:style-name="ACE-21" table:formula="of:=[$'Sheet1'.J31]" office:value-type="float" office:value="0">
            <text:p>0</text:p>
          </table:table-cell>
          <table:table-cell table:style-name="ACE-21" table:formula="of:=[$'Sheet1'.K31]" office:value-type="float" office:value="0">
            <text:p>0</text:p>
          </table:table-cell>
          <table:table-cell table:style-name="ACE-21" table:formula="of:=[$'Sheet1'.L31]" office:value-type="float" office:value="0">
            <text:p>0</text:p>
          </table:table-cell>
          <table:table-cell table:style-name="ACE-21" table:formula="of:=[$'Sheet1'.M31]" office:value-type="float" office:value="0">
            <text:p>0</text:p>
          </table:table-cell>
          <table:table-cell table:style-name="ACE-21" table:formula="of:=[$'Sheet1'.N31]" office:value-type="float" office:value="0">
            <text:p>0</text:p>
          </table:table-cell>
          <table:table-cell table:style-name="ACE-21" table:formula="of:=[$'Sheet1'.O31]" office:value-type="float" office:value="0">
            <text:p>0</text:p>
          </table:table-cell>
          <table:table-cell table:style-name="ACE-21" table:formula="of:=[$'Sheet1'.P31]" office:value-type="float" office:value="0">
            <text:p>0</text:p>
          </table:table-cell>
          <table:table-cell table:style-name="ACE-21" table:formula="of:=[$'Sheet1'.Q31]" office:value-type="float" office:value="0">
            <text:p>0</text:p>
          </table:table-cell>
          <table:table-cell table:style-name="ACE-21" table:formula="of:=[$'Sheet1'.R31]" office:value-type="float" office:value="0">
            <text:p>0</text:p>
          </table:table-cell>
          <table:table-cell table:style-name="ACE-21" table:formula="of:=[$'Sheet1'.S31]" office:value-type="float" office:value="0">
            <text:p>0</text:p>
          </table:table-cell>
          <table:table-cell table:style-name="ACE-21" table:formula="of:=[$'Sheet1'.T31]" office:value-type="float" office:value="0">
            <text:p>0</text:p>
          </table:table-cell>
          <table:table-cell table:style-name="ACE-21" table:formula="of:=[$'Sheet1'.U31]" office:value-type="float" office:value="0">
            <text:p>0</text:p>
          </table:table-cell>
          <table:table-cell table:style-name="ACE-21" table:formula="of:=[$'Sheet1'.V31]" office:value-type="float" office:value="0">
            <text:p>0</text:p>
          </table:table-cell>
          <table:table-cell table:style-name="ACE-21" table:formula="of:=[$'Sheet1'.W31]" office:value-type="float" office:value="0">
            <text:p>0</text:p>
          </table:table-cell>
          <table:table-cell table:style-name="ACE-21" table:formula="of:=[$'Sheet1'.X31]" office:value-type="float" office:value="0">
            <text:p>0</text:p>
          </table:table-cell>
          <table:table-cell table:style-name="ACE-21" table:formula="of:=[$'Sheet1'.Y31]" office:value-type="float" office:value="0">
            <text:p>0</text:p>
          </table:table-cell>
          <table:table-cell table:style-name="ACE-21" table:formula="of:=[$'Sheet1'.Z31]" office:value-type="float" office:value="0">
            <text:p>0</text:p>
          </table:table-cell>
          <table:table-cell table:style-name="ACE-21" table:formula="of:=[$'Sheet1'.AA31]" office:value-type="float" office:value="0">
            <text:p>0</text:p>
          </table:table-cell>
          <table:table-cell table:style-name="ACE-21" table:formula="of:=[$'Sheet1'.AB31]" office:value-type="float" office:value="0">
            <text:p>0</text:p>
          </table:table-cell>
          <table:table-cell table:style-name="ACE-21" table:formula="of:=[$'Sheet1'.AC31]" office:value-type="float" office:value="0">
            <text:p>0</text:p>
          </table:table-cell>
          <table:table-cell table:style-name="ACE-21" table:formula="of:=[$'Sheet1'.AD31]" office:value-type="float" office:value="0">
            <text:p>0</text:p>
          </table:table-cell>
          <table:table-cell table:style-name="ACE-21" table:formula="of:=[$'Sheet1'.AE31]" office:value-type="float" office:value="0">
            <text:p>0</text:p>
          </table:table-cell>
          <table:table-cell table:style-name="ACE-21" table:formula="of:=[$'Sheet1'.AF31]" office:value-type="float" office:value="0">
            <text:p>0</text:p>
          </table:table-cell>
          <table:table-cell table:style-name="ACE-21" table:formula="of:=[$'Sheet1'.AG31]" office:value-type="float" office:value="0">
            <text:p>0</text:p>
          </table:table-cell>
          <table:table-cell table:style-name="ACE-21" table:formula="of:=[$'Sheet1'.AH31]" office:value-type="float" office:value="0">
            <text:p>0</text:p>
          </table:table-cell>
          <table:table-cell table:style-name="ACE-21" table:formula="of:=[$'Sheet1'.AI31]" office:value-type="float" office:value="0">
            <text:p>0</text:p>
          </table:table-cell>
          <table:table-cell table:style-name="ACE-21" table:formula="of:=[$'Sheet1'.AJ31]" office:value-type="float" office:value="0">
            <text:p>0</text:p>
          </table:table-cell>
          <table:table-cell table:style-name="ACE-21" table:formula="of:=[$'Sheet1'.AK31]" office:value-type="float" office:value="0">
            <text:p>0</text:p>
          </table:table-cell>
          <table:table-cell table:style-name="ACE-21" table:formula="of:=[$'Sheet1'.AL31]" office:value-type="float" office:value="0">
            <text:p>0</text:p>
          </table:table-cell>
          <table:table-cell table:style-name="ACE-21" table:formula="of:=[$'Sheet1'.AM31]" office:value-type="float" office:value="0">
            <text:p>0</text:p>
          </table:table-cell>
          <table:table-cell table:style-name="ACE-21" table:formula="of:=[$'Sheet1'.AN31]" office:value-type="float" office:value="0">
            <text:p>0</text:p>
          </table:table-cell>
          <table:table-cell table:style-name="ACE-21" table:formula="of:=[$'Sheet1'.AO31]" office:value-type="float" office:value="0">
            <text:p>0</text:p>
          </table:table-cell>
          <table:table-cell table:style-name="ACE-21" table:formula="of:=[$'Sheet1'.AP31]" office:value-type="float" office:value="0">
            <text:p>0</text:p>
          </table:table-cell>
          <table:table-cell table:style-name="ACE-21" table:formula="of:=[$'Sheet1'.AQ31]" office:value-type="float" office:value="0">
            <text:p>0</text:p>
          </table:table-cell>
          <table:table-cell table:style-name="ACE-21" table:formula="of:=[$'Sheet1'.AR31]" office:value-type="float" office:value="0">
            <text:p>0</text:p>
          </table:table-cell>
          <table:table-cell table:style-name="ACE-21" table:formula="of:=[$'Sheet1'.AS31]" office:value-type="float" office:value="0">
            <text:p>0</text:p>
          </table:table-cell>
          <table:table-cell table:style-name="ACE-21" table:formula="of:=[$'Sheet1'.AT31]" office:value-type="float" office:value="0">
            <text:p>0</text:p>
          </table:table-cell>
          <table:table-cell table:style-name="ACE-21" table:formula="of:=[$'Sheet1'.AU31]" office:value-type="float" office:value="0">
            <text:p>0</text:p>
          </table:table-cell>
          <table:table-cell table:style-name="ACE-21" table:formula="of:=[$'Sheet1'.AV31]" office:value-type="float" office:value="0">
            <text:p>0</text:p>
          </table:table-cell>
          <table:table-cell table:style-name="ACE-21" table:formula="of:=[$'Sheet1'.AW31]" office:value-type="float" office:value="0">
            <text:p>0</text:p>
          </table:table-cell>
          <table:table-cell table:style-name="ACE-21" table:formula="of:=[$'Sheet1'.AX31]" office:value-type="float" office:value="0">
            <text:p>0</text:p>
          </table:table-cell>
          <table:table-cell table:style-name="ACE-21" table:formula="of:=[$'Sheet1'.AY31]" office:value-type="float" office:value="0">
            <text:p>0</text:p>
          </table:table-cell>
          <table:table-cell table:style-name="ACE-21" table:formula="of:=[$'Sheet1'.AZ31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2]" office:value-type="float" office:value="0">
            <text:p>0</text:p>
          </table:table-cell>
          <table:table-cell table:style-name="ACE-21" table:formula="of:=[$'Sheet1'.D32]" office:value-type="float" office:value="0">
            <text:p>0</text:p>
          </table:table-cell>
          <table:table-cell table:style-name="ACE-21" table:formula="of:=[$'Sheet1'.E32]" office:value-type="float" office:value="0">
            <text:p>0</text:p>
          </table:table-cell>
          <table:table-cell table:style-name="ACE-21" table:formula="of:=[$'Sheet1'.F32]" office:value-type="float" office:value="0">
            <text:p>0</text:p>
          </table:table-cell>
          <table:table-cell table:style-name="ACE-21" table:formula="of:=[$'Sheet1'.G32]" office:value-type="float" office:value="0">
            <text:p>0</text:p>
          </table:table-cell>
          <table:table-cell table:style-name="ACE-21" table:formula="of:=[$'Sheet1'.H32]" office:value-type="float" office:value="0">
            <text:p>0</text:p>
          </table:table-cell>
          <table:table-cell table:style-name="ACE-21" table:formula="of:=[$'Sheet1'.I32]" office:value-type="float" office:value="0">
            <text:p>0</text:p>
          </table:table-cell>
          <table:table-cell table:style-name="ACE-21" table:formula="of:=[$'Sheet1'.J32]" office:value-type="float" office:value="0">
            <text:p>0</text:p>
          </table:table-cell>
          <table:table-cell table:style-name="ACE-21" table:formula="of:=[$'Sheet1'.K32]" office:value-type="float" office:value="0">
            <text:p>0</text:p>
          </table:table-cell>
          <table:table-cell table:style-name="ACE-21" table:formula="of:=[$'Sheet1'.L32]" office:value-type="float" office:value="0">
            <text:p>0</text:p>
          </table:table-cell>
          <table:table-cell table:style-name="ACE-21" table:formula="of:=[$'Sheet1'.M32]" office:value-type="float" office:value="0">
            <text:p>0</text:p>
          </table:table-cell>
          <table:table-cell table:style-name="ACE-21" table:formula="of:=[$'Sheet1'.N32]" office:value-type="float" office:value="0">
            <text:p>0</text:p>
          </table:table-cell>
          <table:table-cell table:style-name="ACE-21" table:formula="of:=[$'Sheet1'.O32]" office:value-type="float" office:value="0">
            <text:p>0</text:p>
          </table:table-cell>
          <table:table-cell table:style-name="ACE-21" table:formula="of:=[$'Sheet1'.P32]" office:value-type="float" office:value="0">
            <text:p>0</text:p>
          </table:table-cell>
          <table:table-cell table:style-name="ACE-21" table:formula="of:=[$'Sheet1'.Q32]" office:value-type="float" office:value="0">
            <text:p>0</text:p>
          </table:table-cell>
          <table:table-cell table:style-name="ACE-21" table:formula="of:=[$'Sheet1'.R32]" office:value-type="float" office:value="0">
            <text:p>0</text:p>
          </table:table-cell>
          <table:table-cell table:style-name="ACE-21" table:formula="of:=[$'Sheet1'.S32]" office:value-type="float" office:value="0">
            <text:p>0</text:p>
          </table:table-cell>
          <table:table-cell table:style-name="ACE-21" table:formula="of:=[$'Sheet1'.T32]" office:value-type="float" office:value="0">
            <text:p>0</text:p>
          </table:table-cell>
          <table:table-cell table:style-name="ACE-21" table:formula="of:=[$'Sheet1'.U32]" office:value-type="float" office:value="0">
            <text:p>0</text:p>
          </table:table-cell>
          <table:table-cell table:style-name="ACE-21" table:formula="of:=[$'Sheet1'.V32]" office:value-type="float" office:value="0">
            <text:p>0</text:p>
          </table:table-cell>
          <table:table-cell table:style-name="ACE-21" table:formula="of:=[$'Sheet1'.W32]" office:value-type="float" office:value="0">
            <text:p>0</text:p>
          </table:table-cell>
          <table:table-cell table:style-name="ACE-21" table:formula="of:=[$'Sheet1'.X32]" office:value-type="float" office:value="0">
            <text:p>0</text:p>
          </table:table-cell>
          <table:table-cell table:style-name="ACE-21" table:formula="of:=[$'Sheet1'.Y32]" office:value-type="float" office:value="0">
            <text:p>0</text:p>
          </table:table-cell>
          <table:table-cell table:style-name="ACE-21" table:formula="of:=[$'Sheet1'.Z32]" office:value-type="float" office:value="0">
            <text:p>0</text:p>
          </table:table-cell>
          <table:table-cell table:style-name="ACE-21" table:formula="of:=[$'Sheet1'.AA32]" office:value-type="float" office:value="0">
            <text:p>0</text:p>
          </table:table-cell>
          <table:table-cell table:style-name="ACE-21" table:formula="of:=[$'Sheet1'.AB32]" office:value-type="float" office:value="0">
            <text:p>0</text:p>
          </table:table-cell>
          <table:table-cell table:style-name="ACE-21" table:formula="of:=[$'Sheet1'.AC32]" office:value-type="float" office:value="0">
            <text:p>0</text:p>
          </table:table-cell>
          <table:table-cell table:style-name="ACE-21" table:formula="of:=[$'Sheet1'.AD32]" office:value-type="float" office:value="0">
            <text:p>0</text:p>
          </table:table-cell>
          <table:table-cell table:style-name="ACE-21" table:formula="of:=[$'Sheet1'.AE32]" office:value-type="float" office:value="0">
            <text:p>0</text:p>
          </table:table-cell>
          <table:table-cell table:style-name="ACE-21" table:formula="of:=[$'Sheet1'.AF32]" office:value-type="float" office:value="0">
            <text:p>0</text:p>
          </table:table-cell>
          <table:table-cell table:style-name="ACE-21" table:formula="of:=[$'Sheet1'.AG32]" office:value-type="float" office:value="0">
            <text:p>0</text:p>
          </table:table-cell>
          <table:table-cell table:style-name="ACE-21" table:formula="of:=[$'Sheet1'.AH32]" office:value-type="float" office:value="0">
            <text:p>0</text:p>
          </table:table-cell>
          <table:table-cell table:style-name="ACE-21" table:formula="of:=[$'Sheet1'.AI32]" office:value-type="float" office:value="0">
            <text:p>0</text:p>
          </table:table-cell>
          <table:table-cell table:style-name="ACE-21" table:formula="of:=[$'Sheet1'.AJ32]" office:value-type="float" office:value="0">
            <text:p>0</text:p>
          </table:table-cell>
          <table:table-cell table:style-name="ACE-21" table:formula="of:=[$'Sheet1'.AK32]" office:value-type="float" office:value="0">
            <text:p>0</text:p>
          </table:table-cell>
          <table:table-cell table:style-name="ACE-21" table:formula="of:=[$'Sheet1'.AL32]" office:value-type="float" office:value="0">
            <text:p>0</text:p>
          </table:table-cell>
          <table:table-cell table:style-name="ACE-21" table:formula="of:=[$'Sheet1'.AM32]" office:value-type="float" office:value="0">
            <text:p>0</text:p>
          </table:table-cell>
          <table:table-cell table:style-name="ACE-21" table:formula="of:=[$'Sheet1'.AN32]" office:value-type="float" office:value="0">
            <text:p>0</text:p>
          </table:table-cell>
          <table:table-cell table:style-name="ACE-21" table:formula="of:=[$'Sheet1'.AO32]" office:value-type="float" office:value="0">
            <text:p>0</text:p>
          </table:table-cell>
          <table:table-cell table:style-name="ACE-21" table:formula="of:=[$'Sheet1'.AP32]" office:value-type="float" office:value="0">
            <text:p>0</text:p>
          </table:table-cell>
          <table:table-cell table:style-name="ACE-21" table:formula="of:=[$'Sheet1'.AQ32]" office:value-type="float" office:value="0">
            <text:p>0</text:p>
          </table:table-cell>
          <table:table-cell table:style-name="ACE-21" table:formula="of:=[$'Sheet1'.AR32]" office:value-type="float" office:value="0">
            <text:p>0</text:p>
          </table:table-cell>
          <table:table-cell table:style-name="ACE-21" table:formula="of:=[$'Sheet1'.AS32]" office:value-type="float" office:value="0">
            <text:p>0</text:p>
          </table:table-cell>
          <table:table-cell table:style-name="ACE-21" table:formula="of:=[$'Sheet1'.AT32]" office:value-type="float" office:value="0">
            <text:p>0</text:p>
          </table:table-cell>
          <table:table-cell table:style-name="ACE-21" table:formula="of:=[$'Sheet1'.AU32]" office:value-type="float" office:value="0">
            <text:p>0</text:p>
          </table:table-cell>
          <table:table-cell table:style-name="ACE-21" table:formula="of:=[$'Sheet1'.AV32]" office:value-type="float" office:value="0">
            <text:p>0</text:p>
          </table:table-cell>
          <table:table-cell table:style-name="ACE-21" table:formula="of:=[$'Sheet1'.AW32]" office:value-type="float" office:value="0">
            <text:p>0</text:p>
          </table:table-cell>
          <table:table-cell table:style-name="ACE-21" table:formula="of:=[$'Sheet1'.AX32]" office:value-type="float" office:value="0">
            <text:p>0</text:p>
          </table:table-cell>
          <table:table-cell table:style-name="ACE-21" table:formula="of:=[$'Sheet1'.AY32]" office:value-type="float" office:value="0">
            <text:p>0</text:p>
          </table:table-cell>
          <table:table-cell table:style-name="ACE-21" table:formula="of:=[$'Sheet1'.AZ32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3]" office:value-type="float" office:value="0">
            <text:p>0</text:p>
          </table:table-cell>
          <table:table-cell table:style-name="ACE-21" table:formula="of:=[$'Sheet1'.D33]" office:value-type="float" office:value="0">
            <text:p>0</text:p>
          </table:table-cell>
          <table:table-cell table:style-name="ACE-21" table:formula="of:=[$'Sheet1'.E33]" office:value-type="float" office:value="0">
            <text:p>0</text:p>
          </table:table-cell>
          <table:table-cell table:style-name="ACE-21" table:formula="of:=[$'Sheet1'.F33]" office:value-type="float" office:value="0">
            <text:p>0</text:p>
          </table:table-cell>
          <table:table-cell table:style-name="ACE-21" table:formula="of:=[$'Sheet1'.G33]" office:value-type="float" office:value="0">
            <text:p>0</text:p>
          </table:table-cell>
          <table:table-cell table:style-name="ACE-21" table:formula="of:=[$'Sheet1'.H33]" office:value-type="float" office:value="0">
            <text:p>0</text:p>
          </table:table-cell>
          <table:table-cell table:style-name="ACE-21" table:formula="of:=[$'Sheet1'.I33]" office:value-type="float" office:value="0">
            <text:p>0</text:p>
          </table:table-cell>
          <table:table-cell table:style-name="ACE-21" table:formula="of:=[$'Sheet1'.J33]" office:value-type="float" office:value="0">
            <text:p>0</text:p>
          </table:table-cell>
          <table:table-cell table:style-name="ACE-21" table:formula="of:=[$'Sheet1'.K33]" office:value-type="float" office:value="0">
            <text:p>0</text:p>
          </table:table-cell>
          <table:table-cell table:style-name="ACE-21" table:formula="of:=[$'Sheet1'.L33]" office:value-type="float" office:value="0">
            <text:p>0</text:p>
          </table:table-cell>
          <table:table-cell table:style-name="ACE-21" table:formula="of:=[$'Sheet1'.M33]" office:value-type="float" office:value="0">
            <text:p>0</text:p>
          </table:table-cell>
          <table:table-cell table:style-name="ACE-21" table:formula="of:=[$'Sheet1'.N33]" office:value-type="float" office:value="0">
            <text:p>0</text:p>
          </table:table-cell>
          <table:table-cell table:style-name="ACE-21" table:formula="of:=[$'Sheet1'.O33]" office:value-type="float" office:value="0">
            <text:p>0</text:p>
          </table:table-cell>
          <table:table-cell table:style-name="ACE-21" table:formula="of:=[$'Sheet1'.P33]" office:value-type="float" office:value="0">
            <text:p>0</text:p>
          </table:table-cell>
          <table:table-cell table:style-name="ACE-21" table:formula="of:=[$'Sheet1'.Q33]" office:value-type="float" office:value="0">
            <text:p>0</text:p>
          </table:table-cell>
          <table:table-cell table:style-name="ACE-21" table:formula="of:=[$'Sheet1'.R33]" office:value-type="float" office:value="0">
            <text:p>0</text:p>
          </table:table-cell>
          <table:table-cell table:style-name="ACE-21" table:formula="of:=[$'Sheet1'.S33]" office:value-type="float" office:value="0">
            <text:p>0</text:p>
          </table:table-cell>
          <table:table-cell table:style-name="ACE-21" table:formula="of:=[$'Sheet1'.T33]" office:value-type="float" office:value="0">
            <text:p>0</text:p>
          </table:table-cell>
          <table:table-cell table:style-name="ACE-21" table:formula="of:=[$'Sheet1'.U33]" office:value-type="float" office:value="0">
            <text:p>0</text:p>
          </table:table-cell>
          <table:table-cell table:style-name="ACE-21" table:formula="of:=[$'Sheet1'.V33]" office:value-type="float" office:value="0">
            <text:p>0</text:p>
          </table:table-cell>
          <table:table-cell table:style-name="ACE-21" table:formula="of:=[$'Sheet1'.W33]" office:value-type="float" office:value="0">
            <text:p>0</text:p>
          </table:table-cell>
          <table:table-cell table:style-name="ACE-21" table:formula="of:=[$'Sheet1'.X33]" office:value-type="float" office:value="0">
            <text:p>0</text:p>
          </table:table-cell>
          <table:table-cell table:style-name="ACE-21" table:formula="of:=[$'Sheet1'.Y33]" office:value-type="float" office:value="0">
            <text:p>0</text:p>
          </table:table-cell>
          <table:table-cell table:style-name="ACE-21" table:formula="of:=[$'Sheet1'.Z33]" office:value-type="float" office:value="0">
            <text:p>0</text:p>
          </table:table-cell>
          <table:table-cell table:style-name="ACE-21" table:formula="of:=[$'Sheet1'.AA33]" office:value-type="float" office:value="0">
            <text:p>0</text:p>
          </table:table-cell>
          <table:table-cell table:style-name="ACE-21" table:formula="of:=[$'Sheet1'.AB33]" office:value-type="float" office:value="0">
            <text:p>0</text:p>
          </table:table-cell>
          <table:table-cell table:style-name="ACE-21" table:formula="of:=[$'Sheet1'.AC33]" office:value-type="float" office:value="0">
            <text:p>0</text:p>
          </table:table-cell>
          <table:table-cell table:style-name="ACE-21" table:formula="of:=[$'Sheet1'.AD33]" office:value-type="float" office:value="0">
            <text:p>0</text:p>
          </table:table-cell>
          <table:table-cell table:style-name="ACE-21" table:formula="of:=[$'Sheet1'.AE33]" office:value-type="float" office:value="0">
            <text:p>0</text:p>
          </table:table-cell>
          <table:table-cell table:style-name="ACE-21" table:formula="of:=[$'Sheet1'.AF33]" office:value-type="float" office:value="0">
            <text:p>0</text:p>
          </table:table-cell>
          <table:table-cell table:style-name="ACE-21" table:formula="of:=[$'Sheet1'.AG33]" office:value-type="float" office:value="0">
            <text:p>0</text:p>
          </table:table-cell>
          <table:table-cell table:style-name="ACE-21" table:formula="of:=[$'Sheet1'.AH33]" office:value-type="float" office:value="0">
            <text:p>0</text:p>
          </table:table-cell>
          <table:table-cell table:style-name="ACE-21" table:formula="of:=[$'Sheet1'.AI33]" office:value-type="float" office:value="0">
            <text:p>0</text:p>
          </table:table-cell>
          <table:table-cell table:style-name="ACE-21" table:formula="of:=[$'Sheet1'.AJ33]" office:value-type="float" office:value="0">
            <text:p>0</text:p>
          </table:table-cell>
          <table:table-cell table:style-name="ACE-21" table:formula="of:=[$'Sheet1'.AK33]" office:value-type="float" office:value="0">
            <text:p>0</text:p>
          </table:table-cell>
          <table:table-cell table:style-name="ACE-21" table:formula="of:=[$'Sheet1'.AL33]" office:value-type="float" office:value="0">
            <text:p>0</text:p>
          </table:table-cell>
          <table:table-cell table:style-name="ACE-21" table:formula="of:=[$'Sheet1'.AM33]" office:value-type="float" office:value="0">
            <text:p>0</text:p>
          </table:table-cell>
          <table:table-cell table:style-name="ACE-21" table:formula="of:=[$'Sheet1'.AN33]" office:value-type="float" office:value="0">
            <text:p>0</text:p>
          </table:table-cell>
          <table:table-cell table:style-name="ACE-21" table:formula="of:=[$'Sheet1'.AO33]" office:value-type="float" office:value="0">
            <text:p>0</text:p>
          </table:table-cell>
          <table:table-cell table:style-name="ACE-21" table:formula="of:=[$'Sheet1'.AP33]" office:value-type="float" office:value="0">
            <text:p>0</text:p>
          </table:table-cell>
          <table:table-cell table:style-name="ACE-21" table:formula="of:=[$'Sheet1'.AQ33]" office:value-type="float" office:value="0">
            <text:p>0</text:p>
          </table:table-cell>
          <table:table-cell table:style-name="ACE-21" table:formula="of:=[$'Sheet1'.AR33]" office:value-type="float" office:value="0">
            <text:p>0</text:p>
          </table:table-cell>
          <table:table-cell table:style-name="ACE-21" table:formula="of:=[$'Sheet1'.AS33]" office:value-type="float" office:value="0">
            <text:p>0</text:p>
          </table:table-cell>
          <table:table-cell table:style-name="ACE-21" table:formula="of:=[$'Sheet1'.AT33]" office:value-type="float" office:value="0">
            <text:p>0</text:p>
          </table:table-cell>
          <table:table-cell table:style-name="ACE-21" table:formula="of:=[$'Sheet1'.AU33]" office:value-type="float" office:value="0">
            <text:p>0</text:p>
          </table:table-cell>
          <table:table-cell table:style-name="ACE-21" table:formula="of:=[$'Sheet1'.AV33]" office:value-type="float" office:value="0">
            <text:p>0</text:p>
          </table:table-cell>
          <table:table-cell table:style-name="ACE-21" table:formula="of:=[$'Sheet1'.AW33]" office:value-type="float" office:value="0">
            <text:p>0</text:p>
          </table:table-cell>
          <table:table-cell table:style-name="ACE-21" table:formula="of:=[$'Sheet1'.AX33]" office:value-type="float" office:value="0">
            <text:p>0</text:p>
          </table:table-cell>
          <table:table-cell table:style-name="ACE-21" table:formula="of:=[$'Sheet1'.AY33]" office:value-type="float" office:value="0">
            <text:p>0</text:p>
          </table:table-cell>
          <table:table-cell table:style-name="ACE-21" table:formula="of:=[$'Sheet1'.AZ33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4]" office:value-type="float" office:value="0">
            <text:p>0</text:p>
          </table:table-cell>
          <table:table-cell table:style-name="ACE-21" table:formula="of:=[$'Sheet1'.D34]" office:value-type="float" office:value="0">
            <text:p>0</text:p>
          </table:table-cell>
          <table:table-cell table:style-name="ACE-21" table:formula="of:=[$'Sheet1'.E34]" office:value-type="float" office:value="0">
            <text:p>0</text:p>
          </table:table-cell>
          <table:table-cell table:style-name="ACE-21" table:formula="of:=[$'Sheet1'.F34]" office:value-type="float" office:value="0">
            <text:p>0</text:p>
          </table:table-cell>
          <table:table-cell table:style-name="ACE-21" table:formula="of:=[$'Sheet1'.G34]" office:value-type="float" office:value="0">
            <text:p>0</text:p>
          </table:table-cell>
          <table:table-cell table:style-name="ACE-21" table:formula="of:=[$'Sheet1'.H34]" office:value-type="float" office:value="0">
            <text:p>0</text:p>
          </table:table-cell>
          <table:table-cell table:style-name="ACE-21" table:formula="of:=[$'Sheet1'.I34]" office:value-type="float" office:value="0">
            <text:p>0</text:p>
          </table:table-cell>
          <table:table-cell table:style-name="ACE-21" table:formula="of:=[$'Sheet1'.J34]" office:value-type="float" office:value="0">
            <text:p>0</text:p>
          </table:table-cell>
          <table:table-cell table:style-name="ACE-21" table:formula="of:=[$'Sheet1'.K34]" office:value-type="float" office:value="0">
            <text:p>0</text:p>
          </table:table-cell>
          <table:table-cell table:style-name="ACE-21" table:formula="of:=[$'Sheet1'.L34]" office:value-type="float" office:value="0">
            <text:p>0</text:p>
          </table:table-cell>
          <table:table-cell table:style-name="ACE-21" table:formula="of:=[$'Sheet1'.M34]" office:value-type="float" office:value="0">
            <text:p>0</text:p>
          </table:table-cell>
          <table:table-cell table:style-name="ACE-21" table:formula="of:=[$'Sheet1'.N34]" office:value-type="float" office:value="0">
            <text:p>0</text:p>
          </table:table-cell>
          <table:table-cell table:style-name="ACE-21" table:formula="of:=[$'Sheet1'.O34]" office:value-type="float" office:value="0">
            <text:p>0</text:p>
          </table:table-cell>
          <table:table-cell table:style-name="ACE-21" table:formula="of:=[$'Sheet1'.P34]" office:value-type="float" office:value="0">
            <text:p>0</text:p>
          </table:table-cell>
          <table:table-cell table:style-name="ACE-21" table:formula="of:=[$'Sheet1'.Q34]" office:value-type="float" office:value="0">
            <text:p>0</text:p>
          </table:table-cell>
          <table:table-cell table:style-name="ACE-21" table:formula="of:=[$'Sheet1'.R34]" office:value-type="float" office:value="0">
            <text:p>0</text:p>
          </table:table-cell>
          <table:table-cell table:style-name="ACE-21" table:formula="of:=[$'Sheet1'.S34]" office:value-type="float" office:value="0">
            <text:p>0</text:p>
          </table:table-cell>
          <table:table-cell table:style-name="ACE-21" table:formula="of:=[$'Sheet1'.T34]" office:value-type="float" office:value="0">
            <text:p>0</text:p>
          </table:table-cell>
          <table:table-cell table:style-name="ACE-21" table:formula="of:=[$'Sheet1'.U34]" office:value-type="float" office:value="0">
            <text:p>0</text:p>
          </table:table-cell>
          <table:table-cell table:style-name="ACE-21" table:formula="of:=[$'Sheet1'.V34]" office:value-type="float" office:value="0">
            <text:p>0</text:p>
          </table:table-cell>
          <table:table-cell table:style-name="ACE-21" table:formula="of:=[$'Sheet1'.W34]" office:value-type="float" office:value="0">
            <text:p>0</text:p>
          </table:table-cell>
          <table:table-cell table:style-name="ACE-21" table:formula="of:=[$'Sheet1'.X34]" office:value-type="float" office:value="0">
            <text:p>0</text:p>
          </table:table-cell>
          <table:table-cell table:style-name="ACE-21" table:formula="of:=[$'Sheet1'.Y34]" office:value-type="float" office:value="0">
            <text:p>0</text:p>
          </table:table-cell>
          <table:table-cell table:style-name="ACE-21" table:formula="of:=[$'Sheet1'.Z34]" office:value-type="float" office:value="0">
            <text:p>0</text:p>
          </table:table-cell>
          <table:table-cell table:style-name="ACE-21" table:formula="of:=[$'Sheet1'.AA34]" office:value-type="float" office:value="0">
            <text:p>0</text:p>
          </table:table-cell>
          <table:table-cell table:style-name="ACE-21" table:formula="of:=[$'Sheet1'.AB34]" office:value-type="float" office:value="0">
            <text:p>0</text:p>
          </table:table-cell>
          <table:table-cell table:style-name="ACE-21" table:formula="of:=[$'Sheet1'.AC34]" office:value-type="float" office:value="0">
            <text:p>0</text:p>
          </table:table-cell>
          <table:table-cell table:style-name="ACE-21" table:formula="of:=[$'Sheet1'.AD34]" office:value-type="float" office:value="0">
            <text:p>0</text:p>
          </table:table-cell>
          <table:table-cell table:style-name="ACE-21" table:formula="of:=[$'Sheet1'.AE34]" office:value-type="float" office:value="0">
            <text:p>0</text:p>
          </table:table-cell>
          <table:table-cell table:style-name="ACE-21" table:formula="of:=[$'Sheet1'.AF34]" office:value-type="float" office:value="0">
            <text:p>0</text:p>
          </table:table-cell>
          <table:table-cell table:style-name="ACE-21" table:formula="of:=[$'Sheet1'.AG34]" office:value-type="float" office:value="0">
            <text:p>0</text:p>
          </table:table-cell>
          <table:table-cell table:style-name="ACE-21" table:formula="of:=[$'Sheet1'.AH34]" office:value-type="float" office:value="0">
            <text:p>0</text:p>
          </table:table-cell>
          <table:table-cell table:style-name="ACE-21" table:formula="of:=[$'Sheet1'.AI34]" office:value-type="float" office:value="0">
            <text:p>0</text:p>
          </table:table-cell>
          <table:table-cell table:style-name="ACE-21" table:formula="of:=[$'Sheet1'.AJ34]" office:value-type="float" office:value="0">
            <text:p>0</text:p>
          </table:table-cell>
          <table:table-cell table:style-name="ACE-21" table:formula="of:=[$'Sheet1'.AK34]" office:value-type="float" office:value="0">
            <text:p>0</text:p>
          </table:table-cell>
          <table:table-cell table:style-name="ACE-21" table:formula="of:=[$'Sheet1'.AL34]" office:value-type="float" office:value="0">
            <text:p>0</text:p>
          </table:table-cell>
          <table:table-cell table:style-name="ACE-21" table:formula="of:=[$'Sheet1'.AM34]" office:value-type="float" office:value="0">
            <text:p>0</text:p>
          </table:table-cell>
          <table:table-cell table:style-name="ACE-21" table:formula="of:=[$'Sheet1'.AN34]" office:value-type="float" office:value="0">
            <text:p>0</text:p>
          </table:table-cell>
          <table:table-cell table:style-name="ACE-21" table:formula="of:=[$'Sheet1'.AO34]" office:value-type="float" office:value="0">
            <text:p>0</text:p>
          </table:table-cell>
          <table:table-cell table:style-name="ACE-21" table:formula="of:=[$'Sheet1'.AP34]" office:value-type="float" office:value="0">
            <text:p>0</text:p>
          </table:table-cell>
          <table:table-cell table:style-name="ACE-21" table:formula="of:=[$'Sheet1'.AQ34]" office:value-type="float" office:value="0">
            <text:p>0</text:p>
          </table:table-cell>
          <table:table-cell table:style-name="ACE-21" table:formula="of:=[$'Sheet1'.AR34]" office:value-type="float" office:value="0">
            <text:p>0</text:p>
          </table:table-cell>
          <table:table-cell table:style-name="ACE-21" table:formula="of:=[$'Sheet1'.AS34]" office:value-type="float" office:value="0">
            <text:p>0</text:p>
          </table:table-cell>
          <table:table-cell table:style-name="ACE-21" table:formula="of:=[$'Sheet1'.AT34]" office:value-type="float" office:value="0">
            <text:p>0</text:p>
          </table:table-cell>
          <table:table-cell table:style-name="ACE-21" table:formula="of:=[$'Sheet1'.AU34]" office:value-type="float" office:value="0">
            <text:p>0</text:p>
          </table:table-cell>
          <table:table-cell table:style-name="ACE-21" table:formula="of:=[$'Sheet1'.AV34]" office:value-type="float" office:value="0">
            <text:p>0</text:p>
          </table:table-cell>
          <table:table-cell table:style-name="ACE-21" table:formula="of:=[$'Sheet1'.AW34]" office:value-type="float" office:value="0">
            <text:p>0</text:p>
          </table:table-cell>
          <table:table-cell table:style-name="ACE-21" table:formula="of:=[$'Sheet1'.AX34]" office:value-type="float" office:value="0">
            <text:p>0</text:p>
          </table:table-cell>
          <table:table-cell table:style-name="ACE-21" table:formula="of:=[$'Sheet1'.AY34]" office:value-type="float" office:value="0">
            <text:p>0</text:p>
          </table:table-cell>
          <table:table-cell table:style-name="ACE-21" table:formula="of:=[$'Sheet1'.AZ34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5]" office:value-type="float" office:value="0">
            <text:p>0</text:p>
          </table:table-cell>
          <table:table-cell table:style-name="ACE-21" table:formula="of:=[$'Sheet1'.D35]" office:value-type="float" office:value="0">
            <text:p>0</text:p>
          </table:table-cell>
          <table:table-cell table:style-name="ACE-21" table:formula="of:=[$'Sheet1'.E35]" office:value-type="float" office:value="0">
            <text:p>0</text:p>
          </table:table-cell>
          <table:table-cell table:style-name="ACE-21" table:formula="of:=[$'Sheet1'.F35]" office:value-type="float" office:value="0">
            <text:p>0</text:p>
          </table:table-cell>
          <table:table-cell table:style-name="ACE-21" table:formula="of:=[$'Sheet1'.G35]" office:value-type="float" office:value="0">
            <text:p>0</text:p>
          </table:table-cell>
          <table:table-cell table:style-name="ACE-21" table:formula="of:=[$'Sheet1'.H35]" office:value-type="float" office:value="0">
            <text:p>0</text:p>
          </table:table-cell>
          <table:table-cell table:style-name="ACE-21" table:formula="of:=[$'Sheet1'.I35]" office:value-type="float" office:value="0">
            <text:p>0</text:p>
          </table:table-cell>
          <table:table-cell table:style-name="ACE-21" table:formula="of:=[$'Sheet1'.J35]" office:value-type="float" office:value="0">
            <text:p>0</text:p>
          </table:table-cell>
          <table:table-cell table:style-name="ACE-21" table:formula="of:=[$'Sheet1'.K35]" office:value-type="float" office:value="0">
            <text:p>0</text:p>
          </table:table-cell>
          <table:table-cell table:style-name="ACE-21" table:formula="of:=[$'Sheet1'.L35]" office:value-type="float" office:value="0">
            <text:p>0</text:p>
          </table:table-cell>
          <table:table-cell table:style-name="ACE-21" table:formula="of:=[$'Sheet1'.M35]" office:value-type="float" office:value="0">
            <text:p>0</text:p>
          </table:table-cell>
          <table:table-cell table:style-name="ACE-21" table:formula="of:=[$'Sheet1'.N35]" office:value-type="float" office:value="0">
            <text:p>0</text:p>
          </table:table-cell>
          <table:table-cell table:style-name="ACE-21" table:formula="of:=[$'Sheet1'.O35]" office:value-type="float" office:value="0">
            <text:p>0</text:p>
          </table:table-cell>
          <table:table-cell table:style-name="ACE-21" table:formula="of:=[$'Sheet1'.P35]" office:value-type="float" office:value="0">
            <text:p>0</text:p>
          </table:table-cell>
          <table:table-cell table:style-name="ACE-21" table:formula="of:=[$'Sheet1'.Q35]" office:value-type="float" office:value="0">
            <text:p>0</text:p>
          </table:table-cell>
          <table:table-cell table:style-name="ACE-21" table:formula="of:=[$'Sheet1'.R35]" office:value-type="float" office:value="0">
            <text:p>0</text:p>
          </table:table-cell>
          <table:table-cell table:style-name="ACE-21" table:formula="of:=[$'Sheet1'.S35]" office:value-type="float" office:value="0">
            <text:p>0</text:p>
          </table:table-cell>
          <table:table-cell table:style-name="ACE-21" table:formula="of:=[$'Sheet1'.T35]" office:value-type="float" office:value="0">
            <text:p>0</text:p>
          </table:table-cell>
          <table:table-cell table:style-name="ACE-21" table:formula="of:=[$'Sheet1'.U35]" office:value-type="float" office:value="0">
            <text:p>0</text:p>
          </table:table-cell>
          <table:table-cell table:style-name="ACE-21" table:formula="of:=[$'Sheet1'.V35]" office:value-type="float" office:value="0">
            <text:p>0</text:p>
          </table:table-cell>
          <table:table-cell table:style-name="ACE-21" table:formula="of:=[$'Sheet1'.W35]" office:value-type="float" office:value="0">
            <text:p>0</text:p>
          </table:table-cell>
          <table:table-cell table:style-name="ACE-21" table:formula="of:=[$'Sheet1'.X35]" office:value-type="float" office:value="0">
            <text:p>0</text:p>
          </table:table-cell>
          <table:table-cell table:style-name="ACE-21" table:formula="of:=[$'Sheet1'.Y35]" office:value-type="float" office:value="0">
            <text:p>0</text:p>
          </table:table-cell>
          <table:table-cell table:style-name="ACE-21" table:formula="of:=[$'Sheet1'.Z35]" office:value-type="float" office:value="0">
            <text:p>0</text:p>
          </table:table-cell>
          <table:table-cell table:style-name="ACE-21" table:formula="of:=[$'Sheet1'.AA35]" office:value-type="float" office:value="0">
            <text:p>0</text:p>
          </table:table-cell>
          <table:table-cell table:style-name="ACE-21" table:formula="of:=[$'Sheet1'.AB35]" office:value-type="float" office:value="0">
            <text:p>0</text:p>
          </table:table-cell>
          <table:table-cell table:style-name="ACE-21" table:formula="of:=[$'Sheet1'.AC35]" office:value-type="float" office:value="0">
            <text:p>0</text:p>
          </table:table-cell>
          <table:table-cell table:style-name="ACE-21" table:formula="of:=[$'Sheet1'.AD35]" office:value-type="float" office:value="0">
            <text:p>0</text:p>
          </table:table-cell>
          <table:table-cell table:style-name="ACE-21" table:formula="of:=[$'Sheet1'.AE35]" office:value-type="float" office:value="0">
            <text:p>0</text:p>
          </table:table-cell>
          <table:table-cell table:style-name="ACE-21" table:formula="of:=[$'Sheet1'.AF35]" office:value-type="float" office:value="0">
            <text:p>0</text:p>
          </table:table-cell>
          <table:table-cell table:style-name="ACE-21" table:formula="of:=[$'Sheet1'.AG35]" office:value-type="float" office:value="0">
            <text:p>0</text:p>
          </table:table-cell>
          <table:table-cell table:style-name="ACE-21" table:formula="of:=[$'Sheet1'.AH35]" office:value-type="float" office:value="0">
            <text:p>0</text:p>
          </table:table-cell>
          <table:table-cell table:style-name="ACE-21" table:formula="of:=[$'Sheet1'.AI35]" office:value-type="float" office:value="0">
            <text:p>0</text:p>
          </table:table-cell>
          <table:table-cell table:style-name="ACE-21" table:formula="of:=[$'Sheet1'.AJ35]" office:value-type="float" office:value="0">
            <text:p>0</text:p>
          </table:table-cell>
          <table:table-cell table:style-name="ACE-21" table:formula="of:=[$'Sheet1'.AK35]" office:value-type="float" office:value="0">
            <text:p>0</text:p>
          </table:table-cell>
          <table:table-cell table:style-name="ACE-21" table:formula="of:=[$'Sheet1'.AL35]" office:value-type="float" office:value="0">
            <text:p>0</text:p>
          </table:table-cell>
          <table:table-cell table:style-name="ACE-21" table:formula="of:=[$'Sheet1'.AM35]" office:value-type="float" office:value="0">
            <text:p>0</text:p>
          </table:table-cell>
          <table:table-cell table:style-name="ACE-21" table:formula="of:=[$'Sheet1'.AN35]" office:value-type="float" office:value="0">
            <text:p>0</text:p>
          </table:table-cell>
          <table:table-cell table:style-name="ACE-21" table:formula="of:=[$'Sheet1'.AO35]" office:value-type="float" office:value="0">
            <text:p>0</text:p>
          </table:table-cell>
          <table:table-cell table:style-name="ACE-21" table:formula="of:=[$'Sheet1'.AP35]" office:value-type="float" office:value="0">
            <text:p>0</text:p>
          </table:table-cell>
          <table:table-cell table:style-name="ACE-21" table:formula="of:=[$'Sheet1'.AQ35]" office:value-type="float" office:value="0">
            <text:p>0</text:p>
          </table:table-cell>
          <table:table-cell table:style-name="ACE-21" table:formula="of:=[$'Sheet1'.AR35]" office:value-type="float" office:value="0">
            <text:p>0</text:p>
          </table:table-cell>
          <table:table-cell table:style-name="ACE-21" table:formula="of:=[$'Sheet1'.AS35]" office:value-type="float" office:value="0">
            <text:p>0</text:p>
          </table:table-cell>
          <table:table-cell table:style-name="ACE-21" table:formula="of:=[$'Sheet1'.AT35]" office:value-type="float" office:value="0">
            <text:p>0</text:p>
          </table:table-cell>
          <table:table-cell table:style-name="ACE-21" table:formula="of:=[$'Sheet1'.AU35]" office:value-type="float" office:value="0">
            <text:p>0</text:p>
          </table:table-cell>
          <table:table-cell table:style-name="ACE-21" table:formula="of:=[$'Sheet1'.AV35]" office:value-type="float" office:value="0">
            <text:p>0</text:p>
          </table:table-cell>
          <table:table-cell table:style-name="ACE-21" table:formula="of:=[$'Sheet1'.AW35]" office:value-type="float" office:value="0">
            <text:p>0</text:p>
          </table:table-cell>
          <table:table-cell table:style-name="ACE-21" table:formula="of:=[$'Sheet1'.AX35]" office:value-type="float" office:value="0">
            <text:p>0</text:p>
          </table:table-cell>
          <table:table-cell table:style-name="ACE-21" table:formula="of:=[$'Sheet1'.AY35]" office:value-type="float" office:value="0">
            <text:p>0</text:p>
          </table:table-cell>
          <table:table-cell table:style-name="ACE-21" table:formula="of:=[$'Sheet1'.AZ35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6]" office:value-type="float" office:value="0">
            <text:p>0</text:p>
          </table:table-cell>
          <table:table-cell table:style-name="ACE-21" table:formula="of:=[$'Sheet1'.D36]" office:value-type="float" office:value="0">
            <text:p>0</text:p>
          </table:table-cell>
          <table:table-cell table:style-name="ACE-21" table:formula="of:=[$'Sheet1'.E36]" office:value-type="float" office:value="0">
            <text:p>0</text:p>
          </table:table-cell>
          <table:table-cell table:style-name="ACE-21" table:formula="of:=[$'Sheet1'.F36]" office:value-type="float" office:value="0">
            <text:p>0</text:p>
          </table:table-cell>
          <table:table-cell table:style-name="ACE-21" table:formula="of:=[$'Sheet1'.G36]" office:value-type="float" office:value="0">
            <text:p>0</text:p>
          </table:table-cell>
          <table:table-cell table:style-name="ACE-21" table:formula="of:=[$'Sheet1'.H36]" office:value-type="float" office:value="0">
            <text:p>0</text:p>
          </table:table-cell>
          <table:table-cell table:style-name="ACE-21" table:formula="of:=[$'Sheet1'.I36]" office:value-type="float" office:value="0">
            <text:p>0</text:p>
          </table:table-cell>
          <table:table-cell table:style-name="ACE-21" table:formula="of:=[$'Sheet1'.J36]" office:value-type="float" office:value="0">
            <text:p>0</text:p>
          </table:table-cell>
          <table:table-cell table:style-name="ACE-21" table:formula="of:=[$'Sheet1'.K36]" office:value-type="float" office:value="0">
            <text:p>0</text:p>
          </table:table-cell>
          <table:table-cell table:style-name="ACE-21" table:formula="of:=[$'Sheet1'.L36]" office:value-type="float" office:value="0">
            <text:p>0</text:p>
          </table:table-cell>
          <table:table-cell table:style-name="ACE-21" table:formula="of:=[$'Sheet1'.M36]" office:value-type="float" office:value="0">
            <text:p>0</text:p>
          </table:table-cell>
          <table:table-cell table:style-name="ACE-21" table:formula="of:=[$'Sheet1'.N36]" office:value-type="float" office:value="0">
            <text:p>0</text:p>
          </table:table-cell>
          <table:table-cell table:style-name="ACE-21" table:formula="of:=[$'Sheet1'.O36]" office:value-type="float" office:value="0">
            <text:p>0</text:p>
          </table:table-cell>
          <table:table-cell table:style-name="ACE-21" table:formula="of:=[$'Sheet1'.P36]" office:value-type="float" office:value="0">
            <text:p>0</text:p>
          </table:table-cell>
          <table:table-cell table:style-name="ACE-21" table:formula="of:=[$'Sheet1'.Q36]" office:value-type="float" office:value="0">
            <text:p>0</text:p>
          </table:table-cell>
          <table:table-cell table:style-name="ACE-21" table:formula="of:=[$'Sheet1'.R36]" office:value-type="float" office:value="0">
            <text:p>0</text:p>
          </table:table-cell>
          <table:table-cell table:style-name="ACE-21" table:formula="of:=[$'Sheet1'.S36]" office:value-type="float" office:value="0">
            <text:p>0</text:p>
          </table:table-cell>
          <table:table-cell table:style-name="ACE-21" table:formula="of:=[$'Sheet1'.T36]" office:value-type="float" office:value="0">
            <text:p>0</text:p>
          </table:table-cell>
          <table:table-cell table:style-name="ACE-21" table:formula="of:=[$'Sheet1'.U36]" office:value-type="float" office:value="0">
            <text:p>0</text:p>
          </table:table-cell>
          <table:table-cell table:style-name="ACE-21" table:formula="of:=[$'Sheet1'.V36]" office:value-type="float" office:value="0">
            <text:p>0</text:p>
          </table:table-cell>
          <table:table-cell table:style-name="ACE-21" table:formula="of:=[$'Sheet1'.W36]" office:value-type="float" office:value="0">
            <text:p>0</text:p>
          </table:table-cell>
          <table:table-cell table:style-name="ACE-21" table:formula="of:=[$'Sheet1'.X36]" office:value-type="float" office:value="0">
            <text:p>0</text:p>
          </table:table-cell>
          <table:table-cell table:style-name="ACE-21" table:formula="of:=[$'Sheet1'.Y36]" office:value-type="float" office:value="0">
            <text:p>0</text:p>
          </table:table-cell>
          <table:table-cell table:style-name="ACE-21" table:formula="of:=[$'Sheet1'.Z36]" office:value-type="float" office:value="0">
            <text:p>0</text:p>
          </table:table-cell>
          <table:table-cell table:style-name="ACE-21" table:formula="of:=[$'Sheet1'.AA36]" office:value-type="float" office:value="0">
            <text:p>0</text:p>
          </table:table-cell>
          <table:table-cell table:style-name="ACE-21" table:formula="of:=[$'Sheet1'.AB36]" office:value-type="float" office:value="0">
            <text:p>0</text:p>
          </table:table-cell>
          <table:table-cell table:style-name="ACE-21" table:formula="of:=[$'Sheet1'.AC36]" office:value-type="float" office:value="0">
            <text:p>0</text:p>
          </table:table-cell>
          <table:table-cell table:style-name="ACE-21" table:formula="of:=[$'Sheet1'.AD36]" office:value-type="float" office:value="0">
            <text:p>0</text:p>
          </table:table-cell>
          <table:table-cell table:style-name="ACE-21" table:formula="of:=[$'Sheet1'.AE36]" office:value-type="float" office:value="0">
            <text:p>0</text:p>
          </table:table-cell>
          <table:table-cell table:style-name="ACE-21" table:formula="of:=[$'Sheet1'.AF36]" office:value-type="float" office:value="0">
            <text:p>0</text:p>
          </table:table-cell>
          <table:table-cell table:style-name="ACE-21" table:formula="of:=[$'Sheet1'.AG36]" office:value-type="float" office:value="0">
            <text:p>0</text:p>
          </table:table-cell>
          <table:table-cell table:style-name="ACE-21" table:formula="of:=[$'Sheet1'.AH36]" office:value-type="float" office:value="0">
            <text:p>0</text:p>
          </table:table-cell>
          <table:table-cell table:style-name="ACE-21" table:formula="of:=[$'Sheet1'.AI36]" office:value-type="float" office:value="0">
            <text:p>0</text:p>
          </table:table-cell>
          <table:table-cell table:style-name="ACE-21" table:formula="of:=[$'Sheet1'.AJ36]" office:value-type="float" office:value="0">
            <text:p>0</text:p>
          </table:table-cell>
          <table:table-cell table:style-name="ACE-21" table:formula="of:=[$'Sheet1'.AK36]" office:value-type="float" office:value="0">
            <text:p>0</text:p>
          </table:table-cell>
          <table:table-cell table:style-name="ACE-21" table:formula="of:=[$'Sheet1'.AL36]" office:value-type="float" office:value="0">
            <text:p>0</text:p>
          </table:table-cell>
          <table:table-cell table:style-name="ACE-21" table:formula="of:=[$'Sheet1'.AM36]" office:value-type="float" office:value="0">
            <text:p>0</text:p>
          </table:table-cell>
          <table:table-cell table:style-name="ACE-21" table:formula="of:=[$'Sheet1'.AN36]" office:value-type="float" office:value="0">
            <text:p>0</text:p>
          </table:table-cell>
          <table:table-cell table:style-name="ACE-21" table:formula="of:=[$'Sheet1'.AO36]" office:value-type="float" office:value="0">
            <text:p>0</text:p>
          </table:table-cell>
          <table:table-cell table:style-name="ACE-21" table:formula="of:=[$'Sheet1'.AP36]" office:value-type="float" office:value="0">
            <text:p>0</text:p>
          </table:table-cell>
          <table:table-cell table:style-name="ACE-21" table:formula="of:=[$'Sheet1'.AQ36]" office:value-type="float" office:value="0">
            <text:p>0</text:p>
          </table:table-cell>
          <table:table-cell table:style-name="ACE-21" table:formula="of:=[$'Sheet1'.AR36]" office:value-type="float" office:value="0">
            <text:p>0</text:p>
          </table:table-cell>
          <table:table-cell table:style-name="ACE-21" table:formula="of:=[$'Sheet1'.AS36]" office:value-type="float" office:value="0">
            <text:p>0</text:p>
          </table:table-cell>
          <table:table-cell table:style-name="ACE-21" table:formula="of:=[$'Sheet1'.AT36]" office:value-type="float" office:value="0">
            <text:p>0</text:p>
          </table:table-cell>
          <table:table-cell table:style-name="ACE-21" table:formula="of:=[$'Sheet1'.AU36]" office:value-type="float" office:value="0">
            <text:p>0</text:p>
          </table:table-cell>
          <table:table-cell table:style-name="ACE-21" table:formula="of:=[$'Sheet1'.AV36]" office:value-type="float" office:value="0">
            <text:p>0</text:p>
          </table:table-cell>
          <table:table-cell table:style-name="ACE-21" table:formula="of:=[$'Sheet1'.AW36]" office:value-type="float" office:value="0">
            <text:p>0</text:p>
          </table:table-cell>
          <table:table-cell table:style-name="ACE-21" table:formula="of:=[$'Sheet1'.AX36]" office:value-type="float" office:value="0">
            <text:p>0</text:p>
          </table:table-cell>
          <table:table-cell table:style-name="ACE-21" table:formula="of:=[$'Sheet1'.AY36]" office:value-type="float" office:value="0">
            <text:p>0</text:p>
          </table:table-cell>
          <table:table-cell table:style-name="ACE-21" table:formula="of:=[$'Sheet1'.AZ36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7]" office:value-type="float" office:value="0">
            <text:p>0</text:p>
          </table:table-cell>
          <table:table-cell table:style-name="ACE-21" table:formula="of:=[$'Sheet1'.D37]" office:value-type="float" office:value="0">
            <text:p>0</text:p>
          </table:table-cell>
          <table:table-cell table:style-name="ACE-21" table:formula="of:=[$'Sheet1'.E37]" office:value-type="float" office:value="0">
            <text:p>0</text:p>
          </table:table-cell>
          <table:table-cell table:style-name="ACE-21" table:formula="of:=[$'Sheet1'.F37]" office:value-type="float" office:value="0">
            <text:p>0</text:p>
          </table:table-cell>
          <table:table-cell table:style-name="ACE-21" table:formula="of:=[$'Sheet1'.G37]" office:value-type="float" office:value="0">
            <text:p>0</text:p>
          </table:table-cell>
          <table:table-cell table:style-name="ACE-21" table:formula="of:=[$'Sheet1'.H37]" office:value-type="float" office:value="0">
            <text:p>0</text:p>
          </table:table-cell>
          <table:table-cell table:style-name="ACE-21" table:formula="of:=[$'Sheet1'.I37]" office:value-type="float" office:value="0">
            <text:p>0</text:p>
          </table:table-cell>
          <table:table-cell table:style-name="ACE-21" table:formula="of:=[$'Sheet1'.J37]" office:value-type="float" office:value="0">
            <text:p>0</text:p>
          </table:table-cell>
          <table:table-cell table:style-name="ACE-21" table:formula="of:=[$'Sheet1'.K37]" office:value-type="float" office:value="0">
            <text:p>0</text:p>
          </table:table-cell>
          <table:table-cell table:style-name="ACE-21" table:formula="of:=[$'Sheet1'.L37]" office:value-type="float" office:value="0">
            <text:p>0</text:p>
          </table:table-cell>
          <table:table-cell table:style-name="ACE-21" table:formula="of:=[$'Sheet1'.M37]" office:value-type="float" office:value="0">
            <text:p>0</text:p>
          </table:table-cell>
          <table:table-cell table:style-name="ACE-21" table:formula="of:=[$'Sheet1'.N37]" office:value-type="float" office:value="0">
            <text:p>0</text:p>
          </table:table-cell>
          <table:table-cell table:style-name="ACE-21" table:formula="of:=[$'Sheet1'.O37]" office:value-type="float" office:value="0">
            <text:p>0</text:p>
          </table:table-cell>
          <table:table-cell table:style-name="ACE-21" table:formula="of:=[$'Sheet1'.P37]" office:value-type="float" office:value="0">
            <text:p>0</text:p>
          </table:table-cell>
          <table:table-cell table:style-name="ACE-21" table:formula="of:=[$'Sheet1'.Q37]" office:value-type="float" office:value="0">
            <text:p>0</text:p>
          </table:table-cell>
          <table:table-cell table:style-name="ACE-21" table:formula="of:=[$'Sheet1'.R37]" office:value-type="float" office:value="0">
            <text:p>0</text:p>
          </table:table-cell>
          <table:table-cell table:style-name="ACE-21" table:formula="of:=[$'Sheet1'.S37]" office:value-type="float" office:value="0">
            <text:p>0</text:p>
          </table:table-cell>
          <table:table-cell table:style-name="ACE-21" table:formula="of:=[$'Sheet1'.T37]" office:value-type="float" office:value="0">
            <text:p>0</text:p>
          </table:table-cell>
          <table:table-cell table:style-name="ACE-21" table:formula="of:=[$'Sheet1'.U37]" office:value-type="float" office:value="0">
            <text:p>0</text:p>
          </table:table-cell>
          <table:table-cell table:style-name="ACE-21" table:formula="of:=[$'Sheet1'.V37]" office:value-type="float" office:value="0">
            <text:p>0</text:p>
          </table:table-cell>
          <table:table-cell table:style-name="ACE-21" table:formula="of:=[$'Sheet1'.W37]" office:value-type="float" office:value="0">
            <text:p>0</text:p>
          </table:table-cell>
          <table:table-cell table:style-name="ACE-21" table:formula="of:=[$'Sheet1'.X37]" office:value-type="float" office:value="0">
            <text:p>0</text:p>
          </table:table-cell>
          <table:table-cell table:style-name="ACE-21" table:formula="of:=[$'Sheet1'.Y37]" office:value-type="float" office:value="0">
            <text:p>0</text:p>
          </table:table-cell>
          <table:table-cell table:style-name="ACE-21" table:formula="of:=[$'Sheet1'.Z37]" office:value-type="float" office:value="0">
            <text:p>0</text:p>
          </table:table-cell>
          <table:table-cell table:style-name="ACE-21" table:formula="of:=[$'Sheet1'.AA37]" office:value-type="float" office:value="0">
            <text:p>0</text:p>
          </table:table-cell>
          <table:table-cell table:style-name="ACE-21" table:formula="of:=[$'Sheet1'.AB37]" office:value-type="float" office:value="0">
            <text:p>0</text:p>
          </table:table-cell>
          <table:table-cell table:style-name="ACE-21" table:formula="of:=[$'Sheet1'.AC37]" office:value-type="float" office:value="0">
            <text:p>0</text:p>
          </table:table-cell>
          <table:table-cell table:style-name="ACE-21" table:formula="of:=[$'Sheet1'.AD37]" office:value-type="float" office:value="0">
            <text:p>0</text:p>
          </table:table-cell>
          <table:table-cell table:style-name="ACE-21" table:formula="of:=[$'Sheet1'.AE37]" office:value-type="float" office:value="0">
            <text:p>0</text:p>
          </table:table-cell>
          <table:table-cell table:style-name="ACE-21" table:formula="of:=[$'Sheet1'.AF37]" office:value-type="float" office:value="0">
            <text:p>0</text:p>
          </table:table-cell>
          <table:table-cell table:style-name="ACE-21" table:formula="of:=[$'Sheet1'.AG37]" office:value-type="float" office:value="0">
            <text:p>0</text:p>
          </table:table-cell>
          <table:table-cell table:style-name="ACE-21" table:formula="of:=[$'Sheet1'.AH37]" office:value-type="float" office:value="0">
            <text:p>0</text:p>
          </table:table-cell>
          <table:table-cell table:style-name="ACE-21" table:formula="of:=[$'Sheet1'.AI37]" office:value-type="float" office:value="0">
            <text:p>0</text:p>
          </table:table-cell>
          <table:table-cell table:style-name="ACE-21" table:formula="of:=[$'Sheet1'.AJ37]" office:value-type="float" office:value="0">
            <text:p>0</text:p>
          </table:table-cell>
          <table:table-cell table:style-name="ACE-21" table:formula="of:=[$'Sheet1'.AK37]" office:value-type="float" office:value="0">
            <text:p>0</text:p>
          </table:table-cell>
          <table:table-cell table:style-name="ACE-21" table:formula="of:=[$'Sheet1'.AL37]" office:value-type="float" office:value="0">
            <text:p>0</text:p>
          </table:table-cell>
          <table:table-cell table:style-name="ACE-21" table:formula="of:=[$'Sheet1'.AM37]" office:value-type="float" office:value="0">
            <text:p>0</text:p>
          </table:table-cell>
          <table:table-cell table:style-name="ACE-21" table:formula="of:=[$'Sheet1'.AN37]" office:value-type="float" office:value="0">
            <text:p>0</text:p>
          </table:table-cell>
          <table:table-cell table:style-name="ACE-21" table:formula="of:=[$'Sheet1'.AO37]" office:value-type="float" office:value="0">
            <text:p>0</text:p>
          </table:table-cell>
          <table:table-cell table:style-name="ACE-21" table:formula="of:=[$'Sheet1'.AP37]" office:value-type="float" office:value="0">
            <text:p>0</text:p>
          </table:table-cell>
          <table:table-cell table:style-name="ACE-21" table:formula="of:=[$'Sheet1'.AQ37]" office:value-type="float" office:value="0">
            <text:p>0</text:p>
          </table:table-cell>
          <table:table-cell table:style-name="ACE-21" table:formula="of:=[$'Sheet1'.AR37]" office:value-type="float" office:value="0">
            <text:p>0</text:p>
          </table:table-cell>
          <table:table-cell table:style-name="ACE-21" table:formula="of:=[$'Sheet1'.AS37]" office:value-type="float" office:value="0">
            <text:p>0</text:p>
          </table:table-cell>
          <table:table-cell table:style-name="ACE-21" table:formula="of:=[$'Sheet1'.AT37]" office:value-type="float" office:value="0">
            <text:p>0</text:p>
          </table:table-cell>
          <table:table-cell table:style-name="ACE-21" table:formula="of:=[$'Sheet1'.AU37]" office:value-type="float" office:value="0">
            <text:p>0</text:p>
          </table:table-cell>
          <table:table-cell table:style-name="ACE-21" table:formula="of:=[$'Sheet1'.AV37]" office:value-type="float" office:value="0">
            <text:p>0</text:p>
          </table:table-cell>
          <table:table-cell table:style-name="ACE-21" table:formula="of:=[$'Sheet1'.AW37]" office:value-type="float" office:value="0">
            <text:p>0</text:p>
          </table:table-cell>
          <table:table-cell table:style-name="ACE-21" table:formula="of:=[$'Sheet1'.AX37]" office:value-type="float" office:value="0">
            <text:p>0</text:p>
          </table:table-cell>
          <table:table-cell table:style-name="ACE-21" table:formula="of:=[$'Sheet1'.AY37]" office:value-type="float" office:value="0">
            <text:p>0</text:p>
          </table:table-cell>
          <table:table-cell table:style-name="ACE-21" table:formula="of:=[$'Sheet1'.AZ37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8]" office:value-type="float" office:value="0">
            <text:p>0</text:p>
          </table:table-cell>
          <table:table-cell table:style-name="ACE-21" table:formula="of:=[$'Sheet1'.D38]" office:value-type="float" office:value="0">
            <text:p>0</text:p>
          </table:table-cell>
          <table:table-cell table:style-name="ACE-21" table:formula="of:=[$'Sheet1'.E38]" office:value-type="float" office:value="0">
            <text:p>0</text:p>
          </table:table-cell>
          <table:table-cell table:style-name="ACE-21" table:formula="of:=[$'Sheet1'.F38]" office:value-type="float" office:value="0">
            <text:p>0</text:p>
          </table:table-cell>
          <table:table-cell table:style-name="ACE-21" table:formula="of:=[$'Sheet1'.G38]" office:value-type="float" office:value="0">
            <text:p>0</text:p>
          </table:table-cell>
          <table:table-cell table:style-name="ACE-21" table:formula="of:=[$'Sheet1'.H38]" office:value-type="float" office:value="0">
            <text:p>0</text:p>
          </table:table-cell>
          <table:table-cell table:style-name="ACE-21" table:formula="of:=[$'Sheet1'.I38]" office:value-type="float" office:value="0">
            <text:p>0</text:p>
          </table:table-cell>
          <table:table-cell table:style-name="ACE-21" table:formula="of:=[$'Sheet1'.J38]" office:value-type="float" office:value="0">
            <text:p>0</text:p>
          </table:table-cell>
          <table:table-cell table:style-name="ACE-21" table:formula="of:=[$'Sheet1'.K38]" office:value-type="float" office:value="0">
            <text:p>0</text:p>
          </table:table-cell>
          <table:table-cell table:style-name="ACE-21" table:formula="of:=[$'Sheet1'.L38]" office:value-type="float" office:value="0">
            <text:p>0</text:p>
          </table:table-cell>
          <table:table-cell table:style-name="ACE-21" table:formula="of:=[$'Sheet1'.M38]" office:value-type="float" office:value="0">
            <text:p>0</text:p>
          </table:table-cell>
          <table:table-cell table:style-name="ACE-21" table:formula="of:=[$'Sheet1'.N38]" office:value-type="float" office:value="0">
            <text:p>0</text:p>
          </table:table-cell>
          <table:table-cell table:style-name="ACE-21" table:formula="of:=[$'Sheet1'.O38]" office:value-type="float" office:value="0">
            <text:p>0</text:p>
          </table:table-cell>
          <table:table-cell table:style-name="ACE-21" table:formula="of:=[$'Sheet1'.P38]" office:value-type="float" office:value="0">
            <text:p>0</text:p>
          </table:table-cell>
          <table:table-cell table:style-name="ACE-21" table:formula="of:=[$'Sheet1'.Q38]" office:value-type="float" office:value="0">
            <text:p>0</text:p>
          </table:table-cell>
          <table:table-cell table:style-name="ACE-21" table:formula="of:=[$'Sheet1'.R38]" office:value-type="float" office:value="0">
            <text:p>0</text:p>
          </table:table-cell>
          <table:table-cell table:style-name="ACE-21" table:formula="of:=[$'Sheet1'.S38]" office:value-type="float" office:value="0">
            <text:p>0</text:p>
          </table:table-cell>
          <table:table-cell table:style-name="ACE-21" table:formula="of:=[$'Sheet1'.T38]" office:value-type="float" office:value="0">
            <text:p>0</text:p>
          </table:table-cell>
          <table:table-cell table:style-name="ACE-21" table:formula="of:=[$'Sheet1'.U38]" office:value-type="float" office:value="0">
            <text:p>0</text:p>
          </table:table-cell>
          <table:table-cell table:style-name="ACE-21" table:formula="of:=[$'Sheet1'.V38]" office:value-type="float" office:value="0">
            <text:p>0</text:p>
          </table:table-cell>
          <table:table-cell table:style-name="ACE-21" table:formula="of:=[$'Sheet1'.W38]" office:value-type="float" office:value="0">
            <text:p>0</text:p>
          </table:table-cell>
          <table:table-cell table:style-name="ACE-21" table:formula="of:=[$'Sheet1'.X38]" office:value-type="float" office:value="0">
            <text:p>0</text:p>
          </table:table-cell>
          <table:table-cell table:style-name="ACE-21" table:formula="of:=[$'Sheet1'.Y38]" office:value-type="float" office:value="0">
            <text:p>0</text:p>
          </table:table-cell>
          <table:table-cell table:style-name="ACE-21" table:formula="of:=[$'Sheet1'.Z38]" office:value-type="float" office:value="0">
            <text:p>0</text:p>
          </table:table-cell>
          <table:table-cell table:style-name="ACE-21" table:formula="of:=[$'Sheet1'.AA38]" office:value-type="float" office:value="0">
            <text:p>0</text:p>
          </table:table-cell>
          <table:table-cell table:style-name="ACE-21" table:formula="of:=[$'Sheet1'.AB38]" office:value-type="float" office:value="0">
            <text:p>0</text:p>
          </table:table-cell>
          <table:table-cell table:style-name="ACE-21" table:formula="of:=[$'Sheet1'.AC38]" office:value-type="float" office:value="0">
            <text:p>0</text:p>
          </table:table-cell>
          <table:table-cell table:style-name="ACE-21" table:formula="of:=[$'Sheet1'.AD38]" office:value-type="float" office:value="0">
            <text:p>0</text:p>
          </table:table-cell>
          <table:table-cell table:style-name="ACE-21" table:formula="of:=[$'Sheet1'.AE38]" office:value-type="float" office:value="0">
            <text:p>0</text:p>
          </table:table-cell>
          <table:table-cell table:style-name="ACE-21" table:formula="of:=[$'Sheet1'.AF38]" office:value-type="float" office:value="0">
            <text:p>0</text:p>
          </table:table-cell>
          <table:table-cell table:style-name="ACE-21" table:formula="of:=[$'Sheet1'.AG38]" office:value-type="float" office:value="0">
            <text:p>0</text:p>
          </table:table-cell>
          <table:table-cell table:style-name="ACE-21" table:formula="of:=[$'Sheet1'.AH38]" office:value-type="float" office:value="0">
            <text:p>0</text:p>
          </table:table-cell>
          <table:table-cell table:style-name="ACE-21" table:formula="of:=[$'Sheet1'.AI38]" office:value-type="float" office:value="0">
            <text:p>0</text:p>
          </table:table-cell>
          <table:table-cell table:style-name="ACE-21" table:formula="of:=[$'Sheet1'.AJ38]" office:value-type="float" office:value="0">
            <text:p>0</text:p>
          </table:table-cell>
          <table:table-cell table:style-name="ACE-21" table:formula="of:=[$'Sheet1'.AK38]" office:value-type="float" office:value="0">
            <text:p>0</text:p>
          </table:table-cell>
          <table:table-cell table:style-name="ACE-21" table:formula="of:=[$'Sheet1'.AL38]" office:value-type="float" office:value="0">
            <text:p>0</text:p>
          </table:table-cell>
          <table:table-cell table:style-name="ACE-21" table:formula="of:=[$'Sheet1'.AM38]" office:value-type="float" office:value="0">
            <text:p>0</text:p>
          </table:table-cell>
          <table:table-cell table:style-name="ACE-21" table:formula="of:=[$'Sheet1'.AN38]" office:value-type="float" office:value="0">
            <text:p>0</text:p>
          </table:table-cell>
          <table:table-cell table:style-name="ACE-21" table:formula="of:=[$'Sheet1'.AO38]" office:value-type="float" office:value="0">
            <text:p>0</text:p>
          </table:table-cell>
          <table:table-cell table:style-name="ACE-21" table:formula="of:=[$'Sheet1'.AP38]" office:value-type="float" office:value="0">
            <text:p>0</text:p>
          </table:table-cell>
          <table:table-cell table:style-name="ACE-21" table:formula="of:=[$'Sheet1'.AQ38]" office:value-type="float" office:value="0">
            <text:p>0</text:p>
          </table:table-cell>
          <table:table-cell table:style-name="ACE-21" table:formula="of:=[$'Sheet1'.AR38]" office:value-type="float" office:value="0">
            <text:p>0</text:p>
          </table:table-cell>
          <table:table-cell table:style-name="ACE-21" table:formula="of:=[$'Sheet1'.AS38]" office:value-type="float" office:value="0">
            <text:p>0</text:p>
          </table:table-cell>
          <table:table-cell table:style-name="ACE-21" table:formula="of:=[$'Sheet1'.AT38]" office:value-type="float" office:value="0">
            <text:p>0</text:p>
          </table:table-cell>
          <table:table-cell table:style-name="ACE-21" table:formula="of:=[$'Sheet1'.AU38]" office:value-type="float" office:value="0">
            <text:p>0</text:p>
          </table:table-cell>
          <table:table-cell table:style-name="ACE-21" table:formula="of:=[$'Sheet1'.AV38]" office:value-type="float" office:value="0">
            <text:p>0</text:p>
          </table:table-cell>
          <table:table-cell table:style-name="ACE-21" table:formula="of:=[$'Sheet1'.AW38]" office:value-type="float" office:value="0">
            <text:p>0</text:p>
          </table:table-cell>
          <table:table-cell table:style-name="ACE-21" table:formula="of:=[$'Sheet1'.AX38]" office:value-type="float" office:value="0">
            <text:p>0</text:p>
          </table:table-cell>
          <table:table-cell table:style-name="ACE-21" table:formula="of:=[$'Sheet1'.AY38]" office:value-type="float" office:value="0">
            <text:p>0</text:p>
          </table:table-cell>
          <table:table-cell table:style-name="ACE-21" table:formula="of:=[$'Sheet1'.AZ38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39]" office:value-type="float" office:value="0">
            <text:p>0</text:p>
          </table:table-cell>
          <table:table-cell table:style-name="ACE-21" table:formula="of:=[$'Sheet1'.D39]" office:value-type="float" office:value="0">
            <text:p>0</text:p>
          </table:table-cell>
          <table:table-cell table:style-name="ACE-21" table:formula="of:=[$'Sheet1'.E39]" office:value-type="float" office:value="0">
            <text:p>0</text:p>
          </table:table-cell>
          <table:table-cell table:style-name="ACE-21" table:formula="of:=[$'Sheet1'.F39]" office:value-type="float" office:value="0">
            <text:p>0</text:p>
          </table:table-cell>
          <table:table-cell table:style-name="ACE-21" table:formula="of:=[$'Sheet1'.G39]" office:value-type="float" office:value="0">
            <text:p>0</text:p>
          </table:table-cell>
          <table:table-cell table:style-name="ACE-21" table:formula="of:=[$'Sheet1'.H39]" office:value-type="float" office:value="0">
            <text:p>0</text:p>
          </table:table-cell>
          <table:table-cell table:style-name="ACE-21" table:formula="of:=[$'Sheet1'.I39]" office:value-type="float" office:value="0">
            <text:p>0</text:p>
          </table:table-cell>
          <table:table-cell table:style-name="ACE-21" table:formula="of:=[$'Sheet1'.J39]" office:value-type="float" office:value="0">
            <text:p>0</text:p>
          </table:table-cell>
          <table:table-cell table:style-name="ACE-21" table:formula="of:=[$'Sheet1'.K39]" office:value-type="float" office:value="0">
            <text:p>0</text:p>
          </table:table-cell>
          <table:table-cell table:style-name="ACE-21" table:formula="of:=[$'Sheet1'.L39]" office:value-type="float" office:value="0">
            <text:p>0</text:p>
          </table:table-cell>
          <table:table-cell table:style-name="ACE-21" table:formula="of:=[$'Sheet1'.M39]" office:value-type="float" office:value="0">
            <text:p>0</text:p>
          </table:table-cell>
          <table:table-cell table:style-name="ACE-21" table:formula="of:=[$'Sheet1'.N39]" office:value-type="float" office:value="0">
            <text:p>0</text:p>
          </table:table-cell>
          <table:table-cell table:style-name="ACE-21" table:formula="of:=[$'Sheet1'.O39]" office:value-type="float" office:value="0">
            <text:p>0</text:p>
          </table:table-cell>
          <table:table-cell table:style-name="ACE-21" table:formula="of:=[$'Sheet1'.P39]" office:value-type="float" office:value="0">
            <text:p>0</text:p>
          </table:table-cell>
          <table:table-cell table:style-name="ACE-21" table:formula="of:=[$'Sheet1'.Q39]" office:value-type="float" office:value="0">
            <text:p>0</text:p>
          </table:table-cell>
          <table:table-cell table:style-name="ACE-21" table:formula="of:=[$'Sheet1'.R39]" office:value-type="float" office:value="0">
            <text:p>0</text:p>
          </table:table-cell>
          <table:table-cell table:style-name="ACE-21" table:formula="of:=[$'Sheet1'.S39]" office:value-type="float" office:value="0">
            <text:p>0</text:p>
          </table:table-cell>
          <table:table-cell table:style-name="ACE-21" table:formula="of:=[$'Sheet1'.T39]" office:value-type="float" office:value="0">
            <text:p>0</text:p>
          </table:table-cell>
          <table:table-cell table:style-name="ACE-21" table:formula="of:=[$'Sheet1'.U39]" office:value-type="float" office:value="0">
            <text:p>0</text:p>
          </table:table-cell>
          <table:table-cell table:style-name="ACE-21" table:formula="of:=[$'Sheet1'.V39]" office:value-type="float" office:value="0">
            <text:p>0</text:p>
          </table:table-cell>
          <table:table-cell table:style-name="ACE-21" table:formula="of:=[$'Sheet1'.W39]" office:value-type="float" office:value="0">
            <text:p>0</text:p>
          </table:table-cell>
          <table:table-cell table:style-name="ACE-21" table:formula="of:=[$'Sheet1'.X39]" office:value-type="float" office:value="0">
            <text:p>0</text:p>
          </table:table-cell>
          <table:table-cell table:style-name="ACE-21" table:formula="of:=[$'Sheet1'.Y39]" office:value-type="float" office:value="0">
            <text:p>0</text:p>
          </table:table-cell>
          <table:table-cell table:style-name="ACE-21" table:formula="of:=[$'Sheet1'.Z39]" office:value-type="float" office:value="0">
            <text:p>0</text:p>
          </table:table-cell>
          <table:table-cell table:style-name="ACE-21" table:formula="of:=[$'Sheet1'.AA39]" office:value-type="float" office:value="0">
            <text:p>0</text:p>
          </table:table-cell>
          <table:table-cell table:style-name="ACE-21" table:formula="of:=[$'Sheet1'.AB39]" office:value-type="float" office:value="0">
            <text:p>0</text:p>
          </table:table-cell>
          <table:table-cell table:style-name="ACE-21" table:formula="of:=[$'Sheet1'.AC39]" office:value-type="float" office:value="0">
            <text:p>0</text:p>
          </table:table-cell>
          <table:table-cell table:style-name="ACE-21" table:formula="of:=[$'Sheet1'.AD39]" office:value-type="float" office:value="0">
            <text:p>0</text:p>
          </table:table-cell>
          <table:table-cell table:style-name="ACE-21" table:formula="of:=[$'Sheet1'.AE39]" office:value-type="float" office:value="0">
            <text:p>0</text:p>
          </table:table-cell>
          <table:table-cell table:style-name="ACE-21" table:formula="of:=[$'Sheet1'.AF39]" office:value-type="float" office:value="0">
            <text:p>0</text:p>
          </table:table-cell>
          <table:table-cell table:style-name="ACE-21" table:formula="of:=[$'Sheet1'.AG39]" office:value-type="float" office:value="0">
            <text:p>0</text:p>
          </table:table-cell>
          <table:table-cell table:style-name="ACE-21" table:formula="of:=[$'Sheet1'.AH39]" office:value-type="float" office:value="0">
            <text:p>0</text:p>
          </table:table-cell>
          <table:table-cell table:style-name="ACE-21" table:formula="of:=[$'Sheet1'.AI39]" office:value-type="float" office:value="0">
            <text:p>0</text:p>
          </table:table-cell>
          <table:table-cell table:style-name="ACE-21" table:formula="of:=[$'Sheet1'.AJ39]" office:value-type="float" office:value="0">
            <text:p>0</text:p>
          </table:table-cell>
          <table:table-cell table:style-name="ACE-21" table:formula="of:=[$'Sheet1'.AK39]" office:value-type="float" office:value="0">
            <text:p>0</text:p>
          </table:table-cell>
          <table:table-cell table:style-name="ACE-21" table:formula="of:=[$'Sheet1'.AL39]" office:value-type="float" office:value="0">
            <text:p>0</text:p>
          </table:table-cell>
          <table:table-cell table:style-name="ACE-21" table:formula="of:=[$'Sheet1'.AM39]" office:value-type="float" office:value="0">
            <text:p>0</text:p>
          </table:table-cell>
          <table:table-cell table:style-name="ACE-21" table:formula="of:=[$'Sheet1'.AN39]" office:value-type="float" office:value="0">
            <text:p>0</text:p>
          </table:table-cell>
          <table:table-cell table:style-name="ACE-21" table:formula="of:=[$'Sheet1'.AO39]" office:value-type="float" office:value="0">
            <text:p>0</text:p>
          </table:table-cell>
          <table:table-cell table:style-name="ACE-21" table:formula="of:=[$'Sheet1'.AP39]" office:value-type="float" office:value="0">
            <text:p>0</text:p>
          </table:table-cell>
          <table:table-cell table:style-name="ACE-21" table:formula="of:=[$'Sheet1'.AQ39]" office:value-type="float" office:value="0">
            <text:p>0</text:p>
          </table:table-cell>
          <table:table-cell table:style-name="ACE-21" table:formula="of:=[$'Sheet1'.AR39]" office:value-type="float" office:value="0">
            <text:p>0</text:p>
          </table:table-cell>
          <table:table-cell table:style-name="ACE-21" table:formula="of:=[$'Sheet1'.AS39]" office:value-type="float" office:value="0">
            <text:p>0</text:p>
          </table:table-cell>
          <table:table-cell table:style-name="ACE-21" table:formula="of:=[$'Sheet1'.AT39]" office:value-type="float" office:value="0">
            <text:p>0</text:p>
          </table:table-cell>
          <table:table-cell table:style-name="ACE-21" table:formula="of:=[$'Sheet1'.AU39]" office:value-type="float" office:value="0">
            <text:p>0</text:p>
          </table:table-cell>
          <table:table-cell table:style-name="ACE-21" table:formula="of:=[$'Sheet1'.AV39]" office:value-type="float" office:value="0">
            <text:p>0</text:p>
          </table:table-cell>
          <table:table-cell table:style-name="ACE-21" table:formula="of:=[$'Sheet1'.AW39]" office:value-type="float" office:value="0">
            <text:p>0</text:p>
          </table:table-cell>
          <table:table-cell table:style-name="ACE-21" table:formula="of:=[$'Sheet1'.AX39]" office:value-type="float" office:value="0">
            <text:p>0</text:p>
          </table:table-cell>
          <table:table-cell table:style-name="ACE-21" table:formula="of:=[$'Sheet1'.AY39]" office:value-type="float" office:value="0">
            <text:p>0</text:p>
          </table:table-cell>
          <table:table-cell table:style-name="ACE-21" table:formula="of:=[$'Sheet1'.AZ39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40]" office:value-type="float" office:value="0">
            <text:p>0</text:p>
          </table:table-cell>
          <table:table-cell table:style-name="ACE-21" table:formula="of:=[$'Sheet1'.D40]" office:value-type="float" office:value="0">
            <text:p>0</text:p>
          </table:table-cell>
          <table:table-cell table:style-name="ACE-21" table:formula="of:=[$'Sheet1'.E40]" office:value-type="float" office:value="0">
            <text:p>0</text:p>
          </table:table-cell>
          <table:table-cell table:style-name="ACE-21" table:formula="of:=[$'Sheet1'.F40]" office:value-type="float" office:value="0">
            <text:p>0</text:p>
          </table:table-cell>
          <table:table-cell table:style-name="ACE-21" table:formula="of:=[$'Sheet1'.G40]" office:value-type="float" office:value="0">
            <text:p>0</text:p>
          </table:table-cell>
          <table:table-cell table:style-name="ACE-21" table:formula="of:=[$'Sheet1'.H40]" office:value-type="float" office:value="0">
            <text:p>0</text:p>
          </table:table-cell>
          <table:table-cell table:style-name="ACE-21" table:formula="of:=[$'Sheet1'.I40]" office:value-type="float" office:value="0">
            <text:p>0</text:p>
          </table:table-cell>
          <table:table-cell table:style-name="ACE-21" table:formula="of:=[$'Sheet1'.J40]" office:value-type="float" office:value="0">
            <text:p>0</text:p>
          </table:table-cell>
          <table:table-cell table:style-name="ACE-21" table:formula="of:=[$'Sheet1'.K40]" office:value-type="float" office:value="0">
            <text:p>0</text:p>
          </table:table-cell>
          <table:table-cell table:style-name="ACE-21" table:formula="of:=[$'Sheet1'.L40]" office:value-type="float" office:value="0">
            <text:p>0</text:p>
          </table:table-cell>
          <table:table-cell table:style-name="ACE-21" table:formula="of:=[$'Sheet1'.M40]" office:value-type="float" office:value="0">
            <text:p>0</text:p>
          </table:table-cell>
          <table:table-cell table:style-name="ACE-21" table:formula="of:=[$'Sheet1'.N40]" office:value-type="float" office:value="0">
            <text:p>0</text:p>
          </table:table-cell>
          <table:table-cell table:style-name="ACE-21" table:formula="of:=[$'Sheet1'.O40]" office:value-type="float" office:value="0">
            <text:p>0</text:p>
          </table:table-cell>
          <table:table-cell table:style-name="ACE-21" table:formula="of:=[$'Sheet1'.P40]" office:value-type="float" office:value="0">
            <text:p>0</text:p>
          </table:table-cell>
          <table:table-cell table:style-name="ACE-21" table:formula="of:=[$'Sheet1'.Q40]" office:value-type="float" office:value="0">
            <text:p>0</text:p>
          </table:table-cell>
          <table:table-cell table:style-name="ACE-21" table:formula="of:=[$'Sheet1'.R40]" office:value-type="float" office:value="0">
            <text:p>0</text:p>
          </table:table-cell>
          <table:table-cell table:style-name="ACE-21" table:formula="of:=[$'Sheet1'.S40]" office:value-type="float" office:value="0">
            <text:p>0</text:p>
          </table:table-cell>
          <table:table-cell table:style-name="ACE-21" table:formula="of:=[$'Sheet1'.T40]" office:value-type="float" office:value="0">
            <text:p>0</text:p>
          </table:table-cell>
          <table:table-cell table:style-name="ACE-21" table:formula="of:=[$'Sheet1'.U40]" office:value-type="float" office:value="0">
            <text:p>0</text:p>
          </table:table-cell>
          <table:table-cell table:style-name="ACE-21" table:formula="of:=[$'Sheet1'.V40]" office:value-type="float" office:value="0">
            <text:p>0</text:p>
          </table:table-cell>
          <table:table-cell table:style-name="ACE-21" table:formula="of:=[$'Sheet1'.W40]" office:value-type="float" office:value="0">
            <text:p>0</text:p>
          </table:table-cell>
          <table:table-cell table:style-name="ACE-21" table:formula="of:=[$'Sheet1'.X40]" office:value-type="float" office:value="0">
            <text:p>0</text:p>
          </table:table-cell>
          <table:table-cell table:style-name="ACE-21" table:formula="of:=[$'Sheet1'.Y40]" office:value-type="float" office:value="0">
            <text:p>0</text:p>
          </table:table-cell>
          <table:table-cell table:style-name="ACE-21" table:formula="of:=[$'Sheet1'.Z40]" office:value-type="float" office:value="0">
            <text:p>0</text:p>
          </table:table-cell>
          <table:table-cell table:style-name="ACE-21" table:formula="of:=[$'Sheet1'.AA40]" office:value-type="float" office:value="0">
            <text:p>0</text:p>
          </table:table-cell>
          <table:table-cell table:style-name="ACE-21" table:formula="of:=[$'Sheet1'.AB40]" office:value-type="float" office:value="0">
            <text:p>0</text:p>
          </table:table-cell>
          <table:table-cell table:style-name="ACE-21" table:formula="of:=[$'Sheet1'.AC40]" office:value-type="float" office:value="0">
            <text:p>0</text:p>
          </table:table-cell>
          <table:table-cell table:style-name="ACE-21" table:formula="of:=[$'Sheet1'.AD40]" office:value-type="float" office:value="0">
            <text:p>0</text:p>
          </table:table-cell>
          <table:table-cell table:style-name="ACE-21" table:formula="of:=[$'Sheet1'.AE40]" office:value-type="float" office:value="0">
            <text:p>0</text:p>
          </table:table-cell>
          <table:table-cell table:style-name="ACE-21" table:formula="of:=[$'Sheet1'.AF40]" office:value-type="float" office:value="0">
            <text:p>0</text:p>
          </table:table-cell>
          <table:table-cell table:style-name="ACE-21" table:formula="of:=[$'Sheet1'.AG40]" office:value-type="float" office:value="0">
            <text:p>0</text:p>
          </table:table-cell>
          <table:table-cell table:style-name="ACE-21" table:formula="of:=[$'Sheet1'.AH40]" office:value-type="float" office:value="0">
            <text:p>0</text:p>
          </table:table-cell>
          <table:table-cell table:style-name="ACE-21" table:formula="of:=[$'Sheet1'.AI40]" office:value-type="float" office:value="0">
            <text:p>0</text:p>
          </table:table-cell>
          <table:table-cell table:style-name="ACE-21" table:formula="of:=[$'Sheet1'.AJ40]" office:value-type="float" office:value="0">
            <text:p>0</text:p>
          </table:table-cell>
          <table:table-cell table:style-name="ACE-21" table:formula="of:=[$'Sheet1'.AK40]" office:value-type="float" office:value="0">
            <text:p>0</text:p>
          </table:table-cell>
          <table:table-cell table:style-name="ACE-21" table:formula="of:=[$'Sheet1'.AL40]" office:value-type="float" office:value="0">
            <text:p>0</text:p>
          </table:table-cell>
          <table:table-cell table:style-name="ACE-21" table:formula="of:=[$'Sheet1'.AM40]" office:value-type="float" office:value="0">
            <text:p>0</text:p>
          </table:table-cell>
          <table:table-cell table:style-name="ACE-21" table:formula="of:=[$'Sheet1'.AN40]" office:value-type="float" office:value="0">
            <text:p>0</text:p>
          </table:table-cell>
          <table:table-cell table:style-name="ACE-21" table:formula="of:=[$'Sheet1'.AO40]" office:value-type="float" office:value="0">
            <text:p>0</text:p>
          </table:table-cell>
          <table:table-cell table:style-name="ACE-21" table:formula="of:=[$'Sheet1'.AP40]" office:value-type="float" office:value="0">
            <text:p>0</text:p>
          </table:table-cell>
          <table:table-cell table:style-name="ACE-21" table:formula="of:=[$'Sheet1'.AQ40]" office:value-type="float" office:value="0">
            <text:p>0</text:p>
          </table:table-cell>
          <table:table-cell table:style-name="ACE-21" table:formula="of:=[$'Sheet1'.AR40]" office:value-type="float" office:value="0">
            <text:p>0</text:p>
          </table:table-cell>
          <table:table-cell table:style-name="ACE-21" table:formula="of:=[$'Sheet1'.AS40]" office:value-type="float" office:value="0">
            <text:p>0</text:p>
          </table:table-cell>
          <table:table-cell table:style-name="ACE-21" table:formula="of:=[$'Sheet1'.AT40]" office:value-type="float" office:value="0">
            <text:p>0</text:p>
          </table:table-cell>
          <table:table-cell table:style-name="ACE-21" table:formula="of:=[$'Sheet1'.AU40]" office:value-type="float" office:value="0">
            <text:p>0</text:p>
          </table:table-cell>
          <table:table-cell table:style-name="ACE-21" table:formula="of:=[$'Sheet1'.AV40]" office:value-type="float" office:value="0">
            <text:p>0</text:p>
          </table:table-cell>
          <table:table-cell table:style-name="ACE-21" table:formula="of:=[$'Sheet1'.AW40]" office:value-type="float" office:value="0">
            <text:p>0</text:p>
          </table:table-cell>
          <table:table-cell table:style-name="ACE-21" table:formula="of:=[$'Sheet1'.AX40]" office:value-type="float" office:value="0">
            <text:p>0</text:p>
          </table:table-cell>
          <table:table-cell table:style-name="ACE-21" table:formula="of:=[$'Sheet1'.AY40]" office:value-type="float" office:value="0">
            <text:p>0</text:p>
          </table:table-cell>
          <table:table-cell table:style-name="ACE-21" table:formula="of:=[$'Sheet1'.AZ40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41]" office:value-type="float" office:value="0">
            <text:p>0</text:p>
          </table:table-cell>
          <table:table-cell table:style-name="ACE-21" table:formula="of:=[$'Sheet1'.D41]" office:value-type="float" office:value="0">
            <text:p>0</text:p>
          </table:table-cell>
          <table:table-cell table:style-name="ACE-21" table:formula="of:=[$'Sheet1'.E41]" office:value-type="float" office:value="0">
            <text:p>0</text:p>
          </table:table-cell>
          <table:table-cell table:style-name="ACE-21" table:formula="of:=[$'Sheet1'.F41]" office:value-type="float" office:value="0">
            <text:p>0</text:p>
          </table:table-cell>
          <table:table-cell table:style-name="ACE-21" table:formula="of:=[$'Sheet1'.G41]" office:value-type="float" office:value="0">
            <text:p>0</text:p>
          </table:table-cell>
          <table:table-cell table:style-name="ACE-21" table:formula="of:=[$'Sheet1'.H41]" office:value-type="float" office:value="0">
            <text:p>0</text:p>
          </table:table-cell>
          <table:table-cell table:style-name="ACE-21" table:formula="of:=[$'Sheet1'.I41]" office:value-type="float" office:value="0">
            <text:p>0</text:p>
          </table:table-cell>
          <table:table-cell table:style-name="ACE-21" table:formula="of:=[$'Sheet1'.J41]" office:value-type="float" office:value="0">
            <text:p>0</text:p>
          </table:table-cell>
          <table:table-cell table:style-name="ACE-21" table:formula="of:=[$'Sheet1'.K41]" office:value-type="float" office:value="0">
            <text:p>0</text:p>
          </table:table-cell>
          <table:table-cell table:style-name="ACE-21" table:formula="of:=[$'Sheet1'.L41]" office:value-type="float" office:value="0">
            <text:p>0</text:p>
          </table:table-cell>
          <table:table-cell table:style-name="ACE-21" table:formula="of:=[$'Sheet1'.M41]" office:value-type="float" office:value="0">
            <text:p>0</text:p>
          </table:table-cell>
          <table:table-cell table:style-name="ACE-21" table:formula="of:=[$'Sheet1'.N41]" office:value-type="float" office:value="0">
            <text:p>0</text:p>
          </table:table-cell>
          <table:table-cell table:style-name="ACE-21" table:formula="of:=[$'Sheet1'.O41]" office:value-type="float" office:value="0">
            <text:p>0</text:p>
          </table:table-cell>
          <table:table-cell table:style-name="ACE-21" table:formula="of:=[$'Sheet1'.P41]" office:value-type="float" office:value="0">
            <text:p>0</text:p>
          </table:table-cell>
          <table:table-cell table:style-name="ACE-21" table:formula="of:=[$'Sheet1'.Q41]" office:value-type="float" office:value="0">
            <text:p>0</text:p>
          </table:table-cell>
          <table:table-cell table:style-name="ACE-21" table:formula="of:=[$'Sheet1'.R41]" office:value-type="float" office:value="0">
            <text:p>0</text:p>
          </table:table-cell>
          <table:table-cell table:style-name="ACE-21" table:formula="of:=[$'Sheet1'.S41]" office:value-type="float" office:value="0">
            <text:p>0</text:p>
          </table:table-cell>
          <table:table-cell table:style-name="ACE-21" table:formula="of:=[$'Sheet1'.T41]" office:value-type="float" office:value="0">
            <text:p>0</text:p>
          </table:table-cell>
          <table:table-cell table:style-name="ACE-21" table:formula="of:=[$'Sheet1'.U41]" office:value-type="float" office:value="0">
            <text:p>0</text:p>
          </table:table-cell>
          <table:table-cell table:style-name="ACE-21" table:formula="of:=[$'Sheet1'.V41]" office:value-type="float" office:value="0">
            <text:p>0</text:p>
          </table:table-cell>
          <table:table-cell table:style-name="ACE-21" table:formula="of:=[$'Sheet1'.W41]" office:value-type="float" office:value="0">
            <text:p>0</text:p>
          </table:table-cell>
          <table:table-cell table:style-name="ACE-21" table:formula="of:=[$'Sheet1'.X41]" office:value-type="float" office:value="0">
            <text:p>0</text:p>
          </table:table-cell>
          <table:table-cell table:style-name="ACE-21" table:formula="of:=[$'Sheet1'.Y41]" office:value-type="float" office:value="0">
            <text:p>0</text:p>
          </table:table-cell>
          <table:table-cell table:style-name="ACE-21" table:formula="of:=[$'Sheet1'.Z41]" office:value-type="float" office:value="0">
            <text:p>0</text:p>
          </table:table-cell>
          <table:table-cell table:style-name="ACE-21" table:formula="of:=[$'Sheet1'.AA41]" office:value-type="float" office:value="0">
            <text:p>0</text:p>
          </table:table-cell>
          <table:table-cell table:style-name="ACE-21" table:formula="of:=[$'Sheet1'.AB41]" office:value-type="float" office:value="0">
            <text:p>0</text:p>
          </table:table-cell>
          <table:table-cell table:style-name="ACE-21" table:formula="of:=[$'Sheet1'.AC41]" office:value-type="float" office:value="0">
            <text:p>0</text:p>
          </table:table-cell>
          <table:table-cell table:style-name="ACE-21" table:formula="of:=[$'Sheet1'.AD41]" office:value-type="float" office:value="0">
            <text:p>0</text:p>
          </table:table-cell>
          <table:table-cell table:style-name="ACE-21" table:formula="of:=[$'Sheet1'.AE41]" office:value-type="float" office:value="0">
            <text:p>0</text:p>
          </table:table-cell>
          <table:table-cell table:style-name="ACE-21" table:formula="of:=[$'Sheet1'.AF41]" office:value-type="float" office:value="0">
            <text:p>0</text:p>
          </table:table-cell>
          <table:table-cell table:style-name="ACE-21" table:formula="of:=[$'Sheet1'.AG41]" office:value-type="float" office:value="0">
            <text:p>0</text:p>
          </table:table-cell>
          <table:table-cell table:style-name="ACE-21" table:formula="of:=[$'Sheet1'.AH41]" office:value-type="float" office:value="0">
            <text:p>0</text:p>
          </table:table-cell>
          <table:table-cell table:style-name="ACE-21" table:formula="of:=[$'Sheet1'.AI41]" office:value-type="float" office:value="0">
            <text:p>0</text:p>
          </table:table-cell>
          <table:table-cell table:style-name="ACE-21" table:formula="of:=[$'Sheet1'.AJ41]" office:value-type="float" office:value="0">
            <text:p>0</text:p>
          </table:table-cell>
          <table:table-cell table:style-name="ACE-21" table:formula="of:=[$'Sheet1'.AK41]" office:value-type="float" office:value="0">
            <text:p>0</text:p>
          </table:table-cell>
          <table:table-cell table:style-name="ACE-21" table:formula="of:=[$'Sheet1'.AL41]" office:value-type="float" office:value="0">
            <text:p>0</text:p>
          </table:table-cell>
          <table:table-cell table:style-name="ACE-21" table:formula="of:=[$'Sheet1'.AM41]" office:value-type="float" office:value="0">
            <text:p>0</text:p>
          </table:table-cell>
          <table:table-cell table:style-name="ACE-21" table:formula="of:=[$'Sheet1'.AN41]" office:value-type="float" office:value="0">
            <text:p>0</text:p>
          </table:table-cell>
          <table:table-cell table:style-name="ACE-21" table:formula="of:=[$'Sheet1'.AO41]" office:value-type="float" office:value="0">
            <text:p>0</text:p>
          </table:table-cell>
          <table:table-cell table:style-name="ACE-21" table:formula="of:=[$'Sheet1'.AP41]" office:value-type="float" office:value="0">
            <text:p>0</text:p>
          </table:table-cell>
          <table:table-cell table:style-name="ACE-21" table:formula="of:=[$'Sheet1'.AQ41]" office:value-type="float" office:value="0">
            <text:p>0</text:p>
          </table:table-cell>
          <table:table-cell table:style-name="ACE-21" table:formula="of:=[$'Sheet1'.AR41]" office:value-type="float" office:value="0">
            <text:p>0</text:p>
          </table:table-cell>
          <table:table-cell table:style-name="ACE-21" table:formula="of:=[$'Sheet1'.AS41]" office:value-type="float" office:value="0">
            <text:p>0</text:p>
          </table:table-cell>
          <table:table-cell table:style-name="ACE-21" table:formula="of:=[$'Sheet1'.AT41]" office:value-type="float" office:value="0">
            <text:p>0</text:p>
          </table:table-cell>
          <table:table-cell table:style-name="ACE-21" table:formula="of:=[$'Sheet1'.AU41]" office:value-type="float" office:value="0">
            <text:p>0</text:p>
          </table:table-cell>
          <table:table-cell table:style-name="ACE-21" table:formula="of:=[$'Sheet1'.AV41]" office:value-type="float" office:value="0">
            <text:p>0</text:p>
          </table:table-cell>
          <table:table-cell table:style-name="ACE-21" table:formula="of:=[$'Sheet1'.AW41]" office:value-type="float" office:value="0">
            <text:p>0</text:p>
          </table:table-cell>
          <table:table-cell table:style-name="ACE-21" table:formula="of:=[$'Sheet1'.AX41]" office:value-type="float" office:value="0">
            <text:p>0</text:p>
          </table:table-cell>
          <table:table-cell table:style-name="ACE-21" table:formula="of:=[$'Sheet1'.AY41]" office:value-type="float" office:value="0">
            <text:p>0</text:p>
          </table:table-cell>
          <table:table-cell table:style-name="ACE-21" table:formula="of:=[$'Sheet1'.AZ41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42]" office:value-type="float" office:value="0">
            <text:p>0</text:p>
          </table:table-cell>
          <table:table-cell table:style-name="ACE-21" table:formula="of:=[$'Sheet1'.D42]" office:value-type="float" office:value="0">
            <text:p>0</text:p>
          </table:table-cell>
          <table:table-cell table:style-name="ACE-21" table:formula="of:=[$'Sheet1'.E42]" office:value-type="float" office:value="0">
            <text:p>0</text:p>
          </table:table-cell>
          <table:table-cell table:style-name="ACE-21" table:formula="of:=[$'Sheet1'.F42]" office:value-type="float" office:value="0">
            <text:p>0</text:p>
          </table:table-cell>
          <table:table-cell table:style-name="ACE-21" table:formula="of:=[$'Sheet1'.G42]" office:value-type="float" office:value="0">
            <text:p>0</text:p>
          </table:table-cell>
          <table:table-cell table:style-name="ACE-21" table:formula="of:=[$'Sheet1'.H42]" office:value-type="float" office:value="0">
            <text:p>0</text:p>
          </table:table-cell>
          <table:table-cell table:style-name="ACE-21" table:formula="of:=[$'Sheet1'.I42]" office:value-type="float" office:value="0">
            <text:p>0</text:p>
          </table:table-cell>
          <table:table-cell table:style-name="ACE-21" table:formula="of:=[$'Sheet1'.J42]" office:value-type="float" office:value="0">
            <text:p>0</text:p>
          </table:table-cell>
          <table:table-cell table:style-name="ACE-21" table:formula="of:=[$'Sheet1'.K42]" office:value-type="float" office:value="0">
            <text:p>0</text:p>
          </table:table-cell>
          <table:table-cell table:style-name="ACE-21" table:formula="of:=[$'Sheet1'.L42]" office:value-type="float" office:value="0">
            <text:p>0</text:p>
          </table:table-cell>
          <table:table-cell table:style-name="ACE-21" table:formula="of:=[$'Sheet1'.M42]" office:value-type="float" office:value="0">
            <text:p>0</text:p>
          </table:table-cell>
          <table:table-cell table:style-name="ACE-21" table:formula="of:=[$'Sheet1'.N42]" office:value-type="float" office:value="0">
            <text:p>0</text:p>
          </table:table-cell>
          <table:table-cell table:style-name="ACE-21" table:formula="of:=[$'Sheet1'.O42]" office:value-type="float" office:value="0">
            <text:p>0</text:p>
          </table:table-cell>
          <table:table-cell table:style-name="ACE-21" table:formula="of:=[$'Sheet1'.P42]" office:value-type="float" office:value="0">
            <text:p>0</text:p>
          </table:table-cell>
          <table:table-cell table:style-name="ACE-21" table:formula="of:=[$'Sheet1'.Q42]" office:value-type="float" office:value="0">
            <text:p>0</text:p>
          </table:table-cell>
          <table:table-cell table:style-name="ACE-21" table:formula="of:=[$'Sheet1'.R42]" office:value-type="float" office:value="0">
            <text:p>0</text:p>
          </table:table-cell>
          <table:table-cell table:style-name="ACE-21" table:formula="of:=[$'Sheet1'.S42]" office:value-type="float" office:value="0">
            <text:p>0</text:p>
          </table:table-cell>
          <table:table-cell table:style-name="ACE-21" table:formula="of:=[$'Sheet1'.T42]" office:value-type="float" office:value="0">
            <text:p>0</text:p>
          </table:table-cell>
          <table:table-cell table:style-name="ACE-21" table:formula="of:=[$'Sheet1'.U42]" office:value-type="float" office:value="0">
            <text:p>0</text:p>
          </table:table-cell>
          <table:table-cell table:style-name="ACE-21" table:formula="of:=[$'Sheet1'.V42]" office:value-type="float" office:value="0">
            <text:p>0</text:p>
          </table:table-cell>
          <table:table-cell table:style-name="ACE-21" table:formula="of:=[$'Sheet1'.W42]" office:value-type="float" office:value="0">
            <text:p>0</text:p>
          </table:table-cell>
          <table:table-cell table:style-name="ACE-21" table:formula="of:=[$'Sheet1'.X42]" office:value-type="float" office:value="0">
            <text:p>0</text:p>
          </table:table-cell>
          <table:table-cell table:style-name="ACE-21" table:formula="of:=[$'Sheet1'.Y42]" office:value-type="float" office:value="0">
            <text:p>0</text:p>
          </table:table-cell>
          <table:table-cell table:style-name="ACE-21" table:formula="of:=[$'Sheet1'.Z42]" office:value-type="float" office:value="0">
            <text:p>0</text:p>
          </table:table-cell>
          <table:table-cell table:style-name="ACE-21" table:formula="of:=[$'Sheet1'.AA42]" office:value-type="float" office:value="0">
            <text:p>0</text:p>
          </table:table-cell>
          <table:table-cell table:style-name="ACE-21" table:formula="of:=[$'Sheet1'.AB42]" office:value-type="float" office:value="0">
            <text:p>0</text:p>
          </table:table-cell>
          <table:table-cell table:style-name="ACE-21" table:formula="of:=[$'Sheet1'.AC42]" office:value-type="float" office:value="0">
            <text:p>0</text:p>
          </table:table-cell>
          <table:table-cell table:style-name="ACE-21" table:formula="of:=[$'Sheet1'.AD42]" office:value-type="float" office:value="0">
            <text:p>0</text:p>
          </table:table-cell>
          <table:table-cell table:style-name="ACE-21" table:formula="of:=[$'Sheet1'.AE42]" office:value-type="float" office:value="0">
            <text:p>0</text:p>
          </table:table-cell>
          <table:table-cell table:style-name="ACE-21" table:formula="of:=[$'Sheet1'.AF42]" office:value-type="float" office:value="0">
            <text:p>0</text:p>
          </table:table-cell>
          <table:table-cell table:style-name="ACE-21" table:formula="of:=[$'Sheet1'.AG42]" office:value-type="float" office:value="0">
            <text:p>0</text:p>
          </table:table-cell>
          <table:table-cell table:style-name="ACE-21" table:formula="of:=[$'Sheet1'.AH42]" office:value-type="float" office:value="0">
            <text:p>0</text:p>
          </table:table-cell>
          <table:table-cell table:style-name="ACE-21" table:formula="of:=[$'Sheet1'.AI42]" office:value-type="float" office:value="0">
            <text:p>0</text:p>
          </table:table-cell>
          <table:table-cell table:style-name="ACE-21" table:formula="of:=[$'Sheet1'.AJ42]" office:value-type="float" office:value="0">
            <text:p>0</text:p>
          </table:table-cell>
          <table:table-cell table:style-name="ACE-21" table:formula="of:=[$'Sheet1'.AK42]" office:value-type="float" office:value="0">
            <text:p>0</text:p>
          </table:table-cell>
          <table:table-cell table:style-name="ACE-21" table:formula="of:=[$'Sheet1'.AL42]" office:value-type="float" office:value="0">
            <text:p>0</text:p>
          </table:table-cell>
          <table:table-cell table:style-name="ACE-21" table:formula="of:=[$'Sheet1'.AM42]" office:value-type="float" office:value="0">
            <text:p>0</text:p>
          </table:table-cell>
          <table:table-cell table:style-name="ACE-21" table:formula="of:=[$'Sheet1'.AN42]" office:value-type="float" office:value="0">
            <text:p>0</text:p>
          </table:table-cell>
          <table:table-cell table:style-name="ACE-21" table:formula="of:=[$'Sheet1'.AO42]" office:value-type="float" office:value="0">
            <text:p>0</text:p>
          </table:table-cell>
          <table:table-cell table:style-name="ACE-21" table:formula="of:=[$'Sheet1'.AP42]" office:value-type="float" office:value="0">
            <text:p>0</text:p>
          </table:table-cell>
          <table:table-cell table:style-name="ACE-21" table:formula="of:=[$'Sheet1'.AQ42]" office:value-type="float" office:value="0">
            <text:p>0</text:p>
          </table:table-cell>
          <table:table-cell table:style-name="ACE-21" table:formula="of:=[$'Sheet1'.AR42]" office:value-type="float" office:value="0">
            <text:p>0</text:p>
          </table:table-cell>
          <table:table-cell table:style-name="ACE-21" table:formula="of:=[$'Sheet1'.AS42]" office:value-type="float" office:value="0">
            <text:p>0</text:p>
          </table:table-cell>
          <table:table-cell table:style-name="ACE-21" table:formula="of:=[$'Sheet1'.AT42]" office:value-type="float" office:value="0">
            <text:p>0</text:p>
          </table:table-cell>
          <table:table-cell table:style-name="ACE-21" table:formula="of:=[$'Sheet1'.AU42]" office:value-type="float" office:value="0">
            <text:p>0</text:p>
          </table:table-cell>
          <table:table-cell table:style-name="ACE-21" table:formula="of:=[$'Sheet1'.AV42]" office:value-type="float" office:value="0">
            <text:p>0</text:p>
          </table:table-cell>
          <table:table-cell table:style-name="ACE-21" table:formula="of:=[$'Sheet1'.AW42]" office:value-type="float" office:value="0">
            <text:p>0</text:p>
          </table:table-cell>
          <table:table-cell table:style-name="ACE-21" table:formula="of:=[$'Sheet1'.AX42]" office:value-type="float" office:value="0">
            <text:p>0</text:p>
          </table:table-cell>
          <table:table-cell table:style-name="ACE-21" table:formula="of:=[$'Sheet1'.AY42]" office:value-type="float" office:value="0">
            <text:p>0</text:p>
          </table:table-cell>
          <table:table-cell table:style-name="ACE-21" table:formula="of:=[$'Sheet1'.AZ42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43]" office:value-type="float" office:value="0">
            <text:p>0</text:p>
          </table:table-cell>
          <table:table-cell table:style-name="ACE-21" table:formula="of:=[$'Sheet1'.D43]" office:value-type="float" office:value="0">
            <text:p>0</text:p>
          </table:table-cell>
          <table:table-cell table:style-name="ACE-21" table:formula="of:=[$'Sheet1'.E43]" office:value-type="float" office:value="0">
            <text:p>0</text:p>
          </table:table-cell>
          <table:table-cell table:style-name="ACE-21" table:formula="of:=[$'Sheet1'.F43]" office:value-type="float" office:value="0">
            <text:p>0</text:p>
          </table:table-cell>
          <table:table-cell table:style-name="ACE-21" table:formula="of:=[$'Sheet1'.G43]" office:value-type="float" office:value="0">
            <text:p>0</text:p>
          </table:table-cell>
          <table:table-cell table:style-name="ACE-21" table:formula="of:=[$'Sheet1'.H43]" office:value-type="float" office:value="0">
            <text:p>0</text:p>
          </table:table-cell>
          <table:table-cell table:style-name="ACE-21" table:formula="of:=[$'Sheet1'.I43]" office:value-type="float" office:value="0">
            <text:p>0</text:p>
          </table:table-cell>
          <table:table-cell table:style-name="ACE-21" table:formula="of:=[$'Sheet1'.J43]" office:value-type="float" office:value="0">
            <text:p>0</text:p>
          </table:table-cell>
          <table:table-cell table:style-name="ACE-21" table:formula="of:=[$'Sheet1'.K43]" office:value-type="float" office:value="0">
            <text:p>0</text:p>
          </table:table-cell>
          <table:table-cell table:style-name="ACE-21" table:formula="of:=[$'Sheet1'.L43]" office:value-type="float" office:value="0">
            <text:p>0</text:p>
          </table:table-cell>
          <table:table-cell table:style-name="ACE-21" table:formula="of:=[$'Sheet1'.M43]" office:value-type="float" office:value="0">
            <text:p>0</text:p>
          </table:table-cell>
          <table:table-cell table:style-name="ACE-21" table:formula="of:=[$'Sheet1'.N43]" office:value-type="float" office:value="0">
            <text:p>0</text:p>
          </table:table-cell>
          <table:table-cell table:style-name="ACE-21" table:formula="of:=[$'Sheet1'.O43]" office:value-type="float" office:value="0">
            <text:p>0</text:p>
          </table:table-cell>
          <table:table-cell table:style-name="ACE-21" table:formula="of:=[$'Sheet1'.P43]" office:value-type="float" office:value="0">
            <text:p>0</text:p>
          </table:table-cell>
          <table:table-cell table:style-name="ACE-21" table:formula="of:=[$'Sheet1'.Q43]" office:value-type="float" office:value="0">
            <text:p>0</text:p>
          </table:table-cell>
          <table:table-cell table:style-name="ACE-21" table:formula="of:=[$'Sheet1'.R43]" office:value-type="float" office:value="0">
            <text:p>0</text:p>
          </table:table-cell>
          <table:table-cell table:style-name="ACE-21" table:formula="of:=[$'Sheet1'.S43]" office:value-type="float" office:value="0">
            <text:p>0</text:p>
          </table:table-cell>
          <table:table-cell table:style-name="ACE-21" table:formula="of:=[$'Sheet1'.T43]" office:value-type="float" office:value="0">
            <text:p>0</text:p>
          </table:table-cell>
          <table:table-cell table:style-name="ACE-21" table:formula="of:=[$'Sheet1'.U43]" office:value-type="float" office:value="0">
            <text:p>0</text:p>
          </table:table-cell>
          <table:table-cell table:style-name="ACE-21" table:formula="of:=[$'Sheet1'.V43]" office:value-type="float" office:value="0">
            <text:p>0</text:p>
          </table:table-cell>
          <table:table-cell table:style-name="ACE-21" table:formula="of:=[$'Sheet1'.W43]" office:value-type="float" office:value="0">
            <text:p>0</text:p>
          </table:table-cell>
          <table:table-cell table:style-name="ACE-21" table:formula="of:=[$'Sheet1'.X43]" office:value-type="float" office:value="0">
            <text:p>0</text:p>
          </table:table-cell>
          <table:table-cell table:style-name="ACE-21" table:formula="of:=[$'Sheet1'.Y43]" office:value-type="float" office:value="0">
            <text:p>0</text:p>
          </table:table-cell>
          <table:table-cell table:style-name="ACE-21" table:formula="of:=[$'Sheet1'.Z43]" office:value-type="float" office:value="0">
            <text:p>0</text:p>
          </table:table-cell>
          <table:table-cell table:style-name="ACE-21" table:formula="of:=[$'Sheet1'.AA43]" office:value-type="float" office:value="0">
            <text:p>0</text:p>
          </table:table-cell>
          <table:table-cell table:style-name="ACE-21" table:formula="of:=[$'Sheet1'.AB43]" office:value-type="float" office:value="0">
            <text:p>0</text:p>
          </table:table-cell>
          <table:table-cell table:style-name="ACE-21" table:formula="of:=[$'Sheet1'.AC43]" office:value-type="float" office:value="0">
            <text:p>0</text:p>
          </table:table-cell>
          <table:table-cell table:style-name="ACE-21" table:formula="of:=[$'Sheet1'.AD43]" office:value-type="float" office:value="0">
            <text:p>0</text:p>
          </table:table-cell>
          <table:table-cell table:style-name="ACE-21" table:formula="of:=[$'Sheet1'.AE43]" office:value-type="float" office:value="0">
            <text:p>0</text:p>
          </table:table-cell>
          <table:table-cell table:style-name="ACE-21" table:formula="of:=[$'Sheet1'.AF43]" office:value-type="float" office:value="0">
            <text:p>0</text:p>
          </table:table-cell>
          <table:table-cell table:style-name="ACE-21" table:formula="of:=[$'Sheet1'.AG43]" office:value-type="float" office:value="0">
            <text:p>0</text:p>
          </table:table-cell>
          <table:table-cell table:style-name="ACE-21" table:formula="of:=[$'Sheet1'.AH43]" office:value-type="float" office:value="0">
            <text:p>0</text:p>
          </table:table-cell>
          <table:table-cell table:style-name="ACE-21" table:formula="of:=[$'Sheet1'.AI43]" office:value-type="float" office:value="0">
            <text:p>0</text:p>
          </table:table-cell>
          <table:table-cell table:style-name="ACE-21" table:formula="of:=[$'Sheet1'.AJ43]" office:value-type="float" office:value="0">
            <text:p>0</text:p>
          </table:table-cell>
          <table:table-cell table:style-name="ACE-21" table:formula="of:=[$'Sheet1'.AK43]" office:value-type="float" office:value="0">
            <text:p>0</text:p>
          </table:table-cell>
          <table:table-cell table:style-name="ACE-21" table:formula="of:=[$'Sheet1'.AL43]" office:value-type="float" office:value="0">
            <text:p>0</text:p>
          </table:table-cell>
          <table:table-cell table:style-name="ACE-21" table:formula="of:=[$'Sheet1'.AM43]" office:value-type="float" office:value="0">
            <text:p>0</text:p>
          </table:table-cell>
          <table:table-cell table:style-name="ACE-21" table:formula="of:=[$'Sheet1'.AN43]" office:value-type="float" office:value="0">
            <text:p>0</text:p>
          </table:table-cell>
          <table:table-cell table:style-name="ACE-21" table:formula="of:=[$'Sheet1'.AO43]" office:value-type="float" office:value="0">
            <text:p>0</text:p>
          </table:table-cell>
          <table:table-cell table:style-name="ACE-21" table:formula="of:=[$'Sheet1'.AP43]" office:value-type="float" office:value="0">
            <text:p>0</text:p>
          </table:table-cell>
          <table:table-cell table:style-name="ACE-21" table:formula="of:=[$'Sheet1'.AQ43]" office:value-type="float" office:value="0">
            <text:p>0</text:p>
          </table:table-cell>
          <table:table-cell table:style-name="ACE-21" table:formula="of:=[$'Sheet1'.AR43]" office:value-type="float" office:value="0">
            <text:p>0</text:p>
          </table:table-cell>
          <table:table-cell table:style-name="ACE-21" table:formula="of:=[$'Sheet1'.AS43]" office:value-type="float" office:value="0">
            <text:p>0</text:p>
          </table:table-cell>
          <table:table-cell table:style-name="ACE-21" table:formula="of:=[$'Sheet1'.AT43]" office:value-type="float" office:value="0">
            <text:p>0</text:p>
          </table:table-cell>
          <table:table-cell table:style-name="ACE-21" table:formula="of:=[$'Sheet1'.AU43]" office:value-type="float" office:value="0">
            <text:p>0</text:p>
          </table:table-cell>
          <table:table-cell table:style-name="ACE-21" table:formula="of:=[$'Sheet1'.AV43]" office:value-type="float" office:value="0">
            <text:p>0</text:p>
          </table:table-cell>
          <table:table-cell table:style-name="ACE-21" table:formula="of:=[$'Sheet1'.AW43]" office:value-type="float" office:value="0">
            <text:p>0</text:p>
          </table:table-cell>
          <table:table-cell table:style-name="ACE-21" table:formula="of:=[$'Sheet1'.AX43]" office:value-type="float" office:value="0">
            <text:p>0</text:p>
          </table:table-cell>
          <table:table-cell table:style-name="ACE-21" table:formula="of:=[$'Sheet1'.AY43]" office:value-type="float" office:value="0">
            <text:p>0</text:p>
          </table:table-cell>
          <table:table-cell table:style-name="ACE-21" table:formula="of:=[$'Sheet1'.AZ43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44]" office:value-type="float" office:value="0">
            <text:p>0</text:p>
          </table:table-cell>
          <table:table-cell table:style-name="ACE-21" table:formula="of:=[$'Sheet1'.D44]" office:value-type="float" office:value="0">
            <text:p>0</text:p>
          </table:table-cell>
          <table:table-cell table:style-name="ACE-21" table:formula="of:=[$'Sheet1'.E44]" office:value-type="float" office:value="0">
            <text:p>0</text:p>
          </table:table-cell>
          <table:table-cell table:style-name="ACE-21" table:formula="of:=[$'Sheet1'.F44]" office:value-type="float" office:value="0">
            <text:p>0</text:p>
          </table:table-cell>
          <table:table-cell table:style-name="ACE-21" table:formula="of:=[$'Sheet1'.G44]" office:value-type="float" office:value="0">
            <text:p>0</text:p>
          </table:table-cell>
          <table:table-cell table:style-name="ACE-21" table:formula="of:=[$'Sheet1'.H44]" office:value-type="float" office:value="0">
            <text:p>0</text:p>
          </table:table-cell>
          <table:table-cell table:style-name="ACE-21" table:formula="of:=[$'Sheet1'.I44]" office:value-type="float" office:value="0">
            <text:p>0</text:p>
          </table:table-cell>
          <table:table-cell table:style-name="ACE-21" table:formula="of:=[$'Sheet1'.J44]" office:value-type="float" office:value="0">
            <text:p>0</text:p>
          </table:table-cell>
          <table:table-cell table:style-name="ACE-21" table:formula="of:=[$'Sheet1'.K44]" office:value-type="float" office:value="0">
            <text:p>0</text:p>
          </table:table-cell>
          <table:table-cell table:style-name="ACE-21" table:formula="of:=[$'Sheet1'.L44]" office:value-type="float" office:value="0">
            <text:p>0</text:p>
          </table:table-cell>
          <table:table-cell table:style-name="ACE-21" table:formula="of:=[$'Sheet1'.M44]" office:value-type="float" office:value="0">
            <text:p>0</text:p>
          </table:table-cell>
          <table:table-cell table:style-name="ACE-21" table:formula="of:=[$'Sheet1'.N44]" office:value-type="float" office:value="0">
            <text:p>0</text:p>
          </table:table-cell>
          <table:table-cell table:style-name="ACE-21" table:formula="of:=[$'Sheet1'.O44]" office:value-type="float" office:value="0">
            <text:p>0</text:p>
          </table:table-cell>
          <table:table-cell table:style-name="ACE-21" table:formula="of:=[$'Sheet1'.P44]" office:value-type="float" office:value="0">
            <text:p>0</text:p>
          </table:table-cell>
          <table:table-cell table:style-name="ACE-21" table:formula="of:=[$'Sheet1'.Q44]" office:value-type="float" office:value="0">
            <text:p>0</text:p>
          </table:table-cell>
          <table:table-cell table:style-name="ACE-21" table:formula="of:=[$'Sheet1'.R44]" office:value-type="float" office:value="0">
            <text:p>0</text:p>
          </table:table-cell>
          <table:table-cell table:style-name="ACE-21" table:formula="of:=[$'Sheet1'.S44]" office:value-type="float" office:value="0">
            <text:p>0</text:p>
          </table:table-cell>
          <table:table-cell table:style-name="ACE-21" table:formula="of:=[$'Sheet1'.T44]" office:value-type="float" office:value="0">
            <text:p>0</text:p>
          </table:table-cell>
          <table:table-cell table:style-name="ACE-21" table:formula="of:=[$'Sheet1'.U44]" office:value-type="float" office:value="0">
            <text:p>0</text:p>
          </table:table-cell>
          <table:table-cell table:style-name="ACE-21" table:formula="of:=[$'Sheet1'.V44]" office:value-type="float" office:value="0">
            <text:p>0</text:p>
          </table:table-cell>
          <table:table-cell table:style-name="ACE-21" table:formula="of:=[$'Sheet1'.W44]" office:value-type="float" office:value="0">
            <text:p>0</text:p>
          </table:table-cell>
          <table:table-cell table:style-name="ACE-21" table:formula="of:=[$'Sheet1'.X44]" office:value-type="float" office:value="0">
            <text:p>0</text:p>
          </table:table-cell>
          <table:table-cell table:style-name="ACE-21" table:formula="of:=[$'Sheet1'.Y44]" office:value-type="float" office:value="0">
            <text:p>0</text:p>
          </table:table-cell>
          <table:table-cell table:style-name="ACE-21" table:formula="of:=[$'Sheet1'.Z44]" office:value-type="float" office:value="0">
            <text:p>0</text:p>
          </table:table-cell>
          <table:table-cell table:style-name="ACE-21" table:formula="of:=[$'Sheet1'.AA44]" office:value-type="float" office:value="0">
            <text:p>0</text:p>
          </table:table-cell>
          <table:table-cell table:style-name="ACE-21" table:formula="of:=[$'Sheet1'.AB44]" office:value-type="float" office:value="0">
            <text:p>0</text:p>
          </table:table-cell>
          <table:table-cell table:style-name="ACE-21" table:formula="of:=[$'Sheet1'.AC44]" office:value-type="float" office:value="0">
            <text:p>0</text:p>
          </table:table-cell>
          <table:table-cell table:style-name="ACE-21" table:formula="of:=[$'Sheet1'.AD44]" office:value-type="float" office:value="0">
            <text:p>0</text:p>
          </table:table-cell>
          <table:table-cell table:style-name="ACE-21" table:formula="of:=[$'Sheet1'.AE44]" office:value-type="float" office:value="0">
            <text:p>0</text:p>
          </table:table-cell>
          <table:table-cell table:style-name="ACE-21" table:formula="of:=[$'Sheet1'.AF44]" office:value-type="float" office:value="0">
            <text:p>0</text:p>
          </table:table-cell>
          <table:table-cell table:style-name="ACE-21" table:formula="of:=[$'Sheet1'.AG44]" office:value-type="float" office:value="0">
            <text:p>0</text:p>
          </table:table-cell>
          <table:table-cell table:style-name="ACE-21" table:formula="of:=[$'Sheet1'.AH44]" office:value-type="float" office:value="0">
            <text:p>0</text:p>
          </table:table-cell>
          <table:table-cell table:style-name="ACE-21" table:formula="of:=[$'Sheet1'.AI44]" office:value-type="float" office:value="0">
            <text:p>0</text:p>
          </table:table-cell>
          <table:table-cell table:style-name="ACE-21" table:formula="of:=[$'Sheet1'.AJ44]" office:value-type="float" office:value="0">
            <text:p>0</text:p>
          </table:table-cell>
          <table:table-cell table:style-name="ACE-21" table:formula="of:=[$'Sheet1'.AK44]" office:value-type="float" office:value="0">
            <text:p>0</text:p>
          </table:table-cell>
          <table:table-cell table:style-name="ACE-21" table:formula="of:=[$'Sheet1'.AL44]" office:value-type="float" office:value="0">
            <text:p>0</text:p>
          </table:table-cell>
          <table:table-cell table:style-name="ACE-21" table:formula="of:=[$'Sheet1'.AM44]" office:value-type="float" office:value="0">
            <text:p>0</text:p>
          </table:table-cell>
          <table:table-cell table:style-name="ACE-21" table:formula="of:=[$'Sheet1'.AN44]" office:value-type="float" office:value="0">
            <text:p>0</text:p>
          </table:table-cell>
          <table:table-cell table:style-name="ACE-21" table:formula="of:=[$'Sheet1'.AO44]" office:value-type="float" office:value="0">
            <text:p>0</text:p>
          </table:table-cell>
          <table:table-cell table:style-name="ACE-21" table:formula="of:=[$'Sheet1'.AP44]" office:value-type="float" office:value="0">
            <text:p>0</text:p>
          </table:table-cell>
          <table:table-cell table:style-name="ACE-21" table:formula="of:=[$'Sheet1'.AQ44]" office:value-type="float" office:value="0">
            <text:p>0</text:p>
          </table:table-cell>
          <table:table-cell table:style-name="ACE-21" table:formula="of:=[$'Sheet1'.AR44]" office:value-type="float" office:value="0">
            <text:p>0</text:p>
          </table:table-cell>
          <table:table-cell table:style-name="ACE-21" table:formula="of:=[$'Sheet1'.AS44]" office:value-type="float" office:value="0">
            <text:p>0</text:p>
          </table:table-cell>
          <table:table-cell table:style-name="ACE-21" table:formula="of:=[$'Sheet1'.AT44]" office:value-type="float" office:value="0">
            <text:p>0</text:p>
          </table:table-cell>
          <table:table-cell table:style-name="ACE-21" table:formula="of:=[$'Sheet1'.AU44]" office:value-type="float" office:value="0">
            <text:p>0</text:p>
          </table:table-cell>
          <table:table-cell table:style-name="ACE-21" table:formula="of:=[$'Sheet1'.AV44]" office:value-type="float" office:value="0">
            <text:p>0</text:p>
          </table:table-cell>
          <table:table-cell table:style-name="ACE-21" table:formula="of:=[$'Sheet1'.AW44]" office:value-type="float" office:value="0">
            <text:p>0</text:p>
          </table:table-cell>
          <table:table-cell table:style-name="ACE-21" table:formula="of:=[$'Sheet1'.AX44]" office:value-type="float" office:value="0">
            <text:p>0</text:p>
          </table:table-cell>
          <table:table-cell table:style-name="ACE-21" table:formula="of:=[$'Sheet1'.AY44]" office:value-type="float" office:value="0">
            <text:p>0</text:p>
          </table:table-cell>
          <table:table-cell table:style-name="ACE-21" table:formula="of:=[$'Sheet1'.AZ44]" office:value-type="float" office:value="0">
            <text:p>0</text:p>
          </table:table-cell>
          <table:table-cell table:number-columns-repeated="204" table:style-name="ACE-21"/>
        </table:table-row>
        <table:table-row table:style-name="AROW-0">
          <table:table-cell table:number-columns-repeated="2" table:style-name="ACE-21"/>
          <table:table-cell table:style-name="ACE-21" table:formula="of:=[$'Sheet1'.C45]" office:value-type="float" office:value="0">
            <text:p>0</text:p>
          </table:table-cell>
          <table:table-cell table:style-name="ACE-21" table:formula="of:=[$'Sheet1'.D45]" office:value-type="float" office:value="0">
            <text:p>0</text:p>
          </table:table-cell>
          <table:table-cell table:style-name="ACE-21" table:formula="of:=[$'Sheet1'.E45]" office:value-type="float" office:value="0">
            <text:p>0</text:p>
          </table:table-cell>
          <table:table-cell table:style-name="ACE-21" table:formula="of:=[$'Sheet1'.F45]" office:value-type="float" office:value="0">
            <text:p>0</text:p>
          </table:table-cell>
          <table:table-cell table:style-name="ACE-21" table:formula="of:=[$'Sheet1'.G45]" office:value-type="float" office:value="0">
            <text:p>0</text:p>
          </table:table-cell>
          <table:table-cell table:style-name="ACE-21" table:formula="of:=[$'Sheet1'.H45]" office:value-type="float" office:value="0">
            <text:p>0</text:p>
          </table:table-cell>
          <table:table-cell table:style-name="ACE-21" table:formula="of:=[$'Sheet1'.I45]" office:value-type="float" office:value="0">
            <text:p>0</text:p>
          </table:table-cell>
          <table:table-cell table:style-name="ACE-21" table:formula="of:=[$'Sheet1'.J45]" office:value-type="float" office:value="0">
            <text:p>0</text:p>
          </table:table-cell>
          <table:table-cell table:style-name="ACE-21" table:formula="of:=[$'Sheet1'.K45]" office:value-type="float" office:value="0">
            <text:p>0</text:p>
          </table:table-cell>
          <table:table-cell table:style-name="ACE-21" table:formula="of:=[$'Sheet1'.L45]" office:value-type="float" office:value="0">
            <text:p>0</text:p>
          </table:table-cell>
          <table:table-cell table:style-name="ACE-21" table:formula="of:=[$'Sheet1'.M45]" office:value-type="float" office:value="0">
            <text:p>0</text:p>
          </table:table-cell>
          <table:table-cell table:style-name="ACE-21" table:formula="of:=[$'Sheet1'.N45]" office:value-type="float" office:value="0">
            <text:p>0</text:p>
          </table:table-cell>
          <table:table-cell table:style-name="ACE-21" table:formula="of:=[$'Sheet1'.O45]" office:value-type="float" office:value="0">
            <text:p>0</text:p>
          </table:table-cell>
          <table:table-cell table:style-name="ACE-21" table:formula="of:=[$'Sheet1'.P45]" office:value-type="float" office:value="0">
            <text:p>0</text:p>
          </table:table-cell>
          <table:table-cell table:style-name="ACE-21" table:formula="of:=[$'Sheet1'.Q45]" office:value-type="float" office:value="0">
            <text:p>0</text:p>
          </table:table-cell>
          <table:table-cell table:style-name="ACE-21" table:formula="of:=[$'Sheet1'.R45]" office:value-type="float" office:value="0">
            <text:p>0</text:p>
          </table:table-cell>
          <table:table-cell table:style-name="ACE-21" table:formula="of:=[$'Sheet1'.S45]" office:value-type="float" office:value="0">
            <text:p>0</text:p>
          </table:table-cell>
          <table:table-cell table:style-name="ACE-21" table:formula="of:=[$'Sheet1'.T45]" office:value-type="float" office:value="0">
            <text:p>0</text:p>
          </table:table-cell>
          <table:table-cell table:style-name="ACE-21" table:formula="of:=[$'Sheet1'.U45]" office:value-type="float" office:value="0">
            <text:p>0</text:p>
          </table:table-cell>
          <table:table-cell table:style-name="ACE-21" table:formula="of:=[$'Sheet1'.V45]" office:value-type="float" office:value="0">
            <text:p>0</text:p>
          </table:table-cell>
          <table:table-cell table:style-name="ACE-21" table:formula="of:=[$'Sheet1'.W45]" office:value-type="float" office:value="0">
            <text:p>0</text:p>
          </table:table-cell>
          <table:table-cell table:style-name="ACE-21" table:formula="of:=[$'Sheet1'.X45]" office:value-type="float" office:value="0">
            <text:p>0</text:p>
          </table:table-cell>
          <table:table-cell table:style-name="ACE-21" table:formula="of:=[$'Sheet1'.Y45]" office:value-type="float" office:value="0">
            <text:p>0</text:p>
          </table:table-cell>
          <table:table-cell table:style-name="ACE-21" table:formula="of:=[$'Sheet1'.Z45]" office:value-type="float" office:value="0">
            <text:p>0</text:p>
          </table:table-cell>
          <table:table-cell table:style-name="ACE-21" table:formula="of:=[$'Sheet1'.AA45]" office:value-type="float" office:value="0">
            <text:p>0</text:p>
          </table:table-cell>
          <table:table-cell table:style-name="ACE-21" table:formula="of:=[$'Sheet1'.AB45]" office:value-type="float" office:value="0">
            <text:p>0</text:p>
          </table:table-cell>
          <table:table-cell table:style-name="ACE-21" table:formula="of:=[$'Sheet1'.AC45]" office:value-type="float" office:value="0">
            <text:p>0</text:p>
          </table:table-cell>
          <table:table-cell table:style-name="ACE-21" table:formula="of:=[$'Sheet1'.AD45]" office:value-type="float" office:value="0">
            <text:p>0</text:p>
          </table:table-cell>
          <table:table-cell table:style-name="ACE-21" table:formula="of:=[$'Sheet1'.AE45]" office:value-type="float" office:value="0">
            <text:p>0</text:p>
          </table:table-cell>
          <table:table-cell table:style-name="ACE-21" table:formula="of:=[$'Sheet1'.AF45]" office:value-type="float" office:value="0">
            <text:p>0</text:p>
          </table:table-cell>
          <table:table-cell table:style-name="ACE-21" table:formula="of:=[$'Sheet1'.AG45]" office:value-type="float" office:value="0">
            <text:p>0</text:p>
          </table:table-cell>
          <table:table-cell table:style-name="ACE-21" table:formula="of:=[$'Sheet1'.AH45]" office:value-type="float" office:value="0">
            <text:p>0</text:p>
          </table:table-cell>
          <table:table-cell table:style-name="ACE-21" table:formula="of:=[$'Sheet1'.AI45]" office:value-type="float" office:value="0">
            <text:p>0</text:p>
          </table:table-cell>
          <table:table-cell table:style-name="ACE-21" table:formula="of:=[$'Sheet1'.AJ45]" office:value-type="float" office:value="0">
            <text:p>0</text:p>
          </table:table-cell>
          <table:table-cell table:style-name="ACE-21" table:formula="of:=[$'Sheet1'.AK45]" office:value-type="float" office:value="0">
            <text:p>0</text:p>
          </table:table-cell>
          <table:table-cell table:style-name="ACE-21" table:formula="of:=[$'Sheet1'.AL45]" office:value-type="float" office:value="0">
            <text:p>0</text:p>
          </table:table-cell>
          <table:table-cell table:style-name="ACE-21" table:formula="of:=[$'Sheet1'.AM45]" office:value-type="float" office:value="0">
            <text:p>0</text:p>
          </table:table-cell>
          <table:table-cell table:style-name="ACE-21" table:formula="of:=[$'Sheet1'.AN45]" office:value-type="float" office:value="0">
            <text:p>0</text:p>
          </table:table-cell>
          <table:table-cell table:style-name="ACE-21" table:formula="of:=[$'Sheet1'.AO45]" office:value-type="float" office:value="0">
            <text:p>0</text:p>
          </table:table-cell>
          <table:table-cell table:style-name="ACE-21" table:formula="of:=[$'Sheet1'.AP45]" office:value-type="float" office:value="0">
            <text:p>0</text:p>
          </table:table-cell>
          <table:table-cell table:style-name="ACE-21" table:formula="of:=[$'Sheet1'.AQ45]" office:value-type="float" office:value="0">
            <text:p>0</text:p>
          </table:table-cell>
          <table:table-cell table:style-name="ACE-21" table:formula="of:=[$'Sheet1'.AR45]" office:value-type="float" office:value="0">
            <text:p>0</text:p>
          </table:table-cell>
          <table:table-cell table:style-name="ACE-21" table:formula="of:=[$'Sheet1'.AS45]" office:value-type="float" office:value="0">
            <text:p>0</text:p>
          </table:table-cell>
          <table:table-cell table:style-name="ACE-21" table:formula="of:=[$'Sheet1'.AT45]" office:value-type="float" office:value="0">
            <text:p>0</text:p>
          </table:table-cell>
          <table:table-cell table:style-name="ACE-21" table:formula="of:=[$'Sheet1'.AU45]" office:value-type="float" office:value="0">
            <text:p>0</text:p>
          </table:table-cell>
          <table:table-cell table:style-name="ACE-21" table:formula="of:=[$'Sheet1'.AV45]" office:value-type="float" office:value="0">
            <text:p>0</text:p>
          </table:table-cell>
          <table:table-cell table:style-name="ACE-21" table:formula="of:=[$'Sheet1'.AW45]" office:value-type="float" office:value="0">
            <text:p>0</text:p>
          </table:table-cell>
          <table:table-cell table:style-name="ACE-21" table:formula="of:=[$'Sheet1'.AX45]" office:value-type="float" office:value="0">
            <text:p>0</text:p>
          </table:table-cell>
          <table:table-cell table:style-name="ACE-21" table:formula="of:=[$'Sheet1'.AY45]" office:value-type="float" office:value="0">
            <text:p>0</text:p>
          </table:table-cell>
          <table:table-cell table:style-name="ACE-21" table:formula="of:=[$'Sheet1'.AZ45]" office:value-type="float" office:value="0">
            <text:p>0</text:p>
          </table:table-cell>
          <table:table-cell table:number-columns-repeated="204" table:style-name="ACE-2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6&quot;" table:base-cell-address="$'Sheet6'.$A$1"/>
          <table:named-expression table:name="Print_Area" table:expression="of:=#REF!" table:base-cell-address="$'Sheet6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heet4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heet5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Sheet6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2-04T16:43:26Z</dc:date>
    <meta:creation-date>2019-12-16T18:23:16Z</meta:creation-date>
    <meta:generator>gnumeric/1.12.46</meta:generator>
  </office:meta>
</office:document-meta>
</file>